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" style:family="table-cell" style:parent-style-name="Default" style:data-style-name="N0">
      <style:table-cell-properties fo:background-color="#FFFFFF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-top="thin double #000000" fo:border-bottom="none" fo:border-left="none" fo:border-right="2pt solid #000000"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" style:family="table-cell" style:parent-style-name="Default" style:data-style-name="N0">
      <style:table-cell-properties fo:border-top="none" fo:border-bottom="none" fo:border-left="none" fo:border-right="2pt solid #000000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6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7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8" style:family="table-cell" style:parent-style-name="Default" style:data-style-name="N0">
      <style:table-cell-properties fo:border-top="none" fo:border-bottom="thin double #000000" fo:border-left="none" fo:border-right="none" style:vertical-align="automatic" fo:background-color="#FCE4D6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-top="thin double #000000" fo:border-bottom="none" fo:border-left="none" fo:border-right="2pt solid #000000" style:vertical-align="automatic" fo:background-color="#FCE4D6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0" style:family="table-cell" style:parent-style-name="Default" style:data-style-name="N0">
      <style:table-cell-properties fo:border-top="none" fo:border-bottom="none" fo:border-left="none" fo:border-right="2pt solid #000000" fo:background-color="#FCE4D6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1" style:family="table-cell" style:parent-style-name="Default" style:data-style-name="N0">
      <style:table-cell-properties fo:border-top="none" fo:border-bottom="thin double #000000" fo:border-left="none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3" style:family="table-cell" style:parent-style-name="Default" style:data-style-name="N0">
      <style:table-cell-properties fo:border-top="thin double #000000" fo:border-bottom="none" fo:border-left="none" fo:border-right="2pt solid #000000" style:vertical-align="automatic" fo:background-color="#FFF2CC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4" style:family="table-cell" style:parent-style-name="Default" style:data-style-name="N0">
      <style:table-cell-properties fo:border-top="none" fo:border-bottom="none" fo:border-left="none" fo:border-right="2pt solid #000000" fo:background-color="#FFF2CC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5" style:family="table-cell" style:parent-style-name="Default" style:data-style-name="N0">
      <style:table-cell-properties fo:border-top="none" fo:border-bottom="thin double #000000" fo:border-left="none" fo:border-right="none" style:vertical-align="automatic" fo:background-color="#FFF2C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order-top="none" fo:border-bottom="thin double #000000" fo:border-left="none" fo:border-right="none" style:vertical-align="automatic" fo:background-color="#FFF2CC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7" style:family="table-cell" style:parent-style-name="Default" style:data-style-name="N1">
      <style:table-cell-properties style:vertical-align="middle" fo:background-color="#FFF2CC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8" style:family="table-cell" style:parent-style-name="Default" style:data-style-name="N0">
      <style:table-cell-properties fo:border-top="none" fo:border-bottom="thin double #000000" fo:border-left="none" fo:border-right="none" style:vertical-align="automatic" fo:background-color="#FCE4D6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9" style:family="table-cell" style:parent-style-name="Default" style:data-style-name="N1">
      <style:table-cell-properties style:vertical-align="middle" fo:background-color="#FCE4D6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o1" style:family="table-column">
      <style:table-column-properties fo:break-before="auto" style:column-width="0.705555555555556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92263888888889cm" style:use-optimal-column-width="true"/>
    </style:style>
    <style:style style:name="co4" style:family="table-column">
      <style:table-column-properties fo:break-before="auto" style:column-width="1.53458333333333cm" style:use-optimal-column-width="true"/>
    </style:style>
    <style:style style:name="co5" style:family="table-column">
      <style:table-column-properties fo:break-before="auto" style:column-width="3.61597222222222cm" style:use-optimal-column-width="true"/>
    </style:style>
    <style:style style:name="co6" style:family="table-column">
      <style:table-column-properties fo:break-before="auto" style:column-width="1.67569444444444cm"/>
    </style:style>
    <style:style style:name="co7" style:family="table-column">
      <style:table-column-properties fo:break-before="auto" style:column-width="2.92805555555556cm" style:use-optimal-column-width="true"/>
    </style:style>
    <style:style style:name="co8" style:family="table-column">
      <style:table-column-properties fo:break-before="auto" style:column-width="3.66888888888889cm" style:use-optimal-column-width="true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5.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LS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16290" table:default-cell-style-name="ce2"/>
        <table:table-row table:style-name="ro1">
          <table:table-cell office:value-type="string" table:style-name="ce2">
            <text:p>ILS</text:p>
          </table:table-cell>
          <table:table-cell table:number-columns-repeated="16383" table:style-name="ce2"/>
        </table:table-row>
        <table:table-row table:style-name="ro2">
          <table:table-cell table:style-name="ce2"/>
          <table:table-cell office:value-type="string" table:number-columns-spanned="2" table:number-rows-spanned="1" table:style-name="ce11">
            <text:p>1º Iteration</text:p>
          </table:table-cell>
          <table:covered-table-cell/>
          <table:table-cell table:style-name="ce3"/>
          <table:table-cell office:value-type="string" table:number-columns-spanned="2" table:number-rows-spanned="1" table:style-name="ce11">
            <text:p>2º Iteration</text:p>
          </table:table-cell>
          <table:covered-table-cell/>
          <table:table-cell table:style-name="ce3"/>
          <table:table-cell office:value-type="string" table:number-columns-spanned="2" table:number-rows-spanned="1" table:style-name="ce11">
            <text:p>3º Iteration</text:p>
          </table:table-cell>
          <table:covered-table-cell/>
          <table:table-cell table:style-name="ce2"/>
          <table:table-cell office:value-type="string" table:number-columns-spanned="2" table:number-rows-spanned="1" table:style-name="ce11">
            <text:p>4º Iteration</text:p>
          </table:table-cell>
          <table:covered-table-cell/>
          <table:table-cell table:style-name="ce3"/>
          <table:table-cell office:value-type="string" table:number-columns-spanned="2" table:number-rows-spanned="1" table:style-name="ce11">
            <text:p>5º Iteration</text:p>
          </table:table-cell>
          <table:covered-table-cell/>
          <table:table-cell table:style-name="ce3"/>
          <table:table-cell office:value-type="string" table:number-columns-spanned="2" table:number-rows-spanned="1" table:style-name="ce11">
            <text:p>6º Iteration</text:p>
          </table:table-cell>
          <table:covered-table-cell/>
          <table:table-cell table:style-name="ce3"/>
          <table:table-cell office:value-type="string" table:number-columns-spanned="2" table:number-rows-spanned="1" table:style-name="ce11">
            <text:p>7º Iteration</text:p>
          </table:table-cell>
          <table:covered-table-cell/>
          <table:table-cell table:style-name="ce3"/>
          <table:table-cell office:value-type="string" table:number-columns-spanned="2" table:number-rows-spanned="1" table:style-name="ce11">
            <text:p>8º Iteration</text:p>
          </table:table-cell>
          <table:covered-table-cell/>
          <table:table-cell table:style-name="ce3"/>
          <table:table-cell office:value-type="string" table:number-columns-spanned="2" table:number-rows-spanned="1" table:style-name="ce11">
            <text:p>9º Iteration</text:p>
          </table:table-cell>
          <table:covered-table-cell/>
          <table:table-cell table:style-name="ce3"/>
          <table:table-cell office:value-type="string" table:number-columns-spanned="2" table:number-rows-spanned="1" table:style-name="ce11">
            <text:p>10º Iteration</text:p>
          </table:table-cell>
          <table:covered-table-cell/>
          <table:table-cell table:style-name="ce2"/>
          <table:table-cell office:value-type="string" table:number-columns-spanned="2" table:number-rows-spanned="1" table:style-name="ce11">
            <text:p>11º Iteration</text:p>
          </table:table-cell>
          <table:covered-table-cell/>
          <table:table-cell table:style-name="ce2"/>
          <table:table-cell office:value-type="string" table:number-columns-spanned="2" table:number-rows-spanned="1" table:style-name="ce11">
            <text:p>12º Iteration</text:p>
          </table:table-cell>
          <table:covered-table-cell/>
          <table:table-cell table:style-name="ce2"/>
          <table:table-cell office:value-type="string" table:number-columns-spanned="2" table:number-rows-spanned="1" table:style-name="ce11">
            <text:p>13º Iteration</text:p>
          </table:table-cell>
          <table:covered-table-cell/>
          <table:table-cell table:style-name="ce2"/>
          <table:table-cell office:value-type="string" table:number-columns-spanned="2" table:number-rows-spanned="1" table:style-name="ce11">
            <text:p>14º Iteration</text:p>
          </table:table-cell>
          <table:covered-table-cell/>
          <table:table-cell table:style-name="ce2"/>
          <table:table-cell office:value-type="string" table:number-columns-spanned="2" table:number-rows-spanned="1" table:style-name="ce11">
            <text:p>15º Iteration</text:p>
          </table:table-cell>
          <table:covered-table-cell/>
          <table:table-cell table:style-name="ce2"/>
          <table:table-cell office:value-type="string" table:number-columns-spanned="2" table:number-rows-spanned="1" table:style-name="ce11">
            <text:p>16º Iteration</text:p>
          </table:table-cell>
          <table:covered-table-cell/>
          <table:table-cell table:style-name="ce2"/>
          <table:table-cell office:value-type="string" table:number-columns-spanned="2" table:number-rows-spanned="1" table:style-name="ce11">
            <text:p>17º Iteration</text:p>
          </table:table-cell>
          <table:covered-table-cell/>
          <table:table-cell table:style-name="ce2"/>
          <table:table-cell office:value-type="string" table:number-columns-spanned="2" table:number-rows-spanned="1" table:style-name="ce11">
            <text:p>18º Iteration</text:p>
          </table:table-cell>
          <table:covered-table-cell/>
          <table:table-cell table:style-name="ce2"/>
          <table:table-cell office:value-type="string" table:number-columns-spanned="2" table:number-rows-spanned="1" table:style-name="ce11">
            <text:p>19º Iteration</text:p>
          </table:table-cell>
          <table:covered-table-cell/>
          <table:table-cell table:style-name="ce2"/>
          <table:table-cell office:value-type="string" table:number-columns-spanned="2" table:number-rows-spanned="1" table:style-name="ce11">
            <text:p>20º Iteration</text:p>
          </table:table-cell>
          <table:covered-table-cell/>
          <table:table-cell table:style-name="ce2"/>
          <table:table-cell office:value-type="string" table:number-columns-spanned="2" table:number-rows-spanned="1" table:style-name="ce11">
            <text:p>21º Iteration</text:p>
          </table:table-cell>
          <table:covered-table-cell/>
          <table:table-cell table:style-name="ce2"/>
          <table:table-cell office:value-type="string" table:number-columns-spanned="2" table:number-rows-spanned="1" table:style-name="ce11">
            <text:p>22º Iteration</text:p>
          </table:table-cell>
          <table:covered-table-cell/>
          <table:table-cell table:style-name="ce2"/>
          <table:table-cell office:value-type="string" table:number-columns-spanned="2" table:number-rows-spanned="1" table:style-name="ce11">
            <text:p>23º Iteration</text:p>
          </table:table-cell>
          <table:covered-table-cell/>
          <table:table-cell table:style-name="ce2"/>
          <table:table-cell office:value-type="string" table:number-columns-spanned="2" table:number-rows-spanned="1" table:style-name="ce11">
            <text:p>24º Iteration</text:p>
          </table:table-cell>
          <table:covered-table-cell/>
          <table:table-cell table:style-name="ce2"/>
          <table:table-cell office:value-type="string" table:number-columns-spanned="2" table:number-rows-spanned="1" table:style-name="ce11">
            <text:p>25º Iteration</text:p>
          </table:table-cell>
          <table:covered-table-cell/>
          <table:table-cell table:style-name="ce2"/>
          <table:table-cell office:value-type="string" table:number-columns-spanned="2" table:number-rows-spanned="1" table:style-name="ce11">
            <text:p>26º Iteration</text:p>
          </table:table-cell>
          <table:covered-table-cell/>
          <table:table-cell table:style-name="ce2"/>
          <table:table-cell office:value-type="string" table:number-columns-spanned="2" table:number-rows-spanned="1" table:style-name="ce11">
            <text:p>27º Iteration</text:p>
          </table:table-cell>
          <table:covered-table-cell/>
          <table:table-cell table:style-name="ce2"/>
          <table:table-cell office:value-type="string" table:number-columns-spanned="2" table:number-rows-spanned="1" table:style-name="ce11">
            <text:p>28º Iteration</text:p>
          </table:table-cell>
          <table:covered-table-cell/>
          <table:table-cell table:style-name="ce2"/>
          <table:table-cell office:value-type="string" table:number-columns-spanned="2" table:number-rows-spanned="1" table:style-name="ce11">
            <text:p>29º Iteration</text:p>
          </table:table-cell>
          <table:covered-table-cell/>
          <table:table-cell table:style-name="ce2"/>
          <table:table-cell office:value-type="string" table:number-columns-spanned="2" table:number-rows-spanned="1" table:style-name="ce11">
            <text:p>30º Iteration</text:p>
          </table:table-cell>
          <table:covered-table-cell/>
          <table:table-cell table:style-name="ce2"/>
          <table:table-cell office:value-type="string" table:style-name="ce18">
            <text:p>Statistics:</text:p>
          </table:table-cell>
          <table:table-cell office:value-type="string" table:style-name="ce8">
            <text:p>Mean</text:p>
          </table:table-cell>
          <table:table-cell office:value-type="string" table:style-name="ce18">
            <text:p>Standard Deviation</text:p>
          </table:table-cell>
          <table:table-cell table:number-columns-repeated="16290"/>
        </table:table-row>
        <table:table-row table:style-name="ro3">
          <table:table-cell table:style-name="ce2"/>
          <table:table-cell office:value-type="string" table:style-name="ce4">
            <text:p>Epoch 0</text:p>
          </table:table-cell>
          <table:table-cell office:value-type="float" office:value="2225050" table:style-name="ce7">
            <text:p>2225050</text:p>
          </table:table-cell>
          <table:table-cell table:style-name="ce2"/>
          <table:table-cell office:value-type="string" table:style-name="ce4">
            <text:p>Epoch 0</text:p>
          </table:table-cell>
          <table:table-cell office:value-type="float" office:value="2216692" table:style-name="ce7">
            <text:p>2216692</text:p>
          </table:table-cell>
          <table:table-cell table:style-name="ce2"/>
          <table:table-cell office:value-type="string" table:style-name="ce4">
            <text:p>Epoch 0</text:p>
          </table:table-cell>
          <table:table-cell office:value-type="float" office:value="2197162" table:style-name="ce7">
            <text:p>2197162</text:p>
          </table:table-cell>
          <table:table-cell table:style-name="ce2"/>
          <table:table-cell office:value-type="string" table:style-name="ce4">
            <text:p>Epoch 0</text:p>
          </table:table-cell>
          <table:table-cell office:value-type="float" office:value="2208902" table:style-name="ce7">
            <text:p>2208902</text:p>
          </table:table-cell>
          <table:table-cell table:style-name="ce2"/>
          <table:table-cell office:value-type="string" table:style-name="ce4">
            <text:p>Epoch 0</text:p>
          </table:table-cell>
          <table:table-cell office:value-type="float" office:value="2202278" table:style-name="ce7">
            <text:p>2202278</text:p>
          </table:table-cell>
          <table:table-cell table:style-name="ce2"/>
          <table:table-cell office:value-type="string" table:style-name="ce4">
            <text:p>Epoch 0</text:p>
          </table:table-cell>
          <table:table-cell office:value-type="float" office:value="2204128" table:style-name="ce7">
            <text:p>2204128</text:p>
          </table:table-cell>
          <table:table-cell table:style-name="ce2"/>
          <table:table-cell office:value-type="string" table:style-name="ce4">
            <text:p>Epoch 0</text:p>
          </table:table-cell>
          <table:table-cell office:value-type="float" office:value="2158188" table:style-name="ce7">
            <text:p>2158188</text:p>
          </table:table-cell>
          <table:table-cell table:style-name="ce2"/>
          <table:table-cell office:value-type="string" table:style-name="ce4">
            <text:p>Epoch 0</text:p>
          </table:table-cell>
          <table:table-cell office:value-type="float" office:value="2186654" table:style-name="ce7">
            <text:p>2186654</text:p>
          </table:table-cell>
          <table:table-cell table:style-name="ce2"/>
          <table:table-cell office:value-type="string" table:style-name="ce4">
            <text:p>Epoch 0</text:p>
          </table:table-cell>
          <table:table-cell office:value-type="float" office:value="2216828" table:style-name="ce7">
            <text:p>2216828</text:p>
          </table:table-cell>
          <table:table-cell table:style-name="ce2"/>
          <table:table-cell office:value-type="string" table:style-name="ce4">
            <text:p>Epoch 0</text:p>
          </table:table-cell>
          <table:table-cell office:value-type="float" office:value="2207764" table:style-name="ce7">
            <text:p>2207764</text:p>
          </table:table-cell>
          <table:table-cell table:style-name="ce2"/>
          <table:table-cell office:value-type="string" table:style-name="ce4">
            <text:p>Epoch 0</text:p>
          </table:table-cell>
          <table:table-cell office:value-type="float" office:value="2204722" table:style-name="ce7">
            <text:p>2204722</text:p>
          </table:table-cell>
          <table:table-cell table:style-name="ce2"/>
          <table:table-cell office:value-type="string" table:style-name="ce4">
            <text:p>Epoch 0</text:p>
          </table:table-cell>
          <table:table-cell office:value-type="float" office:value="2233020" table:style-name="ce7">
            <text:p>2233020</text:p>
          </table:table-cell>
          <table:table-cell table:style-name="ce2"/>
          <table:table-cell office:value-type="string" table:style-name="ce4">
            <text:p>Epoch 0</text:p>
          </table:table-cell>
          <table:table-cell office:value-type="float" office:value="2206878" table:style-name="ce7">
            <text:p>2206878</text:p>
          </table:table-cell>
          <table:table-cell table:style-name="ce2"/>
          <table:table-cell office:value-type="string" table:style-name="ce4">
            <text:p>Epoch 0</text:p>
          </table:table-cell>
          <table:table-cell office:value-type="float" office:value="2217866" table:style-name="ce7">
            <text:p>2217866</text:p>
          </table:table-cell>
          <table:table-cell table:style-name="ce2"/>
          <table:table-cell office:value-type="string" table:style-name="ce4">
            <text:p>Epoch 0</text:p>
          </table:table-cell>
          <table:table-cell office:value-type="float" office:value="2217618" table:style-name="ce7">
            <text:p>2217618</text:p>
          </table:table-cell>
          <table:table-cell table:style-name="ce2"/>
          <table:table-cell office:value-type="string" table:style-name="ce4">
            <text:p>Epoch 0</text:p>
          </table:table-cell>
          <table:table-cell office:value-type="float" office:value="2245806" table:style-name="ce7">
            <text:p>2245806</text:p>
          </table:table-cell>
          <table:table-cell table:style-name="ce2"/>
          <table:table-cell office:value-type="string" table:style-name="ce4">
            <text:p>Epoch 0</text:p>
          </table:table-cell>
          <table:table-cell office:value-type="float" office:value="2221658" table:style-name="ce7">
            <text:p>2221658</text:p>
          </table:table-cell>
          <table:table-cell table:style-name="ce2"/>
          <table:table-cell office:value-type="string" table:style-name="ce4">
            <text:p>Epoch 0</text:p>
          </table:table-cell>
          <table:table-cell office:value-type="float" office:value="2207648" table:style-name="ce7">
            <text:p>2207648</text:p>
          </table:table-cell>
          <table:table-cell table:style-name="ce2"/>
          <table:table-cell office:value-type="string" table:style-name="ce4">
            <text:p>Epoch 0</text:p>
          </table:table-cell>
          <table:table-cell office:value-type="float" office:value="2183706" table:style-name="ce7">
            <text:p>2183706</text:p>
          </table:table-cell>
          <table:table-cell table:style-name="ce2"/>
          <table:table-cell office:value-type="string" table:style-name="ce4">
            <text:p>Epoch 0</text:p>
          </table:table-cell>
          <table:table-cell office:value-type="float" office:value="2245002" table:style-name="ce7">
            <text:p>2245002</text:p>
          </table:table-cell>
          <table:table-cell table:style-name="ce2"/>
          <table:table-cell office:value-type="string" table:style-name="ce4">
            <text:p>Epoch 0</text:p>
          </table:table-cell>
          <table:table-cell office:value-type="float" office:value="2209486" table:style-name="ce7">
            <text:p>2209486</text:p>
          </table:table-cell>
          <table:table-cell table:style-name="ce2"/>
          <table:table-cell office:value-type="string" table:style-name="ce4">
            <text:p>Epoch 0</text:p>
          </table:table-cell>
          <table:table-cell office:value-type="float" office:value="2258720" table:style-name="ce7">
            <text:p>2258720</text:p>
          </table:table-cell>
          <table:table-cell table:style-name="ce2"/>
          <table:table-cell office:value-type="string" table:style-name="ce4">
            <text:p>Epoch 0</text:p>
          </table:table-cell>
          <table:table-cell office:value-type="float" office:value="2194704" table:style-name="ce7">
            <text:p>2194704</text:p>
          </table:table-cell>
          <table:table-cell table:style-name="ce2"/>
          <table:table-cell office:value-type="string" table:style-name="ce4">
            <text:p>Epoch 0</text:p>
          </table:table-cell>
          <table:table-cell office:value-type="float" office:value="2235628" table:style-name="ce7">
            <text:p>2235628</text:p>
          </table:table-cell>
          <table:table-cell table:style-name="ce2"/>
          <table:table-cell office:value-type="string" table:style-name="ce4">
            <text:p>Epoch 0</text:p>
          </table:table-cell>
          <table:table-cell office:value-type="float" office:value="2238272" table:style-name="ce7">
            <text:p>2238272</text:p>
          </table:table-cell>
          <table:table-cell table:style-name="ce2"/>
          <table:table-cell office:value-type="string" table:style-name="ce4">
            <text:p>Epoch 0</text:p>
          </table:table-cell>
          <table:table-cell office:value-type="float" office:value="2282858" table:style-name="ce7">
            <text:p>2282858</text:p>
          </table:table-cell>
          <table:table-cell table:style-name="ce2"/>
          <table:table-cell office:value-type="string" table:style-name="ce4">
            <text:p>Epoch 0</text:p>
          </table:table-cell>
          <table:table-cell office:value-type="float" office:value="2202436" table:style-name="ce7">
            <text:p>2202436</text:p>
          </table:table-cell>
          <table:table-cell table:style-name="ce2"/>
          <table:table-cell office:value-type="string" table:style-name="ce4">
            <text:p>Epoch 0</text:p>
          </table:table-cell>
          <table:table-cell office:value-type="float" office:value="2190878" table:style-name="ce7">
            <text:p>2190878</text:p>
          </table:table-cell>
          <table:table-cell table:style-name="ce2"/>
          <table:table-cell office:value-type="string" table:style-name="ce4">
            <text:p>Epoch 0</text:p>
          </table:table-cell>
          <table:table-cell office:value-type="float" office:value="2218110" table:style-name="ce7">
            <text:p>2218110</text:p>
          </table:table-cell>
          <table:table-cell table:style-name="ce2"/>
          <table:table-cell office:value-type="string" table:style-name="ce4">
            <text:p>Epoch 0</text:p>
          </table:table-cell>
          <table:table-cell office:value-type="float" office:value="2206928" table:style-name="ce7">
            <text:p>2206928</text:p>
          </table:table-cell>
          <table:table-cell table:style-name="ce2"/>
          <table:table-cell office:value-type="string" table:style-name="ce9">
            <text:p>Epoch 0</text:p>
          </table:table-cell>
          <table:table-cell office:value-type="float" office:value="2214853" table:formula="of:=AVERAGE([.$CL3];[.$CI3];[.$CF3];[.$CC3];[.$BZ3];[.$BW3];[.$BT3];[.$BQ3];[.$BN3];[.$BK3];[.$BH3];[.$BE3];[.$BB3];[.$AY3];[.$AV3];[.$AS3];[.$AP3];[.$AM3];[.$AJ3];[.$AG3];[.$AD3];[.$AA3];[.$X3];[.$U3];[.$R3];[.$O3];[.$L3];[.$I3];[.$F3];[.$C3])" table:style-name="ce19">
            <text:p>2214853</text:p>
          </table:table-cell>
          <table:table-cell office:value-type="float" office:value="24214.413882131703" table:formula="of:=STDEV([.$CL3];[.$CI3];[.$CF3];[.$CC3];[.$BZ3];[.$BW3];[.$BT3];[.$BQ3];[.$BN3];[.$BK3];[.$BH3];[.$BE3];[.$BB3];[.$AY3];[.$AV3];[.$AS3];[.$AP3];[.$AM3];[.$AJ3];[.$AG3];[.$AD3];[.$AA3];[.$X3];[.$U3];[.$R3];[.$O3];[.$L3];[.$I3];[.$F3];[.$C3])" table:style-name="ce19">
            <text:p>24214</text:p>
          </table:table-cell>
          <table:table-cell table:number-columns-repeated="16290"/>
        </table:table-row>
        <table:table-row table:style-name="ro1">
          <table:table-cell table:style-name="ce2"/>
          <table:table-cell office:value-type="string" table:style-name="ce5">
            <text:p>Epoch 1</text:p>
          </table:table-cell>
          <table:table-cell office:value-type="float" office:value="2188108" table:style-name="ce7">
            <text:p>2188108</text:p>
          </table:table-cell>
          <table:table-cell table:style-name="ce2"/>
          <table:table-cell office:value-type="string" table:style-name="ce5">
            <text:p>Epoch 1</text:p>
          </table:table-cell>
          <table:table-cell office:value-type="float" office:value="2177630" table:style-name="ce7">
            <text:p>2177630</text:p>
          </table:table-cell>
          <table:table-cell table:style-name="ce2"/>
          <table:table-cell office:value-type="string" table:style-name="ce5">
            <text:p>Epoch 1</text:p>
          </table:table-cell>
          <table:table-cell office:value-type="float" office:value="2119012" table:style-name="ce7">
            <text:p>2119012</text:p>
          </table:table-cell>
          <table:table-cell table:style-name="ce2"/>
          <table:table-cell office:value-type="string" table:style-name="ce5">
            <text:p>Epoch 1</text:p>
          </table:table-cell>
          <table:table-cell office:value-type="float" office:value="2204976" table:style-name="ce7">
            <text:p>2204976</text:p>
          </table:table-cell>
          <table:table-cell table:style-name="ce2"/>
          <table:table-cell office:value-type="string" table:style-name="ce5">
            <text:p>Epoch 1</text:p>
          </table:table-cell>
          <table:table-cell office:value-type="float" office:value="2183738" table:style-name="ce7">
            <text:p>2183738</text:p>
          </table:table-cell>
          <table:table-cell table:style-name="ce2"/>
          <table:table-cell office:value-type="string" table:style-name="ce5">
            <text:p>Epoch 1</text:p>
          </table:table-cell>
          <table:table-cell office:value-type="float" office:value="2186254" table:style-name="ce7">
            <text:p>2186254</text:p>
          </table:table-cell>
          <table:table-cell table:style-name="ce2"/>
          <table:table-cell office:value-type="string" table:style-name="ce5">
            <text:p>Epoch 1</text:p>
          </table:table-cell>
          <table:table-cell office:value-type="float" office:value="2137694" table:style-name="ce7">
            <text:p>2137694</text:p>
          </table:table-cell>
          <table:table-cell table:style-name="ce2"/>
          <table:table-cell office:value-type="string" table:style-name="ce5">
            <text:p>Epoch 1</text:p>
          </table:table-cell>
          <table:table-cell office:value-type="float" office:value="2180398" table:style-name="ce7">
            <text:p>2180398</text:p>
          </table:table-cell>
          <table:table-cell table:style-name="ce2"/>
          <table:table-cell office:value-type="string" table:style-name="ce5">
            <text:p>Epoch 1</text:p>
          </table:table-cell>
          <table:table-cell office:value-type="float" office:value="2188318" table:style-name="ce7">
            <text:p>2188318</text:p>
          </table:table-cell>
          <table:table-cell table:style-name="ce2"/>
          <table:table-cell office:value-type="string" table:style-name="ce5">
            <text:p>Epoch 1</text:p>
          </table:table-cell>
          <table:table-cell office:value-type="float" office:value="2192226" table:style-name="ce7">
            <text:p>2192226</text:p>
          </table:table-cell>
          <table:table-cell table:style-name="ce2"/>
          <table:table-cell office:value-type="string" table:style-name="ce5">
            <text:p>Epoch 1</text:p>
          </table:table-cell>
          <table:table-cell office:value-type="float" office:value="2162600" table:style-name="ce7">
            <text:p>2162600</text:p>
          </table:table-cell>
          <table:table-cell table:style-name="ce2"/>
          <table:table-cell office:value-type="string" table:style-name="ce5">
            <text:p>Epoch 1</text:p>
          </table:table-cell>
          <table:table-cell office:value-type="float" office:value="2141000" table:style-name="ce7">
            <text:p>2141000</text:p>
          </table:table-cell>
          <table:table-cell table:style-name="ce2"/>
          <table:table-cell office:value-type="string" table:style-name="ce5">
            <text:p>Epoch 1</text:p>
          </table:table-cell>
          <table:table-cell office:value-type="float" office:value="2176906" table:style-name="ce7">
            <text:p>2176906</text:p>
          </table:table-cell>
          <table:table-cell table:style-name="ce2"/>
          <table:table-cell office:value-type="string" table:style-name="ce5">
            <text:p>Epoch 1</text:p>
          </table:table-cell>
          <table:table-cell office:value-type="float" office:value="2165398" table:style-name="ce7">
            <text:p>2165398</text:p>
          </table:table-cell>
          <table:table-cell table:style-name="ce2"/>
          <table:table-cell office:value-type="string" table:style-name="ce5">
            <text:p>Epoch 1</text:p>
          </table:table-cell>
          <table:table-cell office:value-type="float" office:value="2193530" table:style-name="ce7">
            <text:p>2193530</text:p>
          </table:table-cell>
          <table:table-cell table:style-name="ce2"/>
          <table:table-cell office:value-type="string" table:style-name="ce5">
            <text:p>Epoch 1</text:p>
          </table:table-cell>
          <table:table-cell office:value-type="float" office:value="2214330" table:style-name="ce7">
            <text:p>2214330</text:p>
          </table:table-cell>
          <table:table-cell table:style-name="ce2"/>
          <table:table-cell office:value-type="string" table:style-name="ce5">
            <text:p>Epoch 1</text:p>
          </table:table-cell>
          <table:table-cell office:value-type="float" office:value="2216276" table:style-name="ce7">
            <text:p>2216276</text:p>
          </table:table-cell>
          <table:table-cell table:style-name="ce2"/>
          <table:table-cell office:value-type="string" table:style-name="ce5">
            <text:p>Epoch 1</text:p>
          </table:table-cell>
          <table:table-cell office:value-type="float" office:value="2180118" table:style-name="ce7">
            <text:p>2180118</text:p>
          </table:table-cell>
          <table:table-cell table:style-name="ce2"/>
          <table:table-cell office:value-type="string" table:style-name="ce5">
            <text:p>Epoch 1</text:p>
          </table:table-cell>
          <table:table-cell office:value-type="float" office:value="2180240" table:style-name="ce7">
            <text:p>2180240</text:p>
          </table:table-cell>
          <table:table-cell table:style-name="ce2"/>
          <table:table-cell office:value-type="string" table:style-name="ce5">
            <text:p>Epoch 1</text:p>
          </table:table-cell>
          <table:table-cell office:value-type="float" office:value="2208082" table:style-name="ce7">
            <text:p>2208082</text:p>
          </table:table-cell>
          <table:table-cell table:style-name="ce2"/>
          <table:table-cell office:value-type="string" table:style-name="ce5">
            <text:p>Epoch 1</text:p>
          </table:table-cell>
          <table:table-cell office:value-type="float" office:value="2146398" table:style-name="ce7">
            <text:p>2146398</text:p>
          </table:table-cell>
          <table:table-cell table:style-name="ce2"/>
          <table:table-cell office:value-type="string" table:style-name="ce5">
            <text:p>Epoch 1</text:p>
          </table:table-cell>
          <table:table-cell office:value-type="float" office:value="2229172" table:style-name="ce7">
            <text:p>2229172</text:p>
          </table:table-cell>
          <table:table-cell table:style-name="ce2"/>
          <table:table-cell office:value-type="string" table:style-name="ce5">
            <text:p>Epoch 1</text:p>
          </table:table-cell>
          <table:table-cell office:value-type="float" office:value="2181590" table:style-name="ce7">
            <text:p>2181590</text:p>
          </table:table-cell>
          <table:table-cell table:style-name="ce2"/>
          <table:table-cell office:value-type="string" table:style-name="ce5">
            <text:p>Epoch 1</text:p>
          </table:table-cell>
          <table:table-cell office:value-type="float" office:value="2213592" table:style-name="ce7">
            <text:p>2213592</text:p>
          </table:table-cell>
          <table:table-cell table:style-name="ce2"/>
          <table:table-cell office:value-type="string" table:style-name="ce5">
            <text:p>Epoch 1</text:p>
          </table:table-cell>
          <table:table-cell office:value-type="float" office:value="2184348" table:style-name="ce7">
            <text:p>2184348</text:p>
          </table:table-cell>
          <table:table-cell table:style-name="ce2"/>
          <table:table-cell office:value-type="string" table:style-name="ce5">
            <text:p>Epoch 1</text:p>
          </table:table-cell>
          <table:table-cell office:value-type="float" office:value="2208024" table:style-name="ce7">
            <text:p>2208024</text:p>
          </table:table-cell>
          <table:table-cell table:style-name="ce2"/>
          <table:table-cell office:value-type="string" table:style-name="ce5">
            <text:p>Epoch 1</text:p>
          </table:table-cell>
          <table:table-cell office:value-type="float" office:value="2195002" table:style-name="ce7">
            <text:p>2195002</text:p>
          </table:table-cell>
          <table:table-cell table:style-name="ce2"/>
          <table:table-cell office:value-type="string" table:style-name="ce5">
            <text:p>Epoch 1</text:p>
          </table:table-cell>
          <table:table-cell office:value-type="float" office:value="2134888" table:style-name="ce7">
            <text:p>2134888</text:p>
          </table:table-cell>
          <table:table-cell table:style-name="ce2"/>
          <table:table-cell office:value-type="string" table:style-name="ce5">
            <text:p>Epoch 1</text:p>
          </table:table-cell>
          <table:table-cell office:value-type="float" office:value="2201652" table:style-name="ce7">
            <text:p>2201652</text:p>
          </table:table-cell>
          <table:table-cell table:style-name="ce2"/>
          <table:table-cell office:value-type="string" table:style-name="ce5">
            <text:p>Epoch 1</text:p>
          </table:table-cell>
          <table:table-cell office:value-type="float" office:value="2198982" table:style-name="ce7">
            <text:p>2198982</text:p>
          </table:table-cell>
          <table:table-cell table:style-name="ce2"/>
          <table:table-cell office:value-type="string" table:style-name="ce10">
            <text:p>Epoch 1</text:p>
          </table:table-cell>
          <table:table-cell office:value-type="float" office:value="2183016.0666666669" table:formula="of:=AVERAGE([.$CL4];[.$CI4];[.$CF4];[.$CC4];[.$BZ4];[.$BW4];[.$BT4];[.$BQ4];[.$BN4];[.$BK4];[.$BH4];[.$BE4];[.$BB4];[.$AY4];[.$AV4];[.$AS4];[.$AP4];[.$AM4];[.$AJ4];[.$AG4];[.$AD4];[.$AA4];[.$X4];[.$U4];[.$R4];[.$O4];[.$L4];[.$I4];[.$F4];[.$C4])" table:style-name="ce19">
            <text:p>2183016</text:p>
          </table:table-cell>
          <table:table-cell office:value-type="float" office:value="26449.52030845033" table:formula="of:=STDEV([.$CL4];[.$CI4];[.$CF4];[.$CC4];[.$BZ4];[.$BW4];[.$BT4];[.$BQ4];[.$BN4];[.$BK4];[.$BH4];[.$BE4];[.$BB4];[.$AY4];[.$AV4];[.$AS4];[.$AP4];[.$AM4];[.$AJ4];[.$AG4];[.$AD4];[.$AA4];[.$X4];[.$U4];[.$R4];[.$O4];[.$L4];[.$I4];[.$F4];[.$C4])" table:style-name="ce19">
            <text:p>26450</text:p>
          </table:table-cell>
          <table:table-cell table:number-columns-repeated="16290"/>
        </table:table-row>
        <table:table-row table:style-name="ro1">
          <table:table-cell table:style-name="ce2"/>
          <table:table-cell office:value-type="string" table:style-name="ce5">
            <text:p>Epoch 2</text:p>
          </table:table-cell>
          <table:table-cell office:value-type="float" office:value="2152874" table:style-name="ce7">
            <text:p>2152874</text:p>
          </table:table-cell>
          <table:table-cell table:style-name="ce2"/>
          <table:table-cell office:value-type="string" table:style-name="ce5">
            <text:p>Epoch 2</text:p>
          </table:table-cell>
          <table:table-cell office:value-type="float" office:value="2176500" table:style-name="ce7">
            <text:p>2176500</text:p>
          </table:table-cell>
          <table:table-cell table:style-name="ce2"/>
          <table:table-cell office:value-type="string" table:style-name="ce5">
            <text:p>Epoch 2</text:p>
          </table:table-cell>
          <table:table-cell office:value-type="float" office:value="2097464" table:style-name="ce7">
            <text:p>2097464</text:p>
          </table:table-cell>
          <table:table-cell table:style-name="ce2"/>
          <table:table-cell office:value-type="string" table:style-name="ce5">
            <text:p>Epoch 2</text:p>
          </table:table-cell>
          <table:table-cell office:value-type="float" office:value="2201674" table:style-name="ce7">
            <text:p>2201674</text:p>
          </table:table-cell>
          <table:table-cell table:style-name="ce2"/>
          <table:table-cell office:value-type="string" table:style-name="ce5">
            <text:p>Epoch 2</text:p>
          </table:table-cell>
          <table:table-cell office:value-type="float" office:value="2164306" table:style-name="ce7">
            <text:p>2164306</text:p>
          </table:table-cell>
          <table:table-cell table:style-name="ce2"/>
          <table:table-cell office:value-type="string" table:style-name="ce5">
            <text:p>Epoch 2</text:p>
          </table:table-cell>
          <table:table-cell office:value-type="float" office:value="2182224" table:style-name="ce7">
            <text:p>2182224</text:p>
          </table:table-cell>
          <table:table-cell table:style-name="ce2"/>
          <table:table-cell office:value-type="string" table:style-name="ce5">
            <text:p>Epoch 2</text:p>
          </table:table-cell>
          <table:table-cell office:value-type="float" office:value="2135922" table:style-name="ce7">
            <text:p>2135922</text:p>
          </table:table-cell>
          <table:table-cell table:style-name="ce2"/>
          <table:table-cell office:value-type="string" table:style-name="ce5">
            <text:p>Epoch 2</text:p>
          </table:table-cell>
          <table:table-cell office:value-type="float" office:value="2168362" table:style-name="ce7">
            <text:p>2168362</text:p>
          </table:table-cell>
          <table:table-cell table:style-name="ce2"/>
          <table:table-cell office:value-type="string" table:style-name="ce5">
            <text:p>Epoch 2</text:p>
          </table:table-cell>
          <table:table-cell office:value-type="float" office:value="2167060" table:style-name="ce7">
            <text:p>2167060</text:p>
          </table:table-cell>
          <table:table-cell table:style-name="ce2"/>
          <table:table-cell office:value-type="string" table:style-name="ce5">
            <text:p>Epoch 2</text:p>
          </table:table-cell>
          <table:table-cell office:value-type="float" office:value="2181426" table:style-name="ce7">
            <text:p>2181426</text:p>
          </table:table-cell>
          <table:table-cell table:style-name="ce2"/>
          <table:table-cell office:value-type="string" table:style-name="ce5">
            <text:p>Epoch 2</text:p>
          </table:table-cell>
          <table:table-cell office:value-type="float" office:value="2159674" table:style-name="ce7">
            <text:p>2159674</text:p>
          </table:table-cell>
          <table:table-cell table:style-name="ce2"/>
          <table:table-cell office:value-type="string" table:style-name="ce5">
            <text:p>Epoch 2</text:p>
          </table:table-cell>
          <table:table-cell office:value-type="float" office:value="2118154" table:style-name="ce7">
            <text:p>2118154</text:p>
          </table:table-cell>
          <table:table-cell table:style-name="ce2"/>
          <table:table-cell office:value-type="string" table:style-name="ce5">
            <text:p>Epoch 2</text:p>
          </table:table-cell>
          <table:table-cell office:value-type="float" office:value="2168842" table:style-name="ce7">
            <text:p>2168842</text:p>
          </table:table-cell>
          <table:table-cell table:style-name="ce2"/>
          <table:table-cell office:value-type="string" table:style-name="ce5">
            <text:p>Epoch 2</text:p>
          </table:table-cell>
          <table:table-cell office:value-type="float" office:value="2137908" table:style-name="ce7">
            <text:p>2137908</text:p>
          </table:table-cell>
          <table:table-cell table:style-name="ce2"/>
          <table:table-cell office:value-type="string" table:style-name="ce5">
            <text:p>Epoch 2</text:p>
          </table:table-cell>
          <table:table-cell office:value-type="float" office:value="2180054" table:style-name="ce7">
            <text:p>2180054</text:p>
          </table:table-cell>
          <table:table-cell table:style-name="ce2"/>
          <table:table-cell office:value-type="string" table:style-name="ce5">
            <text:p>Epoch 2</text:p>
          </table:table-cell>
          <table:table-cell office:value-type="float" office:value="2204108" table:style-name="ce7">
            <text:p>2204108</text:p>
          </table:table-cell>
          <table:table-cell table:style-name="ce2"/>
          <table:table-cell office:value-type="string" table:style-name="ce5">
            <text:p>Epoch 2</text:p>
          </table:table-cell>
          <table:table-cell office:value-type="float" office:value="2179098" table:style-name="ce7">
            <text:p>2179098</text:p>
          </table:table-cell>
          <table:table-cell table:style-name="ce2"/>
          <table:table-cell office:value-type="string" table:style-name="ce5">
            <text:p>Epoch 2</text:p>
          </table:table-cell>
          <table:table-cell office:value-type="float" office:value="2160806" table:style-name="ce7">
            <text:p>2160806</text:p>
          </table:table-cell>
          <table:table-cell table:style-name="ce2"/>
          <table:table-cell office:value-type="string" table:style-name="ce5">
            <text:p>Epoch 2</text:p>
          </table:table-cell>
          <table:table-cell office:value-type="float" office:value="2164022" table:style-name="ce7">
            <text:p>2164022</text:p>
          </table:table-cell>
          <table:table-cell table:style-name="ce2"/>
          <table:table-cell office:value-type="string" table:style-name="ce5">
            <text:p>Epoch 2</text:p>
          </table:table-cell>
          <table:table-cell office:value-type="float" office:value="2190050" table:style-name="ce7">
            <text:p>2190050</text:p>
          </table:table-cell>
          <table:table-cell table:style-name="ce2"/>
          <table:table-cell office:value-type="string" table:style-name="ce5">
            <text:p>Epoch 2</text:p>
          </table:table-cell>
          <table:table-cell office:value-type="float" office:value="2142092" table:style-name="ce7">
            <text:p>2142092</text:p>
          </table:table-cell>
          <table:table-cell table:style-name="ce2"/>
          <table:table-cell office:value-type="string" table:style-name="ce5">
            <text:p>Epoch 2</text:p>
          </table:table-cell>
          <table:table-cell office:value-type="float" office:value="2168570" table:style-name="ce7">
            <text:p>2168570</text:p>
          </table:table-cell>
          <table:table-cell table:style-name="ce2"/>
          <table:table-cell office:value-type="string" table:style-name="ce5">
            <text:p>Epoch 2</text:p>
          </table:table-cell>
          <table:table-cell office:value-type="float" office:value="2166606" table:style-name="ce7">
            <text:p>2166606</text:p>
          </table:table-cell>
          <table:table-cell table:style-name="ce2"/>
          <table:table-cell office:value-type="string" table:style-name="ce5">
            <text:p>Epoch 2</text:p>
          </table:table-cell>
          <table:table-cell office:value-type="float" office:value="2199898" table:style-name="ce7">
            <text:p>2199898</text:p>
          </table:table-cell>
          <table:table-cell table:style-name="ce2"/>
          <table:table-cell office:value-type="string" table:style-name="ce5">
            <text:p>Epoch 2</text:p>
          </table:table-cell>
          <table:table-cell office:value-type="float" office:value="2171446" table:style-name="ce7">
            <text:p>2171446</text:p>
          </table:table-cell>
          <table:table-cell table:style-name="ce2"/>
          <table:table-cell office:value-type="string" table:style-name="ce5">
            <text:p>Epoch 2</text:p>
          </table:table-cell>
          <table:table-cell office:value-type="float" office:value="2194982" table:style-name="ce7">
            <text:p>2194982</text:p>
          </table:table-cell>
          <table:table-cell table:style-name="ce2"/>
          <table:table-cell office:value-type="string" table:style-name="ce5">
            <text:p>Epoch 2</text:p>
          </table:table-cell>
          <table:table-cell office:value-type="float" office:value="2177878" table:style-name="ce7">
            <text:p>2177878</text:p>
          </table:table-cell>
          <table:table-cell table:style-name="ce2"/>
          <table:table-cell office:value-type="string" table:style-name="ce5">
            <text:p>Epoch 2</text:p>
          </table:table-cell>
          <table:table-cell office:value-type="float" office:value="2118208" table:style-name="ce7">
            <text:p>2118208</text:p>
          </table:table-cell>
          <table:table-cell table:style-name="ce2"/>
          <table:table-cell office:value-type="string" table:style-name="ce5">
            <text:p>Epoch 2</text:p>
          </table:table-cell>
          <table:table-cell office:value-type="float" office:value="2195748" table:style-name="ce7">
            <text:p>2195748</text:p>
          </table:table-cell>
          <table:table-cell table:style-name="ce2"/>
          <table:table-cell office:value-type="string" table:style-name="ce5">
            <text:p>Epoch 2</text:p>
          </table:table-cell>
          <table:table-cell office:value-type="float" office:value="2186858" table:style-name="ce7">
            <text:p>2186858</text:p>
          </table:table-cell>
          <table:table-cell table:style-name="ce2"/>
          <table:table-cell office:value-type="string" table:style-name="ce10">
            <text:p>Epoch 2</text:p>
          </table:table-cell>
          <table:table-cell office:value-type="float" office:value="2167093.7999999998" table:formula="of:=AVERAGE([.$CL5];[.$CI5];[.$CF5];[.$CC5];[.$BZ5];[.$BW5];[.$BT5];[.$BQ5];[.$BN5];[.$BK5];[.$BH5];[.$BE5];[.$BB5];[.$AY5];[.$AV5];[.$AS5];[.$AP5];[.$AM5];[.$AJ5];[.$AG5];[.$AD5];[.$AA5];[.$X5];[.$U5];[.$R5];[.$O5];[.$L5];[.$I5];[.$F5];[.$C5])" table:style-name="ce19">
            <text:p>2167094</text:p>
          </table:table-cell>
          <table:table-cell office:value-type="float" office:value="25951.813301073835" table:formula="of:=STDEV([.$CL5];[.$CI5];[.$CF5];[.$CC5];[.$BZ5];[.$BW5];[.$BT5];[.$BQ5];[.$BN5];[.$BK5];[.$BH5];[.$BE5];[.$BB5];[.$AY5];[.$AV5];[.$AS5];[.$AP5];[.$AM5];[.$AJ5];[.$AG5];[.$AD5];[.$AA5];[.$X5];[.$U5];[.$R5];[.$O5];[.$L5];[.$I5];[.$F5];[.$C5])" table:style-name="ce19">
            <text:p>25952</text:p>
          </table:table-cell>
          <table:table-cell table:number-columns-repeated="16290"/>
        </table:table-row>
        <table:table-row table:style-name="ro1">
          <table:table-cell table:style-name="ce2"/>
          <table:table-cell office:value-type="string" table:style-name="ce5">
            <text:p>Epoch 3</text:p>
          </table:table-cell>
          <table:table-cell office:value-type="float" office:value="2139386" table:style-name="ce7">
            <text:p>2139386</text:p>
          </table:table-cell>
          <table:table-cell table:style-name="ce2"/>
          <table:table-cell office:value-type="string" table:style-name="ce5">
            <text:p>Epoch 3</text:p>
          </table:table-cell>
          <table:table-cell office:value-type="float" office:value="2147572" table:style-name="ce7">
            <text:p>2147572</text:p>
          </table:table-cell>
          <table:table-cell table:style-name="ce2"/>
          <table:table-cell office:value-type="string" table:style-name="ce5">
            <text:p>Epoch 3</text:p>
          </table:table-cell>
          <table:table-cell office:value-type="float" office:value="2096706" table:style-name="ce7">
            <text:p>2096706</text:p>
          </table:table-cell>
          <table:table-cell table:style-name="ce2"/>
          <table:table-cell office:value-type="string" table:style-name="ce5">
            <text:p>Epoch 3</text:p>
          </table:table-cell>
          <table:table-cell office:value-type="float" office:value="2194404" table:style-name="ce7">
            <text:p>2194404</text:p>
          </table:table-cell>
          <table:table-cell table:style-name="ce2"/>
          <table:table-cell office:value-type="string" table:style-name="ce5">
            <text:p>Epoch 3</text:p>
          </table:table-cell>
          <table:table-cell office:value-type="float" office:value="2153096" table:style-name="ce7">
            <text:p>2153096</text:p>
          </table:table-cell>
          <table:table-cell table:style-name="ce2"/>
          <table:table-cell office:value-type="string" table:style-name="ce5">
            <text:p>Epoch 3</text:p>
          </table:table-cell>
          <table:table-cell office:value-type="float" office:value="2172462" table:style-name="ce7">
            <text:p>2172462</text:p>
          </table:table-cell>
          <table:table-cell table:style-name="ce2"/>
          <table:table-cell office:value-type="string" table:style-name="ce5">
            <text:p>Epoch 3</text:p>
          </table:table-cell>
          <table:table-cell office:value-type="float" office:value="2127828" table:style-name="ce7">
            <text:p>2127828</text:p>
          </table:table-cell>
          <table:table-cell table:style-name="ce2"/>
          <table:table-cell office:value-type="string" table:style-name="ce5">
            <text:p>Epoch 3</text:p>
          </table:table-cell>
          <table:table-cell office:value-type="float" office:value="2157374" table:style-name="ce7">
            <text:p>2157374</text:p>
          </table:table-cell>
          <table:table-cell table:style-name="ce2"/>
          <table:table-cell office:value-type="string" table:style-name="ce5">
            <text:p>Epoch 3</text:p>
          </table:table-cell>
          <table:table-cell office:value-type="float" office:value="2163800" table:style-name="ce7">
            <text:p>2163800</text:p>
          </table:table-cell>
          <table:table-cell table:style-name="ce2"/>
          <table:table-cell office:value-type="string" table:style-name="ce5">
            <text:p>Epoch 3</text:p>
          </table:table-cell>
          <table:table-cell office:value-type="float" office:value="2159498" table:style-name="ce7">
            <text:p>2159498</text:p>
          </table:table-cell>
          <table:table-cell table:style-name="ce2"/>
          <table:table-cell office:value-type="string" table:style-name="ce5">
            <text:p>Epoch 3</text:p>
          </table:table-cell>
          <table:table-cell office:value-type="float" office:value="2146218" table:style-name="ce7">
            <text:p>2146218</text:p>
          </table:table-cell>
          <table:table-cell table:style-name="ce2"/>
          <table:table-cell office:value-type="string" table:style-name="ce5">
            <text:p>Epoch 3</text:p>
          </table:table-cell>
          <table:table-cell office:value-type="float" office:value="2108946" table:style-name="ce7">
            <text:p>2108946</text:p>
          </table:table-cell>
          <table:table-cell table:style-name="ce2"/>
          <table:table-cell office:value-type="string" table:style-name="ce5">
            <text:p>Epoch 3</text:p>
          </table:table-cell>
          <table:table-cell office:value-type="float" office:value="2168442" table:style-name="ce7">
            <text:p>2168442</text:p>
          </table:table-cell>
          <table:table-cell table:style-name="ce2"/>
          <table:table-cell office:value-type="string" table:style-name="ce5">
            <text:p>Epoch 3</text:p>
          </table:table-cell>
          <table:table-cell office:value-type="float" office:value="2133178" table:style-name="ce7">
            <text:p>2133178</text:p>
          </table:table-cell>
          <table:table-cell table:style-name="ce2"/>
          <table:table-cell office:value-type="string" table:style-name="ce5">
            <text:p>Epoch 3</text:p>
          </table:table-cell>
          <table:table-cell office:value-type="float" office:value="2162888" table:style-name="ce7">
            <text:p>2162888</text:p>
          </table:table-cell>
          <table:table-cell table:style-name="ce2"/>
          <table:table-cell office:value-type="string" table:style-name="ce5">
            <text:p>Epoch 3</text:p>
          </table:table-cell>
          <table:table-cell office:value-type="float" office:value="2180450" table:style-name="ce7">
            <text:p>2180450</text:p>
          </table:table-cell>
          <table:table-cell table:style-name="ce2"/>
          <table:table-cell office:value-type="string" table:style-name="ce5">
            <text:p>Epoch 3</text:p>
          </table:table-cell>
          <table:table-cell office:value-type="float" office:value="2162044" table:style-name="ce7">
            <text:p>2162044</text:p>
          </table:table-cell>
          <table:table-cell table:style-name="ce2"/>
          <table:table-cell office:value-type="string" table:style-name="ce5">
            <text:p>Epoch 3</text:p>
          </table:table-cell>
          <table:table-cell office:value-type="float" office:value="2143178" table:style-name="ce7">
            <text:p>2143178</text:p>
          </table:table-cell>
          <table:table-cell table:style-name="ce2"/>
          <table:table-cell office:value-type="string" table:style-name="ce5">
            <text:p>Epoch 3</text:p>
          </table:table-cell>
          <table:table-cell office:value-type="float" office:value="2134312" table:style-name="ce7">
            <text:p>2134312</text:p>
          </table:table-cell>
          <table:table-cell table:style-name="ce2"/>
          <table:table-cell office:value-type="string" table:style-name="ce5">
            <text:p>Epoch 3</text:p>
          </table:table-cell>
          <table:table-cell office:value-type="float" office:value="2183354" table:style-name="ce7">
            <text:p>2183354</text:p>
          </table:table-cell>
          <table:table-cell table:style-name="ce2"/>
          <table:table-cell office:value-type="string" table:style-name="ce5">
            <text:p>Epoch 3</text:p>
          </table:table-cell>
          <table:table-cell office:value-type="float" office:value="2139732" table:style-name="ce7">
            <text:p>2139732</text:p>
          </table:table-cell>
          <table:table-cell table:style-name="ce2"/>
          <table:table-cell office:value-type="string" table:style-name="ce5">
            <text:p>Epoch 3</text:p>
          </table:table-cell>
          <table:table-cell office:value-type="float" office:value="2160182" table:style-name="ce7">
            <text:p>2160182</text:p>
          </table:table-cell>
          <table:table-cell table:style-name="ce2"/>
          <table:table-cell office:value-type="string" table:style-name="ce5">
            <text:p>Epoch 3</text:p>
          </table:table-cell>
          <table:table-cell office:value-type="float" office:value="2157796" table:style-name="ce7">
            <text:p>2157796</text:p>
          </table:table-cell>
          <table:table-cell table:style-name="ce2"/>
          <table:table-cell office:value-type="string" table:style-name="ce5">
            <text:p>Epoch 3</text:p>
          </table:table-cell>
          <table:table-cell office:value-type="float" office:value="2187694" table:style-name="ce7">
            <text:p>2187694</text:p>
          </table:table-cell>
          <table:table-cell table:style-name="ce2"/>
          <table:table-cell office:value-type="string" table:style-name="ce5">
            <text:p>Epoch 3</text:p>
          </table:table-cell>
          <table:table-cell office:value-type="float" office:value="2161318" table:style-name="ce7">
            <text:p>2161318</text:p>
          </table:table-cell>
          <table:table-cell table:style-name="ce2"/>
          <table:table-cell office:value-type="string" table:style-name="ce5">
            <text:p>Epoch 3</text:p>
          </table:table-cell>
          <table:table-cell office:value-type="float" office:value="2192258" table:style-name="ce7">
            <text:p>2192258</text:p>
          </table:table-cell>
          <table:table-cell table:style-name="ce2"/>
          <table:table-cell office:value-type="string" table:style-name="ce5">
            <text:p>Epoch 3</text:p>
          </table:table-cell>
          <table:table-cell office:value-type="float" office:value="2173174" table:style-name="ce7">
            <text:p>2173174</text:p>
          </table:table-cell>
          <table:table-cell table:style-name="ce2"/>
          <table:table-cell office:value-type="string" table:style-name="ce5">
            <text:p>Epoch 3</text:p>
          </table:table-cell>
          <table:table-cell office:value-type="float" office:value="2117506" table:style-name="ce7">
            <text:p>2117506</text:p>
          </table:table-cell>
          <table:table-cell table:style-name="ce2"/>
          <table:table-cell office:value-type="string" table:style-name="ce5">
            <text:p>Epoch 3</text:p>
          </table:table-cell>
          <table:table-cell office:value-type="float" office:value="2172370" table:style-name="ce7">
            <text:p>2172370</text:p>
          </table:table-cell>
          <table:table-cell table:style-name="ce2"/>
          <table:table-cell office:value-type="string" table:style-name="ce5">
            <text:p>Epoch 3</text:p>
          </table:table-cell>
          <table:table-cell office:value-type="float" office:value="2183298" table:style-name="ce7">
            <text:p>2183298</text:p>
          </table:table-cell>
          <table:table-cell table:style-name="ce2"/>
          <table:table-cell office:value-type="string" table:style-name="ce10">
            <text:p>Epoch 3</text:p>
          </table:table-cell>
          <table:table-cell office:value-type="float" office:value="2156015.4666666668" table:formula="of:=AVERAGE([.$CL6];[.$CI6];[.$CF6];[.$CC6];[.$BZ6];[.$BW6];[.$BT6];[.$BQ6];[.$BN6];[.$BK6];[.$BH6];[.$BE6];[.$BB6];[.$AY6];[.$AV6];[.$AS6];[.$AP6];[.$AM6];[.$AJ6];[.$AG6];[.$AD6];[.$AA6];[.$X6];[.$U6];[.$R6];[.$O6];[.$L6];[.$I6];[.$F6];[.$C6])" table:style-name="ce19">
            <text:p>2156015</text:p>
          </table:table-cell>
          <table:table-cell office:value-type="float" office:value="24182.241628693268" table:formula="of:=STDEV([.$CL6];[.$CI6];[.$CF6];[.$CC6];[.$BZ6];[.$BW6];[.$BT6];[.$BQ6];[.$BN6];[.$BK6];[.$BH6];[.$BE6];[.$BB6];[.$AY6];[.$AV6];[.$AS6];[.$AP6];[.$AM6];[.$AJ6];[.$AG6];[.$AD6];[.$AA6];[.$X6];[.$U6];[.$R6];[.$O6];[.$L6];[.$I6];[.$F6];[.$C6])" table:style-name="ce19">
            <text:p>24182</text:p>
          </table:table-cell>
          <table:table-cell table:number-columns-repeated="16290"/>
        </table:table-row>
        <table:table-row table:style-name="ro1">
          <table:table-cell table:style-name="ce2"/>
          <table:table-cell office:value-type="string" table:style-name="ce5">
            <text:p>Epoch 4</text:p>
          </table:table-cell>
          <table:table-cell office:value-type="float" office:value="2129048" table:style-name="ce7">
            <text:p>2129048</text:p>
          </table:table-cell>
          <table:table-cell table:style-name="ce2"/>
          <table:table-cell office:value-type="string" table:style-name="ce5">
            <text:p>Epoch 4</text:p>
          </table:table-cell>
          <table:table-cell office:value-type="float" office:value="2139992" table:style-name="ce7">
            <text:p>2139992</text:p>
          </table:table-cell>
          <table:table-cell table:style-name="ce2"/>
          <table:table-cell office:value-type="string" table:style-name="ce5">
            <text:p>Epoch 4</text:p>
          </table:table-cell>
          <table:table-cell office:value-type="float" office:value="2086052" table:style-name="ce7">
            <text:p>2086052</text:p>
          </table:table-cell>
          <table:table-cell table:style-name="ce2"/>
          <table:table-cell office:value-type="string" table:style-name="ce5">
            <text:p>Epoch 4</text:p>
          </table:table-cell>
          <table:table-cell office:value-type="float" office:value="2184704" table:style-name="ce7">
            <text:p>2184704</text:p>
          </table:table-cell>
          <table:table-cell table:style-name="ce2"/>
          <table:table-cell office:value-type="string" table:style-name="ce5">
            <text:p>Epoch 4</text:p>
          </table:table-cell>
          <table:table-cell office:value-type="float" office:value="2129420" table:style-name="ce7">
            <text:p>2129420</text:p>
          </table:table-cell>
          <table:table-cell table:style-name="ce2"/>
          <table:table-cell office:value-type="string" table:style-name="ce5">
            <text:p>Epoch 4</text:p>
          </table:table-cell>
          <table:table-cell office:value-type="float" office:value="2167114" table:style-name="ce7">
            <text:p>2167114</text:p>
          </table:table-cell>
          <table:table-cell table:style-name="ce2"/>
          <table:table-cell office:value-type="string" table:style-name="ce5">
            <text:p>Epoch 4</text:p>
          </table:table-cell>
          <table:table-cell office:value-type="float" office:value="2110756" table:style-name="ce7">
            <text:p>2110756</text:p>
          </table:table-cell>
          <table:table-cell table:style-name="ce2"/>
          <table:table-cell office:value-type="string" table:style-name="ce5">
            <text:p>Epoch 4</text:p>
          </table:table-cell>
          <table:table-cell office:value-type="float" office:value="2147474" table:style-name="ce7">
            <text:p>2147474</text:p>
          </table:table-cell>
          <table:table-cell table:style-name="ce2"/>
          <table:table-cell office:value-type="string" table:style-name="ce5">
            <text:p>Epoch 4</text:p>
          </table:table-cell>
          <table:table-cell office:value-type="float" office:value="2156420" table:style-name="ce7">
            <text:p>2156420</text:p>
          </table:table-cell>
          <table:table-cell table:style-name="ce2"/>
          <table:table-cell office:value-type="string" table:style-name="ce5">
            <text:p>Epoch 4</text:p>
          </table:table-cell>
          <table:table-cell office:value-type="float" office:value="2134222" table:style-name="ce7">
            <text:p>2134222</text:p>
          </table:table-cell>
          <table:table-cell table:style-name="ce2"/>
          <table:table-cell office:value-type="string" table:style-name="ce5">
            <text:p>Epoch 4</text:p>
          </table:table-cell>
          <table:table-cell office:value-type="float" office:value="2128544" table:style-name="ce7">
            <text:p>2128544</text:p>
          </table:table-cell>
          <table:table-cell table:style-name="ce2"/>
          <table:table-cell office:value-type="string" table:style-name="ce5">
            <text:p>Epoch 4</text:p>
          </table:table-cell>
          <table:table-cell office:value-type="float" office:value="2108698" table:style-name="ce7">
            <text:p>2108698</text:p>
          </table:table-cell>
          <table:table-cell table:style-name="ce2"/>
          <table:table-cell office:value-type="string" table:style-name="ce5">
            <text:p>Epoch 4</text:p>
          </table:table-cell>
          <table:table-cell office:value-type="float" office:value="2167790" table:style-name="ce7">
            <text:p>2167790</text:p>
          </table:table-cell>
          <table:table-cell table:style-name="ce2"/>
          <table:table-cell office:value-type="string" table:style-name="ce5">
            <text:p>Epoch 4</text:p>
          </table:table-cell>
          <table:table-cell office:value-type="float" office:value="2128220" table:style-name="ce7">
            <text:p>2128220</text:p>
          </table:table-cell>
          <table:table-cell table:style-name="ce2"/>
          <table:table-cell office:value-type="string" table:style-name="ce5">
            <text:p>Epoch 4</text:p>
          </table:table-cell>
          <table:table-cell office:value-type="float" office:value="2134012" table:style-name="ce7">
            <text:p>2134012</text:p>
          </table:table-cell>
          <table:table-cell table:style-name="ce2"/>
          <table:table-cell office:value-type="string" table:style-name="ce5">
            <text:p>Epoch 4</text:p>
          </table:table-cell>
          <table:table-cell office:value-type="float" office:value="2177656" table:style-name="ce7">
            <text:p>2177656</text:p>
          </table:table-cell>
          <table:table-cell table:style-name="ce2"/>
          <table:table-cell office:value-type="string" table:style-name="ce5">
            <text:p>Epoch 4</text:p>
          </table:table-cell>
          <table:table-cell office:value-type="float" office:value="2157826" table:style-name="ce7">
            <text:p>2157826</text:p>
          </table:table-cell>
          <table:table-cell table:style-name="ce2"/>
          <table:table-cell office:value-type="string" table:style-name="ce5">
            <text:p>Epoch 4</text:p>
          </table:table-cell>
          <table:table-cell office:value-type="float" office:value="2142178" table:style-name="ce7">
            <text:p>2142178</text:p>
          </table:table-cell>
          <table:table-cell table:style-name="ce2"/>
          <table:table-cell office:value-type="string" table:style-name="ce5">
            <text:p>Epoch 4</text:p>
          </table:table-cell>
          <table:table-cell office:value-type="float" office:value="2129348" table:style-name="ce7">
            <text:p>2129348</text:p>
          </table:table-cell>
          <table:table-cell table:style-name="ce2"/>
          <table:table-cell office:value-type="string" table:style-name="ce5">
            <text:p>Epoch 4</text:p>
          </table:table-cell>
          <table:table-cell office:value-type="float" office:value="2181906" table:style-name="ce7">
            <text:p>2181906</text:p>
          </table:table-cell>
          <table:table-cell table:style-name="ce2"/>
          <table:table-cell office:value-type="string" table:style-name="ce5">
            <text:p>Epoch 4</text:p>
          </table:table-cell>
          <table:table-cell office:value-type="float" office:value="2131646" table:style-name="ce7">
            <text:p>2131646</text:p>
          </table:table-cell>
          <table:table-cell table:style-name="ce2"/>
          <table:table-cell office:value-type="string" table:style-name="ce5">
            <text:p>Epoch 4</text:p>
          </table:table-cell>
          <table:table-cell office:value-type="float" office:value="2156452" table:style-name="ce7">
            <text:p>2156452</text:p>
          </table:table-cell>
          <table:table-cell table:style-name="ce2"/>
          <table:table-cell office:value-type="string" table:style-name="ce5">
            <text:p>Epoch 4</text:p>
          </table:table-cell>
          <table:table-cell office:value-type="float" office:value="2149558" table:style-name="ce7">
            <text:p>2149558</text:p>
          </table:table-cell>
          <table:table-cell table:style-name="ce2"/>
          <table:table-cell office:value-type="string" table:style-name="ce5">
            <text:p>Epoch 4</text:p>
          </table:table-cell>
          <table:table-cell office:value-type="float" office:value="2181846" table:style-name="ce7">
            <text:p>2181846</text:p>
          </table:table-cell>
          <table:table-cell table:style-name="ce2"/>
          <table:table-cell office:value-type="string" table:style-name="ce5">
            <text:p>Epoch 4</text:p>
          </table:table-cell>
          <table:table-cell office:value-type="float" office:value="2160672" table:style-name="ce7">
            <text:p>2160672</text:p>
          </table:table-cell>
          <table:table-cell table:style-name="ce2"/>
          <table:table-cell office:value-type="string" table:style-name="ce5">
            <text:p>Epoch 4</text:p>
          </table:table-cell>
          <table:table-cell office:value-type="float" office:value="2182802" table:style-name="ce7">
            <text:p>2182802</text:p>
          </table:table-cell>
          <table:table-cell table:style-name="ce2"/>
          <table:table-cell office:value-type="string" table:style-name="ce5">
            <text:p>Epoch 4</text:p>
          </table:table-cell>
          <table:table-cell office:value-type="float" office:value="2171004" table:style-name="ce7">
            <text:p>2171004</text:p>
          </table:table-cell>
          <table:table-cell table:style-name="ce2"/>
          <table:table-cell office:value-type="string" table:style-name="ce5">
            <text:p>Epoch 4</text:p>
          </table:table-cell>
          <table:table-cell office:value-type="float" office:value="2113692" table:style-name="ce7">
            <text:p>2113692</text:p>
          </table:table-cell>
          <table:table-cell table:style-name="ce2"/>
          <table:table-cell office:value-type="string" table:style-name="ce5">
            <text:p>Epoch 4</text:p>
          </table:table-cell>
          <table:table-cell office:value-type="float" office:value="2156182" table:style-name="ce7">
            <text:p>2156182</text:p>
          </table:table-cell>
          <table:table-cell table:style-name="ce2"/>
          <table:table-cell office:value-type="string" table:style-name="ce5">
            <text:p>Epoch 4</text:p>
          </table:table-cell>
          <table:table-cell office:value-type="float" office:value="2182218" table:style-name="ce7">
            <text:p>2182218</text:p>
          </table:table-cell>
          <table:table-cell table:style-name="ce2"/>
          <table:table-cell office:value-type="string" table:style-name="ce10">
            <text:p>Epoch 4</text:p>
          </table:table-cell>
          <table:table-cell office:value-type="float" office:value="2147581.7333333334" table:formula="of:=AVERAGE([.$CL7];[.$CI7];[.$CF7];[.$CC7];[.$BZ7];[.$BW7];[.$BT7];[.$BQ7];[.$BN7];[.$BK7];[.$BH7];[.$BE7];[.$BB7];[.$AY7];[.$AV7];[.$AS7];[.$AP7];[.$AM7];[.$AJ7];[.$AG7];[.$AD7];[.$AA7];[.$X7];[.$U7];[.$R7];[.$O7];[.$L7];[.$I7];[.$F7];[.$C7])" table:style-name="ce19">
            <text:p>2147582</text:p>
          </table:table-cell>
          <table:table-cell office:value-type="float" office:value="25712.820233109982" table:formula="of:=STDEV([.$CL7];[.$CI7];[.$CF7];[.$CC7];[.$BZ7];[.$BW7];[.$BT7];[.$BQ7];[.$BN7];[.$BK7];[.$BH7];[.$BE7];[.$BB7];[.$AY7];[.$AV7];[.$AS7];[.$AP7];[.$AM7];[.$AJ7];[.$AG7];[.$AD7];[.$AA7];[.$X7];[.$U7];[.$R7];[.$O7];[.$L7];[.$I7];[.$F7];[.$C7])" table:style-name="ce19">
            <text:p>25713</text:p>
          </table:table-cell>
          <table:table-cell table:number-columns-repeated="16290"/>
        </table:table-row>
        <table:table-row table:style-name="ro1">
          <table:table-cell table:style-name="ce2"/>
          <table:table-cell office:value-type="string" table:style-name="ce5">
            <text:p>Epoch 5</text:p>
          </table:table-cell>
          <table:table-cell office:value-type="float" office:value="2123594" table:style-name="ce7">
            <text:p>2123594</text:p>
          </table:table-cell>
          <table:table-cell table:style-name="ce2"/>
          <table:table-cell office:value-type="string" table:style-name="ce5">
            <text:p>Epoch 5</text:p>
          </table:table-cell>
          <table:table-cell office:value-type="float" office:value="2117350" table:style-name="ce7">
            <text:p>2117350</text:p>
          </table:table-cell>
          <table:table-cell table:style-name="ce2"/>
          <table:table-cell office:value-type="string" table:style-name="ce5">
            <text:p>Epoch 5</text:p>
          </table:table-cell>
          <table:table-cell office:value-type="float" office:value="2085424" table:style-name="ce7">
            <text:p>2085424</text:p>
          </table:table-cell>
          <table:table-cell table:style-name="ce2"/>
          <table:table-cell office:value-type="string" table:style-name="ce5">
            <text:p>Epoch 5</text:p>
          </table:table-cell>
          <table:table-cell office:value-type="float" office:value="2140596" table:style-name="ce7">
            <text:p>2140596</text:p>
          </table:table-cell>
          <table:table-cell table:style-name="ce2"/>
          <table:table-cell office:value-type="string" table:style-name="ce5">
            <text:p>Epoch 5</text:p>
          </table:table-cell>
          <table:table-cell office:value-type="float" office:value="2118294" table:style-name="ce7">
            <text:p>2118294</text:p>
          </table:table-cell>
          <table:table-cell table:style-name="ce2"/>
          <table:table-cell office:value-type="string" table:style-name="ce5">
            <text:p>Epoch 5</text:p>
          </table:table-cell>
          <table:table-cell office:value-type="float" office:value="2165186" table:style-name="ce7">
            <text:p>2165186</text:p>
          </table:table-cell>
          <table:table-cell table:style-name="ce2"/>
          <table:table-cell office:value-type="string" table:style-name="ce5">
            <text:p>Epoch 5</text:p>
          </table:table-cell>
          <table:table-cell office:value-type="float" office:value="2089890" table:style-name="ce7">
            <text:p>2089890</text:p>
          </table:table-cell>
          <table:table-cell table:style-name="ce2"/>
          <table:table-cell office:value-type="string" table:style-name="ce5">
            <text:p>Epoch 5</text:p>
          </table:table-cell>
          <table:table-cell office:value-type="float" office:value="2115690" table:style-name="ce7">
            <text:p>2115690</text:p>
          </table:table-cell>
          <table:table-cell table:style-name="ce2"/>
          <table:table-cell office:value-type="string" table:style-name="ce5">
            <text:p>Epoch 5</text:p>
          </table:table-cell>
          <table:table-cell office:value-type="float" office:value="2137176" table:style-name="ce7">
            <text:p>2137176</text:p>
          </table:table-cell>
          <table:table-cell table:style-name="ce2"/>
          <table:table-cell office:value-type="string" table:style-name="ce5">
            <text:p>Epoch 5</text:p>
          </table:table-cell>
          <table:table-cell office:value-type="float" office:value="2127528" table:style-name="ce7">
            <text:p>2127528</text:p>
          </table:table-cell>
          <table:table-cell table:style-name="ce2"/>
          <table:table-cell office:value-type="string" table:style-name="ce5">
            <text:p>Epoch 5</text:p>
          </table:table-cell>
          <table:table-cell office:value-type="float" office:value="2126174" table:style-name="ce7">
            <text:p>2126174</text:p>
          </table:table-cell>
          <table:table-cell table:style-name="ce2"/>
          <table:table-cell office:value-type="string" table:style-name="ce5">
            <text:p>Epoch 5</text:p>
          </table:table-cell>
          <table:table-cell office:value-type="float" office:value="2105936" table:style-name="ce7">
            <text:p>2105936</text:p>
          </table:table-cell>
          <table:table-cell table:style-name="ce2"/>
          <table:table-cell office:value-type="string" table:style-name="ce5">
            <text:p>Epoch 5</text:p>
          </table:table-cell>
          <table:table-cell office:value-type="float" office:value="2156862" table:style-name="ce7">
            <text:p>2156862</text:p>
          </table:table-cell>
          <table:table-cell table:style-name="ce2"/>
          <table:table-cell office:value-type="string" table:style-name="ce5">
            <text:p>Epoch 5</text:p>
          </table:table-cell>
          <table:table-cell office:value-type="float" office:value="2102308" table:style-name="ce7">
            <text:p>2102308</text:p>
          </table:table-cell>
          <table:table-cell table:style-name="ce2"/>
          <table:table-cell office:value-type="string" table:style-name="ce5">
            <text:p>Epoch 5</text:p>
          </table:table-cell>
          <table:table-cell office:value-type="float" office:value="2131020" table:style-name="ce7">
            <text:p>2131020</text:p>
          </table:table-cell>
          <table:table-cell table:style-name="ce2"/>
          <table:table-cell office:value-type="string" table:style-name="ce5">
            <text:p>Epoch 5</text:p>
          </table:table-cell>
          <table:table-cell office:value-type="float" office:value="2158614" table:style-name="ce7">
            <text:p>2158614</text:p>
          </table:table-cell>
          <table:table-cell table:style-name="ce2"/>
          <table:table-cell office:value-type="string" table:style-name="ce5">
            <text:p>Epoch 5</text:p>
          </table:table-cell>
          <table:table-cell office:value-type="float" office:value="2143348" table:style-name="ce7">
            <text:p>2143348</text:p>
          </table:table-cell>
          <table:table-cell table:style-name="ce2"/>
          <table:table-cell office:value-type="string" table:style-name="ce5">
            <text:p>Epoch 5</text:p>
          </table:table-cell>
          <table:table-cell office:value-type="float" office:value="2141864" table:style-name="ce7">
            <text:p>2141864</text:p>
          </table:table-cell>
          <table:table-cell table:style-name="ce2"/>
          <table:table-cell office:value-type="string" table:style-name="ce5">
            <text:p>Epoch 5</text:p>
          </table:table-cell>
          <table:table-cell office:value-type="float" office:value="2125928" table:style-name="ce7">
            <text:p>2125928</text:p>
          </table:table-cell>
          <table:table-cell table:style-name="ce2"/>
          <table:table-cell office:value-type="string" table:style-name="ce5">
            <text:p>Epoch 5</text:p>
          </table:table-cell>
          <table:table-cell office:value-type="float" office:value="2180936" table:style-name="ce7">
            <text:p>2180936</text:p>
          </table:table-cell>
          <table:table-cell table:style-name="ce2"/>
          <table:table-cell office:value-type="string" table:style-name="ce5">
            <text:p>Epoch 5</text:p>
          </table:table-cell>
          <table:table-cell office:value-type="float" office:value="2124488" table:style-name="ce7">
            <text:p>2124488</text:p>
          </table:table-cell>
          <table:table-cell table:style-name="ce2"/>
          <table:table-cell office:value-type="string" table:style-name="ce5">
            <text:p>Epoch 5</text:p>
          </table:table-cell>
          <table:table-cell office:value-type="float" office:value="2140396" table:style-name="ce7">
            <text:p>2140396</text:p>
          </table:table-cell>
          <table:table-cell table:style-name="ce2"/>
          <table:table-cell office:value-type="string" table:style-name="ce5">
            <text:p>Epoch 5</text:p>
          </table:table-cell>
          <table:table-cell office:value-type="float" office:value="2118126" table:style-name="ce7">
            <text:p>2118126</text:p>
          </table:table-cell>
          <table:table-cell table:style-name="ce2"/>
          <table:table-cell office:value-type="string" table:style-name="ce5">
            <text:p>Epoch 5</text:p>
          </table:table-cell>
          <table:table-cell office:value-type="float" office:value="2161364" table:style-name="ce7">
            <text:p>2161364</text:p>
          </table:table-cell>
          <table:table-cell table:style-name="ce2"/>
          <table:table-cell office:value-type="string" table:style-name="ce5">
            <text:p>Epoch 5</text:p>
          </table:table-cell>
          <table:table-cell office:value-type="float" office:value="2139782" table:style-name="ce7">
            <text:p>2139782</text:p>
          </table:table-cell>
          <table:table-cell table:style-name="ce2"/>
          <table:table-cell office:value-type="string" table:style-name="ce5">
            <text:p>Epoch 5</text:p>
          </table:table-cell>
          <table:table-cell office:value-type="float" office:value="2180048" table:style-name="ce7">
            <text:p>2180048</text:p>
          </table:table-cell>
          <table:table-cell table:style-name="ce2"/>
          <table:table-cell office:value-type="string" table:style-name="ce5">
            <text:p>Epoch 5</text:p>
          </table:table-cell>
          <table:table-cell office:value-type="float" office:value="2155718" table:style-name="ce7">
            <text:p>2155718</text:p>
          </table:table-cell>
          <table:table-cell table:style-name="ce2"/>
          <table:table-cell office:value-type="string" table:style-name="ce5">
            <text:p>Epoch 5</text:p>
          </table:table-cell>
          <table:table-cell office:value-type="float" office:value="2092264" table:style-name="ce7">
            <text:p>2092264</text:p>
          </table:table-cell>
          <table:table-cell table:style-name="ce2"/>
          <table:table-cell office:value-type="string" table:style-name="ce5">
            <text:p>Epoch 5</text:p>
          </table:table-cell>
          <table:table-cell office:value-type="float" office:value="2130778" table:style-name="ce7">
            <text:p>2130778</text:p>
          </table:table-cell>
          <table:table-cell table:style-name="ce2"/>
          <table:table-cell office:value-type="string" table:style-name="ce5">
            <text:p>Epoch 5</text:p>
          </table:table-cell>
          <table:table-cell office:value-type="float" office:value="2180716" table:style-name="ce7">
            <text:p>2180716</text:p>
          </table:table-cell>
          <table:table-cell table:style-name="ce2"/>
          <table:table-cell office:value-type="string" table:style-name="ce10">
            <text:p>Epoch 5</text:p>
          </table:table-cell>
          <table:table-cell office:value-type="float" office:value="2133913.2666666666" table:formula="of:=AVERAGE([.$CL8];[.$CI8];[.$CF8];[.$CC8];[.$BZ8];[.$BW8];[.$BT8];[.$BQ8];[.$BN8];[.$BK8];[.$BH8];[.$BE8];[.$BB8];[.$AY8];[.$AV8];[.$AS8];[.$AP8];[.$AM8];[.$AJ8];[.$AG8];[.$AD8];[.$AA8];[.$X8];[.$U8];[.$R8];[.$O8];[.$L8];[.$I8];[.$F8];[.$C8])" table:style-name="ce19">
            <text:p>2133913</text:p>
          </table:table-cell>
          <table:table-cell office:value-type="float" office:value="25891.62726859963" table:formula="of:=STDEV([.$CL8];[.$CI8];[.$CF8];[.$CC8];[.$BZ8];[.$BW8];[.$BT8];[.$BQ8];[.$BN8];[.$BK8];[.$BH8];[.$BE8];[.$BB8];[.$AY8];[.$AV8];[.$AS8];[.$AP8];[.$AM8];[.$AJ8];[.$AG8];[.$AD8];[.$AA8];[.$X8];[.$U8];[.$R8];[.$O8];[.$L8];[.$I8];[.$F8];[.$C8])" table:style-name="ce19">
            <text:p>25892</text:p>
          </table:table-cell>
          <table:table-cell table:number-columns-repeated="16290"/>
        </table:table-row>
        <table:table-row table:style-name="ro1">
          <table:table-cell table:style-name="ce2"/>
          <table:table-cell office:value-type="string" table:style-name="ce5">
            <text:p>Epoch 6</text:p>
          </table:table-cell>
          <table:table-cell office:value-type="float" office:value="2122270" table:style-name="ce7">
            <text:p>2122270</text:p>
          </table:table-cell>
          <table:table-cell table:style-name="ce2"/>
          <table:table-cell office:value-type="string" table:style-name="ce5">
            <text:p>Epoch 6</text:p>
          </table:table-cell>
          <table:table-cell office:value-type="float" office:value="2111360" table:style-name="ce7">
            <text:p>2111360</text:p>
          </table:table-cell>
          <table:table-cell table:style-name="ce2"/>
          <table:table-cell office:value-type="string" table:style-name="ce5">
            <text:p>Epoch 6</text:p>
          </table:table-cell>
          <table:table-cell office:value-type="float" office:value="2077954" table:style-name="ce7">
            <text:p>2077954</text:p>
          </table:table-cell>
          <table:table-cell table:style-name="ce2"/>
          <table:table-cell office:value-type="string" table:style-name="ce5">
            <text:p>Epoch 6</text:p>
          </table:table-cell>
          <table:table-cell office:value-type="float" office:value="2126498" table:style-name="ce7">
            <text:p>2126498</text:p>
          </table:table-cell>
          <table:table-cell table:style-name="ce2"/>
          <table:table-cell office:value-type="string" table:style-name="ce5">
            <text:p>Epoch 6</text:p>
          </table:table-cell>
          <table:table-cell office:value-type="float" office:value="2114800" table:style-name="ce7">
            <text:p>2114800</text:p>
          </table:table-cell>
          <table:table-cell table:style-name="ce2"/>
          <table:table-cell office:value-type="string" table:style-name="ce5">
            <text:p>Epoch 6</text:p>
          </table:table-cell>
          <table:table-cell office:value-type="float" office:value="2157790" table:style-name="ce7">
            <text:p>2157790</text:p>
          </table:table-cell>
          <table:table-cell table:style-name="ce2"/>
          <table:table-cell office:value-type="string" table:style-name="ce5">
            <text:p>Epoch 6</text:p>
          </table:table-cell>
          <table:table-cell office:value-type="float" office:value="2078198" table:style-name="ce7">
            <text:p>2078198</text:p>
          </table:table-cell>
          <table:table-cell table:style-name="ce2"/>
          <table:table-cell office:value-type="string" table:style-name="ce5">
            <text:p>Epoch 6</text:p>
          </table:table-cell>
          <table:table-cell office:value-type="float" office:value="2114714" table:style-name="ce7">
            <text:p>2114714</text:p>
          </table:table-cell>
          <table:table-cell table:style-name="ce2"/>
          <table:table-cell office:value-type="string" table:style-name="ce5">
            <text:p>Epoch 6</text:p>
          </table:table-cell>
          <table:table-cell office:value-type="float" office:value="2127104" table:style-name="ce7">
            <text:p>2127104</text:p>
          </table:table-cell>
          <table:table-cell table:style-name="ce2"/>
          <table:table-cell office:value-type="string" table:style-name="ce5">
            <text:p>Epoch 6</text:p>
          </table:table-cell>
          <table:table-cell office:value-type="float" office:value="2122390" table:style-name="ce7">
            <text:p>2122390</text:p>
          </table:table-cell>
          <table:table-cell table:style-name="ce2"/>
          <table:table-cell office:value-type="string" table:style-name="ce5">
            <text:p>Epoch 6</text:p>
          </table:table-cell>
          <table:table-cell office:value-type="float" office:value="2124818" table:style-name="ce7">
            <text:p>2124818</text:p>
          </table:table-cell>
          <table:table-cell table:style-name="ce2"/>
          <table:table-cell office:value-type="string" table:style-name="ce5">
            <text:p>Epoch 6</text:p>
          </table:table-cell>
          <table:table-cell office:value-type="float" office:value="2103852" table:style-name="ce7">
            <text:p>2103852</text:p>
          </table:table-cell>
          <table:table-cell table:style-name="ce2"/>
          <table:table-cell office:value-type="string" table:style-name="ce5">
            <text:p>Epoch 6</text:p>
          </table:table-cell>
          <table:table-cell office:value-type="float" office:value="2151258" table:style-name="ce7">
            <text:p>2151258</text:p>
          </table:table-cell>
          <table:table-cell table:style-name="ce2"/>
          <table:table-cell office:value-type="string" table:style-name="ce5">
            <text:p>Epoch 6</text:p>
          </table:table-cell>
          <table:table-cell office:value-type="float" office:value="2100554" table:style-name="ce7">
            <text:p>2100554</text:p>
          </table:table-cell>
          <table:table-cell table:style-name="ce2"/>
          <table:table-cell office:value-type="string" table:style-name="ce5">
            <text:p>Epoch 6</text:p>
          </table:table-cell>
          <table:table-cell office:value-type="float" office:value="2124142" table:style-name="ce7">
            <text:p>2124142</text:p>
          </table:table-cell>
          <table:table-cell table:style-name="ce2"/>
          <table:table-cell office:value-type="string" table:style-name="ce5">
            <text:p>Epoch 6</text:p>
          </table:table-cell>
          <table:table-cell office:value-type="float" office:value="2122164" table:style-name="ce7">
            <text:p>2122164</text:p>
          </table:table-cell>
          <table:table-cell table:style-name="ce2"/>
          <table:table-cell office:value-type="string" table:style-name="ce5">
            <text:p>Epoch 6</text:p>
          </table:table-cell>
          <table:table-cell office:value-type="float" office:value="2135936" table:style-name="ce7">
            <text:p>2135936</text:p>
          </table:table-cell>
          <table:table-cell table:style-name="ce2"/>
          <table:table-cell office:value-type="string" table:style-name="ce5">
            <text:p>Epoch 6</text:p>
          </table:table-cell>
          <table:table-cell office:value-type="float" office:value="2119158" table:style-name="ce7">
            <text:p>2119158</text:p>
          </table:table-cell>
          <table:table-cell table:style-name="ce2"/>
          <table:table-cell office:value-type="string" table:style-name="ce5">
            <text:p>Epoch 6</text:p>
          </table:table-cell>
          <table:table-cell office:value-type="float" office:value="2101606" table:style-name="ce7">
            <text:p>2101606</text:p>
          </table:table-cell>
          <table:table-cell table:style-name="ce2"/>
          <table:table-cell office:value-type="string" table:style-name="ce5">
            <text:p>Epoch 6</text:p>
          </table:table-cell>
          <table:table-cell office:value-type="float" office:value="2136794" table:style-name="ce7">
            <text:p>2136794</text:p>
          </table:table-cell>
          <table:table-cell table:style-name="ce2"/>
          <table:table-cell office:value-type="string" table:style-name="ce5">
            <text:p>Epoch 6</text:p>
          </table:table-cell>
          <table:table-cell office:value-type="float" office:value="2105880" table:style-name="ce7">
            <text:p>2105880</text:p>
          </table:table-cell>
          <table:table-cell table:style-name="ce2"/>
          <table:table-cell office:value-type="string" table:style-name="ce5">
            <text:p>Epoch 6</text:p>
          </table:table-cell>
          <table:table-cell office:value-type="float" office:value="2139666" table:style-name="ce7">
            <text:p>2139666</text:p>
          </table:table-cell>
          <table:table-cell table:style-name="ce2"/>
          <table:table-cell office:value-type="string" table:style-name="ce5">
            <text:p>Epoch 6</text:p>
          </table:table-cell>
          <table:table-cell office:value-type="float" office:value="2115692" table:style-name="ce7">
            <text:p>2115692</text:p>
          </table:table-cell>
          <table:table-cell table:style-name="ce2"/>
          <table:table-cell office:value-type="string" table:style-name="ce5">
            <text:p>Epoch 6</text:p>
          </table:table-cell>
          <table:table-cell office:value-type="float" office:value="2159968" table:style-name="ce7">
            <text:p>2159968</text:p>
          </table:table-cell>
          <table:table-cell table:style-name="ce2"/>
          <table:table-cell office:value-type="string" table:style-name="ce5">
            <text:p>Epoch 6</text:p>
          </table:table-cell>
          <table:table-cell office:value-type="float" office:value="2138472" table:style-name="ce7">
            <text:p>2138472</text:p>
          </table:table-cell>
          <table:table-cell table:style-name="ce2"/>
          <table:table-cell office:value-type="string" table:style-name="ce5">
            <text:p>Epoch 6</text:p>
          </table:table-cell>
          <table:table-cell office:value-type="float" office:value="2175138" table:style-name="ce7">
            <text:p>2175138</text:p>
          </table:table-cell>
          <table:table-cell table:style-name="ce2"/>
          <table:table-cell office:value-type="string" table:style-name="ce5">
            <text:p>Epoch 6</text:p>
          </table:table-cell>
          <table:table-cell office:value-type="float" office:value="2146972" table:style-name="ce7">
            <text:p>2146972</text:p>
          </table:table-cell>
          <table:table-cell table:style-name="ce2"/>
          <table:table-cell office:value-type="string" table:style-name="ce5">
            <text:p>Epoch 6</text:p>
          </table:table-cell>
          <table:table-cell office:value-type="float" office:value="2092146" table:style-name="ce7">
            <text:p>2092146</text:p>
          </table:table-cell>
          <table:table-cell table:style-name="ce2"/>
          <table:table-cell office:value-type="string" table:style-name="ce5">
            <text:p>Epoch 6</text:p>
          </table:table-cell>
          <table:table-cell office:value-type="float" office:value="2127546" table:style-name="ce7">
            <text:p>2127546</text:p>
          </table:table-cell>
          <table:table-cell table:style-name="ce2"/>
          <table:table-cell office:value-type="string" table:style-name="ce5">
            <text:p>Epoch 6</text:p>
          </table:table-cell>
          <table:table-cell office:value-type="float" office:value="2171974" table:style-name="ce7">
            <text:p>2171974</text:p>
          </table:table-cell>
          <table:table-cell table:style-name="ce2"/>
          <table:table-cell office:value-type="string" table:style-name="ce10">
            <text:p>Epoch 6</text:p>
          </table:table-cell>
          <table:table-cell office:value-type="float" office:value="2124893.7999999998" table:formula="of:=AVERAGE([.$CL9];[.$CI9];[.$CF9];[.$CC9];[.$BZ9];[.$BW9];[.$BT9];[.$BQ9];[.$BN9];[.$BK9];[.$BH9];[.$BE9];[.$BB9];[.$AY9];[.$AV9];[.$AS9];[.$AP9];[.$AM9];[.$AJ9];[.$AG9];[.$AD9];[.$AA9];[.$X9];[.$U9];[.$R9];[.$O9];[.$L9];[.$I9];[.$F9];[.$C9])" table:style-name="ce19">
            <text:p>2124894</text:p>
          </table:table-cell>
          <table:table-cell office:value-type="float" office:value="24096.960136512855" table:formula="of:=STDEV([.$CL9];[.$CI9];[.$CF9];[.$CC9];[.$BZ9];[.$BW9];[.$BT9];[.$BQ9];[.$BN9];[.$BK9];[.$BH9];[.$BE9];[.$BB9];[.$AY9];[.$AV9];[.$AS9];[.$AP9];[.$AM9];[.$AJ9];[.$AG9];[.$AD9];[.$AA9];[.$X9];[.$U9];[.$R9];[.$O9];[.$L9];[.$I9];[.$F9];[.$C9])" table:style-name="ce19">
            <text:p>24097</text:p>
          </table:table-cell>
          <table:table-cell table:number-columns-repeated="16290"/>
        </table:table-row>
        <table:table-row table:style-name="ro1">
          <table:table-cell table:style-name="ce2"/>
          <table:table-cell office:value-type="string" table:style-name="ce5">
            <text:p>Epoch 7</text:p>
          </table:table-cell>
          <table:table-cell office:value-type="float" office:value="2117926" table:style-name="ce7">
            <text:p>2117926</text:p>
          </table:table-cell>
          <table:table-cell table:style-name="ce2"/>
          <table:table-cell office:value-type="string" table:style-name="ce5">
            <text:p>Epoch 7</text:p>
          </table:table-cell>
          <table:table-cell office:value-type="float" office:value="2100188" table:style-name="ce7">
            <text:p>2100188</text:p>
          </table:table-cell>
          <table:table-cell table:style-name="ce2"/>
          <table:table-cell office:value-type="string" table:style-name="ce5">
            <text:p>Epoch 7</text:p>
          </table:table-cell>
          <table:table-cell office:value-type="float" office:value="2074558" table:style-name="ce7">
            <text:p>2074558</text:p>
          </table:table-cell>
          <table:table-cell table:style-name="ce2"/>
          <table:table-cell office:value-type="string" table:style-name="ce5">
            <text:p>Epoch 7</text:p>
          </table:table-cell>
          <table:table-cell office:value-type="float" office:value="2112574" table:style-name="ce7">
            <text:p>2112574</text:p>
          </table:table-cell>
          <table:table-cell table:style-name="ce2"/>
          <table:table-cell office:value-type="string" table:style-name="ce5">
            <text:p>Epoch 7</text:p>
          </table:table-cell>
          <table:table-cell office:value-type="float" office:value="2112730" table:style-name="ce7">
            <text:p>2112730</text:p>
          </table:table-cell>
          <table:table-cell table:style-name="ce2"/>
          <table:table-cell office:value-type="string" table:style-name="ce5">
            <text:p>Epoch 7</text:p>
          </table:table-cell>
          <table:table-cell office:value-type="float" office:value="2156140" table:style-name="ce7">
            <text:p>2156140</text:p>
          </table:table-cell>
          <table:table-cell table:style-name="ce2"/>
          <table:table-cell office:value-type="string" table:style-name="ce5">
            <text:p>Epoch 7</text:p>
          </table:table-cell>
          <table:table-cell office:value-type="float" office:value="2072386" table:style-name="ce7">
            <text:p>2072386</text:p>
          </table:table-cell>
          <table:table-cell table:style-name="ce2"/>
          <table:table-cell office:value-type="string" table:style-name="ce5">
            <text:p>Epoch 7</text:p>
          </table:table-cell>
          <table:table-cell office:value-type="float" office:value="2106042" table:style-name="ce7">
            <text:p>2106042</text:p>
          </table:table-cell>
          <table:table-cell table:style-name="ce2"/>
          <table:table-cell office:value-type="string" table:style-name="ce5">
            <text:p>Epoch 7</text:p>
          </table:table-cell>
          <table:table-cell office:value-type="float" office:value="2114504" table:style-name="ce7">
            <text:p>2114504</text:p>
          </table:table-cell>
          <table:table-cell table:style-name="ce2"/>
          <table:table-cell office:value-type="string" table:style-name="ce5">
            <text:p>Epoch 7</text:p>
          </table:table-cell>
          <table:table-cell office:value-type="float" office:value="2072894" table:style-name="ce7">
            <text:p>2072894</text:p>
          </table:table-cell>
          <table:table-cell table:style-name="ce2"/>
          <table:table-cell office:value-type="string" table:style-name="ce5">
            <text:p>Epoch 7</text:p>
          </table:table-cell>
          <table:table-cell office:value-type="float" office:value="2121768" table:style-name="ce7">
            <text:p>2121768</text:p>
          </table:table-cell>
          <table:table-cell table:style-name="ce2"/>
          <table:table-cell office:value-type="string" table:style-name="ce5">
            <text:p>Epoch 7</text:p>
          </table:table-cell>
          <table:table-cell office:value-type="float" office:value="2090030" table:style-name="ce7">
            <text:p>2090030</text:p>
          </table:table-cell>
          <table:table-cell table:style-name="ce2"/>
          <table:table-cell office:value-type="string" table:style-name="ce5">
            <text:p>Epoch 7</text:p>
          </table:table-cell>
          <table:table-cell office:value-type="float" office:value="2141252" table:style-name="ce7">
            <text:p>2141252</text:p>
          </table:table-cell>
          <table:table-cell table:style-name="ce2"/>
          <table:table-cell office:value-type="string" table:style-name="ce5">
            <text:p>Epoch 7</text:p>
          </table:table-cell>
          <table:table-cell office:value-type="float" office:value="2097344" table:style-name="ce7">
            <text:p>2097344</text:p>
          </table:table-cell>
          <table:table-cell table:style-name="ce2"/>
          <table:table-cell office:value-type="string" table:style-name="ce5">
            <text:p>Epoch 7</text:p>
          </table:table-cell>
          <table:table-cell office:value-type="float" office:value="2112614" table:style-name="ce7">
            <text:p>2112614</text:p>
          </table:table-cell>
          <table:table-cell table:style-name="ce2"/>
          <table:table-cell office:value-type="string" table:style-name="ce5">
            <text:p>Epoch 7</text:p>
          </table:table-cell>
          <table:table-cell office:value-type="float" office:value="2111824" table:style-name="ce7">
            <text:p>2111824</text:p>
          </table:table-cell>
          <table:table-cell table:style-name="ce2"/>
          <table:table-cell office:value-type="string" table:style-name="ce5">
            <text:p>Epoch 7</text:p>
          </table:table-cell>
          <table:table-cell office:value-type="float" office:value="2129382" table:style-name="ce7">
            <text:p>2129382</text:p>
          </table:table-cell>
          <table:table-cell table:style-name="ce2"/>
          <table:table-cell office:value-type="string" table:style-name="ce5">
            <text:p>Epoch 7</text:p>
          </table:table-cell>
          <table:table-cell office:value-type="float" office:value="2114224" table:style-name="ce7">
            <text:p>2114224</text:p>
          </table:table-cell>
          <table:table-cell table:style-name="ce2"/>
          <table:table-cell office:value-type="string" table:style-name="ce5">
            <text:p>Epoch 7</text:p>
          </table:table-cell>
          <table:table-cell office:value-type="float" office:value="2098934" table:style-name="ce7">
            <text:p>2098934</text:p>
          </table:table-cell>
          <table:table-cell table:style-name="ce2"/>
          <table:table-cell office:value-type="string" table:style-name="ce5">
            <text:p>Epoch 7</text:p>
          </table:table-cell>
          <table:table-cell office:value-type="float" office:value="2097996" table:style-name="ce7">
            <text:p>2097996</text:p>
          </table:table-cell>
          <table:table-cell table:style-name="ce2"/>
          <table:table-cell office:value-type="string" table:style-name="ce5">
            <text:p>Epoch 7</text:p>
          </table:table-cell>
          <table:table-cell office:value-type="float" office:value="2101954" table:style-name="ce7">
            <text:p>2101954</text:p>
          </table:table-cell>
          <table:table-cell table:style-name="ce2"/>
          <table:table-cell office:value-type="string" table:style-name="ce5">
            <text:p>Epoch 7</text:p>
          </table:table-cell>
          <table:table-cell office:value-type="float" office:value="2138430" table:style-name="ce7">
            <text:p>2138430</text:p>
          </table:table-cell>
          <table:table-cell table:style-name="ce2"/>
          <table:table-cell office:value-type="string" table:style-name="ce5">
            <text:p>Epoch 7</text:p>
          </table:table-cell>
          <table:table-cell office:value-type="float" office:value="2108348" table:style-name="ce7">
            <text:p>2108348</text:p>
          </table:table-cell>
          <table:table-cell table:style-name="ce2"/>
          <table:table-cell office:value-type="string" table:style-name="ce5">
            <text:p>Epoch 7</text:p>
          </table:table-cell>
          <table:table-cell office:value-type="float" office:value="2138466" table:style-name="ce7">
            <text:p>2138466</text:p>
          </table:table-cell>
          <table:table-cell table:style-name="ce2"/>
          <table:table-cell office:value-type="string" table:style-name="ce5">
            <text:p>Epoch 7</text:p>
          </table:table-cell>
          <table:table-cell office:value-type="float" office:value="2112404" table:style-name="ce7">
            <text:p>2112404</text:p>
          </table:table-cell>
          <table:table-cell table:style-name="ce2"/>
          <table:table-cell office:value-type="string" table:style-name="ce5">
            <text:p>Epoch 7</text:p>
          </table:table-cell>
          <table:table-cell office:value-type="float" office:value="2157208" table:style-name="ce7">
            <text:p>2157208</text:p>
          </table:table-cell>
          <table:table-cell table:style-name="ce2"/>
          <table:table-cell office:value-type="string" table:style-name="ce5">
            <text:p>Epoch 7</text:p>
          </table:table-cell>
          <table:table-cell office:value-type="float" office:value="2146172" table:style-name="ce7">
            <text:p>2146172</text:p>
          </table:table-cell>
          <table:table-cell table:style-name="ce2"/>
          <table:table-cell office:value-type="string" table:style-name="ce5">
            <text:p>Epoch 7</text:p>
          </table:table-cell>
          <table:table-cell office:value-type="float" office:value="2080748" table:style-name="ce7">
            <text:p>2080748</text:p>
          </table:table-cell>
          <table:table-cell table:style-name="ce2"/>
          <table:table-cell office:value-type="string" table:style-name="ce5">
            <text:p>Epoch 7</text:p>
          </table:table-cell>
          <table:table-cell office:value-type="float" office:value="2108874" table:style-name="ce7">
            <text:p>2108874</text:p>
          </table:table-cell>
          <table:table-cell table:style-name="ce2"/>
          <table:table-cell office:value-type="string" table:style-name="ce5">
            <text:p>Epoch 7</text:p>
          </table:table-cell>
          <table:table-cell office:value-type="float" office:value="2154894" table:style-name="ce7">
            <text:p>2154894</text:p>
          </table:table-cell>
          <table:table-cell table:style-name="ce2"/>
          <table:table-cell office:value-type="string" table:style-name="ce10">
            <text:p>Epoch 7</text:p>
          </table:table-cell>
          <table:table-cell office:value-type="float" office:value="2113426.9333333331" table:formula="of:=AVERAGE([.$CL10];[.$CI10];[.$CF10];[.$CC10];[.$BZ10];[.$BW10];[.$BT10];[.$BQ10];[.$BN10];[.$BK10];[.$BH10];[.$BE10];[.$BB10];[.$AY10];[.$AV10];[.$AS10];[.$AP10];[.$AM10];[.$AJ10];[.$AG10];[.$AD10];[.$AA10];[.$X10];[.$U10];[.$R10];[.$O10];[.$L10];[.$I10];[.$F10];[.$C10])" table:style-name="ce19">
            <text:p>2113427</text:p>
          </table:table-cell>
          <table:table-cell office:value-type="float" office:value="23837.908793570266" table:formula="of:=STDEV([.$CL10];[.$CI10];[.$CF10];[.$CC10];[.$BZ10];[.$BW10];[.$BT10];[.$BQ10];[.$BN10];[.$BK10];[.$BH10];[.$BE10];[.$BB10];[.$AY10];[.$AV10];[.$AS10];[.$AP10];[.$AM10];[.$AJ10];[.$AG10];[.$AD10];[.$AA10];[.$X10];[.$U10];[.$R10];[.$O10];[.$L10];[.$I10];[.$F10];[.$C10])" table:style-name="ce19">
            <text:p>23838</text:p>
          </table:table-cell>
          <table:table-cell table:number-columns-repeated="16290"/>
        </table:table-row>
        <table:table-row table:style-name="ro1">
          <table:table-cell table:style-name="ce2"/>
          <table:table-cell office:value-type="string" table:style-name="ce5">
            <text:p>Epoch 8</text:p>
          </table:table-cell>
          <table:table-cell office:value-type="float" office:value="2107044" table:style-name="ce7">
            <text:p>2107044</text:p>
          </table:table-cell>
          <table:table-cell table:style-name="ce2"/>
          <table:table-cell office:value-type="string" table:style-name="ce5">
            <text:p>Epoch 8</text:p>
          </table:table-cell>
          <table:table-cell office:value-type="float" office:value="2098466" table:style-name="ce7">
            <text:p>2098466</text:p>
          </table:table-cell>
          <table:table-cell table:style-name="ce2"/>
          <table:table-cell office:value-type="string" table:style-name="ce5">
            <text:p>Epoch 8</text:p>
          </table:table-cell>
          <table:table-cell office:value-type="float" office:value="2072674" table:style-name="ce7">
            <text:p>2072674</text:p>
          </table:table-cell>
          <table:table-cell table:style-name="ce2"/>
          <table:table-cell office:value-type="string" table:style-name="ce5">
            <text:p>Epoch 8</text:p>
          </table:table-cell>
          <table:table-cell office:value-type="float" office:value="2112470" table:style-name="ce7">
            <text:p>2112470</text:p>
          </table:table-cell>
          <table:table-cell table:style-name="ce2"/>
          <table:table-cell office:value-type="string" table:style-name="ce5">
            <text:p>Epoch 8</text:p>
          </table:table-cell>
          <table:table-cell office:value-type="float" office:value="2095260" table:style-name="ce7">
            <text:p>2095260</text:p>
          </table:table-cell>
          <table:table-cell table:style-name="ce2"/>
          <table:table-cell office:value-type="string" table:style-name="ce5">
            <text:p>Epoch 8</text:p>
          </table:table-cell>
          <table:table-cell office:value-type="float" office:value="2153646" table:style-name="ce7">
            <text:p>2153646</text:p>
          </table:table-cell>
          <table:table-cell table:style-name="ce2"/>
          <table:table-cell office:value-type="string" table:style-name="ce5">
            <text:p>Epoch 8</text:p>
          </table:table-cell>
          <table:table-cell office:value-type="float" office:value="2070314" table:style-name="ce7">
            <text:p>2070314</text:p>
          </table:table-cell>
          <table:table-cell table:style-name="ce2"/>
          <table:table-cell office:value-type="string" table:style-name="ce5">
            <text:p>Epoch 8</text:p>
          </table:table-cell>
          <table:table-cell office:value-type="float" office:value="2104266" table:style-name="ce7">
            <text:p>2104266</text:p>
          </table:table-cell>
          <table:table-cell table:style-name="ce2"/>
          <table:table-cell office:value-type="string" table:style-name="ce5">
            <text:p>Epoch 8</text:p>
          </table:table-cell>
          <table:table-cell office:value-type="float" office:value="2092362" table:style-name="ce7">
            <text:p>2092362</text:p>
          </table:table-cell>
          <table:table-cell table:style-name="ce2"/>
          <table:table-cell office:value-type="string" table:style-name="ce5">
            <text:p>Epoch 8</text:p>
          </table:table-cell>
          <table:table-cell office:value-type="float" office:value="2071830" table:style-name="ce7">
            <text:p>2071830</text:p>
          </table:table-cell>
          <table:table-cell table:style-name="ce2"/>
          <table:table-cell office:value-type="string" table:style-name="ce5">
            <text:p>Epoch 8</text:p>
          </table:table-cell>
          <table:table-cell office:value-type="float" office:value="2120232" table:style-name="ce7">
            <text:p>2120232</text:p>
          </table:table-cell>
          <table:table-cell table:style-name="ce2"/>
          <table:table-cell office:value-type="string" table:style-name="ce5">
            <text:p>Epoch 8</text:p>
          </table:table-cell>
          <table:table-cell office:value-type="float" office:value="2079572" table:style-name="ce7">
            <text:p>2079572</text:p>
          </table:table-cell>
          <table:table-cell table:style-name="ce2"/>
          <table:table-cell office:value-type="string" table:style-name="ce5">
            <text:p>Epoch 8</text:p>
          </table:table-cell>
          <table:table-cell office:value-type="float" office:value="2137526" table:style-name="ce7">
            <text:p>2137526</text:p>
          </table:table-cell>
          <table:table-cell table:style-name="ce2"/>
          <table:table-cell office:value-type="string" table:style-name="ce5">
            <text:p>Epoch 8</text:p>
          </table:table-cell>
          <table:table-cell office:value-type="float" office:value="2093290" table:style-name="ce7">
            <text:p>2093290</text:p>
          </table:table-cell>
          <table:table-cell table:style-name="ce2"/>
          <table:table-cell office:value-type="string" table:style-name="ce5">
            <text:p>Epoch 8</text:p>
          </table:table-cell>
          <table:table-cell office:value-type="float" office:value="2103546" table:style-name="ce7">
            <text:p>2103546</text:p>
          </table:table-cell>
          <table:table-cell table:style-name="ce2"/>
          <table:table-cell office:value-type="string" table:style-name="ce5">
            <text:p>Epoch 8</text:p>
          </table:table-cell>
          <table:table-cell office:value-type="float" office:value="2108992" table:style-name="ce7">
            <text:p>2108992</text:p>
          </table:table-cell>
          <table:table-cell table:style-name="ce2"/>
          <table:table-cell office:value-type="string" table:style-name="ce5">
            <text:p>Epoch 8</text:p>
          </table:table-cell>
          <table:table-cell office:value-type="float" office:value="2124068" table:style-name="ce7">
            <text:p>2124068</text:p>
          </table:table-cell>
          <table:table-cell table:style-name="ce2"/>
          <table:table-cell office:value-type="string" table:style-name="ce5">
            <text:p>Epoch 8</text:p>
          </table:table-cell>
          <table:table-cell office:value-type="float" office:value="2112796" table:style-name="ce7">
            <text:p>2112796</text:p>
          </table:table-cell>
          <table:table-cell table:style-name="ce2"/>
          <table:table-cell office:value-type="string" table:style-name="ce5">
            <text:p>Epoch 8</text:p>
          </table:table-cell>
          <table:table-cell office:value-type="float" office:value="2095468" table:style-name="ce7">
            <text:p>2095468</text:p>
          </table:table-cell>
          <table:table-cell table:style-name="ce2"/>
          <table:table-cell office:value-type="string" table:style-name="ce5">
            <text:p>Epoch 8</text:p>
          </table:table-cell>
          <table:table-cell office:value-type="float" office:value="2097850" table:style-name="ce7">
            <text:p>2097850</text:p>
          </table:table-cell>
          <table:table-cell table:style-name="ce2"/>
          <table:table-cell office:value-type="string" table:style-name="ce5">
            <text:p>Epoch 8</text:p>
          </table:table-cell>
          <table:table-cell office:value-type="float" office:value="2097480" table:style-name="ce7">
            <text:p>2097480</text:p>
          </table:table-cell>
          <table:table-cell table:style-name="ce2"/>
          <table:table-cell office:value-type="string" table:style-name="ce5">
            <text:p>Epoch 8</text:p>
          </table:table-cell>
          <table:table-cell office:value-type="float" office:value="2137480" table:style-name="ce7">
            <text:p>2137480</text:p>
          </table:table-cell>
          <table:table-cell table:style-name="ce2"/>
          <table:table-cell office:value-type="string" table:style-name="ce5">
            <text:p>Epoch 8</text:p>
          </table:table-cell>
          <table:table-cell office:value-type="float" office:value="2106142" table:style-name="ce7">
            <text:p>2106142</text:p>
          </table:table-cell>
          <table:table-cell table:style-name="ce2"/>
          <table:table-cell office:value-type="string" table:style-name="ce5">
            <text:p>Epoch 8</text:p>
          </table:table-cell>
          <table:table-cell office:value-type="float" office:value="2127376" table:style-name="ce7">
            <text:p>2127376</text:p>
          </table:table-cell>
          <table:table-cell table:style-name="ce2"/>
          <table:table-cell office:value-type="string" table:style-name="ce5">
            <text:p>Epoch 8</text:p>
          </table:table-cell>
          <table:table-cell office:value-type="float" office:value="2107212" table:style-name="ce7">
            <text:p>2107212</text:p>
          </table:table-cell>
          <table:table-cell table:style-name="ce2"/>
          <table:table-cell office:value-type="string" table:style-name="ce5">
            <text:p>Epoch 8</text:p>
          </table:table-cell>
          <table:table-cell office:value-type="float" office:value="2135590" table:style-name="ce7">
            <text:p>2135590</text:p>
          </table:table-cell>
          <table:table-cell table:style-name="ce2"/>
          <table:table-cell office:value-type="string" table:style-name="ce5">
            <text:p>Epoch 8</text:p>
          </table:table-cell>
          <table:table-cell office:value-type="float" office:value="2121052" table:style-name="ce7">
            <text:p>2121052</text:p>
          </table:table-cell>
          <table:table-cell table:style-name="ce2"/>
          <table:table-cell office:value-type="string" table:style-name="ce5">
            <text:p>Epoch 8</text:p>
          </table:table-cell>
          <table:table-cell office:value-type="float" office:value="2074690" table:style-name="ce7">
            <text:p>2074690</text:p>
          </table:table-cell>
          <table:table-cell table:style-name="ce2"/>
          <table:table-cell office:value-type="string" table:style-name="ce5">
            <text:p>Epoch 8</text:p>
          </table:table-cell>
          <table:table-cell office:value-type="float" office:value="2106782" table:style-name="ce7">
            <text:p>2106782</text:p>
          </table:table-cell>
          <table:table-cell table:style-name="ce2"/>
          <table:table-cell office:value-type="string" table:style-name="ce5">
            <text:p>Epoch 8</text:p>
          </table:table-cell>
          <table:table-cell office:value-type="float" office:value="2150366" table:style-name="ce7">
            <text:p>2150366</text:p>
          </table:table-cell>
          <table:table-cell table:style-name="ce2"/>
          <table:table-cell office:value-type="string" table:style-name="ce10">
            <text:p>Epoch 8</text:p>
          </table:table-cell>
          <table:table-cell office:value-type="float" office:value="2107194.7333333334" table:formula="of:=AVERAGE([.$CL11];[.$CI11];[.$CF11];[.$CC11];[.$BZ11];[.$BW11];[.$BT11];[.$BQ11];[.$BN11];[.$BK11];[.$BH11];[.$BE11];[.$BB11];[.$AY11];[.$AV11];[.$AS11];[.$AP11];[.$AM11];[.$AJ11];[.$AG11];[.$AD11];[.$AA11];[.$X11];[.$U11];[.$R11];[.$O11];[.$L11];[.$I11];[.$F11];[.$C11])" table:style-name="ce19">
            <text:p>2107195</text:p>
          </table:table-cell>
          <table:table-cell office:value-type="float" office:value="22266.308431525333" table:formula="of:=STDEV([.$CL11];[.$CI11];[.$CF11];[.$CC11];[.$BZ11];[.$BW11];[.$BT11];[.$BQ11];[.$BN11];[.$BK11];[.$BH11];[.$BE11];[.$BB11];[.$AY11];[.$AV11];[.$AS11];[.$AP11];[.$AM11];[.$AJ11];[.$AG11];[.$AD11];[.$AA11];[.$X11];[.$U11];[.$R11];[.$O11];[.$L11];[.$I11];[.$F11];[.$C11])" table:style-name="ce19">
            <text:p>22266</text:p>
          </table:table-cell>
          <table:table-cell table:number-columns-repeated="16290"/>
        </table:table-row>
        <table:table-row table:style-name="ro1">
          <table:table-cell table:style-name="ce2"/>
          <table:table-cell office:value-type="string" table:style-name="ce5">
            <text:p>Epoch 9</text:p>
          </table:table-cell>
          <table:table-cell office:value-type="float" office:value="2097736" table:style-name="ce7">
            <text:p>2097736</text:p>
          </table:table-cell>
          <table:table-cell table:style-name="ce2"/>
          <table:table-cell office:value-type="string" table:style-name="ce5">
            <text:p>Epoch 9</text:p>
          </table:table-cell>
          <table:table-cell office:value-type="float" office:value="2091892" table:style-name="ce7">
            <text:p>2091892</text:p>
          </table:table-cell>
          <table:table-cell table:style-name="ce2"/>
          <table:table-cell office:value-type="string" table:style-name="ce5">
            <text:p>Epoch 9</text:p>
          </table:table-cell>
          <table:table-cell office:value-type="float" office:value="2070874" table:style-name="ce7">
            <text:p>2070874</text:p>
          </table:table-cell>
          <table:table-cell table:style-name="ce2"/>
          <table:table-cell office:value-type="string" table:style-name="ce5">
            <text:p>Epoch 9</text:p>
          </table:table-cell>
          <table:table-cell office:value-type="float" office:value="2106422" table:style-name="ce7">
            <text:p>2106422</text:p>
          </table:table-cell>
          <table:table-cell table:style-name="ce2"/>
          <table:table-cell office:value-type="string" table:style-name="ce5">
            <text:p>Epoch 9</text:p>
          </table:table-cell>
          <table:table-cell office:value-type="float" office:value="2076644" table:style-name="ce7">
            <text:p>2076644</text:p>
          </table:table-cell>
          <table:table-cell table:style-name="ce2"/>
          <table:table-cell office:value-type="string" table:style-name="ce5">
            <text:p>Epoch 9</text:p>
          </table:table-cell>
          <table:table-cell office:value-type="float" office:value="2143796" table:style-name="ce7">
            <text:p>2143796</text:p>
          </table:table-cell>
          <table:table-cell table:style-name="ce2"/>
          <table:table-cell office:value-type="string" table:style-name="ce5">
            <text:p>Epoch 9</text:p>
          </table:table-cell>
          <table:table-cell office:value-type="float" office:value="2066358" table:style-name="ce7">
            <text:p>2066358</text:p>
          </table:table-cell>
          <table:table-cell table:style-name="ce2"/>
          <table:table-cell office:value-type="string" table:style-name="ce5">
            <text:p>Epoch 9</text:p>
          </table:table-cell>
          <table:table-cell office:value-type="float" office:value="2102196" table:style-name="ce7">
            <text:p>2102196</text:p>
          </table:table-cell>
          <table:table-cell table:style-name="ce2"/>
          <table:table-cell office:value-type="string" table:style-name="ce5">
            <text:p>Epoch 9</text:p>
          </table:table-cell>
          <table:table-cell office:value-type="float" office:value="2087146" table:style-name="ce7">
            <text:p>2087146</text:p>
          </table:table-cell>
          <table:table-cell table:style-name="ce2"/>
          <table:table-cell office:value-type="string" table:style-name="ce5">
            <text:p>Epoch 9</text:p>
          </table:table-cell>
          <table:table-cell office:value-type="float" office:value="2065394" table:style-name="ce7">
            <text:p>2065394</text:p>
          </table:table-cell>
          <table:table-cell table:style-name="ce2"/>
          <table:table-cell office:value-type="string" table:style-name="ce5">
            <text:p>Epoch 9</text:p>
          </table:table-cell>
          <table:table-cell office:value-type="float" office:value="2115338" table:style-name="ce7">
            <text:p>2115338</text:p>
          </table:table-cell>
          <table:table-cell table:style-name="ce2"/>
          <table:table-cell office:value-type="string" table:style-name="ce5">
            <text:p>Epoch 9</text:p>
          </table:table-cell>
          <table:table-cell office:value-type="float" office:value="2079034" table:style-name="ce7">
            <text:p>2079034</text:p>
          </table:table-cell>
          <table:table-cell table:style-name="ce2"/>
          <table:table-cell office:value-type="string" table:style-name="ce5">
            <text:p>Epoch 9</text:p>
          </table:table-cell>
          <table:table-cell office:value-type="float" office:value="2135364" table:style-name="ce7">
            <text:p>2135364</text:p>
          </table:table-cell>
          <table:table-cell table:style-name="ce2"/>
          <table:table-cell office:value-type="string" table:style-name="ce5">
            <text:p>Epoch 9</text:p>
          </table:table-cell>
          <table:table-cell office:value-type="float" office:value="2070650" table:style-name="ce7">
            <text:p>2070650</text:p>
          </table:table-cell>
          <table:table-cell table:style-name="ce2"/>
          <table:table-cell office:value-type="string" table:style-name="ce5">
            <text:p>Epoch 9</text:p>
          </table:table-cell>
          <table:table-cell office:value-type="float" office:value="2100092" table:style-name="ce7">
            <text:p>2100092</text:p>
          </table:table-cell>
          <table:table-cell table:style-name="ce2"/>
          <table:table-cell office:value-type="string" table:style-name="ce5">
            <text:p>Epoch 9</text:p>
          </table:table-cell>
          <table:table-cell office:value-type="float" office:value="2105716" table:style-name="ce7">
            <text:p>2105716</text:p>
          </table:table-cell>
          <table:table-cell table:style-name="ce2"/>
          <table:table-cell office:value-type="string" table:style-name="ce5">
            <text:p>Epoch 9</text:p>
          </table:table-cell>
          <table:table-cell office:value-type="float" office:value="2111156" table:style-name="ce7">
            <text:p>2111156</text:p>
          </table:table-cell>
          <table:table-cell table:style-name="ce2"/>
          <table:table-cell office:value-type="string" table:style-name="ce5">
            <text:p>Epoch 9</text:p>
          </table:table-cell>
          <table:table-cell office:value-type="float" office:value="2106520" table:style-name="ce7">
            <text:p>2106520</text:p>
          </table:table-cell>
          <table:table-cell table:style-name="ce2"/>
          <table:table-cell office:value-type="string" table:style-name="ce5">
            <text:p>Epoch 9</text:p>
          </table:table-cell>
          <table:table-cell office:value-type="float" office:value="2073206" table:style-name="ce7">
            <text:p>2073206</text:p>
          </table:table-cell>
          <table:table-cell table:style-name="ce2"/>
          <table:table-cell office:value-type="string" table:style-name="ce5">
            <text:p>Epoch 9</text:p>
          </table:table-cell>
          <table:table-cell office:value-type="float" office:value="2095858" table:style-name="ce7">
            <text:p>2095858</text:p>
          </table:table-cell>
          <table:table-cell table:style-name="ce2"/>
          <table:table-cell office:value-type="string" table:style-name="ce5">
            <text:p>Epoch 9</text:p>
          </table:table-cell>
          <table:table-cell office:value-type="float" office:value="2086666" table:style-name="ce7">
            <text:p>2086666</text:p>
          </table:table-cell>
          <table:table-cell table:style-name="ce2"/>
          <table:table-cell office:value-type="string" table:style-name="ce5">
            <text:p>Epoch 9</text:p>
          </table:table-cell>
          <table:table-cell office:value-type="float" office:value="2127446" table:style-name="ce7">
            <text:p>2127446</text:p>
          </table:table-cell>
          <table:table-cell table:style-name="ce2"/>
          <table:table-cell office:value-type="string" table:style-name="ce5">
            <text:p>Epoch 9</text:p>
          </table:table-cell>
          <table:table-cell office:value-type="float" office:value="2096514" table:style-name="ce7">
            <text:p>2096514</text:p>
          </table:table-cell>
          <table:table-cell table:style-name="ce2"/>
          <table:table-cell office:value-type="string" table:style-name="ce5">
            <text:p>Epoch 9</text:p>
          </table:table-cell>
          <table:table-cell office:value-type="float" office:value="2111894" table:style-name="ce7">
            <text:p>2111894</text:p>
          </table:table-cell>
          <table:table-cell table:style-name="ce2"/>
          <table:table-cell office:value-type="string" table:style-name="ce5">
            <text:p>Epoch 9</text:p>
          </table:table-cell>
          <table:table-cell office:value-type="float" office:value="2090392" table:style-name="ce7">
            <text:p>2090392</text:p>
          </table:table-cell>
          <table:table-cell table:style-name="ce2"/>
          <table:table-cell office:value-type="string" table:style-name="ce5">
            <text:p>Epoch 9</text:p>
          </table:table-cell>
          <table:table-cell office:value-type="float" office:value="2130380" table:style-name="ce7">
            <text:p>2130380</text:p>
          </table:table-cell>
          <table:table-cell table:style-name="ce2"/>
          <table:table-cell office:value-type="string" table:style-name="ce5">
            <text:p>Epoch 9</text:p>
          </table:table-cell>
          <table:table-cell office:value-type="float" office:value="2101816" table:style-name="ce7">
            <text:p>2101816</text:p>
          </table:table-cell>
          <table:table-cell table:style-name="ce2"/>
          <table:table-cell office:value-type="string" table:style-name="ce5">
            <text:p>Epoch 9</text:p>
          </table:table-cell>
          <table:table-cell office:value-type="float" office:value="2058306" table:style-name="ce7">
            <text:p>2058306</text:p>
          </table:table-cell>
          <table:table-cell table:style-name="ce2"/>
          <table:table-cell office:value-type="string" table:style-name="ce5">
            <text:p>Epoch 9</text:p>
          </table:table-cell>
          <table:table-cell office:value-type="float" office:value="2092468" table:style-name="ce7">
            <text:p>2092468</text:p>
          </table:table-cell>
          <table:table-cell table:style-name="ce2"/>
          <table:table-cell office:value-type="string" table:style-name="ce5">
            <text:p>Epoch 9</text:p>
          </table:table-cell>
          <table:table-cell office:value-type="float" office:value="2133484" table:style-name="ce7">
            <text:p>2133484</text:p>
          </table:table-cell>
          <table:table-cell table:style-name="ce2"/>
          <table:table-cell office:value-type="string" table:style-name="ce10">
            <text:p>Epoch 9</text:p>
          </table:table-cell>
          <table:table-cell office:value-type="float" office:value="2097691.9333333331" table:formula="of:=AVERAGE([.$CL12];[.$CI12];[.$CF12];[.$CC12];[.$BZ12];[.$BW12];[.$BT12];[.$BQ12];[.$BN12];[.$BK12];[.$BH12];[.$BE12];[.$BB12];[.$AY12];[.$AV12];[.$AS12];[.$AP12];[.$AM12];[.$AJ12];[.$AG12];[.$AD12];[.$AA12];[.$X12];[.$U12];[.$R12];[.$O12];[.$L12];[.$I12];[.$F12];[.$C12])" table:style-name="ce19">
            <text:p>2097692</text:p>
          </table:table-cell>
          <table:table-cell office:value-type="float" office:value="22364.344501033771" table:formula="of:=STDEV([.$CL12];[.$CI12];[.$CF12];[.$CC12];[.$BZ12];[.$BW12];[.$BT12];[.$BQ12];[.$BN12];[.$BK12];[.$BH12];[.$BE12];[.$BB12];[.$AY12];[.$AV12];[.$AS12];[.$AP12];[.$AM12];[.$AJ12];[.$AG12];[.$AD12];[.$AA12];[.$X12];[.$U12];[.$R12];[.$O12];[.$L12];[.$I12];[.$F12];[.$C12])" table:style-name="ce19">
            <text:p>22364</text:p>
          </table:table-cell>
          <table:table-cell table:number-columns-repeated="16290"/>
        </table:table-row>
        <table:table-row table:style-name="ro1">
          <table:table-cell table:style-name="ce2"/>
          <table:table-cell office:value-type="string" table:style-name="ce5">
            <text:p>Epoch 10</text:p>
          </table:table-cell>
          <table:table-cell office:value-type="float" office:value="2085586" table:style-name="ce7">
            <text:p>2085586</text:p>
          </table:table-cell>
          <table:table-cell table:style-name="ce2"/>
          <table:table-cell office:value-type="string" table:style-name="ce5">
            <text:p>Epoch 10</text:p>
          </table:table-cell>
          <table:table-cell office:value-type="float" office:value="2085110" table:style-name="ce7">
            <text:p>2085110</text:p>
          </table:table-cell>
          <table:table-cell table:style-name="ce2"/>
          <table:table-cell office:value-type="string" table:style-name="ce5">
            <text:p>Epoch 10</text:p>
          </table:table-cell>
          <table:table-cell office:value-type="float" office:value="2068064" table:style-name="ce7">
            <text:p>2068064</text:p>
          </table:table-cell>
          <table:table-cell table:style-name="ce2"/>
          <table:table-cell office:value-type="string" table:style-name="ce5">
            <text:p>Epoch 10</text:p>
          </table:table-cell>
          <table:table-cell office:value-type="float" office:value="2099470" table:style-name="ce7">
            <text:p>2099470</text:p>
          </table:table-cell>
          <table:table-cell table:style-name="ce2"/>
          <table:table-cell office:value-type="string" table:style-name="ce5">
            <text:p>Epoch 10</text:p>
          </table:table-cell>
          <table:table-cell office:value-type="float" office:value="2065632" table:style-name="ce7">
            <text:p>2065632</text:p>
          </table:table-cell>
          <table:table-cell table:style-name="ce2"/>
          <table:table-cell office:value-type="string" table:style-name="ce5">
            <text:p>Epoch 10</text:p>
          </table:table-cell>
          <table:table-cell office:value-type="float" office:value="2136340" table:style-name="ce7">
            <text:p>2136340</text:p>
          </table:table-cell>
          <table:table-cell table:style-name="ce2"/>
          <table:table-cell office:value-type="string" table:style-name="ce5">
            <text:p>Epoch 10</text:p>
          </table:table-cell>
          <table:table-cell office:value-type="float" office:value="2064860" table:style-name="ce7">
            <text:p>2064860</text:p>
          </table:table-cell>
          <table:table-cell table:style-name="ce2"/>
          <table:table-cell office:value-type="string" table:style-name="ce5">
            <text:p>Epoch 10</text:p>
          </table:table-cell>
          <table:table-cell office:value-type="float" office:value="2095592" table:style-name="ce7">
            <text:p>2095592</text:p>
          </table:table-cell>
          <table:table-cell table:style-name="ce2"/>
          <table:table-cell office:value-type="string" table:style-name="ce5">
            <text:p>Epoch 10</text:p>
          </table:table-cell>
          <table:table-cell office:value-type="float" office:value="2084396" table:style-name="ce7">
            <text:p>2084396</text:p>
          </table:table-cell>
          <table:table-cell table:style-name="ce2"/>
          <table:table-cell office:value-type="string" table:style-name="ce5">
            <text:p>Epoch 10</text:p>
          </table:table-cell>
          <table:table-cell office:value-type="float" office:value="2056514" table:style-name="ce7">
            <text:p>2056514</text:p>
          </table:table-cell>
          <table:table-cell table:style-name="ce2"/>
          <table:table-cell office:value-type="string" table:style-name="ce5">
            <text:p>Epoch 10</text:p>
          </table:table-cell>
          <table:table-cell office:value-type="float" office:value="2103050" table:style-name="ce7">
            <text:p>2103050</text:p>
          </table:table-cell>
          <table:table-cell table:style-name="ce2"/>
          <table:table-cell office:value-type="string" table:style-name="ce5">
            <text:p>Epoch 10</text:p>
          </table:table-cell>
          <table:table-cell office:value-type="float" office:value="2069554" table:style-name="ce7">
            <text:p>2069554</text:p>
          </table:table-cell>
          <table:table-cell table:style-name="ce2"/>
          <table:table-cell office:value-type="string" table:style-name="ce5">
            <text:p>Epoch 10</text:p>
          </table:table-cell>
          <table:table-cell office:value-type="float" office:value="2128554" table:style-name="ce7">
            <text:p>2128554</text:p>
          </table:table-cell>
          <table:table-cell table:style-name="ce2"/>
          <table:table-cell office:value-type="string" table:style-name="ce5">
            <text:p>Epoch 10</text:p>
          </table:table-cell>
          <table:table-cell office:value-type="float" office:value="2063564" table:style-name="ce7">
            <text:p>2063564</text:p>
          </table:table-cell>
          <table:table-cell table:style-name="ce2"/>
          <table:table-cell office:value-type="string" table:style-name="ce5">
            <text:p>Epoch 10</text:p>
          </table:table-cell>
          <table:table-cell office:value-type="float" office:value="2098546" table:style-name="ce7">
            <text:p>2098546</text:p>
          </table:table-cell>
          <table:table-cell table:style-name="ce2"/>
          <table:table-cell office:value-type="string" table:style-name="ce5">
            <text:p>Epoch 10</text:p>
          </table:table-cell>
          <table:table-cell office:value-type="float" office:value="2092522" table:style-name="ce7">
            <text:p>2092522</text:p>
          </table:table-cell>
          <table:table-cell table:style-name="ce2"/>
          <table:table-cell office:value-type="string" table:style-name="ce5">
            <text:p>Epoch 10</text:p>
          </table:table-cell>
          <table:table-cell office:value-type="float" office:value="2094524" table:style-name="ce7">
            <text:p>2094524</text:p>
          </table:table-cell>
          <table:table-cell table:style-name="ce2"/>
          <table:table-cell office:value-type="string" table:style-name="ce5">
            <text:p>Epoch 10</text:p>
          </table:table-cell>
          <table:table-cell office:value-type="float" office:value="2095764" table:style-name="ce7">
            <text:p>2095764</text:p>
          </table:table-cell>
          <table:table-cell table:style-name="ce2"/>
          <table:table-cell office:value-type="string" table:style-name="ce5">
            <text:p>Epoch 10</text:p>
          </table:table-cell>
          <table:table-cell office:value-type="float" office:value="2069184" table:style-name="ce7">
            <text:p>2069184</text:p>
          </table:table-cell>
          <table:table-cell table:style-name="ce2"/>
          <table:table-cell office:value-type="string" table:style-name="ce5">
            <text:p>Epoch 10</text:p>
          </table:table-cell>
          <table:table-cell office:value-type="float" office:value="2062942" table:style-name="ce7">
            <text:p>2062942</text:p>
          </table:table-cell>
          <table:table-cell table:style-name="ce2"/>
          <table:table-cell office:value-type="string" table:style-name="ce5">
            <text:p>Epoch 10</text:p>
          </table:table-cell>
          <table:table-cell office:value-type="float" office:value="2085190" table:style-name="ce7">
            <text:p>2085190</text:p>
          </table:table-cell>
          <table:table-cell table:style-name="ce2"/>
          <table:table-cell office:value-type="string" table:style-name="ce5">
            <text:p>Epoch 10</text:p>
          </table:table-cell>
          <table:table-cell office:value-type="float" office:value="2116396" table:style-name="ce7">
            <text:p>2116396</text:p>
          </table:table-cell>
          <table:table-cell table:style-name="ce2"/>
          <table:table-cell office:value-type="string" table:style-name="ce5">
            <text:p>Epoch 10</text:p>
          </table:table-cell>
          <table:table-cell office:value-type="float" office:value="2080024" table:style-name="ce7">
            <text:p>2080024</text:p>
          </table:table-cell>
          <table:table-cell table:style-name="ce2"/>
          <table:table-cell office:value-type="string" table:style-name="ce5">
            <text:p>Epoch 10</text:p>
          </table:table-cell>
          <table:table-cell office:value-type="float" office:value="2111702" table:style-name="ce7">
            <text:p>2111702</text:p>
          </table:table-cell>
          <table:table-cell table:style-name="ce2"/>
          <table:table-cell office:value-type="string" table:style-name="ce5">
            <text:p>Epoch 10</text:p>
          </table:table-cell>
          <table:table-cell office:value-type="float" office:value="2075156" table:style-name="ce7">
            <text:p>2075156</text:p>
          </table:table-cell>
          <table:table-cell table:style-name="ce2"/>
          <table:table-cell office:value-type="string" table:style-name="ce5">
            <text:p>Epoch 10</text:p>
          </table:table-cell>
          <table:table-cell office:value-type="float" office:value="2124190" table:style-name="ce7">
            <text:p>2124190</text:p>
          </table:table-cell>
          <table:table-cell table:style-name="ce2"/>
          <table:table-cell office:value-type="string" table:style-name="ce5">
            <text:p>Epoch 10</text:p>
          </table:table-cell>
          <table:table-cell office:value-type="float" office:value="2094192" table:style-name="ce7">
            <text:p>2094192</text:p>
          </table:table-cell>
          <table:table-cell table:style-name="ce2"/>
          <table:table-cell office:value-type="string" table:style-name="ce5">
            <text:p>Epoch 10</text:p>
          </table:table-cell>
          <table:table-cell office:value-type="float" office:value="2045830" table:style-name="ce7">
            <text:p>2045830</text:p>
          </table:table-cell>
          <table:table-cell table:style-name="ce2"/>
          <table:table-cell office:value-type="string" table:style-name="ce5">
            <text:p>Epoch 10</text:p>
          </table:table-cell>
          <table:table-cell office:value-type="float" office:value="2079726" table:style-name="ce7">
            <text:p>2079726</text:p>
          </table:table-cell>
          <table:table-cell table:style-name="ce2"/>
          <table:table-cell office:value-type="string" table:style-name="ce5">
            <text:p>Epoch 10</text:p>
          </table:table-cell>
          <table:table-cell office:value-type="float" office:value="2118334" table:style-name="ce7">
            <text:p>2118334</text:p>
          </table:table-cell>
          <table:table-cell table:style-name="ce2"/>
          <table:table-cell office:value-type="string" table:style-name="ce10">
            <text:p>Epoch 10</text:p>
          </table:table-cell>
          <table:table-cell office:value-type="float" office:value="2088350.2666666666" table:formula="of:=AVERAGE([.$CL13];[.$CI13];[.$CF13];[.$CC13];[.$BZ13];[.$BW13];[.$BT13];[.$BQ13];[.$BN13];[.$BK13];[.$BH13];[.$BE13];[.$BB13];[.$AY13];[.$AV13];[.$AS13];[.$AP13];[.$AM13];[.$AJ13];[.$AG13];[.$AD13];[.$AA13];[.$X13];[.$U13];[.$R13];[.$O13];[.$L13];[.$I13];[.$F13];[.$C13])" table:style-name="ce19">
            <text:p>2088350</text:p>
          </table:table-cell>
          <table:table-cell office:value-type="float" office:value="22528.582334345901" table:formula="of:=STDEV([.$CL13];[.$CI13];[.$CF13];[.$CC13];[.$BZ13];[.$BW13];[.$BT13];[.$BQ13];[.$BN13];[.$BK13];[.$BH13];[.$BE13];[.$BB13];[.$AY13];[.$AV13];[.$AS13];[.$AP13];[.$AM13];[.$AJ13];[.$AG13];[.$AD13];[.$AA13];[.$X13];[.$U13];[.$R13];[.$O13];[.$L13];[.$I13];[.$F13];[.$C13])" table:style-name="ce19">
            <text:p>22529</text:p>
          </table:table-cell>
          <table:table-cell table:number-columns-repeated="16290"/>
        </table:table-row>
        <table:table-row table:style-name="ro1">
          <table:table-cell table:style-name="ce2"/>
          <table:table-cell office:value-type="string" table:style-name="ce5">
            <text:p>Epoch 11</text:p>
          </table:table-cell>
          <table:table-cell office:value-type="float" office:value="2080712" table:style-name="ce7">
            <text:p>2080712</text:p>
          </table:table-cell>
          <table:table-cell table:style-name="ce2"/>
          <table:table-cell office:value-type="string" table:style-name="ce5">
            <text:p>Epoch 11</text:p>
          </table:table-cell>
          <table:table-cell office:value-type="float" office:value="2078966" table:style-name="ce7">
            <text:p>2078966</text:p>
          </table:table-cell>
          <table:table-cell table:style-name="ce2"/>
          <table:table-cell office:value-type="string" table:style-name="ce5">
            <text:p>Epoch 11</text:p>
          </table:table-cell>
          <table:table-cell office:value-type="float" office:value="2061624" table:style-name="ce7">
            <text:p>2061624</text:p>
          </table:table-cell>
          <table:table-cell table:style-name="ce2"/>
          <table:table-cell office:value-type="string" table:style-name="ce5">
            <text:p>Epoch 11</text:p>
          </table:table-cell>
          <table:table-cell office:value-type="float" office:value="2087444" table:style-name="ce7">
            <text:p>2087444</text:p>
          </table:table-cell>
          <table:table-cell table:style-name="ce2"/>
          <table:table-cell office:value-type="string" table:style-name="ce5">
            <text:p>Epoch 11</text:p>
          </table:table-cell>
          <table:table-cell office:value-type="float" office:value="2056484" table:style-name="ce7">
            <text:p>2056484</text:p>
          </table:table-cell>
          <table:table-cell table:style-name="ce2"/>
          <table:table-cell office:value-type="string" table:style-name="ce5">
            <text:p>Epoch 11</text:p>
          </table:table-cell>
          <table:table-cell office:value-type="float" office:value="2133194" table:style-name="ce7">
            <text:p>2133194</text:p>
          </table:table-cell>
          <table:table-cell table:style-name="ce2"/>
          <table:table-cell office:value-type="string" table:style-name="ce5">
            <text:p>Epoch 11</text:p>
          </table:table-cell>
          <table:table-cell office:value-type="float" office:value="2063952" table:style-name="ce7">
            <text:p>2063952</text:p>
          </table:table-cell>
          <table:table-cell table:style-name="ce2"/>
          <table:table-cell office:value-type="string" table:style-name="ce5">
            <text:p>Epoch 11</text:p>
          </table:table-cell>
          <table:table-cell office:value-type="float" office:value="2093518" table:style-name="ce7">
            <text:p>2093518</text:p>
          </table:table-cell>
          <table:table-cell table:style-name="ce2"/>
          <table:table-cell office:value-type="string" table:style-name="ce5">
            <text:p>Epoch 11</text:p>
          </table:table-cell>
          <table:table-cell office:value-type="float" office:value="2072696" table:style-name="ce7">
            <text:p>2072696</text:p>
          </table:table-cell>
          <table:table-cell table:style-name="ce2"/>
          <table:table-cell office:value-type="string" table:style-name="ce5">
            <text:p>Epoch 11</text:p>
          </table:table-cell>
          <table:table-cell office:value-type="float" office:value="2041996" table:style-name="ce7">
            <text:p>2041996</text:p>
          </table:table-cell>
          <table:table-cell table:style-name="ce2"/>
          <table:table-cell office:value-type="string" table:style-name="ce5">
            <text:p>Epoch 11</text:p>
          </table:table-cell>
          <table:table-cell office:value-type="float" office:value="2087118" table:style-name="ce7">
            <text:p>2087118</text:p>
          </table:table-cell>
          <table:table-cell table:style-name="ce2"/>
          <table:table-cell office:value-type="string" table:style-name="ce5">
            <text:p>Epoch 11</text:p>
          </table:table-cell>
          <table:table-cell office:value-type="float" office:value="2056294" table:style-name="ce7">
            <text:p>2056294</text:p>
          </table:table-cell>
          <table:table-cell table:style-name="ce2"/>
          <table:table-cell office:value-type="string" table:style-name="ce5">
            <text:p>Epoch 11</text:p>
          </table:table-cell>
          <table:table-cell office:value-type="float" office:value="2122220" table:style-name="ce7">
            <text:p>2122220</text:p>
          </table:table-cell>
          <table:table-cell table:style-name="ce2"/>
          <table:table-cell office:value-type="string" table:style-name="ce5">
            <text:p>Epoch 11</text:p>
          </table:table-cell>
          <table:table-cell office:value-type="float" office:value="2060164" table:style-name="ce7">
            <text:p>2060164</text:p>
          </table:table-cell>
          <table:table-cell table:style-name="ce2"/>
          <table:table-cell office:value-type="string" table:style-name="ce5">
            <text:p>Epoch 11</text:p>
          </table:table-cell>
          <table:table-cell office:value-type="float" office:value="2094070" table:style-name="ce7">
            <text:p>2094070</text:p>
          </table:table-cell>
          <table:table-cell table:style-name="ce2"/>
          <table:table-cell office:value-type="string" table:style-name="ce5">
            <text:p>Epoch 11</text:p>
          </table:table-cell>
          <table:table-cell office:value-type="float" office:value="2082820" table:style-name="ce7">
            <text:p>2082820</text:p>
          </table:table-cell>
          <table:table-cell table:style-name="ce2"/>
          <table:table-cell office:value-type="string" table:style-name="ce5">
            <text:p>Epoch 11</text:p>
          </table:table-cell>
          <table:table-cell office:value-type="float" office:value="2092766" table:style-name="ce7">
            <text:p>2092766</text:p>
          </table:table-cell>
          <table:table-cell table:style-name="ce2"/>
          <table:table-cell office:value-type="string" table:style-name="ce5">
            <text:p>Epoch 11</text:p>
          </table:table-cell>
          <table:table-cell office:value-type="float" office:value="2095586" table:style-name="ce7">
            <text:p>2095586</text:p>
          </table:table-cell>
          <table:table-cell table:style-name="ce2"/>
          <table:table-cell office:value-type="string" table:style-name="ce5">
            <text:p>Epoch 11</text:p>
          </table:table-cell>
          <table:table-cell office:value-type="float" office:value="2066616" table:style-name="ce7">
            <text:p>2066616</text:p>
          </table:table-cell>
          <table:table-cell table:style-name="ce2"/>
          <table:table-cell office:value-type="string" table:style-name="ce5">
            <text:p>Epoch 11</text:p>
          </table:table-cell>
          <table:table-cell office:value-type="float" office:value="2062094" table:style-name="ce7">
            <text:p>2062094</text:p>
          </table:table-cell>
          <table:table-cell table:style-name="ce2"/>
          <table:table-cell office:value-type="string" table:style-name="ce5">
            <text:p>Epoch 11</text:p>
          </table:table-cell>
          <table:table-cell office:value-type="float" office:value="2077790" table:style-name="ce7">
            <text:p>2077790</text:p>
          </table:table-cell>
          <table:table-cell table:style-name="ce2"/>
          <table:table-cell office:value-type="string" table:style-name="ce5">
            <text:p>Epoch 11</text:p>
          </table:table-cell>
          <table:table-cell office:value-type="float" office:value="2108232" table:style-name="ce7">
            <text:p>2108232</text:p>
          </table:table-cell>
          <table:table-cell table:style-name="ce2"/>
          <table:table-cell office:value-type="string" table:style-name="ce5">
            <text:p>Epoch 11</text:p>
          </table:table-cell>
          <table:table-cell office:value-type="float" office:value="2074446" table:style-name="ce7">
            <text:p>2074446</text:p>
          </table:table-cell>
          <table:table-cell table:style-name="ce2"/>
          <table:table-cell office:value-type="string" table:style-name="ce5">
            <text:p>Epoch 11</text:p>
          </table:table-cell>
          <table:table-cell office:value-type="float" office:value="2103382" table:style-name="ce7">
            <text:p>2103382</text:p>
          </table:table-cell>
          <table:table-cell table:style-name="ce2"/>
          <table:table-cell office:value-type="string" table:style-name="ce5">
            <text:p>Epoch 11</text:p>
          </table:table-cell>
          <table:table-cell office:value-type="float" office:value="2071602" table:style-name="ce7">
            <text:p>2071602</text:p>
          </table:table-cell>
          <table:table-cell table:style-name="ce2"/>
          <table:table-cell office:value-type="string" table:style-name="ce5">
            <text:p>Epoch 11</text:p>
          </table:table-cell>
          <table:table-cell office:value-type="float" office:value="2123886" table:style-name="ce7">
            <text:p>2123886</text:p>
          </table:table-cell>
          <table:table-cell table:style-name="ce2"/>
          <table:table-cell office:value-type="string" table:style-name="ce5">
            <text:p>Epoch 11</text:p>
          </table:table-cell>
          <table:table-cell office:value-type="float" office:value="2086428" table:style-name="ce7">
            <text:p>2086428</text:p>
          </table:table-cell>
          <table:table-cell table:style-name="ce2"/>
          <table:table-cell office:value-type="string" table:style-name="ce5">
            <text:p>Epoch 11</text:p>
          </table:table-cell>
          <table:table-cell office:value-type="float" office:value="2042834" table:style-name="ce7">
            <text:p>2042834</text:p>
          </table:table-cell>
          <table:table-cell table:style-name="ce2"/>
          <table:table-cell office:value-type="string" table:style-name="ce5">
            <text:p>Epoch 11</text:p>
          </table:table-cell>
          <table:table-cell office:value-type="float" office:value="2073410" table:style-name="ce7">
            <text:p>2073410</text:p>
          </table:table-cell>
          <table:table-cell table:style-name="ce2"/>
          <table:table-cell office:value-type="string" table:style-name="ce5">
            <text:p>Epoch 11</text:p>
          </table:table-cell>
          <table:table-cell office:value-type="float" office:value="2096940" table:style-name="ce7">
            <text:p>2096940</text:p>
          </table:table-cell>
          <table:table-cell table:style-name="ce2"/>
          <table:table-cell office:value-type="string" table:style-name="ce10">
            <text:p>Epoch 11</text:p>
          </table:table-cell>
          <table:table-cell office:value-type="float" office:value="2081642.8" table:formula="of:=AVERAGE([.$CL14];[.$CI14];[.$CF14];[.$CC14];[.$BZ14];[.$BW14];[.$BT14];[.$BQ14];[.$BN14];[.$BK14];[.$BH14];[.$BE14];[.$BB14];[.$AY14];[.$AV14];[.$AS14];[.$AP14];[.$AM14];[.$AJ14];[.$AG14];[.$AD14];[.$AA14];[.$X14];[.$U14];[.$R14];[.$O14];[.$L14];[.$I14];[.$F14];[.$C14])" table:style-name="ce19">
            <text:p>2081643</text:p>
          </table:table-cell>
          <table:table-cell office:value-type="float" office:value="22486.36507385048" table:formula="of:=STDEV([.$CL14];[.$CI14];[.$CF14];[.$CC14];[.$BZ14];[.$BW14];[.$BT14];[.$BQ14];[.$BN14];[.$BK14];[.$BH14];[.$BE14];[.$BB14];[.$AY14];[.$AV14];[.$AS14];[.$AP14];[.$AM14];[.$AJ14];[.$AG14];[.$AD14];[.$AA14];[.$X14];[.$U14];[.$R14];[.$O14];[.$L14];[.$I14];[.$F14];[.$C14])" table:style-name="ce19">
            <text:p>22486</text:p>
          </table:table-cell>
          <table:table-cell table:number-columns-repeated="16290"/>
        </table:table-row>
        <table:table-row table:style-name="ro1">
          <table:table-cell table:style-name="ce2"/>
          <table:table-cell office:value-type="string" table:style-name="ce5">
            <text:p>Epoch 12</text:p>
          </table:table-cell>
          <table:table-cell office:value-type="float" office:value="2077972" table:style-name="ce7">
            <text:p>2077972</text:p>
          </table:table-cell>
          <table:table-cell table:style-name="ce2"/>
          <table:table-cell office:value-type="string" table:style-name="ce5">
            <text:p>Epoch 12</text:p>
          </table:table-cell>
          <table:table-cell office:value-type="float" office:value="2060522" table:style-name="ce7">
            <text:p>2060522</text:p>
          </table:table-cell>
          <table:table-cell table:style-name="ce2"/>
          <table:table-cell office:value-type="string" table:style-name="ce5">
            <text:p>Epoch 12</text:p>
          </table:table-cell>
          <table:table-cell office:value-type="float" office:value="2050824" table:style-name="ce7">
            <text:p>2050824</text:p>
          </table:table-cell>
          <table:table-cell table:style-name="ce2"/>
          <table:table-cell office:value-type="string" table:style-name="ce5">
            <text:p>Epoch 12</text:p>
          </table:table-cell>
          <table:table-cell office:value-type="float" office:value="2086736" table:style-name="ce7">
            <text:p>2086736</text:p>
          </table:table-cell>
          <table:table-cell table:style-name="ce2"/>
          <table:table-cell office:value-type="string" table:style-name="ce5">
            <text:p>Epoch 12</text:p>
          </table:table-cell>
          <table:table-cell office:value-type="float" office:value="2055912" table:style-name="ce7">
            <text:p>2055912</text:p>
          </table:table-cell>
          <table:table-cell table:style-name="ce2"/>
          <table:table-cell office:value-type="string" table:style-name="ce5">
            <text:p>Epoch 12</text:p>
          </table:table-cell>
          <table:table-cell office:value-type="float" office:value="2125640" table:style-name="ce7">
            <text:p>2125640</text:p>
          </table:table-cell>
          <table:table-cell table:style-name="ce2"/>
          <table:table-cell office:value-type="string" table:style-name="ce5">
            <text:p>Epoch 12</text:p>
          </table:table-cell>
          <table:table-cell office:value-type="float" office:value="2059942" table:style-name="ce7">
            <text:p>2059942</text:p>
          </table:table-cell>
          <table:table-cell table:style-name="ce2"/>
          <table:table-cell office:value-type="string" table:style-name="ce5">
            <text:p>Epoch 12</text:p>
          </table:table-cell>
          <table:table-cell office:value-type="float" office:value="2088928" table:style-name="ce7">
            <text:p>2088928</text:p>
          </table:table-cell>
          <table:table-cell table:style-name="ce2"/>
          <table:table-cell office:value-type="string" table:style-name="ce5">
            <text:p>Epoch 12</text:p>
          </table:table-cell>
          <table:table-cell office:value-type="float" office:value="2066692" table:style-name="ce7">
            <text:p>2066692</text:p>
          </table:table-cell>
          <table:table-cell table:style-name="ce2"/>
          <table:table-cell office:value-type="string" table:style-name="ce5">
            <text:p>Epoch 12</text:p>
          </table:table-cell>
          <table:table-cell office:value-type="float" office:value="2041848" table:style-name="ce7">
            <text:p>2041848</text:p>
          </table:table-cell>
          <table:table-cell table:style-name="ce2"/>
          <table:table-cell office:value-type="string" table:style-name="ce5">
            <text:p>Epoch 12</text:p>
          </table:table-cell>
          <table:table-cell office:value-type="float" office:value="2086034" table:style-name="ce7">
            <text:p>2086034</text:p>
          </table:table-cell>
          <table:table-cell table:style-name="ce2"/>
          <table:table-cell office:value-type="string" table:style-name="ce5">
            <text:p>Epoch 12</text:p>
          </table:table-cell>
          <table:table-cell office:value-type="float" office:value="2052764" table:style-name="ce7">
            <text:p>2052764</text:p>
          </table:table-cell>
          <table:table-cell table:style-name="ce2"/>
          <table:table-cell office:value-type="string" table:style-name="ce5">
            <text:p>Epoch 12</text:p>
          </table:table-cell>
          <table:table-cell office:value-type="float" office:value="2114794" table:style-name="ce7">
            <text:p>2114794</text:p>
          </table:table-cell>
          <table:table-cell table:style-name="ce2"/>
          <table:table-cell office:value-type="string" table:style-name="ce5">
            <text:p>Epoch 12</text:p>
          </table:table-cell>
          <table:table-cell office:value-type="float" office:value="2052384" table:style-name="ce7">
            <text:p>2052384</text:p>
          </table:table-cell>
          <table:table-cell table:style-name="ce2"/>
          <table:table-cell office:value-type="string" table:style-name="ce5">
            <text:p>Epoch 12</text:p>
          </table:table-cell>
          <table:table-cell office:value-type="float" office:value="2091190" table:style-name="ce7">
            <text:p>2091190</text:p>
          </table:table-cell>
          <table:table-cell table:style-name="ce2"/>
          <table:table-cell office:value-type="string" table:style-name="ce5">
            <text:p>Epoch 12</text:p>
          </table:table-cell>
          <table:table-cell office:value-type="float" office:value="2080374" table:style-name="ce7">
            <text:p>2080374</text:p>
          </table:table-cell>
          <table:table-cell table:style-name="ce2"/>
          <table:table-cell office:value-type="string" table:style-name="ce5">
            <text:p>Epoch 12</text:p>
          </table:table-cell>
          <table:table-cell office:value-type="float" office:value="2087462" table:style-name="ce7">
            <text:p>2087462</text:p>
          </table:table-cell>
          <table:table-cell table:style-name="ce2"/>
          <table:table-cell office:value-type="string" table:style-name="ce5">
            <text:p>Epoch 12</text:p>
          </table:table-cell>
          <table:table-cell office:value-type="float" office:value="2095184" table:style-name="ce7">
            <text:p>2095184</text:p>
          </table:table-cell>
          <table:table-cell table:style-name="ce2"/>
          <table:table-cell office:value-type="string" table:style-name="ce5">
            <text:p>Epoch 12</text:p>
          </table:table-cell>
          <table:table-cell office:value-type="float" office:value="2064864" table:style-name="ce7">
            <text:p>2064864</text:p>
          </table:table-cell>
          <table:table-cell table:style-name="ce2"/>
          <table:table-cell office:value-type="string" table:style-name="ce5">
            <text:p>Epoch 12</text:p>
          </table:table-cell>
          <table:table-cell office:value-type="float" office:value="2047902" table:style-name="ce7">
            <text:p>2047902</text:p>
          </table:table-cell>
          <table:table-cell table:style-name="ce2"/>
          <table:table-cell office:value-type="string" table:style-name="ce5">
            <text:p>Epoch 12</text:p>
          </table:table-cell>
          <table:table-cell office:value-type="float" office:value="2076700" table:style-name="ce7">
            <text:p>2076700</text:p>
          </table:table-cell>
          <table:table-cell table:style-name="ce2"/>
          <table:table-cell office:value-type="string" table:style-name="ce5">
            <text:p>Epoch 12</text:p>
          </table:table-cell>
          <table:table-cell office:value-type="float" office:value="2106086" table:style-name="ce7">
            <text:p>2106086</text:p>
          </table:table-cell>
          <table:table-cell table:style-name="ce2"/>
          <table:table-cell office:value-type="string" table:style-name="ce5">
            <text:p>Epoch 12</text:p>
          </table:table-cell>
          <table:table-cell office:value-type="float" office:value="2068924" table:style-name="ce7">
            <text:p>2068924</text:p>
          </table:table-cell>
          <table:table-cell table:style-name="ce2"/>
          <table:table-cell office:value-type="string" table:style-name="ce5">
            <text:p>Epoch 12</text:p>
          </table:table-cell>
          <table:table-cell office:value-type="float" office:value="2097740" table:style-name="ce7">
            <text:p>2097740</text:p>
          </table:table-cell>
          <table:table-cell table:style-name="ce2"/>
          <table:table-cell office:value-type="string" table:style-name="ce5">
            <text:p>Epoch 12</text:p>
          </table:table-cell>
          <table:table-cell office:value-type="float" office:value="2069990" table:style-name="ce7">
            <text:p>2069990</text:p>
          </table:table-cell>
          <table:table-cell table:style-name="ce2"/>
          <table:table-cell office:value-type="string" table:style-name="ce5">
            <text:p>Epoch 12</text:p>
          </table:table-cell>
          <table:table-cell office:value-type="float" office:value="2109478" table:style-name="ce7">
            <text:p>2109478</text:p>
          </table:table-cell>
          <table:table-cell table:style-name="ce2"/>
          <table:table-cell office:value-type="string" table:style-name="ce5">
            <text:p>Epoch 12</text:p>
          </table:table-cell>
          <table:table-cell office:value-type="float" office:value="2067212" table:style-name="ce7">
            <text:p>2067212</text:p>
          </table:table-cell>
          <table:table-cell table:style-name="ce2"/>
          <table:table-cell office:value-type="string" table:style-name="ce5">
            <text:p>Epoch 12</text:p>
          </table:table-cell>
          <table:table-cell office:value-type="float" office:value="2042826" table:style-name="ce7">
            <text:p>2042826</text:p>
          </table:table-cell>
          <table:table-cell table:style-name="ce2"/>
          <table:table-cell office:value-type="string" table:style-name="ce5">
            <text:p>Epoch 12</text:p>
          </table:table-cell>
          <table:table-cell office:value-type="float" office:value="2061612" table:style-name="ce7">
            <text:p>2061612</text:p>
          </table:table-cell>
          <table:table-cell table:style-name="ce2"/>
          <table:table-cell office:value-type="string" table:style-name="ce5">
            <text:p>Epoch 12</text:p>
          </table:table-cell>
          <table:table-cell office:value-type="float" office:value="2096824" table:style-name="ce7">
            <text:p>2096824</text:p>
          </table:table-cell>
          <table:table-cell table:style-name="ce2"/>
          <table:table-cell office:value-type="string" table:style-name="ce10">
            <text:p>Epoch 12</text:p>
          </table:table-cell>
          <table:table-cell office:value-type="float" office:value="2076178.6666666667" table:formula="of:=AVERAGE([.$CL15];[.$CI15];[.$CF15];[.$CC15];[.$BZ15];[.$BW15];[.$BT15];[.$BQ15];[.$BN15];[.$BK15];[.$BH15];[.$BE15];[.$BB15];[.$AY15];[.$AV15];[.$AS15];[.$AP15];[.$AM15];[.$AJ15];[.$AG15];[.$AD15];[.$AA15];[.$X15];[.$U15];[.$R15];[.$O15];[.$L15];[.$I15];[.$F15];[.$C15])" table:style-name="ce19">
            <text:p>2076179</text:p>
          </table:table-cell>
          <table:table-cell office:value-type="float" office:value="22211.32854995448" table:formula="of:=STDEV([.$CL15];[.$CI15];[.$CF15];[.$CC15];[.$BZ15];[.$BW15];[.$BT15];[.$BQ15];[.$BN15];[.$BK15];[.$BH15];[.$BE15];[.$BB15];[.$AY15];[.$AV15];[.$AS15];[.$AP15];[.$AM15];[.$AJ15];[.$AG15];[.$AD15];[.$AA15];[.$X15];[.$U15];[.$R15];[.$O15];[.$L15];[.$I15];[.$F15];[.$C15])" table:style-name="ce19">
            <text:p>22211</text:p>
          </table:table-cell>
          <table:table-cell table:number-columns-repeated="16290"/>
        </table:table-row>
        <table:table-row table:style-name="ro1">
          <table:table-cell table:style-name="ce2"/>
          <table:table-cell office:value-type="string" table:style-name="ce5">
            <text:p>Epoch 13</text:p>
          </table:table-cell>
          <table:table-cell office:value-type="float" office:value="2074898" table:style-name="ce7">
            <text:p>2074898</text:p>
          </table:table-cell>
          <table:table-cell table:style-name="ce2"/>
          <table:table-cell office:value-type="string" table:style-name="ce5">
            <text:p>Epoch 13</text:p>
          </table:table-cell>
          <table:table-cell office:value-type="float" office:value="2055924" table:style-name="ce7">
            <text:p>2055924</text:p>
          </table:table-cell>
          <table:table-cell table:style-name="ce2"/>
          <table:table-cell office:value-type="string" table:style-name="ce5">
            <text:p>Epoch 13</text:p>
          </table:table-cell>
          <table:table-cell office:value-type="float" office:value="2049522" table:style-name="ce7">
            <text:p>2049522</text:p>
          </table:table-cell>
          <table:table-cell table:style-name="ce2"/>
          <table:table-cell office:value-type="string" table:style-name="ce5">
            <text:p>Epoch 13</text:p>
          </table:table-cell>
          <table:table-cell office:value-type="float" office:value="2086304" table:style-name="ce7">
            <text:p>2086304</text:p>
          </table:table-cell>
          <table:table-cell table:style-name="ce2"/>
          <table:table-cell office:value-type="string" table:style-name="ce5">
            <text:p>Epoch 13</text:p>
          </table:table-cell>
          <table:table-cell office:value-type="float" office:value="2053798" table:style-name="ce7">
            <text:p>2053798</text:p>
          </table:table-cell>
          <table:table-cell table:style-name="ce2"/>
          <table:table-cell office:value-type="string" table:style-name="ce5">
            <text:p>Epoch 13</text:p>
          </table:table-cell>
          <table:table-cell office:value-type="float" office:value="2112322" table:style-name="ce7">
            <text:p>2112322</text:p>
          </table:table-cell>
          <table:table-cell table:style-name="ce2"/>
          <table:table-cell office:value-type="string" table:style-name="ce5">
            <text:p>Epoch 13</text:p>
          </table:table-cell>
          <table:table-cell office:value-type="float" office:value="2058036" table:style-name="ce7">
            <text:p>2058036</text:p>
          </table:table-cell>
          <table:table-cell table:style-name="ce2"/>
          <table:table-cell office:value-type="string" table:style-name="ce5">
            <text:p>Epoch 13</text:p>
          </table:table-cell>
          <table:table-cell office:value-type="float" office:value="2088202" table:style-name="ce7">
            <text:p>2088202</text:p>
          </table:table-cell>
          <table:table-cell table:style-name="ce2"/>
          <table:table-cell office:value-type="string" table:style-name="ce5">
            <text:p>Epoch 13</text:p>
          </table:table-cell>
          <table:table-cell office:value-type="float" office:value="2065016" table:style-name="ce7">
            <text:p>2065016</text:p>
          </table:table-cell>
          <table:table-cell table:style-name="ce2"/>
          <table:table-cell office:value-type="string" table:style-name="ce5">
            <text:p>Epoch 13</text:p>
          </table:table-cell>
          <table:table-cell office:value-type="float" office:value="2041816" table:style-name="ce7">
            <text:p>2041816</text:p>
          </table:table-cell>
          <table:table-cell table:style-name="ce2"/>
          <table:table-cell office:value-type="string" table:style-name="ce5">
            <text:p>Epoch 13</text:p>
          </table:table-cell>
          <table:table-cell office:value-type="float" office:value="2085498" table:style-name="ce7">
            <text:p>2085498</text:p>
          </table:table-cell>
          <table:table-cell table:style-name="ce2"/>
          <table:table-cell office:value-type="string" table:style-name="ce5">
            <text:p>Epoch 13</text:p>
          </table:table-cell>
          <table:table-cell office:value-type="float" office:value="2052594" table:style-name="ce7">
            <text:p>2052594</text:p>
          </table:table-cell>
          <table:table-cell table:style-name="ce2"/>
          <table:table-cell office:value-type="string" table:style-name="ce5">
            <text:p>Epoch 13</text:p>
          </table:table-cell>
          <table:table-cell office:value-type="float" office:value="2111140" table:style-name="ce7">
            <text:p>2111140</text:p>
          </table:table-cell>
          <table:table-cell table:style-name="ce2"/>
          <table:table-cell office:value-type="string" table:style-name="ce5">
            <text:p>Epoch 13</text:p>
          </table:table-cell>
          <table:table-cell office:value-type="float" office:value="2038112" table:style-name="ce7">
            <text:p>2038112</text:p>
          </table:table-cell>
          <table:table-cell table:style-name="ce2"/>
          <table:table-cell office:value-type="string" table:style-name="ce5">
            <text:p>Epoch 13</text:p>
          </table:table-cell>
          <table:table-cell office:value-type="float" office:value="2089998" table:style-name="ce7">
            <text:p>2089998</text:p>
          </table:table-cell>
          <table:table-cell table:style-name="ce2"/>
          <table:table-cell office:value-type="string" table:style-name="ce5">
            <text:p>Epoch 13</text:p>
          </table:table-cell>
          <table:table-cell office:value-type="float" office:value="2074870" table:style-name="ce7">
            <text:p>2074870</text:p>
          </table:table-cell>
          <table:table-cell table:style-name="ce2"/>
          <table:table-cell office:value-type="string" table:style-name="ce5">
            <text:p>Epoch 13</text:p>
          </table:table-cell>
          <table:table-cell office:value-type="float" office:value="2082060" table:style-name="ce7">
            <text:p>2082060</text:p>
          </table:table-cell>
          <table:table-cell table:style-name="ce2"/>
          <table:table-cell office:value-type="string" table:style-name="ce5">
            <text:p>Epoch 13</text:p>
          </table:table-cell>
          <table:table-cell office:value-type="float" office:value="2075738" table:style-name="ce7">
            <text:p>2075738</text:p>
          </table:table-cell>
          <table:table-cell table:style-name="ce2"/>
          <table:table-cell office:value-type="string" table:style-name="ce5">
            <text:p>Epoch 13</text:p>
          </table:table-cell>
          <table:table-cell office:value-type="float" office:value="2059632" table:style-name="ce7">
            <text:p>2059632</text:p>
          </table:table-cell>
          <table:table-cell table:style-name="ce2"/>
          <table:table-cell office:value-type="string" table:style-name="ce5">
            <text:p>Epoch 13</text:p>
          </table:table-cell>
          <table:table-cell office:value-type="float" office:value="2040004" table:style-name="ce7">
            <text:p>2040004</text:p>
          </table:table-cell>
          <table:table-cell table:style-name="ce2"/>
          <table:table-cell office:value-type="string" table:style-name="ce5">
            <text:p>Epoch 13</text:p>
          </table:table-cell>
          <table:table-cell office:value-type="float" office:value="2068836" table:style-name="ce7">
            <text:p>2068836</text:p>
          </table:table-cell>
          <table:table-cell table:style-name="ce2"/>
          <table:table-cell office:value-type="string" table:style-name="ce5">
            <text:p>Epoch 13</text:p>
          </table:table-cell>
          <table:table-cell office:value-type="float" office:value="2104404" table:style-name="ce7">
            <text:p>2104404</text:p>
          </table:table-cell>
          <table:table-cell table:style-name="ce2"/>
          <table:table-cell office:value-type="string" table:style-name="ce5">
            <text:p>Epoch 13</text:p>
          </table:table-cell>
          <table:table-cell office:value-type="float" office:value="2066236" table:style-name="ce7">
            <text:p>2066236</text:p>
          </table:table-cell>
          <table:table-cell table:style-name="ce2"/>
          <table:table-cell office:value-type="string" table:style-name="ce5">
            <text:p>Epoch 13</text:p>
          </table:table-cell>
          <table:table-cell office:value-type="float" office:value="2072610" table:style-name="ce7">
            <text:p>2072610</text:p>
          </table:table-cell>
          <table:table-cell table:style-name="ce2"/>
          <table:table-cell office:value-type="string" table:style-name="ce5">
            <text:p>Epoch 13</text:p>
          </table:table-cell>
          <table:table-cell office:value-type="float" office:value="2061856" table:style-name="ce7">
            <text:p>2061856</text:p>
          </table:table-cell>
          <table:table-cell table:style-name="ce2"/>
          <table:table-cell office:value-type="string" table:style-name="ce5">
            <text:p>Epoch 13</text:p>
          </table:table-cell>
          <table:table-cell office:value-type="float" office:value="2108040" table:style-name="ce7">
            <text:p>2108040</text:p>
          </table:table-cell>
          <table:table-cell table:style-name="ce2"/>
          <table:table-cell office:value-type="string" table:style-name="ce5">
            <text:p>Epoch 13</text:p>
          </table:table-cell>
          <table:table-cell office:value-type="float" office:value="2066472" table:style-name="ce7">
            <text:p>2066472</text:p>
          </table:table-cell>
          <table:table-cell table:style-name="ce2"/>
          <table:table-cell office:value-type="string" table:style-name="ce5">
            <text:p>Epoch 13</text:p>
          </table:table-cell>
          <table:table-cell office:value-type="float" office:value="2041514" table:style-name="ce7">
            <text:p>2041514</text:p>
          </table:table-cell>
          <table:table-cell table:style-name="ce2"/>
          <table:table-cell office:value-type="string" table:style-name="ce5">
            <text:p>Epoch 13</text:p>
          </table:table-cell>
          <table:table-cell office:value-type="float" office:value="2061316" table:style-name="ce7">
            <text:p>2061316</text:p>
          </table:table-cell>
          <table:table-cell table:style-name="ce2"/>
          <table:table-cell office:value-type="string" table:style-name="ce5">
            <text:p>Epoch 13</text:p>
          </table:table-cell>
          <table:table-cell office:value-type="float" office:value="2096402" table:style-name="ce7">
            <text:p>2096402</text:p>
          </table:table-cell>
          <table:table-cell table:style-name="ce2"/>
          <table:table-cell office:value-type="string" table:style-name="ce10">
            <text:p>Epoch 13</text:p>
          </table:table-cell>
          <table:table-cell office:value-type="float" office:value="2071439" table:formula="of:=AVERAGE([.$CL16];[.$CI16];[.$CF16];[.$CC16];[.$BZ16];[.$BW16];[.$BT16];[.$BQ16];[.$BN16];[.$BK16];[.$BH16];[.$BE16];[.$BB16];[.$AY16];[.$AV16];[.$AS16];[.$AP16];[.$AM16];[.$AJ16];[.$AG16];[.$AD16];[.$AA16];[.$X16];[.$U16];[.$R16];[.$O16];[.$L16];[.$I16];[.$F16];[.$C16])" table:style-name="ce19">
            <text:p>2071439</text:p>
          </table:table-cell>
          <table:table-cell office:value-type="float" office:value="21471.657666922627" table:formula="of:=STDEV([.$CL16];[.$CI16];[.$CF16];[.$CC16];[.$BZ16];[.$BW16];[.$BT16];[.$BQ16];[.$BN16];[.$BK16];[.$BH16];[.$BE16];[.$BB16];[.$AY16];[.$AV16];[.$AS16];[.$AP16];[.$AM16];[.$AJ16];[.$AG16];[.$AD16];[.$AA16];[.$X16];[.$U16];[.$R16];[.$O16];[.$L16];[.$I16];[.$F16];[.$C16])" table:style-name="ce19">
            <text:p>21472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14</text:p>
          </table:table-cell>
          <table:table-cell office:value-type="float" office:value="2072764" table:style-name="ce7">
            <text:p>2072764</text:p>
          </table:table-cell>
          <table:table-cell table:style-name="ce2"/>
          <table:table-cell office:value-type="string" table:style-name="ce5">
            <text:p>Epoch 14</text:p>
          </table:table-cell>
          <table:table-cell office:value-type="float" office:value="2054248" table:style-name="ce7">
            <text:p>2054248</text:p>
          </table:table-cell>
          <table:table-cell table:style-name="ce2"/>
          <table:table-cell office:value-type="string" table:style-name="ce5">
            <text:p>Epoch 14</text:p>
          </table:table-cell>
          <table:table-cell office:value-type="float" office:value="2048264" table:style-name="ce7">
            <text:p>2048264</text:p>
          </table:table-cell>
          <table:table-cell table:style-name="ce2"/>
          <table:table-cell office:value-type="string" table:style-name="ce5">
            <text:p>Epoch 14</text:p>
          </table:table-cell>
          <table:table-cell office:value-type="float" office:value="2075614" table:style-name="ce7">
            <text:p>2075614</text:p>
          </table:table-cell>
          <table:table-cell table:style-name="ce2"/>
          <table:table-cell office:value-type="string" table:style-name="ce5">
            <text:p>Epoch 14</text:p>
          </table:table-cell>
          <table:table-cell office:value-type="float" office:value="2046508" table:style-name="ce7">
            <text:p>2046508</text:p>
          </table:table-cell>
          <table:table-cell table:style-name="ce2"/>
          <table:table-cell office:value-type="string" table:style-name="ce5">
            <text:p>Epoch 14</text:p>
          </table:table-cell>
          <table:table-cell office:value-type="float" office:value="2106540" table:style-name="ce7">
            <text:p>2106540</text:p>
          </table:table-cell>
          <table:table-cell table:style-name="ce2"/>
          <table:table-cell office:value-type="string" table:style-name="ce5">
            <text:p>Epoch 14</text:p>
          </table:table-cell>
          <table:table-cell office:value-type="float" office:value="2057162" table:style-name="ce7">
            <text:p>2057162</text:p>
          </table:table-cell>
          <table:table-cell table:style-name="ce2"/>
          <table:table-cell office:value-type="string" table:style-name="ce5">
            <text:p>Epoch 14</text:p>
          </table:table-cell>
          <table:table-cell office:value-type="float" office:value="2086702" table:style-name="ce7">
            <text:p>2086702</text:p>
          </table:table-cell>
          <table:table-cell table:style-name="ce2"/>
          <table:table-cell office:value-type="string" table:style-name="ce5">
            <text:p>Epoch 14</text:p>
          </table:table-cell>
          <table:table-cell office:value-type="float" office:value="2058990" table:style-name="ce7">
            <text:p>2058990</text:p>
          </table:table-cell>
          <table:table-cell table:style-name="ce2"/>
          <table:table-cell office:value-type="string" table:style-name="ce5">
            <text:p>Epoch 14</text:p>
          </table:table-cell>
          <table:table-cell office:value-type="float" office:value="2037298" table:style-name="ce7">
            <text:p>2037298</text:p>
          </table:table-cell>
          <table:table-cell table:style-name="ce2"/>
          <table:table-cell office:value-type="string" table:style-name="ce5">
            <text:p>Epoch 14</text:p>
          </table:table-cell>
          <table:table-cell office:value-type="float" office:value="2084040" table:style-name="ce7">
            <text:p>2084040</text:p>
          </table:table-cell>
          <table:table-cell table:style-name="ce2"/>
          <table:table-cell office:value-type="string" table:style-name="ce5">
            <text:p>Epoch 14</text:p>
          </table:table-cell>
          <table:table-cell office:value-type="float" office:value="2049270" table:style-name="ce7">
            <text:p>2049270</text:p>
          </table:table-cell>
          <table:table-cell table:style-name="ce2"/>
          <table:table-cell office:value-type="string" table:style-name="ce5">
            <text:p>Epoch 14</text:p>
          </table:table-cell>
          <table:table-cell office:value-type="float" office:value="2108004" table:style-name="ce7">
            <text:p>2108004</text:p>
          </table:table-cell>
          <table:table-cell table:style-name="ce2"/>
          <table:table-cell office:value-type="string" table:style-name="ce5">
            <text:p>Epoch 14</text:p>
          </table:table-cell>
          <table:table-cell office:value-type="float" office:value="2037168" table:style-name="ce7">
            <text:p>2037168</text:p>
          </table:table-cell>
          <table:table-cell table:style-name="ce2"/>
          <table:table-cell office:value-type="string" table:style-name="ce5">
            <text:p>Epoch 14</text:p>
          </table:table-cell>
          <table:table-cell office:value-type="float" office:value="2082572" table:style-name="ce7">
            <text:p>2082572</text:p>
          </table:table-cell>
          <table:table-cell table:style-name="ce2"/>
          <table:table-cell office:value-type="string" table:style-name="ce5">
            <text:p>Epoch 14</text:p>
          </table:table-cell>
          <table:table-cell office:value-type="float" office:value="2067432" table:style-name="ce7">
            <text:p>2067432</text:p>
          </table:table-cell>
          <table:table-cell table:style-name="ce2"/>
          <table:table-cell office:value-type="string" table:style-name="ce5">
            <text:p>Epoch 14</text:p>
          </table:table-cell>
          <table:table-cell office:value-type="float" office:value="2078698" table:style-name="ce7">
            <text:p>2078698</text:p>
          </table:table-cell>
          <table:table-cell table:style-name="ce2"/>
          <table:table-cell office:value-type="string" table:style-name="ce5">
            <text:p>Epoch 14</text:p>
          </table:table-cell>
          <table:table-cell office:value-type="float" office:value="2051266" table:style-name="ce7">
            <text:p>2051266</text:p>
          </table:table-cell>
          <table:table-cell table:style-name="ce2"/>
          <table:table-cell office:value-type="string" table:style-name="ce5">
            <text:p>Epoch 14</text:p>
          </table:table-cell>
          <table:table-cell office:value-type="float" office:value="2056832" table:style-name="ce7">
            <text:p>2056832</text:p>
          </table:table-cell>
          <table:table-cell table:style-name="ce2"/>
          <table:table-cell office:value-type="string" table:style-name="ce5">
            <text:p>Epoch 14</text:p>
          </table:table-cell>
          <table:table-cell office:value-type="float" office:value="2034202" table:style-name="ce7">
            <text:p>2034202</text:p>
          </table:table-cell>
          <table:table-cell table:style-name="ce2"/>
          <table:table-cell office:value-type="string" table:style-name="ce5">
            <text:p>Epoch 14</text:p>
          </table:table-cell>
          <table:table-cell office:value-type="float" office:value="2068490" table:style-name="ce7">
            <text:p>2068490</text:p>
          </table:table-cell>
          <table:table-cell table:style-name="ce2"/>
          <table:table-cell office:value-type="string" table:style-name="ce5">
            <text:p>Epoch 14</text:p>
          </table:table-cell>
          <table:table-cell office:value-type="float" office:value="2098570" table:style-name="ce7">
            <text:p>2098570</text:p>
          </table:table-cell>
          <table:table-cell table:style-name="ce2"/>
          <table:table-cell office:value-type="string" table:style-name="ce5">
            <text:p>Epoch 14</text:p>
          </table:table-cell>
          <table:table-cell office:value-type="float" office:value="2060334" table:style-name="ce7">
            <text:p>2060334</text:p>
          </table:table-cell>
          <table:table-cell table:style-name="ce2"/>
          <table:table-cell office:value-type="string" table:style-name="ce5">
            <text:p>Epoch 14</text:p>
          </table:table-cell>
          <table:table-cell office:value-type="float" office:value="2071488" table:style-name="ce7">
            <text:p>2071488</text:p>
          </table:table-cell>
          <table:table-cell table:style-name="ce2"/>
          <table:table-cell office:value-type="string" table:style-name="ce5">
            <text:p>Epoch 14</text:p>
          </table:table-cell>
          <table:table-cell office:value-type="float" office:value="2040500" table:style-name="ce7">
            <text:p>2040500</text:p>
          </table:table-cell>
          <table:table-cell table:style-name="ce2"/>
          <table:table-cell office:value-type="string" table:style-name="ce5">
            <text:p>Epoch 14</text:p>
          </table:table-cell>
          <table:table-cell office:value-type="float" office:value="2071528" table:style-name="ce7">
            <text:p>2071528</text:p>
          </table:table-cell>
          <table:table-cell table:style-name="ce2"/>
          <table:table-cell office:value-type="string" table:style-name="ce5">
            <text:p>Epoch 14</text:p>
          </table:table-cell>
          <table:table-cell office:value-type="float" office:value="2065402" table:style-name="ce7">
            <text:p>2065402</text:p>
          </table:table-cell>
          <table:table-cell table:style-name="ce2"/>
          <table:table-cell office:value-type="string" table:style-name="ce5">
            <text:p>Epoch 14</text:p>
          </table:table-cell>
          <table:table-cell office:value-type="float" office:value="2037016" table:style-name="ce7">
            <text:p>2037016</text:p>
          </table:table-cell>
          <table:table-cell table:style-name="ce2"/>
          <table:table-cell office:value-type="string" table:style-name="ce5">
            <text:p>Epoch 14</text:p>
          </table:table-cell>
          <table:table-cell office:value-type="float" office:value="2058720" table:style-name="ce7">
            <text:p>2058720</text:p>
          </table:table-cell>
          <table:table-cell table:style-name="ce2"/>
          <table:table-cell office:value-type="string" table:style-name="ce5">
            <text:p>Epoch 14</text:p>
          </table:table-cell>
          <table:table-cell office:value-type="float" office:value="2092332" table:style-name="ce7">
            <text:p>2092332</text:p>
          </table:table-cell>
          <table:table-cell table:style-name="ce2"/>
          <table:table-cell office:value-type="string" table:style-name="ce10">
            <text:p>Epoch 14</text:p>
          </table:table-cell>
          <table:table-cell office:value-type="float" office:value="2065265.1333333333" table:formula="of:=AVERAGE([.$CL17];[.$CI17];[.$CF17];[.$CC17];[.$BZ17];[.$BW17];[.$BT17];[.$BQ17];[.$BN17];[.$BK17];[.$BH17];[.$BE17];[.$BB17];[.$AY17];[.$AV17];[.$AS17];[.$AP17];[.$AM17];[.$AJ17];[.$AG17];[.$AD17];[.$AA17];[.$X17];[.$U17];[.$R17];[.$O17];[.$L17];[.$I17];[.$F17];[.$C17])" table:style-name="ce19">
            <text:p>2065265</text:p>
          </table:table-cell>
          <table:table-cell office:value-type="float" office:value="20616.098615391329" table:formula="of:=STDEV([.$CL17];[.$CI17];[.$CF17];[.$CC17];[.$BZ17];[.$BW17];[.$BT17];[.$BQ17];[.$BN17];[.$BK17];[.$BH17];[.$BE17];[.$BB17];[.$AY17];[.$AV17];[.$AS17];[.$AP17];[.$AM17];[.$AJ17];[.$AG17];[.$AD17];[.$AA17];[.$X17];[.$U17];[.$R17];[.$O17];[.$L17];[.$I17];[.$F17];[.$C17])" table:style-name="ce19">
            <text:p>20616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15</text:p>
          </table:table-cell>
          <table:table-cell office:value-type="float" office:value="2068376" table:style-name="ce7">
            <text:p>2068376</text:p>
          </table:table-cell>
          <table:table-cell table:style-name="ce2"/>
          <table:table-cell office:value-type="string" table:style-name="ce5">
            <text:p>Epoch 15</text:p>
          </table:table-cell>
          <table:table-cell office:value-type="float" office:value="2046008" table:style-name="ce7">
            <text:p>2046008</text:p>
          </table:table-cell>
          <table:table-cell table:style-name="ce2"/>
          <table:table-cell office:value-type="string" table:style-name="ce5">
            <text:p>Epoch 15</text:p>
          </table:table-cell>
          <table:table-cell office:value-type="float" office:value="2041232" table:style-name="ce7">
            <text:p>2041232</text:p>
          </table:table-cell>
          <table:table-cell table:style-name="ce2"/>
          <table:table-cell office:value-type="string" table:style-name="ce5">
            <text:p>Epoch 15</text:p>
          </table:table-cell>
          <table:table-cell office:value-type="float" office:value="2075204" table:style-name="ce7">
            <text:p>2075204</text:p>
          </table:table-cell>
          <table:table-cell table:style-name="ce2"/>
          <table:table-cell office:value-type="string" table:style-name="ce5">
            <text:p>Epoch 15</text:p>
          </table:table-cell>
          <table:table-cell office:value-type="float" office:value="2043524" table:style-name="ce7">
            <text:p>2043524</text:p>
          </table:table-cell>
          <table:table-cell table:style-name="ce2"/>
          <table:table-cell office:value-type="string" table:style-name="ce5">
            <text:p>Epoch 15</text:p>
          </table:table-cell>
          <table:table-cell office:value-type="float" office:value="2098114" table:style-name="ce7">
            <text:p>2098114</text:p>
          </table:table-cell>
          <table:table-cell table:style-name="ce2"/>
          <table:table-cell office:value-type="string" table:style-name="ce5">
            <text:p>Epoch 15</text:p>
          </table:table-cell>
          <table:table-cell office:value-type="float" office:value="2046140" table:style-name="ce7">
            <text:p>2046140</text:p>
          </table:table-cell>
          <table:table-cell table:style-name="ce2"/>
          <table:table-cell office:value-type="string" table:style-name="ce5">
            <text:p>Epoch 15</text:p>
          </table:table-cell>
          <table:table-cell office:value-type="float" office:value="2084286" table:style-name="ce7">
            <text:p>2084286</text:p>
          </table:table-cell>
          <table:table-cell table:style-name="ce2"/>
          <table:table-cell office:value-type="string" table:style-name="ce5">
            <text:p>Epoch 15</text:p>
          </table:table-cell>
          <table:table-cell office:value-type="float" office:value="2058542" table:style-name="ce7">
            <text:p>2058542</text:p>
          </table:table-cell>
          <table:table-cell table:style-name="ce2"/>
          <table:table-cell office:value-type="string" table:style-name="ce5">
            <text:p>Epoch 15</text:p>
          </table:table-cell>
          <table:table-cell office:value-type="float" office:value="2035636" table:style-name="ce7">
            <text:p>2035636</text:p>
          </table:table-cell>
          <table:table-cell table:style-name="ce2"/>
          <table:table-cell office:value-type="string" table:style-name="ce5">
            <text:p>Epoch 15</text:p>
          </table:table-cell>
          <table:table-cell office:value-type="float" office:value="2080482" table:style-name="ce7">
            <text:p>2080482</text:p>
          </table:table-cell>
          <table:table-cell table:style-name="ce2"/>
          <table:table-cell office:value-type="string" table:style-name="ce5">
            <text:p>Epoch 15</text:p>
          </table:table-cell>
          <table:table-cell office:value-type="float" office:value="2049206" table:style-name="ce7">
            <text:p>2049206</text:p>
          </table:table-cell>
          <table:table-cell table:style-name="ce2"/>
          <table:table-cell office:value-type="string" table:style-name="ce5">
            <text:p>Epoch 15</text:p>
          </table:table-cell>
          <table:table-cell office:value-type="float" office:value="2106396" table:style-name="ce7">
            <text:p>2106396</text:p>
          </table:table-cell>
          <table:table-cell table:style-name="ce2"/>
          <table:table-cell office:value-type="string" table:style-name="ce5">
            <text:p>Epoch 15</text:p>
          </table:table-cell>
          <table:table-cell office:value-type="float" office:value="2036692" table:style-name="ce7">
            <text:p>2036692</text:p>
          </table:table-cell>
          <table:table-cell table:style-name="ce2"/>
          <table:table-cell office:value-type="string" table:style-name="ce5">
            <text:p>Epoch 15</text:p>
          </table:table-cell>
          <table:table-cell office:value-type="float" office:value="2081762" table:style-name="ce7">
            <text:p>2081762</text:p>
          </table:table-cell>
          <table:table-cell table:style-name="ce2"/>
          <table:table-cell office:value-type="string" table:style-name="ce5">
            <text:p>Epoch 15</text:p>
          </table:table-cell>
          <table:table-cell office:value-type="float" office:value="2062740" table:style-name="ce7">
            <text:p>2062740</text:p>
          </table:table-cell>
          <table:table-cell table:style-name="ce2"/>
          <table:table-cell office:value-type="string" table:style-name="ce5">
            <text:p>Epoch 15</text:p>
          </table:table-cell>
          <table:table-cell office:value-type="float" office:value="2077650" table:style-name="ce7">
            <text:p>2077650</text:p>
          </table:table-cell>
          <table:table-cell table:style-name="ce2"/>
          <table:table-cell office:value-type="string" table:style-name="ce5">
            <text:p>Epoch 15</text:p>
          </table:table-cell>
          <table:table-cell office:value-type="float" office:value="2039382" table:style-name="ce7">
            <text:p>2039382</text:p>
          </table:table-cell>
          <table:table-cell table:style-name="ce2"/>
          <table:table-cell office:value-type="string" table:style-name="ce5">
            <text:p>Epoch 15</text:p>
          </table:table-cell>
          <table:table-cell office:value-type="float" office:value="2054826" table:style-name="ce7">
            <text:p>2054826</text:p>
          </table:table-cell>
          <table:table-cell table:style-name="ce2"/>
          <table:table-cell office:value-type="string" table:style-name="ce5">
            <text:p>Epoch 15</text:p>
          </table:table-cell>
          <table:table-cell office:value-type="float" office:value="2029898" table:style-name="ce7">
            <text:p>2029898</text:p>
          </table:table-cell>
          <table:table-cell table:style-name="ce2"/>
          <table:table-cell office:value-type="string" table:style-name="ce5">
            <text:p>Epoch 15</text:p>
          </table:table-cell>
          <table:table-cell office:value-type="float" office:value="2060120" table:style-name="ce7">
            <text:p>2060120</text:p>
          </table:table-cell>
          <table:table-cell table:style-name="ce2"/>
          <table:table-cell office:value-type="string" table:style-name="ce5">
            <text:p>Epoch 15</text:p>
          </table:table-cell>
          <table:table-cell office:value-type="float" office:value="2093620" table:style-name="ce7">
            <text:p>2093620</text:p>
          </table:table-cell>
          <table:table-cell table:style-name="ce2"/>
          <table:table-cell office:value-type="string" table:style-name="ce5">
            <text:p>Epoch 15</text:p>
          </table:table-cell>
          <table:table-cell office:value-type="float" office:value="2056484" table:style-name="ce7">
            <text:p>2056484</text:p>
          </table:table-cell>
          <table:table-cell table:style-name="ce2"/>
          <table:table-cell office:value-type="string" table:style-name="ce5">
            <text:p>Epoch 15</text:p>
          </table:table-cell>
          <table:table-cell office:value-type="float" office:value="2070958" table:style-name="ce7">
            <text:p>2070958</text:p>
          </table:table-cell>
          <table:table-cell table:style-name="ce2"/>
          <table:table-cell office:value-type="string" table:style-name="ce5">
            <text:p>Epoch 15</text:p>
          </table:table-cell>
          <table:table-cell office:value-type="float" office:value="2038786" table:style-name="ce7">
            <text:p>2038786</text:p>
          </table:table-cell>
          <table:table-cell table:style-name="ce2"/>
          <table:table-cell office:value-type="string" table:style-name="ce5">
            <text:p>Epoch 15</text:p>
          </table:table-cell>
          <table:table-cell office:value-type="float" office:value="2069610" table:style-name="ce7">
            <text:p>2069610</text:p>
          </table:table-cell>
          <table:table-cell table:style-name="ce2"/>
          <table:table-cell office:value-type="string" table:style-name="ce5">
            <text:p>Epoch 15</text:p>
          </table:table-cell>
          <table:table-cell office:value-type="float" office:value="2060320" table:style-name="ce7">
            <text:p>2060320</text:p>
          </table:table-cell>
          <table:table-cell table:style-name="ce2"/>
          <table:table-cell office:value-type="string" table:style-name="ce5">
            <text:p>Epoch 15</text:p>
          </table:table-cell>
          <table:table-cell office:value-type="float" office:value="2027436" table:style-name="ce7">
            <text:p>2027436</text:p>
          </table:table-cell>
          <table:table-cell table:style-name="ce2"/>
          <table:table-cell office:value-type="string" table:style-name="ce5">
            <text:p>Epoch 15</text:p>
          </table:table-cell>
          <table:table-cell office:value-type="float" office:value="2050064" table:style-name="ce7">
            <text:p>2050064</text:p>
          </table:table-cell>
          <table:table-cell table:style-name="ce2"/>
          <table:table-cell office:value-type="string" table:style-name="ce5">
            <text:p>Epoch 15</text:p>
          </table:table-cell>
          <table:table-cell office:value-type="float" office:value="2091308" table:style-name="ce7">
            <text:p>2091308</text:p>
          </table:table-cell>
          <table:table-cell table:style-name="ce2"/>
          <table:table-cell office:value-type="string" table:style-name="ce10">
            <text:p>Epoch 15</text:p>
          </table:table-cell>
          <table:table-cell office:value-type="float" office:value="2061160.0666666667" table:formula="of:=AVERAGE([.$CL18];[.$CI18];[.$CF18];[.$CC18];[.$BZ18];[.$BW18];[.$BT18];[.$BQ18];[.$BN18];[.$BK18];[.$BH18];[.$BE18];[.$BB18];[.$AY18];[.$AV18];[.$AS18];[.$AP18];[.$AM18];[.$AJ18];[.$AG18];[.$AD18];[.$AA18];[.$X18];[.$U18];[.$R18];[.$O18];[.$L18];[.$I18];[.$F18];[.$C18])" table:style-name="ce19">
            <text:p>2061160</text:p>
          </table:table-cell>
          <table:table-cell office:value-type="float" office:value="21365.29850648627" table:formula="of:=STDEV([.$CL18];[.$CI18];[.$CF18];[.$CC18];[.$BZ18];[.$BW18];[.$BT18];[.$BQ18];[.$BN18];[.$BK18];[.$BH18];[.$BE18];[.$BB18];[.$AY18];[.$AV18];[.$AS18];[.$AP18];[.$AM18];[.$AJ18];[.$AG18];[.$AD18];[.$AA18];[.$X18];[.$U18];[.$R18];[.$O18];[.$L18];[.$I18];[.$F18];[.$C18])" table:style-name="ce19">
            <text:p>21365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16</text:p>
          </table:table-cell>
          <table:table-cell office:value-type="float" office:value="2055764" table:style-name="ce7">
            <text:p>2055764</text:p>
          </table:table-cell>
          <table:table-cell table:style-name="ce2"/>
          <table:table-cell office:value-type="string" table:style-name="ce5">
            <text:p>Epoch 16</text:p>
          </table:table-cell>
          <table:table-cell office:value-type="float" office:value="2045560" table:style-name="ce7">
            <text:p>2045560</text:p>
          </table:table-cell>
          <table:table-cell table:style-name="ce2"/>
          <table:table-cell office:value-type="string" table:style-name="ce5">
            <text:p>Epoch 16</text:p>
          </table:table-cell>
          <table:table-cell office:value-type="float" office:value="2038706" table:style-name="ce7">
            <text:p>2038706</text:p>
          </table:table-cell>
          <table:table-cell table:style-name="ce2"/>
          <table:table-cell office:value-type="string" table:style-name="ce5">
            <text:p>Epoch 16</text:p>
          </table:table-cell>
          <table:table-cell office:value-type="float" office:value="2073674" table:style-name="ce7">
            <text:p>2073674</text:p>
          </table:table-cell>
          <table:table-cell table:style-name="ce2"/>
          <table:table-cell office:value-type="string" table:style-name="ce5">
            <text:p>Epoch 16</text:p>
          </table:table-cell>
          <table:table-cell office:value-type="float" office:value="2041588" table:style-name="ce7">
            <text:p>2041588</text:p>
          </table:table-cell>
          <table:table-cell table:style-name="ce2"/>
          <table:table-cell office:value-type="string" table:style-name="ce5">
            <text:p>Epoch 16</text:p>
          </table:table-cell>
          <table:table-cell office:value-type="float" office:value="2095200" table:style-name="ce7">
            <text:p>2095200</text:p>
          </table:table-cell>
          <table:table-cell table:style-name="ce2"/>
          <table:table-cell office:value-type="string" table:style-name="ce5">
            <text:p>Epoch 16</text:p>
          </table:table-cell>
          <table:table-cell office:value-type="float" office:value="2042308" table:style-name="ce7">
            <text:p>2042308</text:p>
          </table:table-cell>
          <table:table-cell table:style-name="ce2"/>
          <table:table-cell office:value-type="string" table:style-name="ce5">
            <text:p>Epoch 16</text:p>
          </table:table-cell>
          <table:table-cell office:value-type="float" office:value="2072492" table:style-name="ce7">
            <text:p>2072492</text:p>
          </table:table-cell>
          <table:table-cell table:style-name="ce2"/>
          <table:table-cell office:value-type="string" table:style-name="ce5">
            <text:p>Epoch 16</text:p>
          </table:table-cell>
          <table:table-cell office:value-type="float" office:value="2053238" table:style-name="ce7">
            <text:p>2053238</text:p>
          </table:table-cell>
          <table:table-cell table:style-name="ce2"/>
          <table:table-cell office:value-type="string" table:style-name="ce5">
            <text:p>Epoch 16</text:p>
          </table:table-cell>
          <table:table-cell office:value-type="float" office:value="2035338" table:style-name="ce7">
            <text:p>2035338</text:p>
          </table:table-cell>
          <table:table-cell table:style-name="ce2"/>
          <table:table-cell office:value-type="string" table:style-name="ce5">
            <text:p>Epoch 16</text:p>
          </table:table-cell>
          <table:table-cell office:value-type="float" office:value="2067886" table:style-name="ce7">
            <text:p>2067886</text:p>
          </table:table-cell>
          <table:table-cell table:style-name="ce2"/>
          <table:table-cell office:value-type="string" table:style-name="ce5">
            <text:p>Epoch 16</text:p>
          </table:table-cell>
          <table:table-cell office:value-type="float" office:value="2048552" table:style-name="ce7">
            <text:p>2048552</text:p>
          </table:table-cell>
          <table:table-cell table:style-name="ce2"/>
          <table:table-cell office:value-type="string" table:style-name="ce5">
            <text:p>Epoch 16</text:p>
          </table:table-cell>
          <table:table-cell office:value-type="float" office:value="2087514" table:style-name="ce7">
            <text:p>2087514</text:p>
          </table:table-cell>
          <table:table-cell table:style-name="ce2"/>
          <table:table-cell office:value-type="string" table:style-name="ce5">
            <text:p>Epoch 16</text:p>
          </table:table-cell>
          <table:table-cell office:value-type="float" office:value="2035328" table:style-name="ce7">
            <text:p>2035328</text:p>
          </table:table-cell>
          <table:table-cell table:style-name="ce2"/>
          <table:table-cell office:value-type="string" table:style-name="ce5">
            <text:p>Epoch 16</text:p>
          </table:table-cell>
          <table:table-cell office:value-type="float" office:value="2072614" table:style-name="ce7">
            <text:p>2072614</text:p>
          </table:table-cell>
          <table:table-cell table:style-name="ce2"/>
          <table:table-cell office:value-type="string" table:style-name="ce5">
            <text:p>Epoch 16</text:p>
          </table:table-cell>
          <table:table-cell office:value-type="float" office:value="2058816" table:style-name="ce7">
            <text:p>2058816</text:p>
          </table:table-cell>
          <table:table-cell table:style-name="ce2"/>
          <table:table-cell office:value-type="string" table:style-name="ce5">
            <text:p>Epoch 16</text:p>
          </table:table-cell>
          <table:table-cell office:value-type="float" office:value="2074720" table:style-name="ce7">
            <text:p>2074720</text:p>
          </table:table-cell>
          <table:table-cell table:style-name="ce2"/>
          <table:table-cell office:value-type="string" table:style-name="ce5">
            <text:p>Epoch 16</text:p>
          </table:table-cell>
          <table:table-cell office:value-type="float" office:value="2035636" table:style-name="ce7">
            <text:p>2035636</text:p>
          </table:table-cell>
          <table:table-cell table:style-name="ce2"/>
          <table:table-cell office:value-type="string" table:style-name="ce5">
            <text:p>Epoch 16</text:p>
          </table:table-cell>
          <table:table-cell office:value-type="float" office:value="2053516" table:style-name="ce7">
            <text:p>2053516</text:p>
          </table:table-cell>
          <table:table-cell table:style-name="ce2"/>
          <table:table-cell office:value-type="string" table:style-name="ce5">
            <text:p>Epoch 16</text:p>
          </table:table-cell>
          <table:table-cell office:value-type="float" office:value="2028834" table:style-name="ce7">
            <text:p>2028834</text:p>
          </table:table-cell>
          <table:table-cell table:style-name="ce2"/>
          <table:table-cell office:value-type="string" table:style-name="ce5">
            <text:p>Epoch 16</text:p>
          </table:table-cell>
          <table:table-cell office:value-type="float" office:value="2060028" table:style-name="ce7">
            <text:p>2060028</text:p>
          </table:table-cell>
          <table:table-cell table:style-name="ce2"/>
          <table:table-cell office:value-type="string" table:style-name="ce5">
            <text:p>Epoch 16</text:p>
          </table:table-cell>
          <table:table-cell office:value-type="float" office:value="2080452" table:style-name="ce7">
            <text:p>2080452</text:p>
          </table:table-cell>
          <table:table-cell table:style-name="ce2"/>
          <table:table-cell office:value-type="string" table:style-name="ce5">
            <text:p>Epoch 16</text:p>
          </table:table-cell>
          <table:table-cell office:value-type="float" office:value="2056028" table:style-name="ce7">
            <text:p>2056028</text:p>
          </table:table-cell>
          <table:table-cell table:style-name="ce2"/>
          <table:table-cell office:value-type="string" table:style-name="ce5">
            <text:p>Epoch 16</text:p>
          </table:table-cell>
          <table:table-cell office:value-type="float" office:value="2069650" table:style-name="ce7">
            <text:p>2069650</text:p>
          </table:table-cell>
          <table:table-cell table:style-name="ce2"/>
          <table:table-cell office:value-type="string" table:style-name="ce5">
            <text:p>Epoch 16</text:p>
          </table:table-cell>
          <table:table-cell office:value-type="float" office:value="2036244" table:style-name="ce7">
            <text:p>2036244</text:p>
          </table:table-cell>
          <table:table-cell table:style-name="ce2"/>
          <table:table-cell office:value-type="string" table:style-name="ce5">
            <text:p>Epoch 16</text:p>
          </table:table-cell>
          <table:table-cell office:value-type="float" office:value="2067428" table:style-name="ce7">
            <text:p>2067428</text:p>
          </table:table-cell>
          <table:table-cell table:style-name="ce2"/>
          <table:table-cell office:value-type="string" table:style-name="ce5">
            <text:p>Epoch 16</text:p>
          </table:table-cell>
          <table:table-cell office:value-type="float" office:value="2058380" table:style-name="ce7">
            <text:p>2058380</text:p>
          </table:table-cell>
          <table:table-cell table:style-name="ce2"/>
          <table:table-cell office:value-type="string" table:style-name="ce5">
            <text:p>Epoch 16</text:p>
          </table:table-cell>
          <table:table-cell office:value-type="float" office:value="2021452" table:style-name="ce7">
            <text:p>2021452</text:p>
          </table:table-cell>
          <table:table-cell table:style-name="ce2"/>
          <table:table-cell office:value-type="string" table:style-name="ce5">
            <text:p>Epoch 16</text:p>
          </table:table-cell>
          <table:table-cell office:value-type="float" office:value="2049248" table:style-name="ce7">
            <text:p>2049248</text:p>
          </table:table-cell>
          <table:table-cell table:style-name="ce2"/>
          <table:table-cell office:value-type="string" table:style-name="ce5">
            <text:p>Epoch 16</text:p>
          </table:table-cell>
          <table:table-cell office:value-type="float" office:value="2086232" table:style-name="ce7">
            <text:p>2086232</text:p>
          </table:table-cell>
          <table:table-cell table:style-name="ce2"/>
          <table:table-cell office:value-type="string" table:style-name="ce10">
            <text:p>Epoch 16</text:p>
          </table:table-cell>
          <table:table-cell office:value-type="float" office:value="2056747.5333333334" table:formula="of:=AVERAGE([.$CL19];[.$CI19];[.$CF19];[.$CC19];[.$BZ19];[.$BW19];[.$BT19];[.$BQ19];[.$BN19];[.$BK19];[.$BH19];[.$BE19];[.$BB19];[.$AY19];[.$AV19];[.$AS19];[.$AP19];[.$AM19];[.$AJ19];[.$AG19];[.$AD19];[.$AA19];[.$X19];[.$U19];[.$R19];[.$O19];[.$L19];[.$I19];[.$F19];[.$C19])" table:style-name="ce19">
            <text:p>2056748</text:p>
          </table:table-cell>
          <table:table-cell office:value-type="float" office:value="18784.336421848799" table:formula="of:=STDEV([.$CL19];[.$CI19];[.$CF19];[.$CC19];[.$BZ19];[.$BW19];[.$BT19];[.$BQ19];[.$BN19];[.$BK19];[.$BH19];[.$BE19];[.$BB19];[.$AY19];[.$AV19];[.$AS19];[.$AP19];[.$AM19];[.$AJ19];[.$AG19];[.$AD19];[.$AA19];[.$X19];[.$U19];[.$R19];[.$O19];[.$L19];[.$I19];[.$F19];[.$C19])" table:style-name="ce19">
            <text:p>18784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17</text:p>
          </table:table-cell>
          <table:table-cell office:value-type="float" office:value="2054862" table:style-name="ce7">
            <text:p>2054862</text:p>
          </table:table-cell>
          <table:table-cell table:style-name="ce2"/>
          <table:table-cell office:value-type="string" table:style-name="ce5">
            <text:p>Epoch 17</text:p>
          </table:table-cell>
          <table:table-cell office:value-type="float" office:value="2041562" table:style-name="ce7">
            <text:p>2041562</text:p>
          </table:table-cell>
          <table:table-cell table:style-name="ce2"/>
          <table:table-cell office:value-type="string" table:style-name="ce5">
            <text:p>Epoch 17</text:p>
          </table:table-cell>
          <table:table-cell office:value-type="float" office:value="2038076" table:style-name="ce7">
            <text:p>2038076</text:p>
          </table:table-cell>
          <table:table-cell table:style-name="ce2"/>
          <table:table-cell office:value-type="string" table:style-name="ce5">
            <text:p>Epoch 17</text:p>
          </table:table-cell>
          <table:table-cell office:value-type="float" office:value="2072256" table:style-name="ce7">
            <text:p>2072256</text:p>
          </table:table-cell>
          <table:table-cell table:style-name="ce2"/>
          <table:table-cell office:value-type="string" table:style-name="ce5">
            <text:p>Epoch 17</text:p>
          </table:table-cell>
          <table:table-cell office:value-type="float" office:value="2041546" table:style-name="ce7">
            <text:p>2041546</text:p>
          </table:table-cell>
          <table:table-cell table:style-name="ce2"/>
          <table:table-cell office:value-type="string" table:style-name="ce5">
            <text:p>Epoch 17</text:p>
          </table:table-cell>
          <table:table-cell office:value-type="float" office:value="2087272" table:style-name="ce7">
            <text:p>2087272</text:p>
          </table:table-cell>
          <table:table-cell table:style-name="ce2"/>
          <table:table-cell office:value-type="string" table:style-name="ce5">
            <text:p>Epoch 17</text:p>
          </table:table-cell>
          <table:table-cell office:value-type="float" office:value="2037366" table:style-name="ce7">
            <text:p>2037366</text:p>
          </table:table-cell>
          <table:table-cell table:style-name="ce2"/>
          <table:table-cell office:value-type="string" table:style-name="ce5">
            <text:p>Epoch 17</text:p>
          </table:table-cell>
          <table:table-cell office:value-type="float" office:value="2070674" table:style-name="ce7">
            <text:p>2070674</text:p>
          </table:table-cell>
          <table:table-cell table:style-name="ce2"/>
          <table:table-cell office:value-type="string" table:style-name="ce5">
            <text:p>Epoch 17</text:p>
          </table:table-cell>
          <table:table-cell office:value-type="float" office:value="2051224" table:style-name="ce7">
            <text:p>2051224</text:p>
          </table:table-cell>
          <table:table-cell table:style-name="ce2"/>
          <table:table-cell office:value-type="string" table:style-name="ce5">
            <text:p>Epoch 17</text:p>
          </table:table-cell>
          <table:table-cell office:value-type="float" office:value="2034090" table:style-name="ce7">
            <text:p>2034090</text:p>
          </table:table-cell>
          <table:table-cell table:style-name="ce2"/>
          <table:table-cell office:value-type="string" table:style-name="ce5">
            <text:p>Epoch 17</text:p>
          </table:table-cell>
          <table:table-cell office:value-type="float" office:value="2065332" table:style-name="ce7">
            <text:p>2065332</text:p>
          </table:table-cell>
          <table:table-cell table:style-name="ce2"/>
          <table:table-cell office:value-type="string" table:style-name="ce5">
            <text:p>Epoch 17</text:p>
          </table:table-cell>
          <table:table-cell office:value-type="float" office:value="2046176" table:style-name="ce7">
            <text:p>2046176</text:p>
          </table:table-cell>
          <table:table-cell table:style-name="ce2"/>
          <table:table-cell office:value-type="string" table:style-name="ce5">
            <text:p>Epoch 17</text:p>
          </table:table-cell>
          <table:table-cell office:value-type="float" office:value="2087142" table:style-name="ce7">
            <text:p>2087142</text:p>
          </table:table-cell>
          <table:table-cell table:style-name="ce2"/>
          <table:table-cell office:value-type="string" table:style-name="ce5">
            <text:p>Epoch 17</text:p>
          </table:table-cell>
          <table:table-cell office:value-type="float" office:value="2033710" table:style-name="ce7">
            <text:p>2033710</text:p>
          </table:table-cell>
          <table:table-cell table:style-name="ce2"/>
          <table:table-cell office:value-type="string" table:style-name="ce5">
            <text:p>Epoch 17</text:p>
          </table:table-cell>
          <table:table-cell office:value-type="float" office:value="2072560" table:style-name="ce7">
            <text:p>2072560</text:p>
          </table:table-cell>
          <table:table-cell table:style-name="ce2"/>
          <table:table-cell office:value-type="string" table:style-name="ce5">
            <text:p>Epoch 17</text:p>
          </table:table-cell>
          <table:table-cell office:value-type="float" office:value="2053478" table:style-name="ce7">
            <text:p>2053478</text:p>
          </table:table-cell>
          <table:table-cell table:style-name="ce2"/>
          <table:table-cell office:value-type="string" table:style-name="ce5">
            <text:p>Epoch 17</text:p>
          </table:table-cell>
          <table:table-cell office:value-type="float" office:value="2074696" table:style-name="ce7">
            <text:p>2074696</text:p>
          </table:table-cell>
          <table:table-cell table:style-name="ce2"/>
          <table:table-cell office:value-type="string" table:style-name="ce5">
            <text:p>Epoch 17</text:p>
          </table:table-cell>
          <table:table-cell office:value-type="float" office:value="2030880" table:style-name="ce7">
            <text:p>2030880</text:p>
          </table:table-cell>
          <table:table-cell table:style-name="ce2"/>
          <table:table-cell office:value-type="string" table:style-name="ce5">
            <text:p>Epoch 17</text:p>
          </table:table-cell>
          <table:table-cell office:value-type="float" office:value="2047416" table:style-name="ce7">
            <text:p>2047416</text:p>
          </table:table-cell>
          <table:table-cell table:style-name="ce2"/>
          <table:table-cell office:value-type="string" table:style-name="ce5">
            <text:p>Epoch 17</text:p>
          </table:table-cell>
          <table:table-cell office:value-type="float" office:value="2025312" table:style-name="ce7">
            <text:p>2025312</text:p>
          </table:table-cell>
          <table:table-cell table:style-name="ce2"/>
          <table:table-cell office:value-type="string" table:style-name="ce5">
            <text:p>Epoch 17</text:p>
          </table:table-cell>
          <table:table-cell office:value-type="float" office:value="2057482" table:style-name="ce7">
            <text:p>2057482</text:p>
          </table:table-cell>
          <table:table-cell table:style-name="ce2"/>
          <table:table-cell office:value-type="string" table:style-name="ce5">
            <text:p>Epoch 17</text:p>
          </table:table-cell>
          <table:table-cell office:value-type="float" office:value="2066784" table:style-name="ce7">
            <text:p>2066784</text:p>
          </table:table-cell>
          <table:table-cell table:style-name="ce2"/>
          <table:table-cell office:value-type="string" table:style-name="ce5">
            <text:p>Epoch 17</text:p>
          </table:table-cell>
          <table:table-cell office:value-type="float" office:value="2055930" table:style-name="ce7">
            <text:p>2055930</text:p>
          </table:table-cell>
          <table:table-cell table:style-name="ce2"/>
          <table:table-cell office:value-type="string" table:style-name="ce5">
            <text:p>Epoch 17</text:p>
          </table:table-cell>
          <table:table-cell office:value-type="float" office:value="2065776" table:style-name="ce7">
            <text:p>2065776</text:p>
          </table:table-cell>
          <table:table-cell table:style-name="ce2"/>
          <table:table-cell office:value-type="string" table:style-name="ce5">
            <text:p>Epoch 17</text:p>
          </table:table-cell>
          <table:table-cell office:value-type="float" office:value="2034684" table:style-name="ce7">
            <text:p>2034684</text:p>
          </table:table-cell>
          <table:table-cell table:style-name="ce2"/>
          <table:table-cell office:value-type="string" table:style-name="ce5">
            <text:p>Epoch 17</text:p>
          </table:table-cell>
          <table:table-cell office:value-type="float" office:value="2066264" table:style-name="ce7">
            <text:p>2066264</text:p>
          </table:table-cell>
          <table:table-cell table:style-name="ce2"/>
          <table:table-cell office:value-type="string" table:style-name="ce5">
            <text:p>Epoch 17</text:p>
          </table:table-cell>
          <table:table-cell office:value-type="float" office:value="2054432" table:style-name="ce7">
            <text:p>2054432</text:p>
          </table:table-cell>
          <table:table-cell table:style-name="ce2"/>
          <table:table-cell office:value-type="string" table:style-name="ce5">
            <text:p>Epoch 17</text:p>
          </table:table-cell>
          <table:table-cell office:value-type="float" office:value="2011252" table:style-name="ce7">
            <text:p>2011252</text:p>
          </table:table-cell>
          <table:table-cell table:style-name="ce2"/>
          <table:table-cell office:value-type="string" table:style-name="ce5">
            <text:p>Epoch 17</text:p>
          </table:table-cell>
          <table:table-cell office:value-type="float" office:value="2049058" table:style-name="ce7">
            <text:p>2049058</text:p>
          </table:table-cell>
          <table:table-cell table:style-name="ce2"/>
          <table:table-cell office:value-type="string" table:style-name="ce5">
            <text:p>Epoch 17</text:p>
          </table:table-cell>
          <table:table-cell office:value-type="float" office:value="2085882" table:style-name="ce7">
            <text:p>2085882</text:p>
          </table:table-cell>
          <table:table-cell table:style-name="ce2"/>
          <table:table-cell office:value-type="string" table:style-name="ce10">
            <text:p>Epoch 17</text:p>
          </table:table-cell>
          <table:table-cell office:value-type="float" office:value="2053772.4666666666" table:formula="of:=AVERAGE([.$CL20];[.$CI20];[.$CF20];[.$CC20];[.$BZ20];[.$BW20];[.$BT20];[.$BQ20];[.$BN20];[.$BK20];[.$BH20];[.$BE20];[.$BB20];[.$AY20];[.$AV20];[.$AS20];[.$AP20];[.$AM20];[.$AJ20];[.$AG20];[.$AD20];[.$AA20];[.$X20];[.$U20];[.$R20];[.$O20];[.$L20];[.$I20];[.$F20];[.$C20])" table:style-name="ce19">
            <text:p>2053772</text:p>
          </table:table-cell>
          <table:table-cell office:value-type="float" office:value="19069.107942055052" table:formula="of:=STDEV([.$CL20];[.$CI20];[.$CF20];[.$CC20];[.$BZ20];[.$BW20];[.$BT20];[.$BQ20];[.$BN20];[.$BK20];[.$BH20];[.$BE20];[.$BB20];[.$AY20];[.$AV20];[.$AS20];[.$AP20];[.$AM20];[.$AJ20];[.$AG20];[.$AD20];[.$AA20];[.$X20];[.$U20];[.$R20];[.$O20];[.$L20];[.$I20];[.$F20];[.$C20])" table:style-name="ce19">
            <text:p>19069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18</text:p>
          </table:table-cell>
          <table:table-cell office:value-type="float" office:value="2054854" table:style-name="ce7">
            <text:p>2054854</text:p>
          </table:table-cell>
          <table:table-cell table:style-name="ce2"/>
          <table:table-cell office:value-type="string" table:style-name="ce5">
            <text:p>Epoch 18</text:p>
          </table:table-cell>
          <table:table-cell office:value-type="float" office:value="2035544" table:style-name="ce7">
            <text:p>2035544</text:p>
          </table:table-cell>
          <table:table-cell table:style-name="ce2"/>
          <table:table-cell office:value-type="string" table:style-name="ce5">
            <text:p>Epoch 18</text:p>
          </table:table-cell>
          <table:table-cell office:value-type="float" office:value="2034588" table:style-name="ce7">
            <text:p>2034588</text:p>
          </table:table-cell>
          <table:table-cell table:style-name="ce2"/>
          <table:table-cell office:value-type="string" table:style-name="ce5">
            <text:p>Epoch 18</text:p>
          </table:table-cell>
          <table:table-cell office:value-type="float" office:value="2069088" table:style-name="ce7">
            <text:p>2069088</text:p>
          </table:table-cell>
          <table:table-cell table:style-name="ce2"/>
          <table:table-cell office:value-type="string" table:style-name="ce5">
            <text:p>Epoch 18</text:p>
          </table:table-cell>
          <table:table-cell office:value-type="float" office:value="2038592" table:style-name="ce7">
            <text:p>2038592</text:p>
          </table:table-cell>
          <table:table-cell table:style-name="ce2"/>
          <table:table-cell office:value-type="string" table:style-name="ce5">
            <text:p>Epoch 18</text:p>
          </table:table-cell>
          <table:table-cell office:value-type="float" office:value="2078072" table:style-name="ce7">
            <text:p>2078072</text:p>
          </table:table-cell>
          <table:table-cell table:style-name="ce2"/>
          <table:table-cell office:value-type="string" table:style-name="ce5">
            <text:p>Epoch 18</text:p>
          </table:table-cell>
          <table:table-cell office:value-type="float" office:value="2030352" table:style-name="ce7">
            <text:p>2030352</text:p>
          </table:table-cell>
          <table:table-cell table:style-name="ce2"/>
          <table:table-cell office:value-type="string" table:style-name="ce5">
            <text:p>Epoch 18</text:p>
          </table:table-cell>
          <table:table-cell office:value-type="float" office:value="2069682" table:style-name="ce7">
            <text:p>2069682</text:p>
          </table:table-cell>
          <table:table-cell table:style-name="ce2"/>
          <table:table-cell office:value-type="string" table:style-name="ce5">
            <text:p>Epoch 18</text:p>
          </table:table-cell>
          <table:table-cell office:value-type="float" office:value="2050106" table:style-name="ce7">
            <text:p>2050106</text:p>
          </table:table-cell>
          <table:table-cell table:style-name="ce2"/>
          <table:table-cell office:value-type="string" table:style-name="ce5">
            <text:p>Epoch 18</text:p>
          </table:table-cell>
          <table:table-cell office:value-type="float" office:value="2032210" table:style-name="ce7">
            <text:p>2032210</text:p>
          </table:table-cell>
          <table:table-cell table:style-name="ce2"/>
          <table:table-cell office:value-type="string" table:style-name="ce5">
            <text:p>Epoch 18</text:p>
          </table:table-cell>
          <table:table-cell office:value-type="float" office:value="2059776" table:style-name="ce7">
            <text:p>2059776</text:p>
          </table:table-cell>
          <table:table-cell table:style-name="ce2"/>
          <table:table-cell office:value-type="string" table:style-name="ce5">
            <text:p>Epoch 18</text:p>
          </table:table-cell>
          <table:table-cell office:value-type="float" office:value="2044962" table:style-name="ce7">
            <text:p>2044962</text:p>
          </table:table-cell>
          <table:table-cell table:style-name="ce2"/>
          <table:table-cell office:value-type="string" table:style-name="ce5">
            <text:p>Epoch 18</text:p>
          </table:table-cell>
          <table:table-cell office:value-type="float" office:value="2080162" table:style-name="ce7">
            <text:p>2080162</text:p>
          </table:table-cell>
          <table:table-cell table:style-name="ce2"/>
          <table:table-cell office:value-type="string" table:style-name="ce5">
            <text:p>Epoch 18</text:p>
          </table:table-cell>
          <table:table-cell office:value-type="float" office:value="2024152" table:style-name="ce7">
            <text:p>2024152</text:p>
          </table:table-cell>
          <table:table-cell table:style-name="ce2"/>
          <table:table-cell office:value-type="string" table:style-name="ce5">
            <text:p>Epoch 18</text:p>
          </table:table-cell>
          <table:table-cell office:value-type="float" office:value="2065444" table:style-name="ce7">
            <text:p>2065444</text:p>
          </table:table-cell>
          <table:table-cell table:style-name="ce2"/>
          <table:table-cell office:value-type="string" table:style-name="ce5">
            <text:p>Epoch 18</text:p>
          </table:table-cell>
          <table:table-cell office:value-type="float" office:value="2050866" table:style-name="ce7">
            <text:p>2050866</text:p>
          </table:table-cell>
          <table:table-cell table:style-name="ce2"/>
          <table:table-cell office:value-type="string" table:style-name="ce5">
            <text:p>Epoch 18</text:p>
          </table:table-cell>
          <table:table-cell office:value-type="float" office:value="2073120" table:style-name="ce7">
            <text:p>2073120</text:p>
          </table:table-cell>
          <table:table-cell table:style-name="ce2"/>
          <table:table-cell office:value-type="string" table:style-name="ce5">
            <text:p>Epoch 18</text:p>
          </table:table-cell>
          <table:table-cell office:value-type="float" office:value="2029322" table:style-name="ce7">
            <text:p>2029322</text:p>
          </table:table-cell>
          <table:table-cell table:style-name="ce2"/>
          <table:table-cell office:value-type="string" table:style-name="ce5">
            <text:p>Epoch 18</text:p>
          </table:table-cell>
          <table:table-cell office:value-type="float" office:value="2044352" table:style-name="ce7">
            <text:p>2044352</text:p>
          </table:table-cell>
          <table:table-cell table:style-name="ce2"/>
          <table:table-cell office:value-type="string" table:style-name="ce5">
            <text:p>Epoch 18</text:p>
          </table:table-cell>
          <table:table-cell office:value-type="float" office:value="2024868" table:style-name="ce7">
            <text:p>2024868</text:p>
          </table:table-cell>
          <table:table-cell table:style-name="ce2"/>
          <table:table-cell office:value-type="string" table:style-name="ce5">
            <text:p>Epoch 18</text:p>
          </table:table-cell>
          <table:table-cell office:value-type="float" office:value="2053242" table:style-name="ce7">
            <text:p>2053242</text:p>
          </table:table-cell>
          <table:table-cell table:style-name="ce2"/>
          <table:table-cell office:value-type="string" table:style-name="ce5">
            <text:p>Epoch 18</text:p>
          </table:table-cell>
          <table:table-cell office:value-type="float" office:value="2056424" table:style-name="ce7">
            <text:p>2056424</text:p>
          </table:table-cell>
          <table:table-cell table:style-name="ce2"/>
          <table:table-cell office:value-type="string" table:style-name="ce5">
            <text:p>Epoch 18</text:p>
          </table:table-cell>
          <table:table-cell office:value-type="float" office:value="2052446" table:style-name="ce7">
            <text:p>2052446</text:p>
          </table:table-cell>
          <table:table-cell table:style-name="ce2"/>
          <table:table-cell office:value-type="string" table:style-name="ce5">
            <text:p>Epoch 18</text:p>
          </table:table-cell>
          <table:table-cell office:value-type="float" office:value="2064892" table:style-name="ce7">
            <text:p>2064892</text:p>
          </table:table-cell>
          <table:table-cell table:style-name="ce2"/>
          <table:table-cell office:value-type="string" table:style-name="ce5">
            <text:p>Epoch 18</text:p>
          </table:table-cell>
          <table:table-cell office:value-type="float" office:value="2033910" table:style-name="ce7">
            <text:p>2033910</text:p>
          </table:table-cell>
          <table:table-cell table:style-name="ce2"/>
          <table:table-cell office:value-type="string" table:style-name="ce5">
            <text:p>Epoch 18</text:p>
          </table:table-cell>
          <table:table-cell office:value-type="float" office:value="2057970" table:style-name="ce7">
            <text:p>2057970</text:p>
          </table:table-cell>
          <table:table-cell table:style-name="ce2"/>
          <table:table-cell office:value-type="string" table:style-name="ce5">
            <text:p>Epoch 18</text:p>
          </table:table-cell>
          <table:table-cell office:value-type="float" office:value="2051684" table:style-name="ce7">
            <text:p>2051684</text:p>
          </table:table-cell>
          <table:table-cell table:style-name="ce2"/>
          <table:table-cell office:value-type="string" table:style-name="ce5">
            <text:p>Epoch 18</text:p>
          </table:table-cell>
          <table:table-cell office:value-type="float" office:value="2010088" table:style-name="ce7">
            <text:p>2010088</text:p>
          </table:table-cell>
          <table:table-cell table:style-name="ce2"/>
          <table:table-cell office:value-type="string" table:style-name="ce5">
            <text:p>Epoch 18</text:p>
          </table:table-cell>
          <table:table-cell office:value-type="float" office:value="2048044" table:style-name="ce7">
            <text:p>2048044</text:p>
          </table:table-cell>
          <table:table-cell table:style-name="ce2"/>
          <table:table-cell office:value-type="string" table:style-name="ce5">
            <text:p>Epoch 18</text:p>
          </table:table-cell>
          <table:table-cell office:value-type="float" office:value="2069464" table:style-name="ce7">
            <text:p>2069464</text:p>
          </table:table-cell>
          <table:table-cell table:style-name="ce2"/>
          <table:table-cell office:value-type="string" table:style-name="ce10">
            <text:p>Epoch 18</text:p>
          </table:table-cell>
          <table:table-cell office:value-type="float" office:value="2049609.2" table:formula="of:=AVERAGE([.$CL21];[.$CI21];[.$CF21];[.$CC21];[.$BZ21];[.$BW21];[.$BT21];[.$BQ21];[.$BN21];[.$BK21];[.$BH21];[.$BE21];[.$BB21];[.$AY21];[.$AV21];[.$AS21];[.$AP21];[.$AM21];[.$AJ21];[.$AG21];[.$AD21];[.$AA21];[.$X21];[.$U21];[.$R21];[.$O21];[.$L21];[.$I21];[.$F21];[.$C21])" table:style-name="ce19">
            <text:p>2049609</text:p>
          </table:table-cell>
          <table:table-cell office:value-type="float" office:value="17599.050950901124" table:formula="of:=STDEV([.$CL21];[.$CI21];[.$CF21];[.$CC21];[.$BZ21];[.$BW21];[.$BT21];[.$BQ21];[.$BN21];[.$BK21];[.$BH21];[.$BE21];[.$BB21];[.$AY21];[.$AV21];[.$AS21];[.$AP21];[.$AM21];[.$AJ21];[.$AG21];[.$AD21];[.$AA21];[.$X21];[.$U21];[.$R21];[.$O21];[.$L21];[.$I21];[.$F21];[.$C21])" table:style-name="ce19">
            <text:p>17599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19</text:p>
          </table:table-cell>
          <table:table-cell office:value-type="float" office:value="2047876" table:style-name="ce7">
            <text:p>2047876</text:p>
          </table:table-cell>
          <table:table-cell table:style-name="ce2"/>
          <table:table-cell office:value-type="string" table:style-name="ce5">
            <text:p>Epoch 19</text:p>
          </table:table-cell>
          <table:table-cell office:value-type="float" office:value="2033360" table:style-name="ce7">
            <text:p>2033360</text:p>
          </table:table-cell>
          <table:table-cell table:style-name="ce2"/>
          <table:table-cell office:value-type="string" table:style-name="ce5">
            <text:p>Epoch 19</text:p>
          </table:table-cell>
          <table:table-cell office:value-type="float" office:value="2032674" table:style-name="ce7">
            <text:p>2032674</text:p>
          </table:table-cell>
          <table:table-cell table:style-name="ce2"/>
          <table:table-cell office:value-type="string" table:style-name="ce5">
            <text:p>Epoch 19</text:p>
          </table:table-cell>
          <table:table-cell office:value-type="float" office:value="2062948" table:style-name="ce7">
            <text:p>2062948</text:p>
          </table:table-cell>
          <table:table-cell table:style-name="ce2"/>
          <table:table-cell office:value-type="string" table:style-name="ce5">
            <text:p>Epoch 19</text:p>
          </table:table-cell>
          <table:table-cell office:value-type="float" office:value="2031824" table:style-name="ce7">
            <text:p>2031824</text:p>
          </table:table-cell>
          <table:table-cell table:style-name="ce2"/>
          <table:table-cell office:value-type="string" table:style-name="ce5">
            <text:p>Epoch 19</text:p>
          </table:table-cell>
          <table:table-cell office:value-type="float" office:value="2077360" table:style-name="ce7">
            <text:p>2077360</text:p>
          </table:table-cell>
          <table:table-cell table:style-name="ce2"/>
          <table:table-cell office:value-type="string" table:style-name="ce5">
            <text:p>Epoch 19</text:p>
          </table:table-cell>
          <table:table-cell office:value-type="float" office:value="2028782" table:style-name="ce7">
            <text:p>2028782</text:p>
          </table:table-cell>
          <table:table-cell table:style-name="ce2"/>
          <table:table-cell office:value-type="string" table:style-name="ce5">
            <text:p>Epoch 19</text:p>
          </table:table-cell>
          <table:table-cell office:value-type="float" office:value="2069392" table:style-name="ce7">
            <text:p>2069392</text:p>
          </table:table-cell>
          <table:table-cell table:style-name="ce2"/>
          <table:table-cell office:value-type="string" table:style-name="ce5">
            <text:p>Epoch 19</text:p>
          </table:table-cell>
          <table:table-cell office:value-type="float" office:value="2049188" table:style-name="ce7">
            <text:p>2049188</text:p>
          </table:table-cell>
          <table:table-cell table:style-name="ce2"/>
          <table:table-cell office:value-type="string" table:style-name="ce5">
            <text:p>Epoch 19</text:p>
          </table:table-cell>
          <table:table-cell office:value-type="float" office:value="2028038" table:style-name="ce7">
            <text:p>2028038</text:p>
          </table:table-cell>
          <table:table-cell table:style-name="ce2"/>
          <table:table-cell office:value-type="string" table:style-name="ce5">
            <text:p>Epoch 19</text:p>
          </table:table-cell>
          <table:table-cell office:value-type="float" office:value="2056886" table:style-name="ce7">
            <text:p>2056886</text:p>
          </table:table-cell>
          <table:table-cell table:style-name="ce2"/>
          <table:table-cell office:value-type="string" table:style-name="ce5">
            <text:p>Epoch 19</text:p>
          </table:table-cell>
          <table:table-cell office:value-type="float" office:value="2042014" table:style-name="ce7">
            <text:p>2042014</text:p>
          </table:table-cell>
          <table:table-cell table:style-name="ce2"/>
          <table:table-cell office:value-type="string" table:style-name="ce5">
            <text:p>Epoch 19</text:p>
          </table:table-cell>
          <table:table-cell office:value-type="float" office:value="2077894" table:style-name="ce7">
            <text:p>2077894</text:p>
          </table:table-cell>
          <table:table-cell table:style-name="ce2"/>
          <table:table-cell office:value-type="string" table:style-name="ce5">
            <text:p>Epoch 19</text:p>
          </table:table-cell>
          <table:table-cell office:value-type="float" office:value="2022502" table:style-name="ce7">
            <text:p>2022502</text:p>
          </table:table-cell>
          <table:table-cell table:style-name="ce2"/>
          <table:table-cell office:value-type="string" table:style-name="ce5">
            <text:p>Epoch 19</text:p>
          </table:table-cell>
          <table:table-cell office:value-type="float" office:value="2065268" table:style-name="ce7">
            <text:p>2065268</text:p>
          </table:table-cell>
          <table:table-cell table:style-name="ce2"/>
          <table:table-cell office:value-type="string" table:style-name="ce5">
            <text:p>Epoch 19</text:p>
          </table:table-cell>
          <table:table-cell office:value-type="float" office:value="2048814" table:style-name="ce7">
            <text:p>2048814</text:p>
          </table:table-cell>
          <table:table-cell table:style-name="ce2"/>
          <table:table-cell office:value-type="string" table:style-name="ce5">
            <text:p>Epoch 19</text:p>
          </table:table-cell>
          <table:table-cell office:value-type="float" office:value="2069452" table:style-name="ce7">
            <text:p>2069452</text:p>
          </table:table-cell>
          <table:table-cell table:style-name="ce2"/>
          <table:table-cell office:value-type="string" table:style-name="ce5">
            <text:p>Epoch 19</text:p>
          </table:table-cell>
          <table:table-cell office:value-type="float" office:value="2023708" table:style-name="ce7">
            <text:p>2023708</text:p>
          </table:table-cell>
          <table:table-cell table:style-name="ce2"/>
          <table:table-cell office:value-type="string" table:style-name="ce5">
            <text:p>Epoch 19</text:p>
          </table:table-cell>
          <table:table-cell office:value-type="float" office:value="2039452" table:style-name="ce7">
            <text:p>2039452</text:p>
          </table:table-cell>
          <table:table-cell table:style-name="ce2"/>
          <table:table-cell office:value-type="string" table:style-name="ce5">
            <text:p>Epoch 19</text:p>
          </table:table-cell>
          <table:table-cell office:value-type="float" office:value="2024694" table:style-name="ce7">
            <text:p>2024694</text:p>
          </table:table-cell>
          <table:table-cell table:style-name="ce2"/>
          <table:table-cell office:value-type="string" table:style-name="ce5">
            <text:p>Epoch 19</text:p>
          </table:table-cell>
          <table:table-cell office:value-type="float" office:value="2053012" table:style-name="ce7">
            <text:p>2053012</text:p>
          </table:table-cell>
          <table:table-cell table:style-name="ce2"/>
          <table:table-cell office:value-type="string" table:style-name="ce5">
            <text:p>Epoch 19</text:p>
          </table:table-cell>
          <table:table-cell office:value-type="float" office:value="2051104" table:style-name="ce7">
            <text:p>2051104</text:p>
          </table:table-cell>
          <table:table-cell table:style-name="ce2"/>
          <table:table-cell office:value-type="string" table:style-name="ce5">
            <text:p>Epoch 19</text:p>
          </table:table-cell>
          <table:table-cell office:value-type="float" office:value="2049740" table:style-name="ce7">
            <text:p>2049740</text:p>
          </table:table-cell>
          <table:table-cell table:style-name="ce2"/>
          <table:table-cell office:value-type="string" table:style-name="ce5">
            <text:p>Epoch 19</text:p>
          </table:table-cell>
          <table:table-cell office:value-type="float" office:value="2063496" table:style-name="ce7">
            <text:p>2063496</text:p>
          </table:table-cell>
          <table:table-cell table:style-name="ce2"/>
          <table:table-cell office:value-type="string" table:style-name="ce5">
            <text:p>Epoch 19</text:p>
          </table:table-cell>
          <table:table-cell office:value-type="float" office:value="2020090" table:style-name="ce7">
            <text:p>2020090</text:p>
          </table:table-cell>
          <table:table-cell table:style-name="ce2"/>
          <table:table-cell office:value-type="string" table:style-name="ce5">
            <text:p>Epoch 19</text:p>
          </table:table-cell>
          <table:table-cell office:value-type="float" office:value="2049932" table:style-name="ce7">
            <text:p>2049932</text:p>
          </table:table-cell>
          <table:table-cell table:style-name="ce2"/>
          <table:table-cell office:value-type="string" table:style-name="ce5">
            <text:p>Epoch 19</text:p>
          </table:table-cell>
          <table:table-cell office:value-type="float" office:value="2042714" table:style-name="ce7">
            <text:p>2042714</text:p>
          </table:table-cell>
          <table:table-cell table:style-name="ce2"/>
          <table:table-cell office:value-type="string" table:style-name="ce5">
            <text:p>Epoch 19</text:p>
          </table:table-cell>
          <table:table-cell office:value-type="float" office:value="2007558" table:style-name="ce7">
            <text:p>2007558</text:p>
          </table:table-cell>
          <table:table-cell table:style-name="ce2"/>
          <table:table-cell office:value-type="string" table:style-name="ce5">
            <text:p>Epoch 19</text:p>
          </table:table-cell>
          <table:table-cell office:value-type="float" office:value="2043774" table:style-name="ce7">
            <text:p>2043774</text:p>
          </table:table-cell>
          <table:table-cell table:style-name="ce2"/>
          <table:table-cell office:value-type="string" table:style-name="ce5">
            <text:p>Epoch 19</text:p>
          </table:table-cell>
          <table:table-cell office:value-type="float" office:value="2067414" table:style-name="ce7">
            <text:p>2067414</text:p>
          </table:table-cell>
          <table:table-cell table:style-name="ce2"/>
          <table:table-cell office:value-type="string" table:style-name="ce10">
            <text:p>Epoch 19</text:p>
          </table:table-cell>
          <table:table-cell office:value-type="float" office:value="2046032" table:formula="of:=AVERAGE([.$CL22];[.$CI22];[.$CF22];[.$CC22];[.$BZ22];[.$BW22];[.$BT22];[.$BQ22];[.$BN22];[.$BK22];[.$BH22];[.$BE22];[.$BB22];[.$AY22];[.$AV22];[.$AS22];[.$AP22];[.$AM22];[.$AJ22];[.$AG22];[.$AD22];[.$AA22];[.$X22];[.$U22];[.$R22];[.$O22];[.$L22];[.$I22];[.$F22];[.$C22])" table:style-name="ce19">
            <text:p>2046032</text:p>
          </table:table-cell>
          <table:table-cell office:value-type="float" office:value="18241.514872060001" table:formula="of:=STDEV([.$CL22];[.$CI22];[.$CF22];[.$CC22];[.$BZ22];[.$BW22];[.$BT22];[.$BQ22];[.$BN22];[.$BK22];[.$BH22];[.$BE22];[.$BB22];[.$AY22];[.$AV22];[.$AS22];[.$AP22];[.$AM22];[.$AJ22];[.$AG22];[.$AD22];[.$AA22];[.$X22];[.$U22];[.$R22];[.$O22];[.$L22];[.$I22];[.$F22];[.$C22])" table:style-name="ce19">
            <text:p>18242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20</text:p>
          </table:table-cell>
          <table:table-cell office:value-type="float" office:value="2036332" table:style-name="ce7">
            <text:p>2036332</text:p>
          </table:table-cell>
          <table:table-cell table:style-name="ce2"/>
          <table:table-cell office:value-type="string" table:style-name="ce5">
            <text:p>Epoch 20</text:p>
          </table:table-cell>
          <table:table-cell office:value-type="float" office:value="2028438" table:style-name="ce7">
            <text:p>2028438</text:p>
          </table:table-cell>
          <table:table-cell table:style-name="ce2"/>
          <table:table-cell office:value-type="string" table:style-name="ce5">
            <text:p>Epoch 20</text:p>
          </table:table-cell>
          <table:table-cell office:value-type="float" office:value="2031984" table:style-name="ce7">
            <text:p>2031984</text:p>
          </table:table-cell>
          <table:table-cell table:style-name="ce2"/>
          <table:table-cell office:value-type="string" table:style-name="ce5">
            <text:p>Epoch 20</text:p>
          </table:table-cell>
          <table:table-cell office:value-type="float" office:value="2061336" table:style-name="ce7">
            <text:p>2061336</text:p>
          </table:table-cell>
          <table:table-cell table:style-name="ce2"/>
          <table:table-cell office:value-type="string" table:style-name="ce5">
            <text:p>Epoch 20</text:p>
          </table:table-cell>
          <table:table-cell office:value-type="float" office:value="2029552" table:style-name="ce7">
            <text:p>2029552</text:p>
          </table:table-cell>
          <table:table-cell table:style-name="ce2"/>
          <table:table-cell office:value-type="string" table:style-name="ce5">
            <text:p>Epoch 20</text:p>
          </table:table-cell>
          <table:table-cell office:value-type="float" office:value="2068922" table:style-name="ce7">
            <text:p>2068922</text:p>
          </table:table-cell>
          <table:table-cell table:style-name="ce2"/>
          <table:table-cell office:value-type="string" table:style-name="ce5">
            <text:p>Epoch 20</text:p>
          </table:table-cell>
          <table:table-cell office:value-type="float" office:value="2010150" table:style-name="ce7">
            <text:p>2010150</text:p>
          </table:table-cell>
          <table:table-cell table:style-name="ce2"/>
          <table:table-cell office:value-type="string" table:style-name="ce5">
            <text:p>Epoch 20</text:p>
          </table:table-cell>
          <table:table-cell office:value-type="float" office:value="2068874" table:style-name="ce7">
            <text:p>2068874</text:p>
          </table:table-cell>
          <table:table-cell table:style-name="ce2"/>
          <table:table-cell office:value-type="string" table:style-name="ce5">
            <text:p>Epoch 20</text:p>
          </table:table-cell>
          <table:table-cell office:value-type="float" office:value="2046448" table:style-name="ce7">
            <text:p>2046448</text:p>
          </table:table-cell>
          <table:table-cell table:style-name="ce2"/>
          <table:table-cell office:value-type="string" table:style-name="ce5">
            <text:p>Epoch 20</text:p>
          </table:table-cell>
          <table:table-cell office:value-type="float" office:value="2026566" table:style-name="ce7">
            <text:p>2026566</text:p>
          </table:table-cell>
          <table:table-cell table:style-name="ce2"/>
          <table:table-cell office:value-type="string" table:style-name="ce5">
            <text:p>Epoch 20</text:p>
          </table:table-cell>
          <table:table-cell office:value-type="float" office:value="2051476" table:style-name="ce7">
            <text:p>2051476</text:p>
          </table:table-cell>
          <table:table-cell table:style-name="ce2"/>
          <table:table-cell office:value-type="string" table:style-name="ce5">
            <text:p>Epoch 20</text:p>
          </table:table-cell>
          <table:table-cell office:value-type="float" office:value="2041634" table:style-name="ce7">
            <text:p>2041634</text:p>
          </table:table-cell>
          <table:table-cell table:style-name="ce2"/>
          <table:table-cell office:value-type="string" table:style-name="ce5">
            <text:p>Epoch 20</text:p>
          </table:table-cell>
          <table:table-cell office:value-type="float" office:value="2066434" table:style-name="ce7">
            <text:p>2066434</text:p>
          </table:table-cell>
          <table:table-cell table:style-name="ce2"/>
          <table:table-cell office:value-type="string" table:style-name="ce5">
            <text:p>Epoch 20</text:p>
          </table:table-cell>
          <table:table-cell office:value-type="float" office:value="2022388" table:style-name="ce7">
            <text:p>2022388</text:p>
          </table:table-cell>
          <table:table-cell table:style-name="ce2"/>
          <table:table-cell office:value-type="string" table:style-name="ce5">
            <text:p>Epoch 20</text:p>
          </table:table-cell>
          <table:table-cell office:value-type="float" office:value="2051426" table:style-name="ce7">
            <text:p>2051426</text:p>
          </table:table-cell>
          <table:table-cell table:style-name="ce2"/>
          <table:table-cell office:value-type="string" table:style-name="ce5">
            <text:p>Epoch 20</text:p>
          </table:table-cell>
          <table:table-cell office:value-type="float" office:value="2044520" table:style-name="ce7">
            <text:p>2044520</text:p>
          </table:table-cell>
          <table:table-cell table:style-name="ce2"/>
          <table:table-cell office:value-type="string" table:style-name="ce5">
            <text:p>Epoch 20</text:p>
          </table:table-cell>
          <table:table-cell office:value-type="float" office:value="2052652" table:style-name="ce7">
            <text:p>2052652</text:p>
          </table:table-cell>
          <table:table-cell table:style-name="ce2"/>
          <table:table-cell office:value-type="string" table:style-name="ce5">
            <text:p>Epoch 20</text:p>
          </table:table-cell>
          <table:table-cell office:value-type="float" office:value="2022328" table:style-name="ce7">
            <text:p>2022328</text:p>
          </table:table-cell>
          <table:table-cell table:style-name="ce2"/>
          <table:table-cell office:value-type="string" table:style-name="ce5">
            <text:p>Epoch 20</text:p>
          </table:table-cell>
          <table:table-cell office:value-type="float" office:value="2038858" table:style-name="ce7">
            <text:p>2038858</text:p>
          </table:table-cell>
          <table:table-cell table:style-name="ce2"/>
          <table:table-cell office:value-type="string" table:style-name="ce5">
            <text:p>Epoch 20</text:p>
          </table:table-cell>
          <table:table-cell office:value-type="float" office:value="2022526" table:style-name="ce7">
            <text:p>2022526</text:p>
          </table:table-cell>
          <table:table-cell table:style-name="ce2"/>
          <table:table-cell office:value-type="string" table:style-name="ce5">
            <text:p>Epoch 20</text:p>
          </table:table-cell>
          <table:table-cell office:value-type="float" office:value="2050608" table:style-name="ce7">
            <text:p>2050608</text:p>
          </table:table-cell>
          <table:table-cell table:style-name="ce2"/>
          <table:table-cell office:value-type="string" table:style-name="ce5">
            <text:p>Epoch 20</text:p>
          </table:table-cell>
          <table:table-cell office:value-type="float" office:value="2045166" table:style-name="ce7">
            <text:p>2045166</text:p>
          </table:table-cell>
          <table:table-cell table:style-name="ce2"/>
          <table:table-cell office:value-type="string" table:style-name="ce5">
            <text:p>Epoch 20</text:p>
          </table:table-cell>
          <table:table-cell office:value-type="float" office:value="2044716" table:style-name="ce7">
            <text:p>2044716</text:p>
          </table:table-cell>
          <table:table-cell table:style-name="ce2"/>
          <table:table-cell office:value-type="string" table:style-name="ce5">
            <text:p>Epoch 20</text:p>
          </table:table-cell>
          <table:table-cell office:value-type="float" office:value="2054316" table:style-name="ce7">
            <text:p>2054316</text:p>
          </table:table-cell>
          <table:table-cell table:style-name="ce2"/>
          <table:table-cell office:value-type="string" table:style-name="ce5">
            <text:p>Epoch 20</text:p>
          </table:table-cell>
          <table:table-cell office:value-type="float" office:value="2016716" table:style-name="ce7">
            <text:p>2016716</text:p>
          </table:table-cell>
          <table:table-cell table:style-name="ce2"/>
          <table:table-cell office:value-type="string" table:style-name="ce5">
            <text:p>Epoch 20</text:p>
          </table:table-cell>
          <table:table-cell office:value-type="float" office:value="2038668" table:style-name="ce7">
            <text:p>2038668</text:p>
          </table:table-cell>
          <table:table-cell table:style-name="ce2"/>
          <table:table-cell office:value-type="string" table:style-name="ce5">
            <text:p>Epoch 20</text:p>
          </table:table-cell>
          <table:table-cell office:value-type="float" office:value="2034892" table:style-name="ce7">
            <text:p>2034892</text:p>
          </table:table-cell>
          <table:table-cell table:style-name="ce2"/>
          <table:table-cell office:value-type="string" table:style-name="ce5">
            <text:p>Epoch 20</text:p>
          </table:table-cell>
          <table:table-cell office:value-type="float" office:value="2006404" table:style-name="ce7">
            <text:p>2006404</text:p>
          </table:table-cell>
          <table:table-cell table:style-name="ce2"/>
          <table:table-cell office:value-type="string" table:style-name="ce5">
            <text:p>Epoch 20</text:p>
          </table:table-cell>
          <table:table-cell office:value-type="float" office:value="2038314" table:style-name="ce7">
            <text:p>2038314</text:p>
          </table:table-cell>
          <table:table-cell table:style-name="ce2"/>
          <table:table-cell office:value-type="string" table:style-name="ce5">
            <text:p>Epoch 20</text:p>
          </table:table-cell>
          <table:table-cell office:value-type="float" office:value="2059576" table:style-name="ce7">
            <text:p>2059576</text:p>
          </table:table-cell>
          <table:table-cell table:style-name="ce2"/>
          <table:table-cell office:value-type="string" table:style-name="ce10">
            <text:p>Epoch 20</text:p>
          </table:table-cell>
          <table:table-cell office:value-type="float" office:value="2040407.3333333333" table:formula="of:=AVERAGE([.$CL23];[.$CI23];[.$CF23];[.$CC23];[.$BZ23];[.$BW23];[.$BT23];[.$BQ23];[.$BN23];[.$BK23];[.$BH23];[.$BE23];[.$BB23];[.$AY23];[.$AV23];[.$AS23];[.$AP23];[.$AM23];[.$AJ23];[.$AG23];[.$AD23];[.$AA23];[.$X23];[.$U23];[.$R23];[.$O23];[.$L23];[.$I23];[.$F23];[.$C23])" table:style-name="ce19">
            <text:p>2040407</text:p>
          </table:table-cell>
          <table:table-cell office:value-type="float" office:value="16690.425224089395" table:formula="of:=STDEV([.$CL23];[.$CI23];[.$CF23];[.$CC23];[.$BZ23];[.$BW23];[.$BT23];[.$BQ23];[.$BN23];[.$BK23];[.$BH23];[.$BE23];[.$BB23];[.$AY23];[.$AV23];[.$AS23];[.$AP23];[.$AM23];[.$AJ23];[.$AG23];[.$AD23];[.$AA23];[.$X23];[.$U23];[.$R23];[.$O23];[.$L23];[.$I23];[.$F23];[.$C23])" table:style-name="ce19">
            <text:p>16690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21</text:p>
          </table:table-cell>
          <table:table-cell office:value-type="float" office:value="2031488" table:style-name="ce7">
            <text:p>2031488</text:p>
          </table:table-cell>
          <table:table-cell table:style-name="ce2"/>
          <table:table-cell office:value-type="string" table:style-name="ce5">
            <text:p>Epoch 21</text:p>
          </table:table-cell>
          <table:table-cell office:value-type="float" office:value="2015532" table:style-name="ce7">
            <text:p>2015532</text:p>
          </table:table-cell>
          <table:table-cell table:style-name="ce2"/>
          <table:table-cell office:value-type="string" table:style-name="ce5">
            <text:p>Epoch 21</text:p>
          </table:table-cell>
          <table:table-cell office:value-type="float" office:value="2031588" table:style-name="ce7">
            <text:p>2031588</text:p>
          </table:table-cell>
          <table:table-cell table:style-name="ce2"/>
          <table:table-cell office:value-type="string" table:style-name="ce5">
            <text:p>Epoch 21</text:p>
          </table:table-cell>
          <table:table-cell office:value-type="float" office:value="2058278" table:style-name="ce7">
            <text:p>2058278</text:p>
          </table:table-cell>
          <table:table-cell table:style-name="ce2"/>
          <table:table-cell office:value-type="string" table:style-name="ce5">
            <text:p>Epoch 21</text:p>
          </table:table-cell>
          <table:table-cell office:value-type="float" office:value="2026018" table:style-name="ce7">
            <text:p>2026018</text:p>
          </table:table-cell>
          <table:table-cell table:style-name="ce2"/>
          <table:table-cell office:value-type="string" table:style-name="ce5">
            <text:p>Epoch 21</text:p>
          </table:table-cell>
          <table:table-cell office:value-type="float" office:value="2066406" table:style-name="ce7">
            <text:p>2066406</text:p>
          </table:table-cell>
          <table:table-cell table:style-name="ce2"/>
          <table:table-cell office:value-type="string" table:style-name="ce5">
            <text:p>Epoch 21</text:p>
          </table:table-cell>
          <table:table-cell office:value-type="float" office:value="2009898" table:style-name="ce7">
            <text:p>2009898</text:p>
          </table:table-cell>
          <table:table-cell table:style-name="ce2"/>
          <table:table-cell office:value-type="string" table:style-name="ce5">
            <text:p>Epoch 21</text:p>
          </table:table-cell>
          <table:table-cell office:value-type="float" office:value="2047642" table:style-name="ce7">
            <text:p>2047642</text:p>
          </table:table-cell>
          <table:table-cell table:style-name="ce2"/>
          <table:table-cell office:value-type="string" table:style-name="ce5">
            <text:p>Epoch 21</text:p>
          </table:table-cell>
          <table:table-cell office:value-type="float" office:value="2046330" table:style-name="ce7">
            <text:p>2046330</text:p>
          </table:table-cell>
          <table:table-cell table:style-name="ce2"/>
          <table:table-cell office:value-type="string" table:style-name="ce5">
            <text:p>Epoch 21</text:p>
          </table:table-cell>
          <table:table-cell office:value-type="float" office:value="2013658" table:style-name="ce7">
            <text:p>2013658</text:p>
          </table:table-cell>
          <table:table-cell table:style-name="ce2"/>
          <table:table-cell office:value-type="string" table:style-name="ce5">
            <text:p>Epoch 21</text:p>
          </table:table-cell>
          <table:table-cell office:value-type="float" office:value="2047162" table:style-name="ce7">
            <text:p>2047162</text:p>
          </table:table-cell>
          <table:table-cell table:style-name="ce2"/>
          <table:table-cell office:value-type="string" table:style-name="ce5">
            <text:p>Epoch 21</text:p>
          </table:table-cell>
          <table:table-cell office:value-type="float" office:value="2041236" table:style-name="ce7">
            <text:p>2041236</text:p>
          </table:table-cell>
          <table:table-cell table:style-name="ce2"/>
          <table:table-cell office:value-type="string" table:style-name="ce5">
            <text:p>Epoch 21</text:p>
          </table:table-cell>
          <table:table-cell office:value-type="float" office:value="2066016" table:style-name="ce7">
            <text:p>2066016</text:p>
          </table:table-cell>
          <table:table-cell table:style-name="ce2"/>
          <table:table-cell office:value-type="string" table:style-name="ce5">
            <text:p>Epoch 21</text:p>
          </table:table-cell>
          <table:table-cell office:value-type="float" office:value="2007312" table:style-name="ce7">
            <text:p>2007312</text:p>
          </table:table-cell>
          <table:table-cell table:style-name="ce2"/>
          <table:table-cell office:value-type="string" table:style-name="ce5">
            <text:p>Epoch 21</text:p>
          </table:table-cell>
          <table:table-cell office:value-type="float" office:value="2049604" table:style-name="ce7">
            <text:p>2049604</text:p>
          </table:table-cell>
          <table:table-cell table:style-name="ce2"/>
          <table:table-cell office:value-type="string" table:style-name="ce5">
            <text:p>Epoch 21</text:p>
          </table:table-cell>
          <table:table-cell office:value-type="float" office:value="2043944" table:style-name="ce7">
            <text:p>2043944</text:p>
          </table:table-cell>
          <table:table-cell table:style-name="ce2"/>
          <table:table-cell office:value-type="string" table:style-name="ce5">
            <text:p>Epoch 21</text:p>
          </table:table-cell>
          <table:table-cell office:value-type="float" office:value="2048058" table:style-name="ce7">
            <text:p>2048058</text:p>
          </table:table-cell>
          <table:table-cell table:style-name="ce2"/>
          <table:table-cell office:value-type="string" table:style-name="ce5">
            <text:p>Epoch 21</text:p>
          </table:table-cell>
          <table:table-cell office:value-type="float" office:value="2020768" table:style-name="ce7">
            <text:p>2020768</text:p>
          </table:table-cell>
          <table:table-cell table:style-name="ce2"/>
          <table:table-cell office:value-type="string" table:style-name="ce5">
            <text:p>Epoch 21</text:p>
          </table:table-cell>
          <table:table-cell office:value-type="float" office:value="2032420" table:style-name="ce7">
            <text:p>2032420</text:p>
          </table:table-cell>
          <table:table-cell table:style-name="ce2"/>
          <table:table-cell office:value-type="string" table:style-name="ce5">
            <text:p>Epoch 21</text:p>
          </table:table-cell>
          <table:table-cell office:value-type="float" office:value="2016928" table:style-name="ce7">
            <text:p>2016928</text:p>
          </table:table-cell>
          <table:table-cell table:style-name="ce2"/>
          <table:table-cell office:value-type="string" table:style-name="ce5">
            <text:p>Epoch 21</text:p>
          </table:table-cell>
          <table:table-cell office:value-type="float" office:value="2045692" table:style-name="ce7">
            <text:p>2045692</text:p>
          </table:table-cell>
          <table:table-cell table:style-name="ce2"/>
          <table:table-cell office:value-type="string" table:style-name="ce5">
            <text:p>Epoch 21</text:p>
          </table:table-cell>
          <table:table-cell office:value-type="float" office:value="2038030" table:style-name="ce7">
            <text:p>2038030</text:p>
          </table:table-cell>
          <table:table-cell table:style-name="ce2"/>
          <table:table-cell office:value-type="string" table:style-name="ce5">
            <text:p>Epoch 21</text:p>
          </table:table-cell>
          <table:table-cell office:value-type="float" office:value="2044574" table:style-name="ce7">
            <text:p>2044574</text:p>
          </table:table-cell>
          <table:table-cell table:style-name="ce2"/>
          <table:table-cell office:value-type="string" table:style-name="ce5">
            <text:p>Epoch 21</text:p>
          </table:table-cell>
          <table:table-cell office:value-type="float" office:value="2052214" table:style-name="ce7">
            <text:p>2052214</text:p>
          </table:table-cell>
          <table:table-cell table:style-name="ce2"/>
          <table:table-cell office:value-type="string" table:style-name="ce5">
            <text:p>Epoch 21</text:p>
          </table:table-cell>
          <table:table-cell office:value-type="float" office:value="2014812" table:style-name="ce7">
            <text:p>2014812</text:p>
          </table:table-cell>
          <table:table-cell table:style-name="ce2"/>
          <table:table-cell office:value-type="string" table:style-name="ce5">
            <text:p>Epoch 21</text:p>
          </table:table-cell>
          <table:table-cell office:value-type="float" office:value="2035548" table:style-name="ce7">
            <text:p>2035548</text:p>
          </table:table-cell>
          <table:table-cell table:style-name="ce2"/>
          <table:table-cell office:value-type="string" table:style-name="ce5">
            <text:p>Epoch 21</text:p>
          </table:table-cell>
          <table:table-cell office:value-type="float" office:value="2024266" table:style-name="ce7">
            <text:p>2024266</text:p>
          </table:table-cell>
          <table:table-cell table:style-name="ce2"/>
          <table:table-cell office:value-type="string" table:style-name="ce5">
            <text:p>Epoch 21</text:p>
          </table:table-cell>
          <table:table-cell office:value-type="float" office:value="2006258" table:style-name="ce7">
            <text:p>2006258</text:p>
          </table:table-cell>
          <table:table-cell table:style-name="ce2"/>
          <table:table-cell office:value-type="string" table:style-name="ce5">
            <text:p>Epoch 21</text:p>
          </table:table-cell>
          <table:table-cell office:value-type="float" office:value="2034462" table:style-name="ce7">
            <text:p>2034462</text:p>
          </table:table-cell>
          <table:table-cell table:style-name="ce2"/>
          <table:table-cell office:value-type="string" table:style-name="ce5">
            <text:p>Epoch 21</text:p>
          </table:table-cell>
          <table:table-cell office:value-type="float" office:value="2055354" table:style-name="ce7">
            <text:p>2055354</text:p>
          </table:table-cell>
          <table:table-cell table:style-name="ce2"/>
          <table:table-cell office:value-type="string" table:style-name="ce10">
            <text:p>Epoch 21</text:p>
          </table:table-cell>
          <table:table-cell office:value-type="float" office:value="2035716.5333333334" table:formula="of:=AVERAGE([.$CL24];[.$CI24];[.$CF24];[.$CC24];[.$BZ24];[.$BW24];[.$BT24];[.$BQ24];[.$BN24];[.$BK24];[.$BH24];[.$BE24];[.$BB24];[.$AY24];[.$AV24];[.$AS24];[.$AP24];[.$AM24];[.$AJ24];[.$AG24];[.$AD24];[.$AA24];[.$X24];[.$U24];[.$R24];[.$O24];[.$L24];[.$I24];[.$F24];[.$C24])" table:style-name="ce19">
            <text:p>2035717</text:p>
          </table:table-cell>
          <table:table-cell office:value-type="float" office:value="17181.060357733801" table:formula="of:=STDEV([.$CL24];[.$CI24];[.$CF24];[.$CC24];[.$BZ24];[.$BW24];[.$BT24];[.$BQ24];[.$BN24];[.$BK24];[.$BH24];[.$BE24];[.$BB24];[.$AY24];[.$AV24];[.$AS24];[.$AP24];[.$AM24];[.$AJ24];[.$AG24];[.$AD24];[.$AA24];[.$X24];[.$U24];[.$R24];[.$O24];[.$L24];[.$I24];[.$F24];[.$C24])" table:style-name="ce19">
            <text:p>17181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22</text:p>
          </table:table-cell>
          <table:table-cell office:value-type="float" office:value="2029996" table:style-name="ce7">
            <text:p>2029996</text:p>
          </table:table-cell>
          <table:table-cell table:style-name="ce2"/>
          <table:table-cell office:value-type="string" table:style-name="ce5">
            <text:p>Epoch 22</text:p>
          </table:table-cell>
          <table:table-cell office:value-type="float" office:value="2009352" table:style-name="ce7">
            <text:p>2009352</text:p>
          </table:table-cell>
          <table:table-cell table:style-name="ce2"/>
          <table:table-cell office:value-type="string" table:style-name="ce5">
            <text:p>Epoch 22</text:p>
          </table:table-cell>
          <table:table-cell office:value-type="float" office:value="2030534" table:style-name="ce7">
            <text:p>2030534</text:p>
          </table:table-cell>
          <table:table-cell table:style-name="ce2"/>
          <table:table-cell office:value-type="string" table:style-name="ce5">
            <text:p>Epoch 22</text:p>
          </table:table-cell>
          <table:table-cell office:value-type="float" office:value="2044862" table:style-name="ce7">
            <text:p>2044862</text:p>
          </table:table-cell>
          <table:table-cell table:style-name="ce2"/>
          <table:table-cell office:value-type="string" table:style-name="ce5">
            <text:p>Epoch 22</text:p>
          </table:table-cell>
          <table:table-cell office:value-type="float" office:value="2007622" table:style-name="ce7">
            <text:p>2007622</text:p>
          </table:table-cell>
          <table:table-cell table:style-name="ce2"/>
          <table:table-cell office:value-type="string" table:style-name="ce5">
            <text:p>Epoch 22</text:p>
          </table:table-cell>
          <table:table-cell office:value-type="float" office:value="2061856" table:style-name="ce7">
            <text:p>2061856</text:p>
          </table:table-cell>
          <table:table-cell table:style-name="ce2"/>
          <table:table-cell office:value-type="string" table:style-name="ce5">
            <text:p>Epoch 22</text:p>
          </table:table-cell>
          <table:table-cell office:value-type="float" office:value="2008970" table:style-name="ce7">
            <text:p>2008970</text:p>
          </table:table-cell>
          <table:table-cell table:style-name="ce2"/>
          <table:table-cell office:value-type="string" table:style-name="ce5">
            <text:p>Epoch 22</text:p>
          </table:table-cell>
          <table:table-cell office:value-type="float" office:value="2042668" table:style-name="ce7">
            <text:p>2042668</text:p>
          </table:table-cell>
          <table:table-cell table:style-name="ce2"/>
          <table:table-cell office:value-type="string" table:style-name="ce5">
            <text:p>Epoch 22</text:p>
          </table:table-cell>
          <table:table-cell office:value-type="float" office:value="2041778" table:style-name="ce7">
            <text:p>2041778</text:p>
          </table:table-cell>
          <table:table-cell table:style-name="ce2"/>
          <table:table-cell office:value-type="string" table:style-name="ce5">
            <text:p>Epoch 22</text:p>
          </table:table-cell>
          <table:table-cell office:value-type="float" office:value="2010466" table:style-name="ce7">
            <text:p>2010466</text:p>
          </table:table-cell>
          <table:table-cell table:style-name="ce2"/>
          <table:table-cell office:value-type="string" table:style-name="ce5">
            <text:p>Epoch 22</text:p>
          </table:table-cell>
          <table:table-cell office:value-type="float" office:value="2046960" table:style-name="ce7">
            <text:p>2046960</text:p>
          </table:table-cell>
          <table:table-cell table:style-name="ce2"/>
          <table:table-cell office:value-type="string" table:style-name="ce5">
            <text:p>Epoch 22</text:p>
          </table:table-cell>
          <table:table-cell office:value-type="float" office:value="2024842" table:style-name="ce7">
            <text:p>2024842</text:p>
          </table:table-cell>
          <table:table-cell table:style-name="ce2"/>
          <table:table-cell office:value-type="string" table:style-name="ce5">
            <text:p>Epoch 22</text:p>
          </table:table-cell>
          <table:table-cell office:value-type="float" office:value="2064680" table:style-name="ce7">
            <text:p>2064680</text:p>
          </table:table-cell>
          <table:table-cell table:style-name="ce2"/>
          <table:table-cell office:value-type="string" table:style-name="ce5">
            <text:p>Epoch 22</text:p>
          </table:table-cell>
          <table:table-cell office:value-type="float" office:value="2006108" table:style-name="ce7">
            <text:p>2006108</text:p>
          </table:table-cell>
          <table:table-cell table:style-name="ce2"/>
          <table:table-cell office:value-type="string" table:style-name="ce5">
            <text:p>Epoch 22</text:p>
          </table:table-cell>
          <table:table-cell office:value-type="float" office:value="2048172" table:style-name="ce7">
            <text:p>2048172</text:p>
          </table:table-cell>
          <table:table-cell table:style-name="ce2"/>
          <table:table-cell office:value-type="string" table:style-name="ce5">
            <text:p>Epoch 22</text:p>
          </table:table-cell>
          <table:table-cell office:value-type="float" office:value="2042400" table:style-name="ce7">
            <text:p>2042400</text:p>
          </table:table-cell>
          <table:table-cell table:style-name="ce2"/>
          <table:table-cell office:value-type="string" table:style-name="ce5">
            <text:p>Epoch 22</text:p>
          </table:table-cell>
          <table:table-cell office:value-type="float" office:value="2046272" table:style-name="ce7">
            <text:p>2046272</text:p>
          </table:table-cell>
          <table:table-cell table:style-name="ce2"/>
          <table:table-cell office:value-type="string" table:style-name="ce5">
            <text:p>Epoch 22</text:p>
          </table:table-cell>
          <table:table-cell office:value-type="float" office:value="2019490" table:style-name="ce7">
            <text:p>2019490</text:p>
          </table:table-cell>
          <table:table-cell table:style-name="ce2"/>
          <table:table-cell office:value-type="string" table:style-name="ce5">
            <text:p>Epoch 22</text:p>
          </table:table-cell>
          <table:table-cell office:value-type="float" office:value="2026900" table:style-name="ce7">
            <text:p>2026900</text:p>
          </table:table-cell>
          <table:table-cell table:style-name="ce2"/>
          <table:table-cell office:value-type="string" table:style-name="ce5">
            <text:p>Epoch 22</text:p>
          </table:table-cell>
          <table:table-cell office:value-type="float" office:value="2014032" table:style-name="ce7">
            <text:p>2014032</text:p>
          </table:table-cell>
          <table:table-cell table:style-name="ce2"/>
          <table:table-cell office:value-type="string" table:style-name="ce5">
            <text:p>Epoch 22</text:p>
          </table:table-cell>
          <table:table-cell office:value-type="float" office:value="2039754" table:style-name="ce7">
            <text:p>2039754</text:p>
          </table:table-cell>
          <table:table-cell table:style-name="ce2"/>
          <table:table-cell office:value-type="string" table:style-name="ce5">
            <text:p>Epoch 22</text:p>
          </table:table-cell>
          <table:table-cell office:value-type="float" office:value="2033052" table:style-name="ce7">
            <text:p>2033052</text:p>
          </table:table-cell>
          <table:table-cell table:style-name="ce2"/>
          <table:table-cell office:value-type="string" table:style-name="ce5">
            <text:p>Epoch 22</text:p>
          </table:table-cell>
          <table:table-cell office:value-type="float" office:value="2043848" table:style-name="ce7">
            <text:p>2043848</text:p>
          </table:table-cell>
          <table:table-cell table:style-name="ce2"/>
          <table:table-cell office:value-type="string" table:style-name="ce5">
            <text:p>Epoch 22</text:p>
          </table:table-cell>
          <table:table-cell office:value-type="float" office:value="2048412" table:style-name="ce7">
            <text:p>2048412</text:p>
          </table:table-cell>
          <table:table-cell table:style-name="ce2"/>
          <table:table-cell office:value-type="string" table:style-name="ce5">
            <text:p>Epoch 22</text:p>
          </table:table-cell>
          <table:table-cell office:value-type="float" office:value="2013288" table:style-name="ce7">
            <text:p>2013288</text:p>
          </table:table-cell>
          <table:table-cell table:style-name="ce2"/>
          <table:table-cell office:value-type="string" table:style-name="ce5">
            <text:p>Epoch 22</text:p>
          </table:table-cell>
          <table:table-cell office:value-type="float" office:value="2032536" table:style-name="ce7">
            <text:p>2032536</text:p>
          </table:table-cell>
          <table:table-cell table:style-name="ce2"/>
          <table:table-cell office:value-type="string" table:style-name="ce5">
            <text:p>Epoch 22</text:p>
          </table:table-cell>
          <table:table-cell office:value-type="float" office:value="2016924" table:style-name="ce7">
            <text:p>2016924</text:p>
          </table:table-cell>
          <table:table-cell table:style-name="ce2"/>
          <table:table-cell office:value-type="string" table:style-name="ce5">
            <text:p>Epoch 22</text:p>
          </table:table-cell>
          <table:table-cell office:value-type="float" office:value="2002998" table:style-name="ce7">
            <text:p>2002998</text:p>
          </table:table-cell>
          <table:table-cell table:style-name="ce2"/>
          <table:table-cell office:value-type="string" table:style-name="ce5">
            <text:p>Epoch 22</text:p>
          </table:table-cell>
          <table:table-cell office:value-type="float" office:value="2024804" table:style-name="ce7">
            <text:p>2024804</text:p>
          </table:table-cell>
          <table:table-cell table:style-name="ce2"/>
          <table:table-cell office:value-type="string" table:style-name="ce5">
            <text:p>Epoch 22</text:p>
          </table:table-cell>
          <table:table-cell office:value-type="float" office:value="2054084" table:style-name="ce7">
            <text:p>2054084</text:p>
          </table:table-cell>
          <table:table-cell table:style-name="ce2"/>
          <table:table-cell office:value-type="string" table:style-name="ce10">
            <text:p>Epoch 22</text:p>
          </table:table-cell>
          <table:table-cell office:value-type="float" office:value="2031255.3333333333" table:formula="of:=AVERAGE([.$CL25];[.$CI25];[.$CF25];[.$CC25];[.$BZ25];[.$BW25];[.$BT25];[.$BQ25];[.$BN25];[.$BK25];[.$BH25];[.$BE25];[.$BB25];[.$AY25];[.$AV25];[.$AS25];[.$AP25];[.$AM25];[.$AJ25];[.$AG25];[.$AD25];[.$AA25];[.$X25];[.$U25];[.$R25];[.$O25];[.$L25];[.$I25];[.$F25];[.$C25])" table:style-name="ce19">
            <text:p>2031255</text:p>
          </table:table-cell>
          <table:table-cell office:value-type="float" office:value="17497.292727208092" table:formula="of:=STDEV([.$CL25];[.$CI25];[.$CF25];[.$CC25];[.$BZ25];[.$BW25];[.$BT25];[.$BQ25];[.$BN25];[.$BK25];[.$BH25];[.$BE25];[.$BB25];[.$AY25];[.$AV25];[.$AS25];[.$AP25];[.$AM25];[.$AJ25];[.$AG25];[.$AD25];[.$AA25];[.$X25];[.$U25];[.$R25];[.$O25];[.$L25];[.$I25];[.$F25];[.$C25])" table:style-name="ce19">
            <text:p>17497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23</text:p>
          </table:table-cell>
          <table:table-cell office:value-type="float" office:value="2028696" table:style-name="ce7">
            <text:p>2028696</text:p>
          </table:table-cell>
          <table:table-cell table:style-name="ce2"/>
          <table:table-cell office:value-type="string" table:style-name="ce5">
            <text:p>Epoch 23</text:p>
          </table:table-cell>
          <table:table-cell office:value-type="float" office:value="2008160" table:style-name="ce7">
            <text:p>2008160</text:p>
          </table:table-cell>
          <table:table-cell table:style-name="ce2"/>
          <table:table-cell office:value-type="string" table:style-name="ce5">
            <text:p>Epoch 23</text:p>
          </table:table-cell>
          <table:table-cell office:value-type="float" office:value="2027814" table:style-name="ce7">
            <text:p>2027814</text:p>
          </table:table-cell>
          <table:table-cell table:style-name="ce2"/>
          <table:table-cell office:value-type="string" table:style-name="ce5">
            <text:p>Epoch 23</text:p>
          </table:table-cell>
          <table:table-cell office:value-type="float" office:value="2039220" table:style-name="ce7">
            <text:p>2039220</text:p>
          </table:table-cell>
          <table:table-cell table:style-name="ce2"/>
          <table:table-cell office:value-type="string" table:style-name="ce5">
            <text:p>Epoch 23</text:p>
          </table:table-cell>
          <table:table-cell office:value-type="float" office:value="2005894" table:style-name="ce7">
            <text:p>2005894</text:p>
          </table:table-cell>
          <table:table-cell table:style-name="ce2"/>
          <table:table-cell office:value-type="string" table:style-name="ce5">
            <text:p>Epoch 23</text:p>
          </table:table-cell>
          <table:table-cell office:value-type="float" office:value="2061118" table:style-name="ce7">
            <text:p>2061118</text:p>
          </table:table-cell>
          <table:table-cell table:style-name="ce2"/>
          <table:table-cell office:value-type="string" table:style-name="ce5">
            <text:p>Epoch 23</text:p>
          </table:table-cell>
          <table:table-cell office:value-type="float" office:value="2006484" table:style-name="ce7">
            <text:p>2006484</text:p>
          </table:table-cell>
          <table:table-cell table:style-name="ce2"/>
          <table:table-cell office:value-type="string" table:style-name="ce5">
            <text:p>Epoch 23</text:p>
          </table:table-cell>
          <table:table-cell office:value-type="float" office:value="2038356" table:style-name="ce7">
            <text:p>2038356</text:p>
          </table:table-cell>
          <table:table-cell table:style-name="ce2"/>
          <table:table-cell office:value-type="string" table:style-name="ce5">
            <text:p>Epoch 23</text:p>
          </table:table-cell>
          <table:table-cell office:value-type="float" office:value="2039070" table:style-name="ce7">
            <text:p>2039070</text:p>
          </table:table-cell>
          <table:table-cell table:style-name="ce2"/>
          <table:table-cell office:value-type="string" table:style-name="ce5">
            <text:p>Epoch 23</text:p>
          </table:table-cell>
          <table:table-cell office:value-type="float" office:value="2005472" table:style-name="ce7">
            <text:p>2005472</text:p>
          </table:table-cell>
          <table:table-cell table:style-name="ce2"/>
          <table:table-cell office:value-type="string" table:style-name="ce5">
            <text:p>Epoch 23</text:p>
          </table:table-cell>
          <table:table-cell office:value-type="float" office:value="2042094" table:style-name="ce7">
            <text:p>2042094</text:p>
          </table:table-cell>
          <table:table-cell table:style-name="ce2"/>
          <table:table-cell office:value-type="string" table:style-name="ce5">
            <text:p>Epoch 23</text:p>
          </table:table-cell>
          <table:table-cell office:value-type="float" office:value="2024364" table:style-name="ce7">
            <text:p>2024364</text:p>
          </table:table-cell>
          <table:table-cell table:style-name="ce2"/>
          <table:table-cell office:value-type="string" table:style-name="ce5">
            <text:p>Epoch 23</text:p>
          </table:table-cell>
          <table:table-cell office:value-type="float" office:value="2063096" table:style-name="ce7">
            <text:p>2063096</text:p>
          </table:table-cell>
          <table:table-cell table:style-name="ce2"/>
          <table:table-cell office:value-type="string" table:style-name="ce5">
            <text:p>Epoch 23</text:p>
          </table:table-cell>
          <table:table-cell office:value-type="float" office:value="2004018" table:style-name="ce7">
            <text:p>2004018</text:p>
          </table:table-cell>
          <table:table-cell table:style-name="ce2"/>
          <table:table-cell office:value-type="string" table:style-name="ce5">
            <text:p>Epoch 23</text:p>
          </table:table-cell>
          <table:table-cell office:value-type="float" office:value="2039430" table:style-name="ce7">
            <text:p>2039430</text:p>
          </table:table-cell>
          <table:table-cell table:style-name="ce2"/>
          <table:table-cell office:value-type="string" table:style-name="ce5">
            <text:p>Epoch 23</text:p>
          </table:table-cell>
          <table:table-cell office:value-type="float" office:value="2035140" table:style-name="ce7">
            <text:p>2035140</text:p>
          </table:table-cell>
          <table:table-cell table:style-name="ce2"/>
          <table:table-cell office:value-type="string" table:style-name="ce5">
            <text:p>Epoch 23</text:p>
          </table:table-cell>
          <table:table-cell office:value-type="float" office:value="2045532" table:style-name="ce7">
            <text:p>2045532</text:p>
          </table:table-cell>
          <table:table-cell table:style-name="ce2"/>
          <table:table-cell office:value-type="string" table:style-name="ce5">
            <text:p>Epoch 23</text:p>
          </table:table-cell>
          <table:table-cell office:value-type="float" office:value="2019092" table:style-name="ce7">
            <text:p>2019092</text:p>
          </table:table-cell>
          <table:table-cell table:style-name="ce2"/>
          <table:table-cell office:value-type="string" table:style-name="ce5">
            <text:p>Epoch 23</text:p>
          </table:table-cell>
          <table:table-cell office:value-type="float" office:value="2026662" table:style-name="ce7">
            <text:p>2026662</text:p>
          </table:table-cell>
          <table:table-cell table:style-name="ce2"/>
          <table:table-cell office:value-type="string" table:style-name="ce5">
            <text:p>Epoch 23</text:p>
          </table:table-cell>
          <table:table-cell office:value-type="float" office:value="2008884" table:style-name="ce7">
            <text:p>2008884</text:p>
          </table:table-cell>
          <table:table-cell table:style-name="ce2"/>
          <table:table-cell office:value-type="string" table:style-name="ce5">
            <text:p>Epoch 23</text:p>
          </table:table-cell>
          <table:table-cell office:value-type="float" office:value="2039532" table:style-name="ce7">
            <text:p>2039532</text:p>
          </table:table-cell>
          <table:table-cell table:style-name="ce2"/>
          <table:table-cell office:value-type="string" table:style-name="ce5">
            <text:p>Epoch 23</text:p>
          </table:table-cell>
          <table:table-cell office:value-type="float" office:value="2032266" table:style-name="ce7">
            <text:p>2032266</text:p>
          </table:table-cell>
          <table:table-cell table:style-name="ce2"/>
          <table:table-cell office:value-type="string" table:style-name="ce5">
            <text:p>Epoch 23</text:p>
          </table:table-cell>
          <table:table-cell office:value-type="float" office:value="2043458" table:style-name="ce7">
            <text:p>2043458</text:p>
          </table:table-cell>
          <table:table-cell table:style-name="ce2"/>
          <table:table-cell office:value-type="string" table:style-name="ce5">
            <text:p>Epoch 23</text:p>
          </table:table-cell>
          <table:table-cell office:value-type="float" office:value="2044996" table:style-name="ce7">
            <text:p>2044996</text:p>
          </table:table-cell>
          <table:table-cell table:style-name="ce2"/>
          <table:table-cell office:value-type="string" table:style-name="ce5">
            <text:p>Epoch 23</text:p>
          </table:table-cell>
          <table:table-cell office:value-type="float" office:value="2009774" table:style-name="ce7">
            <text:p>2009774</text:p>
          </table:table-cell>
          <table:table-cell table:style-name="ce2"/>
          <table:table-cell office:value-type="string" table:style-name="ce5">
            <text:p>Epoch 23</text:p>
          </table:table-cell>
          <table:table-cell office:value-type="float" office:value="2029722" table:style-name="ce7">
            <text:p>2029722</text:p>
          </table:table-cell>
          <table:table-cell table:style-name="ce2"/>
          <table:table-cell office:value-type="string" table:style-name="ce5">
            <text:p>Epoch 23</text:p>
          </table:table-cell>
          <table:table-cell office:value-type="float" office:value="2016600" table:style-name="ce7">
            <text:p>2016600</text:p>
          </table:table-cell>
          <table:table-cell table:style-name="ce2"/>
          <table:table-cell office:value-type="string" table:style-name="ce5">
            <text:p>Epoch 23</text:p>
          </table:table-cell>
          <table:table-cell office:value-type="float" office:value="2001328" table:style-name="ce7">
            <text:p>2001328</text:p>
          </table:table-cell>
          <table:table-cell table:style-name="ce2"/>
          <table:table-cell office:value-type="string" table:style-name="ce5">
            <text:p>Epoch 23</text:p>
          </table:table-cell>
          <table:table-cell office:value-type="float" office:value="2024240" table:style-name="ce7">
            <text:p>2024240</text:p>
          </table:table-cell>
          <table:table-cell table:style-name="ce2"/>
          <table:table-cell office:value-type="string" table:style-name="ce5">
            <text:p>Epoch 23</text:p>
          </table:table-cell>
          <table:table-cell office:value-type="float" office:value="2048964" table:style-name="ce7">
            <text:p>2048964</text:p>
          </table:table-cell>
          <table:table-cell table:style-name="ce2"/>
          <table:table-cell office:value-type="string" table:style-name="ce10">
            <text:p>Epoch 23</text:p>
          </table:table-cell>
          <table:table-cell office:value-type="float" office:value="2028649.2" table:formula="of:=AVERAGE([.$CL26];[.$CI26];[.$CF26];[.$CC26];[.$BZ26];[.$BW26];[.$BT26];[.$BQ26];[.$BN26];[.$BK26];[.$BH26];[.$BE26];[.$BB26];[.$AY26];[.$AV26];[.$AS26];[.$AP26];[.$AM26];[.$AJ26];[.$AG26];[.$AD26];[.$AA26];[.$X26];[.$U26];[.$R26];[.$O26];[.$L26];[.$I26];[.$F26];[.$C26])" table:style-name="ce19">
            <text:p>2028649</text:p>
          </table:table-cell>
          <table:table-cell office:value-type="float" office:value="17177.097812755379" table:formula="of:=STDEV([.$CL26];[.$CI26];[.$CF26];[.$CC26];[.$BZ26];[.$BW26];[.$BT26];[.$BQ26];[.$BN26];[.$BK26];[.$BH26];[.$BE26];[.$BB26];[.$AY26];[.$AV26];[.$AS26];[.$AP26];[.$AM26];[.$AJ26];[.$AG26];[.$AD26];[.$AA26];[.$X26];[.$U26];[.$R26];[.$O26];[.$L26];[.$I26];[.$F26];[.$C26])" table:style-name="ce19">
            <text:p>17177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24</text:p>
          </table:table-cell>
          <table:table-cell office:value-type="float" office:value="2025902" table:style-name="ce7">
            <text:p>2025902</text:p>
          </table:table-cell>
          <table:table-cell table:style-name="ce2"/>
          <table:table-cell office:value-type="string" table:style-name="ce5">
            <text:p>Epoch 24</text:p>
          </table:table-cell>
          <table:table-cell office:value-type="float" office:value="2003738" table:style-name="ce7">
            <text:p>2003738</text:p>
          </table:table-cell>
          <table:table-cell table:style-name="ce2"/>
          <table:table-cell office:value-type="string" table:style-name="ce5">
            <text:p>Epoch 24</text:p>
          </table:table-cell>
          <table:table-cell office:value-type="float" office:value="2025328" table:style-name="ce7">
            <text:p>2025328</text:p>
          </table:table-cell>
          <table:table-cell table:style-name="ce2"/>
          <table:table-cell office:value-type="string" table:style-name="ce5">
            <text:p>Epoch 24</text:p>
          </table:table-cell>
          <table:table-cell office:value-type="float" office:value="2032406" table:style-name="ce7">
            <text:p>2032406</text:p>
          </table:table-cell>
          <table:table-cell table:style-name="ce2"/>
          <table:table-cell office:value-type="string" table:style-name="ce5">
            <text:p>Epoch 24</text:p>
          </table:table-cell>
          <table:table-cell office:value-type="float" office:value="2004982" table:style-name="ce7">
            <text:p>2004982</text:p>
          </table:table-cell>
          <table:table-cell table:style-name="ce2"/>
          <table:table-cell office:value-type="string" table:style-name="ce5">
            <text:p>Epoch 24</text:p>
          </table:table-cell>
          <table:table-cell office:value-type="float" office:value="2059072" table:style-name="ce7">
            <text:p>2059072</text:p>
          </table:table-cell>
          <table:table-cell table:style-name="ce2"/>
          <table:table-cell office:value-type="string" table:style-name="ce5">
            <text:p>Epoch 24</text:p>
          </table:table-cell>
          <table:table-cell office:value-type="float" office:value="2002344" table:style-name="ce7">
            <text:p>2002344</text:p>
          </table:table-cell>
          <table:table-cell table:style-name="ce2"/>
          <table:table-cell office:value-type="string" table:style-name="ce5">
            <text:p>Epoch 24</text:p>
          </table:table-cell>
          <table:table-cell office:value-type="float" office:value="2037786" table:style-name="ce7">
            <text:p>2037786</text:p>
          </table:table-cell>
          <table:table-cell table:style-name="ce2"/>
          <table:table-cell office:value-type="string" table:style-name="ce5">
            <text:p>Epoch 24</text:p>
          </table:table-cell>
          <table:table-cell office:value-type="float" office:value="2034060" table:style-name="ce7">
            <text:p>2034060</text:p>
          </table:table-cell>
          <table:table-cell table:style-name="ce2"/>
          <table:table-cell office:value-type="string" table:style-name="ce5">
            <text:p>Epoch 24</text:p>
          </table:table-cell>
          <table:table-cell office:value-type="float" office:value="1997052" table:style-name="ce7">
            <text:p>1997052</text:p>
          </table:table-cell>
          <table:table-cell table:style-name="ce2"/>
          <table:table-cell office:value-type="string" table:style-name="ce5">
            <text:p>Epoch 24</text:p>
          </table:table-cell>
          <table:table-cell office:value-type="float" office:value="2039362" table:style-name="ce7">
            <text:p>2039362</text:p>
          </table:table-cell>
          <table:table-cell table:style-name="ce2"/>
          <table:table-cell office:value-type="string" table:style-name="ce5">
            <text:p>Epoch 24</text:p>
          </table:table-cell>
          <table:table-cell office:value-type="float" office:value="2017478" table:style-name="ce7">
            <text:p>2017478</text:p>
          </table:table-cell>
          <table:table-cell table:style-name="ce2"/>
          <table:table-cell office:value-type="string" table:style-name="ce5">
            <text:p>Epoch 24</text:p>
          </table:table-cell>
          <table:table-cell office:value-type="float" office:value="2061728" table:style-name="ce7">
            <text:p>2061728</text:p>
          </table:table-cell>
          <table:table-cell table:style-name="ce2"/>
          <table:table-cell office:value-type="string" table:style-name="ce5">
            <text:p>Epoch 24</text:p>
          </table:table-cell>
          <table:table-cell office:value-type="float" office:value="2001290" table:style-name="ce7">
            <text:p>2001290</text:p>
          </table:table-cell>
          <table:table-cell table:style-name="ce2"/>
          <table:table-cell office:value-type="string" table:style-name="ce5">
            <text:p>Epoch 24</text:p>
          </table:table-cell>
          <table:table-cell office:value-type="float" office:value="2036418" table:style-name="ce7">
            <text:p>2036418</text:p>
          </table:table-cell>
          <table:table-cell table:style-name="ce2"/>
          <table:table-cell office:value-type="string" table:style-name="ce5">
            <text:p>Epoch 24</text:p>
          </table:table-cell>
          <table:table-cell office:value-type="float" office:value="2035098" table:style-name="ce7">
            <text:p>2035098</text:p>
          </table:table-cell>
          <table:table-cell table:style-name="ce2"/>
          <table:table-cell office:value-type="string" table:style-name="ce5">
            <text:p>Epoch 24</text:p>
          </table:table-cell>
          <table:table-cell office:value-type="float" office:value="2040324" table:style-name="ce7">
            <text:p>2040324</text:p>
          </table:table-cell>
          <table:table-cell table:style-name="ce2"/>
          <table:table-cell office:value-type="string" table:style-name="ce5">
            <text:p>Epoch 24</text:p>
          </table:table-cell>
          <table:table-cell office:value-type="float" office:value="2005506" table:style-name="ce7">
            <text:p>2005506</text:p>
          </table:table-cell>
          <table:table-cell table:style-name="ce2"/>
          <table:table-cell office:value-type="string" table:style-name="ce5">
            <text:p>Epoch 24</text:p>
          </table:table-cell>
          <table:table-cell office:value-type="float" office:value="2022550" table:style-name="ce7">
            <text:p>2022550</text:p>
          </table:table-cell>
          <table:table-cell table:style-name="ce2"/>
          <table:table-cell office:value-type="string" table:style-name="ce5">
            <text:p>Epoch 24</text:p>
          </table:table-cell>
          <table:table-cell office:value-type="float" office:value="2008714" table:style-name="ce7">
            <text:p>2008714</text:p>
          </table:table-cell>
          <table:table-cell table:style-name="ce2"/>
          <table:table-cell office:value-type="string" table:style-name="ce5">
            <text:p>Epoch 24</text:p>
          </table:table-cell>
          <table:table-cell office:value-type="float" office:value="2035436" table:style-name="ce7">
            <text:p>2035436</text:p>
          </table:table-cell>
          <table:table-cell table:style-name="ce2"/>
          <table:table-cell office:value-type="string" table:style-name="ce5">
            <text:p>Epoch 24</text:p>
          </table:table-cell>
          <table:table-cell office:value-type="float" office:value="2032078" table:style-name="ce7">
            <text:p>2032078</text:p>
          </table:table-cell>
          <table:table-cell table:style-name="ce2"/>
          <table:table-cell office:value-type="string" table:style-name="ce5">
            <text:p>Epoch 24</text:p>
          </table:table-cell>
          <table:table-cell office:value-type="float" office:value="2034386" table:style-name="ce7">
            <text:p>2034386</text:p>
          </table:table-cell>
          <table:table-cell table:style-name="ce2"/>
          <table:table-cell office:value-type="string" table:style-name="ce5">
            <text:p>Epoch 24</text:p>
          </table:table-cell>
          <table:table-cell office:value-type="float" office:value="2035804" table:style-name="ce7">
            <text:p>2035804</text:p>
          </table:table-cell>
          <table:table-cell table:style-name="ce2"/>
          <table:table-cell office:value-type="string" table:style-name="ce5">
            <text:p>Epoch 24</text:p>
          </table:table-cell>
          <table:table-cell office:value-type="float" office:value="2006952" table:style-name="ce7">
            <text:p>2006952</text:p>
          </table:table-cell>
          <table:table-cell table:style-name="ce2"/>
          <table:table-cell office:value-type="string" table:style-name="ce5">
            <text:p>Epoch 24</text:p>
          </table:table-cell>
          <table:table-cell office:value-type="float" office:value="2026728" table:style-name="ce7">
            <text:p>2026728</text:p>
          </table:table-cell>
          <table:table-cell table:style-name="ce2"/>
          <table:table-cell office:value-type="string" table:style-name="ce5">
            <text:p>Epoch 24</text:p>
          </table:table-cell>
          <table:table-cell office:value-type="float" office:value="2015912" table:style-name="ce7">
            <text:p>2015912</text:p>
          </table:table-cell>
          <table:table-cell table:style-name="ce2"/>
          <table:table-cell office:value-type="string" table:style-name="ce5">
            <text:p>Epoch 24</text:p>
          </table:table-cell>
          <table:table-cell office:value-type="float" office:value="2000760" table:style-name="ce7">
            <text:p>2000760</text:p>
          </table:table-cell>
          <table:table-cell table:style-name="ce2"/>
          <table:table-cell office:value-type="string" table:style-name="ce5">
            <text:p>Epoch 24</text:p>
          </table:table-cell>
          <table:table-cell office:value-type="float" office:value="2017396" table:style-name="ce7">
            <text:p>2017396</text:p>
          </table:table-cell>
          <table:table-cell table:style-name="ce2"/>
          <table:table-cell office:value-type="string" table:style-name="ce5">
            <text:p>Epoch 24</text:p>
          </table:table-cell>
          <table:table-cell office:value-type="float" office:value="2044522" table:style-name="ce7">
            <text:p>2044522</text:p>
          </table:table-cell>
          <table:table-cell table:style-name="ce2"/>
          <table:table-cell office:value-type="string" table:style-name="ce10">
            <text:p>Epoch 24</text:p>
          </table:table-cell>
          <table:table-cell office:value-type="float" office:value="2024703.7333333334" table:formula="of:=AVERAGE([.$CL27];[.$CI27];[.$CF27];[.$CC27];[.$BZ27];[.$BW27];[.$BT27];[.$BQ27];[.$BN27];[.$BK27];[.$BH27];[.$BE27];[.$BB27];[.$AY27];[.$AV27];[.$AS27];[.$AP27];[.$AM27];[.$AJ27];[.$AG27];[.$AD27];[.$AA27];[.$X27];[.$U27];[.$R27];[.$O27];[.$L27];[.$I27];[.$F27];[.$C27])" table:style-name="ce19">
            <text:p>2024704</text:p>
          </table:table-cell>
          <table:table-cell office:value-type="float" office:value="17321.307553839943" table:formula="of:=STDEV([.$CL27];[.$CI27];[.$CF27];[.$CC27];[.$BZ27];[.$BW27];[.$BT27];[.$BQ27];[.$BN27];[.$BK27];[.$BH27];[.$BE27];[.$BB27];[.$AY27];[.$AV27];[.$AS27];[.$AP27];[.$AM27];[.$AJ27];[.$AG27];[.$AD27];[.$AA27];[.$X27];[.$U27];[.$R27];[.$O27];[.$L27];[.$I27];[.$F27];[.$C27])" table:style-name="ce19">
            <text:p>17321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25</text:p>
          </table:table-cell>
          <table:table-cell office:value-type="float" office:value="2020808" table:style-name="ce7">
            <text:p>2020808</text:p>
          </table:table-cell>
          <table:table-cell table:style-name="ce2"/>
          <table:table-cell office:value-type="string" table:style-name="ce5">
            <text:p>Epoch 25</text:p>
          </table:table-cell>
          <table:table-cell office:value-type="float" office:value="2002522" table:style-name="ce7">
            <text:p>2002522</text:p>
          </table:table-cell>
          <table:table-cell table:style-name="ce2"/>
          <table:table-cell office:value-type="string" table:style-name="ce5">
            <text:p>Epoch 25</text:p>
          </table:table-cell>
          <table:table-cell office:value-type="float" office:value="2023734" table:style-name="ce7">
            <text:p>2023734</text:p>
          </table:table-cell>
          <table:table-cell table:style-name="ce2"/>
          <table:table-cell office:value-type="string" table:style-name="ce5">
            <text:p>Epoch 25</text:p>
          </table:table-cell>
          <table:table-cell office:value-type="float" office:value="2032204" table:style-name="ce7">
            <text:p>2032204</text:p>
          </table:table-cell>
          <table:table-cell table:style-name="ce2"/>
          <table:table-cell office:value-type="string" table:style-name="ce5">
            <text:p>Epoch 25</text:p>
          </table:table-cell>
          <table:table-cell office:value-type="float" office:value="2004844" table:style-name="ce7">
            <text:p>2004844</text:p>
          </table:table-cell>
          <table:table-cell table:style-name="ce2"/>
          <table:table-cell office:value-type="string" table:style-name="ce5">
            <text:p>Epoch 25</text:p>
          </table:table-cell>
          <table:table-cell office:value-type="float" office:value="2048590" table:style-name="ce7">
            <text:p>2048590</text:p>
          </table:table-cell>
          <table:table-cell table:style-name="ce2"/>
          <table:table-cell office:value-type="string" table:style-name="ce5">
            <text:p>Epoch 25</text:p>
          </table:table-cell>
          <table:table-cell office:value-type="float" office:value="1999302" table:style-name="ce7">
            <text:p>1999302</text:p>
          </table:table-cell>
          <table:table-cell table:style-name="ce2"/>
          <table:table-cell office:value-type="string" table:style-name="ce5">
            <text:p>Epoch 25</text:p>
          </table:table-cell>
          <table:table-cell office:value-type="float" office:value="2034556" table:style-name="ce7">
            <text:p>2034556</text:p>
          </table:table-cell>
          <table:table-cell table:style-name="ce2"/>
          <table:table-cell office:value-type="string" table:style-name="ce5">
            <text:p>Epoch 25</text:p>
          </table:table-cell>
          <table:table-cell office:value-type="float" office:value="2023226" table:style-name="ce7">
            <text:p>2023226</text:p>
          </table:table-cell>
          <table:table-cell table:style-name="ce2"/>
          <table:table-cell office:value-type="string" table:style-name="ce5">
            <text:p>Epoch 25</text:p>
          </table:table-cell>
          <table:table-cell office:value-type="float" office:value="1992624" table:style-name="ce7">
            <text:p>1992624</text:p>
          </table:table-cell>
          <table:table-cell table:style-name="ce2"/>
          <table:table-cell office:value-type="string" table:style-name="ce5">
            <text:p>Epoch 25</text:p>
          </table:table-cell>
          <table:table-cell office:value-type="float" office:value="2035628" table:style-name="ce7">
            <text:p>2035628</text:p>
          </table:table-cell>
          <table:table-cell table:style-name="ce2"/>
          <table:table-cell office:value-type="string" table:style-name="ce5">
            <text:p>Epoch 25</text:p>
          </table:table-cell>
          <table:table-cell office:value-type="float" office:value="2016446" table:style-name="ce7">
            <text:p>2016446</text:p>
          </table:table-cell>
          <table:table-cell table:style-name="ce2"/>
          <table:table-cell office:value-type="string" table:style-name="ce5">
            <text:p>Epoch 25</text:p>
          </table:table-cell>
          <table:table-cell office:value-type="float" office:value="2052224" table:style-name="ce7">
            <text:p>2052224</text:p>
          </table:table-cell>
          <table:table-cell table:style-name="ce2"/>
          <table:table-cell office:value-type="string" table:style-name="ce5">
            <text:p>Epoch 25</text:p>
          </table:table-cell>
          <table:table-cell office:value-type="float" office:value="1994028" table:style-name="ce7">
            <text:p>1994028</text:p>
          </table:table-cell>
          <table:table-cell table:style-name="ce2"/>
          <table:table-cell office:value-type="string" table:style-name="ce5">
            <text:p>Epoch 25</text:p>
          </table:table-cell>
          <table:table-cell office:value-type="float" office:value="2035114" table:style-name="ce7">
            <text:p>2035114</text:p>
          </table:table-cell>
          <table:table-cell table:style-name="ce2"/>
          <table:table-cell office:value-type="string" table:style-name="ce5">
            <text:p>Epoch 25</text:p>
          </table:table-cell>
          <table:table-cell office:value-type="float" office:value="2033382" table:style-name="ce7">
            <text:p>2033382</text:p>
          </table:table-cell>
          <table:table-cell table:style-name="ce2"/>
          <table:table-cell office:value-type="string" table:style-name="ce5">
            <text:p>Epoch 25</text:p>
          </table:table-cell>
          <table:table-cell office:value-type="float" office:value="2038928" table:style-name="ce7">
            <text:p>2038928</text:p>
          </table:table-cell>
          <table:table-cell table:style-name="ce2"/>
          <table:table-cell office:value-type="string" table:style-name="ce5">
            <text:p>Epoch 25</text:p>
          </table:table-cell>
          <table:table-cell office:value-type="float" office:value="2000642" table:style-name="ce7">
            <text:p>2000642</text:p>
          </table:table-cell>
          <table:table-cell table:style-name="ce2"/>
          <table:table-cell office:value-type="string" table:style-name="ce5">
            <text:p>Epoch 25</text:p>
          </table:table-cell>
          <table:table-cell office:value-type="float" office:value="2022272" table:style-name="ce7">
            <text:p>2022272</text:p>
          </table:table-cell>
          <table:table-cell table:style-name="ce2"/>
          <table:table-cell office:value-type="string" table:style-name="ce5">
            <text:p>Epoch 25</text:p>
          </table:table-cell>
          <table:table-cell office:value-type="float" office:value="2004264" table:style-name="ce7">
            <text:p>2004264</text:p>
          </table:table-cell>
          <table:table-cell table:style-name="ce2"/>
          <table:table-cell office:value-type="string" table:style-name="ce5">
            <text:p>Epoch 25</text:p>
          </table:table-cell>
          <table:table-cell office:value-type="float" office:value="2034544" table:style-name="ce7">
            <text:p>2034544</text:p>
          </table:table-cell>
          <table:table-cell table:style-name="ce2"/>
          <table:table-cell office:value-type="string" table:style-name="ce5">
            <text:p>Epoch 25</text:p>
          </table:table-cell>
          <table:table-cell office:value-type="float" office:value="2030102" table:style-name="ce7">
            <text:p>2030102</text:p>
          </table:table-cell>
          <table:table-cell table:style-name="ce2"/>
          <table:table-cell office:value-type="string" table:style-name="ce5">
            <text:p>Epoch 25</text:p>
          </table:table-cell>
          <table:table-cell office:value-type="float" office:value="2027198" table:style-name="ce7">
            <text:p>2027198</text:p>
          </table:table-cell>
          <table:table-cell table:style-name="ce2"/>
          <table:table-cell office:value-type="string" table:style-name="ce5">
            <text:p>Epoch 25</text:p>
          </table:table-cell>
          <table:table-cell office:value-type="float" office:value="2033918" table:style-name="ce7">
            <text:p>2033918</text:p>
          </table:table-cell>
          <table:table-cell table:style-name="ce2"/>
          <table:table-cell office:value-type="string" table:style-name="ce5">
            <text:p>Epoch 25</text:p>
          </table:table-cell>
          <table:table-cell office:value-type="float" office:value="1996106" table:style-name="ce7">
            <text:p>1996106</text:p>
          </table:table-cell>
          <table:table-cell table:style-name="ce2"/>
          <table:table-cell office:value-type="string" table:style-name="ce5">
            <text:p>Epoch 25</text:p>
          </table:table-cell>
          <table:table-cell office:value-type="float" office:value="2025598" table:style-name="ce7">
            <text:p>2025598</text:p>
          </table:table-cell>
          <table:table-cell table:style-name="ce2"/>
          <table:table-cell office:value-type="string" table:style-name="ce5">
            <text:p>Epoch 25</text:p>
          </table:table-cell>
          <table:table-cell office:value-type="float" office:value="2013250" table:style-name="ce7">
            <text:p>2013250</text:p>
          </table:table-cell>
          <table:table-cell table:style-name="ce2"/>
          <table:table-cell office:value-type="string" table:style-name="ce5">
            <text:p>Epoch 25</text:p>
          </table:table-cell>
          <table:table-cell office:value-type="float" office:value="1998230" table:style-name="ce7">
            <text:p>1998230</text:p>
          </table:table-cell>
          <table:table-cell table:style-name="ce2"/>
          <table:table-cell office:value-type="string" table:style-name="ce5">
            <text:p>Epoch 25</text:p>
          </table:table-cell>
          <table:table-cell office:value-type="float" office:value="2013678" table:style-name="ce7">
            <text:p>2013678</text:p>
          </table:table-cell>
          <table:table-cell table:style-name="ce2"/>
          <table:table-cell office:value-type="string" table:style-name="ce5">
            <text:p>Epoch 25</text:p>
          </table:table-cell>
          <table:table-cell office:value-type="float" office:value="2026850" table:style-name="ce7">
            <text:p>2026850</text:p>
          </table:table-cell>
          <table:table-cell table:style-name="ce2"/>
          <table:table-cell office:value-type="string" table:style-name="ce10">
            <text:p>Epoch 25</text:p>
          </table:table-cell>
          <table:table-cell office:value-type="float" office:value="2020493.7333333334" table:formula="of:=AVERAGE([.$CL28];[.$CI28];[.$CF28];[.$CC28];[.$BZ28];[.$BW28];[.$BT28];[.$BQ28];[.$BN28];[.$BK28];[.$BH28];[.$BE28];[.$BB28];[.$AY28];[.$AV28];[.$AS28];[.$AP28];[.$AM28];[.$AJ28];[.$AG28];[.$AD28];[.$AA28];[.$X28];[.$U28];[.$R28];[.$O28];[.$L28];[.$I28];[.$F28];[.$C28])" table:style-name="ce19">
            <text:p>2020494</text:p>
          </table:table-cell>
          <table:table-cell office:value-type="float" office:value="16650.327396456665" table:formula="of:=STDEV([.$CL28];[.$CI28];[.$CF28];[.$CC28];[.$BZ28];[.$BW28];[.$BT28];[.$BQ28];[.$BN28];[.$BK28];[.$BH28];[.$BE28];[.$BB28];[.$AY28];[.$AV28];[.$AS28];[.$AP28];[.$AM28];[.$AJ28];[.$AG28];[.$AD28];[.$AA28];[.$X28];[.$U28];[.$R28];[.$O28];[.$L28];[.$I28];[.$F28];[.$C28])" table:style-name="ce19">
            <text:p>16650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26</text:p>
          </table:table-cell>
          <table:table-cell office:value-type="float" office:value="2017440" table:style-name="ce7">
            <text:p>2017440</text:p>
          </table:table-cell>
          <table:table-cell table:style-name="ce2"/>
          <table:table-cell office:value-type="string" table:style-name="ce5">
            <text:p>Epoch 26</text:p>
          </table:table-cell>
          <table:table-cell office:value-type="float" office:value="1998140" table:style-name="ce7">
            <text:p>1998140</text:p>
          </table:table-cell>
          <table:table-cell table:style-name="ce2"/>
          <table:table-cell office:value-type="string" table:style-name="ce5">
            <text:p>Epoch 26</text:p>
          </table:table-cell>
          <table:table-cell office:value-type="float" office:value="2021634" table:style-name="ce7">
            <text:p>2021634</text:p>
          </table:table-cell>
          <table:table-cell table:style-name="ce2"/>
          <table:table-cell office:value-type="string" table:style-name="ce5">
            <text:p>Epoch 26</text:p>
          </table:table-cell>
          <table:table-cell office:value-type="float" office:value="2030294" table:style-name="ce7">
            <text:p>2030294</text:p>
          </table:table-cell>
          <table:table-cell table:style-name="ce2"/>
          <table:table-cell office:value-type="string" table:style-name="ce5">
            <text:p>Epoch 26</text:p>
          </table:table-cell>
          <table:table-cell office:value-type="float" office:value="1998748" table:style-name="ce7">
            <text:p>1998748</text:p>
          </table:table-cell>
          <table:table-cell table:style-name="ce2"/>
          <table:table-cell office:value-type="string" table:style-name="ce5">
            <text:p>Epoch 26</text:p>
          </table:table-cell>
          <table:table-cell office:value-type="float" office:value="2030896" table:style-name="ce7">
            <text:p>2030896</text:p>
          </table:table-cell>
          <table:table-cell table:style-name="ce2"/>
          <table:table-cell office:value-type="string" table:style-name="ce5">
            <text:p>Epoch 26</text:p>
          </table:table-cell>
          <table:table-cell office:value-type="float" office:value="1995938" table:style-name="ce7">
            <text:p>1995938</text:p>
          </table:table-cell>
          <table:table-cell table:style-name="ce2"/>
          <table:table-cell office:value-type="string" table:style-name="ce5">
            <text:p>Epoch 26</text:p>
          </table:table-cell>
          <table:table-cell office:value-type="float" office:value="2033526" table:style-name="ce7">
            <text:p>2033526</text:p>
          </table:table-cell>
          <table:table-cell table:style-name="ce2"/>
          <table:table-cell office:value-type="string" table:style-name="ce5">
            <text:p>Epoch 26</text:p>
          </table:table-cell>
          <table:table-cell office:value-type="float" office:value="2022514" table:style-name="ce7">
            <text:p>2022514</text:p>
          </table:table-cell>
          <table:table-cell table:style-name="ce2"/>
          <table:table-cell office:value-type="string" table:style-name="ce5">
            <text:p>Epoch 26</text:p>
          </table:table-cell>
          <table:table-cell office:value-type="float" office:value="1988320" table:style-name="ce7">
            <text:p>1988320</text:p>
          </table:table-cell>
          <table:table-cell table:style-name="ce2"/>
          <table:table-cell office:value-type="string" table:style-name="ce5">
            <text:p>Epoch 26</text:p>
          </table:table-cell>
          <table:table-cell office:value-type="float" office:value="2028494" table:style-name="ce7">
            <text:p>2028494</text:p>
          </table:table-cell>
          <table:table-cell table:style-name="ce2"/>
          <table:table-cell office:value-type="string" table:style-name="ce5">
            <text:p>Epoch 26</text:p>
          </table:table-cell>
          <table:table-cell office:value-type="float" office:value="2015654" table:style-name="ce7">
            <text:p>2015654</text:p>
          </table:table-cell>
          <table:table-cell table:style-name="ce2"/>
          <table:table-cell office:value-type="string" table:style-name="ce5">
            <text:p>Epoch 26</text:p>
          </table:table-cell>
          <table:table-cell office:value-type="float" office:value="2050760" table:style-name="ce7">
            <text:p>2050760</text:p>
          </table:table-cell>
          <table:table-cell table:style-name="ce2"/>
          <table:table-cell office:value-type="string" table:style-name="ce5">
            <text:p>Epoch 26</text:p>
          </table:table-cell>
          <table:table-cell office:value-type="float" office:value="1993132" table:style-name="ce7">
            <text:p>1993132</text:p>
          </table:table-cell>
          <table:table-cell table:style-name="ce2"/>
          <table:table-cell office:value-type="string" table:style-name="ce5">
            <text:p>Epoch 26</text:p>
          </table:table-cell>
          <table:table-cell office:value-type="float" office:value="2034534" table:style-name="ce7">
            <text:p>2034534</text:p>
          </table:table-cell>
          <table:table-cell table:style-name="ce2"/>
          <table:table-cell office:value-type="string" table:style-name="ce5">
            <text:p>Epoch 26</text:p>
          </table:table-cell>
          <table:table-cell office:value-type="float" office:value="2029928" table:style-name="ce7">
            <text:p>2029928</text:p>
          </table:table-cell>
          <table:table-cell table:style-name="ce2"/>
          <table:table-cell office:value-type="string" table:style-name="ce5">
            <text:p>Epoch 26</text:p>
          </table:table-cell>
          <table:table-cell office:value-type="float" office:value="2036580" table:style-name="ce7">
            <text:p>2036580</text:p>
          </table:table-cell>
          <table:table-cell table:style-name="ce2"/>
          <table:table-cell office:value-type="string" table:style-name="ce5">
            <text:p>Epoch 26</text:p>
          </table:table-cell>
          <table:table-cell office:value-type="float" office:value="1994072" table:style-name="ce7">
            <text:p>1994072</text:p>
          </table:table-cell>
          <table:table-cell table:style-name="ce2"/>
          <table:table-cell office:value-type="string" table:style-name="ce5">
            <text:p>Epoch 26</text:p>
          </table:table-cell>
          <table:table-cell office:value-type="float" office:value="2019978" table:style-name="ce7">
            <text:p>2019978</text:p>
          </table:table-cell>
          <table:table-cell table:style-name="ce2"/>
          <table:table-cell office:value-type="string" table:style-name="ce5">
            <text:p>Epoch 26</text:p>
          </table:table-cell>
          <table:table-cell office:value-type="float" office:value="2003282" table:style-name="ce7">
            <text:p>2003282</text:p>
          </table:table-cell>
          <table:table-cell table:style-name="ce2"/>
          <table:table-cell office:value-type="string" table:style-name="ce5">
            <text:p>Epoch 26</text:p>
          </table:table-cell>
          <table:table-cell office:value-type="float" office:value="2026746" table:style-name="ce7">
            <text:p>2026746</text:p>
          </table:table-cell>
          <table:table-cell table:style-name="ce2"/>
          <table:table-cell office:value-type="string" table:style-name="ce5">
            <text:p>Epoch 26</text:p>
          </table:table-cell>
          <table:table-cell office:value-type="float" office:value="2029324" table:style-name="ce7">
            <text:p>2029324</text:p>
          </table:table-cell>
          <table:table-cell table:style-name="ce2"/>
          <table:table-cell office:value-type="string" table:style-name="ce5">
            <text:p>Epoch 26</text:p>
          </table:table-cell>
          <table:table-cell office:value-type="float" office:value="2024004" table:style-name="ce7">
            <text:p>2024004</text:p>
          </table:table-cell>
          <table:table-cell table:style-name="ce2"/>
          <table:table-cell office:value-type="string" table:style-name="ce5">
            <text:p>Epoch 26</text:p>
          </table:table-cell>
          <table:table-cell office:value-type="float" office:value="2027960" table:style-name="ce7">
            <text:p>2027960</text:p>
          </table:table-cell>
          <table:table-cell table:style-name="ce2"/>
          <table:table-cell office:value-type="string" table:style-name="ce5">
            <text:p>Epoch 26</text:p>
          </table:table-cell>
          <table:table-cell office:value-type="float" office:value="1993152" table:style-name="ce7">
            <text:p>1993152</text:p>
          </table:table-cell>
          <table:table-cell table:style-name="ce2"/>
          <table:table-cell office:value-type="string" table:style-name="ce5">
            <text:p>Epoch 26</text:p>
          </table:table-cell>
          <table:table-cell office:value-type="float" office:value="2020134" table:style-name="ce7">
            <text:p>2020134</text:p>
          </table:table-cell>
          <table:table-cell table:style-name="ce2"/>
          <table:table-cell office:value-type="string" table:style-name="ce5">
            <text:p>Epoch 26</text:p>
          </table:table-cell>
          <table:table-cell office:value-type="float" office:value="2009276" table:style-name="ce7">
            <text:p>2009276</text:p>
          </table:table-cell>
          <table:table-cell table:style-name="ce2"/>
          <table:table-cell office:value-type="string" table:style-name="ce5">
            <text:p>Epoch 26</text:p>
          </table:table-cell>
          <table:table-cell office:value-type="float" office:value="1995198" table:style-name="ce7">
            <text:p>1995198</text:p>
          </table:table-cell>
          <table:table-cell table:style-name="ce2"/>
          <table:table-cell office:value-type="string" table:style-name="ce5">
            <text:p>Epoch 26</text:p>
          </table:table-cell>
          <table:table-cell office:value-type="float" office:value="2010434" table:style-name="ce7">
            <text:p>2010434</text:p>
          </table:table-cell>
          <table:table-cell table:style-name="ce2"/>
          <table:table-cell office:value-type="string" table:style-name="ce5">
            <text:p>Epoch 26</text:p>
          </table:table-cell>
          <table:table-cell office:value-type="float" office:value="2024718" table:style-name="ce7">
            <text:p>2024718</text:p>
          </table:table-cell>
          <table:table-cell table:style-name="ce2"/>
          <table:table-cell office:value-type="string" table:style-name="ce10">
            <text:p>Epoch 26</text:p>
          </table:table-cell>
          <table:table-cell office:value-type="float" office:value="2016827" table:formula="of:=AVERAGE([.$CL29];[.$CI29];[.$CF29];[.$CC29];[.$BZ29];[.$BW29];[.$BT29];[.$BQ29];[.$BN29];[.$BK29];[.$BH29];[.$BE29];[.$BB29];[.$AY29];[.$AV29];[.$AS29];[.$AP29];[.$AM29];[.$AJ29];[.$AG29];[.$AD29];[.$AA29];[.$X29];[.$U29];[.$R29];[.$O29];[.$L29];[.$I29];[.$F29];[.$C29])" table:style-name="ce19">
            <text:p>2016827</text:p>
          </table:table-cell>
          <table:table-cell office:value-type="float" office:value="16300.407540917497" table:formula="of:=STDEV([.$CL29];[.$CI29];[.$CF29];[.$CC29];[.$BZ29];[.$BW29];[.$BT29];[.$BQ29];[.$BN29];[.$BK29];[.$BH29];[.$BE29];[.$BB29];[.$AY29];[.$AV29];[.$AS29];[.$AP29];[.$AM29];[.$AJ29];[.$AG29];[.$AD29];[.$AA29];[.$X29];[.$U29];[.$R29];[.$O29];[.$L29];[.$I29];[.$F29];[.$C29])" table:style-name="ce19">
            <text:p>16300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27</text:p>
          </table:table-cell>
          <table:table-cell office:value-type="float" office:value="2012846" table:style-name="ce7">
            <text:p>2012846</text:p>
          </table:table-cell>
          <table:table-cell table:style-name="ce2"/>
          <table:table-cell office:value-type="string" table:style-name="ce5">
            <text:p>Epoch 27</text:p>
          </table:table-cell>
          <table:table-cell office:value-type="float" office:value="1998004" table:style-name="ce7">
            <text:p>1998004</text:p>
          </table:table-cell>
          <table:table-cell table:style-name="ce2"/>
          <table:table-cell office:value-type="string" table:style-name="ce5">
            <text:p>Epoch 27</text:p>
          </table:table-cell>
          <table:table-cell office:value-type="float" office:value="2018876" table:style-name="ce7">
            <text:p>2018876</text:p>
          </table:table-cell>
          <table:table-cell table:style-name="ce2"/>
          <table:table-cell office:value-type="string" table:style-name="ce5">
            <text:p>Epoch 27</text:p>
          </table:table-cell>
          <table:table-cell office:value-type="float" office:value="2023208" table:style-name="ce7">
            <text:p>2023208</text:p>
          </table:table-cell>
          <table:table-cell table:style-name="ce2"/>
          <table:table-cell office:value-type="string" table:style-name="ce5">
            <text:p>Epoch 27</text:p>
          </table:table-cell>
          <table:table-cell office:value-type="float" office:value="1997122" table:style-name="ce7">
            <text:p>1997122</text:p>
          </table:table-cell>
          <table:table-cell table:style-name="ce2"/>
          <table:table-cell office:value-type="string" table:style-name="ce5">
            <text:p>Epoch 27</text:p>
          </table:table-cell>
          <table:table-cell office:value-type="float" office:value="2026734" table:style-name="ce7">
            <text:p>2026734</text:p>
          </table:table-cell>
          <table:table-cell table:style-name="ce2"/>
          <table:table-cell office:value-type="string" table:style-name="ce5">
            <text:p>Epoch 27</text:p>
          </table:table-cell>
          <table:table-cell office:value-type="float" office:value="1993792" table:style-name="ce7">
            <text:p>1993792</text:p>
          </table:table-cell>
          <table:table-cell table:style-name="ce2"/>
          <table:table-cell office:value-type="string" table:style-name="ce5">
            <text:p>Epoch 27</text:p>
          </table:table-cell>
          <table:table-cell office:value-type="float" office:value="2033028" table:style-name="ce7">
            <text:p>2033028</text:p>
          </table:table-cell>
          <table:table-cell table:style-name="ce2"/>
          <table:table-cell office:value-type="string" table:style-name="ce5">
            <text:p>Epoch 27</text:p>
          </table:table-cell>
          <table:table-cell office:value-type="float" office:value="2019158" table:style-name="ce7">
            <text:p>2019158</text:p>
          </table:table-cell>
          <table:table-cell table:style-name="ce2"/>
          <table:table-cell office:value-type="string" table:style-name="ce5">
            <text:p>Epoch 27</text:p>
          </table:table-cell>
          <table:table-cell office:value-type="float" office:value="1987652" table:style-name="ce7">
            <text:p>1987652</text:p>
          </table:table-cell>
          <table:table-cell table:style-name="ce2"/>
          <table:table-cell office:value-type="string" table:style-name="ce5">
            <text:p>Epoch 27</text:p>
          </table:table-cell>
          <table:table-cell office:value-type="float" office:value="2027974" table:style-name="ce7">
            <text:p>2027974</text:p>
          </table:table-cell>
          <table:table-cell table:style-name="ce2"/>
          <table:table-cell office:value-type="string" table:style-name="ce5">
            <text:p>Epoch 27</text:p>
          </table:table-cell>
          <table:table-cell office:value-type="float" office:value="2012620" table:style-name="ce7">
            <text:p>2012620</text:p>
          </table:table-cell>
          <table:table-cell table:style-name="ce2"/>
          <table:table-cell office:value-type="string" table:style-name="ce5">
            <text:p>Epoch 27</text:p>
          </table:table-cell>
          <table:table-cell office:value-type="float" office:value="2048690" table:style-name="ce7">
            <text:p>2048690</text:p>
          </table:table-cell>
          <table:table-cell table:style-name="ce2"/>
          <table:table-cell office:value-type="string" table:style-name="ce5">
            <text:p>Epoch 27</text:p>
          </table:table-cell>
          <table:table-cell office:value-type="float" office:value="1991660" table:style-name="ce7">
            <text:p>1991660</text:p>
          </table:table-cell>
          <table:table-cell table:style-name="ce2"/>
          <table:table-cell office:value-type="string" table:style-name="ce5">
            <text:p>Epoch 27</text:p>
          </table:table-cell>
          <table:table-cell office:value-type="float" office:value="2033952" table:style-name="ce7">
            <text:p>2033952</text:p>
          </table:table-cell>
          <table:table-cell table:style-name="ce2"/>
          <table:table-cell office:value-type="string" table:style-name="ce5">
            <text:p>Epoch 27</text:p>
          </table:table-cell>
          <table:table-cell office:value-type="float" office:value="2027166" table:style-name="ce7">
            <text:p>2027166</text:p>
          </table:table-cell>
          <table:table-cell table:style-name="ce2"/>
          <table:table-cell office:value-type="string" table:style-name="ce5">
            <text:p>Epoch 27</text:p>
          </table:table-cell>
          <table:table-cell office:value-type="float" office:value="2031724" table:style-name="ce7">
            <text:p>2031724</text:p>
          </table:table-cell>
          <table:table-cell table:style-name="ce2"/>
          <table:table-cell office:value-type="string" table:style-name="ce5">
            <text:p>Epoch 27</text:p>
          </table:table-cell>
          <table:table-cell office:value-type="float" office:value="1993010" table:style-name="ce7">
            <text:p>1993010</text:p>
          </table:table-cell>
          <table:table-cell table:style-name="ce2"/>
          <table:table-cell office:value-type="string" table:style-name="ce5">
            <text:p>Epoch 27</text:p>
          </table:table-cell>
          <table:table-cell office:value-type="float" office:value="2019370" table:style-name="ce7">
            <text:p>2019370</text:p>
          </table:table-cell>
          <table:table-cell table:style-name="ce2"/>
          <table:table-cell office:value-type="string" table:style-name="ce5">
            <text:p>Epoch 27</text:p>
          </table:table-cell>
          <table:table-cell office:value-type="float" office:value="2000912" table:style-name="ce7">
            <text:p>2000912</text:p>
          </table:table-cell>
          <table:table-cell table:style-name="ce2"/>
          <table:table-cell office:value-type="string" table:style-name="ce5">
            <text:p>Epoch 27</text:p>
          </table:table-cell>
          <table:table-cell office:value-type="float" office:value="2026348" table:style-name="ce7">
            <text:p>2026348</text:p>
          </table:table-cell>
          <table:table-cell table:style-name="ce2"/>
          <table:table-cell office:value-type="string" table:style-name="ce5">
            <text:p>Epoch 27</text:p>
          </table:table-cell>
          <table:table-cell office:value-type="float" office:value="2026950" table:style-name="ce7">
            <text:p>2026950</text:p>
          </table:table-cell>
          <table:table-cell table:style-name="ce2"/>
          <table:table-cell office:value-type="string" table:style-name="ce5">
            <text:p>Epoch 27</text:p>
          </table:table-cell>
          <table:table-cell office:value-type="float" office:value="2017032" table:style-name="ce7">
            <text:p>2017032</text:p>
          </table:table-cell>
          <table:table-cell table:style-name="ce2"/>
          <table:table-cell office:value-type="string" table:style-name="ce5">
            <text:p>Epoch 27</text:p>
          </table:table-cell>
          <table:table-cell office:value-type="float" office:value="2027084" table:style-name="ce7">
            <text:p>2027084</text:p>
          </table:table-cell>
          <table:table-cell table:style-name="ce2"/>
          <table:table-cell office:value-type="string" table:style-name="ce5">
            <text:p>Epoch 27</text:p>
          </table:table-cell>
          <table:table-cell office:value-type="float" office:value="1992862" table:style-name="ce7">
            <text:p>1992862</text:p>
          </table:table-cell>
          <table:table-cell table:style-name="ce2"/>
          <table:table-cell office:value-type="string" table:style-name="ce5">
            <text:p>Epoch 27</text:p>
          </table:table-cell>
          <table:table-cell office:value-type="float" office:value="2017692" table:style-name="ce7">
            <text:p>2017692</text:p>
          </table:table-cell>
          <table:table-cell table:style-name="ce2"/>
          <table:table-cell office:value-type="string" table:style-name="ce5">
            <text:p>Epoch 27</text:p>
          </table:table-cell>
          <table:table-cell office:value-type="float" office:value="2005798" table:style-name="ce7">
            <text:p>2005798</text:p>
          </table:table-cell>
          <table:table-cell table:style-name="ce2"/>
          <table:table-cell office:value-type="string" table:style-name="ce5">
            <text:p>Epoch 27</text:p>
          </table:table-cell>
          <table:table-cell office:value-type="float" office:value="1993730" table:style-name="ce7">
            <text:p>1993730</text:p>
          </table:table-cell>
          <table:table-cell table:style-name="ce2"/>
          <table:table-cell office:value-type="string" table:style-name="ce5">
            <text:p>Epoch 27</text:p>
          </table:table-cell>
          <table:table-cell office:value-type="float" office:value="2005918" table:style-name="ce7">
            <text:p>2005918</text:p>
          </table:table-cell>
          <table:table-cell table:style-name="ce2"/>
          <table:table-cell office:value-type="string" table:style-name="ce5">
            <text:p>Epoch 27</text:p>
          </table:table-cell>
          <table:table-cell office:value-type="float" office:value="2023168" table:style-name="ce7">
            <text:p>2023168</text:p>
          </table:table-cell>
          <table:table-cell table:style-name="ce2"/>
          <table:table-cell office:value-type="string" table:style-name="ce10">
            <text:p>Epoch 27</text:p>
          </table:table-cell>
          <table:table-cell office:value-type="float" office:value="2014469.3333333333" table:formula="of:=AVERAGE([.$CL30];[.$CI30];[.$CF30];[.$CC30];[.$BZ30];[.$BW30];[.$BT30];[.$BQ30];[.$BN30];[.$BK30];[.$BH30];[.$BE30];[.$BB30];[.$AY30];[.$AV30];[.$AS30];[.$AP30];[.$AM30];[.$AJ30];[.$AG30];[.$AD30];[.$AA30];[.$X30];[.$U30];[.$R30];[.$O30];[.$L30];[.$I30];[.$F30];[.$C30])" table:style-name="ce19">
            <text:p>2014469</text:p>
          </table:table-cell>
          <table:table-cell office:value-type="float" office:value="15878.721084028391" table:formula="of:=STDEV([.$CL30];[.$CI30];[.$CF30];[.$CC30];[.$BZ30];[.$BW30];[.$BT30];[.$BQ30];[.$BN30];[.$BK30];[.$BH30];[.$BE30];[.$BB30];[.$AY30];[.$AV30];[.$AS30];[.$AP30];[.$AM30];[.$AJ30];[.$AG30];[.$AD30];[.$AA30];[.$X30];[.$U30];[.$R30];[.$O30];[.$L30];[.$I30];[.$F30];[.$C30])" table:style-name="ce19">
            <text:p>15879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28</text:p>
          </table:table-cell>
          <table:table-cell office:value-type="float" office:value="1998360" table:style-name="ce7">
            <text:p>1998360</text:p>
          </table:table-cell>
          <table:table-cell table:style-name="ce2"/>
          <table:table-cell office:value-type="string" table:style-name="ce5">
            <text:p>Epoch 28</text:p>
          </table:table-cell>
          <table:table-cell office:value-type="float" office:value="1986546" table:style-name="ce7">
            <text:p>1986546</text:p>
          </table:table-cell>
          <table:table-cell table:style-name="ce2"/>
          <table:table-cell office:value-type="string" table:style-name="ce5">
            <text:p>Epoch 28</text:p>
          </table:table-cell>
          <table:table-cell office:value-type="float" office:value="2017382" table:style-name="ce7">
            <text:p>2017382</text:p>
          </table:table-cell>
          <table:table-cell table:style-name="ce2"/>
          <table:table-cell office:value-type="string" table:style-name="ce5">
            <text:p>Epoch 28</text:p>
          </table:table-cell>
          <table:table-cell office:value-type="float" office:value="2021408" table:style-name="ce7">
            <text:p>2021408</text:p>
          </table:table-cell>
          <table:table-cell table:style-name="ce2"/>
          <table:table-cell office:value-type="string" table:style-name="ce5">
            <text:p>Epoch 28</text:p>
          </table:table-cell>
          <table:table-cell office:value-type="float" office:value="1989260" table:style-name="ce7">
            <text:p>1989260</text:p>
          </table:table-cell>
          <table:table-cell table:style-name="ce2"/>
          <table:table-cell office:value-type="string" table:style-name="ce5">
            <text:p>Epoch 28</text:p>
          </table:table-cell>
          <table:table-cell office:value-type="float" office:value="2022846" table:style-name="ce7">
            <text:p>2022846</text:p>
          </table:table-cell>
          <table:table-cell table:style-name="ce2"/>
          <table:table-cell office:value-type="string" table:style-name="ce5">
            <text:p>Epoch 28</text:p>
          </table:table-cell>
          <table:table-cell office:value-type="float" office:value="1988338" table:style-name="ce7">
            <text:p>1988338</text:p>
          </table:table-cell>
          <table:table-cell table:style-name="ce2"/>
          <table:table-cell office:value-type="string" table:style-name="ce5">
            <text:p>Epoch 28</text:p>
          </table:table-cell>
          <table:table-cell office:value-type="float" office:value="2031582" table:style-name="ce7">
            <text:p>2031582</text:p>
          </table:table-cell>
          <table:table-cell table:style-name="ce2"/>
          <table:table-cell office:value-type="string" table:style-name="ce5">
            <text:p>Epoch 28</text:p>
          </table:table-cell>
          <table:table-cell office:value-type="float" office:value="2017690" table:style-name="ce7">
            <text:p>2017690</text:p>
          </table:table-cell>
          <table:table-cell table:style-name="ce2"/>
          <table:table-cell office:value-type="string" table:style-name="ce5">
            <text:p>Epoch 28</text:p>
          </table:table-cell>
          <table:table-cell office:value-type="float" office:value="1986528" table:style-name="ce7">
            <text:p>1986528</text:p>
          </table:table-cell>
          <table:table-cell table:style-name="ce2"/>
          <table:table-cell office:value-type="string" table:style-name="ce5">
            <text:p>Epoch 28</text:p>
          </table:table-cell>
          <table:table-cell office:value-type="float" office:value="2015106" table:style-name="ce7">
            <text:p>2015106</text:p>
          </table:table-cell>
          <table:table-cell table:style-name="ce2"/>
          <table:table-cell office:value-type="string" table:style-name="ce5">
            <text:p>Epoch 28</text:p>
          </table:table-cell>
          <table:table-cell office:value-type="float" office:value="2010288" table:style-name="ce7">
            <text:p>2010288</text:p>
          </table:table-cell>
          <table:table-cell table:style-name="ce2"/>
          <table:table-cell office:value-type="string" table:style-name="ce5">
            <text:p>Epoch 28</text:p>
          </table:table-cell>
          <table:table-cell office:value-type="float" office:value="2037184" table:style-name="ce7">
            <text:p>2037184</text:p>
          </table:table-cell>
          <table:table-cell table:style-name="ce2"/>
          <table:table-cell office:value-type="string" table:style-name="ce5">
            <text:p>Epoch 28</text:p>
          </table:table-cell>
          <table:table-cell office:value-type="float" office:value="1991098" table:style-name="ce7">
            <text:p>1991098</text:p>
          </table:table-cell>
          <table:table-cell table:style-name="ce2"/>
          <table:table-cell office:value-type="string" table:style-name="ce5">
            <text:p>Epoch 28</text:p>
          </table:table-cell>
          <table:table-cell office:value-type="float" office:value="2015794" table:style-name="ce7">
            <text:p>2015794</text:p>
          </table:table-cell>
          <table:table-cell table:style-name="ce2"/>
          <table:table-cell office:value-type="string" table:style-name="ce5">
            <text:p>Epoch 28</text:p>
          </table:table-cell>
          <table:table-cell office:value-type="float" office:value="2023510" table:style-name="ce7">
            <text:p>2023510</text:p>
          </table:table-cell>
          <table:table-cell table:style-name="ce2"/>
          <table:table-cell office:value-type="string" table:style-name="ce5">
            <text:p>Epoch 28</text:p>
          </table:table-cell>
          <table:table-cell office:value-type="float" office:value="2030072" table:style-name="ce7">
            <text:p>2030072</text:p>
          </table:table-cell>
          <table:table-cell table:style-name="ce2"/>
          <table:table-cell office:value-type="string" table:style-name="ce5">
            <text:p>Epoch 28</text:p>
          </table:table-cell>
          <table:table-cell office:value-type="float" office:value="1991836" table:style-name="ce7">
            <text:p>1991836</text:p>
          </table:table-cell>
          <table:table-cell table:style-name="ce2"/>
          <table:table-cell office:value-type="string" table:style-name="ce5">
            <text:p>Epoch 28</text:p>
          </table:table-cell>
          <table:table-cell office:value-type="float" office:value="2016940" table:style-name="ce7">
            <text:p>2016940</text:p>
          </table:table-cell>
          <table:table-cell table:style-name="ce2"/>
          <table:table-cell office:value-type="string" table:style-name="ce5">
            <text:p>Epoch 28</text:p>
          </table:table-cell>
          <table:table-cell office:value-type="float" office:value="1999450" table:style-name="ce7">
            <text:p>1999450</text:p>
          </table:table-cell>
          <table:table-cell table:style-name="ce2"/>
          <table:table-cell office:value-type="string" table:style-name="ce5">
            <text:p>Epoch 28</text:p>
          </table:table-cell>
          <table:table-cell office:value-type="float" office:value="2026064" table:style-name="ce7">
            <text:p>2026064</text:p>
          </table:table-cell>
          <table:table-cell table:style-name="ce2"/>
          <table:table-cell office:value-type="string" table:style-name="ce5">
            <text:p>Epoch 28</text:p>
          </table:table-cell>
          <table:table-cell office:value-type="float" office:value="2025400" table:style-name="ce7">
            <text:p>2025400</text:p>
          </table:table-cell>
          <table:table-cell table:style-name="ce2"/>
          <table:table-cell office:value-type="string" table:style-name="ce5">
            <text:p>Epoch 28</text:p>
          </table:table-cell>
          <table:table-cell office:value-type="float" office:value="2013848" table:style-name="ce7">
            <text:p>2013848</text:p>
          </table:table-cell>
          <table:table-cell table:style-name="ce2"/>
          <table:table-cell office:value-type="string" table:style-name="ce5">
            <text:p>Epoch 28</text:p>
          </table:table-cell>
          <table:table-cell office:value-type="float" office:value="2021972" table:style-name="ce7">
            <text:p>2021972</text:p>
          </table:table-cell>
          <table:table-cell table:style-name="ce2"/>
          <table:table-cell office:value-type="string" table:style-name="ce5">
            <text:p>Epoch 28</text:p>
          </table:table-cell>
          <table:table-cell office:value-type="float" office:value="1990150" table:style-name="ce7">
            <text:p>1990150</text:p>
          </table:table-cell>
          <table:table-cell table:style-name="ce2"/>
          <table:table-cell office:value-type="string" table:style-name="ce5">
            <text:p>Epoch 28</text:p>
          </table:table-cell>
          <table:table-cell office:value-type="float" office:value="2013176" table:style-name="ce7">
            <text:p>2013176</text:p>
          </table:table-cell>
          <table:table-cell table:style-name="ce2"/>
          <table:table-cell office:value-type="string" table:style-name="ce5">
            <text:p>Epoch 28</text:p>
          </table:table-cell>
          <table:table-cell office:value-type="float" office:value="2004884" table:style-name="ce7">
            <text:p>2004884</text:p>
          </table:table-cell>
          <table:table-cell table:style-name="ce2"/>
          <table:table-cell office:value-type="string" table:style-name="ce5">
            <text:p>Epoch 28</text:p>
          </table:table-cell>
          <table:table-cell office:value-type="float" office:value="1984728" table:style-name="ce7">
            <text:p>1984728</text:p>
          </table:table-cell>
          <table:table-cell table:style-name="ce2"/>
          <table:table-cell office:value-type="string" table:style-name="ce5">
            <text:p>Epoch 28</text:p>
          </table:table-cell>
          <table:table-cell office:value-type="float" office:value="1998104" table:style-name="ce7">
            <text:p>1998104</text:p>
          </table:table-cell>
          <table:table-cell table:style-name="ce2"/>
          <table:table-cell office:value-type="string" table:style-name="ce5">
            <text:p>Epoch 28</text:p>
          </table:table-cell>
          <table:table-cell office:value-type="float" office:value="2015032" table:style-name="ce7">
            <text:p>2015032</text:p>
          </table:table-cell>
          <table:table-cell table:style-name="ce2"/>
          <table:table-cell office:value-type="string" table:style-name="ce10">
            <text:p>Epoch 28</text:p>
          </table:table-cell>
          <table:table-cell office:value-type="float" office:value="2009485.8666666667" table:formula="of:=AVERAGE([.$CL31];[.$CI31];[.$CF31];[.$CC31];[.$BZ31];[.$BW31];[.$BT31];[.$BQ31];[.$BN31];[.$BK31];[.$BH31];[.$BE31];[.$BB31];[.$AY31];[.$AV31];[.$AS31];[.$AP31];[.$AM31];[.$AJ31];[.$AG31];[.$AD31];[.$AA31];[.$X31];[.$U31];[.$R31];[.$O31];[.$L31];[.$I31];[.$F31];[.$C31])" table:style-name="ce19">
            <text:p>2009486</text:p>
          </table:table-cell>
          <table:table-cell office:value-type="float" office:value="15671.71004408093" table:formula="of:=STDEV([.$CL31];[.$CI31];[.$CF31];[.$CC31];[.$BZ31];[.$BW31];[.$BT31];[.$BQ31];[.$BN31];[.$BK31];[.$BH31];[.$BE31];[.$BB31];[.$AY31];[.$AV31];[.$AS31];[.$AP31];[.$AM31];[.$AJ31];[.$AG31];[.$AD31];[.$AA31];[.$X31];[.$U31];[.$R31];[.$O31];[.$L31];[.$I31];[.$F31];[.$C31])" table:style-name="ce19">
            <text:p>15672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29</text:p>
          </table:table-cell>
          <table:table-cell office:value-type="float" office:value="1997892" table:style-name="ce7">
            <text:p>1997892</text:p>
          </table:table-cell>
          <table:table-cell table:style-name="ce2"/>
          <table:table-cell office:value-type="string" table:style-name="ce5">
            <text:p>Epoch 29</text:p>
          </table:table-cell>
          <table:table-cell office:value-type="float" office:value="1983552" table:style-name="ce7">
            <text:p>1983552</text:p>
          </table:table-cell>
          <table:table-cell table:style-name="ce2"/>
          <table:table-cell office:value-type="string" table:style-name="ce5">
            <text:p>Epoch 29</text:p>
          </table:table-cell>
          <table:table-cell office:value-type="float" office:value="2017128" table:style-name="ce7">
            <text:p>2017128</text:p>
          </table:table-cell>
          <table:table-cell table:style-name="ce2"/>
          <table:table-cell office:value-type="string" table:style-name="ce5">
            <text:p>Epoch 29</text:p>
          </table:table-cell>
          <table:table-cell office:value-type="float" office:value="2019764" table:style-name="ce7">
            <text:p>2019764</text:p>
          </table:table-cell>
          <table:table-cell table:style-name="ce2"/>
          <table:table-cell office:value-type="string" table:style-name="ce5">
            <text:p>Epoch 29</text:p>
          </table:table-cell>
          <table:table-cell office:value-type="float" office:value="1983794" table:style-name="ce7">
            <text:p>1983794</text:p>
          </table:table-cell>
          <table:table-cell table:style-name="ce2"/>
          <table:table-cell office:value-type="string" table:style-name="ce5">
            <text:p>Epoch 29</text:p>
          </table:table-cell>
          <table:table-cell office:value-type="float" office:value="2021468" table:style-name="ce7">
            <text:p>2021468</text:p>
          </table:table-cell>
          <table:table-cell table:style-name="ce2"/>
          <table:table-cell office:value-type="string" table:style-name="ce5">
            <text:p>Epoch 29</text:p>
          </table:table-cell>
          <table:table-cell office:value-type="float" office:value="1983090" table:style-name="ce7">
            <text:p>1983090</text:p>
          </table:table-cell>
          <table:table-cell table:style-name="ce2"/>
          <table:table-cell office:value-type="string" table:style-name="ce5">
            <text:p>Epoch 29</text:p>
          </table:table-cell>
          <table:table-cell office:value-type="float" office:value="2029956" table:style-name="ce7">
            <text:p>2029956</text:p>
          </table:table-cell>
          <table:table-cell table:style-name="ce2"/>
          <table:table-cell office:value-type="string" table:style-name="ce5">
            <text:p>Epoch 29</text:p>
          </table:table-cell>
          <table:table-cell office:value-type="float" office:value="2016268" table:style-name="ce7">
            <text:p>2016268</text:p>
          </table:table-cell>
          <table:table-cell table:style-name="ce2"/>
          <table:table-cell office:value-type="string" table:style-name="ce5">
            <text:p>Epoch 29</text:p>
          </table:table-cell>
          <table:table-cell office:value-type="float" office:value="1984862" table:style-name="ce7">
            <text:p>1984862</text:p>
          </table:table-cell>
          <table:table-cell table:style-name="ce2"/>
          <table:table-cell office:value-type="string" table:style-name="ce5">
            <text:p>Epoch 29</text:p>
          </table:table-cell>
          <table:table-cell office:value-type="float" office:value="2012052" table:style-name="ce7">
            <text:p>2012052</text:p>
          </table:table-cell>
          <table:table-cell table:style-name="ce2"/>
          <table:table-cell office:value-type="string" table:style-name="ce5">
            <text:p>Epoch 29</text:p>
          </table:table-cell>
          <table:table-cell office:value-type="float" office:value="2007432" table:style-name="ce7">
            <text:p>2007432</text:p>
          </table:table-cell>
          <table:table-cell table:style-name="ce2"/>
          <table:table-cell office:value-type="string" table:style-name="ce5">
            <text:p>Epoch 29</text:p>
          </table:table-cell>
          <table:table-cell office:value-type="float" office:value="2036848" table:style-name="ce7">
            <text:p>2036848</text:p>
          </table:table-cell>
          <table:table-cell table:style-name="ce2"/>
          <table:table-cell office:value-type="string" table:style-name="ce5">
            <text:p>Epoch 29</text:p>
          </table:table-cell>
          <table:table-cell office:value-type="float" office:value="1989360" table:style-name="ce7">
            <text:p>1989360</text:p>
          </table:table-cell>
          <table:table-cell table:style-name="ce2"/>
          <table:table-cell office:value-type="string" table:style-name="ce5">
            <text:p>Epoch 29</text:p>
          </table:table-cell>
          <table:table-cell office:value-type="float" office:value="2007946" table:style-name="ce7">
            <text:p>2007946</text:p>
          </table:table-cell>
          <table:table-cell table:style-name="ce2"/>
          <table:table-cell office:value-type="string" table:style-name="ce5">
            <text:p>Epoch 29</text:p>
          </table:table-cell>
          <table:table-cell office:value-type="float" office:value="2022718" table:style-name="ce7">
            <text:p>2022718</text:p>
          </table:table-cell>
          <table:table-cell table:style-name="ce2"/>
          <table:table-cell office:value-type="string" table:style-name="ce5">
            <text:p>Epoch 29</text:p>
          </table:table-cell>
          <table:table-cell office:value-type="float" office:value="2026852" table:style-name="ce7">
            <text:p>2026852</text:p>
          </table:table-cell>
          <table:table-cell table:style-name="ce2"/>
          <table:table-cell office:value-type="string" table:style-name="ce5">
            <text:p>Epoch 29</text:p>
          </table:table-cell>
          <table:table-cell office:value-type="float" office:value="1989228" table:style-name="ce7">
            <text:p>1989228</text:p>
          </table:table-cell>
          <table:table-cell table:style-name="ce2"/>
          <table:table-cell office:value-type="string" table:style-name="ce5">
            <text:p>Epoch 29</text:p>
          </table:table-cell>
          <table:table-cell office:value-type="float" office:value="2011702" table:style-name="ce7">
            <text:p>2011702</text:p>
          </table:table-cell>
          <table:table-cell table:style-name="ce2"/>
          <table:table-cell office:value-type="string" table:style-name="ce5">
            <text:p>Epoch 29</text:p>
          </table:table-cell>
          <table:table-cell office:value-type="float" office:value="1998198" table:style-name="ce7">
            <text:p>1998198</text:p>
          </table:table-cell>
          <table:table-cell table:style-name="ce2"/>
          <table:table-cell office:value-type="string" table:style-name="ce5">
            <text:p>Epoch 29</text:p>
          </table:table-cell>
          <table:table-cell office:value-type="float" office:value="2025204" table:style-name="ce7">
            <text:p>2025204</text:p>
          </table:table-cell>
          <table:table-cell table:style-name="ce2"/>
          <table:table-cell office:value-type="string" table:style-name="ce5">
            <text:p>Epoch 29</text:p>
          </table:table-cell>
          <table:table-cell office:value-type="float" office:value="2024850" table:style-name="ce7">
            <text:p>2024850</text:p>
          </table:table-cell>
          <table:table-cell table:style-name="ce2"/>
          <table:table-cell office:value-type="string" table:style-name="ce5">
            <text:p>Epoch 29</text:p>
          </table:table-cell>
          <table:table-cell office:value-type="float" office:value="2012826" table:style-name="ce7">
            <text:p>2012826</text:p>
          </table:table-cell>
          <table:table-cell table:style-name="ce2"/>
          <table:table-cell office:value-type="string" table:style-name="ce5">
            <text:p>Epoch 29</text:p>
          </table:table-cell>
          <table:table-cell office:value-type="float" office:value="2019380" table:style-name="ce7">
            <text:p>2019380</text:p>
          </table:table-cell>
          <table:table-cell table:style-name="ce2"/>
          <table:table-cell office:value-type="string" table:style-name="ce5">
            <text:p>Epoch 29</text:p>
          </table:table-cell>
          <table:table-cell office:value-type="float" office:value="1989730" table:style-name="ce7">
            <text:p>1989730</text:p>
          </table:table-cell>
          <table:table-cell table:style-name="ce2"/>
          <table:table-cell office:value-type="string" table:style-name="ce5">
            <text:p>Epoch 29</text:p>
          </table:table-cell>
          <table:table-cell office:value-type="float" office:value="2010672" table:style-name="ce7">
            <text:p>2010672</text:p>
          </table:table-cell>
          <table:table-cell table:style-name="ce2"/>
          <table:table-cell office:value-type="string" table:style-name="ce5">
            <text:p>Epoch 29</text:p>
          </table:table-cell>
          <table:table-cell office:value-type="float" office:value="1998602" table:style-name="ce7">
            <text:p>1998602</text:p>
          </table:table-cell>
          <table:table-cell table:style-name="ce2"/>
          <table:table-cell office:value-type="string" table:style-name="ce5">
            <text:p>Epoch 29</text:p>
          </table:table-cell>
          <table:table-cell office:value-type="float" office:value="1979110" table:style-name="ce7">
            <text:p>1979110</text:p>
          </table:table-cell>
          <table:table-cell table:style-name="ce2"/>
          <table:table-cell office:value-type="string" table:style-name="ce5">
            <text:p>Epoch 29</text:p>
          </table:table-cell>
          <table:table-cell office:value-type="float" office:value="1996188" table:style-name="ce7">
            <text:p>1996188</text:p>
          </table:table-cell>
          <table:table-cell table:style-name="ce2"/>
          <table:table-cell office:value-type="string" table:style-name="ce5">
            <text:p>Epoch 29</text:p>
          </table:table-cell>
          <table:table-cell office:value-type="float" office:value="2012678" table:style-name="ce7">
            <text:p>2012678</text:p>
          </table:table-cell>
          <table:table-cell table:style-name="ce2"/>
          <table:table-cell office:value-type="string" table:style-name="ce10">
            <text:p>Epoch 29</text:p>
          </table:table-cell>
          <table:table-cell office:value-type="float" office:value="2006978.3333333333" table:formula="of:=AVERAGE([.$CL32];[.$CI32];[.$CF32];[.$CC32];[.$BZ32];[.$BW32];[.$BT32];[.$BQ32];[.$BN32];[.$BK32];[.$BH32];[.$BE32];[.$BB32];[.$AY32];[.$AV32];[.$AS32];[.$AP32];[.$AM32];[.$AJ32];[.$AG32];[.$AD32];[.$AA32];[.$X32];[.$U32];[.$R32];[.$O32];[.$L32];[.$I32];[.$F32];[.$C32])" table:style-name="ce19">
            <text:p>2006978</text:p>
          </table:table-cell>
          <table:table-cell office:value-type="float" office:value="16350.125913958549" table:formula="of:=STDEV([.$CL32];[.$CI32];[.$CF32];[.$CC32];[.$BZ32];[.$BW32];[.$BT32];[.$BQ32];[.$BN32];[.$BK32];[.$BH32];[.$BE32];[.$BB32];[.$AY32];[.$AV32];[.$AS32];[.$AP32];[.$AM32];[.$AJ32];[.$AG32];[.$AD32];[.$AA32];[.$X32];[.$U32];[.$R32];[.$O32];[.$L32];[.$I32];[.$F32];[.$C32])" table:style-name="ce19">
            <text:p>16350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30</text:p>
          </table:table-cell>
          <table:table-cell office:value-type="float" office:value="1996302" table:style-name="ce7">
            <text:p>1996302</text:p>
          </table:table-cell>
          <table:table-cell table:style-name="ce2"/>
          <table:table-cell office:value-type="string" table:style-name="ce5">
            <text:p>Epoch 30</text:p>
          </table:table-cell>
          <table:table-cell office:value-type="float" office:value="1981282" table:style-name="ce7">
            <text:p>1981282</text:p>
          </table:table-cell>
          <table:table-cell table:style-name="ce2"/>
          <table:table-cell office:value-type="string" table:style-name="ce5">
            <text:p>Epoch 30</text:p>
          </table:table-cell>
          <table:table-cell office:value-type="float" office:value="2014544" table:style-name="ce7">
            <text:p>2014544</text:p>
          </table:table-cell>
          <table:table-cell table:style-name="ce2"/>
          <table:table-cell office:value-type="string" table:style-name="ce5">
            <text:p>Epoch 30</text:p>
          </table:table-cell>
          <table:table-cell office:value-type="float" office:value="2014508" table:style-name="ce7">
            <text:p>2014508</text:p>
          </table:table-cell>
          <table:table-cell table:style-name="ce2"/>
          <table:table-cell office:value-type="string" table:style-name="ce5">
            <text:p>Epoch 30</text:p>
          </table:table-cell>
          <table:table-cell office:value-type="float" office:value="1982996" table:style-name="ce7">
            <text:p>1982996</text:p>
          </table:table-cell>
          <table:table-cell table:style-name="ce2"/>
          <table:table-cell office:value-type="string" table:style-name="ce5">
            <text:p>Epoch 30</text:p>
          </table:table-cell>
          <table:table-cell office:value-type="float" office:value="2010294" table:style-name="ce7">
            <text:p>2010294</text:p>
          </table:table-cell>
          <table:table-cell table:style-name="ce2"/>
          <table:table-cell office:value-type="string" table:style-name="ce5">
            <text:p>Epoch 30</text:p>
          </table:table-cell>
          <table:table-cell office:value-type="float" office:value="1979842" table:style-name="ce7">
            <text:p>1979842</text:p>
          </table:table-cell>
          <table:table-cell table:style-name="ce2"/>
          <table:table-cell office:value-type="string" table:style-name="ce5">
            <text:p>Epoch 30</text:p>
          </table:table-cell>
          <table:table-cell office:value-type="float" office:value="2028028" table:style-name="ce7">
            <text:p>2028028</text:p>
          </table:table-cell>
          <table:table-cell table:style-name="ce2"/>
          <table:table-cell office:value-type="string" table:style-name="ce5">
            <text:p>Epoch 30</text:p>
          </table:table-cell>
          <table:table-cell office:value-type="float" office:value="2014022" table:style-name="ce7">
            <text:p>2014022</text:p>
          </table:table-cell>
          <table:table-cell table:style-name="ce2"/>
          <table:table-cell office:value-type="string" table:style-name="ce5">
            <text:p>Epoch 30</text:p>
          </table:table-cell>
          <table:table-cell office:value-type="float" office:value="1981942" table:style-name="ce7">
            <text:p>1981942</text:p>
          </table:table-cell>
          <table:table-cell table:style-name="ce2"/>
          <table:table-cell office:value-type="string" table:style-name="ce5">
            <text:p>Epoch 30</text:p>
          </table:table-cell>
          <table:table-cell office:value-type="float" office:value="2010064" table:style-name="ce7">
            <text:p>2010064</text:p>
          </table:table-cell>
          <table:table-cell table:style-name="ce2"/>
          <table:table-cell office:value-type="string" table:style-name="ce5">
            <text:p>Epoch 30</text:p>
          </table:table-cell>
          <table:table-cell office:value-type="float" office:value="2003354" table:style-name="ce7">
            <text:p>2003354</text:p>
          </table:table-cell>
          <table:table-cell table:style-name="ce2"/>
          <table:table-cell office:value-type="string" table:style-name="ce5">
            <text:p>Epoch 30</text:p>
          </table:table-cell>
          <table:table-cell office:value-type="float" office:value="2036298" table:style-name="ce7">
            <text:p>2036298</text:p>
          </table:table-cell>
          <table:table-cell table:style-name="ce2"/>
          <table:table-cell office:value-type="string" table:style-name="ce5">
            <text:p>Epoch 30</text:p>
          </table:table-cell>
          <table:table-cell office:value-type="float" office:value="1986706" table:style-name="ce7">
            <text:p>1986706</text:p>
          </table:table-cell>
          <table:table-cell table:style-name="ce2"/>
          <table:table-cell office:value-type="string" table:style-name="ce5">
            <text:p>Epoch 30</text:p>
          </table:table-cell>
          <table:table-cell office:value-type="float" office:value="2007246" table:style-name="ce7">
            <text:p>2007246</text:p>
          </table:table-cell>
          <table:table-cell table:style-name="ce2"/>
          <table:table-cell office:value-type="string" table:style-name="ce5">
            <text:p>Epoch 30</text:p>
          </table:table-cell>
          <table:table-cell office:value-type="float" office:value="2022090" table:style-name="ce7">
            <text:p>2022090</text:p>
          </table:table-cell>
          <table:table-cell table:style-name="ce2"/>
          <table:table-cell office:value-type="string" table:style-name="ce5">
            <text:p>Epoch 30</text:p>
          </table:table-cell>
          <table:table-cell office:value-type="float" office:value="2021068" table:style-name="ce7">
            <text:p>2021068</text:p>
          </table:table-cell>
          <table:table-cell table:style-name="ce2"/>
          <table:table-cell office:value-type="string" table:style-name="ce5">
            <text:p>Epoch 30</text:p>
          </table:table-cell>
          <table:table-cell office:value-type="float" office:value="1985426" table:style-name="ce7">
            <text:p>1985426</text:p>
          </table:table-cell>
          <table:table-cell table:style-name="ce2"/>
          <table:table-cell office:value-type="string" table:style-name="ce5">
            <text:p>Epoch 30</text:p>
          </table:table-cell>
          <table:table-cell office:value-type="float" office:value="2006006" table:style-name="ce7">
            <text:p>2006006</text:p>
          </table:table-cell>
          <table:table-cell table:style-name="ce2"/>
          <table:table-cell office:value-type="string" table:style-name="ce5">
            <text:p>Epoch 30</text:p>
          </table:table-cell>
          <table:table-cell office:value-type="float" office:value="1995192" table:style-name="ce7">
            <text:p>1995192</text:p>
          </table:table-cell>
          <table:table-cell table:style-name="ce2"/>
          <table:table-cell office:value-type="string" table:style-name="ce5">
            <text:p>Epoch 30</text:p>
          </table:table-cell>
          <table:table-cell office:value-type="float" office:value="2021012" table:style-name="ce7">
            <text:p>2021012</text:p>
          </table:table-cell>
          <table:table-cell table:style-name="ce2"/>
          <table:table-cell office:value-type="string" table:style-name="ce5">
            <text:p>Epoch 30</text:p>
          </table:table-cell>
          <table:table-cell office:value-type="float" office:value="2008256" table:style-name="ce7">
            <text:p>2008256</text:p>
          </table:table-cell>
          <table:table-cell table:style-name="ce2"/>
          <table:table-cell office:value-type="string" table:style-name="ce5">
            <text:p>Epoch 30</text:p>
          </table:table-cell>
          <table:table-cell office:value-type="float" office:value="2008698" table:style-name="ce7">
            <text:p>2008698</text:p>
          </table:table-cell>
          <table:table-cell table:style-name="ce2"/>
          <table:table-cell office:value-type="string" table:style-name="ce5">
            <text:p>Epoch 30</text:p>
          </table:table-cell>
          <table:table-cell office:value-type="float" office:value="2018536" table:style-name="ce7">
            <text:p>2018536</text:p>
          </table:table-cell>
          <table:table-cell table:style-name="ce2"/>
          <table:table-cell office:value-type="string" table:style-name="ce5">
            <text:p>Epoch 30</text:p>
          </table:table-cell>
          <table:table-cell office:value-type="float" office:value="1976568" table:style-name="ce7">
            <text:p>1976568</text:p>
          </table:table-cell>
          <table:table-cell table:style-name="ce2"/>
          <table:table-cell office:value-type="string" table:style-name="ce5">
            <text:p>Epoch 30</text:p>
          </table:table-cell>
          <table:table-cell office:value-type="float" office:value="2009818" table:style-name="ce7">
            <text:p>2009818</text:p>
          </table:table-cell>
          <table:table-cell table:style-name="ce2"/>
          <table:table-cell office:value-type="string" table:style-name="ce5">
            <text:p>Epoch 30</text:p>
          </table:table-cell>
          <table:table-cell office:value-type="float" office:value="1996988" table:style-name="ce7">
            <text:p>1996988</text:p>
          </table:table-cell>
          <table:table-cell table:style-name="ce2"/>
          <table:table-cell office:value-type="string" table:style-name="ce5">
            <text:p>Epoch 30</text:p>
          </table:table-cell>
          <table:table-cell office:value-type="float" office:value="1976186" table:style-name="ce7">
            <text:p>1976186</text:p>
          </table:table-cell>
          <table:table-cell table:style-name="ce2"/>
          <table:table-cell office:value-type="string" table:style-name="ce5">
            <text:p>Epoch 30</text:p>
          </table:table-cell>
          <table:table-cell office:value-type="float" office:value="1993850" table:style-name="ce7">
            <text:p>1993850</text:p>
          </table:table-cell>
          <table:table-cell table:style-name="ce2"/>
          <table:table-cell office:value-type="string" table:style-name="ce5">
            <text:p>Epoch 30</text:p>
          </table:table-cell>
          <table:table-cell office:value-type="float" office:value="2010776" table:style-name="ce7">
            <text:p>2010776</text:p>
          </table:table-cell>
          <table:table-cell table:style-name="ce2"/>
          <table:table-cell office:value-type="string" table:style-name="ce10">
            <text:p>Epoch 30</text:p>
          </table:table-cell>
          <table:table-cell office:value-type="float" office:value="2003263.2666666666" table:formula="of:=AVERAGE([.$CL33];[.$CI33];[.$CF33];[.$CC33];[.$BZ33];[.$BW33];[.$BT33];[.$BQ33];[.$BN33];[.$BK33];[.$BH33];[.$BE33];[.$BB33];[.$AY33];[.$AV33];[.$AS33];[.$AP33];[.$AM33];[.$AJ33];[.$AG33];[.$AD33];[.$AA33];[.$X33];[.$U33];[.$R33];[.$O33];[.$L33];[.$I33];[.$F33];[.$C33])" table:style-name="ce19">
            <text:p>2003263</text:p>
          </table:table-cell>
          <table:table-cell office:value-type="float" office:value="16340.680258353603" table:formula="of:=STDEV([.$CL33];[.$CI33];[.$CF33];[.$CC33];[.$BZ33];[.$BW33];[.$BT33];[.$BQ33];[.$BN33];[.$BK33];[.$BH33];[.$BE33];[.$BB33];[.$AY33];[.$AV33];[.$AS33];[.$AP33];[.$AM33];[.$AJ33];[.$AG33];[.$AD33];[.$AA33];[.$X33];[.$U33];[.$R33];[.$O33];[.$L33];[.$I33];[.$F33];[.$C33])" table:style-name="ce19">
            <text:p>16341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31</text:p>
          </table:table-cell>
          <table:table-cell office:value-type="float" office:value="1996224" table:style-name="ce7">
            <text:p>1996224</text:p>
          </table:table-cell>
          <table:table-cell table:style-name="ce2"/>
          <table:table-cell office:value-type="string" table:style-name="ce5">
            <text:p>Epoch 31</text:p>
          </table:table-cell>
          <table:table-cell office:value-type="float" office:value="1979166" table:style-name="ce7">
            <text:p>1979166</text:p>
          </table:table-cell>
          <table:table-cell table:style-name="ce2"/>
          <table:table-cell office:value-type="string" table:style-name="ce5">
            <text:p>Epoch 31</text:p>
          </table:table-cell>
          <table:table-cell office:value-type="float" office:value="2013290" table:style-name="ce7">
            <text:p>2013290</text:p>
          </table:table-cell>
          <table:table-cell table:style-name="ce2"/>
          <table:table-cell office:value-type="string" table:style-name="ce5">
            <text:p>Epoch 31</text:p>
          </table:table-cell>
          <table:table-cell office:value-type="float" office:value="2013556" table:style-name="ce7">
            <text:p>2013556</text:p>
          </table:table-cell>
          <table:table-cell table:style-name="ce2"/>
          <table:table-cell office:value-type="string" table:style-name="ce5">
            <text:p>Epoch 31</text:p>
          </table:table-cell>
          <table:table-cell office:value-type="float" office:value="1982466" table:style-name="ce7">
            <text:p>1982466</text:p>
          </table:table-cell>
          <table:table-cell table:style-name="ce2"/>
          <table:table-cell office:value-type="string" table:style-name="ce5">
            <text:p>Epoch 31</text:p>
          </table:table-cell>
          <table:table-cell office:value-type="float" office:value="2008420" table:style-name="ce7">
            <text:p>2008420</text:p>
          </table:table-cell>
          <table:table-cell table:style-name="ce2"/>
          <table:table-cell office:value-type="string" table:style-name="ce5">
            <text:p>Epoch 31</text:p>
          </table:table-cell>
          <table:table-cell office:value-type="float" office:value="1974408" table:style-name="ce7">
            <text:p>1974408</text:p>
          </table:table-cell>
          <table:table-cell table:style-name="ce2"/>
          <table:table-cell office:value-type="string" table:style-name="ce5">
            <text:p>Epoch 31</text:p>
          </table:table-cell>
          <table:table-cell office:value-type="float" office:value="2022810" table:style-name="ce7">
            <text:p>2022810</text:p>
          </table:table-cell>
          <table:table-cell table:style-name="ce2"/>
          <table:table-cell office:value-type="string" table:style-name="ce5">
            <text:p>Epoch 31</text:p>
          </table:table-cell>
          <table:table-cell office:value-type="float" office:value="2005300" table:style-name="ce7">
            <text:p>2005300</text:p>
          </table:table-cell>
          <table:table-cell table:style-name="ce2"/>
          <table:table-cell office:value-type="string" table:style-name="ce5">
            <text:p>Epoch 31</text:p>
          </table:table-cell>
          <table:table-cell office:value-type="float" office:value="1979162" table:style-name="ce7">
            <text:p>1979162</text:p>
          </table:table-cell>
          <table:table-cell table:style-name="ce2"/>
          <table:table-cell office:value-type="string" table:style-name="ce5">
            <text:p>Epoch 31</text:p>
          </table:table-cell>
          <table:table-cell office:value-type="float" office:value="2006928" table:style-name="ce7">
            <text:p>2006928</text:p>
          </table:table-cell>
          <table:table-cell table:style-name="ce2"/>
          <table:table-cell office:value-type="string" table:style-name="ce5">
            <text:p>Epoch 31</text:p>
          </table:table-cell>
          <table:table-cell office:value-type="float" office:value="1996180" table:style-name="ce7">
            <text:p>1996180</text:p>
          </table:table-cell>
          <table:table-cell table:style-name="ce2"/>
          <table:table-cell office:value-type="string" table:style-name="ce5">
            <text:p>Epoch 31</text:p>
          </table:table-cell>
          <table:table-cell office:value-type="float" office:value="2035830" table:style-name="ce7">
            <text:p>2035830</text:p>
          </table:table-cell>
          <table:table-cell table:style-name="ce2"/>
          <table:table-cell office:value-type="string" table:style-name="ce5">
            <text:p>Epoch 31</text:p>
          </table:table-cell>
          <table:table-cell office:value-type="float" office:value="1986174" table:style-name="ce7">
            <text:p>1986174</text:p>
          </table:table-cell>
          <table:table-cell table:style-name="ce2"/>
          <table:table-cell office:value-type="string" table:style-name="ce5">
            <text:p>Epoch 31</text:p>
          </table:table-cell>
          <table:table-cell office:value-type="float" office:value="2006674" table:style-name="ce7">
            <text:p>2006674</text:p>
          </table:table-cell>
          <table:table-cell table:style-name="ce2"/>
          <table:table-cell office:value-type="string" table:style-name="ce5">
            <text:p>Epoch 31</text:p>
          </table:table-cell>
          <table:table-cell office:value-type="float" office:value="2017332" table:style-name="ce7">
            <text:p>2017332</text:p>
          </table:table-cell>
          <table:table-cell table:style-name="ce2"/>
          <table:table-cell office:value-type="string" table:style-name="ce5">
            <text:p>Epoch 31</text:p>
          </table:table-cell>
          <table:table-cell office:value-type="float" office:value="2015870" table:style-name="ce7">
            <text:p>2015870</text:p>
          </table:table-cell>
          <table:table-cell table:style-name="ce2"/>
          <table:table-cell office:value-type="string" table:style-name="ce5">
            <text:p>Epoch 31</text:p>
          </table:table-cell>
          <table:table-cell office:value-type="float" office:value="1983434" table:style-name="ce7">
            <text:p>1983434</text:p>
          </table:table-cell>
          <table:table-cell table:style-name="ce2"/>
          <table:table-cell office:value-type="string" table:style-name="ce5">
            <text:p>Epoch 31</text:p>
          </table:table-cell>
          <table:table-cell office:value-type="float" office:value="1998868" table:style-name="ce7">
            <text:p>1998868</text:p>
          </table:table-cell>
          <table:table-cell table:style-name="ce2"/>
          <table:table-cell office:value-type="string" table:style-name="ce5">
            <text:p>Epoch 31</text:p>
          </table:table-cell>
          <table:table-cell office:value-type="float" office:value="1993196" table:style-name="ce7">
            <text:p>1993196</text:p>
          </table:table-cell>
          <table:table-cell table:style-name="ce2"/>
          <table:table-cell office:value-type="string" table:style-name="ce5">
            <text:p>Epoch 31</text:p>
          </table:table-cell>
          <table:table-cell office:value-type="float" office:value="2010694" table:style-name="ce7">
            <text:p>2010694</text:p>
          </table:table-cell>
          <table:table-cell table:style-name="ce2"/>
          <table:table-cell office:value-type="string" table:style-name="ce5">
            <text:p>Epoch 31</text:p>
          </table:table-cell>
          <table:table-cell office:value-type="float" office:value="2007214" table:style-name="ce7">
            <text:p>2007214</text:p>
          </table:table-cell>
          <table:table-cell table:style-name="ce2"/>
          <table:table-cell office:value-type="string" table:style-name="ce5">
            <text:p>Epoch 31</text:p>
          </table:table-cell>
          <table:table-cell office:value-type="float" office:value="2006794" table:style-name="ce7">
            <text:p>2006794</text:p>
          </table:table-cell>
          <table:table-cell table:style-name="ce2"/>
          <table:table-cell office:value-type="string" table:style-name="ce5">
            <text:p>Epoch 31</text:p>
          </table:table-cell>
          <table:table-cell office:value-type="float" office:value="2016514" table:style-name="ce7">
            <text:p>2016514</text:p>
          </table:table-cell>
          <table:table-cell table:style-name="ce2"/>
          <table:table-cell office:value-type="string" table:style-name="ce5">
            <text:p>Epoch 31</text:p>
          </table:table-cell>
          <table:table-cell office:value-type="float" office:value="1973998" table:style-name="ce7">
            <text:p>1973998</text:p>
          </table:table-cell>
          <table:table-cell table:style-name="ce2"/>
          <table:table-cell office:value-type="string" table:style-name="ce5">
            <text:p>Epoch 31</text:p>
          </table:table-cell>
          <table:table-cell office:value-type="float" office:value="2008128" table:style-name="ce7">
            <text:p>2008128</text:p>
          </table:table-cell>
          <table:table-cell table:style-name="ce2"/>
          <table:table-cell office:value-type="string" table:style-name="ce5">
            <text:p>Epoch 31</text:p>
          </table:table-cell>
          <table:table-cell office:value-type="float" office:value="1989856" table:style-name="ce7">
            <text:p>1989856</text:p>
          </table:table-cell>
          <table:table-cell table:style-name="ce2"/>
          <table:table-cell office:value-type="string" table:style-name="ce5">
            <text:p>Epoch 31</text:p>
          </table:table-cell>
          <table:table-cell office:value-type="float" office:value="1975146" table:style-name="ce7">
            <text:p>1975146</text:p>
          </table:table-cell>
          <table:table-cell table:style-name="ce2"/>
          <table:table-cell office:value-type="string" table:style-name="ce5">
            <text:p>Epoch 31</text:p>
          </table:table-cell>
          <table:table-cell office:value-type="float" office:value="1990534" table:style-name="ce7">
            <text:p>1990534</text:p>
          </table:table-cell>
          <table:table-cell table:style-name="ce2"/>
          <table:table-cell office:value-type="string" table:style-name="ce5">
            <text:p>Epoch 31</text:p>
          </table:table-cell>
          <table:table-cell office:value-type="float" office:value="2010658" table:style-name="ce7">
            <text:p>2010658</text:p>
          </table:table-cell>
          <table:table-cell table:style-name="ce2"/>
          <table:table-cell office:value-type="string" table:style-name="ce10">
            <text:p>Epoch 31</text:p>
          </table:table-cell>
          <table:table-cell office:value-type="float" office:value="2000160.8" table:formula="of:=AVERAGE([.$CL34];[.$CI34];[.$CF34];[.$CC34];[.$BZ34];[.$BW34];[.$BT34];[.$BQ34];[.$BN34];[.$BK34];[.$BH34];[.$BE34];[.$BB34];[.$AY34];[.$AV34];[.$AS34];[.$AP34];[.$AM34];[.$AJ34];[.$AG34];[.$AD34];[.$AA34];[.$X34];[.$U34];[.$R34];[.$O34];[.$L34];[.$I34];[.$F34];[.$C34])" table:style-name="ce19">
            <text:p>2000161</text:p>
          </table:table-cell>
          <table:table-cell office:value-type="float" office:value="16008.002969204776" table:formula="of:=STDEV([.$CL34];[.$CI34];[.$CF34];[.$CC34];[.$BZ34];[.$BW34];[.$BT34];[.$BQ34];[.$BN34];[.$BK34];[.$BH34];[.$BE34];[.$BB34];[.$AY34];[.$AV34];[.$AS34];[.$AP34];[.$AM34];[.$AJ34];[.$AG34];[.$AD34];[.$AA34];[.$X34];[.$U34];[.$R34];[.$O34];[.$L34];[.$I34];[.$F34];[.$C34])" table:style-name="ce19">
            <text:p>16008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32</text:p>
          </table:table-cell>
          <table:table-cell office:value-type="float" office:value="1988212" table:style-name="ce7">
            <text:p>1988212</text:p>
          </table:table-cell>
          <table:table-cell table:style-name="ce2"/>
          <table:table-cell office:value-type="string" table:style-name="ce5">
            <text:p>Epoch 32</text:p>
          </table:table-cell>
          <table:table-cell office:value-type="float" office:value="1976326" table:style-name="ce7">
            <text:p>1976326</text:p>
          </table:table-cell>
          <table:table-cell table:style-name="ce2"/>
          <table:table-cell office:value-type="string" table:style-name="ce5">
            <text:p>Epoch 32</text:p>
          </table:table-cell>
          <table:table-cell office:value-type="float" office:value="2013092" table:style-name="ce7">
            <text:p>2013092</text:p>
          </table:table-cell>
          <table:table-cell table:style-name="ce2"/>
          <table:table-cell office:value-type="string" table:style-name="ce5">
            <text:p>Epoch 32</text:p>
          </table:table-cell>
          <table:table-cell office:value-type="float" office:value="2006828" table:style-name="ce7">
            <text:p>2006828</text:p>
          </table:table-cell>
          <table:table-cell table:style-name="ce2"/>
          <table:table-cell office:value-type="string" table:style-name="ce5">
            <text:p>Epoch 32</text:p>
          </table:table-cell>
          <table:table-cell office:value-type="float" office:value="1982050" table:style-name="ce7">
            <text:p>1982050</text:p>
          </table:table-cell>
          <table:table-cell table:style-name="ce2"/>
          <table:table-cell office:value-type="string" table:style-name="ce5">
            <text:p>Epoch 32</text:p>
          </table:table-cell>
          <table:table-cell office:value-type="float" office:value="2006258" table:style-name="ce7">
            <text:p>2006258</text:p>
          </table:table-cell>
          <table:table-cell table:style-name="ce2"/>
          <table:table-cell office:value-type="string" table:style-name="ce5">
            <text:p>Epoch 32</text:p>
          </table:table-cell>
          <table:table-cell office:value-type="float" office:value="1973310" table:style-name="ce7">
            <text:p>1973310</text:p>
          </table:table-cell>
          <table:table-cell table:style-name="ce2"/>
          <table:table-cell office:value-type="string" table:style-name="ce5">
            <text:p>Epoch 32</text:p>
          </table:table-cell>
          <table:table-cell office:value-type="float" office:value="2018356" table:style-name="ce7">
            <text:p>2018356</text:p>
          </table:table-cell>
          <table:table-cell table:style-name="ce2"/>
          <table:table-cell office:value-type="string" table:style-name="ce5">
            <text:p>Epoch 32</text:p>
          </table:table-cell>
          <table:table-cell office:value-type="float" office:value="2003676" table:style-name="ce7">
            <text:p>2003676</text:p>
          </table:table-cell>
          <table:table-cell table:style-name="ce2"/>
          <table:table-cell office:value-type="string" table:style-name="ce5">
            <text:p>Epoch 32</text:p>
          </table:table-cell>
          <table:table-cell office:value-type="float" office:value="1978728" table:style-name="ce7">
            <text:p>1978728</text:p>
          </table:table-cell>
          <table:table-cell table:style-name="ce2"/>
          <table:table-cell office:value-type="string" table:style-name="ce5">
            <text:p>Epoch 32</text:p>
          </table:table-cell>
          <table:table-cell office:value-type="float" office:value="2003466" table:style-name="ce7">
            <text:p>2003466</text:p>
          </table:table-cell>
          <table:table-cell table:style-name="ce2"/>
          <table:table-cell office:value-type="string" table:style-name="ce5">
            <text:p>Epoch 32</text:p>
          </table:table-cell>
          <table:table-cell office:value-type="float" office:value="1996046" table:style-name="ce7">
            <text:p>1996046</text:p>
          </table:table-cell>
          <table:table-cell table:style-name="ce2"/>
          <table:table-cell office:value-type="string" table:style-name="ce5">
            <text:p>Epoch 32</text:p>
          </table:table-cell>
          <table:table-cell office:value-type="float" office:value="2033042" table:style-name="ce7">
            <text:p>2033042</text:p>
          </table:table-cell>
          <table:table-cell table:style-name="ce2"/>
          <table:table-cell office:value-type="string" table:style-name="ce5">
            <text:p>Epoch 32</text:p>
          </table:table-cell>
          <table:table-cell office:value-type="float" office:value="1985510" table:style-name="ce7">
            <text:p>1985510</text:p>
          </table:table-cell>
          <table:table-cell table:style-name="ce2"/>
          <table:table-cell office:value-type="string" table:style-name="ce5">
            <text:p>Epoch 32</text:p>
          </table:table-cell>
          <table:table-cell office:value-type="float" office:value="2004800" table:style-name="ce7">
            <text:p>2004800</text:p>
          </table:table-cell>
          <table:table-cell table:style-name="ce2"/>
          <table:table-cell office:value-type="string" table:style-name="ce5">
            <text:p>Epoch 32</text:p>
          </table:table-cell>
          <table:table-cell office:value-type="float" office:value="2004100" table:style-name="ce7">
            <text:p>2004100</text:p>
          </table:table-cell>
          <table:table-cell table:style-name="ce2"/>
          <table:table-cell office:value-type="string" table:style-name="ce5">
            <text:p>Epoch 32</text:p>
          </table:table-cell>
          <table:table-cell office:value-type="float" office:value="2015574" table:style-name="ce7">
            <text:p>2015574</text:p>
          </table:table-cell>
          <table:table-cell table:style-name="ce2"/>
          <table:table-cell office:value-type="string" table:style-name="ce5">
            <text:p>Epoch 32</text:p>
          </table:table-cell>
          <table:table-cell office:value-type="float" office:value="1980886" table:style-name="ce7">
            <text:p>1980886</text:p>
          </table:table-cell>
          <table:table-cell table:style-name="ce2"/>
          <table:table-cell office:value-type="string" table:style-name="ce5">
            <text:p>Epoch 32</text:p>
          </table:table-cell>
          <table:table-cell office:value-type="float" office:value="1998426" table:style-name="ce7">
            <text:p>1998426</text:p>
          </table:table-cell>
          <table:table-cell table:style-name="ce2"/>
          <table:table-cell office:value-type="string" table:style-name="ce5">
            <text:p>Epoch 32</text:p>
          </table:table-cell>
          <table:table-cell office:value-type="float" office:value="1988502" table:style-name="ce7">
            <text:p>1988502</text:p>
          </table:table-cell>
          <table:table-cell table:style-name="ce2"/>
          <table:table-cell office:value-type="string" table:style-name="ce5">
            <text:p>Epoch 32</text:p>
          </table:table-cell>
          <table:table-cell office:value-type="float" office:value="2010096" table:style-name="ce7">
            <text:p>2010096</text:p>
          </table:table-cell>
          <table:table-cell table:style-name="ce2"/>
          <table:table-cell office:value-type="string" table:style-name="ce5">
            <text:p>Epoch 32</text:p>
          </table:table-cell>
          <table:table-cell office:value-type="float" office:value="2004322" table:style-name="ce7">
            <text:p>2004322</text:p>
          </table:table-cell>
          <table:table-cell table:style-name="ce2"/>
          <table:table-cell office:value-type="string" table:style-name="ce5">
            <text:p>Epoch 32</text:p>
          </table:table-cell>
          <table:table-cell office:value-type="float" office:value="2001434" table:style-name="ce7">
            <text:p>2001434</text:p>
          </table:table-cell>
          <table:table-cell table:style-name="ce2"/>
          <table:table-cell office:value-type="string" table:style-name="ce5">
            <text:p>Epoch 32</text:p>
          </table:table-cell>
          <table:table-cell office:value-type="float" office:value="2016108" table:style-name="ce7">
            <text:p>2016108</text:p>
          </table:table-cell>
          <table:table-cell table:style-name="ce2"/>
          <table:table-cell office:value-type="string" table:style-name="ce5">
            <text:p>Epoch 32</text:p>
          </table:table-cell>
          <table:table-cell office:value-type="float" office:value="1973188" table:style-name="ce7">
            <text:p>1973188</text:p>
          </table:table-cell>
          <table:table-cell table:style-name="ce2"/>
          <table:table-cell office:value-type="string" table:style-name="ce5">
            <text:p>Epoch 32</text:p>
          </table:table-cell>
          <table:table-cell office:value-type="float" office:value="2001086" table:style-name="ce7">
            <text:p>2001086</text:p>
          </table:table-cell>
          <table:table-cell table:style-name="ce2"/>
          <table:table-cell office:value-type="string" table:style-name="ce5">
            <text:p>Epoch 32</text:p>
          </table:table-cell>
          <table:table-cell office:value-type="float" office:value="1985564" table:style-name="ce7">
            <text:p>1985564</text:p>
          </table:table-cell>
          <table:table-cell table:style-name="ce2"/>
          <table:table-cell office:value-type="string" table:style-name="ce5">
            <text:p>Epoch 32</text:p>
          </table:table-cell>
          <table:table-cell office:value-type="float" office:value="1974482" table:style-name="ce7">
            <text:p>1974482</text:p>
          </table:table-cell>
          <table:table-cell table:style-name="ce2"/>
          <table:table-cell office:value-type="string" table:style-name="ce5">
            <text:p>Epoch 32</text:p>
          </table:table-cell>
          <table:table-cell office:value-type="float" office:value="1989050" table:style-name="ce7">
            <text:p>1989050</text:p>
          </table:table-cell>
          <table:table-cell table:style-name="ce2"/>
          <table:table-cell office:value-type="string" table:style-name="ce5">
            <text:p>Epoch 32</text:p>
          </table:table-cell>
          <table:table-cell office:value-type="float" office:value="2009678" table:style-name="ce7">
            <text:p>2009678</text:p>
          </table:table-cell>
          <table:table-cell table:style-name="ce2"/>
          <table:table-cell office:value-type="string" table:style-name="ce10">
            <text:p>Epoch 32</text:p>
          </table:table-cell>
          <table:table-cell office:value-type="float" office:value="1997406.5333333334" table:formula="of:=AVERAGE([.$CL35];[.$CI35];[.$CF35];[.$CC35];[.$BZ35];[.$BW35];[.$BT35];[.$BQ35];[.$BN35];[.$BK35];[.$BH35];[.$BE35];[.$BB35];[.$AY35];[.$AV35];[.$AS35];[.$AP35];[.$AM35];[.$AJ35];[.$AG35];[.$AD35];[.$AA35];[.$X35];[.$U35];[.$R35];[.$O35];[.$L35];[.$I35];[.$F35];[.$C35])" table:style-name="ce19">
            <text:p>1997407</text:p>
          </table:table-cell>
          <table:table-cell office:value-type="float" office:value="15402.043527051705" table:formula="of:=STDEV([.$CL35];[.$CI35];[.$CF35];[.$CC35];[.$BZ35];[.$BW35];[.$BT35];[.$BQ35];[.$BN35];[.$BK35];[.$BH35];[.$BE35];[.$BB35];[.$AY35];[.$AV35];[.$AS35];[.$AP35];[.$AM35];[.$AJ35];[.$AG35];[.$AD35];[.$AA35];[.$X35];[.$U35];[.$R35];[.$O35];[.$L35];[.$I35];[.$F35];[.$C35])" table:style-name="ce19">
            <text:p>15402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33</text:p>
          </table:table-cell>
          <table:table-cell office:value-type="float" office:value="1987808" table:style-name="ce7">
            <text:p>1987808</text:p>
          </table:table-cell>
          <table:table-cell table:style-name="ce2"/>
          <table:table-cell office:value-type="string" table:style-name="ce5">
            <text:p>Epoch 33</text:p>
          </table:table-cell>
          <table:table-cell office:value-type="float" office:value="1973908" table:style-name="ce7">
            <text:p>1973908</text:p>
          </table:table-cell>
          <table:table-cell table:style-name="ce2"/>
          <table:table-cell office:value-type="string" table:style-name="ce5">
            <text:p>Epoch 33</text:p>
          </table:table-cell>
          <table:table-cell office:value-type="float" office:value="2008762" table:style-name="ce7">
            <text:p>2008762</text:p>
          </table:table-cell>
          <table:table-cell table:style-name="ce2"/>
          <table:table-cell office:value-type="string" table:style-name="ce5">
            <text:p>Epoch 33</text:p>
          </table:table-cell>
          <table:table-cell office:value-type="float" office:value="2006168" table:style-name="ce7">
            <text:p>2006168</text:p>
          </table:table-cell>
          <table:table-cell table:style-name="ce2"/>
          <table:table-cell office:value-type="string" table:style-name="ce5">
            <text:p>Epoch 33</text:p>
          </table:table-cell>
          <table:table-cell office:value-type="float" office:value="1981490" table:style-name="ce7">
            <text:p>1981490</text:p>
          </table:table-cell>
          <table:table-cell table:style-name="ce2"/>
          <table:table-cell office:value-type="string" table:style-name="ce5">
            <text:p>Epoch 33</text:p>
          </table:table-cell>
          <table:table-cell office:value-type="float" office:value="2005968" table:style-name="ce7">
            <text:p>2005968</text:p>
          </table:table-cell>
          <table:table-cell table:style-name="ce2"/>
          <table:table-cell office:value-type="string" table:style-name="ce5">
            <text:p>Epoch 33</text:p>
          </table:table-cell>
          <table:table-cell office:value-type="float" office:value="1960812" table:style-name="ce7">
            <text:p>1960812</text:p>
          </table:table-cell>
          <table:table-cell table:style-name="ce2"/>
          <table:table-cell office:value-type="string" table:style-name="ce5">
            <text:p>Epoch 33</text:p>
          </table:table-cell>
          <table:table-cell office:value-type="float" office:value="2004034" table:style-name="ce7">
            <text:p>2004034</text:p>
          </table:table-cell>
          <table:table-cell table:style-name="ce2"/>
          <table:table-cell office:value-type="string" table:style-name="ce5">
            <text:p>Epoch 33</text:p>
          </table:table-cell>
          <table:table-cell office:value-type="float" office:value="2003052" table:style-name="ce7">
            <text:p>2003052</text:p>
          </table:table-cell>
          <table:table-cell table:style-name="ce2"/>
          <table:table-cell office:value-type="string" table:style-name="ce5">
            <text:p>Epoch 33</text:p>
          </table:table-cell>
          <table:table-cell office:value-type="float" office:value="1970274" table:style-name="ce7">
            <text:p>1970274</text:p>
          </table:table-cell>
          <table:table-cell table:style-name="ce2"/>
          <table:table-cell office:value-type="string" table:style-name="ce5">
            <text:p>Epoch 33</text:p>
          </table:table-cell>
          <table:table-cell office:value-type="float" office:value="2000160" table:style-name="ce7">
            <text:p>2000160</text:p>
          </table:table-cell>
          <table:table-cell table:style-name="ce2"/>
          <table:table-cell office:value-type="string" table:style-name="ce5">
            <text:p>Epoch 33</text:p>
          </table:table-cell>
          <table:table-cell office:value-type="float" office:value="1994618" table:style-name="ce7">
            <text:p>1994618</text:p>
          </table:table-cell>
          <table:table-cell table:style-name="ce2"/>
          <table:table-cell office:value-type="string" table:style-name="ce5">
            <text:p>Epoch 33</text:p>
          </table:table-cell>
          <table:table-cell office:value-type="float" office:value="2032604" table:style-name="ce7">
            <text:p>2032604</text:p>
          </table:table-cell>
          <table:table-cell table:style-name="ce2"/>
          <table:table-cell office:value-type="string" table:style-name="ce5">
            <text:p>Epoch 33</text:p>
          </table:table-cell>
          <table:table-cell office:value-type="float" office:value="1984772" table:style-name="ce7">
            <text:p>1984772</text:p>
          </table:table-cell>
          <table:table-cell table:style-name="ce2"/>
          <table:table-cell office:value-type="string" table:style-name="ce5">
            <text:p>Epoch 33</text:p>
          </table:table-cell>
          <table:table-cell office:value-type="float" office:value="2001460" table:style-name="ce7">
            <text:p>2001460</text:p>
          </table:table-cell>
          <table:table-cell table:style-name="ce2"/>
          <table:table-cell office:value-type="string" table:style-name="ce5">
            <text:p>Epoch 33</text:p>
          </table:table-cell>
          <table:table-cell office:value-type="float" office:value="2002468" table:style-name="ce7">
            <text:p>2002468</text:p>
          </table:table-cell>
          <table:table-cell table:style-name="ce2"/>
          <table:table-cell office:value-type="string" table:style-name="ce5">
            <text:p>Epoch 33</text:p>
          </table:table-cell>
          <table:table-cell office:value-type="float" office:value="2015186" table:style-name="ce7">
            <text:p>2015186</text:p>
          </table:table-cell>
          <table:table-cell table:style-name="ce2"/>
          <table:table-cell office:value-type="string" table:style-name="ce5">
            <text:p>Epoch 33</text:p>
          </table:table-cell>
          <table:table-cell office:value-type="float" office:value="1980472" table:style-name="ce7">
            <text:p>1980472</text:p>
          </table:table-cell>
          <table:table-cell table:style-name="ce2"/>
          <table:table-cell office:value-type="string" table:style-name="ce5">
            <text:p>Epoch 33</text:p>
          </table:table-cell>
          <table:table-cell office:value-type="float" office:value="1997360" table:style-name="ce7">
            <text:p>1997360</text:p>
          </table:table-cell>
          <table:table-cell table:style-name="ce2"/>
          <table:table-cell office:value-type="string" table:style-name="ce5">
            <text:p>Epoch 33</text:p>
          </table:table-cell>
          <table:table-cell office:value-type="float" office:value="1985628" table:style-name="ce7">
            <text:p>1985628</text:p>
          </table:table-cell>
          <table:table-cell table:style-name="ce2"/>
          <table:table-cell office:value-type="string" table:style-name="ce5">
            <text:p>Epoch 33</text:p>
          </table:table-cell>
          <table:table-cell office:value-type="float" office:value="2008840" table:style-name="ce7">
            <text:p>2008840</text:p>
          </table:table-cell>
          <table:table-cell table:style-name="ce2"/>
          <table:table-cell office:value-type="string" table:style-name="ce5">
            <text:p>Epoch 33</text:p>
          </table:table-cell>
          <table:table-cell office:value-type="float" office:value="1999880" table:style-name="ce7">
            <text:p>1999880</text:p>
          </table:table-cell>
          <table:table-cell table:style-name="ce2"/>
          <table:table-cell office:value-type="string" table:style-name="ce5">
            <text:p>Epoch 33</text:p>
          </table:table-cell>
          <table:table-cell office:value-type="float" office:value="1991970" table:style-name="ce7">
            <text:p>1991970</text:p>
          </table:table-cell>
          <table:table-cell table:style-name="ce2"/>
          <table:table-cell office:value-type="string" table:style-name="ce5">
            <text:p>Epoch 33</text:p>
          </table:table-cell>
          <table:table-cell office:value-type="float" office:value="2005172" table:style-name="ce7">
            <text:p>2005172</text:p>
          </table:table-cell>
          <table:table-cell table:style-name="ce2"/>
          <table:table-cell office:value-type="string" table:style-name="ce5">
            <text:p>Epoch 33</text:p>
          </table:table-cell>
          <table:table-cell office:value-type="float" office:value="1970130" table:style-name="ce7">
            <text:p>1970130</text:p>
          </table:table-cell>
          <table:table-cell table:style-name="ce2"/>
          <table:table-cell office:value-type="string" table:style-name="ce5">
            <text:p>Epoch 33</text:p>
          </table:table-cell>
          <table:table-cell office:value-type="float" office:value="2000144" table:style-name="ce7">
            <text:p>2000144</text:p>
          </table:table-cell>
          <table:table-cell table:style-name="ce2"/>
          <table:table-cell office:value-type="string" table:style-name="ce5">
            <text:p>Epoch 33</text:p>
          </table:table-cell>
          <table:table-cell office:value-type="float" office:value="1984030" table:style-name="ce7">
            <text:p>1984030</text:p>
          </table:table-cell>
          <table:table-cell table:style-name="ce2"/>
          <table:table-cell office:value-type="string" table:style-name="ce5">
            <text:p>Epoch 33</text:p>
          </table:table-cell>
          <table:table-cell office:value-type="float" office:value="1967926" table:style-name="ce7">
            <text:p>1967926</text:p>
          </table:table-cell>
          <table:table-cell table:style-name="ce2"/>
          <table:table-cell office:value-type="string" table:style-name="ce5">
            <text:p>Epoch 33</text:p>
          </table:table-cell>
          <table:table-cell office:value-type="float" office:value="1980946" table:style-name="ce7">
            <text:p>1980946</text:p>
          </table:table-cell>
          <table:table-cell table:style-name="ce2"/>
          <table:table-cell office:value-type="string" table:style-name="ce5">
            <text:p>Epoch 33</text:p>
          </table:table-cell>
          <table:table-cell office:value-type="float" office:value="2007554" table:style-name="ce7">
            <text:p>2007554</text:p>
          </table:table-cell>
          <table:table-cell table:style-name="ce2"/>
          <table:table-cell office:value-type="string" table:style-name="ce10">
            <text:p>Epoch 33</text:p>
          </table:table-cell>
          <table:table-cell office:value-type="float" office:value="1993786.5333333334" table:formula="of:=AVERAGE([.$CL36];[.$CI36];[.$CF36];[.$CC36];[.$BZ36];[.$BW36];[.$BT36];[.$BQ36];[.$BN36];[.$BK36];[.$BH36];[.$BE36];[.$BB36];[.$AY36];[.$AV36];[.$AS36];[.$AP36];[.$AM36];[.$AJ36];[.$AG36];[.$AD36];[.$AA36];[.$X36];[.$U36];[.$R36];[.$O36];[.$L36];[.$I36];[.$F36];[.$C36])" table:style-name="ce19">
            <text:p>1993787</text:p>
          </table:table-cell>
          <table:table-cell office:value-type="float" office:value="16116.317710113975" table:formula="of:=STDEV([.$CL36];[.$CI36];[.$CF36];[.$CC36];[.$BZ36];[.$BW36];[.$BT36];[.$BQ36];[.$BN36];[.$BK36];[.$BH36];[.$BE36];[.$BB36];[.$AY36];[.$AV36];[.$AS36];[.$AP36];[.$AM36];[.$AJ36];[.$AG36];[.$AD36];[.$AA36];[.$X36];[.$U36];[.$R36];[.$O36];[.$L36];[.$I36];[.$F36];[.$C36])" table:style-name="ce19">
            <text:p>16116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34</text:p>
          </table:table-cell>
          <table:table-cell office:value-type="float" office:value="1986732" table:style-name="ce7">
            <text:p>1986732</text:p>
          </table:table-cell>
          <table:table-cell table:style-name="ce2"/>
          <table:table-cell office:value-type="string" table:style-name="ce5">
            <text:p>Epoch 34</text:p>
          </table:table-cell>
          <table:table-cell office:value-type="float" office:value="1971712" table:style-name="ce7">
            <text:p>1971712</text:p>
          </table:table-cell>
          <table:table-cell table:style-name="ce2"/>
          <table:table-cell office:value-type="string" table:style-name="ce5">
            <text:p>Epoch 34</text:p>
          </table:table-cell>
          <table:table-cell office:value-type="float" office:value="2004022" table:style-name="ce7">
            <text:p>2004022</text:p>
          </table:table-cell>
          <table:table-cell table:style-name="ce2"/>
          <table:table-cell office:value-type="string" table:style-name="ce5">
            <text:p>Epoch 34</text:p>
          </table:table-cell>
          <table:table-cell office:value-type="float" office:value="1995944" table:style-name="ce7">
            <text:p>1995944</text:p>
          </table:table-cell>
          <table:table-cell table:style-name="ce2"/>
          <table:table-cell office:value-type="string" table:style-name="ce5">
            <text:p>Epoch 34</text:p>
          </table:table-cell>
          <table:table-cell office:value-type="float" office:value="1978520" table:style-name="ce7">
            <text:p>1978520</text:p>
          </table:table-cell>
          <table:table-cell table:style-name="ce2"/>
          <table:table-cell office:value-type="string" table:style-name="ce5">
            <text:p>Epoch 34</text:p>
          </table:table-cell>
          <table:table-cell office:value-type="float" office:value="2005676" table:style-name="ce7">
            <text:p>2005676</text:p>
          </table:table-cell>
          <table:table-cell table:style-name="ce2"/>
          <table:table-cell office:value-type="string" table:style-name="ce5">
            <text:p>Epoch 34</text:p>
          </table:table-cell>
          <table:table-cell office:value-type="float" office:value="1960238" table:style-name="ce7">
            <text:p>1960238</text:p>
          </table:table-cell>
          <table:table-cell table:style-name="ce2"/>
          <table:table-cell office:value-type="string" table:style-name="ce5">
            <text:p>Epoch 34</text:p>
          </table:table-cell>
          <table:table-cell office:value-type="float" office:value="1998124" table:style-name="ce7">
            <text:p>1998124</text:p>
          </table:table-cell>
          <table:table-cell table:style-name="ce2"/>
          <table:table-cell office:value-type="string" table:style-name="ce5">
            <text:p>Epoch 34</text:p>
          </table:table-cell>
          <table:table-cell office:value-type="float" office:value="2002728" table:style-name="ce7">
            <text:p>2002728</text:p>
          </table:table-cell>
          <table:table-cell table:style-name="ce2"/>
          <table:table-cell office:value-type="string" table:style-name="ce5">
            <text:p>Epoch 34</text:p>
          </table:table-cell>
          <table:table-cell office:value-type="float" office:value="1968178" table:style-name="ce7">
            <text:p>1968178</text:p>
          </table:table-cell>
          <table:table-cell table:style-name="ce2"/>
          <table:table-cell office:value-type="string" table:style-name="ce5">
            <text:p>Epoch 34</text:p>
          </table:table-cell>
          <table:table-cell office:value-type="float" office:value="1997454" table:style-name="ce7">
            <text:p>1997454</text:p>
          </table:table-cell>
          <table:table-cell table:style-name="ce2"/>
          <table:table-cell office:value-type="string" table:style-name="ce5">
            <text:p>Epoch 34</text:p>
          </table:table-cell>
          <table:table-cell office:value-type="float" office:value="1993850" table:style-name="ce7">
            <text:p>1993850</text:p>
          </table:table-cell>
          <table:table-cell table:style-name="ce2"/>
          <table:table-cell office:value-type="string" table:style-name="ce5">
            <text:p>Epoch 34</text:p>
          </table:table-cell>
          <table:table-cell office:value-type="float" office:value="2028774" table:style-name="ce7">
            <text:p>2028774</text:p>
          </table:table-cell>
          <table:table-cell table:style-name="ce2"/>
          <table:table-cell office:value-type="string" table:style-name="ce5">
            <text:p>Epoch 34</text:p>
          </table:table-cell>
          <table:table-cell office:value-type="float" office:value="1978204" table:style-name="ce7">
            <text:p>1978204</text:p>
          </table:table-cell>
          <table:table-cell table:style-name="ce2"/>
          <table:table-cell office:value-type="string" table:style-name="ce5">
            <text:p>Epoch 34</text:p>
          </table:table-cell>
          <table:table-cell office:value-type="float" office:value="2000360" table:style-name="ce7">
            <text:p>2000360</text:p>
          </table:table-cell>
          <table:table-cell table:style-name="ce2"/>
          <table:table-cell office:value-type="string" table:style-name="ce5">
            <text:p>Epoch 34</text:p>
          </table:table-cell>
          <table:table-cell office:value-type="float" office:value="2001914" table:style-name="ce7">
            <text:p>2001914</text:p>
          </table:table-cell>
          <table:table-cell table:style-name="ce2"/>
          <table:table-cell office:value-type="string" table:style-name="ce5">
            <text:p>Epoch 34</text:p>
          </table:table-cell>
          <table:table-cell office:value-type="float" office:value="2006890" table:style-name="ce7">
            <text:p>2006890</text:p>
          </table:table-cell>
          <table:table-cell table:style-name="ce2"/>
          <table:table-cell office:value-type="string" table:style-name="ce5">
            <text:p>Epoch 34</text:p>
          </table:table-cell>
          <table:table-cell office:value-type="float" office:value="1975268" table:style-name="ce7">
            <text:p>1975268</text:p>
          </table:table-cell>
          <table:table-cell table:style-name="ce2"/>
          <table:table-cell office:value-type="string" table:style-name="ce5">
            <text:p>Epoch 34</text:p>
          </table:table-cell>
          <table:table-cell office:value-type="float" office:value="1990908" table:style-name="ce7">
            <text:p>1990908</text:p>
          </table:table-cell>
          <table:table-cell table:style-name="ce2"/>
          <table:table-cell office:value-type="string" table:style-name="ce5">
            <text:p>Epoch 34</text:p>
          </table:table-cell>
          <table:table-cell office:value-type="float" office:value="1985184" table:style-name="ce7">
            <text:p>1985184</text:p>
          </table:table-cell>
          <table:table-cell table:style-name="ce2"/>
          <table:table-cell office:value-type="string" table:style-name="ce5">
            <text:p>Epoch 34</text:p>
          </table:table-cell>
          <table:table-cell office:value-type="float" office:value="1999382" table:style-name="ce7">
            <text:p>1999382</text:p>
          </table:table-cell>
          <table:table-cell table:style-name="ce2"/>
          <table:table-cell office:value-type="string" table:style-name="ce5">
            <text:p>Epoch 34</text:p>
          </table:table-cell>
          <table:table-cell office:value-type="float" office:value="1999540" table:style-name="ce7">
            <text:p>1999540</text:p>
          </table:table-cell>
          <table:table-cell table:style-name="ce2"/>
          <table:table-cell office:value-type="string" table:style-name="ce5">
            <text:p>Epoch 34</text:p>
          </table:table-cell>
          <table:table-cell office:value-type="float" office:value="1988220" table:style-name="ce7">
            <text:p>1988220</text:p>
          </table:table-cell>
          <table:table-cell table:style-name="ce2"/>
          <table:table-cell office:value-type="string" table:style-name="ce5">
            <text:p>Epoch 34</text:p>
          </table:table-cell>
          <table:table-cell office:value-type="float" office:value="2003560" table:style-name="ce7">
            <text:p>2003560</text:p>
          </table:table-cell>
          <table:table-cell table:style-name="ce2"/>
          <table:table-cell office:value-type="string" table:style-name="ce5">
            <text:p>Epoch 34</text:p>
          </table:table-cell>
          <table:table-cell office:value-type="float" office:value="1964728" table:style-name="ce7">
            <text:p>1964728</text:p>
          </table:table-cell>
          <table:table-cell table:style-name="ce2"/>
          <table:table-cell office:value-type="string" table:style-name="ce5">
            <text:p>Epoch 34</text:p>
          </table:table-cell>
          <table:table-cell office:value-type="float" office:value="1998610" table:style-name="ce7">
            <text:p>1998610</text:p>
          </table:table-cell>
          <table:table-cell table:style-name="ce2"/>
          <table:table-cell office:value-type="string" table:style-name="ce5">
            <text:p>Epoch 34</text:p>
          </table:table-cell>
          <table:table-cell office:value-type="float" office:value="1982170" table:style-name="ce7">
            <text:p>1982170</text:p>
          </table:table-cell>
          <table:table-cell table:style-name="ce2"/>
          <table:table-cell office:value-type="string" table:style-name="ce5">
            <text:p>Epoch 34</text:p>
          </table:table-cell>
          <table:table-cell office:value-type="float" office:value="1967914" table:style-name="ce7">
            <text:p>1967914</text:p>
          </table:table-cell>
          <table:table-cell table:style-name="ce2"/>
          <table:table-cell office:value-type="string" table:style-name="ce5">
            <text:p>Epoch 34</text:p>
          </table:table-cell>
          <table:table-cell office:value-type="float" office:value="1979502" table:style-name="ce7">
            <text:p>1979502</text:p>
          </table:table-cell>
          <table:table-cell table:style-name="ce2"/>
          <table:table-cell office:value-type="string" table:style-name="ce5">
            <text:p>Epoch 34</text:p>
          </table:table-cell>
          <table:table-cell office:value-type="float" office:value="2005396" table:style-name="ce7">
            <text:p>2005396</text:p>
          </table:table-cell>
          <table:table-cell table:style-name="ce2"/>
          <table:table-cell office:value-type="string" table:style-name="ce10">
            <text:p>Epoch 34</text:p>
          </table:table-cell>
          <table:table-cell office:value-type="float" office:value="1990656.7333333334" table:formula="of:=AVERAGE([.$CL37];[.$CI37];[.$CF37];[.$CC37];[.$BZ37];[.$BW37];[.$BT37];[.$BQ37];[.$BN37];[.$BK37];[.$BH37];[.$BE37];[.$BB37];[.$AY37];[.$AV37];[.$AS37];[.$AP37];[.$AM37];[.$AJ37];[.$AG37];[.$AD37];[.$AA37];[.$X37];[.$U37];[.$R37];[.$O37];[.$L37];[.$I37];[.$F37];[.$C37])" table:style-name="ce19">
            <text:p>1990657</text:p>
          </table:table-cell>
          <table:table-cell office:value-type="float" office:value="15531.302944950117" table:formula="of:=STDEV([.$CL37];[.$CI37];[.$CF37];[.$CC37];[.$BZ37];[.$BW37];[.$BT37];[.$BQ37];[.$BN37];[.$BK37];[.$BH37];[.$BE37];[.$BB37];[.$AY37];[.$AV37];[.$AS37];[.$AP37];[.$AM37];[.$AJ37];[.$AG37];[.$AD37];[.$AA37];[.$X37];[.$U37];[.$R37];[.$O37];[.$L37];[.$I37];[.$F37];[.$C37])" table:style-name="ce19">
            <text:p>15531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35</text:p>
          </table:table-cell>
          <table:table-cell office:value-type="float" office:value="1985994" table:style-name="ce7">
            <text:p>1985994</text:p>
          </table:table-cell>
          <table:table-cell table:style-name="ce2"/>
          <table:table-cell office:value-type="string" table:style-name="ce5">
            <text:p>Epoch 35</text:p>
          </table:table-cell>
          <table:table-cell office:value-type="float" office:value="1969294" table:style-name="ce7">
            <text:p>1969294</text:p>
          </table:table-cell>
          <table:table-cell table:style-name="ce2"/>
          <table:table-cell office:value-type="string" table:style-name="ce5">
            <text:p>Epoch 35</text:p>
          </table:table-cell>
          <table:table-cell office:value-type="float" office:value="2003480" table:style-name="ce7">
            <text:p>2003480</text:p>
          </table:table-cell>
          <table:table-cell table:style-name="ce2"/>
          <table:table-cell office:value-type="string" table:style-name="ce5">
            <text:p>Epoch 35</text:p>
          </table:table-cell>
          <table:table-cell office:value-type="float" office:value="1991452" table:style-name="ce7">
            <text:p>1991452</text:p>
          </table:table-cell>
          <table:table-cell table:style-name="ce2"/>
          <table:table-cell office:value-type="string" table:style-name="ce5">
            <text:p>Epoch 35</text:p>
          </table:table-cell>
          <table:table-cell office:value-type="float" office:value="1975320" table:style-name="ce7">
            <text:p>1975320</text:p>
          </table:table-cell>
          <table:table-cell table:style-name="ce2"/>
          <table:table-cell office:value-type="string" table:style-name="ce5">
            <text:p>Epoch 35</text:p>
          </table:table-cell>
          <table:table-cell office:value-type="float" office:value="2001620" table:style-name="ce7">
            <text:p>2001620</text:p>
          </table:table-cell>
          <table:table-cell table:style-name="ce2"/>
          <table:table-cell office:value-type="string" table:style-name="ce5">
            <text:p>Epoch 35</text:p>
          </table:table-cell>
          <table:table-cell office:value-type="float" office:value="1958562" table:style-name="ce7">
            <text:p>1958562</text:p>
          </table:table-cell>
          <table:table-cell table:style-name="ce2"/>
          <table:table-cell office:value-type="string" table:style-name="ce5">
            <text:p>Epoch 35</text:p>
          </table:table-cell>
          <table:table-cell office:value-type="float" office:value="1997232" table:style-name="ce7">
            <text:p>1997232</text:p>
          </table:table-cell>
          <table:table-cell table:style-name="ce2"/>
          <table:table-cell office:value-type="string" table:style-name="ce5">
            <text:p>Epoch 35</text:p>
          </table:table-cell>
          <table:table-cell office:value-type="float" office:value="2001694" table:style-name="ce7">
            <text:p>2001694</text:p>
          </table:table-cell>
          <table:table-cell table:style-name="ce2"/>
          <table:table-cell office:value-type="string" table:style-name="ce5">
            <text:p>Epoch 35</text:p>
          </table:table-cell>
          <table:table-cell office:value-type="float" office:value="1967480" table:style-name="ce7">
            <text:p>1967480</text:p>
          </table:table-cell>
          <table:table-cell table:style-name="ce2"/>
          <table:table-cell office:value-type="string" table:style-name="ce5">
            <text:p>Epoch 35</text:p>
          </table:table-cell>
          <table:table-cell office:value-type="float" office:value="1997220" table:style-name="ce7">
            <text:p>1997220</text:p>
          </table:table-cell>
          <table:table-cell table:style-name="ce2"/>
          <table:table-cell office:value-type="string" table:style-name="ce5">
            <text:p>Epoch 35</text:p>
          </table:table-cell>
          <table:table-cell office:value-type="float" office:value="1981896" table:style-name="ce7">
            <text:p>1981896</text:p>
          </table:table-cell>
          <table:table-cell table:style-name="ce2"/>
          <table:table-cell office:value-type="string" table:style-name="ce5">
            <text:p>Epoch 35</text:p>
          </table:table-cell>
          <table:table-cell office:value-type="float" office:value="2024590" table:style-name="ce7">
            <text:p>2024590</text:p>
          </table:table-cell>
          <table:table-cell table:style-name="ce2"/>
          <table:table-cell office:value-type="string" table:style-name="ce5">
            <text:p>Epoch 35</text:p>
          </table:table-cell>
          <table:table-cell office:value-type="float" office:value="1977946" table:style-name="ce7">
            <text:p>1977946</text:p>
          </table:table-cell>
          <table:table-cell table:style-name="ce2"/>
          <table:table-cell office:value-type="string" table:style-name="ce5">
            <text:p>Epoch 35</text:p>
          </table:table-cell>
          <table:table-cell office:value-type="float" office:value="1999790" table:style-name="ce7">
            <text:p>1999790</text:p>
          </table:table-cell>
          <table:table-cell table:style-name="ce2"/>
          <table:table-cell office:value-type="string" table:style-name="ce5">
            <text:p>Epoch 35</text:p>
          </table:table-cell>
          <table:table-cell office:value-type="float" office:value="1996490" table:style-name="ce7">
            <text:p>1996490</text:p>
          </table:table-cell>
          <table:table-cell table:style-name="ce2"/>
          <table:table-cell office:value-type="string" table:style-name="ce5">
            <text:p>Epoch 35</text:p>
          </table:table-cell>
          <table:table-cell office:value-type="float" office:value="2004346" table:style-name="ce7">
            <text:p>2004346</text:p>
          </table:table-cell>
          <table:table-cell table:style-name="ce2"/>
          <table:table-cell office:value-type="string" table:style-name="ce5">
            <text:p>Epoch 35</text:p>
          </table:table-cell>
          <table:table-cell office:value-type="float" office:value="1975160" table:style-name="ce7">
            <text:p>1975160</text:p>
          </table:table-cell>
          <table:table-cell table:style-name="ce2"/>
          <table:table-cell office:value-type="string" table:style-name="ce5">
            <text:p>Epoch 35</text:p>
          </table:table-cell>
          <table:table-cell office:value-type="float" office:value="1990008" table:style-name="ce7">
            <text:p>1990008</text:p>
          </table:table-cell>
          <table:table-cell table:style-name="ce2"/>
          <table:table-cell office:value-type="string" table:style-name="ce5">
            <text:p>Epoch 35</text:p>
          </table:table-cell>
          <table:table-cell office:value-type="float" office:value="1984622" table:style-name="ce7">
            <text:p>1984622</text:p>
          </table:table-cell>
          <table:table-cell table:style-name="ce2"/>
          <table:table-cell office:value-type="string" table:style-name="ce5">
            <text:p>Epoch 35</text:p>
          </table:table-cell>
          <table:table-cell office:value-type="float" office:value="1998846" table:style-name="ce7">
            <text:p>1998846</text:p>
          </table:table-cell>
          <table:table-cell table:style-name="ce2"/>
          <table:table-cell office:value-type="string" table:style-name="ce5">
            <text:p>Epoch 35</text:p>
          </table:table-cell>
          <table:table-cell office:value-type="float" office:value="1991192" table:style-name="ce7">
            <text:p>1991192</text:p>
          </table:table-cell>
          <table:table-cell table:style-name="ce2"/>
          <table:table-cell office:value-type="string" table:style-name="ce5">
            <text:p>Epoch 35</text:p>
          </table:table-cell>
          <table:table-cell office:value-type="float" office:value="1983944" table:style-name="ce7">
            <text:p>1983944</text:p>
          </table:table-cell>
          <table:table-cell table:style-name="ce2"/>
          <table:table-cell office:value-type="string" table:style-name="ce5">
            <text:p>Epoch 35</text:p>
          </table:table-cell>
          <table:table-cell office:value-type="float" office:value="1995878" table:style-name="ce7">
            <text:p>1995878</text:p>
          </table:table-cell>
          <table:table-cell table:style-name="ce2"/>
          <table:table-cell office:value-type="string" table:style-name="ce5">
            <text:p>Epoch 35</text:p>
          </table:table-cell>
          <table:table-cell office:value-type="float" office:value="1962662" table:style-name="ce7">
            <text:p>1962662</text:p>
          </table:table-cell>
          <table:table-cell table:style-name="ce2"/>
          <table:table-cell office:value-type="string" table:style-name="ce5">
            <text:p>Epoch 35</text:p>
          </table:table-cell>
          <table:table-cell office:value-type="float" office:value="1997568" table:style-name="ce7">
            <text:p>1997568</text:p>
          </table:table-cell>
          <table:table-cell table:style-name="ce2"/>
          <table:table-cell office:value-type="string" table:style-name="ce5">
            <text:p>Epoch 35</text:p>
          </table:table-cell>
          <table:table-cell office:value-type="float" office:value="1981478" table:style-name="ce7">
            <text:p>1981478</text:p>
          </table:table-cell>
          <table:table-cell table:style-name="ce2"/>
          <table:table-cell office:value-type="string" table:style-name="ce5">
            <text:p>Epoch 35</text:p>
          </table:table-cell>
          <table:table-cell office:value-type="float" office:value="1965912" table:style-name="ce7">
            <text:p>1965912</text:p>
          </table:table-cell>
          <table:table-cell table:style-name="ce2"/>
          <table:table-cell office:value-type="string" table:style-name="ce5">
            <text:p>Epoch 35</text:p>
          </table:table-cell>
          <table:table-cell office:value-type="float" office:value="1977132" table:style-name="ce7">
            <text:p>1977132</text:p>
          </table:table-cell>
          <table:table-cell table:style-name="ce2"/>
          <table:table-cell office:value-type="string" table:style-name="ce5">
            <text:p>Epoch 35</text:p>
          </table:table-cell>
          <table:table-cell office:value-type="float" office:value="2000200" table:style-name="ce7">
            <text:p>2000200</text:p>
          </table:table-cell>
          <table:table-cell table:style-name="ce2"/>
          <table:table-cell office:value-type="string" table:style-name="ce10">
            <text:p>Epoch 35</text:p>
          </table:table-cell>
          <table:table-cell office:value-type="float" office:value="1987966.9333333333" table:formula="of:=AVERAGE([.$CL38];[.$CI38];[.$CF38];[.$CC38];[.$BZ38];[.$BW38];[.$BT38];[.$BQ38];[.$BN38];[.$BK38];[.$BH38];[.$BE38];[.$BB38];[.$AY38];[.$AV38];[.$AS38];[.$AP38];[.$AM38];[.$AJ38];[.$AG38];[.$AD38];[.$AA38];[.$X38];[.$U38];[.$R38];[.$O38];[.$L38];[.$I38];[.$F38];[.$C38])" table:style-name="ce19">
            <text:p>1987967</text:p>
          </table:table-cell>
          <table:table-cell office:value-type="float" office:value="14936.870250891046" table:formula="of:=STDEV([.$CL38];[.$CI38];[.$CF38];[.$CC38];[.$BZ38];[.$BW38];[.$BT38];[.$BQ38];[.$BN38];[.$BK38];[.$BH38];[.$BE38];[.$BB38];[.$AY38];[.$AV38];[.$AS38];[.$AP38];[.$AM38];[.$AJ38];[.$AG38];[.$AD38];[.$AA38];[.$X38];[.$U38];[.$R38];[.$O38];[.$L38];[.$I38];[.$F38];[.$C38])" table:style-name="ce19">
            <text:p>14937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36</text:p>
          </table:table-cell>
          <table:table-cell office:value-type="float" office:value="1984580" table:style-name="ce7">
            <text:p>1984580</text:p>
          </table:table-cell>
          <table:table-cell table:style-name="ce2"/>
          <table:table-cell office:value-type="string" table:style-name="ce5">
            <text:p>Epoch 36</text:p>
          </table:table-cell>
          <table:table-cell office:value-type="float" office:value="1969030" table:style-name="ce7">
            <text:p>1969030</text:p>
          </table:table-cell>
          <table:table-cell table:style-name="ce2"/>
          <table:table-cell office:value-type="string" table:style-name="ce5">
            <text:p>Epoch 36</text:p>
          </table:table-cell>
          <table:table-cell office:value-type="float" office:value="2002092" table:style-name="ce7">
            <text:p>2002092</text:p>
          </table:table-cell>
          <table:table-cell table:style-name="ce2"/>
          <table:table-cell office:value-type="string" table:style-name="ce5">
            <text:p>Epoch 36</text:p>
          </table:table-cell>
          <table:table-cell office:value-type="float" office:value="1988094" table:style-name="ce7">
            <text:p>1988094</text:p>
          </table:table-cell>
          <table:table-cell table:style-name="ce2"/>
          <table:table-cell office:value-type="string" table:style-name="ce5">
            <text:p>Epoch 36</text:p>
          </table:table-cell>
          <table:table-cell office:value-type="float" office:value="1975132" table:style-name="ce7">
            <text:p>1975132</text:p>
          </table:table-cell>
          <table:table-cell table:style-name="ce2"/>
          <table:table-cell office:value-type="string" table:style-name="ce5">
            <text:p>Epoch 36</text:p>
          </table:table-cell>
          <table:table-cell office:value-type="float" office:value="1996996" table:style-name="ce7">
            <text:p>1996996</text:p>
          </table:table-cell>
          <table:table-cell table:style-name="ce2"/>
          <table:table-cell office:value-type="string" table:style-name="ce5">
            <text:p>Epoch 36</text:p>
          </table:table-cell>
          <table:table-cell office:value-type="float" office:value="1953004" table:style-name="ce7">
            <text:p>1953004</text:p>
          </table:table-cell>
          <table:table-cell table:style-name="ce2"/>
          <table:table-cell office:value-type="string" table:style-name="ce5">
            <text:p>Epoch 36</text:p>
          </table:table-cell>
          <table:table-cell office:value-type="float" office:value="1996664" table:style-name="ce7">
            <text:p>1996664</text:p>
          </table:table-cell>
          <table:table-cell table:style-name="ce2"/>
          <table:table-cell office:value-type="string" table:style-name="ce5">
            <text:p>Epoch 36</text:p>
          </table:table-cell>
          <table:table-cell office:value-type="float" office:value="2000138" table:style-name="ce7">
            <text:p>2000138</text:p>
          </table:table-cell>
          <table:table-cell table:style-name="ce2"/>
          <table:table-cell office:value-type="string" table:style-name="ce5">
            <text:p>Epoch 36</text:p>
          </table:table-cell>
          <table:table-cell office:value-type="float" office:value="1962172" table:style-name="ce7">
            <text:p>1962172</text:p>
          </table:table-cell>
          <table:table-cell table:style-name="ce2"/>
          <table:table-cell office:value-type="string" table:style-name="ce5">
            <text:p>Epoch 36</text:p>
          </table:table-cell>
          <table:table-cell office:value-type="float" office:value="1992472" table:style-name="ce7">
            <text:p>1992472</text:p>
          </table:table-cell>
          <table:table-cell table:style-name="ce2"/>
          <table:table-cell office:value-type="string" table:style-name="ce5">
            <text:p>Epoch 36</text:p>
          </table:table-cell>
          <table:table-cell office:value-type="float" office:value="1976554" table:style-name="ce7">
            <text:p>1976554</text:p>
          </table:table-cell>
          <table:table-cell table:style-name="ce2"/>
          <table:table-cell office:value-type="string" table:style-name="ce5">
            <text:p>Epoch 36</text:p>
          </table:table-cell>
          <table:table-cell office:value-type="float" office:value="2018782" table:style-name="ce7">
            <text:p>2018782</text:p>
          </table:table-cell>
          <table:table-cell table:style-name="ce2"/>
          <table:table-cell office:value-type="string" table:style-name="ce5">
            <text:p>Epoch 36</text:p>
          </table:table-cell>
          <table:table-cell office:value-type="float" office:value="1976346" table:style-name="ce7">
            <text:p>1976346</text:p>
          </table:table-cell>
          <table:table-cell table:style-name="ce2"/>
          <table:table-cell office:value-type="string" table:style-name="ce5">
            <text:p>Epoch 36</text:p>
          </table:table-cell>
          <table:table-cell office:value-type="float" office:value="1997880" table:style-name="ce7">
            <text:p>1997880</text:p>
          </table:table-cell>
          <table:table-cell table:style-name="ce2"/>
          <table:table-cell office:value-type="string" table:style-name="ce5">
            <text:p>Epoch 36</text:p>
          </table:table-cell>
          <table:table-cell office:value-type="float" office:value="1994420" table:style-name="ce7">
            <text:p>1994420</text:p>
          </table:table-cell>
          <table:table-cell table:style-name="ce2"/>
          <table:table-cell office:value-type="string" table:style-name="ce5">
            <text:p>Epoch 36</text:p>
          </table:table-cell>
          <table:table-cell office:value-type="float" office:value="2001776" table:style-name="ce7">
            <text:p>2001776</text:p>
          </table:table-cell>
          <table:table-cell table:style-name="ce2"/>
          <table:table-cell office:value-type="string" table:style-name="ce5">
            <text:p>Epoch 36</text:p>
          </table:table-cell>
          <table:table-cell office:value-type="float" office:value="1971268" table:style-name="ce7">
            <text:p>1971268</text:p>
          </table:table-cell>
          <table:table-cell table:style-name="ce2"/>
          <table:table-cell office:value-type="string" table:style-name="ce5">
            <text:p>Epoch 36</text:p>
          </table:table-cell>
          <table:table-cell office:value-type="float" office:value="1978782" table:style-name="ce7">
            <text:p>1978782</text:p>
          </table:table-cell>
          <table:table-cell table:style-name="ce2"/>
          <table:table-cell office:value-type="string" table:style-name="ce5">
            <text:p>Epoch 36</text:p>
          </table:table-cell>
          <table:table-cell office:value-type="float" office:value="1973710" table:style-name="ce7">
            <text:p>1973710</text:p>
          </table:table-cell>
          <table:table-cell table:style-name="ce2"/>
          <table:table-cell office:value-type="string" table:style-name="ce5">
            <text:p>Epoch 36</text:p>
          </table:table-cell>
          <table:table-cell office:value-type="float" office:value="1991204" table:style-name="ce7">
            <text:p>1991204</text:p>
          </table:table-cell>
          <table:table-cell table:style-name="ce2"/>
          <table:table-cell office:value-type="string" table:style-name="ce5">
            <text:p>Epoch 36</text:p>
          </table:table-cell>
          <table:table-cell office:value-type="float" office:value="1989654" table:style-name="ce7">
            <text:p>1989654</text:p>
          </table:table-cell>
          <table:table-cell table:style-name="ce2"/>
          <table:table-cell office:value-type="string" table:style-name="ce5">
            <text:p>Epoch 36</text:p>
          </table:table-cell>
          <table:table-cell office:value-type="float" office:value="1981758" table:style-name="ce7">
            <text:p>1981758</text:p>
          </table:table-cell>
          <table:table-cell table:style-name="ce2"/>
          <table:table-cell office:value-type="string" table:style-name="ce5">
            <text:p>Epoch 36</text:p>
          </table:table-cell>
          <table:table-cell office:value-type="float" office:value="1992478" table:style-name="ce7">
            <text:p>1992478</text:p>
          </table:table-cell>
          <table:table-cell table:style-name="ce2"/>
          <table:table-cell office:value-type="string" table:style-name="ce5">
            <text:p>Epoch 36</text:p>
          </table:table-cell>
          <table:table-cell office:value-type="float" office:value="1960228" table:style-name="ce7">
            <text:p>1960228</text:p>
          </table:table-cell>
          <table:table-cell table:style-name="ce2"/>
          <table:table-cell office:value-type="string" table:style-name="ce5">
            <text:p>Epoch 36</text:p>
          </table:table-cell>
          <table:table-cell office:value-type="float" office:value="1984260" table:style-name="ce7">
            <text:p>1984260</text:p>
          </table:table-cell>
          <table:table-cell table:style-name="ce2"/>
          <table:table-cell office:value-type="string" table:style-name="ce5">
            <text:p>Epoch 36</text:p>
          </table:table-cell>
          <table:table-cell office:value-type="float" office:value="1980828" table:style-name="ce7">
            <text:p>1980828</text:p>
          </table:table-cell>
          <table:table-cell table:style-name="ce2"/>
          <table:table-cell office:value-type="string" table:style-name="ce5">
            <text:p>Epoch 36</text:p>
          </table:table-cell>
          <table:table-cell office:value-type="float" office:value="1965754" table:style-name="ce7">
            <text:p>1965754</text:p>
          </table:table-cell>
          <table:table-cell table:style-name="ce2"/>
          <table:table-cell office:value-type="string" table:style-name="ce5">
            <text:p>Epoch 36</text:p>
          </table:table-cell>
          <table:table-cell office:value-type="float" office:value="1970984" table:style-name="ce7">
            <text:p>1970984</text:p>
          </table:table-cell>
          <table:table-cell table:style-name="ce2"/>
          <table:table-cell office:value-type="string" table:style-name="ce5">
            <text:p>Epoch 36</text:p>
          </table:table-cell>
          <table:table-cell office:value-type="float" office:value="1988942" table:style-name="ce7">
            <text:p>1988942</text:p>
          </table:table-cell>
          <table:table-cell table:style-name="ce2"/>
          <table:table-cell office:value-type="string" table:style-name="ce10">
            <text:p>Epoch 36</text:p>
          </table:table-cell>
          <table:table-cell office:value-type="float" office:value="1983866.0666666667" table:formula="of:=AVERAGE([.$CL39];[.$CI39];[.$CF39];[.$CC39];[.$BZ39];[.$BW39];[.$BT39];[.$BQ39];[.$BN39];[.$BK39];[.$BH39];[.$BE39];[.$BB39];[.$AY39];[.$AV39];[.$AS39];[.$AP39];[.$AM39];[.$AJ39];[.$AG39];[.$AD39];[.$AA39];[.$X39];[.$U39];[.$R39];[.$O39];[.$L39];[.$I39];[.$F39];[.$C39])" table:style-name="ce19">
            <text:p>1983866</text:p>
          </table:table-cell>
          <table:table-cell office:value-type="float" office:value="14673.840768249942" table:formula="of:=STDEV([.$CL39];[.$CI39];[.$CF39];[.$CC39];[.$BZ39];[.$BW39];[.$BT39];[.$BQ39];[.$BN39];[.$BK39];[.$BH39];[.$BE39];[.$BB39];[.$AY39];[.$AV39];[.$AS39];[.$AP39];[.$AM39];[.$AJ39];[.$AG39];[.$AD39];[.$AA39];[.$X39];[.$U39];[.$R39];[.$O39];[.$L39];[.$I39];[.$F39];[.$C39])" table:style-name="ce19">
            <text:p>14674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37</text:p>
          </table:table-cell>
          <table:table-cell office:value-type="float" office:value="1980916" table:style-name="ce7">
            <text:p>1980916</text:p>
          </table:table-cell>
          <table:table-cell table:style-name="ce2"/>
          <table:table-cell office:value-type="string" table:style-name="ce5">
            <text:p>Epoch 37</text:p>
          </table:table-cell>
          <table:table-cell office:value-type="float" office:value="1964586" table:style-name="ce7">
            <text:p>1964586</text:p>
          </table:table-cell>
          <table:table-cell table:style-name="ce2"/>
          <table:table-cell office:value-type="string" table:style-name="ce5">
            <text:p>Epoch 37</text:p>
          </table:table-cell>
          <table:table-cell office:value-type="float" office:value="2000676" table:style-name="ce7">
            <text:p>2000676</text:p>
          </table:table-cell>
          <table:table-cell table:style-name="ce2"/>
          <table:table-cell office:value-type="string" table:style-name="ce5">
            <text:p>Epoch 37</text:p>
          </table:table-cell>
          <table:table-cell office:value-type="float" office:value="1988068" table:style-name="ce7">
            <text:p>1988068</text:p>
          </table:table-cell>
          <table:table-cell table:style-name="ce2"/>
          <table:table-cell office:value-type="string" table:style-name="ce5">
            <text:p>Epoch 37</text:p>
          </table:table-cell>
          <table:table-cell office:value-type="float" office:value="1974204" table:style-name="ce7">
            <text:p>1974204</text:p>
          </table:table-cell>
          <table:table-cell table:style-name="ce2"/>
          <table:table-cell office:value-type="string" table:style-name="ce5">
            <text:p>Epoch 37</text:p>
          </table:table-cell>
          <table:table-cell office:value-type="float" office:value="1992872" table:style-name="ce7">
            <text:p>1992872</text:p>
          </table:table-cell>
          <table:table-cell table:style-name="ce2"/>
          <table:table-cell office:value-type="string" table:style-name="ce5">
            <text:p>Epoch 37</text:p>
          </table:table-cell>
          <table:table-cell office:value-type="float" office:value="1952276" table:style-name="ce7">
            <text:p>1952276</text:p>
          </table:table-cell>
          <table:table-cell table:style-name="ce2"/>
          <table:table-cell office:value-type="string" table:style-name="ce5">
            <text:p>Epoch 37</text:p>
          </table:table-cell>
          <table:table-cell office:value-type="float" office:value="1995364" table:style-name="ce7">
            <text:p>1995364</text:p>
          </table:table-cell>
          <table:table-cell table:style-name="ce2"/>
          <table:table-cell office:value-type="string" table:style-name="ce5">
            <text:p>Epoch 37</text:p>
          </table:table-cell>
          <table:table-cell office:value-type="float" office:value="1997698" table:style-name="ce7">
            <text:p>1997698</text:p>
          </table:table-cell>
          <table:table-cell table:style-name="ce2"/>
          <table:table-cell office:value-type="string" table:style-name="ce5">
            <text:p>Epoch 37</text:p>
          </table:table-cell>
          <table:table-cell office:value-type="float" office:value="1961772" table:style-name="ce7">
            <text:p>1961772</text:p>
          </table:table-cell>
          <table:table-cell table:style-name="ce2"/>
          <table:table-cell office:value-type="string" table:style-name="ce5">
            <text:p>Epoch 37</text:p>
          </table:table-cell>
          <table:table-cell office:value-type="float" office:value="1985510" table:style-name="ce7">
            <text:p>1985510</text:p>
          </table:table-cell>
          <table:table-cell table:style-name="ce2"/>
          <table:table-cell office:value-type="string" table:style-name="ce5">
            <text:p>Epoch 37</text:p>
          </table:table-cell>
          <table:table-cell office:value-type="float" office:value="1975786" table:style-name="ce7">
            <text:p>1975786</text:p>
          </table:table-cell>
          <table:table-cell table:style-name="ce2"/>
          <table:table-cell office:value-type="string" table:style-name="ce5">
            <text:p>Epoch 37</text:p>
          </table:table-cell>
          <table:table-cell office:value-type="float" office:value="2007930" table:style-name="ce7">
            <text:p>2007930</text:p>
          </table:table-cell>
          <table:table-cell table:style-name="ce2"/>
          <table:table-cell office:value-type="string" table:style-name="ce5">
            <text:p>Epoch 37</text:p>
          </table:table-cell>
          <table:table-cell office:value-type="float" office:value="1976142" table:style-name="ce7">
            <text:p>1976142</text:p>
          </table:table-cell>
          <table:table-cell table:style-name="ce2"/>
          <table:table-cell office:value-type="string" table:style-name="ce5">
            <text:p>Epoch 37</text:p>
          </table:table-cell>
          <table:table-cell office:value-type="float" office:value="1990454" table:style-name="ce7">
            <text:p>1990454</text:p>
          </table:table-cell>
          <table:table-cell table:style-name="ce2"/>
          <table:table-cell office:value-type="string" table:style-name="ce5">
            <text:p>Epoch 37</text:p>
          </table:table-cell>
          <table:table-cell office:value-type="float" office:value="1992588" table:style-name="ce7">
            <text:p>1992588</text:p>
          </table:table-cell>
          <table:table-cell table:style-name="ce2"/>
          <table:table-cell office:value-type="string" table:style-name="ce5">
            <text:p>Epoch 37</text:p>
          </table:table-cell>
          <table:table-cell office:value-type="float" office:value="1989050" table:style-name="ce7">
            <text:p>1989050</text:p>
          </table:table-cell>
          <table:table-cell table:style-name="ce2"/>
          <table:table-cell office:value-type="string" table:style-name="ce5">
            <text:p>Epoch 37</text:p>
          </table:table-cell>
          <table:table-cell office:value-type="float" office:value="1961800" table:style-name="ce7">
            <text:p>1961800</text:p>
          </table:table-cell>
          <table:table-cell table:style-name="ce2"/>
          <table:table-cell office:value-type="string" table:style-name="ce5">
            <text:p>Epoch 37</text:p>
          </table:table-cell>
          <table:table-cell office:value-type="float" office:value="1976170" table:style-name="ce7">
            <text:p>1976170</text:p>
          </table:table-cell>
          <table:table-cell table:style-name="ce2"/>
          <table:table-cell office:value-type="string" table:style-name="ce5">
            <text:p>Epoch 37</text:p>
          </table:table-cell>
          <table:table-cell office:value-type="float" office:value="1972292" table:style-name="ce7">
            <text:p>1972292</text:p>
          </table:table-cell>
          <table:table-cell table:style-name="ce2"/>
          <table:table-cell office:value-type="string" table:style-name="ce5">
            <text:p>Epoch 37</text:p>
          </table:table-cell>
          <table:table-cell office:value-type="float" office:value="1980364" table:style-name="ce7">
            <text:p>1980364</text:p>
          </table:table-cell>
          <table:table-cell table:style-name="ce2"/>
          <table:table-cell office:value-type="string" table:style-name="ce5">
            <text:p>Epoch 37</text:p>
          </table:table-cell>
          <table:table-cell office:value-type="float" office:value="1985422" table:style-name="ce7">
            <text:p>1985422</text:p>
          </table:table-cell>
          <table:table-cell table:style-name="ce2"/>
          <table:table-cell office:value-type="string" table:style-name="ce5">
            <text:p>Epoch 37</text:p>
          </table:table-cell>
          <table:table-cell office:value-type="float" office:value="1974530" table:style-name="ce7">
            <text:p>1974530</text:p>
          </table:table-cell>
          <table:table-cell table:style-name="ce2"/>
          <table:table-cell office:value-type="string" table:style-name="ce5">
            <text:p>Epoch 37</text:p>
          </table:table-cell>
          <table:table-cell office:value-type="float" office:value="1991572" table:style-name="ce7">
            <text:p>1991572</text:p>
          </table:table-cell>
          <table:table-cell table:style-name="ce2"/>
          <table:table-cell office:value-type="string" table:style-name="ce5">
            <text:p>Epoch 37</text:p>
          </table:table-cell>
          <table:table-cell office:value-type="float" office:value="1960076" table:style-name="ce7">
            <text:p>1960076</text:p>
          </table:table-cell>
          <table:table-cell table:style-name="ce2"/>
          <table:table-cell office:value-type="string" table:style-name="ce5">
            <text:p>Epoch 37</text:p>
          </table:table-cell>
          <table:table-cell office:value-type="float" office:value="1978914" table:style-name="ce7">
            <text:p>1978914</text:p>
          </table:table-cell>
          <table:table-cell table:style-name="ce2"/>
          <table:table-cell office:value-type="string" table:style-name="ce5">
            <text:p>Epoch 37</text:p>
          </table:table-cell>
          <table:table-cell office:value-type="float" office:value="1980690" table:style-name="ce7">
            <text:p>1980690</text:p>
          </table:table-cell>
          <table:table-cell table:style-name="ce2"/>
          <table:table-cell office:value-type="string" table:style-name="ce5">
            <text:p>Epoch 37</text:p>
          </table:table-cell>
          <table:table-cell office:value-type="float" office:value="1965418" table:style-name="ce7">
            <text:p>1965418</text:p>
          </table:table-cell>
          <table:table-cell table:style-name="ce2"/>
          <table:table-cell office:value-type="string" table:style-name="ce5">
            <text:p>Epoch 37</text:p>
          </table:table-cell>
          <table:table-cell office:value-type="float" office:value="1970374" table:style-name="ce7">
            <text:p>1970374</text:p>
          </table:table-cell>
          <table:table-cell table:style-name="ce2"/>
          <table:table-cell office:value-type="string" table:style-name="ce5">
            <text:p>Epoch 37</text:p>
          </table:table-cell>
          <table:table-cell office:value-type="float" office:value="1987410" table:style-name="ce7">
            <text:p>1987410</text:p>
          </table:table-cell>
          <table:table-cell table:style-name="ce2"/>
          <table:table-cell office:value-type="string" table:style-name="ce10">
            <text:p>Epoch 37</text:p>
          </table:table-cell>
          <table:table-cell office:value-type="float" office:value="1980364.1333333333" table:formula="of:=AVERAGE([.$CL40];[.$CI40];[.$CF40];[.$CC40];[.$BZ40];[.$BW40];[.$BT40];[.$BQ40];[.$BN40];[.$BK40];[.$BH40];[.$BE40];[.$BB40];[.$AY40];[.$AV40];[.$AS40];[.$AP40];[.$AM40];[.$AJ40];[.$AG40];[.$AD40];[.$AA40];[.$X40];[.$U40];[.$R40];[.$O40];[.$L40];[.$I40];[.$F40];[.$C40])" table:style-name="ce19">
            <text:p>1980364</text:p>
          </table:table-cell>
          <table:table-cell office:value-type="float" office:value="13295.991409737602" table:formula="of:=STDEV([.$CL40];[.$CI40];[.$CF40];[.$CC40];[.$BZ40];[.$BW40];[.$BT40];[.$BQ40];[.$BN40];[.$BK40];[.$BH40];[.$BE40];[.$BB40];[.$AY40];[.$AV40];[.$AS40];[.$AP40];[.$AM40];[.$AJ40];[.$AG40];[.$AD40];[.$AA40];[.$X40];[.$U40];[.$R40];[.$O40];[.$L40];[.$I40];[.$F40];[.$C40])" table:style-name="ce19">
            <text:p>13296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38</text:p>
          </table:table-cell>
          <table:table-cell office:value-type="float" office:value="1979086" table:style-name="ce7">
            <text:p>1979086</text:p>
          </table:table-cell>
          <table:table-cell table:style-name="ce2"/>
          <table:table-cell office:value-type="string" table:style-name="ce5">
            <text:p>Epoch 38</text:p>
          </table:table-cell>
          <table:table-cell office:value-type="float" office:value="1963796" table:style-name="ce7">
            <text:p>1963796</text:p>
          </table:table-cell>
          <table:table-cell table:style-name="ce2"/>
          <table:table-cell office:value-type="string" table:style-name="ce5">
            <text:p>Epoch 38</text:p>
          </table:table-cell>
          <table:table-cell office:value-type="float" office:value="1998458" table:style-name="ce7">
            <text:p>1998458</text:p>
          </table:table-cell>
          <table:table-cell table:style-name="ce2"/>
          <table:table-cell office:value-type="string" table:style-name="ce5">
            <text:p>Epoch 38</text:p>
          </table:table-cell>
          <table:table-cell office:value-type="float" office:value="1986746" table:style-name="ce7">
            <text:p>1986746</text:p>
          </table:table-cell>
          <table:table-cell table:style-name="ce2"/>
          <table:table-cell office:value-type="string" table:style-name="ce5">
            <text:p>Epoch 38</text:p>
          </table:table-cell>
          <table:table-cell office:value-type="float" office:value="1972638" table:style-name="ce7">
            <text:p>1972638</text:p>
          </table:table-cell>
          <table:table-cell table:style-name="ce2"/>
          <table:table-cell office:value-type="string" table:style-name="ce5">
            <text:p>Epoch 38</text:p>
          </table:table-cell>
          <table:table-cell office:value-type="float" office:value="1989012" table:style-name="ce7">
            <text:p>1989012</text:p>
          </table:table-cell>
          <table:table-cell table:style-name="ce2"/>
          <table:table-cell office:value-type="string" table:style-name="ce5">
            <text:p>Epoch 38</text:p>
          </table:table-cell>
          <table:table-cell office:value-type="float" office:value="1950024" table:style-name="ce7">
            <text:p>1950024</text:p>
          </table:table-cell>
          <table:table-cell table:style-name="ce2"/>
          <table:table-cell office:value-type="string" table:style-name="ce5">
            <text:p>Epoch 38</text:p>
          </table:table-cell>
          <table:table-cell office:value-type="float" office:value="1993822" table:style-name="ce7">
            <text:p>1993822</text:p>
          </table:table-cell>
          <table:table-cell table:style-name="ce2"/>
          <table:table-cell office:value-type="string" table:style-name="ce5">
            <text:p>Epoch 38</text:p>
          </table:table-cell>
          <table:table-cell office:value-type="float" office:value="1992210" table:style-name="ce7">
            <text:p>1992210</text:p>
          </table:table-cell>
          <table:table-cell table:style-name="ce2"/>
          <table:table-cell office:value-type="string" table:style-name="ce5">
            <text:p>Epoch 38</text:p>
          </table:table-cell>
          <table:table-cell office:value-type="float" office:value="1960388" table:style-name="ce7">
            <text:p>1960388</text:p>
          </table:table-cell>
          <table:table-cell table:style-name="ce2"/>
          <table:table-cell office:value-type="string" table:style-name="ce5">
            <text:p>Epoch 38</text:p>
          </table:table-cell>
          <table:table-cell office:value-type="float" office:value="1984702" table:style-name="ce7">
            <text:p>1984702</text:p>
          </table:table-cell>
          <table:table-cell table:style-name="ce2"/>
          <table:table-cell office:value-type="string" table:style-name="ce5">
            <text:p>Epoch 38</text:p>
          </table:table-cell>
          <table:table-cell office:value-type="float" office:value="1972790" table:style-name="ce7">
            <text:p>1972790</text:p>
          </table:table-cell>
          <table:table-cell table:style-name="ce2"/>
          <table:table-cell office:value-type="string" table:style-name="ce5">
            <text:p>Epoch 38</text:p>
          </table:table-cell>
          <table:table-cell office:value-type="float" office:value="1988520" table:style-name="ce7">
            <text:p>1988520</text:p>
          </table:table-cell>
          <table:table-cell table:style-name="ce2"/>
          <table:table-cell office:value-type="string" table:style-name="ce5">
            <text:p>Epoch 38</text:p>
          </table:table-cell>
          <table:table-cell office:value-type="float" office:value="1974958" table:style-name="ce7">
            <text:p>1974958</text:p>
          </table:table-cell>
          <table:table-cell table:style-name="ce2"/>
          <table:table-cell office:value-type="string" table:style-name="ce5">
            <text:p>Epoch 38</text:p>
          </table:table-cell>
          <table:table-cell office:value-type="float" office:value="1989610" table:style-name="ce7">
            <text:p>1989610</text:p>
          </table:table-cell>
          <table:table-cell table:style-name="ce2"/>
          <table:table-cell office:value-type="string" table:style-name="ce5">
            <text:p>Epoch 38</text:p>
          </table:table-cell>
          <table:table-cell office:value-type="float" office:value="1990524" table:style-name="ce7">
            <text:p>1990524</text:p>
          </table:table-cell>
          <table:table-cell table:style-name="ce2"/>
          <table:table-cell office:value-type="string" table:style-name="ce5">
            <text:p>Epoch 38</text:p>
          </table:table-cell>
          <table:table-cell office:value-type="float" office:value="1987924" table:style-name="ce7">
            <text:p>1987924</text:p>
          </table:table-cell>
          <table:table-cell table:style-name="ce2"/>
          <table:table-cell office:value-type="string" table:style-name="ce5">
            <text:p>Epoch 38</text:p>
          </table:table-cell>
          <table:table-cell office:value-type="float" office:value="1954004" table:style-name="ce7">
            <text:p>1954004</text:p>
          </table:table-cell>
          <table:table-cell table:style-name="ce2"/>
          <table:table-cell office:value-type="string" table:style-name="ce5">
            <text:p>Epoch 38</text:p>
          </table:table-cell>
          <table:table-cell office:value-type="float" office:value="1974940" table:style-name="ce7">
            <text:p>1974940</text:p>
          </table:table-cell>
          <table:table-cell table:style-name="ce2"/>
          <table:table-cell office:value-type="string" table:style-name="ce5">
            <text:p>Epoch 38</text:p>
          </table:table-cell>
          <table:table-cell office:value-type="float" office:value="1972104" table:style-name="ce7">
            <text:p>1972104</text:p>
          </table:table-cell>
          <table:table-cell table:style-name="ce2"/>
          <table:table-cell office:value-type="string" table:style-name="ce5">
            <text:p>Epoch 38</text:p>
          </table:table-cell>
          <table:table-cell office:value-type="float" office:value="1979328" table:style-name="ce7">
            <text:p>1979328</text:p>
          </table:table-cell>
          <table:table-cell table:style-name="ce2"/>
          <table:table-cell office:value-type="string" table:style-name="ce5">
            <text:p>Epoch 38</text:p>
          </table:table-cell>
          <table:table-cell office:value-type="float" office:value="1983780" table:style-name="ce7">
            <text:p>1983780</text:p>
          </table:table-cell>
          <table:table-cell table:style-name="ce2"/>
          <table:table-cell office:value-type="string" table:style-name="ce5">
            <text:p>Epoch 38</text:p>
          </table:table-cell>
          <table:table-cell office:value-type="float" office:value="1972518" table:style-name="ce7">
            <text:p>1972518</text:p>
          </table:table-cell>
          <table:table-cell table:style-name="ce2"/>
          <table:table-cell office:value-type="string" table:style-name="ce5">
            <text:p>Epoch 38</text:p>
          </table:table-cell>
          <table:table-cell office:value-type="float" office:value="1984220" table:style-name="ce7">
            <text:p>1984220</text:p>
          </table:table-cell>
          <table:table-cell table:style-name="ce2"/>
          <table:table-cell office:value-type="string" table:style-name="ce5">
            <text:p>Epoch 38</text:p>
          </table:table-cell>
          <table:table-cell office:value-type="float" office:value="1957726" table:style-name="ce7">
            <text:p>1957726</text:p>
          </table:table-cell>
          <table:table-cell table:style-name="ce2"/>
          <table:table-cell office:value-type="string" table:style-name="ce5">
            <text:p>Epoch 38</text:p>
          </table:table-cell>
          <table:table-cell office:value-type="float" office:value="1977446" table:style-name="ce7">
            <text:p>1977446</text:p>
          </table:table-cell>
          <table:table-cell table:style-name="ce2"/>
          <table:table-cell office:value-type="string" table:style-name="ce5">
            <text:p>Epoch 38</text:p>
          </table:table-cell>
          <table:table-cell office:value-type="float" office:value="1976838" table:style-name="ce7">
            <text:p>1976838</text:p>
          </table:table-cell>
          <table:table-cell table:style-name="ce2"/>
          <table:table-cell office:value-type="string" table:style-name="ce5">
            <text:p>Epoch 38</text:p>
          </table:table-cell>
          <table:table-cell office:value-type="float" office:value="1964236" table:style-name="ce7">
            <text:p>1964236</text:p>
          </table:table-cell>
          <table:table-cell table:style-name="ce2"/>
          <table:table-cell office:value-type="string" table:style-name="ce5">
            <text:p>Epoch 38</text:p>
          </table:table-cell>
          <table:table-cell office:value-type="float" office:value="1969994" table:style-name="ce7">
            <text:p>1969994</text:p>
          </table:table-cell>
          <table:table-cell table:style-name="ce2"/>
          <table:table-cell office:value-type="string" table:style-name="ce5">
            <text:p>Epoch 38</text:p>
          </table:table-cell>
          <table:table-cell office:value-type="float" office:value="1985108" table:style-name="ce7">
            <text:p>1985108</text:p>
          </table:table-cell>
          <table:table-cell table:style-name="ce2"/>
          <table:table-cell office:value-type="string" table:style-name="ce10">
            <text:p>Epoch 38</text:p>
          </table:table-cell>
          <table:table-cell office:value-type="float" office:value="1977581.6666666667" table:formula="of:=AVERAGE([.$CL41];[.$CI41];[.$CF41];[.$CC41];[.$BZ41];[.$BW41];[.$BT41];[.$BQ41];[.$BN41];[.$BK41];[.$BH41];[.$BE41];[.$BB41];[.$AY41];[.$AV41];[.$AS41];[.$AP41];[.$AM41];[.$AJ41];[.$AG41];[.$AD41];[.$AA41];[.$X41];[.$U41];[.$R41];[.$O41];[.$L41];[.$I41];[.$F41];[.$C41])" table:style-name="ce19">
            <text:p>1977582</text:p>
          </table:table-cell>
          <table:table-cell office:value-type="float" office:value="12332.37901464756" table:formula="of:=STDEV([.$CL41];[.$CI41];[.$CF41];[.$CC41];[.$BZ41];[.$BW41];[.$BT41];[.$BQ41];[.$BN41];[.$BK41];[.$BH41];[.$BE41];[.$BB41];[.$AY41];[.$AV41];[.$AS41];[.$AP41];[.$AM41];[.$AJ41];[.$AG41];[.$AD41];[.$AA41];[.$X41];[.$U41];[.$R41];[.$O41];[.$L41];[.$I41];[.$F41];[.$C41])" table:style-name="ce19">
            <text:p>12332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39</text:p>
          </table:table-cell>
          <table:table-cell office:value-type="float" office:value="1962446" table:style-name="ce7">
            <text:p>1962446</text:p>
          </table:table-cell>
          <table:table-cell table:style-name="ce2"/>
          <table:table-cell office:value-type="string" table:style-name="ce5">
            <text:p>Epoch 39</text:p>
          </table:table-cell>
          <table:table-cell office:value-type="float" office:value="1963558" table:style-name="ce7">
            <text:p>1963558</text:p>
          </table:table-cell>
          <table:table-cell table:style-name="ce2"/>
          <table:table-cell office:value-type="string" table:style-name="ce5">
            <text:p>Epoch 39</text:p>
          </table:table-cell>
          <table:table-cell office:value-type="float" office:value="1994674" table:style-name="ce7">
            <text:p>1994674</text:p>
          </table:table-cell>
          <table:table-cell table:style-name="ce2"/>
          <table:table-cell office:value-type="string" table:style-name="ce5">
            <text:p>Epoch 39</text:p>
          </table:table-cell>
          <table:table-cell office:value-type="float" office:value="1983750" table:style-name="ce7">
            <text:p>1983750</text:p>
          </table:table-cell>
          <table:table-cell table:style-name="ce2"/>
          <table:table-cell office:value-type="string" table:style-name="ce5">
            <text:p>Epoch 39</text:p>
          </table:table-cell>
          <table:table-cell office:value-type="float" office:value="1966694" table:style-name="ce7">
            <text:p>1966694</text:p>
          </table:table-cell>
          <table:table-cell table:style-name="ce2"/>
          <table:table-cell office:value-type="string" table:style-name="ce5">
            <text:p>Epoch 39</text:p>
          </table:table-cell>
          <table:table-cell office:value-type="float" office:value="1985064" table:style-name="ce7">
            <text:p>1985064</text:p>
          </table:table-cell>
          <table:table-cell table:style-name="ce2"/>
          <table:table-cell office:value-type="string" table:style-name="ce5">
            <text:p>Epoch 39</text:p>
          </table:table-cell>
          <table:table-cell office:value-type="float" office:value="1947560" table:style-name="ce7">
            <text:p>1947560</text:p>
          </table:table-cell>
          <table:table-cell table:style-name="ce2"/>
          <table:table-cell office:value-type="string" table:style-name="ce5">
            <text:p>Epoch 39</text:p>
          </table:table-cell>
          <table:table-cell office:value-type="float" office:value="1987384" table:style-name="ce7">
            <text:p>1987384</text:p>
          </table:table-cell>
          <table:table-cell table:style-name="ce2"/>
          <table:table-cell office:value-type="string" table:style-name="ce5">
            <text:p>Epoch 39</text:p>
          </table:table-cell>
          <table:table-cell office:value-type="float" office:value="1987176" table:style-name="ce7">
            <text:p>1987176</text:p>
          </table:table-cell>
          <table:table-cell table:style-name="ce2"/>
          <table:table-cell office:value-type="string" table:style-name="ce5">
            <text:p>Epoch 39</text:p>
          </table:table-cell>
          <table:table-cell office:value-type="float" office:value="1959538" table:style-name="ce7">
            <text:p>1959538</text:p>
          </table:table-cell>
          <table:table-cell table:style-name="ce2"/>
          <table:table-cell office:value-type="string" table:style-name="ce5">
            <text:p>Epoch 39</text:p>
          </table:table-cell>
          <table:table-cell office:value-type="float" office:value="1981518" table:style-name="ce7">
            <text:p>1981518</text:p>
          </table:table-cell>
          <table:table-cell table:style-name="ce2"/>
          <table:table-cell office:value-type="string" table:style-name="ce5">
            <text:p>Epoch 39</text:p>
          </table:table-cell>
          <table:table-cell office:value-type="float" office:value="1971580" table:style-name="ce7">
            <text:p>1971580</text:p>
          </table:table-cell>
          <table:table-cell table:style-name="ce2"/>
          <table:table-cell office:value-type="string" table:style-name="ce5">
            <text:p>Epoch 39</text:p>
          </table:table-cell>
          <table:table-cell office:value-type="float" office:value="1981898" table:style-name="ce7">
            <text:p>1981898</text:p>
          </table:table-cell>
          <table:table-cell table:style-name="ce2"/>
          <table:table-cell office:value-type="string" table:style-name="ce5">
            <text:p>Epoch 39</text:p>
          </table:table-cell>
          <table:table-cell office:value-type="float" office:value="1973688" table:style-name="ce7">
            <text:p>1973688</text:p>
          </table:table-cell>
          <table:table-cell table:style-name="ce2"/>
          <table:table-cell office:value-type="string" table:style-name="ce5">
            <text:p>Epoch 39</text:p>
          </table:table-cell>
          <table:table-cell office:value-type="float" office:value="1989530" table:style-name="ce7">
            <text:p>1989530</text:p>
          </table:table-cell>
          <table:table-cell table:style-name="ce2"/>
          <table:table-cell office:value-type="string" table:style-name="ce5">
            <text:p>Epoch 39</text:p>
          </table:table-cell>
          <table:table-cell office:value-type="float" office:value="1990452" table:style-name="ce7">
            <text:p>1990452</text:p>
          </table:table-cell>
          <table:table-cell table:style-name="ce2"/>
          <table:table-cell office:value-type="string" table:style-name="ce5">
            <text:p>Epoch 39</text:p>
          </table:table-cell>
          <table:table-cell office:value-type="float" office:value="1987146" table:style-name="ce7">
            <text:p>1987146</text:p>
          </table:table-cell>
          <table:table-cell table:style-name="ce2"/>
          <table:table-cell office:value-type="string" table:style-name="ce5">
            <text:p>Epoch 39</text:p>
          </table:table-cell>
          <table:table-cell office:value-type="float" office:value="1952688" table:style-name="ce7">
            <text:p>1952688</text:p>
          </table:table-cell>
          <table:table-cell table:style-name="ce2"/>
          <table:table-cell office:value-type="string" table:style-name="ce5">
            <text:p>Epoch 39</text:p>
          </table:table-cell>
          <table:table-cell office:value-type="float" office:value="1974502" table:style-name="ce7">
            <text:p>1974502</text:p>
          </table:table-cell>
          <table:table-cell table:style-name="ce2"/>
          <table:table-cell office:value-type="string" table:style-name="ce5">
            <text:p>Epoch 39</text:p>
          </table:table-cell>
          <table:table-cell office:value-type="float" office:value="1969148" table:style-name="ce7">
            <text:p>1969148</text:p>
          </table:table-cell>
          <table:table-cell table:style-name="ce2"/>
          <table:table-cell office:value-type="string" table:style-name="ce5">
            <text:p>Epoch 39</text:p>
          </table:table-cell>
          <table:table-cell office:value-type="float" office:value="1979286" table:style-name="ce7">
            <text:p>1979286</text:p>
          </table:table-cell>
          <table:table-cell table:style-name="ce2"/>
          <table:table-cell office:value-type="string" table:style-name="ce5">
            <text:p>Epoch 39</text:p>
          </table:table-cell>
          <table:table-cell office:value-type="float" office:value="1981766" table:style-name="ce7">
            <text:p>1981766</text:p>
          </table:table-cell>
          <table:table-cell table:style-name="ce2"/>
          <table:table-cell office:value-type="string" table:style-name="ce5">
            <text:p>Epoch 39</text:p>
          </table:table-cell>
          <table:table-cell office:value-type="float" office:value="1971764" table:style-name="ce7">
            <text:p>1971764</text:p>
          </table:table-cell>
          <table:table-cell table:style-name="ce2"/>
          <table:table-cell office:value-type="string" table:style-name="ce5">
            <text:p>Epoch 39</text:p>
          </table:table-cell>
          <table:table-cell office:value-type="float" office:value="1981854" table:style-name="ce7">
            <text:p>1981854</text:p>
          </table:table-cell>
          <table:table-cell table:style-name="ce2"/>
          <table:table-cell office:value-type="string" table:style-name="ce5">
            <text:p>Epoch 39</text:p>
          </table:table-cell>
          <table:table-cell office:value-type="float" office:value="1957090" table:style-name="ce7">
            <text:p>1957090</text:p>
          </table:table-cell>
          <table:table-cell table:style-name="ce2"/>
          <table:table-cell office:value-type="string" table:style-name="ce5">
            <text:p>Epoch 39</text:p>
          </table:table-cell>
          <table:table-cell office:value-type="float" office:value="1974316" table:style-name="ce7">
            <text:p>1974316</text:p>
          </table:table-cell>
          <table:table-cell table:style-name="ce2"/>
          <table:table-cell office:value-type="string" table:style-name="ce5">
            <text:p>Epoch 39</text:p>
          </table:table-cell>
          <table:table-cell office:value-type="float" office:value="1971430" table:style-name="ce7">
            <text:p>1971430</text:p>
          </table:table-cell>
          <table:table-cell table:style-name="ce2"/>
          <table:table-cell office:value-type="string" table:style-name="ce5">
            <text:p>Epoch 39</text:p>
          </table:table-cell>
          <table:table-cell office:value-type="float" office:value="1962002" table:style-name="ce7">
            <text:p>1962002</text:p>
          </table:table-cell>
          <table:table-cell table:style-name="ce2"/>
          <table:table-cell office:value-type="string" table:style-name="ce5">
            <text:p>Epoch 39</text:p>
          </table:table-cell>
          <table:table-cell office:value-type="float" office:value="1963738" table:style-name="ce7">
            <text:p>1963738</text:p>
          </table:table-cell>
          <table:table-cell table:style-name="ce2"/>
          <table:table-cell office:value-type="string" table:style-name="ce5">
            <text:p>Epoch 39</text:p>
          </table:table-cell>
          <table:table-cell office:value-type="float" office:value="1974194" table:style-name="ce7">
            <text:p>1974194</text:p>
          </table:table-cell>
          <table:table-cell table:style-name="ce2"/>
          <table:table-cell office:value-type="string" table:style-name="ce10">
            <text:p>Epoch 39</text:p>
          </table:table-cell>
          <table:table-cell office:value-type="float" office:value="1974247.8" table:formula="of:=AVERAGE([.$CL42];[.$CI42];[.$CF42];[.$CC42];[.$BZ42];[.$BW42];[.$BT42];[.$BQ42];[.$BN42];[.$BK42];[.$BH42];[.$BE42];[.$BB42];[.$AY42];[.$AV42];[.$AS42];[.$AP42];[.$AM42];[.$AJ42];[.$AG42];[.$AD42];[.$AA42];[.$X42];[.$U42];[.$R42];[.$O42];[.$L42];[.$I42];[.$F42];[.$C42])" table:style-name="ce19">
            <text:p>1974248</text:p>
          </table:table-cell>
          <table:table-cell office:value-type="float" office:value="12011.946735330363" table:formula="of:=STDEV([.$CL42];[.$CI42];[.$CF42];[.$CC42];[.$BZ42];[.$BW42];[.$BT42];[.$BQ42];[.$BN42];[.$BK42];[.$BH42];[.$BE42];[.$BB42];[.$AY42];[.$AV42];[.$AS42];[.$AP42];[.$AM42];[.$AJ42];[.$AG42];[.$AD42];[.$AA42];[.$X42];[.$U42];[.$R42];[.$O42];[.$L42];[.$I42];[.$F42];[.$C42])" table:style-name="ce19">
            <text:p>12012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40</text:p>
          </table:table-cell>
          <table:table-cell office:value-type="float" office:value="1962060" table:style-name="ce7">
            <text:p>1962060</text:p>
          </table:table-cell>
          <table:table-cell table:style-name="ce2"/>
          <table:table-cell office:value-type="string" table:style-name="ce5">
            <text:p>Epoch 40</text:p>
          </table:table-cell>
          <table:table-cell office:value-type="float" office:value="1955868" table:style-name="ce7">
            <text:p>1955868</text:p>
          </table:table-cell>
          <table:table-cell table:style-name="ce2"/>
          <table:table-cell office:value-type="string" table:style-name="ce5">
            <text:p>Epoch 40</text:p>
          </table:table-cell>
          <table:table-cell office:value-type="float" office:value="1993834" table:style-name="ce7">
            <text:p>1993834</text:p>
          </table:table-cell>
          <table:table-cell table:style-name="ce2"/>
          <table:table-cell office:value-type="string" table:style-name="ce5">
            <text:p>Epoch 40</text:p>
          </table:table-cell>
          <table:table-cell office:value-type="float" office:value="1983694" table:style-name="ce7">
            <text:p>1983694</text:p>
          </table:table-cell>
          <table:table-cell table:style-name="ce2"/>
          <table:table-cell office:value-type="string" table:style-name="ce5">
            <text:p>Epoch 40</text:p>
          </table:table-cell>
          <table:table-cell office:value-type="float" office:value="1966332" table:style-name="ce7">
            <text:p>1966332</text:p>
          </table:table-cell>
          <table:table-cell table:style-name="ce2"/>
          <table:table-cell office:value-type="string" table:style-name="ce5">
            <text:p>Epoch 40</text:p>
          </table:table-cell>
          <table:table-cell office:value-type="float" office:value="1968740" table:style-name="ce7">
            <text:p>1968740</text:p>
          </table:table-cell>
          <table:table-cell table:style-name="ce2"/>
          <table:table-cell office:value-type="string" table:style-name="ce5">
            <text:p>Epoch 40</text:p>
          </table:table-cell>
          <table:table-cell office:value-type="float" office:value="1946910" table:style-name="ce7">
            <text:p>1946910</text:p>
          </table:table-cell>
          <table:table-cell table:style-name="ce2"/>
          <table:table-cell office:value-type="string" table:style-name="ce5">
            <text:p>Epoch 40</text:p>
          </table:table-cell>
          <table:table-cell office:value-type="float" office:value="1981914" table:style-name="ce7">
            <text:p>1981914</text:p>
          </table:table-cell>
          <table:table-cell table:style-name="ce2"/>
          <table:table-cell office:value-type="string" table:style-name="ce5">
            <text:p>Epoch 40</text:p>
          </table:table-cell>
          <table:table-cell office:value-type="float" office:value="1982244" table:style-name="ce7">
            <text:p>1982244</text:p>
          </table:table-cell>
          <table:table-cell table:style-name="ce2"/>
          <table:table-cell office:value-type="string" table:style-name="ce5">
            <text:p>Epoch 40</text:p>
          </table:table-cell>
          <table:table-cell office:value-type="float" office:value="1956802" table:style-name="ce7">
            <text:p>1956802</text:p>
          </table:table-cell>
          <table:table-cell table:style-name="ce2"/>
          <table:table-cell office:value-type="string" table:style-name="ce5">
            <text:p>Epoch 40</text:p>
          </table:table-cell>
          <table:table-cell office:value-type="float" office:value="1979132" table:style-name="ce7">
            <text:p>1979132</text:p>
          </table:table-cell>
          <table:table-cell table:style-name="ce2"/>
          <table:table-cell office:value-type="string" table:style-name="ce5">
            <text:p>Epoch 40</text:p>
          </table:table-cell>
          <table:table-cell office:value-type="float" office:value="1964674" table:style-name="ce7">
            <text:p>1964674</text:p>
          </table:table-cell>
          <table:table-cell table:style-name="ce2"/>
          <table:table-cell office:value-type="string" table:style-name="ce5">
            <text:p>Epoch 40</text:p>
          </table:table-cell>
          <table:table-cell office:value-type="float" office:value="1975826" table:style-name="ce7">
            <text:p>1975826</text:p>
          </table:table-cell>
          <table:table-cell table:style-name="ce2"/>
          <table:table-cell office:value-type="string" table:style-name="ce5">
            <text:p>Epoch 40</text:p>
          </table:table-cell>
          <table:table-cell office:value-type="float" office:value="1969974" table:style-name="ce7">
            <text:p>1969974</text:p>
          </table:table-cell>
          <table:table-cell table:style-name="ce2"/>
          <table:table-cell office:value-type="string" table:style-name="ce5">
            <text:p>Epoch 40</text:p>
          </table:table-cell>
          <table:table-cell office:value-type="float" office:value="1981630" table:style-name="ce7">
            <text:p>1981630</text:p>
          </table:table-cell>
          <table:table-cell table:style-name="ce2"/>
          <table:table-cell office:value-type="string" table:style-name="ce5">
            <text:p>Epoch 40</text:p>
          </table:table-cell>
          <table:table-cell office:value-type="float" office:value="1990368" table:style-name="ce7">
            <text:p>1990368</text:p>
          </table:table-cell>
          <table:table-cell table:style-name="ce2"/>
          <table:table-cell office:value-type="string" table:style-name="ce5">
            <text:p>Epoch 40</text:p>
          </table:table-cell>
          <table:table-cell office:value-type="float" office:value="1984692" table:style-name="ce7">
            <text:p>1984692</text:p>
          </table:table-cell>
          <table:table-cell table:style-name="ce2"/>
          <table:table-cell office:value-type="string" table:style-name="ce5">
            <text:p>Epoch 40</text:p>
          </table:table-cell>
          <table:table-cell office:value-type="float" office:value="1952104" table:style-name="ce7">
            <text:p>1952104</text:p>
          </table:table-cell>
          <table:table-cell table:style-name="ce2"/>
          <table:table-cell office:value-type="string" table:style-name="ce5">
            <text:p>Epoch 40</text:p>
          </table:table-cell>
          <table:table-cell office:value-type="float" office:value="1974004" table:style-name="ce7">
            <text:p>1974004</text:p>
          </table:table-cell>
          <table:table-cell table:style-name="ce2"/>
          <table:table-cell office:value-type="string" table:style-name="ce5">
            <text:p>Epoch 40</text:p>
          </table:table-cell>
          <table:table-cell office:value-type="float" office:value="1968038" table:style-name="ce7">
            <text:p>1968038</text:p>
          </table:table-cell>
          <table:table-cell table:style-name="ce2"/>
          <table:table-cell office:value-type="string" table:style-name="ce5">
            <text:p>Epoch 40</text:p>
          </table:table-cell>
          <table:table-cell office:value-type="float" office:value="1973382" table:style-name="ce7">
            <text:p>1973382</text:p>
          </table:table-cell>
          <table:table-cell table:style-name="ce2"/>
          <table:table-cell office:value-type="string" table:style-name="ce5">
            <text:p>Epoch 40</text:p>
          </table:table-cell>
          <table:table-cell office:value-type="float" office:value="1979540" table:style-name="ce7">
            <text:p>1979540</text:p>
          </table:table-cell>
          <table:table-cell table:style-name="ce2"/>
          <table:table-cell office:value-type="string" table:style-name="ce5">
            <text:p>Epoch 40</text:p>
          </table:table-cell>
          <table:table-cell office:value-type="float" office:value="1965920" table:style-name="ce7">
            <text:p>1965920</text:p>
          </table:table-cell>
          <table:table-cell table:style-name="ce2"/>
          <table:table-cell office:value-type="string" table:style-name="ce5">
            <text:p>Epoch 40</text:p>
          </table:table-cell>
          <table:table-cell office:value-type="float" office:value="1975790" table:style-name="ce7">
            <text:p>1975790</text:p>
          </table:table-cell>
          <table:table-cell table:style-name="ce2"/>
          <table:table-cell office:value-type="string" table:style-name="ce5">
            <text:p>Epoch 40</text:p>
          </table:table-cell>
          <table:table-cell office:value-type="float" office:value="1954162" table:style-name="ce7">
            <text:p>1954162</text:p>
          </table:table-cell>
          <table:table-cell table:style-name="ce2"/>
          <table:table-cell office:value-type="string" table:style-name="ce5">
            <text:p>Epoch 40</text:p>
          </table:table-cell>
          <table:table-cell office:value-type="float" office:value="1971672" table:style-name="ce7">
            <text:p>1971672</text:p>
          </table:table-cell>
          <table:table-cell table:style-name="ce2"/>
          <table:table-cell office:value-type="string" table:style-name="ce5">
            <text:p>Epoch 40</text:p>
          </table:table-cell>
          <table:table-cell office:value-type="float" office:value="1971220" table:style-name="ce7">
            <text:p>1971220</text:p>
          </table:table-cell>
          <table:table-cell table:style-name="ce2"/>
          <table:table-cell office:value-type="string" table:style-name="ce5">
            <text:p>Epoch 40</text:p>
          </table:table-cell>
          <table:table-cell office:value-type="float" office:value="1961764" table:style-name="ce7">
            <text:p>1961764</text:p>
          </table:table-cell>
          <table:table-cell table:style-name="ce2"/>
          <table:table-cell office:value-type="string" table:style-name="ce5">
            <text:p>Epoch 40</text:p>
          </table:table-cell>
          <table:table-cell office:value-type="float" office:value="1960724" table:style-name="ce7">
            <text:p>1960724</text:p>
          </table:table-cell>
          <table:table-cell table:style-name="ce2"/>
          <table:table-cell office:value-type="string" table:style-name="ce5">
            <text:p>Epoch 40</text:p>
          </table:table-cell>
          <table:table-cell office:value-type="float" office:value="1971796" table:style-name="ce7">
            <text:p>1971796</text:p>
          </table:table-cell>
          <table:table-cell table:style-name="ce2"/>
          <table:table-cell office:value-type="string" table:style-name="ce10">
            <text:p>Epoch 40</text:p>
          </table:table-cell>
          <table:table-cell office:value-type="float" office:value="1970827" table:formula="of:=AVERAGE([.$CL43];[.$CI43];[.$CF43];[.$CC43];[.$BZ43];[.$BW43];[.$BT43];[.$BQ43];[.$BN43];[.$BK43];[.$BH43];[.$BE43];[.$BB43];[.$AY43];[.$AV43];[.$AS43];[.$AP43];[.$AM43];[.$AJ43];[.$AG43];[.$AD43];[.$AA43];[.$X43];[.$U43];[.$R43];[.$O43];[.$L43];[.$I43];[.$F43];[.$C43])" table:style-name="ce19">
            <text:p>1970827</text:p>
          </table:table-cell>
          <table:table-cell office:value-type="float" office:value="11490.215120581572" table:formula="of:=STDEV([.$CL43];[.$CI43];[.$CF43];[.$CC43];[.$BZ43];[.$BW43];[.$BT43];[.$BQ43];[.$BN43];[.$BK43];[.$BH43];[.$BE43];[.$BB43];[.$AY43];[.$AV43];[.$AS43];[.$AP43];[.$AM43];[.$AJ43];[.$AG43];[.$AD43];[.$AA43];[.$X43];[.$U43];[.$R43];[.$O43];[.$L43];[.$I43];[.$F43];[.$C43])" table:style-name="ce19">
            <text:p>11490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41</text:p>
          </table:table-cell>
          <table:table-cell office:value-type="float" office:value="1960848" table:style-name="ce7">
            <text:p>1960848</text:p>
          </table:table-cell>
          <table:table-cell table:style-name="ce2"/>
          <table:table-cell office:value-type="string" table:style-name="ce5">
            <text:p>Epoch 41</text:p>
          </table:table-cell>
          <table:table-cell office:value-type="float" office:value="1955740" table:style-name="ce7">
            <text:p>1955740</text:p>
          </table:table-cell>
          <table:table-cell table:style-name="ce2"/>
          <table:table-cell office:value-type="string" table:style-name="ce5">
            <text:p>Epoch 41</text:p>
          </table:table-cell>
          <table:table-cell office:value-type="float" office:value="1989894" table:style-name="ce7">
            <text:p>1989894</text:p>
          </table:table-cell>
          <table:table-cell table:style-name="ce2"/>
          <table:table-cell office:value-type="string" table:style-name="ce5">
            <text:p>Epoch 41</text:p>
          </table:table-cell>
          <table:table-cell office:value-type="float" office:value="1980608" table:style-name="ce7">
            <text:p>1980608</text:p>
          </table:table-cell>
          <table:table-cell table:style-name="ce2"/>
          <table:table-cell office:value-type="string" table:style-name="ce5">
            <text:p>Epoch 41</text:p>
          </table:table-cell>
          <table:table-cell office:value-type="float" office:value="1966120" table:style-name="ce7">
            <text:p>1966120</text:p>
          </table:table-cell>
          <table:table-cell table:style-name="ce2"/>
          <table:table-cell office:value-type="string" table:style-name="ce5">
            <text:p>Epoch 41</text:p>
          </table:table-cell>
          <table:table-cell office:value-type="float" office:value="1965954" table:style-name="ce7">
            <text:p>1965954</text:p>
          </table:table-cell>
          <table:table-cell table:style-name="ce2"/>
          <table:table-cell office:value-type="string" table:style-name="ce5">
            <text:p>Epoch 41</text:p>
          </table:table-cell>
          <table:table-cell office:value-type="float" office:value="1945674" table:style-name="ce7">
            <text:p>1945674</text:p>
          </table:table-cell>
          <table:table-cell table:style-name="ce2"/>
          <table:table-cell office:value-type="string" table:style-name="ce5">
            <text:p>Epoch 41</text:p>
          </table:table-cell>
          <table:table-cell office:value-type="float" office:value="1979200" table:style-name="ce7">
            <text:p>1979200</text:p>
          </table:table-cell>
          <table:table-cell table:style-name="ce2"/>
          <table:table-cell office:value-type="string" table:style-name="ce5">
            <text:p>Epoch 41</text:p>
          </table:table-cell>
          <table:table-cell office:value-type="float" office:value="1979836" table:style-name="ce7">
            <text:p>1979836</text:p>
          </table:table-cell>
          <table:table-cell table:style-name="ce2"/>
          <table:table-cell office:value-type="string" table:style-name="ce5">
            <text:p>Epoch 41</text:p>
          </table:table-cell>
          <table:table-cell office:value-type="float" office:value="1951776" table:style-name="ce7">
            <text:p>1951776</text:p>
          </table:table-cell>
          <table:table-cell table:style-name="ce2"/>
          <table:table-cell office:value-type="string" table:style-name="ce5">
            <text:p>Epoch 41</text:p>
          </table:table-cell>
          <table:table-cell office:value-type="float" office:value="1972420" table:style-name="ce7">
            <text:p>1972420</text:p>
          </table:table-cell>
          <table:table-cell table:style-name="ce2"/>
          <table:table-cell office:value-type="string" table:style-name="ce5">
            <text:p>Epoch 41</text:p>
          </table:table-cell>
          <table:table-cell office:value-type="float" office:value="1964612" table:style-name="ce7">
            <text:p>1964612</text:p>
          </table:table-cell>
          <table:table-cell table:style-name="ce2"/>
          <table:table-cell office:value-type="string" table:style-name="ce5">
            <text:p>Epoch 41</text:p>
          </table:table-cell>
          <table:table-cell office:value-type="float" office:value="1975224" table:style-name="ce7">
            <text:p>1975224</text:p>
          </table:table-cell>
          <table:table-cell table:style-name="ce2"/>
          <table:table-cell office:value-type="string" table:style-name="ce5">
            <text:p>Epoch 41</text:p>
          </table:table-cell>
          <table:table-cell office:value-type="float" office:value="1961382" table:style-name="ce7">
            <text:p>1961382</text:p>
          </table:table-cell>
          <table:table-cell table:style-name="ce2"/>
          <table:table-cell office:value-type="string" table:style-name="ce5">
            <text:p>Epoch 41</text:p>
          </table:table-cell>
          <table:table-cell office:value-type="float" office:value="1972724" table:style-name="ce7">
            <text:p>1972724</text:p>
          </table:table-cell>
          <table:table-cell table:style-name="ce2"/>
          <table:table-cell office:value-type="string" table:style-name="ce5">
            <text:p>Epoch 41</text:p>
          </table:table-cell>
          <table:table-cell office:value-type="float" office:value="1987722" table:style-name="ce7">
            <text:p>1987722</text:p>
          </table:table-cell>
          <table:table-cell table:style-name="ce2"/>
          <table:table-cell office:value-type="string" table:style-name="ce5">
            <text:p>Epoch 41</text:p>
          </table:table-cell>
          <table:table-cell office:value-type="float" office:value="1978936" table:style-name="ce7">
            <text:p>1978936</text:p>
          </table:table-cell>
          <table:table-cell table:style-name="ce2"/>
          <table:table-cell office:value-type="string" table:style-name="ce5">
            <text:p>Epoch 41</text:p>
          </table:table-cell>
          <table:table-cell office:value-type="float" office:value="1951316" table:style-name="ce7">
            <text:p>1951316</text:p>
          </table:table-cell>
          <table:table-cell table:style-name="ce2"/>
          <table:table-cell office:value-type="string" table:style-name="ce5">
            <text:p>Epoch 41</text:p>
          </table:table-cell>
          <table:table-cell office:value-type="float" office:value="1970710" table:style-name="ce7">
            <text:p>1970710</text:p>
          </table:table-cell>
          <table:table-cell table:style-name="ce2"/>
          <table:table-cell office:value-type="string" table:style-name="ce5">
            <text:p>Epoch 41</text:p>
          </table:table-cell>
          <table:table-cell office:value-type="float" office:value="1967658" table:style-name="ce7">
            <text:p>1967658</text:p>
          </table:table-cell>
          <table:table-cell table:style-name="ce2"/>
          <table:table-cell office:value-type="string" table:style-name="ce5">
            <text:p>Epoch 41</text:p>
          </table:table-cell>
          <table:table-cell office:value-type="float" office:value="1971058" table:style-name="ce7">
            <text:p>1971058</text:p>
          </table:table-cell>
          <table:table-cell table:style-name="ce2"/>
          <table:table-cell office:value-type="string" table:style-name="ce5">
            <text:p>Epoch 41</text:p>
          </table:table-cell>
          <table:table-cell office:value-type="float" office:value="1978734" table:style-name="ce7">
            <text:p>1978734</text:p>
          </table:table-cell>
          <table:table-cell table:style-name="ce2"/>
          <table:table-cell office:value-type="string" table:style-name="ce5">
            <text:p>Epoch 41</text:p>
          </table:table-cell>
          <table:table-cell office:value-type="float" office:value="1962240" table:style-name="ce7">
            <text:p>1962240</text:p>
          </table:table-cell>
          <table:table-cell table:style-name="ce2"/>
          <table:table-cell office:value-type="string" table:style-name="ce5">
            <text:p>Epoch 41</text:p>
          </table:table-cell>
          <table:table-cell office:value-type="float" office:value="1974496" table:style-name="ce7">
            <text:p>1974496</text:p>
          </table:table-cell>
          <table:table-cell table:style-name="ce2"/>
          <table:table-cell office:value-type="string" table:style-name="ce5">
            <text:p>Epoch 41</text:p>
          </table:table-cell>
          <table:table-cell office:value-type="float" office:value="1953554" table:style-name="ce7">
            <text:p>1953554</text:p>
          </table:table-cell>
          <table:table-cell table:style-name="ce2"/>
          <table:table-cell office:value-type="string" table:style-name="ce5">
            <text:p>Epoch 41</text:p>
          </table:table-cell>
          <table:table-cell office:value-type="float" office:value="1970794" table:style-name="ce7">
            <text:p>1970794</text:p>
          </table:table-cell>
          <table:table-cell table:style-name="ce2"/>
          <table:table-cell office:value-type="string" table:style-name="ce5">
            <text:p>Epoch 41</text:p>
          </table:table-cell>
          <table:table-cell office:value-type="float" office:value="1969868" table:style-name="ce7">
            <text:p>1969868</text:p>
          </table:table-cell>
          <table:table-cell table:style-name="ce2"/>
          <table:table-cell office:value-type="string" table:style-name="ce5">
            <text:p>Epoch 41</text:p>
          </table:table-cell>
          <table:table-cell office:value-type="float" office:value="1961736" table:style-name="ce7">
            <text:p>1961736</text:p>
          </table:table-cell>
          <table:table-cell table:style-name="ce2"/>
          <table:table-cell office:value-type="string" table:style-name="ce5">
            <text:p>Epoch 41</text:p>
          </table:table-cell>
          <table:table-cell office:value-type="float" office:value="1956054" table:style-name="ce7">
            <text:p>1956054</text:p>
          </table:table-cell>
          <table:table-cell table:style-name="ce2"/>
          <table:table-cell office:value-type="string" table:style-name="ce5">
            <text:p>Epoch 41</text:p>
          </table:table-cell>
          <table:table-cell office:value-type="float" office:value="1968882" table:style-name="ce7">
            <text:p>1968882</text:p>
          </table:table-cell>
          <table:table-cell table:style-name="ce2"/>
          <table:table-cell office:value-type="string" table:style-name="ce10">
            <text:p>Epoch 41</text:p>
          </table:table-cell>
          <table:table-cell office:value-type="float" office:value="1968192.3333333333" table:formula="of:=AVERAGE([.$CL44];[.$CI44];[.$CF44];[.$CC44];[.$BZ44];[.$BW44];[.$BT44];[.$BQ44];[.$BN44];[.$BK44];[.$BH44];[.$BE44];[.$BB44];[.$AY44];[.$AV44];[.$AS44];[.$AP44];[.$AM44];[.$AJ44];[.$AG44];[.$AD44];[.$AA44];[.$X44];[.$U44];[.$R44];[.$O44];[.$L44];[.$I44];[.$F44];[.$C44])" table:style-name="ce19">
            <text:p>1968192</text:p>
          </table:table-cell>
          <table:table-cell office:value-type="float" office:value="10859.469525157114" table:formula="of:=STDEV([.$CL44];[.$CI44];[.$CF44];[.$CC44];[.$BZ44];[.$BW44];[.$BT44];[.$BQ44];[.$BN44];[.$BK44];[.$BH44];[.$BE44];[.$BB44];[.$AY44];[.$AV44];[.$AS44];[.$AP44];[.$AM44];[.$AJ44];[.$AG44];[.$AD44];[.$AA44];[.$X44];[.$U44];[.$R44];[.$O44];[.$L44];[.$I44];[.$F44];[.$C44])" table:style-name="ce19">
            <text:p>10859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42</text:p>
          </table:table-cell>
          <table:table-cell office:value-type="float" office:value="1955660" table:style-name="ce7">
            <text:p>1955660</text:p>
          </table:table-cell>
          <table:table-cell table:style-name="ce2"/>
          <table:table-cell office:value-type="string" table:style-name="ce5">
            <text:p>Epoch 42</text:p>
          </table:table-cell>
          <table:table-cell office:value-type="float" office:value="1950114" table:style-name="ce7">
            <text:p>1950114</text:p>
          </table:table-cell>
          <table:table-cell table:style-name="ce2"/>
          <table:table-cell office:value-type="string" table:style-name="ce5">
            <text:p>Epoch 42</text:p>
          </table:table-cell>
          <table:table-cell office:value-type="float" office:value="1981720" table:style-name="ce7">
            <text:p>1981720</text:p>
          </table:table-cell>
          <table:table-cell table:style-name="ce2"/>
          <table:table-cell office:value-type="string" table:style-name="ce5">
            <text:p>Epoch 42</text:p>
          </table:table-cell>
          <table:table-cell office:value-type="float" office:value="1973928" table:style-name="ce7">
            <text:p>1973928</text:p>
          </table:table-cell>
          <table:table-cell table:style-name="ce2"/>
          <table:table-cell office:value-type="string" table:style-name="ce5">
            <text:p>Epoch 42</text:p>
          </table:table-cell>
          <table:table-cell office:value-type="float" office:value="1962824" table:style-name="ce7">
            <text:p>1962824</text:p>
          </table:table-cell>
          <table:table-cell table:style-name="ce2"/>
          <table:table-cell office:value-type="string" table:style-name="ce5">
            <text:p>Epoch 42</text:p>
          </table:table-cell>
          <table:table-cell office:value-type="float" office:value="1965652" table:style-name="ce7">
            <text:p>1965652</text:p>
          </table:table-cell>
          <table:table-cell table:style-name="ce2"/>
          <table:table-cell office:value-type="string" table:style-name="ce5">
            <text:p>Epoch 42</text:p>
          </table:table-cell>
          <table:table-cell office:value-type="float" office:value="1944002" table:style-name="ce7">
            <text:p>1944002</text:p>
          </table:table-cell>
          <table:table-cell table:style-name="ce2"/>
          <table:table-cell office:value-type="string" table:style-name="ce5">
            <text:p>Epoch 42</text:p>
          </table:table-cell>
          <table:table-cell office:value-type="float" office:value="1977876" table:style-name="ce7">
            <text:p>1977876</text:p>
          </table:table-cell>
          <table:table-cell table:style-name="ce2"/>
          <table:table-cell office:value-type="string" table:style-name="ce5">
            <text:p>Epoch 42</text:p>
          </table:table-cell>
          <table:table-cell office:value-type="float" office:value="1978272" table:style-name="ce7">
            <text:p>1978272</text:p>
          </table:table-cell>
          <table:table-cell table:style-name="ce2"/>
          <table:table-cell office:value-type="string" table:style-name="ce5">
            <text:p>Epoch 42</text:p>
          </table:table-cell>
          <table:table-cell office:value-type="float" office:value="1951340" table:style-name="ce7">
            <text:p>1951340</text:p>
          </table:table-cell>
          <table:table-cell table:style-name="ce2"/>
          <table:table-cell office:value-type="string" table:style-name="ce5">
            <text:p>Epoch 42</text:p>
          </table:table-cell>
          <table:table-cell office:value-type="float" office:value="1971748" table:style-name="ce7">
            <text:p>1971748</text:p>
          </table:table-cell>
          <table:table-cell table:style-name="ce2"/>
          <table:table-cell office:value-type="string" table:style-name="ce5">
            <text:p>Epoch 42</text:p>
          </table:table-cell>
          <table:table-cell office:value-type="float" office:value="1963912" table:style-name="ce7">
            <text:p>1963912</text:p>
          </table:table-cell>
          <table:table-cell table:style-name="ce2"/>
          <table:table-cell office:value-type="string" table:style-name="ce5">
            <text:p>Epoch 42</text:p>
          </table:table-cell>
          <table:table-cell office:value-type="float" office:value="1972664" table:style-name="ce7">
            <text:p>1972664</text:p>
          </table:table-cell>
          <table:table-cell table:style-name="ce2"/>
          <table:table-cell office:value-type="string" table:style-name="ce5">
            <text:p>Epoch 42</text:p>
          </table:table-cell>
          <table:table-cell office:value-type="float" office:value="1958266" table:style-name="ce7">
            <text:p>1958266</text:p>
          </table:table-cell>
          <table:table-cell table:style-name="ce2"/>
          <table:table-cell office:value-type="string" table:style-name="ce5">
            <text:p>Epoch 42</text:p>
          </table:table-cell>
          <table:table-cell office:value-type="float" office:value="1972466" table:style-name="ce7">
            <text:p>1972466</text:p>
          </table:table-cell>
          <table:table-cell table:style-name="ce2"/>
          <table:table-cell office:value-type="string" table:style-name="ce5">
            <text:p>Epoch 42</text:p>
          </table:table-cell>
          <table:table-cell office:value-type="float" office:value="1987436" table:style-name="ce7">
            <text:p>1987436</text:p>
          </table:table-cell>
          <table:table-cell table:style-name="ce2"/>
          <table:table-cell office:value-type="string" table:style-name="ce5">
            <text:p>Epoch 42</text:p>
          </table:table-cell>
          <table:table-cell office:value-type="float" office:value="1976578" table:style-name="ce7">
            <text:p>1976578</text:p>
          </table:table-cell>
          <table:table-cell table:style-name="ce2"/>
          <table:table-cell office:value-type="string" table:style-name="ce5">
            <text:p>Epoch 42</text:p>
          </table:table-cell>
          <table:table-cell office:value-type="float" office:value="1951250" table:style-name="ce7">
            <text:p>1951250</text:p>
          </table:table-cell>
          <table:table-cell table:style-name="ce2"/>
          <table:table-cell office:value-type="string" table:style-name="ce5">
            <text:p>Epoch 42</text:p>
          </table:table-cell>
          <table:table-cell office:value-type="float" office:value="1967882" table:style-name="ce7">
            <text:p>1967882</text:p>
          </table:table-cell>
          <table:table-cell table:style-name="ce2"/>
          <table:table-cell office:value-type="string" table:style-name="ce5">
            <text:p>Epoch 42</text:p>
          </table:table-cell>
          <table:table-cell office:value-type="float" office:value="1966878" table:style-name="ce7">
            <text:p>1966878</text:p>
          </table:table-cell>
          <table:table-cell table:style-name="ce2"/>
          <table:table-cell office:value-type="string" table:style-name="ce5">
            <text:p>Epoch 42</text:p>
          </table:table-cell>
          <table:table-cell office:value-type="float" office:value="1969442" table:style-name="ce7">
            <text:p>1969442</text:p>
          </table:table-cell>
          <table:table-cell table:style-name="ce2"/>
          <table:table-cell office:value-type="string" table:style-name="ce5">
            <text:p>Epoch 42</text:p>
          </table:table-cell>
          <table:table-cell office:value-type="float" office:value="1978552" table:style-name="ce7">
            <text:p>1978552</text:p>
          </table:table-cell>
          <table:table-cell table:style-name="ce2"/>
          <table:table-cell office:value-type="string" table:style-name="ce5">
            <text:p>Epoch 42</text:p>
          </table:table-cell>
          <table:table-cell office:value-type="float" office:value="1961630" table:style-name="ce7">
            <text:p>1961630</text:p>
          </table:table-cell>
          <table:table-cell table:style-name="ce2"/>
          <table:table-cell office:value-type="string" table:style-name="ce5">
            <text:p>Epoch 42</text:p>
          </table:table-cell>
          <table:table-cell office:value-type="float" office:value="1974360" table:style-name="ce7">
            <text:p>1974360</text:p>
          </table:table-cell>
          <table:table-cell table:style-name="ce2"/>
          <table:table-cell office:value-type="string" table:style-name="ce5">
            <text:p>Epoch 42</text:p>
          </table:table-cell>
          <table:table-cell office:value-type="float" office:value="1953242" table:style-name="ce7">
            <text:p>1953242</text:p>
          </table:table-cell>
          <table:table-cell table:style-name="ce2"/>
          <table:table-cell office:value-type="string" table:style-name="ce5">
            <text:p>Epoch 42</text:p>
          </table:table-cell>
          <table:table-cell office:value-type="float" office:value="1968804" table:style-name="ce7">
            <text:p>1968804</text:p>
          </table:table-cell>
          <table:table-cell table:style-name="ce2"/>
          <table:table-cell office:value-type="string" table:style-name="ce5">
            <text:p>Epoch 42</text:p>
          </table:table-cell>
          <table:table-cell office:value-type="float" office:value="1968512" table:style-name="ce7">
            <text:p>1968512</text:p>
          </table:table-cell>
          <table:table-cell table:style-name="ce2"/>
          <table:table-cell office:value-type="string" table:style-name="ce5">
            <text:p>Epoch 42</text:p>
          </table:table-cell>
          <table:table-cell office:value-type="float" office:value="1950730" table:style-name="ce7">
            <text:p>1950730</text:p>
          </table:table-cell>
          <table:table-cell table:style-name="ce2"/>
          <table:table-cell office:value-type="string" table:style-name="ce5">
            <text:p>Epoch 42</text:p>
          </table:table-cell>
          <table:table-cell office:value-type="float" office:value="1952152" table:style-name="ce7">
            <text:p>1952152</text:p>
          </table:table-cell>
          <table:table-cell table:style-name="ce2"/>
          <table:table-cell office:value-type="string" table:style-name="ce5">
            <text:p>Epoch 42</text:p>
          </table:table-cell>
          <table:table-cell office:value-type="float" office:value="1968652" table:style-name="ce7">
            <text:p>1968652</text:p>
          </table:table-cell>
          <table:table-cell table:style-name="ce2"/>
          <table:table-cell office:value-type="string" table:style-name="ce10">
            <text:p>Epoch 42</text:p>
          </table:table-cell>
          <table:table-cell office:value-type="float" office:value="1965884.8" table:formula="of:=AVERAGE([.$CL45];[.$CI45];[.$CF45];[.$CC45];[.$BZ45];[.$BW45];[.$BT45];[.$BQ45];[.$BN45];[.$BK45];[.$BH45];[.$BE45];[.$BB45];[.$AY45];[.$AV45];[.$AS45];[.$AP45];[.$AM45];[.$AJ45];[.$AG45];[.$AD45];[.$AA45];[.$X45];[.$U45];[.$R45];[.$O45];[.$L45];[.$I45];[.$F45];[.$C45])" table:style-name="ce19">
            <text:p>1965885</text:p>
          </table:table-cell>
          <table:table-cell office:value-type="float" office:value="11007.103406750413" table:formula="of:=STDEV([.$CL45];[.$CI45];[.$CF45];[.$CC45];[.$BZ45];[.$BW45];[.$BT45];[.$BQ45];[.$BN45];[.$BK45];[.$BH45];[.$BE45];[.$BB45];[.$AY45];[.$AV45];[.$AS45];[.$AP45];[.$AM45];[.$AJ45];[.$AG45];[.$AD45];[.$AA45];[.$X45];[.$U45];[.$R45];[.$O45];[.$L45];[.$I45];[.$F45];[.$C45])" table:style-name="ce19">
            <text:p>11007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43</text:p>
          </table:table-cell>
          <table:table-cell office:value-type="float" office:value="1950526" table:style-name="ce7">
            <text:p>1950526</text:p>
          </table:table-cell>
          <table:table-cell table:style-name="ce2"/>
          <table:table-cell office:value-type="string" table:style-name="ce5">
            <text:p>Epoch 43</text:p>
          </table:table-cell>
          <table:table-cell office:value-type="float" office:value="1949552" table:style-name="ce7">
            <text:p>1949552</text:p>
          </table:table-cell>
          <table:table-cell table:style-name="ce2"/>
          <table:table-cell office:value-type="string" table:style-name="ce5">
            <text:p>Epoch 43</text:p>
          </table:table-cell>
          <table:table-cell office:value-type="float" office:value="1980590" table:style-name="ce7">
            <text:p>1980590</text:p>
          </table:table-cell>
          <table:table-cell table:style-name="ce2"/>
          <table:table-cell office:value-type="string" table:style-name="ce5">
            <text:p>Epoch 43</text:p>
          </table:table-cell>
          <table:table-cell office:value-type="float" office:value="1972146" table:style-name="ce7">
            <text:p>1972146</text:p>
          </table:table-cell>
          <table:table-cell table:style-name="ce2"/>
          <table:table-cell office:value-type="string" table:style-name="ce5">
            <text:p>Epoch 43</text:p>
          </table:table-cell>
          <table:table-cell office:value-type="float" office:value="1961744" table:style-name="ce7">
            <text:p>1961744</text:p>
          </table:table-cell>
          <table:table-cell table:style-name="ce2"/>
          <table:table-cell office:value-type="string" table:style-name="ce5">
            <text:p>Epoch 43</text:p>
          </table:table-cell>
          <table:table-cell office:value-type="float" office:value="1962282" table:style-name="ce7">
            <text:p>1962282</text:p>
          </table:table-cell>
          <table:table-cell table:style-name="ce2"/>
          <table:table-cell office:value-type="string" table:style-name="ce5">
            <text:p>Epoch 43</text:p>
          </table:table-cell>
          <table:table-cell office:value-type="float" office:value="1941402" table:style-name="ce7">
            <text:p>1941402</text:p>
          </table:table-cell>
          <table:table-cell table:style-name="ce2"/>
          <table:table-cell office:value-type="string" table:style-name="ce5">
            <text:p>Epoch 43</text:p>
          </table:table-cell>
          <table:table-cell office:value-type="float" office:value="1968806" table:style-name="ce7">
            <text:p>1968806</text:p>
          </table:table-cell>
          <table:table-cell table:style-name="ce2"/>
          <table:table-cell office:value-type="string" table:style-name="ce5">
            <text:p>Epoch 43</text:p>
          </table:table-cell>
          <table:table-cell office:value-type="float" office:value="1975682" table:style-name="ce7">
            <text:p>1975682</text:p>
          </table:table-cell>
          <table:table-cell table:style-name="ce2"/>
          <table:table-cell office:value-type="string" table:style-name="ce5">
            <text:p>Epoch 43</text:p>
          </table:table-cell>
          <table:table-cell office:value-type="float" office:value="1950984" table:style-name="ce7">
            <text:p>1950984</text:p>
          </table:table-cell>
          <table:table-cell table:style-name="ce2"/>
          <table:table-cell office:value-type="string" table:style-name="ce5">
            <text:p>Epoch 43</text:p>
          </table:table-cell>
          <table:table-cell office:value-type="float" office:value="1970466" table:style-name="ce7">
            <text:p>1970466</text:p>
          </table:table-cell>
          <table:table-cell table:style-name="ce2"/>
          <table:table-cell office:value-type="string" table:style-name="ce5">
            <text:p>Epoch 43</text:p>
          </table:table-cell>
          <table:table-cell office:value-type="float" office:value="1961564" table:style-name="ce7">
            <text:p>1961564</text:p>
          </table:table-cell>
          <table:table-cell table:style-name="ce2"/>
          <table:table-cell office:value-type="string" table:style-name="ce5">
            <text:p>Epoch 43</text:p>
          </table:table-cell>
          <table:table-cell office:value-type="float" office:value="1970608" table:style-name="ce7">
            <text:p>1970608</text:p>
          </table:table-cell>
          <table:table-cell table:style-name="ce2"/>
          <table:table-cell office:value-type="string" table:style-name="ce5">
            <text:p>Epoch 43</text:p>
          </table:table-cell>
          <table:table-cell office:value-type="float" office:value="1957970" table:style-name="ce7">
            <text:p>1957970</text:p>
          </table:table-cell>
          <table:table-cell table:style-name="ce2"/>
          <table:table-cell office:value-type="string" table:style-name="ce5">
            <text:p>Epoch 43</text:p>
          </table:table-cell>
          <table:table-cell office:value-type="float" office:value="1971478" table:style-name="ce7">
            <text:p>1971478</text:p>
          </table:table-cell>
          <table:table-cell table:style-name="ce2"/>
          <table:table-cell office:value-type="string" table:style-name="ce5">
            <text:p>Epoch 43</text:p>
          </table:table-cell>
          <table:table-cell office:value-type="float" office:value="1985132" table:style-name="ce7">
            <text:p>1985132</text:p>
          </table:table-cell>
          <table:table-cell table:style-name="ce2"/>
          <table:table-cell office:value-type="string" table:style-name="ce5">
            <text:p>Epoch 43</text:p>
          </table:table-cell>
          <table:table-cell office:value-type="float" office:value="1970754" table:style-name="ce7">
            <text:p>1970754</text:p>
          </table:table-cell>
          <table:table-cell table:style-name="ce2"/>
          <table:table-cell office:value-type="string" table:style-name="ce5">
            <text:p>Epoch 43</text:p>
          </table:table-cell>
          <table:table-cell office:value-type="float" office:value="1951162" table:style-name="ce7">
            <text:p>1951162</text:p>
          </table:table-cell>
          <table:table-cell table:style-name="ce2"/>
          <table:table-cell office:value-type="string" table:style-name="ce5">
            <text:p>Epoch 43</text:p>
          </table:table-cell>
          <table:table-cell office:value-type="float" office:value="1965428" table:style-name="ce7">
            <text:p>1965428</text:p>
          </table:table-cell>
          <table:table-cell table:style-name="ce2"/>
          <table:table-cell office:value-type="string" table:style-name="ce5">
            <text:p>Epoch 43</text:p>
          </table:table-cell>
          <table:table-cell office:value-type="float" office:value="1962094" table:style-name="ce7">
            <text:p>1962094</text:p>
          </table:table-cell>
          <table:table-cell table:style-name="ce2"/>
          <table:table-cell office:value-type="string" table:style-name="ce5">
            <text:p>Epoch 43</text:p>
          </table:table-cell>
          <table:table-cell office:value-type="float" office:value="1966674" table:style-name="ce7">
            <text:p>1966674</text:p>
          </table:table-cell>
          <table:table-cell table:style-name="ce2"/>
          <table:table-cell office:value-type="string" table:style-name="ce5">
            <text:p>Epoch 43</text:p>
          </table:table-cell>
          <table:table-cell office:value-type="float" office:value="1972150" table:style-name="ce7">
            <text:p>1972150</text:p>
          </table:table-cell>
          <table:table-cell table:style-name="ce2"/>
          <table:table-cell office:value-type="string" table:style-name="ce5">
            <text:p>Epoch 43</text:p>
          </table:table-cell>
          <table:table-cell office:value-type="float" office:value="1959678" table:style-name="ce7">
            <text:p>1959678</text:p>
          </table:table-cell>
          <table:table-cell table:style-name="ce2"/>
          <table:table-cell office:value-type="string" table:style-name="ce5">
            <text:p>Epoch 43</text:p>
          </table:table-cell>
          <table:table-cell office:value-type="float" office:value="1972354" table:style-name="ce7">
            <text:p>1972354</text:p>
          </table:table-cell>
          <table:table-cell table:style-name="ce2"/>
          <table:table-cell office:value-type="string" table:style-name="ce5">
            <text:p>Epoch 43</text:p>
          </table:table-cell>
          <table:table-cell office:value-type="float" office:value="1952410" table:style-name="ce7">
            <text:p>1952410</text:p>
          </table:table-cell>
          <table:table-cell table:style-name="ce2"/>
          <table:table-cell office:value-type="string" table:style-name="ce5">
            <text:p>Epoch 43</text:p>
          </table:table-cell>
          <table:table-cell office:value-type="float" office:value="1961014" table:style-name="ce7">
            <text:p>1961014</text:p>
          </table:table-cell>
          <table:table-cell table:style-name="ce2"/>
          <table:table-cell office:value-type="string" table:style-name="ce5">
            <text:p>Epoch 43</text:p>
          </table:table-cell>
          <table:table-cell office:value-type="float" office:value="1964794" table:style-name="ce7">
            <text:p>1964794</text:p>
          </table:table-cell>
          <table:table-cell table:style-name="ce2"/>
          <table:table-cell office:value-type="string" table:style-name="ce5">
            <text:p>Epoch 43</text:p>
          </table:table-cell>
          <table:table-cell office:value-type="float" office:value="1947568" table:style-name="ce7">
            <text:p>1947568</text:p>
          </table:table-cell>
          <table:table-cell table:style-name="ce2"/>
          <table:table-cell office:value-type="string" table:style-name="ce5">
            <text:p>Epoch 43</text:p>
          </table:table-cell>
          <table:table-cell office:value-type="float" office:value="1951062" table:style-name="ce7">
            <text:p>1951062</text:p>
          </table:table-cell>
          <table:table-cell table:style-name="ce2"/>
          <table:table-cell office:value-type="string" table:style-name="ce5">
            <text:p>Epoch 43</text:p>
          </table:table-cell>
          <table:table-cell office:value-type="float" office:value="1968182" table:style-name="ce7">
            <text:p>1968182</text:p>
          </table:table-cell>
          <table:table-cell table:style-name="ce2"/>
          <table:table-cell office:value-type="string" table:style-name="ce10">
            <text:p>Epoch 43</text:p>
          </table:table-cell>
          <table:table-cell office:value-type="float" office:value="1963208.5333333334" table:formula="of:=AVERAGE([.$CL46];[.$CI46];[.$CF46];[.$CC46];[.$BZ46];[.$BW46];[.$BT46];[.$BQ46];[.$BN46];[.$BK46];[.$BH46];[.$BE46];[.$BB46];[.$AY46];[.$AV46];[.$AS46];[.$AP46];[.$AM46];[.$AJ46];[.$AG46];[.$AD46];[.$AA46];[.$X46];[.$U46];[.$R46];[.$O46];[.$L46];[.$I46];[.$F46];[.$C46])" table:style-name="ce19">
            <text:p>1963209</text:p>
          </table:table-cell>
          <table:table-cell office:value-type="float" office:value="10451.76522867799" table:formula="of:=STDEV([.$CL46];[.$CI46];[.$CF46];[.$CC46];[.$BZ46];[.$BW46];[.$BT46];[.$BQ46];[.$BN46];[.$BK46];[.$BH46];[.$BE46];[.$BB46];[.$AY46];[.$AV46];[.$AS46];[.$AP46];[.$AM46];[.$AJ46];[.$AG46];[.$AD46];[.$AA46];[.$X46];[.$U46];[.$R46];[.$O46];[.$L46];[.$I46];[.$F46];[.$C46])" table:style-name="ce19">
            <text:p>10452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44</text:p>
          </table:table-cell>
          <table:table-cell office:value-type="float" office:value="1950018" table:style-name="ce7">
            <text:p>1950018</text:p>
          </table:table-cell>
          <table:table-cell table:style-name="ce2"/>
          <table:table-cell office:value-type="string" table:style-name="ce5">
            <text:p>Epoch 44</text:p>
          </table:table-cell>
          <table:table-cell office:value-type="float" office:value="1948986" table:style-name="ce7">
            <text:p>1948986</text:p>
          </table:table-cell>
          <table:table-cell table:style-name="ce2"/>
          <table:table-cell office:value-type="string" table:style-name="ce5">
            <text:p>Epoch 44</text:p>
          </table:table-cell>
          <table:table-cell office:value-type="float" office:value="1977468" table:style-name="ce7">
            <text:p>1977468</text:p>
          </table:table-cell>
          <table:table-cell table:style-name="ce2"/>
          <table:table-cell office:value-type="string" table:style-name="ce5">
            <text:p>Epoch 44</text:p>
          </table:table-cell>
          <table:table-cell office:value-type="float" office:value="1965290" table:style-name="ce7">
            <text:p>1965290</text:p>
          </table:table-cell>
          <table:table-cell table:style-name="ce2"/>
          <table:table-cell office:value-type="string" table:style-name="ce5">
            <text:p>Epoch 44</text:p>
          </table:table-cell>
          <table:table-cell office:value-type="float" office:value="1953722" table:style-name="ce7">
            <text:p>1953722</text:p>
          </table:table-cell>
          <table:table-cell table:style-name="ce2"/>
          <table:table-cell office:value-type="string" table:style-name="ce5">
            <text:p>Epoch 44</text:p>
          </table:table-cell>
          <table:table-cell office:value-type="float" office:value="1956234" table:style-name="ce7">
            <text:p>1956234</text:p>
          </table:table-cell>
          <table:table-cell table:style-name="ce2"/>
          <table:table-cell office:value-type="string" table:style-name="ce5">
            <text:p>Epoch 44</text:p>
          </table:table-cell>
          <table:table-cell office:value-type="float" office:value="1940020" table:style-name="ce7">
            <text:p>1940020</text:p>
          </table:table-cell>
          <table:table-cell table:style-name="ce2"/>
          <table:table-cell office:value-type="string" table:style-name="ce5">
            <text:p>Epoch 44</text:p>
          </table:table-cell>
          <table:table-cell office:value-type="float" office:value="1967012" table:style-name="ce7">
            <text:p>1967012</text:p>
          </table:table-cell>
          <table:table-cell table:style-name="ce2"/>
          <table:table-cell office:value-type="string" table:style-name="ce5">
            <text:p>Epoch 44</text:p>
          </table:table-cell>
          <table:table-cell office:value-type="float" office:value="1974576" table:style-name="ce7">
            <text:p>1974576</text:p>
          </table:table-cell>
          <table:table-cell table:style-name="ce2"/>
          <table:table-cell office:value-type="string" table:style-name="ce5">
            <text:p>Epoch 44</text:p>
          </table:table-cell>
          <table:table-cell office:value-type="float" office:value="1949490" table:style-name="ce7">
            <text:p>1949490</text:p>
          </table:table-cell>
          <table:table-cell table:style-name="ce2"/>
          <table:table-cell office:value-type="string" table:style-name="ce5">
            <text:p>Epoch 44</text:p>
          </table:table-cell>
          <table:table-cell office:value-type="float" office:value="1950118" table:style-name="ce7">
            <text:p>1950118</text:p>
          </table:table-cell>
          <table:table-cell table:style-name="ce2"/>
          <table:table-cell office:value-type="string" table:style-name="ce5">
            <text:p>Epoch 44</text:p>
          </table:table-cell>
          <table:table-cell office:value-type="float" office:value="1961370" table:style-name="ce7">
            <text:p>1961370</text:p>
          </table:table-cell>
          <table:table-cell table:style-name="ce2"/>
          <table:table-cell office:value-type="string" table:style-name="ce5">
            <text:p>Epoch 44</text:p>
          </table:table-cell>
          <table:table-cell office:value-type="float" office:value="1969404" table:style-name="ce7">
            <text:p>1969404</text:p>
          </table:table-cell>
          <table:table-cell table:style-name="ce2"/>
          <table:table-cell office:value-type="string" table:style-name="ce5">
            <text:p>Epoch 44</text:p>
          </table:table-cell>
          <table:table-cell office:value-type="float" office:value="1957100" table:style-name="ce7">
            <text:p>1957100</text:p>
          </table:table-cell>
          <table:table-cell table:style-name="ce2"/>
          <table:table-cell office:value-type="string" table:style-name="ce5">
            <text:p>Epoch 44</text:p>
          </table:table-cell>
          <table:table-cell office:value-type="float" office:value="1967870" table:style-name="ce7">
            <text:p>1967870</text:p>
          </table:table-cell>
          <table:table-cell table:style-name="ce2"/>
          <table:table-cell office:value-type="string" table:style-name="ce5">
            <text:p>Epoch 44</text:p>
          </table:table-cell>
          <table:table-cell office:value-type="float" office:value="1984064" table:style-name="ce7">
            <text:p>1984064</text:p>
          </table:table-cell>
          <table:table-cell table:style-name="ce2"/>
          <table:table-cell office:value-type="string" table:style-name="ce5">
            <text:p>Epoch 44</text:p>
          </table:table-cell>
          <table:table-cell office:value-type="float" office:value="1968458" table:style-name="ce7">
            <text:p>1968458</text:p>
          </table:table-cell>
          <table:table-cell table:style-name="ce2"/>
          <table:table-cell office:value-type="string" table:style-name="ce5">
            <text:p>Epoch 44</text:p>
          </table:table-cell>
          <table:table-cell office:value-type="float" office:value="1950494" table:style-name="ce7">
            <text:p>1950494</text:p>
          </table:table-cell>
          <table:table-cell table:style-name="ce2"/>
          <table:table-cell office:value-type="string" table:style-name="ce5">
            <text:p>Epoch 44</text:p>
          </table:table-cell>
          <table:table-cell office:value-type="float" office:value="1961300" table:style-name="ce7">
            <text:p>1961300</text:p>
          </table:table-cell>
          <table:table-cell table:style-name="ce2"/>
          <table:table-cell office:value-type="string" table:style-name="ce5">
            <text:p>Epoch 44</text:p>
          </table:table-cell>
          <table:table-cell office:value-type="float" office:value="1961222" table:style-name="ce7">
            <text:p>1961222</text:p>
          </table:table-cell>
          <table:table-cell table:style-name="ce2"/>
          <table:table-cell office:value-type="string" table:style-name="ce5">
            <text:p>Epoch 44</text:p>
          </table:table-cell>
          <table:table-cell office:value-type="float" office:value="1966120" table:style-name="ce7">
            <text:p>1966120</text:p>
          </table:table-cell>
          <table:table-cell table:style-name="ce2"/>
          <table:table-cell office:value-type="string" table:style-name="ce5">
            <text:p>Epoch 44</text:p>
          </table:table-cell>
          <table:table-cell office:value-type="float" office:value="1971982" table:style-name="ce7">
            <text:p>1971982</text:p>
          </table:table-cell>
          <table:table-cell table:style-name="ce2"/>
          <table:table-cell office:value-type="string" table:style-name="ce5">
            <text:p>Epoch 44</text:p>
          </table:table-cell>
          <table:table-cell office:value-type="float" office:value="1958634" table:style-name="ce7">
            <text:p>1958634</text:p>
          </table:table-cell>
          <table:table-cell table:style-name="ce2"/>
          <table:table-cell office:value-type="string" table:style-name="ce5">
            <text:p>Epoch 44</text:p>
          </table:table-cell>
          <table:table-cell office:value-type="float" office:value="1959268" table:style-name="ce7">
            <text:p>1959268</text:p>
          </table:table-cell>
          <table:table-cell table:style-name="ce2"/>
          <table:table-cell office:value-type="string" table:style-name="ce5">
            <text:p>Epoch 44</text:p>
          </table:table-cell>
          <table:table-cell office:value-type="float" office:value="1950422" table:style-name="ce7">
            <text:p>1950422</text:p>
          </table:table-cell>
          <table:table-cell table:style-name="ce2"/>
          <table:table-cell office:value-type="string" table:style-name="ce5">
            <text:p>Epoch 44</text:p>
          </table:table-cell>
          <table:table-cell office:value-type="float" office:value="1959374" table:style-name="ce7">
            <text:p>1959374</text:p>
          </table:table-cell>
          <table:table-cell table:style-name="ce2"/>
          <table:table-cell office:value-type="string" table:style-name="ce5">
            <text:p>Epoch 44</text:p>
          </table:table-cell>
          <table:table-cell office:value-type="float" office:value="1963402" table:style-name="ce7">
            <text:p>1963402</text:p>
          </table:table-cell>
          <table:table-cell table:style-name="ce2"/>
          <table:table-cell office:value-type="string" table:style-name="ce5">
            <text:p>Epoch 44</text:p>
          </table:table-cell>
          <table:table-cell office:value-type="float" office:value="1946768" table:style-name="ce7">
            <text:p>1946768</text:p>
          </table:table-cell>
          <table:table-cell table:style-name="ce2"/>
          <table:table-cell office:value-type="string" table:style-name="ce5">
            <text:p>Epoch 44</text:p>
          </table:table-cell>
          <table:table-cell office:value-type="float" office:value="1948846" table:style-name="ce7">
            <text:p>1948846</text:p>
          </table:table-cell>
          <table:table-cell table:style-name="ce2"/>
          <table:table-cell office:value-type="string" table:style-name="ce5">
            <text:p>Epoch 44</text:p>
          </table:table-cell>
          <table:table-cell office:value-type="float" office:value="1954446" table:style-name="ce7">
            <text:p>1954446</text:p>
          </table:table-cell>
          <table:table-cell table:style-name="ce2"/>
          <table:table-cell office:value-type="string" table:style-name="ce10">
            <text:p>Epoch 44</text:p>
          </table:table-cell>
          <table:table-cell office:value-type="float" office:value="1959782.6" table:formula="of:=AVERAGE([.$CL47];[.$CI47];[.$CF47];[.$CC47];[.$BZ47];[.$BW47];[.$BT47];[.$BQ47];[.$BN47];[.$BK47];[.$BH47];[.$BE47];[.$BB47];[.$AY47];[.$AV47];[.$AS47];[.$AP47];[.$AM47];[.$AJ47];[.$AG47];[.$AD47];[.$AA47];[.$X47];[.$U47];[.$R47];[.$O47];[.$L47];[.$I47];[.$F47];[.$C47])" table:style-name="ce19">
            <text:p>1959783</text:p>
          </table:table-cell>
          <table:table-cell office:value-type="float" office:value="10166.674540566009" table:formula="of:=STDEV([.$CL47];[.$CI47];[.$CF47];[.$CC47];[.$BZ47];[.$BW47];[.$BT47];[.$BQ47];[.$BN47];[.$BK47];[.$BH47];[.$BE47];[.$BB47];[.$AY47];[.$AV47];[.$AS47];[.$AP47];[.$AM47];[.$AJ47];[.$AG47];[.$AD47];[.$AA47];[.$X47];[.$U47];[.$R47];[.$O47];[.$L47];[.$I47];[.$F47];[.$C47])" table:style-name="ce19">
            <text:p>10167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45</text:p>
          </table:table-cell>
          <table:table-cell office:value-type="float" office:value="1948450" table:style-name="ce7">
            <text:p>1948450</text:p>
          </table:table-cell>
          <table:table-cell table:style-name="ce2"/>
          <table:table-cell office:value-type="string" table:style-name="ce5">
            <text:p>Epoch 45</text:p>
          </table:table-cell>
          <table:table-cell office:value-type="float" office:value="1943502" table:style-name="ce7">
            <text:p>1943502</text:p>
          </table:table-cell>
          <table:table-cell table:style-name="ce2"/>
          <table:table-cell office:value-type="string" table:style-name="ce5">
            <text:p>Epoch 45</text:p>
          </table:table-cell>
          <table:table-cell office:value-type="float" office:value="1971740" table:style-name="ce7">
            <text:p>1971740</text:p>
          </table:table-cell>
          <table:table-cell table:style-name="ce2"/>
          <table:table-cell office:value-type="string" table:style-name="ce5">
            <text:p>Epoch 45</text:p>
          </table:table-cell>
          <table:table-cell office:value-type="float" office:value="1964090" table:style-name="ce7">
            <text:p>1964090</text:p>
          </table:table-cell>
          <table:table-cell table:style-name="ce2"/>
          <table:table-cell office:value-type="string" table:style-name="ce5">
            <text:p>Epoch 45</text:p>
          </table:table-cell>
          <table:table-cell office:value-type="float" office:value="1952838" table:style-name="ce7">
            <text:p>1952838</text:p>
          </table:table-cell>
          <table:table-cell table:style-name="ce2"/>
          <table:table-cell office:value-type="string" table:style-name="ce5">
            <text:p>Epoch 45</text:p>
          </table:table-cell>
          <table:table-cell office:value-type="float" office:value="1951622" table:style-name="ce7">
            <text:p>1951622</text:p>
          </table:table-cell>
          <table:table-cell table:style-name="ce2"/>
          <table:table-cell office:value-type="string" table:style-name="ce5">
            <text:p>Epoch 45</text:p>
          </table:table-cell>
          <table:table-cell office:value-type="float" office:value="1937704" table:style-name="ce7">
            <text:p>1937704</text:p>
          </table:table-cell>
          <table:table-cell table:style-name="ce2"/>
          <table:table-cell office:value-type="string" table:style-name="ce5">
            <text:p>Epoch 45</text:p>
          </table:table-cell>
          <table:table-cell office:value-type="float" office:value="1965352" table:style-name="ce7">
            <text:p>1965352</text:p>
          </table:table-cell>
          <table:table-cell table:style-name="ce2"/>
          <table:table-cell office:value-type="string" table:style-name="ce5">
            <text:p>Epoch 45</text:p>
          </table:table-cell>
          <table:table-cell office:value-type="float" office:value="1968684" table:style-name="ce7">
            <text:p>1968684</text:p>
          </table:table-cell>
          <table:table-cell table:style-name="ce2"/>
          <table:table-cell office:value-type="string" table:style-name="ce5">
            <text:p>Epoch 45</text:p>
          </table:table-cell>
          <table:table-cell office:value-type="float" office:value="1941124" table:style-name="ce7">
            <text:p>1941124</text:p>
          </table:table-cell>
          <table:table-cell table:style-name="ce2"/>
          <table:table-cell office:value-type="string" table:style-name="ce5">
            <text:p>Epoch 45</text:p>
          </table:table-cell>
          <table:table-cell office:value-type="float" office:value="1948230" table:style-name="ce7">
            <text:p>1948230</text:p>
          </table:table-cell>
          <table:table-cell table:style-name="ce2"/>
          <table:table-cell office:value-type="string" table:style-name="ce5">
            <text:p>Epoch 45</text:p>
          </table:table-cell>
          <table:table-cell office:value-type="float" office:value="1960822" table:style-name="ce7">
            <text:p>1960822</text:p>
          </table:table-cell>
          <table:table-cell table:style-name="ce2"/>
          <table:table-cell office:value-type="string" table:style-name="ce5">
            <text:p>Epoch 45</text:p>
          </table:table-cell>
          <table:table-cell office:value-type="float" office:value="1969232" table:style-name="ce7">
            <text:p>1969232</text:p>
          </table:table-cell>
          <table:table-cell table:style-name="ce2"/>
          <table:table-cell office:value-type="string" table:style-name="ce5">
            <text:p>Epoch 45</text:p>
          </table:table-cell>
          <table:table-cell office:value-type="float" office:value="1953692" table:style-name="ce7">
            <text:p>1953692</text:p>
          </table:table-cell>
          <table:table-cell table:style-name="ce2"/>
          <table:table-cell office:value-type="string" table:style-name="ce5">
            <text:p>Epoch 45</text:p>
          </table:table-cell>
          <table:table-cell office:value-type="float" office:value="1965456" table:style-name="ce7">
            <text:p>1965456</text:p>
          </table:table-cell>
          <table:table-cell table:style-name="ce2"/>
          <table:table-cell office:value-type="string" table:style-name="ce5">
            <text:p>Epoch 45</text:p>
          </table:table-cell>
          <table:table-cell office:value-type="float" office:value="1979026" table:style-name="ce7">
            <text:p>1979026</text:p>
          </table:table-cell>
          <table:table-cell table:style-name="ce2"/>
          <table:table-cell office:value-type="string" table:style-name="ce5">
            <text:p>Epoch 45</text:p>
          </table:table-cell>
          <table:table-cell office:value-type="float" office:value="1964528" table:style-name="ce7">
            <text:p>1964528</text:p>
          </table:table-cell>
          <table:table-cell table:style-name="ce2"/>
          <table:table-cell office:value-type="string" table:style-name="ce5">
            <text:p>Epoch 45</text:p>
          </table:table-cell>
          <table:table-cell office:value-type="float" office:value="1949860" table:style-name="ce7">
            <text:p>1949860</text:p>
          </table:table-cell>
          <table:table-cell table:style-name="ce2"/>
          <table:table-cell office:value-type="string" table:style-name="ce5">
            <text:p>Epoch 45</text:p>
          </table:table-cell>
          <table:table-cell office:value-type="float" office:value="1953130" table:style-name="ce7">
            <text:p>1953130</text:p>
          </table:table-cell>
          <table:table-cell table:style-name="ce2"/>
          <table:table-cell office:value-type="string" table:style-name="ce5">
            <text:p>Epoch 45</text:p>
          </table:table-cell>
          <table:table-cell office:value-type="float" office:value="1960138" table:style-name="ce7">
            <text:p>1960138</text:p>
          </table:table-cell>
          <table:table-cell table:style-name="ce2"/>
          <table:table-cell office:value-type="string" table:style-name="ce5">
            <text:p>Epoch 45</text:p>
          </table:table-cell>
          <table:table-cell office:value-type="float" office:value="1965588" table:style-name="ce7">
            <text:p>1965588</text:p>
          </table:table-cell>
          <table:table-cell table:style-name="ce2"/>
          <table:table-cell office:value-type="string" table:style-name="ce5">
            <text:p>Epoch 45</text:p>
          </table:table-cell>
          <table:table-cell office:value-type="float" office:value="1970438" table:style-name="ce7">
            <text:p>1970438</text:p>
          </table:table-cell>
          <table:table-cell table:style-name="ce2"/>
          <table:table-cell office:value-type="string" table:style-name="ce5">
            <text:p>Epoch 45</text:p>
          </table:table-cell>
          <table:table-cell office:value-type="float" office:value="1958016" table:style-name="ce7">
            <text:p>1958016</text:p>
          </table:table-cell>
          <table:table-cell table:style-name="ce2"/>
          <table:table-cell office:value-type="string" table:style-name="ce5">
            <text:p>Epoch 45</text:p>
          </table:table-cell>
          <table:table-cell office:value-type="float" office:value="1957608" table:style-name="ce7">
            <text:p>1957608</text:p>
          </table:table-cell>
          <table:table-cell table:style-name="ce2"/>
          <table:table-cell office:value-type="string" table:style-name="ce5">
            <text:p>Epoch 45</text:p>
          </table:table-cell>
          <table:table-cell office:value-type="float" office:value="1948056" table:style-name="ce7">
            <text:p>1948056</text:p>
          </table:table-cell>
          <table:table-cell table:style-name="ce2"/>
          <table:table-cell office:value-type="string" table:style-name="ce5">
            <text:p>Epoch 45</text:p>
          </table:table-cell>
          <table:table-cell office:value-type="float" office:value="1958168" table:style-name="ce7">
            <text:p>1958168</text:p>
          </table:table-cell>
          <table:table-cell table:style-name="ce2"/>
          <table:table-cell office:value-type="string" table:style-name="ce5">
            <text:p>Epoch 45</text:p>
          </table:table-cell>
          <table:table-cell office:value-type="float" office:value="1959484" table:style-name="ce7">
            <text:p>1959484</text:p>
          </table:table-cell>
          <table:table-cell table:style-name="ce2"/>
          <table:table-cell office:value-type="string" table:style-name="ce5">
            <text:p>Epoch 45</text:p>
          </table:table-cell>
          <table:table-cell office:value-type="float" office:value="1946126" table:style-name="ce7">
            <text:p>1946126</text:p>
          </table:table-cell>
          <table:table-cell table:style-name="ce2"/>
          <table:table-cell office:value-type="string" table:style-name="ce5">
            <text:p>Epoch 45</text:p>
          </table:table-cell>
          <table:table-cell office:value-type="float" office:value="1947166" table:style-name="ce7">
            <text:p>1947166</text:p>
          </table:table-cell>
          <table:table-cell table:style-name="ce2"/>
          <table:table-cell office:value-type="string" table:style-name="ce5">
            <text:p>Epoch 45</text:p>
          </table:table-cell>
          <table:table-cell office:value-type="float" office:value="1952356" table:style-name="ce7">
            <text:p>1952356</text:p>
          </table:table-cell>
          <table:table-cell table:style-name="ce2"/>
          <table:table-cell office:value-type="string" table:style-name="ce10">
            <text:p>Epoch 45</text:p>
          </table:table-cell>
          <table:table-cell office:value-type="float" office:value="1957074.2" table:formula="of:=AVERAGE([.$CL48];[.$CI48];[.$CF48];[.$CC48];[.$BZ48];[.$BW48];[.$BT48];[.$BQ48];[.$BN48];[.$BK48];[.$BH48];[.$BE48];[.$BB48];[.$AY48];[.$AV48];[.$AS48];[.$AP48];[.$AM48];[.$AJ48];[.$AG48];[.$AD48];[.$AA48];[.$X48];[.$U48];[.$R48];[.$O48];[.$L48];[.$I48];[.$F48];[.$C48])" table:style-name="ce19">
            <text:p>1957074</text:p>
          </table:table-cell>
          <table:table-cell office:value-type="float" office:value="10035.386388107869" table:formula="of:=STDEV([.$CL48];[.$CI48];[.$CF48];[.$CC48];[.$BZ48];[.$BW48];[.$BT48];[.$BQ48];[.$BN48];[.$BK48];[.$BH48];[.$BE48];[.$BB48];[.$AY48];[.$AV48];[.$AS48];[.$AP48];[.$AM48];[.$AJ48];[.$AG48];[.$AD48];[.$AA48];[.$X48];[.$U48];[.$R48];[.$O48];[.$L48];[.$I48];[.$F48];[.$C48])" table:style-name="ce19">
            <text:p>10035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46</text:p>
          </table:table-cell>
          <table:table-cell office:value-type="float" office:value="1944610" table:style-name="ce7">
            <text:p>1944610</text:p>
          </table:table-cell>
          <table:table-cell table:style-name="ce2"/>
          <table:table-cell office:value-type="string" table:style-name="ce5">
            <text:p>Epoch 46</text:p>
          </table:table-cell>
          <table:table-cell office:value-type="float" office:value="1940068" table:style-name="ce7">
            <text:p>1940068</text:p>
          </table:table-cell>
          <table:table-cell table:style-name="ce2"/>
          <table:table-cell office:value-type="string" table:style-name="ce5">
            <text:p>Epoch 46</text:p>
          </table:table-cell>
          <table:table-cell office:value-type="float" office:value="1971726" table:style-name="ce7">
            <text:p>1971726</text:p>
          </table:table-cell>
          <table:table-cell table:style-name="ce2"/>
          <table:table-cell office:value-type="string" table:style-name="ce5">
            <text:p>Epoch 46</text:p>
          </table:table-cell>
          <table:table-cell office:value-type="float" office:value="1962566" table:style-name="ce7">
            <text:p>1962566</text:p>
          </table:table-cell>
          <table:table-cell table:style-name="ce2"/>
          <table:table-cell office:value-type="string" table:style-name="ce5">
            <text:p>Epoch 46</text:p>
          </table:table-cell>
          <table:table-cell office:value-type="float" office:value="1950076" table:style-name="ce7">
            <text:p>1950076</text:p>
          </table:table-cell>
          <table:table-cell table:style-name="ce2"/>
          <table:table-cell office:value-type="string" table:style-name="ce5">
            <text:p>Epoch 46</text:p>
          </table:table-cell>
          <table:table-cell office:value-type="float" office:value="1951194" table:style-name="ce7">
            <text:p>1951194</text:p>
          </table:table-cell>
          <table:table-cell table:style-name="ce2"/>
          <table:table-cell office:value-type="string" table:style-name="ce5">
            <text:p>Epoch 46</text:p>
          </table:table-cell>
          <table:table-cell office:value-type="float" office:value="1935598" table:style-name="ce7">
            <text:p>1935598</text:p>
          </table:table-cell>
          <table:table-cell table:style-name="ce2"/>
          <table:table-cell office:value-type="string" table:style-name="ce5">
            <text:p>Epoch 46</text:p>
          </table:table-cell>
          <table:table-cell office:value-type="float" office:value="1960854" table:style-name="ce7">
            <text:p>1960854</text:p>
          </table:table-cell>
          <table:table-cell table:style-name="ce2"/>
          <table:table-cell office:value-type="string" table:style-name="ce5">
            <text:p>Epoch 46</text:p>
          </table:table-cell>
          <table:table-cell office:value-type="float" office:value="1968128" table:style-name="ce7">
            <text:p>1968128</text:p>
          </table:table-cell>
          <table:table-cell table:style-name="ce2"/>
          <table:table-cell office:value-type="string" table:style-name="ce5">
            <text:p>Epoch 46</text:p>
          </table:table-cell>
          <table:table-cell office:value-type="float" office:value="1937570" table:style-name="ce7">
            <text:p>1937570</text:p>
          </table:table-cell>
          <table:table-cell table:style-name="ce2"/>
          <table:table-cell office:value-type="string" table:style-name="ce5">
            <text:p>Epoch 46</text:p>
          </table:table-cell>
          <table:table-cell office:value-type="float" office:value="1945084" table:style-name="ce7">
            <text:p>1945084</text:p>
          </table:table-cell>
          <table:table-cell table:style-name="ce2"/>
          <table:table-cell office:value-type="string" table:style-name="ce5">
            <text:p>Epoch 46</text:p>
          </table:table-cell>
          <table:table-cell office:value-type="float" office:value="1959690" table:style-name="ce7">
            <text:p>1959690</text:p>
          </table:table-cell>
          <table:table-cell table:style-name="ce2"/>
          <table:table-cell office:value-type="string" table:style-name="ce5">
            <text:p>Epoch 46</text:p>
          </table:table-cell>
          <table:table-cell office:value-type="float" office:value="1964594" table:style-name="ce7">
            <text:p>1964594</text:p>
          </table:table-cell>
          <table:table-cell table:style-name="ce2"/>
          <table:table-cell office:value-type="string" table:style-name="ce5">
            <text:p>Epoch 46</text:p>
          </table:table-cell>
          <table:table-cell office:value-type="float" office:value="1945654" table:style-name="ce7">
            <text:p>1945654</text:p>
          </table:table-cell>
          <table:table-cell table:style-name="ce2"/>
          <table:table-cell office:value-type="string" table:style-name="ce5">
            <text:p>Epoch 46</text:p>
          </table:table-cell>
          <table:table-cell office:value-type="float" office:value="1964822" table:style-name="ce7">
            <text:p>1964822</text:p>
          </table:table-cell>
          <table:table-cell table:style-name="ce2"/>
          <table:table-cell office:value-type="string" table:style-name="ce5">
            <text:p>Epoch 46</text:p>
          </table:table-cell>
          <table:table-cell office:value-type="float" office:value="1978886" table:style-name="ce7">
            <text:p>1978886</text:p>
          </table:table-cell>
          <table:table-cell table:style-name="ce2"/>
          <table:table-cell office:value-type="string" table:style-name="ce5">
            <text:p>Epoch 46</text:p>
          </table:table-cell>
          <table:table-cell office:value-type="float" office:value="1963354" table:style-name="ce7">
            <text:p>1963354</text:p>
          </table:table-cell>
          <table:table-cell table:style-name="ce2"/>
          <table:table-cell office:value-type="string" table:style-name="ce5">
            <text:p>Epoch 46</text:p>
          </table:table-cell>
          <table:table-cell office:value-type="float" office:value="1949074" table:style-name="ce7">
            <text:p>1949074</text:p>
          </table:table-cell>
          <table:table-cell table:style-name="ce2"/>
          <table:table-cell office:value-type="string" table:style-name="ce5">
            <text:p>Epoch 46</text:p>
          </table:table-cell>
          <table:table-cell office:value-type="float" office:value="1948300" table:style-name="ce7">
            <text:p>1948300</text:p>
          </table:table-cell>
          <table:table-cell table:style-name="ce2"/>
          <table:table-cell office:value-type="string" table:style-name="ce5">
            <text:p>Epoch 46</text:p>
          </table:table-cell>
          <table:table-cell office:value-type="float" office:value="1950964" table:style-name="ce7">
            <text:p>1950964</text:p>
          </table:table-cell>
          <table:table-cell table:style-name="ce2"/>
          <table:table-cell office:value-type="string" table:style-name="ce5">
            <text:p>Epoch 46</text:p>
          </table:table-cell>
          <table:table-cell office:value-type="float" office:value="1964928" table:style-name="ce7">
            <text:p>1964928</text:p>
          </table:table-cell>
          <table:table-cell table:style-name="ce2"/>
          <table:table-cell office:value-type="string" table:style-name="ce5">
            <text:p>Epoch 46</text:p>
          </table:table-cell>
          <table:table-cell office:value-type="float" office:value="1967956" table:style-name="ce7">
            <text:p>1967956</text:p>
          </table:table-cell>
          <table:table-cell table:style-name="ce2"/>
          <table:table-cell office:value-type="string" table:style-name="ce5">
            <text:p>Epoch 46</text:p>
          </table:table-cell>
          <table:table-cell office:value-type="float" office:value="1955188" table:style-name="ce7">
            <text:p>1955188</text:p>
          </table:table-cell>
          <table:table-cell table:style-name="ce2"/>
          <table:table-cell office:value-type="string" table:style-name="ce5">
            <text:p>Epoch 46</text:p>
          </table:table-cell>
          <table:table-cell office:value-type="float" office:value="1951596" table:style-name="ce7">
            <text:p>1951596</text:p>
          </table:table-cell>
          <table:table-cell table:style-name="ce2"/>
          <table:table-cell office:value-type="string" table:style-name="ce5">
            <text:p>Epoch 46</text:p>
          </table:table-cell>
          <table:table-cell office:value-type="float" office:value="1944788" table:style-name="ce7">
            <text:p>1944788</text:p>
          </table:table-cell>
          <table:table-cell table:style-name="ce2"/>
          <table:table-cell office:value-type="string" table:style-name="ce5">
            <text:p>Epoch 46</text:p>
          </table:table-cell>
          <table:table-cell office:value-type="float" office:value="1954244" table:style-name="ce7">
            <text:p>1954244</text:p>
          </table:table-cell>
          <table:table-cell table:style-name="ce2"/>
          <table:table-cell office:value-type="string" table:style-name="ce5">
            <text:p>Epoch 46</text:p>
          </table:table-cell>
          <table:table-cell office:value-type="float" office:value="1959360" table:style-name="ce7">
            <text:p>1959360</text:p>
          </table:table-cell>
          <table:table-cell table:style-name="ce2"/>
          <table:table-cell office:value-type="string" table:style-name="ce5">
            <text:p>Epoch 46</text:p>
          </table:table-cell>
          <table:table-cell office:value-type="float" office:value="1945876" table:style-name="ce7">
            <text:p>1945876</text:p>
          </table:table-cell>
          <table:table-cell table:style-name="ce2"/>
          <table:table-cell office:value-type="string" table:style-name="ce5">
            <text:p>Epoch 46</text:p>
          </table:table-cell>
          <table:table-cell office:value-type="float" office:value="1942222" table:style-name="ce7">
            <text:p>1942222</text:p>
          </table:table-cell>
          <table:table-cell table:style-name="ce2"/>
          <table:table-cell office:value-type="string" table:style-name="ce5">
            <text:p>Epoch 46</text:p>
          </table:table-cell>
          <table:table-cell office:value-type="float" office:value="1947802" table:style-name="ce7">
            <text:p>1947802</text:p>
          </table:table-cell>
          <table:table-cell table:style-name="ce2"/>
          <table:table-cell office:value-type="string" table:style-name="ce10">
            <text:p>Epoch 46</text:p>
          </table:table-cell>
          <table:table-cell office:value-type="float" office:value="1954225.7333333334" table:formula="of:=AVERAGE([.$CL49];[.$CI49];[.$CF49];[.$CC49];[.$BZ49];[.$BW49];[.$BT49];[.$BQ49];[.$BN49];[.$BK49];[.$BH49];[.$BE49];[.$BB49];[.$AY49];[.$AV49];[.$AS49];[.$AP49];[.$AM49];[.$AJ49];[.$AG49];[.$AD49];[.$AA49];[.$X49];[.$U49];[.$R49];[.$O49];[.$L49];[.$I49];[.$F49];[.$C49])" table:style-name="ce19">
            <text:p>1954226</text:p>
          </table:table-cell>
          <table:table-cell office:value-type="float" office:value="10841.467653964293" table:formula="of:=STDEV([.$CL49];[.$CI49];[.$CF49];[.$CC49];[.$BZ49];[.$BW49];[.$BT49];[.$BQ49];[.$BN49];[.$BK49];[.$BH49];[.$BE49];[.$BB49];[.$AY49];[.$AV49];[.$AS49];[.$AP49];[.$AM49];[.$AJ49];[.$AG49];[.$AD49];[.$AA49];[.$X49];[.$U49];[.$R49];[.$O49];[.$L49];[.$I49];[.$F49];[.$C49])" table:style-name="ce19">
            <text:p>10841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47</text:p>
          </table:table-cell>
          <table:table-cell office:value-type="float" office:value="1944418" table:style-name="ce7">
            <text:p>1944418</text:p>
          </table:table-cell>
          <table:table-cell table:style-name="ce2"/>
          <table:table-cell office:value-type="string" table:style-name="ce5">
            <text:p>Epoch 47</text:p>
          </table:table-cell>
          <table:table-cell office:value-type="float" office:value="1935210" table:style-name="ce7">
            <text:p>1935210</text:p>
          </table:table-cell>
          <table:table-cell table:style-name="ce2"/>
          <table:table-cell office:value-type="string" table:style-name="ce5">
            <text:p>Epoch 47</text:p>
          </table:table-cell>
          <table:table-cell office:value-type="float" office:value="1967328" table:style-name="ce7">
            <text:p>1967328</text:p>
          </table:table-cell>
          <table:table-cell table:style-name="ce2"/>
          <table:table-cell office:value-type="string" table:style-name="ce5">
            <text:p>Epoch 47</text:p>
          </table:table-cell>
          <table:table-cell office:value-type="float" office:value="1959180" table:style-name="ce7">
            <text:p>1959180</text:p>
          </table:table-cell>
          <table:table-cell table:style-name="ce2"/>
          <table:table-cell office:value-type="string" table:style-name="ce5">
            <text:p>Epoch 47</text:p>
          </table:table-cell>
          <table:table-cell office:value-type="float" office:value="1949180" table:style-name="ce7">
            <text:p>1949180</text:p>
          </table:table-cell>
          <table:table-cell table:style-name="ce2"/>
          <table:table-cell office:value-type="string" table:style-name="ce5">
            <text:p>Epoch 47</text:p>
          </table:table-cell>
          <table:table-cell office:value-type="float" office:value="1947960" table:style-name="ce7">
            <text:p>1947960</text:p>
          </table:table-cell>
          <table:table-cell table:style-name="ce2"/>
          <table:table-cell office:value-type="string" table:style-name="ce5">
            <text:p>Epoch 47</text:p>
          </table:table-cell>
          <table:table-cell office:value-type="float" office:value="1933558" table:style-name="ce7">
            <text:p>1933558</text:p>
          </table:table-cell>
          <table:table-cell table:style-name="ce2"/>
          <table:table-cell office:value-type="string" table:style-name="ce5">
            <text:p>Epoch 47</text:p>
          </table:table-cell>
          <table:table-cell office:value-type="float" office:value="1960304" table:style-name="ce7">
            <text:p>1960304</text:p>
          </table:table-cell>
          <table:table-cell table:style-name="ce2"/>
          <table:table-cell office:value-type="string" table:style-name="ce5">
            <text:p>Epoch 47</text:p>
          </table:table-cell>
          <table:table-cell office:value-type="float" office:value="1967400" table:style-name="ce7">
            <text:p>1967400</text:p>
          </table:table-cell>
          <table:table-cell table:style-name="ce2"/>
          <table:table-cell office:value-type="string" table:style-name="ce5">
            <text:p>Epoch 47</text:p>
          </table:table-cell>
          <table:table-cell office:value-type="float" office:value="1937296" table:style-name="ce7">
            <text:p>1937296</text:p>
          </table:table-cell>
          <table:table-cell table:style-name="ce2"/>
          <table:table-cell office:value-type="string" table:style-name="ce5">
            <text:p>Epoch 47</text:p>
          </table:table-cell>
          <table:table-cell office:value-type="float" office:value="1944950" table:style-name="ce7">
            <text:p>1944950</text:p>
          </table:table-cell>
          <table:table-cell table:style-name="ce2"/>
          <table:table-cell office:value-type="string" table:style-name="ce5">
            <text:p>Epoch 47</text:p>
          </table:table-cell>
          <table:table-cell office:value-type="float" office:value="1957998" table:style-name="ce7">
            <text:p>1957998</text:p>
          </table:table-cell>
          <table:table-cell table:style-name="ce2"/>
          <table:table-cell office:value-type="string" table:style-name="ce5">
            <text:p>Epoch 47</text:p>
          </table:table-cell>
          <table:table-cell office:value-type="float" office:value="1961408" table:style-name="ce7">
            <text:p>1961408</text:p>
          </table:table-cell>
          <table:table-cell table:style-name="ce2"/>
          <table:table-cell office:value-type="string" table:style-name="ce5">
            <text:p>Epoch 47</text:p>
          </table:table-cell>
          <table:table-cell office:value-type="float" office:value="1944218" table:style-name="ce7">
            <text:p>1944218</text:p>
          </table:table-cell>
          <table:table-cell table:style-name="ce2"/>
          <table:table-cell office:value-type="string" table:style-name="ce5">
            <text:p>Epoch 47</text:p>
          </table:table-cell>
          <table:table-cell office:value-type="float" office:value="1964302" table:style-name="ce7">
            <text:p>1964302</text:p>
          </table:table-cell>
          <table:table-cell table:style-name="ce2"/>
          <table:table-cell office:value-type="string" table:style-name="ce5">
            <text:p>Epoch 47</text:p>
          </table:table-cell>
          <table:table-cell office:value-type="float" office:value="1971318" table:style-name="ce7">
            <text:p>1971318</text:p>
          </table:table-cell>
          <table:table-cell table:style-name="ce2"/>
          <table:table-cell office:value-type="string" table:style-name="ce5">
            <text:p>Epoch 47</text:p>
          </table:table-cell>
          <table:table-cell office:value-type="float" office:value="1952966" table:style-name="ce7">
            <text:p>1952966</text:p>
          </table:table-cell>
          <table:table-cell table:style-name="ce2"/>
          <table:table-cell office:value-type="string" table:style-name="ce5">
            <text:p>Epoch 47</text:p>
          </table:table-cell>
          <table:table-cell office:value-type="float" office:value="1948002" table:style-name="ce7">
            <text:p>1948002</text:p>
          </table:table-cell>
          <table:table-cell table:style-name="ce2"/>
          <table:table-cell office:value-type="string" table:style-name="ce5">
            <text:p>Epoch 47</text:p>
          </table:table-cell>
          <table:table-cell office:value-type="float" office:value="1937810" table:style-name="ce7">
            <text:p>1937810</text:p>
          </table:table-cell>
          <table:table-cell table:style-name="ce2"/>
          <table:table-cell office:value-type="string" table:style-name="ce5">
            <text:p>Epoch 47</text:p>
          </table:table-cell>
          <table:table-cell office:value-type="float" office:value="1949530" table:style-name="ce7">
            <text:p>1949530</text:p>
          </table:table-cell>
          <table:table-cell table:style-name="ce2"/>
          <table:table-cell office:value-type="string" table:style-name="ce5">
            <text:p>Epoch 47</text:p>
          </table:table-cell>
          <table:table-cell office:value-type="float" office:value="1959930" table:style-name="ce7">
            <text:p>1959930</text:p>
          </table:table-cell>
          <table:table-cell table:style-name="ce2"/>
          <table:table-cell office:value-type="string" table:style-name="ce5">
            <text:p>Epoch 47</text:p>
          </table:table-cell>
          <table:table-cell office:value-type="float" office:value="1967212" table:style-name="ce7">
            <text:p>1967212</text:p>
          </table:table-cell>
          <table:table-cell table:style-name="ce2"/>
          <table:table-cell office:value-type="string" table:style-name="ce5">
            <text:p>Epoch 47</text:p>
          </table:table-cell>
          <table:table-cell office:value-type="float" office:value="1950796" table:style-name="ce7">
            <text:p>1950796</text:p>
          </table:table-cell>
          <table:table-cell table:style-name="ce2"/>
          <table:table-cell office:value-type="string" table:style-name="ce5">
            <text:p>Epoch 47</text:p>
          </table:table-cell>
          <table:table-cell office:value-type="float" office:value="1951482" table:style-name="ce7">
            <text:p>1951482</text:p>
          </table:table-cell>
          <table:table-cell table:style-name="ce2"/>
          <table:table-cell office:value-type="string" table:style-name="ce5">
            <text:p>Epoch 47</text:p>
          </table:table-cell>
          <table:table-cell office:value-type="float" office:value="1944202" table:style-name="ce7">
            <text:p>1944202</text:p>
          </table:table-cell>
          <table:table-cell table:style-name="ce2"/>
          <table:table-cell office:value-type="string" table:style-name="ce5">
            <text:p>Epoch 47</text:p>
          </table:table-cell>
          <table:table-cell office:value-type="float" office:value="1953004" table:style-name="ce7">
            <text:p>1953004</text:p>
          </table:table-cell>
          <table:table-cell table:style-name="ce2"/>
          <table:table-cell office:value-type="string" table:style-name="ce5">
            <text:p>Epoch 47</text:p>
          </table:table-cell>
          <table:table-cell office:value-type="float" office:value="1957906" table:style-name="ce7">
            <text:p>1957906</text:p>
          </table:table-cell>
          <table:table-cell table:style-name="ce2"/>
          <table:table-cell office:value-type="string" table:style-name="ce5">
            <text:p>Epoch 47</text:p>
          </table:table-cell>
          <table:table-cell office:value-type="float" office:value="1942026" table:style-name="ce7">
            <text:p>1942026</text:p>
          </table:table-cell>
          <table:table-cell table:style-name="ce2"/>
          <table:table-cell office:value-type="string" table:style-name="ce5">
            <text:p>Epoch 47</text:p>
          </table:table-cell>
          <table:table-cell office:value-type="float" office:value="1939664" table:style-name="ce7">
            <text:p>1939664</text:p>
          </table:table-cell>
          <table:table-cell table:style-name="ce2"/>
          <table:table-cell office:value-type="string" table:style-name="ce5">
            <text:p>Epoch 47</text:p>
          </table:table-cell>
          <table:table-cell office:value-type="float" office:value="1947560" table:style-name="ce7">
            <text:p>1947560</text:p>
          </table:table-cell>
          <table:table-cell table:style-name="ce2"/>
          <table:table-cell office:value-type="string" table:style-name="ce10">
            <text:p>Epoch 47</text:p>
          </table:table-cell>
          <table:table-cell office:value-type="float" office:value="1951603.9333333333" table:formula="of:=AVERAGE([.$CL50];[.$CI50];[.$CF50];[.$CC50];[.$BZ50];[.$BW50];[.$BT50];[.$BQ50];[.$BN50];[.$BK50];[.$BH50];[.$BE50];[.$BB50];[.$AY50];[.$AV50];[.$AS50];[.$AP50];[.$AM50];[.$AJ50];[.$AG50];[.$AD50];[.$AA50];[.$X50];[.$U50];[.$R50];[.$O50];[.$L50];[.$I50];[.$F50];[.$C50])" table:style-name="ce19">
            <text:p>1951604</text:p>
          </table:table-cell>
          <table:table-cell office:value-type="float" office:value="10431.407700597842" table:formula="of:=STDEV([.$CL50];[.$CI50];[.$CF50];[.$CC50];[.$BZ50];[.$BW50];[.$BT50];[.$BQ50];[.$BN50];[.$BK50];[.$BH50];[.$BE50];[.$BB50];[.$AY50];[.$AV50];[.$AS50];[.$AP50];[.$AM50];[.$AJ50];[.$AG50];[.$AD50];[.$AA50];[.$X50];[.$U50];[.$R50];[.$O50];[.$L50];[.$I50];[.$F50];[.$C50])" table:style-name="ce19">
            <text:p>10431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48</text:p>
          </table:table-cell>
          <table:table-cell office:value-type="float" office:value="1943196" table:style-name="ce7">
            <text:p>1943196</text:p>
          </table:table-cell>
          <table:table-cell table:style-name="ce2"/>
          <table:table-cell office:value-type="string" table:style-name="ce5">
            <text:p>Epoch 48</text:p>
          </table:table-cell>
          <table:table-cell office:value-type="float" office:value="1933578" table:style-name="ce7">
            <text:p>1933578</text:p>
          </table:table-cell>
          <table:table-cell table:style-name="ce2"/>
          <table:table-cell office:value-type="string" table:style-name="ce5">
            <text:p>Epoch 48</text:p>
          </table:table-cell>
          <table:table-cell office:value-type="float" office:value="1960312" table:style-name="ce7">
            <text:p>1960312</text:p>
          </table:table-cell>
          <table:table-cell table:style-name="ce2"/>
          <table:table-cell office:value-type="string" table:style-name="ce5">
            <text:p>Epoch 48</text:p>
          </table:table-cell>
          <table:table-cell office:value-type="float" office:value="1957834" table:style-name="ce7">
            <text:p>1957834</text:p>
          </table:table-cell>
          <table:table-cell table:style-name="ce2"/>
          <table:table-cell office:value-type="string" table:style-name="ce5">
            <text:p>Epoch 48</text:p>
          </table:table-cell>
          <table:table-cell office:value-type="float" office:value="1948204" table:style-name="ce7">
            <text:p>1948204</text:p>
          </table:table-cell>
          <table:table-cell table:style-name="ce2"/>
          <table:table-cell office:value-type="string" table:style-name="ce5">
            <text:p>Epoch 48</text:p>
          </table:table-cell>
          <table:table-cell office:value-type="float" office:value="1939776" table:style-name="ce7">
            <text:p>1939776</text:p>
          </table:table-cell>
          <table:table-cell table:style-name="ce2"/>
          <table:table-cell office:value-type="string" table:style-name="ce5">
            <text:p>Epoch 48</text:p>
          </table:table-cell>
          <table:table-cell office:value-type="float" office:value="1929428" table:style-name="ce7">
            <text:p>1929428</text:p>
          </table:table-cell>
          <table:table-cell table:style-name="ce2"/>
          <table:table-cell office:value-type="string" table:style-name="ce5">
            <text:p>Epoch 48</text:p>
          </table:table-cell>
          <table:table-cell office:value-type="float" office:value="1960254" table:style-name="ce7">
            <text:p>1960254</text:p>
          </table:table-cell>
          <table:table-cell table:style-name="ce2"/>
          <table:table-cell office:value-type="string" table:style-name="ce5">
            <text:p>Epoch 48</text:p>
          </table:table-cell>
          <table:table-cell office:value-type="float" office:value="1966532" table:style-name="ce7">
            <text:p>1966532</text:p>
          </table:table-cell>
          <table:table-cell table:style-name="ce2"/>
          <table:table-cell office:value-type="string" table:style-name="ce5">
            <text:p>Epoch 48</text:p>
          </table:table-cell>
          <table:table-cell office:value-type="float" office:value="1934944" table:style-name="ce7">
            <text:p>1934944</text:p>
          </table:table-cell>
          <table:table-cell table:style-name="ce2"/>
          <table:table-cell office:value-type="string" table:style-name="ce5">
            <text:p>Epoch 48</text:p>
          </table:table-cell>
          <table:table-cell office:value-type="float" office:value="1942718" table:style-name="ce7">
            <text:p>1942718</text:p>
          </table:table-cell>
          <table:table-cell table:style-name="ce2"/>
          <table:table-cell office:value-type="string" table:style-name="ce5">
            <text:p>Epoch 48</text:p>
          </table:table-cell>
          <table:table-cell office:value-type="float" office:value="1949814" table:style-name="ce7">
            <text:p>1949814</text:p>
          </table:table-cell>
          <table:table-cell table:style-name="ce2"/>
          <table:table-cell office:value-type="string" table:style-name="ce5">
            <text:p>Epoch 48</text:p>
          </table:table-cell>
          <table:table-cell office:value-type="float" office:value="1955788" table:style-name="ce7">
            <text:p>1955788</text:p>
          </table:table-cell>
          <table:table-cell table:style-name="ce2"/>
          <table:table-cell office:value-type="string" table:style-name="ce5">
            <text:p>Epoch 48</text:p>
          </table:table-cell>
          <table:table-cell office:value-type="float" office:value="1943850" table:style-name="ce7">
            <text:p>1943850</text:p>
          </table:table-cell>
          <table:table-cell table:style-name="ce2"/>
          <table:table-cell office:value-type="string" table:style-name="ce5">
            <text:p>Epoch 48</text:p>
          </table:table-cell>
          <table:table-cell office:value-type="float" office:value="1960982" table:style-name="ce7">
            <text:p>1960982</text:p>
          </table:table-cell>
          <table:table-cell table:style-name="ce2"/>
          <table:table-cell office:value-type="string" table:style-name="ce5">
            <text:p>Epoch 48</text:p>
          </table:table-cell>
          <table:table-cell office:value-type="float" office:value="1963812" table:style-name="ce7">
            <text:p>1963812</text:p>
          </table:table-cell>
          <table:table-cell table:style-name="ce2"/>
          <table:table-cell office:value-type="string" table:style-name="ce5">
            <text:p>Epoch 48</text:p>
          </table:table-cell>
          <table:table-cell office:value-type="float" office:value="1951956" table:style-name="ce7">
            <text:p>1951956</text:p>
          </table:table-cell>
          <table:table-cell table:style-name="ce2"/>
          <table:table-cell office:value-type="string" table:style-name="ce5">
            <text:p>Epoch 48</text:p>
          </table:table-cell>
          <table:table-cell office:value-type="float" office:value="1940262" table:style-name="ce7">
            <text:p>1940262</text:p>
          </table:table-cell>
          <table:table-cell table:style-name="ce2"/>
          <table:table-cell office:value-type="string" table:style-name="ce5">
            <text:p>Epoch 48</text:p>
          </table:table-cell>
          <table:table-cell office:value-type="float" office:value="1932710" table:style-name="ce7">
            <text:p>1932710</text:p>
          </table:table-cell>
          <table:table-cell table:style-name="ce2"/>
          <table:table-cell office:value-type="string" table:style-name="ce5">
            <text:p>Epoch 48</text:p>
          </table:table-cell>
          <table:table-cell office:value-type="float" office:value="1949426" table:style-name="ce7">
            <text:p>1949426</text:p>
          </table:table-cell>
          <table:table-cell table:style-name="ce2"/>
          <table:table-cell office:value-type="string" table:style-name="ce5">
            <text:p>Epoch 48</text:p>
          </table:table-cell>
          <table:table-cell office:value-type="float" office:value="1948428" table:style-name="ce7">
            <text:p>1948428</text:p>
          </table:table-cell>
          <table:table-cell table:style-name="ce2"/>
          <table:table-cell office:value-type="string" table:style-name="ce5">
            <text:p>Epoch 48</text:p>
          </table:table-cell>
          <table:table-cell office:value-type="float" office:value="1963154" table:style-name="ce7">
            <text:p>1963154</text:p>
          </table:table-cell>
          <table:table-cell table:style-name="ce2"/>
          <table:table-cell office:value-type="string" table:style-name="ce5">
            <text:p>Epoch 48</text:p>
          </table:table-cell>
          <table:table-cell office:value-type="float" office:value="1947140" table:style-name="ce7">
            <text:p>1947140</text:p>
          </table:table-cell>
          <table:table-cell table:style-name="ce2"/>
          <table:table-cell office:value-type="string" table:style-name="ce5">
            <text:p>Epoch 48</text:p>
          </table:table-cell>
          <table:table-cell office:value-type="float" office:value="1951332" table:style-name="ce7">
            <text:p>1951332</text:p>
          </table:table-cell>
          <table:table-cell table:style-name="ce2"/>
          <table:table-cell office:value-type="string" table:style-name="ce5">
            <text:p>Epoch 48</text:p>
          </table:table-cell>
          <table:table-cell office:value-type="float" office:value="1943664" table:style-name="ce7">
            <text:p>1943664</text:p>
          </table:table-cell>
          <table:table-cell table:style-name="ce2"/>
          <table:table-cell office:value-type="string" table:style-name="ce5">
            <text:p>Epoch 48</text:p>
          </table:table-cell>
          <table:table-cell office:value-type="float" office:value="1952150" table:style-name="ce7">
            <text:p>1952150</text:p>
          </table:table-cell>
          <table:table-cell table:style-name="ce2"/>
          <table:table-cell office:value-type="string" table:style-name="ce5">
            <text:p>Epoch 48</text:p>
          </table:table-cell>
          <table:table-cell office:value-type="float" office:value="1953332" table:style-name="ce7">
            <text:p>1953332</text:p>
          </table:table-cell>
          <table:table-cell table:style-name="ce2"/>
          <table:table-cell office:value-type="string" table:style-name="ce5">
            <text:p>Epoch 48</text:p>
          </table:table-cell>
          <table:table-cell office:value-type="float" office:value="1940078" table:style-name="ce7">
            <text:p>1940078</text:p>
          </table:table-cell>
          <table:table-cell table:style-name="ce2"/>
          <table:table-cell office:value-type="string" table:style-name="ce5">
            <text:p>Epoch 48</text:p>
          </table:table-cell>
          <table:table-cell office:value-type="float" office:value="1939116" table:style-name="ce7">
            <text:p>1939116</text:p>
          </table:table-cell>
          <table:table-cell table:style-name="ce2"/>
          <table:table-cell office:value-type="string" table:style-name="ce5">
            <text:p>Epoch 48</text:p>
          </table:table-cell>
          <table:table-cell office:value-type="float" office:value="1944718" table:style-name="ce7">
            <text:p>1944718</text:p>
          </table:table-cell>
          <table:table-cell table:style-name="ce2"/>
          <table:table-cell office:value-type="string" table:style-name="ce10">
            <text:p>Epoch 48</text:p>
          </table:table-cell>
          <table:table-cell office:value-type="float" office:value="1948282.9333333333" table:formula="of:=AVERAGE([.$CL51];[.$CI51];[.$CF51];[.$CC51];[.$BZ51];[.$BW51];[.$BT51];[.$BQ51];[.$BN51];[.$BK51];[.$BH51];[.$BE51];[.$BB51];[.$AY51];[.$AV51];[.$AS51];[.$AP51];[.$AM51];[.$AJ51];[.$AG51];[.$AD51];[.$AA51];[.$X51];[.$U51];[.$R51];[.$O51];[.$L51];[.$I51];[.$F51];[.$C51])" table:style-name="ce19">
            <text:p>1948283</text:p>
          </table:table-cell>
          <table:table-cell office:value-type="float" office:value="9915.4221741665679" table:formula="of:=STDEV([.$CL51];[.$CI51];[.$CF51];[.$CC51];[.$BZ51];[.$BW51];[.$BT51];[.$BQ51];[.$BN51];[.$BK51];[.$BH51];[.$BE51];[.$BB51];[.$AY51];[.$AV51];[.$AS51];[.$AP51];[.$AM51];[.$AJ51];[.$AG51];[.$AD51];[.$AA51];[.$X51];[.$U51];[.$R51];[.$O51];[.$L51];[.$I51];[.$F51];[.$C51])" table:style-name="ce19">
            <text:p>9915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49</text:p>
          </table:table-cell>
          <table:table-cell office:value-type="float" office:value="1939928" table:style-name="ce7">
            <text:p>1939928</text:p>
          </table:table-cell>
          <table:table-cell table:style-name="ce2"/>
          <table:table-cell office:value-type="string" table:style-name="ce5">
            <text:p>Epoch 49</text:p>
          </table:table-cell>
          <table:table-cell office:value-type="float" office:value="1923498" table:style-name="ce7">
            <text:p>1923498</text:p>
          </table:table-cell>
          <table:table-cell table:style-name="ce2"/>
          <table:table-cell office:value-type="string" table:style-name="ce5">
            <text:p>Epoch 49</text:p>
          </table:table-cell>
          <table:table-cell office:value-type="float" office:value="1954570" table:style-name="ce7">
            <text:p>1954570</text:p>
          </table:table-cell>
          <table:table-cell table:style-name="ce2"/>
          <table:table-cell office:value-type="string" table:style-name="ce5">
            <text:p>Epoch 49</text:p>
          </table:table-cell>
          <table:table-cell office:value-type="float" office:value="1956740" table:style-name="ce7">
            <text:p>1956740</text:p>
          </table:table-cell>
          <table:table-cell table:style-name="ce2"/>
          <table:table-cell office:value-type="string" table:style-name="ce5">
            <text:p>Epoch 49</text:p>
          </table:table-cell>
          <table:table-cell office:value-type="float" office:value="1947604" table:style-name="ce7">
            <text:p>1947604</text:p>
          </table:table-cell>
          <table:table-cell table:style-name="ce2"/>
          <table:table-cell office:value-type="string" table:style-name="ce5">
            <text:p>Epoch 49</text:p>
          </table:table-cell>
          <table:table-cell office:value-type="float" office:value="1937890" table:style-name="ce7">
            <text:p>1937890</text:p>
          </table:table-cell>
          <table:table-cell table:style-name="ce2"/>
          <table:table-cell office:value-type="string" table:style-name="ce5">
            <text:p>Epoch 49</text:p>
          </table:table-cell>
          <table:table-cell office:value-type="float" office:value="1929282" table:style-name="ce7">
            <text:p>1929282</text:p>
          </table:table-cell>
          <table:table-cell table:style-name="ce2"/>
          <table:table-cell office:value-type="string" table:style-name="ce5">
            <text:p>Epoch 49</text:p>
          </table:table-cell>
          <table:table-cell office:value-type="float" office:value="1958850" table:style-name="ce7">
            <text:p>1958850</text:p>
          </table:table-cell>
          <table:table-cell table:style-name="ce2"/>
          <table:table-cell office:value-type="string" table:style-name="ce5">
            <text:p>Epoch 49</text:p>
          </table:table-cell>
          <table:table-cell office:value-type="float" office:value="1960926" table:style-name="ce7">
            <text:p>1960926</text:p>
          </table:table-cell>
          <table:table-cell table:style-name="ce2"/>
          <table:table-cell office:value-type="string" table:style-name="ce5">
            <text:p>Epoch 49</text:p>
          </table:table-cell>
          <table:table-cell office:value-type="float" office:value="1932038" table:style-name="ce7">
            <text:p>1932038</text:p>
          </table:table-cell>
          <table:table-cell table:style-name="ce2"/>
          <table:table-cell office:value-type="string" table:style-name="ce5">
            <text:p>Epoch 49</text:p>
          </table:table-cell>
          <table:table-cell office:value-type="float" office:value="1941566" table:style-name="ce7">
            <text:p>1941566</text:p>
          </table:table-cell>
          <table:table-cell table:style-name="ce2"/>
          <table:table-cell office:value-type="string" table:style-name="ce5">
            <text:p>Epoch 49</text:p>
          </table:table-cell>
          <table:table-cell office:value-type="float" office:value="1947610" table:style-name="ce7">
            <text:p>1947610</text:p>
          </table:table-cell>
          <table:table-cell table:style-name="ce2"/>
          <table:table-cell office:value-type="string" table:style-name="ce5">
            <text:p>Epoch 49</text:p>
          </table:table-cell>
          <table:table-cell office:value-type="float" office:value="1953372" table:style-name="ce7">
            <text:p>1953372</text:p>
          </table:table-cell>
          <table:table-cell table:style-name="ce2"/>
          <table:table-cell office:value-type="string" table:style-name="ce5">
            <text:p>Epoch 49</text:p>
          </table:table-cell>
          <table:table-cell office:value-type="float" office:value="1941562" table:style-name="ce7">
            <text:p>1941562</text:p>
          </table:table-cell>
          <table:table-cell table:style-name="ce2"/>
          <table:table-cell office:value-type="string" table:style-name="ce5">
            <text:p>Epoch 49</text:p>
          </table:table-cell>
          <table:table-cell office:value-type="float" office:value="1959772" table:style-name="ce7">
            <text:p>1959772</text:p>
          </table:table-cell>
          <table:table-cell table:style-name="ce2"/>
          <table:table-cell office:value-type="string" table:style-name="ce5">
            <text:p>Epoch 49</text:p>
          </table:table-cell>
          <table:table-cell office:value-type="float" office:value="1961102" table:style-name="ce7">
            <text:p>1961102</text:p>
          </table:table-cell>
          <table:table-cell table:style-name="ce2"/>
          <table:table-cell office:value-type="string" table:style-name="ce5">
            <text:p>Epoch 49</text:p>
          </table:table-cell>
          <table:table-cell office:value-type="float" office:value="1949804" table:style-name="ce7">
            <text:p>1949804</text:p>
          </table:table-cell>
          <table:table-cell table:style-name="ce2"/>
          <table:table-cell office:value-type="string" table:style-name="ce5">
            <text:p>Epoch 49</text:p>
          </table:table-cell>
          <table:table-cell office:value-type="float" office:value="1929880" table:style-name="ce7">
            <text:p>1929880</text:p>
          </table:table-cell>
          <table:table-cell table:style-name="ce2"/>
          <table:table-cell office:value-type="string" table:style-name="ce5">
            <text:p>Epoch 49</text:p>
          </table:table-cell>
          <table:table-cell office:value-type="float" office:value="1927496" table:style-name="ce7">
            <text:p>1927496</text:p>
          </table:table-cell>
          <table:table-cell table:style-name="ce2"/>
          <table:table-cell office:value-type="string" table:style-name="ce5">
            <text:p>Epoch 49</text:p>
          </table:table-cell>
          <table:table-cell office:value-type="float" office:value="1946638" table:style-name="ce7">
            <text:p>1946638</text:p>
          </table:table-cell>
          <table:table-cell table:style-name="ce2"/>
          <table:table-cell office:value-type="string" table:style-name="ce5">
            <text:p>Epoch 49</text:p>
          </table:table-cell>
          <table:table-cell office:value-type="float" office:value="1947350" table:style-name="ce7">
            <text:p>1947350</text:p>
          </table:table-cell>
          <table:table-cell table:style-name="ce2"/>
          <table:table-cell office:value-type="string" table:style-name="ce5">
            <text:p>Epoch 49</text:p>
          </table:table-cell>
          <table:table-cell office:value-type="float" office:value="1959688" table:style-name="ce7">
            <text:p>1959688</text:p>
          </table:table-cell>
          <table:table-cell table:style-name="ce2"/>
          <table:table-cell office:value-type="string" table:style-name="ce5">
            <text:p>Epoch 49</text:p>
          </table:table-cell>
          <table:table-cell office:value-type="float" office:value="1946150" table:style-name="ce7">
            <text:p>1946150</text:p>
          </table:table-cell>
          <table:table-cell table:style-name="ce2"/>
          <table:table-cell office:value-type="string" table:style-name="ce5">
            <text:p>Epoch 49</text:p>
          </table:table-cell>
          <table:table-cell office:value-type="float" office:value="1945126" table:style-name="ce7">
            <text:p>1945126</text:p>
          </table:table-cell>
          <table:table-cell table:style-name="ce2"/>
          <table:table-cell office:value-type="string" table:style-name="ce5">
            <text:p>Epoch 49</text:p>
          </table:table-cell>
          <table:table-cell office:value-type="float" office:value="1940248" table:style-name="ce7">
            <text:p>1940248</text:p>
          </table:table-cell>
          <table:table-cell table:style-name="ce2"/>
          <table:table-cell office:value-type="string" table:style-name="ce5">
            <text:p>Epoch 49</text:p>
          </table:table-cell>
          <table:table-cell office:value-type="float" office:value="1950728" table:style-name="ce7">
            <text:p>1950728</text:p>
          </table:table-cell>
          <table:table-cell table:style-name="ce2"/>
          <table:table-cell office:value-type="string" table:style-name="ce5">
            <text:p>Epoch 49</text:p>
          </table:table-cell>
          <table:table-cell office:value-type="float" office:value="1950342" table:style-name="ce7">
            <text:p>1950342</text:p>
          </table:table-cell>
          <table:table-cell table:style-name="ce2"/>
          <table:table-cell office:value-type="string" table:style-name="ce5">
            <text:p>Epoch 49</text:p>
          </table:table-cell>
          <table:table-cell office:value-type="float" office:value="1937210" table:style-name="ce7">
            <text:p>1937210</text:p>
          </table:table-cell>
          <table:table-cell table:style-name="ce2"/>
          <table:table-cell office:value-type="string" table:style-name="ce5">
            <text:p>Epoch 49</text:p>
          </table:table-cell>
          <table:table-cell office:value-type="float" office:value="1934396" table:style-name="ce7">
            <text:p>1934396</text:p>
          </table:table-cell>
          <table:table-cell table:style-name="ce2"/>
          <table:table-cell office:value-type="string" table:style-name="ce5">
            <text:p>Epoch 49</text:p>
          </table:table-cell>
          <table:table-cell office:value-type="float" office:value="1942284" table:style-name="ce7">
            <text:p>1942284</text:p>
          </table:table-cell>
          <table:table-cell table:style-name="ce2"/>
          <table:table-cell office:value-type="string" table:style-name="ce10">
            <text:p>Epoch 49</text:p>
          </table:table-cell>
          <table:table-cell office:value-type="float" office:value="1945121.6666666667" table:formula="of:=AVERAGE([.$CL52];[.$CI52];[.$CF52];[.$CC52];[.$BZ52];[.$BW52];[.$BT52];[.$BQ52];[.$BN52];[.$BK52];[.$BH52];[.$BE52];[.$BB52];[.$AY52];[.$AV52];[.$AS52];[.$AP52];[.$AM52];[.$AJ52];[.$AG52];[.$AD52];[.$AA52];[.$X52];[.$U52];[.$R52];[.$O52];[.$L52];[.$I52];[.$F52];[.$C52])" table:style-name="ce19">
            <text:p>1945122</text:p>
          </table:table-cell>
          <table:table-cell office:value-type="float" office:value="10603.660162914251" table:formula="of:=STDEV([.$CL52];[.$CI52];[.$CF52];[.$CC52];[.$BZ52];[.$BW52];[.$BT52];[.$BQ52];[.$BN52];[.$BK52];[.$BH52];[.$BE52];[.$BB52];[.$AY52];[.$AV52];[.$AS52];[.$AP52];[.$AM52];[.$AJ52];[.$AG52];[.$AD52];[.$AA52];[.$X52];[.$U52];[.$R52];[.$O52];[.$L52];[.$I52];[.$F52];[.$C52])" table:style-name="ce19">
            <text:p>10604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50</text:p>
          </table:table-cell>
          <table:table-cell office:value-type="float" office:value="1937608" table:style-name="ce7">
            <text:p>1937608</text:p>
          </table:table-cell>
          <table:table-cell table:style-name="ce2"/>
          <table:table-cell office:value-type="string" table:style-name="ce5">
            <text:p>Epoch 50</text:p>
          </table:table-cell>
          <table:table-cell office:value-type="float" office:value="1915394" table:style-name="ce7">
            <text:p>1915394</text:p>
          </table:table-cell>
          <table:table-cell table:style-name="ce2"/>
          <table:table-cell office:value-type="string" table:style-name="ce5">
            <text:p>Epoch 50</text:p>
          </table:table-cell>
          <table:table-cell office:value-type="float" office:value="1953458" table:style-name="ce7">
            <text:p>1953458</text:p>
          </table:table-cell>
          <table:table-cell table:style-name="ce2"/>
          <table:table-cell office:value-type="string" table:style-name="ce5">
            <text:p>Epoch 50</text:p>
          </table:table-cell>
          <table:table-cell office:value-type="float" office:value="1955516" table:style-name="ce7">
            <text:p>1955516</text:p>
          </table:table-cell>
          <table:table-cell table:style-name="ce2"/>
          <table:table-cell office:value-type="string" table:style-name="ce5">
            <text:p>Epoch 50</text:p>
          </table:table-cell>
          <table:table-cell office:value-type="float" office:value="1947086" table:style-name="ce7">
            <text:p>1947086</text:p>
          </table:table-cell>
          <table:table-cell table:style-name="ce2"/>
          <table:table-cell office:value-type="string" table:style-name="ce5">
            <text:p>Epoch 50</text:p>
          </table:table-cell>
          <table:table-cell office:value-type="float" office:value="1937334" table:style-name="ce7">
            <text:p>1937334</text:p>
          </table:table-cell>
          <table:table-cell table:style-name="ce2"/>
          <table:table-cell office:value-type="string" table:style-name="ce5">
            <text:p>Epoch 50</text:p>
          </table:table-cell>
          <table:table-cell office:value-type="float" office:value="1923948" table:style-name="ce7">
            <text:p>1923948</text:p>
          </table:table-cell>
          <table:table-cell table:style-name="ce2"/>
          <table:table-cell office:value-type="string" table:style-name="ce5">
            <text:p>Epoch 50</text:p>
          </table:table-cell>
          <table:table-cell office:value-type="float" office:value="1957098" table:style-name="ce7">
            <text:p>1957098</text:p>
          </table:table-cell>
          <table:table-cell table:style-name="ce2"/>
          <table:table-cell office:value-type="string" table:style-name="ce5">
            <text:p>Epoch 50</text:p>
          </table:table-cell>
          <table:table-cell office:value-type="float" office:value="1954052" table:style-name="ce7">
            <text:p>1954052</text:p>
          </table:table-cell>
          <table:table-cell table:style-name="ce2"/>
          <table:table-cell office:value-type="string" table:style-name="ce5">
            <text:p>Epoch 50</text:p>
          </table:table-cell>
          <table:table-cell office:value-type="float" office:value="1931746" table:style-name="ce7">
            <text:p>1931746</text:p>
          </table:table-cell>
          <table:table-cell table:style-name="ce2"/>
          <table:table-cell office:value-type="string" table:style-name="ce5">
            <text:p>Epoch 50</text:p>
          </table:table-cell>
          <table:table-cell office:value-type="float" office:value="1938438" table:style-name="ce7">
            <text:p>1938438</text:p>
          </table:table-cell>
          <table:table-cell table:style-name="ce2"/>
          <table:table-cell office:value-type="string" table:style-name="ce5">
            <text:p>Epoch 50</text:p>
          </table:table-cell>
          <table:table-cell office:value-type="float" office:value="1941916" table:style-name="ce7">
            <text:p>1941916</text:p>
          </table:table-cell>
          <table:table-cell table:style-name="ce2"/>
          <table:table-cell office:value-type="string" table:style-name="ce5">
            <text:p>Epoch 50</text:p>
          </table:table-cell>
          <table:table-cell office:value-type="float" office:value="1950318" table:style-name="ce7">
            <text:p>1950318</text:p>
          </table:table-cell>
          <table:table-cell table:style-name="ce2"/>
          <table:table-cell office:value-type="string" table:style-name="ce5">
            <text:p>Epoch 50</text:p>
          </table:table-cell>
          <table:table-cell office:value-type="float" office:value="1941528" table:style-name="ce7">
            <text:p>1941528</text:p>
          </table:table-cell>
          <table:table-cell table:style-name="ce2"/>
          <table:table-cell office:value-type="string" table:style-name="ce5">
            <text:p>Epoch 50</text:p>
          </table:table-cell>
          <table:table-cell office:value-type="float" office:value="1956096" table:style-name="ce7">
            <text:p>1956096</text:p>
          </table:table-cell>
          <table:table-cell table:style-name="ce2"/>
          <table:table-cell office:value-type="string" table:style-name="ce5">
            <text:p>Epoch 50</text:p>
          </table:table-cell>
          <table:table-cell office:value-type="float" office:value="1960194" table:style-name="ce7">
            <text:p>1960194</text:p>
          </table:table-cell>
          <table:table-cell table:style-name="ce2"/>
          <table:table-cell office:value-type="string" table:style-name="ce5">
            <text:p>Epoch 50</text:p>
          </table:table-cell>
          <table:table-cell office:value-type="float" office:value="1942770" table:style-name="ce7">
            <text:p>1942770</text:p>
          </table:table-cell>
          <table:table-cell table:style-name="ce2"/>
          <table:table-cell office:value-type="string" table:style-name="ce5">
            <text:p>Epoch 50</text:p>
          </table:table-cell>
          <table:table-cell office:value-type="float" office:value="1922370" table:style-name="ce7">
            <text:p>1922370</text:p>
          </table:table-cell>
          <table:table-cell table:style-name="ce2"/>
          <table:table-cell office:value-type="string" table:style-name="ce5">
            <text:p>Epoch 50</text:p>
          </table:table-cell>
          <table:table-cell office:value-type="float" office:value="1926846" table:style-name="ce7">
            <text:p>1926846</text:p>
          </table:table-cell>
          <table:table-cell table:style-name="ce2"/>
          <table:table-cell office:value-type="string" table:style-name="ce5">
            <text:p>Epoch 50</text:p>
          </table:table-cell>
          <table:table-cell office:value-type="float" office:value="1946602" table:style-name="ce7">
            <text:p>1946602</text:p>
          </table:table-cell>
          <table:table-cell table:style-name="ce2"/>
          <table:table-cell office:value-type="string" table:style-name="ce5">
            <text:p>Epoch 50</text:p>
          </table:table-cell>
          <table:table-cell office:value-type="float" office:value="1941346" table:style-name="ce7">
            <text:p>1941346</text:p>
          </table:table-cell>
          <table:table-cell table:style-name="ce2"/>
          <table:table-cell office:value-type="string" table:style-name="ce5">
            <text:p>Epoch 50</text:p>
          </table:table-cell>
          <table:table-cell office:value-type="float" office:value="1955534" table:style-name="ce7">
            <text:p>1955534</text:p>
          </table:table-cell>
          <table:table-cell table:style-name="ce2"/>
          <table:table-cell office:value-type="string" table:style-name="ce5">
            <text:p>Epoch 50</text:p>
          </table:table-cell>
          <table:table-cell office:value-type="float" office:value="1938114" table:style-name="ce7">
            <text:p>1938114</text:p>
          </table:table-cell>
          <table:table-cell table:style-name="ce2"/>
          <table:table-cell office:value-type="string" table:style-name="ce5">
            <text:p>Epoch 50</text:p>
          </table:table-cell>
          <table:table-cell office:value-type="float" office:value="1941874" table:style-name="ce7">
            <text:p>1941874</text:p>
          </table:table-cell>
          <table:table-cell table:style-name="ce2"/>
          <table:table-cell office:value-type="string" table:style-name="ce5">
            <text:p>Epoch 50</text:p>
          </table:table-cell>
          <table:table-cell office:value-type="float" office:value="1936100" table:style-name="ce7">
            <text:p>1936100</text:p>
          </table:table-cell>
          <table:table-cell table:style-name="ce2"/>
          <table:table-cell office:value-type="string" table:style-name="ce5">
            <text:p>Epoch 50</text:p>
          </table:table-cell>
          <table:table-cell office:value-type="float" office:value="1945284" table:style-name="ce7">
            <text:p>1945284</text:p>
          </table:table-cell>
          <table:table-cell table:style-name="ce2"/>
          <table:table-cell office:value-type="string" table:style-name="ce5">
            <text:p>Epoch 50</text:p>
          </table:table-cell>
          <table:table-cell office:value-type="float" office:value="1948324" table:style-name="ce7">
            <text:p>1948324</text:p>
          </table:table-cell>
          <table:table-cell table:style-name="ce2"/>
          <table:table-cell office:value-type="string" table:style-name="ce5">
            <text:p>Epoch 50</text:p>
          </table:table-cell>
          <table:table-cell office:value-type="float" office:value="1930970" table:style-name="ce7">
            <text:p>1930970</text:p>
          </table:table-cell>
          <table:table-cell table:style-name="ce2"/>
          <table:table-cell office:value-type="string" table:style-name="ce5">
            <text:p>Epoch 50</text:p>
          </table:table-cell>
          <table:table-cell office:value-type="float" office:value="1932060" table:style-name="ce7">
            <text:p>1932060</text:p>
          </table:table-cell>
          <table:table-cell table:style-name="ce2"/>
          <table:table-cell office:value-type="string" table:style-name="ce5">
            <text:p>Epoch 50</text:p>
          </table:table-cell>
          <table:table-cell office:value-type="float" office:value="1934772" table:style-name="ce7">
            <text:p>1934772</text:p>
          </table:table-cell>
          <table:table-cell table:style-name="ce2"/>
          <table:table-cell office:value-type="string" table:style-name="ce10">
            <text:p>Epoch 50</text:p>
          </table:table-cell>
          <table:table-cell office:value-type="float" office:value="1941489.8666666667" table:formula="of:=AVERAGE([.$CL53];[.$CI53];[.$CF53];[.$CC53];[.$BZ53];[.$BW53];[.$BT53];[.$BQ53];[.$BN53];[.$BK53];[.$BH53];[.$BE53];[.$BB53];[.$AY53];[.$AV53];[.$AS53];[.$AP53];[.$AM53];[.$AJ53];[.$AG53];[.$AD53];[.$AA53];[.$X53];[.$U53];[.$R53];[.$O53];[.$L53];[.$I53];[.$F53];[.$C53])" table:style-name="ce19">
            <text:p>1941490</text:p>
          </table:table-cell>
          <table:table-cell office:value-type="float" office:value="11281.317726080655" table:formula="of:=STDEV([.$CL53];[.$CI53];[.$CF53];[.$CC53];[.$BZ53];[.$BW53];[.$BT53];[.$BQ53];[.$BN53];[.$BK53];[.$BH53];[.$BE53];[.$BB53];[.$AY53];[.$AV53];[.$AS53];[.$AP53];[.$AM53];[.$AJ53];[.$AG53];[.$AD53];[.$AA53];[.$X53];[.$U53];[.$R53];[.$O53];[.$L53];[.$I53];[.$F53];[.$C53])" table:style-name="ce19">
            <text:p>11281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51</text:p>
          </table:table-cell>
          <table:table-cell office:value-type="float" office:value="1937078" table:style-name="ce7">
            <text:p>1937078</text:p>
          </table:table-cell>
          <table:table-cell table:style-name="ce2"/>
          <table:table-cell office:value-type="string" table:style-name="ce5">
            <text:p>Epoch 51</text:p>
          </table:table-cell>
          <table:table-cell office:value-type="float" office:value="1911590" table:style-name="ce7">
            <text:p>1911590</text:p>
          </table:table-cell>
          <table:table-cell table:style-name="ce2"/>
          <table:table-cell office:value-type="string" table:style-name="ce5">
            <text:p>Epoch 51</text:p>
          </table:table-cell>
          <table:table-cell office:value-type="float" office:value="1949768" table:style-name="ce7">
            <text:p>1949768</text:p>
          </table:table-cell>
          <table:table-cell table:style-name="ce2"/>
          <table:table-cell office:value-type="string" table:style-name="ce5">
            <text:p>Epoch 51</text:p>
          </table:table-cell>
          <table:table-cell office:value-type="float" office:value="1953026" table:style-name="ce7">
            <text:p>1953026</text:p>
          </table:table-cell>
          <table:table-cell table:style-name="ce2"/>
          <table:table-cell office:value-type="string" table:style-name="ce5">
            <text:p>Epoch 51</text:p>
          </table:table-cell>
          <table:table-cell office:value-type="float" office:value="1945504" table:style-name="ce7">
            <text:p>1945504</text:p>
          </table:table-cell>
          <table:table-cell table:style-name="ce2"/>
          <table:table-cell office:value-type="string" table:style-name="ce5">
            <text:p>Epoch 51</text:p>
          </table:table-cell>
          <table:table-cell office:value-type="float" office:value="1934374" table:style-name="ce7">
            <text:p>1934374</text:p>
          </table:table-cell>
          <table:table-cell table:style-name="ce2"/>
          <table:table-cell office:value-type="string" table:style-name="ce5">
            <text:p>Epoch 51</text:p>
          </table:table-cell>
          <table:table-cell office:value-type="float" office:value="1920270" table:style-name="ce7">
            <text:p>1920270</text:p>
          </table:table-cell>
          <table:table-cell table:style-name="ce2"/>
          <table:table-cell office:value-type="string" table:style-name="ce5">
            <text:p>Epoch 51</text:p>
          </table:table-cell>
          <table:table-cell office:value-type="float" office:value="1956018" table:style-name="ce7">
            <text:p>1956018</text:p>
          </table:table-cell>
          <table:table-cell table:style-name="ce2"/>
          <table:table-cell office:value-type="string" table:style-name="ce5">
            <text:p>Epoch 51</text:p>
          </table:table-cell>
          <table:table-cell office:value-type="float" office:value="1953020" table:style-name="ce7">
            <text:p>1953020</text:p>
          </table:table-cell>
          <table:table-cell table:style-name="ce2"/>
          <table:table-cell office:value-type="string" table:style-name="ce5">
            <text:p>Epoch 51</text:p>
          </table:table-cell>
          <table:table-cell office:value-type="float" office:value="1930872" table:style-name="ce7">
            <text:p>1930872</text:p>
          </table:table-cell>
          <table:table-cell table:style-name="ce2"/>
          <table:table-cell office:value-type="string" table:style-name="ce5">
            <text:p>Epoch 51</text:p>
          </table:table-cell>
          <table:table-cell office:value-type="float" office:value="1936934" table:style-name="ce7">
            <text:p>1936934</text:p>
          </table:table-cell>
          <table:table-cell table:style-name="ce2"/>
          <table:table-cell office:value-type="string" table:style-name="ce5">
            <text:p>Epoch 51</text:p>
          </table:table-cell>
          <table:table-cell office:value-type="float" office:value="1941668" table:style-name="ce7">
            <text:p>1941668</text:p>
          </table:table-cell>
          <table:table-cell table:style-name="ce2"/>
          <table:table-cell office:value-type="string" table:style-name="ce5">
            <text:p>Epoch 51</text:p>
          </table:table-cell>
          <table:table-cell office:value-type="float" office:value="1945554" table:style-name="ce7">
            <text:p>1945554</text:p>
          </table:table-cell>
          <table:table-cell table:style-name="ce2"/>
          <table:table-cell office:value-type="string" table:style-name="ce5">
            <text:p>Epoch 51</text:p>
          </table:table-cell>
          <table:table-cell office:value-type="float" office:value="1937166" table:style-name="ce7">
            <text:p>1937166</text:p>
          </table:table-cell>
          <table:table-cell table:style-name="ce2"/>
          <table:table-cell office:value-type="string" table:style-name="ce5">
            <text:p>Epoch 51</text:p>
          </table:table-cell>
          <table:table-cell office:value-type="float" office:value="1945506" table:style-name="ce7">
            <text:p>1945506</text:p>
          </table:table-cell>
          <table:table-cell table:style-name="ce2"/>
          <table:table-cell office:value-type="string" table:style-name="ce5">
            <text:p>Epoch 51</text:p>
          </table:table-cell>
          <table:table-cell office:value-type="float" office:value="1956266" table:style-name="ce7">
            <text:p>1956266</text:p>
          </table:table-cell>
          <table:table-cell table:style-name="ce2"/>
          <table:table-cell office:value-type="string" table:style-name="ce5">
            <text:p>Epoch 51</text:p>
          </table:table-cell>
          <table:table-cell office:value-type="float" office:value="1935000" table:style-name="ce7">
            <text:p>1935000</text:p>
          </table:table-cell>
          <table:table-cell table:style-name="ce2"/>
          <table:table-cell office:value-type="string" table:style-name="ce5">
            <text:p>Epoch 51</text:p>
          </table:table-cell>
          <table:table-cell office:value-type="float" office:value="1921238" table:style-name="ce7">
            <text:p>1921238</text:p>
          </table:table-cell>
          <table:table-cell table:style-name="ce2"/>
          <table:table-cell office:value-type="string" table:style-name="ce5">
            <text:p>Epoch 51</text:p>
          </table:table-cell>
          <table:table-cell office:value-type="float" office:value="1926518" table:style-name="ce7">
            <text:p>1926518</text:p>
          </table:table-cell>
          <table:table-cell table:style-name="ce2"/>
          <table:table-cell office:value-type="string" table:style-name="ce5">
            <text:p>Epoch 51</text:p>
          </table:table-cell>
          <table:table-cell office:value-type="float" office:value="1944918" table:style-name="ce7">
            <text:p>1944918</text:p>
          </table:table-cell>
          <table:table-cell table:style-name="ce2"/>
          <table:table-cell office:value-type="string" table:style-name="ce5">
            <text:p>Epoch 51</text:p>
          </table:table-cell>
          <table:table-cell office:value-type="float" office:value="1935306" table:style-name="ce7">
            <text:p>1935306</text:p>
          </table:table-cell>
          <table:table-cell table:style-name="ce2"/>
          <table:table-cell office:value-type="string" table:style-name="ce5">
            <text:p>Epoch 51</text:p>
          </table:table-cell>
          <table:table-cell office:value-type="float" office:value="1955148" table:style-name="ce7">
            <text:p>1955148</text:p>
          </table:table-cell>
          <table:table-cell table:style-name="ce2"/>
          <table:table-cell office:value-type="string" table:style-name="ce5">
            <text:p>Epoch 51</text:p>
          </table:table-cell>
          <table:table-cell office:value-type="float" office:value="1934720" table:style-name="ce7">
            <text:p>1934720</text:p>
          </table:table-cell>
          <table:table-cell table:style-name="ce2"/>
          <table:table-cell office:value-type="string" table:style-name="ce5">
            <text:p>Epoch 51</text:p>
          </table:table-cell>
          <table:table-cell office:value-type="float" office:value="1941796" table:style-name="ce7">
            <text:p>1941796</text:p>
          </table:table-cell>
          <table:table-cell table:style-name="ce2"/>
          <table:table-cell office:value-type="string" table:style-name="ce5">
            <text:p>Epoch 51</text:p>
          </table:table-cell>
          <table:table-cell office:value-type="float" office:value="1934650" table:style-name="ce7">
            <text:p>1934650</text:p>
          </table:table-cell>
          <table:table-cell table:style-name="ce2"/>
          <table:table-cell office:value-type="string" table:style-name="ce5">
            <text:p>Epoch 51</text:p>
          </table:table-cell>
          <table:table-cell office:value-type="float" office:value="1945244" table:style-name="ce7">
            <text:p>1945244</text:p>
          </table:table-cell>
          <table:table-cell table:style-name="ce2"/>
          <table:table-cell office:value-type="string" table:style-name="ce5">
            <text:p>Epoch 51</text:p>
          </table:table-cell>
          <table:table-cell office:value-type="float" office:value="1946922" table:style-name="ce7">
            <text:p>1946922</text:p>
          </table:table-cell>
          <table:table-cell table:style-name="ce2"/>
          <table:table-cell office:value-type="string" table:style-name="ce5">
            <text:p>Epoch 51</text:p>
          </table:table-cell>
          <table:table-cell office:value-type="float" office:value="1929678" table:style-name="ce7">
            <text:p>1929678</text:p>
          </table:table-cell>
          <table:table-cell table:style-name="ce2"/>
          <table:table-cell office:value-type="string" table:style-name="ce5">
            <text:p>Epoch 51</text:p>
          </table:table-cell>
          <table:table-cell office:value-type="float" office:value="1918128" table:style-name="ce7">
            <text:p>1918128</text:p>
          </table:table-cell>
          <table:table-cell table:style-name="ce2"/>
          <table:table-cell office:value-type="string" table:style-name="ce5">
            <text:p>Epoch 51</text:p>
          </table:table-cell>
          <table:table-cell office:value-type="float" office:value="1933950" table:style-name="ce7">
            <text:p>1933950</text:p>
          </table:table-cell>
          <table:table-cell table:style-name="ce2"/>
          <table:table-cell office:value-type="string" table:style-name="ce10">
            <text:p>Epoch 51</text:p>
          </table:table-cell>
          <table:table-cell office:value-type="float" office:value="1938594.3333333333" table:formula="of:=AVERAGE([.$CL54];[.$CI54];[.$CF54];[.$CC54];[.$BZ54];[.$BW54];[.$BT54];[.$BQ54];[.$BN54];[.$BK54];[.$BH54];[.$BE54];[.$BB54];[.$AY54];[.$AV54];[.$AS54];[.$AP54];[.$AM54];[.$AJ54];[.$AG54];[.$AD54];[.$AA54];[.$X54];[.$U54];[.$R54];[.$O54];[.$L54];[.$I54];[.$F54];[.$C54])" table:style-name="ce19">
            <text:p>1938594</text:p>
          </table:table-cell>
          <table:table-cell office:value-type="float" office:value="11625.188764750959" table:formula="of:=STDEV([.$CL54];[.$CI54];[.$CF54];[.$CC54];[.$BZ54];[.$BW54];[.$BT54];[.$BQ54];[.$BN54];[.$BK54];[.$BH54];[.$BE54];[.$BB54];[.$AY54];[.$AV54];[.$AS54];[.$AP54];[.$AM54];[.$AJ54];[.$AG54];[.$AD54];[.$AA54];[.$X54];[.$U54];[.$R54];[.$O54];[.$L54];[.$I54];[.$F54];[.$C54])" table:style-name="ce19">
            <text:p>11625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52</text:p>
          </table:table-cell>
          <table:table-cell office:value-type="float" office:value="1933224" table:style-name="ce7">
            <text:p>1933224</text:p>
          </table:table-cell>
          <table:table-cell table:style-name="ce2"/>
          <table:table-cell office:value-type="string" table:style-name="ce5">
            <text:p>Epoch 52</text:p>
          </table:table-cell>
          <table:table-cell office:value-type="float" office:value="1910150" table:style-name="ce7">
            <text:p>1910150</text:p>
          </table:table-cell>
          <table:table-cell table:style-name="ce2"/>
          <table:table-cell office:value-type="string" table:style-name="ce5">
            <text:p>Epoch 52</text:p>
          </table:table-cell>
          <table:table-cell office:value-type="float" office:value="1948212" table:style-name="ce7">
            <text:p>1948212</text:p>
          </table:table-cell>
          <table:table-cell table:style-name="ce2"/>
          <table:table-cell office:value-type="string" table:style-name="ce5">
            <text:p>Epoch 52</text:p>
          </table:table-cell>
          <table:table-cell office:value-type="float" office:value="1952024" table:style-name="ce7">
            <text:p>1952024</text:p>
          </table:table-cell>
          <table:table-cell table:style-name="ce2"/>
          <table:table-cell office:value-type="string" table:style-name="ce5">
            <text:p>Epoch 52</text:p>
          </table:table-cell>
          <table:table-cell office:value-type="float" office:value="1933060" table:style-name="ce7">
            <text:p>1933060</text:p>
          </table:table-cell>
          <table:table-cell table:style-name="ce2"/>
          <table:table-cell office:value-type="string" table:style-name="ce5">
            <text:p>Epoch 52</text:p>
          </table:table-cell>
          <table:table-cell office:value-type="float" office:value="1932330" table:style-name="ce7">
            <text:p>1932330</text:p>
          </table:table-cell>
          <table:table-cell table:style-name="ce2"/>
          <table:table-cell office:value-type="string" table:style-name="ce5">
            <text:p>Epoch 52</text:p>
          </table:table-cell>
          <table:table-cell office:value-type="float" office:value="1919766" table:style-name="ce7">
            <text:p>1919766</text:p>
          </table:table-cell>
          <table:table-cell table:style-name="ce2"/>
          <table:table-cell office:value-type="string" table:style-name="ce5">
            <text:p>Epoch 52</text:p>
          </table:table-cell>
          <table:table-cell office:value-type="float" office:value="1949962" table:style-name="ce7">
            <text:p>1949962</text:p>
          </table:table-cell>
          <table:table-cell table:style-name="ce2"/>
          <table:table-cell office:value-type="string" table:style-name="ce5">
            <text:p>Epoch 52</text:p>
          </table:table-cell>
          <table:table-cell office:value-type="float" office:value="1952614" table:style-name="ce7">
            <text:p>1952614</text:p>
          </table:table-cell>
          <table:table-cell table:style-name="ce2"/>
          <table:table-cell office:value-type="string" table:style-name="ce5">
            <text:p>Epoch 52</text:p>
          </table:table-cell>
          <table:table-cell office:value-type="float" office:value="1927130" table:style-name="ce7">
            <text:p>1927130</text:p>
          </table:table-cell>
          <table:table-cell table:style-name="ce2"/>
          <table:table-cell office:value-type="string" table:style-name="ce5">
            <text:p>Epoch 52</text:p>
          </table:table-cell>
          <table:table-cell office:value-type="float" office:value="1935978" table:style-name="ce7">
            <text:p>1935978</text:p>
          </table:table-cell>
          <table:table-cell table:style-name="ce2"/>
          <table:table-cell office:value-type="string" table:style-name="ce5">
            <text:p>Epoch 52</text:p>
          </table:table-cell>
          <table:table-cell office:value-type="float" office:value="1938218" table:style-name="ce7">
            <text:p>1938218</text:p>
          </table:table-cell>
          <table:table-cell table:style-name="ce2"/>
          <table:table-cell office:value-type="string" table:style-name="ce5">
            <text:p>Epoch 52</text:p>
          </table:table-cell>
          <table:table-cell office:value-type="float" office:value="1944778" table:style-name="ce7">
            <text:p>1944778</text:p>
          </table:table-cell>
          <table:table-cell table:style-name="ce2"/>
          <table:table-cell office:value-type="string" table:style-name="ce5">
            <text:p>Epoch 52</text:p>
          </table:table-cell>
          <table:table-cell office:value-type="float" office:value="1934802" table:style-name="ce7">
            <text:p>1934802</text:p>
          </table:table-cell>
          <table:table-cell table:style-name="ce2"/>
          <table:table-cell office:value-type="string" table:style-name="ce5">
            <text:p>Epoch 52</text:p>
          </table:table-cell>
          <table:table-cell office:value-type="float" office:value="1941720" table:style-name="ce7">
            <text:p>1941720</text:p>
          </table:table-cell>
          <table:table-cell table:style-name="ce2"/>
          <table:table-cell office:value-type="string" table:style-name="ce5">
            <text:p>Epoch 52</text:p>
          </table:table-cell>
          <table:table-cell office:value-type="float" office:value="1954346" table:style-name="ce7">
            <text:p>1954346</text:p>
          </table:table-cell>
          <table:table-cell table:style-name="ce2"/>
          <table:table-cell office:value-type="string" table:style-name="ce5">
            <text:p>Epoch 52</text:p>
          </table:table-cell>
          <table:table-cell office:value-type="float" office:value="1933900" table:style-name="ce7">
            <text:p>1933900</text:p>
          </table:table-cell>
          <table:table-cell table:style-name="ce2"/>
          <table:table-cell office:value-type="string" table:style-name="ce5">
            <text:p>Epoch 52</text:p>
          </table:table-cell>
          <table:table-cell office:value-type="float" office:value="1918054" table:style-name="ce7">
            <text:p>1918054</text:p>
          </table:table-cell>
          <table:table-cell table:style-name="ce2"/>
          <table:table-cell office:value-type="string" table:style-name="ce5">
            <text:p>Epoch 52</text:p>
          </table:table-cell>
          <table:table-cell office:value-type="float" office:value="1921962" table:style-name="ce7">
            <text:p>1921962</text:p>
          </table:table-cell>
          <table:table-cell table:style-name="ce2"/>
          <table:table-cell office:value-type="string" table:style-name="ce5">
            <text:p>Epoch 52</text:p>
          </table:table-cell>
          <table:table-cell office:value-type="float" office:value="1944074" table:style-name="ce7">
            <text:p>1944074</text:p>
          </table:table-cell>
          <table:table-cell table:style-name="ce2"/>
          <table:table-cell office:value-type="string" table:style-name="ce5">
            <text:p>Epoch 52</text:p>
          </table:table-cell>
          <table:table-cell office:value-type="float" office:value="1934182" table:style-name="ce7">
            <text:p>1934182</text:p>
          </table:table-cell>
          <table:table-cell table:style-name="ce2"/>
          <table:table-cell office:value-type="string" table:style-name="ce5">
            <text:p>Epoch 52</text:p>
          </table:table-cell>
          <table:table-cell office:value-type="float" office:value="1954928" table:style-name="ce7">
            <text:p>1954928</text:p>
          </table:table-cell>
          <table:table-cell table:style-name="ce2"/>
          <table:table-cell office:value-type="string" table:style-name="ce5">
            <text:p>Epoch 52</text:p>
          </table:table-cell>
          <table:table-cell office:value-type="float" office:value="1933438" table:style-name="ce7">
            <text:p>1933438</text:p>
          </table:table-cell>
          <table:table-cell table:style-name="ce2"/>
          <table:table-cell office:value-type="string" table:style-name="ce5">
            <text:p>Epoch 52</text:p>
          </table:table-cell>
          <table:table-cell office:value-type="float" office:value="1938676" table:style-name="ce7">
            <text:p>1938676</text:p>
          </table:table-cell>
          <table:table-cell table:style-name="ce2"/>
          <table:table-cell office:value-type="string" table:style-name="ce5">
            <text:p>Epoch 52</text:p>
          </table:table-cell>
          <table:table-cell office:value-type="float" office:value="1934420" table:style-name="ce7">
            <text:p>1934420</text:p>
          </table:table-cell>
          <table:table-cell table:style-name="ce2"/>
          <table:table-cell office:value-type="string" table:style-name="ce5">
            <text:p>Epoch 52</text:p>
          </table:table-cell>
          <table:table-cell office:value-type="float" office:value="1936852" table:style-name="ce7">
            <text:p>1936852</text:p>
          </table:table-cell>
          <table:table-cell table:style-name="ce2"/>
          <table:table-cell office:value-type="string" table:style-name="ce5">
            <text:p>Epoch 52</text:p>
          </table:table-cell>
          <table:table-cell office:value-type="float" office:value="1945904" table:style-name="ce7">
            <text:p>1945904</text:p>
          </table:table-cell>
          <table:table-cell table:style-name="ce2"/>
          <table:table-cell office:value-type="string" table:style-name="ce5">
            <text:p>Epoch 52</text:p>
          </table:table-cell>
          <table:table-cell office:value-type="float" office:value="1928228" table:style-name="ce7">
            <text:p>1928228</text:p>
          </table:table-cell>
          <table:table-cell table:style-name="ce2"/>
          <table:table-cell office:value-type="string" table:style-name="ce5">
            <text:p>Epoch 52</text:p>
          </table:table-cell>
          <table:table-cell office:value-type="float" office:value="1917424" table:style-name="ce7">
            <text:p>1917424</text:p>
          </table:table-cell>
          <table:table-cell table:style-name="ce2"/>
          <table:table-cell office:value-type="string" table:style-name="ce5">
            <text:p>Epoch 52</text:p>
          </table:table-cell>
          <table:table-cell office:value-type="float" office:value="1932410" table:style-name="ce7">
            <text:p>1932410</text:p>
          </table:table-cell>
          <table:table-cell table:style-name="ce2"/>
          <table:table-cell office:value-type="string" table:style-name="ce10">
            <text:p>Epoch 52</text:p>
          </table:table-cell>
          <table:table-cell office:value-type="float" office:value="1936092.2" table:formula="of:=AVERAGE([.$CL55];[.$CI55];[.$CF55];[.$CC55];[.$BZ55];[.$BW55];[.$BT55];[.$BQ55];[.$BN55];[.$BK55];[.$BH55];[.$BE55];[.$BB55];[.$AY55];[.$AV55];[.$AS55];[.$AP55];[.$AM55];[.$AJ55];[.$AG55];[.$AD55];[.$AA55];[.$X55];[.$U55];[.$R55];[.$O55];[.$L55];[.$I55];[.$F55];[.$C55])" table:style-name="ce19">
            <text:p>1936092</text:p>
          </table:table-cell>
          <table:table-cell office:value-type="float" office:value="11526.979929862302" table:formula="of:=STDEV([.$CL55];[.$CI55];[.$CF55];[.$CC55];[.$BZ55];[.$BW55];[.$BT55];[.$BQ55];[.$BN55];[.$BK55];[.$BH55];[.$BE55];[.$BB55];[.$AY55];[.$AV55];[.$AS55];[.$AP55];[.$AM55];[.$AJ55];[.$AG55];[.$AD55];[.$AA55];[.$X55];[.$U55];[.$R55];[.$O55];[.$L55];[.$I55];[.$F55];[.$C55])" table:style-name="ce19">
            <text:p>11527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53</text:p>
          </table:table-cell>
          <table:table-cell office:value-type="float" office:value="1932726" table:style-name="ce7">
            <text:p>1932726</text:p>
          </table:table-cell>
          <table:table-cell table:style-name="ce2"/>
          <table:table-cell office:value-type="string" table:style-name="ce5">
            <text:p>Epoch 53</text:p>
          </table:table-cell>
          <table:table-cell office:value-type="float" office:value="1905636" table:style-name="ce7">
            <text:p>1905636</text:p>
          </table:table-cell>
          <table:table-cell table:style-name="ce2"/>
          <table:table-cell office:value-type="string" table:style-name="ce5">
            <text:p>Epoch 53</text:p>
          </table:table-cell>
          <table:table-cell office:value-type="float" office:value="1944526" table:style-name="ce7">
            <text:p>1944526</text:p>
          </table:table-cell>
          <table:table-cell table:style-name="ce2"/>
          <table:table-cell office:value-type="string" table:style-name="ce5">
            <text:p>Epoch 53</text:p>
          </table:table-cell>
          <table:table-cell office:value-type="float" office:value="1950090" table:style-name="ce7">
            <text:p>1950090</text:p>
          </table:table-cell>
          <table:table-cell table:style-name="ce2"/>
          <table:table-cell office:value-type="string" table:style-name="ce5">
            <text:p>Epoch 53</text:p>
          </table:table-cell>
          <table:table-cell office:value-type="float" office:value="1930846" table:style-name="ce7">
            <text:p>1930846</text:p>
          </table:table-cell>
          <table:table-cell table:style-name="ce2"/>
          <table:table-cell office:value-type="string" table:style-name="ce5">
            <text:p>Epoch 53</text:p>
          </table:table-cell>
          <table:table-cell office:value-type="float" office:value="1930920" table:style-name="ce7">
            <text:p>1930920</text:p>
          </table:table-cell>
          <table:table-cell table:style-name="ce2"/>
          <table:table-cell office:value-type="string" table:style-name="ce5">
            <text:p>Epoch 53</text:p>
          </table:table-cell>
          <table:table-cell office:value-type="float" office:value="1914140" table:style-name="ce7">
            <text:p>1914140</text:p>
          </table:table-cell>
          <table:table-cell table:style-name="ce2"/>
          <table:table-cell office:value-type="string" table:style-name="ce5">
            <text:p>Epoch 53</text:p>
          </table:table-cell>
          <table:table-cell office:value-type="float" office:value="1946456" table:style-name="ce7">
            <text:p>1946456</text:p>
          </table:table-cell>
          <table:table-cell table:style-name="ce2"/>
          <table:table-cell office:value-type="string" table:style-name="ce5">
            <text:p>Epoch 53</text:p>
          </table:table-cell>
          <table:table-cell office:value-type="float" office:value="1950328" table:style-name="ce7">
            <text:p>1950328</text:p>
          </table:table-cell>
          <table:table-cell table:style-name="ce2"/>
          <table:table-cell office:value-type="string" table:style-name="ce5">
            <text:p>Epoch 53</text:p>
          </table:table-cell>
          <table:table-cell office:value-type="float" office:value="1925270" table:style-name="ce7">
            <text:p>1925270</text:p>
          </table:table-cell>
          <table:table-cell table:style-name="ce2"/>
          <table:table-cell office:value-type="string" table:style-name="ce5">
            <text:p>Epoch 53</text:p>
          </table:table-cell>
          <table:table-cell office:value-type="float" office:value="1935334" table:style-name="ce7">
            <text:p>1935334</text:p>
          </table:table-cell>
          <table:table-cell table:style-name="ce2"/>
          <table:table-cell office:value-type="string" table:style-name="ce5">
            <text:p>Epoch 53</text:p>
          </table:table-cell>
          <table:table-cell office:value-type="float" office:value="1937248" table:style-name="ce7">
            <text:p>1937248</text:p>
          </table:table-cell>
          <table:table-cell table:style-name="ce2"/>
          <table:table-cell office:value-type="string" table:style-name="ce5">
            <text:p>Epoch 53</text:p>
          </table:table-cell>
          <table:table-cell office:value-type="float" office:value="1944408" table:style-name="ce7">
            <text:p>1944408</text:p>
          </table:table-cell>
          <table:table-cell table:style-name="ce2"/>
          <table:table-cell office:value-type="string" table:style-name="ce5">
            <text:p>Epoch 53</text:p>
          </table:table-cell>
          <table:table-cell office:value-type="float" office:value="1929616" table:style-name="ce7">
            <text:p>1929616</text:p>
          </table:table-cell>
          <table:table-cell table:style-name="ce2"/>
          <table:table-cell office:value-type="string" table:style-name="ce5">
            <text:p>Epoch 53</text:p>
          </table:table-cell>
          <table:table-cell office:value-type="float" office:value="1941636" table:style-name="ce7">
            <text:p>1941636</text:p>
          </table:table-cell>
          <table:table-cell table:style-name="ce2"/>
          <table:table-cell office:value-type="string" table:style-name="ce5">
            <text:p>Epoch 53</text:p>
          </table:table-cell>
          <table:table-cell office:value-type="float" office:value="1952830" table:style-name="ce7">
            <text:p>1952830</text:p>
          </table:table-cell>
          <table:table-cell table:style-name="ce2"/>
          <table:table-cell office:value-type="string" table:style-name="ce5">
            <text:p>Epoch 53</text:p>
          </table:table-cell>
          <table:table-cell office:value-type="float" office:value="1933486" table:style-name="ce7">
            <text:p>1933486</text:p>
          </table:table-cell>
          <table:table-cell table:style-name="ce2"/>
          <table:table-cell office:value-type="string" table:style-name="ce5">
            <text:p>Epoch 53</text:p>
          </table:table-cell>
          <table:table-cell office:value-type="float" office:value="1914694" table:style-name="ce7">
            <text:p>1914694</text:p>
          </table:table-cell>
          <table:table-cell table:style-name="ce2"/>
          <table:table-cell office:value-type="string" table:style-name="ce5">
            <text:p>Epoch 53</text:p>
          </table:table-cell>
          <table:table-cell office:value-type="float" office:value="1921336" table:style-name="ce7">
            <text:p>1921336</text:p>
          </table:table-cell>
          <table:table-cell table:style-name="ce2"/>
          <table:table-cell office:value-type="string" table:style-name="ce5">
            <text:p>Epoch 53</text:p>
          </table:table-cell>
          <table:table-cell office:value-type="float" office:value="1941574" table:style-name="ce7">
            <text:p>1941574</text:p>
          </table:table-cell>
          <table:table-cell table:style-name="ce2"/>
          <table:table-cell office:value-type="string" table:style-name="ce5">
            <text:p>Epoch 53</text:p>
          </table:table-cell>
          <table:table-cell office:value-type="float" office:value="1932512" table:style-name="ce7">
            <text:p>1932512</text:p>
          </table:table-cell>
          <table:table-cell table:style-name="ce2"/>
          <table:table-cell office:value-type="string" table:style-name="ce5">
            <text:p>Epoch 53</text:p>
          </table:table-cell>
          <table:table-cell office:value-type="float" office:value="1951198" table:style-name="ce7">
            <text:p>1951198</text:p>
          </table:table-cell>
          <table:table-cell table:style-name="ce2"/>
          <table:table-cell office:value-type="string" table:style-name="ce5">
            <text:p>Epoch 53</text:p>
          </table:table-cell>
          <table:table-cell office:value-type="float" office:value="1931758" table:style-name="ce7">
            <text:p>1931758</text:p>
          </table:table-cell>
          <table:table-cell table:style-name="ce2"/>
          <table:table-cell office:value-type="string" table:style-name="ce5">
            <text:p>Epoch 53</text:p>
          </table:table-cell>
          <table:table-cell office:value-type="float" office:value="1937654" table:style-name="ce7">
            <text:p>1937654</text:p>
          </table:table-cell>
          <table:table-cell table:style-name="ce2"/>
          <table:table-cell office:value-type="string" table:style-name="ce5">
            <text:p>Epoch 53</text:p>
          </table:table-cell>
          <table:table-cell office:value-type="float" office:value="1933782" table:style-name="ce7">
            <text:p>1933782</text:p>
          </table:table-cell>
          <table:table-cell table:style-name="ce2"/>
          <table:table-cell office:value-type="string" table:style-name="ce5">
            <text:p>Epoch 53</text:p>
          </table:table-cell>
          <table:table-cell office:value-type="float" office:value="1936088" table:style-name="ce7">
            <text:p>1936088</text:p>
          </table:table-cell>
          <table:table-cell table:style-name="ce2"/>
          <table:table-cell office:value-type="string" table:style-name="ce5">
            <text:p>Epoch 53</text:p>
          </table:table-cell>
          <table:table-cell office:value-type="float" office:value="1939332" table:style-name="ce7">
            <text:p>1939332</text:p>
          </table:table-cell>
          <table:table-cell table:style-name="ce2"/>
          <table:table-cell office:value-type="string" table:style-name="ce5">
            <text:p>Epoch 53</text:p>
          </table:table-cell>
          <table:table-cell office:value-type="float" office:value="1927980" table:style-name="ce7">
            <text:p>1927980</text:p>
          </table:table-cell>
          <table:table-cell table:style-name="ce2"/>
          <table:table-cell office:value-type="string" table:style-name="ce5">
            <text:p>Epoch 53</text:p>
          </table:table-cell>
          <table:table-cell office:value-type="float" office:value="1916842" table:style-name="ce7">
            <text:p>1916842</text:p>
          </table:table-cell>
          <table:table-cell table:style-name="ce2"/>
          <table:table-cell office:value-type="string" table:style-name="ce5">
            <text:p>Epoch 53</text:p>
          </table:table-cell>
          <table:table-cell office:value-type="float" office:value="1931658" table:style-name="ce7">
            <text:p>1931658</text:p>
          </table:table-cell>
          <table:table-cell table:style-name="ce2"/>
          <table:table-cell office:value-type="string" table:style-name="ce10">
            <text:p>Epoch 53</text:p>
          </table:table-cell>
          <table:table-cell office:value-type="float" office:value="1934063.4666666666" table:formula="of:=AVERAGE([.$CL56];[.$CI56];[.$CF56];[.$CC56];[.$BZ56];[.$BW56];[.$BT56];[.$BQ56];[.$BN56];[.$BK56];[.$BH56];[.$BE56];[.$BB56];[.$AY56];[.$AV56];[.$AS56];[.$AP56];[.$AM56];[.$AJ56];[.$AG56];[.$AD56];[.$AA56];[.$X56];[.$U56];[.$R56];[.$O56];[.$L56];[.$I56];[.$F56];[.$C56])" table:style-name="ce19">
            <text:p>1934063</text:p>
          </table:table-cell>
          <table:table-cell office:value-type="float" office:value="11620.922972820614" table:formula="of:=STDEV([.$CL56];[.$CI56];[.$CF56];[.$CC56];[.$BZ56];[.$BW56];[.$BT56];[.$BQ56];[.$BN56];[.$BK56];[.$BH56];[.$BE56];[.$BB56];[.$AY56];[.$AV56];[.$AS56];[.$AP56];[.$AM56];[.$AJ56];[.$AG56];[.$AD56];[.$AA56];[.$X56];[.$U56];[.$R56];[.$O56];[.$L56];[.$I56];[.$F56];[.$C56])" table:style-name="ce19">
            <text:p>11621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54</text:p>
          </table:table-cell>
          <table:table-cell office:value-type="float" office:value="1925460" table:style-name="ce7">
            <text:p>1925460</text:p>
          </table:table-cell>
          <table:table-cell table:style-name="ce2"/>
          <table:table-cell office:value-type="string" table:style-name="ce5">
            <text:p>Epoch 54</text:p>
          </table:table-cell>
          <table:table-cell office:value-type="float" office:value="1905346" table:style-name="ce7">
            <text:p>1905346</text:p>
          </table:table-cell>
          <table:table-cell table:style-name="ce2"/>
          <table:table-cell office:value-type="string" table:style-name="ce5">
            <text:p>Epoch 54</text:p>
          </table:table-cell>
          <table:table-cell office:value-type="float" office:value="1942516" table:style-name="ce7">
            <text:p>1942516</text:p>
          </table:table-cell>
          <table:table-cell table:style-name="ce2"/>
          <table:table-cell office:value-type="string" table:style-name="ce5">
            <text:p>Epoch 54</text:p>
          </table:table-cell>
          <table:table-cell office:value-type="float" office:value="1935514" table:style-name="ce7">
            <text:p>1935514</text:p>
          </table:table-cell>
          <table:table-cell table:style-name="ce2"/>
          <table:table-cell office:value-type="string" table:style-name="ce5">
            <text:p>Epoch 54</text:p>
          </table:table-cell>
          <table:table-cell office:value-type="float" office:value="1926512" table:style-name="ce7">
            <text:p>1926512</text:p>
          </table:table-cell>
          <table:table-cell table:style-name="ce2"/>
          <table:table-cell office:value-type="string" table:style-name="ce5">
            <text:p>Epoch 54</text:p>
          </table:table-cell>
          <table:table-cell office:value-type="float" office:value="1929186" table:style-name="ce7">
            <text:p>1929186</text:p>
          </table:table-cell>
          <table:table-cell table:style-name="ce2"/>
          <table:table-cell office:value-type="string" table:style-name="ce5">
            <text:p>Epoch 54</text:p>
          </table:table-cell>
          <table:table-cell office:value-type="float" office:value="1912782" table:style-name="ce7">
            <text:p>1912782</text:p>
          </table:table-cell>
          <table:table-cell table:style-name="ce2"/>
          <table:table-cell office:value-type="string" table:style-name="ce5">
            <text:p>Epoch 54</text:p>
          </table:table-cell>
          <table:table-cell office:value-type="float" office:value="1945498" table:style-name="ce7">
            <text:p>1945498</text:p>
          </table:table-cell>
          <table:table-cell table:style-name="ce2"/>
          <table:table-cell office:value-type="string" table:style-name="ce5">
            <text:p>Epoch 54</text:p>
          </table:table-cell>
          <table:table-cell office:value-type="float" office:value="1939718" table:style-name="ce7">
            <text:p>1939718</text:p>
          </table:table-cell>
          <table:table-cell table:style-name="ce2"/>
          <table:table-cell office:value-type="string" table:style-name="ce5">
            <text:p>Epoch 54</text:p>
          </table:table-cell>
          <table:table-cell office:value-type="float" office:value="1925074" table:style-name="ce7">
            <text:p>1925074</text:p>
          </table:table-cell>
          <table:table-cell table:style-name="ce2"/>
          <table:table-cell office:value-type="string" table:style-name="ce5">
            <text:p>Epoch 54</text:p>
          </table:table-cell>
          <table:table-cell office:value-type="float" office:value="1932988" table:style-name="ce7">
            <text:p>1932988</text:p>
          </table:table-cell>
          <table:table-cell table:style-name="ce2"/>
          <table:table-cell office:value-type="string" table:style-name="ce5">
            <text:p>Epoch 54</text:p>
          </table:table-cell>
          <table:table-cell office:value-type="float" office:value="1934184" table:style-name="ce7">
            <text:p>1934184</text:p>
          </table:table-cell>
          <table:table-cell table:style-name="ce2"/>
          <table:table-cell office:value-type="string" table:style-name="ce5">
            <text:p>Epoch 54</text:p>
          </table:table-cell>
          <table:table-cell office:value-type="float" office:value="1943158" table:style-name="ce7">
            <text:p>1943158</text:p>
          </table:table-cell>
          <table:table-cell table:style-name="ce2"/>
          <table:table-cell office:value-type="string" table:style-name="ce5">
            <text:p>Epoch 54</text:p>
          </table:table-cell>
          <table:table-cell office:value-type="float" office:value="1927812" table:style-name="ce7">
            <text:p>1927812</text:p>
          </table:table-cell>
          <table:table-cell table:style-name="ce2"/>
          <table:table-cell office:value-type="string" table:style-name="ce5">
            <text:p>Epoch 54</text:p>
          </table:table-cell>
          <table:table-cell office:value-type="float" office:value="1938452" table:style-name="ce7">
            <text:p>1938452</text:p>
          </table:table-cell>
          <table:table-cell table:style-name="ce2"/>
          <table:table-cell office:value-type="string" table:style-name="ce5">
            <text:p>Epoch 54</text:p>
          </table:table-cell>
          <table:table-cell office:value-type="float" office:value="1952436" table:style-name="ce7">
            <text:p>1952436</text:p>
          </table:table-cell>
          <table:table-cell table:style-name="ce2"/>
          <table:table-cell office:value-type="string" table:style-name="ce5">
            <text:p>Epoch 54</text:p>
          </table:table-cell>
          <table:table-cell office:value-type="float" office:value="1931712" table:style-name="ce7">
            <text:p>1931712</text:p>
          </table:table-cell>
          <table:table-cell table:style-name="ce2"/>
          <table:table-cell office:value-type="string" table:style-name="ce5">
            <text:p>Epoch 54</text:p>
          </table:table-cell>
          <table:table-cell office:value-type="float" office:value="1912248" table:style-name="ce7">
            <text:p>1912248</text:p>
          </table:table-cell>
          <table:table-cell table:style-name="ce2"/>
          <table:table-cell office:value-type="string" table:style-name="ce5">
            <text:p>Epoch 54</text:p>
          </table:table-cell>
          <table:table-cell office:value-type="float" office:value="1921254" table:style-name="ce7">
            <text:p>1921254</text:p>
          </table:table-cell>
          <table:table-cell table:style-name="ce2"/>
          <table:table-cell office:value-type="string" table:style-name="ce5">
            <text:p>Epoch 54</text:p>
          </table:table-cell>
          <table:table-cell office:value-type="float" office:value="1939984" table:style-name="ce7">
            <text:p>1939984</text:p>
          </table:table-cell>
          <table:table-cell table:style-name="ce2"/>
          <table:table-cell office:value-type="string" table:style-name="ce5">
            <text:p>Epoch 54</text:p>
          </table:table-cell>
          <table:table-cell office:value-type="float" office:value="1930278" table:style-name="ce7">
            <text:p>1930278</text:p>
          </table:table-cell>
          <table:table-cell table:style-name="ce2"/>
          <table:table-cell office:value-type="string" table:style-name="ce5">
            <text:p>Epoch 54</text:p>
          </table:table-cell>
          <table:table-cell office:value-type="float" office:value="1947892" table:style-name="ce7">
            <text:p>1947892</text:p>
          </table:table-cell>
          <table:table-cell table:style-name="ce2"/>
          <table:table-cell office:value-type="string" table:style-name="ce5">
            <text:p>Epoch 54</text:p>
          </table:table-cell>
          <table:table-cell office:value-type="float" office:value="1928506" table:style-name="ce7">
            <text:p>1928506</text:p>
          </table:table-cell>
          <table:table-cell table:style-name="ce2"/>
          <table:table-cell office:value-type="string" table:style-name="ce5">
            <text:p>Epoch 54</text:p>
          </table:table-cell>
          <table:table-cell office:value-type="float" office:value="1934656" table:style-name="ce7">
            <text:p>1934656</text:p>
          </table:table-cell>
          <table:table-cell table:style-name="ce2"/>
          <table:table-cell office:value-type="string" table:style-name="ce5">
            <text:p>Epoch 54</text:p>
          </table:table-cell>
          <table:table-cell office:value-type="float" office:value="1920176" table:style-name="ce7">
            <text:p>1920176</text:p>
          </table:table-cell>
          <table:table-cell table:style-name="ce2"/>
          <table:table-cell office:value-type="string" table:style-name="ce5">
            <text:p>Epoch 54</text:p>
          </table:table-cell>
          <table:table-cell office:value-type="float" office:value="1935954" table:style-name="ce7">
            <text:p>1935954</text:p>
          </table:table-cell>
          <table:table-cell table:style-name="ce2"/>
          <table:table-cell office:value-type="string" table:style-name="ce5">
            <text:p>Epoch 54</text:p>
          </table:table-cell>
          <table:table-cell office:value-type="float" office:value="1936880" table:style-name="ce7">
            <text:p>1936880</text:p>
          </table:table-cell>
          <table:table-cell table:style-name="ce2"/>
          <table:table-cell office:value-type="string" table:style-name="ce5">
            <text:p>Epoch 54</text:p>
          </table:table-cell>
          <table:table-cell office:value-type="float" office:value="1925444" table:style-name="ce7">
            <text:p>1925444</text:p>
          </table:table-cell>
          <table:table-cell table:style-name="ce2"/>
          <table:table-cell office:value-type="string" table:style-name="ce5">
            <text:p>Epoch 54</text:p>
          </table:table-cell>
          <table:table-cell office:value-type="float" office:value="1915524" table:style-name="ce7">
            <text:p>1915524</text:p>
          </table:table-cell>
          <table:table-cell table:style-name="ce2"/>
          <table:table-cell office:value-type="string" table:style-name="ce5">
            <text:p>Epoch 54</text:p>
          </table:table-cell>
          <table:table-cell office:value-type="float" office:value="1930952" table:style-name="ce7">
            <text:p>1930952</text:p>
          </table:table-cell>
          <table:table-cell table:style-name="ce2"/>
          <table:table-cell office:value-type="string" table:style-name="ce10">
            <text:p>Epoch 54</text:p>
          </table:table-cell>
          <table:table-cell office:value-type="float" office:value="1930936.5333333334" table:formula="of:=AVERAGE([.$CL57];[.$CI57];[.$CF57];[.$CC57];[.$BZ57];[.$BW57];[.$BT57];[.$BQ57];[.$BN57];[.$BK57];[.$BH57];[.$BE57];[.$BB57];[.$AY57];[.$AV57];[.$AS57];[.$AP57];[.$AM57];[.$AJ57];[.$AG57];[.$AD57];[.$AA57];[.$X57];[.$U57];[.$R57];[.$O57];[.$L57];[.$I57];[.$F57];[.$C57])" table:style-name="ce19">
            <text:p>1930937</text:p>
          </table:table-cell>
          <table:table-cell office:value-type="float" office:value="10962.91704112435" table:formula="of:=STDEV([.$CL57];[.$CI57];[.$CF57];[.$CC57];[.$BZ57];[.$BW57];[.$BT57];[.$BQ57];[.$BN57];[.$BK57];[.$BH57];[.$BE57];[.$BB57];[.$AY57];[.$AV57];[.$AS57];[.$AP57];[.$AM57];[.$AJ57];[.$AG57];[.$AD57];[.$AA57];[.$X57];[.$U57];[.$R57];[.$O57];[.$L57];[.$I57];[.$F57];[.$C57])" table:style-name="ce19">
            <text:p>10963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55</text:p>
          </table:table-cell>
          <table:table-cell office:value-type="float" office:value="1920676" table:style-name="ce7">
            <text:p>1920676</text:p>
          </table:table-cell>
          <table:table-cell table:style-name="ce2"/>
          <table:table-cell office:value-type="string" table:style-name="ce5">
            <text:p>Epoch 55</text:p>
          </table:table-cell>
          <table:table-cell office:value-type="float" office:value="1900400" table:style-name="ce7">
            <text:p>1900400</text:p>
          </table:table-cell>
          <table:table-cell table:style-name="ce2"/>
          <table:table-cell office:value-type="string" table:style-name="ce5">
            <text:p>Epoch 55</text:p>
          </table:table-cell>
          <table:table-cell office:value-type="float" office:value="1938438" table:style-name="ce7">
            <text:p>1938438</text:p>
          </table:table-cell>
          <table:table-cell table:style-name="ce2"/>
          <table:table-cell office:value-type="string" table:style-name="ce5">
            <text:p>Epoch 55</text:p>
          </table:table-cell>
          <table:table-cell office:value-type="float" office:value="1934068" table:style-name="ce7">
            <text:p>1934068</text:p>
          </table:table-cell>
          <table:table-cell table:style-name="ce2"/>
          <table:table-cell office:value-type="string" table:style-name="ce5">
            <text:p>Epoch 55</text:p>
          </table:table-cell>
          <table:table-cell office:value-type="float" office:value="1923816" table:style-name="ce7">
            <text:p>1923816</text:p>
          </table:table-cell>
          <table:table-cell table:style-name="ce2"/>
          <table:table-cell office:value-type="string" table:style-name="ce5">
            <text:p>Epoch 55</text:p>
          </table:table-cell>
          <table:table-cell office:value-type="float" office:value="1928446" table:style-name="ce7">
            <text:p>1928446</text:p>
          </table:table-cell>
          <table:table-cell table:style-name="ce2"/>
          <table:table-cell office:value-type="string" table:style-name="ce5">
            <text:p>Epoch 55</text:p>
          </table:table-cell>
          <table:table-cell office:value-type="float" office:value="1912104" table:style-name="ce7">
            <text:p>1912104</text:p>
          </table:table-cell>
          <table:table-cell table:style-name="ce2"/>
          <table:table-cell office:value-type="string" table:style-name="ce5">
            <text:p>Epoch 55</text:p>
          </table:table-cell>
          <table:table-cell office:value-type="float" office:value="1944422" table:style-name="ce7">
            <text:p>1944422</text:p>
          </table:table-cell>
          <table:table-cell table:style-name="ce2"/>
          <table:table-cell office:value-type="string" table:style-name="ce5">
            <text:p>Epoch 55</text:p>
          </table:table-cell>
          <table:table-cell office:value-type="float" office:value="1939436" table:style-name="ce7">
            <text:p>1939436</text:p>
          </table:table-cell>
          <table:table-cell table:style-name="ce2"/>
          <table:table-cell office:value-type="string" table:style-name="ce5">
            <text:p>Epoch 55</text:p>
          </table:table-cell>
          <table:table-cell office:value-type="float" office:value="1919348" table:style-name="ce7">
            <text:p>1919348</text:p>
          </table:table-cell>
          <table:table-cell table:style-name="ce2"/>
          <table:table-cell office:value-type="string" table:style-name="ce5">
            <text:p>Epoch 55</text:p>
          </table:table-cell>
          <table:table-cell office:value-type="float" office:value="1929380" table:style-name="ce7">
            <text:p>1929380</text:p>
          </table:table-cell>
          <table:table-cell table:style-name="ce2"/>
          <table:table-cell office:value-type="string" table:style-name="ce5">
            <text:p>Epoch 55</text:p>
          </table:table-cell>
          <table:table-cell office:value-type="float" office:value="1931664" table:style-name="ce7">
            <text:p>1931664</text:p>
          </table:table-cell>
          <table:table-cell table:style-name="ce2"/>
          <table:table-cell office:value-type="string" table:style-name="ce5">
            <text:p>Epoch 55</text:p>
          </table:table-cell>
          <table:table-cell office:value-type="float" office:value="1941744" table:style-name="ce7">
            <text:p>1941744</text:p>
          </table:table-cell>
          <table:table-cell table:style-name="ce2"/>
          <table:table-cell office:value-type="string" table:style-name="ce5">
            <text:p>Epoch 55</text:p>
          </table:table-cell>
          <table:table-cell office:value-type="float" office:value="1927198" table:style-name="ce7">
            <text:p>1927198</text:p>
          </table:table-cell>
          <table:table-cell table:style-name="ce2"/>
          <table:table-cell office:value-type="string" table:style-name="ce5">
            <text:p>Epoch 55</text:p>
          </table:table-cell>
          <table:table-cell office:value-type="float" office:value="1936080" table:style-name="ce7">
            <text:p>1936080</text:p>
          </table:table-cell>
          <table:table-cell table:style-name="ce2"/>
          <table:table-cell office:value-type="string" table:style-name="ce5">
            <text:p>Epoch 55</text:p>
          </table:table-cell>
          <table:table-cell office:value-type="float" office:value="1950854" table:style-name="ce7">
            <text:p>1950854</text:p>
          </table:table-cell>
          <table:table-cell table:style-name="ce2"/>
          <table:table-cell office:value-type="string" table:style-name="ce5">
            <text:p>Epoch 55</text:p>
          </table:table-cell>
          <table:table-cell office:value-type="float" office:value="1930602" table:style-name="ce7">
            <text:p>1930602</text:p>
          </table:table-cell>
          <table:table-cell table:style-name="ce2"/>
          <table:table-cell office:value-type="string" table:style-name="ce5">
            <text:p>Epoch 55</text:p>
          </table:table-cell>
          <table:table-cell office:value-type="float" office:value="1908614" table:style-name="ce7">
            <text:p>1908614</text:p>
          </table:table-cell>
          <table:table-cell table:style-name="ce2"/>
          <table:table-cell office:value-type="string" table:style-name="ce5">
            <text:p>Epoch 55</text:p>
          </table:table-cell>
          <table:table-cell office:value-type="float" office:value="1921052" table:style-name="ce7">
            <text:p>1921052</text:p>
          </table:table-cell>
          <table:table-cell table:style-name="ce2"/>
          <table:table-cell office:value-type="string" table:style-name="ce5">
            <text:p>Epoch 55</text:p>
          </table:table-cell>
          <table:table-cell office:value-type="float" office:value="1938804" table:style-name="ce7">
            <text:p>1938804</text:p>
          </table:table-cell>
          <table:table-cell table:style-name="ce2"/>
          <table:table-cell office:value-type="string" table:style-name="ce5">
            <text:p>Epoch 55</text:p>
          </table:table-cell>
          <table:table-cell office:value-type="float" office:value="1926220" table:style-name="ce7">
            <text:p>1926220</text:p>
          </table:table-cell>
          <table:table-cell table:style-name="ce2"/>
          <table:table-cell office:value-type="string" table:style-name="ce5">
            <text:p>Epoch 55</text:p>
          </table:table-cell>
          <table:table-cell office:value-type="float" office:value="1946572" table:style-name="ce7">
            <text:p>1946572</text:p>
          </table:table-cell>
          <table:table-cell table:style-name="ce2"/>
          <table:table-cell office:value-type="string" table:style-name="ce5">
            <text:p>Epoch 55</text:p>
          </table:table-cell>
          <table:table-cell office:value-type="float" office:value="1926698" table:style-name="ce7">
            <text:p>1926698</text:p>
          </table:table-cell>
          <table:table-cell table:style-name="ce2"/>
          <table:table-cell office:value-type="string" table:style-name="ce5">
            <text:p>Epoch 55</text:p>
          </table:table-cell>
          <table:table-cell office:value-type="float" office:value="1933918" table:style-name="ce7">
            <text:p>1933918</text:p>
          </table:table-cell>
          <table:table-cell table:style-name="ce2"/>
          <table:table-cell office:value-type="string" table:style-name="ce5">
            <text:p>Epoch 55</text:p>
          </table:table-cell>
          <table:table-cell office:value-type="float" office:value="1918406" table:style-name="ce7">
            <text:p>1918406</text:p>
          </table:table-cell>
          <table:table-cell table:style-name="ce2"/>
          <table:table-cell office:value-type="string" table:style-name="ce5">
            <text:p>Epoch 55</text:p>
          </table:table-cell>
          <table:table-cell office:value-type="float" office:value="1934652" table:style-name="ce7">
            <text:p>1934652</text:p>
          </table:table-cell>
          <table:table-cell table:style-name="ce2"/>
          <table:table-cell office:value-type="string" table:style-name="ce5">
            <text:p>Epoch 55</text:p>
          </table:table-cell>
          <table:table-cell office:value-type="float" office:value="1936340" table:style-name="ce7">
            <text:p>1936340</text:p>
          </table:table-cell>
          <table:table-cell table:style-name="ce2"/>
          <table:table-cell office:value-type="string" table:style-name="ce5">
            <text:p>Epoch 55</text:p>
          </table:table-cell>
          <table:table-cell office:value-type="float" office:value="1924962" table:style-name="ce7">
            <text:p>1924962</text:p>
          </table:table-cell>
          <table:table-cell table:style-name="ce2"/>
          <table:table-cell office:value-type="string" table:style-name="ce5">
            <text:p>Epoch 55</text:p>
          </table:table-cell>
          <table:table-cell office:value-type="float" office:value="1903420" table:style-name="ce7">
            <text:p>1903420</text:p>
          </table:table-cell>
          <table:table-cell table:style-name="ce2"/>
          <table:table-cell office:value-type="string" table:style-name="ce5">
            <text:p>Epoch 55</text:p>
          </table:table-cell>
          <table:table-cell office:value-type="float" office:value="1928662" table:style-name="ce7">
            <text:p>1928662</text:p>
          </table:table-cell>
          <table:table-cell table:style-name="ce2"/>
          <table:table-cell office:value-type="string" table:style-name="ce10">
            <text:p>Epoch 55</text:p>
          </table:table-cell>
          <table:table-cell office:value-type="float" office:value="1928566.5333333334" table:formula="of:=AVERAGE([.$CL58];[.$CI58];[.$CF58];[.$CC58];[.$BZ58];[.$BW58];[.$BT58];[.$BQ58];[.$BN58];[.$BK58];[.$BH58];[.$BE58];[.$BB58];[.$AY58];[.$AV58];[.$AS58];[.$AP58];[.$AM58];[.$AJ58];[.$AG58];[.$AD58];[.$AA58];[.$X58];[.$U58];[.$R58];[.$O58];[.$L58];[.$I58];[.$F58];[.$C58])" table:style-name="ce19">
            <text:p>1928567</text:p>
          </table:table-cell>
          <table:table-cell office:value-type="float" office:value="12094.17489803946" table:formula="of:=STDEV([.$CL58];[.$CI58];[.$CF58];[.$CC58];[.$BZ58];[.$BW58];[.$BT58];[.$BQ58];[.$BN58];[.$BK58];[.$BH58];[.$BE58];[.$BB58];[.$AY58];[.$AV58];[.$AS58];[.$AP58];[.$AM58];[.$AJ58];[.$AG58];[.$AD58];[.$AA58];[.$X58];[.$U58];[.$R58];[.$O58];[.$L58];[.$I58];[.$F58];[.$C58])" table:style-name="ce19">
            <text:p>12094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56</text:p>
          </table:table-cell>
          <table:table-cell office:value-type="float" office:value="1920486" table:style-name="ce7">
            <text:p>1920486</text:p>
          </table:table-cell>
          <table:table-cell table:style-name="ce2"/>
          <table:table-cell office:value-type="string" table:style-name="ce5">
            <text:p>Epoch 56</text:p>
          </table:table-cell>
          <table:table-cell office:value-type="float" office:value="1898164" table:style-name="ce7">
            <text:p>1898164</text:p>
          </table:table-cell>
          <table:table-cell table:style-name="ce2"/>
          <table:table-cell office:value-type="string" table:style-name="ce5">
            <text:p>Epoch 56</text:p>
          </table:table-cell>
          <table:table-cell office:value-type="float" office:value="1938290" table:style-name="ce7">
            <text:p>1938290</text:p>
          </table:table-cell>
          <table:table-cell table:style-name="ce2"/>
          <table:table-cell office:value-type="string" table:style-name="ce5">
            <text:p>Epoch 56</text:p>
          </table:table-cell>
          <table:table-cell office:value-type="float" office:value="1933024" table:style-name="ce7">
            <text:p>1933024</text:p>
          </table:table-cell>
          <table:table-cell table:style-name="ce2"/>
          <table:table-cell office:value-type="string" table:style-name="ce5">
            <text:p>Epoch 56</text:p>
          </table:table-cell>
          <table:table-cell office:value-type="float" office:value="1920326" table:style-name="ce7">
            <text:p>1920326</text:p>
          </table:table-cell>
          <table:table-cell table:style-name="ce2"/>
          <table:table-cell office:value-type="string" table:style-name="ce5">
            <text:p>Epoch 56</text:p>
          </table:table-cell>
          <table:table-cell office:value-type="float" office:value="1928206" table:style-name="ce7">
            <text:p>1928206</text:p>
          </table:table-cell>
          <table:table-cell table:style-name="ce2"/>
          <table:table-cell office:value-type="string" table:style-name="ce5">
            <text:p>Epoch 56</text:p>
          </table:table-cell>
          <table:table-cell office:value-type="float" office:value="1911502" table:style-name="ce7">
            <text:p>1911502</text:p>
          </table:table-cell>
          <table:table-cell table:style-name="ce2"/>
          <table:table-cell office:value-type="string" table:style-name="ce5">
            <text:p>Epoch 56</text:p>
          </table:table-cell>
          <table:table-cell office:value-type="float" office:value="1943428" table:style-name="ce7">
            <text:p>1943428</text:p>
          </table:table-cell>
          <table:table-cell table:style-name="ce2"/>
          <table:table-cell office:value-type="string" table:style-name="ce5">
            <text:p>Epoch 56</text:p>
          </table:table-cell>
          <table:table-cell office:value-type="float" office:value="1938794" table:style-name="ce7">
            <text:p>1938794</text:p>
          </table:table-cell>
          <table:table-cell table:style-name="ce2"/>
          <table:table-cell office:value-type="string" table:style-name="ce5">
            <text:p>Epoch 56</text:p>
          </table:table-cell>
          <table:table-cell office:value-type="float" office:value="1918050" table:style-name="ce7">
            <text:p>1918050</text:p>
          </table:table-cell>
          <table:table-cell table:style-name="ce2"/>
          <table:table-cell office:value-type="string" table:style-name="ce5">
            <text:p>Epoch 56</text:p>
          </table:table-cell>
          <table:table-cell office:value-type="float" office:value="1925096" table:style-name="ce7">
            <text:p>1925096</text:p>
          </table:table-cell>
          <table:table-cell table:style-name="ce2"/>
          <table:table-cell office:value-type="string" table:style-name="ce5">
            <text:p>Epoch 56</text:p>
          </table:table-cell>
          <table:table-cell office:value-type="float" office:value="1930232" table:style-name="ce7">
            <text:p>1930232</text:p>
          </table:table-cell>
          <table:table-cell table:style-name="ce2"/>
          <table:table-cell office:value-type="string" table:style-name="ce5">
            <text:p>Epoch 56</text:p>
          </table:table-cell>
          <table:table-cell office:value-type="float" office:value="1935950" table:style-name="ce7">
            <text:p>1935950</text:p>
          </table:table-cell>
          <table:table-cell table:style-name="ce2"/>
          <table:table-cell office:value-type="string" table:style-name="ce5">
            <text:p>Epoch 56</text:p>
          </table:table-cell>
          <table:table-cell office:value-type="float" office:value="1918988" table:style-name="ce7">
            <text:p>1918988</text:p>
          </table:table-cell>
          <table:table-cell table:style-name="ce2"/>
          <table:table-cell office:value-type="string" table:style-name="ce5">
            <text:p>Epoch 56</text:p>
          </table:table-cell>
          <table:table-cell office:value-type="float" office:value="1930606" table:style-name="ce7">
            <text:p>1930606</text:p>
          </table:table-cell>
          <table:table-cell table:style-name="ce2"/>
          <table:table-cell office:value-type="string" table:style-name="ce5">
            <text:p>Epoch 56</text:p>
          </table:table-cell>
          <table:table-cell office:value-type="float" office:value="1942866" table:style-name="ce7">
            <text:p>1942866</text:p>
          </table:table-cell>
          <table:table-cell table:style-name="ce2"/>
          <table:table-cell office:value-type="string" table:style-name="ce5">
            <text:p>Epoch 56</text:p>
          </table:table-cell>
          <table:table-cell office:value-type="float" office:value="1929150" table:style-name="ce7">
            <text:p>1929150</text:p>
          </table:table-cell>
          <table:table-cell table:style-name="ce2"/>
          <table:table-cell office:value-type="string" table:style-name="ce5">
            <text:p>Epoch 56</text:p>
          </table:table-cell>
          <table:table-cell office:value-type="float" office:value="1907680" table:style-name="ce7">
            <text:p>1907680</text:p>
          </table:table-cell>
          <table:table-cell table:style-name="ce2"/>
          <table:table-cell office:value-type="string" table:style-name="ce5">
            <text:p>Epoch 56</text:p>
          </table:table-cell>
          <table:table-cell office:value-type="float" office:value="1919184" table:style-name="ce7">
            <text:p>1919184</text:p>
          </table:table-cell>
          <table:table-cell table:style-name="ce2"/>
          <table:table-cell office:value-type="string" table:style-name="ce5">
            <text:p>Epoch 56</text:p>
          </table:table-cell>
          <table:table-cell office:value-type="float" office:value="1935144" table:style-name="ce7">
            <text:p>1935144</text:p>
          </table:table-cell>
          <table:table-cell table:style-name="ce2"/>
          <table:table-cell office:value-type="string" table:style-name="ce5">
            <text:p>Epoch 56</text:p>
          </table:table-cell>
          <table:table-cell office:value-type="float" office:value="1924474" table:style-name="ce7">
            <text:p>1924474</text:p>
          </table:table-cell>
          <table:table-cell table:style-name="ce2"/>
          <table:table-cell office:value-type="string" table:style-name="ce5">
            <text:p>Epoch 56</text:p>
          </table:table-cell>
          <table:table-cell office:value-type="float" office:value="1945172" table:style-name="ce7">
            <text:p>1945172</text:p>
          </table:table-cell>
          <table:table-cell table:style-name="ce2"/>
          <table:table-cell office:value-type="string" table:style-name="ce5">
            <text:p>Epoch 56</text:p>
          </table:table-cell>
          <table:table-cell office:value-type="float" office:value="1925040" table:style-name="ce7">
            <text:p>1925040</text:p>
          </table:table-cell>
          <table:table-cell table:style-name="ce2"/>
          <table:table-cell office:value-type="string" table:style-name="ce5">
            <text:p>Epoch 56</text:p>
          </table:table-cell>
          <table:table-cell office:value-type="float" office:value="1931142" table:style-name="ce7">
            <text:p>1931142</text:p>
          </table:table-cell>
          <table:table-cell table:style-name="ce2"/>
          <table:table-cell office:value-type="string" table:style-name="ce5">
            <text:p>Epoch 56</text:p>
          </table:table-cell>
          <table:table-cell office:value-type="float" office:value="1911664" table:style-name="ce7">
            <text:p>1911664</text:p>
          </table:table-cell>
          <table:table-cell table:style-name="ce2"/>
          <table:table-cell office:value-type="string" table:style-name="ce5">
            <text:p>Epoch 56</text:p>
          </table:table-cell>
          <table:table-cell office:value-type="float" office:value="1930992" table:style-name="ce7">
            <text:p>1930992</text:p>
          </table:table-cell>
          <table:table-cell table:style-name="ce2"/>
          <table:table-cell office:value-type="string" table:style-name="ce5">
            <text:p>Epoch 56</text:p>
          </table:table-cell>
          <table:table-cell office:value-type="float" office:value="1936078" table:style-name="ce7">
            <text:p>1936078</text:p>
          </table:table-cell>
          <table:table-cell table:style-name="ce2"/>
          <table:table-cell office:value-type="string" table:style-name="ce5">
            <text:p>Epoch 56</text:p>
          </table:table-cell>
          <table:table-cell office:value-type="float" office:value="1919334" table:style-name="ce7">
            <text:p>1919334</text:p>
          </table:table-cell>
          <table:table-cell table:style-name="ce2"/>
          <table:table-cell office:value-type="string" table:style-name="ce5">
            <text:p>Epoch 56</text:p>
          </table:table-cell>
          <table:table-cell office:value-type="float" office:value="1903098" table:style-name="ce7">
            <text:p>1903098</text:p>
          </table:table-cell>
          <table:table-cell table:style-name="ce2"/>
          <table:table-cell office:value-type="string" table:style-name="ce5">
            <text:p>Epoch 56</text:p>
          </table:table-cell>
          <table:table-cell office:value-type="float" office:value="1919882" table:style-name="ce7">
            <text:p>1919882</text:p>
          </table:table-cell>
          <table:table-cell table:style-name="ce2"/>
          <table:table-cell office:value-type="string" table:style-name="ce10">
            <text:p>Epoch 56</text:p>
          </table:table-cell>
          <table:table-cell office:value-type="float" office:value="1925734.7333333334" table:formula="of:=AVERAGE([.$CL59];[.$CI59];[.$CF59];[.$CC59];[.$BZ59];[.$BW59];[.$BT59];[.$BQ59];[.$BN59];[.$BK59];[.$BH59];[.$BE59];[.$BB59];[.$AY59];[.$AV59];[.$AS59];[.$AP59];[.$AM59];[.$AJ59];[.$AG59];[.$AD59];[.$AA59];[.$X59];[.$U59];[.$R59];[.$O59];[.$L59];[.$I59];[.$F59];[.$C59])" table:style-name="ce19">
            <text:p>1925735</text:p>
          </table:table-cell>
          <table:table-cell office:value-type="float" office:value="11839.754965816426" table:formula="of:=STDEV([.$CL59];[.$CI59];[.$CF59];[.$CC59];[.$BZ59];[.$BW59];[.$BT59];[.$BQ59];[.$BN59];[.$BK59];[.$BH59];[.$BE59];[.$BB59];[.$AY59];[.$AV59];[.$AS59];[.$AP59];[.$AM59];[.$AJ59];[.$AG59];[.$AD59];[.$AA59];[.$X59];[.$U59];[.$R59];[.$O59];[.$L59];[.$I59];[.$F59];[.$C59])" table:style-name="ce19">
            <text:p>11840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57</text:p>
          </table:table-cell>
          <table:table-cell office:value-type="float" office:value="1918034" table:style-name="ce7">
            <text:p>1918034</text:p>
          </table:table-cell>
          <table:table-cell table:style-name="ce2"/>
          <table:table-cell office:value-type="string" table:style-name="ce5">
            <text:p>Epoch 57</text:p>
          </table:table-cell>
          <table:table-cell office:value-type="float" office:value="1897610" table:style-name="ce7">
            <text:p>1897610</text:p>
          </table:table-cell>
          <table:table-cell table:style-name="ce2"/>
          <table:table-cell office:value-type="string" table:style-name="ce5">
            <text:p>Epoch 57</text:p>
          </table:table-cell>
          <table:table-cell office:value-type="float" office:value="1934658" table:style-name="ce7">
            <text:p>1934658</text:p>
          </table:table-cell>
          <table:table-cell table:style-name="ce2"/>
          <table:table-cell office:value-type="string" table:style-name="ce5">
            <text:p>Epoch 57</text:p>
          </table:table-cell>
          <table:table-cell office:value-type="float" office:value="1929162" table:style-name="ce7">
            <text:p>1929162</text:p>
          </table:table-cell>
          <table:table-cell table:style-name="ce2"/>
          <table:table-cell office:value-type="string" table:style-name="ce5">
            <text:p>Epoch 57</text:p>
          </table:table-cell>
          <table:table-cell office:value-type="float" office:value="1918986" table:style-name="ce7">
            <text:p>1918986</text:p>
          </table:table-cell>
          <table:table-cell table:style-name="ce2"/>
          <table:table-cell office:value-type="string" table:style-name="ce5">
            <text:p>Epoch 57</text:p>
          </table:table-cell>
          <table:table-cell office:value-type="float" office:value="1926922" table:style-name="ce7">
            <text:p>1926922</text:p>
          </table:table-cell>
          <table:table-cell table:style-name="ce2"/>
          <table:table-cell office:value-type="string" table:style-name="ce5">
            <text:p>Epoch 57</text:p>
          </table:table-cell>
          <table:table-cell office:value-type="float" office:value="1906464" table:style-name="ce7">
            <text:p>1906464</text:p>
          </table:table-cell>
          <table:table-cell table:style-name="ce2"/>
          <table:table-cell office:value-type="string" table:style-name="ce5">
            <text:p>Epoch 57</text:p>
          </table:table-cell>
          <table:table-cell office:value-type="float" office:value="1942098" table:style-name="ce7">
            <text:p>1942098</text:p>
          </table:table-cell>
          <table:table-cell table:style-name="ce2"/>
          <table:table-cell office:value-type="string" table:style-name="ce5">
            <text:p>Epoch 57</text:p>
          </table:table-cell>
          <table:table-cell office:value-type="float" office:value="1932654" table:style-name="ce7">
            <text:p>1932654</text:p>
          </table:table-cell>
          <table:table-cell table:style-name="ce2"/>
          <table:table-cell office:value-type="string" table:style-name="ce5">
            <text:p>Epoch 57</text:p>
          </table:table-cell>
          <table:table-cell office:value-type="float" office:value="1914366" table:style-name="ce7">
            <text:p>1914366</text:p>
          </table:table-cell>
          <table:table-cell table:style-name="ce2"/>
          <table:table-cell office:value-type="string" table:style-name="ce5">
            <text:p>Epoch 57</text:p>
          </table:table-cell>
          <table:table-cell office:value-type="float" office:value="1919330" table:style-name="ce7">
            <text:p>1919330</text:p>
          </table:table-cell>
          <table:table-cell table:style-name="ce2"/>
          <table:table-cell office:value-type="string" table:style-name="ce5">
            <text:p>Epoch 57</text:p>
          </table:table-cell>
          <table:table-cell office:value-type="float" office:value="1925990" table:style-name="ce7">
            <text:p>1925990</text:p>
          </table:table-cell>
          <table:table-cell table:style-name="ce2"/>
          <table:table-cell office:value-type="string" table:style-name="ce5">
            <text:p>Epoch 57</text:p>
          </table:table-cell>
          <table:table-cell office:value-type="float" office:value="1935332" table:style-name="ce7">
            <text:p>1935332</text:p>
          </table:table-cell>
          <table:table-cell table:style-name="ce2"/>
          <table:table-cell office:value-type="string" table:style-name="ce5">
            <text:p>Epoch 57</text:p>
          </table:table-cell>
          <table:table-cell office:value-type="float" office:value="1917972" table:style-name="ce7">
            <text:p>1917972</text:p>
          </table:table-cell>
          <table:table-cell table:style-name="ce2"/>
          <table:table-cell office:value-type="string" table:style-name="ce5">
            <text:p>Epoch 57</text:p>
          </table:table-cell>
          <table:table-cell office:value-type="float" office:value="1930322" table:style-name="ce7">
            <text:p>1930322</text:p>
          </table:table-cell>
          <table:table-cell table:style-name="ce2"/>
          <table:table-cell office:value-type="string" table:style-name="ce5">
            <text:p>Epoch 57</text:p>
          </table:table-cell>
          <table:table-cell office:value-type="float" office:value="1941372" table:style-name="ce7">
            <text:p>1941372</text:p>
          </table:table-cell>
          <table:table-cell table:style-name="ce2"/>
          <table:table-cell office:value-type="string" table:style-name="ce5">
            <text:p>Epoch 57</text:p>
          </table:table-cell>
          <table:table-cell office:value-type="float" office:value="1927134" table:style-name="ce7">
            <text:p>1927134</text:p>
          </table:table-cell>
          <table:table-cell table:style-name="ce2"/>
          <table:table-cell office:value-type="string" table:style-name="ce5">
            <text:p>Epoch 57</text:p>
          </table:table-cell>
          <table:table-cell office:value-type="float" office:value="1905372" table:style-name="ce7">
            <text:p>1905372</text:p>
          </table:table-cell>
          <table:table-cell table:style-name="ce2"/>
          <table:table-cell office:value-type="string" table:style-name="ce5">
            <text:p>Epoch 57</text:p>
          </table:table-cell>
          <table:table-cell office:value-type="float" office:value="1918876" table:style-name="ce7">
            <text:p>1918876</text:p>
          </table:table-cell>
          <table:table-cell table:style-name="ce2"/>
          <table:table-cell office:value-type="string" table:style-name="ce5">
            <text:p>Epoch 57</text:p>
          </table:table-cell>
          <table:table-cell office:value-type="float" office:value="1933226" table:style-name="ce7">
            <text:p>1933226</text:p>
          </table:table-cell>
          <table:table-cell table:style-name="ce2"/>
          <table:table-cell office:value-type="string" table:style-name="ce5">
            <text:p>Epoch 57</text:p>
          </table:table-cell>
          <table:table-cell office:value-type="float" office:value="1919138" table:style-name="ce7">
            <text:p>1919138</text:p>
          </table:table-cell>
          <table:table-cell table:style-name="ce2"/>
          <table:table-cell office:value-type="string" table:style-name="ce5">
            <text:p>Epoch 57</text:p>
          </table:table-cell>
          <table:table-cell office:value-type="float" office:value="1944168" table:style-name="ce7">
            <text:p>1944168</text:p>
          </table:table-cell>
          <table:table-cell table:style-name="ce2"/>
          <table:table-cell office:value-type="string" table:style-name="ce5">
            <text:p>Epoch 57</text:p>
          </table:table-cell>
          <table:table-cell office:value-type="float" office:value="1920932" table:style-name="ce7">
            <text:p>1920932</text:p>
          </table:table-cell>
          <table:table-cell table:style-name="ce2"/>
          <table:table-cell office:value-type="string" table:style-name="ce5">
            <text:p>Epoch 57</text:p>
          </table:table-cell>
          <table:table-cell office:value-type="float" office:value="1930000" table:style-name="ce7">
            <text:p>1930000</text:p>
          </table:table-cell>
          <table:table-cell table:style-name="ce2"/>
          <table:table-cell office:value-type="string" table:style-name="ce5">
            <text:p>Epoch 57</text:p>
          </table:table-cell>
          <table:table-cell office:value-type="float" office:value="1909212" table:style-name="ce7">
            <text:p>1909212</text:p>
          </table:table-cell>
          <table:table-cell table:style-name="ce2"/>
          <table:table-cell office:value-type="string" table:style-name="ce5">
            <text:p>Epoch 57</text:p>
          </table:table-cell>
          <table:table-cell office:value-type="float" office:value="1930088" table:style-name="ce7">
            <text:p>1930088</text:p>
          </table:table-cell>
          <table:table-cell table:style-name="ce2"/>
          <table:table-cell office:value-type="string" table:style-name="ce5">
            <text:p>Epoch 57</text:p>
          </table:table-cell>
          <table:table-cell office:value-type="float" office:value="1929808" table:style-name="ce7">
            <text:p>1929808</text:p>
          </table:table-cell>
          <table:table-cell table:style-name="ce2"/>
          <table:table-cell office:value-type="string" table:style-name="ce5">
            <text:p>Epoch 57</text:p>
          </table:table-cell>
          <table:table-cell office:value-type="float" office:value="1915510" table:style-name="ce7">
            <text:p>1915510</text:p>
          </table:table-cell>
          <table:table-cell table:style-name="ce2"/>
          <table:table-cell office:value-type="string" table:style-name="ce5">
            <text:p>Epoch 57</text:p>
          </table:table-cell>
          <table:table-cell office:value-type="float" office:value="1900442" table:style-name="ce7">
            <text:p>1900442</text:p>
          </table:table-cell>
          <table:table-cell table:style-name="ce2"/>
          <table:table-cell office:value-type="string" table:style-name="ce5">
            <text:p>Epoch 57</text:p>
          </table:table-cell>
          <table:table-cell office:value-type="float" office:value="1918354" table:style-name="ce7">
            <text:p>1918354</text:p>
          </table:table-cell>
          <table:table-cell table:style-name="ce2"/>
          <table:table-cell office:value-type="string" table:style-name="ce10">
            <text:p>Epoch 57</text:p>
          </table:table-cell>
          <table:table-cell office:value-type="float" office:value="1923117.7333333334" table:formula="of:=AVERAGE([.$CL60];[.$CI60];[.$CF60];[.$CC60];[.$BZ60];[.$BW60];[.$BT60];[.$BQ60];[.$BN60];[.$BK60];[.$BH60];[.$BE60];[.$BB60];[.$AY60];[.$AV60];[.$AS60];[.$AP60];[.$AM60];[.$AJ60];[.$AG60];[.$AD60];[.$AA60];[.$X60];[.$U60];[.$R60];[.$O60];[.$L60];[.$I60];[.$F60];[.$C60])" table:style-name="ce19">
            <text:p>1923118</text:p>
          </table:table-cell>
          <table:table-cell office:value-type="float" office:value="11904.847714223419" table:formula="of:=STDEV([.$CL60];[.$CI60];[.$CF60];[.$CC60];[.$BZ60];[.$BW60];[.$BT60];[.$BQ60];[.$BN60];[.$BK60];[.$BH60];[.$BE60];[.$BB60];[.$AY60];[.$AV60];[.$AS60];[.$AP60];[.$AM60];[.$AJ60];[.$AG60];[.$AD60];[.$AA60];[.$X60];[.$U60];[.$R60];[.$O60];[.$L60];[.$I60];[.$F60];[.$C60])" table:style-name="ce19">
            <text:p>11905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58</text:p>
          </table:table-cell>
          <table:table-cell office:value-type="float" office:value="1917986" table:style-name="ce7">
            <text:p>1917986</text:p>
          </table:table-cell>
          <table:table-cell table:style-name="ce2"/>
          <table:table-cell office:value-type="string" table:style-name="ce5">
            <text:p>Epoch 58</text:p>
          </table:table-cell>
          <table:table-cell office:value-type="float" office:value="1895786" table:style-name="ce7">
            <text:p>1895786</text:p>
          </table:table-cell>
          <table:table-cell table:style-name="ce2"/>
          <table:table-cell office:value-type="string" table:style-name="ce5">
            <text:p>Epoch 58</text:p>
          </table:table-cell>
          <table:table-cell office:value-type="float" office:value="1933064" table:style-name="ce7">
            <text:p>1933064</text:p>
          </table:table-cell>
          <table:table-cell table:style-name="ce2"/>
          <table:table-cell office:value-type="string" table:style-name="ce5">
            <text:p>Epoch 58</text:p>
          </table:table-cell>
          <table:table-cell office:value-type="float" office:value="1928774" table:style-name="ce7">
            <text:p>1928774</text:p>
          </table:table-cell>
          <table:table-cell table:style-name="ce2"/>
          <table:table-cell office:value-type="string" table:style-name="ce5">
            <text:p>Epoch 58</text:p>
          </table:table-cell>
          <table:table-cell office:value-type="float" office:value="1917172" table:style-name="ce7">
            <text:p>1917172</text:p>
          </table:table-cell>
          <table:table-cell table:style-name="ce2"/>
          <table:table-cell office:value-type="string" table:style-name="ce5">
            <text:p>Epoch 58</text:p>
          </table:table-cell>
          <table:table-cell office:value-type="float" office:value="1923308" table:style-name="ce7">
            <text:p>1923308</text:p>
          </table:table-cell>
          <table:table-cell table:style-name="ce2"/>
          <table:table-cell office:value-type="string" table:style-name="ce5">
            <text:p>Epoch 58</text:p>
          </table:table-cell>
          <table:table-cell office:value-type="float" office:value="1902794" table:style-name="ce7">
            <text:p>1902794</text:p>
          </table:table-cell>
          <table:table-cell table:style-name="ce2"/>
          <table:table-cell office:value-type="string" table:style-name="ce5">
            <text:p>Epoch 58</text:p>
          </table:table-cell>
          <table:table-cell office:value-type="float" office:value="1941418" table:style-name="ce7">
            <text:p>1941418</text:p>
          </table:table-cell>
          <table:table-cell table:style-name="ce2"/>
          <table:table-cell office:value-type="string" table:style-name="ce5">
            <text:p>Epoch 58</text:p>
          </table:table-cell>
          <table:table-cell office:value-type="float" office:value="1932590" table:style-name="ce7">
            <text:p>1932590</text:p>
          </table:table-cell>
          <table:table-cell table:style-name="ce2"/>
          <table:table-cell office:value-type="string" table:style-name="ce5">
            <text:p>Epoch 58</text:p>
          </table:table-cell>
          <table:table-cell office:value-type="float" office:value="1913760" table:style-name="ce7">
            <text:p>1913760</text:p>
          </table:table-cell>
          <table:table-cell table:style-name="ce2"/>
          <table:table-cell office:value-type="string" table:style-name="ce5">
            <text:p>Epoch 58</text:p>
          </table:table-cell>
          <table:table-cell office:value-type="float" office:value="1905340" table:style-name="ce7">
            <text:p>1905340</text:p>
          </table:table-cell>
          <table:table-cell table:style-name="ce2"/>
          <table:table-cell office:value-type="string" table:style-name="ce5">
            <text:p>Epoch 58</text:p>
          </table:table-cell>
          <table:table-cell office:value-type="float" office:value="1922512" table:style-name="ce7">
            <text:p>1922512</text:p>
          </table:table-cell>
          <table:table-cell table:style-name="ce2"/>
          <table:table-cell office:value-type="string" table:style-name="ce5">
            <text:p>Epoch 58</text:p>
          </table:table-cell>
          <table:table-cell office:value-type="float" office:value="1933388" table:style-name="ce7">
            <text:p>1933388</text:p>
          </table:table-cell>
          <table:table-cell table:style-name="ce2"/>
          <table:table-cell office:value-type="string" table:style-name="ce5">
            <text:p>Epoch 58</text:p>
          </table:table-cell>
          <table:table-cell office:value-type="float" office:value="1917628" table:style-name="ce7">
            <text:p>1917628</text:p>
          </table:table-cell>
          <table:table-cell table:style-name="ce2"/>
          <table:table-cell office:value-type="string" table:style-name="ce5">
            <text:p>Epoch 58</text:p>
          </table:table-cell>
          <table:table-cell office:value-type="float" office:value="1928156" table:style-name="ce7">
            <text:p>1928156</text:p>
          </table:table-cell>
          <table:table-cell table:style-name="ce2"/>
          <table:table-cell office:value-type="string" table:style-name="ce5">
            <text:p>Epoch 58</text:p>
          </table:table-cell>
          <table:table-cell office:value-type="float" office:value="1938634" table:style-name="ce7">
            <text:p>1938634</text:p>
          </table:table-cell>
          <table:table-cell table:style-name="ce2"/>
          <table:table-cell office:value-type="string" table:style-name="ce5">
            <text:p>Epoch 58</text:p>
          </table:table-cell>
          <table:table-cell office:value-type="float" office:value="1922088" table:style-name="ce7">
            <text:p>1922088</text:p>
          </table:table-cell>
          <table:table-cell table:style-name="ce2"/>
          <table:table-cell office:value-type="string" table:style-name="ce5">
            <text:p>Epoch 58</text:p>
          </table:table-cell>
          <table:table-cell office:value-type="float" office:value="1903974" table:style-name="ce7">
            <text:p>1903974</text:p>
          </table:table-cell>
          <table:table-cell table:style-name="ce2"/>
          <table:table-cell office:value-type="string" table:style-name="ce5">
            <text:p>Epoch 58</text:p>
          </table:table-cell>
          <table:table-cell office:value-type="float" office:value="1911776" table:style-name="ce7">
            <text:p>1911776</text:p>
          </table:table-cell>
          <table:table-cell table:style-name="ce2"/>
          <table:table-cell office:value-type="string" table:style-name="ce5">
            <text:p>Epoch 58</text:p>
          </table:table-cell>
          <table:table-cell office:value-type="float" office:value="1931820" table:style-name="ce7">
            <text:p>1931820</text:p>
          </table:table-cell>
          <table:table-cell table:style-name="ce2"/>
          <table:table-cell office:value-type="string" table:style-name="ce5">
            <text:p>Epoch 58</text:p>
          </table:table-cell>
          <table:table-cell office:value-type="float" office:value="1918348" table:style-name="ce7">
            <text:p>1918348</text:p>
          </table:table-cell>
          <table:table-cell table:style-name="ce2"/>
          <table:table-cell office:value-type="string" table:style-name="ce5">
            <text:p>Epoch 58</text:p>
          </table:table-cell>
          <table:table-cell office:value-type="float" office:value="1941132" table:style-name="ce7">
            <text:p>1941132</text:p>
          </table:table-cell>
          <table:table-cell table:style-name="ce2"/>
          <table:table-cell office:value-type="string" table:style-name="ce5">
            <text:p>Epoch 58</text:p>
          </table:table-cell>
          <table:table-cell office:value-type="float" office:value="1920092" table:style-name="ce7">
            <text:p>1920092</text:p>
          </table:table-cell>
          <table:table-cell table:style-name="ce2"/>
          <table:table-cell office:value-type="string" table:style-name="ce5">
            <text:p>Epoch 58</text:p>
          </table:table-cell>
          <table:table-cell office:value-type="float" office:value="1921386" table:style-name="ce7">
            <text:p>1921386</text:p>
          </table:table-cell>
          <table:table-cell table:style-name="ce2"/>
          <table:table-cell office:value-type="string" table:style-name="ce5">
            <text:p>Epoch 58</text:p>
          </table:table-cell>
          <table:table-cell office:value-type="float" office:value="1907778" table:style-name="ce7">
            <text:p>1907778</text:p>
          </table:table-cell>
          <table:table-cell table:style-name="ce2"/>
          <table:table-cell office:value-type="string" table:style-name="ce5">
            <text:p>Epoch 58</text:p>
          </table:table-cell>
          <table:table-cell office:value-type="float" office:value="1929480" table:style-name="ce7">
            <text:p>1929480</text:p>
          </table:table-cell>
          <table:table-cell table:style-name="ce2"/>
          <table:table-cell office:value-type="string" table:style-name="ce5">
            <text:p>Epoch 58</text:p>
          </table:table-cell>
          <table:table-cell office:value-type="float" office:value="1924356" table:style-name="ce7">
            <text:p>1924356</text:p>
          </table:table-cell>
          <table:table-cell table:style-name="ce2"/>
          <table:table-cell office:value-type="string" table:style-name="ce5">
            <text:p>Epoch 58</text:p>
          </table:table-cell>
          <table:table-cell office:value-type="float" office:value="1912960" table:style-name="ce7">
            <text:p>1912960</text:p>
          </table:table-cell>
          <table:table-cell table:style-name="ce2"/>
          <table:table-cell office:value-type="string" table:style-name="ce5">
            <text:p>Epoch 58</text:p>
          </table:table-cell>
          <table:table-cell office:value-type="float" office:value="1898600" table:style-name="ce7">
            <text:p>1898600</text:p>
          </table:table-cell>
          <table:table-cell table:style-name="ce2"/>
          <table:table-cell office:value-type="string" table:style-name="ce5">
            <text:p>Epoch 58</text:p>
          </table:table-cell>
          <table:table-cell office:value-type="float" office:value="1917786" table:style-name="ce7">
            <text:p>1917786</text:p>
          </table:table-cell>
          <table:table-cell table:style-name="ce2"/>
          <table:table-cell office:value-type="string" table:style-name="ce10">
            <text:p>Epoch 58</text:p>
          </table:table-cell>
          <table:table-cell office:value-type="float" office:value="1920462.8666666667" table:formula="of:=AVERAGE([.$CL61];[.$CI61];[.$CF61];[.$CC61];[.$BZ61];[.$BW61];[.$BT61];[.$BQ61];[.$BN61];[.$BK61];[.$BH61];[.$BE61];[.$BB61];[.$AY61];[.$AV61];[.$AS61];[.$AP61];[.$AM61];[.$AJ61];[.$AG61];[.$AD61];[.$AA61];[.$X61];[.$U61];[.$R61];[.$O61];[.$L61];[.$I61];[.$F61];[.$C61])" table:style-name="ce19">
            <text:p>1920463</text:p>
          </table:table-cell>
          <table:table-cell office:value-type="float" office:value="12195.254686891984" table:formula="of:=STDEV([.$CL61];[.$CI61];[.$CF61];[.$CC61];[.$BZ61];[.$BW61];[.$BT61];[.$BQ61];[.$BN61];[.$BK61];[.$BH61];[.$BE61];[.$BB61];[.$AY61];[.$AV61];[.$AS61];[.$AP61];[.$AM61];[.$AJ61];[.$AG61];[.$AD61];[.$AA61];[.$X61];[.$U61];[.$R61];[.$O61];[.$L61];[.$I61];[.$F61];[.$C61])" table:style-name="ce19">
            <text:p>12195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59</text:p>
          </table:table-cell>
          <table:table-cell office:value-type="float" office:value="1917628" table:style-name="ce7">
            <text:p>1917628</text:p>
          </table:table-cell>
          <table:table-cell table:style-name="ce2"/>
          <table:table-cell office:value-type="string" table:style-name="ce5">
            <text:p>Epoch 59</text:p>
          </table:table-cell>
          <table:table-cell office:value-type="float" office:value="1895266" table:style-name="ce7">
            <text:p>1895266</text:p>
          </table:table-cell>
          <table:table-cell table:style-name="ce2"/>
          <table:table-cell office:value-type="string" table:style-name="ce5">
            <text:p>Epoch 59</text:p>
          </table:table-cell>
          <table:table-cell office:value-type="float" office:value="1931532" table:style-name="ce7">
            <text:p>1931532</text:p>
          </table:table-cell>
          <table:table-cell table:style-name="ce2"/>
          <table:table-cell office:value-type="string" table:style-name="ce5">
            <text:p>Epoch 59</text:p>
          </table:table-cell>
          <table:table-cell office:value-type="float" office:value="1925992" table:style-name="ce7">
            <text:p>1925992</text:p>
          </table:table-cell>
          <table:table-cell table:style-name="ce2"/>
          <table:table-cell office:value-type="string" table:style-name="ce5">
            <text:p>Epoch 59</text:p>
          </table:table-cell>
          <table:table-cell office:value-type="float" office:value="1916478" table:style-name="ce7">
            <text:p>1916478</text:p>
          </table:table-cell>
          <table:table-cell table:style-name="ce2"/>
          <table:table-cell office:value-type="string" table:style-name="ce5">
            <text:p>Epoch 59</text:p>
          </table:table-cell>
          <table:table-cell office:value-type="float" office:value="1920812" table:style-name="ce7">
            <text:p>1920812</text:p>
          </table:table-cell>
          <table:table-cell table:style-name="ce2"/>
          <table:table-cell office:value-type="string" table:style-name="ce5">
            <text:p>Epoch 59</text:p>
          </table:table-cell>
          <table:table-cell office:value-type="float" office:value="1902382" table:style-name="ce7">
            <text:p>1902382</text:p>
          </table:table-cell>
          <table:table-cell table:style-name="ce2"/>
          <table:table-cell office:value-type="string" table:style-name="ce5">
            <text:p>Epoch 59</text:p>
          </table:table-cell>
          <table:table-cell office:value-type="float" office:value="1939470" table:style-name="ce7">
            <text:p>1939470</text:p>
          </table:table-cell>
          <table:table-cell table:style-name="ce2"/>
          <table:table-cell office:value-type="string" table:style-name="ce5">
            <text:p>Epoch 59</text:p>
          </table:table-cell>
          <table:table-cell office:value-type="float" office:value="1930758" table:style-name="ce7">
            <text:p>1930758</text:p>
          </table:table-cell>
          <table:table-cell table:style-name="ce2"/>
          <table:table-cell office:value-type="string" table:style-name="ce5">
            <text:p>Epoch 59</text:p>
          </table:table-cell>
          <table:table-cell office:value-type="float" office:value="1909222" table:style-name="ce7">
            <text:p>1909222</text:p>
          </table:table-cell>
          <table:table-cell table:style-name="ce2"/>
          <table:table-cell office:value-type="string" table:style-name="ce5">
            <text:p>Epoch 59</text:p>
          </table:table-cell>
          <table:table-cell office:value-type="float" office:value="1903522" table:style-name="ce7">
            <text:p>1903522</text:p>
          </table:table-cell>
          <table:table-cell table:style-name="ce2"/>
          <table:table-cell office:value-type="string" table:style-name="ce5">
            <text:p>Epoch 59</text:p>
          </table:table-cell>
          <table:table-cell office:value-type="float" office:value="1919370" table:style-name="ce7">
            <text:p>1919370</text:p>
          </table:table-cell>
          <table:table-cell table:style-name="ce2"/>
          <table:table-cell office:value-type="string" table:style-name="ce5">
            <text:p>Epoch 59</text:p>
          </table:table-cell>
          <table:table-cell office:value-type="float" office:value="1932210" table:style-name="ce7">
            <text:p>1932210</text:p>
          </table:table-cell>
          <table:table-cell table:style-name="ce2"/>
          <table:table-cell office:value-type="string" table:style-name="ce5">
            <text:p>Epoch 59</text:p>
          </table:table-cell>
          <table:table-cell office:value-type="float" office:value="1912196" table:style-name="ce7">
            <text:p>1912196</text:p>
          </table:table-cell>
          <table:table-cell table:style-name="ce2"/>
          <table:table-cell office:value-type="string" table:style-name="ce5">
            <text:p>Epoch 59</text:p>
          </table:table-cell>
          <table:table-cell office:value-type="float" office:value="1922928" table:style-name="ce7">
            <text:p>1922928</text:p>
          </table:table-cell>
          <table:table-cell table:style-name="ce2"/>
          <table:table-cell office:value-type="string" table:style-name="ce5">
            <text:p>Epoch 59</text:p>
          </table:table-cell>
          <table:table-cell office:value-type="float" office:value="1938318" table:style-name="ce7">
            <text:p>1938318</text:p>
          </table:table-cell>
          <table:table-cell table:style-name="ce2"/>
          <table:table-cell office:value-type="string" table:style-name="ce5">
            <text:p>Epoch 59</text:p>
          </table:table-cell>
          <table:table-cell office:value-type="float" office:value="1920636" table:style-name="ce7">
            <text:p>1920636</text:p>
          </table:table-cell>
          <table:table-cell table:style-name="ce2"/>
          <table:table-cell office:value-type="string" table:style-name="ce5">
            <text:p>Epoch 59</text:p>
          </table:table-cell>
          <table:table-cell office:value-type="float" office:value="1903700" table:style-name="ce7">
            <text:p>1903700</text:p>
          </table:table-cell>
          <table:table-cell table:style-name="ce2"/>
          <table:table-cell office:value-type="string" table:style-name="ce5">
            <text:p>Epoch 59</text:p>
          </table:table-cell>
          <table:table-cell office:value-type="float" office:value="1903668" table:style-name="ce7">
            <text:p>1903668</text:p>
          </table:table-cell>
          <table:table-cell table:style-name="ce2"/>
          <table:table-cell office:value-type="string" table:style-name="ce5">
            <text:p>Epoch 59</text:p>
          </table:table-cell>
          <table:table-cell office:value-type="float" office:value="1929224" table:style-name="ce7">
            <text:p>1929224</text:p>
          </table:table-cell>
          <table:table-cell table:style-name="ce2"/>
          <table:table-cell office:value-type="string" table:style-name="ce5">
            <text:p>Epoch 59</text:p>
          </table:table-cell>
          <table:table-cell office:value-type="float" office:value="1917728" table:style-name="ce7">
            <text:p>1917728</text:p>
          </table:table-cell>
          <table:table-cell table:style-name="ce2"/>
          <table:table-cell office:value-type="string" table:style-name="ce5">
            <text:p>Epoch 59</text:p>
          </table:table-cell>
          <table:table-cell office:value-type="float" office:value="1937130" table:style-name="ce7">
            <text:p>1937130</text:p>
          </table:table-cell>
          <table:table-cell table:style-name="ce2"/>
          <table:table-cell office:value-type="string" table:style-name="ce5">
            <text:p>Epoch 59</text:p>
          </table:table-cell>
          <table:table-cell office:value-type="float" office:value="1919232" table:style-name="ce7">
            <text:p>1919232</text:p>
          </table:table-cell>
          <table:table-cell table:style-name="ce2"/>
          <table:table-cell office:value-type="string" table:style-name="ce5">
            <text:p>Epoch 59</text:p>
          </table:table-cell>
          <table:table-cell office:value-type="float" office:value="1920888" table:style-name="ce7">
            <text:p>1920888</text:p>
          </table:table-cell>
          <table:table-cell table:style-name="ce2"/>
          <table:table-cell office:value-type="string" table:style-name="ce5">
            <text:p>Epoch 59</text:p>
          </table:table-cell>
          <table:table-cell office:value-type="float" office:value="1906076" table:style-name="ce7">
            <text:p>1906076</text:p>
          </table:table-cell>
          <table:table-cell table:style-name="ce2"/>
          <table:table-cell office:value-type="string" table:style-name="ce5">
            <text:p>Epoch 59</text:p>
          </table:table-cell>
          <table:table-cell office:value-type="float" office:value="1929174" table:style-name="ce7">
            <text:p>1929174</text:p>
          </table:table-cell>
          <table:table-cell table:style-name="ce2"/>
          <table:table-cell office:value-type="string" table:style-name="ce5">
            <text:p>Epoch 59</text:p>
          </table:table-cell>
          <table:table-cell office:value-type="float" office:value="1920690" table:style-name="ce7">
            <text:p>1920690</text:p>
          </table:table-cell>
          <table:table-cell table:style-name="ce2"/>
          <table:table-cell office:value-type="string" table:style-name="ce5">
            <text:p>Epoch 59</text:p>
          </table:table-cell>
          <table:table-cell office:value-type="float" office:value="1910714" table:style-name="ce7">
            <text:p>1910714</text:p>
          </table:table-cell>
          <table:table-cell table:style-name="ce2"/>
          <table:table-cell office:value-type="string" table:style-name="ce5">
            <text:p>Epoch 59</text:p>
          </table:table-cell>
          <table:table-cell office:value-type="float" office:value="1897962" table:style-name="ce7">
            <text:p>1897962</text:p>
          </table:table-cell>
          <table:table-cell table:style-name="ce2"/>
          <table:table-cell office:value-type="string" table:style-name="ce5">
            <text:p>Epoch 59</text:p>
          </table:table-cell>
          <table:table-cell office:value-type="float" office:value="1915666" table:style-name="ce7">
            <text:p>1915666</text:p>
          </table:table-cell>
          <table:table-cell table:style-name="ce2"/>
          <table:table-cell office:value-type="string" table:style-name="ce10">
            <text:p>Epoch 59</text:p>
          </table:table-cell>
          <table:table-cell office:value-type="float" office:value="1918352.4" table:formula="of:=AVERAGE([.$CL62];[.$CI62];[.$CF62];[.$CC62];[.$BZ62];[.$BW62];[.$BT62];[.$BQ62];[.$BN62];[.$BK62];[.$BH62];[.$BE62];[.$BB62];[.$AY62];[.$AV62];[.$AS62];[.$AP62];[.$AM62];[.$AJ62];[.$AG62];[.$AD62];[.$AA62];[.$X62];[.$U62];[.$R62];[.$O62];[.$L62];[.$I62];[.$F62];[.$C62])" table:style-name="ce19">
            <text:p>1918352</text:p>
          </table:table-cell>
          <table:table-cell office:value-type="float" office:value="12109.287486086441" table:formula="of:=STDEV([.$CL62];[.$CI62];[.$CF62];[.$CC62];[.$BZ62];[.$BW62];[.$BT62];[.$BQ62];[.$BN62];[.$BK62];[.$BH62];[.$BE62];[.$BB62];[.$AY62];[.$AV62];[.$AS62];[.$AP62];[.$AM62];[.$AJ62];[.$AG62];[.$AD62];[.$AA62];[.$X62];[.$U62];[.$R62];[.$O62];[.$L62];[.$I62];[.$F62];[.$C62])" table:style-name="ce19">
            <text:p>12109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60</text:p>
          </table:table-cell>
          <table:table-cell office:value-type="float" office:value="1916154" table:style-name="ce7">
            <text:p>1916154</text:p>
          </table:table-cell>
          <table:table-cell table:style-name="ce2"/>
          <table:table-cell office:value-type="string" table:style-name="ce5">
            <text:p>Epoch 60</text:p>
          </table:table-cell>
          <table:table-cell office:value-type="float" office:value="1894926" table:style-name="ce7">
            <text:p>1894926</text:p>
          </table:table-cell>
          <table:table-cell table:style-name="ce2"/>
          <table:table-cell office:value-type="string" table:style-name="ce5">
            <text:p>Epoch 60</text:p>
          </table:table-cell>
          <table:table-cell office:value-type="float" office:value="1930270" table:style-name="ce7">
            <text:p>1930270</text:p>
          </table:table-cell>
          <table:table-cell table:style-name="ce2"/>
          <table:table-cell office:value-type="string" table:style-name="ce5">
            <text:p>Epoch 60</text:p>
          </table:table-cell>
          <table:table-cell office:value-type="float" office:value="1923602" table:style-name="ce7">
            <text:p>1923602</text:p>
          </table:table-cell>
          <table:table-cell table:style-name="ce2"/>
          <table:table-cell office:value-type="string" table:style-name="ce5">
            <text:p>Epoch 60</text:p>
          </table:table-cell>
          <table:table-cell office:value-type="float" office:value="1916294" table:style-name="ce7">
            <text:p>1916294</text:p>
          </table:table-cell>
          <table:table-cell table:style-name="ce2"/>
          <table:table-cell office:value-type="string" table:style-name="ce5">
            <text:p>Epoch 60</text:p>
          </table:table-cell>
          <table:table-cell office:value-type="float" office:value="1915620" table:style-name="ce7">
            <text:p>1915620</text:p>
          </table:table-cell>
          <table:table-cell table:style-name="ce2"/>
          <table:table-cell office:value-type="string" table:style-name="ce5">
            <text:p>Epoch 60</text:p>
          </table:table-cell>
          <table:table-cell office:value-type="float" office:value="1901102" table:style-name="ce7">
            <text:p>1901102</text:p>
          </table:table-cell>
          <table:table-cell table:style-name="ce2"/>
          <table:table-cell office:value-type="string" table:style-name="ce5">
            <text:p>Epoch 60</text:p>
          </table:table-cell>
          <table:table-cell office:value-type="float" office:value="1936160" table:style-name="ce7">
            <text:p>1936160</text:p>
          </table:table-cell>
          <table:table-cell table:style-name="ce2"/>
          <table:table-cell office:value-type="string" table:style-name="ce5">
            <text:p>Epoch 60</text:p>
          </table:table-cell>
          <table:table-cell office:value-type="float" office:value="1926158" table:style-name="ce7">
            <text:p>1926158</text:p>
          </table:table-cell>
          <table:table-cell table:style-name="ce2"/>
          <table:table-cell office:value-type="string" table:style-name="ce5">
            <text:p>Epoch 60</text:p>
          </table:table-cell>
          <table:table-cell office:value-type="float" office:value="1908072" table:style-name="ce7">
            <text:p>1908072</text:p>
          </table:table-cell>
          <table:table-cell table:style-name="ce2"/>
          <table:table-cell office:value-type="string" table:style-name="ce5">
            <text:p>Epoch 60</text:p>
          </table:table-cell>
          <table:table-cell office:value-type="float" office:value="1898480" table:style-name="ce7">
            <text:p>1898480</text:p>
          </table:table-cell>
          <table:table-cell table:style-name="ce2"/>
          <table:table-cell office:value-type="string" table:style-name="ce5">
            <text:p>Epoch 60</text:p>
          </table:table-cell>
          <table:table-cell office:value-type="float" office:value="1918214" table:style-name="ce7">
            <text:p>1918214</text:p>
          </table:table-cell>
          <table:table-cell table:style-name="ce2"/>
          <table:table-cell office:value-type="string" table:style-name="ce5">
            <text:p>Epoch 60</text:p>
          </table:table-cell>
          <table:table-cell office:value-type="float" office:value="1929136" table:style-name="ce7">
            <text:p>1929136</text:p>
          </table:table-cell>
          <table:table-cell table:style-name="ce2"/>
          <table:table-cell office:value-type="string" table:style-name="ce5">
            <text:p>Epoch 60</text:p>
          </table:table-cell>
          <table:table-cell office:value-type="float" office:value="1908758" table:style-name="ce7">
            <text:p>1908758</text:p>
          </table:table-cell>
          <table:table-cell table:style-name="ce2"/>
          <table:table-cell office:value-type="string" table:style-name="ce5">
            <text:p>Epoch 60</text:p>
          </table:table-cell>
          <table:table-cell office:value-type="float" office:value="1920386" table:style-name="ce7">
            <text:p>1920386</text:p>
          </table:table-cell>
          <table:table-cell table:style-name="ce2"/>
          <table:table-cell office:value-type="string" table:style-name="ce5">
            <text:p>Epoch 60</text:p>
          </table:table-cell>
          <table:table-cell office:value-type="float" office:value="1937260" table:style-name="ce7">
            <text:p>1937260</text:p>
          </table:table-cell>
          <table:table-cell table:style-name="ce2"/>
          <table:table-cell office:value-type="string" table:style-name="ce5">
            <text:p>Epoch 60</text:p>
          </table:table-cell>
          <table:table-cell office:value-type="float" office:value="1918514" table:style-name="ce7">
            <text:p>1918514</text:p>
          </table:table-cell>
          <table:table-cell table:style-name="ce2"/>
          <table:table-cell office:value-type="string" table:style-name="ce5">
            <text:p>Epoch 60</text:p>
          </table:table-cell>
          <table:table-cell office:value-type="float" office:value="1903180" table:style-name="ce7">
            <text:p>1903180</text:p>
          </table:table-cell>
          <table:table-cell table:style-name="ce2"/>
          <table:table-cell office:value-type="string" table:style-name="ce5">
            <text:p>Epoch 60</text:p>
          </table:table-cell>
          <table:table-cell office:value-type="float" office:value="1901456" table:style-name="ce7">
            <text:p>1901456</text:p>
          </table:table-cell>
          <table:table-cell table:style-name="ce2"/>
          <table:table-cell office:value-type="string" table:style-name="ce5">
            <text:p>Epoch 60</text:p>
          </table:table-cell>
          <table:table-cell office:value-type="float" office:value="1929030" table:style-name="ce7">
            <text:p>1929030</text:p>
          </table:table-cell>
          <table:table-cell table:style-name="ce2"/>
          <table:table-cell office:value-type="string" table:style-name="ce5">
            <text:p>Epoch 60</text:p>
          </table:table-cell>
          <table:table-cell office:value-type="float" office:value="1909406" table:style-name="ce7">
            <text:p>1909406</text:p>
          </table:table-cell>
          <table:table-cell table:style-name="ce2"/>
          <table:table-cell office:value-type="string" table:style-name="ce5">
            <text:p>Epoch 60</text:p>
          </table:table-cell>
          <table:table-cell office:value-type="float" office:value="1934064" table:style-name="ce7">
            <text:p>1934064</text:p>
          </table:table-cell>
          <table:table-cell table:style-name="ce2"/>
          <table:table-cell office:value-type="string" table:style-name="ce5">
            <text:p>Epoch 60</text:p>
          </table:table-cell>
          <table:table-cell office:value-type="float" office:value="1918190" table:style-name="ce7">
            <text:p>1918190</text:p>
          </table:table-cell>
          <table:table-cell table:style-name="ce2"/>
          <table:table-cell office:value-type="string" table:style-name="ce5">
            <text:p>Epoch 60</text:p>
          </table:table-cell>
          <table:table-cell office:value-type="float" office:value="1920674" table:style-name="ce7">
            <text:p>1920674</text:p>
          </table:table-cell>
          <table:table-cell table:style-name="ce2"/>
          <table:table-cell office:value-type="string" table:style-name="ce5">
            <text:p>Epoch 60</text:p>
          </table:table-cell>
          <table:table-cell office:value-type="float" office:value="1904316" table:style-name="ce7">
            <text:p>1904316</text:p>
          </table:table-cell>
          <table:table-cell table:style-name="ce2"/>
          <table:table-cell office:value-type="string" table:style-name="ce5">
            <text:p>Epoch 60</text:p>
          </table:table-cell>
          <table:table-cell office:value-type="float" office:value="1927430" table:style-name="ce7">
            <text:p>1927430</text:p>
          </table:table-cell>
          <table:table-cell table:style-name="ce2"/>
          <table:table-cell office:value-type="string" table:style-name="ce5">
            <text:p>Epoch 60</text:p>
          </table:table-cell>
          <table:table-cell office:value-type="float" office:value="1920112" table:style-name="ce7">
            <text:p>1920112</text:p>
          </table:table-cell>
          <table:table-cell table:style-name="ce2"/>
          <table:table-cell office:value-type="string" table:style-name="ce5">
            <text:p>Epoch 60</text:p>
          </table:table-cell>
          <table:table-cell office:value-type="float" office:value="1910710" table:style-name="ce7">
            <text:p>1910710</text:p>
          </table:table-cell>
          <table:table-cell table:style-name="ce2"/>
          <table:table-cell office:value-type="string" table:style-name="ce5">
            <text:p>Epoch 60</text:p>
          </table:table-cell>
          <table:table-cell office:value-type="float" office:value="1894162" table:style-name="ce7">
            <text:p>1894162</text:p>
          </table:table-cell>
          <table:table-cell table:style-name="ce2"/>
          <table:table-cell office:value-type="string" table:style-name="ce5">
            <text:p>Epoch 60</text:p>
          </table:table-cell>
          <table:table-cell office:value-type="float" office:value="1904458" table:style-name="ce7">
            <text:p>1904458</text:p>
          </table:table-cell>
          <table:table-cell table:style-name="ce2"/>
          <table:table-cell office:value-type="string" table:style-name="ce10">
            <text:p>Epoch 60</text:p>
          </table:table-cell>
          <table:table-cell office:value-type="float" office:value="1915876.4666666666" table:formula="of:=AVERAGE([.$CL63];[.$CI63];[.$CF63];[.$CC63];[.$BZ63];[.$BW63];[.$BT63];[.$BQ63];[.$BN63];[.$BK63];[.$BH63];[.$BE63];[.$BB63];[.$AY63];[.$AV63];[.$AS63];[.$AP63];[.$AM63];[.$AJ63];[.$AG63];[.$AD63];[.$AA63];[.$X63];[.$U63];[.$R63];[.$O63];[.$L63];[.$I63];[.$F63];[.$C63])" table:style-name="ce19">
            <text:p>1915876</text:p>
          </table:table-cell>
          <table:table-cell office:value-type="float" office:value="12287.374610110795" table:formula="of:=STDEV([.$CL63];[.$CI63];[.$CF63];[.$CC63];[.$BZ63];[.$BW63];[.$BT63];[.$BQ63];[.$BN63];[.$BK63];[.$BH63];[.$BE63];[.$BB63];[.$AY63];[.$AV63];[.$AS63];[.$AP63];[.$AM63];[.$AJ63];[.$AG63];[.$AD63];[.$AA63];[.$X63];[.$U63];[.$R63];[.$O63];[.$L63];[.$I63];[.$F63];[.$C63])" table:style-name="ce19">
            <text:p>12287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61</text:p>
          </table:table-cell>
          <table:table-cell office:value-type="float" office:value="1916014" table:style-name="ce7">
            <text:p>1916014</text:p>
          </table:table-cell>
          <table:table-cell table:style-name="ce2"/>
          <table:table-cell office:value-type="string" table:style-name="ce5">
            <text:p>Epoch 61</text:p>
          </table:table-cell>
          <table:table-cell office:value-type="float" office:value="1883246" table:style-name="ce7">
            <text:p>1883246</text:p>
          </table:table-cell>
          <table:table-cell table:style-name="ce2"/>
          <table:table-cell office:value-type="string" table:style-name="ce5">
            <text:p>Epoch 61</text:p>
          </table:table-cell>
          <table:table-cell office:value-type="float" office:value="1923044" table:style-name="ce7">
            <text:p>1923044</text:p>
          </table:table-cell>
          <table:table-cell table:style-name="ce2"/>
          <table:table-cell office:value-type="string" table:style-name="ce5">
            <text:p>Epoch 61</text:p>
          </table:table-cell>
          <table:table-cell office:value-type="float" office:value="1918428" table:style-name="ce7">
            <text:p>1918428</text:p>
          </table:table-cell>
          <table:table-cell table:style-name="ce2"/>
          <table:table-cell office:value-type="string" table:style-name="ce5">
            <text:p>Epoch 61</text:p>
          </table:table-cell>
          <table:table-cell office:value-type="float" office:value="1915084" table:style-name="ce7">
            <text:p>1915084</text:p>
          </table:table-cell>
          <table:table-cell table:style-name="ce2"/>
          <table:table-cell office:value-type="string" table:style-name="ce5">
            <text:p>Epoch 61</text:p>
          </table:table-cell>
          <table:table-cell office:value-type="float" office:value="1915592" table:style-name="ce7">
            <text:p>1915592</text:p>
          </table:table-cell>
          <table:table-cell table:style-name="ce2"/>
          <table:table-cell office:value-type="string" table:style-name="ce5">
            <text:p>Epoch 61</text:p>
          </table:table-cell>
          <table:table-cell office:value-type="float" office:value="1900158" table:style-name="ce7">
            <text:p>1900158</text:p>
          </table:table-cell>
          <table:table-cell table:style-name="ce2"/>
          <table:table-cell office:value-type="string" table:style-name="ce5">
            <text:p>Epoch 61</text:p>
          </table:table-cell>
          <table:table-cell office:value-type="float" office:value="1930250" table:style-name="ce7">
            <text:p>1930250</text:p>
          </table:table-cell>
          <table:table-cell table:style-name="ce2"/>
          <table:table-cell office:value-type="string" table:style-name="ce5">
            <text:p>Epoch 61</text:p>
          </table:table-cell>
          <table:table-cell office:value-type="float" office:value="1926096" table:style-name="ce7">
            <text:p>1926096</text:p>
          </table:table-cell>
          <table:table-cell table:style-name="ce2"/>
          <table:table-cell office:value-type="string" table:style-name="ce5">
            <text:p>Epoch 61</text:p>
          </table:table-cell>
          <table:table-cell office:value-type="float" office:value="1905144" table:style-name="ce7">
            <text:p>1905144</text:p>
          </table:table-cell>
          <table:table-cell table:style-name="ce2"/>
          <table:table-cell office:value-type="string" table:style-name="ce5">
            <text:p>Epoch 61</text:p>
          </table:table-cell>
          <table:table-cell office:value-type="float" office:value="1897692" table:style-name="ce7">
            <text:p>1897692</text:p>
          </table:table-cell>
          <table:table-cell table:style-name="ce2"/>
          <table:table-cell office:value-type="string" table:style-name="ce5">
            <text:p>Epoch 61</text:p>
          </table:table-cell>
          <table:table-cell office:value-type="float" office:value="1918186" table:style-name="ce7">
            <text:p>1918186</text:p>
          </table:table-cell>
          <table:table-cell table:style-name="ce2"/>
          <table:table-cell office:value-type="string" table:style-name="ce5">
            <text:p>Epoch 61</text:p>
          </table:table-cell>
          <table:table-cell office:value-type="float" office:value="1928178" table:style-name="ce7">
            <text:p>1928178</text:p>
          </table:table-cell>
          <table:table-cell table:style-name="ce2"/>
          <table:table-cell office:value-type="string" table:style-name="ce5">
            <text:p>Epoch 61</text:p>
          </table:table-cell>
          <table:table-cell office:value-type="float" office:value="1906984" table:style-name="ce7">
            <text:p>1906984</text:p>
          </table:table-cell>
          <table:table-cell table:style-name="ce2"/>
          <table:table-cell office:value-type="string" table:style-name="ce5">
            <text:p>Epoch 61</text:p>
          </table:table-cell>
          <table:table-cell office:value-type="float" office:value="1908990" table:style-name="ce7">
            <text:p>1908990</text:p>
          </table:table-cell>
          <table:table-cell table:style-name="ce2"/>
          <table:table-cell office:value-type="string" table:style-name="ce5">
            <text:p>Epoch 61</text:p>
          </table:table-cell>
          <table:table-cell office:value-type="float" office:value="1937034" table:style-name="ce7">
            <text:p>1937034</text:p>
          </table:table-cell>
          <table:table-cell table:style-name="ce2"/>
          <table:table-cell office:value-type="string" table:style-name="ce5">
            <text:p>Epoch 61</text:p>
          </table:table-cell>
          <table:table-cell office:value-type="float" office:value="1913464" table:style-name="ce7">
            <text:p>1913464</text:p>
          </table:table-cell>
          <table:table-cell table:style-name="ce2"/>
          <table:table-cell office:value-type="string" table:style-name="ce5">
            <text:p>Epoch 61</text:p>
          </table:table-cell>
          <table:table-cell office:value-type="float" office:value="1900062" table:style-name="ce7">
            <text:p>1900062</text:p>
          </table:table-cell>
          <table:table-cell table:style-name="ce2"/>
          <table:table-cell office:value-type="string" table:style-name="ce5">
            <text:p>Epoch 61</text:p>
          </table:table-cell>
          <table:table-cell office:value-type="float" office:value="1901454" table:style-name="ce7">
            <text:p>1901454</text:p>
          </table:table-cell>
          <table:table-cell table:style-name="ce2"/>
          <table:table-cell office:value-type="string" table:style-name="ce5">
            <text:p>Epoch 61</text:p>
          </table:table-cell>
          <table:table-cell office:value-type="float" office:value="1928546" table:style-name="ce7">
            <text:p>1928546</text:p>
          </table:table-cell>
          <table:table-cell table:style-name="ce2"/>
          <table:table-cell office:value-type="string" table:style-name="ce5">
            <text:p>Epoch 61</text:p>
          </table:table-cell>
          <table:table-cell office:value-type="float" office:value="1905870" table:style-name="ce7">
            <text:p>1905870</text:p>
          </table:table-cell>
          <table:table-cell table:style-name="ce2"/>
          <table:table-cell office:value-type="string" table:style-name="ce5">
            <text:p>Epoch 61</text:p>
          </table:table-cell>
          <table:table-cell office:value-type="float" office:value="1933492" table:style-name="ce7">
            <text:p>1933492</text:p>
          </table:table-cell>
          <table:table-cell table:style-name="ce2"/>
          <table:table-cell office:value-type="string" table:style-name="ce5">
            <text:p>Epoch 61</text:p>
          </table:table-cell>
          <table:table-cell office:value-type="float" office:value="1914584" table:style-name="ce7">
            <text:p>1914584</text:p>
          </table:table-cell>
          <table:table-cell table:style-name="ce2"/>
          <table:table-cell office:value-type="string" table:style-name="ce5">
            <text:p>Epoch 61</text:p>
          </table:table-cell>
          <table:table-cell office:value-type="float" office:value="1916812" table:style-name="ce7">
            <text:p>1916812</text:p>
          </table:table-cell>
          <table:table-cell table:style-name="ce2"/>
          <table:table-cell office:value-type="string" table:style-name="ce5">
            <text:p>Epoch 61</text:p>
          </table:table-cell>
          <table:table-cell office:value-type="float" office:value="1895134" table:style-name="ce7">
            <text:p>1895134</text:p>
          </table:table-cell>
          <table:table-cell table:style-name="ce2"/>
          <table:table-cell office:value-type="string" table:style-name="ce5">
            <text:p>Epoch 61</text:p>
          </table:table-cell>
          <table:table-cell office:value-type="float" office:value="1926630" table:style-name="ce7">
            <text:p>1926630</text:p>
          </table:table-cell>
          <table:table-cell table:style-name="ce2"/>
          <table:table-cell office:value-type="string" table:style-name="ce5">
            <text:p>Epoch 61</text:p>
          </table:table-cell>
          <table:table-cell office:value-type="float" office:value="1917922" table:style-name="ce7">
            <text:p>1917922</text:p>
          </table:table-cell>
          <table:table-cell table:style-name="ce2"/>
          <table:table-cell office:value-type="string" table:style-name="ce5">
            <text:p>Epoch 61</text:p>
          </table:table-cell>
          <table:table-cell office:value-type="float" office:value="1908816" table:style-name="ce7">
            <text:p>1908816</text:p>
          </table:table-cell>
          <table:table-cell table:style-name="ce2"/>
          <table:table-cell office:value-type="string" table:style-name="ce5">
            <text:p>Epoch 61</text:p>
          </table:table-cell>
          <table:table-cell office:value-type="float" office:value="1890526" table:style-name="ce7">
            <text:p>1890526</text:p>
          </table:table-cell>
          <table:table-cell table:style-name="ce2"/>
          <table:table-cell office:value-type="string" table:style-name="ce5">
            <text:p>Epoch 61</text:p>
          </table:table-cell>
          <table:table-cell office:value-type="float" office:value="1903604" table:style-name="ce7">
            <text:p>1903604</text:p>
          </table:table-cell>
          <table:table-cell table:style-name="ce2"/>
          <table:table-cell office:value-type="string" table:style-name="ce10">
            <text:p>Epoch 61</text:p>
          </table:table-cell>
          <table:table-cell office:value-type="float" office:value="1912901.2" table:formula="of:=AVERAGE([.$CL64];[.$CI64];[.$CF64];[.$CC64];[.$BZ64];[.$BW64];[.$BT64];[.$BQ64];[.$BN64];[.$BK64];[.$BH64];[.$BE64];[.$BB64];[.$AY64];[.$AV64];[.$AS64];[.$AP64];[.$AM64];[.$AJ64];[.$AG64];[.$AD64];[.$AA64];[.$X64];[.$U64];[.$R64];[.$O64];[.$L64];[.$I64];[.$F64];[.$C64])" table:style-name="ce19">
            <text:p>1912901</text:p>
          </table:table-cell>
          <table:table-cell office:value-type="float" office:value="13161.031304312875" table:formula="of:=STDEV([.$CL64];[.$CI64];[.$CF64];[.$CC64];[.$BZ64];[.$BW64];[.$BT64];[.$BQ64];[.$BN64];[.$BK64];[.$BH64];[.$BE64];[.$BB64];[.$AY64];[.$AV64];[.$AS64];[.$AP64];[.$AM64];[.$AJ64];[.$AG64];[.$AD64];[.$AA64];[.$X64];[.$U64];[.$R64];[.$O64];[.$L64];[.$I64];[.$F64];[.$C64])" table:style-name="ce19">
            <text:p>13161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62</text:p>
          </table:table-cell>
          <table:table-cell office:value-type="float" office:value="1914440" table:style-name="ce7">
            <text:p>1914440</text:p>
          </table:table-cell>
          <table:table-cell table:style-name="ce2"/>
          <table:table-cell office:value-type="string" table:style-name="ce5">
            <text:p>Epoch 62</text:p>
          </table:table-cell>
          <table:table-cell office:value-type="float" office:value="1882142" table:style-name="ce7">
            <text:p>1882142</text:p>
          </table:table-cell>
          <table:table-cell table:style-name="ce2"/>
          <table:table-cell office:value-type="string" table:style-name="ce5">
            <text:p>Epoch 62</text:p>
          </table:table-cell>
          <table:table-cell office:value-type="float" office:value="1918402" table:style-name="ce7">
            <text:p>1918402</text:p>
          </table:table-cell>
          <table:table-cell table:style-name="ce2"/>
          <table:table-cell office:value-type="string" table:style-name="ce5">
            <text:p>Epoch 62</text:p>
          </table:table-cell>
          <table:table-cell office:value-type="float" office:value="1917702" table:style-name="ce7">
            <text:p>1917702</text:p>
          </table:table-cell>
          <table:table-cell table:style-name="ce2"/>
          <table:table-cell office:value-type="string" table:style-name="ce5">
            <text:p>Epoch 62</text:p>
          </table:table-cell>
          <table:table-cell office:value-type="float" office:value="1911044" table:style-name="ce7">
            <text:p>1911044</text:p>
          </table:table-cell>
          <table:table-cell table:style-name="ce2"/>
          <table:table-cell office:value-type="string" table:style-name="ce5">
            <text:p>Epoch 62</text:p>
          </table:table-cell>
          <table:table-cell office:value-type="float" office:value="1914930" table:style-name="ce7">
            <text:p>1914930</text:p>
          </table:table-cell>
          <table:table-cell table:style-name="ce2"/>
          <table:table-cell office:value-type="string" table:style-name="ce5">
            <text:p>Epoch 62</text:p>
          </table:table-cell>
          <table:table-cell office:value-type="float" office:value="1897608" table:style-name="ce7">
            <text:p>1897608</text:p>
          </table:table-cell>
          <table:table-cell table:style-name="ce2"/>
          <table:table-cell office:value-type="string" table:style-name="ce5">
            <text:p>Epoch 62</text:p>
          </table:table-cell>
          <table:table-cell office:value-type="float" office:value="1927668" table:style-name="ce7">
            <text:p>1927668</text:p>
          </table:table-cell>
          <table:table-cell table:style-name="ce2"/>
          <table:table-cell office:value-type="string" table:style-name="ce5">
            <text:p>Epoch 62</text:p>
          </table:table-cell>
          <table:table-cell office:value-type="float" office:value="1921238" table:style-name="ce7">
            <text:p>1921238</text:p>
          </table:table-cell>
          <table:table-cell table:style-name="ce2"/>
          <table:table-cell office:value-type="string" table:style-name="ce5">
            <text:p>Epoch 62</text:p>
          </table:table-cell>
          <table:table-cell office:value-type="float" office:value="1904920" table:style-name="ce7">
            <text:p>1904920</text:p>
          </table:table-cell>
          <table:table-cell table:style-name="ce2"/>
          <table:table-cell office:value-type="string" table:style-name="ce5">
            <text:p>Epoch 62</text:p>
          </table:table-cell>
          <table:table-cell office:value-type="float" office:value="1897344" table:style-name="ce7">
            <text:p>1897344</text:p>
          </table:table-cell>
          <table:table-cell table:style-name="ce2"/>
          <table:table-cell office:value-type="string" table:style-name="ce5">
            <text:p>Epoch 62</text:p>
          </table:table-cell>
          <table:table-cell office:value-type="float" office:value="1913488" table:style-name="ce7">
            <text:p>1913488</text:p>
          </table:table-cell>
          <table:table-cell table:style-name="ce2"/>
          <table:table-cell office:value-type="string" table:style-name="ce5">
            <text:p>Epoch 62</text:p>
          </table:table-cell>
          <table:table-cell office:value-type="float" office:value="1928174" table:style-name="ce7">
            <text:p>1928174</text:p>
          </table:table-cell>
          <table:table-cell table:style-name="ce2"/>
          <table:table-cell office:value-type="string" table:style-name="ce5">
            <text:p>Epoch 62</text:p>
          </table:table-cell>
          <table:table-cell office:value-type="float" office:value="1905314" table:style-name="ce7">
            <text:p>1905314</text:p>
          </table:table-cell>
          <table:table-cell table:style-name="ce2"/>
          <table:table-cell office:value-type="string" table:style-name="ce5">
            <text:p>Epoch 62</text:p>
          </table:table-cell>
          <table:table-cell office:value-type="float" office:value="1905690" table:style-name="ce7">
            <text:p>1905690</text:p>
          </table:table-cell>
          <table:table-cell table:style-name="ce2"/>
          <table:table-cell office:value-type="string" table:style-name="ce5">
            <text:p>Epoch 62</text:p>
          </table:table-cell>
          <table:table-cell office:value-type="float" office:value="1924926" table:style-name="ce7">
            <text:p>1924926</text:p>
          </table:table-cell>
          <table:table-cell table:style-name="ce2"/>
          <table:table-cell office:value-type="string" table:style-name="ce5">
            <text:p>Epoch 62</text:p>
          </table:table-cell>
          <table:table-cell office:value-type="float" office:value="1911912" table:style-name="ce7">
            <text:p>1911912</text:p>
          </table:table-cell>
          <table:table-cell table:style-name="ce2"/>
          <table:table-cell office:value-type="string" table:style-name="ce5">
            <text:p>Epoch 62</text:p>
          </table:table-cell>
          <table:table-cell office:value-type="float" office:value="1899584" table:style-name="ce7">
            <text:p>1899584</text:p>
          </table:table-cell>
          <table:table-cell table:style-name="ce2"/>
          <table:table-cell office:value-type="string" table:style-name="ce5">
            <text:p>Epoch 62</text:p>
          </table:table-cell>
          <table:table-cell office:value-type="float" office:value="1891898" table:style-name="ce7">
            <text:p>1891898</text:p>
          </table:table-cell>
          <table:table-cell table:style-name="ce2"/>
          <table:table-cell office:value-type="string" table:style-name="ce5">
            <text:p>Epoch 62</text:p>
          </table:table-cell>
          <table:table-cell office:value-type="float" office:value="1928440" table:style-name="ce7">
            <text:p>1928440</text:p>
          </table:table-cell>
          <table:table-cell table:style-name="ce2"/>
          <table:table-cell office:value-type="string" table:style-name="ce5">
            <text:p>Epoch 62</text:p>
          </table:table-cell>
          <table:table-cell office:value-type="float" office:value="1897600" table:style-name="ce7">
            <text:p>1897600</text:p>
          </table:table-cell>
          <table:table-cell table:style-name="ce2"/>
          <table:table-cell office:value-type="string" table:style-name="ce5">
            <text:p>Epoch 62</text:p>
          </table:table-cell>
          <table:table-cell office:value-type="float" office:value="1929874" table:style-name="ce7">
            <text:p>1929874</text:p>
          </table:table-cell>
          <table:table-cell table:style-name="ce2"/>
          <table:table-cell office:value-type="string" table:style-name="ce5">
            <text:p>Epoch 62</text:p>
          </table:table-cell>
          <table:table-cell office:value-type="float" office:value="1912600" table:style-name="ce7">
            <text:p>1912600</text:p>
          </table:table-cell>
          <table:table-cell table:style-name="ce2"/>
          <table:table-cell office:value-type="string" table:style-name="ce5">
            <text:p>Epoch 62</text:p>
          </table:table-cell>
          <table:table-cell office:value-type="float" office:value="1912872" table:style-name="ce7">
            <text:p>1912872</text:p>
          </table:table-cell>
          <table:table-cell table:style-name="ce2"/>
          <table:table-cell office:value-type="string" table:style-name="ce5">
            <text:p>Epoch 62</text:p>
          </table:table-cell>
          <table:table-cell office:value-type="float" office:value="1889710" table:style-name="ce7">
            <text:p>1889710</text:p>
          </table:table-cell>
          <table:table-cell table:style-name="ce2"/>
          <table:table-cell office:value-type="string" table:style-name="ce5">
            <text:p>Epoch 62</text:p>
          </table:table-cell>
          <table:table-cell office:value-type="float" office:value="1921052" table:style-name="ce7">
            <text:p>1921052</text:p>
          </table:table-cell>
          <table:table-cell table:style-name="ce2"/>
          <table:table-cell office:value-type="string" table:style-name="ce5">
            <text:p>Epoch 62</text:p>
          </table:table-cell>
          <table:table-cell office:value-type="float" office:value="1915492" table:style-name="ce7">
            <text:p>1915492</text:p>
          </table:table-cell>
          <table:table-cell table:style-name="ce2"/>
          <table:table-cell office:value-type="string" table:style-name="ce5">
            <text:p>Epoch 62</text:p>
          </table:table-cell>
          <table:table-cell office:value-type="float" office:value="1908768" table:style-name="ce7">
            <text:p>1908768</text:p>
          </table:table-cell>
          <table:table-cell table:style-name="ce2"/>
          <table:table-cell office:value-type="string" table:style-name="ce5">
            <text:p>Epoch 62</text:p>
          </table:table-cell>
          <table:table-cell office:value-type="float" office:value="1887172" table:style-name="ce7">
            <text:p>1887172</text:p>
          </table:table-cell>
          <table:table-cell table:style-name="ce2"/>
          <table:table-cell office:value-type="string" table:style-name="ce5">
            <text:p>Epoch 62</text:p>
          </table:table-cell>
          <table:table-cell office:value-type="float" office:value="1901850" table:style-name="ce7">
            <text:p>1901850</text:p>
          </table:table-cell>
          <table:table-cell table:style-name="ce2"/>
          <table:table-cell office:value-type="string" table:style-name="ce10">
            <text:p>Epoch 62</text:p>
          </table:table-cell>
          <table:table-cell office:value-type="float" office:value="1909795.1333333333" table:formula="of:=AVERAGE([.$CL65];[.$CI65];[.$CF65];[.$CC65];[.$BZ65];[.$BW65];[.$BT65];[.$BQ65];[.$BN65];[.$BK65];[.$BH65];[.$BE65];[.$BB65];[.$AY65];[.$AV65];[.$AS65];[.$AP65];[.$AM65];[.$AJ65];[.$AG65];[.$AD65];[.$AA65];[.$X65];[.$U65];[.$R65];[.$O65];[.$L65];[.$I65];[.$F65];[.$C65])" table:style-name="ce19">
            <text:p>1909795</text:p>
          </table:table-cell>
          <table:table-cell office:value-type="float" office:value="12905.846840531791" table:formula="of:=STDEV([.$CL65];[.$CI65];[.$CF65];[.$CC65];[.$BZ65];[.$BW65];[.$BT65];[.$BQ65];[.$BN65];[.$BK65];[.$BH65];[.$BE65];[.$BB65];[.$AY65];[.$AV65];[.$AS65];[.$AP65];[.$AM65];[.$AJ65];[.$AG65];[.$AD65];[.$AA65];[.$X65];[.$U65];[.$R65];[.$O65];[.$L65];[.$I65];[.$F65];[.$C65])" table:style-name="ce19">
            <text:p>12906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63</text:p>
          </table:table-cell>
          <table:table-cell office:value-type="float" office:value="1905050" table:style-name="ce7">
            <text:p>1905050</text:p>
          </table:table-cell>
          <table:table-cell table:style-name="ce2"/>
          <table:table-cell office:value-type="string" table:style-name="ce5">
            <text:p>Epoch 63</text:p>
          </table:table-cell>
          <table:table-cell office:value-type="float" office:value="1881886" table:style-name="ce7">
            <text:p>1881886</text:p>
          </table:table-cell>
          <table:table-cell table:style-name="ce2"/>
          <table:table-cell office:value-type="string" table:style-name="ce5">
            <text:p>Epoch 63</text:p>
          </table:table-cell>
          <table:table-cell office:value-type="float" office:value="1918218" table:style-name="ce7">
            <text:p>1918218</text:p>
          </table:table-cell>
          <table:table-cell table:style-name="ce2"/>
          <table:table-cell office:value-type="string" table:style-name="ce5">
            <text:p>Epoch 63</text:p>
          </table:table-cell>
          <table:table-cell office:value-type="float" office:value="1917048" table:style-name="ce7">
            <text:p>1917048</text:p>
          </table:table-cell>
          <table:table-cell table:style-name="ce2"/>
          <table:table-cell office:value-type="string" table:style-name="ce5">
            <text:p>Epoch 63</text:p>
          </table:table-cell>
          <table:table-cell office:value-type="float" office:value="1908838" table:style-name="ce7">
            <text:p>1908838</text:p>
          </table:table-cell>
          <table:table-cell table:style-name="ce2"/>
          <table:table-cell office:value-type="string" table:style-name="ce5">
            <text:p>Epoch 63</text:p>
          </table:table-cell>
          <table:table-cell office:value-type="float" office:value="1914916" table:style-name="ce7">
            <text:p>1914916</text:p>
          </table:table-cell>
          <table:table-cell table:style-name="ce2"/>
          <table:table-cell office:value-type="string" table:style-name="ce5">
            <text:p>Epoch 63</text:p>
          </table:table-cell>
          <table:table-cell office:value-type="float" office:value="1896078" table:style-name="ce7">
            <text:p>1896078</text:p>
          </table:table-cell>
          <table:table-cell table:style-name="ce2"/>
          <table:table-cell office:value-type="string" table:style-name="ce5">
            <text:p>Epoch 63</text:p>
          </table:table-cell>
          <table:table-cell office:value-type="float" office:value="1926828" table:style-name="ce7">
            <text:p>1926828</text:p>
          </table:table-cell>
          <table:table-cell table:style-name="ce2"/>
          <table:table-cell office:value-type="string" table:style-name="ce5">
            <text:p>Epoch 63</text:p>
          </table:table-cell>
          <table:table-cell office:value-type="float" office:value="1917660" table:style-name="ce7">
            <text:p>1917660</text:p>
          </table:table-cell>
          <table:table-cell table:style-name="ce2"/>
          <table:table-cell office:value-type="string" table:style-name="ce5">
            <text:p>Epoch 63</text:p>
          </table:table-cell>
          <table:table-cell office:value-type="float" office:value="1903650" table:style-name="ce7">
            <text:p>1903650</text:p>
          </table:table-cell>
          <table:table-cell table:style-name="ce2"/>
          <table:table-cell office:value-type="string" table:style-name="ce5">
            <text:p>Epoch 63</text:p>
          </table:table-cell>
          <table:table-cell office:value-type="float" office:value="1895326" table:style-name="ce7">
            <text:p>1895326</text:p>
          </table:table-cell>
          <table:table-cell table:style-name="ce2"/>
          <table:table-cell office:value-type="string" table:style-name="ce5">
            <text:p>Epoch 63</text:p>
          </table:table-cell>
          <table:table-cell office:value-type="float" office:value="1913168" table:style-name="ce7">
            <text:p>1913168</text:p>
          </table:table-cell>
          <table:table-cell table:style-name="ce2"/>
          <table:table-cell office:value-type="string" table:style-name="ce5">
            <text:p>Epoch 63</text:p>
          </table:table-cell>
          <table:table-cell office:value-type="float" office:value="1927218" table:style-name="ce7">
            <text:p>1927218</text:p>
          </table:table-cell>
          <table:table-cell table:style-name="ce2"/>
          <table:table-cell office:value-type="string" table:style-name="ce5">
            <text:p>Epoch 63</text:p>
          </table:table-cell>
          <table:table-cell office:value-type="float" office:value="1904922" table:style-name="ce7">
            <text:p>1904922</text:p>
          </table:table-cell>
          <table:table-cell table:style-name="ce2"/>
          <table:table-cell office:value-type="string" table:style-name="ce5">
            <text:p>Epoch 63</text:p>
          </table:table-cell>
          <table:table-cell office:value-type="float" office:value="1892504" table:style-name="ce7">
            <text:p>1892504</text:p>
          </table:table-cell>
          <table:table-cell table:style-name="ce2"/>
          <table:table-cell office:value-type="string" table:style-name="ce5">
            <text:p>Epoch 63</text:p>
          </table:table-cell>
          <table:table-cell office:value-type="float" office:value="1924582" table:style-name="ce7">
            <text:p>1924582</text:p>
          </table:table-cell>
          <table:table-cell table:style-name="ce2"/>
          <table:table-cell office:value-type="string" table:style-name="ce5">
            <text:p>Epoch 63</text:p>
          </table:table-cell>
          <table:table-cell office:value-type="float" office:value="1910470" table:style-name="ce7">
            <text:p>1910470</text:p>
          </table:table-cell>
          <table:table-cell table:style-name="ce2"/>
          <table:table-cell office:value-type="string" table:style-name="ce5">
            <text:p>Epoch 63</text:p>
          </table:table-cell>
          <table:table-cell office:value-type="float" office:value="1899570" table:style-name="ce7">
            <text:p>1899570</text:p>
          </table:table-cell>
          <table:table-cell table:style-name="ce2"/>
          <table:table-cell office:value-type="string" table:style-name="ce5">
            <text:p>Epoch 63</text:p>
          </table:table-cell>
          <table:table-cell office:value-type="float" office:value="1891628" table:style-name="ce7">
            <text:p>1891628</text:p>
          </table:table-cell>
          <table:table-cell table:style-name="ce2"/>
          <table:table-cell office:value-type="string" table:style-name="ce5">
            <text:p>Epoch 63</text:p>
          </table:table-cell>
          <table:table-cell office:value-type="float" office:value="1925104" table:style-name="ce7">
            <text:p>1925104</text:p>
          </table:table-cell>
          <table:table-cell table:style-name="ce2"/>
          <table:table-cell office:value-type="string" table:style-name="ce5">
            <text:p>Epoch 63</text:p>
          </table:table-cell>
          <table:table-cell office:value-type="float" office:value="1892806" table:style-name="ce7">
            <text:p>1892806</text:p>
          </table:table-cell>
          <table:table-cell table:style-name="ce2"/>
          <table:table-cell office:value-type="string" table:style-name="ce5">
            <text:p>Epoch 63</text:p>
          </table:table-cell>
          <table:table-cell office:value-type="float" office:value="1924552" table:style-name="ce7">
            <text:p>1924552</text:p>
          </table:table-cell>
          <table:table-cell table:style-name="ce2"/>
          <table:table-cell office:value-type="string" table:style-name="ce5">
            <text:p>Epoch 63</text:p>
          </table:table-cell>
          <table:table-cell office:value-type="float" office:value="1911106" table:style-name="ce7">
            <text:p>1911106</text:p>
          </table:table-cell>
          <table:table-cell table:style-name="ce2"/>
          <table:table-cell office:value-type="string" table:style-name="ce5">
            <text:p>Epoch 63</text:p>
          </table:table-cell>
          <table:table-cell office:value-type="float" office:value="1910882" table:style-name="ce7">
            <text:p>1910882</text:p>
          </table:table-cell>
          <table:table-cell table:style-name="ce2"/>
          <table:table-cell office:value-type="string" table:style-name="ce5">
            <text:p>Epoch 63</text:p>
          </table:table-cell>
          <table:table-cell office:value-type="float" office:value="1889356" table:style-name="ce7">
            <text:p>1889356</text:p>
          </table:table-cell>
          <table:table-cell table:style-name="ce2"/>
          <table:table-cell office:value-type="string" table:style-name="ce5">
            <text:p>Epoch 63</text:p>
          </table:table-cell>
          <table:table-cell office:value-type="float" office:value="1920852" table:style-name="ce7">
            <text:p>1920852</text:p>
          </table:table-cell>
          <table:table-cell table:style-name="ce2"/>
          <table:table-cell office:value-type="string" table:style-name="ce5">
            <text:p>Epoch 63</text:p>
          </table:table-cell>
          <table:table-cell office:value-type="float" office:value="1915260" table:style-name="ce7">
            <text:p>1915260</text:p>
          </table:table-cell>
          <table:table-cell table:style-name="ce2"/>
          <table:table-cell office:value-type="string" table:style-name="ce5">
            <text:p>Epoch 63</text:p>
          </table:table-cell>
          <table:table-cell office:value-type="float" office:value="1906824" table:style-name="ce7">
            <text:p>1906824</text:p>
          </table:table-cell>
          <table:table-cell table:style-name="ce2"/>
          <table:table-cell office:value-type="string" table:style-name="ce5">
            <text:p>Epoch 63</text:p>
          </table:table-cell>
          <table:table-cell office:value-type="float" office:value="1884334" table:style-name="ce7">
            <text:p>1884334</text:p>
          </table:table-cell>
          <table:table-cell table:style-name="ce2"/>
          <table:table-cell office:value-type="string" table:style-name="ce5">
            <text:p>Epoch 63</text:p>
          </table:table-cell>
          <table:table-cell office:value-type="float" office:value="1896644" table:style-name="ce7">
            <text:p>1896644</text:p>
          </table:table-cell>
          <table:table-cell table:style-name="ce2"/>
          <table:table-cell office:value-type="string" table:style-name="ce10">
            <text:p>Epoch 63</text:p>
          </table:table-cell>
          <table:table-cell office:value-type="float" office:value="1907576" table:formula="of:=AVERAGE([.$CL66];[.$CI66];[.$CF66];[.$CC66];[.$BZ66];[.$BW66];[.$BT66];[.$BQ66];[.$BN66];[.$BK66];[.$BH66];[.$BE66];[.$BB66];[.$AY66];[.$AV66];[.$AS66];[.$AP66];[.$AM66];[.$AJ66];[.$AG66];[.$AD66];[.$AA66];[.$X66];[.$U66];[.$R66];[.$O66];[.$L66];[.$I66];[.$F66];[.$C66])" table:style-name="ce19">
            <text:p>1907576</text:p>
          </table:table-cell>
          <table:table-cell office:value-type="float" office:value="13165.513948085787" table:formula="of:=STDEV([.$CL66];[.$CI66];[.$CF66];[.$CC66];[.$BZ66];[.$BW66];[.$BT66];[.$BQ66];[.$BN66];[.$BK66];[.$BH66];[.$BE66];[.$BB66];[.$AY66];[.$AV66];[.$AS66];[.$AP66];[.$AM66];[.$AJ66];[.$AG66];[.$AD66];[.$AA66];[.$X66];[.$U66];[.$R66];[.$O66];[.$L66];[.$I66];[.$F66];[.$C66])" table:style-name="ce19">
            <text:p>13166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64</text:p>
          </table:table-cell>
          <table:table-cell office:value-type="float" office:value="1904510" table:style-name="ce7">
            <text:p>1904510</text:p>
          </table:table-cell>
          <table:table-cell table:style-name="ce2"/>
          <table:table-cell office:value-type="string" table:style-name="ce5">
            <text:p>Epoch 64</text:p>
          </table:table-cell>
          <table:table-cell office:value-type="float" office:value="1881730" table:style-name="ce7">
            <text:p>1881730</text:p>
          </table:table-cell>
          <table:table-cell table:style-name="ce2"/>
          <table:table-cell office:value-type="string" table:style-name="ce5">
            <text:p>Epoch 64</text:p>
          </table:table-cell>
          <table:table-cell office:value-type="float" office:value="1916738" table:style-name="ce7">
            <text:p>1916738</text:p>
          </table:table-cell>
          <table:table-cell table:style-name="ce2"/>
          <table:table-cell office:value-type="string" table:style-name="ce5">
            <text:p>Epoch 64</text:p>
          </table:table-cell>
          <table:table-cell office:value-type="float" office:value="1902620" table:style-name="ce7">
            <text:p>1902620</text:p>
          </table:table-cell>
          <table:table-cell table:style-name="ce2"/>
          <table:table-cell office:value-type="string" table:style-name="ce5">
            <text:p>Epoch 64</text:p>
          </table:table-cell>
          <table:table-cell office:value-type="float" office:value="1908368" table:style-name="ce7">
            <text:p>1908368</text:p>
          </table:table-cell>
          <table:table-cell table:style-name="ce2"/>
          <table:table-cell office:value-type="string" table:style-name="ce5">
            <text:p>Epoch 64</text:p>
          </table:table-cell>
          <table:table-cell office:value-type="float" office:value="1911808" table:style-name="ce7">
            <text:p>1911808</text:p>
          </table:table-cell>
          <table:table-cell table:style-name="ce2"/>
          <table:table-cell office:value-type="string" table:style-name="ce5">
            <text:p>Epoch 64</text:p>
          </table:table-cell>
          <table:table-cell office:value-type="float" office:value="1894254" table:style-name="ce7">
            <text:p>1894254</text:p>
          </table:table-cell>
          <table:table-cell table:style-name="ce2"/>
          <table:table-cell office:value-type="string" table:style-name="ce5">
            <text:p>Epoch 64</text:p>
          </table:table-cell>
          <table:table-cell office:value-type="float" office:value="1920496" table:style-name="ce7">
            <text:p>1920496</text:p>
          </table:table-cell>
          <table:table-cell table:style-name="ce2"/>
          <table:table-cell office:value-type="string" table:style-name="ce5">
            <text:p>Epoch 64</text:p>
          </table:table-cell>
          <table:table-cell office:value-type="float" office:value="1915338" table:style-name="ce7">
            <text:p>1915338</text:p>
          </table:table-cell>
          <table:table-cell table:style-name="ce2"/>
          <table:table-cell office:value-type="string" table:style-name="ce5">
            <text:p>Epoch 64</text:p>
          </table:table-cell>
          <table:table-cell office:value-type="float" office:value="1902980" table:style-name="ce7">
            <text:p>1902980</text:p>
          </table:table-cell>
          <table:table-cell table:style-name="ce2"/>
          <table:table-cell office:value-type="string" table:style-name="ce5">
            <text:p>Epoch 64</text:p>
          </table:table-cell>
          <table:table-cell office:value-type="float" office:value="1886910" table:style-name="ce7">
            <text:p>1886910</text:p>
          </table:table-cell>
          <table:table-cell table:style-name="ce2"/>
          <table:table-cell office:value-type="string" table:style-name="ce5">
            <text:p>Epoch 64</text:p>
          </table:table-cell>
          <table:table-cell office:value-type="float" office:value="1911802" table:style-name="ce7">
            <text:p>1911802</text:p>
          </table:table-cell>
          <table:table-cell table:style-name="ce2"/>
          <table:table-cell office:value-type="string" table:style-name="ce5">
            <text:p>Epoch 64</text:p>
          </table:table-cell>
          <table:table-cell office:value-type="float" office:value="1923632" table:style-name="ce7">
            <text:p>1923632</text:p>
          </table:table-cell>
          <table:table-cell table:style-name="ce2"/>
          <table:table-cell office:value-type="string" table:style-name="ce5">
            <text:p>Epoch 64</text:p>
          </table:table-cell>
          <table:table-cell office:value-type="float" office:value="1904638" table:style-name="ce7">
            <text:p>1904638</text:p>
          </table:table-cell>
          <table:table-cell table:style-name="ce2"/>
          <table:table-cell office:value-type="string" table:style-name="ce5">
            <text:p>Epoch 64</text:p>
          </table:table-cell>
          <table:table-cell office:value-type="float" office:value="1890478" table:style-name="ce7">
            <text:p>1890478</text:p>
          </table:table-cell>
          <table:table-cell table:style-name="ce2"/>
          <table:table-cell office:value-type="string" table:style-name="ce5">
            <text:p>Epoch 64</text:p>
          </table:table-cell>
          <table:table-cell office:value-type="float" office:value="1916650" table:style-name="ce7">
            <text:p>1916650</text:p>
          </table:table-cell>
          <table:table-cell table:style-name="ce2"/>
          <table:table-cell office:value-type="string" table:style-name="ce5">
            <text:p>Epoch 64</text:p>
          </table:table-cell>
          <table:table-cell office:value-type="float" office:value="1909428" table:style-name="ce7">
            <text:p>1909428</text:p>
          </table:table-cell>
          <table:table-cell table:style-name="ce2"/>
          <table:table-cell office:value-type="string" table:style-name="ce5">
            <text:p>Epoch 64</text:p>
          </table:table-cell>
          <table:table-cell office:value-type="float" office:value="1897764" table:style-name="ce7">
            <text:p>1897764</text:p>
          </table:table-cell>
          <table:table-cell table:style-name="ce2"/>
          <table:table-cell office:value-type="string" table:style-name="ce5">
            <text:p>Epoch 64</text:p>
          </table:table-cell>
          <table:table-cell office:value-type="float" office:value="1883158" table:style-name="ce7">
            <text:p>1883158</text:p>
          </table:table-cell>
          <table:table-cell table:style-name="ce2"/>
          <table:table-cell office:value-type="string" table:style-name="ce5">
            <text:p>Epoch 64</text:p>
          </table:table-cell>
          <table:table-cell office:value-type="float" office:value="1920334" table:style-name="ce7">
            <text:p>1920334</text:p>
          </table:table-cell>
          <table:table-cell table:style-name="ce2"/>
          <table:table-cell office:value-type="string" table:style-name="ce5">
            <text:p>Epoch 64</text:p>
          </table:table-cell>
          <table:table-cell office:value-type="float" office:value="1892350" table:style-name="ce7">
            <text:p>1892350</text:p>
          </table:table-cell>
          <table:table-cell table:style-name="ce2"/>
          <table:table-cell office:value-type="string" table:style-name="ce5">
            <text:p>Epoch 64</text:p>
          </table:table-cell>
          <table:table-cell office:value-type="float" office:value="1920808" table:style-name="ce7">
            <text:p>1920808</text:p>
          </table:table-cell>
          <table:table-cell table:style-name="ce2"/>
          <table:table-cell office:value-type="string" table:style-name="ce5">
            <text:p>Epoch 64</text:p>
          </table:table-cell>
          <table:table-cell office:value-type="float" office:value="1905656" table:style-name="ce7">
            <text:p>1905656</text:p>
          </table:table-cell>
          <table:table-cell table:style-name="ce2"/>
          <table:table-cell office:value-type="string" table:style-name="ce5">
            <text:p>Epoch 64</text:p>
          </table:table-cell>
          <table:table-cell office:value-type="float" office:value="1909738" table:style-name="ce7">
            <text:p>1909738</text:p>
          </table:table-cell>
          <table:table-cell table:style-name="ce2"/>
          <table:table-cell office:value-type="string" table:style-name="ce5">
            <text:p>Epoch 64</text:p>
          </table:table-cell>
          <table:table-cell office:value-type="float" office:value="1883082" table:style-name="ce7">
            <text:p>1883082</text:p>
          </table:table-cell>
          <table:table-cell table:style-name="ce2"/>
          <table:table-cell office:value-type="string" table:style-name="ce5">
            <text:p>Epoch 64</text:p>
          </table:table-cell>
          <table:table-cell office:value-type="float" office:value="1920786" table:style-name="ce7">
            <text:p>1920786</text:p>
          </table:table-cell>
          <table:table-cell table:style-name="ce2"/>
          <table:table-cell office:value-type="string" table:style-name="ce5">
            <text:p>Epoch 64</text:p>
          </table:table-cell>
          <table:table-cell office:value-type="float" office:value="1913912" table:style-name="ce7">
            <text:p>1913912</text:p>
          </table:table-cell>
          <table:table-cell table:style-name="ce2"/>
          <table:table-cell office:value-type="string" table:style-name="ce5">
            <text:p>Epoch 64</text:p>
          </table:table-cell>
          <table:table-cell office:value-type="float" office:value="1906608" table:style-name="ce7">
            <text:p>1906608</text:p>
          </table:table-cell>
          <table:table-cell table:style-name="ce2"/>
          <table:table-cell office:value-type="string" table:style-name="ce5">
            <text:p>Epoch 64</text:p>
          </table:table-cell>
          <table:table-cell office:value-type="float" office:value="1881066" table:style-name="ce7">
            <text:p>1881066</text:p>
          </table:table-cell>
          <table:table-cell table:style-name="ce2"/>
          <table:table-cell office:value-type="string" table:style-name="ce5">
            <text:p>Epoch 64</text:p>
          </table:table-cell>
          <table:table-cell office:value-type="float" office:value="1889790" table:style-name="ce7">
            <text:p>1889790</text:p>
          </table:table-cell>
          <table:table-cell table:style-name="ce2"/>
          <table:table-cell office:value-type="string" table:style-name="ce10">
            <text:p>Epoch 64</text:p>
          </table:table-cell>
          <table:table-cell office:value-type="float" office:value="1904247.7333333334" table:formula="of:=AVERAGE([.$CL67];[.$CI67];[.$CF67];[.$CC67];[.$BZ67];[.$BW67];[.$BT67];[.$BQ67];[.$BN67];[.$BK67];[.$BH67];[.$BE67];[.$BB67];[.$AY67];[.$AV67];[.$AS67];[.$AP67];[.$AM67];[.$AJ67];[.$AG67];[.$AD67];[.$AA67];[.$X67];[.$U67];[.$R67];[.$O67];[.$L67];[.$I67];[.$F67];[.$C67])" table:style-name="ce19">
            <text:p>1904248</text:p>
          </table:table-cell>
          <table:table-cell office:value-type="float" office:value="13251.689856934014" table:formula="of:=STDEV([.$CL67];[.$CI67];[.$CF67];[.$CC67];[.$BZ67];[.$BW67];[.$BT67];[.$BQ67];[.$BN67];[.$BK67];[.$BH67];[.$BE67];[.$BB67];[.$AY67];[.$AV67];[.$AS67];[.$AP67];[.$AM67];[.$AJ67];[.$AG67];[.$AD67];[.$AA67];[.$X67];[.$U67];[.$R67];[.$O67];[.$L67];[.$I67];[.$F67];[.$C67])" table:style-name="ce19">
            <text:p>13252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65</text:p>
          </table:table-cell>
          <table:table-cell office:value-type="float" office:value="1903514" table:style-name="ce7">
            <text:p>1903514</text:p>
          </table:table-cell>
          <table:table-cell table:style-name="ce2"/>
          <table:table-cell office:value-type="string" table:style-name="ce5">
            <text:p>Epoch 65</text:p>
          </table:table-cell>
          <table:table-cell office:value-type="float" office:value="1881176" table:style-name="ce7">
            <text:p>1881176</text:p>
          </table:table-cell>
          <table:table-cell table:style-name="ce2"/>
          <table:table-cell office:value-type="string" table:style-name="ce5">
            <text:p>Epoch 65</text:p>
          </table:table-cell>
          <table:table-cell office:value-type="float" office:value="1916696" table:style-name="ce7">
            <text:p>1916696</text:p>
          </table:table-cell>
          <table:table-cell table:style-name="ce2"/>
          <table:table-cell office:value-type="string" table:style-name="ce5">
            <text:p>Epoch 65</text:p>
          </table:table-cell>
          <table:table-cell office:value-type="float" office:value="1898202" table:style-name="ce7">
            <text:p>1898202</text:p>
          </table:table-cell>
          <table:table-cell table:style-name="ce2"/>
          <table:table-cell office:value-type="string" table:style-name="ce5">
            <text:p>Epoch 65</text:p>
          </table:table-cell>
          <table:table-cell office:value-type="float" office:value="1907040" table:style-name="ce7">
            <text:p>1907040</text:p>
          </table:table-cell>
          <table:table-cell table:style-name="ce2"/>
          <table:table-cell office:value-type="string" table:style-name="ce5">
            <text:p>Epoch 65</text:p>
          </table:table-cell>
          <table:table-cell office:value-type="float" office:value="1911468" table:style-name="ce7">
            <text:p>1911468</text:p>
          </table:table-cell>
          <table:table-cell table:style-name="ce2"/>
          <table:table-cell office:value-type="string" table:style-name="ce5">
            <text:p>Epoch 65</text:p>
          </table:table-cell>
          <table:table-cell office:value-type="float" office:value="1894010" table:style-name="ce7">
            <text:p>1894010</text:p>
          </table:table-cell>
          <table:table-cell table:style-name="ce2"/>
          <table:table-cell office:value-type="string" table:style-name="ce5">
            <text:p>Epoch 65</text:p>
          </table:table-cell>
          <table:table-cell office:value-type="float" office:value="1915628" table:style-name="ce7">
            <text:p>1915628</text:p>
          </table:table-cell>
          <table:table-cell table:style-name="ce2"/>
          <table:table-cell office:value-type="string" table:style-name="ce5">
            <text:p>Epoch 65</text:p>
          </table:table-cell>
          <table:table-cell office:value-type="float" office:value="1912186" table:style-name="ce7">
            <text:p>1912186</text:p>
          </table:table-cell>
          <table:table-cell table:style-name="ce2"/>
          <table:table-cell office:value-type="string" table:style-name="ce5">
            <text:p>Epoch 65</text:p>
          </table:table-cell>
          <table:table-cell office:value-type="float" office:value="1900320" table:style-name="ce7">
            <text:p>1900320</text:p>
          </table:table-cell>
          <table:table-cell table:style-name="ce2"/>
          <table:table-cell office:value-type="string" table:style-name="ce5">
            <text:p>Epoch 65</text:p>
          </table:table-cell>
          <table:table-cell office:value-type="float" office:value="1882376" table:style-name="ce7">
            <text:p>1882376</text:p>
          </table:table-cell>
          <table:table-cell table:style-name="ce2"/>
          <table:table-cell office:value-type="string" table:style-name="ce5">
            <text:p>Epoch 65</text:p>
          </table:table-cell>
          <table:table-cell office:value-type="float" office:value="1907400" table:style-name="ce7">
            <text:p>1907400</text:p>
          </table:table-cell>
          <table:table-cell table:style-name="ce2"/>
          <table:table-cell office:value-type="string" table:style-name="ce5">
            <text:p>Epoch 65</text:p>
          </table:table-cell>
          <table:table-cell office:value-type="float" office:value="1919400" table:style-name="ce7">
            <text:p>1919400</text:p>
          </table:table-cell>
          <table:table-cell table:style-name="ce2"/>
          <table:table-cell office:value-type="string" table:style-name="ce5">
            <text:p>Epoch 65</text:p>
          </table:table-cell>
          <table:table-cell office:value-type="float" office:value="1904482" table:style-name="ce7">
            <text:p>1904482</text:p>
          </table:table-cell>
          <table:table-cell table:style-name="ce2"/>
          <table:table-cell office:value-type="string" table:style-name="ce5">
            <text:p>Epoch 65</text:p>
          </table:table-cell>
          <table:table-cell office:value-type="float" office:value="1889890" table:style-name="ce7">
            <text:p>1889890</text:p>
          </table:table-cell>
          <table:table-cell table:style-name="ce2"/>
          <table:table-cell office:value-type="string" table:style-name="ce5">
            <text:p>Epoch 65</text:p>
          </table:table-cell>
          <table:table-cell office:value-type="float" office:value="1915666" table:style-name="ce7">
            <text:p>1915666</text:p>
          </table:table-cell>
          <table:table-cell table:style-name="ce2"/>
          <table:table-cell office:value-type="string" table:style-name="ce5">
            <text:p>Epoch 65</text:p>
          </table:table-cell>
          <table:table-cell office:value-type="float" office:value="1906104" table:style-name="ce7">
            <text:p>1906104</text:p>
          </table:table-cell>
          <table:table-cell table:style-name="ce2"/>
          <table:table-cell office:value-type="string" table:style-name="ce5">
            <text:p>Epoch 65</text:p>
          </table:table-cell>
          <table:table-cell office:value-type="float" office:value="1896206" table:style-name="ce7">
            <text:p>1896206</text:p>
          </table:table-cell>
          <table:table-cell table:style-name="ce2"/>
          <table:table-cell office:value-type="string" table:style-name="ce5">
            <text:p>Epoch 65</text:p>
          </table:table-cell>
          <table:table-cell office:value-type="float" office:value="1882908" table:style-name="ce7">
            <text:p>1882908</text:p>
          </table:table-cell>
          <table:table-cell table:style-name="ce2"/>
          <table:table-cell office:value-type="string" table:style-name="ce5">
            <text:p>Epoch 65</text:p>
          </table:table-cell>
          <table:table-cell office:value-type="float" office:value="1917470" table:style-name="ce7">
            <text:p>1917470</text:p>
          </table:table-cell>
          <table:table-cell table:style-name="ce2"/>
          <table:table-cell office:value-type="string" table:style-name="ce5">
            <text:p>Epoch 65</text:p>
          </table:table-cell>
          <table:table-cell office:value-type="float" office:value="1890864" table:style-name="ce7">
            <text:p>1890864</text:p>
          </table:table-cell>
          <table:table-cell table:style-name="ce2"/>
          <table:table-cell office:value-type="string" table:style-name="ce5">
            <text:p>Epoch 65</text:p>
          </table:table-cell>
          <table:table-cell office:value-type="float" office:value="1919574" table:style-name="ce7">
            <text:p>1919574</text:p>
          </table:table-cell>
          <table:table-cell table:style-name="ce2"/>
          <table:table-cell office:value-type="string" table:style-name="ce5">
            <text:p>Epoch 65</text:p>
          </table:table-cell>
          <table:table-cell office:value-type="float" office:value="1904120" table:style-name="ce7">
            <text:p>1904120</text:p>
          </table:table-cell>
          <table:table-cell table:style-name="ce2"/>
          <table:table-cell office:value-type="string" table:style-name="ce5">
            <text:p>Epoch 65</text:p>
          </table:table-cell>
          <table:table-cell office:value-type="float" office:value="1908282" table:style-name="ce7">
            <text:p>1908282</text:p>
          </table:table-cell>
          <table:table-cell table:style-name="ce2"/>
          <table:table-cell office:value-type="string" table:style-name="ce5">
            <text:p>Epoch 65</text:p>
          </table:table-cell>
          <table:table-cell office:value-type="float" office:value="1880504" table:style-name="ce7">
            <text:p>1880504</text:p>
          </table:table-cell>
          <table:table-cell table:style-name="ce2"/>
          <table:table-cell office:value-type="string" table:style-name="ce5">
            <text:p>Epoch 65</text:p>
          </table:table-cell>
          <table:table-cell office:value-type="float" office:value="1919738" table:style-name="ce7">
            <text:p>1919738</text:p>
          </table:table-cell>
          <table:table-cell table:style-name="ce2"/>
          <table:table-cell office:value-type="string" table:style-name="ce5">
            <text:p>Epoch 65</text:p>
          </table:table-cell>
          <table:table-cell office:value-type="float" office:value="1910224" table:style-name="ce7">
            <text:p>1910224</text:p>
          </table:table-cell>
          <table:table-cell table:style-name="ce2"/>
          <table:table-cell office:value-type="string" table:style-name="ce5">
            <text:p>Epoch 65</text:p>
          </table:table-cell>
          <table:table-cell office:value-type="float" office:value="1899322" table:style-name="ce7">
            <text:p>1899322</text:p>
          </table:table-cell>
          <table:table-cell table:style-name="ce2"/>
          <table:table-cell office:value-type="string" table:style-name="ce5">
            <text:p>Epoch 65</text:p>
          </table:table-cell>
          <table:table-cell office:value-type="float" office:value="1880274" table:style-name="ce7">
            <text:p>1880274</text:p>
          </table:table-cell>
          <table:table-cell table:style-name="ce2"/>
          <table:table-cell office:value-type="string" table:style-name="ce5">
            <text:p>Epoch 65</text:p>
          </table:table-cell>
          <table:table-cell office:value-type="float" office:value="1888368" table:style-name="ce7">
            <text:p>1888368</text:p>
          </table:table-cell>
          <table:table-cell table:style-name="ce2"/>
          <table:table-cell office:value-type="string" table:style-name="ce10">
            <text:p>Epoch 65</text:p>
          </table:table-cell>
          <table:table-cell office:value-type="float" office:value="1902113.7333333334" table:formula="of:=AVERAGE([.$CL68];[.$CI68];[.$CF68];[.$CC68];[.$BZ68];[.$BW68];[.$BT68];[.$BQ68];[.$BN68];[.$BK68];[.$BH68];[.$BE68];[.$BB68];[.$AY68];[.$AV68];[.$AS68];[.$AP68];[.$AM68];[.$AJ68];[.$AG68];[.$AD68];[.$AA68];[.$X68];[.$U68];[.$R68];[.$O68];[.$L68];[.$I68];[.$F68];[.$C68])" table:style-name="ce19">
            <text:p>1902114</text:p>
          </table:table-cell>
          <table:table-cell office:value-type="float" office:value="12911.023525583127" table:formula="of:=STDEV([.$CL68];[.$CI68];[.$CF68];[.$CC68];[.$BZ68];[.$BW68];[.$BT68];[.$BQ68];[.$BN68];[.$BK68];[.$BH68];[.$BE68];[.$BB68];[.$AY68];[.$AV68];[.$AS68];[.$AP68];[.$AM68];[.$AJ68];[.$AG68];[.$AD68];[.$AA68];[.$X68];[.$U68];[.$R68];[.$O68];[.$L68];[.$I68];[.$F68];[.$C68])" table:style-name="ce19">
            <text:p>12911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66</text:p>
          </table:table-cell>
          <table:table-cell office:value-type="float" office:value="1902654" table:style-name="ce7">
            <text:p>1902654</text:p>
          </table:table-cell>
          <table:table-cell table:style-name="ce2"/>
          <table:table-cell office:value-type="string" table:style-name="ce5">
            <text:p>Epoch 66</text:p>
          </table:table-cell>
          <table:table-cell office:value-type="float" office:value="1879686" table:style-name="ce7">
            <text:p>1879686</text:p>
          </table:table-cell>
          <table:table-cell table:style-name="ce2"/>
          <table:table-cell office:value-type="string" table:style-name="ce5">
            <text:p>Epoch 66</text:p>
          </table:table-cell>
          <table:table-cell office:value-type="float" office:value="1916306" table:style-name="ce7">
            <text:p>1916306</text:p>
          </table:table-cell>
          <table:table-cell table:style-name="ce2"/>
          <table:table-cell office:value-type="string" table:style-name="ce5">
            <text:p>Epoch 66</text:p>
          </table:table-cell>
          <table:table-cell office:value-type="float" office:value="1895068" table:style-name="ce7">
            <text:p>1895068</text:p>
          </table:table-cell>
          <table:table-cell table:style-name="ce2"/>
          <table:table-cell office:value-type="string" table:style-name="ce5">
            <text:p>Epoch 66</text:p>
          </table:table-cell>
          <table:table-cell office:value-type="float" office:value="1906916" table:style-name="ce7">
            <text:p>1906916</text:p>
          </table:table-cell>
          <table:table-cell table:style-name="ce2"/>
          <table:table-cell office:value-type="string" table:style-name="ce5">
            <text:p>Epoch 66</text:p>
          </table:table-cell>
          <table:table-cell office:value-type="float" office:value="1910348" table:style-name="ce7">
            <text:p>1910348</text:p>
          </table:table-cell>
          <table:table-cell table:style-name="ce2"/>
          <table:table-cell office:value-type="string" table:style-name="ce5">
            <text:p>Epoch 66</text:p>
          </table:table-cell>
          <table:table-cell office:value-type="float" office:value="1893938" table:style-name="ce7">
            <text:p>1893938</text:p>
          </table:table-cell>
          <table:table-cell table:style-name="ce2"/>
          <table:table-cell office:value-type="string" table:style-name="ce5">
            <text:p>Epoch 66</text:p>
          </table:table-cell>
          <table:table-cell office:value-type="float" office:value="1914920" table:style-name="ce7">
            <text:p>1914920</text:p>
          </table:table-cell>
          <table:table-cell table:style-name="ce2"/>
          <table:table-cell office:value-type="string" table:style-name="ce5">
            <text:p>Epoch 66</text:p>
          </table:table-cell>
          <table:table-cell office:value-type="float" office:value="1901006" table:style-name="ce7">
            <text:p>1901006</text:p>
          </table:table-cell>
          <table:table-cell table:style-name="ce2"/>
          <table:table-cell office:value-type="string" table:style-name="ce5">
            <text:p>Epoch 66</text:p>
          </table:table-cell>
          <table:table-cell office:value-type="float" office:value="1890786" table:style-name="ce7">
            <text:p>1890786</text:p>
          </table:table-cell>
          <table:table-cell table:style-name="ce2"/>
          <table:table-cell office:value-type="string" table:style-name="ce5">
            <text:p>Epoch 66</text:p>
          </table:table-cell>
          <table:table-cell office:value-type="float" office:value="1881184" table:style-name="ce7">
            <text:p>1881184</text:p>
          </table:table-cell>
          <table:table-cell table:style-name="ce2"/>
          <table:table-cell office:value-type="string" table:style-name="ce5">
            <text:p>Epoch 66</text:p>
          </table:table-cell>
          <table:table-cell office:value-type="float" office:value="1903330" table:style-name="ce7">
            <text:p>1903330</text:p>
          </table:table-cell>
          <table:table-cell table:style-name="ce2"/>
          <table:table-cell office:value-type="string" table:style-name="ce5">
            <text:p>Epoch 66</text:p>
          </table:table-cell>
          <table:table-cell office:value-type="float" office:value="1911708" table:style-name="ce7">
            <text:p>1911708</text:p>
          </table:table-cell>
          <table:table-cell table:style-name="ce2"/>
          <table:table-cell office:value-type="string" table:style-name="ce5">
            <text:p>Epoch 66</text:p>
          </table:table-cell>
          <table:table-cell office:value-type="float" office:value="1901080" table:style-name="ce7">
            <text:p>1901080</text:p>
          </table:table-cell>
          <table:table-cell table:style-name="ce2"/>
          <table:table-cell office:value-type="string" table:style-name="ce5">
            <text:p>Epoch 66</text:p>
          </table:table-cell>
          <table:table-cell office:value-type="float" office:value="1888226" table:style-name="ce7">
            <text:p>1888226</text:p>
          </table:table-cell>
          <table:table-cell table:style-name="ce2"/>
          <table:table-cell office:value-type="string" table:style-name="ce5">
            <text:p>Epoch 66</text:p>
          </table:table-cell>
          <table:table-cell office:value-type="float" office:value="1914796" table:style-name="ce7">
            <text:p>1914796</text:p>
          </table:table-cell>
          <table:table-cell table:style-name="ce2"/>
          <table:table-cell office:value-type="string" table:style-name="ce5">
            <text:p>Epoch 66</text:p>
          </table:table-cell>
          <table:table-cell office:value-type="float" office:value="1903642" table:style-name="ce7">
            <text:p>1903642</text:p>
          </table:table-cell>
          <table:table-cell table:style-name="ce2"/>
          <table:table-cell office:value-type="string" table:style-name="ce5">
            <text:p>Epoch 66</text:p>
          </table:table-cell>
          <table:table-cell office:value-type="float" office:value="1892190" table:style-name="ce7">
            <text:p>1892190</text:p>
          </table:table-cell>
          <table:table-cell table:style-name="ce2"/>
          <table:table-cell office:value-type="string" table:style-name="ce5">
            <text:p>Epoch 66</text:p>
          </table:table-cell>
          <table:table-cell office:value-type="float" office:value="1877786" table:style-name="ce7">
            <text:p>1877786</text:p>
          </table:table-cell>
          <table:table-cell table:style-name="ce2"/>
          <table:table-cell office:value-type="string" table:style-name="ce5">
            <text:p>Epoch 66</text:p>
          </table:table-cell>
          <table:table-cell office:value-type="float" office:value="1915514" table:style-name="ce7">
            <text:p>1915514</text:p>
          </table:table-cell>
          <table:table-cell table:style-name="ce2"/>
          <table:table-cell office:value-type="string" table:style-name="ce5">
            <text:p>Epoch 66</text:p>
          </table:table-cell>
          <table:table-cell office:value-type="float" office:value="1888212" table:style-name="ce7">
            <text:p>1888212</text:p>
          </table:table-cell>
          <table:table-cell table:style-name="ce2"/>
          <table:table-cell office:value-type="string" table:style-name="ce5">
            <text:p>Epoch 66</text:p>
          </table:table-cell>
          <table:table-cell office:value-type="float" office:value="1919386" table:style-name="ce7">
            <text:p>1919386</text:p>
          </table:table-cell>
          <table:table-cell table:style-name="ce2"/>
          <table:table-cell office:value-type="string" table:style-name="ce5">
            <text:p>Epoch 66</text:p>
          </table:table-cell>
          <table:table-cell office:value-type="float" office:value="1901746" table:style-name="ce7">
            <text:p>1901746</text:p>
          </table:table-cell>
          <table:table-cell table:style-name="ce2"/>
          <table:table-cell office:value-type="string" table:style-name="ce5">
            <text:p>Epoch 66</text:p>
          </table:table-cell>
          <table:table-cell office:value-type="float" office:value="1905160" table:style-name="ce7">
            <text:p>1905160</text:p>
          </table:table-cell>
          <table:table-cell table:style-name="ce2"/>
          <table:table-cell office:value-type="string" table:style-name="ce5">
            <text:p>Epoch 66</text:p>
          </table:table-cell>
          <table:table-cell office:value-type="float" office:value="1880416" table:style-name="ce7">
            <text:p>1880416</text:p>
          </table:table-cell>
          <table:table-cell table:style-name="ce2"/>
          <table:table-cell office:value-type="string" table:style-name="ce5">
            <text:p>Epoch 66</text:p>
          </table:table-cell>
          <table:table-cell office:value-type="float" office:value="1917140" table:style-name="ce7">
            <text:p>1917140</text:p>
          </table:table-cell>
          <table:table-cell table:style-name="ce2"/>
          <table:table-cell office:value-type="string" table:style-name="ce5">
            <text:p>Epoch 66</text:p>
          </table:table-cell>
          <table:table-cell office:value-type="float" office:value="1909968" table:style-name="ce7">
            <text:p>1909968</text:p>
          </table:table-cell>
          <table:table-cell table:style-name="ce2"/>
          <table:table-cell office:value-type="string" table:style-name="ce5">
            <text:p>Epoch 66</text:p>
          </table:table-cell>
          <table:table-cell office:value-type="float" office:value="1893262" table:style-name="ce7">
            <text:p>1893262</text:p>
          </table:table-cell>
          <table:table-cell table:style-name="ce2"/>
          <table:table-cell office:value-type="string" table:style-name="ce5">
            <text:p>Epoch 66</text:p>
          </table:table-cell>
          <table:table-cell office:value-type="float" office:value="1880054" table:style-name="ce7">
            <text:p>1880054</text:p>
          </table:table-cell>
          <table:table-cell table:style-name="ce2"/>
          <table:table-cell office:value-type="string" table:style-name="ce5">
            <text:p>Epoch 66</text:p>
          </table:table-cell>
          <table:table-cell office:value-type="float" office:value="1885524" table:style-name="ce7">
            <text:p>1885524</text:p>
          </table:table-cell>
          <table:table-cell table:style-name="ce2"/>
          <table:table-cell office:value-type="string" table:style-name="ce10">
            <text:p>Epoch 66</text:p>
          </table:table-cell>
          <table:table-cell office:value-type="float" office:value="1899398.4" table:formula="of:=AVERAGE([.$CL69];[.$CI69];[.$CF69];[.$CC69];[.$BZ69];[.$BW69];[.$BT69];[.$BQ69];[.$BN69];[.$BK69];[.$BH69];[.$BE69];[.$BB69];[.$AY69];[.$AV69];[.$AS69];[.$AP69];[.$AM69];[.$AJ69];[.$AG69];[.$AD69];[.$AA69];[.$X69];[.$U69];[.$R69];[.$O69];[.$L69];[.$I69];[.$F69];[.$C69])" table:style-name="ce19">
            <text:p>1899398</text:p>
          </table:table-cell>
          <table:table-cell office:value-type="float" office:value="12922.154687416385" table:formula="of:=STDEV([.$CL69];[.$CI69];[.$CF69];[.$CC69];[.$BZ69];[.$BW69];[.$BT69];[.$BQ69];[.$BN69];[.$BK69];[.$BH69];[.$BE69];[.$BB69];[.$AY69];[.$AV69];[.$AS69];[.$AP69];[.$AM69];[.$AJ69];[.$AG69];[.$AD69];[.$AA69];[.$X69];[.$U69];[.$R69];[.$O69];[.$L69];[.$I69];[.$F69];[.$C69])" table:style-name="ce19">
            <text:p>12922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67</text:p>
          </table:table-cell>
          <table:table-cell office:value-type="float" office:value="1900628" table:style-name="ce7">
            <text:p>1900628</text:p>
          </table:table-cell>
          <table:table-cell table:style-name="ce2"/>
          <table:table-cell office:value-type="string" table:style-name="ce5">
            <text:p>Epoch 67</text:p>
          </table:table-cell>
          <table:table-cell office:value-type="float" office:value="1878476" table:style-name="ce7">
            <text:p>1878476</text:p>
          </table:table-cell>
          <table:table-cell table:style-name="ce2"/>
          <table:table-cell office:value-type="string" table:style-name="ce5">
            <text:p>Epoch 67</text:p>
          </table:table-cell>
          <table:table-cell office:value-type="float" office:value="1916234" table:style-name="ce7">
            <text:p>1916234</text:p>
          </table:table-cell>
          <table:table-cell table:style-name="ce2"/>
          <table:table-cell office:value-type="string" table:style-name="ce5">
            <text:p>Epoch 67</text:p>
          </table:table-cell>
          <table:table-cell office:value-type="float" office:value="1894516" table:style-name="ce7">
            <text:p>1894516</text:p>
          </table:table-cell>
          <table:table-cell table:style-name="ce2"/>
          <table:table-cell office:value-type="string" table:style-name="ce5">
            <text:p>Epoch 67</text:p>
          </table:table-cell>
          <table:table-cell office:value-type="float" office:value="1906836" table:style-name="ce7">
            <text:p>1906836</text:p>
          </table:table-cell>
          <table:table-cell table:style-name="ce2"/>
          <table:table-cell office:value-type="string" table:style-name="ce5">
            <text:p>Epoch 67</text:p>
          </table:table-cell>
          <table:table-cell office:value-type="float" office:value="1909088" table:style-name="ce7">
            <text:p>1909088</text:p>
          </table:table-cell>
          <table:table-cell table:style-name="ce2"/>
          <table:table-cell office:value-type="string" table:style-name="ce5">
            <text:p>Epoch 67</text:p>
          </table:table-cell>
          <table:table-cell office:value-type="float" office:value="1893762" table:style-name="ce7">
            <text:p>1893762</text:p>
          </table:table-cell>
          <table:table-cell table:style-name="ce2"/>
          <table:table-cell office:value-type="string" table:style-name="ce5">
            <text:p>Epoch 67</text:p>
          </table:table-cell>
          <table:table-cell office:value-type="float" office:value="1913826" table:style-name="ce7">
            <text:p>1913826</text:p>
          </table:table-cell>
          <table:table-cell table:style-name="ce2"/>
          <table:table-cell office:value-type="string" table:style-name="ce5">
            <text:p>Epoch 67</text:p>
          </table:table-cell>
          <table:table-cell office:value-type="float" office:value="1900452" table:style-name="ce7">
            <text:p>1900452</text:p>
          </table:table-cell>
          <table:table-cell table:style-name="ce2"/>
          <table:table-cell office:value-type="string" table:style-name="ce5">
            <text:p>Epoch 67</text:p>
          </table:table-cell>
          <table:table-cell office:value-type="float" office:value="1889046" table:style-name="ce7">
            <text:p>1889046</text:p>
          </table:table-cell>
          <table:table-cell table:style-name="ce2"/>
          <table:table-cell office:value-type="string" table:style-name="ce5">
            <text:p>Epoch 67</text:p>
          </table:table-cell>
          <table:table-cell office:value-type="float" office:value="1880710" table:style-name="ce7">
            <text:p>1880710</text:p>
          </table:table-cell>
          <table:table-cell table:style-name="ce2"/>
          <table:table-cell office:value-type="string" table:style-name="ce5">
            <text:p>Epoch 67</text:p>
          </table:table-cell>
          <table:table-cell office:value-type="float" office:value="1902524" table:style-name="ce7">
            <text:p>1902524</text:p>
          </table:table-cell>
          <table:table-cell table:style-name="ce2"/>
          <table:table-cell office:value-type="string" table:style-name="ce5">
            <text:p>Epoch 67</text:p>
          </table:table-cell>
          <table:table-cell office:value-type="float" office:value="1910214" table:style-name="ce7">
            <text:p>1910214</text:p>
          </table:table-cell>
          <table:table-cell table:style-name="ce2"/>
          <table:table-cell office:value-type="string" table:style-name="ce5">
            <text:p>Epoch 67</text:p>
          </table:table-cell>
          <table:table-cell office:value-type="float" office:value="1895268" table:style-name="ce7">
            <text:p>1895268</text:p>
          </table:table-cell>
          <table:table-cell table:style-name="ce2"/>
          <table:table-cell office:value-type="string" table:style-name="ce5">
            <text:p>Epoch 67</text:p>
          </table:table-cell>
          <table:table-cell office:value-type="float" office:value="1888032" table:style-name="ce7">
            <text:p>1888032</text:p>
          </table:table-cell>
          <table:table-cell table:style-name="ce2"/>
          <table:table-cell office:value-type="string" table:style-name="ce5">
            <text:p>Epoch 67</text:p>
          </table:table-cell>
          <table:table-cell office:value-type="float" office:value="1912288" table:style-name="ce7">
            <text:p>1912288</text:p>
          </table:table-cell>
          <table:table-cell table:style-name="ce2"/>
          <table:table-cell office:value-type="string" table:style-name="ce5">
            <text:p>Epoch 67</text:p>
          </table:table-cell>
          <table:table-cell office:value-type="float" office:value="1897280" table:style-name="ce7">
            <text:p>1897280</text:p>
          </table:table-cell>
          <table:table-cell table:style-name="ce2"/>
          <table:table-cell office:value-type="string" table:style-name="ce5">
            <text:p>Epoch 67</text:p>
          </table:table-cell>
          <table:table-cell office:value-type="float" office:value="1887722" table:style-name="ce7">
            <text:p>1887722</text:p>
          </table:table-cell>
          <table:table-cell table:style-name="ce2"/>
          <table:table-cell office:value-type="string" table:style-name="ce5">
            <text:p>Epoch 67</text:p>
          </table:table-cell>
          <table:table-cell office:value-type="float" office:value="1875498" table:style-name="ce7">
            <text:p>1875498</text:p>
          </table:table-cell>
          <table:table-cell table:style-name="ce2"/>
          <table:table-cell office:value-type="string" table:style-name="ce5">
            <text:p>Epoch 67</text:p>
          </table:table-cell>
          <table:table-cell office:value-type="float" office:value="1915298" table:style-name="ce7">
            <text:p>1915298</text:p>
          </table:table-cell>
          <table:table-cell table:style-name="ce2"/>
          <table:table-cell office:value-type="string" table:style-name="ce5">
            <text:p>Epoch 67</text:p>
          </table:table-cell>
          <table:table-cell office:value-type="float" office:value="1887832" table:style-name="ce7">
            <text:p>1887832</text:p>
          </table:table-cell>
          <table:table-cell table:style-name="ce2"/>
          <table:table-cell office:value-type="string" table:style-name="ce5">
            <text:p>Epoch 67</text:p>
          </table:table-cell>
          <table:table-cell office:value-type="float" office:value="1919064" table:style-name="ce7">
            <text:p>1919064</text:p>
          </table:table-cell>
          <table:table-cell table:style-name="ce2"/>
          <table:table-cell office:value-type="string" table:style-name="ce5">
            <text:p>Epoch 67</text:p>
          </table:table-cell>
          <table:table-cell office:value-type="float" office:value="1897742" table:style-name="ce7">
            <text:p>1897742</text:p>
          </table:table-cell>
          <table:table-cell table:style-name="ce2"/>
          <table:table-cell office:value-type="string" table:style-name="ce5">
            <text:p>Epoch 67</text:p>
          </table:table-cell>
          <table:table-cell office:value-type="float" office:value="1901562" table:style-name="ce7">
            <text:p>1901562</text:p>
          </table:table-cell>
          <table:table-cell table:style-name="ce2"/>
          <table:table-cell office:value-type="string" table:style-name="ce5">
            <text:p>Epoch 67</text:p>
          </table:table-cell>
          <table:table-cell office:value-type="float" office:value="1878840" table:style-name="ce7">
            <text:p>1878840</text:p>
          </table:table-cell>
          <table:table-cell table:style-name="ce2"/>
          <table:table-cell office:value-type="string" table:style-name="ce5">
            <text:p>Epoch 67</text:p>
          </table:table-cell>
          <table:table-cell office:value-type="float" office:value="1916608" table:style-name="ce7">
            <text:p>1916608</text:p>
          </table:table-cell>
          <table:table-cell table:style-name="ce2"/>
          <table:table-cell office:value-type="string" table:style-name="ce5">
            <text:p>Epoch 67</text:p>
          </table:table-cell>
          <table:table-cell office:value-type="float" office:value="1908204" table:style-name="ce7">
            <text:p>1908204</text:p>
          </table:table-cell>
          <table:table-cell table:style-name="ce2"/>
          <table:table-cell office:value-type="string" table:style-name="ce5">
            <text:p>Epoch 67</text:p>
          </table:table-cell>
          <table:table-cell office:value-type="float" office:value="1885332" table:style-name="ce7">
            <text:p>1885332</text:p>
          </table:table-cell>
          <table:table-cell table:style-name="ce2"/>
          <table:table-cell office:value-type="string" table:style-name="ce5">
            <text:p>Epoch 67</text:p>
          </table:table-cell>
          <table:table-cell office:value-type="float" office:value="1879930" table:style-name="ce7">
            <text:p>1879930</text:p>
          </table:table-cell>
          <table:table-cell table:style-name="ce2"/>
          <table:table-cell office:value-type="string" table:style-name="ce5">
            <text:p>Epoch 67</text:p>
          </table:table-cell>
          <table:table-cell office:value-type="float" office:value="1882326" table:style-name="ce7">
            <text:p>1882326</text:p>
          </table:table-cell>
          <table:table-cell table:style-name="ce2"/>
          <table:table-cell office:value-type="string" table:style-name="ce10">
            <text:p>Epoch 67</text:p>
          </table:table-cell>
          <table:table-cell office:value-type="float" office:value="1897504.6" table:formula="of:=AVERAGE([.$CL70];[.$CI70];[.$CF70];[.$CC70];[.$BZ70];[.$BW70];[.$BT70];[.$BQ70];[.$BN70];[.$BK70];[.$BH70];[.$BE70];[.$BB70];[.$AY70];[.$AV70];[.$AS70];[.$AP70];[.$AM70];[.$AJ70];[.$AG70];[.$AD70];[.$AA70];[.$X70];[.$U70];[.$R70];[.$O70];[.$L70];[.$I70];[.$F70];[.$C70])" table:style-name="ce19">
            <text:p>1897505</text:p>
          </table:table-cell>
          <table:table-cell office:value-type="float" office:value="13238.206307815117" table:formula="of:=STDEV([.$CL70];[.$CI70];[.$CF70];[.$CC70];[.$BZ70];[.$BW70];[.$BT70];[.$BQ70];[.$BN70];[.$BK70];[.$BH70];[.$BE70];[.$BB70];[.$AY70];[.$AV70];[.$AS70];[.$AP70];[.$AM70];[.$AJ70];[.$AG70];[.$AD70];[.$AA70];[.$X70];[.$U70];[.$R70];[.$O70];[.$L70];[.$I70];[.$F70];[.$C70])" table:style-name="ce19">
            <text:p>13238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68</text:p>
          </table:table-cell>
          <table:table-cell office:value-type="float" office:value="1898824" table:style-name="ce7">
            <text:p>1898824</text:p>
          </table:table-cell>
          <table:table-cell table:style-name="ce2"/>
          <table:table-cell office:value-type="string" table:style-name="ce5">
            <text:p>Epoch 68</text:p>
          </table:table-cell>
          <table:table-cell office:value-type="float" office:value="1877514" table:style-name="ce7">
            <text:p>1877514</text:p>
          </table:table-cell>
          <table:table-cell table:style-name="ce2"/>
          <table:table-cell office:value-type="string" table:style-name="ce5">
            <text:p>Epoch 68</text:p>
          </table:table-cell>
          <table:table-cell office:value-type="float" office:value="1913388" table:style-name="ce7">
            <text:p>1913388</text:p>
          </table:table-cell>
          <table:table-cell table:style-name="ce2"/>
          <table:table-cell office:value-type="string" table:style-name="ce5">
            <text:p>Epoch 68</text:p>
          </table:table-cell>
          <table:table-cell office:value-type="float" office:value="1894384" table:style-name="ce7">
            <text:p>1894384</text:p>
          </table:table-cell>
          <table:table-cell table:style-name="ce2"/>
          <table:table-cell office:value-type="string" table:style-name="ce5">
            <text:p>Epoch 68</text:p>
          </table:table-cell>
          <table:table-cell office:value-type="float" office:value="1904614" table:style-name="ce7">
            <text:p>1904614</text:p>
          </table:table-cell>
          <table:table-cell table:style-name="ce2"/>
          <table:table-cell office:value-type="string" table:style-name="ce5">
            <text:p>Epoch 68</text:p>
          </table:table-cell>
          <table:table-cell office:value-type="float" office:value="1906914" table:style-name="ce7">
            <text:p>1906914</text:p>
          </table:table-cell>
          <table:table-cell table:style-name="ce2"/>
          <table:table-cell office:value-type="string" table:style-name="ce5">
            <text:p>Epoch 68</text:p>
          </table:table-cell>
          <table:table-cell office:value-type="float" office:value="1889364" table:style-name="ce7">
            <text:p>1889364</text:p>
          </table:table-cell>
          <table:table-cell table:style-name="ce2"/>
          <table:table-cell office:value-type="string" table:style-name="ce5">
            <text:p>Epoch 68</text:p>
          </table:table-cell>
          <table:table-cell office:value-type="float" office:value="1912416" table:style-name="ce7">
            <text:p>1912416</text:p>
          </table:table-cell>
          <table:table-cell table:style-name="ce2"/>
          <table:table-cell office:value-type="string" table:style-name="ce5">
            <text:p>Epoch 68</text:p>
          </table:table-cell>
          <table:table-cell office:value-type="float" office:value="1898176" table:style-name="ce7">
            <text:p>1898176</text:p>
          </table:table-cell>
          <table:table-cell table:style-name="ce2"/>
          <table:table-cell office:value-type="string" table:style-name="ce5">
            <text:p>Epoch 68</text:p>
          </table:table-cell>
          <table:table-cell office:value-type="float" office:value="1887462" table:style-name="ce7">
            <text:p>1887462</text:p>
          </table:table-cell>
          <table:table-cell table:style-name="ce2"/>
          <table:table-cell office:value-type="string" table:style-name="ce5">
            <text:p>Epoch 68</text:p>
          </table:table-cell>
          <table:table-cell office:value-type="float" office:value="1880282" table:style-name="ce7">
            <text:p>1880282</text:p>
          </table:table-cell>
          <table:table-cell table:style-name="ce2"/>
          <table:table-cell office:value-type="string" table:style-name="ce5">
            <text:p>Epoch 68</text:p>
          </table:table-cell>
          <table:table-cell office:value-type="float" office:value="1900248" table:style-name="ce7">
            <text:p>1900248</text:p>
          </table:table-cell>
          <table:table-cell table:style-name="ce2"/>
          <table:table-cell office:value-type="string" table:style-name="ce5">
            <text:p>Epoch 68</text:p>
          </table:table-cell>
          <table:table-cell office:value-type="float" office:value="1908364" table:style-name="ce7">
            <text:p>1908364</text:p>
          </table:table-cell>
          <table:table-cell table:style-name="ce2"/>
          <table:table-cell office:value-type="string" table:style-name="ce5">
            <text:p>Epoch 68</text:p>
          </table:table-cell>
          <table:table-cell office:value-type="float" office:value="1893178" table:style-name="ce7">
            <text:p>1893178</text:p>
          </table:table-cell>
          <table:table-cell table:style-name="ce2"/>
          <table:table-cell office:value-type="string" table:style-name="ce5">
            <text:p>Epoch 68</text:p>
          </table:table-cell>
          <table:table-cell office:value-type="float" office:value="1885812" table:style-name="ce7">
            <text:p>1885812</text:p>
          </table:table-cell>
          <table:table-cell table:style-name="ce2"/>
          <table:table-cell office:value-type="string" table:style-name="ce5">
            <text:p>Epoch 68</text:p>
          </table:table-cell>
          <table:table-cell office:value-type="float" office:value="1911760" table:style-name="ce7">
            <text:p>1911760</text:p>
          </table:table-cell>
          <table:table-cell table:style-name="ce2"/>
          <table:table-cell office:value-type="string" table:style-name="ce5">
            <text:p>Epoch 68</text:p>
          </table:table-cell>
          <table:table-cell office:value-type="float" office:value="1895234" table:style-name="ce7">
            <text:p>1895234</text:p>
          </table:table-cell>
          <table:table-cell table:style-name="ce2"/>
          <table:table-cell office:value-type="string" table:style-name="ce5">
            <text:p>Epoch 68</text:p>
          </table:table-cell>
          <table:table-cell office:value-type="float" office:value="1881144" table:style-name="ce7">
            <text:p>1881144</text:p>
          </table:table-cell>
          <table:table-cell table:style-name="ce2"/>
          <table:table-cell office:value-type="string" table:style-name="ce5">
            <text:p>Epoch 68</text:p>
          </table:table-cell>
          <table:table-cell office:value-type="float" office:value="1873938" table:style-name="ce7">
            <text:p>1873938</text:p>
          </table:table-cell>
          <table:table-cell table:style-name="ce2"/>
          <table:table-cell office:value-type="string" table:style-name="ce5">
            <text:p>Epoch 68</text:p>
          </table:table-cell>
          <table:table-cell office:value-type="float" office:value="1915094" table:style-name="ce7">
            <text:p>1915094</text:p>
          </table:table-cell>
          <table:table-cell table:style-name="ce2"/>
          <table:table-cell office:value-type="string" table:style-name="ce5">
            <text:p>Epoch 68</text:p>
          </table:table-cell>
          <table:table-cell office:value-type="float" office:value="1884590" table:style-name="ce7">
            <text:p>1884590</text:p>
          </table:table-cell>
          <table:table-cell table:style-name="ce2"/>
          <table:table-cell office:value-type="string" table:style-name="ce5">
            <text:p>Epoch 68</text:p>
          </table:table-cell>
          <table:table-cell office:value-type="float" office:value="1916166" table:style-name="ce7">
            <text:p>1916166</text:p>
          </table:table-cell>
          <table:table-cell table:style-name="ce2"/>
          <table:table-cell office:value-type="string" table:style-name="ce5">
            <text:p>Epoch 68</text:p>
          </table:table-cell>
          <table:table-cell office:value-type="float" office:value="1897160" table:style-name="ce7">
            <text:p>1897160</text:p>
          </table:table-cell>
          <table:table-cell table:style-name="ce2"/>
          <table:table-cell office:value-type="string" table:style-name="ce5">
            <text:p>Epoch 68</text:p>
          </table:table-cell>
          <table:table-cell office:value-type="float" office:value="1896966" table:style-name="ce7">
            <text:p>1896966</text:p>
          </table:table-cell>
          <table:table-cell table:style-name="ce2"/>
          <table:table-cell office:value-type="string" table:style-name="ce5">
            <text:p>Epoch 68</text:p>
          </table:table-cell>
          <table:table-cell office:value-type="float" office:value="1878632" table:style-name="ce7">
            <text:p>1878632</text:p>
          </table:table-cell>
          <table:table-cell table:style-name="ce2"/>
          <table:table-cell office:value-type="string" table:style-name="ce5">
            <text:p>Epoch 68</text:p>
          </table:table-cell>
          <table:table-cell office:value-type="float" office:value="1913650" table:style-name="ce7">
            <text:p>1913650</text:p>
          </table:table-cell>
          <table:table-cell table:style-name="ce2"/>
          <table:table-cell office:value-type="string" table:style-name="ce5">
            <text:p>Epoch 68</text:p>
          </table:table-cell>
          <table:table-cell office:value-type="float" office:value="1907572" table:style-name="ce7">
            <text:p>1907572</text:p>
          </table:table-cell>
          <table:table-cell table:style-name="ce2"/>
          <table:table-cell office:value-type="string" table:style-name="ce5">
            <text:p>Epoch 68</text:p>
          </table:table-cell>
          <table:table-cell office:value-type="float" office:value="1883266" table:style-name="ce7">
            <text:p>1883266</text:p>
          </table:table-cell>
          <table:table-cell table:style-name="ce2"/>
          <table:table-cell office:value-type="string" table:style-name="ce5">
            <text:p>Epoch 68</text:p>
          </table:table-cell>
          <table:table-cell office:value-type="float" office:value="1877786" table:style-name="ce7">
            <text:p>1877786</text:p>
          </table:table-cell>
          <table:table-cell table:style-name="ce2"/>
          <table:table-cell office:value-type="string" table:style-name="ce5">
            <text:p>Epoch 68</text:p>
          </table:table-cell>
          <table:table-cell office:value-type="float" office:value="1881248" table:style-name="ce7">
            <text:p>1881248</text:p>
          </table:table-cell>
          <table:table-cell table:style-name="ce2"/>
          <table:table-cell office:value-type="string" table:style-name="ce10">
            <text:p>Epoch 68</text:p>
          </table:table-cell>
          <table:table-cell office:value-type="float" office:value="1895504.8666666667" table:formula="of:=AVERAGE([.$CL71];[.$CI71];[.$CF71];[.$CC71];[.$BZ71];[.$BW71];[.$BT71];[.$BQ71];[.$BN71];[.$BK71];[.$BH71];[.$BE71];[.$BB71];[.$AY71];[.$AV71];[.$AS71];[.$AP71];[.$AM71];[.$AJ71];[.$AG71];[.$AD71];[.$AA71];[.$X71];[.$U71];[.$R71];[.$O71];[.$L71];[.$I71];[.$F71];[.$C71])" table:style-name="ce19">
            <text:p>1895505</text:p>
          </table:table-cell>
          <table:table-cell office:value-type="float" office:value="13235.564322956781" table:formula="of:=STDEV([.$CL71];[.$CI71];[.$CF71];[.$CC71];[.$BZ71];[.$BW71];[.$BT71];[.$BQ71];[.$BN71];[.$BK71];[.$BH71];[.$BE71];[.$BB71];[.$AY71];[.$AV71];[.$AS71];[.$AP71];[.$AM71];[.$AJ71];[.$AG71];[.$AD71];[.$AA71];[.$X71];[.$U71];[.$R71];[.$O71];[.$L71];[.$I71];[.$F71];[.$C71])" table:style-name="ce19">
            <text:p>13236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69</text:p>
          </table:table-cell>
          <table:table-cell office:value-type="float" office:value="1896368" table:style-name="ce7">
            <text:p>1896368</text:p>
          </table:table-cell>
          <table:table-cell table:style-name="ce2"/>
          <table:table-cell office:value-type="string" table:style-name="ce5">
            <text:p>Epoch 69</text:p>
          </table:table-cell>
          <table:table-cell office:value-type="float" office:value="1870664" table:style-name="ce7">
            <text:p>1870664</text:p>
          </table:table-cell>
          <table:table-cell table:style-name="ce2"/>
          <table:table-cell office:value-type="string" table:style-name="ce5">
            <text:p>Epoch 69</text:p>
          </table:table-cell>
          <table:table-cell office:value-type="float" office:value="1905628" table:style-name="ce7">
            <text:p>1905628</text:p>
          </table:table-cell>
          <table:table-cell table:style-name="ce2"/>
          <table:table-cell office:value-type="string" table:style-name="ce5">
            <text:p>Epoch 69</text:p>
          </table:table-cell>
          <table:table-cell office:value-type="float" office:value="1892964" table:style-name="ce7">
            <text:p>1892964</text:p>
          </table:table-cell>
          <table:table-cell table:style-name="ce2"/>
          <table:table-cell office:value-type="string" table:style-name="ce5">
            <text:p>Epoch 69</text:p>
          </table:table-cell>
          <table:table-cell office:value-type="float" office:value="1901952" table:style-name="ce7">
            <text:p>1901952</text:p>
          </table:table-cell>
          <table:table-cell table:style-name="ce2"/>
          <table:table-cell office:value-type="string" table:style-name="ce5">
            <text:p>Epoch 69</text:p>
          </table:table-cell>
          <table:table-cell office:value-type="float" office:value="1902672" table:style-name="ce7">
            <text:p>1902672</text:p>
          </table:table-cell>
          <table:table-cell table:style-name="ce2"/>
          <table:table-cell office:value-type="string" table:style-name="ce5">
            <text:p>Epoch 69</text:p>
          </table:table-cell>
          <table:table-cell office:value-type="float" office:value="1884602" table:style-name="ce7">
            <text:p>1884602</text:p>
          </table:table-cell>
          <table:table-cell table:style-name="ce2"/>
          <table:table-cell office:value-type="string" table:style-name="ce5">
            <text:p>Epoch 69</text:p>
          </table:table-cell>
          <table:table-cell office:value-type="float" office:value="1906988" table:style-name="ce7">
            <text:p>1906988</text:p>
          </table:table-cell>
          <table:table-cell table:style-name="ce2"/>
          <table:table-cell office:value-type="string" table:style-name="ce5">
            <text:p>Epoch 69</text:p>
          </table:table-cell>
          <table:table-cell office:value-type="float" office:value="1895416" table:style-name="ce7">
            <text:p>1895416</text:p>
          </table:table-cell>
          <table:table-cell table:style-name="ce2"/>
          <table:table-cell office:value-type="string" table:style-name="ce5">
            <text:p>Epoch 69</text:p>
          </table:table-cell>
          <table:table-cell office:value-type="float" office:value="1885584" table:style-name="ce7">
            <text:p>1885584</text:p>
          </table:table-cell>
          <table:table-cell table:style-name="ce2"/>
          <table:table-cell office:value-type="string" table:style-name="ce5">
            <text:p>Epoch 69</text:p>
          </table:table-cell>
          <table:table-cell office:value-type="float" office:value="1879138" table:style-name="ce7">
            <text:p>1879138</text:p>
          </table:table-cell>
          <table:table-cell table:style-name="ce2"/>
          <table:table-cell office:value-type="string" table:style-name="ce5">
            <text:p>Epoch 69</text:p>
          </table:table-cell>
          <table:table-cell office:value-type="float" office:value="1898438" table:style-name="ce7">
            <text:p>1898438</text:p>
          </table:table-cell>
          <table:table-cell table:style-name="ce2"/>
          <table:table-cell office:value-type="string" table:style-name="ce5">
            <text:p>Epoch 69</text:p>
          </table:table-cell>
          <table:table-cell office:value-type="float" office:value="1906326" table:style-name="ce7">
            <text:p>1906326</text:p>
          </table:table-cell>
          <table:table-cell table:style-name="ce2"/>
          <table:table-cell office:value-type="string" table:style-name="ce5">
            <text:p>Epoch 69</text:p>
          </table:table-cell>
          <table:table-cell office:value-type="float" office:value="1890642" table:style-name="ce7">
            <text:p>1890642</text:p>
          </table:table-cell>
          <table:table-cell table:style-name="ce2"/>
          <table:table-cell office:value-type="string" table:style-name="ce5">
            <text:p>Epoch 69</text:p>
          </table:table-cell>
          <table:table-cell office:value-type="float" office:value="1884802" table:style-name="ce7">
            <text:p>1884802</text:p>
          </table:table-cell>
          <table:table-cell table:style-name="ce2"/>
          <table:table-cell office:value-type="string" table:style-name="ce5">
            <text:p>Epoch 69</text:p>
          </table:table-cell>
          <table:table-cell office:value-type="float" office:value="1910128" table:style-name="ce7">
            <text:p>1910128</text:p>
          </table:table-cell>
          <table:table-cell table:style-name="ce2"/>
          <table:table-cell office:value-type="string" table:style-name="ce5">
            <text:p>Epoch 69</text:p>
          </table:table-cell>
          <table:table-cell office:value-type="float" office:value="1883918" table:style-name="ce7">
            <text:p>1883918</text:p>
          </table:table-cell>
          <table:table-cell table:style-name="ce2"/>
          <table:table-cell office:value-type="string" table:style-name="ce5">
            <text:p>Epoch 69</text:p>
          </table:table-cell>
          <table:table-cell office:value-type="float" office:value="1877294" table:style-name="ce7">
            <text:p>1877294</text:p>
          </table:table-cell>
          <table:table-cell table:style-name="ce2"/>
          <table:table-cell office:value-type="string" table:style-name="ce5">
            <text:p>Epoch 69</text:p>
          </table:table-cell>
          <table:table-cell office:value-type="float" office:value="1869858" table:style-name="ce7">
            <text:p>1869858</text:p>
          </table:table-cell>
          <table:table-cell table:style-name="ce2"/>
          <table:table-cell office:value-type="string" table:style-name="ce5">
            <text:p>Epoch 69</text:p>
          </table:table-cell>
          <table:table-cell office:value-type="float" office:value="1914936" table:style-name="ce7">
            <text:p>1914936</text:p>
          </table:table-cell>
          <table:table-cell table:style-name="ce2"/>
          <table:table-cell office:value-type="string" table:style-name="ce5">
            <text:p>Epoch 69</text:p>
          </table:table-cell>
          <table:table-cell office:value-type="float" office:value="1882560" table:style-name="ce7">
            <text:p>1882560</text:p>
          </table:table-cell>
          <table:table-cell table:style-name="ce2"/>
          <table:table-cell office:value-type="string" table:style-name="ce5">
            <text:p>Epoch 69</text:p>
          </table:table-cell>
          <table:table-cell office:value-type="float" office:value="1915406" table:style-name="ce7">
            <text:p>1915406</text:p>
          </table:table-cell>
          <table:table-cell table:style-name="ce2"/>
          <table:table-cell office:value-type="string" table:style-name="ce5">
            <text:p>Epoch 69</text:p>
          </table:table-cell>
          <table:table-cell office:value-type="float" office:value="1895448" table:style-name="ce7">
            <text:p>1895448</text:p>
          </table:table-cell>
          <table:table-cell table:style-name="ce2"/>
          <table:table-cell office:value-type="string" table:style-name="ce5">
            <text:p>Epoch 69</text:p>
          </table:table-cell>
          <table:table-cell office:value-type="float" office:value="1896716" table:style-name="ce7">
            <text:p>1896716</text:p>
          </table:table-cell>
          <table:table-cell table:style-name="ce2"/>
          <table:table-cell office:value-type="string" table:style-name="ce5">
            <text:p>Epoch 69</text:p>
          </table:table-cell>
          <table:table-cell office:value-type="float" office:value="1877272" table:style-name="ce7">
            <text:p>1877272</text:p>
          </table:table-cell>
          <table:table-cell table:style-name="ce2"/>
          <table:table-cell office:value-type="string" table:style-name="ce5">
            <text:p>Epoch 69</text:p>
          </table:table-cell>
          <table:table-cell office:value-type="float" office:value="1913168" table:style-name="ce7">
            <text:p>1913168</text:p>
          </table:table-cell>
          <table:table-cell table:style-name="ce2"/>
          <table:table-cell office:value-type="string" table:style-name="ce5">
            <text:p>Epoch 69</text:p>
          </table:table-cell>
          <table:table-cell office:value-type="float" office:value="1905090" table:style-name="ce7">
            <text:p>1905090</text:p>
          </table:table-cell>
          <table:table-cell table:style-name="ce2"/>
          <table:table-cell office:value-type="string" table:style-name="ce5">
            <text:p>Epoch 69</text:p>
          </table:table-cell>
          <table:table-cell office:value-type="float" office:value="1881590" table:style-name="ce7">
            <text:p>1881590</text:p>
          </table:table-cell>
          <table:table-cell table:style-name="ce2"/>
          <table:table-cell office:value-type="string" table:style-name="ce5">
            <text:p>Epoch 69</text:p>
          </table:table-cell>
          <table:table-cell office:value-type="float" office:value="1875442" table:style-name="ce7">
            <text:p>1875442</text:p>
          </table:table-cell>
          <table:table-cell table:style-name="ce2"/>
          <table:table-cell office:value-type="string" table:style-name="ce5">
            <text:p>Epoch 69</text:p>
          </table:table-cell>
          <table:table-cell office:value-type="float" office:value="1881078" table:style-name="ce7">
            <text:p>1881078</text:p>
          </table:table-cell>
          <table:table-cell table:style-name="ce2"/>
          <table:table-cell office:value-type="string" table:style-name="ce10">
            <text:p>Epoch 69</text:p>
          </table:table-cell>
          <table:table-cell office:value-type="float" office:value="1892736.2666666666" table:formula="of:=AVERAGE([.$CL72];[.$CI72];[.$CF72];[.$CC72];[.$BZ72];[.$BW72];[.$BT72];[.$BQ72];[.$BN72];[.$BK72];[.$BH72];[.$BE72];[.$BB72];[.$AY72];[.$AV72];[.$AS72];[.$AP72];[.$AM72];[.$AJ72];[.$AG72];[.$AD72];[.$AA72];[.$X72];[.$U72];[.$R72];[.$O72];[.$L72];[.$I72];[.$F72];[.$C72])" table:style-name="ce19">
            <text:p>1892736</text:p>
          </table:table-cell>
          <table:table-cell office:value-type="float" office:value="13507.844308307349" table:formula="of:=STDEV([.$CL72];[.$CI72];[.$CF72];[.$CC72];[.$BZ72];[.$BW72];[.$BT72];[.$BQ72];[.$BN72];[.$BK72];[.$BH72];[.$BE72];[.$BB72];[.$AY72];[.$AV72];[.$AS72];[.$AP72];[.$AM72];[.$AJ72];[.$AG72];[.$AD72];[.$AA72];[.$X72];[.$U72];[.$R72];[.$O72];[.$L72];[.$I72];[.$F72];[.$C72])" table:style-name="ce19">
            <text:p>13508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70</text:p>
          </table:table-cell>
          <table:table-cell office:value-type="float" office:value="1892694" table:style-name="ce7">
            <text:p>1892694</text:p>
          </table:table-cell>
          <table:table-cell table:style-name="ce2"/>
          <table:table-cell office:value-type="string" table:style-name="ce5">
            <text:p>Epoch 70</text:p>
          </table:table-cell>
          <table:table-cell office:value-type="float" office:value="1868888" table:style-name="ce7">
            <text:p>1868888</text:p>
          </table:table-cell>
          <table:table-cell table:style-name="ce2"/>
          <table:table-cell office:value-type="string" table:style-name="ce5">
            <text:p>Epoch 70</text:p>
          </table:table-cell>
          <table:table-cell office:value-type="float" office:value="1886770" table:style-name="ce7">
            <text:p>1886770</text:p>
          </table:table-cell>
          <table:table-cell table:style-name="ce2"/>
          <table:table-cell office:value-type="string" table:style-name="ce5">
            <text:p>Epoch 70</text:p>
          </table:table-cell>
          <table:table-cell office:value-type="float" office:value="1886416" table:style-name="ce7">
            <text:p>1886416</text:p>
          </table:table-cell>
          <table:table-cell table:style-name="ce2"/>
          <table:table-cell office:value-type="string" table:style-name="ce5">
            <text:p>Epoch 70</text:p>
          </table:table-cell>
          <table:table-cell office:value-type="float" office:value="1896904" table:style-name="ce7">
            <text:p>1896904</text:p>
          </table:table-cell>
          <table:table-cell table:style-name="ce2"/>
          <table:table-cell office:value-type="string" table:style-name="ce5">
            <text:p>Epoch 70</text:p>
          </table:table-cell>
          <table:table-cell office:value-type="float" office:value="1902076" table:style-name="ce7">
            <text:p>1902076</text:p>
          </table:table-cell>
          <table:table-cell table:style-name="ce2"/>
          <table:table-cell office:value-type="string" table:style-name="ce5">
            <text:p>Epoch 70</text:p>
          </table:table-cell>
          <table:table-cell office:value-type="float" office:value="1881140" table:style-name="ce7">
            <text:p>1881140</text:p>
          </table:table-cell>
          <table:table-cell table:style-name="ce2"/>
          <table:table-cell office:value-type="string" table:style-name="ce5">
            <text:p>Epoch 70</text:p>
          </table:table-cell>
          <table:table-cell office:value-type="float" office:value="1906648" table:style-name="ce7">
            <text:p>1906648</text:p>
          </table:table-cell>
          <table:table-cell table:style-name="ce2"/>
          <table:table-cell office:value-type="string" table:style-name="ce5">
            <text:p>Epoch 70</text:p>
          </table:table-cell>
          <table:table-cell office:value-type="float" office:value="1892990" table:style-name="ce7">
            <text:p>1892990</text:p>
          </table:table-cell>
          <table:table-cell table:style-name="ce2"/>
          <table:table-cell office:value-type="string" table:style-name="ce5">
            <text:p>Epoch 70</text:p>
          </table:table-cell>
          <table:table-cell office:value-type="float" office:value="1885072" table:style-name="ce7">
            <text:p>1885072</text:p>
          </table:table-cell>
          <table:table-cell table:style-name="ce2"/>
          <table:table-cell office:value-type="string" table:style-name="ce5">
            <text:p>Epoch 70</text:p>
          </table:table-cell>
          <table:table-cell office:value-type="float" office:value="1875736" table:style-name="ce7">
            <text:p>1875736</text:p>
          </table:table-cell>
          <table:table-cell table:style-name="ce2"/>
          <table:table-cell office:value-type="string" table:style-name="ce5">
            <text:p>Epoch 70</text:p>
          </table:table-cell>
          <table:table-cell office:value-type="float" office:value="1892838" table:style-name="ce7">
            <text:p>1892838</text:p>
          </table:table-cell>
          <table:table-cell table:style-name="ce2"/>
          <table:table-cell office:value-type="string" table:style-name="ce5">
            <text:p>Epoch 70</text:p>
          </table:table-cell>
          <table:table-cell office:value-type="float" office:value="1899062" table:style-name="ce7">
            <text:p>1899062</text:p>
          </table:table-cell>
          <table:table-cell table:style-name="ce2"/>
          <table:table-cell office:value-type="string" table:style-name="ce5">
            <text:p>Epoch 70</text:p>
          </table:table-cell>
          <table:table-cell office:value-type="float" office:value="1888620" table:style-name="ce7">
            <text:p>1888620</text:p>
          </table:table-cell>
          <table:table-cell table:style-name="ce2"/>
          <table:table-cell office:value-type="string" table:style-name="ce5">
            <text:p>Epoch 70</text:p>
          </table:table-cell>
          <table:table-cell office:value-type="float" office:value="1880922" table:style-name="ce7">
            <text:p>1880922</text:p>
          </table:table-cell>
          <table:table-cell table:style-name="ce2"/>
          <table:table-cell office:value-type="string" table:style-name="ce5">
            <text:p>Epoch 70</text:p>
          </table:table-cell>
          <table:table-cell office:value-type="float" office:value="1888782" table:style-name="ce7">
            <text:p>1888782</text:p>
          </table:table-cell>
          <table:table-cell table:style-name="ce2"/>
          <table:table-cell office:value-type="string" table:style-name="ce5">
            <text:p>Epoch 70</text:p>
          </table:table-cell>
          <table:table-cell office:value-type="float" office:value="1881560" table:style-name="ce7">
            <text:p>1881560</text:p>
          </table:table-cell>
          <table:table-cell table:style-name="ce2"/>
          <table:table-cell office:value-type="string" table:style-name="ce5">
            <text:p>Epoch 70</text:p>
          </table:table-cell>
          <table:table-cell office:value-type="float" office:value="1875202" table:style-name="ce7">
            <text:p>1875202</text:p>
          </table:table-cell>
          <table:table-cell table:style-name="ce2"/>
          <table:table-cell office:value-type="string" table:style-name="ce5">
            <text:p>Epoch 70</text:p>
          </table:table-cell>
          <table:table-cell office:value-type="float" office:value="1869674" table:style-name="ce7">
            <text:p>1869674</text:p>
          </table:table-cell>
          <table:table-cell table:style-name="ce2"/>
          <table:table-cell office:value-type="string" table:style-name="ce5">
            <text:p>Epoch 70</text:p>
          </table:table-cell>
          <table:table-cell office:value-type="float" office:value="1907616" table:style-name="ce7">
            <text:p>1907616</text:p>
          </table:table-cell>
          <table:table-cell table:style-name="ce2"/>
          <table:table-cell office:value-type="string" table:style-name="ce5">
            <text:p>Epoch 70</text:p>
          </table:table-cell>
          <table:table-cell office:value-type="float" office:value="1878888" table:style-name="ce7">
            <text:p>1878888</text:p>
          </table:table-cell>
          <table:table-cell table:style-name="ce2"/>
          <table:table-cell office:value-type="string" table:style-name="ce5">
            <text:p>Epoch 70</text:p>
          </table:table-cell>
          <table:table-cell office:value-type="float" office:value="1914916" table:style-name="ce7">
            <text:p>1914916</text:p>
          </table:table-cell>
          <table:table-cell table:style-name="ce2"/>
          <table:table-cell office:value-type="string" table:style-name="ce5">
            <text:p>Epoch 70</text:p>
          </table:table-cell>
          <table:table-cell office:value-type="float" office:value="1891774" table:style-name="ce7">
            <text:p>1891774</text:p>
          </table:table-cell>
          <table:table-cell table:style-name="ce2"/>
          <table:table-cell office:value-type="string" table:style-name="ce5">
            <text:p>Epoch 70</text:p>
          </table:table-cell>
          <table:table-cell office:value-type="float" office:value="1893266" table:style-name="ce7">
            <text:p>1893266</text:p>
          </table:table-cell>
          <table:table-cell table:style-name="ce2"/>
          <table:table-cell office:value-type="string" table:style-name="ce5">
            <text:p>Epoch 70</text:p>
          </table:table-cell>
          <table:table-cell office:value-type="float" office:value="1874266" table:style-name="ce7">
            <text:p>1874266</text:p>
          </table:table-cell>
          <table:table-cell table:style-name="ce2"/>
          <table:table-cell office:value-type="string" table:style-name="ce5">
            <text:p>Epoch 70</text:p>
          </table:table-cell>
          <table:table-cell office:value-type="float" office:value="1912638" table:style-name="ce7">
            <text:p>1912638</text:p>
          </table:table-cell>
          <table:table-cell table:style-name="ce2"/>
          <table:table-cell office:value-type="string" table:style-name="ce5">
            <text:p>Epoch 70</text:p>
          </table:table-cell>
          <table:table-cell office:value-type="float" office:value="1905060" table:style-name="ce7">
            <text:p>1905060</text:p>
          </table:table-cell>
          <table:table-cell table:style-name="ce2"/>
          <table:table-cell office:value-type="string" table:style-name="ce5">
            <text:p>Epoch 70</text:p>
          </table:table-cell>
          <table:table-cell office:value-type="float" office:value="1871624" table:style-name="ce7">
            <text:p>1871624</text:p>
          </table:table-cell>
          <table:table-cell table:style-name="ce2"/>
          <table:table-cell office:value-type="string" table:style-name="ce5">
            <text:p>Epoch 70</text:p>
          </table:table-cell>
          <table:table-cell office:value-type="float" office:value="1874138" table:style-name="ce7">
            <text:p>1874138</text:p>
          </table:table-cell>
          <table:table-cell table:style-name="ce2"/>
          <table:table-cell office:value-type="string" table:style-name="ce5">
            <text:p>Epoch 70</text:p>
          </table:table-cell>
          <table:table-cell office:value-type="float" office:value="1879776" table:style-name="ce7">
            <text:p>1879776</text:p>
          </table:table-cell>
          <table:table-cell table:style-name="ce2"/>
          <table:table-cell office:value-type="string" table:style-name="ce10">
            <text:p>Epoch 70</text:p>
          </table:table-cell>
          <table:table-cell office:value-type="float" office:value="1888531.8666666667" table:formula="of:=AVERAGE([.$CL73];[.$CI73];[.$CF73];[.$CC73];[.$BZ73];[.$BW73];[.$BT73];[.$BQ73];[.$BN73];[.$BK73];[.$BH73];[.$BE73];[.$BB73];[.$AY73];[.$AV73];[.$AS73];[.$AP73];[.$AM73];[.$AJ73];[.$AG73];[.$AD73];[.$AA73];[.$X73];[.$U73];[.$R73];[.$O73];[.$L73];[.$I73];[.$F73];[.$C73])" table:style-name="ce19">
            <text:p>1888532</text:p>
          </table:table-cell>
          <table:table-cell office:value-type="float" office:value="12899.923559606008" table:formula="of:=STDEV([.$CL73];[.$CI73];[.$CF73];[.$CC73];[.$BZ73];[.$BW73];[.$BT73];[.$BQ73];[.$BN73];[.$BK73];[.$BH73];[.$BE73];[.$BB73];[.$AY73];[.$AV73];[.$AS73];[.$AP73];[.$AM73];[.$AJ73];[.$AG73];[.$AD73];[.$AA73];[.$X73];[.$U73];[.$R73];[.$O73];[.$L73];[.$I73];[.$F73];[.$C73])" table:style-name="ce19">
            <text:p>12900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71</text:p>
          </table:table-cell>
          <table:table-cell office:value-type="float" office:value="1890124" table:style-name="ce7">
            <text:p>1890124</text:p>
          </table:table-cell>
          <table:table-cell table:style-name="ce2"/>
          <table:table-cell office:value-type="string" table:style-name="ce5">
            <text:p>Epoch 71</text:p>
          </table:table-cell>
          <table:table-cell office:value-type="float" office:value="1866432" table:style-name="ce7">
            <text:p>1866432</text:p>
          </table:table-cell>
          <table:table-cell table:style-name="ce2"/>
          <table:table-cell office:value-type="string" table:style-name="ce5">
            <text:p>Epoch 71</text:p>
          </table:table-cell>
          <table:table-cell office:value-type="float" office:value="1884276" table:style-name="ce7">
            <text:p>1884276</text:p>
          </table:table-cell>
          <table:table-cell table:style-name="ce2"/>
          <table:table-cell office:value-type="string" table:style-name="ce5">
            <text:p>Epoch 71</text:p>
          </table:table-cell>
          <table:table-cell office:value-type="float" office:value="1885092" table:style-name="ce7">
            <text:p>1885092</text:p>
          </table:table-cell>
          <table:table-cell table:style-name="ce2"/>
          <table:table-cell office:value-type="string" table:style-name="ce5">
            <text:p>Epoch 71</text:p>
          </table:table-cell>
          <table:table-cell office:value-type="float" office:value="1895982" table:style-name="ce7">
            <text:p>1895982</text:p>
          </table:table-cell>
          <table:table-cell table:style-name="ce2"/>
          <table:table-cell office:value-type="string" table:style-name="ce5">
            <text:p>Epoch 71</text:p>
          </table:table-cell>
          <table:table-cell office:value-type="float" office:value="1900754" table:style-name="ce7">
            <text:p>1900754</text:p>
          </table:table-cell>
          <table:table-cell table:style-name="ce2"/>
          <table:table-cell office:value-type="string" table:style-name="ce5">
            <text:p>Epoch 71</text:p>
          </table:table-cell>
          <table:table-cell office:value-type="float" office:value="1881006" table:style-name="ce7">
            <text:p>1881006</text:p>
          </table:table-cell>
          <table:table-cell table:style-name="ce2"/>
          <table:table-cell office:value-type="string" table:style-name="ce5">
            <text:p>Epoch 71</text:p>
          </table:table-cell>
          <table:table-cell office:value-type="float" office:value="1906244" table:style-name="ce7">
            <text:p>1906244</text:p>
          </table:table-cell>
          <table:table-cell table:style-name="ce2"/>
          <table:table-cell office:value-type="string" table:style-name="ce5">
            <text:p>Epoch 71</text:p>
          </table:table-cell>
          <table:table-cell office:value-type="float" office:value="1890712" table:style-name="ce7">
            <text:p>1890712</text:p>
          </table:table-cell>
          <table:table-cell table:style-name="ce2"/>
          <table:table-cell office:value-type="string" table:style-name="ce5">
            <text:p>Epoch 71</text:p>
          </table:table-cell>
          <table:table-cell office:value-type="float" office:value="1874834" table:style-name="ce7">
            <text:p>1874834</text:p>
          </table:table-cell>
          <table:table-cell table:style-name="ce2"/>
          <table:table-cell office:value-type="string" table:style-name="ce5">
            <text:p>Epoch 71</text:p>
          </table:table-cell>
          <table:table-cell office:value-type="float" office:value="1874708" table:style-name="ce7">
            <text:p>1874708</text:p>
          </table:table-cell>
          <table:table-cell table:style-name="ce2"/>
          <table:table-cell office:value-type="string" table:style-name="ce5">
            <text:p>Epoch 71</text:p>
          </table:table-cell>
          <table:table-cell office:value-type="float" office:value="1888570" table:style-name="ce7">
            <text:p>1888570</text:p>
          </table:table-cell>
          <table:table-cell table:style-name="ce2"/>
          <table:table-cell office:value-type="string" table:style-name="ce5">
            <text:p>Epoch 71</text:p>
          </table:table-cell>
          <table:table-cell office:value-type="float" office:value="1896396" table:style-name="ce7">
            <text:p>1896396</text:p>
          </table:table-cell>
          <table:table-cell table:style-name="ce2"/>
          <table:table-cell office:value-type="string" table:style-name="ce5">
            <text:p>Epoch 71</text:p>
          </table:table-cell>
          <table:table-cell office:value-type="float" office:value="1888042" table:style-name="ce7">
            <text:p>1888042</text:p>
          </table:table-cell>
          <table:table-cell table:style-name="ce2"/>
          <table:table-cell office:value-type="string" table:style-name="ce5">
            <text:p>Epoch 71</text:p>
          </table:table-cell>
          <table:table-cell office:value-type="float" office:value="1875662" table:style-name="ce7">
            <text:p>1875662</text:p>
          </table:table-cell>
          <table:table-cell table:style-name="ce2"/>
          <table:table-cell office:value-type="string" table:style-name="ce5">
            <text:p>Epoch 71</text:p>
          </table:table-cell>
          <table:table-cell office:value-type="float" office:value="1888344" table:style-name="ce7">
            <text:p>1888344</text:p>
          </table:table-cell>
          <table:table-cell table:style-name="ce2"/>
          <table:table-cell office:value-type="string" table:style-name="ce5">
            <text:p>Epoch 71</text:p>
          </table:table-cell>
          <table:table-cell office:value-type="float" office:value="1881316" table:style-name="ce7">
            <text:p>1881316</text:p>
          </table:table-cell>
          <table:table-cell table:style-name="ce2"/>
          <table:table-cell office:value-type="string" table:style-name="ce5">
            <text:p>Epoch 71</text:p>
          </table:table-cell>
          <table:table-cell office:value-type="float" office:value="1875030" table:style-name="ce7">
            <text:p>1875030</text:p>
          </table:table-cell>
          <table:table-cell table:style-name="ce2"/>
          <table:table-cell office:value-type="string" table:style-name="ce5">
            <text:p>Epoch 71</text:p>
          </table:table-cell>
          <table:table-cell office:value-type="float" office:value="1868594" table:style-name="ce7">
            <text:p>1868594</text:p>
          </table:table-cell>
          <table:table-cell table:style-name="ce2"/>
          <table:table-cell office:value-type="string" table:style-name="ce5">
            <text:p>Epoch 71</text:p>
          </table:table-cell>
          <table:table-cell office:value-type="float" office:value="1892076" table:style-name="ce7">
            <text:p>1892076</text:p>
          </table:table-cell>
          <table:table-cell table:style-name="ce2"/>
          <table:table-cell office:value-type="string" table:style-name="ce5">
            <text:p>Epoch 71</text:p>
          </table:table-cell>
          <table:table-cell office:value-type="float" office:value="1877696" table:style-name="ce7">
            <text:p>1877696</text:p>
          </table:table-cell>
          <table:table-cell table:style-name="ce2"/>
          <table:table-cell office:value-type="string" table:style-name="ce5">
            <text:p>Epoch 71</text:p>
          </table:table-cell>
          <table:table-cell office:value-type="float" office:value="1914694" table:style-name="ce7">
            <text:p>1914694</text:p>
          </table:table-cell>
          <table:table-cell table:style-name="ce2"/>
          <table:table-cell office:value-type="string" table:style-name="ce5">
            <text:p>Epoch 71</text:p>
          </table:table-cell>
          <table:table-cell office:value-type="float" office:value="1884912" table:style-name="ce7">
            <text:p>1884912</text:p>
          </table:table-cell>
          <table:table-cell table:style-name="ce2"/>
          <table:table-cell office:value-type="string" table:style-name="ce5">
            <text:p>Epoch 71</text:p>
          </table:table-cell>
          <table:table-cell office:value-type="float" office:value="1890680" table:style-name="ce7">
            <text:p>1890680</text:p>
          </table:table-cell>
          <table:table-cell table:style-name="ce2"/>
          <table:table-cell office:value-type="string" table:style-name="ce5">
            <text:p>Epoch 71</text:p>
          </table:table-cell>
          <table:table-cell office:value-type="float" office:value="1871828" table:style-name="ce7">
            <text:p>1871828</text:p>
          </table:table-cell>
          <table:table-cell table:style-name="ce2"/>
          <table:table-cell office:value-type="string" table:style-name="ce5">
            <text:p>Epoch 71</text:p>
          </table:table-cell>
          <table:table-cell office:value-type="float" office:value="1910900" table:style-name="ce7">
            <text:p>1910900</text:p>
          </table:table-cell>
          <table:table-cell table:style-name="ce2"/>
          <table:table-cell office:value-type="string" table:style-name="ce5">
            <text:p>Epoch 71</text:p>
          </table:table-cell>
          <table:table-cell office:value-type="float" office:value="1903672" table:style-name="ce7">
            <text:p>1903672</text:p>
          </table:table-cell>
          <table:table-cell table:style-name="ce2"/>
          <table:table-cell office:value-type="string" table:style-name="ce5">
            <text:p>Epoch 71</text:p>
          </table:table-cell>
          <table:table-cell office:value-type="float" office:value="1863690" table:style-name="ce7">
            <text:p>1863690</text:p>
          </table:table-cell>
          <table:table-cell table:style-name="ce2"/>
          <table:table-cell office:value-type="string" table:style-name="ce5">
            <text:p>Epoch 71</text:p>
          </table:table-cell>
          <table:table-cell office:value-type="float" office:value="1872074" table:style-name="ce7">
            <text:p>1872074</text:p>
          </table:table-cell>
          <table:table-cell table:style-name="ce2"/>
          <table:table-cell office:value-type="string" table:style-name="ce5">
            <text:p>Epoch 71</text:p>
          </table:table-cell>
          <table:table-cell office:value-type="float" office:value="1878802" table:style-name="ce7">
            <text:p>1878802</text:p>
          </table:table-cell>
          <table:table-cell table:style-name="ce2"/>
          <table:table-cell office:value-type="string" table:style-name="ce10">
            <text:p>Epoch 71</text:p>
          </table:table-cell>
          <table:table-cell office:value-type="float" office:value="1885771.4" table:formula="of:=AVERAGE([.$CL74];[.$CI74];[.$CF74];[.$CC74];[.$BZ74];[.$BW74];[.$BT74];[.$BQ74];[.$BN74];[.$BK74];[.$BH74];[.$BE74];[.$BB74];[.$AY74];[.$AV74];[.$AS74];[.$AP74];[.$AM74];[.$AJ74];[.$AG74];[.$AD74];[.$AA74];[.$X74];[.$U74];[.$R74];[.$O74];[.$L74];[.$I74];[.$F74];[.$C74])" table:style-name="ce19">
            <text:p>1885771</text:p>
          </table:table-cell>
          <table:table-cell office:value-type="float" office:value="13043.728376979254" table:formula="of:=STDEV([.$CL74];[.$CI74];[.$CF74];[.$CC74];[.$BZ74];[.$BW74];[.$BT74];[.$BQ74];[.$BN74];[.$BK74];[.$BH74];[.$BE74];[.$BB74];[.$AY74];[.$AV74];[.$AS74];[.$AP74];[.$AM74];[.$AJ74];[.$AG74];[.$AD74];[.$AA74];[.$X74];[.$U74];[.$R74];[.$O74];[.$L74];[.$I74];[.$F74];[.$C74])" table:style-name="ce19">
            <text:p>13044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72</text:p>
          </table:table-cell>
          <table:table-cell office:value-type="float" office:value="1885532" table:style-name="ce7">
            <text:p>1885532</text:p>
          </table:table-cell>
          <table:table-cell table:style-name="ce2"/>
          <table:table-cell office:value-type="string" table:style-name="ce5">
            <text:p>Epoch 72</text:p>
          </table:table-cell>
          <table:table-cell office:value-type="float" office:value="1855960" table:style-name="ce7">
            <text:p>1855960</text:p>
          </table:table-cell>
          <table:table-cell table:style-name="ce2"/>
          <table:table-cell office:value-type="string" table:style-name="ce5">
            <text:p>Epoch 72</text:p>
          </table:table-cell>
          <table:table-cell office:value-type="float" office:value="1876430" table:style-name="ce7">
            <text:p>1876430</text:p>
          </table:table-cell>
          <table:table-cell table:style-name="ce2"/>
          <table:table-cell office:value-type="string" table:style-name="ce5">
            <text:p>Epoch 72</text:p>
          </table:table-cell>
          <table:table-cell office:value-type="float" office:value="1882346" table:style-name="ce7">
            <text:p>1882346</text:p>
          </table:table-cell>
          <table:table-cell table:style-name="ce2"/>
          <table:table-cell office:value-type="string" table:style-name="ce5">
            <text:p>Epoch 72</text:p>
          </table:table-cell>
          <table:table-cell office:value-type="float" office:value="1891748" table:style-name="ce7">
            <text:p>1891748</text:p>
          </table:table-cell>
          <table:table-cell table:style-name="ce2"/>
          <table:table-cell office:value-type="string" table:style-name="ce5">
            <text:p>Epoch 72</text:p>
          </table:table-cell>
          <table:table-cell office:value-type="float" office:value="1900706" table:style-name="ce7">
            <text:p>1900706</text:p>
          </table:table-cell>
          <table:table-cell table:style-name="ce2"/>
          <table:table-cell office:value-type="string" table:style-name="ce5">
            <text:p>Epoch 72</text:p>
          </table:table-cell>
          <table:table-cell office:value-type="float" office:value="1877350" table:style-name="ce7">
            <text:p>1877350</text:p>
          </table:table-cell>
          <table:table-cell table:style-name="ce2"/>
          <table:table-cell office:value-type="string" table:style-name="ce5">
            <text:p>Epoch 72</text:p>
          </table:table-cell>
          <table:table-cell office:value-type="float" office:value="1904146" table:style-name="ce7">
            <text:p>1904146</text:p>
          </table:table-cell>
          <table:table-cell table:style-name="ce2"/>
          <table:table-cell office:value-type="string" table:style-name="ce5">
            <text:p>Epoch 72</text:p>
          </table:table-cell>
          <table:table-cell office:value-type="float" office:value="1889790" table:style-name="ce7">
            <text:p>1889790</text:p>
          </table:table-cell>
          <table:table-cell table:style-name="ce2"/>
          <table:table-cell office:value-type="string" table:style-name="ce5">
            <text:p>Epoch 72</text:p>
          </table:table-cell>
          <table:table-cell office:value-type="float" office:value="1874788" table:style-name="ce7">
            <text:p>1874788</text:p>
          </table:table-cell>
          <table:table-cell table:style-name="ce2"/>
          <table:table-cell office:value-type="string" table:style-name="ce5">
            <text:p>Epoch 72</text:p>
          </table:table-cell>
          <table:table-cell office:value-type="float" office:value="1873602" table:style-name="ce7">
            <text:p>1873602</text:p>
          </table:table-cell>
          <table:table-cell table:style-name="ce2"/>
          <table:table-cell office:value-type="string" table:style-name="ce5">
            <text:p>Epoch 72</text:p>
          </table:table-cell>
          <table:table-cell office:value-type="float" office:value="1887648" table:style-name="ce7">
            <text:p>1887648</text:p>
          </table:table-cell>
          <table:table-cell table:style-name="ce2"/>
          <table:table-cell office:value-type="string" table:style-name="ce5">
            <text:p>Epoch 72</text:p>
          </table:table-cell>
          <table:table-cell office:value-type="float" office:value="1895940" table:style-name="ce7">
            <text:p>1895940</text:p>
          </table:table-cell>
          <table:table-cell table:style-name="ce2"/>
          <table:table-cell office:value-type="string" table:style-name="ce5">
            <text:p>Epoch 72</text:p>
          </table:table-cell>
          <table:table-cell office:value-type="float" office:value="1879492" table:style-name="ce7">
            <text:p>1879492</text:p>
          </table:table-cell>
          <table:table-cell table:style-name="ce2"/>
          <table:table-cell office:value-type="string" table:style-name="ce5">
            <text:p>Epoch 72</text:p>
          </table:table-cell>
          <table:table-cell office:value-type="float" office:value="1874570" table:style-name="ce7">
            <text:p>1874570</text:p>
          </table:table-cell>
          <table:table-cell table:style-name="ce2"/>
          <table:table-cell office:value-type="string" table:style-name="ce5">
            <text:p>Epoch 72</text:p>
          </table:table-cell>
          <table:table-cell office:value-type="float" office:value="1877380" table:style-name="ce7">
            <text:p>1877380</text:p>
          </table:table-cell>
          <table:table-cell table:style-name="ce2"/>
          <table:table-cell office:value-type="string" table:style-name="ce5">
            <text:p>Epoch 72</text:p>
          </table:table-cell>
          <table:table-cell office:value-type="float" office:value="1881276" table:style-name="ce7">
            <text:p>1881276</text:p>
          </table:table-cell>
          <table:table-cell table:style-name="ce2"/>
          <table:table-cell office:value-type="string" table:style-name="ce5">
            <text:p>Epoch 72</text:p>
          </table:table-cell>
          <table:table-cell office:value-type="float" office:value="1873292" table:style-name="ce7">
            <text:p>1873292</text:p>
          </table:table-cell>
          <table:table-cell table:style-name="ce2"/>
          <table:table-cell office:value-type="string" table:style-name="ce5">
            <text:p>Epoch 72</text:p>
          </table:table-cell>
          <table:table-cell office:value-type="float" office:value="1867792" table:style-name="ce7">
            <text:p>1867792</text:p>
          </table:table-cell>
          <table:table-cell table:style-name="ce2"/>
          <table:table-cell office:value-type="string" table:style-name="ce5">
            <text:p>Epoch 72</text:p>
          </table:table-cell>
          <table:table-cell office:value-type="float" office:value="1885776" table:style-name="ce7">
            <text:p>1885776</text:p>
          </table:table-cell>
          <table:table-cell table:style-name="ce2"/>
          <table:table-cell office:value-type="string" table:style-name="ce5">
            <text:p>Epoch 72</text:p>
          </table:table-cell>
          <table:table-cell office:value-type="float" office:value="1867474" table:style-name="ce7">
            <text:p>1867474</text:p>
          </table:table-cell>
          <table:table-cell table:style-name="ce2"/>
          <table:table-cell office:value-type="string" table:style-name="ce5">
            <text:p>Epoch 72</text:p>
          </table:table-cell>
          <table:table-cell office:value-type="float" office:value="1914384" table:style-name="ce7">
            <text:p>1914384</text:p>
          </table:table-cell>
          <table:table-cell table:style-name="ce2"/>
          <table:table-cell office:value-type="string" table:style-name="ce5">
            <text:p>Epoch 72</text:p>
          </table:table-cell>
          <table:table-cell office:value-type="float" office:value="1884350" table:style-name="ce7">
            <text:p>1884350</text:p>
          </table:table-cell>
          <table:table-cell table:style-name="ce2"/>
          <table:table-cell office:value-type="string" table:style-name="ce5">
            <text:p>Epoch 72</text:p>
          </table:table-cell>
          <table:table-cell office:value-type="float" office:value="1890438" table:style-name="ce7">
            <text:p>1890438</text:p>
          </table:table-cell>
          <table:table-cell table:style-name="ce2"/>
          <table:table-cell office:value-type="string" table:style-name="ce5">
            <text:p>Epoch 72</text:p>
          </table:table-cell>
          <table:table-cell office:value-type="float" office:value="1867692" table:style-name="ce7">
            <text:p>1867692</text:p>
          </table:table-cell>
          <table:table-cell table:style-name="ce2"/>
          <table:table-cell office:value-type="string" table:style-name="ce5">
            <text:p>Epoch 72</text:p>
          </table:table-cell>
          <table:table-cell office:value-type="float" office:value="1909756" table:style-name="ce7">
            <text:p>1909756</text:p>
          </table:table-cell>
          <table:table-cell table:style-name="ce2"/>
          <table:table-cell office:value-type="string" table:style-name="ce5">
            <text:p>Epoch 72</text:p>
          </table:table-cell>
          <table:table-cell office:value-type="float" office:value="1895938" table:style-name="ce7">
            <text:p>1895938</text:p>
          </table:table-cell>
          <table:table-cell table:style-name="ce2"/>
          <table:table-cell office:value-type="string" table:style-name="ce5">
            <text:p>Epoch 72</text:p>
          </table:table-cell>
          <table:table-cell office:value-type="float" office:value="1862754" table:style-name="ce7">
            <text:p>1862754</text:p>
          </table:table-cell>
          <table:table-cell table:style-name="ce2"/>
          <table:table-cell office:value-type="string" table:style-name="ce5">
            <text:p>Epoch 72</text:p>
          </table:table-cell>
          <table:table-cell office:value-type="float" office:value="1871982" table:style-name="ce7">
            <text:p>1871982</text:p>
          </table:table-cell>
          <table:table-cell table:style-name="ce2"/>
          <table:table-cell office:value-type="string" table:style-name="ce5">
            <text:p>Epoch 72</text:p>
          </table:table-cell>
          <table:table-cell office:value-type="float" office:value="1877730" table:style-name="ce7">
            <text:p>1877730</text:p>
          </table:table-cell>
          <table:table-cell table:style-name="ce2"/>
          <table:table-cell office:value-type="string" table:style-name="ce10">
            <text:p>Epoch 72</text:p>
          </table:table-cell>
          <table:table-cell office:value-type="float" office:value="1882602.0666666667" table:formula="of:=AVERAGE([.$CL75];[.$CI75];[.$CF75];[.$CC75];[.$BZ75];[.$BW75];[.$BT75];[.$BQ75];[.$BN75];[.$BK75];[.$BH75];[.$BE75];[.$BB75];[.$AY75];[.$AV75];[.$AS75];[.$AP75];[.$AM75];[.$AJ75];[.$AG75];[.$AD75];[.$AA75];[.$X75];[.$U75];[.$R75];[.$O75];[.$L75];[.$I75];[.$F75];[.$C75])" table:style-name="ce19">
            <text:p>1882602</text:p>
          </table:table-cell>
          <table:table-cell office:value-type="float" office:value="13705.564090174656" table:formula="of:=STDEV([.$CL75];[.$CI75];[.$CF75];[.$CC75];[.$BZ75];[.$BW75];[.$BT75];[.$BQ75];[.$BN75];[.$BK75];[.$BH75];[.$BE75];[.$BB75];[.$AY75];[.$AV75];[.$AS75];[.$AP75];[.$AM75];[.$AJ75];[.$AG75];[.$AD75];[.$AA75];[.$X75];[.$U75];[.$R75];[.$O75];[.$L75];[.$I75];[.$F75];[.$C75])" table:style-name="ce19">
            <text:p>13706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73</text:p>
          </table:table-cell>
          <table:table-cell office:value-type="float" office:value="1883064" table:style-name="ce7">
            <text:p>1883064</text:p>
          </table:table-cell>
          <table:table-cell table:style-name="ce2"/>
          <table:table-cell office:value-type="string" table:style-name="ce5">
            <text:p>Epoch 73</text:p>
          </table:table-cell>
          <table:table-cell office:value-type="float" office:value="1851062" table:style-name="ce7">
            <text:p>1851062</text:p>
          </table:table-cell>
          <table:table-cell table:style-name="ce2"/>
          <table:table-cell office:value-type="string" table:style-name="ce5">
            <text:p>Epoch 73</text:p>
          </table:table-cell>
          <table:table-cell office:value-type="float" office:value="1876112" table:style-name="ce7">
            <text:p>1876112</text:p>
          </table:table-cell>
          <table:table-cell table:style-name="ce2"/>
          <table:table-cell office:value-type="string" table:style-name="ce5">
            <text:p>Epoch 73</text:p>
          </table:table-cell>
          <table:table-cell office:value-type="float" office:value="1881722" table:style-name="ce7">
            <text:p>1881722</text:p>
          </table:table-cell>
          <table:table-cell table:style-name="ce2"/>
          <table:table-cell office:value-type="string" table:style-name="ce5">
            <text:p>Epoch 73</text:p>
          </table:table-cell>
          <table:table-cell office:value-type="float" office:value="1888512" table:style-name="ce7">
            <text:p>1888512</text:p>
          </table:table-cell>
          <table:table-cell table:style-name="ce2"/>
          <table:table-cell office:value-type="string" table:style-name="ce5">
            <text:p>Epoch 73</text:p>
          </table:table-cell>
          <table:table-cell office:value-type="float" office:value="1900666" table:style-name="ce7">
            <text:p>1900666</text:p>
          </table:table-cell>
          <table:table-cell table:style-name="ce2"/>
          <table:table-cell office:value-type="string" table:style-name="ce5">
            <text:p>Epoch 73</text:p>
          </table:table-cell>
          <table:table-cell office:value-type="float" office:value="1870322" table:style-name="ce7">
            <text:p>1870322</text:p>
          </table:table-cell>
          <table:table-cell table:style-name="ce2"/>
          <table:table-cell office:value-type="string" table:style-name="ce5">
            <text:p>Epoch 73</text:p>
          </table:table-cell>
          <table:table-cell office:value-type="float" office:value="1899554" table:style-name="ce7">
            <text:p>1899554</text:p>
          </table:table-cell>
          <table:table-cell table:style-name="ce2"/>
          <table:table-cell office:value-type="string" table:style-name="ce5">
            <text:p>Epoch 73</text:p>
          </table:table-cell>
          <table:table-cell office:value-type="float" office:value="1887494" table:style-name="ce7">
            <text:p>1887494</text:p>
          </table:table-cell>
          <table:table-cell table:style-name="ce2"/>
          <table:table-cell office:value-type="string" table:style-name="ce5">
            <text:p>Epoch 73</text:p>
          </table:table-cell>
          <table:table-cell office:value-type="float" office:value="1872456" table:style-name="ce7">
            <text:p>1872456</text:p>
          </table:table-cell>
          <table:table-cell table:style-name="ce2"/>
          <table:table-cell office:value-type="string" table:style-name="ce5">
            <text:p>Epoch 73</text:p>
          </table:table-cell>
          <table:table-cell office:value-type="float" office:value="1860306" table:style-name="ce7">
            <text:p>1860306</text:p>
          </table:table-cell>
          <table:table-cell table:style-name="ce2"/>
          <table:table-cell office:value-type="string" table:style-name="ce5">
            <text:p>Epoch 73</text:p>
          </table:table-cell>
          <table:table-cell office:value-type="float" office:value="1886568" table:style-name="ce7">
            <text:p>1886568</text:p>
          </table:table-cell>
          <table:table-cell table:style-name="ce2"/>
          <table:table-cell office:value-type="string" table:style-name="ce5">
            <text:p>Epoch 73</text:p>
          </table:table-cell>
          <table:table-cell office:value-type="float" office:value="1890330" table:style-name="ce7">
            <text:p>1890330</text:p>
          </table:table-cell>
          <table:table-cell table:style-name="ce2"/>
          <table:table-cell office:value-type="string" table:style-name="ce5">
            <text:p>Epoch 73</text:p>
          </table:table-cell>
          <table:table-cell office:value-type="float" office:value="1878394" table:style-name="ce7">
            <text:p>1878394</text:p>
          </table:table-cell>
          <table:table-cell table:style-name="ce2"/>
          <table:table-cell office:value-type="string" table:style-name="ce5">
            <text:p>Epoch 73</text:p>
          </table:table-cell>
          <table:table-cell office:value-type="float" office:value="1872862" table:style-name="ce7">
            <text:p>1872862</text:p>
          </table:table-cell>
          <table:table-cell table:style-name="ce2"/>
          <table:table-cell office:value-type="string" table:style-name="ce5">
            <text:p>Epoch 73</text:p>
          </table:table-cell>
          <table:table-cell office:value-type="float" office:value="1868720" table:style-name="ce7">
            <text:p>1868720</text:p>
          </table:table-cell>
          <table:table-cell table:style-name="ce2"/>
          <table:table-cell office:value-type="string" table:style-name="ce5">
            <text:p>Epoch 73</text:p>
          </table:table-cell>
          <table:table-cell office:value-type="float" office:value="1878100" table:style-name="ce7">
            <text:p>1878100</text:p>
          </table:table-cell>
          <table:table-cell table:style-name="ce2"/>
          <table:table-cell office:value-type="string" table:style-name="ce5">
            <text:p>Epoch 73</text:p>
          </table:table-cell>
          <table:table-cell office:value-type="float" office:value="1870770" table:style-name="ce7">
            <text:p>1870770</text:p>
          </table:table-cell>
          <table:table-cell table:style-name="ce2"/>
          <table:table-cell office:value-type="string" table:style-name="ce5">
            <text:p>Epoch 73</text:p>
          </table:table-cell>
          <table:table-cell office:value-type="float" office:value="1858046" table:style-name="ce7">
            <text:p>1858046</text:p>
          </table:table-cell>
          <table:table-cell table:style-name="ce2"/>
          <table:table-cell office:value-type="string" table:style-name="ce5">
            <text:p>Epoch 73</text:p>
          </table:table-cell>
          <table:table-cell office:value-type="float" office:value="1884538" table:style-name="ce7">
            <text:p>1884538</text:p>
          </table:table-cell>
          <table:table-cell table:style-name="ce2"/>
          <table:table-cell office:value-type="string" table:style-name="ce5">
            <text:p>Epoch 73</text:p>
          </table:table-cell>
          <table:table-cell office:value-type="float" office:value="1866208" table:style-name="ce7">
            <text:p>1866208</text:p>
          </table:table-cell>
          <table:table-cell table:style-name="ce2"/>
          <table:table-cell office:value-type="string" table:style-name="ce5">
            <text:p>Epoch 73</text:p>
          </table:table-cell>
          <table:table-cell office:value-type="float" office:value="1898322" table:style-name="ce7">
            <text:p>1898322</text:p>
          </table:table-cell>
          <table:table-cell table:style-name="ce2"/>
          <table:table-cell office:value-type="string" table:style-name="ce5">
            <text:p>Epoch 73</text:p>
          </table:table-cell>
          <table:table-cell office:value-type="float" office:value="1882936" table:style-name="ce7">
            <text:p>1882936</text:p>
          </table:table-cell>
          <table:table-cell table:style-name="ce2"/>
          <table:table-cell office:value-type="string" table:style-name="ce5">
            <text:p>Epoch 73</text:p>
          </table:table-cell>
          <table:table-cell office:value-type="float" office:value="1884780" table:style-name="ce7">
            <text:p>1884780</text:p>
          </table:table-cell>
          <table:table-cell table:style-name="ce2"/>
          <table:table-cell office:value-type="string" table:style-name="ce5">
            <text:p>Epoch 73</text:p>
          </table:table-cell>
          <table:table-cell office:value-type="float" office:value="1864426" table:style-name="ce7">
            <text:p>1864426</text:p>
          </table:table-cell>
          <table:table-cell table:style-name="ce2"/>
          <table:table-cell office:value-type="string" table:style-name="ce5">
            <text:p>Epoch 73</text:p>
          </table:table-cell>
          <table:table-cell office:value-type="float" office:value="1908696" table:style-name="ce7">
            <text:p>1908696</text:p>
          </table:table-cell>
          <table:table-cell table:style-name="ce2"/>
          <table:table-cell office:value-type="string" table:style-name="ce5">
            <text:p>Epoch 73</text:p>
          </table:table-cell>
          <table:table-cell office:value-type="float" office:value="1894872" table:style-name="ce7">
            <text:p>1894872</text:p>
          </table:table-cell>
          <table:table-cell table:style-name="ce2"/>
          <table:table-cell office:value-type="string" table:style-name="ce5">
            <text:p>Epoch 73</text:p>
          </table:table-cell>
          <table:table-cell office:value-type="float" office:value="1862102" table:style-name="ce7">
            <text:p>1862102</text:p>
          </table:table-cell>
          <table:table-cell table:style-name="ce2"/>
          <table:table-cell office:value-type="string" table:style-name="ce5">
            <text:p>Epoch 73</text:p>
          </table:table-cell>
          <table:table-cell office:value-type="float" office:value="1869584" table:style-name="ce7">
            <text:p>1869584</text:p>
          </table:table-cell>
          <table:table-cell table:style-name="ce2"/>
          <table:table-cell office:value-type="string" table:style-name="ce5">
            <text:p>Epoch 73</text:p>
          </table:table-cell>
          <table:table-cell office:value-type="float" office:value="1876524" table:style-name="ce7">
            <text:p>1876524</text:p>
          </table:table-cell>
          <table:table-cell table:style-name="ce2"/>
          <table:table-cell office:value-type="string" table:style-name="ce10">
            <text:p>Epoch 73</text:p>
          </table:table-cell>
          <table:table-cell office:value-type="float" office:value="1878934.9333333333" table:formula="of:=AVERAGE([.$CL76];[.$CI76];[.$CF76];[.$CC76];[.$BZ76];[.$BW76];[.$BT76];[.$BQ76];[.$BN76];[.$BK76];[.$BH76];[.$BE76];[.$BB76];[.$AY76];[.$AV76];[.$AS76];[.$AP76];[.$AM76];[.$AJ76];[.$AG76];[.$AD76];[.$AA76];[.$X76];[.$U76];[.$R76];[.$O76];[.$L76];[.$I76];[.$F76];[.$C76])" table:style-name="ce19">
            <text:p>1878935</text:p>
          </table:table-cell>
          <table:table-cell office:value-type="float" office:value="13790.060245757059" table:formula="of:=STDEV([.$CL76];[.$CI76];[.$CF76];[.$CC76];[.$BZ76];[.$BW76];[.$BT76];[.$BQ76];[.$BN76];[.$BK76];[.$BH76];[.$BE76];[.$BB76];[.$AY76];[.$AV76];[.$AS76];[.$AP76];[.$AM76];[.$AJ76];[.$AG76];[.$AD76];[.$AA76];[.$X76];[.$U76];[.$R76];[.$O76];[.$L76];[.$I76];[.$F76];[.$C76])" table:style-name="ce19">
            <text:p>13790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74</text:p>
          </table:table-cell>
          <table:table-cell office:value-type="float" office:value="1883054" table:style-name="ce7">
            <text:p>1883054</text:p>
          </table:table-cell>
          <table:table-cell table:style-name="ce2"/>
          <table:table-cell office:value-type="string" table:style-name="ce5">
            <text:p>Epoch 74</text:p>
          </table:table-cell>
          <table:table-cell office:value-type="float" office:value="1847848" table:style-name="ce7">
            <text:p>1847848</text:p>
          </table:table-cell>
          <table:table-cell table:style-name="ce2"/>
          <table:table-cell office:value-type="string" table:style-name="ce5">
            <text:p>Epoch 74</text:p>
          </table:table-cell>
          <table:table-cell office:value-type="float" office:value="1875502" table:style-name="ce7">
            <text:p>1875502</text:p>
          </table:table-cell>
          <table:table-cell table:style-name="ce2"/>
          <table:table-cell office:value-type="string" table:style-name="ce5">
            <text:p>Epoch 74</text:p>
          </table:table-cell>
          <table:table-cell office:value-type="float" office:value="1876298" table:style-name="ce7">
            <text:p>1876298</text:p>
          </table:table-cell>
          <table:table-cell table:style-name="ce2"/>
          <table:table-cell office:value-type="string" table:style-name="ce5">
            <text:p>Epoch 74</text:p>
          </table:table-cell>
          <table:table-cell office:value-type="float" office:value="1886746" table:style-name="ce7">
            <text:p>1886746</text:p>
          </table:table-cell>
          <table:table-cell table:style-name="ce2"/>
          <table:table-cell office:value-type="string" table:style-name="ce5">
            <text:p>Epoch 74</text:p>
          </table:table-cell>
          <table:table-cell office:value-type="float" office:value="1900598" table:style-name="ce7">
            <text:p>1900598</text:p>
          </table:table-cell>
          <table:table-cell table:style-name="ce2"/>
          <table:table-cell office:value-type="string" table:style-name="ce5">
            <text:p>Epoch 74</text:p>
          </table:table-cell>
          <table:table-cell office:value-type="float" office:value="1869072" table:style-name="ce7">
            <text:p>1869072</text:p>
          </table:table-cell>
          <table:table-cell table:style-name="ce2"/>
          <table:table-cell office:value-type="string" table:style-name="ce5">
            <text:p>Epoch 74</text:p>
          </table:table-cell>
          <table:table-cell office:value-type="float" office:value="1893596" table:style-name="ce7">
            <text:p>1893596</text:p>
          </table:table-cell>
          <table:table-cell table:style-name="ce2"/>
          <table:table-cell office:value-type="string" table:style-name="ce5">
            <text:p>Epoch 74</text:p>
          </table:table-cell>
          <table:table-cell office:value-type="float" office:value="1887482" table:style-name="ce7">
            <text:p>1887482</text:p>
          </table:table-cell>
          <table:table-cell table:style-name="ce2"/>
          <table:table-cell office:value-type="string" table:style-name="ce5">
            <text:p>Epoch 74</text:p>
          </table:table-cell>
          <table:table-cell office:value-type="float" office:value="1868768" table:style-name="ce7">
            <text:p>1868768</text:p>
          </table:table-cell>
          <table:table-cell table:style-name="ce2"/>
          <table:table-cell office:value-type="string" table:style-name="ce5">
            <text:p>Epoch 74</text:p>
          </table:table-cell>
          <table:table-cell office:value-type="float" office:value="1859352" table:style-name="ce7">
            <text:p>1859352</text:p>
          </table:table-cell>
          <table:table-cell table:style-name="ce2"/>
          <table:table-cell office:value-type="string" table:style-name="ce5">
            <text:p>Epoch 74</text:p>
          </table:table-cell>
          <table:table-cell office:value-type="float" office:value="1883326" table:style-name="ce7">
            <text:p>1883326</text:p>
          </table:table-cell>
          <table:table-cell table:style-name="ce2"/>
          <table:table-cell office:value-type="string" table:style-name="ce5">
            <text:p>Epoch 74</text:p>
          </table:table-cell>
          <table:table-cell office:value-type="float" office:value="1885516" table:style-name="ce7">
            <text:p>1885516</text:p>
          </table:table-cell>
          <table:table-cell table:style-name="ce2"/>
          <table:table-cell office:value-type="string" table:style-name="ce5">
            <text:p>Epoch 74</text:p>
          </table:table-cell>
          <table:table-cell office:value-type="float" office:value="1875736" table:style-name="ce7">
            <text:p>1875736</text:p>
          </table:table-cell>
          <table:table-cell table:style-name="ce2"/>
          <table:table-cell office:value-type="string" table:style-name="ce5">
            <text:p>Epoch 74</text:p>
          </table:table-cell>
          <table:table-cell office:value-type="float" office:value="1871922" table:style-name="ce7">
            <text:p>1871922</text:p>
          </table:table-cell>
          <table:table-cell table:style-name="ce2"/>
          <table:table-cell office:value-type="string" table:style-name="ce5">
            <text:p>Epoch 74</text:p>
          </table:table-cell>
          <table:table-cell office:value-type="float" office:value="1868064" table:style-name="ce7">
            <text:p>1868064</text:p>
          </table:table-cell>
          <table:table-cell table:style-name="ce2"/>
          <table:table-cell office:value-type="string" table:style-name="ce5">
            <text:p>Epoch 74</text:p>
          </table:table-cell>
          <table:table-cell office:value-type="float" office:value="1877972" table:style-name="ce7">
            <text:p>1877972</text:p>
          </table:table-cell>
          <table:table-cell table:style-name="ce2"/>
          <table:table-cell office:value-type="string" table:style-name="ce5">
            <text:p>Epoch 74</text:p>
          </table:table-cell>
          <table:table-cell office:value-type="float" office:value="1870536" table:style-name="ce7">
            <text:p>1870536</text:p>
          </table:table-cell>
          <table:table-cell table:style-name="ce2"/>
          <table:table-cell office:value-type="string" table:style-name="ce5">
            <text:p>Epoch 74</text:p>
          </table:table-cell>
          <table:table-cell office:value-type="float" office:value="1854134" table:style-name="ce7">
            <text:p>1854134</text:p>
          </table:table-cell>
          <table:table-cell table:style-name="ce2"/>
          <table:table-cell office:value-type="string" table:style-name="ce5">
            <text:p>Epoch 74</text:p>
          </table:table-cell>
          <table:table-cell office:value-type="float" office:value="1884506" table:style-name="ce7">
            <text:p>1884506</text:p>
          </table:table-cell>
          <table:table-cell table:style-name="ce2"/>
          <table:table-cell office:value-type="string" table:style-name="ce5">
            <text:p>Epoch 74</text:p>
          </table:table-cell>
          <table:table-cell office:value-type="float" office:value="1865728" table:style-name="ce7">
            <text:p>1865728</text:p>
          </table:table-cell>
          <table:table-cell table:style-name="ce2"/>
          <table:table-cell office:value-type="string" table:style-name="ce5">
            <text:p>Epoch 74</text:p>
          </table:table-cell>
          <table:table-cell office:value-type="float" office:value="1897206" table:style-name="ce7">
            <text:p>1897206</text:p>
          </table:table-cell>
          <table:table-cell table:style-name="ce2"/>
          <table:table-cell office:value-type="string" table:style-name="ce5">
            <text:p>Epoch 74</text:p>
          </table:table-cell>
          <table:table-cell office:value-type="float" office:value="1882362" table:style-name="ce7">
            <text:p>1882362</text:p>
          </table:table-cell>
          <table:table-cell table:style-name="ce2"/>
          <table:table-cell office:value-type="string" table:style-name="ce5">
            <text:p>Epoch 74</text:p>
          </table:table-cell>
          <table:table-cell office:value-type="float" office:value="1882600" table:style-name="ce7">
            <text:p>1882600</text:p>
          </table:table-cell>
          <table:table-cell table:style-name="ce2"/>
          <table:table-cell office:value-type="string" table:style-name="ce5">
            <text:p>Epoch 74</text:p>
          </table:table-cell>
          <table:table-cell office:value-type="float" office:value="1863310" table:style-name="ce7">
            <text:p>1863310</text:p>
          </table:table-cell>
          <table:table-cell table:style-name="ce2"/>
          <table:table-cell office:value-type="string" table:style-name="ce5">
            <text:p>Epoch 74</text:p>
          </table:table-cell>
          <table:table-cell office:value-type="float" office:value="1906404" table:style-name="ce7">
            <text:p>1906404</text:p>
          </table:table-cell>
          <table:table-cell table:style-name="ce2"/>
          <table:table-cell office:value-type="string" table:style-name="ce5">
            <text:p>Epoch 74</text:p>
          </table:table-cell>
          <table:table-cell office:value-type="float" office:value="1893100" table:style-name="ce7">
            <text:p>1893100</text:p>
          </table:table-cell>
          <table:table-cell table:style-name="ce2"/>
          <table:table-cell office:value-type="string" table:style-name="ce5">
            <text:p>Epoch 74</text:p>
          </table:table-cell>
          <table:table-cell office:value-type="float" office:value="1861408" table:style-name="ce7">
            <text:p>1861408</text:p>
          </table:table-cell>
          <table:table-cell table:style-name="ce2"/>
          <table:table-cell office:value-type="string" table:style-name="ce5">
            <text:p>Epoch 74</text:p>
          </table:table-cell>
          <table:table-cell office:value-type="float" office:value="1869048" table:style-name="ce7">
            <text:p>1869048</text:p>
          </table:table-cell>
          <table:table-cell table:style-name="ce2"/>
          <table:table-cell office:value-type="string" table:style-name="ce5">
            <text:p>Epoch 74</text:p>
          </table:table-cell>
          <table:table-cell office:value-type="float" office:value="1875912" table:style-name="ce7">
            <text:p>1875912</text:p>
          </table:table-cell>
          <table:table-cell table:style-name="ce2"/>
          <table:table-cell office:value-type="string" table:style-name="ce10">
            <text:p>Epoch 74</text:p>
          </table:table-cell>
          <table:table-cell office:value-type="float" office:value="1877236.8666666667" table:formula="of:=AVERAGE([.$CL77];[.$CI77];[.$CF77];[.$CC77];[.$BZ77];[.$BW77];[.$BT77];[.$BQ77];[.$BN77];[.$BK77];[.$BH77];[.$BE77];[.$BB77];[.$AY77];[.$AV77];[.$AS77];[.$AP77];[.$AM77];[.$AJ77];[.$AG77];[.$AD77];[.$AA77];[.$X77];[.$U77];[.$R77];[.$O77];[.$L77];[.$I77];[.$F77];[.$C77])" table:style-name="ce19">
            <text:p>1877237</text:p>
          </table:table-cell>
          <table:table-cell office:value-type="float" office:value="13674.370687740884" table:formula="of:=STDEV([.$CL77];[.$CI77];[.$CF77];[.$CC77];[.$BZ77];[.$BW77];[.$BT77];[.$BQ77];[.$BN77];[.$BK77];[.$BH77];[.$BE77];[.$BB77];[.$AY77];[.$AV77];[.$AS77];[.$AP77];[.$AM77];[.$AJ77];[.$AG77];[.$AD77];[.$AA77];[.$X77];[.$U77];[.$R77];[.$O77];[.$L77];[.$I77];[.$F77];[.$C77])" table:style-name="ce19">
            <text:p>13674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75</text:p>
          </table:table-cell>
          <table:table-cell office:value-type="float" office:value="1878520" table:style-name="ce7">
            <text:p>1878520</text:p>
          </table:table-cell>
          <table:table-cell table:style-name="ce2"/>
          <table:table-cell office:value-type="string" table:style-name="ce5">
            <text:p>Epoch 75</text:p>
          </table:table-cell>
          <table:table-cell office:value-type="float" office:value="1846536" table:style-name="ce7">
            <text:p>1846536</text:p>
          </table:table-cell>
          <table:table-cell table:style-name="ce2"/>
          <table:table-cell office:value-type="string" table:style-name="ce5">
            <text:p>Epoch 75</text:p>
          </table:table-cell>
          <table:table-cell office:value-type="float" office:value="1874270" table:style-name="ce7">
            <text:p>1874270</text:p>
          </table:table-cell>
          <table:table-cell table:style-name="ce2"/>
          <table:table-cell office:value-type="string" table:style-name="ce5">
            <text:p>Epoch 75</text:p>
          </table:table-cell>
          <table:table-cell office:value-type="float" office:value="1873292" table:style-name="ce7">
            <text:p>1873292</text:p>
          </table:table-cell>
          <table:table-cell table:style-name="ce2"/>
          <table:table-cell office:value-type="string" table:style-name="ce5">
            <text:p>Epoch 75</text:p>
          </table:table-cell>
          <table:table-cell office:value-type="float" office:value="1886526" table:style-name="ce7">
            <text:p>1886526</text:p>
          </table:table-cell>
          <table:table-cell table:style-name="ce2"/>
          <table:table-cell office:value-type="string" table:style-name="ce5">
            <text:p>Epoch 75</text:p>
          </table:table-cell>
          <table:table-cell office:value-type="float" office:value="1899764" table:style-name="ce7">
            <text:p>1899764</text:p>
          </table:table-cell>
          <table:table-cell table:style-name="ce2"/>
          <table:table-cell office:value-type="string" table:style-name="ce5">
            <text:p>Epoch 75</text:p>
          </table:table-cell>
          <table:table-cell office:value-type="float" office:value="1868730" table:style-name="ce7">
            <text:p>1868730</text:p>
          </table:table-cell>
          <table:table-cell table:style-name="ce2"/>
          <table:table-cell office:value-type="string" table:style-name="ce5">
            <text:p>Epoch 75</text:p>
          </table:table-cell>
          <table:table-cell office:value-type="float" office:value="1891308" table:style-name="ce7">
            <text:p>1891308</text:p>
          </table:table-cell>
          <table:table-cell table:style-name="ce2"/>
          <table:table-cell office:value-type="string" table:style-name="ce5">
            <text:p>Epoch 75</text:p>
          </table:table-cell>
          <table:table-cell office:value-type="float" office:value="1887338" table:style-name="ce7">
            <text:p>1887338</text:p>
          </table:table-cell>
          <table:table-cell table:style-name="ce2"/>
          <table:table-cell office:value-type="string" table:style-name="ce5">
            <text:p>Epoch 75</text:p>
          </table:table-cell>
          <table:table-cell office:value-type="float" office:value="1866302" table:style-name="ce7">
            <text:p>1866302</text:p>
          </table:table-cell>
          <table:table-cell table:style-name="ce2"/>
          <table:table-cell office:value-type="string" table:style-name="ce5">
            <text:p>Epoch 75</text:p>
          </table:table-cell>
          <table:table-cell office:value-type="float" office:value="1854166" table:style-name="ce7">
            <text:p>1854166</text:p>
          </table:table-cell>
          <table:table-cell table:style-name="ce2"/>
          <table:table-cell office:value-type="string" table:style-name="ce5">
            <text:p>Epoch 75</text:p>
          </table:table-cell>
          <table:table-cell office:value-type="float" office:value="1882010" table:style-name="ce7">
            <text:p>1882010</text:p>
          </table:table-cell>
          <table:table-cell table:style-name="ce2"/>
          <table:table-cell office:value-type="string" table:style-name="ce5">
            <text:p>Epoch 75</text:p>
          </table:table-cell>
          <table:table-cell office:value-type="float" office:value="1877212" table:style-name="ce7">
            <text:p>1877212</text:p>
          </table:table-cell>
          <table:table-cell table:style-name="ce2"/>
          <table:table-cell office:value-type="string" table:style-name="ce5">
            <text:p>Epoch 75</text:p>
          </table:table-cell>
          <table:table-cell office:value-type="float" office:value="1875194" table:style-name="ce7">
            <text:p>1875194</text:p>
          </table:table-cell>
          <table:table-cell table:style-name="ce2"/>
          <table:table-cell office:value-type="string" table:style-name="ce5">
            <text:p>Epoch 75</text:p>
          </table:table-cell>
          <table:table-cell office:value-type="float" office:value="1871912" table:style-name="ce7">
            <text:p>1871912</text:p>
          </table:table-cell>
          <table:table-cell table:style-name="ce2"/>
          <table:table-cell office:value-type="string" table:style-name="ce5">
            <text:p>Epoch 75</text:p>
          </table:table-cell>
          <table:table-cell office:value-type="float" office:value="1865588" table:style-name="ce7">
            <text:p>1865588</text:p>
          </table:table-cell>
          <table:table-cell table:style-name="ce2"/>
          <table:table-cell office:value-type="string" table:style-name="ce5">
            <text:p>Epoch 75</text:p>
          </table:table-cell>
          <table:table-cell office:value-type="float" office:value="1876180" table:style-name="ce7">
            <text:p>1876180</text:p>
          </table:table-cell>
          <table:table-cell table:style-name="ce2"/>
          <table:table-cell office:value-type="string" table:style-name="ce5">
            <text:p>Epoch 75</text:p>
          </table:table-cell>
          <table:table-cell office:value-type="float" office:value="1866870" table:style-name="ce7">
            <text:p>1866870</text:p>
          </table:table-cell>
          <table:table-cell table:style-name="ce2"/>
          <table:table-cell office:value-type="string" table:style-name="ce5">
            <text:p>Epoch 75</text:p>
          </table:table-cell>
          <table:table-cell office:value-type="float" office:value="1853580" table:style-name="ce7">
            <text:p>1853580</text:p>
          </table:table-cell>
          <table:table-cell table:style-name="ce2"/>
          <table:table-cell office:value-type="string" table:style-name="ce5">
            <text:p>Epoch 75</text:p>
          </table:table-cell>
          <table:table-cell office:value-type="float" office:value="1876698" table:style-name="ce7">
            <text:p>1876698</text:p>
          </table:table-cell>
          <table:table-cell table:style-name="ce2"/>
          <table:table-cell office:value-type="string" table:style-name="ce5">
            <text:p>Epoch 75</text:p>
          </table:table-cell>
          <table:table-cell office:value-type="float" office:value="1862166" table:style-name="ce7">
            <text:p>1862166</text:p>
          </table:table-cell>
          <table:table-cell table:style-name="ce2"/>
          <table:table-cell office:value-type="string" table:style-name="ce5">
            <text:p>Epoch 75</text:p>
          </table:table-cell>
          <table:table-cell office:value-type="float" office:value="1896202" table:style-name="ce7">
            <text:p>1896202</text:p>
          </table:table-cell>
          <table:table-cell table:style-name="ce2"/>
          <table:table-cell office:value-type="string" table:style-name="ce5">
            <text:p>Epoch 75</text:p>
          </table:table-cell>
          <table:table-cell office:value-type="float" office:value="1881258" table:style-name="ce7">
            <text:p>1881258</text:p>
          </table:table-cell>
          <table:table-cell table:style-name="ce2"/>
          <table:table-cell office:value-type="string" table:style-name="ce5">
            <text:p>Epoch 75</text:p>
          </table:table-cell>
          <table:table-cell office:value-type="float" office:value="1881164" table:style-name="ce7">
            <text:p>1881164</text:p>
          </table:table-cell>
          <table:table-cell table:style-name="ce2"/>
          <table:table-cell office:value-type="string" table:style-name="ce5">
            <text:p>Epoch 75</text:p>
          </table:table-cell>
          <table:table-cell office:value-type="float" office:value="1859420" table:style-name="ce7">
            <text:p>1859420</text:p>
          </table:table-cell>
          <table:table-cell table:style-name="ce2"/>
          <table:table-cell office:value-type="string" table:style-name="ce5">
            <text:p>Epoch 75</text:p>
          </table:table-cell>
          <table:table-cell office:value-type="float" office:value="1904580" table:style-name="ce7">
            <text:p>1904580</text:p>
          </table:table-cell>
          <table:table-cell table:style-name="ce2"/>
          <table:table-cell office:value-type="string" table:style-name="ce5">
            <text:p>Epoch 75</text:p>
          </table:table-cell>
          <table:table-cell office:value-type="float" office:value="1891226" table:style-name="ce7">
            <text:p>1891226</text:p>
          </table:table-cell>
          <table:table-cell table:style-name="ce2"/>
          <table:table-cell office:value-type="string" table:style-name="ce5">
            <text:p>Epoch 75</text:p>
          </table:table-cell>
          <table:table-cell office:value-type="float" office:value="1861128" table:style-name="ce7">
            <text:p>1861128</text:p>
          </table:table-cell>
          <table:table-cell table:style-name="ce2"/>
          <table:table-cell office:value-type="string" table:style-name="ce5">
            <text:p>Epoch 75</text:p>
          </table:table-cell>
          <table:table-cell office:value-type="float" office:value="1867444" table:style-name="ce7">
            <text:p>1867444</text:p>
          </table:table-cell>
          <table:table-cell table:style-name="ce2"/>
          <table:table-cell office:value-type="string" table:style-name="ce5">
            <text:p>Epoch 75</text:p>
          </table:table-cell>
          <table:table-cell office:value-type="float" office:value="1870532" table:style-name="ce7">
            <text:p>1870532</text:p>
          </table:table-cell>
          <table:table-cell table:style-name="ce2"/>
          <table:table-cell office:value-type="string" table:style-name="ce10">
            <text:p>Epoch 75</text:p>
          </table:table-cell>
          <table:table-cell office:value-type="float" office:value="1874903.8666666667" table:formula="of:=AVERAGE([.$CL78];[.$CI78];[.$CF78];[.$CC78];[.$BZ78];[.$BW78];[.$BT78];[.$BQ78];[.$BN78];[.$BK78];[.$BH78];[.$BE78];[.$BB78];[.$AY78];[.$AV78];[.$AS78];[.$AP78];[.$AM78];[.$AJ78];[.$AG78];[.$AD78];[.$AA78];[.$X78];[.$U78];[.$R78];[.$O78];[.$L78];[.$I78];[.$F78];[.$C78])" table:style-name="ce19">
            <text:p>1874904</text:p>
          </table:table-cell>
          <table:table-cell office:value-type="float" office:value="13849.345887039235" table:formula="of:=STDEV([.$CL78];[.$CI78];[.$CF78];[.$CC78];[.$BZ78];[.$BW78];[.$BT78];[.$BQ78];[.$BN78];[.$BK78];[.$BH78];[.$BE78];[.$BB78];[.$AY78];[.$AV78];[.$AS78];[.$AP78];[.$AM78];[.$AJ78];[.$AG78];[.$AD78];[.$AA78];[.$X78];[.$U78];[.$R78];[.$O78];[.$L78];[.$I78];[.$F78];[.$C78])" table:style-name="ce19">
            <text:p>13849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76</text:p>
          </table:table-cell>
          <table:table-cell office:value-type="float" office:value="1877518" table:style-name="ce7">
            <text:p>1877518</text:p>
          </table:table-cell>
          <table:table-cell table:style-name="ce2"/>
          <table:table-cell office:value-type="string" table:style-name="ce5">
            <text:p>Epoch 76</text:p>
          </table:table-cell>
          <table:table-cell office:value-type="float" office:value="1842868" table:style-name="ce7">
            <text:p>1842868</text:p>
          </table:table-cell>
          <table:table-cell table:style-name="ce2"/>
          <table:table-cell office:value-type="string" table:style-name="ce5">
            <text:p>Epoch 76</text:p>
          </table:table-cell>
          <table:table-cell office:value-type="float" office:value="1872714" table:style-name="ce7">
            <text:p>1872714</text:p>
          </table:table-cell>
          <table:table-cell table:style-name="ce2"/>
          <table:table-cell office:value-type="string" table:style-name="ce5">
            <text:p>Epoch 76</text:p>
          </table:table-cell>
          <table:table-cell office:value-type="float" office:value="1872612" table:style-name="ce7">
            <text:p>1872612</text:p>
          </table:table-cell>
          <table:table-cell table:style-name="ce2"/>
          <table:table-cell office:value-type="string" table:style-name="ce5">
            <text:p>Epoch 76</text:p>
          </table:table-cell>
          <table:table-cell office:value-type="float" office:value="1884142" table:style-name="ce7">
            <text:p>1884142</text:p>
          </table:table-cell>
          <table:table-cell table:style-name="ce2"/>
          <table:table-cell office:value-type="string" table:style-name="ce5">
            <text:p>Epoch 76</text:p>
          </table:table-cell>
          <table:table-cell office:value-type="float" office:value="1898270" table:style-name="ce7">
            <text:p>1898270</text:p>
          </table:table-cell>
          <table:table-cell table:style-name="ce2"/>
          <table:table-cell office:value-type="string" table:style-name="ce5">
            <text:p>Epoch 76</text:p>
          </table:table-cell>
          <table:table-cell office:value-type="float" office:value="1864476" table:style-name="ce7">
            <text:p>1864476</text:p>
          </table:table-cell>
          <table:table-cell table:style-name="ce2"/>
          <table:table-cell office:value-type="string" table:style-name="ce5">
            <text:p>Epoch 76</text:p>
          </table:table-cell>
          <table:table-cell office:value-type="float" office:value="1891202" table:style-name="ce7">
            <text:p>1891202</text:p>
          </table:table-cell>
          <table:table-cell table:style-name="ce2"/>
          <table:table-cell office:value-type="string" table:style-name="ce5">
            <text:p>Epoch 76</text:p>
          </table:table-cell>
          <table:table-cell office:value-type="float" office:value="1886802" table:style-name="ce7">
            <text:p>1886802</text:p>
          </table:table-cell>
          <table:table-cell table:style-name="ce2"/>
          <table:table-cell office:value-type="string" table:style-name="ce5">
            <text:p>Epoch 76</text:p>
          </table:table-cell>
          <table:table-cell office:value-type="float" office:value="1861902" table:style-name="ce7">
            <text:p>1861902</text:p>
          </table:table-cell>
          <table:table-cell table:style-name="ce2"/>
          <table:table-cell office:value-type="string" table:style-name="ce5">
            <text:p>Epoch 76</text:p>
          </table:table-cell>
          <table:table-cell office:value-type="float" office:value="1853754" table:style-name="ce7">
            <text:p>1853754</text:p>
          </table:table-cell>
          <table:table-cell table:style-name="ce2"/>
          <table:table-cell office:value-type="string" table:style-name="ce5">
            <text:p>Epoch 76</text:p>
          </table:table-cell>
          <table:table-cell office:value-type="float" office:value="1874064" table:style-name="ce7">
            <text:p>1874064</text:p>
          </table:table-cell>
          <table:table-cell table:style-name="ce2"/>
          <table:table-cell office:value-type="string" table:style-name="ce5">
            <text:p>Epoch 76</text:p>
          </table:table-cell>
          <table:table-cell office:value-type="float" office:value="1876056" table:style-name="ce7">
            <text:p>1876056</text:p>
          </table:table-cell>
          <table:table-cell table:style-name="ce2"/>
          <table:table-cell office:value-type="string" table:style-name="ce5">
            <text:p>Epoch 76</text:p>
          </table:table-cell>
          <table:table-cell office:value-type="float" office:value="1871240" table:style-name="ce7">
            <text:p>1871240</text:p>
          </table:table-cell>
          <table:table-cell table:style-name="ce2"/>
          <table:table-cell office:value-type="string" table:style-name="ce5">
            <text:p>Epoch 76</text:p>
          </table:table-cell>
          <table:table-cell office:value-type="float" office:value="1870122" table:style-name="ce7">
            <text:p>1870122</text:p>
          </table:table-cell>
          <table:table-cell table:style-name="ce2"/>
          <table:table-cell office:value-type="string" table:style-name="ce5">
            <text:p>Epoch 76</text:p>
          </table:table-cell>
          <table:table-cell office:value-type="float" office:value="1865270" table:style-name="ce7">
            <text:p>1865270</text:p>
          </table:table-cell>
          <table:table-cell table:style-name="ce2"/>
          <table:table-cell office:value-type="string" table:style-name="ce5">
            <text:p>Epoch 76</text:p>
          </table:table-cell>
          <table:table-cell office:value-type="float" office:value="1874180" table:style-name="ce7">
            <text:p>1874180</text:p>
          </table:table-cell>
          <table:table-cell table:style-name="ce2"/>
          <table:table-cell office:value-type="string" table:style-name="ce5">
            <text:p>Epoch 76</text:p>
          </table:table-cell>
          <table:table-cell office:value-type="float" office:value="1864330" table:style-name="ce7">
            <text:p>1864330</text:p>
          </table:table-cell>
          <table:table-cell table:style-name="ce2"/>
          <table:table-cell office:value-type="string" table:style-name="ce5">
            <text:p>Epoch 76</text:p>
          </table:table-cell>
          <table:table-cell office:value-type="float" office:value="1853244" table:style-name="ce7">
            <text:p>1853244</text:p>
          </table:table-cell>
          <table:table-cell table:style-name="ce2"/>
          <table:table-cell office:value-type="string" table:style-name="ce5">
            <text:p>Epoch 76</text:p>
          </table:table-cell>
          <table:table-cell office:value-type="float" office:value="1876274" table:style-name="ce7">
            <text:p>1876274</text:p>
          </table:table-cell>
          <table:table-cell table:style-name="ce2"/>
          <table:table-cell office:value-type="string" table:style-name="ce5">
            <text:p>Epoch 76</text:p>
          </table:table-cell>
          <table:table-cell office:value-type="float" office:value="1857008" table:style-name="ce7">
            <text:p>1857008</text:p>
          </table:table-cell>
          <table:table-cell table:style-name="ce2"/>
          <table:table-cell office:value-type="string" table:style-name="ce5">
            <text:p>Epoch 76</text:p>
          </table:table-cell>
          <table:table-cell office:value-type="float" office:value="1883698" table:style-name="ce7">
            <text:p>1883698</text:p>
          </table:table-cell>
          <table:table-cell table:style-name="ce2"/>
          <table:table-cell office:value-type="string" table:style-name="ce5">
            <text:p>Epoch 76</text:p>
          </table:table-cell>
          <table:table-cell office:value-type="float" office:value="1880182" table:style-name="ce7">
            <text:p>1880182</text:p>
          </table:table-cell>
          <table:table-cell table:style-name="ce2"/>
          <table:table-cell office:value-type="string" table:style-name="ce5">
            <text:p>Epoch 76</text:p>
          </table:table-cell>
          <table:table-cell office:value-type="float" office:value="1874968" table:style-name="ce7">
            <text:p>1874968</text:p>
          </table:table-cell>
          <table:table-cell table:style-name="ce2"/>
          <table:table-cell office:value-type="string" table:style-name="ce5">
            <text:p>Epoch 76</text:p>
          </table:table-cell>
          <table:table-cell office:value-type="float" office:value="1854850" table:style-name="ce7">
            <text:p>1854850</text:p>
          </table:table-cell>
          <table:table-cell table:style-name="ce2"/>
          <table:table-cell office:value-type="string" table:style-name="ce5">
            <text:p>Epoch 76</text:p>
          </table:table-cell>
          <table:table-cell office:value-type="float" office:value="1900646" table:style-name="ce7">
            <text:p>1900646</text:p>
          </table:table-cell>
          <table:table-cell table:style-name="ce2"/>
          <table:table-cell office:value-type="string" table:style-name="ce5">
            <text:p>Epoch 76</text:p>
          </table:table-cell>
          <table:table-cell office:value-type="float" office:value="1890646" table:style-name="ce7">
            <text:p>1890646</text:p>
          </table:table-cell>
          <table:table-cell table:style-name="ce2"/>
          <table:table-cell office:value-type="string" table:style-name="ce5">
            <text:p>Epoch 76</text:p>
          </table:table-cell>
          <table:table-cell office:value-type="float" office:value="1857854" table:style-name="ce7">
            <text:p>1857854</text:p>
          </table:table-cell>
          <table:table-cell table:style-name="ce2"/>
          <table:table-cell office:value-type="string" table:style-name="ce5">
            <text:p>Epoch 76</text:p>
          </table:table-cell>
          <table:table-cell office:value-type="float" office:value="1867086" table:style-name="ce7">
            <text:p>1867086</text:p>
          </table:table-cell>
          <table:table-cell table:style-name="ce2"/>
          <table:table-cell office:value-type="string" table:style-name="ce5">
            <text:p>Epoch 76</text:p>
          </table:table-cell>
          <table:table-cell office:value-type="float" office:value="1870044" table:style-name="ce7">
            <text:p>1870044</text:p>
          </table:table-cell>
          <table:table-cell table:style-name="ce2"/>
          <table:table-cell office:value-type="string" table:style-name="ce10">
            <text:p>Epoch 76</text:p>
          </table:table-cell>
          <table:table-cell office:value-type="float" office:value="1872267.4" table:formula="of:=AVERAGE([.$CL79];[.$CI79];[.$CF79];[.$CC79];[.$BZ79];[.$BW79];[.$BT79];[.$BQ79];[.$BN79];[.$BK79];[.$BH79];[.$BE79];[.$BB79];[.$AY79];[.$AV79];[.$AS79];[.$AP79];[.$AM79];[.$AJ79];[.$AG79];[.$AD79];[.$AA79];[.$X79];[.$U79];[.$R79];[.$O79];[.$L79];[.$I79];[.$F79];[.$C79])" table:style-name="ce19">
            <text:p>1872267</text:p>
          </table:table-cell>
          <table:table-cell office:value-type="float" office:value="13678.939887841176" table:formula="of:=STDEV([.$CL79];[.$CI79];[.$CF79];[.$CC79];[.$BZ79];[.$BW79];[.$BT79];[.$BQ79];[.$BN79];[.$BK79];[.$BH79];[.$BE79];[.$BB79];[.$AY79];[.$AV79];[.$AS79];[.$AP79];[.$AM79];[.$AJ79];[.$AG79];[.$AD79];[.$AA79];[.$X79];[.$U79];[.$R79];[.$O79];[.$L79];[.$I79];[.$F79];[.$C79])" table:style-name="ce19">
            <text:p>13679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77</text:p>
          </table:table-cell>
          <table:table-cell office:value-type="float" office:value="1874408" table:style-name="ce7">
            <text:p>1874408</text:p>
          </table:table-cell>
          <table:table-cell table:style-name="ce2"/>
          <table:table-cell office:value-type="string" table:style-name="ce5">
            <text:p>Epoch 77</text:p>
          </table:table-cell>
          <table:table-cell office:value-type="float" office:value="1842582" table:style-name="ce7">
            <text:p>1842582</text:p>
          </table:table-cell>
          <table:table-cell table:style-name="ce2"/>
          <table:table-cell office:value-type="string" table:style-name="ce5">
            <text:p>Epoch 77</text:p>
          </table:table-cell>
          <table:table-cell office:value-type="float" office:value="1870718" table:style-name="ce7">
            <text:p>1870718</text:p>
          </table:table-cell>
          <table:table-cell table:style-name="ce2"/>
          <table:table-cell office:value-type="string" table:style-name="ce5">
            <text:p>Epoch 77</text:p>
          </table:table-cell>
          <table:table-cell office:value-type="float" office:value="1866250" table:style-name="ce7">
            <text:p>1866250</text:p>
          </table:table-cell>
          <table:table-cell table:style-name="ce2"/>
          <table:table-cell office:value-type="string" table:style-name="ce5">
            <text:p>Epoch 77</text:p>
          </table:table-cell>
          <table:table-cell office:value-type="float" office:value="1882908" table:style-name="ce7">
            <text:p>1882908</text:p>
          </table:table-cell>
          <table:table-cell table:style-name="ce2"/>
          <table:table-cell office:value-type="string" table:style-name="ce5">
            <text:p>Epoch 77</text:p>
          </table:table-cell>
          <table:table-cell office:value-type="float" office:value="1893818" table:style-name="ce7">
            <text:p>1893818</text:p>
          </table:table-cell>
          <table:table-cell table:style-name="ce2"/>
          <table:table-cell office:value-type="string" table:style-name="ce5">
            <text:p>Epoch 77</text:p>
          </table:table-cell>
          <table:table-cell office:value-type="float" office:value="1860634" table:style-name="ce7">
            <text:p>1860634</text:p>
          </table:table-cell>
          <table:table-cell table:style-name="ce2"/>
          <table:table-cell office:value-type="string" table:style-name="ce5">
            <text:p>Epoch 77</text:p>
          </table:table-cell>
          <table:table-cell office:value-type="float" office:value="1886556" table:style-name="ce7">
            <text:p>1886556</text:p>
          </table:table-cell>
          <table:table-cell table:style-name="ce2"/>
          <table:table-cell office:value-type="string" table:style-name="ce5">
            <text:p>Epoch 77</text:p>
          </table:table-cell>
          <table:table-cell office:value-type="float" office:value="1884214" table:style-name="ce7">
            <text:p>1884214</text:p>
          </table:table-cell>
          <table:table-cell table:style-name="ce2"/>
          <table:table-cell office:value-type="string" table:style-name="ce5">
            <text:p>Epoch 77</text:p>
          </table:table-cell>
          <table:table-cell office:value-type="float" office:value="1858614" table:style-name="ce7">
            <text:p>1858614</text:p>
          </table:table-cell>
          <table:table-cell table:style-name="ce2"/>
          <table:table-cell office:value-type="string" table:style-name="ce5">
            <text:p>Epoch 77</text:p>
          </table:table-cell>
          <table:table-cell office:value-type="float" office:value="1847488" table:style-name="ce7">
            <text:p>1847488</text:p>
          </table:table-cell>
          <table:table-cell table:style-name="ce2"/>
          <table:table-cell office:value-type="string" table:style-name="ce5">
            <text:p>Epoch 77</text:p>
          </table:table-cell>
          <table:table-cell office:value-type="float" office:value="1873000" table:style-name="ce7">
            <text:p>1873000</text:p>
          </table:table-cell>
          <table:table-cell table:style-name="ce2"/>
          <table:table-cell office:value-type="string" table:style-name="ce5">
            <text:p>Epoch 77</text:p>
          </table:table-cell>
          <table:table-cell office:value-type="float" office:value="1875918" table:style-name="ce7">
            <text:p>1875918</text:p>
          </table:table-cell>
          <table:table-cell table:style-name="ce2"/>
          <table:table-cell office:value-type="string" table:style-name="ce5">
            <text:p>Epoch 77</text:p>
          </table:table-cell>
          <table:table-cell office:value-type="float" office:value="1867058" table:style-name="ce7">
            <text:p>1867058</text:p>
          </table:table-cell>
          <table:table-cell table:style-name="ce2"/>
          <table:table-cell office:value-type="string" table:style-name="ce5">
            <text:p>Epoch 77</text:p>
          </table:table-cell>
          <table:table-cell office:value-type="float" office:value="1867228" table:style-name="ce7">
            <text:p>1867228</text:p>
          </table:table-cell>
          <table:table-cell table:style-name="ce2"/>
          <table:table-cell office:value-type="string" table:style-name="ce5">
            <text:p>Epoch 77</text:p>
          </table:table-cell>
          <table:table-cell office:value-type="float" office:value="1864520" table:style-name="ce7">
            <text:p>1864520</text:p>
          </table:table-cell>
          <table:table-cell table:style-name="ce2"/>
          <table:table-cell office:value-type="string" table:style-name="ce5">
            <text:p>Epoch 77</text:p>
          </table:table-cell>
          <table:table-cell office:value-type="float" office:value="1871264" table:style-name="ce7">
            <text:p>1871264</text:p>
          </table:table-cell>
          <table:table-cell table:style-name="ce2"/>
          <table:table-cell office:value-type="string" table:style-name="ce5">
            <text:p>Epoch 77</text:p>
          </table:table-cell>
          <table:table-cell office:value-type="float" office:value="1862116" table:style-name="ce7">
            <text:p>1862116</text:p>
          </table:table-cell>
          <table:table-cell table:style-name="ce2"/>
          <table:table-cell office:value-type="string" table:style-name="ce5">
            <text:p>Epoch 77</text:p>
          </table:table-cell>
          <table:table-cell office:value-type="float" office:value="1853002" table:style-name="ce7">
            <text:p>1853002</text:p>
          </table:table-cell>
          <table:table-cell table:style-name="ce2"/>
          <table:table-cell office:value-type="string" table:style-name="ce5">
            <text:p>Epoch 77</text:p>
          </table:table-cell>
          <table:table-cell office:value-type="float" office:value="1875840" table:style-name="ce7">
            <text:p>1875840</text:p>
          </table:table-cell>
          <table:table-cell table:style-name="ce2"/>
          <table:table-cell office:value-type="string" table:style-name="ce5">
            <text:p>Epoch 77</text:p>
          </table:table-cell>
          <table:table-cell office:value-type="float" office:value="1851824" table:style-name="ce7">
            <text:p>1851824</text:p>
          </table:table-cell>
          <table:table-cell table:style-name="ce2"/>
          <table:table-cell office:value-type="string" table:style-name="ce5">
            <text:p>Epoch 77</text:p>
          </table:table-cell>
          <table:table-cell office:value-type="float" office:value="1880468" table:style-name="ce7">
            <text:p>1880468</text:p>
          </table:table-cell>
          <table:table-cell table:style-name="ce2"/>
          <table:table-cell office:value-type="string" table:style-name="ce5">
            <text:p>Epoch 77</text:p>
          </table:table-cell>
          <table:table-cell office:value-type="float" office:value="1877808" table:style-name="ce7">
            <text:p>1877808</text:p>
          </table:table-cell>
          <table:table-cell table:style-name="ce2"/>
          <table:table-cell office:value-type="string" table:style-name="ce5">
            <text:p>Epoch 77</text:p>
          </table:table-cell>
          <table:table-cell office:value-type="float" office:value="1874354" table:style-name="ce7">
            <text:p>1874354</text:p>
          </table:table-cell>
          <table:table-cell table:style-name="ce2"/>
          <table:table-cell office:value-type="string" table:style-name="ce5">
            <text:p>Epoch 77</text:p>
          </table:table-cell>
          <table:table-cell office:value-type="float" office:value="1851980" table:style-name="ce7">
            <text:p>1851980</text:p>
          </table:table-cell>
          <table:table-cell table:style-name="ce2"/>
          <table:table-cell office:value-type="string" table:style-name="ce5">
            <text:p>Epoch 77</text:p>
          </table:table-cell>
          <table:table-cell office:value-type="float" office:value="1895898" table:style-name="ce7">
            <text:p>1895898</text:p>
          </table:table-cell>
          <table:table-cell table:style-name="ce2"/>
          <table:table-cell office:value-type="string" table:style-name="ce5">
            <text:p>Epoch 77</text:p>
          </table:table-cell>
          <table:table-cell office:value-type="float" office:value="1886572" table:style-name="ce7">
            <text:p>1886572</text:p>
          </table:table-cell>
          <table:table-cell table:style-name="ce2"/>
          <table:table-cell office:value-type="string" table:style-name="ce5">
            <text:p>Epoch 77</text:p>
          </table:table-cell>
          <table:table-cell office:value-type="float" office:value="1855668" table:style-name="ce7">
            <text:p>1855668</text:p>
          </table:table-cell>
          <table:table-cell table:style-name="ce2"/>
          <table:table-cell office:value-type="string" table:style-name="ce5">
            <text:p>Epoch 77</text:p>
          </table:table-cell>
          <table:table-cell office:value-type="float" office:value="1865298" table:style-name="ce7">
            <text:p>1865298</text:p>
          </table:table-cell>
          <table:table-cell table:style-name="ce2"/>
          <table:table-cell office:value-type="string" table:style-name="ce5">
            <text:p>Epoch 77</text:p>
          </table:table-cell>
          <table:table-cell office:value-type="float" office:value="1868358" table:style-name="ce7">
            <text:p>1868358</text:p>
          </table:table-cell>
          <table:table-cell table:style-name="ce2"/>
          <table:table-cell office:value-type="string" table:style-name="ce10">
            <text:p>Epoch 77</text:p>
          </table:table-cell>
          <table:table-cell office:value-type="float" office:value="1869545.4666666666" table:formula="of:=AVERAGE([.$CL80];[.$CI80];[.$CF80];[.$CC80];[.$BZ80];[.$BW80];[.$BT80];[.$BQ80];[.$BN80];[.$BK80];[.$BH80];[.$BE80];[.$BB80];[.$AY80];[.$AV80];[.$AS80];[.$AP80];[.$AM80];[.$AJ80];[.$AG80];[.$AD80];[.$AA80];[.$X80];[.$U80];[.$R80];[.$O80];[.$L80];[.$I80];[.$F80];[.$C80])" table:style-name="ce19">
            <text:p>1869545</text:p>
          </table:table-cell>
          <table:table-cell office:value-type="float" office:value="13404.946847399626" table:formula="of:=STDEV([.$CL80];[.$CI80];[.$CF80];[.$CC80];[.$BZ80];[.$BW80];[.$BT80];[.$BQ80];[.$BN80];[.$BK80];[.$BH80];[.$BE80];[.$BB80];[.$AY80];[.$AV80];[.$AS80];[.$AP80];[.$AM80];[.$AJ80];[.$AG80];[.$AD80];[.$AA80];[.$X80];[.$U80];[.$R80];[.$O80];[.$L80];[.$I80];[.$F80];[.$C80])" table:style-name="ce19">
            <text:p>13405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78</text:p>
          </table:table-cell>
          <table:table-cell office:value-type="float" office:value="1873878" table:style-name="ce7">
            <text:p>1873878</text:p>
          </table:table-cell>
          <table:table-cell table:style-name="ce2"/>
          <table:table-cell office:value-type="string" table:style-name="ce5">
            <text:p>Epoch 78</text:p>
          </table:table-cell>
          <table:table-cell office:value-type="float" office:value="1841966" table:style-name="ce7">
            <text:p>1841966</text:p>
          </table:table-cell>
          <table:table-cell table:style-name="ce2"/>
          <table:table-cell office:value-type="string" table:style-name="ce5">
            <text:p>Epoch 78</text:p>
          </table:table-cell>
          <table:table-cell office:value-type="float" office:value="1870010" table:style-name="ce7">
            <text:p>1870010</text:p>
          </table:table-cell>
          <table:table-cell table:style-name="ce2"/>
          <table:table-cell office:value-type="string" table:style-name="ce5">
            <text:p>Epoch 78</text:p>
          </table:table-cell>
          <table:table-cell office:value-type="float" office:value="1851310" table:style-name="ce7">
            <text:p>1851310</text:p>
          </table:table-cell>
          <table:table-cell table:style-name="ce2"/>
          <table:table-cell office:value-type="string" table:style-name="ce5">
            <text:p>Epoch 78</text:p>
          </table:table-cell>
          <table:table-cell office:value-type="float" office:value="1879228" table:style-name="ce7">
            <text:p>1879228</text:p>
          </table:table-cell>
          <table:table-cell table:style-name="ce2"/>
          <table:table-cell office:value-type="string" table:style-name="ce5">
            <text:p>Epoch 78</text:p>
          </table:table-cell>
          <table:table-cell office:value-type="float" office:value="1890154" table:style-name="ce7">
            <text:p>1890154</text:p>
          </table:table-cell>
          <table:table-cell table:style-name="ce2"/>
          <table:table-cell office:value-type="string" table:style-name="ce5">
            <text:p>Epoch 78</text:p>
          </table:table-cell>
          <table:table-cell office:value-type="float" office:value="1860252" table:style-name="ce7">
            <text:p>1860252</text:p>
          </table:table-cell>
          <table:table-cell table:style-name="ce2"/>
          <table:table-cell office:value-type="string" table:style-name="ce5">
            <text:p>Epoch 78</text:p>
          </table:table-cell>
          <table:table-cell office:value-type="float" office:value="1883898" table:style-name="ce7">
            <text:p>1883898</text:p>
          </table:table-cell>
          <table:table-cell table:style-name="ce2"/>
          <table:table-cell office:value-type="string" table:style-name="ce5">
            <text:p>Epoch 78</text:p>
          </table:table-cell>
          <table:table-cell office:value-type="float" office:value="1883098" table:style-name="ce7">
            <text:p>1883098</text:p>
          </table:table-cell>
          <table:table-cell table:style-name="ce2"/>
          <table:table-cell office:value-type="string" table:style-name="ce5">
            <text:p>Epoch 78</text:p>
          </table:table-cell>
          <table:table-cell office:value-type="float" office:value="1857324" table:style-name="ce7">
            <text:p>1857324</text:p>
          </table:table-cell>
          <table:table-cell table:style-name="ce2"/>
          <table:table-cell office:value-type="string" table:style-name="ce5">
            <text:p>Epoch 78</text:p>
          </table:table-cell>
          <table:table-cell office:value-type="float" office:value="1844542" table:style-name="ce7">
            <text:p>1844542</text:p>
          </table:table-cell>
          <table:table-cell table:style-name="ce2"/>
          <table:table-cell office:value-type="string" table:style-name="ce5">
            <text:p>Epoch 78</text:p>
          </table:table-cell>
          <table:table-cell office:value-type="float" office:value="1872698" table:style-name="ce7">
            <text:p>1872698</text:p>
          </table:table-cell>
          <table:table-cell table:style-name="ce2"/>
          <table:table-cell office:value-type="string" table:style-name="ce5">
            <text:p>Epoch 78</text:p>
          </table:table-cell>
          <table:table-cell office:value-type="float" office:value="1873980" table:style-name="ce7">
            <text:p>1873980</text:p>
          </table:table-cell>
          <table:table-cell table:style-name="ce2"/>
          <table:table-cell office:value-type="string" table:style-name="ce5">
            <text:p>Epoch 78</text:p>
          </table:table-cell>
          <table:table-cell office:value-type="float" office:value="1866332" table:style-name="ce7">
            <text:p>1866332</text:p>
          </table:table-cell>
          <table:table-cell table:style-name="ce2"/>
          <table:table-cell office:value-type="string" table:style-name="ce5">
            <text:p>Epoch 78</text:p>
          </table:table-cell>
          <table:table-cell office:value-type="float" office:value="1865040" table:style-name="ce7">
            <text:p>1865040</text:p>
          </table:table-cell>
          <table:table-cell table:style-name="ce2"/>
          <table:table-cell office:value-type="string" table:style-name="ce5">
            <text:p>Epoch 78</text:p>
          </table:table-cell>
          <table:table-cell office:value-type="float" office:value="1858548" table:style-name="ce7">
            <text:p>1858548</text:p>
          </table:table-cell>
          <table:table-cell table:style-name="ce2"/>
          <table:table-cell office:value-type="string" table:style-name="ce5">
            <text:p>Epoch 78</text:p>
          </table:table-cell>
          <table:table-cell office:value-type="float" office:value="1870632" table:style-name="ce7">
            <text:p>1870632</text:p>
          </table:table-cell>
          <table:table-cell table:style-name="ce2"/>
          <table:table-cell office:value-type="string" table:style-name="ce5">
            <text:p>Epoch 78</text:p>
          </table:table-cell>
          <table:table-cell office:value-type="float" office:value="1860228" table:style-name="ce7">
            <text:p>1860228</text:p>
          </table:table-cell>
          <table:table-cell table:style-name="ce2"/>
          <table:table-cell office:value-type="string" table:style-name="ce5">
            <text:p>Epoch 78</text:p>
          </table:table-cell>
          <table:table-cell office:value-type="float" office:value="1852952" table:style-name="ce7">
            <text:p>1852952</text:p>
          </table:table-cell>
          <table:table-cell table:style-name="ce2"/>
          <table:table-cell office:value-type="string" table:style-name="ce5">
            <text:p>Epoch 78</text:p>
          </table:table-cell>
          <table:table-cell office:value-type="float" office:value="1873678" table:style-name="ce7">
            <text:p>1873678</text:p>
          </table:table-cell>
          <table:table-cell table:style-name="ce2"/>
          <table:table-cell office:value-type="string" table:style-name="ce5">
            <text:p>Epoch 78</text:p>
          </table:table-cell>
          <table:table-cell office:value-type="float" office:value="1851238" table:style-name="ce7">
            <text:p>1851238</text:p>
          </table:table-cell>
          <table:table-cell table:style-name="ce2"/>
          <table:table-cell office:value-type="string" table:style-name="ce5">
            <text:p>Epoch 78</text:p>
          </table:table-cell>
          <table:table-cell office:value-type="float" office:value="1880002" table:style-name="ce7">
            <text:p>1880002</text:p>
          </table:table-cell>
          <table:table-cell table:style-name="ce2"/>
          <table:table-cell office:value-type="string" table:style-name="ce5">
            <text:p>Epoch 78</text:p>
          </table:table-cell>
          <table:table-cell office:value-type="float" office:value="1877162" table:style-name="ce7">
            <text:p>1877162</text:p>
          </table:table-cell>
          <table:table-cell table:style-name="ce2"/>
          <table:table-cell office:value-type="string" table:style-name="ce5">
            <text:p>Epoch 78</text:p>
          </table:table-cell>
          <table:table-cell office:value-type="float" office:value="1871008" table:style-name="ce7">
            <text:p>1871008</text:p>
          </table:table-cell>
          <table:table-cell table:style-name="ce2"/>
          <table:table-cell office:value-type="string" table:style-name="ce5">
            <text:p>Epoch 78</text:p>
          </table:table-cell>
          <table:table-cell office:value-type="float" office:value="1844888" table:style-name="ce7">
            <text:p>1844888</text:p>
          </table:table-cell>
          <table:table-cell table:style-name="ce2"/>
          <table:table-cell office:value-type="string" table:style-name="ce5">
            <text:p>Epoch 78</text:p>
          </table:table-cell>
          <table:table-cell office:value-type="float" office:value="1889312" table:style-name="ce7">
            <text:p>1889312</text:p>
          </table:table-cell>
          <table:table-cell table:style-name="ce2"/>
          <table:table-cell office:value-type="string" table:style-name="ce5">
            <text:p>Epoch 78</text:p>
          </table:table-cell>
          <table:table-cell office:value-type="float" office:value="1883610" table:style-name="ce7">
            <text:p>1883610</text:p>
          </table:table-cell>
          <table:table-cell table:style-name="ce2"/>
          <table:table-cell office:value-type="string" table:style-name="ce5">
            <text:p>Epoch 78</text:p>
          </table:table-cell>
          <table:table-cell office:value-type="float" office:value="1855278" table:style-name="ce7">
            <text:p>1855278</text:p>
          </table:table-cell>
          <table:table-cell table:style-name="ce2"/>
          <table:table-cell office:value-type="string" table:style-name="ce5">
            <text:p>Epoch 78</text:p>
          </table:table-cell>
          <table:table-cell office:value-type="float" office:value="1862410" table:style-name="ce7">
            <text:p>1862410</text:p>
          </table:table-cell>
          <table:table-cell table:style-name="ce2"/>
          <table:table-cell office:value-type="string" table:style-name="ce5">
            <text:p>Epoch 78</text:p>
          </table:table-cell>
          <table:table-cell office:value-type="float" office:value="1859424" table:style-name="ce7">
            <text:p>1859424</text:p>
          </table:table-cell>
          <table:table-cell table:style-name="ce2"/>
          <table:table-cell office:value-type="string" table:style-name="ce10">
            <text:p>Epoch 78</text:p>
          </table:table-cell>
          <table:table-cell office:value-type="float" office:value="1866802.6666666667" table:formula="of:=AVERAGE([.$CL81];[.$CI81];[.$CF81];[.$CC81];[.$BZ81];[.$BW81];[.$BT81];[.$BQ81];[.$BN81];[.$BK81];[.$BH81];[.$BE81];[.$BB81];[.$AY81];[.$AV81];[.$AS81];[.$AP81];[.$AM81];[.$AJ81];[.$AG81];[.$AD81];[.$AA81];[.$X81];[.$U81];[.$R81];[.$O81];[.$L81];[.$I81];[.$F81];[.$C81])" table:style-name="ce19">
            <text:p>1866803</text:p>
          </table:table-cell>
          <table:table-cell office:value-type="float" office:value="13487.124397207401" table:formula="of:=STDEV([.$CL81];[.$CI81];[.$CF81];[.$CC81];[.$BZ81];[.$BW81];[.$BT81];[.$BQ81];[.$BN81];[.$BK81];[.$BH81];[.$BE81];[.$BB81];[.$AY81];[.$AV81];[.$AS81];[.$AP81];[.$AM81];[.$AJ81];[.$AG81];[.$AD81];[.$AA81];[.$X81];[.$U81];[.$R81];[.$O81];[.$L81];[.$I81];[.$F81];[.$C81])" table:style-name="ce19">
            <text:p>13487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79</text:p>
          </table:table-cell>
          <table:table-cell office:value-type="float" office:value="1873406" table:style-name="ce7">
            <text:p>1873406</text:p>
          </table:table-cell>
          <table:table-cell table:style-name="ce2"/>
          <table:table-cell office:value-type="string" table:style-name="ce5">
            <text:p>Epoch 79</text:p>
          </table:table-cell>
          <table:table-cell office:value-type="float" office:value="1839852" table:style-name="ce7">
            <text:p>1839852</text:p>
          </table:table-cell>
          <table:table-cell table:style-name="ce2"/>
          <table:table-cell office:value-type="string" table:style-name="ce5">
            <text:p>Epoch 79</text:p>
          </table:table-cell>
          <table:table-cell office:value-type="float" office:value="1866612" table:style-name="ce7">
            <text:p>1866612</text:p>
          </table:table-cell>
          <table:table-cell table:style-name="ce2"/>
          <table:table-cell office:value-type="string" table:style-name="ce5">
            <text:p>Epoch 79</text:p>
          </table:table-cell>
          <table:table-cell office:value-type="float" office:value="1851196" table:style-name="ce7">
            <text:p>1851196</text:p>
          </table:table-cell>
          <table:table-cell table:style-name="ce2"/>
          <table:table-cell office:value-type="string" table:style-name="ce5">
            <text:p>Epoch 79</text:p>
          </table:table-cell>
          <table:table-cell office:value-type="float" office:value="1874430" table:style-name="ce7">
            <text:p>1874430</text:p>
          </table:table-cell>
          <table:table-cell table:style-name="ce2"/>
          <table:table-cell office:value-type="string" table:style-name="ce5">
            <text:p>Epoch 79</text:p>
          </table:table-cell>
          <table:table-cell office:value-type="float" office:value="1888000" table:style-name="ce7">
            <text:p>1888000</text:p>
          </table:table-cell>
          <table:table-cell table:style-name="ce2"/>
          <table:table-cell office:value-type="string" table:style-name="ce5">
            <text:p>Epoch 79</text:p>
          </table:table-cell>
          <table:table-cell office:value-type="float" office:value="1853900" table:style-name="ce7">
            <text:p>1853900</text:p>
          </table:table-cell>
          <table:table-cell table:style-name="ce2"/>
          <table:table-cell office:value-type="string" table:style-name="ce5">
            <text:p>Epoch 79</text:p>
          </table:table-cell>
          <table:table-cell office:value-type="float" office:value="1875038" table:style-name="ce7">
            <text:p>1875038</text:p>
          </table:table-cell>
          <table:table-cell table:style-name="ce2"/>
          <table:table-cell office:value-type="string" table:style-name="ce5">
            <text:p>Epoch 79</text:p>
          </table:table-cell>
          <table:table-cell office:value-type="float" office:value="1880996" table:style-name="ce7">
            <text:p>1880996</text:p>
          </table:table-cell>
          <table:table-cell table:style-name="ce2"/>
          <table:table-cell office:value-type="string" table:style-name="ce5">
            <text:p>Epoch 79</text:p>
          </table:table-cell>
          <table:table-cell office:value-type="float" office:value="1854250" table:style-name="ce7">
            <text:p>1854250</text:p>
          </table:table-cell>
          <table:table-cell table:style-name="ce2"/>
          <table:table-cell office:value-type="string" table:style-name="ce5">
            <text:p>Epoch 79</text:p>
          </table:table-cell>
          <table:table-cell office:value-type="float" office:value="1843010" table:style-name="ce7">
            <text:p>1843010</text:p>
          </table:table-cell>
          <table:table-cell table:style-name="ce2"/>
          <table:table-cell office:value-type="string" table:style-name="ce5">
            <text:p>Epoch 79</text:p>
          </table:table-cell>
          <table:table-cell office:value-type="float" office:value="1870504" table:style-name="ce7">
            <text:p>1870504</text:p>
          </table:table-cell>
          <table:table-cell table:style-name="ce2"/>
          <table:table-cell office:value-type="string" table:style-name="ce5">
            <text:p>Epoch 79</text:p>
          </table:table-cell>
          <table:table-cell office:value-type="float" office:value="1865178" table:style-name="ce7">
            <text:p>1865178</text:p>
          </table:table-cell>
          <table:table-cell table:style-name="ce2"/>
          <table:table-cell office:value-type="string" table:style-name="ce5">
            <text:p>Epoch 79</text:p>
          </table:table-cell>
          <table:table-cell office:value-type="float" office:value="1864076" table:style-name="ce7">
            <text:p>1864076</text:p>
          </table:table-cell>
          <table:table-cell table:style-name="ce2"/>
          <table:table-cell office:value-type="string" table:style-name="ce5">
            <text:p>Epoch 79</text:p>
          </table:table-cell>
          <table:table-cell office:value-type="float" office:value="1861538" table:style-name="ce7">
            <text:p>1861538</text:p>
          </table:table-cell>
          <table:table-cell table:style-name="ce2"/>
          <table:table-cell office:value-type="string" table:style-name="ce5">
            <text:p>Epoch 79</text:p>
          </table:table-cell>
          <table:table-cell office:value-type="float" office:value="1857998" table:style-name="ce7">
            <text:p>1857998</text:p>
          </table:table-cell>
          <table:table-cell table:style-name="ce2"/>
          <table:table-cell office:value-type="string" table:style-name="ce5">
            <text:p>Epoch 79</text:p>
          </table:table-cell>
          <table:table-cell office:value-type="float" office:value="1868464" table:style-name="ce7">
            <text:p>1868464</text:p>
          </table:table-cell>
          <table:table-cell table:style-name="ce2"/>
          <table:table-cell office:value-type="string" table:style-name="ce5">
            <text:p>Epoch 79</text:p>
          </table:table-cell>
          <table:table-cell office:value-type="float" office:value="1855752" table:style-name="ce7">
            <text:p>1855752</text:p>
          </table:table-cell>
          <table:table-cell table:style-name="ce2"/>
          <table:table-cell office:value-type="string" table:style-name="ce5">
            <text:p>Epoch 79</text:p>
          </table:table-cell>
          <table:table-cell office:value-type="float" office:value="1852720" table:style-name="ce7">
            <text:p>1852720</text:p>
          </table:table-cell>
          <table:table-cell table:style-name="ce2"/>
          <table:table-cell office:value-type="string" table:style-name="ce5">
            <text:p>Epoch 79</text:p>
          </table:table-cell>
          <table:table-cell office:value-type="float" office:value="1867940" table:style-name="ce7">
            <text:p>1867940</text:p>
          </table:table-cell>
          <table:table-cell table:style-name="ce2"/>
          <table:table-cell office:value-type="string" table:style-name="ce5">
            <text:p>Epoch 79</text:p>
          </table:table-cell>
          <table:table-cell office:value-type="float" office:value="1850684" table:style-name="ce7">
            <text:p>1850684</text:p>
          </table:table-cell>
          <table:table-cell table:style-name="ce2"/>
          <table:table-cell office:value-type="string" table:style-name="ce5">
            <text:p>Epoch 79</text:p>
          </table:table-cell>
          <table:table-cell office:value-type="float" office:value="1878910" table:style-name="ce7">
            <text:p>1878910</text:p>
          </table:table-cell>
          <table:table-cell table:style-name="ce2"/>
          <table:table-cell office:value-type="string" table:style-name="ce5">
            <text:p>Epoch 79</text:p>
          </table:table-cell>
          <table:table-cell office:value-type="float" office:value="1869036" table:style-name="ce7">
            <text:p>1869036</text:p>
          </table:table-cell>
          <table:table-cell table:style-name="ce2"/>
          <table:table-cell office:value-type="string" table:style-name="ce5">
            <text:p>Epoch 79</text:p>
          </table:table-cell>
          <table:table-cell office:value-type="float" office:value="1868924" table:style-name="ce7">
            <text:p>1868924</text:p>
          </table:table-cell>
          <table:table-cell table:style-name="ce2"/>
          <table:table-cell office:value-type="string" table:style-name="ce5">
            <text:p>Epoch 79</text:p>
          </table:table-cell>
          <table:table-cell office:value-type="float" office:value="1841806" table:style-name="ce7">
            <text:p>1841806</text:p>
          </table:table-cell>
          <table:table-cell table:style-name="ce2"/>
          <table:table-cell office:value-type="string" table:style-name="ce5">
            <text:p>Epoch 79</text:p>
          </table:table-cell>
          <table:table-cell office:value-type="float" office:value="1888142" table:style-name="ce7">
            <text:p>1888142</text:p>
          </table:table-cell>
          <table:table-cell table:style-name="ce2"/>
          <table:table-cell office:value-type="string" table:style-name="ce5">
            <text:p>Epoch 79</text:p>
          </table:table-cell>
          <table:table-cell office:value-type="float" office:value="1873698" table:style-name="ce7">
            <text:p>1873698</text:p>
          </table:table-cell>
          <table:table-cell table:style-name="ce2"/>
          <table:table-cell office:value-type="string" table:style-name="ce5">
            <text:p>Epoch 79</text:p>
          </table:table-cell>
          <table:table-cell office:value-type="float" office:value="1855096" table:style-name="ce7">
            <text:p>1855096</text:p>
          </table:table-cell>
          <table:table-cell table:style-name="ce2"/>
          <table:table-cell office:value-type="string" table:style-name="ce5">
            <text:p>Epoch 79</text:p>
          </table:table-cell>
          <table:table-cell office:value-type="float" office:value="1861662" table:style-name="ce7">
            <text:p>1861662</text:p>
          </table:table-cell>
          <table:table-cell table:style-name="ce2"/>
          <table:table-cell office:value-type="string" table:style-name="ce5">
            <text:p>Epoch 79</text:p>
          </table:table-cell>
          <table:table-cell office:value-type="float" office:value="1857752" table:style-name="ce7">
            <text:p>1857752</text:p>
          </table:table-cell>
          <table:table-cell table:style-name="ce2"/>
          <table:table-cell office:value-type="string" table:style-name="ce10">
            <text:p>Epoch 79</text:p>
          </table:table-cell>
          <table:table-cell office:value-type="float" office:value="1863685.6666666667" table:formula="of:=AVERAGE([.$CL82];[.$CI82];[.$CF82];[.$CC82];[.$BZ82];[.$BW82];[.$BT82];[.$BQ82];[.$BN82];[.$BK82];[.$BH82];[.$BE82];[.$BB82];[.$AY82];[.$AV82];[.$AS82];[.$AP82];[.$AM82];[.$AJ82];[.$AG82];[.$AD82];[.$AA82];[.$X82];[.$U82];[.$R82];[.$O82];[.$L82];[.$I82];[.$F82];[.$C82])" table:style-name="ce19">
            <text:p>1863686</text:p>
          </table:table-cell>
          <table:table-cell office:value-type="float" office:value="12637.540158763803" table:formula="of:=STDEV([.$CL82];[.$CI82];[.$CF82];[.$CC82];[.$BZ82];[.$BW82];[.$BT82];[.$BQ82];[.$BN82];[.$BK82];[.$BH82];[.$BE82];[.$BB82];[.$AY82];[.$AV82];[.$AS82];[.$AP82];[.$AM82];[.$AJ82];[.$AG82];[.$AD82];[.$AA82];[.$X82];[.$U82];[.$R82];[.$O82];[.$L82];[.$I82];[.$F82];[.$C82])" table:style-name="ce19">
            <text:p>12638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80</text:p>
          </table:table-cell>
          <table:table-cell office:value-type="float" office:value="1872430" table:style-name="ce7">
            <text:p>1872430</text:p>
          </table:table-cell>
          <table:table-cell table:style-name="ce2"/>
          <table:table-cell office:value-type="string" table:style-name="ce5">
            <text:p>Epoch 80</text:p>
          </table:table-cell>
          <table:table-cell office:value-type="float" office:value="1838376" table:style-name="ce7">
            <text:p>1838376</text:p>
          </table:table-cell>
          <table:table-cell table:style-name="ce2"/>
          <table:table-cell office:value-type="string" table:style-name="ce5">
            <text:p>Epoch 80</text:p>
          </table:table-cell>
          <table:table-cell office:value-type="float" office:value="1866336" table:style-name="ce7">
            <text:p>1866336</text:p>
          </table:table-cell>
          <table:table-cell table:style-name="ce2"/>
          <table:table-cell office:value-type="string" table:style-name="ce5">
            <text:p>Epoch 80</text:p>
          </table:table-cell>
          <table:table-cell office:value-type="float" office:value="1847970" table:style-name="ce7">
            <text:p>1847970</text:p>
          </table:table-cell>
          <table:table-cell table:style-name="ce2"/>
          <table:table-cell office:value-type="string" table:style-name="ce5">
            <text:p>Epoch 80</text:p>
          </table:table-cell>
          <table:table-cell office:value-type="float" office:value="1873554" table:style-name="ce7">
            <text:p>1873554</text:p>
          </table:table-cell>
          <table:table-cell table:style-name="ce2"/>
          <table:table-cell office:value-type="string" table:style-name="ce5">
            <text:p>Epoch 80</text:p>
          </table:table-cell>
          <table:table-cell office:value-type="float" office:value="1873830" table:style-name="ce7">
            <text:p>1873830</text:p>
          </table:table-cell>
          <table:table-cell table:style-name="ce2"/>
          <table:table-cell office:value-type="string" table:style-name="ce5">
            <text:p>Epoch 80</text:p>
          </table:table-cell>
          <table:table-cell office:value-type="float" office:value="1851374" table:style-name="ce7">
            <text:p>1851374</text:p>
          </table:table-cell>
          <table:table-cell table:style-name="ce2"/>
          <table:table-cell office:value-type="string" table:style-name="ce5">
            <text:p>Epoch 80</text:p>
          </table:table-cell>
          <table:table-cell office:value-type="float" office:value="1868316" table:style-name="ce7">
            <text:p>1868316</text:p>
          </table:table-cell>
          <table:table-cell table:style-name="ce2"/>
          <table:table-cell office:value-type="string" table:style-name="ce5">
            <text:p>Epoch 80</text:p>
          </table:table-cell>
          <table:table-cell office:value-type="float" office:value="1875842" table:style-name="ce7">
            <text:p>1875842</text:p>
          </table:table-cell>
          <table:table-cell table:style-name="ce2"/>
          <table:table-cell office:value-type="string" table:style-name="ce5">
            <text:p>Epoch 80</text:p>
          </table:table-cell>
          <table:table-cell office:value-type="float" office:value="1853196" table:style-name="ce7">
            <text:p>1853196</text:p>
          </table:table-cell>
          <table:table-cell table:style-name="ce2"/>
          <table:table-cell office:value-type="string" table:style-name="ce5">
            <text:p>Epoch 80</text:p>
          </table:table-cell>
          <table:table-cell office:value-type="float" office:value="1840424" table:style-name="ce7">
            <text:p>1840424</text:p>
          </table:table-cell>
          <table:table-cell table:style-name="ce2"/>
          <table:table-cell office:value-type="string" table:style-name="ce5">
            <text:p>Epoch 80</text:p>
          </table:table-cell>
          <table:table-cell office:value-type="float" office:value="1867304" table:style-name="ce7">
            <text:p>1867304</text:p>
          </table:table-cell>
          <table:table-cell table:style-name="ce2"/>
          <table:table-cell office:value-type="string" table:style-name="ce5">
            <text:p>Epoch 80</text:p>
          </table:table-cell>
          <table:table-cell office:value-type="float" office:value="1863714" table:style-name="ce7">
            <text:p>1863714</text:p>
          </table:table-cell>
          <table:table-cell table:style-name="ce2"/>
          <table:table-cell office:value-type="string" table:style-name="ce5">
            <text:p>Epoch 80</text:p>
          </table:table-cell>
          <table:table-cell office:value-type="float" office:value="1856896" table:style-name="ce7">
            <text:p>1856896</text:p>
          </table:table-cell>
          <table:table-cell table:style-name="ce2"/>
          <table:table-cell office:value-type="string" table:style-name="ce5">
            <text:p>Epoch 80</text:p>
          </table:table-cell>
          <table:table-cell office:value-type="float" office:value="1857678" table:style-name="ce7">
            <text:p>1857678</text:p>
          </table:table-cell>
          <table:table-cell table:style-name="ce2"/>
          <table:table-cell office:value-type="string" table:style-name="ce5">
            <text:p>Epoch 80</text:p>
          </table:table-cell>
          <table:table-cell office:value-type="float" office:value="1853600" table:style-name="ce7">
            <text:p>1853600</text:p>
          </table:table-cell>
          <table:table-cell table:style-name="ce2"/>
          <table:table-cell office:value-type="string" table:style-name="ce5">
            <text:p>Epoch 80</text:p>
          </table:table-cell>
          <table:table-cell office:value-type="float" office:value="1868392" table:style-name="ce7">
            <text:p>1868392</text:p>
          </table:table-cell>
          <table:table-cell table:style-name="ce2"/>
          <table:table-cell office:value-type="string" table:style-name="ce5">
            <text:p>Epoch 80</text:p>
          </table:table-cell>
          <table:table-cell office:value-type="float" office:value="1855268" table:style-name="ce7">
            <text:p>1855268</text:p>
          </table:table-cell>
          <table:table-cell table:style-name="ce2"/>
          <table:table-cell office:value-type="string" table:style-name="ce5">
            <text:p>Epoch 80</text:p>
          </table:table-cell>
          <table:table-cell office:value-type="float" office:value="1844924" table:style-name="ce7">
            <text:p>1844924</text:p>
          </table:table-cell>
          <table:table-cell table:style-name="ce2"/>
          <table:table-cell office:value-type="string" table:style-name="ce5">
            <text:p>Epoch 80</text:p>
          </table:table-cell>
          <table:table-cell office:value-type="float" office:value="1867488" table:style-name="ce7">
            <text:p>1867488</text:p>
          </table:table-cell>
          <table:table-cell table:style-name="ce2"/>
          <table:table-cell office:value-type="string" table:style-name="ce5">
            <text:p>Epoch 80</text:p>
          </table:table-cell>
          <table:table-cell office:value-type="float" office:value="1846558" table:style-name="ce7">
            <text:p>1846558</text:p>
          </table:table-cell>
          <table:table-cell table:style-name="ce2"/>
          <table:table-cell office:value-type="string" table:style-name="ce5">
            <text:p>Epoch 80</text:p>
          </table:table-cell>
          <table:table-cell office:value-type="float" office:value="1877338" table:style-name="ce7">
            <text:p>1877338</text:p>
          </table:table-cell>
          <table:table-cell table:style-name="ce2"/>
          <table:table-cell office:value-type="string" table:style-name="ce5">
            <text:p>Epoch 80</text:p>
          </table:table-cell>
          <table:table-cell office:value-type="float" office:value="1866162" table:style-name="ce7">
            <text:p>1866162</text:p>
          </table:table-cell>
          <table:table-cell table:style-name="ce2"/>
          <table:table-cell office:value-type="string" table:style-name="ce5">
            <text:p>Epoch 80</text:p>
          </table:table-cell>
          <table:table-cell office:value-type="float" office:value="1865404" table:style-name="ce7">
            <text:p>1865404</text:p>
          </table:table-cell>
          <table:table-cell table:style-name="ce2"/>
          <table:table-cell office:value-type="string" table:style-name="ce5">
            <text:p>Epoch 80</text:p>
          </table:table-cell>
          <table:table-cell office:value-type="float" office:value="1841438" table:style-name="ce7">
            <text:p>1841438</text:p>
          </table:table-cell>
          <table:table-cell table:style-name="ce2"/>
          <table:table-cell office:value-type="string" table:style-name="ce5">
            <text:p>Epoch 80</text:p>
          </table:table-cell>
          <table:table-cell office:value-type="float" office:value="1887922" table:style-name="ce7">
            <text:p>1887922</text:p>
          </table:table-cell>
          <table:table-cell table:style-name="ce2"/>
          <table:table-cell office:value-type="string" table:style-name="ce5">
            <text:p>Epoch 80</text:p>
          </table:table-cell>
          <table:table-cell office:value-type="float" office:value="1872974" table:style-name="ce7">
            <text:p>1872974</text:p>
          </table:table-cell>
          <table:table-cell table:style-name="ce2"/>
          <table:table-cell office:value-type="string" table:style-name="ce5">
            <text:p>Epoch 80</text:p>
          </table:table-cell>
          <table:table-cell office:value-type="float" office:value="1849300" table:style-name="ce7">
            <text:p>1849300</text:p>
          </table:table-cell>
          <table:table-cell table:style-name="ce2"/>
          <table:table-cell office:value-type="string" table:style-name="ce5">
            <text:p>Epoch 80</text:p>
          </table:table-cell>
          <table:table-cell office:value-type="float" office:value="1860064" table:style-name="ce7">
            <text:p>1860064</text:p>
          </table:table-cell>
          <table:table-cell table:style-name="ce2"/>
          <table:table-cell office:value-type="string" table:style-name="ce5">
            <text:p>Epoch 80</text:p>
          </table:table-cell>
          <table:table-cell office:value-type="float" office:value="1854324" table:style-name="ce7">
            <text:p>1854324</text:p>
          </table:table-cell>
          <table:table-cell table:style-name="ce2"/>
          <table:table-cell office:value-type="string" table:style-name="ce10">
            <text:p>Epoch 80</text:p>
          </table:table-cell>
          <table:table-cell office:value-type="float" office:value="1860613.2" table:formula="of:=AVERAGE([.$CL83];[.$CI83];[.$CF83];[.$CC83];[.$BZ83];[.$BW83];[.$BT83];[.$BQ83];[.$BN83];[.$BK83];[.$BH83];[.$BE83];[.$BB83];[.$AY83];[.$AV83];[.$AS83];[.$AP83];[.$AM83];[.$AJ83];[.$AG83];[.$AD83];[.$AA83];[.$X83];[.$U83];[.$R83];[.$O83];[.$L83];[.$I83];[.$F83];[.$C83])" table:style-name="ce19">
            <text:p>1860613</text:p>
          </table:table-cell>
          <table:table-cell office:value-type="float" office:value="12431.474532897091" table:formula="of:=STDEV([.$CL83];[.$CI83];[.$CF83];[.$CC83];[.$BZ83];[.$BW83];[.$BT83];[.$BQ83];[.$BN83];[.$BK83];[.$BH83];[.$BE83];[.$BB83];[.$AY83];[.$AV83];[.$AS83];[.$AP83];[.$AM83];[.$AJ83];[.$AG83];[.$AD83];[.$AA83];[.$X83];[.$U83];[.$R83];[.$O83];[.$L83];[.$I83];[.$F83];[.$C83])" table:style-name="ce19">
            <text:p>12431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81</text:p>
          </table:table-cell>
          <table:table-cell office:value-type="float" office:value="1868180" table:style-name="ce7">
            <text:p>1868180</text:p>
          </table:table-cell>
          <table:table-cell table:style-name="ce2"/>
          <table:table-cell office:value-type="string" table:style-name="ce5">
            <text:p>Epoch 81</text:p>
          </table:table-cell>
          <table:table-cell office:value-type="float" office:value="1827470" table:style-name="ce7">
            <text:p>1827470</text:p>
          </table:table-cell>
          <table:table-cell table:style-name="ce2"/>
          <table:table-cell office:value-type="string" table:style-name="ce5">
            <text:p>Epoch 81</text:p>
          </table:table-cell>
          <table:table-cell office:value-type="float" office:value="1865356" table:style-name="ce7">
            <text:p>1865356</text:p>
          </table:table-cell>
          <table:table-cell table:style-name="ce2"/>
          <table:table-cell office:value-type="string" table:style-name="ce5">
            <text:p>Epoch 81</text:p>
          </table:table-cell>
          <table:table-cell office:value-type="float" office:value="1834542" table:style-name="ce7">
            <text:p>1834542</text:p>
          </table:table-cell>
          <table:table-cell table:style-name="ce2"/>
          <table:table-cell office:value-type="string" table:style-name="ce5">
            <text:p>Epoch 81</text:p>
          </table:table-cell>
          <table:table-cell office:value-type="float" office:value="1864682" table:style-name="ce7">
            <text:p>1864682</text:p>
          </table:table-cell>
          <table:table-cell table:style-name="ce2"/>
          <table:table-cell office:value-type="string" table:style-name="ce5">
            <text:p>Epoch 81</text:p>
          </table:table-cell>
          <table:table-cell office:value-type="float" office:value="1868654" table:style-name="ce7">
            <text:p>1868654</text:p>
          </table:table-cell>
          <table:table-cell table:style-name="ce2"/>
          <table:table-cell office:value-type="string" table:style-name="ce5">
            <text:p>Epoch 81</text:p>
          </table:table-cell>
          <table:table-cell office:value-type="float" office:value="1849444" table:style-name="ce7">
            <text:p>1849444</text:p>
          </table:table-cell>
          <table:table-cell table:style-name="ce2"/>
          <table:table-cell office:value-type="string" table:style-name="ce5">
            <text:p>Epoch 81</text:p>
          </table:table-cell>
          <table:table-cell office:value-type="float" office:value="1866256" table:style-name="ce7">
            <text:p>1866256</text:p>
          </table:table-cell>
          <table:table-cell table:style-name="ce2"/>
          <table:table-cell office:value-type="string" table:style-name="ce5">
            <text:p>Epoch 81</text:p>
          </table:table-cell>
          <table:table-cell office:value-type="float" office:value="1870924" table:style-name="ce7">
            <text:p>1870924</text:p>
          </table:table-cell>
          <table:table-cell table:style-name="ce2"/>
          <table:table-cell office:value-type="string" table:style-name="ce5">
            <text:p>Epoch 81</text:p>
          </table:table-cell>
          <table:table-cell office:value-type="float" office:value="1850442" table:style-name="ce7">
            <text:p>1850442</text:p>
          </table:table-cell>
          <table:table-cell table:style-name="ce2"/>
          <table:table-cell office:value-type="string" table:style-name="ce5">
            <text:p>Epoch 81</text:p>
          </table:table-cell>
          <table:table-cell office:value-type="float" office:value="1839362" table:style-name="ce7">
            <text:p>1839362</text:p>
          </table:table-cell>
          <table:table-cell table:style-name="ce2"/>
          <table:table-cell office:value-type="string" table:style-name="ce5">
            <text:p>Epoch 81</text:p>
          </table:table-cell>
          <table:table-cell office:value-type="float" office:value="1867126" table:style-name="ce7">
            <text:p>1867126</text:p>
          </table:table-cell>
          <table:table-cell table:style-name="ce2"/>
          <table:table-cell office:value-type="string" table:style-name="ce5">
            <text:p>Epoch 81</text:p>
          </table:table-cell>
          <table:table-cell office:value-type="float" office:value="1861256" table:style-name="ce7">
            <text:p>1861256</text:p>
          </table:table-cell>
          <table:table-cell table:style-name="ce2"/>
          <table:table-cell office:value-type="string" table:style-name="ce5">
            <text:p>Epoch 81</text:p>
          </table:table-cell>
          <table:table-cell office:value-type="float" office:value="1855664" table:style-name="ce7">
            <text:p>1855664</text:p>
          </table:table-cell>
          <table:table-cell table:style-name="ce2"/>
          <table:table-cell office:value-type="string" table:style-name="ce5">
            <text:p>Epoch 81</text:p>
          </table:table-cell>
          <table:table-cell office:value-type="float" office:value="1856562" table:style-name="ce7">
            <text:p>1856562</text:p>
          </table:table-cell>
          <table:table-cell table:style-name="ce2"/>
          <table:table-cell office:value-type="string" table:style-name="ce5">
            <text:p>Epoch 81</text:p>
          </table:table-cell>
          <table:table-cell office:value-type="float" office:value="1850806" table:style-name="ce7">
            <text:p>1850806</text:p>
          </table:table-cell>
          <table:table-cell table:style-name="ce2"/>
          <table:table-cell office:value-type="string" table:style-name="ce5">
            <text:p>Epoch 81</text:p>
          </table:table-cell>
          <table:table-cell office:value-type="float" office:value="1866034" table:style-name="ce7">
            <text:p>1866034</text:p>
          </table:table-cell>
          <table:table-cell table:style-name="ce2"/>
          <table:table-cell office:value-type="string" table:style-name="ce5">
            <text:p>Epoch 81</text:p>
          </table:table-cell>
          <table:table-cell office:value-type="float" office:value="1852686" table:style-name="ce7">
            <text:p>1852686</text:p>
          </table:table-cell>
          <table:table-cell table:style-name="ce2"/>
          <table:table-cell office:value-type="string" table:style-name="ce5">
            <text:p>Epoch 81</text:p>
          </table:table-cell>
          <table:table-cell office:value-type="float" office:value="1844584" table:style-name="ce7">
            <text:p>1844584</text:p>
          </table:table-cell>
          <table:table-cell table:style-name="ce2"/>
          <table:table-cell office:value-type="string" table:style-name="ce5">
            <text:p>Epoch 81</text:p>
          </table:table-cell>
          <table:table-cell office:value-type="float" office:value="1863800" table:style-name="ce7">
            <text:p>1863800</text:p>
          </table:table-cell>
          <table:table-cell table:style-name="ce2"/>
          <table:table-cell office:value-type="string" table:style-name="ce5">
            <text:p>Epoch 81</text:p>
          </table:table-cell>
          <table:table-cell office:value-type="float" office:value="1846438" table:style-name="ce7">
            <text:p>1846438</text:p>
          </table:table-cell>
          <table:table-cell table:style-name="ce2"/>
          <table:table-cell office:value-type="string" table:style-name="ce5">
            <text:p>Epoch 81</text:p>
          </table:table-cell>
          <table:table-cell office:value-type="float" office:value="1875996" table:style-name="ce7">
            <text:p>1875996</text:p>
          </table:table-cell>
          <table:table-cell table:style-name="ce2"/>
          <table:table-cell office:value-type="string" table:style-name="ce5">
            <text:p>Epoch 81</text:p>
          </table:table-cell>
          <table:table-cell office:value-type="float" office:value="1862666" table:style-name="ce7">
            <text:p>1862666</text:p>
          </table:table-cell>
          <table:table-cell table:style-name="ce2"/>
          <table:table-cell office:value-type="string" table:style-name="ce5">
            <text:p>Epoch 81</text:p>
          </table:table-cell>
          <table:table-cell office:value-type="float" office:value="1863564" table:style-name="ce7">
            <text:p>1863564</text:p>
          </table:table-cell>
          <table:table-cell table:style-name="ce2"/>
          <table:table-cell office:value-type="string" table:style-name="ce5">
            <text:p>Epoch 81</text:p>
          </table:table-cell>
          <table:table-cell office:value-type="float" office:value="1839300" table:style-name="ce7">
            <text:p>1839300</text:p>
          </table:table-cell>
          <table:table-cell table:style-name="ce2"/>
          <table:table-cell office:value-type="string" table:style-name="ce5">
            <text:p>Epoch 81</text:p>
          </table:table-cell>
          <table:table-cell office:value-type="float" office:value="1883788" table:style-name="ce7">
            <text:p>1883788</text:p>
          </table:table-cell>
          <table:table-cell table:style-name="ce2"/>
          <table:table-cell office:value-type="string" table:style-name="ce5">
            <text:p>Epoch 81</text:p>
          </table:table-cell>
          <table:table-cell office:value-type="float" office:value="1870402" table:style-name="ce7">
            <text:p>1870402</text:p>
          </table:table-cell>
          <table:table-cell table:style-name="ce2"/>
          <table:table-cell office:value-type="string" table:style-name="ce5">
            <text:p>Epoch 81</text:p>
          </table:table-cell>
          <table:table-cell office:value-type="float" office:value="1847920" table:style-name="ce7">
            <text:p>1847920</text:p>
          </table:table-cell>
          <table:table-cell table:style-name="ce2"/>
          <table:table-cell office:value-type="string" table:style-name="ce5">
            <text:p>Epoch 81</text:p>
          </table:table-cell>
          <table:table-cell office:value-type="float" office:value="1859364" table:style-name="ce7">
            <text:p>1859364</text:p>
          </table:table-cell>
          <table:table-cell table:style-name="ce2"/>
          <table:table-cell office:value-type="string" table:style-name="ce5">
            <text:p>Epoch 81</text:p>
          </table:table-cell>
          <table:table-cell office:value-type="float" office:value="1849612" table:style-name="ce7">
            <text:p>1849612</text:p>
          </table:table-cell>
          <table:table-cell table:style-name="ce2"/>
          <table:table-cell office:value-type="string" table:style-name="ce10">
            <text:p>Epoch 81</text:p>
          </table:table-cell>
          <table:table-cell office:value-type="float" office:value="1857429.3333333333" table:formula="of:=AVERAGE([.$CL84];[.$CI84];[.$CF84];[.$CC84];[.$BZ84];[.$BW84];[.$BT84];[.$BQ84];[.$BN84];[.$BK84];[.$BH84];[.$BE84];[.$BB84];[.$AY84];[.$AV84];[.$AS84];[.$AP84];[.$AM84];[.$AJ84];[.$AG84];[.$AD84];[.$AA84];[.$X84];[.$U84];[.$R84];[.$O84];[.$L84];[.$I84];[.$F84];[.$C84])" table:style-name="ce19">
            <text:p>1857429</text:p>
          </table:table-cell>
          <table:table-cell office:value-type="float" office:value="12883.52567223454" table:formula="of:=STDEV([.$CL84];[.$CI84];[.$CF84];[.$CC84];[.$BZ84];[.$BW84];[.$BT84];[.$BQ84];[.$BN84];[.$BK84];[.$BH84];[.$BE84];[.$BB84];[.$AY84];[.$AV84];[.$AS84];[.$AP84];[.$AM84];[.$AJ84];[.$AG84];[.$AD84];[.$AA84];[.$X84];[.$U84];[.$R84];[.$O84];[.$L84];[.$I84];[.$F84];[.$C84])" table:style-name="ce19">
            <text:p>12884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82</text:p>
          </table:table-cell>
          <table:table-cell office:value-type="float" office:value="1867964" table:style-name="ce7">
            <text:p>1867964</text:p>
          </table:table-cell>
          <table:table-cell table:style-name="ce2"/>
          <table:table-cell office:value-type="string" table:style-name="ce5">
            <text:p>Epoch 82</text:p>
          </table:table-cell>
          <table:table-cell office:value-type="float" office:value="1826720" table:style-name="ce7">
            <text:p>1826720</text:p>
          </table:table-cell>
          <table:table-cell table:style-name="ce2"/>
          <table:table-cell office:value-type="string" table:style-name="ce5">
            <text:p>Epoch 82</text:p>
          </table:table-cell>
          <table:table-cell office:value-type="float" office:value="1862656" table:style-name="ce7">
            <text:p>1862656</text:p>
          </table:table-cell>
          <table:table-cell table:style-name="ce2"/>
          <table:table-cell office:value-type="string" table:style-name="ce5">
            <text:p>Epoch 82</text:p>
          </table:table-cell>
          <table:table-cell office:value-type="float" office:value="1833964" table:style-name="ce7">
            <text:p>1833964</text:p>
          </table:table-cell>
          <table:table-cell table:style-name="ce2"/>
          <table:table-cell office:value-type="string" table:style-name="ce5">
            <text:p>Epoch 82</text:p>
          </table:table-cell>
          <table:table-cell office:value-type="float" office:value="1853964" table:style-name="ce7">
            <text:p>1853964</text:p>
          </table:table-cell>
          <table:table-cell table:style-name="ce2"/>
          <table:table-cell office:value-type="string" table:style-name="ce5">
            <text:p>Epoch 82</text:p>
          </table:table-cell>
          <table:table-cell office:value-type="float" office:value="1863838" table:style-name="ce7">
            <text:p>1863838</text:p>
          </table:table-cell>
          <table:table-cell table:style-name="ce2"/>
          <table:table-cell office:value-type="string" table:style-name="ce5">
            <text:p>Epoch 82</text:p>
          </table:table-cell>
          <table:table-cell office:value-type="float" office:value="1847728" table:style-name="ce7">
            <text:p>1847728</text:p>
          </table:table-cell>
          <table:table-cell table:style-name="ce2"/>
          <table:table-cell office:value-type="string" table:style-name="ce5">
            <text:p>Epoch 82</text:p>
          </table:table-cell>
          <table:table-cell office:value-type="float" office:value="1861864" table:style-name="ce7">
            <text:p>1861864</text:p>
          </table:table-cell>
          <table:table-cell table:style-name="ce2"/>
          <table:table-cell office:value-type="string" table:style-name="ce5">
            <text:p>Epoch 82</text:p>
          </table:table-cell>
          <table:table-cell office:value-type="float" office:value="1870612" table:style-name="ce7">
            <text:p>1870612</text:p>
          </table:table-cell>
          <table:table-cell table:style-name="ce2"/>
          <table:table-cell office:value-type="string" table:style-name="ce5">
            <text:p>Epoch 82</text:p>
          </table:table-cell>
          <table:table-cell office:value-type="float" office:value="1848448" table:style-name="ce7">
            <text:p>1848448</text:p>
          </table:table-cell>
          <table:table-cell table:style-name="ce2"/>
          <table:table-cell office:value-type="string" table:style-name="ce5">
            <text:p>Epoch 82</text:p>
          </table:table-cell>
          <table:table-cell office:value-type="float" office:value="1837366" table:style-name="ce7">
            <text:p>1837366</text:p>
          </table:table-cell>
          <table:table-cell table:style-name="ce2"/>
          <table:table-cell office:value-type="string" table:style-name="ce5">
            <text:p>Epoch 82</text:p>
          </table:table-cell>
          <table:table-cell office:value-type="float" office:value="1866194" table:style-name="ce7">
            <text:p>1866194</text:p>
          </table:table-cell>
          <table:table-cell table:style-name="ce2"/>
          <table:table-cell office:value-type="string" table:style-name="ce5">
            <text:p>Epoch 82</text:p>
          </table:table-cell>
          <table:table-cell office:value-type="float" office:value="1855778" table:style-name="ce7">
            <text:p>1855778</text:p>
          </table:table-cell>
          <table:table-cell table:style-name="ce2"/>
          <table:table-cell office:value-type="string" table:style-name="ce5">
            <text:p>Epoch 82</text:p>
          </table:table-cell>
          <table:table-cell office:value-type="float" office:value="1854804" table:style-name="ce7">
            <text:p>1854804</text:p>
          </table:table-cell>
          <table:table-cell table:style-name="ce2"/>
          <table:table-cell office:value-type="string" table:style-name="ce5">
            <text:p>Epoch 82</text:p>
          </table:table-cell>
          <table:table-cell office:value-type="float" office:value="1853006" table:style-name="ce7">
            <text:p>1853006</text:p>
          </table:table-cell>
          <table:table-cell table:style-name="ce2"/>
          <table:table-cell office:value-type="string" table:style-name="ce5">
            <text:p>Epoch 82</text:p>
          </table:table-cell>
          <table:table-cell office:value-type="float" office:value="1848674" table:style-name="ce7">
            <text:p>1848674</text:p>
          </table:table-cell>
          <table:table-cell table:style-name="ce2"/>
          <table:table-cell office:value-type="string" table:style-name="ce5">
            <text:p>Epoch 82</text:p>
          </table:table-cell>
          <table:table-cell office:value-type="float" office:value="1865976" table:style-name="ce7">
            <text:p>1865976</text:p>
          </table:table-cell>
          <table:table-cell table:style-name="ce2"/>
          <table:table-cell office:value-type="string" table:style-name="ce5">
            <text:p>Epoch 82</text:p>
          </table:table-cell>
          <table:table-cell office:value-type="float" office:value="1852530" table:style-name="ce7">
            <text:p>1852530</text:p>
          </table:table-cell>
          <table:table-cell table:style-name="ce2"/>
          <table:table-cell office:value-type="string" table:style-name="ce5">
            <text:p>Epoch 82</text:p>
          </table:table-cell>
          <table:table-cell office:value-type="float" office:value="1842196" table:style-name="ce7">
            <text:p>1842196</text:p>
          </table:table-cell>
          <table:table-cell table:style-name="ce2"/>
          <table:table-cell office:value-type="string" table:style-name="ce5">
            <text:p>Epoch 82</text:p>
          </table:table-cell>
          <table:table-cell office:value-type="float" office:value="1863376" table:style-name="ce7">
            <text:p>1863376</text:p>
          </table:table-cell>
          <table:table-cell table:style-name="ce2"/>
          <table:table-cell office:value-type="string" table:style-name="ce5">
            <text:p>Epoch 82</text:p>
          </table:table-cell>
          <table:table-cell office:value-type="float" office:value="1845834" table:style-name="ce7">
            <text:p>1845834</text:p>
          </table:table-cell>
          <table:table-cell table:style-name="ce2"/>
          <table:table-cell office:value-type="string" table:style-name="ce5">
            <text:p>Epoch 82</text:p>
          </table:table-cell>
          <table:table-cell office:value-type="float" office:value="1871796" table:style-name="ce7">
            <text:p>1871796</text:p>
          </table:table-cell>
          <table:table-cell table:style-name="ce2"/>
          <table:table-cell office:value-type="string" table:style-name="ce5">
            <text:p>Epoch 82</text:p>
          </table:table-cell>
          <table:table-cell office:value-type="float" office:value="1857930" table:style-name="ce7">
            <text:p>1857930</text:p>
          </table:table-cell>
          <table:table-cell table:style-name="ce2"/>
          <table:table-cell office:value-type="string" table:style-name="ce5">
            <text:p>Epoch 82</text:p>
          </table:table-cell>
          <table:table-cell office:value-type="float" office:value="1860958" table:style-name="ce7">
            <text:p>1860958</text:p>
          </table:table-cell>
          <table:table-cell table:style-name="ce2"/>
          <table:table-cell office:value-type="string" table:style-name="ce5">
            <text:p>Epoch 82</text:p>
          </table:table-cell>
          <table:table-cell office:value-type="float" office:value="1836094" table:style-name="ce7">
            <text:p>1836094</text:p>
          </table:table-cell>
          <table:table-cell table:style-name="ce2"/>
          <table:table-cell office:value-type="string" table:style-name="ce5">
            <text:p>Epoch 82</text:p>
          </table:table-cell>
          <table:table-cell office:value-type="float" office:value="1881118" table:style-name="ce7">
            <text:p>1881118</text:p>
          </table:table-cell>
          <table:table-cell table:style-name="ce2"/>
          <table:table-cell office:value-type="string" table:style-name="ce5">
            <text:p>Epoch 82</text:p>
          </table:table-cell>
          <table:table-cell office:value-type="float" office:value="1863458" table:style-name="ce7">
            <text:p>1863458</text:p>
          </table:table-cell>
          <table:table-cell table:style-name="ce2"/>
          <table:table-cell office:value-type="string" table:style-name="ce5">
            <text:p>Epoch 82</text:p>
          </table:table-cell>
          <table:table-cell office:value-type="float" office:value="1845264" table:style-name="ce7">
            <text:p>1845264</text:p>
          </table:table-cell>
          <table:table-cell table:style-name="ce2"/>
          <table:table-cell office:value-type="string" table:style-name="ce5">
            <text:p>Epoch 82</text:p>
          </table:table-cell>
          <table:table-cell office:value-type="float" office:value="1857668" table:style-name="ce7">
            <text:p>1857668</text:p>
          </table:table-cell>
          <table:table-cell table:style-name="ce2"/>
          <table:table-cell office:value-type="string" table:style-name="ce5">
            <text:p>Epoch 82</text:p>
          </table:table-cell>
          <table:table-cell office:value-type="float" office:value="1849228" table:style-name="ce7">
            <text:p>1849228</text:p>
          </table:table-cell>
          <table:table-cell table:style-name="ce2"/>
          <table:table-cell office:value-type="string" table:style-name="ce10">
            <text:p>Epoch 82</text:p>
          </table:table-cell>
          <table:table-cell office:value-type="float" office:value="1854900.2" table:formula="of:=AVERAGE([.$CL85];[.$CI85];[.$CF85];[.$CC85];[.$BZ85];[.$BW85];[.$BT85];[.$BQ85];[.$BN85];[.$BK85];[.$BH85];[.$BE85];[.$BB85];[.$AY85];[.$AV85];[.$AS85];[.$AP85];[.$AM85];[.$AJ85];[.$AG85];[.$AD85];[.$AA85];[.$X85];[.$U85];[.$R85];[.$O85];[.$L85];[.$I85];[.$F85];[.$C85])" table:style-name="ce19">
            <text:p>1854900</text:p>
          </table:table-cell>
          <table:table-cell office:value-type="float" office:value="12363.21424951094" table:formula="of:=STDEV([.$CL85];[.$CI85];[.$CF85];[.$CC85];[.$BZ85];[.$BW85];[.$BT85];[.$BQ85];[.$BN85];[.$BK85];[.$BH85];[.$BE85];[.$BB85];[.$AY85];[.$AV85];[.$AS85];[.$AP85];[.$AM85];[.$AJ85];[.$AG85];[.$AD85];[.$AA85];[.$X85];[.$U85];[.$R85];[.$O85];[.$L85];[.$I85];[.$F85];[.$C85])" table:style-name="ce19">
            <text:p>12363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83</text:p>
          </table:table-cell>
          <table:table-cell office:value-type="float" office:value="1866946" table:style-name="ce7">
            <text:p>1866946</text:p>
          </table:table-cell>
          <table:table-cell table:style-name="ce2"/>
          <table:table-cell office:value-type="string" table:style-name="ce5">
            <text:p>Epoch 83</text:p>
          </table:table-cell>
          <table:table-cell office:value-type="float" office:value="1826708" table:style-name="ce7">
            <text:p>1826708</text:p>
          </table:table-cell>
          <table:table-cell table:style-name="ce2"/>
          <table:table-cell office:value-type="string" table:style-name="ce5">
            <text:p>Epoch 83</text:p>
          </table:table-cell>
          <table:table-cell office:value-type="float" office:value="1860764" table:style-name="ce7">
            <text:p>1860764</text:p>
          </table:table-cell>
          <table:table-cell table:style-name="ce2"/>
          <table:table-cell office:value-type="string" table:style-name="ce5">
            <text:p>Epoch 83</text:p>
          </table:table-cell>
          <table:table-cell office:value-type="float" office:value="1832998" table:style-name="ce7">
            <text:p>1832998</text:p>
          </table:table-cell>
          <table:table-cell table:style-name="ce2"/>
          <table:table-cell office:value-type="string" table:style-name="ce5">
            <text:p>Epoch 83</text:p>
          </table:table-cell>
          <table:table-cell office:value-type="float" office:value="1851266" table:style-name="ce7">
            <text:p>1851266</text:p>
          </table:table-cell>
          <table:table-cell table:style-name="ce2"/>
          <table:table-cell office:value-type="string" table:style-name="ce5">
            <text:p>Epoch 83</text:p>
          </table:table-cell>
          <table:table-cell office:value-type="float" office:value="1862166" table:style-name="ce7">
            <text:p>1862166</text:p>
          </table:table-cell>
          <table:table-cell table:style-name="ce2"/>
          <table:table-cell office:value-type="string" table:style-name="ce5">
            <text:p>Epoch 83</text:p>
          </table:table-cell>
          <table:table-cell office:value-type="float" office:value="1844546" table:style-name="ce7">
            <text:p>1844546</text:p>
          </table:table-cell>
          <table:table-cell table:style-name="ce2"/>
          <table:table-cell office:value-type="string" table:style-name="ce5">
            <text:p>Epoch 83</text:p>
          </table:table-cell>
          <table:table-cell office:value-type="float" office:value="1854926" table:style-name="ce7">
            <text:p>1854926</text:p>
          </table:table-cell>
          <table:table-cell table:style-name="ce2"/>
          <table:table-cell office:value-type="string" table:style-name="ce5">
            <text:p>Epoch 83</text:p>
          </table:table-cell>
          <table:table-cell office:value-type="float" office:value="1868266" table:style-name="ce7">
            <text:p>1868266</text:p>
          </table:table-cell>
          <table:table-cell table:style-name="ce2"/>
          <table:table-cell office:value-type="string" table:style-name="ce5">
            <text:p>Epoch 83</text:p>
          </table:table-cell>
          <table:table-cell office:value-type="float" office:value="1837794" table:style-name="ce7">
            <text:p>1837794</text:p>
          </table:table-cell>
          <table:table-cell table:style-name="ce2"/>
          <table:table-cell office:value-type="string" table:style-name="ce5">
            <text:p>Epoch 83</text:p>
          </table:table-cell>
          <table:table-cell office:value-type="float" office:value="1836932" table:style-name="ce7">
            <text:p>1836932</text:p>
          </table:table-cell>
          <table:table-cell table:style-name="ce2"/>
          <table:table-cell office:value-type="string" table:style-name="ce5">
            <text:p>Epoch 83</text:p>
          </table:table-cell>
          <table:table-cell office:value-type="float" office:value="1859004" table:style-name="ce7">
            <text:p>1859004</text:p>
          </table:table-cell>
          <table:table-cell table:style-name="ce2"/>
          <table:table-cell office:value-type="string" table:style-name="ce5">
            <text:p>Epoch 83</text:p>
          </table:table-cell>
          <table:table-cell office:value-type="float" office:value="1854810" table:style-name="ce7">
            <text:p>1854810</text:p>
          </table:table-cell>
          <table:table-cell table:style-name="ce2"/>
          <table:table-cell office:value-type="string" table:style-name="ce5">
            <text:p>Epoch 83</text:p>
          </table:table-cell>
          <table:table-cell office:value-type="float" office:value="1853674" table:style-name="ce7">
            <text:p>1853674</text:p>
          </table:table-cell>
          <table:table-cell table:style-name="ce2"/>
          <table:table-cell office:value-type="string" table:style-name="ce5">
            <text:p>Epoch 83</text:p>
          </table:table-cell>
          <table:table-cell office:value-type="float" office:value="1852702" table:style-name="ce7">
            <text:p>1852702</text:p>
          </table:table-cell>
          <table:table-cell table:style-name="ce2"/>
          <table:table-cell office:value-type="string" table:style-name="ce5">
            <text:p>Epoch 83</text:p>
          </table:table-cell>
          <table:table-cell office:value-type="float" office:value="1848484" table:style-name="ce7">
            <text:p>1848484</text:p>
          </table:table-cell>
          <table:table-cell table:style-name="ce2"/>
          <table:table-cell office:value-type="string" table:style-name="ce5">
            <text:p>Epoch 83</text:p>
          </table:table-cell>
          <table:table-cell office:value-type="float" office:value="1865104" table:style-name="ce7">
            <text:p>1865104</text:p>
          </table:table-cell>
          <table:table-cell table:style-name="ce2"/>
          <table:table-cell office:value-type="string" table:style-name="ce5">
            <text:p>Epoch 83</text:p>
          </table:table-cell>
          <table:table-cell office:value-type="float" office:value="1847022" table:style-name="ce7">
            <text:p>1847022</text:p>
          </table:table-cell>
          <table:table-cell table:style-name="ce2"/>
          <table:table-cell office:value-type="string" table:style-name="ce5">
            <text:p>Epoch 83</text:p>
          </table:table-cell>
          <table:table-cell office:value-type="float" office:value="1839416" table:style-name="ce7">
            <text:p>1839416</text:p>
          </table:table-cell>
          <table:table-cell table:style-name="ce2"/>
          <table:table-cell office:value-type="string" table:style-name="ce5">
            <text:p>Epoch 83</text:p>
          </table:table-cell>
          <table:table-cell office:value-type="float" office:value="1857606" table:style-name="ce7">
            <text:p>1857606</text:p>
          </table:table-cell>
          <table:table-cell table:style-name="ce2"/>
          <table:table-cell office:value-type="string" table:style-name="ce5">
            <text:p>Epoch 83</text:p>
          </table:table-cell>
          <table:table-cell office:value-type="float" office:value="1843766" table:style-name="ce7">
            <text:p>1843766</text:p>
          </table:table-cell>
          <table:table-cell table:style-name="ce2"/>
          <table:table-cell office:value-type="string" table:style-name="ce5">
            <text:p>Epoch 83</text:p>
          </table:table-cell>
          <table:table-cell office:value-type="float" office:value="1864108" table:style-name="ce7">
            <text:p>1864108</text:p>
          </table:table-cell>
          <table:table-cell table:style-name="ce2"/>
          <table:table-cell office:value-type="string" table:style-name="ce5">
            <text:p>Epoch 83</text:p>
          </table:table-cell>
          <table:table-cell office:value-type="float" office:value="1843498" table:style-name="ce7">
            <text:p>1843498</text:p>
          </table:table-cell>
          <table:table-cell table:style-name="ce2"/>
          <table:table-cell office:value-type="string" table:style-name="ce5">
            <text:p>Epoch 83</text:p>
          </table:table-cell>
          <table:table-cell office:value-type="float" office:value="1860648" table:style-name="ce7">
            <text:p>1860648</text:p>
          </table:table-cell>
          <table:table-cell table:style-name="ce2"/>
          <table:table-cell office:value-type="string" table:style-name="ce5">
            <text:p>Epoch 83</text:p>
          </table:table-cell>
          <table:table-cell office:value-type="float" office:value="1813744" table:style-name="ce7">
            <text:p>1813744</text:p>
          </table:table-cell>
          <table:table-cell table:style-name="ce2"/>
          <table:table-cell office:value-type="string" table:style-name="ce5">
            <text:p>Epoch 83</text:p>
          </table:table-cell>
          <table:table-cell office:value-type="float" office:value="1879074" table:style-name="ce7">
            <text:p>1879074</text:p>
          </table:table-cell>
          <table:table-cell table:style-name="ce2"/>
          <table:table-cell office:value-type="string" table:style-name="ce5">
            <text:p>Epoch 83</text:p>
          </table:table-cell>
          <table:table-cell office:value-type="float" office:value="1860112" table:style-name="ce7">
            <text:p>1860112</text:p>
          </table:table-cell>
          <table:table-cell table:style-name="ce2"/>
          <table:table-cell office:value-type="string" table:style-name="ce5">
            <text:p>Epoch 83</text:p>
          </table:table-cell>
          <table:table-cell office:value-type="float" office:value="1844146" table:style-name="ce7">
            <text:p>1844146</text:p>
          </table:table-cell>
          <table:table-cell table:style-name="ce2"/>
          <table:table-cell office:value-type="string" table:style-name="ce5">
            <text:p>Epoch 83</text:p>
          </table:table-cell>
          <table:table-cell office:value-type="float" office:value="1856884" table:style-name="ce7">
            <text:p>1856884</text:p>
          </table:table-cell>
          <table:table-cell table:style-name="ce2"/>
          <table:table-cell office:value-type="string" table:style-name="ce5">
            <text:p>Epoch 83</text:p>
          </table:table-cell>
          <table:table-cell office:value-type="float" office:value="1846576" table:style-name="ce7">
            <text:p>1846576</text:p>
          </table:table-cell>
          <table:table-cell table:style-name="ce2"/>
          <table:table-cell office:value-type="string" table:style-name="ce10">
            <text:p>Epoch 83</text:p>
          </table:table-cell>
          <table:table-cell office:value-type="float" office:value="1851123" table:formula="of:=AVERAGE([.$CL86];[.$CI86];[.$CF86];[.$CC86];[.$BZ86];[.$BW86];[.$BT86];[.$BQ86];[.$BN86];[.$BK86];[.$BH86];[.$BE86];[.$BB86];[.$AY86];[.$AV86];[.$AS86];[.$AP86];[.$AM86];[.$AJ86];[.$AG86];[.$AD86];[.$AA86];[.$X86];[.$U86];[.$R86];[.$O86];[.$L86];[.$I86];[.$F86];[.$C86])" table:style-name="ce19">
            <text:p>1851123</text:p>
          </table:table-cell>
          <table:table-cell office:value-type="float" office:value="13565.899446520436" table:formula="of:=STDEV([.$CL86];[.$CI86];[.$CF86];[.$CC86];[.$BZ86];[.$BW86];[.$BT86];[.$BQ86];[.$BN86];[.$BK86];[.$BH86];[.$BE86];[.$BB86];[.$AY86];[.$AV86];[.$AS86];[.$AP86];[.$AM86];[.$AJ86];[.$AG86];[.$AD86];[.$AA86];[.$X86];[.$U86];[.$R86];[.$O86];[.$L86];[.$I86];[.$F86];[.$C86])" table:style-name="ce19">
            <text:p>13566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84</text:p>
          </table:table-cell>
          <table:table-cell office:value-type="float" office:value="1863892" table:style-name="ce7">
            <text:p>1863892</text:p>
          </table:table-cell>
          <table:table-cell table:style-name="ce2"/>
          <table:table-cell office:value-type="string" table:style-name="ce5">
            <text:p>Epoch 84</text:p>
          </table:table-cell>
          <table:table-cell office:value-type="float" office:value="1825460" table:style-name="ce7">
            <text:p>1825460</text:p>
          </table:table-cell>
          <table:table-cell table:style-name="ce2"/>
          <table:table-cell office:value-type="string" table:style-name="ce5">
            <text:p>Epoch 84</text:p>
          </table:table-cell>
          <table:table-cell office:value-type="float" office:value="1859922" table:style-name="ce7">
            <text:p>1859922</text:p>
          </table:table-cell>
          <table:table-cell table:style-name="ce2"/>
          <table:table-cell office:value-type="string" table:style-name="ce5">
            <text:p>Epoch 84</text:p>
          </table:table-cell>
          <table:table-cell office:value-type="float" office:value="1828420" table:style-name="ce7">
            <text:p>1828420</text:p>
          </table:table-cell>
          <table:table-cell table:style-name="ce2"/>
          <table:table-cell office:value-type="string" table:style-name="ce5">
            <text:p>Epoch 84</text:p>
          </table:table-cell>
          <table:table-cell office:value-type="float" office:value="1849122" table:style-name="ce7">
            <text:p>1849122</text:p>
          </table:table-cell>
          <table:table-cell table:style-name="ce2"/>
          <table:table-cell office:value-type="string" table:style-name="ce5">
            <text:p>Epoch 84</text:p>
          </table:table-cell>
          <table:table-cell office:value-type="float" office:value="1859994" table:style-name="ce7">
            <text:p>1859994</text:p>
          </table:table-cell>
          <table:table-cell table:style-name="ce2"/>
          <table:table-cell office:value-type="string" table:style-name="ce5">
            <text:p>Epoch 84</text:p>
          </table:table-cell>
          <table:table-cell office:value-type="float" office:value="1842600" table:style-name="ce7">
            <text:p>1842600</text:p>
          </table:table-cell>
          <table:table-cell table:style-name="ce2"/>
          <table:table-cell office:value-type="string" table:style-name="ce5">
            <text:p>Epoch 84</text:p>
          </table:table-cell>
          <table:table-cell office:value-type="float" office:value="1848750" table:style-name="ce7">
            <text:p>1848750</text:p>
          </table:table-cell>
          <table:table-cell table:style-name="ce2"/>
          <table:table-cell office:value-type="string" table:style-name="ce5">
            <text:p>Epoch 84</text:p>
          </table:table-cell>
          <table:table-cell office:value-type="float" office:value="1851536" table:style-name="ce7">
            <text:p>1851536</text:p>
          </table:table-cell>
          <table:table-cell table:style-name="ce2"/>
          <table:table-cell office:value-type="string" table:style-name="ce5">
            <text:p>Epoch 84</text:p>
          </table:table-cell>
          <table:table-cell office:value-type="float" office:value="1836384" table:style-name="ce7">
            <text:p>1836384</text:p>
          </table:table-cell>
          <table:table-cell table:style-name="ce2"/>
          <table:table-cell office:value-type="string" table:style-name="ce5">
            <text:p>Epoch 84</text:p>
          </table:table-cell>
          <table:table-cell office:value-type="float" office:value="1835160" table:style-name="ce7">
            <text:p>1835160</text:p>
          </table:table-cell>
          <table:table-cell table:style-name="ce2"/>
          <table:table-cell office:value-type="string" table:style-name="ce5">
            <text:p>Epoch 84</text:p>
          </table:table-cell>
          <table:table-cell office:value-type="float" office:value="1857992" table:style-name="ce7">
            <text:p>1857992</text:p>
          </table:table-cell>
          <table:table-cell table:style-name="ce2"/>
          <table:table-cell office:value-type="string" table:style-name="ce5">
            <text:p>Epoch 84</text:p>
          </table:table-cell>
          <table:table-cell office:value-type="float" office:value="1851998" table:style-name="ce7">
            <text:p>1851998</text:p>
          </table:table-cell>
          <table:table-cell table:style-name="ce2"/>
          <table:table-cell office:value-type="string" table:style-name="ce5">
            <text:p>Epoch 84</text:p>
          </table:table-cell>
          <table:table-cell office:value-type="float" office:value="1851334" table:style-name="ce7">
            <text:p>1851334</text:p>
          </table:table-cell>
          <table:table-cell table:style-name="ce2"/>
          <table:table-cell office:value-type="string" table:style-name="ce5">
            <text:p>Epoch 84</text:p>
          </table:table-cell>
          <table:table-cell office:value-type="float" office:value="1846386" table:style-name="ce7">
            <text:p>1846386</text:p>
          </table:table-cell>
          <table:table-cell table:style-name="ce2"/>
          <table:table-cell office:value-type="string" table:style-name="ce5">
            <text:p>Epoch 84</text:p>
          </table:table-cell>
          <table:table-cell office:value-type="float" office:value="1847368" table:style-name="ce7">
            <text:p>1847368</text:p>
          </table:table-cell>
          <table:table-cell table:style-name="ce2"/>
          <table:table-cell office:value-type="string" table:style-name="ce5">
            <text:p>Epoch 84</text:p>
          </table:table-cell>
          <table:table-cell office:value-type="float" office:value="1864358" table:style-name="ce7">
            <text:p>1864358</text:p>
          </table:table-cell>
          <table:table-cell table:style-name="ce2"/>
          <table:table-cell office:value-type="string" table:style-name="ce5">
            <text:p>Epoch 84</text:p>
          </table:table-cell>
          <table:table-cell office:value-type="float" office:value="1845406" table:style-name="ce7">
            <text:p>1845406</text:p>
          </table:table-cell>
          <table:table-cell table:style-name="ce2"/>
          <table:table-cell office:value-type="string" table:style-name="ce5">
            <text:p>Epoch 84</text:p>
          </table:table-cell>
          <table:table-cell office:value-type="float" office:value="1833450" table:style-name="ce7">
            <text:p>1833450</text:p>
          </table:table-cell>
          <table:table-cell table:style-name="ce2"/>
          <table:table-cell office:value-type="string" table:style-name="ce5">
            <text:p>Epoch 84</text:p>
          </table:table-cell>
          <table:table-cell office:value-type="float" office:value="1856244" table:style-name="ce7">
            <text:p>1856244</text:p>
          </table:table-cell>
          <table:table-cell table:style-name="ce2"/>
          <table:table-cell office:value-type="string" table:style-name="ce5">
            <text:p>Epoch 84</text:p>
          </table:table-cell>
          <table:table-cell office:value-type="float" office:value="1843006" table:style-name="ce7">
            <text:p>1843006</text:p>
          </table:table-cell>
          <table:table-cell table:style-name="ce2"/>
          <table:table-cell office:value-type="string" table:style-name="ce5">
            <text:p>Epoch 84</text:p>
          </table:table-cell>
          <table:table-cell office:value-type="float" office:value="1863198" table:style-name="ce7">
            <text:p>1863198</text:p>
          </table:table-cell>
          <table:table-cell table:style-name="ce2"/>
          <table:table-cell office:value-type="string" table:style-name="ce5">
            <text:p>Epoch 84</text:p>
          </table:table-cell>
          <table:table-cell office:value-type="float" office:value="1833730" table:style-name="ce7">
            <text:p>1833730</text:p>
          </table:table-cell>
          <table:table-cell table:style-name="ce2"/>
          <table:table-cell office:value-type="string" table:style-name="ce5">
            <text:p>Epoch 84</text:p>
          </table:table-cell>
          <table:table-cell office:value-type="float" office:value="1860462" table:style-name="ce7">
            <text:p>1860462</text:p>
          </table:table-cell>
          <table:table-cell table:style-name="ce2"/>
          <table:table-cell office:value-type="string" table:style-name="ce5">
            <text:p>Epoch 84</text:p>
          </table:table-cell>
          <table:table-cell office:value-type="float" office:value="1807466" table:style-name="ce7">
            <text:p>1807466</text:p>
          </table:table-cell>
          <table:table-cell table:style-name="ce2"/>
          <table:table-cell office:value-type="string" table:style-name="ce5">
            <text:p>Epoch 84</text:p>
          </table:table-cell>
          <table:table-cell office:value-type="float" office:value="1873778" table:style-name="ce7">
            <text:p>1873778</text:p>
          </table:table-cell>
          <table:table-cell table:style-name="ce2"/>
          <table:table-cell office:value-type="string" table:style-name="ce5">
            <text:p>Epoch 84</text:p>
          </table:table-cell>
          <table:table-cell office:value-type="float" office:value="1855716" table:style-name="ce7">
            <text:p>1855716</text:p>
          </table:table-cell>
          <table:table-cell table:style-name="ce2"/>
          <table:table-cell office:value-type="string" table:style-name="ce5">
            <text:p>Epoch 84</text:p>
          </table:table-cell>
          <table:table-cell office:value-type="float" office:value="1844002" table:style-name="ce7">
            <text:p>1844002</text:p>
          </table:table-cell>
          <table:table-cell table:style-name="ce2"/>
          <table:table-cell office:value-type="string" table:style-name="ce5">
            <text:p>Epoch 84</text:p>
          </table:table-cell>
          <table:table-cell office:value-type="float" office:value="1853486" table:style-name="ce7">
            <text:p>1853486</text:p>
          </table:table-cell>
          <table:table-cell table:style-name="ce2"/>
          <table:table-cell office:value-type="string" table:style-name="ce5">
            <text:p>Epoch 84</text:p>
          </table:table-cell>
          <table:table-cell office:value-type="float" office:value="1845536" table:style-name="ce7">
            <text:p>1845536</text:p>
          </table:table-cell>
          <table:table-cell table:style-name="ce2"/>
          <table:table-cell office:value-type="string" table:style-name="ce10">
            <text:p>Epoch 84</text:p>
          </table:table-cell>
          <table:table-cell office:value-type="float" office:value="1847871.8666666667" table:formula="of:=AVERAGE([.$CL87];[.$CI87];[.$CF87];[.$CC87];[.$BZ87];[.$BW87];[.$BT87];[.$BQ87];[.$BN87];[.$BK87];[.$BH87];[.$BE87];[.$BB87];[.$AY87];[.$AV87];[.$AS87];[.$AP87];[.$AM87];[.$AJ87];[.$AG87];[.$AD87];[.$AA87];[.$X87];[.$U87];[.$R87];[.$O87];[.$L87];[.$I87];[.$F87];[.$C87])" table:style-name="ce19">
            <text:p>1847872</text:p>
          </table:table-cell>
          <table:table-cell office:value-type="float" office:value="13759.93463229595" table:formula="of:=STDEV([.$CL87];[.$CI87];[.$CF87];[.$CC87];[.$BZ87];[.$BW87];[.$BT87];[.$BQ87];[.$BN87];[.$BK87];[.$BH87];[.$BE87];[.$BB87];[.$AY87];[.$AV87];[.$AS87];[.$AP87];[.$AM87];[.$AJ87];[.$AG87];[.$AD87];[.$AA87];[.$X87];[.$U87];[.$R87];[.$O87];[.$L87];[.$I87];[.$F87];[.$C87])" table:style-name="ce19">
            <text:p>13760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85</text:p>
          </table:table-cell>
          <table:table-cell office:value-type="float" office:value="1859550" table:style-name="ce7">
            <text:p>1859550</text:p>
          </table:table-cell>
          <table:table-cell table:style-name="ce2"/>
          <table:table-cell office:value-type="string" table:style-name="ce5">
            <text:p>Epoch 85</text:p>
          </table:table-cell>
          <table:table-cell office:value-type="float" office:value="1824758" table:style-name="ce7">
            <text:p>1824758</text:p>
          </table:table-cell>
          <table:table-cell table:style-name="ce2"/>
          <table:table-cell office:value-type="string" table:style-name="ce5">
            <text:p>Epoch 85</text:p>
          </table:table-cell>
          <table:table-cell office:value-type="float" office:value="1849856" table:style-name="ce7">
            <text:p>1849856</text:p>
          </table:table-cell>
          <table:table-cell table:style-name="ce2"/>
          <table:table-cell office:value-type="string" table:style-name="ce5">
            <text:p>Epoch 85</text:p>
          </table:table-cell>
          <table:table-cell office:value-type="float" office:value="1827294" table:style-name="ce7">
            <text:p>1827294</text:p>
          </table:table-cell>
          <table:table-cell table:style-name="ce2"/>
          <table:table-cell office:value-type="string" table:style-name="ce5">
            <text:p>Epoch 85</text:p>
          </table:table-cell>
          <table:table-cell office:value-type="float" office:value="1848594" table:style-name="ce7">
            <text:p>1848594</text:p>
          </table:table-cell>
          <table:table-cell table:style-name="ce2"/>
          <table:table-cell office:value-type="string" table:style-name="ce5">
            <text:p>Epoch 85</text:p>
          </table:table-cell>
          <table:table-cell office:value-type="float" office:value="1852780" table:style-name="ce7">
            <text:p>1852780</text:p>
          </table:table-cell>
          <table:table-cell table:style-name="ce2"/>
          <table:table-cell office:value-type="string" table:style-name="ce5">
            <text:p>Epoch 85</text:p>
          </table:table-cell>
          <table:table-cell office:value-type="float" office:value="1839968" table:style-name="ce7">
            <text:p>1839968</text:p>
          </table:table-cell>
          <table:table-cell table:style-name="ce2"/>
          <table:table-cell office:value-type="string" table:style-name="ce5">
            <text:p>Epoch 85</text:p>
          </table:table-cell>
          <table:table-cell office:value-type="float" office:value="1848436" table:style-name="ce7">
            <text:p>1848436</text:p>
          </table:table-cell>
          <table:table-cell table:style-name="ce2"/>
          <table:table-cell office:value-type="string" table:style-name="ce5">
            <text:p>Epoch 85</text:p>
          </table:table-cell>
          <table:table-cell office:value-type="float" office:value="1851324" table:style-name="ce7">
            <text:p>1851324</text:p>
          </table:table-cell>
          <table:table-cell table:style-name="ce2"/>
          <table:table-cell office:value-type="string" table:style-name="ce5">
            <text:p>Epoch 85</text:p>
          </table:table-cell>
          <table:table-cell office:value-type="float" office:value="1833886" table:style-name="ce7">
            <text:p>1833886</text:p>
          </table:table-cell>
          <table:table-cell table:style-name="ce2"/>
          <table:table-cell office:value-type="string" table:style-name="ce5">
            <text:p>Epoch 85</text:p>
          </table:table-cell>
          <table:table-cell office:value-type="float" office:value="1835114" table:style-name="ce7">
            <text:p>1835114</text:p>
          </table:table-cell>
          <table:table-cell table:style-name="ce2"/>
          <table:table-cell office:value-type="string" table:style-name="ce5">
            <text:p>Epoch 85</text:p>
          </table:table-cell>
          <table:table-cell office:value-type="float" office:value="1853984" table:style-name="ce7">
            <text:p>1853984</text:p>
          </table:table-cell>
          <table:table-cell table:style-name="ce2"/>
          <table:table-cell office:value-type="string" table:style-name="ce5">
            <text:p>Epoch 85</text:p>
          </table:table-cell>
          <table:table-cell office:value-type="float" office:value="1846294" table:style-name="ce7">
            <text:p>1846294</text:p>
          </table:table-cell>
          <table:table-cell table:style-name="ce2"/>
          <table:table-cell office:value-type="string" table:style-name="ce5">
            <text:p>Epoch 85</text:p>
          </table:table-cell>
          <table:table-cell office:value-type="float" office:value="1847226" table:style-name="ce7">
            <text:p>1847226</text:p>
          </table:table-cell>
          <table:table-cell table:style-name="ce2"/>
          <table:table-cell office:value-type="string" table:style-name="ce5">
            <text:p>Epoch 85</text:p>
          </table:table-cell>
          <table:table-cell office:value-type="float" office:value="1845516" table:style-name="ce7">
            <text:p>1845516</text:p>
          </table:table-cell>
          <table:table-cell table:style-name="ce2"/>
          <table:table-cell office:value-type="string" table:style-name="ce5">
            <text:p>Epoch 85</text:p>
          </table:table-cell>
          <table:table-cell office:value-type="float" office:value="1846028" table:style-name="ce7">
            <text:p>1846028</text:p>
          </table:table-cell>
          <table:table-cell table:style-name="ce2"/>
          <table:table-cell office:value-type="string" table:style-name="ce5">
            <text:p>Epoch 85</text:p>
          </table:table-cell>
          <table:table-cell office:value-type="float" office:value="1863922" table:style-name="ce7">
            <text:p>1863922</text:p>
          </table:table-cell>
          <table:table-cell table:style-name="ce2"/>
          <table:table-cell office:value-type="string" table:style-name="ce5">
            <text:p>Epoch 85</text:p>
          </table:table-cell>
          <table:table-cell office:value-type="float" office:value="1841620" table:style-name="ce7">
            <text:p>1841620</text:p>
          </table:table-cell>
          <table:table-cell table:style-name="ce2"/>
          <table:table-cell office:value-type="string" table:style-name="ce5">
            <text:p>Epoch 85</text:p>
          </table:table-cell>
          <table:table-cell office:value-type="float" office:value="1833258" table:style-name="ce7">
            <text:p>1833258</text:p>
          </table:table-cell>
          <table:table-cell table:style-name="ce2"/>
          <table:table-cell office:value-type="string" table:style-name="ce5">
            <text:p>Epoch 85</text:p>
          </table:table-cell>
          <table:table-cell office:value-type="float" office:value="1852570" table:style-name="ce7">
            <text:p>1852570</text:p>
          </table:table-cell>
          <table:table-cell table:style-name="ce2"/>
          <table:table-cell office:value-type="string" table:style-name="ce5">
            <text:p>Epoch 85</text:p>
          </table:table-cell>
          <table:table-cell office:value-type="float" office:value="1841954" table:style-name="ce7">
            <text:p>1841954</text:p>
          </table:table-cell>
          <table:table-cell table:style-name="ce2"/>
          <table:table-cell office:value-type="string" table:style-name="ce5">
            <text:p>Epoch 85</text:p>
          </table:table-cell>
          <table:table-cell office:value-type="float" office:value="1857850" table:style-name="ce7">
            <text:p>1857850</text:p>
          </table:table-cell>
          <table:table-cell table:style-name="ce2"/>
          <table:table-cell office:value-type="string" table:style-name="ce5">
            <text:p>Epoch 85</text:p>
          </table:table-cell>
          <table:table-cell office:value-type="float" office:value="1829846" table:style-name="ce7">
            <text:p>1829846</text:p>
          </table:table-cell>
          <table:table-cell table:style-name="ce2"/>
          <table:table-cell office:value-type="string" table:style-name="ce5">
            <text:p>Epoch 85</text:p>
          </table:table-cell>
          <table:table-cell office:value-type="float" office:value="1855604" table:style-name="ce7">
            <text:p>1855604</text:p>
          </table:table-cell>
          <table:table-cell table:style-name="ce2"/>
          <table:table-cell office:value-type="string" table:style-name="ce5">
            <text:p>Epoch 85</text:p>
          </table:table-cell>
          <table:table-cell office:value-type="float" office:value="1806374" table:style-name="ce7">
            <text:p>1806374</text:p>
          </table:table-cell>
          <table:table-cell table:style-name="ce2"/>
          <table:table-cell office:value-type="string" table:style-name="ce5">
            <text:p>Epoch 85</text:p>
          </table:table-cell>
          <table:table-cell office:value-type="float" office:value="1873144" table:style-name="ce7">
            <text:p>1873144</text:p>
          </table:table-cell>
          <table:table-cell table:style-name="ce2"/>
          <table:table-cell office:value-type="string" table:style-name="ce5">
            <text:p>Epoch 85</text:p>
          </table:table-cell>
          <table:table-cell office:value-type="float" office:value="1853286" table:style-name="ce7">
            <text:p>1853286</text:p>
          </table:table-cell>
          <table:table-cell table:style-name="ce2"/>
          <table:table-cell office:value-type="string" table:style-name="ce5">
            <text:p>Epoch 85</text:p>
          </table:table-cell>
          <table:table-cell office:value-type="float" office:value="1842928" table:style-name="ce7">
            <text:p>1842928</text:p>
          </table:table-cell>
          <table:table-cell table:style-name="ce2"/>
          <table:table-cell office:value-type="string" table:style-name="ce5">
            <text:p>Epoch 85</text:p>
          </table:table-cell>
          <table:table-cell office:value-type="float" office:value="1847530" table:style-name="ce7">
            <text:p>1847530</text:p>
          </table:table-cell>
          <table:table-cell table:style-name="ce2"/>
          <table:table-cell office:value-type="string" table:style-name="ce5">
            <text:p>Epoch 85</text:p>
          </table:table-cell>
          <table:table-cell office:value-type="float" office:value="1839962" table:style-name="ce7">
            <text:p>1839962</text:p>
          </table:table-cell>
          <table:table-cell table:style-name="ce2"/>
          <table:table-cell office:value-type="string" table:style-name="ce10">
            <text:p>Epoch 85</text:p>
          </table:table-cell>
          <table:table-cell office:value-type="float" office:value="1845015.2" table:formula="of:=AVERAGE([.$CL88];[.$CI88];[.$CF88];[.$CC88];[.$BZ88];[.$BW88];[.$BT88];[.$BQ88];[.$BN88];[.$BK88];[.$BH88];[.$BE88];[.$BB88];[.$AY88];[.$AV88];[.$AS88];[.$AP88];[.$AM88];[.$AJ88];[.$AG88];[.$AD88];[.$AA88];[.$X88];[.$U88];[.$R88];[.$O88];[.$L88];[.$I88];[.$F88];[.$C88])" table:style-name="ce19">
            <text:p>1845015</text:p>
          </table:table-cell>
          <table:table-cell office:value-type="float" office:value="12983.97217368" table:formula="of:=STDEV([.$CL88];[.$CI88];[.$CF88];[.$CC88];[.$BZ88];[.$BW88];[.$BT88];[.$BQ88];[.$BN88];[.$BK88];[.$BH88];[.$BE88];[.$BB88];[.$AY88];[.$AV88];[.$AS88];[.$AP88];[.$AM88];[.$AJ88];[.$AG88];[.$AD88];[.$AA88];[.$X88];[.$U88];[.$R88];[.$O88];[.$L88];[.$I88];[.$F88];[.$C88])" table:style-name="ce19">
            <text:p>12984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86</text:p>
          </table:table-cell>
          <table:table-cell office:value-type="float" office:value="1858252" table:style-name="ce7">
            <text:p>1858252</text:p>
          </table:table-cell>
          <table:table-cell table:style-name="ce2"/>
          <table:table-cell office:value-type="string" table:style-name="ce5">
            <text:p>Epoch 86</text:p>
          </table:table-cell>
          <table:table-cell office:value-type="float" office:value="1822852" table:style-name="ce7">
            <text:p>1822852</text:p>
          </table:table-cell>
          <table:table-cell table:style-name="ce2"/>
          <table:table-cell office:value-type="string" table:style-name="ce5">
            <text:p>Epoch 86</text:p>
          </table:table-cell>
          <table:table-cell office:value-type="float" office:value="1838666" table:style-name="ce7">
            <text:p>1838666</text:p>
          </table:table-cell>
          <table:table-cell table:style-name="ce2"/>
          <table:table-cell office:value-type="string" table:style-name="ce5">
            <text:p>Epoch 86</text:p>
          </table:table-cell>
          <table:table-cell office:value-type="float" office:value="1827036" table:style-name="ce7">
            <text:p>1827036</text:p>
          </table:table-cell>
          <table:table-cell table:style-name="ce2"/>
          <table:table-cell office:value-type="string" table:style-name="ce5">
            <text:p>Epoch 86</text:p>
          </table:table-cell>
          <table:table-cell office:value-type="float" office:value="1846398" table:style-name="ce7">
            <text:p>1846398</text:p>
          </table:table-cell>
          <table:table-cell table:style-name="ce2"/>
          <table:table-cell office:value-type="string" table:style-name="ce5">
            <text:p>Epoch 86</text:p>
          </table:table-cell>
          <table:table-cell office:value-type="float" office:value="1849012" table:style-name="ce7">
            <text:p>1849012</text:p>
          </table:table-cell>
          <table:table-cell table:style-name="ce2"/>
          <table:table-cell office:value-type="string" table:style-name="ce5">
            <text:p>Epoch 86</text:p>
          </table:table-cell>
          <table:table-cell office:value-type="float" office:value="1837378" table:style-name="ce7">
            <text:p>1837378</text:p>
          </table:table-cell>
          <table:table-cell table:style-name="ce2"/>
          <table:table-cell office:value-type="string" table:style-name="ce5">
            <text:p>Epoch 86</text:p>
          </table:table-cell>
          <table:table-cell office:value-type="float" office:value="1848422" table:style-name="ce7">
            <text:p>1848422</text:p>
          </table:table-cell>
          <table:table-cell table:style-name="ce2"/>
          <table:table-cell office:value-type="string" table:style-name="ce5">
            <text:p>Epoch 86</text:p>
          </table:table-cell>
          <table:table-cell office:value-type="float" office:value="1845870" table:style-name="ce7">
            <text:p>1845870</text:p>
          </table:table-cell>
          <table:table-cell table:style-name="ce2"/>
          <table:table-cell office:value-type="string" table:style-name="ce5">
            <text:p>Epoch 86</text:p>
          </table:table-cell>
          <table:table-cell office:value-type="float" office:value="1831228" table:style-name="ce7">
            <text:p>1831228</text:p>
          </table:table-cell>
          <table:table-cell table:style-name="ce2"/>
          <table:table-cell office:value-type="string" table:style-name="ce5">
            <text:p>Epoch 86</text:p>
          </table:table-cell>
          <table:table-cell office:value-type="float" office:value="1824126" table:style-name="ce7">
            <text:p>1824126</text:p>
          </table:table-cell>
          <table:table-cell table:style-name="ce2"/>
          <table:table-cell office:value-type="string" table:style-name="ce5">
            <text:p>Epoch 86</text:p>
          </table:table-cell>
          <table:table-cell office:value-type="float" office:value="1843748" table:style-name="ce7">
            <text:p>1843748</text:p>
          </table:table-cell>
          <table:table-cell table:style-name="ce2"/>
          <table:table-cell office:value-type="string" table:style-name="ce5">
            <text:p>Epoch 86</text:p>
          </table:table-cell>
          <table:table-cell office:value-type="float" office:value="1842140" table:style-name="ce7">
            <text:p>1842140</text:p>
          </table:table-cell>
          <table:table-cell table:style-name="ce2"/>
          <table:table-cell office:value-type="string" table:style-name="ce5">
            <text:p>Epoch 86</text:p>
          </table:table-cell>
          <table:table-cell office:value-type="float" office:value="1847154" table:style-name="ce7">
            <text:p>1847154</text:p>
          </table:table-cell>
          <table:table-cell table:style-name="ce2"/>
          <table:table-cell office:value-type="string" table:style-name="ce5">
            <text:p>Epoch 86</text:p>
          </table:table-cell>
          <table:table-cell office:value-type="float" office:value="1842744" table:style-name="ce7">
            <text:p>1842744</text:p>
          </table:table-cell>
          <table:table-cell table:style-name="ce2"/>
          <table:table-cell office:value-type="string" table:style-name="ce5">
            <text:p>Epoch 86</text:p>
          </table:table-cell>
          <table:table-cell office:value-type="float" office:value="1843760" table:style-name="ce7">
            <text:p>1843760</text:p>
          </table:table-cell>
          <table:table-cell table:style-name="ce2"/>
          <table:table-cell office:value-type="string" table:style-name="ce5">
            <text:p>Epoch 86</text:p>
          </table:table-cell>
          <table:table-cell office:value-type="float" office:value="1859496" table:style-name="ce7">
            <text:p>1859496</text:p>
          </table:table-cell>
          <table:table-cell table:style-name="ce2"/>
          <table:table-cell office:value-type="string" table:style-name="ce5">
            <text:p>Epoch 86</text:p>
          </table:table-cell>
          <table:table-cell office:value-type="float" office:value="1841266" table:style-name="ce7">
            <text:p>1841266</text:p>
          </table:table-cell>
          <table:table-cell table:style-name="ce2"/>
          <table:table-cell office:value-type="string" table:style-name="ce5">
            <text:p>Epoch 86</text:p>
          </table:table-cell>
          <table:table-cell office:value-type="float" office:value="1829248" table:style-name="ce7">
            <text:p>1829248</text:p>
          </table:table-cell>
          <table:table-cell table:style-name="ce2"/>
          <table:table-cell office:value-type="string" table:style-name="ce5">
            <text:p>Epoch 86</text:p>
          </table:table-cell>
          <table:table-cell office:value-type="float" office:value="1848018" table:style-name="ce7">
            <text:p>1848018</text:p>
          </table:table-cell>
          <table:table-cell table:style-name="ce2"/>
          <table:table-cell office:value-type="string" table:style-name="ce5">
            <text:p>Epoch 86</text:p>
          </table:table-cell>
          <table:table-cell office:value-type="float" office:value="1837194" table:style-name="ce7">
            <text:p>1837194</text:p>
          </table:table-cell>
          <table:table-cell table:style-name="ce2"/>
          <table:table-cell office:value-type="string" table:style-name="ce5">
            <text:p>Epoch 86</text:p>
          </table:table-cell>
          <table:table-cell office:value-type="float" office:value="1852270" table:style-name="ce7">
            <text:p>1852270</text:p>
          </table:table-cell>
          <table:table-cell table:style-name="ce2"/>
          <table:table-cell office:value-type="string" table:style-name="ce5">
            <text:p>Epoch 86</text:p>
          </table:table-cell>
          <table:table-cell office:value-type="float" office:value="1827712" table:style-name="ce7">
            <text:p>1827712</text:p>
          </table:table-cell>
          <table:table-cell table:style-name="ce2"/>
          <table:table-cell office:value-type="string" table:style-name="ce5">
            <text:p>Epoch 86</text:p>
          </table:table-cell>
          <table:table-cell office:value-type="float" office:value="1854744" table:style-name="ce7">
            <text:p>1854744</text:p>
          </table:table-cell>
          <table:table-cell table:style-name="ce2"/>
          <table:table-cell office:value-type="string" table:style-name="ce5">
            <text:p>Epoch 86</text:p>
          </table:table-cell>
          <table:table-cell office:value-type="float" office:value="1804500" table:style-name="ce7">
            <text:p>1804500</text:p>
          </table:table-cell>
          <table:table-cell table:style-name="ce2"/>
          <table:table-cell office:value-type="string" table:style-name="ce5">
            <text:p>Epoch 86</text:p>
          </table:table-cell>
          <table:table-cell office:value-type="float" office:value="1871438" table:style-name="ce7">
            <text:p>1871438</text:p>
          </table:table-cell>
          <table:table-cell table:style-name="ce2"/>
          <table:table-cell office:value-type="string" table:style-name="ce5">
            <text:p>Epoch 86</text:p>
          </table:table-cell>
          <table:table-cell office:value-type="float" office:value="1851636" table:style-name="ce7">
            <text:p>1851636</text:p>
          </table:table-cell>
          <table:table-cell table:style-name="ce2"/>
          <table:table-cell office:value-type="string" table:style-name="ce5">
            <text:p>Epoch 86</text:p>
          </table:table-cell>
          <table:table-cell office:value-type="float" office:value="1841562" table:style-name="ce7">
            <text:p>1841562</text:p>
          </table:table-cell>
          <table:table-cell table:style-name="ce2"/>
          <table:table-cell office:value-type="string" table:style-name="ce5">
            <text:p>Epoch 86</text:p>
          </table:table-cell>
          <table:table-cell office:value-type="float" office:value="1837092" table:style-name="ce7">
            <text:p>1837092</text:p>
          </table:table-cell>
          <table:table-cell table:style-name="ce2"/>
          <table:table-cell office:value-type="string" table:style-name="ce5">
            <text:p>Epoch 86</text:p>
          </table:table-cell>
          <table:table-cell office:value-type="float" office:value="1839558" table:style-name="ce7">
            <text:p>1839558</text:p>
          </table:table-cell>
          <table:table-cell table:style-name="ce2"/>
          <table:table-cell office:value-type="string" table:style-name="ce10">
            <text:p>Epoch 86</text:p>
          </table:table-cell>
          <table:table-cell office:value-type="float" office:value="1841484" table:formula="of:=AVERAGE([.$CL89];[.$CI89];[.$CF89];[.$CC89];[.$BZ89];[.$BW89];[.$BT89];[.$BQ89];[.$BN89];[.$BK89];[.$BH89];[.$BE89];[.$BB89];[.$AY89];[.$AV89];[.$AS89];[.$AP89];[.$AM89];[.$AJ89];[.$AG89];[.$AD89];[.$AA89];[.$X89];[.$U89];[.$R89];[.$O89];[.$L89];[.$I89];[.$F89];[.$C89])" table:style-name="ce19">
            <text:p>1841484</text:p>
          </table:table-cell>
          <table:table-cell office:value-type="float" office:value="12957.847362732055" table:formula="of:=STDEV([.$CL89];[.$CI89];[.$CF89];[.$CC89];[.$BZ89];[.$BW89];[.$BT89];[.$BQ89];[.$BN89];[.$BK89];[.$BH89];[.$BE89];[.$BB89];[.$AY89];[.$AV89];[.$AS89];[.$AP89];[.$AM89];[.$AJ89];[.$AG89];[.$AD89];[.$AA89];[.$X89];[.$U89];[.$R89];[.$O89];[.$L89];[.$I89];[.$F89];[.$C89])" table:style-name="ce19">
            <text:p>12958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87</text:p>
          </table:table-cell>
          <table:table-cell office:value-type="float" office:value="1857944" table:style-name="ce7">
            <text:p>1857944</text:p>
          </table:table-cell>
          <table:table-cell table:style-name="ce2"/>
          <table:table-cell office:value-type="string" table:style-name="ce5">
            <text:p>Epoch 87</text:p>
          </table:table-cell>
          <table:table-cell office:value-type="float" office:value="1813876" table:style-name="ce7">
            <text:p>1813876</text:p>
          </table:table-cell>
          <table:table-cell table:style-name="ce2"/>
          <table:table-cell office:value-type="string" table:style-name="ce5">
            <text:p>Epoch 87</text:p>
          </table:table-cell>
          <table:table-cell office:value-type="float" office:value="1837516" table:style-name="ce7">
            <text:p>1837516</text:p>
          </table:table-cell>
          <table:table-cell table:style-name="ce2"/>
          <table:table-cell office:value-type="string" table:style-name="ce5">
            <text:p>Epoch 87</text:p>
          </table:table-cell>
          <table:table-cell office:value-type="float" office:value="1825992" table:style-name="ce7">
            <text:p>1825992</text:p>
          </table:table-cell>
          <table:table-cell table:style-name="ce2"/>
          <table:table-cell office:value-type="string" table:style-name="ce5">
            <text:p>Epoch 87</text:p>
          </table:table-cell>
          <table:table-cell office:value-type="float" office:value="1844790" table:style-name="ce7">
            <text:p>1844790</text:p>
          </table:table-cell>
          <table:table-cell table:style-name="ce2"/>
          <table:table-cell office:value-type="string" table:style-name="ce5">
            <text:p>Epoch 87</text:p>
          </table:table-cell>
          <table:table-cell office:value-type="float" office:value="1845930" table:style-name="ce7">
            <text:p>1845930</text:p>
          </table:table-cell>
          <table:table-cell table:style-name="ce2"/>
          <table:table-cell office:value-type="string" table:style-name="ce5">
            <text:p>Epoch 87</text:p>
          </table:table-cell>
          <table:table-cell office:value-type="float" office:value="1835274" table:style-name="ce7">
            <text:p>1835274</text:p>
          </table:table-cell>
          <table:table-cell table:style-name="ce2"/>
          <table:table-cell office:value-type="string" table:style-name="ce5">
            <text:p>Epoch 87</text:p>
          </table:table-cell>
          <table:table-cell office:value-type="float" office:value="1848414" table:style-name="ce7">
            <text:p>1848414</text:p>
          </table:table-cell>
          <table:table-cell table:style-name="ce2"/>
          <table:table-cell office:value-type="string" table:style-name="ce5">
            <text:p>Epoch 87</text:p>
          </table:table-cell>
          <table:table-cell office:value-type="float" office:value="1844376" table:style-name="ce7">
            <text:p>1844376</text:p>
          </table:table-cell>
          <table:table-cell table:style-name="ce2"/>
          <table:table-cell office:value-type="string" table:style-name="ce5">
            <text:p>Epoch 87</text:p>
          </table:table-cell>
          <table:table-cell office:value-type="float" office:value="1825932" table:style-name="ce7">
            <text:p>1825932</text:p>
          </table:table-cell>
          <table:table-cell table:style-name="ce2"/>
          <table:table-cell office:value-type="string" table:style-name="ce5">
            <text:p>Epoch 87</text:p>
          </table:table-cell>
          <table:table-cell office:value-type="float" office:value="1819472" table:style-name="ce7">
            <text:p>1819472</text:p>
          </table:table-cell>
          <table:table-cell table:style-name="ce2"/>
          <table:table-cell office:value-type="string" table:style-name="ce5">
            <text:p>Epoch 87</text:p>
          </table:table-cell>
          <table:table-cell office:value-type="float" office:value="1841422" table:style-name="ce7">
            <text:p>1841422</text:p>
          </table:table-cell>
          <table:table-cell table:style-name="ce2"/>
          <table:table-cell office:value-type="string" table:style-name="ce5">
            <text:p>Epoch 87</text:p>
          </table:table-cell>
          <table:table-cell office:value-type="float" office:value="1837130" table:style-name="ce7">
            <text:p>1837130</text:p>
          </table:table-cell>
          <table:table-cell table:style-name="ce2"/>
          <table:table-cell office:value-type="string" table:style-name="ce5">
            <text:p>Epoch 87</text:p>
          </table:table-cell>
          <table:table-cell office:value-type="float" office:value="1846676" table:style-name="ce7">
            <text:p>1846676</text:p>
          </table:table-cell>
          <table:table-cell table:style-name="ce2"/>
          <table:table-cell office:value-type="string" table:style-name="ce5">
            <text:p>Epoch 87</text:p>
          </table:table-cell>
          <table:table-cell office:value-type="float" office:value="1840438" table:style-name="ce7">
            <text:p>1840438</text:p>
          </table:table-cell>
          <table:table-cell table:style-name="ce2"/>
          <table:table-cell office:value-type="string" table:style-name="ce5">
            <text:p>Epoch 87</text:p>
          </table:table-cell>
          <table:table-cell office:value-type="float" office:value="1839654" table:style-name="ce7">
            <text:p>1839654</text:p>
          </table:table-cell>
          <table:table-cell table:style-name="ce2"/>
          <table:table-cell office:value-type="string" table:style-name="ce5">
            <text:p>Epoch 87</text:p>
          </table:table-cell>
          <table:table-cell office:value-type="float" office:value="1858496" table:style-name="ce7">
            <text:p>1858496</text:p>
          </table:table-cell>
          <table:table-cell table:style-name="ce2"/>
          <table:table-cell office:value-type="string" table:style-name="ce5">
            <text:p>Epoch 87</text:p>
          </table:table-cell>
          <table:table-cell office:value-type="float" office:value="1836804" table:style-name="ce7">
            <text:p>1836804</text:p>
          </table:table-cell>
          <table:table-cell table:style-name="ce2"/>
          <table:table-cell office:value-type="string" table:style-name="ce5">
            <text:p>Epoch 87</text:p>
          </table:table-cell>
          <table:table-cell office:value-type="float" office:value="1826368" table:style-name="ce7">
            <text:p>1826368</text:p>
          </table:table-cell>
          <table:table-cell table:style-name="ce2"/>
          <table:table-cell office:value-type="string" table:style-name="ce5">
            <text:p>Epoch 87</text:p>
          </table:table-cell>
          <table:table-cell office:value-type="float" office:value="1844542" table:style-name="ce7">
            <text:p>1844542</text:p>
          </table:table-cell>
          <table:table-cell table:style-name="ce2"/>
          <table:table-cell office:value-type="string" table:style-name="ce5">
            <text:p>Epoch 87</text:p>
          </table:table-cell>
          <table:table-cell office:value-type="float" office:value="1833380" table:style-name="ce7">
            <text:p>1833380</text:p>
          </table:table-cell>
          <table:table-cell table:style-name="ce2"/>
          <table:table-cell office:value-type="string" table:style-name="ce5">
            <text:p>Epoch 87</text:p>
          </table:table-cell>
          <table:table-cell office:value-type="float" office:value="1849908" table:style-name="ce7">
            <text:p>1849908</text:p>
          </table:table-cell>
          <table:table-cell table:style-name="ce2"/>
          <table:table-cell office:value-type="string" table:style-name="ce5">
            <text:p>Epoch 87</text:p>
          </table:table-cell>
          <table:table-cell office:value-type="float" office:value="1827344" table:style-name="ce7">
            <text:p>1827344</text:p>
          </table:table-cell>
          <table:table-cell table:style-name="ce2"/>
          <table:table-cell office:value-type="string" table:style-name="ce5">
            <text:p>Epoch 87</text:p>
          </table:table-cell>
          <table:table-cell office:value-type="float" office:value="1848638" table:style-name="ce7">
            <text:p>1848638</text:p>
          </table:table-cell>
          <table:table-cell table:style-name="ce2"/>
          <table:table-cell office:value-type="string" table:style-name="ce5">
            <text:p>Epoch 87</text:p>
          </table:table-cell>
          <table:table-cell office:value-type="float" office:value="1804222" table:style-name="ce7">
            <text:p>1804222</text:p>
          </table:table-cell>
          <table:table-cell table:style-name="ce2"/>
          <table:table-cell office:value-type="string" table:style-name="ce5">
            <text:p>Epoch 87</text:p>
          </table:table-cell>
          <table:table-cell office:value-type="float" office:value="1869018" table:style-name="ce7">
            <text:p>1869018</text:p>
          </table:table-cell>
          <table:table-cell table:style-name="ce2"/>
          <table:table-cell office:value-type="string" table:style-name="ce5">
            <text:p>Epoch 87</text:p>
          </table:table-cell>
          <table:table-cell office:value-type="float" office:value="1850928" table:style-name="ce7">
            <text:p>1850928</text:p>
          </table:table-cell>
          <table:table-cell table:style-name="ce2"/>
          <table:table-cell office:value-type="string" table:style-name="ce5">
            <text:p>Epoch 87</text:p>
          </table:table-cell>
          <table:table-cell office:value-type="float" office:value="1833092" table:style-name="ce7">
            <text:p>1833092</text:p>
          </table:table-cell>
          <table:table-cell table:style-name="ce2"/>
          <table:table-cell office:value-type="string" table:style-name="ce5">
            <text:p>Epoch 87</text:p>
          </table:table-cell>
          <table:table-cell office:value-type="float" office:value="1833400" table:style-name="ce7">
            <text:p>1833400</text:p>
          </table:table-cell>
          <table:table-cell table:style-name="ce2"/>
          <table:table-cell office:value-type="string" table:style-name="ce5">
            <text:p>Epoch 87</text:p>
          </table:table-cell>
          <table:table-cell office:value-type="float" office:value="1834878" table:style-name="ce7">
            <text:p>1834878</text:p>
          </table:table-cell>
          <table:table-cell table:style-name="ce2"/>
          <table:table-cell office:value-type="string" table:style-name="ce10">
            <text:p>Epoch 87</text:p>
          </table:table-cell>
          <table:table-cell office:value-type="float" office:value="1838528.4666666666" table:formula="of:=AVERAGE([.$CL90];[.$CI90];[.$CF90];[.$CC90];[.$BZ90];[.$BW90];[.$BT90];[.$BQ90];[.$BN90];[.$BK90];[.$BH90];[.$BE90];[.$BB90];[.$AY90];[.$AV90];[.$AS90];[.$AP90];[.$AM90];[.$AJ90];[.$AG90];[.$AD90];[.$AA90];[.$X90];[.$U90];[.$R90];[.$O90];[.$L90];[.$I90];[.$F90];[.$C90])" table:style-name="ce19">
            <text:p>1838528</text:p>
          </table:table-cell>
          <table:table-cell office:value-type="float" office:value="13494.985405144294" table:formula="of:=STDEV([.$CL90];[.$CI90];[.$CF90];[.$CC90];[.$BZ90];[.$BW90];[.$BT90];[.$BQ90];[.$BN90];[.$BK90];[.$BH90];[.$BE90];[.$BB90];[.$AY90];[.$AV90];[.$AS90];[.$AP90];[.$AM90];[.$AJ90];[.$AG90];[.$AD90];[.$AA90];[.$X90];[.$U90];[.$R90];[.$O90];[.$L90];[.$I90];[.$F90];[.$C90])" table:style-name="ce19">
            <text:p>13495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88</text:p>
          </table:table-cell>
          <table:table-cell office:value-type="float" office:value="1856752" table:style-name="ce7">
            <text:p>1856752</text:p>
          </table:table-cell>
          <table:table-cell table:style-name="ce2"/>
          <table:table-cell office:value-type="string" table:style-name="ce5">
            <text:p>Epoch 88</text:p>
          </table:table-cell>
          <table:table-cell office:value-type="float" office:value="1812882" table:style-name="ce7">
            <text:p>1812882</text:p>
          </table:table-cell>
          <table:table-cell table:style-name="ce2"/>
          <table:table-cell office:value-type="string" table:style-name="ce5">
            <text:p>Epoch 88</text:p>
          </table:table-cell>
          <table:table-cell office:value-type="float" office:value="1834334" table:style-name="ce7">
            <text:p>1834334</text:p>
          </table:table-cell>
          <table:table-cell table:style-name="ce2"/>
          <table:table-cell office:value-type="string" table:style-name="ce5">
            <text:p>Epoch 88</text:p>
          </table:table-cell>
          <table:table-cell office:value-type="float" office:value="1822900" table:style-name="ce7">
            <text:p>1822900</text:p>
          </table:table-cell>
          <table:table-cell table:style-name="ce2"/>
          <table:table-cell office:value-type="string" table:style-name="ce5">
            <text:p>Epoch 88</text:p>
          </table:table-cell>
          <table:table-cell office:value-type="float" office:value="1834834" table:style-name="ce7">
            <text:p>1834834</text:p>
          </table:table-cell>
          <table:table-cell table:style-name="ce2"/>
          <table:table-cell office:value-type="string" table:style-name="ce5">
            <text:p>Epoch 88</text:p>
          </table:table-cell>
          <table:table-cell office:value-type="float" office:value="1839632" table:style-name="ce7">
            <text:p>1839632</text:p>
          </table:table-cell>
          <table:table-cell table:style-name="ce2"/>
          <table:table-cell office:value-type="string" table:style-name="ce5">
            <text:p>Epoch 88</text:p>
          </table:table-cell>
          <table:table-cell office:value-type="float" office:value="1832220" table:style-name="ce7">
            <text:p>1832220</text:p>
          </table:table-cell>
          <table:table-cell table:style-name="ce2"/>
          <table:table-cell office:value-type="string" table:style-name="ce5">
            <text:p>Epoch 88</text:p>
          </table:table-cell>
          <table:table-cell office:value-type="float" office:value="1844590" table:style-name="ce7">
            <text:p>1844590</text:p>
          </table:table-cell>
          <table:table-cell table:style-name="ce2"/>
          <table:table-cell office:value-type="string" table:style-name="ce5">
            <text:p>Epoch 88</text:p>
          </table:table-cell>
          <table:table-cell office:value-type="float" office:value="1839896" table:style-name="ce7">
            <text:p>1839896</text:p>
          </table:table-cell>
          <table:table-cell table:style-name="ce2"/>
          <table:table-cell office:value-type="string" table:style-name="ce5">
            <text:p>Epoch 88</text:p>
          </table:table-cell>
          <table:table-cell office:value-type="float" office:value="1822442" table:style-name="ce7">
            <text:p>1822442</text:p>
          </table:table-cell>
          <table:table-cell table:style-name="ce2"/>
          <table:table-cell office:value-type="string" table:style-name="ce5">
            <text:p>Epoch 88</text:p>
          </table:table-cell>
          <table:table-cell office:value-type="float" office:value="1818794" table:style-name="ce7">
            <text:p>1818794</text:p>
          </table:table-cell>
          <table:table-cell table:style-name="ce2"/>
          <table:table-cell office:value-type="string" table:style-name="ce5">
            <text:p>Epoch 88</text:p>
          </table:table-cell>
          <table:table-cell office:value-type="float" office:value="1838866" table:style-name="ce7">
            <text:p>1838866</text:p>
          </table:table-cell>
          <table:table-cell table:style-name="ce2"/>
          <table:table-cell office:value-type="string" table:style-name="ce5">
            <text:p>Epoch 88</text:p>
          </table:table-cell>
          <table:table-cell office:value-type="float" office:value="1831492" table:style-name="ce7">
            <text:p>1831492</text:p>
          </table:table-cell>
          <table:table-cell table:style-name="ce2"/>
          <table:table-cell office:value-type="string" table:style-name="ce5">
            <text:p>Epoch 88</text:p>
          </table:table-cell>
          <table:table-cell office:value-type="float" office:value="1843866" table:style-name="ce7">
            <text:p>1843866</text:p>
          </table:table-cell>
          <table:table-cell table:style-name="ce2"/>
          <table:table-cell office:value-type="string" table:style-name="ce5">
            <text:p>Epoch 88</text:p>
          </table:table-cell>
          <table:table-cell office:value-type="float" office:value="1836946" table:style-name="ce7">
            <text:p>1836946</text:p>
          </table:table-cell>
          <table:table-cell table:style-name="ce2"/>
          <table:table-cell office:value-type="string" table:style-name="ce5">
            <text:p>Epoch 88</text:p>
          </table:table-cell>
          <table:table-cell office:value-type="float" office:value="1838654" table:style-name="ce7">
            <text:p>1838654</text:p>
          </table:table-cell>
          <table:table-cell table:style-name="ce2"/>
          <table:table-cell office:value-type="string" table:style-name="ce5">
            <text:p>Epoch 88</text:p>
          </table:table-cell>
          <table:table-cell office:value-type="float" office:value="1853710" table:style-name="ce7">
            <text:p>1853710</text:p>
          </table:table-cell>
          <table:table-cell table:style-name="ce2"/>
          <table:table-cell office:value-type="string" table:style-name="ce5">
            <text:p>Epoch 88</text:p>
          </table:table-cell>
          <table:table-cell office:value-type="float" office:value="1830862" table:style-name="ce7">
            <text:p>1830862</text:p>
          </table:table-cell>
          <table:table-cell table:style-name="ce2"/>
          <table:table-cell office:value-type="string" table:style-name="ce5">
            <text:p>Epoch 88</text:p>
          </table:table-cell>
          <table:table-cell office:value-type="float" office:value="1823776" table:style-name="ce7">
            <text:p>1823776</text:p>
          </table:table-cell>
          <table:table-cell table:style-name="ce2"/>
          <table:table-cell office:value-type="string" table:style-name="ce5">
            <text:p>Epoch 88</text:p>
          </table:table-cell>
          <table:table-cell office:value-type="float" office:value="1841762" table:style-name="ce7">
            <text:p>1841762</text:p>
          </table:table-cell>
          <table:table-cell table:style-name="ce2"/>
          <table:table-cell office:value-type="string" table:style-name="ce5">
            <text:p>Epoch 88</text:p>
          </table:table-cell>
          <table:table-cell office:value-type="float" office:value="1824484" table:style-name="ce7">
            <text:p>1824484</text:p>
          </table:table-cell>
          <table:table-cell table:style-name="ce2"/>
          <table:table-cell office:value-type="string" table:style-name="ce5">
            <text:p>Epoch 88</text:p>
          </table:table-cell>
          <table:table-cell office:value-type="float" office:value="1848780" table:style-name="ce7">
            <text:p>1848780</text:p>
          </table:table-cell>
          <table:table-cell table:style-name="ce2"/>
          <table:table-cell office:value-type="string" table:style-name="ce5">
            <text:p>Epoch 88</text:p>
          </table:table-cell>
          <table:table-cell office:value-type="float" office:value="1825136" table:style-name="ce7">
            <text:p>1825136</text:p>
          </table:table-cell>
          <table:table-cell table:style-name="ce2"/>
          <table:table-cell office:value-type="string" table:style-name="ce5">
            <text:p>Epoch 88</text:p>
          </table:table-cell>
          <table:table-cell office:value-type="float" office:value="1841752" table:style-name="ce7">
            <text:p>1841752</text:p>
          </table:table-cell>
          <table:table-cell table:style-name="ce2"/>
          <table:table-cell office:value-type="string" table:style-name="ce5">
            <text:p>Epoch 88</text:p>
          </table:table-cell>
          <table:table-cell office:value-type="float" office:value="1796056" table:style-name="ce7">
            <text:p>1796056</text:p>
          </table:table-cell>
          <table:table-cell table:style-name="ce2"/>
          <table:table-cell office:value-type="string" table:style-name="ce5">
            <text:p>Epoch 88</text:p>
          </table:table-cell>
          <table:table-cell office:value-type="float" office:value="1860388" table:style-name="ce7">
            <text:p>1860388</text:p>
          </table:table-cell>
          <table:table-cell table:style-name="ce2"/>
          <table:table-cell office:value-type="string" table:style-name="ce5">
            <text:p>Epoch 88</text:p>
          </table:table-cell>
          <table:table-cell office:value-type="float" office:value="1847648" table:style-name="ce7">
            <text:p>1847648</text:p>
          </table:table-cell>
          <table:table-cell table:style-name="ce2"/>
          <table:table-cell office:value-type="string" table:style-name="ce5">
            <text:p>Epoch 88</text:p>
          </table:table-cell>
          <table:table-cell office:value-type="float" office:value="1831896" table:style-name="ce7">
            <text:p>1831896</text:p>
          </table:table-cell>
          <table:table-cell table:style-name="ce2"/>
          <table:table-cell office:value-type="string" table:style-name="ce5">
            <text:p>Epoch 88</text:p>
          </table:table-cell>
          <table:table-cell office:value-type="float" office:value="1832888" table:style-name="ce7">
            <text:p>1832888</text:p>
          </table:table-cell>
          <table:table-cell table:style-name="ce2"/>
          <table:table-cell office:value-type="string" table:style-name="ce5">
            <text:p>Epoch 88</text:p>
          </table:table-cell>
          <table:table-cell office:value-type="float" office:value="1833076" table:style-name="ce7">
            <text:p>1833076</text:p>
          </table:table-cell>
          <table:table-cell table:style-name="ce2"/>
          <table:table-cell office:value-type="string" table:style-name="ce10">
            <text:p>Epoch 88</text:p>
          </table:table-cell>
          <table:table-cell office:value-type="float" office:value="1834710.4666666666" table:formula="of:=AVERAGE([.$CL91];[.$CI91];[.$CF91];[.$CC91];[.$BZ91];[.$BW91];[.$BT91];[.$BQ91];[.$BN91];[.$BK91];[.$BH91];[.$BE91];[.$BB91];[.$AY91];[.$AV91];[.$AS91];[.$AP91];[.$AM91];[.$AJ91];[.$AG91];[.$AD91];[.$AA91];[.$X91];[.$U91];[.$R91];[.$O91];[.$L91];[.$I91];[.$F91];[.$C91])" table:style-name="ce19">
            <text:p>1834710</text:p>
          </table:table-cell>
          <table:table-cell office:value-type="float" office:value="13282.586657968272" table:formula="of:=STDEV([.$CL91];[.$CI91];[.$CF91];[.$CC91];[.$BZ91];[.$BW91];[.$BT91];[.$BQ91];[.$BN91];[.$BK91];[.$BH91];[.$BE91];[.$BB91];[.$AY91];[.$AV91];[.$AS91];[.$AP91];[.$AM91];[.$AJ91];[.$AG91];[.$AD91];[.$AA91];[.$X91];[.$U91];[.$R91];[.$O91];[.$L91];[.$I91];[.$F91];[.$C91])" table:style-name="ce19">
            <text:p>13283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89</text:p>
          </table:table-cell>
          <table:table-cell office:value-type="float" office:value="1853450" table:style-name="ce7">
            <text:p>1853450</text:p>
          </table:table-cell>
          <table:table-cell table:style-name="ce2"/>
          <table:table-cell office:value-type="string" table:style-name="ce5">
            <text:p>Epoch 89</text:p>
          </table:table-cell>
          <table:table-cell office:value-type="float" office:value="1811540" table:style-name="ce7">
            <text:p>1811540</text:p>
          </table:table-cell>
          <table:table-cell table:style-name="ce2"/>
          <table:table-cell office:value-type="string" table:style-name="ce5">
            <text:p>Epoch 89</text:p>
          </table:table-cell>
          <table:table-cell office:value-type="float" office:value="1832978" table:style-name="ce7">
            <text:p>1832978</text:p>
          </table:table-cell>
          <table:table-cell table:style-name="ce2"/>
          <table:table-cell office:value-type="string" table:style-name="ce5">
            <text:p>Epoch 89</text:p>
          </table:table-cell>
          <table:table-cell office:value-type="float" office:value="1814756" table:style-name="ce7">
            <text:p>1814756</text:p>
          </table:table-cell>
          <table:table-cell table:style-name="ce2"/>
          <table:table-cell office:value-type="string" table:style-name="ce5">
            <text:p>Epoch 89</text:p>
          </table:table-cell>
          <table:table-cell office:value-type="float" office:value="1818744" table:style-name="ce7">
            <text:p>1818744</text:p>
          </table:table-cell>
          <table:table-cell table:style-name="ce2"/>
          <table:table-cell office:value-type="string" table:style-name="ce5">
            <text:p>Epoch 89</text:p>
          </table:table-cell>
          <table:table-cell office:value-type="float" office:value="1837816" table:style-name="ce7">
            <text:p>1837816</text:p>
          </table:table-cell>
          <table:table-cell table:style-name="ce2"/>
          <table:table-cell office:value-type="string" table:style-name="ce5">
            <text:p>Epoch 89</text:p>
          </table:table-cell>
          <table:table-cell office:value-type="float" office:value="1827398" table:style-name="ce7">
            <text:p>1827398</text:p>
          </table:table-cell>
          <table:table-cell table:style-name="ce2"/>
          <table:table-cell office:value-type="string" table:style-name="ce5">
            <text:p>Epoch 89</text:p>
          </table:table-cell>
          <table:table-cell office:value-type="float" office:value="1841754" table:style-name="ce7">
            <text:p>1841754</text:p>
          </table:table-cell>
          <table:table-cell table:style-name="ce2"/>
          <table:table-cell office:value-type="string" table:style-name="ce5">
            <text:p>Epoch 89</text:p>
          </table:table-cell>
          <table:table-cell office:value-type="float" office:value="1831904" table:style-name="ce7">
            <text:p>1831904</text:p>
          </table:table-cell>
          <table:table-cell table:style-name="ce2"/>
          <table:table-cell office:value-type="string" table:style-name="ce5">
            <text:p>Epoch 89</text:p>
          </table:table-cell>
          <table:table-cell office:value-type="float" office:value="1821674" table:style-name="ce7">
            <text:p>1821674</text:p>
          </table:table-cell>
          <table:table-cell table:style-name="ce2"/>
          <table:table-cell office:value-type="string" table:style-name="ce5">
            <text:p>Epoch 89</text:p>
          </table:table-cell>
          <table:table-cell office:value-type="float" office:value="1815178" table:style-name="ce7">
            <text:p>1815178</text:p>
          </table:table-cell>
          <table:table-cell table:style-name="ce2"/>
          <table:table-cell office:value-type="string" table:style-name="ce5">
            <text:p>Epoch 89</text:p>
          </table:table-cell>
          <table:table-cell office:value-type="float" office:value="1838854" table:style-name="ce7">
            <text:p>1838854</text:p>
          </table:table-cell>
          <table:table-cell table:style-name="ce2"/>
          <table:table-cell office:value-type="string" table:style-name="ce5">
            <text:p>Epoch 89</text:p>
          </table:table-cell>
          <table:table-cell office:value-type="float" office:value="1820452" table:style-name="ce7">
            <text:p>1820452</text:p>
          </table:table-cell>
          <table:table-cell table:style-name="ce2"/>
          <table:table-cell office:value-type="string" table:style-name="ce5">
            <text:p>Epoch 89</text:p>
          </table:table-cell>
          <table:table-cell office:value-type="float" office:value="1841632" table:style-name="ce7">
            <text:p>1841632</text:p>
          </table:table-cell>
          <table:table-cell table:style-name="ce2"/>
          <table:table-cell office:value-type="string" table:style-name="ce5">
            <text:p>Epoch 89</text:p>
          </table:table-cell>
          <table:table-cell office:value-type="float" office:value="1823054" table:style-name="ce7">
            <text:p>1823054</text:p>
          </table:table-cell>
          <table:table-cell table:style-name="ce2"/>
          <table:table-cell office:value-type="string" table:style-name="ce5">
            <text:p>Epoch 89</text:p>
          </table:table-cell>
          <table:table-cell office:value-type="float" office:value="1829996" table:style-name="ce7">
            <text:p>1829996</text:p>
          </table:table-cell>
          <table:table-cell table:style-name="ce2"/>
          <table:table-cell office:value-type="string" table:style-name="ce5">
            <text:p>Epoch 89</text:p>
          </table:table-cell>
          <table:table-cell office:value-type="float" office:value="1847598" table:style-name="ce7">
            <text:p>1847598</text:p>
          </table:table-cell>
          <table:table-cell table:style-name="ce2"/>
          <table:table-cell office:value-type="string" table:style-name="ce5">
            <text:p>Epoch 89</text:p>
          </table:table-cell>
          <table:table-cell office:value-type="float" office:value="1829790" table:style-name="ce7">
            <text:p>1829790</text:p>
          </table:table-cell>
          <table:table-cell table:style-name="ce2"/>
          <table:table-cell office:value-type="string" table:style-name="ce5">
            <text:p>Epoch 89</text:p>
          </table:table-cell>
          <table:table-cell office:value-type="float" office:value="1821856" table:style-name="ce7">
            <text:p>1821856</text:p>
          </table:table-cell>
          <table:table-cell table:style-name="ce2"/>
          <table:table-cell office:value-type="string" table:style-name="ce5">
            <text:p>Epoch 89</text:p>
          </table:table-cell>
          <table:table-cell office:value-type="float" office:value="1841528" table:style-name="ce7">
            <text:p>1841528</text:p>
          </table:table-cell>
          <table:table-cell table:style-name="ce2"/>
          <table:table-cell office:value-type="string" table:style-name="ce5">
            <text:p>Epoch 89</text:p>
          </table:table-cell>
          <table:table-cell office:value-type="float" office:value="1817242" table:style-name="ce7">
            <text:p>1817242</text:p>
          </table:table-cell>
          <table:table-cell table:style-name="ce2"/>
          <table:table-cell office:value-type="string" table:style-name="ce5">
            <text:p>Epoch 89</text:p>
          </table:table-cell>
          <table:table-cell office:value-type="float" office:value="1845250" table:style-name="ce7">
            <text:p>1845250</text:p>
          </table:table-cell>
          <table:table-cell table:style-name="ce2"/>
          <table:table-cell office:value-type="string" table:style-name="ce5">
            <text:p>Epoch 89</text:p>
          </table:table-cell>
          <table:table-cell office:value-type="float" office:value="1823684" table:style-name="ce7">
            <text:p>1823684</text:p>
          </table:table-cell>
          <table:table-cell table:style-name="ce2"/>
          <table:table-cell office:value-type="string" table:style-name="ce5">
            <text:p>Epoch 89</text:p>
          </table:table-cell>
          <table:table-cell office:value-type="float" office:value="1836760" table:style-name="ce7">
            <text:p>1836760</text:p>
          </table:table-cell>
          <table:table-cell table:style-name="ce2"/>
          <table:table-cell office:value-type="string" table:style-name="ce5">
            <text:p>Epoch 89</text:p>
          </table:table-cell>
          <table:table-cell office:value-type="float" office:value="1794462" table:style-name="ce7">
            <text:p>1794462</text:p>
          </table:table-cell>
          <table:table-cell table:style-name="ce2"/>
          <table:table-cell office:value-type="string" table:style-name="ce5">
            <text:p>Epoch 89</text:p>
          </table:table-cell>
          <table:table-cell office:value-type="float" office:value="1853192" table:style-name="ce7">
            <text:p>1853192</text:p>
          </table:table-cell>
          <table:table-cell table:style-name="ce2"/>
          <table:table-cell office:value-type="string" table:style-name="ce5">
            <text:p>Epoch 89</text:p>
          </table:table-cell>
          <table:table-cell office:value-type="float" office:value="1846570" table:style-name="ce7">
            <text:p>1846570</text:p>
          </table:table-cell>
          <table:table-cell table:style-name="ce2"/>
          <table:table-cell office:value-type="string" table:style-name="ce5">
            <text:p>Epoch 89</text:p>
          </table:table-cell>
          <table:table-cell office:value-type="float" office:value="1825090" table:style-name="ce7">
            <text:p>1825090</text:p>
          </table:table-cell>
          <table:table-cell table:style-name="ce2"/>
          <table:table-cell office:value-type="string" table:style-name="ce5">
            <text:p>Epoch 89</text:p>
          </table:table-cell>
          <table:table-cell office:value-type="float" office:value="1832084" table:style-name="ce7">
            <text:p>1832084</text:p>
          </table:table-cell>
          <table:table-cell table:style-name="ce2"/>
          <table:table-cell office:value-type="string" table:style-name="ce5">
            <text:p>Epoch 89</text:p>
          </table:table-cell>
          <table:table-cell office:value-type="float" office:value="1818760" table:style-name="ce7">
            <text:p>1818760</text:p>
          </table:table-cell>
          <table:table-cell table:style-name="ce2"/>
          <table:table-cell office:value-type="string" table:style-name="ce10">
            <text:p>Epoch 89</text:p>
          </table:table-cell>
          <table:table-cell office:value-type="float" office:value="1829834.8666666667" table:formula="of:=AVERAGE([.$CL92];[.$CI92];[.$CF92];[.$CC92];[.$BZ92];[.$BW92];[.$BT92];[.$BQ92];[.$BN92];[.$BK92];[.$BH92];[.$BE92];[.$BB92];[.$AY92];[.$AV92];[.$AS92];[.$AP92];[.$AM92];[.$AJ92];[.$AG92];[.$AD92];[.$AA92];[.$X92];[.$U92];[.$R92];[.$O92];[.$L92];[.$I92];[.$F92];[.$C92])" table:style-name="ce19">
            <text:p>1829835</text:p>
          </table:table-cell>
          <table:table-cell office:value-type="float" office:value="13556.53452496016" table:formula="of:=STDEV([.$CL92];[.$CI92];[.$CF92];[.$CC92];[.$BZ92];[.$BW92];[.$BT92];[.$BQ92];[.$BN92];[.$BK92];[.$BH92];[.$BE92];[.$BB92];[.$AY92];[.$AV92];[.$AS92];[.$AP92];[.$AM92];[.$AJ92];[.$AG92];[.$AD92];[.$AA92];[.$X92];[.$U92];[.$R92];[.$O92];[.$L92];[.$I92];[.$F92];[.$C92])" table:style-name="ce19">
            <text:p>13557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90</text:p>
          </table:table-cell>
          <table:table-cell office:value-type="float" office:value="1850448" table:style-name="ce7">
            <text:p>1850448</text:p>
          </table:table-cell>
          <table:table-cell table:style-name="ce2"/>
          <table:table-cell office:value-type="string" table:style-name="ce5">
            <text:p>Epoch 90</text:p>
          </table:table-cell>
          <table:table-cell office:value-type="float" office:value="1810470" table:style-name="ce7">
            <text:p>1810470</text:p>
          </table:table-cell>
          <table:table-cell table:style-name="ce2"/>
          <table:table-cell office:value-type="string" table:style-name="ce5">
            <text:p>Epoch 90</text:p>
          </table:table-cell>
          <table:table-cell office:value-type="float" office:value="1832384" table:style-name="ce7">
            <text:p>1832384</text:p>
          </table:table-cell>
          <table:table-cell table:style-name="ce2"/>
          <table:table-cell office:value-type="string" table:style-name="ce5">
            <text:p>Epoch 90</text:p>
          </table:table-cell>
          <table:table-cell office:value-type="float" office:value="1807988" table:style-name="ce7">
            <text:p>1807988</text:p>
          </table:table-cell>
          <table:table-cell table:style-name="ce2"/>
          <table:table-cell office:value-type="string" table:style-name="ce5">
            <text:p>Epoch 90</text:p>
          </table:table-cell>
          <table:table-cell office:value-type="float" office:value="1815340" table:style-name="ce7">
            <text:p>1815340</text:p>
          </table:table-cell>
          <table:table-cell table:style-name="ce2"/>
          <table:table-cell office:value-type="string" table:style-name="ce5">
            <text:p>Epoch 90</text:p>
          </table:table-cell>
          <table:table-cell office:value-type="float" office:value="1833548" table:style-name="ce7">
            <text:p>1833548</text:p>
          </table:table-cell>
          <table:table-cell table:style-name="ce2"/>
          <table:table-cell office:value-type="string" table:style-name="ce5">
            <text:p>Epoch 90</text:p>
          </table:table-cell>
          <table:table-cell office:value-type="float" office:value="1826480" table:style-name="ce7">
            <text:p>1826480</text:p>
          </table:table-cell>
          <table:table-cell table:style-name="ce2"/>
          <table:table-cell office:value-type="string" table:style-name="ce5">
            <text:p>Epoch 90</text:p>
          </table:table-cell>
          <table:table-cell office:value-type="float" office:value="1827536" table:style-name="ce7">
            <text:p>1827536</text:p>
          </table:table-cell>
          <table:table-cell table:style-name="ce2"/>
          <table:table-cell office:value-type="string" table:style-name="ce5">
            <text:p>Epoch 90</text:p>
          </table:table-cell>
          <table:table-cell office:value-type="float" office:value="1820722" table:style-name="ce7">
            <text:p>1820722</text:p>
          </table:table-cell>
          <table:table-cell table:style-name="ce2"/>
          <table:table-cell office:value-type="string" table:style-name="ce5">
            <text:p>Epoch 90</text:p>
          </table:table-cell>
          <table:table-cell office:value-type="float" office:value="1814912" table:style-name="ce7">
            <text:p>1814912</text:p>
          </table:table-cell>
          <table:table-cell table:style-name="ce2"/>
          <table:table-cell office:value-type="string" table:style-name="ce5">
            <text:p>Epoch 90</text:p>
          </table:table-cell>
          <table:table-cell office:value-type="float" office:value="1813780" table:style-name="ce7">
            <text:p>1813780</text:p>
          </table:table-cell>
          <table:table-cell table:style-name="ce2"/>
          <table:table-cell office:value-type="string" table:style-name="ce5">
            <text:p>Epoch 90</text:p>
          </table:table-cell>
          <table:table-cell office:value-type="float" office:value="1838656" table:style-name="ce7">
            <text:p>1838656</text:p>
          </table:table-cell>
          <table:table-cell table:style-name="ce2"/>
          <table:table-cell office:value-type="string" table:style-name="ce5">
            <text:p>Epoch 90</text:p>
          </table:table-cell>
          <table:table-cell office:value-type="float" office:value="1815660" table:style-name="ce7">
            <text:p>1815660</text:p>
          </table:table-cell>
          <table:table-cell table:style-name="ce2"/>
          <table:table-cell office:value-type="string" table:style-name="ce5">
            <text:p>Epoch 90</text:p>
          </table:table-cell>
          <table:table-cell office:value-type="float" office:value="1833934" table:style-name="ce7">
            <text:p>1833934</text:p>
          </table:table-cell>
          <table:table-cell table:style-name="ce2"/>
          <table:table-cell office:value-type="string" table:style-name="ce5">
            <text:p>Epoch 90</text:p>
          </table:table-cell>
          <table:table-cell office:value-type="float" office:value="1821884" table:style-name="ce7">
            <text:p>1821884</text:p>
          </table:table-cell>
          <table:table-cell table:style-name="ce2"/>
          <table:table-cell office:value-type="string" table:style-name="ce5">
            <text:p>Epoch 90</text:p>
          </table:table-cell>
          <table:table-cell office:value-type="float" office:value="1826224" table:style-name="ce7">
            <text:p>1826224</text:p>
          </table:table-cell>
          <table:table-cell table:style-name="ce2"/>
          <table:table-cell office:value-type="string" table:style-name="ce5">
            <text:p>Epoch 90</text:p>
          </table:table-cell>
          <table:table-cell office:value-type="float" office:value="1847466" table:style-name="ce7">
            <text:p>1847466</text:p>
          </table:table-cell>
          <table:table-cell table:style-name="ce2"/>
          <table:table-cell office:value-type="string" table:style-name="ce5">
            <text:p>Epoch 90</text:p>
          </table:table-cell>
          <table:table-cell office:value-type="float" office:value="1818892" table:style-name="ce7">
            <text:p>1818892</text:p>
          </table:table-cell>
          <table:table-cell table:style-name="ce2"/>
          <table:table-cell office:value-type="string" table:style-name="ce5">
            <text:p>Epoch 90</text:p>
          </table:table-cell>
          <table:table-cell office:value-type="float" office:value="1817854" table:style-name="ce7">
            <text:p>1817854</text:p>
          </table:table-cell>
          <table:table-cell table:style-name="ce2"/>
          <table:table-cell office:value-type="string" table:style-name="ce5">
            <text:p>Epoch 90</text:p>
          </table:table-cell>
          <table:table-cell office:value-type="float" office:value="1840480" table:style-name="ce7">
            <text:p>1840480</text:p>
          </table:table-cell>
          <table:table-cell table:style-name="ce2"/>
          <table:table-cell office:value-type="string" table:style-name="ce5">
            <text:p>Epoch 90</text:p>
          </table:table-cell>
          <table:table-cell office:value-type="float" office:value="1816718" table:style-name="ce7">
            <text:p>1816718</text:p>
          </table:table-cell>
          <table:table-cell table:style-name="ce2"/>
          <table:table-cell office:value-type="string" table:style-name="ce5">
            <text:p>Epoch 90</text:p>
          </table:table-cell>
          <table:table-cell office:value-type="float" office:value="1835726" table:style-name="ce7">
            <text:p>1835726</text:p>
          </table:table-cell>
          <table:table-cell table:style-name="ce2"/>
          <table:table-cell office:value-type="string" table:style-name="ce5">
            <text:p>Epoch 90</text:p>
          </table:table-cell>
          <table:table-cell office:value-type="float" office:value="1803198" table:style-name="ce7">
            <text:p>1803198</text:p>
          </table:table-cell>
          <table:table-cell table:style-name="ce2"/>
          <table:table-cell office:value-type="string" table:style-name="ce5">
            <text:p>Epoch 90</text:p>
          </table:table-cell>
          <table:table-cell office:value-type="float" office:value="1832278" table:style-name="ce7">
            <text:p>1832278</text:p>
          </table:table-cell>
          <table:table-cell table:style-name="ce2"/>
          <table:table-cell office:value-type="string" table:style-name="ce5">
            <text:p>Epoch 90</text:p>
          </table:table-cell>
          <table:table-cell office:value-type="float" office:value="1794144" table:style-name="ce7">
            <text:p>1794144</text:p>
          </table:table-cell>
          <table:table-cell table:style-name="ce2"/>
          <table:table-cell office:value-type="string" table:style-name="ce5">
            <text:p>Epoch 90</text:p>
          </table:table-cell>
          <table:table-cell office:value-type="float" office:value="1852646" table:style-name="ce7">
            <text:p>1852646</text:p>
          </table:table-cell>
          <table:table-cell table:style-name="ce2"/>
          <table:table-cell office:value-type="string" table:style-name="ce5">
            <text:p>Epoch 90</text:p>
          </table:table-cell>
          <table:table-cell office:value-type="float" office:value="1846052" table:style-name="ce7">
            <text:p>1846052</text:p>
          </table:table-cell>
          <table:table-cell table:style-name="ce2"/>
          <table:table-cell office:value-type="string" table:style-name="ce5">
            <text:p>Epoch 90</text:p>
          </table:table-cell>
          <table:table-cell office:value-type="float" office:value="1818606" table:style-name="ce7">
            <text:p>1818606</text:p>
          </table:table-cell>
          <table:table-cell table:style-name="ce2"/>
          <table:table-cell office:value-type="string" table:style-name="ce5">
            <text:p>Epoch 90</text:p>
          </table:table-cell>
          <table:table-cell office:value-type="float" office:value="1828846" table:style-name="ce7">
            <text:p>1828846</text:p>
          </table:table-cell>
          <table:table-cell table:style-name="ce2"/>
          <table:table-cell office:value-type="string" table:style-name="ce5">
            <text:p>Epoch 90</text:p>
          </table:table-cell>
          <table:table-cell office:value-type="float" office:value="1814364" table:style-name="ce7">
            <text:p>1814364</text:p>
          </table:table-cell>
          <table:table-cell table:style-name="ce2"/>
          <table:table-cell office:value-type="string" table:style-name="ce10">
            <text:p>Epoch 90</text:p>
          </table:table-cell>
          <table:table-cell office:value-type="float" office:value="1825241.2" table:formula="of:=AVERAGE([.$CL93];[.$CI93];[.$CF93];[.$CC93];[.$BZ93];[.$BW93];[.$BT93];[.$BQ93];[.$BN93];[.$BK93];[.$BH93];[.$BE93];[.$BB93];[.$AY93];[.$AV93];[.$AS93];[.$AP93];[.$AM93];[.$AJ93];[.$AG93];[.$AD93];[.$AA93];[.$X93];[.$U93];[.$R93];[.$O93];[.$L93];[.$I93];[.$F93];[.$C93])" table:style-name="ce19">
            <text:p>1825241</text:p>
          </table:table-cell>
          <table:table-cell office:value-type="float" office:value="14214.679955401134" table:formula="of:=STDEV([.$CL93];[.$CI93];[.$CF93];[.$CC93];[.$BZ93];[.$BW93];[.$BT93];[.$BQ93];[.$BN93];[.$BK93];[.$BH93];[.$BE93];[.$BB93];[.$AY93];[.$AV93];[.$AS93];[.$AP93];[.$AM93];[.$AJ93];[.$AG93];[.$AD93];[.$AA93];[.$X93];[.$U93];[.$R93];[.$O93];[.$L93];[.$I93];[.$F93];[.$C93])" table:style-name="ce19">
            <text:p>14215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91</text:p>
          </table:table-cell>
          <table:table-cell office:value-type="float" office:value="1837266" table:style-name="ce7">
            <text:p>1837266</text:p>
          </table:table-cell>
          <table:table-cell table:style-name="ce2"/>
          <table:table-cell office:value-type="string" table:style-name="ce5">
            <text:p>Epoch 91</text:p>
          </table:table-cell>
          <table:table-cell office:value-type="float" office:value="1808724" table:style-name="ce7">
            <text:p>1808724</text:p>
          </table:table-cell>
          <table:table-cell table:style-name="ce2"/>
          <table:table-cell office:value-type="string" table:style-name="ce5">
            <text:p>Epoch 91</text:p>
          </table:table-cell>
          <table:table-cell office:value-type="float" office:value="1828182" table:style-name="ce7">
            <text:p>1828182</text:p>
          </table:table-cell>
          <table:table-cell table:style-name="ce2"/>
          <table:table-cell office:value-type="string" table:style-name="ce5">
            <text:p>Epoch 91</text:p>
          </table:table-cell>
          <table:table-cell office:value-type="float" office:value="1803646" table:style-name="ce7">
            <text:p>1803646</text:p>
          </table:table-cell>
          <table:table-cell table:style-name="ce2"/>
          <table:table-cell office:value-type="string" table:style-name="ce5">
            <text:p>Epoch 91</text:p>
          </table:table-cell>
          <table:table-cell office:value-type="float" office:value="1813056" table:style-name="ce7">
            <text:p>1813056</text:p>
          </table:table-cell>
          <table:table-cell table:style-name="ce2"/>
          <table:table-cell office:value-type="string" table:style-name="ce5">
            <text:p>Epoch 91</text:p>
          </table:table-cell>
          <table:table-cell office:value-type="float" office:value="1827434" table:style-name="ce7">
            <text:p>1827434</text:p>
          </table:table-cell>
          <table:table-cell table:style-name="ce2"/>
          <table:table-cell office:value-type="string" table:style-name="ce5">
            <text:p>Epoch 91</text:p>
          </table:table-cell>
          <table:table-cell office:value-type="float" office:value="1823258" table:style-name="ce7">
            <text:p>1823258</text:p>
          </table:table-cell>
          <table:table-cell table:style-name="ce2"/>
          <table:table-cell office:value-type="string" table:style-name="ce5">
            <text:p>Epoch 91</text:p>
          </table:table-cell>
          <table:table-cell office:value-type="float" office:value="1827180" table:style-name="ce7">
            <text:p>1827180</text:p>
          </table:table-cell>
          <table:table-cell table:style-name="ce2"/>
          <table:table-cell office:value-type="string" table:style-name="ce5">
            <text:p>Epoch 91</text:p>
          </table:table-cell>
          <table:table-cell office:value-type="float" office:value="1820140" table:style-name="ce7">
            <text:p>1820140</text:p>
          </table:table-cell>
          <table:table-cell table:style-name="ce2"/>
          <table:table-cell office:value-type="string" table:style-name="ce5">
            <text:p>Epoch 91</text:p>
          </table:table-cell>
          <table:table-cell office:value-type="float" office:value="1809690" table:style-name="ce7">
            <text:p>1809690</text:p>
          </table:table-cell>
          <table:table-cell table:style-name="ce2"/>
          <table:table-cell office:value-type="string" table:style-name="ce5">
            <text:p>Epoch 91</text:p>
          </table:table-cell>
          <table:table-cell office:value-type="float" office:value="1805532" table:style-name="ce7">
            <text:p>1805532</text:p>
          </table:table-cell>
          <table:table-cell table:style-name="ce2"/>
          <table:table-cell office:value-type="string" table:style-name="ce5">
            <text:p>Epoch 91</text:p>
          </table:table-cell>
          <table:table-cell office:value-type="float" office:value="1817554" table:style-name="ce7">
            <text:p>1817554</text:p>
          </table:table-cell>
          <table:table-cell table:style-name="ce2"/>
          <table:table-cell office:value-type="string" table:style-name="ce5">
            <text:p>Epoch 91</text:p>
          </table:table-cell>
          <table:table-cell office:value-type="float" office:value="1815292" table:style-name="ce7">
            <text:p>1815292</text:p>
          </table:table-cell>
          <table:table-cell table:style-name="ce2"/>
          <table:table-cell office:value-type="string" table:style-name="ce5">
            <text:p>Epoch 91</text:p>
          </table:table-cell>
          <table:table-cell office:value-type="float" office:value="1833304" table:style-name="ce7">
            <text:p>1833304</text:p>
          </table:table-cell>
          <table:table-cell table:style-name="ce2"/>
          <table:table-cell office:value-type="string" table:style-name="ce5">
            <text:p>Epoch 91</text:p>
          </table:table-cell>
          <table:table-cell office:value-type="float" office:value="1813852" table:style-name="ce7">
            <text:p>1813852</text:p>
          </table:table-cell>
          <table:table-cell table:style-name="ce2"/>
          <table:table-cell office:value-type="string" table:style-name="ce5">
            <text:p>Epoch 91</text:p>
          </table:table-cell>
          <table:table-cell office:value-type="float" office:value="1822868" table:style-name="ce7">
            <text:p>1822868</text:p>
          </table:table-cell>
          <table:table-cell table:style-name="ce2"/>
          <table:table-cell office:value-type="string" table:style-name="ce5">
            <text:p>Epoch 91</text:p>
          </table:table-cell>
          <table:table-cell office:value-type="float" office:value="1832218" table:style-name="ce7">
            <text:p>1832218</text:p>
          </table:table-cell>
          <table:table-cell table:style-name="ce2"/>
          <table:table-cell office:value-type="string" table:style-name="ce5">
            <text:p>Epoch 91</text:p>
          </table:table-cell>
          <table:table-cell office:value-type="float" office:value="1815272" table:style-name="ce7">
            <text:p>1815272</text:p>
          </table:table-cell>
          <table:table-cell table:style-name="ce2"/>
          <table:table-cell office:value-type="string" table:style-name="ce5">
            <text:p>Epoch 91</text:p>
          </table:table-cell>
          <table:table-cell office:value-type="float" office:value="1817440" table:style-name="ce7">
            <text:p>1817440</text:p>
          </table:table-cell>
          <table:table-cell table:style-name="ce2"/>
          <table:table-cell office:value-type="string" table:style-name="ce5">
            <text:p>Epoch 91</text:p>
          </table:table-cell>
          <table:table-cell office:value-type="float" office:value="1834858" table:style-name="ce7">
            <text:p>1834858</text:p>
          </table:table-cell>
          <table:table-cell table:style-name="ce2"/>
          <table:table-cell office:value-type="string" table:style-name="ce5">
            <text:p>Epoch 91</text:p>
          </table:table-cell>
          <table:table-cell office:value-type="float" office:value="1814556" table:style-name="ce7">
            <text:p>1814556</text:p>
          </table:table-cell>
          <table:table-cell table:style-name="ce2"/>
          <table:table-cell office:value-type="string" table:style-name="ce5">
            <text:p>Epoch 91</text:p>
          </table:table-cell>
          <table:table-cell office:value-type="float" office:value="1828546" table:style-name="ce7">
            <text:p>1828546</text:p>
          </table:table-cell>
          <table:table-cell table:style-name="ce2"/>
          <table:table-cell office:value-type="string" table:style-name="ce5">
            <text:p>Epoch 91</text:p>
          </table:table-cell>
          <table:table-cell office:value-type="float" office:value="1795936" table:style-name="ce7">
            <text:p>1795936</text:p>
          </table:table-cell>
          <table:table-cell table:style-name="ce2"/>
          <table:table-cell office:value-type="string" table:style-name="ce5">
            <text:p>Epoch 91</text:p>
          </table:table-cell>
          <table:table-cell office:value-type="float" office:value="1829406" table:style-name="ce7">
            <text:p>1829406</text:p>
          </table:table-cell>
          <table:table-cell table:style-name="ce2"/>
          <table:table-cell office:value-type="string" table:style-name="ce5">
            <text:p>Epoch 91</text:p>
          </table:table-cell>
          <table:table-cell office:value-type="float" office:value="1787804" table:style-name="ce7">
            <text:p>1787804</text:p>
          </table:table-cell>
          <table:table-cell table:style-name="ce2"/>
          <table:table-cell office:value-type="string" table:style-name="ce5">
            <text:p>Epoch 91</text:p>
          </table:table-cell>
          <table:table-cell office:value-type="float" office:value="1851058" table:style-name="ce7">
            <text:p>1851058</text:p>
          </table:table-cell>
          <table:table-cell table:style-name="ce2"/>
          <table:table-cell office:value-type="string" table:style-name="ce5">
            <text:p>Epoch 91</text:p>
          </table:table-cell>
          <table:table-cell office:value-type="float" office:value="1844914" table:style-name="ce7">
            <text:p>1844914</text:p>
          </table:table-cell>
          <table:table-cell table:style-name="ce2"/>
          <table:table-cell office:value-type="string" table:style-name="ce5">
            <text:p>Epoch 91</text:p>
          </table:table-cell>
          <table:table-cell office:value-type="float" office:value="1812336" table:style-name="ce7">
            <text:p>1812336</text:p>
          </table:table-cell>
          <table:table-cell table:style-name="ce2"/>
          <table:table-cell office:value-type="string" table:style-name="ce5">
            <text:p>Epoch 91</text:p>
          </table:table-cell>
          <table:table-cell office:value-type="float" office:value="1828094" table:style-name="ce7">
            <text:p>1828094</text:p>
          </table:table-cell>
          <table:table-cell table:style-name="ce2"/>
          <table:table-cell office:value-type="string" table:style-name="ce5">
            <text:p>Epoch 91</text:p>
          </table:table-cell>
          <table:table-cell office:value-type="float" office:value="1813772" table:style-name="ce7">
            <text:p>1813772</text:p>
          </table:table-cell>
          <table:table-cell table:style-name="ce2"/>
          <table:table-cell office:value-type="string" table:style-name="ce10">
            <text:p>Epoch 91</text:p>
          </table:table-cell>
          <table:table-cell office:value-type="float" office:value="1820439.6" table:formula="of:=AVERAGE([.$CL94];[.$CI94];[.$CF94];[.$CC94];[.$BZ94];[.$BW94];[.$BT94];[.$BQ94];[.$BN94];[.$BK94];[.$BH94];[.$BE94];[.$BB94];[.$AY94];[.$AV94];[.$AS94];[.$AP94];[.$AM94];[.$AJ94];[.$AG94];[.$AD94];[.$AA94];[.$X94];[.$U94];[.$R94];[.$O94];[.$L94];[.$I94];[.$F94];[.$C94])" table:style-name="ce19">
            <text:p>1820440</text:p>
          </table:table-cell>
          <table:table-cell office:value-type="float" office:value="13696.734293883392" table:formula="of:=STDEV([.$CL94];[.$CI94];[.$CF94];[.$CC94];[.$BZ94];[.$BW94];[.$BT94];[.$BQ94];[.$BN94];[.$BK94];[.$BH94];[.$BE94];[.$BB94];[.$AY94];[.$AV94];[.$AS94];[.$AP94];[.$AM94];[.$AJ94];[.$AG94];[.$AD94];[.$AA94];[.$X94];[.$U94];[.$R94];[.$O94];[.$L94];[.$I94];[.$F94];[.$C94])" table:style-name="ce19">
            <text:p>13697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92</text:p>
          </table:table-cell>
          <table:table-cell office:value-type="float" office:value="1837128" table:style-name="ce7">
            <text:p>1837128</text:p>
          </table:table-cell>
          <table:table-cell table:style-name="ce2"/>
          <table:table-cell office:value-type="string" table:style-name="ce5">
            <text:p>Epoch 92</text:p>
          </table:table-cell>
          <table:table-cell office:value-type="float" office:value="1807106" table:style-name="ce7">
            <text:p>1807106</text:p>
          </table:table-cell>
          <table:table-cell table:style-name="ce2"/>
          <table:table-cell office:value-type="string" table:style-name="ce5">
            <text:p>Epoch 92</text:p>
          </table:table-cell>
          <table:table-cell office:value-type="float" office:value="1825784" table:style-name="ce7">
            <text:p>1825784</text:p>
          </table:table-cell>
          <table:table-cell table:style-name="ce2"/>
          <table:table-cell office:value-type="string" table:style-name="ce5">
            <text:p>Epoch 92</text:p>
          </table:table-cell>
          <table:table-cell office:value-type="float" office:value="1797802" table:style-name="ce7">
            <text:p>1797802</text:p>
          </table:table-cell>
          <table:table-cell table:style-name="ce2"/>
          <table:table-cell office:value-type="string" table:style-name="ce5">
            <text:p>Epoch 92</text:p>
          </table:table-cell>
          <table:table-cell office:value-type="float" office:value="1812074" table:style-name="ce7">
            <text:p>1812074</text:p>
          </table:table-cell>
          <table:table-cell table:style-name="ce2"/>
          <table:table-cell office:value-type="string" table:style-name="ce5">
            <text:p>Epoch 92</text:p>
          </table:table-cell>
          <table:table-cell office:value-type="float" office:value="1827070" table:style-name="ce7">
            <text:p>1827070</text:p>
          </table:table-cell>
          <table:table-cell table:style-name="ce2"/>
          <table:table-cell office:value-type="string" table:style-name="ce5">
            <text:p>Epoch 92</text:p>
          </table:table-cell>
          <table:table-cell office:value-type="float" office:value="1816438" table:style-name="ce7">
            <text:p>1816438</text:p>
          </table:table-cell>
          <table:table-cell table:style-name="ce2"/>
          <table:table-cell office:value-type="string" table:style-name="ce5">
            <text:p>Epoch 92</text:p>
          </table:table-cell>
          <table:table-cell office:value-type="float" office:value="1817344" table:style-name="ce7">
            <text:p>1817344</text:p>
          </table:table-cell>
          <table:table-cell table:style-name="ce2"/>
          <table:table-cell office:value-type="string" table:style-name="ce5">
            <text:p>Epoch 92</text:p>
          </table:table-cell>
          <table:table-cell office:value-type="float" office:value="1812210" table:style-name="ce7">
            <text:p>1812210</text:p>
          </table:table-cell>
          <table:table-cell table:style-name="ce2"/>
          <table:table-cell office:value-type="string" table:style-name="ce5">
            <text:p>Epoch 92</text:p>
          </table:table-cell>
          <table:table-cell office:value-type="float" office:value="1801908" table:style-name="ce7">
            <text:p>1801908</text:p>
          </table:table-cell>
          <table:table-cell table:style-name="ce2"/>
          <table:table-cell office:value-type="string" table:style-name="ce5">
            <text:p>Epoch 92</text:p>
          </table:table-cell>
          <table:table-cell office:value-type="float" office:value="1801852" table:style-name="ce7">
            <text:p>1801852</text:p>
          </table:table-cell>
          <table:table-cell table:style-name="ce2"/>
          <table:table-cell office:value-type="string" table:style-name="ce5">
            <text:p>Epoch 92</text:p>
          </table:table-cell>
          <table:table-cell office:value-type="float" office:value="1814928" table:style-name="ce7">
            <text:p>1814928</text:p>
          </table:table-cell>
          <table:table-cell table:style-name="ce2"/>
          <table:table-cell office:value-type="string" table:style-name="ce5">
            <text:p>Epoch 92</text:p>
          </table:table-cell>
          <table:table-cell office:value-type="float" office:value="1812584" table:style-name="ce7">
            <text:p>1812584</text:p>
          </table:table-cell>
          <table:table-cell table:style-name="ce2"/>
          <table:table-cell office:value-type="string" table:style-name="ce5">
            <text:p>Epoch 92</text:p>
          </table:table-cell>
          <table:table-cell office:value-type="float" office:value="1828942" table:style-name="ce7">
            <text:p>1828942</text:p>
          </table:table-cell>
          <table:table-cell table:style-name="ce2"/>
          <table:table-cell office:value-type="string" table:style-name="ce5">
            <text:p>Epoch 92</text:p>
          </table:table-cell>
          <table:table-cell office:value-type="float" office:value="1797776" table:style-name="ce7">
            <text:p>1797776</text:p>
          </table:table-cell>
          <table:table-cell table:style-name="ce2"/>
          <table:table-cell office:value-type="string" table:style-name="ce5">
            <text:p>Epoch 92</text:p>
          </table:table-cell>
          <table:table-cell office:value-type="float" office:value="1820030" table:style-name="ce7">
            <text:p>1820030</text:p>
          </table:table-cell>
          <table:table-cell table:style-name="ce2"/>
          <table:table-cell office:value-type="string" table:style-name="ce5">
            <text:p>Epoch 92</text:p>
          </table:table-cell>
          <table:table-cell office:value-type="float" office:value="1829720" table:style-name="ce7">
            <text:p>1829720</text:p>
          </table:table-cell>
          <table:table-cell table:style-name="ce2"/>
          <table:table-cell office:value-type="string" table:style-name="ce5">
            <text:p>Epoch 92</text:p>
          </table:table-cell>
          <table:table-cell office:value-type="float" office:value="1810760" table:style-name="ce7">
            <text:p>1810760</text:p>
          </table:table-cell>
          <table:table-cell table:style-name="ce2"/>
          <table:table-cell office:value-type="string" table:style-name="ce5">
            <text:p>Epoch 92</text:p>
          </table:table-cell>
          <table:table-cell office:value-type="float" office:value="1809270" table:style-name="ce7">
            <text:p>1809270</text:p>
          </table:table-cell>
          <table:table-cell table:style-name="ce2"/>
          <table:table-cell office:value-type="string" table:style-name="ce5">
            <text:p>Epoch 92</text:p>
          </table:table-cell>
          <table:table-cell office:value-type="float" office:value="1831012" table:style-name="ce7">
            <text:p>1831012</text:p>
          </table:table-cell>
          <table:table-cell table:style-name="ce2"/>
          <table:table-cell office:value-type="string" table:style-name="ce5">
            <text:p>Epoch 92</text:p>
          </table:table-cell>
          <table:table-cell office:value-type="float" office:value="1811652" table:style-name="ce7">
            <text:p>1811652</text:p>
          </table:table-cell>
          <table:table-cell table:style-name="ce2"/>
          <table:table-cell office:value-type="string" table:style-name="ce5">
            <text:p>Epoch 92</text:p>
          </table:table-cell>
          <table:table-cell office:value-type="float" office:value="1821384" table:style-name="ce7">
            <text:p>1821384</text:p>
          </table:table-cell>
          <table:table-cell table:style-name="ce2"/>
          <table:table-cell office:value-type="string" table:style-name="ce5">
            <text:p>Epoch 92</text:p>
          </table:table-cell>
          <table:table-cell office:value-type="float" office:value="1794448" table:style-name="ce7">
            <text:p>1794448</text:p>
          </table:table-cell>
          <table:table-cell table:style-name="ce2"/>
          <table:table-cell office:value-type="string" table:style-name="ce5">
            <text:p>Epoch 92</text:p>
          </table:table-cell>
          <table:table-cell office:value-type="float" office:value="1829310" table:style-name="ce7">
            <text:p>1829310</text:p>
          </table:table-cell>
          <table:table-cell table:style-name="ce2"/>
          <table:table-cell office:value-type="string" table:style-name="ce5">
            <text:p>Epoch 92</text:p>
          </table:table-cell>
          <table:table-cell office:value-type="float" office:value="1786868" table:style-name="ce7">
            <text:p>1786868</text:p>
          </table:table-cell>
          <table:table-cell table:style-name="ce2"/>
          <table:table-cell office:value-type="string" table:style-name="ce5">
            <text:p>Epoch 92</text:p>
          </table:table-cell>
          <table:table-cell office:value-type="float" office:value="1845900" table:style-name="ce7">
            <text:p>1845900</text:p>
          </table:table-cell>
          <table:table-cell table:style-name="ce2"/>
          <table:table-cell office:value-type="string" table:style-name="ce5">
            <text:p>Epoch 92</text:p>
          </table:table-cell>
          <table:table-cell office:value-type="float" office:value="1822560" table:style-name="ce7">
            <text:p>1822560</text:p>
          </table:table-cell>
          <table:table-cell table:style-name="ce2"/>
          <table:table-cell office:value-type="string" table:style-name="ce5">
            <text:p>Epoch 92</text:p>
          </table:table-cell>
          <table:table-cell office:value-type="float" office:value="1809328" table:style-name="ce7">
            <text:p>1809328</text:p>
          </table:table-cell>
          <table:table-cell table:style-name="ce2"/>
          <table:table-cell office:value-type="string" table:style-name="ce5">
            <text:p>Epoch 92</text:p>
          </table:table-cell>
          <table:table-cell office:value-type="float" office:value="1825260" table:style-name="ce7">
            <text:p>1825260</text:p>
          </table:table-cell>
          <table:table-cell table:style-name="ce2"/>
          <table:table-cell office:value-type="string" table:style-name="ce5">
            <text:p>Epoch 92</text:p>
          </table:table-cell>
          <table:table-cell office:value-type="float" office:value="1813736" table:style-name="ce7">
            <text:p>1813736</text:p>
          </table:table-cell>
          <table:table-cell table:style-name="ce2"/>
          <table:table-cell office:value-type="string" table:style-name="ce10">
            <text:p>Epoch 92</text:p>
          </table:table-cell>
          <table:table-cell office:value-type="float" office:value="1815739.4666666666" table:formula="of:=AVERAGE([.$CL95];[.$CI95];[.$CF95];[.$CC95];[.$BZ95];[.$BW95];[.$BT95];[.$BQ95];[.$BN95];[.$BK95];[.$BH95];[.$BE95];[.$BB95];[.$AY95];[.$AV95];[.$AS95];[.$AP95];[.$AM95];[.$AJ95];[.$AG95];[.$AD95];[.$AA95];[.$X95];[.$U95];[.$R95];[.$O95];[.$L95];[.$I95];[.$F95];[.$C95])" table:style-name="ce19">
            <text:p>1815739</text:p>
          </table:table-cell>
          <table:table-cell office:value-type="float" office:value="13299.060334275977" table:formula="of:=STDEV([.$CL95];[.$CI95];[.$CF95];[.$CC95];[.$BZ95];[.$BW95];[.$BT95];[.$BQ95];[.$BN95];[.$BK95];[.$BH95];[.$BE95];[.$BB95];[.$AY95];[.$AV95];[.$AS95];[.$AP95];[.$AM95];[.$AJ95];[.$AG95];[.$AD95];[.$AA95];[.$X95];[.$U95];[.$R95];[.$O95];[.$L95];[.$I95];[.$F95];[.$C95])" table:style-name="ce19">
            <text:p>13299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93</text:p>
          </table:table-cell>
          <table:table-cell office:value-type="float" office:value="1830822" table:style-name="ce7">
            <text:p>1830822</text:p>
          </table:table-cell>
          <table:table-cell table:style-name="ce2"/>
          <table:table-cell office:value-type="string" table:style-name="ce5">
            <text:p>Epoch 93</text:p>
          </table:table-cell>
          <table:table-cell office:value-type="float" office:value="1799412" table:style-name="ce7">
            <text:p>1799412</text:p>
          </table:table-cell>
          <table:table-cell table:style-name="ce2"/>
          <table:table-cell office:value-type="string" table:style-name="ce5">
            <text:p>Epoch 93</text:p>
          </table:table-cell>
          <table:table-cell office:value-type="float" office:value="1825124" table:style-name="ce7">
            <text:p>1825124</text:p>
          </table:table-cell>
          <table:table-cell table:style-name="ce2"/>
          <table:table-cell office:value-type="string" table:style-name="ce5">
            <text:p>Epoch 93</text:p>
          </table:table-cell>
          <table:table-cell office:value-type="float" office:value="1791710" table:style-name="ce7">
            <text:p>1791710</text:p>
          </table:table-cell>
          <table:table-cell table:style-name="ce2"/>
          <table:table-cell office:value-type="string" table:style-name="ce5">
            <text:p>Epoch 93</text:p>
          </table:table-cell>
          <table:table-cell office:value-type="float" office:value="1805312" table:style-name="ce7">
            <text:p>1805312</text:p>
          </table:table-cell>
          <table:table-cell table:style-name="ce2"/>
          <table:table-cell office:value-type="string" table:style-name="ce5">
            <text:p>Epoch 93</text:p>
          </table:table-cell>
          <table:table-cell office:value-type="float" office:value="1822438" table:style-name="ce7">
            <text:p>1822438</text:p>
          </table:table-cell>
          <table:table-cell table:style-name="ce2"/>
          <table:table-cell office:value-type="string" table:style-name="ce5">
            <text:p>Epoch 93</text:p>
          </table:table-cell>
          <table:table-cell office:value-type="float" office:value="1815250" table:style-name="ce7">
            <text:p>1815250</text:p>
          </table:table-cell>
          <table:table-cell table:style-name="ce2"/>
          <table:table-cell office:value-type="string" table:style-name="ce5">
            <text:p>Epoch 93</text:p>
          </table:table-cell>
          <table:table-cell office:value-type="float" office:value="1816796" table:style-name="ce7">
            <text:p>1816796</text:p>
          </table:table-cell>
          <table:table-cell table:style-name="ce2"/>
          <table:table-cell office:value-type="string" table:style-name="ce5">
            <text:p>Epoch 93</text:p>
          </table:table-cell>
          <table:table-cell office:value-type="float" office:value="1810610" table:style-name="ce7">
            <text:p>1810610</text:p>
          </table:table-cell>
          <table:table-cell table:style-name="ce2"/>
          <table:table-cell office:value-type="string" table:style-name="ce5">
            <text:p>Epoch 93</text:p>
          </table:table-cell>
          <table:table-cell office:value-type="float" office:value="1791524" table:style-name="ce7">
            <text:p>1791524</text:p>
          </table:table-cell>
          <table:table-cell table:style-name="ce2"/>
          <table:table-cell office:value-type="string" table:style-name="ce5">
            <text:p>Epoch 93</text:p>
          </table:table-cell>
          <table:table-cell office:value-type="float" office:value="1795940" table:style-name="ce7">
            <text:p>1795940</text:p>
          </table:table-cell>
          <table:table-cell table:style-name="ce2"/>
          <table:table-cell office:value-type="string" table:style-name="ce5">
            <text:p>Epoch 93</text:p>
          </table:table-cell>
          <table:table-cell office:value-type="float" office:value="1804334" table:style-name="ce7">
            <text:p>1804334</text:p>
          </table:table-cell>
          <table:table-cell table:style-name="ce2"/>
          <table:table-cell office:value-type="string" table:style-name="ce5">
            <text:p>Epoch 93</text:p>
          </table:table-cell>
          <table:table-cell office:value-type="float" office:value="1808824" table:style-name="ce7">
            <text:p>1808824</text:p>
          </table:table-cell>
          <table:table-cell table:style-name="ce2"/>
          <table:table-cell office:value-type="string" table:style-name="ce5">
            <text:p>Epoch 93</text:p>
          </table:table-cell>
          <table:table-cell office:value-type="float" office:value="1827280" table:style-name="ce7">
            <text:p>1827280</text:p>
          </table:table-cell>
          <table:table-cell table:style-name="ce2"/>
          <table:table-cell office:value-type="string" table:style-name="ce5">
            <text:p>Epoch 93</text:p>
          </table:table-cell>
          <table:table-cell office:value-type="float" office:value="1794306" table:style-name="ce7">
            <text:p>1794306</text:p>
          </table:table-cell>
          <table:table-cell table:style-name="ce2"/>
          <table:table-cell office:value-type="string" table:style-name="ce5">
            <text:p>Epoch 93</text:p>
          </table:table-cell>
          <table:table-cell office:value-type="float" office:value="1799810" table:style-name="ce7">
            <text:p>1799810</text:p>
          </table:table-cell>
          <table:table-cell table:style-name="ce2"/>
          <table:table-cell office:value-type="string" table:style-name="ce5">
            <text:p>Epoch 93</text:p>
          </table:table-cell>
          <table:table-cell office:value-type="float" office:value="1828062" table:style-name="ce7">
            <text:p>1828062</text:p>
          </table:table-cell>
          <table:table-cell table:style-name="ce2"/>
          <table:table-cell office:value-type="string" table:style-name="ce5">
            <text:p>Epoch 93</text:p>
          </table:table-cell>
          <table:table-cell office:value-type="float" office:value="1809544" table:style-name="ce7">
            <text:p>1809544</text:p>
          </table:table-cell>
          <table:table-cell table:style-name="ce2"/>
          <table:table-cell office:value-type="string" table:style-name="ce5">
            <text:p>Epoch 93</text:p>
          </table:table-cell>
          <table:table-cell office:value-type="float" office:value="1791552" table:style-name="ce7">
            <text:p>1791552</text:p>
          </table:table-cell>
          <table:table-cell table:style-name="ce2"/>
          <table:table-cell office:value-type="string" table:style-name="ce5">
            <text:p>Epoch 93</text:p>
          </table:table-cell>
          <table:table-cell office:value-type="float" office:value="1825258" table:style-name="ce7">
            <text:p>1825258</text:p>
          </table:table-cell>
          <table:table-cell table:style-name="ce2"/>
          <table:table-cell office:value-type="string" table:style-name="ce5">
            <text:p>Epoch 93</text:p>
          </table:table-cell>
          <table:table-cell office:value-type="float" office:value="1808250" table:style-name="ce7">
            <text:p>1808250</text:p>
          </table:table-cell>
          <table:table-cell table:style-name="ce2"/>
          <table:table-cell office:value-type="string" table:style-name="ce5">
            <text:p>Epoch 93</text:p>
          </table:table-cell>
          <table:table-cell office:value-type="float" office:value="1820954" table:style-name="ce7">
            <text:p>1820954</text:p>
          </table:table-cell>
          <table:table-cell table:style-name="ce2"/>
          <table:table-cell office:value-type="string" table:style-name="ce5">
            <text:p>Epoch 93</text:p>
          </table:table-cell>
          <table:table-cell office:value-type="float" office:value="1772456" table:style-name="ce7">
            <text:p>1772456</text:p>
          </table:table-cell>
          <table:table-cell table:style-name="ce2"/>
          <table:table-cell office:value-type="string" table:style-name="ce5">
            <text:p>Epoch 93</text:p>
          </table:table-cell>
          <table:table-cell office:value-type="float" office:value="1824864" table:style-name="ce7">
            <text:p>1824864</text:p>
          </table:table-cell>
          <table:table-cell table:style-name="ce2"/>
          <table:table-cell office:value-type="string" table:style-name="ce5">
            <text:p>Epoch 93</text:p>
          </table:table-cell>
          <table:table-cell office:value-type="float" office:value="1785702" table:style-name="ce7">
            <text:p>1785702</text:p>
          </table:table-cell>
          <table:table-cell table:style-name="ce2"/>
          <table:table-cell office:value-type="string" table:style-name="ce5">
            <text:p>Epoch 93</text:p>
          </table:table-cell>
          <table:table-cell office:value-type="float" office:value="1845338" table:style-name="ce7">
            <text:p>1845338</text:p>
          </table:table-cell>
          <table:table-cell table:style-name="ce2"/>
          <table:table-cell office:value-type="string" table:style-name="ce5">
            <text:p>Epoch 93</text:p>
          </table:table-cell>
          <table:table-cell office:value-type="float" office:value="1810606" table:style-name="ce7">
            <text:p>1810606</text:p>
          </table:table-cell>
          <table:table-cell table:style-name="ce2"/>
          <table:table-cell office:value-type="string" table:style-name="ce5">
            <text:p>Epoch 93</text:p>
          </table:table-cell>
          <table:table-cell office:value-type="float" office:value="1803170" table:style-name="ce7">
            <text:p>1803170</text:p>
          </table:table-cell>
          <table:table-cell table:style-name="ce2"/>
          <table:table-cell office:value-type="string" table:style-name="ce5">
            <text:p>Epoch 93</text:p>
          </table:table-cell>
          <table:table-cell office:value-type="float" office:value="1819818" table:style-name="ce7">
            <text:p>1819818</text:p>
          </table:table-cell>
          <table:table-cell table:style-name="ce2"/>
          <table:table-cell office:value-type="string" table:style-name="ce5">
            <text:p>Epoch 93</text:p>
          </table:table-cell>
          <table:table-cell office:value-type="float" office:value="1807448" table:style-name="ce7">
            <text:p>1807448</text:p>
          </table:table-cell>
          <table:table-cell table:style-name="ce2"/>
          <table:table-cell office:value-type="string" table:style-name="ce10">
            <text:p>Epoch 93</text:p>
          </table:table-cell>
          <table:table-cell office:value-type="float" office:value="1809750.4666666666" table:formula="of:=AVERAGE([.$CL96];[.$CI96];[.$CF96];[.$CC96];[.$BZ96];[.$BW96];[.$BT96];[.$BQ96];[.$BN96];[.$BK96];[.$BH96];[.$BE96];[.$BB96];[.$AY96];[.$AV96];[.$AS96];[.$AP96];[.$AM96];[.$AJ96];[.$AG96];[.$AD96];[.$AA96];[.$X96];[.$U96];[.$R96];[.$O96];[.$L96];[.$I96];[.$F96];[.$C96])" table:style-name="ce19">
            <text:p>1809750</text:p>
          </table:table-cell>
          <table:table-cell office:value-type="float" office:value="15780.099048536074" table:formula="of:=STDEV([.$CL96];[.$CI96];[.$CF96];[.$CC96];[.$BZ96];[.$BW96];[.$BT96];[.$BQ96];[.$BN96];[.$BK96];[.$BH96];[.$BE96];[.$BB96];[.$AY96];[.$AV96];[.$AS96];[.$AP96];[.$AM96];[.$AJ96];[.$AG96];[.$AD96];[.$AA96];[.$X96];[.$U96];[.$R96];[.$O96];[.$L96];[.$I96];[.$F96];[.$C96])" table:style-name="ce19">
            <text:p>15780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94</text:p>
          </table:table-cell>
          <table:table-cell office:value-type="float" office:value="1819964" table:style-name="ce7">
            <text:p>1819964</text:p>
          </table:table-cell>
          <table:table-cell table:style-name="ce2"/>
          <table:table-cell office:value-type="string" table:style-name="ce5">
            <text:p>Epoch 94</text:p>
          </table:table-cell>
          <table:table-cell office:value-type="float" office:value="1798626" table:style-name="ce7">
            <text:p>1798626</text:p>
          </table:table-cell>
          <table:table-cell table:style-name="ce2"/>
          <table:table-cell office:value-type="string" table:style-name="ce5">
            <text:p>Epoch 94</text:p>
          </table:table-cell>
          <table:table-cell office:value-type="float" office:value="1821592" table:style-name="ce7">
            <text:p>1821592</text:p>
          </table:table-cell>
          <table:table-cell table:style-name="ce2"/>
          <table:table-cell office:value-type="string" table:style-name="ce5">
            <text:p>Epoch 94</text:p>
          </table:table-cell>
          <table:table-cell office:value-type="float" office:value="1787168" table:style-name="ce7">
            <text:p>1787168</text:p>
          </table:table-cell>
          <table:table-cell table:style-name="ce2"/>
          <table:table-cell office:value-type="string" table:style-name="ce5">
            <text:p>Epoch 94</text:p>
          </table:table-cell>
          <table:table-cell office:value-type="float" office:value="1805222" table:style-name="ce7">
            <text:p>1805222</text:p>
          </table:table-cell>
          <table:table-cell table:style-name="ce2"/>
          <table:table-cell office:value-type="string" table:style-name="ce5">
            <text:p>Epoch 94</text:p>
          </table:table-cell>
          <table:table-cell office:value-type="float" office:value="1813094" table:style-name="ce7">
            <text:p>1813094</text:p>
          </table:table-cell>
          <table:table-cell table:style-name="ce2"/>
          <table:table-cell office:value-type="string" table:style-name="ce5">
            <text:p>Epoch 94</text:p>
          </table:table-cell>
          <table:table-cell office:value-type="float" office:value="1803854" table:style-name="ce7">
            <text:p>1803854</text:p>
          </table:table-cell>
          <table:table-cell table:style-name="ce2"/>
          <table:table-cell office:value-type="string" table:style-name="ce5">
            <text:p>Epoch 94</text:p>
          </table:table-cell>
          <table:table-cell office:value-type="float" office:value="1815548" table:style-name="ce7">
            <text:p>1815548</text:p>
          </table:table-cell>
          <table:table-cell table:style-name="ce2"/>
          <table:table-cell office:value-type="string" table:style-name="ce5">
            <text:p>Epoch 94</text:p>
          </table:table-cell>
          <table:table-cell office:value-type="float" office:value="1810032" table:style-name="ce7">
            <text:p>1810032</text:p>
          </table:table-cell>
          <table:table-cell table:style-name="ce2"/>
          <table:table-cell office:value-type="string" table:style-name="ce5">
            <text:p>Epoch 94</text:p>
          </table:table-cell>
          <table:table-cell office:value-type="float" office:value="1789710" table:style-name="ce7">
            <text:p>1789710</text:p>
          </table:table-cell>
          <table:table-cell table:style-name="ce2"/>
          <table:table-cell office:value-type="string" table:style-name="ce5">
            <text:p>Epoch 94</text:p>
          </table:table-cell>
          <table:table-cell office:value-type="float" office:value="1795656" table:style-name="ce7">
            <text:p>1795656</text:p>
          </table:table-cell>
          <table:table-cell table:style-name="ce2"/>
          <table:table-cell office:value-type="string" table:style-name="ce5">
            <text:p>Epoch 94</text:p>
          </table:table-cell>
          <table:table-cell office:value-type="float" office:value="1800292" table:style-name="ce7">
            <text:p>1800292</text:p>
          </table:table-cell>
          <table:table-cell table:style-name="ce2"/>
          <table:table-cell office:value-type="string" table:style-name="ce5">
            <text:p>Epoch 94</text:p>
          </table:table-cell>
          <table:table-cell office:value-type="float" office:value="1796654" table:style-name="ce7">
            <text:p>1796654</text:p>
          </table:table-cell>
          <table:table-cell table:style-name="ce2"/>
          <table:table-cell office:value-type="string" table:style-name="ce5">
            <text:p>Epoch 94</text:p>
          </table:table-cell>
          <table:table-cell office:value-type="float" office:value="1815124" table:style-name="ce7">
            <text:p>1815124</text:p>
          </table:table-cell>
          <table:table-cell table:style-name="ce2"/>
          <table:table-cell office:value-type="string" table:style-name="ce5">
            <text:p>Epoch 94</text:p>
          </table:table-cell>
          <table:table-cell office:value-type="float" office:value="1787652" table:style-name="ce7">
            <text:p>1787652</text:p>
          </table:table-cell>
          <table:table-cell table:style-name="ce2"/>
          <table:table-cell office:value-type="string" table:style-name="ce5">
            <text:p>Epoch 94</text:p>
          </table:table-cell>
          <table:table-cell office:value-type="float" office:value="1786576" table:style-name="ce7">
            <text:p>1786576</text:p>
          </table:table-cell>
          <table:table-cell table:style-name="ce2"/>
          <table:table-cell office:value-type="string" table:style-name="ce5">
            <text:p>Epoch 94</text:p>
          </table:table-cell>
          <table:table-cell office:value-type="float" office:value="1825092" table:style-name="ce7">
            <text:p>1825092</text:p>
          </table:table-cell>
          <table:table-cell table:style-name="ce2"/>
          <table:table-cell office:value-type="string" table:style-name="ce5">
            <text:p>Epoch 94</text:p>
          </table:table-cell>
          <table:table-cell office:value-type="float" office:value="1802534" table:style-name="ce7">
            <text:p>1802534</text:p>
          </table:table-cell>
          <table:table-cell table:style-name="ce2"/>
          <table:table-cell office:value-type="string" table:style-name="ce5">
            <text:p>Epoch 94</text:p>
          </table:table-cell>
          <table:table-cell office:value-type="float" office:value="1791206" table:style-name="ce7">
            <text:p>1791206</text:p>
          </table:table-cell>
          <table:table-cell table:style-name="ce2"/>
          <table:table-cell office:value-type="string" table:style-name="ce5">
            <text:p>Epoch 94</text:p>
          </table:table-cell>
          <table:table-cell office:value-type="float" office:value="1823890" table:style-name="ce7">
            <text:p>1823890</text:p>
          </table:table-cell>
          <table:table-cell table:style-name="ce2"/>
          <table:table-cell office:value-type="string" table:style-name="ce5">
            <text:p>Epoch 94</text:p>
          </table:table-cell>
          <table:table-cell office:value-type="float" office:value="1803578" table:style-name="ce7">
            <text:p>1803578</text:p>
          </table:table-cell>
          <table:table-cell table:style-name="ce2"/>
          <table:table-cell office:value-type="string" table:style-name="ce5">
            <text:p>Epoch 94</text:p>
          </table:table-cell>
          <table:table-cell office:value-type="float" office:value="1816276" table:style-name="ce7">
            <text:p>1816276</text:p>
          </table:table-cell>
          <table:table-cell table:style-name="ce2"/>
          <table:table-cell office:value-type="string" table:style-name="ce5">
            <text:p>Epoch 94</text:p>
          </table:table-cell>
          <table:table-cell office:value-type="float" office:value="1769732" table:style-name="ce7">
            <text:p>1769732</text:p>
          </table:table-cell>
          <table:table-cell table:style-name="ce2"/>
          <table:table-cell office:value-type="string" table:style-name="ce5">
            <text:p>Epoch 94</text:p>
          </table:table-cell>
          <table:table-cell office:value-type="float" office:value="1823826" table:style-name="ce7">
            <text:p>1823826</text:p>
          </table:table-cell>
          <table:table-cell table:style-name="ce2"/>
          <table:table-cell office:value-type="string" table:style-name="ce5">
            <text:p>Epoch 94</text:p>
          </table:table-cell>
          <table:table-cell office:value-type="float" office:value="1779852" table:style-name="ce7">
            <text:p>1779852</text:p>
          </table:table-cell>
          <table:table-cell table:style-name="ce2"/>
          <table:table-cell office:value-type="string" table:style-name="ce5">
            <text:p>Epoch 94</text:p>
          </table:table-cell>
          <table:table-cell office:value-type="float" office:value="1840700" table:style-name="ce7">
            <text:p>1840700</text:p>
          </table:table-cell>
          <table:table-cell table:style-name="ce2"/>
          <table:table-cell office:value-type="string" table:style-name="ce5">
            <text:p>Epoch 94</text:p>
          </table:table-cell>
          <table:table-cell office:value-type="float" office:value="1806964" table:style-name="ce7">
            <text:p>1806964</text:p>
          </table:table-cell>
          <table:table-cell table:style-name="ce2"/>
          <table:table-cell office:value-type="string" table:style-name="ce5">
            <text:p>Epoch 94</text:p>
          </table:table-cell>
          <table:table-cell office:value-type="float" office:value="1800020" table:style-name="ce7">
            <text:p>1800020</text:p>
          </table:table-cell>
          <table:table-cell table:style-name="ce2"/>
          <table:table-cell office:value-type="string" table:style-name="ce5">
            <text:p>Epoch 94</text:p>
          </table:table-cell>
          <table:table-cell office:value-type="float" office:value="1810748" table:style-name="ce7">
            <text:p>1810748</text:p>
          </table:table-cell>
          <table:table-cell table:style-name="ce2"/>
          <table:table-cell office:value-type="string" table:style-name="ce5">
            <text:p>Epoch 94</text:p>
          </table:table-cell>
          <table:table-cell office:value-type="float" office:value="1791970" table:style-name="ce7">
            <text:p>1791970</text:p>
          </table:table-cell>
          <table:table-cell table:style-name="ce2"/>
          <table:table-cell office:value-type="string" table:style-name="ce10">
            <text:p>Epoch 94</text:p>
          </table:table-cell>
          <table:table-cell office:value-type="float" office:value="1804438.4" table:formula="of:=AVERAGE([.$CL97];[.$CI97];[.$CF97];[.$CC97];[.$BZ97];[.$BW97];[.$BT97];[.$BQ97];[.$BN97];[.$BK97];[.$BH97];[.$BE97];[.$BB97];[.$AY97];[.$AV97];[.$AS97];[.$AP97];[.$AM97];[.$AJ97];[.$AG97];[.$AD97];[.$AA97];[.$X97];[.$U97];[.$R97];[.$O97];[.$L97];[.$I97];[.$F97];[.$C97])" table:style-name="ce19">
            <text:p>1804438</text:p>
          </table:table-cell>
          <table:table-cell office:value-type="float" office:value="15569.989900114102" table:formula="of:=STDEV([.$CL97];[.$CI97];[.$CF97];[.$CC97];[.$BZ97];[.$BW97];[.$BT97];[.$BQ97];[.$BN97];[.$BK97];[.$BH97];[.$BE97];[.$BB97];[.$AY97];[.$AV97];[.$AS97];[.$AP97];[.$AM97];[.$AJ97];[.$AG97];[.$AD97];[.$AA97];[.$X97];[.$U97];[.$R97];[.$O97];[.$L97];[.$I97];[.$F97];[.$C97])" table:style-name="ce19">
            <text:p>15570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95</text:p>
          </table:table-cell>
          <table:table-cell office:value-type="float" office:value="1807332" table:style-name="ce7">
            <text:p>1807332</text:p>
          </table:table-cell>
          <table:table-cell table:style-name="ce2"/>
          <table:table-cell office:value-type="string" table:style-name="ce5">
            <text:p>Epoch 95</text:p>
          </table:table-cell>
          <table:table-cell office:value-type="float" office:value="1778376" table:style-name="ce7">
            <text:p>1778376</text:p>
          </table:table-cell>
          <table:table-cell table:style-name="ce2"/>
          <table:table-cell office:value-type="string" table:style-name="ce5">
            <text:p>Epoch 95</text:p>
          </table:table-cell>
          <table:table-cell office:value-type="float" office:value="1817892" table:style-name="ce7">
            <text:p>1817892</text:p>
          </table:table-cell>
          <table:table-cell table:style-name="ce2"/>
          <table:table-cell office:value-type="string" table:style-name="ce5">
            <text:p>Epoch 95</text:p>
          </table:table-cell>
          <table:table-cell office:value-type="float" office:value="1786344" table:style-name="ce7">
            <text:p>1786344</text:p>
          </table:table-cell>
          <table:table-cell table:style-name="ce2"/>
          <table:table-cell office:value-type="string" table:style-name="ce5">
            <text:p>Epoch 95</text:p>
          </table:table-cell>
          <table:table-cell office:value-type="float" office:value="1800506" table:style-name="ce7">
            <text:p>1800506</text:p>
          </table:table-cell>
          <table:table-cell table:style-name="ce2"/>
          <table:table-cell office:value-type="string" table:style-name="ce5">
            <text:p>Epoch 95</text:p>
          </table:table-cell>
          <table:table-cell office:value-type="float" office:value="1806100" table:style-name="ce7">
            <text:p>1806100</text:p>
          </table:table-cell>
          <table:table-cell table:style-name="ce2"/>
          <table:table-cell office:value-type="string" table:style-name="ce5">
            <text:p>Epoch 95</text:p>
          </table:table-cell>
          <table:table-cell office:value-type="float" office:value="1793274" table:style-name="ce7">
            <text:p>1793274</text:p>
          </table:table-cell>
          <table:table-cell table:style-name="ce2"/>
          <table:table-cell office:value-type="string" table:style-name="ce5">
            <text:p>Epoch 95</text:p>
          </table:table-cell>
          <table:table-cell office:value-type="float" office:value="1810134" table:style-name="ce7">
            <text:p>1810134</text:p>
          </table:table-cell>
          <table:table-cell table:style-name="ce2"/>
          <table:table-cell office:value-type="string" table:style-name="ce5">
            <text:p>Epoch 95</text:p>
          </table:table-cell>
          <table:table-cell office:value-type="float" office:value="1806804" table:style-name="ce7">
            <text:p>1806804</text:p>
          </table:table-cell>
          <table:table-cell table:style-name="ce2"/>
          <table:table-cell office:value-type="string" table:style-name="ce5">
            <text:p>Epoch 95</text:p>
          </table:table-cell>
          <table:table-cell office:value-type="float" office:value="1783568" table:style-name="ce7">
            <text:p>1783568</text:p>
          </table:table-cell>
          <table:table-cell table:style-name="ce2"/>
          <table:table-cell office:value-type="string" table:style-name="ce5">
            <text:p>Epoch 95</text:p>
          </table:table-cell>
          <table:table-cell office:value-type="float" office:value="1788068" table:style-name="ce7">
            <text:p>1788068</text:p>
          </table:table-cell>
          <table:table-cell table:style-name="ce2"/>
          <table:table-cell office:value-type="string" table:style-name="ce5">
            <text:p>Epoch 95</text:p>
          </table:table-cell>
          <table:table-cell office:value-type="float" office:value="1785262" table:style-name="ce7">
            <text:p>1785262</text:p>
          </table:table-cell>
          <table:table-cell table:style-name="ce2"/>
          <table:table-cell office:value-type="string" table:style-name="ce5">
            <text:p>Epoch 95</text:p>
          </table:table-cell>
          <table:table-cell office:value-type="float" office:value="1788618" table:style-name="ce7">
            <text:p>1788618</text:p>
          </table:table-cell>
          <table:table-cell table:style-name="ce2"/>
          <table:table-cell office:value-type="string" table:style-name="ce5">
            <text:p>Epoch 95</text:p>
          </table:table-cell>
          <table:table-cell office:value-type="float" office:value="1813070" table:style-name="ce7">
            <text:p>1813070</text:p>
          </table:table-cell>
          <table:table-cell table:style-name="ce2"/>
          <table:table-cell office:value-type="string" table:style-name="ce5">
            <text:p>Epoch 95</text:p>
          </table:table-cell>
          <table:table-cell office:value-type="float" office:value="1780824" table:style-name="ce7">
            <text:p>1780824</text:p>
          </table:table-cell>
          <table:table-cell table:style-name="ce2"/>
          <table:table-cell office:value-type="string" table:style-name="ce5">
            <text:p>Epoch 95</text:p>
          </table:table-cell>
          <table:table-cell office:value-type="float" office:value="1781754" table:style-name="ce7">
            <text:p>1781754</text:p>
          </table:table-cell>
          <table:table-cell table:style-name="ce2"/>
          <table:table-cell office:value-type="string" table:style-name="ce5">
            <text:p>Epoch 95</text:p>
          </table:table-cell>
          <table:table-cell office:value-type="float" office:value="1824778" table:style-name="ce7">
            <text:p>1824778</text:p>
          </table:table-cell>
          <table:table-cell table:style-name="ce2"/>
          <table:table-cell office:value-type="string" table:style-name="ce5">
            <text:p>Epoch 95</text:p>
          </table:table-cell>
          <table:table-cell office:value-type="float" office:value="1799548" table:style-name="ce7">
            <text:p>1799548</text:p>
          </table:table-cell>
          <table:table-cell table:style-name="ce2"/>
          <table:table-cell office:value-type="string" table:style-name="ce5">
            <text:p>Epoch 95</text:p>
          </table:table-cell>
          <table:table-cell office:value-type="float" office:value="1788718" table:style-name="ce7">
            <text:p>1788718</text:p>
          </table:table-cell>
          <table:table-cell table:style-name="ce2"/>
          <table:table-cell office:value-type="string" table:style-name="ce5">
            <text:p>Epoch 95</text:p>
          </table:table-cell>
          <table:table-cell office:value-type="float" office:value="1787688" table:style-name="ce7">
            <text:p>1787688</text:p>
          </table:table-cell>
          <table:table-cell table:style-name="ce2"/>
          <table:table-cell office:value-type="string" table:style-name="ce5">
            <text:p>Epoch 95</text:p>
          </table:table-cell>
          <table:table-cell office:value-type="float" office:value="1802386" table:style-name="ce7">
            <text:p>1802386</text:p>
          </table:table-cell>
          <table:table-cell table:style-name="ce2"/>
          <table:table-cell office:value-type="string" table:style-name="ce5">
            <text:p>Epoch 95</text:p>
          </table:table-cell>
          <table:table-cell office:value-type="float" office:value="1814044" table:style-name="ce7">
            <text:p>1814044</text:p>
          </table:table-cell>
          <table:table-cell table:style-name="ce2"/>
          <table:table-cell office:value-type="string" table:style-name="ce5">
            <text:p>Epoch 95</text:p>
          </table:table-cell>
          <table:table-cell office:value-type="float" office:value="1764180" table:style-name="ce7">
            <text:p>1764180</text:p>
          </table:table-cell>
          <table:table-cell table:style-name="ce2"/>
          <table:table-cell office:value-type="string" table:style-name="ce5">
            <text:p>Epoch 95</text:p>
          </table:table-cell>
          <table:table-cell office:value-type="float" office:value="1823704" table:style-name="ce7">
            <text:p>1823704</text:p>
          </table:table-cell>
          <table:table-cell table:style-name="ce2"/>
          <table:table-cell office:value-type="string" table:style-name="ce5">
            <text:p>Epoch 95</text:p>
          </table:table-cell>
          <table:table-cell office:value-type="float" office:value="1774806" table:style-name="ce7">
            <text:p>1774806</text:p>
          </table:table-cell>
          <table:table-cell table:style-name="ce2"/>
          <table:table-cell office:value-type="string" table:style-name="ce5">
            <text:p>Epoch 95</text:p>
          </table:table-cell>
          <table:table-cell office:value-type="float" office:value="1840002" table:style-name="ce7">
            <text:p>1840002</text:p>
          </table:table-cell>
          <table:table-cell table:style-name="ce2"/>
          <table:table-cell office:value-type="string" table:style-name="ce5">
            <text:p>Epoch 95</text:p>
          </table:table-cell>
          <table:table-cell office:value-type="float" office:value="1800568" table:style-name="ce7">
            <text:p>1800568</text:p>
          </table:table-cell>
          <table:table-cell table:style-name="ce2"/>
          <table:table-cell office:value-type="string" table:style-name="ce5">
            <text:p>Epoch 95</text:p>
          </table:table-cell>
          <table:table-cell office:value-type="float" office:value="1795230" table:style-name="ce7">
            <text:p>1795230</text:p>
          </table:table-cell>
          <table:table-cell table:style-name="ce2"/>
          <table:table-cell office:value-type="string" table:style-name="ce5">
            <text:p>Epoch 95</text:p>
          </table:table-cell>
          <table:table-cell office:value-type="float" office:value="1806660" table:style-name="ce7">
            <text:p>1806660</text:p>
          </table:table-cell>
          <table:table-cell table:style-name="ce2"/>
          <table:table-cell office:value-type="string" table:style-name="ce5">
            <text:p>Epoch 95</text:p>
          </table:table-cell>
          <table:table-cell office:value-type="float" office:value="1788726" table:style-name="ce7">
            <text:p>1788726</text:p>
          </table:table-cell>
          <table:table-cell table:style-name="ce2"/>
          <table:table-cell office:value-type="string" table:style-name="ce10">
            <text:p>Epoch 95</text:p>
          </table:table-cell>
          <table:table-cell office:value-type="float" office:value="1797965.4666666666" table:formula="of:=AVERAGE([.$CL98];[.$CI98];[.$CF98];[.$CC98];[.$BZ98];[.$BW98];[.$BT98];[.$BQ98];[.$BN98];[.$BK98];[.$BH98];[.$BE98];[.$BB98];[.$AY98];[.$AV98];[.$AS98];[.$AP98];[.$AM98];[.$AJ98];[.$AG98];[.$AD98];[.$AA98];[.$X98];[.$U98];[.$R98];[.$O98];[.$L98];[.$I98];[.$F98];[.$C98])" table:style-name="ce19">
            <text:p>1797965</text:p>
          </table:table-cell>
          <table:table-cell office:value-type="float" office:value="16750.109376345583" table:formula="of:=STDEV([.$CL98];[.$CI98];[.$CF98];[.$CC98];[.$BZ98];[.$BW98];[.$BT98];[.$BQ98];[.$BN98];[.$BK98];[.$BH98];[.$BE98];[.$BB98];[.$AY98];[.$AV98];[.$AS98];[.$AP98];[.$AM98];[.$AJ98];[.$AG98];[.$AD98];[.$AA98];[.$X98];[.$U98];[.$R98];[.$O98];[.$L98];[.$I98];[.$F98];[.$C98])" table:style-name="ce19">
            <text:p>16750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96</text:p>
          </table:table-cell>
          <table:table-cell office:value-type="float" office:value="1797174" table:style-name="ce7">
            <text:p>1797174</text:p>
          </table:table-cell>
          <table:table-cell table:style-name="ce2"/>
          <table:table-cell office:value-type="string" table:style-name="ce5">
            <text:p>Epoch 96</text:p>
          </table:table-cell>
          <table:table-cell office:value-type="float" office:value="1762670" table:style-name="ce7">
            <text:p>1762670</text:p>
          </table:table-cell>
          <table:table-cell table:style-name="ce2"/>
          <table:table-cell office:value-type="string" table:style-name="ce5">
            <text:p>Epoch 96</text:p>
          </table:table-cell>
          <table:table-cell office:value-type="float" office:value="1813680" table:style-name="ce7">
            <text:p>1813680</text:p>
          </table:table-cell>
          <table:table-cell table:style-name="ce2"/>
          <table:table-cell office:value-type="string" table:style-name="ce5">
            <text:p>Epoch 96</text:p>
          </table:table-cell>
          <table:table-cell office:value-type="float" office:value="1784776" table:style-name="ce7">
            <text:p>1784776</text:p>
          </table:table-cell>
          <table:table-cell table:style-name="ce2"/>
          <table:table-cell office:value-type="string" table:style-name="ce5">
            <text:p>Epoch 96</text:p>
          </table:table-cell>
          <table:table-cell office:value-type="float" office:value="1795880" table:style-name="ce7">
            <text:p>1795880</text:p>
          </table:table-cell>
          <table:table-cell table:style-name="ce2"/>
          <table:table-cell office:value-type="string" table:style-name="ce5">
            <text:p>Epoch 96</text:p>
          </table:table-cell>
          <table:table-cell office:value-type="float" office:value="1803390" table:style-name="ce7">
            <text:p>1803390</text:p>
          </table:table-cell>
          <table:table-cell table:style-name="ce2"/>
          <table:table-cell office:value-type="string" table:style-name="ce5">
            <text:p>Epoch 96</text:p>
          </table:table-cell>
          <table:table-cell office:value-type="float" office:value="1788190" table:style-name="ce7">
            <text:p>1788190</text:p>
          </table:table-cell>
          <table:table-cell table:style-name="ce2"/>
          <table:table-cell office:value-type="string" table:style-name="ce5">
            <text:p>Epoch 96</text:p>
          </table:table-cell>
          <table:table-cell office:value-type="float" office:value="1799556" table:style-name="ce7">
            <text:p>1799556</text:p>
          </table:table-cell>
          <table:table-cell table:style-name="ce2"/>
          <table:table-cell office:value-type="string" table:style-name="ce5">
            <text:p>Epoch 96</text:p>
          </table:table-cell>
          <table:table-cell office:value-type="float" office:value="1804638" table:style-name="ce7">
            <text:p>1804638</text:p>
          </table:table-cell>
          <table:table-cell table:style-name="ce2"/>
          <table:table-cell office:value-type="string" table:style-name="ce5">
            <text:p>Epoch 96</text:p>
          </table:table-cell>
          <table:table-cell office:value-type="float" office:value="1781732" table:style-name="ce7">
            <text:p>1781732</text:p>
          </table:table-cell>
          <table:table-cell table:style-name="ce2"/>
          <table:table-cell office:value-type="string" table:style-name="ce5">
            <text:p>Epoch 96</text:p>
          </table:table-cell>
          <table:table-cell office:value-type="float" office:value="1783144" table:style-name="ce7">
            <text:p>1783144</text:p>
          </table:table-cell>
          <table:table-cell table:style-name="ce2"/>
          <table:table-cell office:value-type="string" table:style-name="ce5">
            <text:p>Epoch 96</text:p>
          </table:table-cell>
          <table:table-cell office:value-type="float" office:value="1778894" table:style-name="ce7">
            <text:p>1778894</text:p>
          </table:table-cell>
          <table:table-cell table:style-name="ce2"/>
          <table:table-cell office:value-type="string" table:style-name="ce5">
            <text:p>Epoch 96</text:p>
          </table:table-cell>
          <table:table-cell office:value-type="float" office:value="1768368" table:style-name="ce7">
            <text:p>1768368</text:p>
          </table:table-cell>
          <table:table-cell table:style-name="ce2"/>
          <table:table-cell office:value-type="string" table:style-name="ce5">
            <text:p>Epoch 96</text:p>
          </table:table-cell>
          <table:table-cell office:value-type="float" office:value="1804190" table:style-name="ce7">
            <text:p>1804190</text:p>
          </table:table-cell>
          <table:table-cell table:style-name="ce2"/>
          <table:table-cell office:value-type="string" table:style-name="ce5">
            <text:p>Epoch 96</text:p>
          </table:table-cell>
          <table:table-cell office:value-type="float" office:value="1779980" table:style-name="ce7">
            <text:p>1779980</text:p>
          </table:table-cell>
          <table:table-cell table:style-name="ce2"/>
          <table:table-cell office:value-type="string" table:style-name="ce5">
            <text:p>Epoch 96</text:p>
          </table:table-cell>
          <table:table-cell office:value-type="float" office:value="1771806" table:style-name="ce7">
            <text:p>1771806</text:p>
          </table:table-cell>
          <table:table-cell table:style-name="ce2"/>
          <table:table-cell office:value-type="string" table:style-name="ce5">
            <text:p>Epoch 96</text:p>
          </table:table-cell>
          <table:table-cell office:value-type="float" office:value="1806000" table:style-name="ce7">
            <text:p>1806000</text:p>
          </table:table-cell>
          <table:table-cell table:style-name="ce2"/>
          <table:table-cell office:value-type="string" table:style-name="ce5">
            <text:p>Epoch 96</text:p>
          </table:table-cell>
          <table:table-cell office:value-type="float" office:value="1792094" table:style-name="ce7">
            <text:p>1792094</text:p>
          </table:table-cell>
          <table:table-cell table:style-name="ce2"/>
          <table:table-cell office:value-type="string" table:style-name="ce5">
            <text:p>Epoch 96</text:p>
          </table:table-cell>
          <table:table-cell office:value-type="float" office:value="1784132" table:style-name="ce7">
            <text:p>1784132</text:p>
          </table:table-cell>
          <table:table-cell table:style-name="ce2"/>
          <table:table-cell office:value-type="string" table:style-name="ce5">
            <text:p>Epoch 96</text:p>
          </table:table-cell>
          <table:table-cell office:value-type="float" office:value="1784778" table:style-name="ce7">
            <text:p>1784778</text:p>
          </table:table-cell>
          <table:table-cell table:style-name="ce2"/>
          <table:table-cell office:value-type="string" table:style-name="ce5">
            <text:p>Epoch 96</text:p>
          </table:table-cell>
          <table:table-cell office:value-type="float" office:value="1799838" table:style-name="ce7">
            <text:p>1799838</text:p>
          </table:table-cell>
          <table:table-cell table:style-name="ce2"/>
          <table:table-cell office:value-type="string" table:style-name="ce5">
            <text:p>Epoch 96</text:p>
          </table:table-cell>
          <table:table-cell office:value-type="float" office:value="1805304" table:style-name="ce7">
            <text:p>1805304</text:p>
          </table:table-cell>
          <table:table-cell table:style-name="ce2"/>
          <table:table-cell office:value-type="string" table:style-name="ce5">
            <text:p>Epoch 96</text:p>
          </table:table-cell>
          <table:table-cell office:value-type="float" office:value="1762002" table:style-name="ce7">
            <text:p>1762002</text:p>
          </table:table-cell>
          <table:table-cell table:style-name="ce2"/>
          <table:table-cell office:value-type="string" table:style-name="ce5">
            <text:p>Epoch 96</text:p>
          </table:table-cell>
          <table:table-cell office:value-type="float" office:value="1808528" table:style-name="ce7">
            <text:p>1808528</text:p>
          </table:table-cell>
          <table:table-cell table:style-name="ce2"/>
          <table:table-cell office:value-type="string" table:style-name="ce5">
            <text:p>Epoch 96</text:p>
          </table:table-cell>
          <table:table-cell office:value-type="float" office:value="1755720" table:style-name="ce7">
            <text:p>1755720</text:p>
          </table:table-cell>
          <table:table-cell table:style-name="ce2"/>
          <table:table-cell office:value-type="string" table:style-name="ce5">
            <text:p>Epoch 96</text:p>
          </table:table-cell>
          <table:table-cell office:value-type="float" office:value="1835660" table:style-name="ce7">
            <text:p>1835660</text:p>
          </table:table-cell>
          <table:table-cell table:style-name="ce2"/>
          <table:table-cell office:value-type="string" table:style-name="ce5">
            <text:p>Epoch 96</text:p>
          </table:table-cell>
          <table:table-cell office:value-type="float" office:value="1787520" table:style-name="ce7">
            <text:p>1787520</text:p>
          </table:table-cell>
          <table:table-cell table:style-name="ce2"/>
          <table:table-cell office:value-type="string" table:style-name="ce5">
            <text:p>Epoch 96</text:p>
          </table:table-cell>
          <table:table-cell office:value-type="float" office:value="1784230" table:style-name="ce7">
            <text:p>1784230</text:p>
          </table:table-cell>
          <table:table-cell table:style-name="ce2"/>
          <table:table-cell office:value-type="string" table:style-name="ce5">
            <text:p>Epoch 96</text:p>
          </table:table-cell>
          <table:table-cell office:value-type="float" office:value="1802768" table:style-name="ce7">
            <text:p>1802768</text:p>
          </table:table-cell>
          <table:table-cell table:style-name="ce2"/>
          <table:table-cell office:value-type="string" table:style-name="ce5">
            <text:p>Epoch 96</text:p>
          </table:table-cell>
          <table:table-cell office:value-type="float" office:value="1781276" table:style-name="ce7">
            <text:p>1781276</text:p>
          </table:table-cell>
          <table:table-cell table:style-name="ce2"/>
          <table:table-cell office:value-type="string" table:style-name="ce10">
            <text:p>Epoch 96</text:p>
          </table:table-cell>
          <table:table-cell office:value-type="float" office:value="1790263.9333333333" table:formula="of:=AVERAGE([.$CL99];[.$CI99];[.$CF99];[.$CC99];[.$BZ99];[.$BW99];[.$BT99];[.$BQ99];[.$BN99];[.$BK99];[.$BH99];[.$BE99];[.$BB99];[.$AY99];[.$AV99];[.$AS99];[.$AP99];[.$AM99];[.$AJ99];[.$AG99];[.$AD99];[.$AA99];[.$X99];[.$U99];[.$R99];[.$O99];[.$L99];[.$I99];[.$F99];[.$C99])" table:style-name="ce19">
            <text:p>1790264</text:p>
          </table:table-cell>
          <table:table-cell office:value-type="float" office:value="17185.886707599257" table:formula="of:=STDEV([.$CL99];[.$CI99];[.$CF99];[.$CC99];[.$BZ99];[.$BW99];[.$BT99];[.$BQ99];[.$BN99];[.$BK99];[.$BH99];[.$BE99];[.$BB99];[.$AY99];[.$AV99];[.$AS99];[.$AP99];[.$AM99];[.$AJ99];[.$AG99];[.$AD99];[.$AA99];[.$X99];[.$U99];[.$R99];[.$O99];[.$L99];[.$I99];[.$F99];[.$C99])" table:style-name="ce19">
            <text:p>17186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97</text:p>
          </table:table-cell>
          <table:table-cell office:value-type="float" office:value="1791516" table:style-name="ce7">
            <text:p>1791516</text:p>
          </table:table-cell>
          <table:table-cell table:style-name="ce2"/>
          <table:table-cell office:value-type="string" table:style-name="ce5">
            <text:p>Epoch 97</text:p>
          </table:table-cell>
          <table:table-cell office:value-type="float" office:value="1762544" table:style-name="ce7">
            <text:p>1762544</text:p>
          </table:table-cell>
          <table:table-cell table:style-name="ce2"/>
          <table:table-cell office:value-type="string" table:style-name="ce5">
            <text:p>Epoch 97</text:p>
          </table:table-cell>
          <table:table-cell office:value-type="float" office:value="1796028" table:style-name="ce7">
            <text:p>1796028</text:p>
          </table:table-cell>
          <table:table-cell table:style-name="ce2"/>
          <table:table-cell office:value-type="string" table:style-name="ce5">
            <text:p>Epoch 97</text:p>
          </table:table-cell>
          <table:table-cell office:value-type="float" office:value="1783230" table:style-name="ce7">
            <text:p>1783230</text:p>
          </table:table-cell>
          <table:table-cell table:style-name="ce2"/>
          <table:table-cell office:value-type="string" table:style-name="ce5">
            <text:p>Epoch 97</text:p>
          </table:table-cell>
          <table:table-cell office:value-type="float" office:value="1793730" table:style-name="ce7">
            <text:p>1793730</text:p>
          </table:table-cell>
          <table:table-cell table:style-name="ce2"/>
          <table:table-cell office:value-type="string" table:style-name="ce5">
            <text:p>Epoch 97</text:p>
          </table:table-cell>
          <table:table-cell office:value-type="float" office:value="1797176" table:style-name="ce7">
            <text:p>1797176</text:p>
          </table:table-cell>
          <table:table-cell table:style-name="ce2"/>
          <table:table-cell office:value-type="string" table:style-name="ce5">
            <text:p>Epoch 97</text:p>
          </table:table-cell>
          <table:table-cell office:value-type="float" office:value="1783406" table:style-name="ce7">
            <text:p>1783406</text:p>
          </table:table-cell>
          <table:table-cell table:style-name="ce2"/>
          <table:table-cell office:value-type="string" table:style-name="ce5">
            <text:p>Epoch 97</text:p>
          </table:table-cell>
          <table:table-cell office:value-type="float" office:value="1784520" table:style-name="ce7">
            <text:p>1784520</text:p>
          </table:table-cell>
          <table:table-cell table:style-name="ce2"/>
          <table:table-cell office:value-type="string" table:style-name="ce5">
            <text:p>Epoch 97</text:p>
          </table:table-cell>
          <table:table-cell office:value-type="float" office:value="1784794" table:style-name="ce7">
            <text:p>1784794</text:p>
          </table:table-cell>
          <table:table-cell table:style-name="ce2"/>
          <table:table-cell office:value-type="string" table:style-name="ce5">
            <text:p>Epoch 97</text:p>
          </table:table-cell>
          <table:table-cell office:value-type="float" office:value="1770986" table:style-name="ce7">
            <text:p>1770986</text:p>
          </table:table-cell>
          <table:table-cell table:style-name="ce2"/>
          <table:table-cell office:value-type="string" table:style-name="ce5">
            <text:p>Epoch 97</text:p>
          </table:table-cell>
          <table:table-cell office:value-type="float" office:value="1774882" table:style-name="ce7">
            <text:p>1774882</text:p>
          </table:table-cell>
          <table:table-cell table:style-name="ce2"/>
          <table:table-cell office:value-type="string" table:style-name="ce5">
            <text:p>Epoch 97</text:p>
          </table:table-cell>
          <table:table-cell office:value-type="float" office:value="1764748" table:style-name="ce7">
            <text:p>1764748</text:p>
          </table:table-cell>
          <table:table-cell table:style-name="ce2"/>
          <table:table-cell office:value-type="string" table:style-name="ce5">
            <text:p>Epoch 97</text:p>
          </table:table-cell>
          <table:table-cell office:value-type="float" office:value="1764186" table:style-name="ce7">
            <text:p>1764186</text:p>
          </table:table-cell>
          <table:table-cell table:style-name="ce2"/>
          <table:table-cell office:value-type="string" table:style-name="ce5">
            <text:p>Epoch 97</text:p>
          </table:table-cell>
          <table:table-cell office:value-type="float" office:value="1803804" table:style-name="ce7">
            <text:p>1803804</text:p>
          </table:table-cell>
          <table:table-cell table:style-name="ce2"/>
          <table:table-cell office:value-type="string" table:style-name="ce5">
            <text:p>Epoch 97</text:p>
          </table:table-cell>
          <table:table-cell office:value-type="float" office:value="1777066" table:style-name="ce7">
            <text:p>1777066</text:p>
          </table:table-cell>
          <table:table-cell table:style-name="ce2"/>
          <table:table-cell office:value-type="string" table:style-name="ce5">
            <text:p>Epoch 97</text:p>
          </table:table-cell>
          <table:table-cell office:value-type="float" office:value="1768562" table:style-name="ce7">
            <text:p>1768562</text:p>
          </table:table-cell>
          <table:table-cell table:style-name="ce2"/>
          <table:table-cell office:value-type="string" table:style-name="ce5">
            <text:p>Epoch 97</text:p>
          </table:table-cell>
          <table:table-cell office:value-type="float" office:value="1799738" table:style-name="ce7">
            <text:p>1799738</text:p>
          </table:table-cell>
          <table:table-cell table:style-name="ce2"/>
          <table:table-cell office:value-type="string" table:style-name="ce5">
            <text:p>Epoch 97</text:p>
          </table:table-cell>
          <table:table-cell office:value-type="float" office:value="1786968" table:style-name="ce7">
            <text:p>1786968</text:p>
          </table:table-cell>
          <table:table-cell table:style-name="ce2"/>
          <table:table-cell office:value-type="string" table:style-name="ce5">
            <text:p>Epoch 97</text:p>
          </table:table-cell>
          <table:table-cell office:value-type="float" office:value="1776694" table:style-name="ce7">
            <text:p>1776694</text:p>
          </table:table-cell>
          <table:table-cell table:style-name="ce2"/>
          <table:table-cell office:value-type="string" table:style-name="ce5">
            <text:p>Epoch 97</text:p>
          </table:table-cell>
          <table:table-cell office:value-type="float" office:value="1780248" table:style-name="ce7">
            <text:p>1780248</text:p>
          </table:table-cell>
          <table:table-cell table:style-name="ce2"/>
          <table:table-cell office:value-type="string" table:style-name="ce5">
            <text:p>Epoch 97</text:p>
          </table:table-cell>
          <table:table-cell office:value-type="float" office:value="1796276" table:style-name="ce7">
            <text:p>1796276</text:p>
          </table:table-cell>
          <table:table-cell table:style-name="ce2"/>
          <table:table-cell office:value-type="string" table:style-name="ce5">
            <text:p>Epoch 97</text:p>
          </table:table-cell>
          <table:table-cell office:value-type="float" office:value="1800422" table:style-name="ce7">
            <text:p>1800422</text:p>
          </table:table-cell>
          <table:table-cell table:style-name="ce2"/>
          <table:table-cell office:value-type="string" table:style-name="ce5">
            <text:p>Epoch 97</text:p>
          </table:table-cell>
          <table:table-cell office:value-type="float" office:value="1760446" table:style-name="ce7">
            <text:p>1760446</text:p>
          </table:table-cell>
          <table:table-cell table:style-name="ce2"/>
          <table:table-cell office:value-type="string" table:style-name="ce5">
            <text:p>Epoch 97</text:p>
          </table:table-cell>
          <table:table-cell office:value-type="float" office:value="1806060" table:style-name="ce7">
            <text:p>1806060</text:p>
          </table:table-cell>
          <table:table-cell table:style-name="ce2"/>
          <table:table-cell office:value-type="string" table:style-name="ce5">
            <text:p>Epoch 97</text:p>
          </table:table-cell>
          <table:table-cell office:value-type="float" office:value="1753648" table:style-name="ce7">
            <text:p>1753648</text:p>
          </table:table-cell>
          <table:table-cell table:style-name="ce2"/>
          <table:table-cell office:value-type="string" table:style-name="ce5">
            <text:p>Epoch 97</text:p>
          </table:table-cell>
          <table:table-cell office:value-type="float" office:value="1814834" table:style-name="ce7">
            <text:p>1814834</text:p>
          </table:table-cell>
          <table:table-cell table:style-name="ce2"/>
          <table:table-cell office:value-type="string" table:style-name="ce5">
            <text:p>Epoch 97</text:p>
          </table:table-cell>
          <table:table-cell office:value-type="float" office:value="1776196" table:style-name="ce7">
            <text:p>1776196</text:p>
          </table:table-cell>
          <table:table-cell table:style-name="ce2"/>
          <table:table-cell office:value-type="string" table:style-name="ce5">
            <text:p>Epoch 97</text:p>
          </table:table-cell>
          <table:table-cell office:value-type="float" office:value="1778220" table:style-name="ce7">
            <text:p>1778220</text:p>
          </table:table-cell>
          <table:table-cell table:style-name="ce2"/>
          <table:table-cell office:value-type="string" table:style-name="ce5">
            <text:p>Epoch 97</text:p>
          </table:table-cell>
          <table:table-cell office:value-type="float" office:value="1791210" table:style-name="ce7">
            <text:p>1791210</text:p>
          </table:table-cell>
          <table:table-cell table:style-name="ce2"/>
          <table:table-cell office:value-type="string" table:style-name="ce5">
            <text:p>Epoch 97</text:p>
          </table:table-cell>
          <table:table-cell office:value-type="float" office:value="1780576" table:style-name="ce7">
            <text:p>1780576</text:p>
          </table:table-cell>
          <table:table-cell table:style-name="ce2"/>
          <table:table-cell office:value-type="string" table:style-name="ce10">
            <text:p>Epoch 97</text:p>
          </table:table-cell>
          <table:table-cell office:value-type="float" office:value="1783423.8" table:formula="of:=AVERAGE([.$CL100];[.$CI100];[.$CF100];[.$CC100];[.$BZ100];[.$BW100];[.$BT100];[.$BQ100];[.$BN100];[.$BK100];[.$BH100];[.$BE100];[.$BB100];[.$AY100];[.$AV100];[.$AS100];[.$AP100];[.$AM100];[.$AJ100];[.$AG100];[.$AD100];[.$AA100];[.$X100];[.$U100];[.$R100];[.$O100];[.$L100];[.$I100];[.$F100];[.$C100])" table:style-name="ce19">
            <text:p>1783424</text:p>
          </table:table-cell>
          <table:table-cell office:value-type="float" office:value="14892.488042518336" table:formula="of:=STDEV([.$CL100];[.$CI100];[.$CF100];[.$CC100];[.$BZ100];[.$BW100];[.$BT100];[.$BQ100];[.$BN100];[.$BK100];[.$BH100];[.$BE100];[.$BB100];[.$AY100];[.$AV100];[.$AS100];[.$AP100];[.$AM100];[.$AJ100];[.$AG100];[.$AD100];[.$AA100];[.$X100];[.$U100];[.$R100];[.$O100];[.$L100];[.$I100];[.$F100];[.$C100])" table:style-name="ce19">
            <text:p>14892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98</text:p>
          </table:table-cell>
          <table:table-cell office:value-type="float" office:value="1772618" table:style-name="ce7">
            <text:p>1772618</text:p>
          </table:table-cell>
          <table:table-cell table:style-name="ce2"/>
          <table:table-cell office:value-type="string" table:style-name="ce5">
            <text:p>Epoch 98</text:p>
          </table:table-cell>
          <table:table-cell office:value-type="float" office:value="1762150" table:style-name="ce7">
            <text:p>1762150</text:p>
          </table:table-cell>
          <table:table-cell table:style-name="ce2"/>
          <table:table-cell office:value-type="string" table:style-name="ce5">
            <text:p>Epoch 98</text:p>
          </table:table-cell>
          <table:table-cell office:value-type="float" office:value="1795940" table:style-name="ce7">
            <text:p>1795940</text:p>
          </table:table-cell>
          <table:table-cell table:style-name="ce2"/>
          <table:table-cell office:value-type="string" table:style-name="ce5">
            <text:p>Epoch 98</text:p>
          </table:table-cell>
          <table:table-cell office:value-type="float" office:value="1782284" table:style-name="ce7">
            <text:p>1782284</text:p>
          </table:table-cell>
          <table:table-cell table:style-name="ce2"/>
          <table:table-cell office:value-type="string" table:style-name="ce5">
            <text:p>Epoch 98</text:p>
          </table:table-cell>
          <table:table-cell office:value-type="float" office:value="1784062" table:style-name="ce7">
            <text:p>1784062</text:p>
          </table:table-cell>
          <table:table-cell table:style-name="ce2"/>
          <table:table-cell office:value-type="string" table:style-name="ce5">
            <text:p>Epoch 98</text:p>
          </table:table-cell>
          <table:table-cell office:value-type="float" office:value="1792232" table:style-name="ce7">
            <text:p>1792232</text:p>
          </table:table-cell>
          <table:table-cell table:style-name="ce2"/>
          <table:table-cell office:value-type="string" table:style-name="ce5">
            <text:p>Epoch 98</text:p>
          </table:table-cell>
          <table:table-cell office:value-type="float" office:value="1783192" table:style-name="ce7">
            <text:p>1783192</text:p>
          </table:table-cell>
          <table:table-cell table:style-name="ce2"/>
          <table:table-cell office:value-type="string" table:style-name="ce5">
            <text:p>Epoch 98</text:p>
          </table:table-cell>
          <table:table-cell office:value-type="float" office:value="1768890" table:style-name="ce7">
            <text:p>1768890</text:p>
          </table:table-cell>
          <table:table-cell table:style-name="ce2"/>
          <table:table-cell office:value-type="string" table:style-name="ce5">
            <text:p>Epoch 98</text:p>
          </table:table-cell>
          <table:table-cell office:value-type="float" office:value="1780562" table:style-name="ce7">
            <text:p>1780562</text:p>
          </table:table-cell>
          <table:table-cell table:style-name="ce2"/>
          <table:table-cell office:value-type="string" table:style-name="ce5">
            <text:p>Epoch 98</text:p>
          </table:table-cell>
          <table:table-cell office:value-type="float" office:value="1760392" table:style-name="ce7">
            <text:p>1760392</text:p>
          </table:table-cell>
          <table:table-cell table:style-name="ce2"/>
          <table:table-cell office:value-type="string" table:style-name="ce5">
            <text:p>Epoch 98</text:p>
          </table:table-cell>
          <table:table-cell office:value-type="float" office:value="1772402" table:style-name="ce7">
            <text:p>1772402</text:p>
          </table:table-cell>
          <table:table-cell table:style-name="ce2"/>
          <table:table-cell office:value-type="string" table:style-name="ce5">
            <text:p>Epoch 98</text:p>
          </table:table-cell>
          <table:table-cell office:value-type="float" office:value="1762454" table:style-name="ce7">
            <text:p>1762454</text:p>
          </table:table-cell>
          <table:table-cell table:style-name="ce2"/>
          <table:table-cell office:value-type="string" table:style-name="ce5">
            <text:p>Epoch 98</text:p>
          </table:table-cell>
          <table:table-cell office:value-type="float" office:value="1761598" table:style-name="ce7">
            <text:p>1761598</text:p>
          </table:table-cell>
          <table:table-cell table:style-name="ce2"/>
          <table:table-cell office:value-type="string" table:style-name="ce5">
            <text:p>Epoch 98</text:p>
          </table:table-cell>
          <table:table-cell office:value-type="float" office:value="1757044" table:style-name="ce7">
            <text:p>1757044</text:p>
          </table:table-cell>
          <table:table-cell table:style-name="ce2"/>
          <table:table-cell office:value-type="string" table:style-name="ce5">
            <text:p>Epoch 98</text:p>
          </table:table-cell>
          <table:table-cell office:value-type="float" office:value="1752626" table:style-name="ce7">
            <text:p>1752626</text:p>
          </table:table-cell>
          <table:table-cell table:style-name="ce2"/>
          <table:table-cell office:value-type="string" table:style-name="ce5">
            <text:p>Epoch 98</text:p>
          </table:table-cell>
          <table:table-cell office:value-type="float" office:value="1759092" table:style-name="ce7">
            <text:p>1759092</text:p>
          </table:table-cell>
          <table:table-cell table:style-name="ce2"/>
          <table:table-cell office:value-type="string" table:style-name="ce5">
            <text:p>Epoch 98</text:p>
          </table:table-cell>
          <table:table-cell office:value-type="float" office:value="1789836" table:style-name="ce7">
            <text:p>1789836</text:p>
          </table:table-cell>
          <table:table-cell table:style-name="ce2"/>
          <table:table-cell office:value-type="string" table:style-name="ce5">
            <text:p>Epoch 98</text:p>
          </table:table-cell>
          <table:table-cell office:value-type="float" office:value="1783082" table:style-name="ce7">
            <text:p>1783082</text:p>
          </table:table-cell>
          <table:table-cell table:style-name="ce2"/>
          <table:table-cell office:value-type="string" table:style-name="ce5">
            <text:p>Epoch 98</text:p>
          </table:table-cell>
          <table:table-cell office:value-type="float" office:value="1774636" table:style-name="ce7">
            <text:p>1774636</text:p>
          </table:table-cell>
          <table:table-cell table:style-name="ce2"/>
          <table:table-cell office:value-type="string" table:style-name="ce5">
            <text:p>Epoch 98</text:p>
          </table:table-cell>
          <table:table-cell office:value-type="float" office:value="1774416" table:style-name="ce7">
            <text:p>1774416</text:p>
          </table:table-cell>
          <table:table-cell table:style-name="ce2"/>
          <table:table-cell office:value-type="string" table:style-name="ce5">
            <text:p>Epoch 98</text:p>
          </table:table-cell>
          <table:table-cell office:value-type="float" office:value="1793578" table:style-name="ce7">
            <text:p>1793578</text:p>
          </table:table-cell>
          <table:table-cell table:style-name="ce2"/>
          <table:table-cell office:value-type="string" table:style-name="ce5">
            <text:p>Epoch 98</text:p>
          </table:table-cell>
          <table:table-cell office:value-type="float" office:value="1789270" table:style-name="ce7">
            <text:p>1789270</text:p>
          </table:table-cell>
          <table:table-cell table:style-name="ce2"/>
          <table:table-cell office:value-type="string" table:style-name="ce5">
            <text:p>Epoch 98</text:p>
          </table:table-cell>
          <table:table-cell office:value-type="float" office:value="1760140" table:style-name="ce7">
            <text:p>1760140</text:p>
          </table:table-cell>
          <table:table-cell table:style-name="ce2"/>
          <table:table-cell office:value-type="string" table:style-name="ce5">
            <text:p>Epoch 98</text:p>
          </table:table-cell>
          <table:table-cell office:value-type="float" office:value="1803456" table:style-name="ce7">
            <text:p>1803456</text:p>
          </table:table-cell>
          <table:table-cell table:style-name="ce2"/>
          <table:table-cell office:value-type="string" table:style-name="ce5">
            <text:p>Epoch 98</text:p>
          </table:table-cell>
          <table:table-cell office:value-type="float" office:value="1735938" table:style-name="ce7">
            <text:p>1735938</text:p>
          </table:table-cell>
          <table:table-cell table:style-name="ce2"/>
          <table:table-cell office:value-type="string" table:style-name="ce5">
            <text:p>Epoch 98</text:p>
          </table:table-cell>
          <table:table-cell office:value-type="float" office:value="1807944" table:style-name="ce7">
            <text:p>1807944</text:p>
          </table:table-cell>
          <table:table-cell table:style-name="ce2"/>
          <table:table-cell office:value-type="string" table:style-name="ce5">
            <text:p>Epoch 98</text:p>
          </table:table-cell>
          <table:table-cell office:value-type="float" office:value="1753822" table:style-name="ce7">
            <text:p>1753822</text:p>
          </table:table-cell>
          <table:table-cell table:style-name="ce2"/>
          <table:table-cell office:value-type="string" table:style-name="ce5">
            <text:p>Epoch 98</text:p>
          </table:table-cell>
          <table:table-cell office:value-type="float" office:value="1771546" table:style-name="ce7">
            <text:p>1771546</text:p>
          </table:table-cell>
          <table:table-cell table:style-name="ce2"/>
          <table:table-cell office:value-type="string" table:style-name="ce5">
            <text:p>Epoch 98</text:p>
          </table:table-cell>
          <table:table-cell office:value-type="float" office:value="1789178" table:style-name="ce7">
            <text:p>1789178</text:p>
          </table:table-cell>
          <table:table-cell table:style-name="ce2"/>
          <table:table-cell office:value-type="string" table:style-name="ce5">
            <text:p>Epoch 98</text:p>
          </table:table-cell>
          <table:table-cell office:value-type="float" office:value="1771518" table:style-name="ce7">
            <text:p>1771518</text:p>
          </table:table-cell>
          <table:table-cell table:style-name="ce2"/>
          <table:table-cell office:value-type="string" table:style-name="ce10">
            <text:p>Epoch 98</text:p>
          </table:table-cell>
          <table:table-cell office:value-type="float" office:value="1774863.2666666666" table:formula="of:=AVERAGE([.$CL101];[.$CI101];[.$CF101];[.$CC101];[.$BZ101];[.$BW101];[.$BT101];[.$BQ101];[.$BN101];[.$BK101];[.$BH101];[.$BE101];[.$BB101];[.$AY101];[.$AV101];[.$AS101];[.$AP101];[.$AM101];[.$AJ101];[.$AG101];[.$AD101];[.$AA101];[.$X101];[.$U101];[.$R101];[.$O101];[.$L101];[.$I101];[.$F101];[.$C101])" table:style-name="ce19">
            <text:p>1774863</text:p>
          </table:table-cell>
          <table:table-cell office:value-type="float" office:value="16566.911372045044" table:formula="of:=STDEV([.$CL101];[.$CI101];[.$CF101];[.$CC101];[.$BZ101];[.$BW101];[.$BT101];[.$BQ101];[.$BN101];[.$BK101];[.$BH101];[.$BE101];[.$BB101];[.$AY101];[.$AV101];[.$AS101];[.$AP101];[.$AM101];[.$AJ101];[.$AG101];[.$AD101];[.$AA101];[.$X101];[.$U101];[.$R101];[.$O101];[.$L101];[.$I101];[.$F101];[.$C101])" table:style-name="ce19">
            <text:p>16567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Epoch 99</text:p>
          </table:table-cell>
          <table:table-cell office:value-type="float" office:value="1769674" table:style-name="ce7">
            <text:p>1769674</text:p>
          </table:table-cell>
          <table:table-cell table:style-name="ce2"/>
          <table:table-cell office:value-type="string" table:style-name="ce5">
            <text:p>Epoch 99</text:p>
          </table:table-cell>
          <table:table-cell office:value-type="float" office:value="1742454" table:style-name="ce7">
            <text:p>1742454</text:p>
          </table:table-cell>
          <table:table-cell table:style-name="ce2"/>
          <table:table-cell office:value-type="string" table:style-name="ce5">
            <text:p>Epoch 99</text:p>
          </table:table-cell>
          <table:table-cell office:value-type="float" office:value="1734094" table:style-name="ce7">
            <text:p>1734094</text:p>
          </table:table-cell>
          <table:table-cell table:style-name="ce2"/>
          <table:table-cell office:value-type="string" table:style-name="ce5">
            <text:p>Epoch 99</text:p>
          </table:table-cell>
          <table:table-cell office:value-type="float" office:value="1747514" table:style-name="ce7">
            <text:p>1747514</text:p>
          </table:table-cell>
          <table:table-cell table:style-name="ce2"/>
          <table:table-cell office:value-type="string" table:style-name="ce5">
            <text:p>Epoch 99</text:p>
          </table:table-cell>
          <table:table-cell office:value-type="float" office:value="1738352" table:style-name="ce7">
            <text:p>1738352</text:p>
          </table:table-cell>
          <table:table-cell table:style-name="ce2"/>
          <table:table-cell office:value-type="string" table:style-name="ce5">
            <text:p>Epoch 99</text:p>
          </table:table-cell>
          <table:table-cell office:value-type="float" office:value="1769842" table:style-name="ce7">
            <text:p>1769842</text:p>
          </table:table-cell>
          <table:table-cell table:style-name="ce2"/>
          <table:table-cell office:value-type="string" table:style-name="ce5">
            <text:p>Epoch 99</text:p>
          </table:table-cell>
          <table:table-cell office:value-type="float" office:value="1766470" table:style-name="ce7">
            <text:p>1766470</text:p>
          </table:table-cell>
          <table:table-cell table:style-name="ce2"/>
          <table:table-cell office:value-type="string" table:style-name="ce5">
            <text:p>Epoch 99</text:p>
          </table:table-cell>
          <table:table-cell office:value-type="float" office:value="1758958" table:style-name="ce7">
            <text:p>1758958</text:p>
          </table:table-cell>
          <table:table-cell table:style-name="ce2"/>
          <table:table-cell office:value-type="string" table:style-name="ce5">
            <text:p>Epoch 99</text:p>
          </table:table-cell>
          <table:table-cell office:value-type="float" office:value="1757820" table:style-name="ce7">
            <text:p>1757820</text:p>
          </table:table-cell>
          <table:table-cell table:style-name="ce2"/>
          <table:table-cell office:value-type="string" table:style-name="ce5">
            <text:p>Epoch 99</text:p>
          </table:table-cell>
          <table:table-cell office:value-type="float" office:value="1756048" table:style-name="ce7">
            <text:p>1756048</text:p>
          </table:table-cell>
          <table:table-cell table:style-name="ce2"/>
          <table:table-cell office:value-type="string" table:style-name="ce5">
            <text:p>Epoch 99</text:p>
          </table:table-cell>
          <table:table-cell office:value-type="float" office:value="1772086" table:style-name="ce7">
            <text:p>1772086</text:p>
          </table:table-cell>
          <table:table-cell table:style-name="ce2"/>
          <table:table-cell office:value-type="string" table:style-name="ce5">
            <text:p>Epoch 99</text:p>
          </table:table-cell>
          <table:table-cell office:value-type="float" office:value="1757428" table:style-name="ce7">
            <text:p>1757428</text:p>
          </table:table-cell>
          <table:table-cell table:style-name="ce2"/>
          <table:table-cell office:value-type="string" table:style-name="ce5">
            <text:p>Epoch 99</text:p>
          </table:table-cell>
          <table:table-cell office:value-type="float" office:value="1751064" table:style-name="ce7">
            <text:p>1751064</text:p>
          </table:table-cell>
          <table:table-cell table:style-name="ce2"/>
          <table:table-cell office:value-type="string" table:style-name="ce5">
            <text:p>Epoch 99</text:p>
          </table:table-cell>
          <table:table-cell office:value-type="float" office:value="1749790" table:style-name="ce7">
            <text:p>1749790</text:p>
          </table:table-cell>
          <table:table-cell table:style-name="ce2"/>
          <table:table-cell office:value-type="string" table:style-name="ce5">
            <text:p>Epoch 99</text:p>
          </table:table-cell>
          <table:table-cell office:value-type="float" office:value="1734842" table:style-name="ce7">
            <text:p>1734842</text:p>
          </table:table-cell>
          <table:table-cell table:style-name="ce2"/>
          <table:table-cell office:value-type="string" table:style-name="ce5">
            <text:p>Epoch 99</text:p>
          </table:table-cell>
          <table:table-cell office:value-type="float" office:value="1751238" table:style-name="ce7">
            <text:p>1751238</text:p>
          </table:table-cell>
          <table:table-cell table:style-name="ce2"/>
          <table:table-cell office:value-type="string" table:style-name="ce5">
            <text:p>Epoch 99</text:p>
          </table:table-cell>
          <table:table-cell office:value-type="float" office:value="1786430" table:style-name="ce7">
            <text:p>1786430</text:p>
          </table:table-cell>
          <table:table-cell table:style-name="ce2"/>
          <table:table-cell office:value-type="string" table:style-name="ce5">
            <text:p>Epoch 99</text:p>
          </table:table-cell>
          <table:table-cell office:value-type="float" office:value="1745656" table:style-name="ce7">
            <text:p>1745656</text:p>
          </table:table-cell>
          <table:table-cell table:style-name="ce2"/>
          <table:table-cell office:value-type="string" table:style-name="ce5">
            <text:p>Epoch 99</text:p>
          </table:table-cell>
          <table:table-cell office:value-type="float" office:value="1761214" table:style-name="ce7">
            <text:p>1761214</text:p>
          </table:table-cell>
          <table:table-cell table:style-name="ce2"/>
          <table:table-cell office:value-type="string" table:style-name="ce5">
            <text:p>Epoch 99</text:p>
          </table:table-cell>
          <table:table-cell office:value-type="float" office:value="1738268" table:style-name="ce7">
            <text:p>1738268</text:p>
          </table:table-cell>
          <table:table-cell table:style-name="ce2"/>
          <table:table-cell office:value-type="string" table:style-name="ce5">
            <text:p>Epoch 99</text:p>
          </table:table-cell>
          <table:table-cell office:value-type="float" office:value="1782062" table:style-name="ce7">
            <text:p>1782062</text:p>
          </table:table-cell>
          <table:table-cell table:style-name="ce2"/>
          <table:table-cell office:value-type="string" table:style-name="ce5">
            <text:p>Epoch 99</text:p>
          </table:table-cell>
          <table:table-cell office:value-type="float" office:value="1785026" table:style-name="ce7">
            <text:p>1785026</text:p>
          </table:table-cell>
          <table:table-cell table:style-name="ce2"/>
          <table:table-cell office:value-type="string" table:style-name="ce5">
            <text:p>Epoch 99</text:p>
          </table:table-cell>
          <table:table-cell office:value-type="float" office:value="1759864" table:style-name="ce7">
            <text:p>1759864</text:p>
          </table:table-cell>
          <table:table-cell table:style-name="ce2"/>
          <table:table-cell office:value-type="string" table:style-name="ce5">
            <text:p>Epoch 99</text:p>
          </table:table-cell>
          <table:table-cell office:value-type="float" office:value="1776100" table:style-name="ce7">
            <text:p>1776100</text:p>
          </table:table-cell>
          <table:table-cell table:style-name="ce2"/>
          <table:table-cell office:value-type="string" table:style-name="ce5">
            <text:p>Epoch 99</text:p>
          </table:table-cell>
          <table:table-cell office:value-type="float" office:value="1727580" table:style-name="ce7">
            <text:p>1727580</text:p>
          </table:table-cell>
          <table:table-cell table:style-name="ce2"/>
          <table:table-cell office:value-type="string" table:style-name="ce5">
            <text:p>Epoch 99</text:p>
          </table:table-cell>
          <table:table-cell office:value-type="float" office:value="1807900" table:style-name="ce7">
            <text:p>1807900</text:p>
          </table:table-cell>
          <table:table-cell table:style-name="ce2"/>
          <table:table-cell office:value-type="string" table:style-name="ce5">
            <text:p>Epoch 99</text:p>
          </table:table-cell>
          <table:table-cell office:value-type="float" office:value="1747786" table:style-name="ce7">
            <text:p>1747786</text:p>
          </table:table-cell>
          <table:table-cell table:style-name="ce2"/>
          <table:table-cell office:value-type="string" table:style-name="ce5">
            <text:p>Epoch 99</text:p>
          </table:table-cell>
          <table:table-cell office:value-type="float" office:value="1767950" table:style-name="ce7">
            <text:p>1767950</text:p>
          </table:table-cell>
          <table:table-cell table:style-name="ce2"/>
          <table:table-cell office:value-type="string" table:style-name="ce5">
            <text:p>Epoch 99</text:p>
          </table:table-cell>
          <table:table-cell office:value-type="float" office:value="1781444" table:style-name="ce7">
            <text:p>1781444</text:p>
          </table:table-cell>
          <table:table-cell table:style-name="ce2"/>
          <table:table-cell office:value-type="string" table:style-name="ce5">
            <text:p>Epoch 99</text:p>
          </table:table-cell>
          <table:table-cell office:value-type="float" office:value="1740978" table:style-name="ce7">
            <text:p>1740978</text:p>
          </table:table-cell>
          <table:table-cell table:style-name="ce2"/>
          <table:table-cell office:value-type="string" table:style-name="ce10">
            <text:p>Epoch 99</text:p>
          </table:table-cell>
          <table:table-cell office:value-type="float" office:value="1758864.4" table:formula="of:=AVERAGE([.$CL102];[.$CI102];[.$CF102];[.$CC102];[.$BZ102];[.$BW102];[.$BT102];[.$BQ102];[.$BN102];[.$BK102];[.$BH102];[.$BE102];[.$BB102];[.$AY102];[.$AV102];[.$AS102];[.$AP102];[.$AM102];[.$AJ102];[.$AG102];[.$AD102];[.$AA102];[.$X102];[.$U102];[.$R102];[.$O102];[.$L102];[.$I102];[.$F102];[.$C102])" table:style-name="ce19">
            <text:p>1758864</text:p>
          </table:table-cell>
          <table:table-cell office:value-type="float" office:value="18564.818982001489" table:formula="of:=STDEV([.$CL102];[.$CI102];[.$CF102];[.$CC102];[.$BZ102];[.$BW102];[.$BT102];[.$BQ102];[.$BN102];[.$BK102];[.$BH102];[.$BE102];[.$BB102];[.$AY102];[.$AV102];[.$AS102];[.$AP102];[.$AM102];[.$AJ102];[.$AG102];[.$AD102];[.$AA102];[.$X102];[.$U102];[.$R102];[.$O102];[.$L102];[.$I102];[.$F102];[.$C102])" table:style-name="ce19">
            <text:p>18565</text:p>
          </table:table-cell>
          <table:table-cell table:number-columns-repeated="16290"/>
        </table:table-row>
        <table:table-row table:style-name="ro1">
          <table:table-cell/>
          <table:table-cell table:number-columns-repeated="4" table:style-name="ce2"/>
          <table:table-cell table:style-name="ce7"/>
          <table:table-cell table:number-columns-repeated="2" table:style-name="ce2"/>
          <table:table-cell table:style-name="ce7"/>
          <table:table-cell table:number-columns-repeated="8" table:style-name="ce2"/>
          <table:table-cell table:style-name="ce7"/>
          <table:table-cell table:number-columns-repeated="2" table:style-name="ce2"/>
          <table:table-cell table:style-name="ce7"/>
          <table:table-cell table:number-columns-repeated="20" table:style-name="ce2"/>
          <table:table-cell table:style-name="ce7"/>
          <table:table-cell table:number-columns-repeated="14" table:style-name="ce2"/>
          <table:table-cell table:style-name="ce7"/>
          <table:table-cell table:number-columns-repeated="8" table:style-name="ce2"/>
          <table:table-cell table:style-name="ce7"/>
          <table:table-cell table:number-columns-repeated="16318" table:style-name="ce2"/>
        </table:table-row>
        <table:table-row table:number-rows-repeated="9" table:style-name="ro1">
          <table:table-cell/>
          <table:table-cell table:number-columns-repeated="55" table:style-name="ce2"/>
          <table:table-cell table:style-name="ce7"/>
          <table:table-cell table:number-columns-repeated="16327" table:style-name="ce2"/>
        </table:table-row>
        <table:table-row table:number-rows-repeated="16" table:style-name="ro1">
          <table:table-cell table:number-columns-repeated="56"/>
          <table:table-cell table:style-name="ce7"/>
          <table:table-cell table:number-columns-repeated="16327"/>
        </table:table-row>
        <table:table-row table:number-rows-repeated="1048448" table:style-name="ro1">
          <table:table-cell table:number-columns-repeated="16384"/>
        </table:table-row>
      </table:table>
      <table:table table:name="GA" table:style-name="ta2">
        <table:table-column table:style-name="co1" table:default-cell-style-name="ce12"/>
        <table:table-column table:style-name="co2" table:number-columns-repeated="2" table:default-cell-style-name="ce12"/>
        <table:table-column table:style-name="co1" table:default-cell-style-name="ce12"/>
        <table:table-column table:style-name="co2" table:number-columns-repeated="2" table:default-cell-style-name="ce12"/>
        <table:table-column table:style-name="co1" table:default-cell-style-name="ce12"/>
        <table:table-column table:style-name="co2" table:number-columns-repeated="2" table:default-cell-style-name="ce12"/>
        <table:table-column table:style-name="co1" table:default-cell-style-name="ce12"/>
        <table:table-column table:style-name="co2" table:number-columns-repeated="2" table:default-cell-style-name="ce12"/>
        <table:table-column table:style-name="co1" table:default-cell-style-name="ce12"/>
        <table:table-column table:style-name="co2" table:number-columns-repeated="2" table:default-cell-style-name="ce12"/>
        <table:table-column table:style-name="co1" table:default-cell-style-name="ce12"/>
        <table:table-column table:style-name="co2" table:number-columns-repeated="2" table:default-cell-style-name="ce12"/>
        <table:table-column table:style-name="co1" table:default-cell-style-name="ce12"/>
        <table:table-column table:style-name="co2" table:number-columns-repeated="2" table:default-cell-style-name="ce12"/>
        <table:table-column table:style-name="co1" table:default-cell-style-name="ce12"/>
        <table:table-column table:style-name="co2" table:number-columns-repeated="2" table:default-cell-style-name="ce12"/>
        <table:table-column table:style-name="co1" table:default-cell-style-name="ce12"/>
        <table:table-column table:style-name="co2" table:number-columns-repeated="2" table:default-cell-style-name="ce12"/>
        <table:table-column table:style-name="co1" table:default-cell-style-name="ce12"/>
        <table:table-column table:style-name="co2" table:number-columns-repeated="2" table:default-cell-style-name="ce12"/>
        <table:table-column table:style-name="co1" table:default-cell-style-name="ce12"/>
        <table:table-column table:style-name="co2" table:number-columns-repeated="2" table:default-cell-style-name="ce12"/>
        <table:table-column table:style-name="co1" table:default-cell-style-name="ce12"/>
        <table:table-column table:style-name="co2" table:number-columns-repeated="2" table:default-cell-style-name="ce12"/>
        <table:table-column table:style-name="co1" table:default-cell-style-name="ce12"/>
        <table:table-column table:style-name="co2" table:number-columns-repeated="2" table:default-cell-style-name="ce12"/>
        <table:table-column table:style-name="co1" table:default-cell-style-name="ce12"/>
        <table:table-column table:style-name="co2" table:number-columns-repeated="2" table:default-cell-style-name="ce12"/>
        <table:table-column table:style-name="co1" table:default-cell-style-name="ce12"/>
        <table:table-column table:style-name="co2" table:default-cell-style-name="ce12"/>
        <table:table-column table:style-name="co6" table:default-cell-style-name="ce12"/>
        <table:table-column table:style-name="co1" table:default-cell-style-name="ce12"/>
        <table:table-column table:style-name="co2" table:number-columns-repeated="2" table:default-cell-style-name="ce12"/>
        <table:table-column table:style-name="co1" table:default-cell-style-name="ce12"/>
        <table:table-column table:style-name="co2" table:number-columns-repeated="2" table:default-cell-style-name="ce12"/>
        <table:table-column table:style-name="co1" table:default-cell-style-name="ce12"/>
        <table:table-column table:style-name="co2" table:number-columns-repeated="2" table:default-cell-style-name="ce12"/>
        <table:table-column table:style-name="co1" table:default-cell-style-name="ce12"/>
        <table:table-column table:style-name="co2" table:number-columns-repeated="2" table:default-cell-style-name="ce12"/>
        <table:table-column table:style-name="co1" table:default-cell-style-name="ce12"/>
        <table:table-column table:style-name="co2" table:number-columns-repeated="2" table:default-cell-style-name="ce12"/>
        <table:table-column table:style-name="co1" table:default-cell-style-name="ce12"/>
        <table:table-column table:style-name="co2" table:number-columns-repeated="2" table:default-cell-style-name="ce12"/>
        <table:table-column table:style-name="co1" table:default-cell-style-name="ce12"/>
        <table:table-column table:style-name="co2" table:number-columns-repeated="2" table:default-cell-style-name="ce12"/>
        <table:table-column table:style-name="co1" table:default-cell-style-name="ce12"/>
        <table:table-column table:style-name="co2" table:number-columns-repeated="2" table:default-cell-style-name="ce12"/>
        <table:table-column table:style-name="co1" table:default-cell-style-name="ce12"/>
        <table:table-column table:style-name="co2" table:number-columns-repeated="2" table:default-cell-style-name="ce12"/>
        <table:table-column table:style-name="co1" table:default-cell-style-name="ce12"/>
        <table:table-column table:style-name="co2" table:number-columns-repeated="2" table:default-cell-style-name="ce12"/>
        <table:table-column table:style-name="co1" table:default-cell-style-name="ce12"/>
        <table:table-column table:style-name="co2" table:number-columns-repeated="2" table:default-cell-style-name="ce12"/>
        <table:table-column table:style-name="co1" table:default-cell-style-name="ce12"/>
        <table:table-column table:style-name="co2" table:number-columns-repeated="2" table:default-cell-style-name="ce12"/>
        <table:table-column table:style-name="co1" table:default-cell-style-name="ce12"/>
        <table:table-column table:style-name="co2" table:number-columns-repeated="2" table:default-cell-style-name="ce12"/>
        <table:table-column table:style-name="co1" table:default-cell-style-name="ce12"/>
        <table:table-column table:style-name="co2" table:number-columns-repeated="2" table:default-cell-style-name="ce12"/>
        <table:table-column table:style-name="co1" table:default-cell-style-name="ce12"/>
        <table:table-column table:style-name="co2" table:number-columns-repeated="2" table:default-cell-style-name="ce12"/>
        <table:table-column table:style-name="co1" table:default-cell-style-name="ce12"/>
        <table:table-column table:style-name="co3" table:default-cell-style-name="ce12"/>
        <table:table-column table:style-name="co7" table:default-cell-style-name="ce12"/>
        <table:table-column table:style-name="co8" table:default-cell-style-name="ce12"/>
        <table:table-column table:style-name="co2" table:number-columns-repeated="16290" table:default-cell-style-name="ce12"/>
        <table:table-row table:style-name="ro4">
          <table:table-cell office:value-type="string" table:style-name="ce2">
            <text:p>GA</text:p>
          </table:table-cell>
          <table:table-cell table:number-columns-repeated="29" table:style-name="ce2"/>
          <table:table-cell table:number-columns-repeated="16354" table:style-name="ce1"/>
        </table:table-row>
        <table:table-row table:style-name="ro5">
          <table:table-cell table:style-name="ce2"/>
          <table:table-cell office:value-type="string" table:number-columns-spanned="2" table:number-rows-spanned="1" table:style-name="ce11">
            <text:p>1º Iteration</text:p>
          </table:table-cell>
          <table:covered-table-cell/>
          <table:table-cell table:style-name="ce3"/>
          <table:table-cell office:value-type="string" table:number-columns-spanned="2" table:number-rows-spanned="1" table:style-name="ce11">
            <text:p>2º Iteration</text:p>
          </table:table-cell>
          <table:covered-table-cell/>
          <table:table-cell table:style-name="ce3"/>
          <table:table-cell office:value-type="string" table:number-columns-spanned="2" table:number-rows-spanned="1" table:style-name="ce11">
            <text:p>3º Iteration</text:p>
          </table:table-cell>
          <table:covered-table-cell/>
          <table:table-cell table:style-name="ce2"/>
          <table:table-cell office:value-type="string" table:number-columns-spanned="2" table:number-rows-spanned="1" table:style-name="ce11">
            <text:p>4º Iteration</text:p>
          </table:table-cell>
          <table:covered-table-cell/>
          <table:table-cell table:style-name="ce3"/>
          <table:table-cell office:value-type="string" table:number-columns-spanned="2" table:number-rows-spanned="1" table:style-name="ce11">
            <text:p>5º Iteration</text:p>
          </table:table-cell>
          <table:covered-table-cell/>
          <table:table-cell table:style-name="ce3"/>
          <table:table-cell office:value-type="string" table:number-columns-spanned="2" table:number-rows-spanned="1" table:style-name="ce11">
            <text:p>6º Iteration</text:p>
          </table:table-cell>
          <table:covered-table-cell/>
          <table:table-cell table:style-name="ce3"/>
          <table:table-cell office:value-type="string" table:number-columns-spanned="2" table:number-rows-spanned="1" table:style-name="ce11">
            <text:p>7º Iteration</text:p>
          </table:table-cell>
          <table:covered-table-cell/>
          <table:table-cell table:style-name="ce3"/>
          <table:table-cell office:value-type="string" table:number-columns-spanned="2" table:number-rows-spanned="1" table:style-name="ce11">
            <text:p>8º Iteration</text:p>
          </table:table-cell>
          <table:covered-table-cell/>
          <table:table-cell table:style-name="ce3"/>
          <table:table-cell office:value-type="string" table:number-columns-spanned="2" table:number-rows-spanned="1" table:style-name="ce11">
            <text:p>9º Iteration</text:p>
          </table:table-cell>
          <table:covered-table-cell/>
          <table:table-cell table:style-name="ce3"/>
          <table:table-cell office:value-type="string" table:number-columns-spanned="2" table:number-rows-spanned="1" table:style-name="ce11">
            <text:p>10º Iteration</text:p>
          </table:table-cell>
          <table:covered-table-cell/>
          <table:table-cell table:style-name="ce2"/>
          <table:table-cell office:value-type="string" table:number-columns-spanned="2" table:number-rows-spanned="1" table:style-name="ce11">
            <text:p>11º Iteration</text:p>
          </table:table-cell>
          <table:covered-table-cell/>
          <table:table-cell table:style-name="ce2"/>
          <table:table-cell office:value-type="string" table:number-columns-spanned="2" table:number-rows-spanned="1" table:style-name="ce11">
            <text:p>12º Iteration</text:p>
          </table:table-cell>
          <table:covered-table-cell/>
          <table:table-cell table:style-name="ce2"/>
          <table:table-cell office:value-type="string" table:number-columns-spanned="2" table:number-rows-spanned="1" table:style-name="ce11">
            <text:p>13º Iteration</text:p>
          </table:table-cell>
          <table:covered-table-cell/>
          <table:table-cell table:style-name="ce2"/>
          <table:table-cell office:value-type="string" table:number-columns-spanned="2" table:number-rows-spanned="1" table:style-name="ce11">
            <text:p>14º Iteration</text:p>
          </table:table-cell>
          <table:covered-table-cell/>
          <table:table-cell table:style-name="ce2"/>
          <table:table-cell office:value-type="string" table:number-columns-spanned="2" table:number-rows-spanned="1" table:style-name="ce11">
            <text:p>15º Iteration</text:p>
          </table:table-cell>
          <table:covered-table-cell/>
          <table:table-cell table:style-name="ce2"/>
          <table:table-cell office:value-type="string" table:number-columns-spanned="2" table:number-rows-spanned="1" table:style-name="ce11">
            <text:p>16º Iteration</text:p>
          </table:table-cell>
          <table:covered-table-cell/>
          <table:table-cell table:style-name="ce2"/>
          <table:table-cell office:value-type="string" table:number-columns-spanned="2" table:number-rows-spanned="1" table:style-name="ce11">
            <text:p>17º Iteration</text:p>
          </table:table-cell>
          <table:covered-table-cell/>
          <table:table-cell table:style-name="ce2"/>
          <table:table-cell office:value-type="string" table:number-columns-spanned="2" table:number-rows-spanned="1" table:style-name="ce11">
            <text:p>18º Iteration</text:p>
          </table:table-cell>
          <table:covered-table-cell/>
          <table:table-cell table:style-name="ce2"/>
          <table:table-cell office:value-type="string" table:number-columns-spanned="2" table:number-rows-spanned="1" table:style-name="ce11">
            <text:p>19º Iteration</text:p>
          </table:table-cell>
          <table:covered-table-cell/>
          <table:table-cell table:style-name="ce2"/>
          <table:table-cell office:value-type="string" table:number-columns-spanned="2" table:number-rows-spanned="1" table:style-name="ce11">
            <text:p>20º Iteration</text:p>
          </table:table-cell>
          <table:covered-table-cell/>
          <table:table-cell table:style-name="ce2"/>
          <table:table-cell office:value-type="string" table:number-columns-spanned="2" table:number-rows-spanned="1" table:style-name="ce11">
            <text:p>21º Iteration</text:p>
          </table:table-cell>
          <table:covered-table-cell/>
          <table:table-cell table:style-name="ce2"/>
          <table:table-cell office:value-type="string" table:number-columns-spanned="2" table:number-rows-spanned="1" table:style-name="ce11">
            <text:p>22º Iteration</text:p>
          </table:table-cell>
          <table:covered-table-cell/>
          <table:table-cell table:style-name="ce2"/>
          <table:table-cell office:value-type="string" table:number-columns-spanned="2" table:number-rows-spanned="1" table:style-name="ce11">
            <text:p>23º Iteration</text:p>
          </table:table-cell>
          <table:covered-table-cell/>
          <table:table-cell table:style-name="ce2"/>
          <table:table-cell office:value-type="string" table:number-columns-spanned="2" table:number-rows-spanned="1" table:style-name="ce11">
            <text:p>24º Iteration</text:p>
          </table:table-cell>
          <table:covered-table-cell/>
          <table:table-cell table:style-name="ce2"/>
          <table:table-cell office:value-type="string" table:number-columns-spanned="2" table:number-rows-spanned="1" table:style-name="ce11">
            <text:p>25º Iteration</text:p>
          </table:table-cell>
          <table:covered-table-cell/>
          <table:table-cell table:style-name="ce2"/>
          <table:table-cell office:value-type="string" table:number-columns-spanned="2" table:number-rows-spanned="1" table:style-name="ce11">
            <text:p>26º Iteration</text:p>
          </table:table-cell>
          <table:covered-table-cell/>
          <table:table-cell table:style-name="ce2"/>
          <table:table-cell office:value-type="string" table:number-columns-spanned="2" table:number-rows-spanned="1" table:style-name="ce11">
            <text:p>27º Iteration</text:p>
          </table:table-cell>
          <table:covered-table-cell/>
          <table:table-cell table:style-name="ce2"/>
          <table:table-cell office:value-type="string" table:number-columns-spanned="2" table:number-rows-spanned="1" table:style-name="ce11">
            <text:p>28º Iteration</text:p>
          </table:table-cell>
          <table:covered-table-cell/>
          <table:table-cell table:style-name="ce2"/>
          <table:table-cell office:value-type="string" table:number-columns-spanned="2" table:number-rows-spanned="1" table:style-name="ce11">
            <text:p>29º Iteration</text:p>
          </table:table-cell>
          <table:covered-table-cell/>
          <table:table-cell table:style-name="ce2"/>
          <table:table-cell office:value-type="string" table:number-columns-spanned="2" table:number-rows-spanned="1" table:style-name="ce11">
            <text:p>30º Iteration</text:p>
          </table:table-cell>
          <table:covered-table-cell/>
          <table:table-cell table:style-name="ce2"/>
          <table:table-cell office:value-type="string" table:style-name="ce16">
            <text:p>Statistics:</text:p>
          </table:table-cell>
          <table:table-cell office:value-type="string" table:style-name="ce15">
            <text:p>Mean</text:p>
          </table:table-cell>
          <table:table-cell office:value-type="string" table:style-name="ce16">
            <text:p>Standard Deviation</text:p>
          </table:table-cell>
          <table:table-cell table:number-columns-repeated="16290" table:style-name="ce1"/>
        </table:table-row>
        <table:table-row table:style-name="ro3">
          <table:table-cell table:style-name="ce2"/>
          <table:table-cell office:value-type="string" table:style-name="ce4">
            <text:p>Gen. 0</text:p>
          </table:table-cell>
          <table:table-cell office:value-type="float" office:value="2138240" table:style-name="ce7">
            <text:p>2138240</text:p>
          </table:table-cell>
          <table:table-cell table:style-name="ce2"/>
          <table:table-cell office:value-type="string" table:style-name="ce4">
            <text:p>Gen. 0</text:p>
          </table:table-cell>
          <table:table-cell office:value-type="float" office:value="2137350" table:style-name="ce6">
            <text:p>2137350</text:p>
          </table:table-cell>
          <table:table-cell table:style-name="ce2"/>
          <table:table-cell office:value-type="string" table:style-name="ce4">
            <text:p>Gen. 0</text:p>
          </table:table-cell>
          <table:table-cell office:value-type="float" office:value="2124774" table:style-name="ce6">
            <text:p>2124774</text:p>
          </table:table-cell>
          <table:table-cell table:style-name="ce2"/>
          <table:table-cell office:value-type="string" table:style-name="ce4">
            <text:p>Gen. 0</text:p>
          </table:table-cell>
          <table:table-cell office:value-type="float" office:value="2120176" table:style-name="ce6">
            <text:p>2120176</text:p>
          </table:table-cell>
          <table:table-cell table:style-name="ce2"/>
          <table:table-cell office:value-type="string" table:style-name="ce4">
            <text:p>Gen. 0</text:p>
          </table:table-cell>
          <table:table-cell office:value-type="float" office:value="2116704" table:style-name="ce6">
            <text:p>2116704</text:p>
          </table:table-cell>
          <table:table-cell table:style-name="ce2"/>
          <table:table-cell office:value-type="string" table:style-name="ce4">
            <text:p>Gen. 0</text:p>
          </table:table-cell>
          <table:table-cell office:value-type="float" office:value="2105207" table:style-name="ce7">
            <text:p>2105207</text:p>
          </table:table-cell>
          <table:table-cell table:style-name="ce2"/>
          <table:table-cell office:value-type="string" table:style-name="ce4">
            <text:p>Gen. 0</text:p>
          </table:table-cell>
          <table:table-cell office:value-type="float" office:value="2131802" table:style-name="ce6">
            <text:p>2131802</text:p>
          </table:table-cell>
          <table:table-cell table:style-name="ce2"/>
          <table:table-cell office:value-type="string" table:style-name="ce4">
            <text:p>Gen. 0</text:p>
          </table:table-cell>
          <table:table-cell office:value-type="float" office:value="2104942" table:style-name="ce7">
            <text:p>2104942</text:p>
          </table:table-cell>
          <table:table-cell table:style-name="ce2"/>
          <table:table-cell office:value-type="string" table:style-name="ce4">
            <text:p>Gen. 0</text:p>
          </table:table-cell>
          <table:table-cell office:value-type="float" office:value="2127656" table:style-name="ce7">
            <text:p>2127656</text:p>
          </table:table-cell>
          <table:table-cell table:style-name="ce2"/>
          <table:table-cell office:value-type="string" table:style-name="ce4">
            <text:p>Gen. 0</text:p>
          </table:table-cell>
          <table:table-cell office:value-type="float" office:value="2136650" table:style-name="ce6">
            <text:p>2136650</text:p>
          </table:table-cell>
          <table:table-cell table:style-name="ce2"/>
          <table:table-cell office:value-type="string" table:style-name="ce4">
            <text:p>Gen. 0</text:p>
          </table:table-cell>
          <table:table-cell office:value-type="float" office:value="2126966" table:style-name="ce6">
            <text:p>2126966</text:p>
          </table:table-cell>
          <table:table-cell table:style-name="ce2"/>
          <table:table-cell office:value-type="string" table:style-name="ce4">
            <text:p>Gen. 0</text:p>
          </table:table-cell>
          <table:table-cell office:value-type="float" office:value="2122050" table:style-name="ce7">
            <text:p>2122050</text:p>
          </table:table-cell>
          <table:table-cell table:style-name="ce2"/>
          <table:table-cell office:value-type="string" table:style-name="ce4">
            <text:p>Gen. 0</text:p>
          </table:table-cell>
          <table:table-cell office:value-type="float" office:value="2139598" table:style-name="ce6">
            <text:p>2139598</text:p>
          </table:table-cell>
          <table:table-cell table:style-name="ce2"/>
          <table:table-cell office:value-type="string" table:style-name="ce4">
            <text:p>Gen. 0</text:p>
          </table:table-cell>
          <table:table-cell office:value-type="float" office:value="2137372" table:style-name="ce7">
            <text:p>2137372</text:p>
          </table:table-cell>
          <table:table-cell table:style-name="ce2"/>
          <table:table-cell office:value-type="string" table:style-name="ce4">
            <text:p>Gen. 0</text:p>
          </table:table-cell>
          <table:table-cell office:value-type="float" office:value="2124540" table:style-name="ce7">
            <text:p>2124540</text:p>
          </table:table-cell>
          <table:table-cell table:style-name="ce2"/>
          <table:table-cell office:value-type="string" table:style-name="ce4">
            <text:p>Gen. 0</text:p>
          </table:table-cell>
          <table:table-cell office:value-type="float" office:value="2113430" table:style-name="ce7">
            <text:p>2113430</text:p>
          </table:table-cell>
          <table:table-cell table:style-name="ce2"/>
          <table:table-cell office:value-type="string" table:style-name="ce4">
            <text:p>Gen. 0</text:p>
          </table:table-cell>
          <table:table-cell office:value-type="float" office:value="2118264" table:style-name="ce6">
            <text:p>2118264</text:p>
          </table:table-cell>
          <table:table-cell table:style-name="ce2"/>
          <table:table-cell office:value-type="string" table:style-name="ce4">
            <text:p>Gen. 0</text:p>
          </table:table-cell>
          <table:table-cell office:value-type="float" office:value="2108330" table:style-name="ce7">
            <text:p>2108330</text:p>
          </table:table-cell>
          <table:table-cell table:style-name="ce2"/>
          <table:table-cell office:value-type="string" table:style-name="ce4">
            <text:p>Gen. 0</text:p>
          </table:table-cell>
          <table:table-cell office:value-type="float" office:value="2109410" table:style-name="ce7">
            <text:p>2109410</text:p>
          </table:table-cell>
          <table:table-cell table:style-name="ce2"/>
          <table:table-cell office:value-type="string" table:style-name="ce4">
            <text:p>Gen. 0</text:p>
          </table:table-cell>
          <table:table-cell office:value-type="float" office:value="2123086" table:style-name="ce6">
            <text:p>2123086</text:p>
          </table:table-cell>
          <table:table-cell table:style-name="ce2"/>
          <table:table-cell office:value-type="string" table:style-name="ce4">
            <text:p>Gen. 0</text:p>
          </table:table-cell>
          <table:table-cell office:value-type="float" office:value="2128012" table:style-name="ce7">
            <text:p>2128012</text:p>
          </table:table-cell>
          <table:table-cell table:style-name="ce2"/>
          <table:table-cell office:value-type="string" table:style-name="ce4">
            <text:p>Gen. 0</text:p>
          </table:table-cell>
          <table:table-cell office:value-type="float" office:value="2141060" table:style-name="ce7">
            <text:p>2141060</text:p>
          </table:table-cell>
          <table:table-cell table:style-name="ce2"/>
          <table:table-cell office:value-type="string" table:style-name="ce4">
            <text:p>Gen. 0</text:p>
          </table:table-cell>
          <table:table-cell office:value-type="float" office:value="2121182" table:style-name="ce6">
            <text:p>2121182</text:p>
          </table:table-cell>
          <table:table-cell table:style-name="ce2"/>
          <table:table-cell office:value-type="string" table:style-name="ce4">
            <text:p>Gen. 0</text:p>
          </table:table-cell>
          <table:table-cell office:value-type="float" office:value="2130118" table:style-name="ce6">
            <text:p>2130118</text:p>
          </table:table-cell>
          <table:table-cell table:style-name="ce2"/>
          <table:table-cell office:value-type="string" table:style-name="ce4">
            <text:p>Gen. 0</text:p>
          </table:table-cell>
          <table:table-cell office:value-type="float" office:value="2121744" table:style-name="ce6">
            <text:p>2121744</text:p>
          </table:table-cell>
          <table:table-cell table:style-name="ce2"/>
          <table:table-cell office:value-type="string" table:style-name="ce4">
            <text:p>Gen. 0</text:p>
          </table:table-cell>
          <table:table-cell office:value-type="float" office:value="2122406" table:style-name="ce6">
            <text:p>2122406</text:p>
          </table:table-cell>
          <table:table-cell table:style-name="ce2"/>
          <table:table-cell office:value-type="string" table:style-name="ce4">
            <text:p>Gen. 0</text:p>
          </table:table-cell>
          <table:table-cell office:value-type="float" office:value="2135048" table:style-name="ce6">
            <text:p>2135048</text:p>
          </table:table-cell>
          <table:table-cell table:style-name="ce2"/>
          <table:table-cell office:value-type="string" table:style-name="ce4">
            <text:p>Gen. 0</text:p>
          </table:table-cell>
          <table:table-cell office:value-type="float" office:value="2120432" table:style-name="ce6">
            <text:p>2120432</text:p>
          </table:table-cell>
          <table:table-cell table:style-name="ce2"/>
          <table:table-cell office:value-type="string" table:style-name="ce4">
            <text:p>Gen. 0</text:p>
          </table:table-cell>
          <table:table-cell office:value-type="float" office:value="2124656" table:style-name="ce6">
            <text:p>2124656</text:p>
          </table:table-cell>
          <table:table-cell table:style-name="ce2"/>
          <table:table-cell office:value-type="string" table:style-name="ce4">
            <text:p>Gen. 0</text:p>
          </table:table-cell>
          <table:table-cell office:value-type="float" office:value="2123284" table:style-name="ce7">
            <text:p>2123284</text:p>
          </table:table-cell>
          <table:table-cell table:style-name="ce2"/>
          <table:table-cell office:value-type="string" table:style-name="ce13">
            <text:p>Gen. 0</text:p>
          </table:table-cell>
          <table:table-cell office:value-type="float" office:value="2124482.9666666668" table:formula="of:=AVERAGE([.$CL3];[.$CI3];[.$CF3];[.$CC3];[.$BZ3];[.$BW3];[.$BT3];[.$BQ3];[.$BN3];[.$BK3];[.$BH3];[.$BE3];[.$BB3];[.$AY3];[.$AV3];[.$AS3];[.$AP3];[.$AM3];[.$AJ3];[.$AG3];[.$AD3];[.$AA3];[.$X3];[.$U3];[.$R3];[.$O3];[.$L3];[.$I3];[.$F3];[.$C3])" table:style-name="ce17">
            <text:p>2124483</text:p>
          </table:table-cell>
          <table:table-cell office:value-type="float" office:value="10047.905317762137" table:formula="of:=STDEV([.$CL3];[.$CI3];[.$CF3];[.$CC3];[.$BZ3];[.$BW3];[.$BT3];[.$BQ3];[.$BN3];[.$BK3];[.$BH3];[.$BE3];[.$BB3];[.$AY3];[.$AV3];[.$AS3];[.$AP3];[.$AM3];[.$AJ3];[.$AG3];[.$AD3];[.$AA3];[.$X3];[.$U3];[.$R3];[.$O3];[.$L3];[.$I3];[.$F3];[.$C3])" table:style-name="ce17">
            <text:p>10048</text:p>
          </table:table-cell>
          <table:table-cell table:number-columns-repeated="16290"/>
        </table:table-row>
        <table:table-row table:style-name="ro1">
          <table:table-cell table:style-name="ce2"/>
          <table:table-cell office:value-type="string" table:style-name="ce5">
            <text:p>Gen. 1</text:p>
          </table:table-cell>
          <table:table-cell office:value-type="float" office:value="2111842" table:style-name="ce7">
            <text:p>2111842</text:p>
          </table:table-cell>
          <table:table-cell table:style-name="ce2"/>
          <table:table-cell office:value-type="string" table:style-name="ce5">
            <text:p>Gen. 1</text:p>
          </table:table-cell>
          <table:table-cell office:value-type="float" office:value="2116850" table:style-name="ce7">
            <text:p>2116850</text:p>
          </table:table-cell>
          <table:table-cell table:style-name="ce2"/>
          <table:table-cell office:value-type="string" table:style-name="ce5">
            <text:p>Gen. 1</text:p>
          </table:table-cell>
          <table:table-cell office:value-type="float" office:value="2121578" table:style-name="ce7">
            <text:p>2121578</text:p>
          </table:table-cell>
          <table:table-cell table:style-name="ce2"/>
          <table:table-cell office:value-type="string" table:style-name="ce5">
            <text:p>Gen. 1</text:p>
          </table:table-cell>
          <table:table-cell office:value-type="float" office:value="2120176" table:style-name="ce7">
            <text:p>2120176</text:p>
          </table:table-cell>
          <table:table-cell table:style-name="ce2"/>
          <table:table-cell office:value-type="string" table:style-name="ce5">
            <text:p>Gen. 1</text:p>
          </table:table-cell>
          <table:table-cell office:value-type="float" office:value="2110008" table:style-name="ce7">
            <text:p>2110008</text:p>
          </table:table-cell>
          <table:table-cell table:style-name="ce2"/>
          <table:table-cell office:value-type="string" table:style-name="ce5">
            <text:p>Gen. 1</text:p>
          </table:table-cell>
          <table:table-cell office:value-type="float" office:value="2086389" table:style-name="ce7">
            <text:p>2086389</text:p>
          </table:table-cell>
          <table:table-cell table:style-name="ce2"/>
          <table:table-cell office:value-type="string" table:style-name="ce5">
            <text:p>Gen. 1</text:p>
          </table:table-cell>
          <table:table-cell office:value-type="float" office:value="2119778" table:style-name="ce7">
            <text:p>2119778</text:p>
          </table:table-cell>
          <table:table-cell table:style-name="ce2"/>
          <table:table-cell office:value-type="string" table:style-name="ce5">
            <text:p>Gen. 1</text:p>
          </table:table-cell>
          <table:table-cell office:value-type="float" office:value="2104616" table:style-name="ce6">
            <text:p>2104616</text:p>
          </table:table-cell>
          <table:table-cell table:style-name="ce2"/>
          <table:table-cell office:value-type="string" table:style-name="ce5">
            <text:p>Gen. 1</text:p>
          </table:table-cell>
          <table:table-cell office:value-type="float" office:value="2105882" table:style-name="ce7">
            <text:p>2105882</text:p>
          </table:table-cell>
          <table:table-cell table:style-name="ce2"/>
          <table:table-cell office:value-type="string" table:style-name="ce5">
            <text:p>Gen. 1</text:p>
          </table:table-cell>
          <table:table-cell office:value-type="float" office:value="2106602" table:style-name="ce7">
            <text:p>2106602</text:p>
          </table:table-cell>
          <table:table-cell table:style-name="ce2"/>
          <table:table-cell office:value-type="string" table:style-name="ce5">
            <text:p>Gen. 1</text:p>
          </table:table-cell>
          <table:table-cell office:value-type="float" office:value="2120272" table:style-name="ce7">
            <text:p>2120272</text:p>
          </table:table-cell>
          <table:table-cell table:style-name="ce2"/>
          <table:table-cell office:value-type="string" table:style-name="ce5">
            <text:p>Gen. 1</text:p>
          </table:table-cell>
          <table:table-cell office:value-type="float" office:value="2091088" table:style-name="ce7">
            <text:p>2091088</text:p>
          </table:table-cell>
          <table:table-cell table:style-name="ce2"/>
          <table:table-cell office:value-type="string" table:style-name="ce5">
            <text:p>Gen. 1</text:p>
          </table:table-cell>
          <table:table-cell office:value-type="float" office:value="2109484" table:style-name="ce7">
            <text:p>2109484</text:p>
          </table:table-cell>
          <table:table-cell table:style-name="ce2"/>
          <table:table-cell office:value-type="string" table:style-name="ce5">
            <text:p>Gen. 1</text:p>
          </table:table-cell>
          <table:table-cell office:value-type="float" office:value="2125026" table:style-name="ce7">
            <text:p>2125026</text:p>
          </table:table-cell>
          <table:table-cell table:style-name="ce2"/>
          <table:table-cell office:value-type="string" table:style-name="ce5">
            <text:p>Gen. 1</text:p>
          </table:table-cell>
          <table:table-cell office:value-type="float" office:value="2106810" table:style-name="ce7">
            <text:p>2106810</text:p>
          </table:table-cell>
          <table:table-cell table:style-name="ce2"/>
          <table:table-cell office:value-type="string" table:style-name="ce5">
            <text:p>Gen. 1</text:p>
          </table:table-cell>
          <table:table-cell office:value-type="float" office:value="2110394" table:style-name="ce7">
            <text:p>2110394</text:p>
          </table:table-cell>
          <table:table-cell table:style-name="ce2"/>
          <table:table-cell office:value-type="string" table:style-name="ce5">
            <text:p>Gen. 1</text:p>
          </table:table-cell>
          <table:table-cell office:value-type="float" office:value="2116040" table:style-name="ce7">
            <text:p>2116040</text:p>
          </table:table-cell>
          <table:table-cell table:style-name="ce2"/>
          <table:table-cell office:value-type="string" table:style-name="ce5">
            <text:p>Gen. 1</text:p>
          </table:table-cell>
          <table:table-cell office:value-type="float" office:value="2108330" table:style-name="ce7">
            <text:p>2108330</text:p>
          </table:table-cell>
          <table:table-cell table:style-name="ce2"/>
          <table:table-cell office:value-type="string" table:style-name="ce5">
            <text:p>Gen. 1</text:p>
          </table:table-cell>
          <table:table-cell office:value-type="float" office:value="2103238" table:style-name="ce7">
            <text:p>2103238</text:p>
          </table:table-cell>
          <table:table-cell table:style-name="ce2"/>
          <table:table-cell office:value-type="string" table:style-name="ce5">
            <text:p>Gen. 1</text:p>
          </table:table-cell>
          <table:table-cell office:value-type="float" office:value="2079061" table:style-name="ce7">
            <text:p>2079061</text:p>
          </table:table-cell>
          <table:table-cell table:style-name="ce2"/>
          <table:table-cell office:value-type="string" table:style-name="ce5">
            <text:p>Gen. 1</text:p>
          </table:table-cell>
          <table:table-cell office:value-type="float" office:value="2109114" table:style-name="ce7">
            <text:p>2109114</text:p>
          </table:table-cell>
          <table:table-cell table:style-name="ce2"/>
          <table:table-cell office:value-type="string" table:style-name="ce5">
            <text:p>Gen. 1</text:p>
          </table:table-cell>
          <table:table-cell office:value-type="float" office:value="2106922" table:style-name="ce7">
            <text:p>2106922</text:p>
          </table:table-cell>
          <table:table-cell table:style-name="ce2"/>
          <table:table-cell office:value-type="string" table:style-name="ce5">
            <text:p>Gen. 1</text:p>
          </table:table-cell>
          <table:table-cell office:value-type="float" office:value="2114236" table:style-name="ce7">
            <text:p>2114236</text:p>
          </table:table-cell>
          <table:table-cell table:style-name="ce2"/>
          <table:table-cell office:value-type="string" table:style-name="ce5">
            <text:p>Gen. 1</text:p>
          </table:table-cell>
          <table:table-cell office:value-type="float" office:value="2110782" table:style-name="ce7">
            <text:p>2110782</text:p>
          </table:table-cell>
          <table:table-cell table:style-name="ce2"/>
          <table:table-cell office:value-type="string" table:style-name="ce5">
            <text:p>Gen. 1</text:p>
          </table:table-cell>
          <table:table-cell office:value-type="float" office:value="2110146" table:style-name="ce7">
            <text:p>2110146</text:p>
          </table:table-cell>
          <table:table-cell table:style-name="ce2"/>
          <table:table-cell office:value-type="string" table:style-name="ce5">
            <text:p>Gen. 1</text:p>
          </table:table-cell>
          <table:table-cell office:value-type="float" office:value="2106374" table:style-name="ce7">
            <text:p>2106374</text:p>
          </table:table-cell>
          <table:table-cell table:style-name="ce2"/>
          <table:table-cell office:value-type="string" table:style-name="ce5">
            <text:p>Gen. 1</text:p>
          </table:table-cell>
          <table:table-cell office:value-type="float" office:value="2114480" table:style-name="ce7">
            <text:p>2114480</text:p>
          </table:table-cell>
          <table:table-cell table:style-name="ce2"/>
          <table:table-cell office:value-type="string" table:style-name="ce5">
            <text:p>Gen. 1</text:p>
          </table:table-cell>
          <table:table-cell office:value-type="float" office:value="2119581" table:style-name="ce7">
            <text:p>2119581</text:p>
          </table:table-cell>
          <table:table-cell table:style-name="ce2"/>
          <table:table-cell office:value-type="string" table:style-name="ce5">
            <text:p>Gen. 1</text:p>
          </table:table-cell>
          <table:table-cell office:value-type="float" office:value="2100460" table:style-name="ce7">
            <text:p>2100460</text:p>
          </table:table-cell>
          <table:table-cell table:style-name="ce2"/>
          <table:table-cell office:value-type="string" table:style-name="ce5">
            <text:p>Gen. 1</text:p>
          </table:table-cell>
          <table:table-cell office:value-type="float" office:value="2115585" table:style-name="ce7">
            <text:p>2115585</text:p>
          </table:table-cell>
          <table:table-cell table:style-name="ce2"/>
          <table:table-cell office:value-type="string" table:style-name="ce14">
            <text:p>Gen. 1</text:p>
          </table:table-cell>
          <table:table-cell office:value-type="float" office:value="2109371.4666666668" table:formula="of:=AVERAGE([.$CL4];[.$CI4];[.$CF4];[.$CC4];[.$BZ4];[.$BW4];[.$BT4];[.$BQ4];[.$BN4];[.$BK4];[.$BH4];[.$BE4];[.$BB4];[.$AY4];[.$AV4];[.$AS4];[.$AP4];[.$AM4];[.$AJ4];[.$AG4];[.$AD4];[.$AA4];[.$X4];[.$U4];[.$R4];[.$O4];[.$L4];[.$I4];[.$F4];[.$C4])" table:style-name="ce17">
            <text:p>2109371</text:p>
          </table:table-cell>
          <table:table-cell office:value-type="float" office:value="10178.529619890513" table:formula="of:=STDEV([.$CL4];[.$CI4];[.$CF4];[.$CC4];[.$BZ4];[.$BW4];[.$BT4];[.$BQ4];[.$BN4];[.$BK4];[.$BH4];[.$BE4];[.$BB4];[.$AY4];[.$AV4];[.$AS4];[.$AP4];[.$AM4];[.$AJ4];[.$AG4];[.$AD4];[.$AA4];[.$X4];[.$U4];[.$R4];[.$O4];[.$L4];[.$I4];[.$F4];[.$C4])" table:style-name="ce17">
            <text:p>10179</text:p>
          </table:table-cell>
          <table:table-cell table:number-columns-repeated="16290"/>
        </table:table-row>
        <table:table-row table:style-name="ro1">
          <table:table-cell table:style-name="ce2"/>
          <table:table-cell office:value-type="string" table:style-name="ce5">
            <text:p>Gen. 2</text:p>
          </table:table-cell>
          <table:table-cell office:value-type="float" office:value="2091142" table:style-name="ce7">
            <text:p>2091142</text:p>
          </table:table-cell>
          <table:table-cell table:style-name="ce2"/>
          <table:table-cell office:value-type="string" table:style-name="ce5">
            <text:p>Gen. 2</text:p>
          </table:table-cell>
          <table:table-cell office:value-type="float" office:value="2093490" table:style-name="ce7">
            <text:p>2093490</text:p>
          </table:table-cell>
          <table:table-cell table:style-name="ce2"/>
          <table:table-cell office:value-type="string" table:style-name="ce5">
            <text:p>Gen. 2</text:p>
          </table:table-cell>
          <table:table-cell office:value-type="float" office:value="2093498" table:style-name="ce7">
            <text:p>2093498</text:p>
          </table:table-cell>
          <table:table-cell table:style-name="ce2"/>
          <table:table-cell office:value-type="string" table:style-name="ce5">
            <text:p>Gen. 2</text:p>
          </table:table-cell>
          <table:table-cell office:value-type="float" office:value="2088369" table:style-name="ce7">
            <text:p>2088369</text:p>
          </table:table-cell>
          <table:table-cell table:style-name="ce2"/>
          <table:table-cell office:value-type="string" table:style-name="ce5">
            <text:p>Gen. 2</text:p>
          </table:table-cell>
          <table:table-cell office:value-type="float" office:value="2107049" table:style-name="ce7">
            <text:p>2107049</text:p>
          </table:table-cell>
          <table:table-cell table:style-name="ce2"/>
          <table:table-cell office:value-type="string" table:style-name="ce5">
            <text:p>Gen. 2</text:p>
          </table:table-cell>
          <table:table-cell office:value-type="float" office:value="2085300" table:style-name="ce7">
            <text:p>2085300</text:p>
          </table:table-cell>
          <table:table-cell table:style-name="ce2"/>
          <table:table-cell office:value-type="string" table:style-name="ce5">
            <text:p>Gen. 2</text:p>
          </table:table-cell>
          <table:table-cell office:value-type="float" office:value="2105926" table:style-name="ce7">
            <text:p>2105926</text:p>
          </table:table-cell>
          <table:table-cell table:style-name="ce2"/>
          <table:table-cell office:value-type="string" table:style-name="ce5">
            <text:p>Gen. 2</text:p>
          </table:table-cell>
          <table:table-cell office:value-type="float" office:value="2096176" table:style-name="ce7">
            <text:p>2096176</text:p>
          </table:table-cell>
          <table:table-cell table:style-name="ce2"/>
          <table:table-cell office:value-type="string" table:style-name="ce5">
            <text:p>Gen. 2</text:p>
          </table:table-cell>
          <table:table-cell office:value-type="float" office:value="2089236" table:style-name="ce7">
            <text:p>2089236</text:p>
          </table:table-cell>
          <table:table-cell table:style-name="ce2"/>
          <table:table-cell office:value-type="string" table:style-name="ce5">
            <text:p>Gen. 2</text:p>
          </table:table-cell>
          <table:table-cell office:value-type="float" office:value="2106492" table:style-name="ce7">
            <text:p>2106492</text:p>
          </table:table-cell>
          <table:table-cell table:style-name="ce2"/>
          <table:table-cell office:value-type="string" table:style-name="ce5">
            <text:p>Gen. 2</text:p>
          </table:table-cell>
          <table:table-cell office:value-type="float" office:value="2103306" table:style-name="ce7">
            <text:p>2103306</text:p>
          </table:table-cell>
          <table:table-cell table:style-name="ce2"/>
          <table:table-cell office:value-type="string" table:style-name="ce5">
            <text:p>Gen. 2</text:p>
          </table:table-cell>
          <table:table-cell office:value-type="float" office:value="2073022" table:style-name="ce7">
            <text:p>2073022</text:p>
          </table:table-cell>
          <table:table-cell table:style-name="ce2"/>
          <table:table-cell office:value-type="string" table:style-name="ce5">
            <text:p>Gen. 2</text:p>
          </table:table-cell>
          <table:table-cell office:value-type="float" office:value="2098084" table:style-name="ce7">
            <text:p>2098084</text:p>
          </table:table-cell>
          <table:table-cell table:style-name="ce2"/>
          <table:table-cell office:value-type="string" table:style-name="ce5">
            <text:p>Gen. 2</text:p>
          </table:table-cell>
          <table:table-cell office:value-type="float" office:value="2092654" table:style-name="ce7">
            <text:p>2092654</text:p>
          </table:table-cell>
          <table:table-cell table:style-name="ce2"/>
          <table:table-cell office:value-type="string" table:style-name="ce5">
            <text:p>Gen. 2</text:p>
          </table:table-cell>
          <table:table-cell office:value-type="float" office:value="2106810" table:style-name="ce7">
            <text:p>2106810</text:p>
          </table:table-cell>
          <table:table-cell table:style-name="ce2"/>
          <table:table-cell office:value-type="string" table:style-name="ce5">
            <text:p>Gen. 2</text:p>
          </table:table-cell>
          <table:table-cell office:value-type="float" office:value="2105584" table:style-name="ce7">
            <text:p>2105584</text:p>
          </table:table-cell>
          <table:table-cell table:style-name="ce2"/>
          <table:table-cell office:value-type="string" table:style-name="ce5">
            <text:p>Gen. 2</text:p>
          </table:table-cell>
          <table:table-cell office:value-type="float" office:value="2073806" table:style-name="ce7">
            <text:p>2073806</text:p>
          </table:table-cell>
          <table:table-cell table:style-name="ce2"/>
          <table:table-cell office:value-type="string" table:style-name="ce5">
            <text:p>Gen. 2</text:p>
          </table:table-cell>
          <table:table-cell office:value-type="float" office:value="2093678" table:style-name="ce7">
            <text:p>2093678</text:p>
          </table:table-cell>
          <table:table-cell table:style-name="ce2"/>
          <table:table-cell office:value-type="string" table:style-name="ce5">
            <text:p>Gen. 2</text:p>
          </table:table-cell>
          <table:table-cell office:value-type="float" office:value="2103238" table:style-name="ce7">
            <text:p>2103238</text:p>
          </table:table-cell>
          <table:table-cell table:style-name="ce2"/>
          <table:table-cell office:value-type="string" table:style-name="ce5">
            <text:p>Gen. 2</text:p>
          </table:table-cell>
          <table:table-cell office:value-type="float" office:value="2077641" table:style-name="ce7">
            <text:p>2077641</text:p>
          </table:table-cell>
          <table:table-cell table:style-name="ce2"/>
          <table:table-cell office:value-type="string" table:style-name="ce5">
            <text:p>Gen. 2</text:p>
          </table:table-cell>
          <table:table-cell office:value-type="float" office:value="2109114" table:style-name="ce7">
            <text:p>2109114</text:p>
          </table:table-cell>
          <table:table-cell table:style-name="ce2"/>
          <table:table-cell office:value-type="string" table:style-name="ce5">
            <text:p>Gen. 2</text:p>
          </table:table-cell>
          <table:table-cell office:value-type="float" office:value="2106316" table:style-name="ce7">
            <text:p>2106316</text:p>
          </table:table-cell>
          <table:table-cell table:style-name="ce2"/>
          <table:table-cell office:value-type="string" table:style-name="ce5">
            <text:p>Gen. 2</text:p>
          </table:table-cell>
          <table:table-cell office:value-type="float" office:value="2112464" table:style-name="ce7">
            <text:p>2112464</text:p>
          </table:table-cell>
          <table:table-cell table:style-name="ce2"/>
          <table:table-cell office:value-type="string" table:style-name="ce5">
            <text:p>Gen. 2</text:p>
          </table:table-cell>
          <table:table-cell office:value-type="float" office:value="2108618" table:style-name="ce7">
            <text:p>2108618</text:p>
          </table:table-cell>
          <table:table-cell table:style-name="ce2"/>
          <table:table-cell office:value-type="string" table:style-name="ce5">
            <text:p>Gen. 2</text:p>
          </table:table-cell>
          <table:table-cell office:value-type="float" office:value="2110146" table:style-name="ce7">
            <text:p>2110146</text:p>
          </table:table-cell>
          <table:table-cell table:style-name="ce2"/>
          <table:table-cell office:value-type="string" table:style-name="ce5">
            <text:p>Gen. 2</text:p>
          </table:table-cell>
          <table:table-cell office:value-type="float" office:value="2068564" table:style-name="ce7">
            <text:p>2068564</text:p>
          </table:table-cell>
          <table:table-cell table:style-name="ce2"/>
          <table:table-cell office:value-type="string" table:style-name="ce5">
            <text:p>Gen. 2</text:p>
          </table:table-cell>
          <table:table-cell office:value-type="float" office:value="2108134" table:style-name="ce7">
            <text:p>2108134</text:p>
          </table:table-cell>
          <table:table-cell table:style-name="ce2"/>
          <table:table-cell office:value-type="string" table:style-name="ce5">
            <text:p>Gen. 2</text:p>
          </table:table-cell>
          <table:table-cell office:value-type="float" office:value="2090300" table:style-name="ce7">
            <text:p>2090300</text:p>
          </table:table-cell>
          <table:table-cell table:style-name="ce2"/>
          <table:table-cell office:value-type="string" table:style-name="ce5">
            <text:p>Gen. 2</text:p>
          </table:table-cell>
          <table:table-cell office:value-type="float" office:value="2098196" table:style-name="ce7">
            <text:p>2098196</text:p>
          </table:table-cell>
          <table:table-cell table:style-name="ce2"/>
          <table:table-cell office:value-type="string" table:style-name="ce5">
            <text:p>Gen. 2</text:p>
          </table:table-cell>
          <table:table-cell office:value-type="float" office:value="2102456" table:style-name="ce7">
            <text:p>2102456</text:p>
          </table:table-cell>
          <table:table-cell table:style-name="ce2"/>
          <table:table-cell office:value-type="string" table:style-name="ce14">
            <text:p>Gen. 2</text:p>
          </table:table-cell>
          <table:table-cell office:value-type="float" office:value="2096626.9666666666" table:formula="of:=AVERAGE([.$CL5];[.$CI5];[.$CF5];[.$CC5];[.$BZ5];[.$BW5];[.$BT5];[.$BQ5];[.$BN5];[.$BK5];[.$BH5];[.$BE5];[.$BB5];[.$AY5];[.$AV5];[.$AS5];[.$AP5];[.$AM5];[.$AJ5];[.$AG5];[.$AD5];[.$AA5];[.$X5];[.$U5];[.$R5];[.$O5];[.$L5];[.$I5];[.$F5];[.$C5])" table:style-name="ce17">
            <text:p>2096627</text:p>
          </table:table-cell>
          <table:table-cell office:value-type="float" office:value="11968.817403291494" table:formula="of:=STDEV([.$CL5];[.$CI5];[.$CF5];[.$CC5];[.$BZ5];[.$BW5];[.$BT5];[.$BQ5];[.$BN5];[.$BK5];[.$BH5];[.$BE5];[.$BB5];[.$AY5];[.$AV5];[.$AS5];[.$AP5];[.$AM5];[.$AJ5];[.$AG5];[.$AD5];[.$AA5];[.$X5];[.$U5];[.$R5];[.$O5];[.$L5];[.$I5];[.$F5];[.$C5])" table:style-name="ce17">
            <text:p>11969</text:p>
          </table:table-cell>
          <table:table-cell table:number-columns-repeated="16290"/>
        </table:table-row>
        <table:table-row table:style-name="ro1">
          <table:table-cell table:style-name="ce2"/>
          <table:table-cell office:value-type="string" table:style-name="ce5">
            <text:p>Gen. 3</text:p>
          </table:table-cell>
          <table:table-cell office:value-type="float" office:value="2066394" table:style-name="ce7">
            <text:p>2066394</text:p>
          </table:table-cell>
          <table:table-cell table:style-name="ce2"/>
          <table:table-cell office:value-type="string" table:style-name="ce5">
            <text:p>Gen. 3</text:p>
          </table:table-cell>
          <table:table-cell office:value-type="float" office:value="2084148" table:style-name="ce7">
            <text:p>2084148</text:p>
          </table:table-cell>
          <table:table-cell table:style-name="ce2"/>
          <table:table-cell office:value-type="string" table:style-name="ce5">
            <text:p>Gen. 3</text:p>
          </table:table-cell>
          <table:table-cell office:value-type="float" office:value="2093498" table:style-name="ce7">
            <text:p>2093498</text:p>
          </table:table-cell>
          <table:table-cell table:style-name="ce2"/>
          <table:table-cell office:value-type="string" table:style-name="ce5">
            <text:p>Gen. 3</text:p>
          </table:table-cell>
          <table:table-cell office:value-type="float" office:value="2077213" table:style-name="ce7">
            <text:p>2077213</text:p>
          </table:table-cell>
          <table:table-cell table:style-name="ce2"/>
          <table:table-cell office:value-type="string" table:style-name="ce5">
            <text:p>Gen. 3</text:p>
          </table:table-cell>
          <table:table-cell office:value-type="float" office:value="2068312" table:style-name="ce7">
            <text:p>2068312</text:p>
          </table:table-cell>
          <table:table-cell table:style-name="ce2"/>
          <table:table-cell office:value-type="string" table:style-name="ce5">
            <text:p>Gen. 3</text:p>
          </table:table-cell>
          <table:table-cell office:value-type="float" office:value="2048196" table:style-name="ce7">
            <text:p>2048196</text:p>
          </table:table-cell>
          <table:table-cell table:style-name="ce2"/>
          <table:table-cell office:value-type="string" table:style-name="ce5">
            <text:p>Gen. 3</text:p>
          </table:table-cell>
          <table:table-cell office:value-type="float" office:value="2092438" table:style-name="ce7">
            <text:p>2092438</text:p>
          </table:table-cell>
          <table:table-cell table:style-name="ce2"/>
          <table:table-cell office:value-type="string" table:style-name="ce5">
            <text:p>Gen. 3</text:p>
          </table:table-cell>
          <table:table-cell office:value-type="float" office:value="2063958" table:style-name="ce7">
            <text:p>2063958</text:p>
          </table:table-cell>
          <table:table-cell table:style-name="ce2"/>
          <table:table-cell office:value-type="string" table:style-name="ce5">
            <text:p>Gen. 3</text:p>
          </table:table-cell>
          <table:table-cell office:value-type="float" office:value="2078052" table:style-name="ce7">
            <text:p>2078052</text:p>
          </table:table-cell>
          <table:table-cell table:style-name="ce2"/>
          <table:table-cell office:value-type="string" table:style-name="ce5">
            <text:p>Gen. 3</text:p>
          </table:table-cell>
          <table:table-cell office:value-type="float" office:value="2076218" table:style-name="ce7">
            <text:p>2076218</text:p>
          </table:table-cell>
          <table:table-cell table:style-name="ce2"/>
          <table:table-cell office:value-type="string" table:style-name="ce5">
            <text:p>Gen. 3</text:p>
          </table:table-cell>
          <table:table-cell office:value-type="float" office:value="2090794" table:style-name="ce7">
            <text:p>2090794</text:p>
          </table:table-cell>
          <table:table-cell table:style-name="ce2"/>
          <table:table-cell office:value-type="string" table:style-name="ce5">
            <text:p>Gen. 3</text:p>
          </table:table-cell>
          <table:table-cell office:value-type="float" office:value="2073022" table:style-name="ce7">
            <text:p>2073022</text:p>
          </table:table-cell>
          <table:table-cell table:style-name="ce2"/>
          <table:table-cell office:value-type="string" table:style-name="ce5">
            <text:p>Gen. 3</text:p>
          </table:table-cell>
          <table:table-cell office:value-type="float" office:value="2080958" table:style-name="ce7">
            <text:p>2080958</text:p>
          </table:table-cell>
          <table:table-cell table:style-name="ce2"/>
          <table:table-cell office:value-type="string" table:style-name="ce5">
            <text:p>Gen. 3</text:p>
          </table:table-cell>
          <table:table-cell office:value-type="float" office:value="2092654" table:style-name="ce7">
            <text:p>2092654</text:p>
          </table:table-cell>
          <table:table-cell table:style-name="ce2"/>
          <table:table-cell office:value-type="string" table:style-name="ce5">
            <text:p>Gen. 3</text:p>
          </table:table-cell>
          <table:table-cell office:value-type="float" office:value="2102482" table:style-name="ce7">
            <text:p>2102482</text:p>
          </table:table-cell>
          <table:table-cell table:style-name="ce2"/>
          <table:table-cell office:value-type="string" table:style-name="ce5">
            <text:p>Gen. 3</text:p>
          </table:table-cell>
          <table:table-cell office:value-type="float" office:value="2095326" table:style-name="ce7">
            <text:p>2095326</text:p>
          </table:table-cell>
          <table:table-cell table:style-name="ce2"/>
          <table:table-cell office:value-type="string" table:style-name="ce5">
            <text:p>Gen. 3</text:p>
          </table:table-cell>
          <table:table-cell office:value-type="float" office:value="2073806" table:style-name="ce7">
            <text:p>2073806</text:p>
          </table:table-cell>
          <table:table-cell table:style-name="ce2"/>
          <table:table-cell office:value-type="string" table:style-name="ce5">
            <text:p>Gen. 3</text:p>
          </table:table-cell>
          <table:table-cell office:value-type="float" office:value="2040290" table:style-name="ce7">
            <text:p>2040290</text:p>
          </table:table-cell>
          <table:table-cell table:style-name="ce2"/>
          <table:table-cell office:value-type="string" table:style-name="ce5">
            <text:p>Gen. 3</text:p>
          </table:table-cell>
          <table:table-cell office:value-type="float" office:value="2046676" table:style-name="ce7">
            <text:p>2046676</text:p>
          </table:table-cell>
          <table:table-cell table:style-name="ce2"/>
          <table:table-cell office:value-type="string" table:style-name="ce5">
            <text:p>Gen. 3</text:p>
          </table:table-cell>
          <table:table-cell office:value-type="float" office:value="2072405" table:style-name="ce7">
            <text:p>2072405</text:p>
          </table:table-cell>
          <table:table-cell table:style-name="ce2"/>
          <table:table-cell office:value-type="string" table:style-name="ce5">
            <text:p>Gen. 3</text:p>
          </table:table-cell>
          <table:table-cell office:value-type="float" office:value="2098853" table:style-name="ce7">
            <text:p>2098853</text:p>
          </table:table-cell>
          <table:table-cell table:style-name="ce2"/>
          <table:table-cell office:value-type="string" table:style-name="ce5">
            <text:p>Gen. 3</text:p>
          </table:table-cell>
          <table:table-cell office:value-type="float" office:value="2085966" table:style-name="ce7">
            <text:p>2085966</text:p>
          </table:table-cell>
          <table:table-cell table:style-name="ce2"/>
          <table:table-cell office:value-type="string" table:style-name="ce5">
            <text:p>Gen. 3</text:p>
          </table:table-cell>
          <table:table-cell office:value-type="float" office:value="2097896" table:style-name="ce7">
            <text:p>2097896</text:p>
          </table:table-cell>
          <table:table-cell table:style-name="ce2"/>
          <table:table-cell office:value-type="string" table:style-name="ce5">
            <text:p>Gen. 3</text:p>
          </table:table-cell>
          <table:table-cell office:value-type="float" office:value="2084804" table:style-name="ce7">
            <text:p>2084804</text:p>
          </table:table-cell>
          <table:table-cell table:style-name="ce2"/>
          <table:table-cell office:value-type="string" table:style-name="ce5">
            <text:p>Gen. 3</text:p>
          </table:table-cell>
          <table:table-cell office:value-type="float" office:value="2097996" table:style-name="ce7">
            <text:p>2097996</text:p>
          </table:table-cell>
          <table:table-cell table:style-name="ce2"/>
          <table:table-cell office:value-type="string" table:style-name="ce5">
            <text:p>Gen. 3</text:p>
          </table:table-cell>
          <table:table-cell office:value-type="float" office:value="2054250" table:style-name="ce7">
            <text:p>2054250</text:p>
          </table:table-cell>
          <table:table-cell table:style-name="ce2"/>
          <table:table-cell office:value-type="string" table:style-name="ce5">
            <text:p>Gen. 3</text:p>
          </table:table-cell>
          <table:table-cell office:value-type="float" office:value="2093886" table:style-name="ce7">
            <text:p>2093886</text:p>
          </table:table-cell>
          <table:table-cell table:style-name="ce2"/>
          <table:table-cell office:value-type="string" table:style-name="ce5">
            <text:p>Gen. 3</text:p>
          </table:table-cell>
          <table:table-cell office:value-type="float" office:value="2090300" table:style-name="ce7">
            <text:p>2090300</text:p>
          </table:table-cell>
          <table:table-cell table:style-name="ce2"/>
          <table:table-cell office:value-type="string" table:style-name="ce5">
            <text:p>Gen. 3</text:p>
          </table:table-cell>
          <table:table-cell office:value-type="float" office:value="2079332" table:style-name="ce7">
            <text:p>2079332</text:p>
          </table:table-cell>
          <table:table-cell table:style-name="ce2"/>
          <table:table-cell office:value-type="string" table:style-name="ce5">
            <text:p>Gen. 3</text:p>
          </table:table-cell>
          <table:table-cell office:value-type="float" office:value="2058831" table:style-name="ce7">
            <text:p>2058831</text:p>
          </table:table-cell>
          <table:table-cell table:style-name="ce2"/>
          <table:table-cell office:value-type="string" table:style-name="ce14">
            <text:p>Gen. 3</text:p>
          </table:table-cell>
          <table:table-cell office:value-type="float" office:value="2078631.8" table:formula="of:=AVERAGE([.$CL6];[.$CI6];[.$CF6];[.$CC6];[.$BZ6];[.$BW6];[.$BT6];[.$BQ6];[.$BN6];[.$BK6];[.$BH6];[.$BE6];[.$BB6];[.$AY6];[.$AV6];[.$AS6];[.$AP6];[.$AM6];[.$AJ6];[.$AG6];[.$AD6];[.$AA6];[.$X6];[.$U6];[.$R6];[.$O6];[.$L6];[.$I6];[.$F6];[.$C6])" table:style-name="ce17">
            <text:p>2078632</text:p>
          </table:table-cell>
          <table:table-cell office:value-type="float" office:value="16849.388613486124" table:formula="of:=STDEV([.$CL6];[.$CI6];[.$CF6];[.$CC6];[.$BZ6];[.$BW6];[.$BT6];[.$BQ6];[.$BN6];[.$BK6];[.$BH6];[.$BE6];[.$BB6];[.$AY6];[.$AV6];[.$AS6];[.$AP6];[.$AM6];[.$AJ6];[.$AG6];[.$AD6];[.$AA6];[.$X6];[.$U6];[.$R6];[.$O6];[.$L6];[.$I6];[.$F6];[.$C6])" table:style-name="ce17">
            <text:p>16849</text:p>
          </table:table-cell>
          <table:table-cell table:number-columns-repeated="16290"/>
        </table:table-row>
        <table:table-row table:style-name="ro1">
          <table:table-cell table:style-name="ce2"/>
          <table:table-cell office:value-type="string" table:style-name="ce5">
            <text:p>Gen. 4</text:p>
          </table:table-cell>
          <table:table-cell office:value-type="float" office:value="2066394" table:style-name="ce7">
            <text:p>2066394</text:p>
          </table:table-cell>
          <table:table-cell table:style-name="ce2"/>
          <table:table-cell office:value-type="string" table:style-name="ce5">
            <text:p>Gen. 4</text:p>
          </table:table-cell>
          <table:table-cell office:value-type="float" office:value="2060248" table:style-name="ce7">
            <text:p>2060248</text:p>
          </table:table-cell>
          <table:table-cell table:style-name="ce2"/>
          <table:table-cell office:value-type="string" table:style-name="ce5">
            <text:p>Gen. 4</text:p>
          </table:table-cell>
          <table:table-cell office:value-type="float" office:value="2085588" table:style-name="ce7">
            <text:p>2085588</text:p>
          </table:table-cell>
          <table:table-cell table:style-name="ce2"/>
          <table:table-cell office:value-type="string" table:style-name="ce5">
            <text:p>Gen. 4</text:p>
          </table:table-cell>
          <table:table-cell office:value-type="float" office:value="2070522" table:style-name="ce7">
            <text:p>2070522</text:p>
          </table:table-cell>
          <table:table-cell table:style-name="ce2"/>
          <table:table-cell office:value-type="string" table:style-name="ce5">
            <text:p>Gen. 4</text:p>
          </table:table-cell>
          <table:table-cell office:value-type="float" office:value="2044858" table:style-name="ce7">
            <text:p>2044858</text:p>
          </table:table-cell>
          <table:table-cell table:style-name="ce2"/>
          <table:table-cell office:value-type="string" table:style-name="ce5">
            <text:p>Gen. 4</text:p>
          </table:table-cell>
          <table:table-cell office:value-type="float" office:value="2048196" table:style-name="ce7">
            <text:p>2048196</text:p>
          </table:table-cell>
          <table:table-cell table:style-name="ce2"/>
          <table:table-cell office:value-type="string" table:style-name="ce5">
            <text:p>Gen. 4</text:p>
          </table:table-cell>
          <table:table-cell office:value-type="float" office:value="2079644" table:style-name="ce7">
            <text:p>2079644</text:p>
          </table:table-cell>
          <table:table-cell table:style-name="ce2"/>
          <table:table-cell office:value-type="string" table:style-name="ce5">
            <text:p>Gen. 4</text:p>
          </table:table-cell>
          <table:table-cell office:value-type="float" office:value="2063958" table:style-name="ce7">
            <text:p>2063958</text:p>
          </table:table-cell>
          <table:table-cell table:style-name="ce2"/>
          <table:table-cell office:value-type="string" table:style-name="ce5">
            <text:p>Gen. 4</text:p>
          </table:table-cell>
          <table:table-cell office:value-type="float" office:value="2072356" table:style-name="ce7">
            <text:p>2072356</text:p>
          </table:table-cell>
          <table:table-cell table:style-name="ce2"/>
          <table:table-cell office:value-type="string" table:style-name="ce5">
            <text:p>Gen. 4</text:p>
          </table:table-cell>
          <table:table-cell office:value-type="float" office:value="2063228" table:style-name="ce7">
            <text:p>2063228</text:p>
          </table:table-cell>
          <table:table-cell table:style-name="ce2"/>
          <table:table-cell office:value-type="string" table:style-name="ce5">
            <text:p>Gen. 4</text:p>
          </table:table-cell>
          <table:table-cell office:value-type="float" office:value="2062528" table:style-name="ce7">
            <text:p>2062528</text:p>
          </table:table-cell>
          <table:table-cell table:style-name="ce2"/>
          <table:table-cell office:value-type="string" table:style-name="ce5">
            <text:p>Gen. 4</text:p>
          </table:table-cell>
          <table:table-cell office:value-type="float" office:value="2067722" table:style-name="ce7">
            <text:p>2067722</text:p>
          </table:table-cell>
          <table:table-cell table:style-name="ce2"/>
          <table:table-cell office:value-type="string" table:style-name="ce5">
            <text:p>Gen. 4</text:p>
          </table:table-cell>
          <table:table-cell office:value-type="float" office:value="2080958" table:style-name="ce7">
            <text:p>2080958</text:p>
          </table:table-cell>
          <table:table-cell table:style-name="ce2"/>
          <table:table-cell office:value-type="string" table:style-name="ce5">
            <text:p>Gen. 4</text:p>
          </table:table-cell>
          <table:table-cell office:value-type="float" office:value="2081164" table:style-name="ce7">
            <text:p>2081164</text:p>
          </table:table-cell>
          <table:table-cell table:style-name="ce2"/>
          <table:table-cell office:value-type="string" table:style-name="ce5">
            <text:p>Gen. 4</text:p>
          </table:table-cell>
          <table:table-cell office:value-type="float" office:value="2084266" table:style-name="ce7">
            <text:p>2084266</text:p>
          </table:table-cell>
          <table:table-cell table:style-name="ce2"/>
          <table:table-cell office:value-type="string" table:style-name="ce5">
            <text:p>Gen. 4</text:p>
          </table:table-cell>
          <table:table-cell office:value-type="float" office:value="2083592" table:style-name="ce7">
            <text:p>2083592</text:p>
          </table:table-cell>
          <table:table-cell table:style-name="ce2"/>
          <table:table-cell office:value-type="string" table:style-name="ce5">
            <text:p>Gen. 4</text:p>
          </table:table-cell>
          <table:table-cell office:value-type="float" office:value="2049960" table:style-name="ce7">
            <text:p>2049960</text:p>
          </table:table-cell>
          <table:table-cell table:style-name="ce2"/>
          <table:table-cell office:value-type="string" table:style-name="ce5">
            <text:p>Gen. 4</text:p>
          </table:table-cell>
          <table:table-cell office:value-type="float" office:value="2035910" table:style-name="ce7">
            <text:p>2035910</text:p>
          </table:table-cell>
          <table:table-cell table:style-name="ce2"/>
          <table:table-cell office:value-type="string" table:style-name="ce5">
            <text:p>Gen. 4</text:p>
          </table:table-cell>
          <table:table-cell office:value-type="float" office:value="2032384" table:style-name="ce7">
            <text:p>2032384</text:p>
          </table:table-cell>
          <table:table-cell table:style-name="ce2"/>
          <table:table-cell office:value-type="string" table:style-name="ce5">
            <text:p>Gen. 4</text:p>
          </table:table-cell>
          <table:table-cell office:value-type="float" office:value="2060813" table:style-name="ce7">
            <text:p>2060813</text:p>
          </table:table-cell>
          <table:table-cell table:style-name="ce2"/>
          <table:table-cell office:value-type="string" table:style-name="ce5">
            <text:p>Gen. 4</text:p>
          </table:table-cell>
          <table:table-cell office:value-type="float" office:value="2089530" table:style-name="ce7">
            <text:p>2089530</text:p>
          </table:table-cell>
          <table:table-cell table:style-name="ce2"/>
          <table:table-cell office:value-type="string" table:style-name="ce5">
            <text:p>Gen. 4</text:p>
          </table:table-cell>
          <table:table-cell office:value-type="float" office:value="2044550" table:style-name="ce7">
            <text:p>2044550</text:p>
          </table:table-cell>
          <table:table-cell table:style-name="ce2"/>
          <table:table-cell office:value-type="string" table:style-name="ce5">
            <text:p>Gen. 4</text:p>
          </table:table-cell>
          <table:table-cell office:value-type="float" office:value="2090830" table:style-name="ce7">
            <text:p>2090830</text:p>
          </table:table-cell>
          <table:table-cell table:style-name="ce2"/>
          <table:table-cell office:value-type="string" table:style-name="ce5">
            <text:p>Gen. 4</text:p>
          </table:table-cell>
          <table:table-cell office:value-type="float" office:value="2078914" table:style-name="ce7">
            <text:p>2078914</text:p>
          </table:table-cell>
          <table:table-cell table:style-name="ce2"/>
          <table:table-cell office:value-type="string" table:style-name="ce5">
            <text:p>Gen. 4</text:p>
          </table:table-cell>
          <table:table-cell office:value-type="float" office:value="2087800" table:style-name="ce7">
            <text:p>2087800</text:p>
          </table:table-cell>
          <table:table-cell table:style-name="ce2"/>
          <table:table-cell office:value-type="string" table:style-name="ce5">
            <text:p>Gen. 4</text:p>
          </table:table-cell>
          <table:table-cell office:value-type="float" office:value="2044236" table:style-name="ce7">
            <text:p>2044236</text:p>
          </table:table-cell>
          <table:table-cell table:style-name="ce2"/>
          <table:table-cell office:value-type="string" table:style-name="ce5">
            <text:p>Gen. 4</text:p>
          </table:table-cell>
          <table:table-cell office:value-type="float" office:value="2076102" table:style-name="ce7">
            <text:p>2076102</text:p>
          </table:table-cell>
          <table:table-cell table:style-name="ce2"/>
          <table:table-cell office:value-type="string" table:style-name="ce5">
            <text:p>Gen. 4</text:p>
          </table:table-cell>
          <table:table-cell office:value-type="float" office:value="2070840" table:style-name="ce7">
            <text:p>2070840</text:p>
          </table:table-cell>
          <table:table-cell table:style-name="ce2"/>
          <table:table-cell office:value-type="string" table:style-name="ce5">
            <text:p>Gen. 4</text:p>
          </table:table-cell>
          <table:table-cell office:value-type="float" office:value="2068026" table:style-name="ce7">
            <text:p>2068026</text:p>
          </table:table-cell>
          <table:table-cell table:style-name="ce2"/>
          <table:table-cell office:value-type="string" table:style-name="ce5">
            <text:p>Gen. 4</text:p>
          </table:table-cell>
          <table:table-cell office:value-type="float" office:value="2058831" table:style-name="ce7">
            <text:p>2058831</text:p>
          </table:table-cell>
          <table:table-cell table:style-name="ce2"/>
          <table:table-cell office:value-type="string" table:style-name="ce14">
            <text:p>Gen. 4</text:p>
          </table:table-cell>
          <table:table-cell office:value-type="float" office:value="2066798.2666666666" table:formula="of:=AVERAGE([.$CL7];[.$CI7];[.$CF7];[.$CC7];[.$BZ7];[.$BW7];[.$BT7];[.$BQ7];[.$BN7];[.$BK7];[.$BH7];[.$BE7];[.$BB7];[.$AY7];[.$AV7];[.$AS7];[.$AP7];[.$AM7];[.$AJ7];[.$AG7];[.$AD7];[.$AA7];[.$X7];[.$U7];[.$R7];[.$O7];[.$L7];[.$I7];[.$F7];[.$C7])" table:style-name="ce17">
            <text:p>2066798</text:p>
          </table:table-cell>
          <table:table-cell office:value-type="float" office:value="16378.133639479305" table:formula="of:=STDEV([.$CL7];[.$CI7];[.$CF7];[.$CC7];[.$BZ7];[.$BW7];[.$BT7];[.$BQ7];[.$BN7];[.$BK7];[.$BH7];[.$BE7];[.$BB7];[.$AY7];[.$AV7];[.$AS7];[.$AP7];[.$AM7];[.$AJ7];[.$AG7];[.$AD7];[.$AA7];[.$X7];[.$U7];[.$R7];[.$O7];[.$L7];[.$I7];[.$F7];[.$C7])" table:style-name="ce17">
            <text:p>16378</text:p>
          </table:table-cell>
          <table:table-cell table:number-columns-repeated="16290"/>
        </table:table-row>
        <table:table-row table:style-name="ro1">
          <table:table-cell table:style-name="ce2"/>
          <table:table-cell office:value-type="string" table:style-name="ce5">
            <text:p>Gen. 5</text:p>
          </table:table-cell>
          <table:table-cell office:value-type="float" office:value="2053756" table:style-name="ce7">
            <text:p>2053756</text:p>
          </table:table-cell>
          <table:table-cell table:style-name="ce2"/>
          <table:table-cell office:value-type="string" table:style-name="ce5">
            <text:p>Gen. 5</text:p>
          </table:table-cell>
          <table:table-cell office:value-type="float" office:value="2036324" table:style-name="ce7">
            <text:p>2036324</text:p>
          </table:table-cell>
          <table:table-cell table:style-name="ce2"/>
          <table:table-cell office:value-type="string" table:style-name="ce5">
            <text:p>Gen. 5</text:p>
          </table:table-cell>
          <table:table-cell office:value-type="float" office:value="2052702" table:style-name="ce7">
            <text:p>2052702</text:p>
          </table:table-cell>
          <table:table-cell table:style-name="ce2"/>
          <table:table-cell office:value-type="string" table:style-name="ce5">
            <text:p>Gen. 5</text:p>
          </table:table-cell>
          <table:table-cell office:value-type="float" office:value="2055675" table:style-name="ce7">
            <text:p>2055675</text:p>
          </table:table-cell>
          <table:table-cell table:style-name="ce2"/>
          <table:table-cell office:value-type="string" table:style-name="ce5">
            <text:p>Gen. 5</text:p>
          </table:table-cell>
          <table:table-cell office:value-type="float" office:value="2042558" table:style-name="ce7">
            <text:p>2042558</text:p>
          </table:table-cell>
          <table:table-cell table:style-name="ce2"/>
          <table:table-cell office:value-type="string" table:style-name="ce5">
            <text:p>Gen. 5</text:p>
          </table:table-cell>
          <table:table-cell office:value-type="float" office:value="2040810" table:style-name="ce7">
            <text:p>2040810</text:p>
          </table:table-cell>
          <table:table-cell table:style-name="ce2"/>
          <table:table-cell office:value-type="string" table:style-name="ce5">
            <text:p>Gen. 5</text:p>
          </table:table-cell>
          <table:table-cell office:value-type="float" office:value="2059884" table:style-name="ce7">
            <text:p>2059884</text:p>
          </table:table-cell>
          <table:table-cell table:style-name="ce2"/>
          <table:table-cell office:value-type="string" table:style-name="ce5">
            <text:p>Gen. 5</text:p>
          </table:table-cell>
          <table:table-cell office:value-type="float" office:value="2031774" table:style-name="ce7">
            <text:p>2031774</text:p>
          </table:table-cell>
          <table:table-cell table:style-name="ce2"/>
          <table:table-cell office:value-type="string" table:style-name="ce5">
            <text:p>Gen. 5</text:p>
          </table:table-cell>
          <table:table-cell office:value-type="float" office:value="2047944" table:style-name="ce7">
            <text:p>2047944</text:p>
          </table:table-cell>
          <table:table-cell table:style-name="ce2"/>
          <table:table-cell office:value-type="string" table:style-name="ce5">
            <text:p>Gen. 5</text:p>
          </table:table-cell>
          <table:table-cell office:value-type="float" office:value="2037666" table:style-name="ce7">
            <text:p>2037666</text:p>
          </table:table-cell>
          <table:table-cell table:style-name="ce2"/>
          <table:table-cell office:value-type="string" table:style-name="ce5">
            <text:p>Gen. 5</text:p>
          </table:table-cell>
          <table:table-cell office:value-type="float" office:value="2062268" table:style-name="ce7">
            <text:p>2062268</text:p>
          </table:table-cell>
          <table:table-cell table:style-name="ce2"/>
          <table:table-cell office:value-type="string" table:style-name="ce5">
            <text:p>Gen. 5</text:p>
          </table:table-cell>
          <table:table-cell office:value-type="float" office:value="2049758" table:style-name="ce7">
            <text:p>2049758</text:p>
          </table:table-cell>
          <table:table-cell table:style-name="ce2"/>
          <table:table-cell office:value-type="string" table:style-name="ce5">
            <text:p>Gen. 5</text:p>
          </table:table-cell>
          <table:table-cell office:value-type="float" office:value="2060492" table:style-name="ce7">
            <text:p>2060492</text:p>
          </table:table-cell>
          <table:table-cell table:style-name="ce2"/>
          <table:table-cell office:value-type="string" table:style-name="ce5">
            <text:p>Gen. 5</text:p>
          </table:table-cell>
          <table:table-cell office:value-type="float" office:value="2063464" table:style-name="ce7">
            <text:p>2063464</text:p>
          </table:table-cell>
          <table:table-cell table:style-name="ce2"/>
          <table:table-cell office:value-type="string" table:style-name="ce5">
            <text:p>Gen. 5</text:p>
          </table:table-cell>
          <table:table-cell office:value-type="float" office:value="2054922" table:style-name="ce7">
            <text:p>2054922</text:p>
          </table:table-cell>
          <table:table-cell table:style-name="ce2"/>
          <table:table-cell office:value-type="string" table:style-name="ce5">
            <text:p>Gen. 5</text:p>
          </table:table-cell>
          <table:table-cell office:value-type="float" office:value="2072098" table:style-name="ce7">
            <text:p>2072098</text:p>
          </table:table-cell>
          <table:table-cell table:style-name="ce2"/>
          <table:table-cell office:value-type="string" table:style-name="ce5">
            <text:p>Gen. 5</text:p>
          </table:table-cell>
          <table:table-cell office:value-type="float" office:value="2036992" table:style-name="ce7">
            <text:p>2036992</text:p>
          </table:table-cell>
          <table:table-cell table:style-name="ce2"/>
          <table:table-cell office:value-type="string" table:style-name="ce5">
            <text:p>Gen. 5</text:p>
          </table:table-cell>
          <table:table-cell office:value-type="float" office:value="2028508" table:style-name="ce7">
            <text:p>2028508</text:p>
          </table:table-cell>
          <table:table-cell table:style-name="ce2"/>
          <table:table-cell office:value-type="string" table:style-name="ce5">
            <text:p>Gen. 5</text:p>
          </table:table-cell>
          <table:table-cell office:value-type="float" office:value="2032384" table:style-name="ce7">
            <text:p>2032384</text:p>
          </table:table-cell>
          <table:table-cell table:style-name="ce2"/>
          <table:table-cell office:value-type="string" table:style-name="ce5">
            <text:p>Gen. 5</text:p>
          </table:table-cell>
          <table:table-cell office:value-type="float" office:value="2059015" table:style-name="ce7">
            <text:p>2059015</text:p>
          </table:table-cell>
          <table:table-cell table:style-name="ce2"/>
          <table:table-cell office:value-type="string" table:style-name="ce5">
            <text:p>Gen. 5</text:p>
          </table:table-cell>
          <table:table-cell office:value-type="float" office:value="2089530" table:style-name="ce7">
            <text:p>2089530</text:p>
          </table:table-cell>
          <table:table-cell table:style-name="ce2"/>
          <table:table-cell office:value-type="string" table:style-name="ce5">
            <text:p>Gen. 5</text:p>
          </table:table-cell>
          <table:table-cell office:value-type="float" office:value="2033460" table:style-name="ce7">
            <text:p>2033460</text:p>
          </table:table-cell>
          <table:table-cell table:style-name="ce2"/>
          <table:table-cell office:value-type="string" table:style-name="ce5">
            <text:p>Gen. 5</text:p>
          </table:table-cell>
          <table:table-cell office:value-type="float" office:value="2045836" table:style-name="ce7">
            <text:p>2045836</text:p>
          </table:table-cell>
          <table:table-cell table:style-name="ce2"/>
          <table:table-cell office:value-type="string" table:style-name="ce5">
            <text:p>Gen. 5</text:p>
          </table:table-cell>
          <table:table-cell office:value-type="float" office:value="2051564" table:style-name="ce7">
            <text:p>2051564</text:p>
          </table:table-cell>
          <table:table-cell table:style-name="ce2"/>
          <table:table-cell office:value-type="string" table:style-name="ce5">
            <text:p>Gen. 5</text:p>
          </table:table-cell>
          <table:table-cell office:value-type="float" office:value="2065904" table:style-name="ce7">
            <text:p>2065904</text:p>
          </table:table-cell>
          <table:table-cell table:style-name="ce2"/>
          <table:table-cell office:value-type="string" table:style-name="ce5">
            <text:p>Gen. 5</text:p>
          </table:table-cell>
          <table:table-cell office:value-type="float" office:value="2017680" table:style-name="ce7">
            <text:p>2017680</text:p>
          </table:table-cell>
          <table:table-cell table:style-name="ce2"/>
          <table:table-cell office:value-type="string" table:style-name="ce5">
            <text:p>Gen. 5</text:p>
          </table:table-cell>
          <table:table-cell office:value-type="float" office:value="2071002" table:style-name="ce7">
            <text:p>2071002</text:p>
          </table:table-cell>
          <table:table-cell table:style-name="ce2"/>
          <table:table-cell office:value-type="string" table:style-name="ce5">
            <text:p>Gen. 5</text:p>
          </table:table-cell>
          <table:table-cell office:value-type="float" office:value="2062192" table:style-name="ce7">
            <text:p>2062192</text:p>
          </table:table-cell>
          <table:table-cell table:style-name="ce2"/>
          <table:table-cell office:value-type="string" table:style-name="ce5">
            <text:p>Gen. 5</text:p>
          </table:table-cell>
          <table:table-cell office:value-type="float" office:value="2057888" table:style-name="ce7">
            <text:p>2057888</text:p>
          </table:table-cell>
          <table:table-cell table:style-name="ce2"/>
          <table:table-cell office:value-type="string" table:style-name="ce5">
            <text:p>Gen. 5</text:p>
          </table:table-cell>
          <table:table-cell office:value-type="float" office:value="2036707" table:style-name="ce7">
            <text:p>2036707</text:p>
          </table:table-cell>
          <table:table-cell table:style-name="ce2"/>
          <table:table-cell office:value-type="string" table:style-name="ce14">
            <text:p>Gen. 5</text:p>
          </table:table-cell>
          <table:table-cell office:value-type="float" office:value="2050358.5666666667" table:formula="of:=AVERAGE([.$CL8];[.$CI8];[.$CF8];[.$CC8];[.$BZ8];[.$BW8];[.$BT8];[.$BQ8];[.$BN8];[.$BK8];[.$BH8];[.$BE8];[.$BB8];[.$AY8];[.$AV8];[.$AS8];[.$AP8];[.$AM8];[.$AJ8];[.$AG8];[.$AD8];[.$AA8];[.$X8];[.$U8];[.$R8];[.$O8];[.$L8];[.$I8];[.$F8];[.$C8])" table:style-name="ce17">
            <text:p>2050359</text:p>
          </table:table-cell>
          <table:table-cell office:value-type="float" office:value="15449.800959957342" table:formula="of:=STDEV([.$CL8];[.$CI8];[.$CF8];[.$CC8];[.$BZ8];[.$BW8];[.$BT8];[.$BQ8];[.$BN8];[.$BK8];[.$BH8];[.$BE8];[.$BB8];[.$AY8];[.$AV8];[.$AS8];[.$AP8];[.$AM8];[.$AJ8];[.$AG8];[.$AD8];[.$AA8];[.$X8];[.$U8];[.$R8];[.$O8];[.$L8];[.$I8];[.$F8];[.$C8])" table:style-name="ce17">
            <text:p>15450</text:p>
          </table:table-cell>
          <table:table-cell table:number-columns-repeated="16290"/>
        </table:table-row>
        <table:table-row table:style-name="ro1">
          <table:table-cell table:style-name="ce2"/>
          <table:table-cell office:value-type="string" table:style-name="ce5">
            <text:p>Gen. 6</text:p>
          </table:table-cell>
          <table:table-cell office:value-type="float" office:value="2043868" table:style-name="ce7">
            <text:p>2043868</text:p>
          </table:table-cell>
          <table:table-cell table:style-name="ce2"/>
          <table:table-cell office:value-type="string" table:style-name="ce5">
            <text:p>Gen. 6</text:p>
          </table:table-cell>
          <table:table-cell office:value-type="float" office:value="2035360" table:style-name="ce7">
            <text:p>2035360</text:p>
          </table:table-cell>
          <table:table-cell table:style-name="ce2"/>
          <table:table-cell office:value-type="string" table:style-name="ce5">
            <text:p>Gen. 6</text:p>
          </table:table-cell>
          <table:table-cell office:value-type="float" office:value="2048956" table:style-name="ce7">
            <text:p>2048956</text:p>
          </table:table-cell>
          <table:table-cell table:style-name="ce2"/>
          <table:table-cell office:value-type="string" table:style-name="ce5">
            <text:p>Gen. 6</text:p>
          </table:table-cell>
          <table:table-cell office:value-type="float" office:value="2043189" table:style-name="ce7">
            <text:p>2043189</text:p>
          </table:table-cell>
          <table:table-cell table:style-name="ce2"/>
          <table:table-cell office:value-type="string" table:style-name="ce5">
            <text:p>Gen. 6</text:p>
          </table:table-cell>
          <table:table-cell office:value-type="float" office:value="2033726" table:style-name="ce7">
            <text:p>2033726</text:p>
          </table:table-cell>
          <table:table-cell table:style-name="ce2"/>
          <table:table-cell office:value-type="string" table:style-name="ce5">
            <text:p>Gen. 6</text:p>
          </table:table-cell>
          <table:table-cell office:value-type="float" office:value="2039488" table:style-name="ce7">
            <text:p>2039488</text:p>
          </table:table-cell>
          <table:table-cell table:style-name="ce2"/>
          <table:table-cell office:value-type="string" table:style-name="ce5">
            <text:p>Gen. 6</text:p>
          </table:table-cell>
          <table:table-cell office:value-type="float" office:value="2059884" table:style-name="ce7">
            <text:p>2059884</text:p>
          </table:table-cell>
          <table:table-cell table:style-name="ce2"/>
          <table:table-cell office:value-type="string" table:style-name="ce5">
            <text:p>Gen. 6</text:p>
          </table:table-cell>
          <table:table-cell office:value-type="float" office:value="2030222" table:style-name="ce7">
            <text:p>2030222</text:p>
          </table:table-cell>
          <table:table-cell table:style-name="ce2"/>
          <table:table-cell office:value-type="string" table:style-name="ce5">
            <text:p>Gen. 6</text:p>
          </table:table-cell>
          <table:table-cell office:value-type="float" office:value="2047944" table:style-name="ce7">
            <text:p>2047944</text:p>
          </table:table-cell>
          <table:table-cell table:style-name="ce2"/>
          <table:table-cell office:value-type="string" table:style-name="ce5">
            <text:p>Gen. 6</text:p>
          </table:table-cell>
          <table:table-cell office:value-type="float" office:value="2037406" table:style-name="ce7">
            <text:p>2037406</text:p>
          </table:table-cell>
          <table:table-cell table:style-name="ce2"/>
          <table:table-cell office:value-type="string" table:style-name="ce5">
            <text:p>Gen. 6</text:p>
          </table:table-cell>
          <table:table-cell office:value-type="float" office:value="2054382" table:style-name="ce7">
            <text:p>2054382</text:p>
          </table:table-cell>
          <table:table-cell table:style-name="ce2"/>
          <table:table-cell office:value-type="string" table:style-name="ce5">
            <text:p>Gen. 6</text:p>
          </table:table-cell>
          <table:table-cell office:value-type="float" office:value="2049758" table:style-name="ce7">
            <text:p>2049758</text:p>
          </table:table-cell>
          <table:table-cell table:style-name="ce2"/>
          <table:table-cell office:value-type="string" table:style-name="ce5">
            <text:p>Gen. 6</text:p>
          </table:table-cell>
          <table:table-cell office:value-type="float" office:value="2060492" table:style-name="ce7">
            <text:p>2060492</text:p>
          </table:table-cell>
          <table:table-cell table:style-name="ce2"/>
          <table:table-cell office:value-type="string" table:style-name="ce5">
            <text:p>Gen. 6</text:p>
          </table:table-cell>
          <table:table-cell office:value-type="float" office:value="2063464" table:style-name="ce7">
            <text:p>2063464</text:p>
          </table:table-cell>
          <table:table-cell table:style-name="ce2"/>
          <table:table-cell office:value-type="string" table:style-name="ce5">
            <text:p>Gen. 6</text:p>
          </table:table-cell>
          <table:table-cell office:value-type="float" office:value="2054922" table:style-name="ce7">
            <text:p>2054922</text:p>
          </table:table-cell>
          <table:table-cell table:style-name="ce2"/>
          <table:table-cell office:value-type="string" table:style-name="ce5">
            <text:p>Gen. 6</text:p>
          </table:table-cell>
          <table:table-cell office:value-type="float" office:value="2059860" table:style-name="ce7">
            <text:p>2059860</text:p>
          </table:table-cell>
          <table:table-cell table:style-name="ce2"/>
          <table:table-cell office:value-type="string" table:style-name="ce5">
            <text:p>Gen. 6</text:p>
          </table:table-cell>
          <table:table-cell office:value-type="float" office:value="1988166" table:style-name="ce7">
            <text:p>1988166</text:p>
          </table:table-cell>
          <table:table-cell table:style-name="ce2"/>
          <table:table-cell office:value-type="string" table:style-name="ce5">
            <text:p>Gen. 6</text:p>
          </table:table-cell>
          <table:table-cell office:value-type="float" office:value="2026848" table:style-name="ce7">
            <text:p>2026848</text:p>
          </table:table-cell>
          <table:table-cell table:style-name="ce2"/>
          <table:table-cell office:value-type="string" table:style-name="ce5">
            <text:p>Gen. 6</text:p>
          </table:table-cell>
          <table:table-cell office:value-type="float" office:value="2026890" table:style-name="ce7">
            <text:p>2026890</text:p>
          </table:table-cell>
          <table:table-cell table:style-name="ce2"/>
          <table:table-cell office:value-type="string" table:style-name="ce5">
            <text:p>Gen. 6</text:p>
          </table:table-cell>
          <table:table-cell office:value-type="float" office:value="2042543" table:style-name="ce7">
            <text:p>2042543</text:p>
          </table:table-cell>
          <table:table-cell table:style-name="ce2"/>
          <table:table-cell office:value-type="string" table:style-name="ce5">
            <text:p>Gen. 6</text:p>
          </table:table-cell>
          <table:table-cell office:value-type="float" office:value="2078580" table:style-name="ce7">
            <text:p>2078580</text:p>
          </table:table-cell>
          <table:table-cell table:style-name="ce2"/>
          <table:table-cell office:value-type="string" table:style-name="ce5">
            <text:p>Gen. 6</text:p>
          </table:table-cell>
          <table:table-cell office:value-type="float" office:value="2032622" table:style-name="ce7">
            <text:p>2032622</text:p>
          </table:table-cell>
          <table:table-cell table:style-name="ce2"/>
          <table:table-cell office:value-type="string" table:style-name="ce5">
            <text:p>Gen. 6</text:p>
          </table:table-cell>
          <table:table-cell office:value-type="float" office:value="2045836" table:style-name="ce7">
            <text:p>2045836</text:p>
          </table:table-cell>
          <table:table-cell table:style-name="ce2"/>
          <table:table-cell office:value-type="string" table:style-name="ce5">
            <text:p>Gen. 6</text:p>
          </table:table-cell>
          <table:table-cell office:value-type="float" office:value="2048706" table:style-name="ce7">
            <text:p>2048706</text:p>
          </table:table-cell>
          <table:table-cell table:style-name="ce2"/>
          <table:table-cell office:value-type="string" table:style-name="ce5">
            <text:p>Gen. 6</text:p>
          </table:table-cell>
          <table:table-cell office:value-type="float" office:value="2065904" table:style-name="ce7">
            <text:p>2065904</text:p>
          </table:table-cell>
          <table:table-cell table:style-name="ce2"/>
          <table:table-cell office:value-type="string" table:style-name="ce5">
            <text:p>Gen. 6</text:p>
          </table:table-cell>
          <table:table-cell office:value-type="float" office:value="2017380" table:style-name="ce7">
            <text:p>2017380</text:p>
          </table:table-cell>
          <table:table-cell table:style-name="ce2"/>
          <table:table-cell office:value-type="string" table:style-name="ce5">
            <text:p>Gen. 6</text:p>
          </table:table-cell>
          <table:table-cell office:value-type="float" office:value="2056422" table:style-name="ce7">
            <text:p>2056422</text:p>
          </table:table-cell>
          <table:table-cell table:style-name="ce2"/>
          <table:table-cell office:value-type="string" table:style-name="ce5">
            <text:p>Gen. 6</text:p>
          </table:table-cell>
          <table:table-cell office:value-type="float" office:value="2049488" table:style-name="ce7">
            <text:p>2049488</text:p>
          </table:table-cell>
          <table:table-cell table:style-name="ce2"/>
          <table:table-cell office:value-type="string" table:style-name="ce5">
            <text:p>Gen. 6</text:p>
          </table:table-cell>
          <table:table-cell office:value-type="float" office:value="2052066" table:style-name="ce7">
            <text:p>2052066</text:p>
          </table:table-cell>
          <table:table-cell table:style-name="ce2"/>
          <table:table-cell office:value-type="string" table:style-name="ce5">
            <text:p>Gen. 6</text:p>
          </table:table-cell>
          <table:table-cell office:value-type="float" office:value="2036707" table:style-name="ce7">
            <text:p>2036707</text:p>
          </table:table-cell>
          <table:table-cell table:style-name="ce2"/>
          <table:table-cell office:value-type="string" table:style-name="ce14">
            <text:p>Gen. 6</text:p>
          </table:table-cell>
          <table:table-cell office:value-type="float" office:value="2044369.3" table:formula="of:=AVERAGE([.$CL9];[.$CI9];[.$CF9];[.$CC9];[.$BZ9];[.$BW9];[.$BT9];[.$BQ9];[.$BN9];[.$BK9];[.$BH9];[.$BE9];[.$BB9];[.$AY9];[.$AV9];[.$AS9];[.$AP9];[.$AM9];[.$AJ9];[.$AG9];[.$AD9];[.$AA9];[.$X9];[.$U9];[.$R9];[.$O9];[.$L9];[.$I9];[.$F9];[.$C9])" table:style-name="ce17">
            <text:p>2044369</text:p>
          </table:table-cell>
          <table:table-cell office:value-type="float" office:value="17053.484773115917" table:formula="of:=STDEV([.$CL9];[.$CI9];[.$CF9];[.$CC9];[.$BZ9];[.$BW9];[.$BT9];[.$BQ9];[.$BN9];[.$BK9];[.$BH9];[.$BE9];[.$BB9];[.$AY9];[.$AV9];[.$AS9];[.$AP9];[.$AM9];[.$AJ9];[.$AG9];[.$AD9];[.$AA9];[.$X9];[.$U9];[.$R9];[.$O9];[.$L9];[.$I9];[.$F9];[.$C9])" table:style-name="ce17">
            <text:p>17053</text:p>
          </table:table-cell>
          <table:table-cell table:number-columns-repeated="16290"/>
        </table:table-row>
        <table:table-row table:style-name="ro1">
          <table:table-cell table:style-name="ce2"/>
          <table:table-cell office:value-type="string" table:style-name="ce5">
            <text:p>Gen. 7</text:p>
          </table:table-cell>
          <table:table-cell office:value-type="float" office:value="2029840" table:style-name="ce7">
            <text:p>2029840</text:p>
          </table:table-cell>
          <table:table-cell table:style-name="ce2"/>
          <table:table-cell office:value-type="string" table:style-name="ce5">
            <text:p>Gen. 7</text:p>
          </table:table-cell>
          <table:table-cell office:value-type="float" office:value="2012554" table:style-name="ce7">
            <text:p>2012554</text:p>
          </table:table-cell>
          <table:table-cell table:style-name="ce2"/>
          <table:table-cell office:value-type="string" table:style-name="ce5">
            <text:p>Gen. 7</text:p>
          </table:table-cell>
          <table:table-cell office:value-type="float" office:value="2046082" table:style-name="ce7">
            <text:p>2046082</text:p>
          </table:table-cell>
          <table:table-cell table:style-name="ce2"/>
          <table:table-cell office:value-type="string" table:style-name="ce5">
            <text:p>Gen. 7</text:p>
          </table:table-cell>
          <table:table-cell office:value-type="float" office:value="2022559" table:style-name="ce7">
            <text:p>2022559</text:p>
          </table:table-cell>
          <table:table-cell table:style-name="ce2"/>
          <table:table-cell office:value-type="string" table:style-name="ce5">
            <text:p>Gen. 7</text:p>
          </table:table-cell>
          <table:table-cell office:value-type="float" office:value="2008712" table:style-name="ce7">
            <text:p>2008712</text:p>
          </table:table-cell>
          <table:table-cell table:style-name="ce2"/>
          <table:table-cell office:value-type="string" table:style-name="ce5">
            <text:p>Gen. 7</text:p>
          </table:table-cell>
          <table:table-cell office:value-type="float" office:value="2023476" table:style-name="ce7">
            <text:p>2023476</text:p>
          </table:table-cell>
          <table:table-cell table:style-name="ce2"/>
          <table:table-cell office:value-type="string" table:style-name="ce5">
            <text:p>Gen. 7</text:p>
          </table:table-cell>
          <table:table-cell office:value-type="float" office:value="2034898" table:style-name="ce7">
            <text:p>2034898</text:p>
          </table:table-cell>
          <table:table-cell table:style-name="ce2"/>
          <table:table-cell office:value-type="string" table:style-name="ce5">
            <text:p>Gen. 7</text:p>
          </table:table-cell>
          <table:table-cell office:value-type="float" office:value="2025244" table:style-name="ce7">
            <text:p>2025244</text:p>
          </table:table-cell>
          <table:table-cell table:style-name="ce2"/>
          <table:table-cell office:value-type="string" table:style-name="ce5">
            <text:p>Gen. 7</text:p>
          </table:table-cell>
          <table:table-cell office:value-type="float" office:value="2034780" table:style-name="ce7">
            <text:p>2034780</text:p>
          </table:table-cell>
          <table:table-cell table:style-name="ce2"/>
          <table:table-cell office:value-type="string" table:style-name="ce5">
            <text:p>Gen. 7</text:p>
          </table:table-cell>
          <table:table-cell office:value-type="float" office:value="2029964" table:style-name="ce7">
            <text:p>2029964</text:p>
          </table:table-cell>
          <table:table-cell table:style-name="ce2"/>
          <table:table-cell office:value-type="string" table:style-name="ce5">
            <text:p>Gen. 7</text:p>
          </table:table-cell>
          <table:table-cell office:value-type="float" office:value="2048128" table:style-name="ce7">
            <text:p>2048128</text:p>
          </table:table-cell>
          <table:table-cell table:style-name="ce2"/>
          <table:table-cell office:value-type="string" table:style-name="ce5">
            <text:p>Gen. 7</text:p>
          </table:table-cell>
          <table:table-cell office:value-type="float" office:value="2037626" table:style-name="ce7">
            <text:p>2037626</text:p>
          </table:table-cell>
          <table:table-cell table:style-name="ce2"/>
          <table:table-cell office:value-type="string" table:style-name="ce5">
            <text:p>Gen. 7</text:p>
          </table:table-cell>
          <table:table-cell office:value-type="float" office:value="2053742" table:style-name="ce7">
            <text:p>2053742</text:p>
          </table:table-cell>
          <table:table-cell table:style-name="ce2"/>
          <table:table-cell office:value-type="string" table:style-name="ce5">
            <text:p>Gen. 7</text:p>
          </table:table-cell>
          <table:table-cell office:value-type="float" office:value="2042766" table:style-name="ce7">
            <text:p>2042766</text:p>
          </table:table-cell>
          <table:table-cell table:style-name="ce2"/>
          <table:table-cell office:value-type="string" table:style-name="ce5">
            <text:p>Gen. 7</text:p>
          </table:table-cell>
          <table:table-cell office:value-type="float" office:value="2049386" table:style-name="ce7">
            <text:p>2049386</text:p>
          </table:table-cell>
          <table:table-cell table:style-name="ce2"/>
          <table:table-cell office:value-type="string" table:style-name="ce5">
            <text:p>Gen. 7</text:p>
          </table:table-cell>
          <table:table-cell office:value-type="float" office:value="2045706" table:style-name="ce7">
            <text:p>2045706</text:p>
          </table:table-cell>
          <table:table-cell table:style-name="ce2"/>
          <table:table-cell office:value-type="string" table:style-name="ce5">
            <text:p>Gen. 7</text:p>
          </table:table-cell>
          <table:table-cell office:value-type="float" office:value="1988166" table:style-name="ce7">
            <text:p>1988166</text:p>
          </table:table-cell>
          <table:table-cell table:style-name="ce2"/>
          <table:table-cell office:value-type="string" table:style-name="ce5">
            <text:p>Gen. 7</text:p>
          </table:table-cell>
          <table:table-cell office:value-type="float" office:value="2020998" table:style-name="ce7">
            <text:p>2020998</text:p>
          </table:table-cell>
          <table:table-cell table:style-name="ce2"/>
          <table:table-cell office:value-type="string" table:style-name="ce5">
            <text:p>Gen. 7</text:p>
          </table:table-cell>
          <table:table-cell office:value-type="float" office:value="2006802" table:style-name="ce7">
            <text:p>2006802</text:p>
          </table:table-cell>
          <table:table-cell table:style-name="ce2"/>
          <table:table-cell office:value-type="string" table:style-name="ce5">
            <text:p>Gen. 7</text:p>
          </table:table-cell>
          <table:table-cell office:value-type="float" office:value="2019385" table:style-name="ce7">
            <text:p>2019385</text:p>
          </table:table-cell>
          <table:table-cell table:style-name="ce2"/>
          <table:table-cell office:value-type="string" table:style-name="ce5">
            <text:p>Gen. 7</text:p>
          </table:table-cell>
          <table:table-cell office:value-type="float" office:value="2068232" table:style-name="ce7">
            <text:p>2068232</text:p>
          </table:table-cell>
          <table:table-cell table:style-name="ce2"/>
          <table:table-cell office:value-type="string" table:style-name="ce5">
            <text:p>Gen. 7</text:p>
          </table:table-cell>
          <table:table-cell office:value-type="float" office:value="2023788" table:style-name="ce7">
            <text:p>2023788</text:p>
          </table:table-cell>
          <table:table-cell table:style-name="ce2"/>
          <table:table-cell office:value-type="string" table:style-name="ce5">
            <text:p>Gen. 7</text:p>
          </table:table-cell>
          <table:table-cell office:value-type="float" office:value="2038660" table:style-name="ce7">
            <text:p>2038660</text:p>
          </table:table-cell>
          <table:table-cell table:style-name="ce2"/>
          <table:table-cell office:value-type="string" table:style-name="ce5">
            <text:p>Gen. 7</text:p>
          </table:table-cell>
          <table:table-cell office:value-type="float" office:value="2037588" table:style-name="ce7">
            <text:p>2037588</text:p>
          </table:table-cell>
          <table:table-cell table:style-name="ce2"/>
          <table:table-cell office:value-type="string" table:style-name="ce5">
            <text:p>Gen. 7</text:p>
          </table:table-cell>
          <table:table-cell office:value-type="float" office:value="2041184" table:style-name="ce7">
            <text:p>2041184</text:p>
          </table:table-cell>
          <table:table-cell table:style-name="ce2"/>
          <table:table-cell office:value-type="string" table:style-name="ce5">
            <text:p>Gen. 7</text:p>
          </table:table-cell>
          <table:table-cell office:value-type="float" office:value="1997190" table:style-name="ce7">
            <text:p>1997190</text:p>
          </table:table-cell>
          <table:table-cell table:style-name="ce2"/>
          <table:table-cell office:value-type="string" table:style-name="ce5">
            <text:p>Gen. 7</text:p>
          </table:table-cell>
          <table:table-cell office:value-type="float" office:value="2054586" table:style-name="ce7">
            <text:p>2054586</text:p>
          </table:table-cell>
          <table:table-cell table:style-name="ce2"/>
          <table:table-cell office:value-type="string" table:style-name="ce5">
            <text:p>Gen. 7</text:p>
          </table:table-cell>
          <table:table-cell office:value-type="float" office:value="2037024" table:style-name="ce7">
            <text:p>2037024</text:p>
          </table:table-cell>
          <table:table-cell table:style-name="ce2"/>
          <table:table-cell office:value-type="string" table:style-name="ce5">
            <text:p>Gen. 7</text:p>
          </table:table-cell>
          <table:table-cell office:value-type="float" office:value="2041940" table:style-name="ce7">
            <text:p>2041940</text:p>
          </table:table-cell>
          <table:table-cell table:style-name="ce2"/>
          <table:table-cell office:value-type="string" table:style-name="ce5">
            <text:p>Gen. 7</text:p>
          </table:table-cell>
          <table:table-cell office:value-type="float" office:value="2022049" table:style-name="ce7">
            <text:p>2022049</text:p>
          </table:table-cell>
          <table:table-cell table:style-name="ce2"/>
          <table:table-cell office:value-type="string" table:style-name="ce14">
            <text:p>Gen. 7</text:p>
          </table:table-cell>
          <table:table-cell office:value-type="float" office:value="2031435.1666666667" table:formula="of:=AVERAGE([.$CL10];[.$CI10];[.$CF10];[.$CC10];[.$BZ10];[.$BW10];[.$BT10];[.$BQ10];[.$BN10];[.$BK10];[.$BH10];[.$BE10];[.$BB10];[.$AY10];[.$AV10];[.$AS10];[.$AP10];[.$AM10];[.$AJ10];[.$AG10];[.$AD10];[.$AA10];[.$X10];[.$U10];[.$R10];[.$O10];[.$L10];[.$I10];[.$F10];[.$C10])" table:style-name="ce17">
            <text:p>2031435</text:p>
          </table:table-cell>
          <table:table-cell office:value-type="float" office:value="17649.546070324461" table:formula="of:=STDEV([.$CL10];[.$CI10];[.$CF10];[.$CC10];[.$BZ10];[.$BW10];[.$BT10];[.$BQ10];[.$BN10];[.$BK10];[.$BH10];[.$BE10];[.$BB10];[.$AY10];[.$AV10];[.$AS10];[.$AP10];[.$AM10];[.$AJ10];[.$AG10];[.$AD10];[.$AA10];[.$X10];[.$U10];[.$R10];[.$O10];[.$L10];[.$I10];[.$F10];[.$C10])" table:style-name="ce17">
            <text:p>17650</text:p>
          </table:table-cell>
          <table:table-cell table:number-columns-repeated="16290"/>
        </table:table-row>
        <table:table-row table:style-name="ro1">
          <table:table-cell table:style-name="ce2"/>
          <table:table-cell office:value-type="string" table:style-name="ce5">
            <text:p>Gen. 8</text:p>
          </table:table-cell>
          <table:table-cell office:value-type="float" office:value="2022928" table:style-name="ce7">
            <text:p>2022928</text:p>
          </table:table-cell>
          <table:table-cell table:style-name="ce2"/>
          <table:table-cell office:value-type="string" table:style-name="ce5">
            <text:p>Gen. 8</text:p>
          </table:table-cell>
          <table:table-cell office:value-type="float" office:value="2012554" table:style-name="ce7">
            <text:p>2012554</text:p>
          </table:table-cell>
          <table:table-cell table:style-name="ce2"/>
          <table:table-cell office:value-type="string" table:style-name="ce5">
            <text:p>Gen. 8</text:p>
          </table:table-cell>
          <table:table-cell office:value-type="float" office:value="2036570" table:style-name="ce7">
            <text:p>2036570</text:p>
          </table:table-cell>
          <table:table-cell table:style-name="ce2"/>
          <table:table-cell office:value-type="string" table:style-name="ce5">
            <text:p>Gen. 8</text:p>
          </table:table-cell>
          <table:table-cell office:value-type="float" office:value="2022559" table:style-name="ce7">
            <text:p>2022559</text:p>
          </table:table-cell>
          <table:table-cell table:style-name="ce2"/>
          <table:table-cell office:value-type="string" table:style-name="ce5">
            <text:p>Gen. 8</text:p>
          </table:table-cell>
          <table:table-cell office:value-type="float" office:value="2008712" table:style-name="ce7">
            <text:p>2008712</text:p>
          </table:table-cell>
          <table:table-cell table:style-name="ce2"/>
          <table:table-cell office:value-type="string" table:style-name="ce5">
            <text:p>Gen. 8</text:p>
          </table:table-cell>
          <table:table-cell office:value-type="float" office:value="2021606" table:style-name="ce7">
            <text:p>2021606</text:p>
          </table:table-cell>
          <table:table-cell table:style-name="ce2"/>
          <table:table-cell office:value-type="string" table:style-name="ce5">
            <text:p>Gen. 8</text:p>
          </table:table-cell>
          <table:table-cell office:value-type="float" office:value="2023340" table:style-name="ce7">
            <text:p>2023340</text:p>
          </table:table-cell>
          <table:table-cell table:style-name="ce2"/>
          <table:table-cell office:value-type="string" table:style-name="ce5">
            <text:p>Gen. 8</text:p>
          </table:table-cell>
          <table:table-cell office:value-type="float" office:value="2014994" table:style-name="ce7">
            <text:p>2014994</text:p>
          </table:table-cell>
          <table:table-cell table:style-name="ce2"/>
          <table:table-cell office:value-type="string" table:style-name="ce5">
            <text:p>Gen. 8</text:p>
          </table:table-cell>
          <table:table-cell office:value-type="float" office:value="2026492" table:style-name="ce7">
            <text:p>2026492</text:p>
          </table:table-cell>
          <table:table-cell table:style-name="ce2"/>
          <table:table-cell office:value-type="string" table:style-name="ce5">
            <text:p>Gen. 8</text:p>
          </table:table-cell>
          <table:table-cell office:value-type="float" office:value="2023896" table:style-name="ce7">
            <text:p>2023896</text:p>
          </table:table-cell>
          <table:table-cell table:style-name="ce2"/>
          <table:table-cell office:value-type="string" table:style-name="ce5">
            <text:p>Gen. 8</text:p>
          </table:table-cell>
          <table:table-cell office:value-type="float" office:value="2034642" table:style-name="ce7">
            <text:p>2034642</text:p>
          </table:table-cell>
          <table:table-cell table:style-name="ce2"/>
          <table:table-cell office:value-type="string" table:style-name="ce5">
            <text:p>Gen. 8</text:p>
          </table:table-cell>
          <table:table-cell office:value-type="float" office:value="2030528" table:style-name="ce7">
            <text:p>2030528</text:p>
          </table:table-cell>
          <table:table-cell table:style-name="ce2"/>
          <table:table-cell office:value-type="string" table:style-name="ce5">
            <text:p>Gen. 8</text:p>
          </table:table-cell>
          <table:table-cell office:value-type="float" office:value="2049288" table:style-name="ce7">
            <text:p>2049288</text:p>
          </table:table-cell>
          <table:table-cell table:style-name="ce2"/>
          <table:table-cell office:value-type="string" table:style-name="ce5">
            <text:p>Gen. 8</text:p>
          </table:table-cell>
          <table:table-cell office:value-type="float" office:value="2042766" table:style-name="ce7">
            <text:p>2042766</text:p>
          </table:table-cell>
          <table:table-cell table:style-name="ce2"/>
          <table:table-cell office:value-type="string" table:style-name="ce5">
            <text:p>Gen. 8</text:p>
          </table:table-cell>
          <table:table-cell office:value-type="float" office:value="2041938" table:style-name="ce7">
            <text:p>2041938</text:p>
          </table:table-cell>
          <table:table-cell table:style-name="ce2"/>
          <table:table-cell office:value-type="string" table:style-name="ce5">
            <text:p>Gen. 8</text:p>
          </table:table-cell>
          <table:table-cell office:value-type="float" office:value="2017186" table:style-name="ce7">
            <text:p>2017186</text:p>
          </table:table-cell>
          <table:table-cell table:style-name="ce2"/>
          <table:table-cell office:value-type="string" table:style-name="ce5">
            <text:p>Gen. 8</text:p>
          </table:table-cell>
          <table:table-cell office:value-type="float" office:value="1982350" table:style-name="ce7">
            <text:p>1982350</text:p>
          </table:table-cell>
          <table:table-cell table:style-name="ce2"/>
          <table:table-cell office:value-type="string" table:style-name="ce5">
            <text:p>Gen. 8</text:p>
          </table:table-cell>
          <table:table-cell office:value-type="float" office:value="1995870" table:style-name="ce7">
            <text:p>1995870</text:p>
          </table:table-cell>
          <table:table-cell table:style-name="ce2"/>
          <table:table-cell office:value-type="string" table:style-name="ce5">
            <text:p>Gen. 8</text:p>
          </table:table-cell>
          <table:table-cell office:value-type="float" office:value="2005420" table:style-name="ce7">
            <text:p>2005420</text:p>
          </table:table-cell>
          <table:table-cell table:style-name="ce2"/>
          <table:table-cell office:value-type="string" table:style-name="ce5">
            <text:p>Gen. 8</text:p>
          </table:table-cell>
          <table:table-cell office:value-type="float" office:value="2019385" table:style-name="ce7">
            <text:p>2019385</text:p>
          </table:table-cell>
          <table:table-cell table:style-name="ce2"/>
          <table:table-cell office:value-type="string" table:style-name="ce5">
            <text:p>Gen. 8</text:p>
          </table:table-cell>
          <table:table-cell office:value-type="float" office:value="2048250" table:style-name="ce7">
            <text:p>2048250</text:p>
          </table:table-cell>
          <table:table-cell table:style-name="ce2"/>
          <table:table-cell office:value-type="string" table:style-name="ce5">
            <text:p>Gen. 8</text:p>
          </table:table-cell>
          <table:table-cell office:value-type="float" office:value="2020670" table:style-name="ce7">
            <text:p>2020670</text:p>
          </table:table-cell>
          <table:table-cell table:style-name="ce2"/>
          <table:table-cell office:value-type="string" table:style-name="ce5">
            <text:p>Gen. 8</text:p>
          </table:table-cell>
          <table:table-cell office:value-type="float" office:value="2031726" table:style-name="ce7">
            <text:p>2031726</text:p>
          </table:table-cell>
          <table:table-cell table:style-name="ce2"/>
          <table:table-cell office:value-type="string" table:style-name="ce5">
            <text:p>Gen. 8</text:p>
          </table:table-cell>
          <table:table-cell office:value-type="float" office:value="2024953" table:style-name="ce7">
            <text:p>2024953</text:p>
          </table:table-cell>
          <table:table-cell table:style-name="ce2"/>
          <table:table-cell office:value-type="string" table:style-name="ce5">
            <text:p>Gen. 8</text:p>
          </table:table-cell>
          <table:table-cell office:value-type="float" office:value="2040924" table:style-name="ce7">
            <text:p>2040924</text:p>
          </table:table-cell>
          <table:table-cell table:style-name="ce2"/>
          <table:table-cell office:value-type="string" table:style-name="ce5">
            <text:p>Gen. 8</text:p>
          </table:table-cell>
          <table:table-cell office:value-type="float" office:value="1995054" table:style-name="ce7">
            <text:p>1995054</text:p>
          </table:table-cell>
          <table:table-cell table:style-name="ce2"/>
          <table:table-cell office:value-type="string" table:style-name="ce5">
            <text:p>Gen. 8</text:p>
          </table:table-cell>
          <table:table-cell office:value-type="float" office:value="2050448" table:style-name="ce7">
            <text:p>2050448</text:p>
          </table:table-cell>
          <table:table-cell table:style-name="ce2"/>
          <table:table-cell office:value-type="string" table:style-name="ce5">
            <text:p>Gen. 8</text:p>
          </table:table-cell>
          <table:table-cell office:value-type="float" office:value="2036406" table:style-name="ce7">
            <text:p>2036406</text:p>
          </table:table-cell>
          <table:table-cell table:style-name="ce2"/>
          <table:table-cell office:value-type="string" table:style-name="ce5">
            <text:p>Gen. 8</text:p>
          </table:table-cell>
          <table:table-cell office:value-type="float" office:value="1998312" table:style-name="ce7">
            <text:p>1998312</text:p>
          </table:table-cell>
          <table:table-cell table:style-name="ce2"/>
          <table:table-cell office:value-type="string" table:style-name="ce5">
            <text:p>Gen. 8</text:p>
          </table:table-cell>
          <table:table-cell office:value-type="float" office:value="1997907" table:style-name="ce7">
            <text:p>1997907</text:p>
          </table:table-cell>
          <table:table-cell table:style-name="ce2"/>
          <table:table-cell office:value-type="string" table:style-name="ce14">
            <text:p>Gen. 8</text:p>
          </table:table-cell>
          <table:table-cell office:value-type="float" office:value="2022589.1333333333" table:formula="of:=AVERAGE([.$CL11];[.$CI11];[.$CF11];[.$CC11];[.$BZ11];[.$BW11];[.$BT11];[.$BQ11];[.$BN11];[.$BK11];[.$BH11];[.$BE11];[.$BB11];[.$AY11];[.$AV11];[.$AS11];[.$AP11];[.$AM11];[.$AJ11];[.$AG11];[.$AD11];[.$AA11];[.$X11];[.$U11];[.$R11];[.$O11];[.$L11];[.$I11];[.$F11];[.$C11])" table:style-name="ce17">
            <text:p>2022589</text:p>
          </table:table-cell>
          <table:table-cell office:value-type="float" office:value="17563.834175575856" table:formula="of:=STDEV([.$CL11];[.$CI11];[.$CF11];[.$CC11];[.$BZ11];[.$BW11];[.$BT11];[.$BQ11];[.$BN11];[.$BK11];[.$BH11];[.$BE11];[.$BB11];[.$AY11];[.$AV11];[.$AS11];[.$AP11];[.$AM11];[.$AJ11];[.$AG11];[.$AD11];[.$AA11];[.$X11];[.$U11];[.$R11];[.$O11];[.$L11];[.$I11];[.$F11];[.$C11])" table:style-name="ce17">
            <text:p>17564</text:p>
          </table:table-cell>
          <table:table-cell table:number-columns-repeated="16290"/>
        </table:table-row>
        <table:table-row table:style-name="ro1">
          <table:table-cell table:style-name="ce2"/>
          <table:table-cell office:value-type="string" table:style-name="ce5">
            <text:p>Gen. 9</text:p>
          </table:table-cell>
          <table:table-cell office:value-type="float" office:value="2014376" table:style-name="ce7">
            <text:p>2014376</text:p>
          </table:table-cell>
          <table:table-cell table:style-name="ce2"/>
          <table:table-cell office:value-type="string" table:style-name="ce5">
            <text:p>Gen. 9</text:p>
          </table:table-cell>
          <table:table-cell office:value-type="float" office:value="2009844" table:style-name="ce7">
            <text:p>2009844</text:p>
          </table:table-cell>
          <table:table-cell table:style-name="ce2"/>
          <table:table-cell office:value-type="string" table:style-name="ce5">
            <text:p>Gen. 9</text:p>
          </table:table-cell>
          <table:table-cell office:value-type="float" office:value="2021034" table:style-name="ce7">
            <text:p>2021034</text:p>
          </table:table-cell>
          <table:table-cell table:style-name="ce2"/>
          <table:table-cell office:value-type="string" table:style-name="ce5">
            <text:p>Gen. 9</text:p>
          </table:table-cell>
          <table:table-cell office:value-type="float" office:value="2014595" table:style-name="ce7">
            <text:p>2014595</text:p>
          </table:table-cell>
          <table:table-cell table:style-name="ce2"/>
          <table:table-cell office:value-type="string" table:style-name="ce5">
            <text:p>Gen. 9</text:p>
          </table:table-cell>
          <table:table-cell office:value-type="float" office:value="1997518" table:style-name="ce7">
            <text:p>1997518</text:p>
          </table:table-cell>
          <table:table-cell table:style-name="ce2"/>
          <table:table-cell office:value-type="string" table:style-name="ce5">
            <text:p>Gen. 9</text:p>
          </table:table-cell>
          <table:table-cell office:value-type="float" office:value="2009040" table:style-name="ce7">
            <text:p>2009040</text:p>
          </table:table-cell>
          <table:table-cell table:style-name="ce2"/>
          <table:table-cell office:value-type="string" table:style-name="ce5">
            <text:p>Gen. 9</text:p>
          </table:table-cell>
          <table:table-cell office:value-type="float" office:value="2002890" table:style-name="ce7">
            <text:p>2002890</text:p>
          </table:table-cell>
          <table:table-cell table:style-name="ce2"/>
          <table:table-cell office:value-type="string" table:style-name="ce5">
            <text:p>Gen. 9</text:p>
          </table:table-cell>
          <table:table-cell office:value-type="float" office:value="1997440" table:style-name="ce7">
            <text:p>1997440</text:p>
          </table:table-cell>
          <table:table-cell table:style-name="ce2"/>
          <table:table-cell office:value-type="string" table:style-name="ce5">
            <text:p>Gen. 9</text:p>
          </table:table-cell>
          <table:table-cell office:value-type="float" office:value="2016442" table:style-name="ce7">
            <text:p>2016442</text:p>
          </table:table-cell>
          <table:table-cell table:style-name="ce2"/>
          <table:table-cell office:value-type="string" table:style-name="ce5">
            <text:p>Gen. 9</text:p>
          </table:table-cell>
          <table:table-cell office:value-type="float" office:value="2000160" table:style-name="ce7">
            <text:p>2000160</text:p>
          </table:table-cell>
          <table:table-cell table:style-name="ce2"/>
          <table:table-cell office:value-type="string" table:style-name="ce5">
            <text:p>Gen. 9</text:p>
          </table:table-cell>
          <table:table-cell office:value-type="float" office:value="2029970" table:style-name="ce7">
            <text:p>2029970</text:p>
          </table:table-cell>
          <table:table-cell table:style-name="ce2"/>
          <table:table-cell office:value-type="string" table:style-name="ce5">
            <text:p>Gen. 9</text:p>
          </table:table-cell>
          <table:table-cell office:value-type="float" office:value="2017012" table:style-name="ce7">
            <text:p>2017012</text:p>
          </table:table-cell>
          <table:table-cell table:style-name="ce2"/>
          <table:table-cell office:value-type="string" table:style-name="ce5">
            <text:p>Gen. 9</text:p>
          </table:table-cell>
          <table:table-cell office:value-type="float" office:value="2027166" table:style-name="ce7">
            <text:p>2027166</text:p>
          </table:table-cell>
          <table:table-cell table:style-name="ce2"/>
          <table:table-cell office:value-type="string" table:style-name="ce5">
            <text:p>Gen. 9</text:p>
          </table:table-cell>
          <table:table-cell office:value-type="float" office:value="2012486" table:style-name="ce7">
            <text:p>2012486</text:p>
          </table:table-cell>
          <table:table-cell table:style-name="ce2"/>
          <table:table-cell office:value-type="string" table:style-name="ce5">
            <text:p>Gen. 9</text:p>
          </table:table-cell>
          <table:table-cell office:value-type="float" office:value="2031194" table:style-name="ce7">
            <text:p>2031194</text:p>
          </table:table-cell>
          <table:table-cell table:style-name="ce2"/>
          <table:table-cell office:value-type="string" table:style-name="ce5">
            <text:p>Gen. 9</text:p>
          </table:table-cell>
          <table:table-cell office:value-type="float" office:value="2015636" table:style-name="ce7">
            <text:p>2015636</text:p>
          </table:table-cell>
          <table:table-cell table:style-name="ce2"/>
          <table:table-cell office:value-type="string" table:style-name="ce5">
            <text:p>Gen. 9</text:p>
          </table:table-cell>
          <table:table-cell office:value-type="float" office:value="1980134" table:style-name="ce7">
            <text:p>1980134</text:p>
          </table:table-cell>
          <table:table-cell table:style-name="ce2"/>
          <table:table-cell office:value-type="string" table:style-name="ce5">
            <text:p>Gen. 9</text:p>
          </table:table-cell>
          <table:table-cell office:value-type="float" office:value="1994190" table:style-name="ce7">
            <text:p>1994190</text:p>
          </table:table-cell>
          <table:table-cell table:style-name="ce2"/>
          <table:table-cell office:value-type="string" table:style-name="ce5">
            <text:p>Gen. 9</text:p>
          </table:table-cell>
          <table:table-cell office:value-type="float" office:value="1990970" table:style-name="ce7">
            <text:p>1990970</text:p>
          </table:table-cell>
          <table:table-cell table:style-name="ce2"/>
          <table:table-cell office:value-type="string" table:style-name="ce5">
            <text:p>Gen. 9</text:p>
          </table:table-cell>
          <table:table-cell office:value-type="float" office:value="2014935" table:style-name="ce7">
            <text:p>2014935</text:p>
          </table:table-cell>
          <table:table-cell table:style-name="ce2"/>
          <table:table-cell office:value-type="string" table:style-name="ce5">
            <text:p>Gen. 9</text:p>
          </table:table-cell>
          <table:table-cell office:value-type="float" office:value="2047010" table:style-name="ce7">
            <text:p>2047010</text:p>
          </table:table-cell>
          <table:table-cell table:style-name="ce2"/>
          <table:table-cell office:value-type="string" table:style-name="ce5">
            <text:p>Gen. 9</text:p>
          </table:table-cell>
          <table:table-cell office:value-type="float" office:value="2003220" table:style-name="ce7">
            <text:p>2003220</text:p>
          </table:table-cell>
          <table:table-cell table:style-name="ce2"/>
          <table:table-cell office:value-type="string" table:style-name="ce5">
            <text:p>Gen. 9</text:p>
          </table:table-cell>
          <table:table-cell office:value-type="float" office:value="2018056" table:style-name="ce7">
            <text:p>2018056</text:p>
          </table:table-cell>
          <table:table-cell table:style-name="ce2"/>
          <table:table-cell office:value-type="string" table:style-name="ce5">
            <text:p>Gen. 9</text:p>
          </table:table-cell>
          <table:table-cell office:value-type="float" office:value="2024092" table:style-name="ce7">
            <text:p>2024092</text:p>
          </table:table-cell>
          <table:table-cell table:style-name="ce2"/>
          <table:table-cell office:value-type="string" table:style-name="ce5">
            <text:p>Gen. 9</text:p>
          </table:table-cell>
          <table:table-cell office:value-type="float" office:value="2017274" table:style-name="ce7">
            <text:p>2017274</text:p>
          </table:table-cell>
          <table:table-cell table:style-name="ce2"/>
          <table:table-cell office:value-type="string" table:style-name="ce5">
            <text:p>Gen. 9</text:p>
          </table:table-cell>
          <table:table-cell office:value-type="float" office:value="1974078" table:style-name="ce7">
            <text:p>1974078</text:p>
          </table:table-cell>
          <table:table-cell table:style-name="ce2"/>
          <table:table-cell office:value-type="string" table:style-name="ce5">
            <text:p>Gen. 9</text:p>
          </table:table-cell>
          <table:table-cell office:value-type="float" office:value="2042682" table:style-name="ce7">
            <text:p>2042682</text:p>
          </table:table-cell>
          <table:table-cell table:style-name="ce2"/>
          <table:table-cell office:value-type="string" table:style-name="ce5">
            <text:p>Gen. 9</text:p>
          </table:table-cell>
          <table:table-cell office:value-type="float" office:value="2009404" table:style-name="ce7">
            <text:p>2009404</text:p>
          </table:table-cell>
          <table:table-cell table:style-name="ce2"/>
          <table:table-cell office:value-type="string" table:style-name="ce5">
            <text:p>Gen. 9</text:p>
          </table:table-cell>
          <table:table-cell office:value-type="float" office:value="1998312" table:style-name="ce7">
            <text:p>1998312</text:p>
          </table:table-cell>
          <table:table-cell table:style-name="ce2"/>
          <table:table-cell office:value-type="string" table:style-name="ce5">
            <text:p>Gen. 9</text:p>
          </table:table-cell>
          <table:table-cell office:value-type="float" office:value="1997907" table:style-name="ce7">
            <text:p>1997907</text:p>
          </table:table-cell>
          <table:table-cell table:style-name="ce2"/>
          <table:table-cell office:value-type="string" table:style-name="ce14">
            <text:p>Gen. 9</text:p>
          </table:table-cell>
          <table:table-cell office:value-type="float" office:value="2010968.9" table:formula="of:=AVERAGE([.$CL12];[.$CI12];[.$CF12];[.$CC12];[.$BZ12];[.$BW12];[.$BT12];[.$BQ12];[.$BN12];[.$BK12];[.$BH12];[.$BE12];[.$BB12];[.$AY12];[.$AV12];[.$AS12];[.$AP12];[.$AM12];[.$AJ12];[.$AG12];[.$AD12];[.$AA12];[.$X12];[.$U12];[.$R12];[.$O12];[.$L12];[.$I12];[.$F12];[.$C12])" table:style-name="ce17">
            <text:p>2010969</text:p>
          </table:table-cell>
          <table:table-cell office:value-type="float" office:value="16367.796564258904" table:formula="of:=STDEV([.$CL12];[.$CI12];[.$CF12];[.$CC12];[.$BZ12];[.$BW12];[.$BT12];[.$BQ12];[.$BN12];[.$BK12];[.$BH12];[.$BE12];[.$BB12];[.$AY12];[.$AV12];[.$AS12];[.$AP12];[.$AM12];[.$AJ12];[.$AG12];[.$AD12];[.$AA12];[.$X12];[.$U12];[.$R12];[.$O12];[.$L12];[.$I12];[.$F12];[.$C12])" table:style-name="ce17">
            <text:p>16368</text:p>
          </table:table-cell>
          <table:table-cell table:number-columns-repeated="16290"/>
        </table:table-row>
        <table:table-row table:style-name="ro1">
          <table:table-cell table:style-name="ce2"/>
          <table:table-cell office:value-type="string" table:style-name="ce5">
            <text:p>Gen. 10</text:p>
          </table:table-cell>
          <table:table-cell office:value-type="float" office:value="1993616" table:style-name="ce7">
            <text:p>1993616</text:p>
          </table:table-cell>
          <table:table-cell table:style-name="ce2"/>
          <table:table-cell office:value-type="string" table:style-name="ce5">
            <text:p>Gen. 10</text:p>
          </table:table-cell>
          <table:table-cell office:value-type="float" office:value="2001968" table:style-name="ce7">
            <text:p>2001968</text:p>
          </table:table-cell>
          <table:table-cell table:style-name="ce2"/>
          <table:table-cell office:value-type="string" table:style-name="ce5">
            <text:p>Gen. 10</text:p>
          </table:table-cell>
          <table:table-cell office:value-type="float" office:value="2012400" table:style-name="ce7">
            <text:p>2012400</text:p>
          </table:table-cell>
          <table:table-cell table:style-name="ce2"/>
          <table:table-cell office:value-type="string" table:style-name="ce5">
            <text:p>Gen. 10</text:p>
          </table:table-cell>
          <table:table-cell office:value-type="float" office:value="2008807" table:style-name="ce7">
            <text:p>2008807</text:p>
          </table:table-cell>
          <table:table-cell table:style-name="ce2"/>
          <table:table-cell office:value-type="string" table:style-name="ce5">
            <text:p>Gen. 10</text:p>
          </table:table-cell>
          <table:table-cell office:value-type="float" office:value="1994074" table:style-name="ce7">
            <text:p>1994074</text:p>
          </table:table-cell>
          <table:table-cell table:style-name="ce2"/>
          <table:table-cell office:value-type="string" table:style-name="ce5">
            <text:p>Gen. 10</text:p>
          </table:table-cell>
          <table:table-cell office:value-type="float" office:value="1992754" table:style-name="ce7">
            <text:p>1992754</text:p>
          </table:table-cell>
          <table:table-cell table:style-name="ce2"/>
          <table:table-cell office:value-type="string" table:style-name="ce5">
            <text:p>Gen. 10</text:p>
          </table:table-cell>
          <table:table-cell office:value-type="float" office:value="2002890" table:style-name="ce7">
            <text:p>2002890</text:p>
          </table:table-cell>
          <table:table-cell table:style-name="ce2"/>
          <table:table-cell office:value-type="string" table:style-name="ce5">
            <text:p>Gen. 10</text:p>
          </table:table-cell>
          <table:table-cell office:value-type="float" office:value="1990198" table:style-name="ce7">
            <text:p>1990198</text:p>
          </table:table-cell>
          <table:table-cell table:style-name="ce2"/>
          <table:table-cell office:value-type="string" table:style-name="ce5">
            <text:p>Gen. 10</text:p>
          </table:table-cell>
          <table:table-cell office:value-type="float" office:value="2007484" table:style-name="ce7">
            <text:p>2007484</text:p>
          </table:table-cell>
          <table:table-cell table:style-name="ce2"/>
          <table:table-cell office:value-type="string" table:style-name="ce5">
            <text:p>Gen. 10</text:p>
          </table:table-cell>
          <table:table-cell office:value-type="float" office:value="2000160" table:style-name="ce7">
            <text:p>2000160</text:p>
          </table:table-cell>
          <table:table-cell table:style-name="ce2"/>
          <table:table-cell office:value-type="string" table:style-name="ce5">
            <text:p>Gen. 10</text:p>
          </table:table-cell>
          <table:table-cell office:value-type="float" office:value="2009718" table:style-name="ce7">
            <text:p>2009718</text:p>
          </table:table-cell>
          <table:table-cell table:style-name="ce2"/>
          <table:table-cell office:value-type="string" table:style-name="ce5">
            <text:p>Gen. 10</text:p>
          </table:table-cell>
          <table:table-cell office:value-type="float" office:value="2003336" table:style-name="ce7">
            <text:p>2003336</text:p>
          </table:table-cell>
          <table:table-cell table:style-name="ce2"/>
          <table:table-cell office:value-type="string" table:style-name="ce5">
            <text:p>Gen. 10</text:p>
          </table:table-cell>
          <table:table-cell office:value-type="float" office:value="2021236" table:style-name="ce7">
            <text:p>2021236</text:p>
          </table:table-cell>
          <table:table-cell table:style-name="ce2"/>
          <table:table-cell office:value-type="string" table:style-name="ce5">
            <text:p>Gen. 10</text:p>
          </table:table-cell>
          <table:table-cell office:value-type="float" office:value="2012486" table:style-name="ce7">
            <text:p>2012486</text:p>
          </table:table-cell>
          <table:table-cell table:style-name="ce2"/>
          <table:table-cell office:value-type="string" table:style-name="ce5">
            <text:p>Gen. 10</text:p>
          </table:table-cell>
          <table:table-cell office:value-type="float" office:value="2011794" table:style-name="ce7">
            <text:p>2011794</text:p>
          </table:table-cell>
          <table:table-cell table:style-name="ce2"/>
          <table:table-cell office:value-type="string" table:style-name="ce5">
            <text:p>Gen. 10</text:p>
          </table:table-cell>
          <table:table-cell office:value-type="float" office:value="2012936" table:style-name="ce7">
            <text:p>2012936</text:p>
          </table:table-cell>
          <table:table-cell table:style-name="ce2"/>
          <table:table-cell office:value-type="string" table:style-name="ce5">
            <text:p>Gen. 10</text:p>
          </table:table-cell>
          <table:table-cell office:value-type="float" office:value="1976026" table:style-name="ce7">
            <text:p>1976026</text:p>
          </table:table-cell>
          <table:table-cell table:style-name="ce2"/>
          <table:table-cell office:value-type="string" table:style-name="ce5">
            <text:p>Gen. 10</text:p>
          </table:table-cell>
          <table:table-cell office:value-type="float" office:value="1986258" table:style-name="ce7">
            <text:p>1986258</text:p>
          </table:table-cell>
          <table:table-cell table:style-name="ce2"/>
          <table:table-cell office:value-type="string" table:style-name="ce5">
            <text:p>Gen. 10</text:p>
          </table:table-cell>
          <table:table-cell office:value-type="float" office:value="1980180" table:style-name="ce7">
            <text:p>1980180</text:p>
          </table:table-cell>
          <table:table-cell table:style-name="ce2"/>
          <table:table-cell office:value-type="string" table:style-name="ce5">
            <text:p>Gen. 10</text:p>
          </table:table-cell>
          <table:table-cell office:value-type="float" office:value="2005511" table:style-name="ce7">
            <text:p>2005511</text:p>
          </table:table-cell>
          <table:table-cell table:style-name="ce2"/>
          <table:table-cell office:value-type="string" table:style-name="ce5">
            <text:p>Gen. 10</text:p>
          </table:table-cell>
          <table:table-cell office:value-type="float" office:value="2026278" table:style-name="ce7">
            <text:p>2026278</text:p>
          </table:table-cell>
          <table:table-cell table:style-name="ce2"/>
          <table:table-cell office:value-type="string" table:style-name="ce5">
            <text:p>Gen. 10</text:p>
          </table:table-cell>
          <table:table-cell office:value-type="float" office:value="1984382" table:style-name="ce7">
            <text:p>1984382</text:p>
          </table:table-cell>
          <table:table-cell table:style-name="ce2"/>
          <table:table-cell office:value-type="string" table:style-name="ce5">
            <text:p>Gen. 10</text:p>
          </table:table-cell>
          <table:table-cell office:value-type="float" office:value="2018056" table:style-name="ce7">
            <text:p>2018056</text:p>
          </table:table-cell>
          <table:table-cell table:style-name="ce2"/>
          <table:table-cell office:value-type="string" table:style-name="ce5">
            <text:p>Gen. 10</text:p>
          </table:table-cell>
          <table:table-cell office:value-type="float" office:value="1986149" table:style-name="ce7">
            <text:p>1986149</text:p>
          </table:table-cell>
          <table:table-cell table:style-name="ce2"/>
          <table:table-cell office:value-type="string" table:style-name="ce5">
            <text:p>Gen. 10</text:p>
          </table:table-cell>
          <table:table-cell office:value-type="float" office:value="2010226" table:style-name="ce7">
            <text:p>2010226</text:p>
          </table:table-cell>
          <table:table-cell table:style-name="ce2"/>
          <table:table-cell office:value-type="string" table:style-name="ce5">
            <text:p>Gen. 10</text:p>
          </table:table-cell>
          <table:table-cell office:value-type="float" office:value="1966428" table:style-name="ce7">
            <text:p>1966428</text:p>
          </table:table-cell>
          <table:table-cell table:style-name="ce2"/>
          <table:table-cell office:value-type="string" table:style-name="ce5">
            <text:p>Gen. 10</text:p>
          </table:table-cell>
          <table:table-cell office:value-type="float" office:value="2035974" table:style-name="ce7">
            <text:p>2035974</text:p>
          </table:table-cell>
          <table:table-cell table:style-name="ce2"/>
          <table:table-cell office:value-type="string" table:style-name="ce5">
            <text:p>Gen. 10</text:p>
          </table:table-cell>
          <table:table-cell office:value-type="float" office:value="2009404" table:style-name="ce7">
            <text:p>2009404</text:p>
          </table:table-cell>
          <table:table-cell table:style-name="ce2"/>
          <table:table-cell office:value-type="string" table:style-name="ce5">
            <text:p>Gen. 10</text:p>
          </table:table-cell>
          <table:table-cell office:value-type="float" office:value="1976502" table:style-name="ce7">
            <text:p>1976502</text:p>
          </table:table-cell>
          <table:table-cell table:style-name="ce2"/>
          <table:table-cell office:value-type="string" table:style-name="ce5">
            <text:p>Gen. 10</text:p>
          </table:table-cell>
          <table:table-cell office:value-type="float" office:value="1980783" table:style-name="ce7">
            <text:p>1980783</text:p>
          </table:table-cell>
          <table:table-cell table:style-name="ce2"/>
          <table:table-cell office:value-type="string" table:style-name="ce14">
            <text:p>Gen. 10</text:p>
          </table:table-cell>
          <table:table-cell office:value-type="float" office:value="2000600.4666666666" table:formula="of:=AVERAGE([.$CL13];[.$CI13];[.$CF13];[.$CC13];[.$BZ13];[.$BW13];[.$BT13];[.$BQ13];[.$BN13];[.$BK13];[.$BH13];[.$BE13];[.$BB13];[.$AY13];[.$AV13];[.$AS13];[.$AP13];[.$AM13];[.$AJ13];[.$AG13];[.$AD13];[.$AA13];[.$X13];[.$U13];[.$R13];[.$O13];[.$L13];[.$I13];[.$F13];[.$C13])" table:style-name="ce17">
            <text:p>2000600</text:p>
          </table:table-cell>
          <table:table-cell office:value-type="float" office:value="16301.983663374211" table:formula="of:=STDEV([.$CL13];[.$CI13];[.$CF13];[.$CC13];[.$BZ13];[.$BW13];[.$BT13];[.$BQ13];[.$BN13];[.$BK13];[.$BH13];[.$BE13];[.$BB13];[.$AY13];[.$AV13];[.$AS13];[.$AP13];[.$AM13];[.$AJ13];[.$AG13];[.$AD13];[.$AA13];[.$X13];[.$U13];[.$R13];[.$O13];[.$L13];[.$I13];[.$F13];[.$C13])" table:style-name="ce17">
            <text:p>16302</text:p>
          </table:table-cell>
          <table:table-cell table:number-columns-repeated="16290"/>
        </table:table-row>
        <table:table-row table:style-name="ro1">
          <table:table-cell table:style-name="ce2"/>
          <table:table-cell office:value-type="string" table:style-name="ce5">
            <text:p>Gen. 11</text:p>
          </table:table-cell>
          <table:table-cell office:value-type="float" office:value="1981668" table:style-name="ce7">
            <text:p>1981668</text:p>
          </table:table-cell>
          <table:table-cell table:style-name="ce2"/>
          <table:table-cell office:value-type="string" table:style-name="ce5">
            <text:p>Gen. 11</text:p>
          </table:table-cell>
          <table:table-cell office:value-type="float" office:value="1998160" table:style-name="ce7">
            <text:p>1998160</text:p>
          </table:table-cell>
          <table:table-cell table:style-name="ce2"/>
          <table:table-cell office:value-type="string" table:style-name="ce5">
            <text:p>Gen. 11</text:p>
          </table:table-cell>
          <table:table-cell office:value-type="float" office:value="1995382" table:style-name="ce7">
            <text:p>1995382</text:p>
          </table:table-cell>
          <table:table-cell table:style-name="ce2"/>
          <table:table-cell office:value-type="string" table:style-name="ce5">
            <text:p>Gen. 11</text:p>
          </table:table-cell>
          <table:table-cell office:value-type="float" office:value="1986179" table:style-name="ce7">
            <text:p>1986179</text:p>
          </table:table-cell>
          <table:table-cell table:style-name="ce2"/>
          <table:table-cell office:value-type="string" table:style-name="ce5">
            <text:p>Gen. 11</text:p>
          </table:table-cell>
          <table:table-cell office:value-type="float" office:value="1983746" table:style-name="ce7">
            <text:p>1983746</text:p>
          </table:table-cell>
          <table:table-cell table:style-name="ce2"/>
          <table:table-cell office:value-type="string" table:style-name="ce5">
            <text:p>Gen. 11</text:p>
          </table:table-cell>
          <table:table-cell office:value-type="float" office:value="1989218" table:style-name="ce7">
            <text:p>1989218</text:p>
          </table:table-cell>
          <table:table-cell table:style-name="ce2"/>
          <table:table-cell office:value-type="string" table:style-name="ce5">
            <text:p>Gen. 11</text:p>
          </table:table-cell>
          <table:table-cell office:value-type="float" office:value="1985148" table:style-name="ce7">
            <text:p>1985148</text:p>
          </table:table-cell>
          <table:table-cell table:style-name="ce2"/>
          <table:table-cell office:value-type="string" table:style-name="ce5">
            <text:p>Gen. 11</text:p>
          </table:table-cell>
          <table:table-cell office:value-type="float" office:value="1975302" table:style-name="ce7">
            <text:p>1975302</text:p>
          </table:table-cell>
          <table:table-cell table:style-name="ce2"/>
          <table:table-cell office:value-type="string" table:style-name="ce5">
            <text:p>Gen. 11</text:p>
          </table:table-cell>
          <table:table-cell office:value-type="float" office:value="2000880" table:style-name="ce7">
            <text:p>2000880</text:p>
          </table:table-cell>
          <table:table-cell table:style-name="ce2"/>
          <table:table-cell office:value-type="string" table:style-name="ce5">
            <text:p>Gen. 11</text:p>
          </table:table-cell>
          <table:table-cell office:value-type="float" office:value="1973756" table:style-name="ce7">
            <text:p>1973756</text:p>
          </table:table-cell>
          <table:table-cell table:style-name="ce2"/>
          <table:table-cell office:value-type="string" table:style-name="ce5">
            <text:p>Gen. 11</text:p>
          </table:table-cell>
          <table:table-cell office:value-type="float" office:value="2002004" table:style-name="ce7">
            <text:p>2002004</text:p>
          </table:table-cell>
          <table:table-cell table:style-name="ce2"/>
          <table:table-cell office:value-type="string" table:style-name="ce5">
            <text:p>Gen. 11</text:p>
          </table:table-cell>
          <table:table-cell office:value-type="float" office:value="1988676" table:style-name="ce7">
            <text:p>1988676</text:p>
          </table:table-cell>
          <table:table-cell table:style-name="ce2"/>
          <table:table-cell office:value-type="string" table:style-name="ce5">
            <text:p>Gen. 11</text:p>
          </table:table-cell>
          <table:table-cell office:value-type="float" office:value="2016880" table:style-name="ce7">
            <text:p>2016880</text:p>
          </table:table-cell>
          <table:table-cell table:style-name="ce2"/>
          <table:table-cell office:value-type="string" table:style-name="ce5">
            <text:p>Gen. 11</text:p>
          </table:table-cell>
          <table:table-cell office:value-type="float" office:value="2005712" table:style-name="ce7">
            <text:p>2005712</text:p>
          </table:table-cell>
          <table:table-cell table:style-name="ce2"/>
          <table:table-cell office:value-type="string" table:style-name="ce5">
            <text:p>Gen. 11</text:p>
          </table:table-cell>
          <table:table-cell office:value-type="float" office:value="2003294" table:style-name="ce7">
            <text:p>2003294</text:p>
          </table:table-cell>
          <table:table-cell table:style-name="ce2"/>
          <table:table-cell office:value-type="string" table:style-name="ce5">
            <text:p>Gen. 11</text:p>
          </table:table-cell>
          <table:table-cell office:value-type="float" office:value="2002020" table:style-name="ce7">
            <text:p>2002020</text:p>
          </table:table-cell>
          <table:table-cell table:style-name="ce2"/>
          <table:table-cell office:value-type="string" table:style-name="ce5">
            <text:p>Gen. 11</text:p>
          </table:table-cell>
          <table:table-cell office:value-type="float" office:value="1964342" table:style-name="ce7">
            <text:p>1964342</text:p>
          </table:table-cell>
          <table:table-cell table:style-name="ce2"/>
          <table:table-cell office:value-type="string" table:style-name="ce5">
            <text:p>Gen. 11</text:p>
          </table:table-cell>
          <table:table-cell office:value-type="float" office:value="1969776" table:style-name="ce7">
            <text:p>1969776</text:p>
          </table:table-cell>
          <table:table-cell table:style-name="ce2"/>
          <table:table-cell office:value-type="string" table:style-name="ce5">
            <text:p>Gen. 11</text:p>
          </table:table-cell>
          <table:table-cell office:value-type="float" office:value="1980180" table:style-name="ce7">
            <text:p>1980180</text:p>
          </table:table-cell>
          <table:table-cell table:style-name="ce2"/>
          <table:table-cell office:value-type="string" table:style-name="ce5">
            <text:p>Gen. 11</text:p>
          </table:table-cell>
          <table:table-cell office:value-type="float" office:value="2005431" table:style-name="ce7">
            <text:p>2005431</text:p>
          </table:table-cell>
          <table:table-cell table:style-name="ce2"/>
          <table:table-cell office:value-type="string" table:style-name="ce5">
            <text:p>Gen. 11</text:p>
          </table:table-cell>
          <table:table-cell office:value-type="float" office:value="2024370" table:style-name="ce7">
            <text:p>2024370</text:p>
          </table:table-cell>
          <table:table-cell table:style-name="ce2"/>
          <table:table-cell office:value-type="string" table:style-name="ce5">
            <text:p>Gen. 11</text:p>
          </table:table-cell>
          <table:table-cell office:value-type="float" office:value="1970622" table:style-name="ce7">
            <text:p>1970622</text:p>
          </table:table-cell>
          <table:table-cell table:style-name="ce2"/>
          <table:table-cell office:value-type="string" table:style-name="ce5">
            <text:p>Gen. 11</text:p>
          </table:table-cell>
          <table:table-cell office:value-type="float" office:value="1996960" table:style-name="ce7">
            <text:p>1996960</text:p>
          </table:table-cell>
          <table:table-cell table:style-name="ce2"/>
          <table:table-cell office:value-type="string" table:style-name="ce5">
            <text:p>Gen. 11</text:p>
          </table:table-cell>
          <table:table-cell office:value-type="float" office:value="1975021" table:style-name="ce7">
            <text:p>1975021</text:p>
          </table:table-cell>
          <table:table-cell table:style-name="ce2"/>
          <table:table-cell office:value-type="string" table:style-name="ce5">
            <text:p>Gen. 11</text:p>
          </table:table-cell>
          <table:table-cell office:value-type="float" office:value="1996898" table:style-name="ce7">
            <text:p>1996898</text:p>
          </table:table-cell>
          <table:table-cell table:style-name="ce2"/>
          <table:table-cell office:value-type="string" table:style-name="ce5">
            <text:p>Gen. 11</text:p>
          </table:table-cell>
          <table:table-cell office:value-type="float" office:value="1957900" table:style-name="ce7">
            <text:p>1957900</text:p>
          </table:table-cell>
          <table:table-cell table:style-name="ce2"/>
          <table:table-cell office:value-type="string" table:style-name="ce5">
            <text:p>Gen. 11</text:p>
          </table:table-cell>
          <table:table-cell office:value-type="float" office:value="2028998" table:style-name="ce7">
            <text:p>2028998</text:p>
          </table:table-cell>
          <table:table-cell table:style-name="ce2"/>
          <table:table-cell office:value-type="string" table:style-name="ce5">
            <text:p>Gen. 11</text:p>
          </table:table-cell>
          <table:table-cell office:value-type="float" office:value="1994934" table:style-name="ce7">
            <text:p>1994934</text:p>
          </table:table-cell>
          <table:table-cell table:style-name="ce2"/>
          <table:table-cell office:value-type="string" table:style-name="ce5">
            <text:p>Gen. 11</text:p>
          </table:table-cell>
          <table:table-cell office:value-type="float" office:value="1976502" table:style-name="ce7">
            <text:p>1976502</text:p>
          </table:table-cell>
          <table:table-cell table:style-name="ce2"/>
          <table:table-cell office:value-type="string" table:style-name="ce5">
            <text:p>Gen. 11</text:p>
          </table:table-cell>
          <table:table-cell office:value-type="float" office:value="1980783" table:style-name="ce7">
            <text:p>1980783</text:p>
          </table:table-cell>
          <table:table-cell table:style-name="ce2"/>
          <table:table-cell office:value-type="string" table:style-name="ce14">
            <text:p>Gen. 11</text:p>
          </table:table-cell>
          <table:table-cell office:value-type="float" office:value="1990358.0666666667" table:formula="of:=AVERAGE([.$CL14];[.$CI14];[.$CF14];[.$CC14];[.$BZ14];[.$BW14];[.$BT14];[.$BQ14];[.$BN14];[.$BK14];[.$BH14];[.$BE14];[.$BB14];[.$AY14];[.$AV14];[.$AS14];[.$AP14];[.$AM14];[.$AJ14];[.$AG14];[.$AD14];[.$AA14];[.$X14];[.$U14];[.$R14];[.$O14];[.$L14];[.$I14];[.$F14];[.$C14])" table:style-name="ce17">
            <text:p>1990358</text:p>
          </table:table-cell>
          <table:table-cell office:value-type="float" office:value="17014.765064563744" table:formula="of:=STDEV([.$CL14];[.$CI14];[.$CF14];[.$CC14];[.$BZ14];[.$BW14];[.$BT14];[.$BQ14];[.$BN14];[.$BK14];[.$BH14];[.$BE14];[.$BB14];[.$AY14];[.$AV14];[.$AS14];[.$AP14];[.$AM14];[.$AJ14];[.$AG14];[.$AD14];[.$AA14];[.$X14];[.$U14];[.$R14];[.$O14];[.$L14];[.$I14];[.$F14];[.$C14])" table:style-name="ce17">
            <text:p>17015</text:p>
          </table:table-cell>
          <table:table-cell table:number-columns-repeated="16290"/>
        </table:table-row>
        <table:table-row table:style-name="ro1">
          <table:table-cell table:style-name="ce2"/>
          <table:table-cell office:value-type="string" table:style-name="ce5">
            <text:p>Gen. 12</text:p>
          </table:table-cell>
          <table:table-cell office:value-type="float" office:value="1977764" table:style-name="ce7">
            <text:p>1977764</text:p>
          </table:table-cell>
          <table:table-cell table:style-name="ce2"/>
          <table:table-cell office:value-type="string" table:style-name="ce5">
            <text:p>Gen. 12</text:p>
          </table:table-cell>
          <table:table-cell office:value-type="float" office:value="1991548" table:style-name="ce7">
            <text:p>1991548</text:p>
          </table:table-cell>
          <table:table-cell table:style-name="ce2"/>
          <table:table-cell office:value-type="string" table:style-name="ce5">
            <text:p>Gen. 12</text:p>
          </table:table-cell>
          <table:table-cell office:value-type="float" office:value="1995382" table:style-name="ce7">
            <text:p>1995382</text:p>
          </table:table-cell>
          <table:table-cell table:style-name="ce2"/>
          <table:table-cell office:value-type="string" table:style-name="ce5">
            <text:p>Gen. 12</text:p>
          </table:table-cell>
          <table:table-cell office:value-type="float" office:value="1986179" table:style-name="ce7">
            <text:p>1986179</text:p>
          </table:table-cell>
          <table:table-cell table:style-name="ce2"/>
          <table:table-cell office:value-type="string" table:style-name="ce5">
            <text:p>Gen. 12</text:p>
          </table:table-cell>
          <table:table-cell office:value-type="float" office:value="1964124" table:style-name="ce7">
            <text:p>1964124</text:p>
          </table:table-cell>
          <table:table-cell table:style-name="ce2"/>
          <table:table-cell office:value-type="string" table:style-name="ce5">
            <text:p>Gen. 12</text:p>
          </table:table-cell>
          <table:table-cell office:value-type="float" office:value="1972912" table:style-name="ce7">
            <text:p>1972912</text:p>
          </table:table-cell>
          <table:table-cell table:style-name="ce2"/>
          <table:table-cell office:value-type="string" table:style-name="ce5">
            <text:p>Gen. 12</text:p>
          </table:table-cell>
          <table:table-cell office:value-type="float" office:value="1979256" table:style-name="ce7">
            <text:p>1979256</text:p>
          </table:table-cell>
          <table:table-cell table:style-name="ce2"/>
          <table:table-cell office:value-type="string" table:style-name="ce5">
            <text:p>Gen. 12</text:p>
          </table:table-cell>
          <table:table-cell office:value-type="float" office:value="1974852" table:style-name="ce7">
            <text:p>1974852</text:p>
          </table:table-cell>
          <table:table-cell table:style-name="ce2"/>
          <table:table-cell office:value-type="string" table:style-name="ce5">
            <text:p>Gen. 12</text:p>
          </table:table-cell>
          <table:table-cell office:value-type="float" office:value="1998960" table:style-name="ce7">
            <text:p>1998960</text:p>
          </table:table-cell>
          <table:table-cell table:style-name="ce2"/>
          <table:table-cell office:value-type="string" table:style-name="ce5">
            <text:p>Gen. 12</text:p>
          </table:table-cell>
          <table:table-cell office:value-type="float" office:value="1972746" table:style-name="ce7">
            <text:p>1972746</text:p>
          </table:table-cell>
          <table:table-cell table:style-name="ce2"/>
          <table:table-cell office:value-type="string" table:style-name="ce5">
            <text:p>Gen. 12</text:p>
          </table:table-cell>
          <table:table-cell office:value-type="float" office:value="1994470" table:style-name="ce7">
            <text:p>1994470</text:p>
          </table:table-cell>
          <table:table-cell table:style-name="ce2"/>
          <table:table-cell office:value-type="string" table:style-name="ce5">
            <text:p>Gen. 12</text:p>
          </table:table-cell>
          <table:table-cell office:value-type="float" office:value="1970342" table:style-name="ce7">
            <text:p>1970342</text:p>
          </table:table-cell>
          <table:table-cell table:style-name="ce2"/>
          <table:table-cell office:value-type="string" table:style-name="ce5">
            <text:p>Gen. 12</text:p>
          </table:table-cell>
          <table:table-cell office:value-type="float" office:value="2009648" table:style-name="ce7">
            <text:p>2009648</text:p>
          </table:table-cell>
          <table:table-cell table:style-name="ce2"/>
          <table:table-cell office:value-type="string" table:style-name="ce5">
            <text:p>Gen. 11</text:p>
          </table:table-cell>
          <table:table-cell office:value-type="float" office:value="1990444" table:style-name="ce7">
            <text:p>1990444</text:p>
          </table:table-cell>
          <table:table-cell table:style-name="ce2"/>
          <table:table-cell office:value-type="string" table:style-name="ce5">
            <text:p>Gen. 12</text:p>
          </table:table-cell>
          <table:table-cell office:value-type="float" office:value="1995018" table:style-name="ce7">
            <text:p>1995018</text:p>
          </table:table-cell>
          <table:table-cell table:style-name="ce2"/>
          <table:table-cell office:value-type="string" table:style-name="ce5">
            <text:p>Gen. 12</text:p>
          </table:table-cell>
          <table:table-cell office:value-type="float" office:value="2001572" table:style-name="ce7">
            <text:p>2001572</text:p>
          </table:table-cell>
          <table:table-cell table:style-name="ce2"/>
          <table:table-cell office:value-type="string" table:style-name="ce5">
            <text:p>Gen. 12</text:p>
          </table:table-cell>
          <table:table-cell office:value-type="float" office:value="1962832" table:style-name="ce7">
            <text:p>1962832</text:p>
          </table:table-cell>
          <table:table-cell table:style-name="ce2"/>
          <table:table-cell office:value-type="string" table:style-name="ce5">
            <text:p>Gen. 12</text:p>
          </table:table-cell>
          <table:table-cell office:value-type="float" office:value="1955350" table:style-name="ce7">
            <text:p>1955350</text:p>
          </table:table-cell>
          <table:table-cell table:style-name="ce2"/>
          <table:table-cell office:value-type="string" table:style-name="ce5">
            <text:p>Gen. 12</text:p>
          </table:table-cell>
          <table:table-cell office:value-type="float" office:value="1956732" table:style-name="ce7">
            <text:p>1956732</text:p>
          </table:table-cell>
          <table:table-cell table:style-name="ce2"/>
          <table:table-cell office:value-type="string" table:style-name="ce5">
            <text:p>Gen. 12</text:p>
          </table:table-cell>
          <table:table-cell office:value-type="float" office:value="1996395" table:style-name="ce7">
            <text:p>1996395</text:p>
          </table:table-cell>
          <table:table-cell table:style-name="ce2"/>
          <table:table-cell office:value-type="string" table:style-name="ce5">
            <text:p>Gen. 12</text:p>
          </table:table-cell>
          <table:table-cell office:value-type="float" office:value="2010164" table:style-name="ce7">
            <text:p>2010164</text:p>
          </table:table-cell>
          <table:table-cell table:style-name="ce2"/>
          <table:table-cell office:value-type="string" table:style-name="ce5">
            <text:p>Gen. 12</text:p>
          </table:table-cell>
          <table:table-cell office:value-type="float" office:value="1966698" table:style-name="ce7">
            <text:p>1966698</text:p>
          </table:table-cell>
          <table:table-cell table:style-name="ce2"/>
          <table:table-cell office:value-type="string" table:style-name="ce5">
            <text:p>Gen. 12</text:p>
          </table:table-cell>
          <table:table-cell office:value-type="float" office:value="1993260" table:style-name="ce7">
            <text:p>1993260</text:p>
          </table:table-cell>
          <table:table-cell table:style-name="ce2"/>
          <table:table-cell office:value-type="string" table:style-name="ce5">
            <text:p>Gen. 12</text:p>
          </table:table-cell>
          <table:table-cell office:value-type="float" office:value="1953791" table:style-name="ce7">
            <text:p>1953791</text:p>
          </table:table-cell>
          <table:table-cell table:style-name="ce2"/>
          <table:table-cell office:value-type="string" table:style-name="ce5">
            <text:p>Gen. 12</text:p>
          </table:table-cell>
          <table:table-cell office:value-type="float" office:value="1989082" table:style-name="ce7">
            <text:p>1989082</text:p>
          </table:table-cell>
          <table:table-cell table:style-name="ce2"/>
          <table:table-cell office:value-type="string" table:style-name="ce5">
            <text:p>Gen. 12</text:p>
          </table:table-cell>
          <table:table-cell office:value-type="float" office:value="1952902" table:style-name="ce7">
            <text:p>1952902</text:p>
          </table:table-cell>
          <table:table-cell table:style-name="ce2"/>
          <table:table-cell office:value-type="string" table:style-name="ce5">
            <text:p>Gen. 12</text:p>
          </table:table-cell>
          <table:table-cell office:value-type="float" office:value="2022492" table:style-name="ce7">
            <text:p>2022492</text:p>
          </table:table-cell>
          <table:table-cell table:style-name="ce2"/>
          <table:table-cell office:value-type="string" table:style-name="ce5">
            <text:p>Gen. 12</text:p>
          </table:table-cell>
          <table:table-cell office:value-type="float" office:value="1994934" table:style-name="ce7">
            <text:p>1994934</text:p>
          </table:table-cell>
          <table:table-cell table:style-name="ce2"/>
          <table:table-cell office:value-type="string" table:style-name="ce5">
            <text:p>Gen. 12</text:p>
          </table:table-cell>
          <table:table-cell office:value-type="float" office:value="1963488" table:style-name="ce7">
            <text:p>1963488</text:p>
          </table:table-cell>
          <table:table-cell table:style-name="ce2"/>
          <table:table-cell office:value-type="string" table:style-name="ce5">
            <text:p>Gen. 12</text:p>
          </table:table-cell>
          <table:table-cell office:value-type="float" office:value="1966119" table:style-name="ce7">
            <text:p>1966119</text:p>
          </table:table-cell>
          <table:table-cell table:style-name="ce2"/>
          <table:table-cell office:value-type="string" table:style-name="ce14">
            <text:p>Gen. 12</text:p>
          </table:table-cell>
          <table:table-cell office:value-type="float" office:value="1981981.8666666667" table:formula="of:=AVERAGE([.$CL15];[.$CI15];[.$CF15];[.$CC15];[.$BZ15];[.$BW15];[.$BT15];[.$BQ15];[.$BN15];[.$BK15];[.$BH15];[.$BE15];[.$BB15];[.$AY15];[.$AV15];[.$AS15];[.$AP15];[.$AM15];[.$AJ15];[.$AG15];[.$AD15];[.$AA15];[.$X15];[.$U15];[.$R15];[.$O15];[.$L15];[.$I15];[.$F15];[.$C15])" table:style-name="ce17">
            <text:p>1981982</text:p>
          </table:table-cell>
          <table:table-cell office:value-type="float" office:value="18561.359748298266" table:formula="of:=STDEV([.$CL15];[.$CI15];[.$CF15];[.$CC15];[.$BZ15];[.$BW15];[.$BT15];[.$BQ15];[.$BN15];[.$BK15];[.$BH15];[.$BE15];[.$BB15];[.$AY15];[.$AV15];[.$AS15];[.$AP15];[.$AM15];[.$AJ15];[.$AG15];[.$AD15];[.$AA15];[.$X15];[.$U15];[.$R15];[.$O15];[.$L15];[.$I15];[.$F15];[.$C15])" table:style-name="ce17">
            <text:p>18561</text:p>
          </table:table-cell>
          <table:table-cell table:number-columns-repeated="16290"/>
        </table:table-row>
        <table:table-row table:style-name="ro1">
          <table:table-cell table:style-name="ce2"/>
          <table:table-cell office:value-type="string" table:style-name="ce5">
            <text:p>Gen. 13</text:p>
          </table:table-cell>
          <table:table-cell office:value-type="float" office:value="1957168" table:style-name="ce7">
            <text:p>1957168</text:p>
          </table:table-cell>
          <table:table-cell table:style-name="ce2"/>
          <table:table-cell office:value-type="string" table:style-name="ce5">
            <text:p>Gen. 13</text:p>
          </table:table-cell>
          <table:table-cell office:value-type="float" office:value="1989022" table:style-name="ce7">
            <text:p>1989022</text:p>
          </table:table-cell>
          <table:table-cell table:style-name="ce2"/>
          <table:table-cell office:value-type="string" table:style-name="ce5">
            <text:p>Gen. 13</text:p>
          </table:table-cell>
          <table:table-cell office:value-type="float" office:value="1983446" table:style-name="ce7">
            <text:p>1983446</text:p>
          </table:table-cell>
          <table:table-cell table:style-name="ce2"/>
          <table:table-cell office:value-type="string" table:style-name="ce5">
            <text:p>Gen. 13</text:p>
          </table:table-cell>
          <table:table-cell office:value-type="float" office:value="1981097" table:style-name="ce7">
            <text:p>1981097</text:p>
          </table:table-cell>
          <table:table-cell table:style-name="ce2"/>
          <table:table-cell office:value-type="string" table:style-name="ce5">
            <text:p>Gen. 13</text:p>
          </table:table-cell>
          <table:table-cell office:value-type="float" office:value="1964124" table:style-name="ce7">
            <text:p>1964124</text:p>
          </table:table-cell>
          <table:table-cell table:style-name="ce2"/>
          <table:table-cell office:value-type="string" table:style-name="ce5">
            <text:p>Gen. 13</text:p>
          </table:table-cell>
          <table:table-cell office:value-type="float" office:value="1972912" table:style-name="ce7">
            <text:p>1972912</text:p>
          </table:table-cell>
          <table:table-cell table:style-name="ce2"/>
          <table:table-cell office:value-type="string" table:style-name="ce5">
            <text:p>Gen. 13</text:p>
          </table:table-cell>
          <table:table-cell office:value-type="float" office:value="1967512" table:style-name="ce7">
            <text:p>1967512</text:p>
          </table:table-cell>
          <table:table-cell table:style-name="ce2"/>
          <table:table-cell office:value-type="string" table:style-name="ce5">
            <text:p>Gen. 13</text:p>
          </table:table-cell>
          <table:table-cell office:value-type="float" office:value="1961742" table:style-name="ce7">
            <text:p>1961742</text:p>
          </table:table-cell>
          <table:table-cell table:style-name="ce2"/>
          <table:table-cell office:value-type="string" table:style-name="ce5">
            <text:p>Gen. 13</text:p>
          </table:table-cell>
          <table:table-cell office:value-type="float" office:value="1990700" table:style-name="ce7">
            <text:p>1990700</text:p>
          </table:table-cell>
          <table:table-cell table:style-name="ce2"/>
          <table:table-cell office:value-type="string" table:style-name="ce5">
            <text:p>Gen. 13</text:p>
          </table:table-cell>
          <table:table-cell office:value-type="float" office:value="1961076" table:style-name="ce7">
            <text:p>1961076</text:p>
          </table:table-cell>
          <table:table-cell table:style-name="ce2"/>
          <table:table-cell office:value-type="string" table:style-name="ce5">
            <text:p>Gen. 13</text:p>
          </table:table-cell>
          <table:table-cell office:value-type="float" office:value="1983002" table:style-name="ce7">
            <text:p>1983002</text:p>
          </table:table-cell>
          <table:table-cell table:style-name="ce2"/>
          <table:table-cell office:value-type="string" table:style-name="ce5">
            <text:p>Gen. 13</text:p>
          </table:table-cell>
          <table:table-cell office:value-type="float" office:value="1958640" table:style-name="ce7">
            <text:p>1958640</text:p>
          </table:table-cell>
          <table:table-cell table:style-name="ce2"/>
          <table:table-cell office:value-type="string" table:style-name="ce5">
            <text:p>Gen. 13</text:p>
          </table:table-cell>
          <table:table-cell office:value-type="float" office:value="1993634" table:style-name="ce7">
            <text:p>1993634</text:p>
          </table:table-cell>
          <table:table-cell table:style-name="ce2"/>
          <table:table-cell office:value-type="string" table:style-name="ce5">
            <text:p>Gen. 13</text:p>
          </table:table-cell>
          <table:table-cell office:value-type="float" office:value="1990344" table:style-name="ce7">
            <text:p>1990344</text:p>
          </table:table-cell>
          <table:table-cell table:style-name="ce2"/>
          <table:table-cell office:value-type="string" table:style-name="ce5">
            <text:p>Gen. 13</text:p>
          </table:table-cell>
          <table:table-cell office:value-type="float" office:value="1977704" table:style-name="ce7">
            <text:p>1977704</text:p>
          </table:table-cell>
          <table:table-cell table:style-name="ce2"/>
          <table:table-cell office:value-type="string" table:style-name="ce5">
            <text:p>Gen. 13</text:p>
          </table:table-cell>
          <table:table-cell office:value-type="float" office:value="1994846" table:style-name="ce7">
            <text:p>1994846</text:p>
          </table:table-cell>
          <table:table-cell table:style-name="ce2"/>
          <table:table-cell office:value-type="string" table:style-name="ce5">
            <text:p>Gen. 13</text:p>
          </table:table-cell>
          <table:table-cell office:value-type="float" office:value="1958436" table:style-name="ce7">
            <text:p>1958436</text:p>
          </table:table-cell>
          <table:table-cell table:style-name="ce2"/>
          <table:table-cell office:value-type="string" table:style-name="ce5">
            <text:p>Gen. 13</text:p>
          </table:table-cell>
          <table:table-cell office:value-type="float" office:value="1922190" table:style-name="ce7">
            <text:p>1922190</text:p>
          </table:table-cell>
          <table:table-cell table:style-name="ce2"/>
          <table:table-cell office:value-type="string" table:style-name="ce5">
            <text:p>Gen. 13</text:p>
          </table:table-cell>
          <table:table-cell office:value-type="float" office:value="1956732" table:style-name="ce7">
            <text:p>1956732</text:p>
          </table:table-cell>
          <table:table-cell table:style-name="ce2"/>
          <table:table-cell office:value-type="string" table:style-name="ce5">
            <text:p>Gen. 13</text:p>
          </table:table-cell>
          <table:table-cell office:value-type="float" office:value="1986647" table:style-name="ce7">
            <text:p>1986647</text:p>
          </table:table-cell>
          <table:table-cell table:style-name="ce2"/>
          <table:table-cell office:value-type="string" table:style-name="ce5">
            <text:p>Gen. 13</text:p>
          </table:table-cell>
          <table:table-cell office:value-type="float" office:value="2008294" table:style-name="ce7">
            <text:p>2008294</text:p>
          </table:table-cell>
          <table:table-cell table:style-name="ce2"/>
          <table:table-cell office:value-type="string" table:style-name="ce5">
            <text:p>Gen. 13</text:p>
          </table:table-cell>
          <table:table-cell office:value-type="float" office:value="1949886" table:style-name="ce7">
            <text:p>1949886</text:p>
          </table:table-cell>
          <table:table-cell table:style-name="ce2"/>
          <table:table-cell office:value-type="string" table:style-name="ce5">
            <text:p>Gen. 13</text:p>
          </table:table-cell>
          <table:table-cell office:value-type="float" office:value="1988262" table:style-name="ce7">
            <text:p>1988262</text:p>
          </table:table-cell>
          <table:table-cell table:style-name="ce2"/>
          <table:table-cell office:value-type="string" table:style-name="ce5">
            <text:p>Gen. 13</text:p>
          </table:table-cell>
          <table:table-cell office:value-type="float" office:value="1953451" table:style-name="ce7">
            <text:p>1953451</text:p>
          </table:table-cell>
          <table:table-cell table:style-name="ce2"/>
          <table:table-cell office:value-type="string" table:style-name="ce5">
            <text:p>Gen. 13</text:p>
          </table:table-cell>
          <table:table-cell office:value-type="float" office:value="1975382" table:style-name="ce7">
            <text:p>1975382</text:p>
          </table:table-cell>
          <table:table-cell table:style-name="ce2"/>
          <table:table-cell office:value-type="string" table:style-name="ce5">
            <text:p>Gen. 13</text:p>
          </table:table-cell>
          <table:table-cell office:value-type="float" office:value="1936022" table:style-name="ce7">
            <text:p>1936022</text:p>
          </table:table-cell>
          <table:table-cell table:style-name="ce2"/>
          <table:table-cell office:value-type="string" table:style-name="ce5">
            <text:p>Gen. 13</text:p>
          </table:table-cell>
          <table:table-cell office:value-type="float" office:value="2019278" table:style-name="ce7">
            <text:p>2019278</text:p>
          </table:table-cell>
          <table:table-cell table:style-name="ce2"/>
          <table:table-cell office:value-type="string" table:style-name="ce5">
            <text:p>Gen. 13</text:p>
          </table:table-cell>
          <table:table-cell office:value-type="float" office:value="1990238" table:style-name="ce7">
            <text:p>1990238</text:p>
          </table:table-cell>
          <table:table-cell table:style-name="ce2"/>
          <table:table-cell office:value-type="string" table:style-name="ce5">
            <text:p>Gen. 13</text:p>
          </table:table-cell>
          <table:table-cell office:value-type="float" office:value="1963488" table:style-name="ce7">
            <text:p>1963488</text:p>
          </table:table-cell>
          <table:table-cell table:style-name="ce2"/>
          <table:table-cell office:value-type="string" table:style-name="ce5">
            <text:p>Gen. 13</text:p>
          </table:table-cell>
          <table:table-cell office:value-type="float" office:value="1962223" table:style-name="ce7">
            <text:p>1962223</text:p>
          </table:table-cell>
          <table:table-cell table:style-name="ce2"/>
          <table:table-cell office:value-type="string" table:style-name="ce14">
            <text:p>Gen. 13</text:p>
          </table:table-cell>
          <table:table-cell office:value-type="float" office:value="1973249.9333333333" table:formula="of:=AVERAGE([.$CL16];[.$CI16];[.$CF16];[.$CC16];[.$BZ16];[.$BW16];[.$BT16];[.$BQ16];[.$BN16];[.$BK16];[.$BH16];[.$BE16];[.$BB16];[.$AY16];[.$AV16];[.$AS16];[.$AP16];[.$AM16];[.$AJ16];[.$AG16];[.$AD16];[.$AA16];[.$X16];[.$U16];[.$R16];[.$O16];[.$L16];[.$I16];[.$F16];[.$C16])" table:style-name="ce17">
            <text:p>1973250</text:p>
          </table:table-cell>
          <table:table-cell office:value-type="float" office:value="20812.486454270558" table:formula="of:=STDEV([.$CL16];[.$CI16];[.$CF16];[.$CC16];[.$BZ16];[.$BW16];[.$BT16];[.$BQ16];[.$BN16];[.$BK16];[.$BH16];[.$BE16];[.$BB16];[.$AY16];[.$AV16];[.$AS16];[.$AP16];[.$AM16];[.$AJ16];[.$AG16];[.$AD16];[.$AA16];[.$X16];[.$U16];[.$R16];[.$O16];[.$L16];[.$I16];[.$F16];[.$C16])" table:style-name="ce17">
            <text:p>20812</text:p>
          </table:table-cell>
          <table:table-cell table:number-columns-repeated="16290"/>
        </table:table-row>
        <table:table-row table:style-name="ro1">
          <table:table-cell table:style-name="ce2"/>
          <table:table-cell office:value-type="string" table:style-name="ce5">
            <text:p>Gen. 14</text:p>
          </table:table-cell>
          <table:table-cell office:value-type="float" office:value="1947962" table:style-name="ce7">
            <text:p>1947962</text:p>
          </table:table-cell>
          <table:table-cell table:style-name="ce2"/>
          <table:table-cell office:value-type="string" table:style-name="ce5">
            <text:p>Gen. 14</text:p>
          </table:table-cell>
          <table:table-cell office:value-type="float" office:value="1977960" table:style-name="ce7">
            <text:p>1977960</text:p>
          </table:table-cell>
          <table:table-cell table:style-name="ce2"/>
          <table:table-cell office:value-type="string" table:style-name="ce5">
            <text:p>Gen. 14</text:p>
          </table:table-cell>
          <table:table-cell office:value-type="float" office:value="1974098" table:style-name="ce7">
            <text:p>1974098</text:p>
          </table:table-cell>
          <table:table-cell table:style-name="ce2"/>
          <table:table-cell office:value-type="string" table:style-name="ce5">
            <text:p>Gen. 14</text:p>
          </table:table-cell>
          <table:table-cell office:value-type="float" office:value="1970025" table:style-name="ce7">
            <text:p>1970025</text:p>
          </table:table-cell>
          <table:table-cell table:style-name="ce2"/>
          <table:table-cell office:value-type="string" table:style-name="ce5">
            <text:p>Gen. 14</text:p>
          </table:table-cell>
          <table:table-cell office:value-type="float" office:value="1946576" table:style-name="ce7">
            <text:p>1946576</text:p>
          </table:table-cell>
          <table:table-cell table:style-name="ce2"/>
          <table:table-cell office:value-type="string" table:style-name="ce5">
            <text:p>Gen. 14</text:p>
          </table:table-cell>
          <table:table-cell office:value-type="float" office:value="1945944" table:style-name="ce7">
            <text:p>1945944</text:p>
          </table:table-cell>
          <table:table-cell table:style-name="ce2"/>
          <table:table-cell office:value-type="string" table:style-name="ce5">
            <text:p>Gen. 14</text:p>
          </table:table-cell>
          <table:table-cell office:value-type="float" office:value="1949600" table:style-name="ce7">
            <text:p>1949600</text:p>
          </table:table-cell>
          <table:table-cell table:style-name="ce2"/>
          <table:table-cell office:value-type="string" table:style-name="ce5">
            <text:p>Gen. 14</text:p>
          </table:table-cell>
          <table:table-cell office:value-type="float" office:value="1954240" table:style-name="ce7">
            <text:p>1954240</text:p>
          </table:table-cell>
          <table:table-cell table:style-name="ce2"/>
          <table:table-cell office:value-type="string" table:style-name="ce5">
            <text:p>Gen. 14</text:p>
          </table:table-cell>
          <table:table-cell office:value-type="float" office:value="1984022" table:style-name="ce7">
            <text:p>1984022</text:p>
          </table:table-cell>
          <table:table-cell table:style-name="ce2"/>
          <table:table-cell office:value-type="string" table:style-name="ce5">
            <text:p>Gen. 14</text:p>
          </table:table-cell>
          <table:table-cell office:value-type="float" office:value="1956566" table:style-name="ce7">
            <text:p>1956566</text:p>
          </table:table-cell>
          <table:table-cell table:style-name="ce2"/>
          <table:table-cell office:value-type="string" table:style-name="ce5">
            <text:p>Gen. 14</text:p>
          </table:table-cell>
          <table:table-cell office:value-type="float" office:value="1972436" table:style-name="ce7">
            <text:p>1972436</text:p>
          </table:table-cell>
          <table:table-cell table:style-name="ce2"/>
          <table:table-cell office:value-type="string" table:style-name="ce5">
            <text:p>Gen. 14</text:p>
          </table:table-cell>
          <table:table-cell office:value-type="float" office:value="1950708" table:style-name="ce7">
            <text:p>1950708</text:p>
          </table:table-cell>
          <table:table-cell table:style-name="ce2"/>
          <table:table-cell office:value-type="string" table:style-name="ce5">
            <text:p>Gen. 14</text:p>
          </table:table-cell>
          <table:table-cell office:value-type="float" office:value="1987934" table:style-name="ce7">
            <text:p>1987934</text:p>
          </table:table-cell>
          <table:table-cell table:style-name="ce2"/>
          <table:table-cell office:value-type="string" table:style-name="ce5">
            <text:p>Gen. 14</text:p>
          </table:table-cell>
          <table:table-cell office:value-type="float" office:value="1960136" table:style-name="ce7">
            <text:p>1960136</text:p>
          </table:table-cell>
          <table:table-cell table:style-name="ce2"/>
          <table:table-cell office:value-type="string" table:style-name="ce5">
            <text:p>Gen. 14</text:p>
          </table:table-cell>
          <table:table-cell office:value-type="float" office:value="1969690" table:style-name="ce7">
            <text:p>1969690</text:p>
          </table:table-cell>
          <table:table-cell table:style-name="ce2"/>
          <table:table-cell office:value-type="string" table:style-name="ce5">
            <text:p>Gen. 14</text:p>
          </table:table-cell>
          <table:table-cell office:value-type="float" office:value="1974266" table:style-name="ce7">
            <text:p>1974266</text:p>
          </table:table-cell>
          <table:table-cell table:style-name="ce2"/>
          <table:table-cell office:value-type="string" table:style-name="ce5">
            <text:p>Gen. 14</text:p>
          </table:table-cell>
          <table:table-cell office:value-type="float" office:value="1949938" table:style-name="ce7">
            <text:p>1949938</text:p>
          </table:table-cell>
          <table:table-cell table:style-name="ce2"/>
          <table:table-cell office:value-type="string" table:style-name="ce5">
            <text:p>Gen. 14</text:p>
          </table:table-cell>
          <table:table-cell office:value-type="float" office:value="1918470" table:style-name="ce7">
            <text:p>1918470</text:p>
          </table:table-cell>
          <table:table-cell table:style-name="ce2"/>
          <table:table-cell office:value-type="string" table:style-name="ce5">
            <text:p>Gen. 14</text:p>
          </table:table-cell>
          <table:table-cell office:value-type="float" office:value="1943302" table:style-name="ce7">
            <text:p>1943302</text:p>
          </table:table-cell>
          <table:table-cell table:style-name="ce2"/>
          <table:table-cell office:value-type="string" table:style-name="ce5">
            <text:p>Gen. 14</text:p>
          </table:table-cell>
          <table:table-cell office:value-type="float" office:value="1978897" table:style-name="ce7">
            <text:p>1978897</text:p>
          </table:table-cell>
          <table:table-cell table:style-name="ce2"/>
          <table:table-cell office:value-type="string" table:style-name="ce5">
            <text:p>Gen. 14</text:p>
          </table:table-cell>
          <table:table-cell office:value-type="float" office:value="2002890" table:style-name="ce7">
            <text:p>2002890</text:p>
          </table:table-cell>
          <table:table-cell table:style-name="ce2"/>
          <table:table-cell office:value-type="string" table:style-name="ce5">
            <text:p>Gen. 14</text:p>
          </table:table-cell>
          <table:table-cell office:value-type="float" office:value="1910338" table:style-name="ce7">
            <text:p>1910338</text:p>
          </table:table-cell>
          <table:table-cell table:style-name="ce2"/>
          <table:table-cell office:value-type="string" table:style-name="ce5">
            <text:p>Gen. 14</text:p>
          </table:table-cell>
          <table:table-cell office:value-type="float" office:value="1974148" table:style-name="ce7">
            <text:p>1974148</text:p>
          </table:table-cell>
          <table:table-cell table:style-name="ce2"/>
          <table:table-cell office:value-type="string" table:style-name="ce5">
            <text:p>Gen. 14</text:p>
          </table:table-cell>
          <table:table-cell office:value-type="float" office:value="1951209" table:style-name="ce7">
            <text:p>1951209</text:p>
          </table:table-cell>
          <table:table-cell table:style-name="ce2"/>
          <table:table-cell office:value-type="string" table:style-name="ce5">
            <text:p>Gen. 14</text:p>
          </table:table-cell>
          <table:table-cell office:value-type="float" office:value="1964738" table:style-name="ce7">
            <text:p>1964738</text:p>
          </table:table-cell>
          <table:table-cell table:style-name="ce2"/>
          <table:table-cell office:value-type="string" table:style-name="ce5">
            <text:p>Gen. 14</text:p>
          </table:table-cell>
          <table:table-cell office:value-type="float" office:value="1925370" table:style-name="ce7">
            <text:p>1925370</text:p>
          </table:table-cell>
          <table:table-cell table:style-name="ce2"/>
          <table:table-cell office:value-type="string" table:style-name="ce5">
            <text:p>Gen. 14</text:p>
          </table:table-cell>
          <table:table-cell office:value-type="float" office:value="2012322" table:style-name="ce7">
            <text:p>2012322</text:p>
          </table:table-cell>
          <table:table-cell table:style-name="ce2"/>
          <table:table-cell office:value-type="string" table:style-name="ce5">
            <text:p>Gen. 14</text:p>
          </table:table-cell>
          <table:table-cell office:value-type="float" office:value="1987396" table:style-name="ce7">
            <text:p>1987396</text:p>
          </table:table-cell>
          <table:table-cell table:style-name="ce2"/>
          <table:table-cell office:value-type="string" table:style-name="ce5">
            <text:p>Gen. 14</text:p>
          </table:table-cell>
          <table:table-cell office:value-type="float" office:value="1944348" table:style-name="ce7">
            <text:p>1944348</text:p>
          </table:table-cell>
          <table:table-cell table:style-name="ce2"/>
          <table:table-cell office:value-type="string" table:style-name="ce5">
            <text:p>Gen. 14</text:p>
          </table:table-cell>
          <table:table-cell office:value-type="float" office:value="1949189" table:style-name="ce7">
            <text:p>1949189</text:p>
          </table:table-cell>
          <table:table-cell table:style-name="ce2"/>
          <table:table-cell office:value-type="string" table:style-name="ce14">
            <text:p>Gen. 14</text:p>
          </table:table-cell>
          <table:table-cell office:value-type="float" office:value="1961157.2666666666" table:formula="of:=AVERAGE([.$CL17];[.$CI17];[.$CF17];[.$CC17];[.$BZ17];[.$BW17];[.$BT17];[.$BQ17];[.$BN17];[.$BK17];[.$BH17];[.$BE17];[.$BB17];[.$AY17];[.$AV17];[.$AS17];[.$AP17];[.$AM17];[.$AJ17];[.$AG17];[.$AD17];[.$AA17];[.$X17];[.$U17];[.$R17];[.$O17];[.$L17];[.$I17];[.$F17];[.$C17])" table:style-name="ce17">
            <text:p>1961157</text:p>
          </table:table-cell>
          <table:table-cell office:value-type="float" office:value="22946.826888946205" table:formula="of:=STDEV([.$CL17];[.$CI17];[.$CF17];[.$CC17];[.$BZ17];[.$BW17];[.$BT17];[.$BQ17];[.$BN17];[.$BK17];[.$BH17];[.$BE17];[.$BB17];[.$AY17];[.$AV17];[.$AS17];[.$AP17];[.$AM17];[.$AJ17];[.$AG17];[.$AD17];[.$AA17];[.$X17];[.$U17];[.$R17];[.$O17];[.$L17];[.$I17];[.$F17];[.$C17])" table:style-name="ce17">
            <text:p>22947</text:p>
          </table:table-cell>
          <table:table-cell table:number-columns-repeated="16290"/>
        </table:table-row>
        <table:table-row table:style-name="ro1">
          <table:table-cell table:style-name="ce2"/>
          <table:table-cell office:value-type="string" table:style-name="ce5">
            <text:p>Gen. 15</text:p>
          </table:table-cell>
          <table:table-cell office:value-type="float" office:value="1932848" table:style-name="ce7">
            <text:p>1932848</text:p>
          </table:table-cell>
          <table:table-cell table:style-name="ce2"/>
          <table:table-cell office:value-type="string" table:style-name="ce5">
            <text:p>Gen. 15</text:p>
          </table:table-cell>
          <table:table-cell office:value-type="float" office:value="1976600" table:style-name="ce7">
            <text:p>1976600</text:p>
          </table:table-cell>
          <table:table-cell table:style-name="ce2"/>
          <table:table-cell office:value-type="string" table:style-name="ce5">
            <text:p>Gen. 15</text:p>
          </table:table-cell>
          <table:table-cell office:value-type="float" office:value="1952990" table:style-name="ce7">
            <text:p>1952990</text:p>
          </table:table-cell>
          <table:table-cell table:style-name="ce2"/>
          <table:table-cell office:value-type="string" table:style-name="ce5">
            <text:p>Gen. 15</text:p>
          </table:table-cell>
          <table:table-cell office:value-type="float" office:value="1962271" table:style-name="ce7">
            <text:p>1962271</text:p>
          </table:table-cell>
          <table:table-cell table:style-name="ce2"/>
          <table:table-cell office:value-type="string" table:style-name="ce5">
            <text:p>Gen. 15</text:p>
          </table:table-cell>
          <table:table-cell office:value-type="float" office:value="1937880" table:style-name="ce7">
            <text:p>1937880</text:p>
          </table:table-cell>
          <table:table-cell table:style-name="ce2"/>
          <table:table-cell office:value-type="string" table:style-name="ce5">
            <text:p>Gen. 15</text:p>
          </table:table-cell>
          <table:table-cell office:value-type="float" office:value="1936198" table:style-name="ce7">
            <text:p>1936198</text:p>
          </table:table-cell>
          <table:table-cell table:style-name="ce2"/>
          <table:table-cell office:value-type="string" table:style-name="ce5">
            <text:p>Gen. 15</text:p>
          </table:table-cell>
          <table:table-cell office:value-type="float" office:value="1914702" table:style-name="ce7">
            <text:p>1914702</text:p>
          </table:table-cell>
          <table:table-cell table:style-name="ce2"/>
          <table:table-cell office:value-type="string" table:style-name="ce5">
            <text:p>Gen. 15</text:p>
          </table:table-cell>
          <table:table-cell office:value-type="float" office:value="1943462" table:style-name="ce7">
            <text:p>1943462</text:p>
          </table:table-cell>
          <table:table-cell table:style-name="ce2"/>
          <table:table-cell office:value-type="string" table:style-name="ce5">
            <text:p>Gen. 15</text:p>
          </table:table-cell>
          <table:table-cell office:value-type="float" office:value="1981542" table:style-name="ce7">
            <text:p>1981542</text:p>
          </table:table-cell>
          <table:table-cell table:style-name="ce2"/>
          <table:table-cell office:value-type="string" table:style-name="ce5">
            <text:p>Gen. 15</text:p>
          </table:table-cell>
          <table:table-cell office:value-type="float" office:value="1939246" table:style-name="ce7">
            <text:p>1939246</text:p>
          </table:table-cell>
          <table:table-cell table:style-name="ce2"/>
          <table:table-cell office:value-type="string" table:style-name="ce5">
            <text:p>Gen. 15</text:p>
          </table:table-cell>
          <table:table-cell office:value-type="float" office:value="1970142" table:style-name="ce7">
            <text:p>1970142</text:p>
          </table:table-cell>
          <table:table-cell table:style-name="ce2"/>
          <table:table-cell office:value-type="string" table:style-name="ce5">
            <text:p>Gen. 15</text:p>
          </table:table-cell>
          <table:table-cell office:value-type="float" office:value="1947554" table:style-name="ce7">
            <text:p>1947554</text:p>
          </table:table-cell>
          <table:table-cell table:style-name="ce2"/>
          <table:table-cell office:value-type="string" table:style-name="ce5">
            <text:p>Gen. 15</text:p>
          </table:table-cell>
          <table:table-cell office:value-type="float" office:value="1981786" table:style-name="ce7">
            <text:p>1981786</text:p>
          </table:table-cell>
          <table:table-cell table:style-name="ce2"/>
          <table:table-cell office:value-type="string" table:style-name="ce5">
            <text:p>Gen. 15</text:p>
          </table:table-cell>
          <table:table-cell office:value-type="float" office:value="1951708" table:style-name="ce7">
            <text:p>1951708</text:p>
          </table:table-cell>
          <table:table-cell table:style-name="ce2"/>
          <table:table-cell office:value-type="string" table:style-name="ce5">
            <text:p>Gen. 15</text:p>
          </table:table-cell>
          <table:table-cell office:value-type="float" office:value="1959464" table:style-name="ce7">
            <text:p>1959464</text:p>
          </table:table-cell>
          <table:table-cell table:style-name="ce2"/>
          <table:table-cell office:value-type="string" table:style-name="ce5">
            <text:p>Gen. 15</text:p>
          </table:table-cell>
          <table:table-cell office:value-type="float" office:value="1964450" table:style-name="ce7">
            <text:p>1964450</text:p>
          </table:table-cell>
          <table:table-cell table:style-name="ce2"/>
          <table:table-cell office:value-type="string" table:style-name="ce5">
            <text:p>Gen. 15</text:p>
          </table:table-cell>
          <table:table-cell office:value-type="float" office:value="1943458" table:style-name="ce7">
            <text:p>1943458</text:p>
          </table:table-cell>
          <table:table-cell table:style-name="ce2"/>
          <table:table-cell office:value-type="string" table:style-name="ce5">
            <text:p>Gen. 15</text:p>
          </table:table-cell>
          <table:table-cell office:value-type="float" office:value="1908602" table:style-name="ce7">
            <text:p>1908602</text:p>
          </table:table-cell>
          <table:table-cell table:style-name="ce2"/>
          <table:table-cell office:value-type="string" table:style-name="ce5">
            <text:p>Gen. 15</text:p>
          </table:table-cell>
          <table:table-cell office:value-type="float" office:value="1936912" table:style-name="ce7">
            <text:p>1936912</text:p>
          </table:table-cell>
          <table:table-cell table:style-name="ce2"/>
          <table:table-cell office:value-type="string" table:style-name="ce5">
            <text:p>Gen. 15</text:p>
          </table:table-cell>
          <table:table-cell office:value-type="float" office:value="1971177" table:style-name="ce7">
            <text:p>1971177</text:p>
          </table:table-cell>
          <table:table-cell table:style-name="ce2"/>
          <table:table-cell office:value-type="string" table:style-name="ce5">
            <text:p>Gen. 15</text:p>
          </table:table-cell>
          <table:table-cell office:value-type="float" office:value="1997028" table:style-name="ce7">
            <text:p>1997028</text:p>
          </table:table-cell>
          <table:table-cell table:style-name="ce2"/>
          <table:table-cell office:value-type="string" table:style-name="ce5">
            <text:p>Gen. 15</text:p>
          </table:table-cell>
          <table:table-cell office:value-type="float" office:value="1910338" table:style-name="ce7">
            <text:p>1910338</text:p>
          </table:table-cell>
          <table:table-cell table:style-name="ce2"/>
          <table:table-cell office:value-type="string" table:style-name="ce5">
            <text:p>Gen. 15</text:p>
          </table:table-cell>
          <table:table-cell office:value-type="float" office:value="1970788" table:style-name="ce7">
            <text:p>1970788</text:p>
          </table:table-cell>
          <table:table-cell table:style-name="ce2"/>
          <table:table-cell office:value-type="string" table:style-name="ce5">
            <text:p>Gen. 15</text:p>
          </table:table-cell>
          <table:table-cell office:value-type="float" office:value="1940189" table:style-name="ce7">
            <text:p>1940189</text:p>
          </table:table-cell>
          <table:table-cell table:style-name="ce2"/>
          <table:table-cell office:value-type="string" table:style-name="ce5">
            <text:p>Gen. 15</text:p>
          </table:table-cell>
          <table:table-cell office:value-type="float" office:value="1950664" table:style-name="ce7">
            <text:p>1950664</text:p>
          </table:table-cell>
          <table:table-cell table:style-name="ce2"/>
          <table:table-cell office:value-type="string" table:style-name="ce5">
            <text:p>Gen. 15</text:p>
          </table:table-cell>
          <table:table-cell office:value-type="float" office:value="1911132" table:style-name="ce7">
            <text:p>1911132</text:p>
          </table:table-cell>
          <table:table-cell table:style-name="ce2"/>
          <table:table-cell office:value-type="string" table:style-name="ce5">
            <text:p>Gen. 15</text:p>
          </table:table-cell>
          <table:table-cell office:value-type="float" office:value="2005930" table:style-name="ce7">
            <text:p>2005930</text:p>
          </table:table-cell>
          <table:table-cell table:style-name="ce2"/>
          <table:table-cell office:value-type="string" table:style-name="ce5">
            <text:p>Gen. 15</text:p>
          </table:table-cell>
          <table:table-cell office:value-type="float" office:value="1980894" table:style-name="ce7">
            <text:p>1980894</text:p>
          </table:table-cell>
          <table:table-cell table:style-name="ce2"/>
          <table:table-cell office:value-type="string" table:style-name="ce5">
            <text:p>Gen. 15</text:p>
          </table:table-cell>
          <table:table-cell office:value-type="float" office:value="1938506" table:style-name="ce7">
            <text:p>1938506</text:p>
          </table:table-cell>
          <table:table-cell table:style-name="ce2"/>
          <table:table-cell office:value-type="string" table:style-name="ce5">
            <text:p>Gen. 15</text:p>
          </table:table-cell>
          <table:table-cell office:value-type="float" office:value="1938899" table:style-name="ce7">
            <text:p>1938899</text:p>
          </table:table-cell>
          <table:table-cell table:style-name="ce2"/>
          <table:table-cell office:value-type="string" table:style-name="ce14">
            <text:p>Gen. 15</text:p>
          </table:table-cell>
          <table:table-cell office:value-type="float" office:value="1951912" table:formula="of:=AVERAGE([.$CL18];[.$CI18];[.$CF18];[.$CC18];[.$BZ18];[.$BW18];[.$BT18];[.$BQ18];[.$BN18];[.$BK18];[.$BH18];[.$BE18];[.$BB18];[.$AY18];[.$AV18];[.$AS18];[.$AP18];[.$AM18];[.$AJ18];[.$AG18];[.$AD18];[.$AA18];[.$X18];[.$U18];[.$R18];[.$O18];[.$L18];[.$I18];[.$F18];[.$C18])" table:style-name="ce17">
            <text:p>1951912</text:p>
          </table:table-cell>
          <table:table-cell office:value-type="float" office:value="24948.301040904291" table:formula="of:=STDEV([.$CL18];[.$CI18];[.$CF18];[.$CC18];[.$BZ18];[.$BW18];[.$BT18];[.$BQ18];[.$BN18];[.$BK18];[.$BH18];[.$BE18];[.$BB18];[.$AY18];[.$AV18];[.$AS18];[.$AP18];[.$AM18];[.$AJ18];[.$AG18];[.$AD18];[.$AA18];[.$X18];[.$U18];[.$R18];[.$O18];[.$L18];[.$I18];[.$F18];[.$C18])" table:style-name="ce17">
            <text:p>24948</text:p>
          </table:table-cell>
          <table:table-cell table:number-columns-repeated="16290"/>
        </table:table-row>
        <table:table-row table:style-name="ro1">
          <table:table-cell table:style-name="ce2"/>
          <table:table-cell office:value-type="string" table:style-name="ce5">
            <text:p>Gen. 16</text:p>
          </table:table-cell>
          <table:table-cell office:value-type="float" office:value="1926724" table:style-name="ce7">
            <text:p>1926724</text:p>
          </table:table-cell>
          <table:table-cell table:style-name="ce2"/>
          <table:table-cell office:value-type="string" table:style-name="ce5">
            <text:p>Gen. 16</text:p>
          </table:table-cell>
          <table:table-cell office:value-type="float" office:value="1975530" table:style-name="ce7">
            <text:p>1975530</text:p>
          </table:table-cell>
          <table:table-cell table:style-name="ce2"/>
          <table:table-cell office:value-type="string" table:style-name="ce5">
            <text:p>Gen. 16</text:p>
          </table:table-cell>
          <table:table-cell office:value-type="float" office:value="1952990" table:style-name="ce7">
            <text:p>1952990</text:p>
          </table:table-cell>
          <table:table-cell table:style-name="ce2"/>
          <table:table-cell office:value-type="string" table:style-name="ce5">
            <text:p>Gen. 16</text:p>
          </table:table-cell>
          <table:table-cell office:value-type="float" office:value="1954963" table:style-name="ce7">
            <text:p>1954963</text:p>
          </table:table-cell>
          <table:table-cell table:style-name="ce2"/>
          <table:table-cell office:value-type="string" table:style-name="ce5">
            <text:p>Gen. 16</text:p>
          </table:table-cell>
          <table:table-cell office:value-type="float" office:value="1920356" table:style-name="ce7">
            <text:p>1920356</text:p>
          </table:table-cell>
          <table:table-cell table:style-name="ce2"/>
          <table:table-cell office:value-type="string" table:style-name="ce5">
            <text:p>Gen. 16</text:p>
          </table:table-cell>
          <table:table-cell office:value-type="float" office:value="1936198" table:style-name="ce7">
            <text:p>1936198</text:p>
          </table:table-cell>
          <table:table-cell table:style-name="ce2"/>
          <table:table-cell office:value-type="string" table:style-name="ce5">
            <text:p>Gen. 16</text:p>
          </table:table-cell>
          <table:table-cell office:value-type="float" office:value="1914702" table:style-name="ce7">
            <text:p>1914702</text:p>
          </table:table-cell>
          <table:table-cell table:style-name="ce2"/>
          <table:table-cell office:value-type="string" table:style-name="ce5">
            <text:p>Gen. 16</text:p>
          </table:table-cell>
          <table:table-cell office:value-type="float" office:value="1940354" table:style-name="ce7">
            <text:p>1940354</text:p>
          </table:table-cell>
          <table:table-cell table:style-name="ce2"/>
          <table:table-cell office:value-type="string" table:style-name="ce5">
            <text:p>Gen. 16</text:p>
          </table:table-cell>
          <table:table-cell office:value-type="float" office:value="1970002" table:style-name="ce7">
            <text:p>1970002</text:p>
          </table:table-cell>
          <table:table-cell table:style-name="ce2"/>
          <table:table-cell office:value-type="string" table:style-name="ce5">
            <text:p>Gen. 16</text:p>
          </table:table-cell>
          <table:table-cell office:value-type="float" office:value="1939246" table:style-name="ce7">
            <text:p>1939246</text:p>
          </table:table-cell>
          <table:table-cell table:style-name="ce2"/>
          <table:table-cell office:value-type="string" table:style-name="ce5">
            <text:p>Gen. 16</text:p>
          </table:table-cell>
          <table:table-cell office:value-type="float" office:value="1953722" table:style-name="ce7">
            <text:p>1953722</text:p>
          </table:table-cell>
          <table:table-cell table:style-name="ce2"/>
          <table:table-cell office:value-type="string" table:style-name="ce5">
            <text:p>Gen. 16</text:p>
          </table:table-cell>
          <table:table-cell office:value-type="float" office:value="1943608" table:style-name="ce7">
            <text:p>1943608</text:p>
          </table:table-cell>
          <table:table-cell table:style-name="ce2"/>
          <table:table-cell office:value-type="string" table:style-name="ce5">
            <text:p>Gen. 16</text:p>
          </table:table-cell>
          <table:table-cell office:value-type="float" office:value="1977818" table:style-name="ce7">
            <text:p>1977818</text:p>
          </table:table-cell>
          <table:table-cell table:style-name="ce2"/>
          <table:table-cell office:value-type="string" table:style-name="ce5">
            <text:p>Gen. 16</text:p>
          </table:table-cell>
          <table:table-cell office:value-type="float" office:value="1940544" table:style-name="ce7">
            <text:p>1940544</text:p>
          </table:table-cell>
          <table:table-cell table:style-name="ce2"/>
          <table:table-cell office:value-type="string" table:style-name="ce5">
            <text:p>Gen. 16</text:p>
          </table:table-cell>
          <table:table-cell office:value-type="float" office:value="1957462" table:style-name="ce7">
            <text:p>1957462</text:p>
          </table:table-cell>
          <table:table-cell table:style-name="ce2"/>
          <table:table-cell office:value-type="string" table:style-name="ce5">
            <text:p>Gen. 16</text:p>
          </table:table-cell>
          <table:table-cell office:value-type="float" office:value="1962856" table:style-name="ce7">
            <text:p>1962856</text:p>
          </table:table-cell>
          <table:table-cell table:style-name="ce2"/>
          <table:table-cell office:value-type="string" table:style-name="ce5">
            <text:p>Gen. 16</text:p>
          </table:table-cell>
          <table:table-cell office:value-type="float" office:value="1940498" table:style-name="ce7">
            <text:p>1940498</text:p>
          </table:table-cell>
          <table:table-cell table:style-name="ce2"/>
          <table:table-cell office:value-type="string" table:style-name="ce5">
            <text:p>Gen. 16</text:p>
          </table:table-cell>
          <table:table-cell office:value-type="float" office:value="1900482" table:style-name="ce7">
            <text:p>1900482</text:p>
          </table:table-cell>
          <table:table-cell table:style-name="ce2"/>
          <table:table-cell office:value-type="string" table:style-name="ce5">
            <text:p>Gen. 16</text:p>
          </table:table-cell>
          <table:table-cell office:value-type="float" office:value="1933132" table:style-name="ce7">
            <text:p>1933132</text:p>
          </table:table-cell>
          <table:table-cell table:style-name="ce2"/>
          <table:table-cell office:value-type="string" table:style-name="ce5">
            <text:p>Gen. 16</text:p>
          </table:table-cell>
          <table:table-cell office:value-type="float" office:value="1961473" table:style-name="ce7">
            <text:p>1961473</text:p>
          </table:table-cell>
          <table:table-cell table:style-name="ce2"/>
          <table:table-cell office:value-type="string" table:style-name="ce5">
            <text:p>Gen. 16</text:p>
          </table:table-cell>
          <table:table-cell office:value-type="float" office:value="1990852" table:style-name="ce7">
            <text:p>1990852</text:p>
          </table:table-cell>
          <table:table-cell table:style-name="ce2"/>
          <table:table-cell office:value-type="string" table:style-name="ce5">
            <text:p>Gen. 16</text:p>
          </table:table-cell>
          <table:table-cell office:value-type="float" office:value="1909390" table:style-name="ce7">
            <text:p>1909390</text:p>
          </table:table-cell>
          <table:table-cell table:style-name="ce2"/>
          <table:table-cell office:value-type="string" table:style-name="ce5">
            <text:p>Gen. 16</text:p>
          </table:table-cell>
          <table:table-cell office:value-type="float" office:value="1953756" table:style-name="ce7">
            <text:p>1953756</text:p>
          </table:table-cell>
          <table:table-cell table:style-name="ce2"/>
          <table:table-cell office:value-type="string" table:style-name="ce5">
            <text:p>Gen. 16</text:p>
          </table:table-cell>
          <table:table-cell office:value-type="float" office:value="1928848" table:style-name="ce7">
            <text:p>1928848</text:p>
          </table:table-cell>
          <table:table-cell table:style-name="ce2"/>
          <table:table-cell office:value-type="string" table:style-name="ce5">
            <text:p>Gen. 16</text:p>
          </table:table-cell>
          <table:table-cell office:value-type="float" office:value="1950664" table:style-name="ce7">
            <text:p>1950664</text:p>
          </table:table-cell>
          <table:table-cell table:style-name="ce2"/>
          <table:table-cell office:value-type="string" table:style-name="ce5">
            <text:p>Gen. 16</text:p>
          </table:table-cell>
          <table:table-cell office:value-type="float" office:value="1908634" table:style-name="ce7">
            <text:p>1908634</text:p>
          </table:table-cell>
          <table:table-cell table:style-name="ce2"/>
          <table:table-cell office:value-type="string" table:style-name="ce5">
            <text:p>Gen. 16</text:p>
          </table:table-cell>
          <table:table-cell office:value-type="float" office:value="2003780" table:style-name="ce7">
            <text:p>2003780</text:p>
          </table:table-cell>
          <table:table-cell table:style-name="ce2"/>
          <table:table-cell office:value-type="string" table:style-name="ce5">
            <text:p>Gen. 16</text:p>
          </table:table-cell>
          <table:table-cell office:value-type="float" office:value="1974364" table:style-name="ce7">
            <text:p>1974364</text:p>
          </table:table-cell>
          <table:table-cell table:style-name="ce2"/>
          <table:table-cell office:value-type="string" table:style-name="ce5">
            <text:p>Gen. 16</text:p>
          </table:table-cell>
          <table:table-cell office:value-type="float" office:value="1935326" table:style-name="ce7">
            <text:p>1935326</text:p>
          </table:table-cell>
          <table:table-cell table:style-name="ce2"/>
          <table:table-cell office:value-type="string" table:style-name="ce5">
            <text:p>Gen. 16</text:p>
          </table:table-cell>
          <table:table-cell office:value-type="float" office:value="1938625" table:style-name="ce7">
            <text:p>1938625</text:p>
          </table:table-cell>
          <table:table-cell table:style-name="ce2"/>
          <table:table-cell office:value-type="string" table:style-name="ce14">
            <text:p>Gen. 16</text:p>
          </table:table-cell>
          <table:table-cell office:value-type="float" office:value="1946563.3" table:formula="of:=AVERAGE([.$CL19];[.$CI19];[.$CF19];[.$CC19];[.$BZ19];[.$BW19];[.$BT19];[.$BQ19];[.$BN19];[.$BK19];[.$BH19];[.$BE19];[.$BB19];[.$AY19];[.$AV19];[.$AS19];[.$AP19];[.$AM19];[.$AJ19];[.$AG19];[.$AD19];[.$AA19];[.$X19];[.$U19];[.$R19];[.$O19];[.$L19];[.$I19];[.$F19];[.$C19])" table:style-name="ce17">
            <text:p>1946563</text:p>
          </table:table-cell>
          <table:table-cell office:value-type="float" office:value="24365.009450595051" table:formula="of:=STDEV([.$CL19];[.$CI19];[.$CF19];[.$CC19];[.$BZ19];[.$BW19];[.$BT19];[.$BQ19];[.$BN19];[.$BK19];[.$BH19];[.$BE19];[.$BB19];[.$AY19];[.$AV19];[.$AS19];[.$AP19];[.$AM19];[.$AJ19];[.$AG19];[.$AD19];[.$AA19];[.$X19];[.$U19];[.$R19];[.$O19];[.$L19];[.$I19];[.$F19];[.$C19])" table:style-name="ce17">
            <text:p>24365</text:p>
          </table:table-cell>
          <table:table-cell table:number-columns-repeated="16290"/>
        </table:table-row>
        <table:table-row table:style-name="ro1">
          <table:table-cell table:style-name="ce2"/>
          <table:table-cell office:value-type="string" table:style-name="ce5">
            <text:p>Gen. 17</text:p>
          </table:table-cell>
          <table:table-cell office:value-type="float" office:value="1917626" table:style-name="ce7">
            <text:p>1917626</text:p>
          </table:table-cell>
          <table:table-cell table:style-name="ce2"/>
          <table:table-cell office:value-type="string" table:style-name="ce5">
            <text:p>Gen. 17</text:p>
          </table:table-cell>
          <table:table-cell office:value-type="float" office:value="1972376" table:style-name="ce7">
            <text:p>1972376</text:p>
          </table:table-cell>
          <table:table-cell table:style-name="ce2"/>
          <table:table-cell office:value-type="string" table:style-name="ce5">
            <text:p>Gen. 17</text:p>
          </table:table-cell>
          <table:table-cell office:value-type="float" office:value="1946494" table:style-name="ce7">
            <text:p>1946494</text:p>
          </table:table-cell>
          <table:table-cell table:style-name="ce2"/>
          <table:table-cell office:value-type="string" table:style-name="ce5">
            <text:p>Gen. 17</text:p>
          </table:table-cell>
          <table:table-cell office:value-type="float" office:value="1940761" table:style-name="ce7">
            <text:p>1940761</text:p>
          </table:table-cell>
          <table:table-cell table:style-name="ce2"/>
          <table:table-cell office:value-type="string" table:style-name="ce5">
            <text:p>Gen. 17</text:p>
          </table:table-cell>
          <table:table-cell office:value-type="float" office:value="1920356" table:style-name="ce7">
            <text:p>1920356</text:p>
          </table:table-cell>
          <table:table-cell table:style-name="ce2"/>
          <table:table-cell office:value-type="string" table:style-name="ce5">
            <text:p>Gen. 17</text:p>
          </table:table-cell>
          <table:table-cell office:value-type="float" office:value="1931680" table:style-name="ce7">
            <text:p>1931680</text:p>
          </table:table-cell>
          <table:table-cell table:style-name="ce2"/>
          <table:table-cell office:value-type="string" table:style-name="ce5">
            <text:p>Gen. 17</text:p>
          </table:table-cell>
          <table:table-cell office:value-type="float" office:value="1909942" table:style-name="ce7">
            <text:p>1909942</text:p>
          </table:table-cell>
          <table:table-cell table:style-name="ce2"/>
          <table:table-cell office:value-type="string" table:style-name="ce5">
            <text:p>Gen. 17</text:p>
          </table:table-cell>
          <table:table-cell office:value-type="float" office:value="1929756" table:style-name="ce7">
            <text:p>1929756</text:p>
          </table:table-cell>
          <table:table-cell table:style-name="ce2"/>
          <table:table-cell office:value-type="string" table:style-name="ce5">
            <text:p>Gen. 17</text:p>
          </table:table-cell>
          <table:table-cell office:value-type="float" office:value="1960184" table:style-name="ce7">
            <text:p>1960184</text:p>
          </table:table-cell>
          <table:table-cell table:style-name="ce2"/>
          <table:table-cell office:value-type="string" table:style-name="ce5">
            <text:p>Gen. 17</text:p>
          </table:table-cell>
          <table:table-cell office:value-type="float" office:value="1931476" table:style-name="ce7">
            <text:p>1931476</text:p>
          </table:table-cell>
          <table:table-cell table:style-name="ce2"/>
          <table:table-cell office:value-type="string" table:style-name="ce5">
            <text:p>Gen. 17</text:p>
          </table:table-cell>
          <table:table-cell office:value-type="float" office:value="1953722" table:style-name="ce7">
            <text:p>1953722</text:p>
          </table:table-cell>
          <table:table-cell table:style-name="ce2"/>
          <table:table-cell office:value-type="string" table:style-name="ce5">
            <text:p>Gen. 17</text:p>
          </table:table-cell>
          <table:table-cell office:value-type="float" office:value="1935406" table:style-name="ce7">
            <text:p>1935406</text:p>
          </table:table-cell>
          <table:table-cell table:style-name="ce2"/>
          <table:table-cell office:value-type="string" table:style-name="ce5">
            <text:p>Gen. 17</text:p>
          </table:table-cell>
          <table:table-cell office:value-type="float" office:value="1973866" table:style-name="ce7">
            <text:p>1973866</text:p>
          </table:table-cell>
          <table:table-cell table:style-name="ce2"/>
          <table:table-cell office:value-type="string" table:style-name="ce5">
            <text:p>Gen. 17</text:p>
          </table:table-cell>
          <table:table-cell office:value-type="float" office:value="1940544" table:style-name="ce7">
            <text:p>1940544</text:p>
          </table:table-cell>
          <table:table-cell table:style-name="ce2"/>
          <table:table-cell office:value-type="string" table:style-name="ce5">
            <text:p>Gen. 17</text:p>
          </table:table-cell>
          <table:table-cell office:value-type="float" office:value="1946312" table:style-name="ce7">
            <text:p>1946312</text:p>
          </table:table-cell>
          <table:table-cell table:style-name="ce2"/>
          <table:table-cell office:value-type="string" table:style-name="ce5">
            <text:p>Gen. 17</text:p>
          </table:table-cell>
          <table:table-cell office:value-type="float" office:value="1946872" table:style-name="ce7">
            <text:p>1946872</text:p>
          </table:table-cell>
          <table:table-cell table:style-name="ce2"/>
          <table:table-cell office:value-type="string" table:style-name="ce5">
            <text:p>Gen. 17</text:p>
          </table:table-cell>
          <table:table-cell office:value-type="float" office:value="1937958" table:style-name="ce7">
            <text:p>1937958</text:p>
          </table:table-cell>
          <table:table-cell table:style-name="ce2"/>
          <table:table-cell office:value-type="string" table:style-name="ce5">
            <text:p>Gen. 17</text:p>
          </table:table-cell>
          <table:table-cell office:value-type="float" office:value="1900482" table:style-name="ce7">
            <text:p>1900482</text:p>
          </table:table-cell>
          <table:table-cell table:style-name="ce2"/>
          <table:table-cell office:value-type="string" table:style-name="ce5">
            <text:p>Gen. 17</text:p>
          </table:table-cell>
          <table:table-cell office:value-type="float" office:value="1928856" table:style-name="ce7">
            <text:p>1928856</text:p>
          </table:table-cell>
          <table:table-cell table:style-name="ce2"/>
          <table:table-cell office:value-type="string" table:style-name="ce5">
            <text:p>Gen. 17</text:p>
          </table:table-cell>
          <table:table-cell office:value-type="float" office:value="1953821" table:style-name="ce7">
            <text:p>1953821</text:p>
          </table:table-cell>
          <table:table-cell table:style-name="ce2"/>
          <table:table-cell office:value-type="string" table:style-name="ce5">
            <text:p>Gen. 17</text:p>
          </table:table-cell>
          <table:table-cell office:value-type="float" office:value="1982444" table:style-name="ce7">
            <text:p>1982444</text:p>
          </table:table-cell>
          <table:table-cell table:style-name="ce2"/>
          <table:table-cell office:value-type="string" table:style-name="ce5">
            <text:p>Gen. 17</text:p>
          </table:table-cell>
          <table:table-cell office:value-type="float" office:value="1900204" table:style-name="ce7">
            <text:p>1900204</text:p>
          </table:table-cell>
          <table:table-cell table:style-name="ce2"/>
          <table:table-cell office:value-type="string" table:style-name="ce5">
            <text:p>Gen. 17</text:p>
          </table:table-cell>
          <table:table-cell office:value-type="float" office:value="1948304" table:style-name="ce7">
            <text:p>1948304</text:p>
          </table:table-cell>
          <table:table-cell table:style-name="ce2"/>
          <table:table-cell office:value-type="string" table:style-name="ce5">
            <text:p>Gen. 17</text:p>
          </table:table-cell>
          <table:table-cell office:value-type="float" office:value="1915537" table:style-name="ce7">
            <text:p>1915537</text:p>
          </table:table-cell>
          <table:table-cell table:style-name="ce2"/>
          <table:table-cell office:value-type="string" table:style-name="ce5">
            <text:p>Gen. 17</text:p>
          </table:table-cell>
          <table:table-cell office:value-type="float" office:value="1944702" table:style-name="ce7">
            <text:p>1944702</text:p>
          </table:table-cell>
          <table:table-cell table:style-name="ce2"/>
          <table:table-cell office:value-type="string" table:style-name="ce5">
            <text:p>Gen. 17</text:p>
          </table:table-cell>
          <table:table-cell office:value-type="float" office:value="1899184" table:style-name="ce7">
            <text:p>1899184</text:p>
          </table:table-cell>
          <table:table-cell table:style-name="ce2"/>
          <table:table-cell office:value-type="string" table:style-name="ce5">
            <text:p>Gen. 17</text:p>
          </table:table-cell>
          <table:table-cell office:value-type="float" office:value="2000050" table:style-name="ce7">
            <text:p>2000050</text:p>
          </table:table-cell>
          <table:table-cell table:style-name="ce2"/>
          <table:table-cell office:value-type="string" table:style-name="ce5">
            <text:p>Gen. 17</text:p>
          </table:table-cell>
          <table:table-cell office:value-type="float" office:value="1970824" table:style-name="ce7">
            <text:p>1970824</text:p>
          </table:table-cell>
          <table:table-cell table:style-name="ce2"/>
          <table:table-cell office:value-type="string" table:style-name="ce5">
            <text:p>Gen. 17</text:p>
          </table:table-cell>
          <table:table-cell office:value-type="float" office:value="1928662" table:style-name="ce7">
            <text:p>1928662</text:p>
          </table:table-cell>
          <table:table-cell table:style-name="ce2"/>
          <table:table-cell office:value-type="string" table:style-name="ce5">
            <text:p>Gen. 17</text:p>
          </table:table-cell>
          <table:table-cell office:value-type="float" office:value="1931269" table:style-name="ce7">
            <text:p>1931269</text:p>
          </table:table-cell>
          <table:table-cell table:style-name="ce2"/>
          <table:table-cell office:value-type="string" table:style-name="ce14">
            <text:p>Gen. 17</text:p>
          </table:table-cell>
          <table:table-cell office:value-type="float" office:value="1939989" table:formula="of:=AVERAGE([.$CL20];[.$CI20];[.$CF20];[.$CC20];[.$BZ20];[.$BW20];[.$BT20];[.$BQ20];[.$BN20];[.$BK20];[.$BH20];[.$BE20];[.$BB20];[.$AY20];[.$AV20];[.$AS20];[.$AP20];[.$AM20];[.$AJ20];[.$AG20];[.$AD20];[.$AA20];[.$X20];[.$U20];[.$R20];[.$O20];[.$L20];[.$I20];[.$F20];[.$C20])" table:style-name="ce17">
            <text:p>1939989</text:p>
          </table:table-cell>
          <table:table-cell office:value-type="float" office:value="24467.724081412598" table:formula="of:=STDEV([.$CL20];[.$CI20];[.$CF20];[.$CC20];[.$BZ20];[.$BW20];[.$BT20];[.$BQ20];[.$BN20];[.$BK20];[.$BH20];[.$BE20];[.$BB20];[.$AY20];[.$AV20];[.$AS20];[.$AP20];[.$AM20];[.$AJ20];[.$AG20];[.$AD20];[.$AA20];[.$X20];[.$U20];[.$R20];[.$O20];[.$L20];[.$I20];[.$F20];[.$C20])" table:style-name="ce17">
            <text:p>24468</text:p>
          </table:table-cell>
          <table:table-cell table:number-columns-repeated="16290"/>
        </table:table-row>
        <table:table-row table:style-name="ro1">
          <table:table-cell table:style-name="ce2"/>
          <table:table-cell office:value-type="string" table:style-name="ce5">
            <text:p>Gen. 18</text:p>
          </table:table-cell>
          <table:table-cell office:value-type="float" office:value="1901524" table:style-name="ce7">
            <text:p>1901524</text:p>
          </table:table-cell>
          <table:table-cell table:style-name="ce2"/>
          <table:table-cell office:value-type="string" table:style-name="ce5">
            <text:p>Gen. 18</text:p>
          </table:table-cell>
          <table:table-cell office:value-type="float" office:value="1964096" table:style-name="ce7">
            <text:p>1964096</text:p>
          </table:table-cell>
          <table:table-cell table:style-name="ce2"/>
          <table:table-cell office:value-type="string" table:style-name="ce5">
            <text:p>Gen. 18</text:p>
          </table:table-cell>
          <table:table-cell office:value-type="float" office:value="1940502" table:style-name="ce7">
            <text:p>1940502</text:p>
          </table:table-cell>
          <table:table-cell table:style-name="ce2"/>
          <table:table-cell office:value-type="string" table:style-name="ce5">
            <text:p>Gen. 18</text:p>
          </table:table-cell>
          <table:table-cell office:value-type="float" office:value="1933645" table:style-name="ce7">
            <text:p>1933645</text:p>
          </table:table-cell>
          <table:table-cell table:style-name="ce2"/>
          <table:table-cell office:value-type="string" table:style-name="ce5">
            <text:p>Gen. 18</text:p>
          </table:table-cell>
          <table:table-cell office:value-type="float" office:value="1912384" table:style-name="ce7">
            <text:p>1912384</text:p>
          </table:table-cell>
          <table:table-cell table:style-name="ce2"/>
          <table:table-cell office:value-type="string" table:style-name="ce5">
            <text:p>Gen. 18</text:p>
          </table:table-cell>
          <table:table-cell office:value-type="float" office:value="1916270" table:style-name="ce7">
            <text:p>1916270</text:p>
          </table:table-cell>
          <table:table-cell table:style-name="ce2"/>
          <table:table-cell office:value-type="string" table:style-name="ce5">
            <text:p>Gen. 18</text:p>
          </table:table-cell>
          <table:table-cell office:value-type="float" office:value="1902434" table:style-name="ce7">
            <text:p>1902434</text:p>
          </table:table-cell>
          <table:table-cell table:style-name="ce2"/>
          <table:table-cell office:value-type="string" table:style-name="ce5">
            <text:p>Gen. 18</text:p>
          </table:table-cell>
          <table:table-cell office:value-type="float" office:value="1921906" table:style-name="ce7">
            <text:p>1921906</text:p>
          </table:table-cell>
          <table:table-cell table:style-name="ce2"/>
          <table:table-cell office:value-type="string" table:style-name="ce5">
            <text:p>Gen. 18</text:p>
          </table:table-cell>
          <table:table-cell office:value-type="float" office:value="1959492" table:style-name="ce7">
            <text:p>1959492</text:p>
          </table:table-cell>
          <table:table-cell table:style-name="ce2"/>
          <table:table-cell office:value-type="string" table:style-name="ce5">
            <text:p>Gen. 18</text:p>
          </table:table-cell>
          <table:table-cell office:value-type="float" office:value="1926282" table:style-name="ce7">
            <text:p>1926282</text:p>
          </table:table-cell>
          <table:table-cell table:style-name="ce2"/>
          <table:table-cell office:value-type="string" table:style-name="ce5">
            <text:p>Gen. 18</text:p>
          </table:table-cell>
          <table:table-cell office:value-type="float" office:value="1946576" table:style-name="ce7">
            <text:p>1946576</text:p>
          </table:table-cell>
          <table:table-cell table:style-name="ce2"/>
          <table:table-cell office:value-type="string" table:style-name="ce5">
            <text:p>Gen. 18</text:p>
          </table:table-cell>
          <table:table-cell office:value-type="float" office:value="1930028" table:style-name="ce7">
            <text:p>1930028</text:p>
          </table:table-cell>
          <table:table-cell table:style-name="ce2"/>
          <table:table-cell office:value-type="string" table:style-name="ce5">
            <text:p>Gen. 18</text:p>
          </table:table-cell>
          <table:table-cell office:value-type="float" office:value="1970302" table:style-name="ce7">
            <text:p>1970302</text:p>
          </table:table-cell>
          <table:table-cell table:style-name="ce2"/>
          <table:table-cell office:value-type="string" table:style-name="ce5">
            <text:p>Gen. 18</text:p>
          </table:table-cell>
          <table:table-cell office:value-type="float" office:value="1936092" table:style-name="ce7">
            <text:p>1936092</text:p>
          </table:table-cell>
          <table:table-cell table:style-name="ce2"/>
          <table:table-cell office:value-type="string" table:style-name="ce5">
            <text:p>Gen. 18</text:p>
          </table:table-cell>
          <table:table-cell office:value-type="float" office:value="1937536" table:style-name="ce7">
            <text:p>1937536</text:p>
          </table:table-cell>
          <table:table-cell table:style-name="ce2"/>
          <table:table-cell office:value-type="string" table:style-name="ce5">
            <text:p>Gen. 18</text:p>
          </table:table-cell>
          <table:table-cell office:value-type="float" office:value="1945972" table:style-name="ce7">
            <text:p>1945972</text:p>
          </table:table-cell>
          <table:table-cell table:style-name="ce2"/>
          <table:table-cell office:value-type="string" table:style-name="ce5">
            <text:p>Gen. 18</text:p>
          </table:table-cell>
          <table:table-cell office:value-type="float" office:value="1935344" table:style-name="ce7">
            <text:p>1935344</text:p>
          </table:table-cell>
          <table:table-cell table:style-name="ce2"/>
          <table:table-cell office:value-type="string" table:style-name="ce5">
            <text:p>Gen. 18</text:p>
          </table:table-cell>
          <table:table-cell office:value-type="float" office:value="1886068" table:style-name="ce7">
            <text:p>1886068</text:p>
          </table:table-cell>
          <table:table-cell table:style-name="ce2"/>
          <table:table-cell office:value-type="string" table:style-name="ce5">
            <text:p>Gen. 18</text:p>
          </table:table-cell>
          <table:table-cell office:value-type="float" office:value="1922678" table:style-name="ce7">
            <text:p>1922678</text:p>
          </table:table-cell>
          <table:table-cell table:style-name="ce2"/>
          <table:table-cell office:value-type="string" table:style-name="ce5">
            <text:p>Gen. 18</text:p>
          </table:table-cell>
          <table:table-cell office:value-type="float" office:value="1950031" table:style-name="ce7">
            <text:p>1950031</text:p>
          </table:table-cell>
          <table:table-cell table:style-name="ce2"/>
          <table:table-cell office:value-type="string" table:style-name="ce5">
            <text:p>Gen. 18</text:p>
          </table:table-cell>
          <table:table-cell office:value-type="float" office:value="1969522" table:style-name="ce7">
            <text:p>1969522</text:p>
          </table:table-cell>
          <table:table-cell table:style-name="ce2"/>
          <table:table-cell office:value-type="string" table:style-name="ce5">
            <text:p>Gen. 18</text:p>
          </table:table-cell>
          <table:table-cell office:value-type="float" office:value="1894028" table:style-name="ce7">
            <text:p>1894028</text:p>
          </table:table-cell>
          <table:table-cell table:style-name="ce2"/>
          <table:table-cell office:value-type="string" table:style-name="ce5">
            <text:p>Gen. 18</text:p>
          </table:table-cell>
          <table:table-cell office:value-type="float" office:value="1943742" table:style-name="ce7">
            <text:p>1943742</text:p>
          </table:table-cell>
          <table:table-cell table:style-name="ce2"/>
          <table:table-cell office:value-type="string" table:style-name="ce5">
            <text:p>Gen. 18</text:p>
          </table:table-cell>
          <table:table-cell office:value-type="float" office:value="1907368" table:style-name="ce7">
            <text:p>1907368</text:p>
          </table:table-cell>
          <table:table-cell table:style-name="ce2"/>
          <table:table-cell office:value-type="string" table:style-name="ce5">
            <text:p>Gen. 18</text:p>
          </table:table-cell>
          <table:table-cell office:value-type="float" office:value="1937436" table:style-name="ce7">
            <text:p>1937436</text:p>
          </table:table-cell>
          <table:table-cell table:style-name="ce2"/>
          <table:table-cell office:value-type="string" table:style-name="ce5">
            <text:p>Gen. 18</text:p>
          </table:table-cell>
          <table:table-cell office:value-type="float" office:value="1888440" table:style-name="ce7">
            <text:p>1888440</text:p>
          </table:table-cell>
          <table:table-cell table:style-name="ce2"/>
          <table:table-cell office:value-type="string" table:style-name="ce5">
            <text:p>Gen. 18</text:p>
          </table:table-cell>
          <table:table-cell office:value-type="float" office:value="1997990" table:style-name="ce7">
            <text:p>1997990</text:p>
          </table:table-cell>
          <table:table-cell table:style-name="ce2"/>
          <table:table-cell office:value-type="string" table:style-name="ce5">
            <text:p>Gen. 18</text:p>
          </table:table-cell>
          <table:table-cell office:value-type="float" office:value="1970756" table:style-name="ce7">
            <text:p>1970756</text:p>
          </table:table-cell>
          <table:table-cell table:style-name="ce2"/>
          <table:table-cell office:value-type="string" table:style-name="ce5">
            <text:p>Gen. 18</text:p>
          </table:table-cell>
          <table:table-cell office:value-type="float" office:value="1921596" table:style-name="ce7">
            <text:p>1921596</text:p>
          </table:table-cell>
          <table:table-cell table:style-name="ce2"/>
          <table:table-cell office:value-type="string" table:style-name="ce5">
            <text:p>Gen. 18</text:p>
          </table:table-cell>
          <table:table-cell office:value-type="float" office:value="1926449" table:style-name="ce7">
            <text:p>1926449</text:p>
          </table:table-cell>
          <table:table-cell table:style-name="ce2"/>
          <table:table-cell office:value-type="string" table:style-name="ce14">
            <text:p>Gen. 18</text:p>
          </table:table-cell>
          <table:table-cell office:value-type="float" office:value="1933216.3" table:formula="of:=AVERAGE([.$CL21];[.$CI21];[.$CF21];[.$CC21];[.$BZ21];[.$BW21];[.$BT21];[.$BQ21];[.$BN21];[.$BK21];[.$BH21];[.$BE21];[.$BB21];[.$AY21];[.$AV21];[.$AS21];[.$AP21];[.$AM21];[.$AJ21];[.$AG21];[.$AD21];[.$AA21];[.$X21];[.$U21];[.$R21];[.$O21];[.$L21];[.$I21];[.$F21];[.$C21])" table:style-name="ce17">
            <text:p>1933216</text:p>
          </table:table-cell>
          <table:table-cell office:value-type="float" office:value="26498.165651737036" table:formula="of:=STDEV([.$CL21];[.$CI21];[.$CF21];[.$CC21];[.$BZ21];[.$BW21];[.$BT21];[.$BQ21];[.$BN21];[.$BK21];[.$BH21];[.$BE21];[.$BB21];[.$AY21];[.$AV21];[.$AS21];[.$AP21];[.$AM21];[.$AJ21];[.$AG21];[.$AD21];[.$AA21];[.$X21];[.$U21];[.$R21];[.$O21];[.$L21];[.$I21];[.$F21];[.$C21])" table:style-name="ce17">
            <text:p>26498</text:p>
          </table:table-cell>
          <table:table-cell table:number-columns-repeated="16290"/>
        </table:table-row>
        <table:table-row table:style-name="ro1">
          <table:table-cell table:style-name="ce2"/>
          <table:table-cell office:value-type="string" table:style-name="ce5">
            <text:p>Gen. 19</text:p>
          </table:table-cell>
          <table:table-cell office:value-type="float" office:value="1895784" table:style-name="ce7">
            <text:p>1895784</text:p>
          </table:table-cell>
          <table:table-cell table:style-name="ce2"/>
          <table:table-cell office:value-type="string" table:style-name="ce5">
            <text:p>Gen. 19</text:p>
          </table:table-cell>
          <table:table-cell office:value-type="float" office:value="1960846" table:style-name="ce7">
            <text:p>1960846</text:p>
          </table:table-cell>
          <table:table-cell table:style-name="ce2"/>
          <table:table-cell office:value-type="string" table:style-name="ce5">
            <text:p>Gen. 19</text:p>
          </table:table-cell>
          <table:table-cell office:value-type="float" office:value="1940502" table:style-name="ce7">
            <text:p>1940502</text:p>
          </table:table-cell>
          <table:table-cell table:style-name="ce2"/>
          <table:table-cell office:value-type="string" table:style-name="ce5">
            <text:p>Gen. 19</text:p>
          </table:table-cell>
          <table:table-cell office:value-type="float" office:value="1931825" table:style-name="ce7">
            <text:p>1931825</text:p>
          </table:table-cell>
          <table:table-cell table:style-name="ce2"/>
          <table:table-cell office:value-type="string" table:style-name="ce5">
            <text:p>Gen. 19</text:p>
          </table:table-cell>
          <table:table-cell office:value-type="float" office:value="1911032" table:style-name="ce7">
            <text:p>1911032</text:p>
          </table:table-cell>
          <table:table-cell table:style-name="ce2"/>
          <table:table-cell office:value-type="string" table:style-name="ce5">
            <text:p>Gen. 19</text:p>
          </table:table-cell>
          <table:table-cell office:value-type="float" office:value="1913684" table:style-name="ce7">
            <text:p>1913684</text:p>
          </table:table-cell>
          <table:table-cell table:style-name="ce2"/>
          <table:table-cell office:value-type="string" table:style-name="ce5">
            <text:p>Gen. 19</text:p>
          </table:table-cell>
          <table:table-cell office:value-type="float" office:value="1896238" table:style-name="ce7">
            <text:p>1896238</text:p>
          </table:table-cell>
          <table:table-cell table:style-name="ce2"/>
          <table:table-cell office:value-type="string" table:style-name="ce5">
            <text:p>Gen. 19</text:p>
          </table:table-cell>
          <table:table-cell office:value-type="float" office:value="1912768" table:style-name="ce7">
            <text:p>1912768</text:p>
          </table:table-cell>
          <table:table-cell table:style-name="ce2"/>
          <table:table-cell office:value-type="string" table:style-name="ce5">
            <text:p>Gen. 19</text:p>
          </table:table-cell>
          <table:table-cell office:value-type="float" office:value="1946126" table:style-name="ce7">
            <text:p>1946126</text:p>
          </table:table-cell>
          <table:table-cell table:style-name="ce2"/>
          <table:table-cell office:value-type="string" table:style-name="ce5">
            <text:p>Gen. 19</text:p>
          </table:table-cell>
          <table:table-cell office:value-type="float" office:value="1926030" table:style-name="ce7">
            <text:p>1926030</text:p>
          </table:table-cell>
          <table:table-cell table:style-name="ce2"/>
          <table:table-cell office:value-type="string" table:style-name="ce5">
            <text:p>Gen. 19</text:p>
          </table:table-cell>
          <table:table-cell office:value-type="float" office:value="1944388" table:style-name="ce7">
            <text:p>1944388</text:p>
          </table:table-cell>
          <table:table-cell table:style-name="ce2"/>
          <table:table-cell office:value-type="string" table:style-name="ce5">
            <text:p>Gen. 19</text:p>
          </table:table-cell>
          <table:table-cell office:value-type="float" office:value="1920978" table:style-name="ce7">
            <text:p>1920978</text:p>
          </table:table-cell>
          <table:table-cell table:style-name="ce2"/>
          <table:table-cell office:value-type="string" table:style-name="ce5">
            <text:p>Gen. 19</text:p>
          </table:table-cell>
          <table:table-cell office:value-type="float" office:value="1965126" table:style-name="ce7">
            <text:p>1965126</text:p>
          </table:table-cell>
          <table:table-cell table:style-name="ce2"/>
          <table:table-cell office:value-type="string" table:style-name="ce5">
            <text:p>Gen. 19</text:p>
          </table:table-cell>
          <table:table-cell office:value-type="float" office:value="1920546" table:style-name="ce7">
            <text:p>1920546</text:p>
          </table:table-cell>
          <table:table-cell table:style-name="ce2"/>
          <table:table-cell office:value-type="string" table:style-name="ce5">
            <text:p>Gen. 19</text:p>
          </table:table-cell>
          <table:table-cell office:value-type="float" office:value="1934740" table:style-name="ce7">
            <text:p>1934740</text:p>
          </table:table-cell>
          <table:table-cell table:style-name="ce2"/>
          <table:table-cell office:value-type="string" table:style-name="ce5">
            <text:p>Gen. 19</text:p>
          </table:table-cell>
          <table:table-cell office:value-type="float" office:value="1930920" table:style-name="ce7">
            <text:p>1930920</text:p>
          </table:table-cell>
          <table:table-cell table:style-name="ce2"/>
          <table:table-cell office:value-type="string" table:style-name="ce5">
            <text:p>Gen. 19</text:p>
          </table:table-cell>
          <table:table-cell office:value-type="float" office:value="1932804" table:style-name="ce7">
            <text:p>1932804</text:p>
          </table:table-cell>
          <table:table-cell table:style-name="ce2"/>
          <table:table-cell office:value-type="string" table:style-name="ce5">
            <text:p>Gen. 19</text:p>
          </table:table-cell>
          <table:table-cell office:value-type="float" office:value="1886068" table:style-name="ce7">
            <text:p>1886068</text:p>
          </table:table-cell>
          <table:table-cell table:style-name="ce2"/>
          <table:table-cell office:value-type="string" table:style-name="ce5">
            <text:p>Gen. 19</text:p>
          </table:table-cell>
          <table:table-cell office:value-type="float" office:value="1914886" table:style-name="ce7">
            <text:p>1914886</text:p>
          </table:table-cell>
          <table:table-cell table:style-name="ce2"/>
          <table:table-cell office:value-type="string" table:style-name="ce5">
            <text:p>Gen. 19</text:p>
          </table:table-cell>
          <table:table-cell office:value-type="float" office:value="1935221" table:style-name="ce7">
            <text:p>1935221</text:p>
          </table:table-cell>
          <table:table-cell table:style-name="ce2"/>
          <table:table-cell office:value-type="string" table:style-name="ce5">
            <text:p>Gen. 19</text:p>
          </table:table-cell>
          <table:table-cell office:value-type="float" office:value="1969522" table:style-name="ce7">
            <text:p>1969522</text:p>
          </table:table-cell>
          <table:table-cell table:style-name="ce2"/>
          <table:table-cell office:value-type="string" table:style-name="ce5">
            <text:p>Gen. 19</text:p>
          </table:table-cell>
          <table:table-cell office:value-type="float" office:value="1893780" table:style-name="ce7">
            <text:p>1893780</text:p>
          </table:table-cell>
          <table:table-cell table:style-name="ce2"/>
          <table:table-cell office:value-type="string" table:style-name="ce5">
            <text:p>Gen. 19</text:p>
          </table:table-cell>
          <table:table-cell office:value-type="float" office:value="1924558" table:style-name="ce7">
            <text:p>1924558</text:p>
          </table:table-cell>
          <table:table-cell table:style-name="ce2"/>
          <table:table-cell office:value-type="string" table:style-name="ce5">
            <text:p>Gen. 19</text:p>
          </table:table-cell>
          <table:table-cell office:value-type="float" office:value="1901626" table:style-name="ce7">
            <text:p>1901626</text:p>
          </table:table-cell>
          <table:table-cell table:style-name="ce2"/>
          <table:table-cell office:value-type="string" table:style-name="ce5">
            <text:p>Gen. 19</text:p>
          </table:table-cell>
          <table:table-cell office:value-type="float" office:value="1931230" table:style-name="ce7">
            <text:p>1931230</text:p>
          </table:table-cell>
          <table:table-cell table:style-name="ce2"/>
          <table:table-cell office:value-type="string" table:style-name="ce5">
            <text:p>Gen. 19</text:p>
          </table:table-cell>
          <table:table-cell office:value-type="float" office:value="1879796" table:style-name="ce7">
            <text:p>1879796</text:p>
          </table:table-cell>
          <table:table-cell table:style-name="ce2"/>
          <table:table-cell office:value-type="string" table:style-name="ce5">
            <text:p>Gen. 19</text:p>
          </table:table-cell>
          <table:table-cell office:value-type="float" office:value="1996310" table:style-name="ce7">
            <text:p>1996310</text:p>
          </table:table-cell>
          <table:table-cell table:style-name="ce2"/>
          <table:table-cell office:value-type="string" table:style-name="ce5">
            <text:p>Gen. 19</text:p>
          </table:table-cell>
          <table:table-cell office:value-type="float" office:value="1963342" table:style-name="ce7">
            <text:p>1963342</text:p>
          </table:table-cell>
          <table:table-cell table:style-name="ce2"/>
          <table:table-cell office:value-type="string" table:style-name="ce5">
            <text:p>Gen. 19</text:p>
          </table:table-cell>
          <table:table-cell office:value-type="float" office:value="1908420" table:style-name="ce7">
            <text:p>1908420</text:p>
          </table:table-cell>
          <table:table-cell table:style-name="ce2"/>
          <table:table-cell office:value-type="string" table:style-name="ce5">
            <text:p>Gen. 19</text:p>
          </table:table-cell>
          <table:table-cell office:value-type="float" office:value="1920765" table:style-name="ce7">
            <text:p>1920765</text:p>
          </table:table-cell>
          <table:table-cell table:style-name="ce2"/>
          <table:table-cell office:value-type="string" table:style-name="ce14">
            <text:p>Gen. 19</text:p>
          </table:table-cell>
          <table:table-cell office:value-type="float" office:value="1926995.3666666667" table:formula="of:=AVERAGE([.$CL22];[.$CI22];[.$CF22];[.$CC22];[.$BZ22];[.$BW22];[.$BT22];[.$BQ22];[.$BN22];[.$BK22];[.$BH22];[.$BE22];[.$BB22];[.$AY22];[.$AV22];[.$AS22];[.$AP22];[.$AM22];[.$AJ22];[.$AG22];[.$AD22];[.$AA22];[.$X22];[.$U22];[.$R22];[.$O22];[.$L22];[.$I22];[.$F22];[.$C22])" table:style-name="ce17">
            <text:p>1926995</text:p>
          </table:table-cell>
          <table:table-cell office:value-type="float" office:value="26537.124098376669" table:formula="of:=STDEV([.$CL22];[.$CI22];[.$CF22];[.$CC22];[.$BZ22];[.$BW22];[.$BT22];[.$BQ22];[.$BN22];[.$BK22];[.$BH22];[.$BE22];[.$BB22];[.$AY22];[.$AV22];[.$AS22];[.$AP22];[.$AM22];[.$AJ22];[.$AG22];[.$AD22];[.$AA22];[.$X22];[.$U22];[.$R22];[.$O22];[.$L22];[.$I22];[.$F22];[.$C22])" table:style-name="ce17">
            <text:p>26537</text:p>
          </table:table-cell>
          <table:table-cell table:number-columns-repeated="16290"/>
        </table:table-row>
        <table:table-row table:style-name="ro1">
          <table:table-cell table:style-name="ce2"/>
          <table:table-cell office:value-type="string" table:style-name="ce5">
            <text:p>Gen. 20</text:p>
          </table:table-cell>
          <table:table-cell office:value-type="float" office:value="1895784" table:style-name="ce7">
            <text:p>1895784</text:p>
          </table:table-cell>
          <table:table-cell table:style-name="ce2"/>
          <table:table-cell office:value-type="string" table:style-name="ce5">
            <text:p>Gen. 20</text:p>
          </table:table-cell>
          <table:table-cell office:value-type="float" office:value="1954596" table:style-name="ce7">
            <text:p>1954596</text:p>
          </table:table-cell>
          <table:table-cell table:style-name="ce2"/>
          <table:table-cell office:value-type="string" table:style-name="ce5">
            <text:p>Gen. 20</text:p>
          </table:table-cell>
          <table:table-cell office:value-type="float" office:value="1926338" table:style-name="ce7">
            <text:p>1926338</text:p>
          </table:table-cell>
          <table:table-cell table:style-name="ce2"/>
          <table:table-cell office:value-type="string" table:style-name="ce5">
            <text:p>Gen. 20</text:p>
          </table:table-cell>
          <table:table-cell office:value-type="float" office:value="1924269" table:style-name="ce7">
            <text:p>1924269</text:p>
          </table:table-cell>
          <table:table-cell table:style-name="ce2"/>
          <table:table-cell office:value-type="string" table:style-name="ce5">
            <text:p>Gen. 20</text:p>
          </table:table-cell>
          <table:table-cell office:value-type="float" office:value="1910444" table:style-name="ce7">
            <text:p>1910444</text:p>
          </table:table-cell>
          <table:table-cell table:style-name="ce2"/>
          <table:table-cell office:value-type="string" table:style-name="ce5">
            <text:p>Gen. 20</text:p>
          </table:table-cell>
          <table:table-cell office:value-type="float" office:value="1910328" table:style-name="ce7">
            <text:p>1910328</text:p>
          </table:table-cell>
          <table:table-cell table:style-name="ce2"/>
          <table:table-cell office:value-type="string" table:style-name="ce5">
            <text:p>Gen. 20</text:p>
          </table:table-cell>
          <table:table-cell office:value-type="float" office:value="1887718" table:style-name="ce7">
            <text:p>1887718</text:p>
          </table:table-cell>
          <table:table-cell table:style-name="ce2"/>
          <table:table-cell office:value-type="string" table:style-name="ce5">
            <text:p>Gen. 20</text:p>
          </table:table-cell>
          <table:table-cell office:value-type="float" office:value="1901982" table:style-name="ce7">
            <text:p>1901982</text:p>
          </table:table-cell>
          <table:table-cell table:style-name="ce2"/>
          <table:table-cell office:value-type="string" table:style-name="ce5">
            <text:p>Gen. 20</text:p>
          </table:table-cell>
          <table:table-cell office:value-type="float" office:value="1935800" table:style-name="ce7">
            <text:p>1935800</text:p>
          </table:table-cell>
          <table:table-cell table:style-name="ce2"/>
          <table:table-cell office:value-type="string" table:style-name="ce5">
            <text:p>Gen. 20</text:p>
          </table:table-cell>
          <table:table-cell office:value-type="float" office:value="1916616" table:style-name="ce7">
            <text:p>1916616</text:p>
          </table:table-cell>
          <table:table-cell table:style-name="ce2"/>
          <table:table-cell office:value-type="string" table:style-name="ce5">
            <text:p>Gen. 20</text:p>
          </table:table-cell>
          <table:table-cell office:value-type="float" office:value="1939554" table:style-name="ce7">
            <text:p>1939554</text:p>
          </table:table-cell>
          <table:table-cell table:style-name="ce2"/>
          <table:table-cell office:value-type="string" table:style-name="ce5">
            <text:p>Gen. 20</text:p>
          </table:table-cell>
          <table:table-cell office:value-type="float" office:value="1919448" table:style-name="ce7">
            <text:p>1919448</text:p>
          </table:table-cell>
          <table:table-cell table:style-name="ce2"/>
          <table:table-cell office:value-type="string" table:style-name="ce5">
            <text:p>Gen. 20</text:p>
          </table:table-cell>
          <table:table-cell office:value-type="float" office:value="1960886" table:style-name="ce7">
            <text:p>1960886</text:p>
          </table:table-cell>
          <table:table-cell table:style-name="ce2"/>
          <table:table-cell office:value-type="string" table:style-name="ce5">
            <text:p>Gen. 20</text:p>
          </table:table-cell>
          <table:table-cell office:value-type="float" office:value="1912448" table:style-name="ce7">
            <text:p>1912448</text:p>
          </table:table-cell>
          <table:table-cell table:style-name="ce2"/>
          <table:table-cell office:value-type="string" table:style-name="ce5">
            <text:p>Gen. 20</text:p>
          </table:table-cell>
          <table:table-cell office:value-type="float" office:value="1921850" table:style-name="ce7">
            <text:p>1921850</text:p>
          </table:table-cell>
          <table:table-cell table:style-name="ce2"/>
          <table:table-cell office:value-type="string" table:style-name="ce5">
            <text:p>Gen. 20</text:p>
          </table:table-cell>
          <table:table-cell office:value-type="float" office:value="1923212" table:style-name="ce7">
            <text:p>1923212</text:p>
          </table:table-cell>
          <table:table-cell table:style-name="ce2"/>
          <table:table-cell office:value-type="string" table:style-name="ce5">
            <text:p>Gen. 20</text:p>
          </table:table-cell>
          <table:table-cell office:value-type="float" office:value="1924600" table:style-name="ce7">
            <text:p>1924600</text:p>
          </table:table-cell>
          <table:table-cell table:style-name="ce2"/>
          <table:table-cell office:value-type="string" table:style-name="ce5">
            <text:p>Gen. 20</text:p>
          </table:table-cell>
          <table:table-cell office:value-type="float" office:value="1879578" table:style-name="ce7">
            <text:p>1879578</text:p>
          </table:table-cell>
          <table:table-cell table:style-name="ce2"/>
          <table:table-cell office:value-type="string" table:style-name="ce5">
            <text:p>Gen. 20</text:p>
          </table:table-cell>
          <table:table-cell office:value-type="float" office:value="1905832" table:style-name="ce7">
            <text:p>1905832</text:p>
          </table:table-cell>
          <table:table-cell table:style-name="ce2"/>
          <table:table-cell office:value-type="string" table:style-name="ce5">
            <text:p>Gen. 20</text:p>
          </table:table-cell>
          <table:table-cell office:value-type="float" office:value="1934915" table:style-name="ce7">
            <text:p>1934915</text:p>
          </table:table-cell>
          <table:table-cell table:style-name="ce2"/>
          <table:table-cell office:value-type="string" table:style-name="ce5">
            <text:p>Gen. 20</text:p>
          </table:table-cell>
          <table:table-cell office:value-type="float" office:value="1960676" table:style-name="ce7">
            <text:p>1960676</text:p>
          </table:table-cell>
          <table:table-cell table:style-name="ce2"/>
          <table:table-cell office:value-type="string" table:style-name="ce5">
            <text:p>Gen. 20</text:p>
          </table:table-cell>
          <table:table-cell office:value-type="float" office:value="1882658" table:style-name="ce7">
            <text:p>1882658</text:p>
          </table:table-cell>
          <table:table-cell table:style-name="ce2"/>
          <table:table-cell office:value-type="string" table:style-name="ce5">
            <text:p>Gen. 20</text:p>
          </table:table-cell>
          <table:table-cell office:value-type="float" office:value="1923738" table:style-name="ce7">
            <text:p>1923738</text:p>
          </table:table-cell>
          <table:table-cell table:style-name="ce2"/>
          <table:table-cell office:value-type="string" table:style-name="ce5">
            <text:p>Gen. 20</text:p>
          </table:table-cell>
          <table:table-cell office:value-type="float" office:value="1900304" table:style-name="ce7">
            <text:p>1900304</text:p>
          </table:table-cell>
          <table:table-cell table:style-name="ce2"/>
          <table:table-cell office:value-type="string" table:style-name="ce5">
            <text:p>Gen. 20</text:p>
          </table:table-cell>
          <table:table-cell office:value-type="float" office:value="1931230" table:style-name="ce7">
            <text:p>1931230</text:p>
          </table:table-cell>
          <table:table-cell table:style-name="ce2"/>
          <table:table-cell office:value-type="string" table:style-name="ce5">
            <text:p>Gen. 20</text:p>
          </table:table-cell>
          <table:table-cell office:value-type="float" office:value="1875310" table:style-name="ce7">
            <text:p>1875310</text:p>
          </table:table-cell>
          <table:table-cell table:style-name="ce2"/>
          <table:table-cell office:value-type="string" table:style-name="ce5">
            <text:p>Gen. 20</text:p>
          </table:table-cell>
          <table:table-cell office:value-type="float" office:value="1992410" table:style-name="ce7">
            <text:p>1992410</text:p>
          </table:table-cell>
          <table:table-cell table:style-name="ce2"/>
          <table:table-cell office:value-type="string" table:style-name="ce5">
            <text:p>Gen. 20</text:p>
          </table:table-cell>
          <table:table-cell office:value-type="float" office:value="1957210" table:style-name="ce7">
            <text:p>1957210</text:p>
          </table:table-cell>
          <table:table-cell table:style-name="ce2"/>
          <table:table-cell office:value-type="string" table:style-name="ce5">
            <text:p>Gen. 20</text:p>
          </table:table-cell>
          <table:table-cell office:value-type="float" office:value="1892006" table:style-name="ce7">
            <text:p>1892006</text:p>
          </table:table-cell>
          <table:table-cell table:style-name="ce2"/>
          <table:table-cell office:value-type="string" table:style-name="ce5">
            <text:p>Gen. 20</text:p>
          </table:table-cell>
          <table:table-cell office:value-type="float" office:value="1913611" table:style-name="ce7">
            <text:p>1913611</text:p>
          </table:table-cell>
          <table:table-cell table:style-name="ce2"/>
          <table:table-cell office:value-type="string" table:style-name="ce14">
            <text:p>Gen. 20</text:p>
          </table:table-cell>
          <table:table-cell office:value-type="float" office:value="1920511.7" table:formula="of:=AVERAGE([.$CL23];[.$CI23];[.$CF23];[.$CC23];[.$BZ23];[.$BW23];[.$BT23];[.$BQ23];[.$BN23];[.$BK23];[.$BH23];[.$BE23];[.$BB23];[.$AY23];[.$AV23];[.$AS23];[.$AP23];[.$AM23];[.$AJ23];[.$AG23];[.$AD23];[.$AA23];[.$X23];[.$U23];[.$R23];[.$O23];[.$L23];[.$I23];[.$F23];[.$C23])" table:style-name="ce17">
            <text:p>1920512</text:p>
          </table:table-cell>
          <table:table-cell office:value-type="float" office:value="26830.508399504139" table:formula="of:=STDEV([.$CL23];[.$CI23];[.$CF23];[.$CC23];[.$BZ23];[.$BW23];[.$BT23];[.$BQ23];[.$BN23];[.$BK23];[.$BH23];[.$BE23];[.$BB23];[.$AY23];[.$AV23];[.$AS23];[.$AP23];[.$AM23];[.$AJ23];[.$AG23];[.$AD23];[.$AA23];[.$X23];[.$U23];[.$R23];[.$O23];[.$L23];[.$I23];[.$F23];[.$C23])" table:style-name="ce17">
            <text:p>26831</text:p>
          </table:table-cell>
          <table:table-cell table:number-columns-repeated="16290"/>
        </table:table-row>
        <table:table-row table:style-name="ro1">
          <table:table-cell table:style-name="ce2"/>
          <table:table-cell office:value-type="string" table:style-name="ce5">
            <text:p>Gen. 21</text:p>
          </table:table-cell>
          <table:table-cell office:value-type="float" office:value="1886392" table:style-name="ce7">
            <text:p>1886392</text:p>
          </table:table-cell>
          <table:table-cell table:style-name="ce2"/>
          <table:table-cell office:value-type="string" table:style-name="ce5">
            <text:p>Gen. 21</text:p>
          </table:table-cell>
          <table:table-cell office:value-type="float" office:value="1953830" table:style-name="ce7">
            <text:p>1953830</text:p>
          </table:table-cell>
          <table:table-cell table:style-name="ce2"/>
          <table:table-cell office:value-type="string" table:style-name="ce5">
            <text:p>Gen. 21</text:p>
          </table:table-cell>
          <table:table-cell office:value-type="float" office:value="1920792" table:style-name="ce7">
            <text:p>1920792</text:p>
          </table:table-cell>
          <table:table-cell table:style-name="ce2"/>
          <table:table-cell office:value-type="string" table:style-name="ce5">
            <text:p>Gen. 21</text:p>
          </table:table-cell>
          <table:table-cell office:value-type="float" office:value="1918273" table:style-name="ce7">
            <text:p>1918273</text:p>
          </table:table-cell>
          <table:table-cell table:style-name="ce2"/>
          <table:table-cell office:value-type="string" table:style-name="ce5">
            <text:p>Gen. 21</text:p>
          </table:table-cell>
          <table:table-cell office:value-type="float" office:value="1907664" table:style-name="ce7">
            <text:p>1907664</text:p>
          </table:table-cell>
          <table:table-cell table:style-name="ce2"/>
          <table:table-cell office:value-type="string" table:style-name="ce5">
            <text:p>Gen. 21</text:p>
          </table:table-cell>
          <table:table-cell office:value-type="float" office:value="1905130" table:style-name="ce7">
            <text:p>1905130</text:p>
          </table:table-cell>
          <table:table-cell table:style-name="ce2"/>
          <table:table-cell office:value-type="string" table:style-name="ce5">
            <text:p>Gen. 21</text:p>
          </table:table-cell>
          <table:table-cell office:value-type="float" office:value="1886628" table:style-name="ce7">
            <text:p>1886628</text:p>
          </table:table-cell>
          <table:table-cell table:style-name="ce2"/>
          <table:table-cell office:value-type="string" table:style-name="ce5">
            <text:p>Gen. 21</text:p>
          </table:table-cell>
          <table:table-cell office:value-type="float" office:value="1897788" table:style-name="ce7">
            <text:p>1897788</text:p>
          </table:table-cell>
          <table:table-cell table:style-name="ce2"/>
          <table:table-cell office:value-type="string" table:style-name="ce5">
            <text:p>Gen. 21</text:p>
          </table:table-cell>
          <table:table-cell office:value-type="float" office:value="1928722" table:style-name="ce7">
            <text:p>1928722</text:p>
          </table:table-cell>
          <table:table-cell table:style-name="ce2"/>
          <table:table-cell office:value-type="string" table:style-name="ce5">
            <text:p>Gen. 21</text:p>
          </table:table-cell>
          <table:table-cell office:value-type="float" office:value="1915364" table:style-name="ce7">
            <text:p>1915364</text:p>
          </table:table-cell>
          <table:table-cell table:style-name="ce2"/>
          <table:table-cell office:value-type="string" table:style-name="ce5">
            <text:p>Gen. 21</text:p>
          </table:table-cell>
          <table:table-cell office:value-type="float" office:value="1933102" table:style-name="ce7">
            <text:p>1933102</text:p>
          </table:table-cell>
          <table:table-cell table:style-name="ce2"/>
          <table:table-cell office:value-type="string" table:style-name="ce5">
            <text:p>Gen. 21</text:p>
          </table:table-cell>
          <table:table-cell office:value-type="float" office:value="1913472" table:style-name="ce7">
            <text:p>1913472</text:p>
          </table:table-cell>
          <table:table-cell table:style-name="ce2"/>
          <table:table-cell office:value-type="string" table:style-name="ce5">
            <text:p>Gen. 21</text:p>
          </table:table-cell>
          <table:table-cell office:value-type="float" office:value="1954764" table:style-name="ce7">
            <text:p>1954764</text:p>
          </table:table-cell>
          <table:table-cell table:style-name="ce2"/>
          <table:table-cell office:value-type="string" table:style-name="ce5">
            <text:p>Gen. 21</text:p>
          </table:table-cell>
          <table:table-cell office:value-type="float" office:value="1912448" table:style-name="ce7">
            <text:p>1912448</text:p>
          </table:table-cell>
          <table:table-cell table:style-name="ce2"/>
          <table:table-cell office:value-type="string" table:style-name="ce5">
            <text:p>Gen. 21</text:p>
          </table:table-cell>
          <table:table-cell office:value-type="float" office:value="1916562" table:style-name="ce7">
            <text:p>1916562</text:p>
          </table:table-cell>
          <table:table-cell table:style-name="ce2"/>
          <table:table-cell office:value-type="string" table:style-name="ce5">
            <text:p>Gen. 21</text:p>
          </table:table-cell>
          <table:table-cell office:value-type="float" office:value="1915122" table:style-name="ce7">
            <text:p>1915122</text:p>
          </table:table-cell>
          <table:table-cell table:style-name="ce2"/>
          <table:table-cell office:value-type="string" table:style-name="ce5">
            <text:p>Gen. 21</text:p>
          </table:table-cell>
          <table:table-cell office:value-type="float" office:value="1918818" table:style-name="ce7">
            <text:p>1918818</text:p>
          </table:table-cell>
          <table:table-cell table:style-name="ce2"/>
          <table:table-cell office:value-type="string" table:style-name="ce5">
            <text:p>Gen. 21</text:p>
          </table:table-cell>
          <table:table-cell office:value-type="float" office:value="1876528" table:style-name="ce7">
            <text:p>1876528</text:p>
          </table:table-cell>
          <table:table-cell table:style-name="ce2"/>
          <table:table-cell office:value-type="string" table:style-name="ce5">
            <text:p>Gen. 21</text:p>
          </table:table-cell>
          <table:table-cell office:value-type="float" office:value="1903950" table:style-name="ce7">
            <text:p>1903950</text:p>
          </table:table-cell>
          <table:table-cell table:style-name="ce2"/>
          <table:table-cell office:value-type="string" table:style-name="ce5">
            <text:p>Gen. 21</text:p>
          </table:table-cell>
          <table:table-cell office:value-type="float" office:value="1926247" table:style-name="ce7">
            <text:p>1926247</text:p>
          </table:table-cell>
          <table:table-cell table:style-name="ce2"/>
          <table:table-cell office:value-type="string" table:style-name="ce5">
            <text:p>Gen. 21</text:p>
          </table:table-cell>
          <table:table-cell office:value-type="float" office:value="1960676" table:style-name="ce7">
            <text:p>1960676</text:p>
          </table:table-cell>
          <table:table-cell table:style-name="ce2"/>
          <table:table-cell office:value-type="string" table:style-name="ce5">
            <text:p>Gen. 21</text:p>
          </table:table-cell>
          <table:table-cell office:value-type="float" office:value="1880684" table:style-name="ce7">
            <text:p>1880684</text:p>
          </table:table-cell>
          <table:table-cell table:style-name="ce2"/>
          <table:table-cell office:value-type="string" table:style-name="ce5">
            <text:p>Gen. 21</text:p>
          </table:table-cell>
          <table:table-cell office:value-type="float" office:value="1918242" table:style-name="ce7">
            <text:p>1918242</text:p>
          </table:table-cell>
          <table:table-cell table:style-name="ce2"/>
          <table:table-cell office:value-type="string" table:style-name="ce5">
            <text:p>Gen. 21</text:p>
          </table:table-cell>
          <table:table-cell office:value-type="float" office:value="1891986" table:style-name="ce7">
            <text:p>1891986</text:p>
          </table:table-cell>
          <table:table-cell table:style-name="ce2"/>
          <table:table-cell office:value-type="string" table:style-name="ce5">
            <text:p>Gen. 21</text:p>
          </table:table-cell>
          <table:table-cell office:value-type="float" office:value="1922450" table:style-name="ce7">
            <text:p>1922450</text:p>
          </table:table-cell>
          <table:table-cell table:style-name="ce2"/>
          <table:table-cell office:value-type="string" table:style-name="ce5">
            <text:p>Gen. 21</text:p>
          </table:table-cell>
          <table:table-cell office:value-type="float" office:value="1854706" table:style-name="ce7">
            <text:p>1854706</text:p>
          </table:table-cell>
          <table:table-cell table:style-name="ce2"/>
          <table:table-cell office:value-type="string" table:style-name="ce5">
            <text:p>Gen. 21</text:p>
          </table:table-cell>
          <table:table-cell office:value-type="float" office:value="1989330" table:style-name="ce7">
            <text:p>1989330</text:p>
          </table:table-cell>
          <table:table-cell table:style-name="ce2"/>
          <table:table-cell office:value-type="string" table:style-name="ce5">
            <text:p>Gen. 21</text:p>
          </table:table-cell>
          <table:table-cell office:value-type="float" office:value="1953038" table:style-name="ce7">
            <text:p>1953038</text:p>
          </table:table-cell>
          <table:table-cell table:style-name="ce2"/>
          <table:table-cell office:value-type="string" table:style-name="ce5">
            <text:p>Gen. 21</text:p>
          </table:table-cell>
          <table:table-cell office:value-type="float" office:value="1892006" table:style-name="ce7">
            <text:p>1892006</text:p>
          </table:table-cell>
          <table:table-cell table:style-name="ce2"/>
          <table:table-cell office:value-type="string" table:style-name="ce5">
            <text:p>Gen. 21</text:p>
          </table:table-cell>
          <table:table-cell office:value-type="float" office:value="1911407" table:style-name="ce7">
            <text:p>1911407</text:p>
          </table:table-cell>
          <table:table-cell table:style-name="ce2"/>
          <table:table-cell office:value-type="string" table:style-name="ce14">
            <text:p>Gen. 21</text:p>
          </table:table-cell>
          <table:table-cell office:value-type="float" office:value="1915537.3666666667" table:formula="of:=AVERAGE([.$CL24];[.$CI24];[.$CF24];[.$CC24];[.$BZ24];[.$BW24];[.$BT24];[.$BQ24];[.$BN24];[.$BK24];[.$BH24];[.$BE24];[.$BB24];[.$AY24];[.$AV24];[.$AS24];[.$AP24];[.$AM24];[.$AJ24];[.$AG24];[.$AD24];[.$AA24];[.$X24];[.$U24];[.$R24];[.$O24];[.$L24];[.$I24];[.$F24];[.$C24])" table:style-name="ce17">
            <text:p>1915537</text:p>
          </table:table-cell>
          <table:table-cell office:value-type="float" office:value="27838.497694656628" table:formula="of:=STDEV([.$CL24];[.$CI24];[.$CF24];[.$CC24];[.$BZ24];[.$BW24];[.$BT24];[.$BQ24];[.$BN24];[.$BK24];[.$BH24];[.$BE24];[.$BB24];[.$AY24];[.$AV24];[.$AS24];[.$AP24];[.$AM24];[.$AJ24];[.$AG24];[.$AD24];[.$AA24];[.$X24];[.$U24];[.$R24];[.$O24];[.$L24];[.$I24];[.$F24];[.$C24])" table:style-name="ce17">
            <text:p>27838</text:p>
          </table:table-cell>
          <table:table-cell table:number-columns-repeated="16290"/>
        </table:table-row>
        <table:table-row table:style-name="ro1">
          <table:table-cell table:style-name="ce2"/>
          <table:table-cell office:value-type="string" table:style-name="ce5">
            <text:p>Gen. 22</text:p>
          </table:table-cell>
          <table:table-cell office:value-type="float" office:value="1883740" table:style-name="ce7">
            <text:p>1883740</text:p>
          </table:table-cell>
          <table:table-cell table:style-name="ce2"/>
          <table:table-cell office:value-type="string" table:style-name="ce5">
            <text:p>Gen. 22</text:p>
          </table:table-cell>
          <table:table-cell office:value-type="float" office:value="1950844" table:style-name="ce7">
            <text:p>1950844</text:p>
          </table:table-cell>
          <table:table-cell table:style-name="ce2"/>
          <table:table-cell office:value-type="string" table:style-name="ce5">
            <text:p>Gen. 22</text:p>
          </table:table-cell>
          <table:table-cell office:value-type="float" office:value="1920792" table:style-name="ce7">
            <text:p>1920792</text:p>
          </table:table-cell>
          <table:table-cell table:style-name="ce2"/>
          <table:table-cell office:value-type="string" table:style-name="ce5">
            <text:p>Gen. 22</text:p>
          </table:table-cell>
          <table:table-cell office:value-type="float" office:value="1912761" table:style-name="ce7">
            <text:p>1912761</text:p>
          </table:table-cell>
          <table:table-cell table:style-name="ce2"/>
          <table:table-cell office:value-type="string" table:style-name="ce5">
            <text:p>Gen. 22</text:p>
          </table:table-cell>
          <table:table-cell office:value-type="float" office:value="1900614" table:style-name="ce7">
            <text:p>1900614</text:p>
          </table:table-cell>
          <table:table-cell table:style-name="ce2"/>
          <table:table-cell office:value-type="string" table:style-name="ce5">
            <text:p>Gen. 22</text:p>
          </table:table-cell>
          <table:table-cell office:value-type="float" office:value="1901280" table:style-name="ce7">
            <text:p>1901280</text:p>
          </table:table-cell>
          <table:table-cell table:style-name="ce2"/>
          <table:table-cell office:value-type="string" table:style-name="ce5">
            <text:p>Gen. 22</text:p>
          </table:table-cell>
          <table:table-cell office:value-type="float" office:value="1883490" table:style-name="ce7">
            <text:p>1883490</text:p>
          </table:table-cell>
          <table:table-cell table:style-name="ce2"/>
          <table:table-cell office:value-type="string" table:style-name="ce5">
            <text:p>Gen. 22</text:p>
          </table:table-cell>
          <table:table-cell office:value-type="float" office:value="1883708" table:style-name="ce7">
            <text:p>1883708</text:p>
          </table:table-cell>
          <table:table-cell table:style-name="ce2"/>
          <table:table-cell office:value-type="string" table:style-name="ce5">
            <text:p>Gen. 22</text:p>
          </table:table-cell>
          <table:table-cell office:value-type="float" office:value="1926882" table:style-name="ce7">
            <text:p>1926882</text:p>
          </table:table-cell>
          <table:table-cell table:style-name="ce2"/>
          <table:table-cell office:value-type="string" table:style-name="ce5">
            <text:p>Gen. 22</text:p>
          </table:table-cell>
          <table:table-cell office:value-type="float" office:value="1906952" table:style-name="ce7">
            <text:p>1906952</text:p>
          </table:table-cell>
          <table:table-cell table:style-name="ce2"/>
          <table:table-cell office:value-type="string" table:style-name="ce5">
            <text:p>Gen. 22</text:p>
          </table:table-cell>
          <table:table-cell office:value-type="float" office:value="1932234" table:style-name="ce7">
            <text:p>1932234</text:p>
          </table:table-cell>
          <table:table-cell table:style-name="ce2"/>
          <table:table-cell office:value-type="string" table:style-name="ce5">
            <text:p>Gen. 22</text:p>
          </table:table-cell>
          <table:table-cell office:value-type="float" office:value="1907920" table:style-name="ce7">
            <text:p>1907920</text:p>
          </table:table-cell>
          <table:table-cell table:style-name="ce2"/>
          <table:table-cell office:value-type="string" table:style-name="ce5">
            <text:p>Gen. 22</text:p>
          </table:table-cell>
          <table:table-cell office:value-type="float" office:value="1951326" table:style-name="ce7">
            <text:p>1951326</text:p>
          </table:table-cell>
          <table:table-cell table:style-name="ce2"/>
          <table:table-cell office:value-type="string" table:style-name="ce5">
            <text:p>Gen. 22</text:p>
          </table:table-cell>
          <table:table-cell office:value-type="float" office:value="1909734" table:style-name="ce7">
            <text:p>1909734</text:p>
          </table:table-cell>
          <table:table-cell table:style-name="ce2"/>
          <table:table-cell office:value-type="string" table:style-name="ce5">
            <text:p>Gen. 22</text:p>
          </table:table-cell>
          <table:table-cell office:value-type="float" office:value="1913764" table:style-name="ce7">
            <text:p>1913764</text:p>
          </table:table-cell>
          <table:table-cell table:style-name="ce2"/>
          <table:table-cell office:value-type="string" table:style-name="ce5">
            <text:p>Gen. 22</text:p>
          </table:table-cell>
          <table:table-cell office:value-type="float" office:value="1911550" table:style-name="ce7">
            <text:p>1911550</text:p>
          </table:table-cell>
          <table:table-cell table:style-name="ce2"/>
          <table:table-cell office:value-type="string" table:style-name="ce5">
            <text:p>Gen. 22</text:p>
          </table:table-cell>
          <table:table-cell office:value-type="float" office:value="1918128" table:style-name="ce7">
            <text:p>1918128</text:p>
          </table:table-cell>
          <table:table-cell table:style-name="ce2"/>
          <table:table-cell office:value-type="string" table:style-name="ce5">
            <text:p>Gen. 22</text:p>
          </table:table-cell>
          <table:table-cell office:value-type="float" office:value="1872978" table:style-name="ce7">
            <text:p>1872978</text:p>
          </table:table-cell>
          <table:table-cell table:style-name="ce2"/>
          <table:table-cell office:value-type="string" table:style-name="ce5">
            <text:p>Gen. 22</text:p>
          </table:table-cell>
          <table:table-cell office:value-type="float" office:value="1896318" table:style-name="ce7">
            <text:p>1896318</text:p>
          </table:table-cell>
          <table:table-cell table:style-name="ce2"/>
          <table:table-cell office:value-type="string" table:style-name="ce5">
            <text:p>Gen. 22</text:p>
          </table:table-cell>
          <table:table-cell office:value-type="float" office:value="1926247" table:style-name="ce7">
            <text:p>1926247</text:p>
          </table:table-cell>
          <table:table-cell table:style-name="ce2"/>
          <table:table-cell office:value-type="string" table:style-name="ce5">
            <text:p>Gen. 22</text:p>
          </table:table-cell>
          <table:table-cell office:value-type="float" office:value="1956412" table:style-name="ce7">
            <text:p>1956412</text:p>
          </table:table-cell>
          <table:table-cell table:style-name="ce2"/>
          <table:table-cell office:value-type="string" table:style-name="ce5">
            <text:p>Gen. 22</text:p>
          </table:table-cell>
          <table:table-cell office:value-type="float" office:value="1872944" table:style-name="ce7">
            <text:p>1872944</text:p>
          </table:table-cell>
          <table:table-cell table:style-name="ce2"/>
          <table:table-cell office:value-type="string" table:style-name="ce5">
            <text:p>Gen. 22</text:p>
          </table:table-cell>
          <table:table-cell office:value-type="float" office:value="1907308" table:style-name="ce7">
            <text:p>1907308</text:p>
          </table:table-cell>
          <table:table-cell table:style-name="ce2"/>
          <table:table-cell office:value-type="string" table:style-name="ce5">
            <text:p>Gen. 22</text:p>
          </table:table-cell>
          <table:table-cell office:value-type="float" office:value="1888065" table:style-name="ce7">
            <text:p>1888065</text:p>
          </table:table-cell>
          <table:table-cell table:style-name="ce2"/>
          <table:table-cell office:value-type="string" table:style-name="ce5">
            <text:p>Gen. 22</text:p>
          </table:table-cell>
          <table:table-cell office:value-type="float" office:value="1916424" table:style-name="ce7">
            <text:p>1916424</text:p>
          </table:table-cell>
          <table:table-cell table:style-name="ce2"/>
          <table:table-cell office:value-type="string" table:style-name="ce5">
            <text:p>Gen. 22</text:p>
          </table:table-cell>
          <table:table-cell office:value-type="float" office:value="1852406" table:style-name="ce7">
            <text:p>1852406</text:p>
          </table:table-cell>
          <table:table-cell table:style-name="ce2"/>
          <table:table-cell office:value-type="string" table:style-name="ce5">
            <text:p>Gen. 22</text:p>
          </table:table-cell>
          <table:table-cell office:value-type="float" office:value="1986684" table:style-name="ce7">
            <text:p>1986684</text:p>
          </table:table-cell>
          <table:table-cell table:style-name="ce2"/>
          <table:table-cell office:value-type="string" table:style-name="ce5">
            <text:p>Gen. 22</text:p>
          </table:table-cell>
          <table:table-cell office:value-type="float" office:value="1951210" table:style-name="ce7">
            <text:p>1951210</text:p>
          </table:table-cell>
          <table:table-cell table:style-name="ce2"/>
          <table:table-cell office:value-type="string" table:style-name="ce5">
            <text:p>Gen. 22</text:p>
          </table:table-cell>
          <table:table-cell office:value-type="float" office:value="1881966" table:style-name="ce7">
            <text:p>1881966</text:p>
          </table:table-cell>
          <table:table-cell table:style-name="ce2"/>
          <table:table-cell office:value-type="string" table:style-name="ce5">
            <text:p>Gen. 22</text:p>
          </table:table-cell>
          <table:table-cell office:value-type="float" office:value="1904941" table:style-name="ce7">
            <text:p>1904941</text:p>
          </table:table-cell>
          <table:table-cell table:style-name="ce2"/>
          <table:table-cell office:value-type="string" table:style-name="ce14">
            <text:p>Gen. 22</text:p>
          </table:table-cell>
          <table:table-cell office:value-type="float" office:value="1910987.4" table:formula="of:=AVERAGE([.$CL25];[.$CI25];[.$CF25];[.$CC25];[.$BZ25];[.$BW25];[.$BT25];[.$BQ25];[.$BN25];[.$BK25];[.$BH25];[.$BE25];[.$BB25];[.$AY25];[.$AV25];[.$AS25];[.$AP25];[.$AM25];[.$AJ25];[.$AG25];[.$AD25];[.$AA25];[.$X25];[.$U25];[.$R25];[.$O25];[.$L25];[.$I25];[.$F25];[.$C25])" table:style-name="ce17">
            <text:p>1910987</text:p>
          </table:table-cell>
          <table:table-cell office:value-type="float" office:value="28875.653212614474" table:formula="of:=STDEV([.$CL25];[.$CI25];[.$CF25];[.$CC25];[.$BZ25];[.$BW25];[.$BT25];[.$BQ25];[.$BN25];[.$BK25];[.$BH25];[.$BE25];[.$BB25];[.$AY25];[.$AV25];[.$AS25];[.$AP25];[.$AM25];[.$AJ25];[.$AG25];[.$AD25];[.$AA25];[.$X25];[.$U25];[.$R25];[.$O25];[.$L25];[.$I25];[.$F25];[.$C25])" table:style-name="ce17">
            <text:p>28876</text:p>
          </table:table-cell>
          <table:table-cell table:number-columns-repeated="16290"/>
        </table:table-row>
        <table:table-row table:style-name="ro1">
          <table:table-cell table:style-name="ce2"/>
          <table:table-cell office:value-type="string" table:style-name="ce5">
            <text:p>Gen. 23</text:p>
          </table:table-cell>
          <table:table-cell office:value-type="float" office:value="1879988" table:style-name="ce7">
            <text:p>1879988</text:p>
          </table:table-cell>
          <table:table-cell table:style-name="ce2"/>
          <table:table-cell office:value-type="string" table:style-name="ce5">
            <text:p>Gen. 23</text:p>
          </table:table-cell>
          <table:table-cell office:value-type="float" office:value="1949074" table:style-name="ce7">
            <text:p>1949074</text:p>
          </table:table-cell>
          <table:table-cell table:style-name="ce2"/>
          <table:table-cell office:value-type="string" table:style-name="ce5">
            <text:p>Gen. 23</text:p>
          </table:table-cell>
          <table:table-cell office:value-type="float" office:value="1913362" table:style-name="ce7">
            <text:p>1913362</text:p>
          </table:table-cell>
          <table:table-cell table:style-name="ce2"/>
          <table:table-cell office:value-type="string" table:style-name="ce5">
            <text:p>Gen. 23</text:p>
          </table:table-cell>
          <table:table-cell office:value-type="float" office:value="1909185" table:style-name="ce7">
            <text:p>1909185</text:p>
          </table:table-cell>
          <table:table-cell table:style-name="ce2"/>
          <table:table-cell office:value-type="string" table:style-name="ce5">
            <text:p>Gen. 23</text:p>
          </table:table-cell>
          <table:table-cell office:value-type="float" office:value="1900294" table:style-name="ce7">
            <text:p>1900294</text:p>
          </table:table-cell>
          <table:table-cell table:style-name="ce2"/>
          <table:table-cell office:value-type="string" table:style-name="ce5">
            <text:p>Gen. 23</text:p>
          </table:table-cell>
          <table:table-cell office:value-type="float" office:value="1893898" table:style-name="ce7">
            <text:p>1893898</text:p>
          </table:table-cell>
          <table:table-cell table:style-name="ce2"/>
          <table:table-cell office:value-type="string" table:style-name="ce5">
            <text:p>Gen. 23</text:p>
          </table:table-cell>
          <table:table-cell office:value-type="float" office:value="1869740" table:style-name="ce7">
            <text:p>1869740</text:p>
          </table:table-cell>
          <table:table-cell table:style-name="ce2"/>
          <table:table-cell office:value-type="string" table:style-name="ce5">
            <text:p>Gen. 23</text:p>
          </table:table-cell>
          <table:table-cell office:value-type="float" office:value="1881236" table:style-name="ce7">
            <text:p>1881236</text:p>
          </table:table-cell>
          <table:table-cell table:style-name="ce2"/>
          <table:table-cell office:value-type="string" table:style-name="ce5">
            <text:p>Gen. 23</text:p>
          </table:table-cell>
          <table:table-cell office:value-type="float" office:value="1901138" table:style-name="ce7">
            <text:p>1901138</text:p>
          </table:table-cell>
          <table:table-cell table:style-name="ce2"/>
          <table:table-cell office:value-type="string" table:style-name="ce5">
            <text:p>Gen. 23</text:p>
          </table:table-cell>
          <table:table-cell office:value-type="float" office:value="1904284" table:style-name="ce7">
            <text:p>1904284</text:p>
          </table:table-cell>
          <table:table-cell table:style-name="ce2"/>
          <table:table-cell office:value-type="string" table:style-name="ce5">
            <text:p>Gen. 23</text:p>
          </table:table-cell>
          <table:table-cell office:value-type="float" office:value="1923416" table:style-name="ce7">
            <text:p>1923416</text:p>
          </table:table-cell>
          <table:table-cell table:style-name="ce2"/>
          <table:table-cell office:value-type="string" table:style-name="ce5">
            <text:p>Gen. 23</text:p>
          </table:table-cell>
          <table:table-cell office:value-type="float" office:value="1903682" table:style-name="ce7">
            <text:p>1903682</text:p>
          </table:table-cell>
          <table:table-cell table:style-name="ce2"/>
          <table:table-cell office:value-type="string" table:style-name="ce5">
            <text:p>Gen. 23</text:p>
          </table:table-cell>
          <table:table-cell office:value-type="float" office:value="1949602" table:style-name="ce7">
            <text:p>1949602</text:p>
          </table:table-cell>
          <table:table-cell table:style-name="ce2"/>
          <table:table-cell office:value-type="string" table:style-name="ce5">
            <text:p>Gen. 23</text:p>
          </table:table-cell>
          <table:table-cell office:value-type="float" office:value="1900704" table:style-name="ce7">
            <text:p>1900704</text:p>
          </table:table-cell>
          <table:table-cell table:style-name="ce2"/>
          <table:table-cell office:value-type="string" table:style-name="ce5">
            <text:p>Gen. 23</text:p>
          </table:table-cell>
          <table:table-cell office:value-type="float" office:value="1902818" table:style-name="ce7">
            <text:p>1902818</text:p>
          </table:table-cell>
          <table:table-cell table:style-name="ce2"/>
          <table:table-cell office:value-type="string" table:style-name="ce5">
            <text:p>Gen. 23</text:p>
          </table:table-cell>
          <table:table-cell office:value-type="float" office:value="1908656" table:style-name="ce7">
            <text:p>1908656</text:p>
          </table:table-cell>
          <table:table-cell table:style-name="ce2"/>
          <table:table-cell office:value-type="string" table:style-name="ce5">
            <text:p>Gen. 23</text:p>
          </table:table-cell>
          <table:table-cell office:value-type="float" office:value="1914456" table:style-name="ce7">
            <text:p>1914456</text:p>
          </table:table-cell>
          <table:table-cell table:style-name="ce2"/>
          <table:table-cell office:value-type="string" table:style-name="ce5">
            <text:p>Gen. 23</text:p>
          </table:table-cell>
          <table:table-cell office:value-type="float" office:value="1871856" table:style-name="ce7">
            <text:p>1871856</text:p>
          </table:table-cell>
          <table:table-cell table:style-name="ce2"/>
          <table:table-cell office:value-type="string" table:style-name="ce5">
            <text:p>Gen. 23</text:p>
          </table:table-cell>
          <table:table-cell office:value-type="float" office:value="1892618" table:style-name="ce7">
            <text:p>1892618</text:p>
          </table:table-cell>
          <table:table-cell table:style-name="ce2"/>
          <table:table-cell office:value-type="string" table:style-name="ce5">
            <text:p>Gen. 23</text:p>
          </table:table-cell>
          <table:table-cell office:value-type="float" office:value="1917299" table:style-name="ce7">
            <text:p>1917299</text:p>
          </table:table-cell>
          <table:table-cell table:style-name="ce2"/>
          <table:table-cell office:value-type="string" table:style-name="ce5">
            <text:p>Gen. 23</text:p>
          </table:table-cell>
          <table:table-cell office:value-type="float" office:value="1952800" table:style-name="ce7">
            <text:p>1952800</text:p>
          </table:table-cell>
          <table:table-cell table:style-name="ce2"/>
          <table:table-cell office:value-type="string" table:style-name="ce5">
            <text:p>Gen. 23</text:p>
          </table:table-cell>
          <table:table-cell office:value-type="float" office:value="1870364" table:style-name="ce7">
            <text:p>1870364</text:p>
          </table:table-cell>
          <table:table-cell table:style-name="ce2"/>
          <table:table-cell office:value-type="string" table:style-name="ce5">
            <text:p>Gen. 23</text:p>
          </table:table-cell>
          <table:table-cell office:value-type="float" office:value="1905338" table:style-name="ce7">
            <text:p>1905338</text:p>
          </table:table-cell>
          <table:table-cell table:style-name="ce2"/>
          <table:table-cell office:value-type="string" table:style-name="ce5">
            <text:p>Gen. 23</text:p>
          </table:table-cell>
          <table:table-cell office:value-type="float" office:value="1868121" table:style-name="ce7">
            <text:p>1868121</text:p>
          </table:table-cell>
          <table:table-cell table:style-name="ce2"/>
          <table:table-cell office:value-type="string" table:style-name="ce5">
            <text:p>Gen. 23</text:p>
          </table:table-cell>
          <table:table-cell office:value-type="float" office:value="1911634" table:style-name="ce7">
            <text:p>1911634</text:p>
          </table:table-cell>
          <table:table-cell table:style-name="ce2"/>
          <table:table-cell office:value-type="string" table:style-name="ce5">
            <text:p>Gen. 23</text:p>
          </table:table-cell>
          <table:table-cell office:value-type="float" office:value="1846838" table:style-name="ce7">
            <text:p>1846838</text:p>
          </table:table-cell>
          <table:table-cell table:style-name="ce2"/>
          <table:table-cell office:value-type="string" table:style-name="ce5">
            <text:p>Gen. 23</text:p>
          </table:table-cell>
          <table:table-cell office:value-type="float" office:value="1983550" table:style-name="ce7">
            <text:p>1983550</text:p>
          </table:table-cell>
          <table:table-cell table:style-name="ce2"/>
          <table:table-cell office:value-type="string" table:style-name="ce5">
            <text:p>Gen. 23</text:p>
          </table:table-cell>
          <table:table-cell office:value-type="float" office:value="1946736" table:style-name="ce7">
            <text:p>1946736</text:p>
          </table:table-cell>
          <table:table-cell table:style-name="ce2"/>
          <table:table-cell office:value-type="string" table:style-name="ce5">
            <text:p>Gen. 23</text:p>
          </table:table-cell>
          <table:table-cell office:value-type="float" office:value="1879170" table:style-name="ce7">
            <text:p>1879170</text:p>
          </table:table-cell>
          <table:table-cell table:style-name="ce2"/>
          <table:table-cell office:value-type="string" table:style-name="ce5">
            <text:p>Gen. 23</text:p>
          </table:table-cell>
          <table:table-cell office:value-type="float" office:value="1904237" table:style-name="ce7">
            <text:p>1904237</text:p>
          </table:table-cell>
          <table:table-cell table:style-name="ce2"/>
          <table:table-cell office:value-type="string" table:style-name="ce14">
            <text:p>Gen. 23</text:p>
          </table:table-cell>
          <table:table-cell office:value-type="float" office:value="1905203.1333333333" table:formula="of:=AVERAGE([.$CL26];[.$CI26];[.$CF26];[.$CC26];[.$BZ26];[.$BW26];[.$BT26];[.$BQ26];[.$BN26];[.$BK26];[.$BH26];[.$BE26];[.$BB26];[.$AY26];[.$AV26];[.$AS26];[.$AP26];[.$AM26];[.$AJ26];[.$AG26];[.$AD26];[.$AA26];[.$X26];[.$U26];[.$R26];[.$O26];[.$L26];[.$I26];[.$F26];[.$C26])" table:style-name="ce17">
            <text:p>1905203</text:p>
          </table:table-cell>
          <table:table-cell office:value-type="float" office:value="29556.335065994452" table:formula="of:=STDEV([.$CL26];[.$CI26];[.$CF26];[.$CC26];[.$BZ26];[.$BW26];[.$BT26];[.$BQ26];[.$BN26];[.$BK26];[.$BH26];[.$BE26];[.$BB26];[.$AY26];[.$AV26];[.$AS26];[.$AP26];[.$AM26];[.$AJ26];[.$AG26];[.$AD26];[.$AA26];[.$X26];[.$U26];[.$R26];[.$O26];[.$L26];[.$I26];[.$F26];[.$C26])" table:style-name="ce17">
            <text:p>29556</text:p>
          </table:table-cell>
          <table:table-cell table:number-columns-repeated="16290"/>
        </table:table-row>
        <table:table-row table:style-name="ro1">
          <table:table-cell table:style-name="ce2"/>
          <table:table-cell office:value-type="string" table:style-name="ce5">
            <text:p>Gen. 24</text:p>
          </table:table-cell>
          <table:table-cell office:value-type="float" office:value="1874326" table:style-name="ce7">
            <text:p>1874326</text:p>
          </table:table-cell>
          <table:table-cell table:style-name="ce2"/>
          <table:table-cell office:value-type="string" table:style-name="ce5">
            <text:p>Gen. 24</text:p>
          </table:table-cell>
          <table:table-cell office:value-type="float" office:value="1945428" table:style-name="ce7">
            <text:p>1945428</text:p>
          </table:table-cell>
          <table:table-cell table:style-name="ce2"/>
          <table:table-cell office:value-type="string" table:style-name="ce5">
            <text:p>Gen. 24</text:p>
          </table:table-cell>
          <table:table-cell office:value-type="float" office:value="1908526" table:style-name="ce7">
            <text:p>1908526</text:p>
          </table:table-cell>
          <table:table-cell table:style-name="ce2"/>
          <table:table-cell office:value-type="string" table:style-name="ce5">
            <text:p>Gen. 24</text:p>
          </table:table-cell>
          <table:table-cell office:value-type="float" office:value="1903127" table:style-name="ce7">
            <text:p>1903127</text:p>
          </table:table-cell>
          <table:table-cell table:style-name="ce2"/>
          <table:table-cell office:value-type="string" table:style-name="ce5">
            <text:p>Gen. 24</text:p>
          </table:table-cell>
          <table:table-cell office:value-type="float" office:value="1897584" table:style-name="ce7">
            <text:p>1897584</text:p>
          </table:table-cell>
          <table:table-cell table:style-name="ce2"/>
          <table:table-cell office:value-type="string" table:style-name="ce5">
            <text:p>Gen. 24</text:p>
          </table:table-cell>
          <table:table-cell office:value-type="float" office:value="1893898" table:style-name="ce7">
            <text:p>1893898</text:p>
          </table:table-cell>
          <table:table-cell table:style-name="ce2"/>
          <table:table-cell office:value-type="string" table:style-name="ce5">
            <text:p>Gen. 24</text:p>
          </table:table-cell>
          <table:table-cell office:value-type="float" office:value="1859998" table:style-name="ce7">
            <text:p>1859998</text:p>
          </table:table-cell>
          <table:table-cell table:style-name="ce2"/>
          <table:table-cell office:value-type="string" table:style-name="ce5">
            <text:p>Gen. 24</text:p>
          </table:table-cell>
          <table:table-cell office:value-type="float" office:value="1877198" table:style-name="ce7">
            <text:p>1877198</text:p>
          </table:table-cell>
          <table:table-cell table:style-name="ce2"/>
          <table:table-cell office:value-type="string" table:style-name="ce5">
            <text:p>Gen. 24</text:p>
          </table:table-cell>
          <table:table-cell office:value-type="float" office:value="1901138" table:style-name="ce7">
            <text:p>1901138</text:p>
          </table:table-cell>
          <table:table-cell table:style-name="ce2"/>
          <table:table-cell office:value-type="string" table:style-name="ce5">
            <text:p>Gen. 24</text:p>
          </table:table-cell>
          <table:table-cell office:value-type="float" office:value="1898264" table:style-name="ce7">
            <text:p>1898264</text:p>
          </table:table-cell>
          <table:table-cell table:style-name="ce2"/>
          <table:table-cell office:value-type="string" table:style-name="ce5">
            <text:p>Gen. 24</text:p>
          </table:table-cell>
          <table:table-cell office:value-type="float" office:value="1919624" table:style-name="ce7">
            <text:p>1919624</text:p>
          </table:table-cell>
          <table:table-cell table:style-name="ce2"/>
          <table:table-cell office:value-type="string" table:style-name="ce5">
            <text:p>Gen. 24</text:p>
          </table:table-cell>
          <table:table-cell office:value-type="float" office:value="1896216" table:style-name="ce7">
            <text:p>1896216</text:p>
          </table:table-cell>
          <table:table-cell table:style-name="ce2"/>
          <table:table-cell office:value-type="string" table:style-name="ce5">
            <text:p>Gen. 24</text:p>
          </table:table-cell>
          <table:table-cell office:value-type="float" office:value="1946604" table:style-name="ce7">
            <text:p>1946604</text:p>
          </table:table-cell>
          <table:table-cell table:style-name="ce2"/>
          <table:table-cell office:value-type="string" table:style-name="ce5">
            <text:p>Gen. 24</text:p>
          </table:table-cell>
          <table:table-cell office:value-type="float" office:value="1900704" table:style-name="ce7">
            <text:p>1900704</text:p>
          </table:table-cell>
          <table:table-cell table:style-name="ce2"/>
          <table:table-cell office:value-type="string" table:style-name="ce5">
            <text:p>Gen. 24</text:p>
          </table:table-cell>
          <table:table-cell office:value-type="float" office:value="1897770" table:style-name="ce7">
            <text:p>1897770</text:p>
          </table:table-cell>
          <table:table-cell table:style-name="ce2"/>
          <table:table-cell office:value-type="string" table:style-name="ce5">
            <text:p>Gen. 24</text:p>
          </table:table-cell>
          <table:table-cell office:value-type="float" office:value="1903256" table:style-name="ce7">
            <text:p>1903256</text:p>
          </table:table-cell>
          <table:table-cell table:style-name="ce2"/>
          <table:table-cell office:value-type="string" table:style-name="ce5">
            <text:p>Gen. 24</text:p>
          </table:table-cell>
          <table:table-cell office:value-type="float" office:value="1914456" table:style-name="ce7">
            <text:p>1914456</text:p>
          </table:table-cell>
          <table:table-cell table:style-name="ce2"/>
          <table:table-cell office:value-type="string" table:style-name="ce5">
            <text:p>Gen. 24</text:p>
          </table:table-cell>
          <table:table-cell office:value-type="float" office:value="1868478" table:style-name="ce7">
            <text:p>1868478</text:p>
          </table:table-cell>
          <table:table-cell table:style-name="ce2"/>
          <table:table-cell office:value-type="string" table:style-name="ce5">
            <text:p>Gen. 24</text:p>
          </table:table-cell>
          <table:table-cell office:value-type="float" office:value="1889058" table:style-name="ce7">
            <text:p>1889058</text:p>
          </table:table-cell>
          <table:table-cell table:style-name="ce2"/>
          <table:table-cell office:value-type="string" table:style-name="ce5">
            <text:p>Gen. 24</text:p>
          </table:table-cell>
          <table:table-cell office:value-type="float" office:value="1910045" table:style-name="ce7">
            <text:p>1910045</text:p>
          </table:table-cell>
          <table:table-cell table:style-name="ce2"/>
          <table:table-cell office:value-type="string" table:style-name="ce5">
            <text:p>Gen. 24</text:p>
          </table:table-cell>
          <table:table-cell office:value-type="float" office:value="1950350" table:style-name="ce7">
            <text:p>1950350</text:p>
          </table:table-cell>
          <table:table-cell table:style-name="ce2"/>
          <table:table-cell office:value-type="string" table:style-name="ce5">
            <text:p>Gen. 24</text:p>
          </table:table-cell>
          <table:table-cell office:value-type="float" office:value="1866504" table:style-name="ce7">
            <text:p>1866504</text:p>
          </table:table-cell>
          <table:table-cell table:style-name="ce2"/>
          <table:table-cell office:value-type="string" table:style-name="ce5">
            <text:p>Gen. 24</text:p>
          </table:table-cell>
          <table:table-cell office:value-type="float" office:value="1896360" table:style-name="ce7">
            <text:p>1896360</text:p>
          </table:table-cell>
          <table:table-cell table:style-name="ce2"/>
          <table:table-cell office:value-type="string" table:style-name="ce5">
            <text:p>Gen. 24</text:p>
          </table:table-cell>
          <table:table-cell office:value-type="float" office:value="1867909" table:style-name="ce7">
            <text:p>1867909</text:p>
          </table:table-cell>
          <table:table-cell table:style-name="ce2"/>
          <table:table-cell office:value-type="string" table:style-name="ce5">
            <text:p>Gen. 24</text:p>
          </table:table-cell>
          <table:table-cell office:value-type="float" office:value="1905362" table:style-name="ce7">
            <text:p>1905362</text:p>
          </table:table-cell>
          <table:table-cell table:style-name="ce2"/>
          <table:table-cell office:value-type="string" table:style-name="ce5">
            <text:p>Gen. 24</text:p>
          </table:table-cell>
          <table:table-cell office:value-type="float" office:value="1841098" table:style-name="ce7">
            <text:p>1841098</text:p>
          </table:table-cell>
          <table:table-cell table:style-name="ce2"/>
          <table:table-cell office:value-type="string" table:style-name="ce5">
            <text:p>Gen. 24</text:p>
          </table:table-cell>
          <table:table-cell office:value-type="float" office:value="1980456" table:style-name="ce7">
            <text:p>1980456</text:p>
          </table:table-cell>
          <table:table-cell table:style-name="ce2"/>
          <table:table-cell office:value-type="string" table:style-name="ce5">
            <text:p>Gen. 24</text:p>
          </table:table-cell>
          <table:table-cell office:value-type="float" office:value="1944278" table:style-name="ce7">
            <text:p>1944278</text:p>
          </table:table-cell>
          <table:table-cell table:style-name="ce2"/>
          <table:table-cell office:value-type="string" table:style-name="ce5">
            <text:p>Gen. 24</text:p>
          </table:table-cell>
          <table:table-cell office:value-type="float" office:value="1875464" table:style-name="ce7">
            <text:p>1875464</text:p>
          </table:table-cell>
          <table:table-cell table:style-name="ce2"/>
          <table:table-cell office:value-type="string" table:style-name="ce5">
            <text:p>Gen. 24</text:p>
          </table:table-cell>
          <table:table-cell office:value-type="float" office:value="1900771" table:style-name="ce7">
            <text:p>1900771</text:p>
          </table:table-cell>
          <table:table-cell table:style-name="ce2"/>
          <table:table-cell office:value-type="string" table:style-name="ce14">
            <text:p>Gen. 24</text:p>
          </table:table-cell>
          <table:table-cell office:value-type="float" office:value="1901141.6666666667" table:formula="of:=AVERAGE([.$CL27];[.$CI27];[.$CF27];[.$CC27];[.$BZ27];[.$BW27];[.$BT27];[.$BQ27];[.$BN27];[.$BK27];[.$BH27];[.$BE27];[.$BB27];[.$AY27];[.$AV27];[.$AS27];[.$AP27];[.$AM27];[.$AJ27];[.$AG27];[.$AD27];[.$AA27];[.$X27];[.$U27];[.$R27];[.$O27];[.$L27];[.$I27];[.$F27];[.$C27])" table:style-name="ce17">
            <text:p>1901142</text:p>
          </table:table-cell>
          <table:table-cell office:value-type="float" office:value="30045.404893184612" table:formula="of:=STDEV([.$CL27];[.$CI27];[.$CF27];[.$CC27];[.$BZ27];[.$BW27];[.$BT27];[.$BQ27];[.$BN27];[.$BK27];[.$BH27];[.$BE27];[.$BB27];[.$AY27];[.$AV27];[.$AS27];[.$AP27];[.$AM27];[.$AJ27];[.$AG27];[.$AD27];[.$AA27];[.$X27];[.$U27];[.$R27];[.$O27];[.$L27];[.$I27];[.$F27];[.$C27])" table:style-name="ce17">
            <text:p>30045</text:p>
          </table:table-cell>
          <table:table-cell table:number-columns-repeated="16290"/>
        </table:table-row>
        <table:table-row table:style-name="ro1">
          <table:table-cell table:style-name="ce2"/>
          <table:table-cell office:value-type="string" table:style-name="ce5">
            <text:p>Gen. 25</text:p>
          </table:table-cell>
          <table:table-cell office:value-type="float" office:value="1873338" table:style-name="ce7">
            <text:p>1873338</text:p>
          </table:table-cell>
          <table:table-cell table:style-name="ce2"/>
          <table:table-cell office:value-type="string" table:style-name="ce5">
            <text:p>Gen. 25</text:p>
          </table:table-cell>
          <table:table-cell office:value-type="float" office:value="1943534" table:style-name="ce7">
            <text:p>1943534</text:p>
          </table:table-cell>
          <table:table-cell table:style-name="ce2"/>
          <table:table-cell office:value-type="string" table:style-name="ce5">
            <text:p>Gen. 25</text:p>
          </table:table-cell>
          <table:table-cell office:value-type="float" office:value="1907322" table:style-name="ce7">
            <text:p>1907322</text:p>
          </table:table-cell>
          <table:table-cell table:style-name="ce2"/>
          <table:table-cell office:value-type="string" table:style-name="ce5">
            <text:p>Gen. 25</text:p>
          </table:table-cell>
          <table:table-cell office:value-type="float" office:value="1891435" table:style-name="ce7">
            <text:p>1891435</text:p>
          </table:table-cell>
          <table:table-cell table:style-name="ce2"/>
          <table:table-cell office:value-type="string" table:style-name="ce5">
            <text:p>Gen. 25</text:p>
          </table:table-cell>
          <table:table-cell office:value-type="float" office:value="1893082" table:style-name="ce7">
            <text:p>1893082</text:p>
          </table:table-cell>
          <table:table-cell table:style-name="ce2"/>
          <table:table-cell office:value-type="string" table:style-name="ce5">
            <text:p>Gen. 25</text:p>
          </table:table-cell>
          <table:table-cell office:value-type="float" office:value="1890378" table:style-name="ce7">
            <text:p>1890378</text:p>
          </table:table-cell>
          <table:table-cell table:style-name="ce2"/>
          <table:table-cell office:value-type="string" table:style-name="ce5">
            <text:p>Gen. 25</text:p>
          </table:table-cell>
          <table:table-cell office:value-type="float" office:value="1859998" table:style-name="ce7">
            <text:p>1859998</text:p>
          </table:table-cell>
          <table:table-cell table:style-name="ce2"/>
          <table:table-cell office:value-type="string" table:style-name="ce5">
            <text:p>Gen. 25</text:p>
          </table:table-cell>
          <table:table-cell office:value-type="float" office:value="1871318" table:style-name="ce7">
            <text:p>1871318</text:p>
          </table:table-cell>
          <table:table-cell table:style-name="ce2"/>
          <table:table-cell office:value-type="string" table:style-name="ce5">
            <text:p>Gen. 25</text:p>
          </table:table-cell>
          <table:table-cell office:value-type="float" office:value="1895198" table:style-name="ce7">
            <text:p>1895198</text:p>
          </table:table-cell>
          <table:table-cell table:style-name="ce2"/>
          <table:table-cell office:value-type="string" table:style-name="ce5">
            <text:p>Gen. 25</text:p>
          </table:table-cell>
          <table:table-cell office:value-type="float" office:value="1891498" table:style-name="ce7">
            <text:p>1891498</text:p>
          </table:table-cell>
          <table:table-cell table:style-name="ce2"/>
          <table:table-cell office:value-type="string" table:style-name="ce5">
            <text:p>Gen. 25</text:p>
          </table:table-cell>
          <table:table-cell office:value-type="float" office:value="1902894" table:style-name="ce7">
            <text:p>1902894</text:p>
          </table:table-cell>
          <table:table-cell table:style-name="ce2"/>
          <table:table-cell office:value-type="string" table:style-name="ce5">
            <text:p>Gen. 25</text:p>
          </table:table-cell>
          <table:table-cell office:value-type="float" office:value="1894428" table:style-name="ce7">
            <text:p>1894428</text:p>
          </table:table-cell>
          <table:table-cell table:style-name="ce2"/>
          <table:table-cell office:value-type="string" table:style-name="ce5">
            <text:p>Gen. 25</text:p>
          </table:table-cell>
          <table:table-cell office:value-type="float" office:value="1943302" table:style-name="ce7">
            <text:p>1943302</text:p>
          </table:table-cell>
          <table:table-cell table:style-name="ce2"/>
          <table:table-cell office:value-type="string" table:style-name="ce5">
            <text:p>Gen. 25</text:p>
          </table:table-cell>
          <table:table-cell office:value-type="float" office:value="1898928" table:style-name="ce7">
            <text:p>1898928</text:p>
          </table:table-cell>
          <table:table-cell table:style-name="ce2"/>
          <table:table-cell office:value-type="string" table:style-name="ce5">
            <text:p>Gen. 25</text:p>
          </table:table-cell>
          <table:table-cell office:value-type="float" office:value="1889600" table:style-name="ce7">
            <text:p>1889600</text:p>
          </table:table-cell>
          <table:table-cell table:style-name="ce2"/>
          <table:table-cell office:value-type="string" table:style-name="ce5">
            <text:p>Gen. 25</text:p>
          </table:table-cell>
          <table:table-cell office:value-type="float" office:value="1891334" table:style-name="ce7">
            <text:p>1891334</text:p>
          </table:table-cell>
          <table:table-cell table:style-name="ce2"/>
          <table:table-cell office:value-type="string" table:style-name="ce5">
            <text:p>Gen. 25</text:p>
          </table:table-cell>
          <table:table-cell office:value-type="float" office:value="1910668" table:style-name="ce7">
            <text:p>1910668</text:p>
          </table:table-cell>
          <table:table-cell table:style-name="ce2"/>
          <table:table-cell office:value-type="string" table:style-name="ce5">
            <text:p>Gen. 25</text:p>
          </table:table-cell>
          <table:table-cell office:value-type="float" office:value="1854192" table:style-name="ce7">
            <text:p>1854192</text:p>
          </table:table-cell>
          <table:table-cell table:style-name="ce2"/>
          <table:table-cell office:value-type="string" table:style-name="ce5">
            <text:p>Gen. 25</text:p>
          </table:table-cell>
          <table:table-cell office:value-type="float" office:value="1878656" table:style-name="ce7">
            <text:p>1878656</text:p>
          </table:table-cell>
          <table:table-cell table:style-name="ce2"/>
          <table:table-cell office:value-type="string" table:style-name="ce5">
            <text:p>Gen. 25</text:p>
          </table:table-cell>
          <table:table-cell office:value-type="float" office:value="1909657" table:style-name="ce7">
            <text:p>1909657</text:p>
          </table:table-cell>
          <table:table-cell table:style-name="ce2"/>
          <table:table-cell office:value-type="string" table:style-name="ce5">
            <text:p>Gen. 25</text:p>
          </table:table-cell>
          <table:table-cell office:value-type="float" office:value="1946192" table:style-name="ce7">
            <text:p>1946192</text:p>
          </table:table-cell>
          <table:table-cell table:style-name="ce2"/>
          <table:table-cell office:value-type="string" table:style-name="ce5">
            <text:p>Gen. 25</text:p>
          </table:table-cell>
          <table:table-cell office:value-type="float" office:value="1865018" table:style-name="ce7">
            <text:p>1865018</text:p>
          </table:table-cell>
          <table:table-cell table:style-name="ce2"/>
          <table:table-cell office:value-type="string" table:style-name="ce5">
            <text:p>Gen. 25</text:p>
          </table:table-cell>
          <table:table-cell office:value-type="float" office:value="1896360" table:style-name="ce7">
            <text:p>1896360</text:p>
          </table:table-cell>
          <table:table-cell table:style-name="ce2"/>
          <table:table-cell office:value-type="string" table:style-name="ce5">
            <text:p>Gen. 25</text:p>
          </table:table-cell>
          <table:table-cell office:value-type="float" office:value="1861647" table:style-name="ce7">
            <text:p>1861647</text:p>
          </table:table-cell>
          <table:table-cell table:style-name="ce2"/>
          <table:table-cell office:value-type="string" table:style-name="ce5">
            <text:p>Gen. 25</text:p>
          </table:table-cell>
          <table:table-cell office:value-type="float" office:value="1901444" table:style-name="ce7">
            <text:p>1901444</text:p>
          </table:table-cell>
          <table:table-cell table:style-name="ce2"/>
          <table:table-cell office:value-type="string" table:style-name="ce5">
            <text:p>Gen. 25</text:p>
          </table:table-cell>
          <table:table-cell office:value-type="float" office:value="1841098" table:style-name="ce7">
            <text:p>1841098</text:p>
          </table:table-cell>
          <table:table-cell table:style-name="ce2"/>
          <table:table-cell office:value-type="string" table:style-name="ce5">
            <text:p>Gen. 25</text:p>
          </table:table-cell>
          <table:table-cell office:value-type="float" office:value="1977646" table:style-name="ce7">
            <text:p>1977646</text:p>
          </table:table-cell>
          <table:table-cell table:style-name="ce2"/>
          <table:table-cell office:value-type="string" table:style-name="ce5">
            <text:p>Gen. 25</text:p>
          </table:table-cell>
          <table:table-cell office:value-type="float" office:value="1942248" table:style-name="ce7">
            <text:p>1942248</text:p>
          </table:table-cell>
          <table:table-cell table:style-name="ce2"/>
          <table:table-cell office:value-type="string" table:style-name="ce5">
            <text:p>Gen. 25</text:p>
          </table:table-cell>
          <table:table-cell office:value-type="float" office:value="1858196" table:style-name="ce7">
            <text:p>1858196</text:p>
          </table:table-cell>
          <table:table-cell table:style-name="ce2"/>
          <table:table-cell office:value-type="string" table:style-name="ce5">
            <text:p>Gen. 25</text:p>
          </table:table-cell>
          <table:table-cell office:value-type="float" office:value="1896481" table:style-name="ce7">
            <text:p>1896481</text:p>
          </table:table-cell>
          <table:table-cell table:style-name="ce2"/>
          <table:table-cell office:value-type="string" table:style-name="ce14">
            <text:p>Gen. 25</text:p>
          </table:table-cell>
          <table:table-cell office:value-type="float" office:value="1895903" table:formula="of:=AVERAGE([.$CL28];[.$CI28];[.$CF28];[.$CC28];[.$BZ28];[.$BW28];[.$BT28];[.$BQ28];[.$BN28];[.$BK28];[.$BH28];[.$BE28];[.$BB28];[.$AY28];[.$AV28];[.$AS28];[.$AP28];[.$AM28];[.$AJ28];[.$AG28];[.$AD28];[.$AA28];[.$X28];[.$U28];[.$R28];[.$O28];[.$L28];[.$I28];[.$F28];[.$C28])" table:style-name="ce17">
            <text:p>1895903</text:p>
          </table:table-cell>
          <table:table-cell office:value-type="float" office:value="30869.528639319924" table:formula="of:=STDEV([.$CL28];[.$CI28];[.$CF28];[.$CC28];[.$BZ28];[.$BW28];[.$BT28];[.$BQ28];[.$BN28];[.$BK28];[.$BH28];[.$BE28];[.$BB28];[.$AY28];[.$AV28];[.$AS28];[.$AP28];[.$AM28];[.$AJ28];[.$AG28];[.$AD28];[.$AA28];[.$X28];[.$U28];[.$R28];[.$O28];[.$L28];[.$I28];[.$F28];[.$C28])" table:style-name="ce17">
            <text:p>30870</text:p>
          </table:table-cell>
          <table:table-cell table:number-columns-repeated="16290"/>
        </table:table-row>
        <table:table-row table:style-name="ro1">
          <table:table-cell table:style-name="ce2"/>
          <table:table-cell office:value-type="string" table:style-name="ce5">
            <text:p>Gen. 26</text:p>
          </table:table-cell>
          <table:table-cell office:value-type="float" office:value="1865966" table:style-name="ce7">
            <text:p>1865966</text:p>
          </table:table-cell>
          <table:table-cell table:style-name="ce2"/>
          <table:table-cell office:value-type="string" table:style-name="ce5">
            <text:p>Gen. 26</text:p>
          </table:table-cell>
          <table:table-cell office:value-type="float" office:value="1939016" table:style-name="ce7">
            <text:p>1939016</text:p>
          </table:table-cell>
          <table:table-cell table:style-name="ce2"/>
          <table:table-cell office:value-type="string" table:style-name="ce5">
            <text:p>Gen. 26</text:p>
          </table:table-cell>
          <table:table-cell office:value-type="float" office:value="1907322" table:style-name="ce7">
            <text:p>1907322</text:p>
          </table:table-cell>
          <table:table-cell table:style-name="ce2"/>
          <table:table-cell office:value-type="string" table:style-name="ce5">
            <text:p>Gen. 26</text:p>
          </table:table-cell>
          <table:table-cell office:value-type="float" office:value="1891435" table:style-name="ce7">
            <text:p>1891435</text:p>
          </table:table-cell>
          <table:table-cell table:style-name="ce2"/>
          <table:table-cell office:value-type="string" table:style-name="ce5">
            <text:p>Gen. 26</text:p>
          </table:table-cell>
          <table:table-cell office:value-type="float" office:value="1892726" table:style-name="ce7">
            <text:p>1892726</text:p>
          </table:table-cell>
          <table:table-cell table:style-name="ce2"/>
          <table:table-cell office:value-type="string" table:style-name="ce5">
            <text:p>Gen. 26</text:p>
          </table:table-cell>
          <table:table-cell office:value-type="float" office:value="1885278" table:style-name="ce7">
            <text:p>1885278</text:p>
          </table:table-cell>
          <table:table-cell table:style-name="ce2"/>
          <table:table-cell office:value-type="string" table:style-name="ce5">
            <text:p>Gen. 26</text:p>
          </table:table-cell>
          <table:table-cell office:value-type="float" office:value="1854582" table:style-name="ce7">
            <text:p>1854582</text:p>
          </table:table-cell>
          <table:table-cell table:style-name="ce2"/>
          <table:table-cell office:value-type="string" table:style-name="ce5">
            <text:p>Gen. 26</text:p>
          </table:table-cell>
          <table:table-cell office:value-type="float" office:value="1871318" table:style-name="ce7">
            <text:p>1871318</text:p>
          </table:table-cell>
          <table:table-cell table:style-name="ce2"/>
          <table:table-cell office:value-type="string" table:style-name="ce5">
            <text:p>Gen. 26</text:p>
          </table:table-cell>
          <table:table-cell office:value-type="float" office:value="1893540" table:style-name="ce7">
            <text:p>1893540</text:p>
          </table:table-cell>
          <table:table-cell table:style-name="ce2"/>
          <table:table-cell office:value-type="string" table:style-name="ce5">
            <text:p>Gen. 26</text:p>
          </table:table-cell>
          <table:table-cell office:value-type="float" office:value="1886514" table:style-name="ce7">
            <text:p>1886514</text:p>
          </table:table-cell>
          <table:table-cell table:style-name="ce2"/>
          <table:table-cell office:value-type="string" table:style-name="ce5">
            <text:p>Gen. 26</text:p>
          </table:table-cell>
          <table:table-cell office:value-type="float" office:value="1902894" table:style-name="ce7">
            <text:p>1902894</text:p>
          </table:table-cell>
          <table:table-cell table:style-name="ce2"/>
          <table:table-cell office:value-type="string" table:style-name="ce5">
            <text:p>Gen. 26</text:p>
          </table:table-cell>
          <table:table-cell office:value-type="float" office:value="1888594" table:style-name="ce7">
            <text:p>1888594</text:p>
          </table:table-cell>
          <table:table-cell table:style-name="ce2"/>
          <table:table-cell office:value-type="string" table:style-name="ce5">
            <text:p>Gen. 26</text:p>
          </table:table-cell>
          <table:table-cell office:value-type="float" office:value="1941682" table:style-name="ce7">
            <text:p>1941682</text:p>
          </table:table-cell>
          <table:table-cell table:style-name="ce2"/>
          <table:table-cell office:value-type="string" table:style-name="ce5">
            <text:p>Gen. 26</text:p>
          </table:table-cell>
          <table:table-cell office:value-type="float" office:value="1898664" table:style-name="ce7">
            <text:p>1898664</text:p>
          </table:table-cell>
          <table:table-cell table:style-name="ce2"/>
          <table:table-cell office:value-type="string" table:style-name="ce5">
            <text:p>Gen. 26</text:p>
          </table:table-cell>
          <table:table-cell office:value-type="float" office:value="1879536" table:style-name="ce7">
            <text:p>1879536</text:p>
          </table:table-cell>
          <table:table-cell table:style-name="ce2"/>
          <table:table-cell office:value-type="string" table:style-name="ce5">
            <text:p>Gen. 26</text:p>
          </table:table-cell>
          <table:table-cell office:value-type="float" office:value="1890966" table:style-name="ce7">
            <text:p>1890966</text:p>
          </table:table-cell>
          <table:table-cell table:style-name="ce2"/>
          <table:table-cell office:value-type="string" table:style-name="ce5">
            <text:p>Gen. 26</text:p>
          </table:table-cell>
          <table:table-cell office:value-type="float" office:value="1908768" table:style-name="ce7">
            <text:p>1908768</text:p>
          </table:table-cell>
          <table:table-cell table:style-name="ce2"/>
          <table:table-cell office:value-type="string" table:style-name="ce5">
            <text:p>Gen. 26</text:p>
          </table:table-cell>
          <table:table-cell office:value-type="float" office:value="1854082" table:style-name="ce7">
            <text:p>1854082</text:p>
          </table:table-cell>
          <table:table-cell table:style-name="ce2"/>
          <table:table-cell office:value-type="string" table:style-name="ce5">
            <text:p>Gen. 26</text:p>
          </table:table-cell>
          <table:table-cell office:value-type="float" office:value="1878656" table:style-name="ce7">
            <text:p>1878656</text:p>
          </table:table-cell>
          <table:table-cell table:style-name="ce2"/>
          <table:table-cell office:value-type="string" table:style-name="ce5">
            <text:p>Gen. 26</text:p>
          </table:table-cell>
          <table:table-cell office:value-type="float" office:value="1906773" table:style-name="ce7">
            <text:p>1906773</text:p>
          </table:table-cell>
          <table:table-cell table:style-name="ce2"/>
          <table:table-cell office:value-type="string" table:style-name="ce5">
            <text:p>Gen. 26</text:p>
          </table:table-cell>
          <table:table-cell office:value-type="float" office:value="1946192" table:style-name="ce7">
            <text:p>1946192</text:p>
          </table:table-cell>
          <table:table-cell table:style-name="ce2"/>
          <table:table-cell office:value-type="string" table:style-name="ce5">
            <text:p>Gen. 26</text:p>
          </table:table-cell>
          <table:table-cell office:value-type="float" office:value="1862716" table:style-name="ce7">
            <text:p>1862716</text:p>
          </table:table-cell>
          <table:table-cell table:style-name="ce2"/>
          <table:table-cell office:value-type="string" table:style-name="ce5">
            <text:p>Gen. 26</text:p>
          </table:table-cell>
          <table:table-cell office:value-type="float" office:value="1890526" table:style-name="ce7">
            <text:p>1890526</text:p>
          </table:table-cell>
          <table:table-cell table:style-name="ce2"/>
          <table:table-cell office:value-type="string" table:style-name="ce5">
            <text:p>Gen. 26</text:p>
          </table:table-cell>
          <table:table-cell office:value-type="float" office:value="1860172" table:style-name="ce7">
            <text:p>1860172</text:p>
          </table:table-cell>
          <table:table-cell table:style-name="ce2"/>
          <table:table-cell office:value-type="string" table:style-name="ce5">
            <text:p>Gen. 26</text:p>
          </table:table-cell>
          <table:table-cell office:value-type="float" office:value="1896264" table:style-name="ce7">
            <text:p>1896264</text:p>
          </table:table-cell>
          <table:table-cell table:style-name="ce2"/>
          <table:table-cell office:value-type="string" table:style-name="ce5">
            <text:p>Gen. 26</text:p>
          </table:table-cell>
          <table:table-cell office:value-type="float" office:value="1832986" table:style-name="ce7">
            <text:p>1832986</text:p>
          </table:table-cell>
          <table:table-cell table:style-name="ce2"/>
          <table:table-cell office:value-type="string" table:style-name="ce5">
            <text:p>Gen. 26</text:p>
          </table:table-cell>
          <table:table-cell office:value-type="float" office:value="1973578" table:style-name="ce7">
            <text:p>1973578</text:p>
          </table:table-cell>
          <table:table-cell table:style-name="ce2"/>
          <table:table-cell office:value-type="string" table:style-name="ce5">
            <text:p>Gen. 26</text:p>
          </table:table-cell>
          <table:table-cell office:value-type="float" office:value="1939074" table:style-name="ce7">
            <text:p>1939074</text:p>
          </table:table-cell>
          <table:table-cell table:style-name="ce2"/>
          <table:table-cell office:value-type="string" table:style-name="ce5">
            <text:p>Gen. 26</text:p>
          </table:table-cell>
          <table:table-cell office:value-type="float" office:value="1848982" table:style-name="ce7">
            <text:p>1848982</text:p>
          </table:table-cell>
          <table:table-cell table:style-name="ce2"/>
          <table:table-cell office:value-type="string" table:style-name="ce5">
            <text:p>Gen. 26</text:p>
          </table:table-cell>
          <table:table-cell office:value-type="float" office:value="1893593" table:style-name="ce7">
            <text:p>1893593</text:p>
          </table:table-cell>
          <table:table-cell table:style-name="ce2"/>
          <table:table-cell office:value-type="string" table:style-name="ce14">
            <text:p>Gen. 26</text:p>
          </table:table-cell>
          <table:table-cell office:value-type="float" office:value="1892746.5" table:formula="of:=AVERAGE([.$CL29];[.$CI29];[.$CF29];[.$CC29];[.$BZ29];[.$BW29];[.$BT29];[.$BQ29];[.$BN29];[.$BK29];[.$BH29];[.$BE29];[.$BB29];[.$AY29];[.$AV29];[.$AS29];[.$AP29];[.$AM29];[.$AJ29];[.$AG29];[.$AD29];[.$AA29];[.$X29];[.$U29];[.$R29];[.$O29];[.$L29];[.$I29];[.$F29];[.$C29])" table:style-name="ce17">
            <text:p>1892747</text:p>
          </table:table-cell>
          <table:table-cell office:value-type="float" office:value="31601.885921189292" table:formula="of:=STDEV([.$CL29];[.$CI29];[.$CF29];[.$CC29];[.$BZ29];[.$BW29];[.$BT29];[.$BQ29];[.$BN29];[.$BK29];[.$BH29];[.$BE29];[.$BB29];[.$AY29];[.$AV29];[.$AS29];[.$AP29];[.$AM29];[.$AJ29];[.$AG29];[.$AD29];[.$AA29];[.$X29];[.$U29];[.$R29];[.$O29];[.$L29];[.$I29];[.$F29];[.$C29])" table:style-name="ce17">
            <text:p>31602</text:p>
          </table:table-cell>
          <table:table-cell table:number-columns-repeated="16290"/>
        </table:table-row>
        <table:table-row table:style-name="ro1">
          <table:table-cell table:style-name="ce2"/>
          <table:table-cell office:value-type="string" table:style-name="ce5">
            <text:p>Gen. 27</text:p>
          </table:table-cell>
          <table:table-cell office:value-type="float" office:value="1864000" table:style-name="ce7">
            <text:p>1864000</text:p>
          </table:table-cell>
          <table:table-cell table:style-name="ce2"/>
          <table:table-cell office:value-type="string" table:style-name="ce5">
            <text:p>Gen. 27</text:p>
          </table:table-cell>
          <table:table-cell office:value-type="float" office:value="1938026" table:style-name="ce7">
            <text:p>1938026</text:p>
          </table:table-cell>
          <table:table-cell table:style-name="ce2"/>
          <table:table-cell office:value-type="string" table:style-name="ce5">
            <text:p>Gen. 27</text:p>
          </table:table-cell>
          <table:table-cell office:value-type="float" office:value="1904326" table:style-name="ce7">
            <text:p>1904326</text:p>
          </table:table-cell>
          <table:table-cell table:style-name="ce2"/>
          <table:table-cell office:value-type="string" table:style-name="ce5">
            <text:p>Gen. 27</text:p>
          </table:table-cell>
          <table:table-cell office:value-type="float" office:value="1885495" table:style-name="ce7">
            <text:p>1885495</text:p>
          </table:table-cell>
          <table:table-cell table:style-name="ce2"/>
          <table:table-cell office:value-type="string" table:style-name="ce5">
            <text:p>Gen. 27</text:p>
          </table:table-cell>
          <table:table-cell office:value-type="float" office:value="1890306" table:style-name="ce7">
            <text:p>1890306</text:p>
          </table:table-cell>
          <table:table-cell table:style-name="ce2"/>
          <table:table-cell office:value-type="string" table:style-name="ce5">
            <text:p>Gen. 27</text:p>
          </table:table-cell>
          <table:table-cell office:value-type="float" office:value="1880492" table:style-name="ce7">
            <text:p>1880492</text:p>
          </table:table-cell>
          <table:table-cell table:style-name="ce2"/>
          <table:table-cell office:value-type="string" table:style-name="ce5">
            <text:p>Gen. 27</text:p>
          </table:table-cell>
          <table:table-cell office:value-type="float" office:value="1844460" table:style-name="ce7">
            <text:p>1844460</text:p>
          </table:table-cell>
          <table:table-cell table:style-name="ce2"/>
          <table:table-cell office:value-type="string" table:style-name="ce5">
            <text:p>Gen. 27</text:p>
          </table:table-cell>
          <table:table-cell office:value-type="float" office:value="1864784" table:style-name="ce7">
            <text:p>1864784</text:p>
          </table:table-cell>
          <table:table-cell table:style-name="ce2"/>
          <table:table-cell office:value-type="string" table:style-name="ce5">
            <text:p>Gen. 27</text:p>
          </table:table-cell>
          <table:table-cell office:value-type="float" office:value="1892276" table:style-name="ce7">
            <text:p>1892276</text:p>
          </table:table-cell>
          <table:table-cell table:style-name="ce2"/>
          <table:table-cell office:value-type="string" table:style-name="ce5">
            <text:p>Gen. 27</text:p>
          </table:table-cell>
          <table:table-cell office:value-type="float" office:value="1884726" table:style-name="ce7">
            <text:p>1884726</text:p>
          </table:table-cell>
          <table:table-cell table:style-name="ce2"/>
          <table:table-cell office:value-type="string" table:style-name="ce5">
            <text:p>Gen. 27</text:p>
          </table:table-cell>
          <table:table-cell office:value-type="float" office:value="1899524" table:style-name="ce7">
            <text:p>1899524</text:p>
          </table:table-cell>
          <table:table-cell table:style-name="ce2"/>
          <table:table-cell office:value-type="string" table:style-name="ce5">
            <text:p>Gen. 27</text:p>
          </table:table-cell>
          <table:table-cell office:value-type="float" office:value="1882844" table:style-name="ce7">
            <text:p>1882844</text:p>
          </table:table-cell>
          <table:table-cell table:style-name="ce2"/>
          <table:table-cell office:value-type="string" table:style-name="ce5">
            <text:p>Gen. 27</text:p>
          </table:table-cell>
          <table:table-cell office:value-type="float" office:value="1940312" table:style-name="ce7">
            <text:p>1940312</text:p>
          </table:table-cell>
          <table:table-cell table:style-name="ce2"/>
          <table:table-cell office:value-type="string" table:style-name="ce5">
            <text:p>Gen. 27</text:p>
          </table:table-cell>
          <table:table-cell office:value-type="float" office:value="1895120" table:style-name="ce7">
            <text:p>1895120</text:p>
          </table:table-cell>
          <table:table-cell table:style-name="ce2"/>
          <table:table-cell office:value-type="string" table:style-name="ce5">
            <text:p>Gen. 27</text:p>
          </table:table-cell>
          <table:table-cell office:value-type="float" office:value="1879536" table:style-name="ce7">
            <text:p>1879536</text:p>
          </table:table-cell>
          <table:table-cell table:style-name="ce2"/>
          <table:table-cell office:value-type="string" table:style-name="ce5">
            <text:p>Gen. 27</text:p>
          </table:table-cell>
          <table:table-cell office:value-type="float" office:value="1884136" table:style-name="ce7">
            <text:p>1884136</text:p>
          </table:table-cell>
          <table:table-cell table:style-name="ce2"/>
          <table:table-cell office:value-type="string" table:style-name="ce5">
            <text:p>Gen. 27</text:p>
          </table:table-cell>
          <table:table-cell office:value-type="float" office:value="1906188" table:style-name="ce7">
            <text:p>1906188</text:p>
          </table:table-cell>
          <table:table-cell table:style-name="ce2"/>
          <table:table-cell office:value-type="string" table:style-name="ce5">
            <text:p>Gen. 27</text:p>
          </table:table-cell>
          <table:table-cell office:value-type="float" office:value="1847036" table:style-name="ce7">
            <text:p>1847036</text:p>
          </table:table-cell>
          <table:table-cell table:style-name="ce2"/>
          <table:table-cell office:value-type="string" table:style-name="ce5">
            <text:p>Gen. 27</text:p>
          </table:table-cell>
          <table:table-cell office:value-type="float" office:value="1870280" table:style-name="ce7">
            <text:p>1870280</text:p>
          </table:table-cell>
          <table:table-cell table:style-name="ce2"/>
          <table:table-cell office:value-type="string" table:style-name="ce5">
            <text:p>Gen. 27</text:p>
          </table:table-cell>
          <table:table-cell office:value-type="float" office:value="1901477" table:style-name="ce7">
            <text:p>1901477</text:p>
          </table:table-cell>
          <table:table-cell table:style-name="ce2"/>
          <table:table-cell office:value-type="string" table:style-name="ce5">
            <text:p>Gen. 27</text:p>
          </table:table-cell>
          <table:table-cell office:value-type="float" office:value="1942150" table:style-name="ce7">
            <text:p>1942150</text:p>
          </table:table-cell>
          <table:table-cell table:style-name="ce2"/>
          <table:table-cell office:value-type="string" table:style-name="ce5">
            <text:p>Gen. 27</text:p>
          </table:table-cell>
          <table:table-cell office:value-type="float" office:value="1860778" table:style-name="ce7">
            <text:p>1860778</text:p>
          </table:table-cell>
          <table:table-cell table:style-name="ce2"/>
          <table:table-cell office:value-type="string" table:style-name="ce5">
            <text:p>Gen. 27</text:p>
          </table:table-cell>
          <table:table-cell office:value-type="float" office:value="1886766" table:style-name="ce7">
            <text:p>1886766</text:p>
          </table:table-cell>
          <table:table-cell table:style-name="ce2"/>
          <table:table-cell office:value-type="string" table:style-name="ce5">
            <text:p>Gen. 27</text:p>
          </table:table-cell>
          <table:table-cell office:value-type="float" office:value="1855861" table:style-name="ce7">
            <text:p>1855861</text:p>
          </table:table-cell>
          <table:table-cell table:style-name="ce2"/>
          <table:table-cell office:value-type="string" table:style-name="ce5">
            <text:p>Gen. 27</text:p>
          </table:table-cell>
          <table:table-cell office:value-type="float" office:value="1894130" table:style-name="ce7">
            <text:p>1894130</text:p>
          </table:table-cell>
          <table:table-cell table:style-name="ce2"/>
          <table:table-cell office:value-type="string" table:style-name="ce5">
            <text:p>Gen. 27</text:p>
          </table:table-cell>
          <table:table-cell office:value-type="float" office:value="1825540" table:style-name="ce7">
            <text:p>1825540</text:p>
          </table:table-cell>
          <table:table-cell table:style-name="ce2"/>
          <table:table-cell office:value-type="string" table:style-name="ce5">
            <text:p>Gen. 27</text:p>
          </table:table-cell>
          <table:table-cell office:value-type="float" office:value="1973578" table:style-name="ce7">
            <text:p>1973578</text:p>
          </table:table-cell>
          <table:table-cell table:style-name="ce2"/>
          <table:table-cell office:value-type="string" table:style-name="ce5">
            <text:p>Gen. 27</text:p>
          </table:table-cell>
          <table:table-cell office:value-type="float" office:value="1937218" table:style-name="ce7">
            <text:p>1937218</text:p>
          </table:table-cell>
          <table:table-cell table:style-name="ce2"/>
          <table:table-cell office:value-type="string" table:style-name="ce5">
            <text:p>Gen. 27</text:p>
          </table:table-cell>
          <table:table-cell office:value-type="float" office:value="1848478" table:style-name="ce7">
            <text:p>1848478</text:p>
          </table:table-cell>
          <table:table-cell table:style-name="ce2"/>
          <table:table-cell office:value-type="string" table:style-name="ce5">
            <text:p>Gen. 27</text:p>
          </table:table-cell>
          <table:table-cell office:value-type="float" office:value="1891679" table:style-name="ce7">
            <text:p>1891679</text:p>
          </table:table-cell>
          <table:table-cell table:style-name="ce2"/>
          <table:table-cell office:value-type="string" table:style-name="ce14">
            <text:p>Gen. 27</text:p>
          </table:table-cell>
          <table:table-cell office:value-type="float" office:value="1889050.7333333334" table:formula="of:=AVERAGE([.$CL30];[.$CI30];[.$CF30];[.$CC30];[.$BZ30];[.$BW30];[.$BT30];[.$BQ30];[.$BN30];[.$BK30];[.$BH30];[.$BE30];[.$BB30];[.$AY30];[.$AV30];[.$AS30];[.$AP30];[.$AM30];[.$AJ30];[.$AG30];[.$AD30];[.$AA30];[.$X30];[.$U30];[.$R30];[.$O30];[.$L30];[.$I30];[.$F30];[.$C30])" table:style-name="ce17">
            <text:p>1889051</text:p>
          </table:table-cell>
          <table:table-cell office:value-type="float" office:value="32878.790186582803" table:formula="of:=STDEV([.$CL30];[.$CI30];[.$CF30];[.$CC30];[.$BZ30];[.$BW30];[.$BT30];[.$BQ30];[.$BN30];[.$BK30];[.$BH30];[.$BE30];[.$BB30];[.$AY30];[.$AV30];[.$AS30];[.$AP30];[.$AM30];[.$AJ30];[.$AG30];[.$AD30];[.$AA30];[.$X30];[.$U30];[.$R30];[.$O30];[.$L30];[.$I30];[.$F30];[.$C30])" table:style-name="ce17">
            <text:p>32879</text:p>
          </table:table-cell>
          <table:table-cell table:number-columns-repeated="16290"/>
        </table:table-row>
        <table:table-row table:style-name="ro1">
          <table:table-cell table:style-name="ce2"/>
          <table:table-cell office:value-type="string" table:style-name="ce5">
            <text:p>Gen. 28</text:p>
          </table:table-cell>
          <table:table-cell office:value-type="float" office:value="1858644" table:style-name="ce7">
            <text:p>1858644</text:p>
          </table:table-cell>
          <table:table-cell table:style-name="ce2"/>
          <table:table-cell office:value-type="string" table:style-name="ce5">
            <text:p>Gen. 28</text:p>
          </table:table-cell>
          <table:table-cell office:value-type="float" office:value="1936760" table:style-name="ce7">
            <text:p>1936760</text:p>
          </table:table-cell>
          <table:table-cell table:style-name="ce2"/>
          <table:table-cell office:value-type="string" table:style-name="ce5">
            <text:p>Gen. 28</text:p>
          </table:table-cell>
          <table:table-cell office:value-type="float" office:value="1901206" table:style-name="ce7">
            <text:p>1901206</text:p>
          </table:table-cell>
          <table:table-cell table:style-name="ce2"/>
          <table:table-cell office:value-type="string" table:style-name="ce5">
            <text:p>Gen. 28</text:p>
          </table:table-cell>
          <table:table-cell office:value-type="float" office:value="1885495" table:style-name="ce7">
            <text:p>1885495</text:p>
          </table:table-cell>
          <table:table-cell table:style-name="ce2"/>
          <table:table-cell office:value-type="string" table:style-name="ce5">
            <text:p>Gen. 28</text:p>
          </table:table-cell>
          <table:table-cell office:value-type="float" office:value="1885982" table:style-name="ce7">
            <text:p>1885982</text:p>
          </table:table-cell>
          <table:table-cell table:style-name="ce2"/>
          <table:table-cell office:value-type="string" table:style-name="ce5">
            <text:p>Gen. 28</text:p>
          </table:table-cell>
          <table:table-cell office:value-type="float" office:value="1877684" table:style-name="ce7">
            <text:p>1877684</text:p>
          </table:table-cell>
          <table:table-cell table:style-name="ce2"/>
          <table:table-cell office:value-type="string" table:style-name="ce5">
            <text:p>Gen. 28</text:p>
          </table:table-cell>
          <table:table-cell office:value-type="float" office:value="1843140" table:style-name="ce7">
            <text:p>1843140</text:p>
          </table:table-cell>
          <table:table-cell table:style-name="ce2"/>
          <table:table-cell office:value-type="string" table:style-name="ce5">
            <text:p>Gen. 28</text:p>
          </table:table-cell>
          <table:table-cell office:value-type="float" office:value="1862570" table:style-name="ce7">
            <text:p>1862570</text:p>
          </table:table-cell>
          <table:table-cell table:style-name="ce2"/>
          <table:table-cell office:value-type="string" table:style-name="ce5">
            <text:p>Gen. 28</text:p>
          </table:table-cell>
          <table:table-cell office:value-type="float" office:value="1886214" table:style-name="ce7">
            <text:p>1886214</text:p>
          </table:table-cell>
          <table:table-cell table:style-name="ce2"/>
          <table:table-cell office:value-type="string" table:style-name="ce5">
            <text:p>Gen. 28</text:p>
          </table:table-cell>
          <table:table-cell office:value-type="float" office:value="1879382" table:style-name="ce7">
            <text:p>1879382</text:p>
          </table:table-cell>
          <table:table-cell table:style-name="ce2"/>
          <table:table-cell office:value-type="string" table:style-name="ce5">
            <text:p>Gen. 28</text:p>
          </table:table-cell>
          <table:table-cell office:value-type="float" office:value="1899154" table:style-name="ce7">
            <text:p>1899154</text:p>
          </table:table-cell>
          <table:table-cell table:style-name="ce2"/>
          <table:table-cell office:value-type="string" table:style-name="ce5">
            <text:p>Gen. 28</text:p>
          </table:table-cell>
          <table:table-cell office:value-type="float" office:value="1877304" table:style-name="ce7">
            <text:p>1877304</text:p>
          </table:table-cell>
          <table:table-cell table:style-name="ce2"/>
          <table:table-cell office:value-type="string" table:style-name="ce5">
            <text:p>Gen. 28</text:p>
          </table:table-cell>
          <table:table-cell office:value-type="float" office:value="1936216" table:style-name="ce7">
            <text:p>1936216</text:p>
          </table:table-cell>
          <table:table-cell table:style-name="ce2"/>
          <table:table-cell office:value-type="string" table:style-name="ce5">
            <text:p>Gen. 28</text:p>
          </table:table-cell>
          <table:table-cell office:value-type="float" office:value="1892064" table:style-name="ce7">
            <text:p>1892064</text:p>
          </table:table-cell>
          <table:table-cell table:style-name="ce2"/>
          <table:table-cell office:value-type="string" table:style-name="ce5">
            <text:p>Gen. 28</text:p>
          </table:table-cell>
          <table:table-cell office:value-type="float" office:value="1873528" table:style-name="ce7">
            <text:p>1873528</text:p>
          </table:table-cell>
          <table:table-cell table:style-name="ce2"/>
          <table:table-cell office:value-type="string" table:style-name="ce5">
            <text:p>Gen. 28</text:p>
          </table:table-cell>
          <table:table-cell office:value-type="float" office:value="1879236" table:style-name="ce7">
            <text:p>1879236</text:p>
          </table:table-cell>
          <table:table-cell table:style-name="ce2"/>
          <table:table-cell office:value-type="string" table:style-name="ce5">
            <text:p>Gen. 28</text:p>
          </table:table-cell>
          <table:table-cell office:value-type="float" office:value="1905988" table:style-name="ce7">
            <text:p>1905988</text:p>
          </table:table-cell>
          <table:table-cell table:style-name="ce2"/>
          <table:table-cell office:value-type="string" table:style-name="ce5">
            <text:p>Gen. 28</text:p>
          </table:table-cell>
          <table:table-cell office:value-type="float" office:value="1842764" table:style-name="ce7">
            <text:p>1842764</text:p>
          </table:table-cell>
          <table:table-cell table:style-name="ce2"/>
          <table:table-cell office:value-type="string" table:style-name="ce5">
            <text:p>Gen. 28</text:p>
          </table:table-cell>
          <table:table-cell office:value-type="float" office:value="1867804" table:style-name="ce7">
            <text:p>1867804</text:p>
          </table:table-cell>
          <table:table-cell table:style-name="ce2"/>
          <table:table-cell office:value-type="string" table:style-name="ce5">
            <text:p>Gen. 28</text:p>
          </table:table-cell>
          <table:table-cell office:value-type="float" office:value="1898833" table:style-name="ce7">
            <text:p>1898833</text:p>
          </table:table-cell>
          <table:table-cell table:style-name="ce2"/>
          <table:table-cell office:value-type="string" table:style-name="ce5">
            <text:p>Gen. 28</text:p>
          </table:table-cell>
          <table:table-cell office:value-type="float" office:value="1941270" table:style-name="ce7">
            <text:p>1941270</text:p>
          </table:table-cell>
          <table:table-cell table:style-name="ce2"/>
          <table:table-cell office:value-type="string" table:style-name="ce5">
            <text:p>Gen. 28</text:p>
          </table:table-cell>
          <table:table-cell office:value-type="float" office:value="1857580" table:style-name="ce7">
            <text:p>1857580</text:p>
          </table:table-cell>
          <table:table-cell table:style-name="ce2"/>
          <table:table-cell office:value-type="string" table:style-name="ce5">
            <text:p>Gen. 28</text:p>
          </table:table-cell>
          <table:table-cell office:value-type="float" office:value="1885718" table:style-name="ce7">
            <text:p>1885718</text:p>
          </table:table-cell>
          <table:table-cell table:style-name="ce2"/>
          <table:table-cell office:value-type="string" table:style-name="ce5">
            <text:p>Gen. 28</text:p>
          </table:table-cell>
          <table:table-cell office:value-type="float" office:value="1847048" table:style-name="ce7">
            <text:p>1847048</text:p>
          </table:table-cell>
          <table:table-cell table:style-name="ce2"/>
          <table:table-cell office:value-type="string" table:style-name="ce5">
            <text:p>Gen. 28</text:p>
          </table:table-cell>
          <table:table-cell office:value-type="float" office:value="1889732" table:style-name="ce7">
            <text:p>1889732</text:p>
          </table:table-cell>
          <table:table-cell table:style-name="ce2"/>
          <table:table-cell office:value-type="string" table:style-name="ce5">
            <text:p>Gen. 28</text:p>
          </table:table-cell>
          <table:table-cell office:value-type="float" office:value="1823196" table:style-name="ce7">
            <text:p>1823196</text:p>
          </table:table-cell>
          <table:table-cell table:style-name="ce2"/>
          <table:table-cell office:value-type="string" table:style-name="ce5">
            <text:p>Gen. 28</text:p>
          </table:table-cell>
          <table:table-cell office:value-type="float" office:value="1970810" table:style-name="ce7">
            <text:p>1970810</text:p>
          </table:table-cell>
          <table:table-cell table:style-name="ce2"/>
          <table:table-cell office:value-type="string" table:style-name="ce5">
            <text:p>Gen. 28</text:p>
          </table:table-cell>
          <table:table-cell office:value-type="float" office:value="1935938" table:style-name="ce7">
            <text:p>1935938</text:p>
          </table:table-cell>
          <table:table-cell table:style-name="ce2"/>
          <table:table-cell office:value-type="string" table:style-name="ce5">
            <text:p>Gen. 28</text:p>
          </table:table-cell>
          <table:table-cell office:value-type="float" office:value="1845328" table:style-name="ce7">
            <text:p>1845328</text:p>
          </table:table-cell>
          <table:table-cell table:style-name="ce2"/>
          <table:table-cell office:value-type="string" table:style-name="ce5">
            <text:p>Gen. 28</text:p>
          </table:table-cell>
          <table:table-cell office:value-type="float" office:value="1881371" table:style-name="ce7">
            <text:p>1881371</text:p>
          </table:table-cell>
          <table:table-cell table:style-name="ce2"/>
          <table:table-cell office:value-type="string" table:style-name="ce14">
            <text:p>Gen. 28</text:p>
          </table:table-cell>
          <table:table-cell office:value-type="float" office:value="1885598.6333333333" table:formula="of:=AVERAGE([.$CL31];[.$CI31];[.$CF31];[.$CC31];[.$BZ31];[.$BW31];[.$BT31];[.$BQ31];[.$BN31];[.$BK31];[.$BH31];[.$BE31];[.$BB31];[.$AY31];[.$AV31];[.$AS31];[.$AP31];[.$AM31];[.$AJ31];[.$AG31];[.$AD31];[.$AA31];[.$X31];[.$U31];[.$R31];[.$O31];[.$L31];[.$I31];[.$F31];[.$C31])" table:style-name="ce17">
            <text:p>1885599</text:p>
          </table:table-cell>
          <table:table-cell office:value-type="float" office:value="33488.956175991385" table:formula="of:=STDEV([.$CL31];[.$CI31];[.$CF31];[.$CC31];[.$BZ31];[.$BW31];[.$BT31];[.$BQ31];[.$BN31];[.$BK31];[.$BH31];[.$BE31];[.$BB31];[.$AY31];[.$AV31];[.$AS31];[.$AP31];[.$AM31];[.$AJ31];[.$AG31];[.$AD31];[.$AA31];[.$X31];[.$U31];[.$R31];[.$O31];[.$L31];[.$I31];[.$F31];[.$C31])" table:style-name="ce17">
            <text:p>33489</text:p>
          </table:table-cell>
          <table:table-cell table:number-columns-repeated="16290"/>
        </table:table-row>
        <table:table-row table:style-name="ro1">
          <table:table-cell table:style-name="ce2"/>
          <table:table-cell office:value-type="string" table:style-name="ce5">
            <text:p>Gen. 29</text:p>
          </table:table-cell>
          <table:table-cell office:value-type="float" office:value="1858644" table:style-name="ce7">
            <text:p>1858644</text:p>
          </table:table-cell>
          <table:table-cell table:style-name="ce2"/>
          <table:table-cell office:value-type="string" table:style-name="ce5">
            <text:p>Gen. 29</text:p>
          </table:table-cell>
          <table:table-cell office:value-type="float" office:value="1933126" table:style-name="ce7">
            <text:p>1933126</text:p>
          </table:table-cell>
          <table:table-cell table:style-name="ce2"/>
          <table:table-cell office:value-type="string" table:style-name="ce5">
            <text:p>Gen. 29</text:p>
          </table:table-cell>
          <table:table-cell office:value-type="float" office:value="1897822" table:style-name="ce7">
            <text:p>1897822</text:p>
          </table:table-cell>
          <table:table-cell table:style-name="ce2"/>
          <table:table-cell office:value-type="string" table:style-name="ce5">
            <text:p>Gen. 29</text:p>
          </table:table-cell>
          <table:table-cell office:value-type="float" office:value="1883995" table:style-name="ce7">
            <text:p>1883995</text:p>
          </table:table-cell>
          <table:table-cell table:style-name="ce2"/>
          <table:table-cell office:value-type="string" table:style-name="ce5">
            <text:p>Gen. 29</text:p>
          </table:table-cell>
          <table:table-cell office:value-type="float" office:value="1885982" table:style-name="ce7">
            <text:p>1885982</text:p>
          </table:table-cell>
          <table:table-cell table:style-name="ce2"/>
          <table:table-cell office:value-type="string" table:style-name="ce5">
            <text:p>Gen. 29</text:p>
          </table:table-cell>
          <table:table-cell office:value-type="float" office:value="1874120" table:style-name="ce7">
            <text:p>1874120</text:p>
          </table:table-cell>
          <table:table-cell table:style-name="ce2"/>
          <table:table-cell office:value-type="string" table:style-name="ce5">
            <text:p>Gen. 29</text:p>
          </table:table-cell>
          <table:table-cell office:value-type="float" office:value="1839692" table:style-name="ce7">
            <text:p>1839692</text:p>
          </table:table-cell>
          <table:table-cell table:style-name="ce2"/>
          <table:table-cell office:value-type="string" table:style-name="ce5">
            <text:p>Gen. 29</text:p>
          </table:table-cell>
          <table:table-cell office:value-type="float" office:value="1859050" table:style-name="ce7">
            <text:p>1859050</text:p>
          </table:table-cell>
          <table:table-cell table:style-name="ce2"/>
          <table:table-cell office:value-type="string" table:style-name="ce5">
            <text:p>Gen. 29</text:p>
          </table:table-cell>
          <table:table-cell office:value-type="float" office:value="1872506" table:style-name="ce7">
            <text:p>1872506</text:p>
          </table:table-cell>
          <table:table-cell table:style-name="ce2"/>
          <table:table-cell office:value-type="string" table:style-name="ce5">
            <text:p>Gen. 29</text:p>
          </table:table-cell>
          <table:table-cell office:value-type="float" office:value="1878482" table:style-name="ce7">
            <text:p>1878482</text:p>
          </table:table-cell>
          <table:table-cell table:style-name="ce2"/>
          <table:table-cell office:value-type="string" table:style-name="ce5">
            <text:p>Gen. 29</text:p>
          </table:table-cell>
          <table:table-cell office:value-type="float" office:value="1893758" table:style-name="ce7">
            <text:p>1893758</text:p>
          </table:table-cell>
          <table:table-cell table:style-name="ce2"/>
          <table:table-cell office:value-type="string" table:style-name="ce5">
            <text:p>Gen. 29</text:p>
          </table:table-cell>
          <table:table-cell office:value-type="float" office:value="1868916" table:style-name="ce7">
            <text:p>1868916</text:p>
          </table:table-cell>
          <table:table-cell table:style-name="ce2"/>
          <table:table-cell office:value-type="string" table:style-name="ce5">
            <text:p>Gen. 29</text:p>
          </table:table-cell>
          <table:table-cell office:value-type="float" office:value="1935616" table:style-name="ce7">
            <text:p>1935616</text:p>
          </table:table-cell>
          <table:table-cell table:style-name="ce2"/>
          <table:table-cell office:value-type="string" table:style-name="ce5">
            <text:p>Gen. 29</text:p>
          </table:table-cell>
          <table:table-cell office:value-type="float" office:value="1890196" table:style-name="ce7">
            <text:p>1890196</text:p>
          </table:table-cell>
          <table:table-cell table:style-name="ce2"/>
          <table:table-cell office:value-type="string" table:style-name="ce5">
            <text:p>Gen. 29</text:p>
          </table:table-cell>
          <table:table-cell office:value-type="float" office:value="1872948" table:style-name="ce7">
            <text:p>1872948</text:p>
          </table:table-cell>
          <table:table-cell table:style-name="ce2"/>
          <table:table-cell office:value-type="string" table:style-name="ce5">
            <text:p>Gen. 29</text:p>
          </table:table-cell>
          <table:table-cell office:value-type="float" office:value="1877256" table:style-name="ce7">
            <text:p>1877256</text:p>
          </table:table-cell>
          <table:table-cell table:style-name="ce2"/>
          <table:table-cell office:value-type="string" table:style-name="ce5">
            <text:p>Gen. 29</text:p>
          </table:table-cell>
          <table:table-cell office:value-type="float" office:value="1903338" table:style-name="ce7">
            <text:p>1903338</text:p>
          </table:table-cell>
          <table:table-cell table:style-name="ce2"/>
          <table:table-cell office:value-type="string" table:style-name="ce5">
            <text:p>Gen. 29</text:p>
          </table:table-cell>
          <table:table-cell office:value-type="float" office:value="1837504" table:style-name="ce7">
            <text:p>1837504</text:p>
          </table:table-cell>
          <table:table-cell table:style-name="ce2"/>
          <table:table-cell office:value-type="string" table:style-name="ce5">
            <text:p>Gen. 29</text:p>
          </table:table-cell>
          <table:table-cell office:value-type="float" office:value="1862340" table:style-name="ce7">
            <text:p>1862340</text:p>
          </table:table-cell>
          <table:table-cell table:style-name="ce2"/>
          <table:table-cell office:value-type="string" table:style-name="ce5">
            <text:p>Gen. 29</text:p>
          </table:table-cell>
          <table:table-cell office:value-type="float" office:value="1896359" table:style-name="ce7">
            <text:p>1896359</text:p>
          </table:table-cell>
          <table:table-cell table:style-name="ce2"/>
          <table:table-cell office:value-type="string" table:style-name="ce5">
            <text:p>Gen. 29</text:p>
          </table:table-cell>
          <table:table-cell office:value-type="float" office:value="1937638" table:style-name="ce7">
            <text:p>1937638</text:p>
          </table:table-cell>
          <table:table-cell table:style-name="ce2"/>
          <table:table-cell office:value-type="string" table:style-name="ce5">
            <text:p>Gen. 29</text:p>
          </table:table-cell>
          <table:table-cell office:value-type="float" office:value="1855724" table:style-name="ce7">
            <text:p>1855724</text:p>
          </table:table-cell>
          <table:table-cell table:style-name="ce2"/>
          <table:table-cell office:value-type="string" table:style-name="ce5">
            <text:p>Gen. 29</text:p>
          </table:table-cell>
          <table:table-cell office:value-type="float" office:value="1878324" table:style-name="ce7">
            <text:p>1878324</text:p>
          </table:table-cell>
          <table:table-cell table:style-name="ce2"/>
          <table:table-cell office:value-type="string" table:style-name="ce5">
            <text:p>Gen. 29</text:p>
          </table:table-cell>
          <table:table-cell office:value-type="float" office:value="1846155" table:style-name="ce7">
            <text:p>1846155</text:p>
          </table:table-cell>
          <table:table-cell table:style-name="ce2"/>
          <table:table-cell office:value-type="string" table:style-name="ce5">
            <text:p>Gen. 29</text:p>
          </table:table-cell>
          <table:table-cell office:value-type="float" office:value="1885220" table:style-name="ce7">
            <text:p>1885220</text:p>
          </table:table-cell>
          <table:table-cell table:style-name="ce2"/>
          <table:table-cell office:value-type="string" table:style-name="ce5">
            <text:p>Gen. 29</text:p>
          </table:table-cell>
          <table:table-cell office:value-type="float" office:value="1819148" table:style-name="ce7">
            <text:p>1819148</text:p>
          </table:table-cell>
          <table:table-cell table:style-name="ce2"/>
          <table:table-cell office:value-type="string" table:style-name="ce5">
            <text:p>Gen. 29</text:p>
          </table:table-cell>
          <table:table-cell office:value-type="float" office:value="1967658" table:style-name="ce7">
            <text:p>1967658</text:p>
          </table:table-cell>
          <table:table-cell table:style-name="ce2"/>
          <table:table-cell office:value-type="string" table:style-name="ce5">
            <text:p>Gen. 29</text:p>
          </table:table-cell>
          <table:table-cell office:value-type="float" office:value="1934406" table:style-name="ce7">
            <text:p>1934406</text:p>
          </table:table-cell>
          <table:table-cell table:style-name="ce2"/>
          <table:table-cell office:value-type="string" table:style-name="ce5">
            <text:p>Gen. 29</text:p>
          </table:table-cell>
          <table:table-cell office:value-type="float" office:value="1844654" table:style-name="ce7">
            <text:p>1844654</text:p>
          </table:table-cell>
          <table:table-cell table:style-name="ce2"/>
          <table:table-cell office:value-type="string" table:style-name="ce5">
            <text:p>Gen. 29</text:p>
          </table:table-cell>
          <table:table-cell office:value-type="float" office:value="1877471" table:style-name="ce7">
            <text:p>1877471</text:p>
          </table:table-cell>
          <table:table-cell table:style-name="ce2"/>
          <table:table-cell office:value-type="string" table:style-name="ce14">
            <text:p>Gen. 29</text:p>
          </table:table-cell>
          <table:table-cell office:value-type="float" office:value="1882268.2666666666" table:formula="of:=AVERAGE([.$CL32];[.$CI32];[.$CF32];[.$CC32];[.$BZ32];[.$BW32];[.$BT32];[.$BQ32];[.$BN32];[.$BK32];[.$BH32];[.$BE32];[.$BB32];[.$AY32];[.$AV32];[.$AS32];[.$AP32];[.$AM32];[.$AJ32];[.$AG32];[.$AD32];[.$AA32];[.$X32];[.$U32];[.$R32];[.$O32];[.$L32];[.$I32];[.$F32];[.$C32])" table:style-name="ce17">
            <text:p>1882268</text:p>
          </table:table-cell>
          <table:table-cell office:value-type="float" office:value="33649.485374896933" table:formula="of:=STDEV([.$CL32];[.$CI32];[.$CF32];[.$CC32];[.$BZ32];[.$BW32];[.$BT32];[.$BQ32];[.$BN32];[.$BK32];[.$BH32];[.$BE32];[.$BB32];[.$AY32];[.$AV32];[.$AS32];[.$AP32];[.$AM32];[.$AJ32];[.$AG32];[.$AD32];[.$AA32];[.$X32];[.$U32];[.$R32];[.$O32];[.$L32];[.$I32];[.$F32];[.$C32])" table:style-name="ce17">
            <text:p>33649</text:p>
          </table:table-cell>
          <table:table-cell table:number-columns-repeated="16290"/>
        </table:table-row>
        <table:table-row table:style-name="ro1">
          <table:table-cell table:style-name="ce2"/>
          <table:table-cell office:value-type="string" table:style-name="ce5">
            <text:p>Gen. 30</text:p>
          </table:table-cell>
          <table:table-cell office:value-type="float" office:value="1852078" table:style-name="ce7">
            <text:p>1852078</text:p>
          </table:table-cell>
          <table:table-cell table:style-name="ce2"/>
          <table:table-cell office:value-type="string" table:style-name="ce5">
            <text:p>Gen. 30</text:p>
          </table:table-cell>
          <table:table-cell office:value-type="float" office:value="1931086" table:style-name="ce7">
            <text:p>1931086</text:p>
          </table:table-cell>
          <table:table-cell table:style-name="ce2"/>
          <table:table-cell office:value-type="string" table:style-name="ce5">
            <text:p>Gen. 30</text:p>
          </table:table-cell>
          <table:table-cell office:value-type="float" office:value="1892516" table:style-name="ce7">
            <text:p>1892516</text:p>
          </table:table-cell>
          <table:table-cell table:style-name="ce2"/>
          <table:table-cell office:value-type="string" table:style-name="ce5">
            <text:p>Gen. 30</text:p>
          </table:table-cell>
          <table:table-cell office:value-type="float" office:value="1882153" table:style-name="ce7">
            <text:p>1882153</text:p>
          </table:table-cell>
          <table:table-cell table:style-name="ce2"/>
          <table:table-cell office:value-type="string" table:style-name="ce5">
            <text:p>Gen. 30</text:p>
          </table:table-cell>
          <table:table-cell office:value-type="float" office:value="1883900" table:style-name="ce7">
            <text:p>1883900</text:p>
          </table:table-cell>
          <table:table-cell table:style-name="ce2"/>
          <table:table-cell office:value-type="string" table:style-name="ce5">
            <text:p>Gen. 30</text:p>
          </table:table-cell>
          <table:table-cell office:value-type="float" office:value="1870370" table:style-name="ce7">
            <text:p>1870370</text:p>
          </table:table-cell>
          <table:table-cell table:style-name="ce2"/>
          <table:table-cell office:value-type="string" table:style-name="ce5">
            <text:p>Gen. 30</text:p>
          </table:table-cell>
          <table:table-cell office:value-type="float" office:value="1833018" table:style-name="ce7">
            <text:p>1833018</text:p>
          </table:table-cell>
          <table:table-cell table:style-name="ce2"/>
          <table:table-cell office:value-type="string" table:style-name="ce5">
            <text:p>Gen. 30</text:p>
          </table:table-cell>
          <table:table-cell office:value-type="float" office:value="1852836" table:style-name="ce7">
            <text:p>1852836</text:p>
          </table:table-cell>
          <table:table-cell table:style-name="ce2"/>
          <table:table-cell office:value-type="string" table:style-name="ce5">
            <text:p>Gen. 30</text:p>
          </table:table-cell>
          <table:table-cell office:value-type="float" office:value="1872326" table:style-name="ce7">
            <text:p>1872326</text:p>
          </table:table-cell>
          <table:table-cell table:style-name="ce2"/>
          <table:table-cell office:value-type="string" table:style-name="ce5">
            <text:p>Gen. 30</text:p>
          </table:table-cell>
          <table:table-cell office:value-type="float" office:value="1876570" table:style-name="ce7">
            <text:p>1876570</text:p>
          </table:table-cell>
          <table:table-cell table:style-name="ce2"/>
          <table:table-cell office:value-type="string" table:style-name="ce5">
            <text:p>Gen. 30</text:p>
          </table:table-cell>
          <table:table-cell office:value-type="float" office:value="1893150" table:style-name="ce7">
            <text:p>1893150</text:p>
          </table:table-cell>
          <table:table-cell table:style-name="ce2"/>
          <table:table-cell office:value-type="string" table:style-name="ce5">
            <text:p>Gen. 30</text:p>
          </table:table-cell>
          <table:table-cell office:value-type="float" office:value="1868396" table:style-name="ce7">
            <text:p>1868396</text:p>
          </table:table-cell>
          <table:table-cell table:style-name="ce2"/>
          <table:table-cell office:value-type="string" table:style-name="ce5">
            <text:p>Gen. 30</text:p>
          </table:table-cell>
          <table:table-cell office:value-type="float" office:value="1933276" table:style-name="ce7">
            <text:p>1933276</text:p>
          </table:table-cell>
          <table:table-cell table:style-name="ce2"/>
          <table:table-cell office:value-type="string" table:style-name="ce5">
            <text:p>Gen. 30</text:p>
          </table:table-cell>
          <table:table-cell office:value-type="float" office:value="1887316" table:style-name="ce7">
            <text:p>1887316</text:p>
          </table:table-cell>
          <table:table-cell table:style-name="ce2"/>
          <table:table-cell office:value-type="string" table:style-name="ce5">
            <text:p>Gen. 30</text:p>
          </table:table-cell>
          <table:table-cell office:value-type="float" office:value="1867358" table:style-name="ce7">
            <text:p>1867358</text:p>
          </table:table-cell>
          <table:table-cell table:style-name="ce2"/>
          <table:table-cell office:value-type="string" table:style-name="ce5">
            <text:p>Gen. 30</text:p>
          </table:table-cell>
          <table:table-cell office:value-type="float" office:value="1875964" table:style-name="ce7">
            <text:p>1875964</text:p>
          </table:table-cell>
          <table:table-cell table:style-name="ce2"/>
          <table:table-cell office:value-type="string" table:style-name="ce5">
            <text:p>Gen. 30</text:p>
          </table:table-cell>
          <table:table-cell office:value-type="float" office:value="1901704" table:style-name="ce7">
            <text:p>1901704</text:p>
          </table:table-cell>
          <table:table-cell table:style-name="ce2"/>
          <table:table-cell office:value-type="string" table:style-name="ce5">
            <text:p>Gen. 30</text:p>
          </table:table-cell>
          <table:table-cell office:value-type="float" office:value="1836276" table:style-name="ce7">
            <text:p>1836276</text:p>
          </table:table-cell>
          <table:table-cell table:style-name="ce2"/>
          <table:table-cell office:value-type="string" table:style-name="ce5">
            <text:p>Gen. 30</text:p>
          </table:table-cell>
          <table:table-cell office:value-type="float" office:value="1859550" table:style-name="ce7">
            <text:p>1859550</text:p>
          </table:table-cell>
          <table:table-cell table:style-name="ce2"/>
          <table:table-cell office:value-type="string" table:style-name="ce5">
            <text:p>Gen. 30</text:p>
          </table:table-cell>
          <table:table-cell office:value-type="float" office:value="1893403" table:style-name="ce7">
            <text:p>1893403</text:p>
          </table:table-cell>
          <table:table-cell table:style-name="ce2"/>
          <table:table-cell office:value-type="string" table:style-name="ce5">
            <text:p>Gen. 30</text:p>
          </table:table-cell>
          <table:table-cell office:value-type="float" office:value="1936398" table:style-name="ce7">
            <text:p>1936398</text:p>
          </table:table-cell>
          <table:table-cell table:style-name="ce2"/>
          <table:table-cell office:value-type="string" table:style-name="ce5">
            <text:p>Gen. 30</text:p>
          </table:table-cell>
          <table:table-cell office:value-type="float" office:value="1854298" table:style-name="ce7">
            <text:p>1854298</text:p>
          </table:table-cell>
          <table:table-cell table:style-name="ce2"/>
          <table:table-cell office:value-type="string" table:style-name="ce5">
            <text:p>Gen. 30</text:p>
          </table:table-cell>
          <table:table-cell office:value-type="float" office:value="1878324" table:style-name="ce7">
            <text:p>1878324</text:p>
          </table:table-cell>
          <table:table-cell table:style-name="ce2"/>
          <table:table-cell office:value-type="string" table:style-name="ce5">
            <text:p>Gen. 30</text:p>
          </table:table-cell>
          <table:table-cell office:value-type="float" office:value="1837576" table:style-name="ce7">
            <text:p>1837576</text:p>
          </table:table-cell>
          <table:table-cell table:style-name="ce2"/>
          <table:table-cell office:value-type="string" table:style-name="ce5">
            <text:p>Gen. 30</text:p>
          </table:table-cell>
          <table:table-cell office:value-type="float" office:value="1885220" table:style-name="ce7">
            <text:p>1885220</text:p>
          </table:table-cell>
          <table:table-cell table:style-name="ce2"/>
          <table:table-cell office:value-type="string" table:style-name="ce5">
            <text:p>Gen. 30</text:p>
          </table:table-cell>
          <table:table-cell office:value-type="float" office:value="1818334" table:style-name="ce7">
            <text:p>1818334</text:p>
          </table:table-cell>
          <table:table-cell table:style-name="ce2"/>
          <table:table-cell office:value-type="string" table:style-name="ce5">
            <text:p>Gen. 30</text:p>
          </table:table-cell>
          <table:table-cell office:value-type="float" office:value="1966578" table:style-name="ce7">
            <text:p>1966578</text:p>
          </table:table-cell>
          <table:table-cell table:style-name="ce2"/>
          <table:table-cell office:value-type="string" table:style-name="ce5">
            <text:p>Gen. 30</text:p>
          </table:table-cell>
          <table:table-cell office:value-type="float" office:value="1932486" table:style-name="ce7">
            <text:p>1932486</text:p>
          </table:table-cell>
          <table:table-cell table:style-name="ce2"/>
          <table:table-cell office:value-type="string" table:style-name="ce5">
            <text:p>Gen. 30</text:p>
          </table:table-cell>
          <table:table-cell office:value-type="float" office:value="1842632" table:style-name="ce7">
            <text:p>1842632</text:p>
          </table:table-cell>
          <table:table-cell table:style-name="ce2"/>
          <table:table-cell office:value-type="string" table:style-name="ce5">
            <text:p>Gen. 30</text:p>
          </table:table-cell>
          <table:table-cell office:value-type="float" office:value="1876469" table:style-name="ce7">
            <text:p>1876469</text:p>
          </table:table-cell>
          <table:table-cell table:style-name="ce2"/>
          <table:table-cell office:value-type="string" table:style-name="ce14">
            <text:p>Gen. 30</text:p>
          </table:table-cell>
          <table:table-cell office:value-type="float" office:value="1879718.7" table:formula="of:=AVERAGE([.$CL33];[.$CI33];[.$CF33];[.$CC33];[.$BZ33];[.$BW33];[.$BT33];[.$BQ33];[.$BN33];[.$BK33];[.$BH33];[.$BE33];[.$BB33];[.$AY33];[.$AV33];[.$AS33];[.$AP33];[.$AM33];[.$AJ33];[.$AG33];[.$AD33];[.$AA33];[.$X33];[.$U33];[.$R33];[.$O33];[.$L33];[.$I33];[.$F33];[.$C33])" table:style-name="ce17">
            <text:p>1879719</text:p>
          </table:table-cell>
          <table:table-cell office:value-type="float" office:value="34321.803485439159" table:formula="of:=STDEV([.$CL33];[.$CI33];[.$CF33];[.$CC33];[.$BZ33];[.$BW33];[.$BT33];[.$BQ33];[.$BN33];[.$BK33];[.$BH33];[.$BE33];[.$BB33];[.$AY33];[.$AV33];[.$AS33];[.$AP33];[.$AM33];[.$AJ33];[.$AG33];[.$AD33];[.$AA33];[.$X33];[.$U33];[.$R33];[.$O33];[.$L33];[.$I33];[.$F33];[.$C33])" table:style-name="ce17">
            <text:p>34322</text:p>
          </table:table-cell>
          <table:table-cell table:number-columns-repeated="16290"/>
        </table:table-row>
        <table:table-row table:style-name="ro1">
          <table:table-cell table:style-name="ce2"/>
          <table:table-cell office:value-type="string" table:style-name="ce5">
            <text:p>Gen. 31</text:p>
          </table:table-cell>
          <table:table-cell office:value-type="float" office:value="1848654" table:style-name="ce7">
            <text:p>1848654</text:p>
          </table:table-cell>
          <table:table-cell table:style-name="ce2"/>
          <table:table-cell office:value-type="string" table:style-name="ce5">
            <text:p>Gen. 31</text:p>
          </table:table-cell>
          <table:table-cell office:value-type="float" office:value="1928096" table:style-name="ce7">
            <text:p>1928096</text:p>
          </table:table-cell>
          <table:table-cell table:style-name="ce2"/>
          <table:table-cell office:value-type="string" table:style-name="ce5">
            <text:p>Gen. 31</text:p>
          </table:table-cell>
          <table:table-cell office:value-type="float" office:value="1889394" table:style-name="ce7">
            <text:p>1889394</text:p>
          </table:table-cell>
          <table:table-cell table:style-name="ce2"/>
          <table:table-cell office:value-type="string" table:style-name="ce5">
            <text:p>Gen. 31</text:p>
          </table:table-cell>
          <table:table-cell office:value-type="float" office:value="1879013" table:style-name="ce7">
            <text:p>1879013</text:p>
          </table:table-cell>
          <table:table-cell table:style-name="ce2"/>
          <table:table-cell office:value-type="string" table:style-name="ce5">
            <text:p>Gen. 31</text:p>
          </table:table-cell>
          <table:table-cell office:value-type="float" office:value="1878534" table:style-name="ce7">
            <text:p>1878534</text:p>
          </table:table-cell>
          <table:table-cell table:style-name="ce2"/>
          <table:table-cell office:value-type="string" table:style-name="ce5">
            <text:p>Gen. 31</text:p>
          </table:table-cell>
          <table:table-cell office:value-type="float" office:value="1869954" table:style-name="ce7">
            <text:p>1869954</text:p>
          </table:table-cell>
          <table:table-cell table:style-name="ce2"/>
          <table:table-cell office:value-type="string" table:style-name="ce5">
            <text:p>Gen. 31</text:p>
          </table:table-cell>
          <table:table-cell office:value-type="float" office:value="1832378" table:style-name="ce7">
            <text:p>1832378</text:p>
          </table:table-cell>
          <table:table-cell table:style-name="ce2"/>
          <table:table-cell office:value-type="string" table:style-name="ce5">
            <text:p>Gen. 31</text:p>
          </table:table-cell>
          <table:table-cell office:value-type="float" office:value="1849804" table:style-name="ce7">
            <text:p>1849804</text:p>
          </table:table-cell>
          <table:table-cell table:style-name="ce2"/>
          <table:table-cell office:value-type="string" table:style-name="ce5">
            <text:p>Gen. 31</text:p>
          </table:table-cell>
          <table:table-cell office:value-type="float" office:value="1868408" table:style-name="ce7">
            <text:p>1868408</text:p>
          </table:table-cell>
          <table:table-cell table:style-name="ce2"/>
          <table:table-cell office:value-type="string" table:style-name="ce5">
            <text:p>Gen. 31</text:p>
          </table:table-cell>
          <table:table-cell office:value-type="float" office:value="1875136" table:style-name="ce7">
            <text:p>1875136</text:p>
          </table:table-cell>
          <table:table-cell table:style-name="ce2"/>
          <table:table-cell office:value-type="string" table:style-name="ce5">
            <text:p>Gen. 31</text:p>
          </table:table-cell>
          <table:table-cell office:value-type="float" office:value="1888332" table:style-name="ce7">
            <text:p>1888332</text:p>
          </table:table-cell>
          <table:table-cell table:style-name="ce2"/>
          <table:table-cell office:value-type="string" table:style-name="ce5">
            <text:p>Gen. 31</text:p>
          </table:table-cell>
          <table:table-cell office:value-type="float" office:value="1861744" table:style-name="ce7">
            <text:p>1861744</text:p>
          </table:table-cell>
          <table:table-cell table:style-name="ce2"/>
          <table:table-cell office:value-type="string" table:style-name="ce5">
            <text:p>Gen. 31</text:p>
          </table:table-cell>
          <table:table-cell office:value-type="float" office:value="1933276" table:style-name="ce7">
            <text:p>1933276</text:p>
          </table:table-cell>
          <table:table-cell table:style-name="ce2"/>
          <table:table-cell office:value-type="string" table:style-name="ce5">
            <text:p>Gen. 31</text:p>
          </table:table-cell>
          <table:table-cell office:value-type="float" office:value="1886992" table:style-name="ce7">
            <text:p>1886992</text:p>
          </table:table-cell>
          <table:table-cell table:style-name="ce2"/>
          <table:table-cell office:value-type="string" table:style-name="ce5">
            <text:p>Gen. 31</text:p>
          </table:table-cell>
          <table:table-cell office:value-type="float" office:value="1866142" table:style-name="ce7">
            <text:p>1866142</text:p>
          </table:table-cell>
          <table:table-cell table:style-name="ce2"/>
          <table:table-cell office:value-type="string" table:style-name="ce5">
            <text:p>Gen. 31</text:p>
          </table:table-cell>
          <table:table-cell office:value-type="float" office:value="1873172" table:style-name="ce7">
            <text:p>1873172</text:p>
          </table:table-cell>
          <table:table-cell table:style-name="ce2"/>
          <table:table-cell office:value-type="string" table:style-name="ce5">
            <text:p>Gen. 31</text:p>
          </table:table-cell>
          <table:table-cell office:value-type="float" office:value="1899294" table:style-name="ce7">
            <text:p>1899294</text:p>
          </table:table-cell>
          <table:table-cell table:style-name="ce2"/>
          <table:table-cell office:value-type="string" table:style-name="ce5">
            <text:p>Gen. 31</text:p>
          </table:table-cell>
          <table:table-cell office:value-type="float" office:value="1827484" table:style-name="ce7">
            <text:p>1827484</text:p>
          </table:table-cell>
          <table:table-cell table:style-name="ce2"/>
          <table:table-cell office:value-type="string" table:style-name="ce5">
            <text:p>Gen. 31</text:p>
          </table:table-cell>
          <table:table-cell office:value-type="float" office:value="1858328" table:style-name="ce7">
            <text:p>1858328</text:p>
          </table:table-cell>
          <table:table-cell table:style-name="ce2"/>
          <table:table-cell office:value-type="string" table:style-name="ce5">
            <text:p>Gen. 31</text:p>
          </table:table-cell>
          <table:table-cell office:value-type="float" office:value="1888277" table:style-name="ce7">
            <text:p>1888277</text:p>
          </table:table-cell>
          <table:table-cell table:style-name="ce2"/>
          <table:table-cell office:value-type="string" table:style-name="ce5">
            <text:p>Gen. 31</text:p>
          </table:table-cell>
          <table:table-cell office:value-type="float" office:value="1935138" table:style-name="ce7">
            <text:p>1935138</text:p>
          </table:table-cell>
          <table:table-cell table:style-name="ce2"/>
          <table:table-cell office:value-type="string" table:style-name="ce5">
            <text:p>Gen. 31</text:p>
          </table:table-cell>
          <table:table-cell office:value-type="float" office:value="1854292" table:style-name="ce7">
            <text:p>1854292</text:p>
          </table:table-cell>
          <table:table-cell table:style-name="ce2"/>
          <table:table-cell office:value-type="string" table:style-name="ce5">
            <text:p>Gen. 31</text:p>
          </table:table-cell>
          <table:table-cell office:value-type="float" office:value="1874576" table:style-name="ce7">
            <text:p>1874576</text:p>
          </table:table-cell>
          <table:table-cell table:style-name="ce2"/>
          <table:table-cell office:value-type="string" table:style-name="ce5">
            <text:p>Gen. 31</text:p>
          </table:table-cell>
          <table:table-cell office:value-type="float" office:value="1832285" table:style-name="ce7">
            <text:p>1832285</text:p>
          </table:table-cell>
          <table:table-cell table:style-name="ce2"/>
          <table:table-cell office:value-type="string" table:style-name="ce5">
            <text:p>Gen. 31</text:p>
          </table:table-cell>
          <table:table-cell office:value-type="float" office:value="1884302" table:style-name="ce7">
            <text:p>1884302</text:p>
          </table:table-cell>
          <table:table-cell table:style-name="ce2"/>
          <table:table-cell office:value-type="string" table:style-name="ce5">
            <text:p>Gen. 31</text:p>
          </table:table-cell>
          <table:table-cell office:value-type="float" office:value="1817568" table:style-name="ce7">
            <text:p>1817568</text:p>
          </table:table-cell>
          <table:table-cell table:style-name="ce2"/>
          <table:table-cell office:value-type="string" table:style-name="ce5">
            <text:p>Gen. 31</text:p>
          </table:table-cell>
          <table:table-cell office:value-type="float" office:value="1961458" table:style-name="ce7">
            <text:p>1961458</text:p>
          </table:table-cell>
          <table:table-cell table:style-name="ce2"/>
          <table:table-cell office:value-type="string" table:style-name="ce5">
            <text:p>Gen. 31</text:p>
          </table:table-cell>
          <table:table-cell office:value-type="float" office:value="1929866" table:style-name="ce7">
            <text:p>1929866</text:p>
          </table:table-cell>
          <table:table-cell table:style-name="ce2"/>
          <table:table-cell office:value-type="string" table:style-name="ce5">
            <text:p>Gen. 31</text:p>
          </table:table-cell>
          <table:table-cell office:value-type="float" office:value="1839044" table:style-name="ce7">
            <text:p>1839044</text:p>
          </table:table-cell>
          <table:table-cell table:style-name="ce2"/>
          <table:table-cell office:value-type="string" table:style-name="ce5">
            <text:p>Gen. 31</text:p>
          </table:table-cell>
          <table:table-cell office:value-type="float" office:value="1872691" table:style-name="ce7">
            <text:p>1872691</text:p>
          </table:table-cell>
          <table:table-cell table:style-name="ce2"/>
          <table:table-cell office:value-type="string" table:style-name="ce14">
            <text:p>Gen. 31</text:p>
          </table:table-cell>
          <table:table-cell office:value-type="float" office:value="1876787.7333333334" table:formula="of:=AVERAGE([.$CL34];[.$CI34];[.$CF34];[.$CC34];[.$BZ34];[.$BW34];[.$BT34];[.$BQ34];[.$BN34];[.$BK34];[.$BH34];[.$BE34];[.$BB34];[.$AY34];[.$AV34];[.$AS34];[.$AP34];[.$AM34];[.$AJ34];[.$AG34];[.$AD34];[.$AA34];[.$X34];[.$U34];[.$R34];[.$O34];[.$L34];[.$I34];[.$F34];[.$C34])" table:style-name="ce17">
            <text:p>1876788</text:p>
          </table:table-cell>
          <table:table-cell office:value-type="float" office:value="34486.139735515062" table:formula="of:=STDEV([.$CL34];[.$CI34];[.$CF34];[.$CC34];[.$BZ34];[.$BW34];[.$BT34];[.$BQ34];[.$BN34];[.$BK34];[.$BH34];[.$BE34];[.$BB34];[.$AY34];[.$AV34];[.$AS34];[.$AP34];[.$AM34];[.$AJ34];[.$AG34];[.$AD34];[.$AA34];[.$X34];[.$U34];[.$R34];[.$O34];[.$L34];[.$I34];[.$F34];[.$C34])" table:style-name="ce17">
            <text:p>34486</text:p>
          </table:table-cell>
          <table:table-cell table:number-columns-repeated="16290"/>
        </table:table-row>
        <table:table-row table:style-name="ro1">
          <table:table-cell table:style-name="ce2"/>
          <table:table-cell office:value-type="string" table:style-name="ce5">
            <text:p>Gen. 32</text:p>
          </table:table-cell>
          <table:table-cell office:value-type="float" office:value="1845512" table:style-name="ce7">
            <text:p>1845512</text:p>
          </table:table-cell>
          <table:table-cell table:style-name="ce2"/>
          <table:table-cell office:value-type="string" table:style-name="ce5">
            <text:p>Gen. 32</text:p>
          </table:table-cell>
          <table:table-cell office:value-type="float" office:value="1924574" table:style-name="ce7">
            <text:p>1924574</text:p>
          </table:table-cell>
          <table:table-cell table:style-name="ce2"/>
          <table:table-cell office:value-type="string" table:style-name="ce5">
            <text:p>Gen. 32</text:p>
          </table:table-cell>
          <table:table-cell office:value-type="float" office:value="1887884" table:style-name="ce7">
            <text:p>1887884</text:p>
          </table:table-cell>
          <table:table-cell table:style-name="ce2"/>
          <table:table-cell office:value-type="string" table:style-name="ce5">
            <text:p>Gen. 32</text:p>
          </table:table-cell>
          <table:table-cell office:value-type="float" office:value="1879013" table:style-name="ce7">
            <text:p>1879013</text:p>
          </table:table-cell>
          <table:table-cell table:style-name="ce2"/>
          <table:table-cell office:value-type="string" table:style-name="ce5">
            <text:p>Gen. 32</text:p>
          </table:table-cell>
          <table:table-cell office:value-type="float" office:value="1878534" table:style-name="ce7">
            <text:p>1878534</text:p>
          </table:table-cell>
          <table:table-cell table:style-name="ce2"/>
          <table:table-cell office:value-type="string" table:style-name="ce5">
            <text:p>Gen. 32</text:p>
          </table:table-cell>
          <table:table-cell office:value-type="float" office:value="1865484" table:style-name="ce7">
            <text:p>1865484</text:p>
          </table:table-cell>
          <table:table-cell table:style-name="ce2"/>
          <table:table-cell office:value-type="string" table:style-name="ce5">
            <text:p>Gen. 32</text:p>
          </table:table-cell>
          <table:table-cell office:value-type="float" office:value="1829272" table:style-name="ce7">
            <text:p>1829272</text:p>
          </table:table-cell>
          <table:table-cell table:style-name="ce2"/>
          <table:table-cell office:value-type="string" table:style-name="ce5">
            <text:p>Gen. 32</text:p>
          </table:table-cell>
          <table:table-cell office:value-type="float" office:value="1846932" table:style-name="ce7">
            <text:p>1846932</text:p>
          </table:table-cell>
          <table:table-cell table:style-name="ce2"/>
          <table:table-cell office:value-type="string" table:style-name="ce5">
            <text:p>Gen. 32</text:p>
          </table:table-cell>
          <table:table-cell office:value-type="float" office:value="1868408" table:style-name="ce7">
            <text:p>1868408</text:p>
          </table:table-cell>
          <table:table-cell table:style-name="ce2"/>
          <table:table-cell office:value-type="string" table:style-name="ce5">
            <text:p>Gen. 32</text:p>
          </table:table-cell>
          <table:table-cell office:value-type="float" office:value="1871356" table:style-name="ce7">
            <text:p>1871356</text:p>
          </table:table-cell>
          <table:table-cell table:style-name="ce2"/>
          <table:table-cell office:value-type="string" table:style-name="ce5">
            <text:p>Gen. 32</text:p>
          </table:table-cell>
          <table:table-cell office:value-type="float" office:value="1887240" table:style-name="ce7">
            <text:p>1887240</text:p>
          </table:table-cell>
          <table:table-cell table:style-name="ce2"/>
          <table:table-cell office:value-type="string" table:style-name="ce5">
            <text:p>Gen. 32</text:p>
          </table:table-cell>
          <table:table-cell office:value-type="float" office:value="1861704" table:style-name="ce7">
            <text:p>1861704</text:p>
          </table:table-cell>
          <table:table-cell table:style-name="ce2"/>
          <table:table-cell office:value-type="string" table:style-name="ce5">
            <text:p>Gen. 32</text:p>
          </table:table-cell>
          <table:table-cell office:value-type="float" office:value="1931036" table:style-name="ce7">
            <text:p>1931036</text:p>
          </table:table-cell>
          <table:table-cell table:style-name="ce2"/>
          <table:table-cell office:value-type="string" table:style-name="ce5">
            <text:p>Gen. 32</text:p>
          </table:table-cell>
          <table:table-cell office:value-type="float" office:value="1884110" table:style-name="ce7">
            <text:p>1884110</text:p>
          </table:table-cell>
          <table:table-cell table:style-name="ce2"/>
          <table:table-cell office:value-type="string" table:style-name="ce5">
            <text:p>Gen. 32</text:p>
          </table:table-cell>
          <table:table-cell office:value-type="float" office:value="1864684" table:style-name="ce7">
            <text:p>1864684</text:p>
          </table:table-cell>
          <table:table-cell table:style-name="ce2"/>
          <table:table-cell office:value-type="string" table:style-name="ce5">
            <text:p>Gen. 32</text:p>
          </table:table-cell>
          <table:table-cell office:value-type="float" office:value="1870152" table:style-name="ce7">
            <text:p>1870152</text:p>
          </table:table-cell>
          <table:table-cell table:style-name="ce2"/>
          <table:table-cell office:value-type="string" table:style-name="ce5">
            <text:p>Gen. 32</text:p>
          </table:table-cell>
          <table:table-cell office:value-type="float" office:value="1898858" table:style-name="ce7">
            <text:p>1898858</text:p>
          </table:table-cell>
          <table:table-cell table:style-name="ce2"/>
          <table:table-cell office:value-type="string" table:style-name="ce5">
            <text:p>Gen. 32</text:p>
          </table:table-cell>
          <table:table-cell office:value-type="float" office:value="1827484" table:style-name="ce7">
            <text:p>1827484</text:p>
          </table:table-cell>
          <table:table-cell table:style-name="ce2"/>
          <table:table-cell office:value-type="string" table:style-name="ce5">
            <text:p>Gen. 32</text:p>
          </table:table-cell>
          <table:table-cell office:value-type="float" office:value="1854800" table:style-name="ce7">
            <text:p>1854800</text:p>
          </table:table-cell>
          <table:table-cell table:style-name="ce2"/>
          <table:table-cell office:value-type="string" table:style-name="ce5">
            <text:p>Gen. 32</text:p>
          </table:table-cell>
          <table:table-cell office:value-type="float" office:value="1884421" table:style-name="ce7">
            <text:p>1884421</text:p>
          </table:table-cell>
          <table:table-cell table:style-name="ce2"/>
          <table:table-cell office:value-type="string" table:style-name="ce5">
            <text:p>Gen. 32</text:p>
          </table:table-cell>
          <table:table-cell office:value-type="float" office:value="1933440" table:style-name="ce7">
            <text:p>1933440</text:p>
          </table:table-cell>
          <table:table-cell table:style-name="ce2"/>
          <table:table-cell office:value-type="string" table:style-name="ce5">
            <text:p>Gen. 32</text:p>
          </table:table-cell>
          <table:table-cell office:value-type="float" office:value="1851618" table:style-name="ce7">
            <text:p>1851618</text:p>
          </table:table-cell>
          <table:table-cell table:style-name="ce2"/>
          <table:table-cell office:value-type="string" table:style-name="ce5">
            <text:p>Gen. 32</text:p>
          </table:table-cell>
          <table:table-cell office:value-type="float" office:value="1872406" table:style-name="ce7">
            <text:p>1872406</text:p>
          </table:table-cell>
          <table:table-cell table:style-name="ce2"/>
          <table:table-cell office:value-type="string" table:style-name="ce5">
            <text:p>Gen. 32</text:p>
          </table:table-cell>
          <table:table-cell office:value-type="float" office:value="1826253" table:style-name="ce7">
            <text:p>1826253</text:p>
          </table:table-cell>
          <table:table-cell table:style-name="ce2"/>
          <table:table-cell office:value-type="string" table:style-name="ce5">
            <text:p>Gen. 32</text:p>
          </table:table-cell>
          <table:table-cell office:value-type="float" office:value="1881960" table:style-name="ce7">
            <text:p>1881960</text:p>
          </table:table-cell>
          <table:table-cell table:style-name="ce2"/>
          <table:table-cell office:value-type="string" table:style-name="ce5">
            <text:p>Gen. 32</text:p>
          </table:table-cell>
          <table:table-cell office:value-type="float" office:value="1812150" table:style-name="ce7">
            <text:p>1812150</text:p>
          </table:table-cell>
          <table:table-cell table:style-name="ce2"/>
          <table:table-cell office:value-type="string" table:style-name="ce5">
            <text:p>Gen. 32</text:p>
          </table:table-cell>
          <table:table-cell office:value-type="float" office:value="1961458" table:style-name="ce7">
            <text:p>1961458</text:p>
          </table:table-cell>
          <table:table-cell table:style-name="ce2"/>
          <table:table-cell office:value-type="string" table:style-name="ce5">
            <text:p>Gen. 32</text:p>
          </table:table-cell>
          <table:table-cell office:value-type="float" office:value="1927066" table:style-name="ce7">
            <text:p>1927066</text:p>
          </table:table-cell>
          <table:table-cell table:style-name="ce2"/>
          <table:table-cell office:value-type="string" table:style-name="ce5">
            <text:p>Gen. 32</text:p>
          </table:table-cell>
          <table:table-cell office:value-type="float" office:value="1837136" table:style-name="ce7">
            <text:p>1837136</text:p>
          </table:table-cell>
          <table:table-cell table:style-name="ce2"/>
          <table:table-cell office:value-type="string" table:style-name="ce5">
            <text:p>Gen. 32</text:p>
          </table:table-cell>
          <table:table-cell office:value-type="float" office:value="1869151" table:style-name="ce7">
            <text:p>1869151</text:p>
          </table:table-cell>
          <table:table-cell table:style-name="ce2"/>
          <table:table-cell office:value-type="string" table:style-name="ce14">
            <text:p>Gen. 32</text:p>
          </table:table-cell>
          <table:table-cell office:value-type="float" office:value="1874469.8666666667" table:formula="of:=AVERAGE([.$CL35];[.$CI35];[.$CF35];[.$CC35];[.$BZ35];[.$BW35];[.$BT35];[.$BQ35];[.$BN35];[.$BK35];[.$BH35];[.$BE35];[.$BB35];[.$AY35];[.$AV35];[.$AS35];[.$AP35];[.$AM35];[.$AJ35];[.$AG35];[.$AD35];[.$AA35];[.$X35];[.$U35];[.$R35];[.$O35];[.$L35];[.$I35];[.$F35];[.$C35])" table:style-name="ce17">
            <text:p>1874470</text:p>
          </table:table-cell>
          <table:table-cell office:value-type="float" office:value="35007.395446985327" table:formula="of:=STDEV([.$CL35];[.$CI35];[.$CF35];[.$CC35];[.$BZ35];[.$BW35];[.$BT35];[.$BQ35];[.$BN35];[.$BK35];[.$BH35];[.$BE35];[.$BB35];[.$AY35];[.$AV35];[.$AS35];[.$AP35];[.$AM35];[.$AJ35];[.$AG35];[.$AD35];[.$AA35];[.$X35];[.$U35];[.$R35];[.$O35];[.$L35];[.$I35];[.$F35];[.$C35])" table:style-name="ce17">
            <text:p>35007</text:p>
          </table:table-cell>
          <table:table-cell table:number-columns-repeated="16290"/>
        </table:table-row>
        <table:table-row table:style-name="ro1">
          <table:table-cell table:style-name="ce2"/>
          <table:table-cell office:value-type="string" table:style-name="ce5">
            <text:p>Gen. 33</text:p>
          </table:table-cell>
          <table:table-cell office:value-type="float" office:value="1845512" table:style-name="ce7">
            <text:p>1845512</text:p>
          </table:table-cell>
          <table:table-cell table:style-name="ce2"/>
          <table:table-cell office:value-type="string" table:style-name="ce5">
            <text:p>Gen. 33</text:p>
          </table:table-cell>
          <table:table-cell office:value-type="float" office:value="1923486" table:style-name="ce7">
            <text:p>1923486</text:p>
          </table:table-cell>
          <table:table-cell table:style-name="ce2"/>
          <table:table-cell office:value-type="string" table:style-name="ce5">
            <text:p>Gen. 33</text:p>
          </table:table-cell>
          <table:table-cell office:value-type="float" office:value="1883576" table:style-name="ce7">
            <text:p>1883576</text:p>
          </table:table-cell>
          <table:table-cell table:style-name="ce2"/>
          <table:table-cell office:value-type="string" table:style-name="ce5">
            <text:p>Gen. 33</text:p>
          </table:table-cell>
          <table:table-cell office:value-type="float" office:value="1877753" table:style-name="ce7">
            <text:p>1877753</text:p>
          </table:table-cell>
          <table:table-cell table:style-name="ce2"/>
          <table:table-cell office:value-type="string" table:style-name="ce5">
            <text:p>Gen. 33</text:p>
          </table:table-cell>
          <table:table-cell office:value-type="float" office:value="1876370" table:style-name="ce7">
            <text:p>1876370</text:p>
          </table:table-cell>
          <table:table-cell table:style-name="ce2"/>
          <table:table-cell office:value-type="string" table:style-name="ce5">
            <text:p>Gen. 33</text:p>
          </table:table-cell>
          <table:table-cell office:value-type="float" office:value="1860616" table:style-name="ce7">
            <text:p>1860616</text:p>
          </table:table-cell>
          <table:table-cell table:style-name="ce2"/>
          <table:table-cell office:value-type="string" table:style-name="ce5">
            <text:p>Gen. 33</text:p>
          </table:table-cell>
          <table:table-cell office:value-type="float" office:value="1829176" table:style-name="ce7">
            <text:p>1829176</text:p>
          </table:table-cell>
          <table:table-cell table:style-name="ce2"/>
          <table:table-cell office:value-type="string" table:style-name="ce5">
            <text:p>Gen. 33</text:p>
          </table:table-cell>
          <table:table-cell office:value-type="float" office:value="1845218" table:style-name="ce7">
            <text:p>1845218</text:p>
          </table:table-cell>
          <table:table-cell table:style-name="ce2"/>
          <table:table-cell office:value-type="string" table:style-name="ce5">
            <text:p>Gen. 33</text:p>
          </table:table-cell>
          <table:table-cell office:value-type="float" office:value="1865634" table:style-name="ce7">
            <text:p>1865634</text:p>
          </table:table-cell>
          <table:table-cell table:style-name="ce2"/>
          <table:table-cell office:value-type="string" table:style-name="ce5">
            <text:p>Gen. 33</text:p>
          </table:table-cell>
          <table:table-cell office:value-type="float" office:value="1871356" table:style-name="ce7">
            <text:p>1871356</text:p>
          </table:table-cell>
          <table:table-cell table:style-name="ce2"/>
          <table:table-cell office:value-type="string" table:style-name="ce5">
            <text:p>Gen. 33</text:p>
          </table:table-cell>
          <table:table-cell office:value-type="float" office:value="1885534" table:style-name="ce7">
            <text:p>1885534</text:p>
          </table:table-cell>
          <table:table-cell table:style-name="ce2"/>
          <table:table-cell office:value-type="string" table:style-name="ce5">
            <text:p>Gen. 33</text:p>
          </table:table-cell>
          <table:table-cell office:value-type="float" office:value="1854888" table:style-name="ce7">
            <text:p>1854888</text:p>
          </table:table-cell>
          <table:table-cell table:style-name="ce2"/>
          <table:table-cell office:value-type="string" table:style-name="ce5">
            <text:p>Gen. 33</text:p>
          </table:table-cell>
          <table:table-cell office:value-type="float" office:value="1931016" table:style-name="ce7">
            <text:p>1931016</text:p>
          </table:table-cell>
          <table:table-cell table:style-name="ce2"/>
          <table:table-cell office:value-type="string" table:style-name="ce5">
            <text:p>Gen. 33</text:p>
          </table:table-cell>
          <table:table-cell office:value-type="float" office:value="1882616" table:style-name="ce7">
            <text:p>1882616</text:p>
          </table:table-cell>
          <table:table-cell table:style-name="ce2"/>
          <table:table-cell office:value-type="string" table:style-name="ce5">
            <text:p>Gen. 33</text:p>
          </table:table-cell>
          <table:table-cell office:value-type="float" office:value="1862276" table:style-name="ce7">
            <text:p>1862276</text:p>
          </table:table-cell>
          <table:table-cell table:style-name="ce2"/>
          <table:table-cell office:value-type="string" table:style-name="ce5">
            <text:p>Gen. 33</text:p>
          </table:table-cell>
          <table:table-cell office:value-type="float" office:value="1867180" table:style-name="ce7">
            <text:p>1867180</text:p>
          </table:table-cell>
          <table:table-cell table:style-name="ce2"/>
          <table:table-cell office:value-type="string" table:style-name="ce5">
            <text:p>Gen. 33</text:p>
          </table:table-cell>
          <table:table-cell office:value-type="float" office:value="1893048" table:style-name="ce7">
            <text:p>1893048</text:p>
          </table:table-cell>
          <table:table-cell table:style-name="ce2"/>
          <table:table-cell office:value-type="string" table:style-name="ce5">
            <text:p>Gen. 33</text:p>
          </table:table-cell>
          <table:table-cell office:value-type="float" office:value="1826114" table:style-name="ce7">
            <text:p>1826114</text:p>
          </table:table-cell>
          <table:table-cell table:style-name="ce2"/>
          <table:table-cell office:value-type="string" table:style-name="ce5">
            <text:p>Gen. 33</text:p>
          </table:table-cell>
          <table:table-cell office:value-type="float" office:value="1850722" table:style-name="ce7">
            <text:p>1850722</text:p>
          </table:table-cell>
          <table:table-cell table:style-name="ce2"/>
          <table:table-cell office:value-type="string" table:style-name="ce5">
            <text:p>Gen. 33</text:p>
          </table:table-cell>
          <table:table-cell office:value-type="float" office:value="1884109" table:style-name="ce7">
            <text:p>1884109</text:p>
          </table:table-cell>
          <table:table-cell table:style-name="ce2"/>
          <table:table-cell office:value-type="string" table:style-name="ce5">
            <text:p>Gen. 33</text:p>
          </table:table-cell>
          <table:table-cell office:value-type="float" office:value="1932102" table:style-name="ce7">
            <text:p>1932102</text:p>
          </table:table-cell>
          <table:table-cell table:style-name="ce2"/>
          <table:table-cell office:value-type="string" table:style-name="ce5">
            <text:p>Gen. 33</text:p>
          </table:table-cell>
          <table:table-cell office:value-type="float" office:value="1847614" table:style-name="ce7">
            <text:p>1847614</text:p>
          </table:table-cell>
          <table:table-cell table:style-name="ce2"/>
          <table:table-cell office:value-type="string" table:style-name="ce5">
            <text:p>Gen. 33</text:p>
          </table:table-cell>
          <table:table-cell office:value-type="float" office:value="1867170" table:style-name="ce7">
            <text:p>1867170</text:p>
          </table:table-cell>
          <table:table-cell table:style-name="ce2"/>
          <table:table-cell office:value-type="string" table:style-name="ce5">
            <text:p>Gen. 33</text:p>
          </table:table-cell>
          <table:table-cell office:value-type="float" office:value="1823131" table:style-name="ce7">
            <text:p>1823131</text:p>
          </table:table-cell>
          <table:table-cell table:style-name="ce2"/>
          <table:table-cell office:value-type="string" table:style-name="ce5">
            <text:p>Gen. 33</text:p>
          </table:table-cell>
          <table:table-cell office:value-type="float" office:value="1880200" table:style-name="ce7">
            <text:p>1880200</text:p>
          </table:table-cell>
          <table:table-cell table:style-name="ce2"/>
          <table:table-cell office:value-type="string" table:style-name="ce5">
            <text:p>Gen. 33</text:p>
          </table:table-cell>
          <table:table-cell office:value-type="float" office:value="1806826" table:style-name="ce7">
            <text:p>1806826</text:p>
          </table:table-cell>
          <table:table-cell table:style-name="ce2"/>
          <table:table-cell office:value-type="string" table:style-name="ce5">
            <text:p>Gen. 33</text:p>
          </table:table-cell>
          <table:table-cell office:value-type="float" office:value="1959558" table:style-name="ce7">
            <text:p>1959558</text:p>
          </table:table-cell>
          <table:table-cell table:style-name="ce2"/>
          <table:table-cell office:value-type="string" table:style-name="ce5">
            <text:p>Gen. 33</text:p>
          </table:table-cell>
          <table:table-cell office:value-type="float" office:value="1924844" table:style-name="ce7">
            <text:p>1924844</text:p>
          </table:table-cell>
          <table:table-cell table:style-name="ce2"/>
          <table:table-cell office:value-type="string" table:style-name="ce5">
            <text:p>Gen. 33</text:p>
          </table:table-cell>
          <table:table-cell office:value-type="float" office:value="1836064" table:style-name="ce7">
            <text:p>1836064</text:p>
          </table:table-cell>
          <table:table-cell table:style-name="ce2"/>
          <table:table-cell office:value-type="string" table:style-name="ce5">
            <text:p>Gen. 33</text:p>
          </table:table-cell>
          <table:table-cell office:value-type="float" office:value="1864241" table:style-name="ce7">
            <text:p>1864241</text:p>
          </table:table-cell>
          <table:table-cell table:style-name="ce2"/>
          <table:table-cell office:value-type="string" table:style-name="ce14">
            <text:p>Gen. 33</text:p>
          </table:table-cell>
          <table:table-cell office:value-type="float" office:value="1871931.6666666667" table:formula="of:=AVERAGE([.$CL36];[.$CI36];[.$CF36];[.$CC36];[.$BZ36];[.$BW36];[.$BT36];[.$BQ36];[.$BN36];[.$BK36];[.$BH36];[.$BE36];[.$BB36];[.$AY36];[.$AV36];[.$AS36];[.$AP36];[.$AM36];[.$AJ36];[.$AG36];[.$AD36];[.$AA36];[.$X36];[.$U36];[.$R36];[.$O36];[.$L36];[.$I36];[.$F36];[.$C36])" table:style-name="ce17">
            <text:p>1871932</text:p>
          </table:table-cell>
          <table:table-cell office:value-type="float" office:value="35399.830827896316" table:formula="of:=STDEV([.$CL36];[.$CI36];[.$CF36];[.$CC36];[.$BZ36];[.$BW36];[.$BT36];[.$BQ36];[.$BN36];[.$BK36];[.$BH36];[.$BE36];[.$BB36];[.$AY36];[.$AV36];[.$AS36];[.$AP36];[.$AM36];[.$AJ36];[.$AG36];[.$AD36];[.$AA36];[.$X36];[.$U36];[.$R36];[.$O36];[.$L36];[.$I36];[.$F36];[.$C36])" table:style-name="ce17">
            <text:p>35400</text:p>
          </table:table-cell>
          <table:table-cell table:number-columns-repeated="16290"/>
        </table:table-row>
        <table:table-row table:style-name="ro1">
          <table:table-cell table:style-name="ce2"/>
          <table:table-cell office:value-type="string" table:style-name="ce5">
            <text:p>Gen. 34</text:p>
          </table:table-cell>
          <table:table-cell office:value-type="float" office:value="1842028" table:style-name="ce7">
            <text:p>1842028</text:p>
          </table:table-cell>
          <table:table-cell table:style-name="ce2"/>
          <table:table-cell office:value-type="string" table:style-name="ce5">
            <text:p>Gen. 34</text:p>
          </table:table-cell>
          <table:table-cell office:value-type="float" office:value="1917718" table:style-name="ce7">
            <text:p>1917718</text:p>
          </table:table-cell>
          <table:table-cell table:style-name="ce2"/>
          <table:table-cell office:value-type="string" table:style-name="ce5">
            <text:p>Gen. 34</text:p>
          </table:table-cell>
          <table:table-cell office:value-type="float" office:value="1882842" table:style-name="ce7">
            <text:p>1882842</text:p>
          </table:table-cell>
          <table:table-cell table:style-name="ce2"/>
          <table:table-cell office:value-type="string" table:style-name="ce5">
            <text:p>Gen. 34</text:p>
          </table:table-cell>
          <table:table-cell office:value-type="float" office:value="1876173" table:style-name="ce7">
            <text:p>1876173</text:p>
          </table:table-cell>
          <table:table-cell table:style-name="ce2"/>
          <table:table-cell office:value-type="string" table:style-name="ce5">
            <text:p>Gen. 34</text:p>
          </table:table-cell>
          <table:table-cell office:value-type="float" office:value="1874204" table:style-name="ce7">
            <text:p>1874204</text:p>
          </table:table-cell>
          <table:table-cell table:style-name="ce2"/>
          <table:table-cell office:value-type="string" table:style-name="ce5">
            <text:p>Gen. 34</text:p>
          </table:table-cell>
          <table:table-cell office:value-type="float" office:value="1860616" table:style-name="ce7">
            <text:p>1860616</text:p>
          </table:table-cell>
          <table:table-cell table:style-name="ce2"/>
          <table:table-cell office:value-type="string" table:style-name="ce5">
            <text:p>Gen. 34</text:p>
          </table:table-cell>
          <table:table-cell office:value-type="float" office:value="1826342" table:style-name="ce7">
            <text:p>1826342</text:p>
          </table:table-cell>
          <table:table-cell table:style-name="ce2"/>
          <table:table-cell office:value-type="string" table:style-name="ce5">
            <text:p>Gen. 34</text:p>
          </table:table-cell>
          <table:table-cell office:value-type="float" office:value="1841654" table:style-name="ce7">
            <text:p>1841654</text:p>
          </table:table-cell>
          <table:table-cell table:style-name="ce2"/>
          <table:table-cell office:value-type="string" table:style-name="ce5">
            <text:p>Gen. 34</text:p>
          </table:table-cell>
          <table:table-cell office:value-type="float" office:value="1862104" table:style-name="ce7">
            <text:p>1862104</text:p>
          </table:table-cell>
          <table:table-cell table:style-name="ce2"/>
          <table:table-cell office:value-type="string" table:style-name="ce5">
            <text:p>Gen. 34</text:p>
          </table:table-cell>
          <table:table-cell office:value-type="float" office:value="1868500" table:style-name="ce7">
            <text:p>1868500</text:p>
          </table:table-cell>
          <table:table-cell table:style-name="ce2"/>
          <table:table-cell office:value-type="string" table:style-name="ce5">
            <text:p>Gen. 34</text:p>
          </table:table-cell>
          <table:table-cell office:value-type="float" office:value="1884800" table:style-name="ce7">
            <text:p>1884800</text:p>
          </table:table-cell>
          <table:table-cell table:style-name="ce2"/>
          <table:table-cell office:value-type="string" table:style-name="ce5">
            <text:p>Gen. 34</text:p>
          </table:table-cell>
          <table:table-cell office:value-type="float" office:value="1854392" table:style-name="ce7">
            <text:p>1854392</text:p>
          </table:table-cell>
          <table:table-cell table:style-name="ce2"/>
          <table:table-cell office:value-type="string" table:style-name="ce5">
            <text:p>Gen. 34</text:p>
          </table:table-cell>
          <table:table-cell office:value-type="float" office:value="1929156" table:style-name="ce7">
            <text:p>1929156</text:p>
          </table:table-cell>
          <table:table-cell table:style-name="ce2"/>
          <table:table-cell office:value-type="string" table:style-name="ce5">
            <text:p>Gen. 34</text:p>
          </table:table-cell>
          <table:table-cell office:value-type="float" office:value="1882330" table:style-name="ce7">
            <text:p>1882330</text:p>
          </table:table-cell>
          <table:table-cell table:style-name="ce2"/>
          <table:table-cell office:value-type="string" table:style-name="ce5">
            <text:p>Gen. 34</text:p>
          </table:table-cell>
          <table:table-cell office:value-type="float" office:value="1861292" table:style-name="ce7">
            <text:p>1861292</text:p>
          </table:table-cell>
          <table:table-cell table:style-name="ce2"/>
          <table:table-cell office:value-type="string" table:style-name="ce5">
            <text:p>Gen. 34</text:p>
          </table:table-cell>
          <table:table-cell office:value-type="float" office:value="1865384" table:style-name="ce7">
            <text:p>1865384</text:p>
          </table:table-cell>
          <table:table-cell table:style-name="ce2"/>
          <table:table-cell office:value-type="string" table:style-name="ce5">
            <text:p>Gen. 34</text:p>
          </table:table-cell>
          <table:table-cell office:value-type="float" office:value="1889830" table:style-name="ce7">
            <text:p>1889830</text:p>
          </table:table-cell>
          <table:table-cell table:style-name="ce2"/>
          <table:table-cell office:value-type="string" table:style-name="ce5">
            <text:p>Gen. 34</text:p>
          </table:table-cell>
          <table:table-cell office:value-type="float" office:value="1823672" table:style-name="ce7">
            <text:p>1823672</text:p>
          </table:table-cell>
          <table:table-cell table:style-name="ce2"/>
          <table:table-cell office:value-type="string" table:style-name="ce5">
            <text:p>Gen. 34</text:p>
          </table:table-cell>
          <table:table-cell office:value-type="float" office:value="1849456" table:style-name="ce7">
            <text:p>1849456</text:p>
          </table:table-cell>
          <table:table-cell table:style-name="ce2"/>
          <table:table-cell office:value-type="string" table:style-name="ce5">
            <text:p>Gen. 34</text:p>
          </table:table-cell>
          <table:table-cell office:value-type="float" office:value="1880461" table:style-name="ce7">
            <text:p>1880461</text:p>
          </table:table-cell>
          <table:table-cell table:style-name="ce2"/>
          <table:table-cell office:value-type="string" table:style-name="ce5">
            <text:p>Gen. 34</text:p>
          </table:table-cell>
          <table:table-cell office:value-type="float" office:value="1930682" table:style-name="ce7">
            <text:p>1930682</text:p>
          </table:table-cell>
          <table:table-cell table:style-name="ce2"/>
          <table:table-cell office:value-type="string" table:style-name="ce5">
            <text:p>Gen. 34</text:p>
          </table:table-cell>
          <table:table-cell office:value-type="float" office:value="1845866" table:style-name="ce7">
            <text:p>1845866</text:p>
          </table:table-cell>
          <table:table-cell table:style-name="ce2"/>
          <table:table-cell office:value-type="string" table:style-name="ce5">
            <text:p>Gen. 34</text:p>
          </table:table-cell>
          <table:table-cell office:value-type="float" office:value="1861160" table:style-name="ce7">
            <text:p>1861160</text:p>
          </table:table-cell>
          <table:table-cell table:style-name="ce2"/>
          <table:table-cell office:value-type="string" table:style-name="ce5">
            <text:p>Gen. 34</text:p>
          </table:table-cell>
          <table:table-cell office:value-type="float" office:value="1819493" table:style-name="ce7">
            <text:p>1819493</text:p>
          </table:table-cell>
          <table:table-cell table:style-name="ce2"/>
          <table:table-cell office:value-type="string" table:style-name="ce5">
            <text:p>Gen. 34</text:p>
          </table:table-cell>
          <table:table-cell office:value-type="float" office:value="1877460" table:style-name="ce7">
            <text:p>1877460</text:p>
          </table:table-cell>
          <table:table-cell table:style-name="ce2"/>
          <table:table-cell office:value-type="string" table:style-name="ce5">
            <text:p>Gen. 34</text:p>
          </table:table-cell>
          <table:table-cell office:value-type="float" office:value="1806826" table:style-name="ce7">
            <text:p>1806826</text:p>
          </table:table-cell>
          <table:table-cell table:style-name="ce2"/>
          <table:table-cell office:value-type="string" table:style-name="ce5">
            <text:p>Gen. 34</text:p>
          </table:table-cell>
          <table:table-cell office:value-type="float" office:value="1957938" table:style-name="ce7">
            <text:p>1957938</text:p>
          </table:table-cell>
          <table:table-cell table:style-name="ce2"/>
          <table:table-cell office:value-type="string" table:style-name="ce5">
            <text:p>Gen. 34</text:p>
          </table:table-cell>
          <table:table-cell office:value-type="float" office:value="1921158" table:style-name="ce7">
            <text:p>1921158</text:p>
          </table:table-cell>
          <table:table-cell table:style-name="ce2"/>
          <table:table-cell office:value-type="string" table:style-name="ce5">
            <text:p>Gen. 34</text:p>
          </table:table-cell>
          <table:table-cell office:value-type="float" office:value="1830486" table:style-name="ce7">
            <text:p>1830486</text:p>
          </table:table-cell>
          <table:table-cell table:style-name="ce2"/>
          <table:table-cell office:value-type="string" table:style-name="ce5">
            <text:p>Gen. 34</text:p>
          </table:table-cell>
          <table:table-cell office:value-type="float" office:value="1864241" table:style-name="ce7">
            <text:p>1864241</text:p>
          </table:table-cell>
          <table:table-cell table:style-name="ce2"/>
          <table:table-cell office:value-type="string" table:style-name="ce14">
            <text:p>Gen. 34</text:p>
          </table:table-cell>
          <table:table-cell office:value-type="float" office:value="1869608.8" table:formula="of:=AVERAGE([.$CL37];[.$CI37];[.$CF37];[.$CC37];[.$BZ37];[.$BW37];[.$BT37];[.$BQ37];[.$BN37];[.$BK37];[.$BH37];[.$BE37];[.$BB37];[.$AY37];[.$AV37];[.$AS37];[.$AP37];[.$AM37];[.$AJ37];[.$AG37];[.$AD37];[.$AA37];[.$X37];[.$U37];[.$R37];[.$O37];[.$L37];[.$I37];[.$F37];[.$C37])" table:style-name="ce17">
            <text:p>1869609</text:p>
          </table:table-cell>
          <table:table-cell office:value-type="float" office:value="35382.240770740071" table:formula="of:=STDEV([.$CL37];[.$CI37];[.$CF37];[.$CC37];[.$BZ37];[.$BW37];[.$BT37];[.$BQ37];[.$BN37];[.$BK37];[.$BH37];[.$BE37];[.$BB37];[.$AY37];[.$AV37];[.$AS37];[.$AP37];[.$AM37];[.$AJ37];[.$AG37];[.$AD37];[.$AA37];[.$X37];[.$U37];[.$R37];[.$O37];[.$L37];[.$I37];[.$F37];[.$C37])" table:style-name="ce17">
            <text:p>35382</text:p>
          </table:table-cell>
          <table:table-cell table:number-columns-repeated="16290"/>
        </table:table-row>
        <table:table-row table:style-name="ro1">
          <table:table-cell table:style-name="ce2"/>
          <table:table-cell office:value-type="string" table:style-name="ce5">
            <text:p>Gen. 35</text:p>
          </table:table-cell>
          <table:table-cell office:value-type="float" office:value="1838762" table:style-name="ce7">
            <text:p>1838762</text:p>
          </table:table-cell>
          <table:table-cell table:style-name="ce2"/>
          <table:table-cell office:value-type="string" table:style-name="ce5">
            <text:p>Gen. 35</text:p>
          </table:table-cell>
          <table:table-cell office:value-type="float" office:value="1915890" table:style-name="ce7">
            <text:p>1915890</text:p>
          </table:table-cell>
          <table:table-cell table:style-name="ce2"/>
          <table:table-cell office:value-type="string" table:style-name="ce5">
            <text:p>Gen. 35</text:p>
          </table:table-cell>
          <table:table-cell office:value-type="float" office:value="1877344" table:style-name="ce7">
            <text:p>1877344</text:p>
          </table:table-cell>
          <table:table-cell table:style-name="ce2"/>
          <table:table-cell office:value-type="string" table:style-name="ce5">
            <text:p>Gen. 35</text:p>
          </table:table-cell>
          <table:table-cell office:value-type="float" office:value="1875413" table:style-name="ce7">
            <text:p>1875413</text:p>
          </table:table-cell>
          <table:table-cell table:style-name="ce2"/>
          <table:table-cell office:value-type="string" table:style-name="ce5">
            <text:p>Gen. 35</text:p>
          </table:table-cell>
          <table:table-cell office:value-type="float" office:value="1873678" table:style-name="ce7">
            <text:p>1873678</text:p>
          </table:table-cell>
          <table:table-cell table:style-name="ce2"/>
          <table:table-cell office:value-type="string" table:style-name="ce5">
            <text:p>Gen. 35</text:p>
          </table:table-cell>
          <table:table-cell office:value-type="float" office:value="1856986" table:style-name="ce7">
            <text:p>1856986</text:p>
          </table:table-cell>
          <table:table-cell table:style-name="ce2"/>
          <table:table-cell office:value-type="string" table:style-name="ce5">
            <text:p>Gen. 35</text:p>
          </table:table-cell>
          <table:table-cell office:value-type="float" office:value="1821806" table:style-name="ce7">
            <text:p>1821806</text:p>
          </table:table-cell>
          <table:table-cell table:style-name="ce2"/>
          <table:table-cell office:value-type="string" table:style-name="ce5">
            <text:p>Gen. 35</text:p>
          </table:table-cell>
          <table:table-cell office:value-type="float" office:value="1837398" table:style-name="ce7">
            <text:p>1837398</text:p>
          </table:table-cell>
          <table:table-cell table:style-name="ce2"/>
          <table:table-cell office:value-type="string" table:style-name="ce5">
            <text:p>Gen. 35</text:p>
          </table:table-cell>
          <table:table-cell office:value-type="float" office:value="1860542" table:style-name="ce7">
            <text:p>1860542</text:p>
          </table:table-cell>
          <table:table-cell table:style-name="ce2"/>
          <table:table-cell office:value-type="string" table:style-name="ce5">
            <text:p>Gen. 35</text:p>
          </table:table-cell>
          <table:table-cell office:value-type="float" office:value="1867910" table:style-name="ce7">
            <text:p>1867910</text:p>
          </table:table-cell>
          <table:table-cell table:style-name="ce2"/>
          <table:table-cell office:value-type="string" table:style-name="ce5">
            <text:p>Gen. 35</text:p>
          </table:table-cell>
          <table:table-cell office:value-type="float" office:value="1882510" table:style-name="ce7">
            <text:p>1882510</text:p>
          </table:table-cell>
          <table:table-cell table:style-name="ce2"/>
          <table:table-cell office:value-type="string" table:style-name="ce5">
            <text:p>Gen. 35</text:p>
          </table:table-cell>
          <table:table-cell office:value-type="float" office:value="1850580" table:style-name="ce7">
            <text:p>1850580</text:p>
          </table:table-cell>
          <table:table-cell table:style-name="ce2"/>
          <table:table-cell office:value-type="string" table:style-name="ce5">
            <text:p>Gen. 35</text:p>
          </table:table-cell>
          <table:table-cell office:value-type="float" office:value="1928042" table:style-name="ce7">
            <text:p>1928042</text:p>
          </table:table-cell>
          <table:table-cell table:style-name="ce2"/>
          <table:table-cell office:value-type="string" table:style-name="ce5">
            <text:p>Gen. 35</text:p>
          </table:table-cell>
          <table:table-cell office:value-type="float" office:value="1879226" table:style-name="ce7">
            <text:p>1879226</text:p>
          </table:table-cell>
          <table:table-cell table:style-name="ce2"/>
          <table:table-cell office:value-type="string" table:style-name="ce5">
            <text:p>Gen. 35</text:p>
          </table:table-cell>
          <table:table-cell office:value-type="float" office:value="1859360" table:style-name="ce7">
            <text:p>1859360</text:p>
          </table:table-cell>
          <table:table-cell table:style-name="ce2"/>
          <table:table-cell office:value-type="string" table:style-name="ce5">
            <text:p>Gen. 35</text:p>
          </table:table-cell>
          <table:table-cell office:value-type="float" office:value="1863092" table:style-name="ce7">
            <text:p>1863092</text:p>
          </table:table-cell>
          <table:table-cell table:style-name="ce2"/>
          <table:table-cell office:value-type="string" table:style-name="ce5">
            <text:p>Gen. 35</text:p>
          </table:table-cell>
          <table:table-cell office:value-type="float" office:value="1889010" table:style-name="ce7">
            <text:p>1889010</text:p>
          </table:table-cell>
          <table:table-cell table:style-name="ce2"/>
          <table:table-cell office:value-type="string" table:style-name="ce5">
            <text:p>Gen. 35</text:p>
          </table:table-cell>
          <table:table-cell office:value-type="float" office:value="1821146" table:style-name="ce7">
            <text:p>1821146</text:p>
          </table:table-cell>
          <table:table-cell table:style-name="ce2"/>
          <table:table-cell office:value-type="string" table:style-name="ce5">
            <text:p>Gen. 35</text:p>
          </table:table-cell>
          <table:table-cell office:value-type="float" office:value="1847010" table:style-name="ce7">
            <text:p>1847010</text:p>
          </table:table-cell>
          <table:table-cell table:style-name="ce2"/>
          <table:table-cell office:value-type="string" table:style-name="ce5">
            <text:p>Gen. 35</text:p>
          </table:table-cell>
          <table:table-cell office:value-type="float" office:value="1880461" table:style-name="ce7">
            <text:p>1880461</text:p>
          </table:table-cell>
          <table:table-cell table:style-name="ce2"/>
          <table:table-cell office:value-type="string" table:style-name="ce5">
            <text:p>Gen. 35</text:p>
          </table:table-cell>
          <table:table-cell office:value-type="float" office:value="1926840" table:style-name="ce7">
            <text:p>1926840</text:p>
          </table:table-cell>
          <table:table-cell table:style-name="ce2"/>
          <table:table-cell office:value-type="string" table:style-name="ce5">
            <text:p>Gen. 35</text:p>
          </table:table-cell>
          <table:table-cell office:value-type="float" office:value="1840634" table:style-name="ce7">
            <text:p>1840634</text:p>
          </table:table-cell>
          <table:table-cell table:style-name="ce2"/>
          <table:table-cell office:value-type="string" table:style-name="ce5">
            <text:p>Gen. 35</text:p>
          </table:table-cell>
          <table:table-cell office:value-type="float" office:value="1861160" table:style-name="ce7">
            <text:p>1861160</text:p>
          </table:table-cell>
          <table:table-cell table:style-name="ce2"/>
          <table:table-cell office:value-type="string" table:style-name="ce5">
            <text:p>Gen. 35</text:p>
          </table:table-cell>
          <table:table-cell office:value-type="float" office:value="1813461" table:style-name="ce7">
            <text:p>1813461</text:p>
          </table:table-cell>
          <table:table-cell table:style-name="ce2"/>
          <table:table-cell office:value-type="string" table:style-name="ce5">
            <text:p>Gen. 35</text:p>
          </table:table-cell>
          <table:table-cell office:value-type="float" office:value="1876822" table:style-name="ce7">
            <text:p>1876822</text:p>
          </table:table-cell>
          <table:table-cell table:style-name="ce2"/>
          <table:table-cell office:value-type="string" table:style-name="ce5">
            <text:p>Gen. 35</text:p>
          </table:table-cell>
          <table:table-cell office:value-type="float" office:value="1800362" table:style-name="ce7">
            <text:p>1800362</text:p>
          </table:table-cell>
          <table:table-cell table:style-name="ce2"/>
          <table:table-cell office:value-type="string" table:style-name="ce5">
            <text:p>Gen. 35</text:p>
          </table:table-cell>
          <table:table-cell office:value-type="float" office:value="1956488" table:style-name="ce7">
            <text:p>1956488</text:p>
          </table:table-cell>
          <table:table-cell table:style-name="ce2"/>
          <table:table-cell office:value-type="string" table:style-name="ce5">
            <text:p>Gen. 35</text:p>
          </table:table-cell>
          <table:table-cell office:value-type="float" office:value="1920284" table:style-name="ce7">
            <text:p>1920284</text:p>
          </table:table-cell>
          <table:table-cell table:style-name="ce2"/>
          <table:table-cell office:value-type="string" table:style-name="ce5">
            <text:p>Gen. 35</text:p>
          </table:table-cell>
          <table:table-cell office:value-type="float" office:value="1829014" table:style-name="ce7">
            <text:p>1829014</text:p>
          </table:table-cell>
          <table:table-cell table:style-name="ce2"/>
          <table:table-cell office:value-type="string" table:style-name="ce5">
            <text:p>Gen. 35</text:p>
          </table:table-cell>
          <table:table-cell office:value-type="float" office:value="1860891" table:style-name="ce7">
            <text:p>1860891</text:p>
          </table:table-cell>
          <table:table-cell table:style-name="ce2"/>
          <table:table-cell office:value-type="string" table:style-name="ce14">
            <text:p>Gen. 35</text:p>
          </table:table-cell>
          <table:table-cell office:value-type="float" office:value="1867070.7333333334" table:formula="of:=AVERAGE([.$CL38];[.$CI38];[.$CF38];[.$CC38];[.$BZ38];[.$BW38];[.$BT38];[.$BQ38];[.$BN38];[.$BK38];[.$BH38];[.$BE38];[.$BB38];[.$AY38];[.$AV38];[.$AS38];[.$AP38];[.$AM38];[.$AJ38];[.$AG38];[.$AD38];[.$AA38];[.$X38];[.$U38];[.$R38];[.$O38];[.$L38];[.$I38];[.$F38];[.$C38])" table:style-name="ce17">
            <text:p>1867071</text:p>
          </table:table-cell>
          <table:table-cell office:value-type="float" office:value="36265.22798335972" table:formula="of:=STDEV([.$CL38];[.$CI38];[.$CF38];[.$CC38];[.$BZ38];[.$BW38];[.$BT38];[.$BQ38];[.$BN38];[.$BK38];[.$BH38];[.$BE38];[.$BB38];[.$AY38];[.$AV38];[.$AS38];[.$AP38];[.$AM38];[.$AJ38];[.$AG38];[.$AD38];[.$AA38];[.$X38];[.$U38];[.$R38];[.$O38];[.$L38];[.$I38];[.$F38];[.$C38])" table:style-name="ce17">
            <text:p>36265</text:p>
          </table:table-cell>
          <table:table-cell table:number-columns-repeated="16290"/>
        </table:table-row>
        <table:table-row table:style-name="ro1">
          <table:table-cell table:style-name="ce2"/>
          <table:table-cell office:value-type="string" table:style-name="ce5">
            <text:p>Gen. 36</text:p>
          </table:table-cell>
          <table:table-cell office:value-type="float" office:value="1838584" table:style-name="ce7">
            <text:p>1838584</text:p>
          </table:table-cell>
          <table:table-cell table:style-name="ce2"/>
          <table:table-cell office:value-type="string" table:style-name="ce5">
            <text:p>Gen. 36</text:p>
          </table:table-cell>
          <table:table-cell office:value-type="float" office:value="1915078" table:style-name="ce7">
            <text:p>1915078</text:p>
          </table:table-cell>
          <table:table-cell table:style-name="ce2"/>
          <table:table-cell office:value-type="string" table:style-name="ce5">
            <text:p>Gen. 36</text:p>
          </table:table-cell>
          <table:table-cell office:value-type="float" office:value="1869828" table:style-name="ce7">
            <text:p>1869828</text:p>
          </table:table-cell>
          <table:table-cell table:style-name="ce2"/>
          <table:table-cell office:value-type="string" table:style-name="ce5">
            <text:p>Gen. 36</text:p>
          </table:table-cell>
          <table:table-cell office:value-type="float" office:value="1874385" table:style-name="ce7">
            <text:p>1874385</text:p>
          </table:table-cell>
          <table:table-cell table:style-name="ce2"/>
          <table:table-cell office:value-type="string" table:style-name="ce5">
            <text:p>Gen. 36</text:p>
          </table:table-cell>
          <table:table-cell office:value-type="float" office:value="1869738" table:style-name="ce7">
            <text:p>1869738</text:p>
          </table:table-cell>
          <table:table-cell table:style-name="ce2"/>
          <table:table-cell office:value-type="string" table:style-name="ce5">
            <text:p>Gen. 36</text:p>
          </table:table-cell>
          <table:table-cell office:value-type="float" office:value="1855410" table:style-name="ce7">
            <text:p>1855410</text:p>
          </table:table-cell>
          <table:table-cell table:style-name="ce2"/>
          <table:table-cell office:value-type="string" table:style-name="ce5">
            <text:p>Gen. 36</text:p>
          </table:table-cell>
          <table:table-cell office:value-type="float" office:value="1818914" table:style-name="ce7">
            <text:p>1818914</text:p>
          </table:table-cell>
          <table:table-cell table:style-name="ce2"/>
          <table:table-cell office:value-type="string" table:style-name="ce5">
            <text:p>Gen. 36</text:p>
          </table:table-cell>
          <table:table-cell office:value-type="float" office:value="1834788" table:style-name="ce7">
            <text:p>1834788</text:p>
          </table:table-cell>
          <table:table-cell table:style-name="ce2"/>
          <table:table-cell office:value-type="string" table:style-name="ce5">
            <text:p>Gen. 36</text:p>
          </table:table-cell>
          <table:table-cell office:value-type="float" office:value="1859232" table:style-name="ce7">
            <text:p>1859232</text:p>
          </table:table-cell>
          <table:table-cell table:style-name="ce2"/>
          <table:table-cell office:value-type="string" table:style-name="ce5">
            <text:p>Gen. 36</text:p>
          </table:table-cell>
          <table:table-cell office:value-type="float" office:value="1866670" table:style-name="ce7">
            <text:p>1866670</text:p>
          </table:table-cell>
          <table:table-cell table:style-name="ce2"/>
          <table:table-cell office:value-type="string" table:style-name="ce5">
            <text:p>Gen. 36</text:p>
          </table:table-cell>
          <table:table-cell office:value-type="float" office:value="1880562" table:style-name="ce7">
            <text:p>1880562</text:p>
          </table:table-cell>
          <table:table-cell table:style-name="ce2"/>
          <table:table-cell office:value-type="string" table:style-name="ce5">
            <text:p>Gen. 36</text:p>
          </table:table-cell>
          <table:table-cell office:value-type="float" office:value="1844112" table:style-name="ce7">
            <text:p>1844112</text:p>
          </table:table-cell>
          <table:table-cell table:style-name="ce2"/>
          <table:table-cell office:value-type="string" table:style-name="ce5">
            <text:p>Gen. 36</text:p>
          </table:table-cell>
          <table:table-cell office:value-type="float" office:value="1926042" table:style-name="ce7">
            <text:p>1926042</text:p>
          </table:table-cell>
          <table:table-cell table:style-name="ce2"/>
          <table:table-cell office:value-type="string" table:style-name="ce5">
            <text:p>Gen. 36</text:p>
          </table:table-cell>
          <table:table-cell office:value-type="float" office:value="1877194" table:style-name="ce7">
            <text:p>1877194</text:p>
          </table:table-cell>
          <table:table-cell table:style-name="ce2"/>
          <table:table-cell office:value-type="string" table:style-name="ce5">
            <text:p>Gen. 36</text:p>
          </table:table-cell>
          <table:table-cell office:value-type="float" office:value="1856956" table:style-name="ce7">
            <text:p>1856956</text:p>
          </table:table-cell>
          <table:table-cell table:style-name="ce2"/>
          <table:table-cell office:value-type="string" table:style-name="ce5">
            <text:p>Gen. 36</text:p>
          </table:table-cell>
          <table:table-cell office:value-type="float" office:value="1862744" table:style-name="ce7">
            <text:p>1862744</text:p>
          </table:table-cell>
          <table:table-cell table:style-name="ce2"/>
          <table:table-cell office:value-type="string" table:style-name="ce5">
            <text:p>Gen. 36</text:p>
          </table:table-cell>
          <table:table-cell office:value-type="float" office:value="1887430" table:style-name="ce7">
            <text:p>1887430</text:p>
          </table:table-cell>
          <table:table-cell table:style-name="ce2"/>
          <table:table-cell office:value-type="string" table:style-name="ce5">
            <text:p>Gen. 36</text:p>
          </table:table-cell>
          <table:table-cell office:value-type="float" office:value="1820780" table:style-name="ce7">
            <text:p>1820780</text:p>
          </table:table-cell>
          <table:table-cell table:style-name="ce2"/>
          <table:table-cell office:value-type="string" table:style-name="ce5">
            <text:p>Gen. 36</text:p>
          </table:table-cell>
          <table:table-cell office:value-type="float" office:value="1842070" table:style-name="ce7">
            <text:p>1842070</text:p>
          </table:table-cell>
          <table:table-cell table:style-name="ce2"/>
          <table:table-cell office:value-type="string" table:style-name="ce5">
            <text:p>Gen. 36</text:p>
          </table:table-cell>
          <table:table-cell office:value-type="float" office:value="1877907" table:style-name="ce7">
            <text:p>1877907</text:p>
          </table:table-cell>
          <table:table-cell table:style-name="ce2"/>
          <table:table-cell office:value-type="string" table:style-name="ce5">
            <text:p>Gen. 36</text:p>
          </table:table-cell>
          <table:table-cell office:value-type="float" office:value="1926816" table:style-name="ce7">
            <text:p>1926816</text:p>
          </table:table-cell>
          <table:table-cell table:style-name="ce2"/>
          <table:table-cell office:value-type="string" table:style-name="ce5">
            <text:p>Gen. 36</text:p>
          </table:table-cell>
          <table:table-cell office:value-type="float" office:value="1840454" table:style-name="ce7">
            <text:p>1840454</text:p>
          </table:table-cell>
          <table:table-cell table:style-name="ce2"/>
          <table:table-cell office:value-type="string" table:style-name="ce5">
            <text:p>Gen. 36</text:p>
          </table:table-cell>
          <table:table-cell office:value-type="float" office:value="1857582" table:style-name="ce7">
            <text:p>1857582</text:p>
          </table:table-cell>
          <table:table-cell table:style-name="ce2"/>
          <table:table-cell office:value-type="string" table:style-name="ce5">
            <text:p>Gen. 36</text:p>
          </table:table-cell>
          <table:table-cell office:value-type="float" office:value="1807145" table:style-name="ce7">
            <text:p>1807145</text:p>
          </table:table-cell>
          <table:table-cell table:style-name="ce2"/>
          <table:table-cell office:value-type="string" table:style-name="ce5">
            <text:p>Gen. 36</text:p>
          </table:table-cell>
          <table:table-cell office:value-type="float" office:value="1874940" table:style-name="ce7">
            <text:p>1874940</text:p>
          </table:table-cell>
          <table:table-cell table:style-name="ce2"/>
          <table:table-cell office:value-type="string" table:style-name="ce5">
            <text:p>Gen. 36</text:p>
          </table:table-cell>
          <table:table-cell office:value-type="float" office:value="1797570" table:style-name="ce7">
            <text:p>1797570</text:p>
          </table:table-cell>
          <table:table-cell table:style-name="ce2"/>
          <table:table-cell office:value-type="string" table:style-name="ce5">
            <text:p>Gen. 36</text:p>
          </table:table-cell>
          <table:table-cell office:value-type="float" office:value="1956188" table:style-name="ce7">
            <text:p>1956188</text:p>
          </table:table-cell>
          <table:table-cell table:style-name="ce2"/>
          <table:table-cell office:value-type="string" table:style-name="ce5">
            <text:p>Gen. 36</text:p>
          </table:table-cell>
          <table:table-cell office:value-type="float" office:value="1916964" table:style-name="ce7">
            <text:p>1916964</text:p>
          </table:table-cell>
          <table:table-cell table:style-name="ce2"/>
          <table:table-cell office:value-type="string" table:style-name="ce5">
            <text:p>Gen. 36</text:p>
          </table:table-cell>
          <table:table-cell office:value-type="float" office:value="1826994" table:style-name="ce7">
            <text:p>1826994</text:p>
          </table:table-cell>
          <table:table-cell table:style-name="ce2"/>
          <table:table-cell office:value-type="string" table:style-name="ce5">
            <text:p>Gen. 36</text:p>
          </table:table-cell>
          <table:table-cell office:value-type="float" office:value="1860851" table:style-name="ce7">
            <text:p>1860851</text:p>
          </table:table-cell>
          <table:table-cell table:style-name="ce2"/>
          <table:table-cell office:value-type="string" table:style-name="ce14">
            <text:p>Gen. 36</text:p>
          </table:table-cell>
          <table:table-cell office:value-type="float" office:value="1864797.6" table:formula="of:=AVERAGE([.$CL39];[.$CI39];[.$CF39];[.$CC39];[.$BZ39];[.$BW39];[.$BT39];[.$BQ39];[.$BN39];[.$BK39];[.$BH39];[.$BE39];[.$BB39];[.$AY39];[.$AV39];[.$AS39];[.$AP39];[.$AM39];[.$AJ39];[.$AG39];[.$AD39];[.$AA39];[.$X39];[.$U39];[.$R39];[.$O39];[.$L39];[.$I39];[.$F39];[.$C39])" table:style-name="ce17">
            <text:p>1864798</text:p>
          </table:table-cell>
          <table:table-cell office:value-type="float" office:value="36777.831118290771" table:formula="of:=STDEV([.$CL39];[.$CI39];[.$CF39];[.$CC39];[.$BZ39];[.$BW39];[.$BT39];[.$BQ39];[.$BN39];[.$BK39];[.$BH39];[.$BE39];[.$BB39];[.$AY39];[.$AV39];[.$AS39];[.$AP39];[.$AM39];[.$AJ39];[.$AG39];[.$AD39];[.$AA39];[.$X39];[.$U39];[.$R39];[.$O39];[.$L39];[.$I39];[.$F39];[.$C39])" table:style-name="ce17">
            <text:p>36778</text:p>
          </table:table-cell>
          <table:table-cell table:number-columns-repeated="16290"/>
        </table:table-row>
        <table:table-row table:style-name="ro1">
          <table:table-cell table:style-name="ce2"/>
          <table:table-cell office:value-type="string" table:style-name="ce5">
            <text:p>Gen. 37</text:p>
          </table:table-cell>
          <table:table-cell office:value-type="float" office:value="1837258" table:style-name="ce7">
            <text:p>1837258</text:p>
          </table:table-cell>
          <table:table-cell table:style-name="ce2"/>
          <table:table-cell office:value-type="string" table:style-name="ce5">
            <text:p>Gen. 37</text:p>
          </table:table-cell>
          <table:table-cell office:value-type="float" office:value="1912642" table:style-name="ce7">
            <text:p>1912642</text:p>
          </table:table-cell>
          <table:table-cell table:style-name="ce2"/>
          <table:table-cell office:value-type="string" table:style-name="ce5">
            <text:p>Gen. 37</text:p>
          </table:table-cell>
          <table:table-cell office:value-type="float" office:value="1869828" table:style-name="ce7">
            <text:p>1869828</text:p>
          </table:table-cell>
          <table:table-cell table:style-name="ce2"/>
          <table:table-cell office:value-type="string" table:style-name="ce5">
            <text:p>Gen. 37</text:p>
          </table:table-cell>
          <table:table-cell office:value-type="float" office:value="1869243" table:style-name="ce7">
            <text:p>1869243</text:p>
          </table:table-cell>
          <table:table-cell table:style-name="ce2"/>
          <table:table-cell office:value-type="string" table:style-name="ce5">
            <text:p>Gen. 37</text:p>
          </table:table-cell>
          <table:table-cell office:value-type="float" office:value="1869328" table:style-name="ce7">
            <text:p>1869328</text:p>
          </table:table-cell>
          <table:table-cell table:style-name="ce2"/>
          <table:table-cell office:value-type="string" table:style-name="ce5">
            <text:p>Gen. 37</text:p>
          </table:table-cell>
          <table:table-cell office:value-type="float" office:value="1852896" table:style-name="ce7">
            <text:p>1852896</text:p>
          </table:table-cell>
          <table:table-cell table:style-name="ce2"/>
          <table:table-cell office:value-type="string" table:style-name="ce5">
            <text:p>Gen. 37</text:p>
          </table:table-cell>
          <table:table-cell office:value-type="float" office:value="1815942" table:style-name="ce7">
            <text:p>1815942</text:p>
          </table:table-cell>
          <table:table-cell table:style-name="ce2"/>
          <table:table-cell office:value-type="string" table:style-name="ce5">
            <text:p>Gen. 37</text:p>
          </table:table-cell>
          <table:table-cell office:value-type="float" office:value="1830858" table:style-name="ce7">
            <text:p>1830858</text:p>
          </table:table-cell>
          <table:table-cell table:style-name="ce2"/>
          <table:table-cell office:value-type="string" table:style-name="ce5">
            <text:p>Gen. 37</text:p>
          </table:table-cell>
          <table:table-cell office:value-type="float" office:value="1859032" table:style-name="ce7">
            <text:p>1859032</text:p>
          </table:table-cell>
          <table:table-cell table:style-name="ce2"/>
          <table:table-cell office:value-type="string" table:style-name="ce5">
            <text:p>Gen. 37</text:p>
          </table:table-cell>
          <table:table-cell office:value-type="float" office:value="1863858" table:style-name="ce7">
            <text:p>1863858</text:p>
          </table:table-cell>
          <table:table-cell table:style-name="ce2"/>
          <table:table-cell office:value-type="string" table:style-name="ce5">
            <text:p>Gen. 37</text:p>
          </table:table-cell>
          <table:table-cell office:value-type="float" office:value="1876118" table:style-name="ce7">
            <text:p>1876118</text:p>
          </table:table-cell>
          <table:table-cell table:style-name="ce2"/>
          <table:table-cell office:value-type="string" table:style-name="ce5">
            <text:p>Gen. 37</text:p>
          </table:table-cell>
          <table:table-cell office:value-type="float" office:value="1844112" table:style-name="ce7">
            <text:p>1844112</text:p>
          </table:table-cell>
          <table:table-cell table:style-name="ce2"/>
          <table:table-cell office:value-type="string" table:style-name="ce5">
            <text:p>Gen. 37</text:p>
          </table:table-cell>
          <table:table-cell office:value-type="float" office:value="1923476" table:style-name="ce7">
            <text:p>1923476</text:p>
          </table:table-cell>
          <table:table-cell table:style-name="ce2"/>
          <table:table-cell office:value-type="string" table:style-name="ce5">
            <text:p>Gen. 37</text:p>
          </table:table-cell>
          <table:table-cell office:value-type="float" office:value="1874314" table:style-name="ce7">
            <text:p>1874314</text:p>
          </table:table-cell>
          <table:table-cell table:style-name="ce2"/>
          <table:table-cell office:value-type="string" table:style-name="ce5">
            <text:p>Gen. 37</text:p>
          </table:table-cell>
          <table:table-cell office:value-type="float" office:value="1855340" table:style-name="ce7">
            <text:p>1855340</text:p>
          </table:table-cell>
          <table:table-cell table:style-name="ce2"/>
          <table:table-cell office:value-type="string" table:style-name="ce5">
            <text:p>Gen. 37</text:p>
          </table:table-cell>
          <table:table-cell office:value-type="float" office:value="1858118" table:style-name="ce7">
            <text:p>1858118</text:p>
          </table:table-cell>
          <table:table-cell table:style-name="ce2"/>
          <table:table-cell office:value-type="string" table:style-name="ce5">
            <text:p>Gen. 37</text:p>
          </table:table-cell>
          <table:table-cell office:value-type="float" office:value="1885546" table:style-name="ce7">
            <text:p>1885546</text:p>
          </table:table-cell>
          <table:table-cell table:style-name="ce2"/>
          <table:table-cell office:value-type="string" table:style-name="ce5">
            <text:p>Gen. 37</text:p>
          </table:table-cell>
          <table:table-cell office:value-type="float" office:value="1816670" table:style-name="ce7">
            <text:p>1816670</text:p>
          </table:table-cell>
          <table:table-cell table:style-name="ce2"/>
          <table:table-cell office:value-type="string" table:style-name="ce5">
            <text:p>Gen. 37</text:p>
          </table:table-cell>
          <table:table-cell office:value-type="float" office:value="1842070" table:style-name="ce7">
            <text:p>1842070</text:p>
          </table:table-cell>
          <table:table-cell table:style-name="ce2"/>
          <table:table-cell office:value-type="string" table:style-name="ce5">
            <text:p>Gen. 37</text:p>
          </table:table-cell>
          <table:table-cell office:value-type="float" office:value="1875647" table:style-name="ce7">
            <text:p>1875647</text:p>
          </table:table-cell>
          <table:table-cell table:style-name="ce2"/>
          <table:table-cell office:value-type="string" table:style-name="ce5">
            <text:p>Gen. 37</text:p>
          </table:table-cell>
          <table:table-cell office:value-type="float" office:value="1924320" table:style-name="ce7">
            <text:p>1924320</text:p>
          </table:table-cell>
          <table:table-cell table:style-name="ce2"/>
          <table:table-cell office:value-type="string" table:style-name="ce5">
            <text:p>Gen. 37</text:p>
          </table:table-cell>
          <table:table-cell office:value-type="float" office:value="1838894" table:style-name="ce7">
            <text:p>1838894</text:p>
          </table:table-cell>
          <table:table-cell table:style-name="ce2"/>
          <table:table-cell office:value-type="string" table:style-name="ce5">
            <text:p>Gen. 37</text:p>
          </table:table-cell>
          <table:table-cell office:value-type="float" office:value="1856170" table:style-name="ce7">
            <text:p>1856170</text:p>
          </table:table-cell>
          <table:table-cell table:style-name="ce2"/>
          <table:table-cell office:value-type="string" table:style-name="ce5">
            <text:p>Gen. 37</text:p>
          </table:table-cell>
          <table:table-cell office:value-type="float" office:value="1806425" table:style-name="ce7">
            <text:p>1806425</text:p>
          </table:table-cell>
          <table:table-cell table:style-name="ce2"/>
          <table:table-cell office:value-type="string" table:style-name="ce5">
            <text:p>Gen. 37</text:p>
          </table:table-cell>
          <table:table-cell office:value-type="float" office:value="1873460" table:style-name="ce7">
            <text:p>1873460</text:p>
          </table:table-cell>
          <table:table-cell table:style-name="ce2"/>
          <table:table-cell office:value-type="string" table:style-name="ce5">
            <text:p>Gen. 37</text:p>
          </table:table-cell>
          <table:table-cell office:value-type="float" office:value="1794252" table:style-name="ce7">
            <text:p>1794252</text:p>
          </table:table-cell>
          <table:table-cell table:style-name="ce2"/>
          <table:table-cell office:value-type="string" table:style-name="ce5">
            <text:p>Gen. 37</text:p>
          </table:table-cell>
          <table:table-cell office:value-type="float" office:value="1951938" table:style-name="ce7">
            <text:p>1951938</text:p>
          </table:table-cell>
          <table:table-cell table:style-name="ce2"/>
          <table:table-cell office:value-type="string" table:style-name="ce5">
            <text:p>Gen. 37</text:p>
          </table:table-cell>
          <table:table-cell office:value-type="float" office:value="1915198" table:style-name="ce7">
            <text:p>1915198</text:p>
          </table:table-cell>
          <table:table-cell table:style-name="ce2"/>
          <table:table-cell office:value-type="string" table:style-name="ce5">
            <text:p>Gen. 37</text:p>
          </table:table-cell>
          <table:table-cell office:value-type="float" office:value="1826786" table:style-name="ce7">
            <text:p>1826786</text:p>
          </table:table-cell>
          <table:table-cell table:style-name="ce2"/>
          <table:table-cell office:value-type="string" table:style-name="ce5">
            <text:p>Gen. 37</text:p>
          </table:table-cell>
          <table:table-cell office:value-type="float" office:value="1854617" table:style-name="ce7">
            <text:p>1854617</text:p>
          </table:table-cell>
          <table:table-cell table:style-name="ce2"/>
          <table:table-cell office:value-type="string" table:style-name="ce14">
            <text:p>Gen. 37</text:p>
          </table:table-cell>
          <table:table-cell office:value-type="float" office:value="1862478.5333333334" table:formula="of:=AVERAGE([.$CL40];[.$CI40];[.$CF40];[.$CC40];[.$BZ40];[.$BW40];[.$BT40];[.$BQ40];[.$BN40];[.$BK40];[.$BH40];[.$BE40];[.$BB40];[.$AY40];[.$AV40];[.$AS40];[.$AP40];[.$AM40];[.$AJ40];[.$AG40];[.$AD40];[.$AA40];[.$X40];[.$U40];[.$R40];[.$O40];[.$L40];[.$I40];[.$F40];[.$C40])" table:style-name="ce17">
            <text:p>1862479</text:p>
          </table:table-cell>
          <table:table-cell office:value-type="float" office:value="36530.92602895981" table:formula="of:=STDEV([.$CL40];[.$CI40];[.$CF40];[.$CC40];[.$BZ40];[.$BW40];[.$BT40];[.$BQ40];[.$BN40];[.$BK40];[.$BH40];[.$BE40];[.$BB40];[.$AY40];[.$AV40];[.$AS40];[.$AP40];[.$AM40];[.$AJ40];[.$AG40];[.$AD40];[.$AA40];[.$X40];[.$U40];[.$R40];[.$O40];[.$L40];[.$I40];[.$F40];[.$C40])" table:style-name="ce17">
            <text:p>36531</text:p>
          </table:table-cell>
          <table:table-cell table:number-columns-repeated="16290"/>
        </table:table-row>
        <table:table-row table:style-name="ro1">
          <table:table-cell table:style-name="ce2"/>
          <table:table-cell office:value-type="string" table:style-name="ce5">
            <text:p>Gen. 38</text:p>
          </table:table-cell>
          <table:table-cell office:value-type="float" office:value="1836624" table:style-name="ce7">
            <text:p>1836624</text:p>
          </table:table-cell>
          <table:table-cell table:style-name="ce2"/>
          <table:table-cell office:value-type="string" table:style-name="ce5">
            <text:p>Gen. 38</text:p>
          </table:table-cell>
          <table:table-cell office:value-type="float" office:value="1910380" table:style-name="ce7">
            <text:p>1910380</text:p>
          </table:table-cell>
          <table:table-cell table:style-name="ce2"/>
          <table:table-cell office:value-type="string" table:style-name="ce5">
            <text:p>Gen. 38</text:p>
          </table:table-cell>
          <table:table-cell office:value-type="float" office:value="1868694" table:style-name="ce7">
            <text:p>1868694</text:p>
          </table:table-cell>
          <table:table-cell table:style-name="ce2"/>
          <table:table-cell office:value-type="string" table:style-name="ce5">
            <text:p>Gen. 38</text:p>
          </table:table-cell>
          <table:table-cell office:value-type="float" office:value="1869243" table:style-name="ce7">
            <text:p>1869243</text:p>
          </table:table-cell>
          <table:table-cell table:style-name="ce2"/>
          <table:table-cell office:value-type="string" table:style-name="ce5">
            <text:p>Gen. 38</text:p>
          </table:table-cell>
          <table:table-cell office:value-type="float" office:value="1868388" table:style-name="ce7">
            <text:p>1868388</text:p>
          </table:table-cell>
          <table:table-cell table:style-name="ce2"/>
          <table:table-cell office:value-type="string" table:style-name="ce5">
            <text:p>Gen. 38</text:p>
          </table:table-cell>
          <table:table-cell office:value-type="float" office:value="1850180" table:style-name="ce7">
            <text:p>1850180</text:p>
          </table:table-cell>
          <table:table-cell table:style-name="ce2"/>
          <table:table-cell office:value-type="string" table:style-name="ce5">
            <text:p>Gen. 38</text:p>
          </table:table-cell>
          <table:table-cell office:value-type="float" office:value="1814826" table:style-name="ce7">
            <text:p>1814826</text:p>
          </table:table-cell>
          <table:table-cell table:style-name="ce2"/>
          <table:table-cell office:value-type="string" table:style-name="ce5">
            <text:p>Gen. 38</text:p>
          </table:table-cell>
          <table:table-cell office:value-type="float" office:value="1829408" table:style-name="ce7">
            <text:p>1829408</text:p>
          </table:table-cell>
          <table:table-cell table:style-name="ce2"/>
          <table:table-cell office:value-type="string" table:style-name="ce5">
            <text:p>Gen. 38</text:p>
          </table:table-cell>
          <table:table-cell office:value-type="float" office:value="1857438" table:style-name="ce7">
            <text:p>1857438</text:p>
          </table:table-cell>
          <table:table-cell table:style-name="ce2"/>
          <table:table-cell office:value-type="string" table:style-name="ce5">
            <text:p>Gen. 38</text:p>
          </table:table-cell>
          <table:table-cell office:value-type="float" office:value="1863858" table:style-name="ce7">
            <text:p>1863858</text:p>
          </table:table-cell>
          <table:table-cell table:style-name="ce2"/>
          <table:table-cell office:value-type="string" table:style-name="ce5">
            <text:p>Gen. 38</text:p>
          </table:table-cell>
          <table:table-cell office:value-type="float" office:value="1875178" table:style-name="ce7">
            <text:p>1875178</text:p>
          </table:table-cell>
          <table:table-cell table:style-name="ce2"/>
          <table:table-cell office:value-type="string" table:style-name="ce5">
            <text:p>Gen. 38</text:p>
          </table:table-cell>
          <table:table-cell office:value-type="float" office:value="1842514" table:style-name="ce7">
            <text:p>1842514</text:p>
          </table:table-cell>
          <table:table-cell table:style-name="ce2"/>
          <table:table-cell office:value-type="string" table:style-name="ce5">
            <text:p>Gen. 38</text:p>
          </table:table-cell>
          <table:table-cell office:value-type="float" office:value="1920836" table:style-name="ce7">
            <text:p>1920836</text:p>
          </table:table-cell>
          <table:table-cell table:style-name="ce2"/>
          <table:table-cell office:value-type="string" table:style-name="ce5">
            <text:p>Gen. 38</text:p>
          </table:table-cell>
          <table:table-cell office:value-type="float" office:value="1871570" table:style-name="ce7">
            <text:p>1871570</text:p>
          </table:table-cell>
          <table:table-cell table:style-name="ce2"/>
          <table:table-cell office:value-type="string" table:style-name="ce5">
            <text:p>Gen. 38</text:p>
          </table:table-cell>
          <table:table-cell office:value-type="float" office:value="1852616" table:style-name="ce7">
            <text:p>1852616</text:p>
          </table:table-cell>
          <table:table-cell table:style-name="ce2"/>
          <table:table-cell office:value-type="string" table:style-name="ce5">
            <text:p>Gen. 38</text:p>
          </table:table-cell>
          <table:table-cell office:value-type="float" office:value="1858118" table:style-name="ce7">
            <text:p>1858118</text:p>
          </table:table-cell>
          <table:table-cell table:style-name="ce2"/>
          <table:table-cell office:value-type="string" table:style-name="ce5">
            <text:p>Gen. 38</text:p>
          </table:table-cell>
          <table:table-cell office:value-type="float" office:value="1881162" table:style-name="ce7">
            <text:p>1881162</text:p>
          </table:table-cell>
          <table:table-cell table:style-name="ce2"/>
          <table:table-cell office:value-type="string" table:style-name="ce5">
            <text:p>Gen. 38</text:p>
          </table:table-cell>
          <table:table-cell office:value-type="float" office:value="1815734" table:style-name="ce7">
            <text:p>1815734</text:p>
          </table:table-cell>
          <table:table-cell table:style-name="ce2"/>
          <table:table-cell office:value-type="string" table:style-name="ce5">
            <text:p>Gen. 38</text:p>
          </table:table-cell>
          <table:table-cell office:value-type="float" office:value="1838080" table:style-name="ce7">
            <text:p>1838080</text:p>
          </table:table-cell>
          <table:table-cell table:style-name="ce2"/>
          <table:table-cell office:value-type="string" table:style-name="ce5">
            <text:p>Gen. 38</text:p>
          </table:table-cell>
          <table:table-cell office:value-type="float" office:value="1875177" table:style-name="ce7">
            <text:p>1875177</text:p>
          </table:table-cell>
          <table:table-cell table:style-name="ce2"/>
          <table:table-cell office:value-type="string" table:style-name="ce5">
            <text:p>Gen. 38</text:p>
          </table:table-cell>
          <table:table-cell office:value-type="float" office:value="1920526" table:style-name="ce7">
            <text:p>1920526</text:p>
          </table:table-cell>
          <table:table-cell table:style-name="ce2"/>
          <table:table-cell office:value-type="string" table:style-name="ce5">
            <text:p>Gen. 38</text:p>
          </table:table-cell>
          <table:table-cell office:value-type="float" office:value="1836714" table:style-name="ce7">
            <text:p>1836714</text:p>
          </table:table-cell>
          <table:table-cell table:style-name="ce2"/>
          <table:table-cell office:value-type="string" table:style-name="ce5">
            <text:p>Gen. 38</text:p>
          </table:table-cell>
          <table:table-cell office:value-type="float" office:value="1854842" table:style-name="ce7">
            <text:p>1854842</text:p>
          </table:table-cell>
          <table:table-cell table:style-name="ce2"/>
          <table:table-cell office:value-type="string" table:style-name="ce5">
            <text:p>Gen. 38</text:p>
          </table:table-cell>
          <table:table-cell office:value-type="float" office:value="1805125" table:style-name="ce7">
            <text:p>1805125</text:p>
          </table:table-cell>
          <table:table-cell table:style-name="ce2"/>
          <table:table-cell office:value-type="string" table:style-name="ce5">
            <text:p>Gen. 38</text:p>
          </table:table-cell>
          <table:table-cell office:value-type="float" office:value="1871920" table:style-name="ce7">
            <text:p>1871920</text:p>
          </table:table-cell>
          <table:table-cell table:style-name="ce2"/>
          <table:table-cell office:value-type="string" table:style-name="ce5">
            <text:p>Gen. 38</text:p>
          </table:table-cell>
          <table:table-cell office:value-type="float" office:value="1791352" table:style-name="ce7">
            <text:p>1791352</text:p>
          </table:table-cell>
          <table:table-cell table:style-name="ce2"/>
          <table:table-cell office:value-type="string" table:style-name="ce5">
            <text:p>Gen. 38</text:p>
          </table:table-cell>
          <table:table-cell office:value-type="float" office:value="1951938" table:style-name="ce7">
            <text:p>1951938</text:p>
          </table:table-cell>
          <table:table-cell table:style-name="ce2"/>
          <table:table-cell office:value-type="string" table:style-name="ce5">
            <text:p>Gen. 38</text:p>
          </table:table-cell>
          <table:table-cell office:value-type="float" office:value="1913564" table:style-name="ce7">
            <text:p>1913564</text:p>
          </table:table-cell>
          <table:table-cell table:style-name="ce2"/>
          <table:table-cell office:value-type="string" table:style-name="ce5">
            <text:p>Gen. 38</text:p>
          </table:table-cell>
          <table:table-cell office:value-type="float" office:value="1824974" table:style-name="ce7">
            <text:p>1824974</text:p>
          </table:table-cell>
          <table:table-cell table:style-name="ce2"/>
          <table:table-cell office:value-type="string" table:style-name="ce5">
            <text:p>Gen. 38</text:p>
          </table:table-cell>
          <table:table-cell office:value-type="float" office:value="1853513" table:style-name="ce7">
            <text:p>1853513</text:p>
          </table:table-cell>
          <table:table-cell table:style-name="ce2"/>
          <table:table-cell office:value-type="string" table:style-name="ce14">
            <text:p>Gen. 38</text:p>
          </table:table-cell>
          <table:table-cell office:value-type="float" office:value="1860816.4" table:formula="of:=AVERAGE([.$CL41];[.$CI41];[.$CF41];[.$CC41];[.$BZ41];[.$BW41];[.$BT41];[.$BQ41];[.$BN41];[.$BK41];[.$BH41];[.$BE41];[.$BB41];[.$AY41];[.$AV41];[.$AS41];[.$AP41];[.$AM41];[.$AJ41];[.$AG41];[.$AD41];[.$AA41];[.$X41];[.$U41];[.$R41];[.$O41];[.$L41];[.$I41];[.$F41];[.$C41])" table:style-name="ce17">
            <text:p>1860816</text:p>
          </table:table-cell>
          <table:table-cell office:value-type="float" office:value="36495.801279145759" table:formula="of:=STDEV([.$CL41];[.$CI41];[.$CF41];[.$CC41];[.$BZ41];[.$BW41];[.$BT41];[.$BQ41];[.$BN41];[.$BK41];[.$BH41];[.$BE41];[.$BB41];[.$AY41];[.$AV41];[.$AS41];[.$AP41];[.$AM41];[.$AJ41];[.$AG41];[.$AD41];[.$AA41];[.$X41];[.$U41];[.$R41];[.$O41];[.$L41];[.$I41];[.$F41];[.$C41])" table:style-name="ce17">
            <text:p>36496</text:p>
          </table:table-cell>
          <table:table-cell table:number-columns-repeated="16290"/>
        </table:table-row>
        <table:table-row table:style-name="ro1">
          <table:table-cell table:style-name="ce2"/>
          <table:table-cell office:value-type="string" table:style-name="ce5">
            <text:p>Gen. 39</text:p>
          </table:table-cell>
          <table:table-cell office:value-type="float" office:value="1834672" table:style-name="ce7">
            <text:p>1834672</text:p>
          </table:table-cell>
          <table:table-cell table:style-name="ce2"/>
          <table:table-cell office:value-type="string" table:style-name="ce5">
            <text:p>Gen. 39</text:p>
          </table:table-cell>
          <table:table-cell office:value-type="float" office:value="1909482" table:style-name="ce7">
            <text:p>1909482</text:p>
          </table:table-cell>
          <table:table-cell table:style-name="ce2"/>
          <table:table-cell office:value-type="string" table:style-name="ce5">
            <text:p>Gen. 39</text:p>
          </table:table-cell>
          <table:table-cell office:value-type="float" office:value="1865028" table:style-name="ce7">
            <text:p>1865028</text:p>
          </table:table-cell>
          <table:table-cell table:style-name="ce2"/>
          <table:table-cell office:value-type="string" table:style-name="ce5">
            <text:p>Gen. 39</text:p>
          </table:table-cell>
          <table:table-cell office:value-type="float" office:value="1866253" table:style-name="ce7">
            <text:p>1866253</text:p>
          </table:table-cell>
          <table:table-cell table:style-name="ce2"/>
          <table:table-cell office:value-type="string" table:style-name="ce5">
            <text:p>Gen. 39</text:p>
          </table:table-cell>
          <table:table-cell office:value-type="float" office:value="1868174" table:style-name="ce7">
            <text:p>1868174</text:p>
          </table:table-cell>
          <table:table-cell table:style-name="ce2"/>
          <table:table-cell office:value-type="string" table:style-name="ce5">
            <text:p>Gen. 39</text:p>
          </table:table-cell>
          <table:table-cell office:value-type="float" office:value="1850180" table:style-name="ce7">
            <text:p>1850180</text:p>
          </table:table-cell>
          <table:table-cell table:style-name="ce2"/>
          <table:table-cell office:value-type="string" table:style-name="ce5">
            <text:p>Gen. 39</text:p>
          </table:table-cell>
          <table:table-cell office:value-type="float" office:value="1811018" table:style-name="ce7">
            <text:p>1811018</text:p>
          </table:table-cell>
          <table:table-cell table:style-name="ce2"/>
          <table:table-cell office:value-type="string" table:style-name="ce5">
            <text:p>Gen. 39</text:p>
          </table:table-cell>
          <table:table-cell office:value-type="float" office:value="1825104" table:style-name="ce7">
            <text:p>1825104</text:p>
          </table:table-cell>
          <table:table-cell table:style-name="ce2"/>
          <table:table-cell office:value-type="string" table:style-name="ce5">
            <text:p>Gen. 39</text:p>
          </table:table-cell>
          <table:table-cell office:value-type="float" office:value="1849908" table:style-name="ce7">
            <text:p>1849908</text:p>
          </table:table-cell>
          <table:table-cell table:style-name="ce2"/>
          <table:table-cell office:value-type="string" table:style-name="ce5">
            <text:p>Gen. 39</text:p>
          </table:table-cell>
          <table:table-cell office:value-type="float" office:value="1859746" table:style-name="ce7">
            <text:p>1859746</text:p>
          </table:table-cell>
          <table:table-cell table:style-name="ce2"/>
          <table:table-cell office:value-type="string" table:style-name="ce5">
            <text:p>Gen. 39</text:p>
          </table:table-cell>
          <table:table-cell office:value-type="float" office:value="1873476" table:style-name="ce7">
            <text:p>1873476</text:p>
          </table:table-cell>
          <table:table-cell table:style-name="ce2"/>
          <table:table-cell office:value-type="string" table:style-name="ce5">
            <text:p>Gen. 39</text:p>
          </table:table-cell>
          <table:table-cell office:value-type="float" office:value="1841210" table:style-name="ce7">
            <text:p>1841210</text:p>
          </table:table-cell>
          <table:table-cell table:style-name="ce2"/>
          <table:table-cell office:value-type="string" table:style-name="ce5">
            <text:p>Gen. 39</text:p>
          </table:table-cell>
          <table:table-cell office:value-type="float" office:value="1920464" table:style-name="ce7">
            <text:p>1920464</text:p>
          </table:table-cell>
          <table:table-cell table:style-name="ce2"/>
          <table:table-cell office:value-type="string" table:style-name="ce5">
            <text:p>Gen. 39</text:p>
          </table:table-cell>
          <table:table-cell office:value-type="float" office:value="1871570" table:style-name="ce7">
            <text:p>1871570</text:p>
          </table:table-cell>
          <table:table-cell table:style-name="ce2"/>
          <table:table-cell office:value-type="string" table:style-name="ce5">
            <text:p>Gen. 39</text:p>
          </table:table-cell>
          <table:table-cell office:value-type="float" office:value="1849910" table:style-name="ce7">
            <text:p>1849910</text:p>
          </table:table-cell>
          <table:table-cell table:style-name="ce2"/>
          <table:table-cell office:value-type="string" table:style-name="ce5">
            <text:p>Gen. 39</text:p>
          </table:table-cell>
          <table:table-cell office:value-type="float" office:value="1851518" table:style-name="ce7">
            <text:p>1851518</text:p>
          </table:table-cell>
          <table:table-cell table:style-name="ce2"/>
          <table:table-cell office:value-type="string" table:style-name="ce5">
            <text:p>Gen. 39</text:p>
          </table:table-cell>
          <table:table-cell office:value-type="float" office:value="1880348" table:style-name="ce7">
            <text:p>1880348</text:p>
          </table:table-cell>
          <table:table-cell table:style-name="ce2"/>
          <table:table-cell office:value-type="string" table:style-name="ce5">
            <text:p>Gen. 39</text:p>
          </table:table-cell>
          <table:table-cell office:value-type="float" office:value="1813700" table:style-name="ce7">
            <text:p>1813700</text:p>
          </table:table-cell>
          <table:table-cell table:style-name="ce2"/>
          <table:table-cell office:value-type="string" table:style-name="ce5">
            <text:p>Gen. 39</text:p>
          </table:table-cell>
          <table:table-cell office:value-type="float" office:value="1836500" table:style-name="ce7">
            <text:p>1836500</text:p>
          </table:table-cell>
          <table:table-cell table:style-name="ce2"/>
          <table:table-cell office:value-type="string" table:style-name="ce5">
            <text:p>Gen. 39</text:p>
          </table:table-cell>
          <table:table-cell office:value-type="float" office:value="1872081" table:style-name="ce7">
            <text:p>1872081</text:p>
          </table:table-cell>
          <table:table-cell table:style-name="ce2"/>
          <table:table-cell office:value-type="string" table:style-name="ce5">
            <text:p>Gen. 39</text:p>
          </table:table-cell>
          <table:table-cell office:value-type="float" office:value="1919932" table:style-name="ce7">
            <text:p>1919932</text:p>
          </table:table-cell>
          <table:table-cell table:style-name="ce2"/>
          <table:table-cell office:value-type="string" table:style-name="ce5">
            <text:p>Gen. 39</text:p>
          </table:table-cell>
          <table:table-cell office:value-type="float" office:value="1835082" table:style-name="ce7">
            <text:p>1835082</text:p>
          </table:table-cell>
          <table:table-cell table:style-name="ce2"/>
          <table:table-cell office:value-type="string" table:style-name="ce5">
            <text:p>Gen. 39</text:p>
          </table:table-cell>
          <table:table-cell office:value-type="float" office:value="1851130" table:style-name="ce7">
            <text:p>1851130</text:p>
          </table:table-cell>
          <table:table-cell table:style-name="ce2"/>
          <table:table-cell office:value-type="string" table:style-name="ce5">
            <text:p>Gen. 39</text:p>
          </table:table-cell>
          <table:table-cell office:value-type="float" office:value="1803205" table:style-name="ce7">
            <text:p>1803205</text:p>
          </table:table-cell>
          <table:table-cell table:style-name="ce2"/>
          <table:table-cell office:value-type="string" table:style-name="ce5">
            <text:p>Gen. 39</text:p>
          </table:table-cell>
          <table:table-cell office:value-type="float" office:value="1870216" table:style-name="ce7">
            <text:p>1870216</text:p>
          </table:table-cell>
          <table:table-cell table:style-name="ce2"/>
          <table:table-cell office:value-type="string" table:style-name="ce5">
            <text:p>Gen. 39</text:p>
          </table:table-cell>
          <table:table-cell office:value-type="float" office:value="1786732" table:style-name="ce7">
            <text:p>1786732</text:p>
          </table:table-cell>
          <table:table-cell table:style-name="ce2"/>
          <table:table-cell office:value-type="string" table:style-name="ce5">
            <text:p>Gen. 39</text:p>
          </table:table-cell>
          <table:table-cell office:value-type="float" office:value="1949998" table:style-name="ce7">
            <text:p>1949998</text:p>
          </table:table-cell>
          <table:table-cell table:style-name="ce2"/>
          <table:table-cell office:value-type="string" table:style-name="ce5">
            <text:p>Gen. 39</text:p>
          </table:table-cell>
          <table:table-cell office:value-type="float" office:value="1910404" table:style-name="ce7">
            <text:p>1910404</text:p>
          </table:table-cell>
          <table:table-cell table:style-name="ce2"/>
          <table:table-cell office:value-type="string" table:style-name="ce5">
            <text:p>Gen. 39</text:p>
          </table:table-cell>
          <table:table-cell office:value-type="float" office:value="1824734" table:style-name="ce7">
            <text:p>1824734</text:p>
          </table:table-cell>
          <table:table-cell table:style-name="ce2"/>
          <table:table-cell office:value-type="string" table:style-name="ce5">
            <text:p>Gen. 39</text:p>
          </table:table-cell>
          <table:table-cell office:value-type="float" office:value="1848389" table:style-name="ce7">
            <text:p>1848389</text:p>
          </table:table-cell>
          <table:table-cell table:style-name="ce2"/>
          <table:table-cell office:value-type="string" table:style-name="ce14">
            <text:p>Gen. 39</text:p>
          </table:table-cell>
          <table:table-cell office:value-type="float" office:value="1858338.8" table:formula="of:=AVERAGE([.$CL42];[.$CI42];[.$CF42];[.$CC42];[.$BZ42];[.$BW42];[.$BT42];[.$BQ42];[.$BN42];[.$BK42];[.$BH42];[.$BE42];[.$BB42];[.$AY42];[.$AV42];[.$AS42];[.$AP42];[.$AM42];[.$AJ42];[.$AG42];[.$AD42];[.$AA42];[.$X42];[.$U42];[.$R42];[.$O42];[.$L42];[.$I42];[.$F42];[.$C42])" table:style-name="ce17">
            <text:p>1858339</text:p>
          </table:table-cell>
          <table:table-cell office:value-type="float" office:value="37007.07432127931" table:formula="of:=STDEV([.$CL42];[.$CI42];[.$CF42];[.$CC42];[.$BZ42];[.$BW42];[.$BT42];[.$BQ42];[.$BN42];[.$BK42];[.$BH42];[.$BE42];[.$BB42];[.$AY42];[.$AV42];[.$AS42];[.$AP42];[.$AM42];[.$AJ42];[.$AG42];[.$AD42];[.$AA42];[.$X42];[.$U42];[.$R42];[.$O42];[.$L42];[.$I42];[.$F42];[.$C42])" table:style-name="ce17">
            <text:p>37007</text:p>
          </table:table-cell>
          <table:table-cell table:number-columns-repeated="16290"/>
        </table:table-row>
        <table:table-row table:style-name="ro1">
          <table:table-cell table:style-name="ce2"/>
          <table:table-cell office:value-type="string" table:style-name="ce5">
            <text:p>Gen. 40</text:p>
          </table:table-cell>
          <table:table-cell office:value-type="float" office:value="1833158" table:style-name="ce7">
            <text:p>1833158</text:p>
          </table:table-cell>
          <table:table-cell table:style-name="ce2"/>
          <table:table-cell office:value-type="string" table:style-name="ce5">
            <text:p>Gen. 40</text:p>
          </table:table-cell>
          <table:table-cell office:value-type="float" office:value="1907762" table:style-name="ce7">
            <text:p>1907762</text:p>
          </table:table-cell>
          <table:table-cell table:style-name="ce2"/>
          <table:table-cell office:value-type="string" table:style-name="ce5">
            <text:p>Gen. 40</text:p>
          </table:table-cell>
          <table:table-cell office:value-type="float" office:value="1862748" table:style-name="ce7">
            <text:p>1862748</text:p>
          </table:table-cell>
          <table:table-cell table:style-name="ce2"/>
          <table:table-cell office:value-type="string" table:style-name="ce5">
            <text:p>Gen. 40</text:p>
          </table:table-cell>
          <table:table-cell office:value-type="float" office:value="1864733" table:style-name="ce7">
            <text:p>1864733</text:p>
          </table:table-cell>
          <table:table-cell table:style-name="ce2"/>
          <table:table-cell office:value-type="string" table:style-name="ce5">
            <text:p>Gen. 40</text:p>
          </table:table-cell>
          <table:table-cell office:value-type="float" office:value="1866468" table:style-name="ce7">
            <text:p>1866468</text:p>
          </table:table-cell>
          <table:table-cell table:style-name="ce2"/>
          <table:table-cell office:value-type="string" table:style-name="ce5">
            <text:p>Gen. 40</text:p>
          </table:table-cell>
          <table:table-cell office:value-type="float" office:value="1845650" table:style-name="ce7">
            <text:p>1845650</text:p>
          </table:table-cell>
          <table:table-cell table:style-name="ce2"/>
          <table:table-cell office:value-type="string" table:style-name="ce5">
            <text:p>Gen. 40</text:p>
          </table:table-cell>
          <table:table-cell office:value-type="float" office:value="1811018" table:style-name="ce7">
            <text:p>1811018</text:p>
          </table:table-cell>
          <table:table-cell table:style-name="ce2"/>
          <table:table-cell office:value-type="string" table:style-name="ce5">
            <text:p>Gen. 40</text:p>
          </table:table-cell>
          <table:table-cell office:value-type="float" office:value="1824496" table:style-name="ce7">
            <text:p>1824496</text:p>
          </table:table-cell>
          <table:table-cell table:style-name="ce2"/>
          <table:table-cell office:value-type="string" table:style-name="ce5">
            <text:p>Gen. 40</text:p>
          </table:table-cell>
          <table:table-cell office:value-type="float" office:value="1849908" table:style-name="ce7">
            <text:p>1849908</text:p>
          </table:table-cell>
          <table:table-cell table:style-name="ce2"/>
          <table:table-cell office:value-type="string" table:style-name="ce5">
            <text:p>Gen. 40</text:p>
          </table:table-cell>
          <table:table-cell office:value-type="float" office:value="1858288" table:style-name="ce7">
            <text:p>1858288</text:p>
          </table:table-cell>
          <table:table-cell table:style-name="ce2"/>
          <table:table-cell office:value-type="string" table:style-name="ce5">
            <text:p>Gen. 40</text:p>
          </table:table-cell>
          <table:table-cell office:value-type="float" office:value="1873476" table:style-name="ce7">
            <text:p>1873476</text:p>
          </table:table-cell>
          <table:table-cell table:style-name="ce2"/>
          <table:table-cell office:value-type="string" table:style-name="ce5">
            <text:p>Gen. 40</text:p>
          </table:table-cell>
          <table:table-cell office:value-type="float" office:value="1839030" table:style-name="ce7">
            <text:p>1839030</text:p>
          </table:table-cell>
          <table:table-cell table:style-name="ce2"/>
          <table:table-cell office:value-type="string" table:style-name="ce5">
            <text:p>Gen. 40</text:p>
          </table:table-cell>
          <table:table-cell office:value-type="float" office:value="1918036" table:style-name="ce7">
            <text:p>1918036</text:p>
          </table:table-cell>
          <table:table-cell table:style-name="ce2"/>
          <table:table-cell office:value-type="string" table:style-name="ce5">
            <text:p>Gen. 40</text:p>
          </table:table-cell>
          <table:table-cell office:value-type="float" office:value="1868570" table:style-name="ce7">
            <text:p>1868570</text:p>
          </table:table-cell>
          <table:table-cell table:style-name="ce2"/>
          <table:table-cell office:value-type="string" table:style-name="ce5">
            <text:p>Gen. 40</text:p>
          </table:table-cell>
          <table:table-cell office:value-type="float" office:value="1847994" table:style-name="ce7">
            <text:p>1847994</text:p>
          </table:table-cell>
          <table:table-cell table:style-name="ce2"/>
          <table:table-cell office:value-type="string" table:style-name="ce5">
            <text:p>Gen. 40</text:p>
          </table:table-cell>
          <table:table-cell office:value-type="float" office:value="1847498" table:style-name="ce7">
            <text:p>1847498</text:p>
          </table:table-cell>
          <table:table-cell table:style-name="ce2"/>
          <table:table-cell office:value-type="string" table:style-name="ce5">
            <text:p>Gen. 40</text:p>
          </table:table-cell>
          <table:table-cell office:value-type="float" office:value="1876630" table:style-name="ce7">
            <text:p>1876630</text:p>
          </table:table-cell>
          <table:table-cell table:style-name="ce2"/>
          <table:table-cell office:value-type="string" table:style-name="ce5">
            <text:p>Gen. 40</text:p>
          </table:table-cell>
          <table:table-cell office:value-type="float" office:value="1811312" table:style-name="ce7">
            <text:p>1811312</text:p>
          </table:table-cell>
          <table:table-cell table:style-name="ce2"/>
          <table:table-cell office:value-type="string" table:style-name="ce5">
            <text:p>Gen. 40</text:p>
          </table:table-cell>
          <table:table-cell office:value-type="float" office:value="1835464" table:style-name="ce7">
            <text:p>1835464</text:p>
          </table:table-cell>
          <table:table-cell table:style-name="ce2"/>
          <table:table-cell office:value-type="string" table:style-name="ce5">
            <text:p>Gen. 40</text:p>
          </table:table-cell>
          <table:table-cell office:value-type="float" office:value="1872081" table:style-name="ce7">
            <text:p>1872081</text:p>
          </table:table-cell>
          <table:table-cell table:style-name="ce2"/>
          <table:table-cell office:value-type="string" table:style-name="ce5">
            <text:p>Gen. 40</text:p>
          </table:table-cell>
          <table:table-cell office:value-type="float" office:value="1916646" table:style-name="ce7">
            <text:p>1916646</text:p>
          </table:table-cell>
          <table:table-cell table:style-name="ce2"/>
          <table:table-cell office:value-type="string" table:style-name="ce5">
            <text:p>Gen. 40</text:p>
          </table:table-cell>
          <table:table-cell office:value-type="float" office:value="1834296" table:style-name="ce7">
            <text:p>1834296</text:p>
          </table:table-cell>
          <table:table-cell table:style-name="ce2"/>
          <table:table-cell office:value-type="string" table:style-name="ce5">
            <text:p>Gen. 40</text:p>
          </table:table-cell>
          <table:table-cell office:value-type="float" office:value="1850722" table:style-name="ce7">
            <text:p>1850722</text:p>
          </table:table-cell>
          <table:table-cell table:style-name="ce2"/>
          <table:table-cell office:value-type="string" table:style-name="ce5">
            <text:p>Gen. 40</text:p>
          </table:table-cell>
          <table:table-cell office:value-type="float" office:value="1797895" table:style-name="ce7">
            <text:p>1797895</text:p>
          </table:table-cell>
          <table:table-cell table:style-name="ce2"/>
          <table:table-cell office:value-type="string" table:style-name="ce5">
            <text:p>Gen. 40</text:p>
          </table:table-cell>
          <table:table-cell office:value-type="float" office:value="1869276" table:style-name="ce7">
            <text:p>1869276</text:p>
          </table:table-cell>
          <table:table-cell table:style-name="ce2"/>
          <table:table-cell office:value-type="string" table:style-name="ce5">
            <text:p>Gen. 40</text:p>
          </table:table-cell>
          <table:table-cell office:value-type="float" office:value="1786502" table:style-name="ce7">
            <text:p>1786502</text:p>
          </table:table-cell>
          <table:table-cell table:style-name="ce2"/>
          <table:table-cell office:value-type="string" table:style-name="ce5">
            <text:p>Gen. 40</text:p>
          </table:table-cell>
          <table:table-cell office:value-type="float" office:value="1949264" table:style-name="ce7">
            <text:p>1949264</text:p>
          </table:table-cell>
          <table:table-cell table:style-name="ce2"/>
          <table:table-cell office:value-type="string" table:style-name="ce5">
            <text:p>Gen. 40</text:p>
          </table:table-cell>
          <table:table-cell office:value-type="float" office:value="1908918" table:style-name="ce7">
            <text:p>1908918</text:p>
          </table:table-cell>
          <table:table-cell table:style-name="ce2"/>
          <table:table-cell office:value-type="string" table:style-name="ce5">
            <text:p>Gen. 40</text:p>
          </table:table-cell>
          <table:table-cell office:value-type="float" office:value="1819874" table:style-name="ce7">
            <text:p>1819874</text:p>
          </table:table-cell>
          <table:table-cell table:style-name="ce2"/>
          <table:table-cell office:value-type="string" table:style-name="ce5">
            <text:p>Gen. 40</text:p>
          </table:table-cell>
          <table:table-cell office:value-type="float" office:value="1848389" table:style-name="ce7">
            <text:p>1848389</text:p>
          </table:table-cell>
          <table:table-cell table:style-name="ce2"/>
          <table:table-cell office:value-type="string" table:style-name="ce14">
            <text:p>Gen. 40</text:p>
          </table:table-cell>
          <table:table-cell office:value-type="float" office:value="1856536.7333333334" table:formula="of:=AVERAGE([.$CL43];[.$CI43];[.$CF43];[.$CC43];[.$BZ43];[.$BW43];[.$BT43];[.$BQ43];[.$BN43];[.$BK43];[.$BH43];[.$BE43];[.$BB43];[.$AY43];[.$AV43];[.$AS43];[.$AP43];[.$AM43];[.$AJ43];[.$AG43];[.$AD43];[.$AA43];[.$X43];[.$U43];[.$R43];[.$O43];[.$L43];[.$I43];[.$F43];[.$C43])" table:style-name="ce17">
            <text:p>1856537</text:p>
          </table:table-cell>
          <table:table-cell office:value-type="float" office:value="37068.952546463384" table:formula="of:=STDEV([.$CL43];[.$CI43];[.$CF43];[.$CC43];[.$BZ43];[.$BW43];[.$BT43];[.$BQ43];[.$BN43];[.$BK43];[.$BH43];[.$BE43];[.$BB43];[.$AY43];[.$AV43];[.$AS43];[.$AP43];[.$AM43];[.$AJ43];[.$AG43];[.$AD43];[.$AA43];[.$X43];[.$U43];[.$R43];[.$O43];[.$L43];[.$I43];[.$F43];[.$C43])" table:style-name="ce17">
            <text:p>37069</text:p>
          </table:table-cell>
          <table:table-cell table:number-columns-repeated="16290"/>
        </table:table-row>
        <table:table-row table:style-name="ro1">
          <table:table-cell table:style-name="ce12"/>
          <table:table-cell office:value-type="string" table:style-name="ce5">
            <text:p>Gen. 41</text:p>
          </table:table-cell>
          <table:table-cell office:value-type="float" office:value="1831378" table:style-name="ce7">
            <text:p>1831378</text:p>
          </table:table-cell>
          <table:table-cell table:style-name="ce12"/>
          <table:table-cell office:value-type="string" table:style-name="ce5">
            <text:p>Gen. 41</text:p>
          </table:table-cell>
          <table:table-cell office:value-type="float" office:value="1906742" table:style-name="ce7">
            <text:p>1906742</text:p>
          </table:table-cell>
          <table:table-cell table:style-name="ce12"/>
          <table:table-cell office:value-type="string" table:style-name="ce5">
            <text:p>Gen. 41</text:p>
          </table:table-cell>
          <table:table-cell office:value-type="float" office:value="1860828" table:style-name="ce7">
            <text:p>1860828</text:p>
          </table:table-cell>
          <table:table-cell table:style-name="ce12"/>
          <table:table-cell office:value-type="string" table:style-name="ce5">
            <text:p>Gen. 41</text:p>
          </table:table-cell>
          <table:table-cell office:value-type="float" office:value="1862935" table:style-name="ce7">
            <text:p>1862935</text:p>
          </table:table-cell>
          <table:table-cell table:style-name="ce12"/>
          <table:table-cell office:value-type="string" table:style-name="ce5">
            <text:p>Gen. 41</text:p>
          </table:table-cell>
          <table:table-cell office:value-type="float" office:value="1864614" table:style-name="ce7">
            <text:p>1864614</text:p>
          </table:table-cell>
          <table:table-cell table:style-name="ce12"/>
          <table:table-cell office:value-type="string" table:style-name="ce5">
            <text:p>Gen. 41</text:p>
          </table:table-cell>
          <table:table-cell office:value-type="float" office:value="1845050" table:style-name="ce7">
            <text:p>1845050</text:p>
          </table:table-cell>
          <table:table-cell table:style-name="ce12"/>
          <table:table-cell office:value-type="string" table:style-name="ce5">
            <text:p>Gen. 41</text:p>
          </table:table-cell>
          <table:table-cell office:value-type="float" office:value="1809198" table:style-name="ce7">
            <text:p>1809198</text:p>
          </table:table-cell>
          <table:table-cell table:style-name="ce12"/>
          <table:table-cell office:value-type="string" table:style-name="ce5">
            <text:p>Gen. 41</text:p>
          </table:table-cell>
          <table:table-cell office:value-type="float" office:value="1821636" table:style-name="ce7">
            <text:p>1821636</text:p>
          </table:table-cell>
          <table:table-cell table:style-name="ce12"/>
          <table:table-cell office:value-type="string" table:style-name="ce5">
            <text:p>Gen. 41</text:p>
          </table:table-cell>
          <table:table-cell office:value-type="float" office:value="1848908" table:style-name="ce7">
            <text:p>1848908</text:p>
          </table:table-cell>
          <table:table-cell table:style-name="ce12"/>
          <table:table-cell office:value-type="string" table:style-name="ce5">
            <text:p>Gen. 41</text:p>
          </table:table-cell>
          <table:table-cell office:value-type="float" office:value="1858288" table:style-name="ce7">
            <text:p>1858288</text:p>
          </table:table-cell>
          <table:table-cell table:style-name="ce12"/>
          <table:table-cell office:value-type="string" table:style-name="ce5">
            <text:p>Gen. 41</text:p>
          </table:table-cell>
          <table:table-cell office:value-type="float" office:value="1868086" table:style-name="ce7">
            <text:p>1868086</text:p>
          </table:table-cell>
          <table:table-cell table:style-name="ce12"/>
          <table:table-cell office:value-type="string" table:style-name="ce5">
            <text:p>Gen. 41</text:p>
          </table:table-cell>
          <table:table-cell office:value-type="float" office:value="1838628" table:style-name="ce7">
            <text:p>1838628</text:p>
          </table:table-cell>
          <table:table-cell table:style-name="ce12"/>
          <table:table-cell office:value-type="string" table:style-name="ce5">
            <text:p>Gen. 41</text:p>
          </table:table-cell>
          <table:table-cell office:value-type="float" office:value="1912762" table:style-name="ce7">
            <text:p>1912762</text:p>
          </table:table-cell>
          <table:table-cell table:style-name="ce12"/>
          <table:table-cell office:value-type="string" table:style-name="ce5">
            <text:p>Gen. 41</text:p>
          </table:table-cell>
          <table:table-cell office:value-type="float" office:value="1868170" table:style-name="ce7">
            <text:p>1868170</text:p>
          </table:table-cell>
          <table:table-cell table:style-name="ce12"/>
          <table:table-cell office:value-type="string" table:style-name="ce5">
            <text:p>Gen. 41</text:p>
          </table:table-cell>
          <table:table-cell office:value-type="float" office:value="1844464" table:style-name="ce7">
            <text:p>1844464</text:p>
          </table:table-cell>
          <table:table-cell table:style-name="ce12"/>
          <table:table-cell office:value-type="string" table:style-name="ce5">
            <text:p>Gen. 41</text:p>
          </table:table-cell>
          <table:table-cell office:value-type="float" office:value="1847498" table:style-name="ce7">
            <text:p>1847498</text:p>
          </table:table-cell>
          <table:table-cell table:style-name="ce12"/>
          <table:table-cell office:value-type="string" table:style-name="ce5">
            <text:p>Gen. 41</text:p>
          </table:table-cell>
          <table:table-cell office:value-type="float" office:value="1876430" table:style-name="ce7">
            <text:p>1876430</text:p>
          </table:table-cell>
          <table:table-cell table:style-name="ce12"/>
          <table:table-cell office:value-type="string" table:style-name="ce5">
            <text:p>Gen. 41</text:p>
          </table:table-cell>
          <table:table-cell office:value-type="float" office:value="1806412" table:style-name="ce7">
            <text:p>1806412</text:p>
          </table:table-cell>
          <table:table-cell table:style-name="ce12"/>
          <table:table-cell office:value-type="string" table:style-name="ce5">
            <text:p>Gen. 41</text:p>
          </table:table-cell>
          <table:table-cell office:value-type="float" office:value="1832520" table:style-name="ce7">
            <text:p>1832520</text:p>
          </table:table-cell>
          <table:table-cell table:style-name="ce12"/>
          <table:table-cell office:value-type="string" table:style-name="ce5">
            <text:p>Gen. 41</text:p>
          </table:table-cell>
          <table:table-cell office:value-type="float" office:value="1867961" table:style-name="ce7">
            <text:p>1867961</text:p>
          </table:table-cell>
          <table:table-cell table:style-name="ce12"/>
          <table:table-cell office:value-type="string" table:style-name="ce5">
            <text:p>Gen. 41</text:p>
          </table:table-cell>
          <table:table-cell office:value-type="float" office:value="1915420" table:style-name="ce7">
            <text:p>1915420</text:p>
          </table:table-cell>
          <table:table-cell table:style-name="ce12"/>
          <table:table-cell office:value-type="string" table:style-name="ce5">
            <text:p>Gen. 41</text:p>
          </table:table-cell>
          <table:table-cell office:value-type="float" office:value="1830476" table:style-name="ce7">
            <text:p>1830476</text:p>
          </table:table-cell>
          <table:table-cell table:style-name="ce12"/>
          <table:table-cell office:value-type="string" table:style-name="ce5">
            <text:p>Gen. 41</text:p>
          </table:table-cell>
          <table:table-cell office:value-type="float" office:value="1848752" table:style-name="ce7">
            <text:p>1848752</text:p>
          </table:table-cell>
          <table:table-cell table:style-name="ce12"/>
          <table:table-cell office:value-type="string" table:style-name="ce5">
            <text:p>Gen. 41</text:p>
          </table:table-cell>
          <table:table-cell office:value-type="float" office:value="1794295" table:style-name="ce7">
            <text:p>1794295</text:p>
          </table:table-cell>
          <table:table-cell table:style-name="ce12"/>
          <table:table-cell office:value-type="string" table:style-name="ce5">
            <text:p>Gen. 41</text:p>
          </table:table-cell>
          <table:table-cell office:value-type="float" office:value="1863010" table:style-name="ce7">
            <text:p>1863010</text:p>
          </table:table-cell>
          <table:table-cell table:style-name="ce12"/>
          <table:table-cell office:value-type="string" table:style-name="ce5">
            <text:p>Gen. 41</text:p>
          </table:table-cell>
          <table:table-cell office:value-type="float" office:value="1784612" table:style-name="ce7">
            <text:p>1784612</text:p>
          </table:table-cell>
          <table:table-cell table:style-name="ce12"/>
          <table:table-cell office:value-type="string" table:style-name="ce5">
            <text:p>Gen. 41</text:p>
          </table:table-cell>
          <table:table-cell office:value-type="float" office:value="1945408" table:style-name="ce7">
            <text:p>1945408</text:p>
          </table:table-cell>
          <table:table-cell table:style-name="ce12"/>
          <table:table-cell office:value-type="string" table:style-name="ce5">
            <text:p>Gen. 41</text:p>
          </table:table-cell>
          <table:table-cell office:value-type="float" office:value="1908918" table:style-name="ce7">
            <text:p>1908918</text:p>
          </table:table-cell>
          <table:table-cell table:style-name="ce12"/>
          <table:table-cell office:value-type="string" table:style-name="ce5">
            <text:p>Gen. 41</text:p>
          </table:table-cell>
          <table:table-cell office:value-type="float" office:value="1819874" table:style-name="ce7">
            <text:p>1819874</text:p>
          </table:table-cell>
          <table:table-cell table:style-name="ce12"/>
          <table:table-cell office:value-type="string" table:style-name="ce5">
            <text:p>Gen. 41</text:p>
          </table:table-cell>
          <table:table-cell office:value-type="float" office:value="1844069" table:style-name="ce7">
            <text:p>1844069</text:p>
          </table:table-cell>
          <table:table-cell table:style-name="ce12"/>
          <table:table-cell office:value-type="string" table:style-name="ce14">
            <text:p>Gen. 41</text:p>
          </table:table-cell>
          <table:table-cell office:value-type="float" office:value="1854244.7333333334" table:formula="of:=AVERAGE([.$CL44];[.$CI44];[.$CF44];[.$CC44];[.$BZ44];[.$BW44];[.$BT44];[.$BQ44];[.$BN44];[.$BK44];[.$BH44];[.$BE44];[.$BB44];[.$AY44];[.$AV44];[.$AS44];[.$AP44];[.$AM44];[.$AJ44];[.$AG44];[.$AD44];[.$AA44];[.$X44];[.$U44];[.$R44];[.$O44];[.$L44];[.$I44];[.$F44];[.$C44])" table:style-name="ce17">
            <text:p>1854245</text:p>
          </table:table-cell>
          <table:table-cell office:value-type="float" office:value="37048.002501818002" table:formula="of:=STDEV([.$CL44];[.$CI44];[.$CF44];[.$CC44];[.$BZ44];[.$BW44];[.$BT44];[.$BQ44];[.$BN44];[.$BK44];[.$BH44];[.$BE44];[.$BB44];[.$AY44];[.$AV44];[.$AS44];[.$AP44];[.$AM44];[.$AJ44];[.$AG44];[.$AD44];[.$AA44];[.$X44];[.$U44];[.$R44];[.$O44];[.$L44];[.$I44];[.$F44];[.$C44])" table:style-name="ce17">
            <text:p>37048</text:p>
          </table:table-cell>
          <table:table-cell table:number-columns-repeated="16290"/>
        </table:table-row>
        <table:table-row table:style-name="ro1">
          <table:table-cell table:style-name="ce12"/>
          <table:table-cell office:value-type="string" table:style-name="ce5">
            <text:p>Gen. 42</text:p>
          </table:table-cell>
          <table:table-cell office:value-type="float" office:value="1828962" table:style-name="ce7">
            <text:p>1828962</text:p>
          </table:table-cell>
          <table:table-cell table:style-name="ce12"/>
          <table:table-cell office:value-type="string" table:style-name="ce5">
            <text:p>Gen. 42</text:p>
          </table:table-cell>
          <table:table-cell office:value-type="float" office:value="1905942" table:style-name="ce7">
            <text:p>1905942</text:p>
          </table:table-cell>
          <table:table-cell table:style-name="ce12"/>
          <table:table-cell office:value-type="string" table:style-name="ce5">
            <text:p>Gen. 42</text:p>
          </table:table-cell>
          <table:table-cell office:value-type="float" office:value="1859868" table:style-name="ce7">
            <text:p>1859868</text:p>
          </table:table-cell>
          <table:table-cell table:style-name="ce12"/>
          <table:table-cell office:value-type="string" table:style-name="ce5">
            <text:p>Gen. 42</text:p>
          </table:table-cell>
          <table:table-cell office:value-type="float" office:value="1861697" table:style-name="ce7">
            <text:p>1861697</text:p>
          </table:table-cell>
          <table:table-cell table:style-name="ce12"/>
          <table:table-cell office:value-type="string" table:style-name="ce5">
            <text:p>Gen. 42</text:p>
          </table:table-cell>
          <table:table-cell office:value-type="float" office:value="1861816" table:style-name="ce7">
            <text:p>1861816</text:p>
          </table:table-cell>
          <table:table-cell table:style-name="ce12"/>
          <table:table-cell office:value-type="string" table:style-name="ce5">
            <text:p>Gen. 42</text:p>
          </table:table-cell>
          <table:table-cell office:value-type="float" office:value="1842610" table:style-name="ce7">
            <text:p>1842610</text:p>
          </table:table-cell>
          <table:table-cell table:style-name="ce12"/>
          <table:table-cell office:value-type="string" table:style-name="ce5">
            <text:p>Gen. 42</text:p>
          </table:table-cell>
          <table:table-cell office:value-type="float" office:value="1806880" table:style-name="ce7">
            <text:p>1806880</text:p>
          </table:table-cell>
          <table:table-cell table:style-name="ce12"/>
          <table:table-cell office:value-type="string" table:style-name="ce5">
            <text:p>Gen. 42</text:p>
          </table:table-cell>
          <table:table-cell office:value-type="float" office:value="1817740" table:style-name="ce7">
            <text:p>1817740</text:p>
          </table:table-cell>
          <table:table-cell table:style-name="ce12"/>
          <table:table-cell office:value-type="string" table:style-name="ce5">
            <text:p>Gen. 42</text:p>
          </table:table-cell>
          <table:table-cell office:value-type="float" office:value="1847630" table:style-name="ce7">
            <text:p>1847630</text:p>
          </table:table-cell>
          <table:table-cell table:style-name="ce12"/>
          <table:table-cell office:value-type="string" table:style-name="ce5">
            <text:p>Gen. 42</text:p>
          </table:table-cell>
          <table:table-cell office:value-type="float" office:value="1854788" table:style-name="ce7">
            <text:p>1854788</text:p>
          </table:table-cell>
          <table:table-cell table:style-name="ce12"/>
          <table:table-cell office:value-type="string" table:style-name="ce5">
            <text:p>Gen. 42</text:p>
          </table:table-cell>
          <table:table-cell office:value-type="float" office:value="1863692" table:style-name="ce7">
            <text:p>1863692</text:p>
          </table:table-cell>
          <table:table-cell table:style-name="ce12"/>
          <table:table-cell office:value-type="string" table:style-name="ce5">
            <text:p>Gen. 42</text:p>
          </table:table-cell>
          <table:table-cell office:value-type="float" office:value="1833278" table:style-name="ce7">
            <text:p>1833278</text:p>
          </table:table-cell>
          <table:table-cell table:style-name="ce12"/>
          <table:table-cell office:value-type="string" table:style-name="ce5">
            <text:p>Gen. 42</text:p>
          </table:table-cell>
          <table:table-cell office:value-type="float" office:value="1912684" table:style-name="ce7">
            <text:p>1912684</text:p>
          </table:table-cell>
          <table:table-cell table:style-name="ce12"/>
          <table:table-cell office:value-type="string" table:style-name="ce5">
            <text:p>Gen. 42</text:p>
          </table:table-cell>
          <table:table-cell office:value-type="float" office:value="1865594" table:style-name="ce7">
            <text:p>1865594</text:p>
          </table:table-cell>
          <table:table-cell table:style-name="ce12"/>
          <table:table-cell office:value-type="string" table:style-name="ce5">
            <text:p>Gen. 42</text:p>
          </table:table-cell>
          <table:table-cell office:value-type="float" office:value="1844404" table:style-name="ce7">
            <text:p>1844404</text:p>
          </table:table-cell>
          <table:table-cell table:style-name="ce12"/>
          <table:table-cell office:value-type="string" table:style-name="ce5">
            <text:p>Gen. 42</text:p>
          </table:table-cell>
          <table:table-cell office:value-type="float" office:value="1844578" table:style-name="ce7">
            <text:p>1844578</text:p>
          </table:table-cell>
          <table:table-cell table:style-name="ce12"/>
          <table:table-cell office:value-type="string" table:style-name="ce5">
            <text:p>Gen. 42</text:p>
          </table:table-cell>
          <table:table-cell office:value-type="float" office:value="1874216" table:style-name="ce7">
            <text:p>1874216</text:p>
          </table:table-cell>
          <table:table-cell table:style-name="ce12"/>
          <table:table-cell office:value-type="string" table:style-name="ce5">
            <text:p>Gen. 42</text:p>
          </table:table-cell>
          <table:table-cell office:value-type="float" office:value="1804752" table:style-name="ce7">
            <text:p>1804752</text:p>
          </table:table-cell>
          <table:table-cell table:style-name="ce12"/>
          <table:table-cell office:value-type="string" table:style-name="ce5">
            <text:p>Gen. 42</text:p>
          </table:table-cell>
          <table:table-cell office:value-type="float" office:value="1832060" table:style-name="ce7">
            <text:p>1832060</text:p>
          </table:table-cell>
          <table:table-cell table:style-name="ce12"/>
          <table:table-cell office:value-type="string" table:style-name="ce5">
            <text:p>Gen. 42</text:p>
          </table:table-cell>
          <table:table-cell office:value-type="float" office:value="1866133" table:style-name="ce7">
            <text:p>1866133</text:p>
          </table:table-cell>
          <table:table-cell table:style-name="ce12"/>
          <table:table-cell office:value-type="string" table:style-name="ce5">
            <text:p>Gen. 42</text:p>
          </table:table-cell>
          <table:table-cell office:value-type="float" office:value="1912746" table:style-name="ce7">
            <text:p>1912746</text:p>
          </table:table-cell>
          <table:table-cell table:style-name="ce12"/>
          <table:table-cell office:value-type="string" table:style-name="ce5">
            <text:p>Gen. 42</text:p>
          </table:table-cell>
          <table:table-cell office:value-type="float" office:value="1830476" table:style-name="ce7">
            <text:p>1830476</text:p>
          </table:table-cell>
          <table:table-cell table:style-name="ce12"/>
          <table:table-cell office:value-type="string" table:style-name="ce5">
            <text:p>Gen. 42</text:p>
          </table:table-cell>
          <table:table-cell office:value-type="float" office:value="1847970" table:style-name="ce7">
            <text:p>1847970</text:p>
          </table:table-cell>
          <table:table-cell table:style-name="ce12"/>
          <table:table-cell office:value-type="string" table:style-name="ce5">
            <text:p>Gen. 42</text:p>
          </table:table-cell>
          <table:table-cell office:value-type="float" office:value="1793303" table:style-name="ce7">
            <text:p>1793303</text:p>
          </table:table-cell>
          <table:table-cell table:style-name="ce12"/>
          <table:table-cell office:value-type="string" table:style-name="ce5">
            <text:p>Gen. 42</text:p>
          </table:table-cell>
          <table:table-cell office:value-type="float" office:value="1863010" table:style-name="ce7">
            <text:p>1863010</text:p>
          </table:table-cell>
          <table:table-cell table:style-name="ce12"/>
          <table:table-cell office:value-type="string" table:style-name="ce5">
            <text:p>Gen. 42</text:p>
          </table:table-cell>
          <table:table-cell office:value-type="float" office:value="1781936" table:style-name="ce7">
            <text:p>1781936</text:p>
          </table:table-cell>
          <table:table-cell table:style-name="ce12"/>
          <table:table-cell office:value-type="string" table:style-name="ce5">
            <text:p>Gen. 42</text:p>
          </table:table-cell>
          <table:table-cell office:value-type="float" office:value="1944358" table:style-name="ce7">
            <text:p>1944358</text:p>
          </table:table-cell>
          <table:table-cell table:style-name="ce12"/>
          <table:table-cell office:value-type="string" table:style-name="ce5">
            <text:p>Gen. 42</text:p>
          </table:table-cell>
          <table:table-cell office:value-type="float" office:value="1907558" table:style-name="ce7">
            <text:p>1907558</text:p>
          </table:table-cell>
          <table:table-cell table:style-name="ce12"/>
          <table:table-cell office:value-type="string" table:style-name="ce5">
            <text:p>Gen. 42</text:p>
          </table:table-cell>
          <table:table-cell office:value-type="float" office:value="1817522" table:style-name="ce7">
            <text:p>1817522</text:p>
          </table:table-cell>
          <table:table-cell table:style-name="ce12"/>
          <table:table-cell office:value-type="string" table:style-name="ce5">
            <text:p>Gen. 42</text:p>
          </table:table-cell>
          <table:table-cell office:value-type="float" office:value="1842509" table:style-name="ce7">
            <text:p>1842509</text:p>
          </table:table-cell>
          <table:table-cell table:style-name="ce12"/>
          <table:table-cell office:value-type="string" table:style-name="ce14">
            <text:p>Gen. 42</text:p>
          </table:table-cell>
          <table:table-cell office:value-type="float" office:value="1852357.0666666667" table:formula="of:=AVERAGE([.$CL45];[.$CI45];[.$CF45];[.$CC45];[.$BZ45];[.$BW45];[.$BT45];[.$BQ45];[.$BN45];[.$BK45];[.$BH45];[.$BE45];[.$BB45];[.$AY45];[.$AV45];[.$AS45];[.$AP45];[.$AM45];[.$AJ45];[.$AG45];[.$AD45];[.$AA45];[.$X45];[.$U45];[.$R45];[.$O45];[.$L45];[.$I45];[.$F45];[.$C45])" table:style-name="ce17">
            <text:p>1852357</text:p>
          </table:table-cell>
          <table:table-cell office:value-type="float" office:value="37298.793371380256" table:formula="of:=STDEV([.$CL45];[.$CI45];[.$CF45];[.$CC45];[.$BZ45];[.$BW45];[.$BT45];[.$BQ45];[.$BN45];[.$BK45];[.$BH45];[.$BE45];[.$BB45];[.$AY45];[.$AV45];[.$AS45];[.$AP45];[.$AM45];[.$AJ45];[.$AG45];[.$AD45];[.$AA45];[.$X45];[.$U45];[.$R45];[.$O45];[.$L45];[.$I45];[.$F45];[.$C45])" table:style-name="ce17">
            <text:p>37299</text:p>
          </table:table-cell>
          <table:table-cell table:number-columns-repeated="16290"/>
        </table:table-row>
        <table:table-row table:style-name="ro1">
          <table:table-cell table:style-name="ce12"/>
          <table:table-cell office:value-type="string" table:style-name="ce5">
            <text:p>Gen. 43</text:p>
          </table:table-cell>
          <table:table-cell office:value-type="float" office:value="1827262" table:style-name="ce7">
            <text:p>1827262</text:p>
          </table:table-cell>
          <table:table-cell table:style-name="ce12"/>
          <table:table-cell office:value-type="string" table:style-name="ce5">
            <text:p>Gen. 43</text:p>
          </table:table-cell>
          <table:table-cell office:value-type="float" office:value="1902318" table:style-name="ce7">
            <text:p>1902318</text:p>
          </table:table-cell>
          <table:table-cell table:style-name="ce12"/>
          <table:table-cell office:value-type="string" table:style-name="ce5">
            <text:p>Gen. 43</text:p>
          </table:table-cell>
          <table:table-cell office:value-type="float" office:value="1856506" table:style-name="ce7">
            <text:p>1856506</text:p>
          </table:table-cell>
          <table:table-cell table:style-name="ce12"/>
          <table:table-cell office:value-type="string" table:style-name="ce5">
            <text:p>Gen. 43</text:p>
          </table:table-cell>
          <table:table-cell office:value-type="float" office:value="1857823" table:style-name="ce7">
            <text:p>1857823</text:p>
          </table:table-cell>
          <table:table-cell table:style-name="ce12"/>
          <table:table-cell office:value-type="string" table:style-name="ce5">
            <text:p>Gen. 43</text:p>
          </table:table-cell>
          <table:table-cell office:value-type="float" office:value="1861816" table:style-name="ce7">
            <text:p>1861816</text:p>
          </table:table-cell>
          <table:table-cell table:style-name="ce12"/>
          <table:table-cell office:value-type="string" table:style-name="ce5">
            <text:p>Gen. 43</text:p>
          </table:table-cell>
          <table:table-cell office:value-type="float" office:value="1840570" table:style-name="ce7">
            <text:p>1840570</text:p>
          </table:table-cell>
          <table:table-cell table:style-name="ce12"/>
          <table:table-cell office:value-type="string" table:style-name="ce5">
            <text:p>Gen. 43</text:p>
          </table:table-cell>
          <table:table-cell office:value-type="float" office:value="1805670" table:style-name="ce7">
            <text:p>1805670</text:p>
          </table:table-cell>
          <table:table-cell table:style-name="ce12"/>
          <table:table-cell office:value-type="string" table:style-name="ce5">
            <text:p>Gen. 43</text:p>
          </table:table-cell>
          <table:table-cell office:value-type="float" office:value="1817626" table:style-name="ce7">
            <text:p>1817626</text:p>
          </table:table-cell>
          <table:table-cell table:style-name="ce12"/>
          <table:table-cell office:value-type="string" table:style-name="ce5">
            <text:p>Gen. 43</text:p>
          </table:table-cell>
          <table:table-cell office:value-type="float" office:value="1845608" table:style-name="ce7">
            <text:p>1845608</text:p>
          </table:table-cell>
          <table:table-cell table:style-name="ce12"/>
          <table:table-cell office:value-type="string" table:style-name="ce5">
            <text:p>Gen. 43</text:p>
          </table:table-cell>
          <table:table-cell office:value-type="float" office:value="1851540" table:style-name="ce7">
            <text:p>1851540</text:p>
          </table:table-cell>
          <table:table-cell table:style-name="ce12"/>
          <table:table-cell office:value-type="string" table:style-name="ce5">
            <text:p>Gen. 43</text:p>
          </table:table-cell>
          <table:table-cell office:value-type="float" office:value="1862456" table:style-name="ce7">
            <text:p>1862456</text:p>
          </table:table-cell>
          <table:table-cell table:style-name="ce12"/>
          <table:table-cell office:value-type="string" table:style-name="ce5">
            <text:p>Gen. 43</text:p>
          </table:table-cell>
          <table:table-cell office:value-type="float" office:value="1833278" table:style-name="ce7">
            <text:p>1833278</text:p>
          </table:table-cell>
          <table:table-cell table:style-name="ce12"/>
          <table:table-cell office:value-type="string" table:style-name="ce5">
            <text:p>Gen. 43</text:p>
          </table:table-cell>
          <table:table-cell office:value-type="float" office:value="1909710" table:style-name="ce7">
            <text:p>1909710</text:p>
          </table:table-cell>
          <table:table-cell table:style-name="ce12"/>
          <table:table-cell office:value-type="string" table:style-name="ce5">
            <text:p>Gen. 43</text:p>
          </table:table-cell>
          <table:table-cell office:value-type="float" office:value="1863274" table:style-name="ce7">
            <text:p>1863274</text:p>
          </table:table-cell>
          <table:table-cell table:style-name="ce12"/>
          <table:table-cell office:value-type="string" table:style-name="ce5">
            <text:p>Gen. 43</text:p>
          </table:table-cell>
          <table:table-cell office:value-type="float" office:value="1838116" table:style-name="ce7">
            <text:p>1838116</text:p>
          </table:table-cell>
          <table:table-cell table:style-name="ce12"/>
          <table:table-cell office:value-type="string" table:style-name="ce5">
            <text:p>Gen. 43</text:p>
          </table:table-cell>
          <table:table-cell office:value-type="float" office:value="1841558" table:style-name="ce7">
            <text:p>1841558</text:p>
          </table:table-cell>
          <table:table-cell table:style-name="ce12"/>
          <table:table-cell office:value-type="string" table:style-name="ce5">
            <text:p>Gen. 43</text:p>
          </table:table-cell>
          <table:table-cell office:value-type="float" office:value="1872640" table:style-name="ce7">
            <text:p>1872640</text:p>
          </table:table-cell>
          <table:table-cell table:style-name="ce12"/>
          <table:table-cell office:value-type="string" table:style-name="ce5">
            <text:p>Gen. 43</text:p>
          </table:table-cell>
          <table:table-cell office:value-type="float" office:value="1804152" table:style-name="ce7">
            <text:p>1804152</text:p>
          </table:table-cell>
          <table:table-cell table:style-name="ce12"/>
          <table:table-cell office:value-type="string" table:style-name="ce5">
            <text:p>Gen. 43</text:p>
          </table:table-cell>
          <table:table-cell office:value-type="float" office:value="1830170" table:style-name="ce7">
            <text:p>1830170</text:p>
          </table:table-cell>
          <table:table-cell table:style-name="ce12"/>
          <table:table-cell office:value-type="string" table:style-name="ce5">
            <text:p>Gen. 43</text:p>
          </table:table-cell>
          <table:table-cell office:value-type="float" office:value="1866133" table:style-name="ce7">
            <text:p>1866133</text:p>
          </table:table-cell>
          <table:table-cell table:style-name="ce12"/>
          <table:table-cell office:value-type="string" table:style-name="ce5">
            <text:p>Gen. 43</text:p>
          </table:table-cell>
          <table:table-cell office:value-type="float" office:value="1910840" table:style-name="ce7">
            <text:p>1910840</text:p>
          </table:table-cell>
          <table:table-cell table:style-name="ce12"/>
          <table:table-cell office:value-type="string" table:style-name="ce5">
            <text:p>Gen. 43</text:p>
          </table:table-cell>
          <table:table-cell office:value-type="float" office:value="1825636" table:style-name="ce7">
            <text:p>1825636</text:p>
          </table:table-cell>
          <table:table-cell table:style-name="ce12"/>
          <table:table-cell office:value-type="string" table:style-name="ce5">
            <text:p>Gen. 43</text:p>
          </table:table-cell>
          <table:table-cell office:value-type="float" office:value="1847542" table:style-name="ce7">
            <text:p>1847542</text:p>
          </table:table-cell>
          <table:table-cell table:style-name="ce12"/>
          <table:table-cell office:value-type="string" table:style-name="ce5">
            <text:p>Gen. 43</text:p>
          </table:table-cell>
          <table:table-cell office:value-type="float" office:value="1792495" table:style-name="ce7">
            <text:p>1792495</text:p>
          </table:table-cell>
          <table:table-cell table:style-name="ce12"/>
          <table:table-cell office:value-type="string" table:style-name="ce5">
            <text:p>Gen. 43</text:p>
          </table:table-cell>
          <table:table-cell office:value-type="float" office:value="1859660" table:style-name="ce7">
            <text:p>1859660</text:p>
          </table:table-cell>
          <table:table-cell table:style-name="ce12"/>
          <table:table-cell office:value-type="string" table:style-name="ce5">
            <text:p>Gen. 43</text:p>
          </table:table-cell>
          <table:table-cell office:value-type="float" office:value="1780302" table:style-name="ce7">
            <text:p>1780302</text:p>
          </table:table-cell>
          <table:table-cell table:style-name="ce12"/>
          <table:table-cell office:value-type="string" table:style-name="ce5">
            <text:p>Gen. 43</text:p>
          </table:table-cell>
          <table:table-cell office:value-type="float" office:value="1940548" table:style-name="ce7">
            <text:p>1940548</text:p>
          </table:table-cell>
          <table:table-cell table:style-name="ce12"/>
          <table:table-cell office:value-type="string" table:style-name="ce5">
            <text:p>Gen. 43</text:p>
          </table:table-cell>
          <table:table-cell office:value-type="float" office:value="1905524" table:style-name="ce7">
            <text:p>1905524</text:p>
          </table:table-cell>
          <table:table-cell table:style-name="ce12"/>
          <table:table-cell office:value-type="string" table:style-name="ce5">
            <text:p>Gen. 43</text:p>
          </table:table-cell>
          <table:table-cell office:value-type="float" office:value="1816144" table:style-name="ce7">
            <text:p>1816144</text:p>
          </table:table-cell>
          <table:table-cell table:style-name="ce12"/>
          <table:table-cell office:value-type="string" table:style-name="ce5">
            <text:p>Gen. 43</text:p>
          </table:table-cell>
          <table:table-cell office:value-type="float" office:value="1841529" table:style-name="ce7">
            <text:p>1841529</text:p>
          </table:table-cell>
          <table:table-cell table:style-name="ce12"/>
          <table:table-cell office:value-type="string" table:style-name="ce14">
            <text:p>Gen. 43</text:p>
          </table:table-cell>
          <table:table-cell office:value-type="float" office:value="1850281.5333333334" table:formula="of:=AVERAGE([.$CL46];[.$CI46];[.$CF46];[.$CC46];[.$BZ46];[.$BW46];[.$BT46];[.$BQ46];[.$BN46];[.$BK46];[.$BH46];[.$BE46];[.$BB46];[.$AY46];[.$AV46];[.$AS46];[.$AP46];[.$AM46];[.$AJ46];[.$AG46];[.$AD46];[.$AA46];[.$X46];[.$U46];[.$R46];[.$O46];[.$L46];[.$I46];[.$F46];[.$C46])" table:style-name="ce17">
            <text:p>1850282</text:p>
          </table:table-cell>
          <table:table-cell office:value-type="float" office:value="36828.859445420989" table:formula="of:=STDEV([.$CL46];[.$CI46];[.$CF46];[.$CC46];[.$BZ46];[.$BW46];[.$BT46];[.$BQ46];[.$BN46];[.$BK46];[.$BH46];[.$BE46];[.$BB46];[.$AY46];[.$AV46];[.$AS46];[.$AP46];[.$AM46];[.$AJ46];[.$AG46];[.$AD46];[.$AA46];[.$X46];[.$U46];[.$R46];[.$O46];[.$L46];[.$I46];[.$F46];[.$C46])" table:style-name="ce17">
            <text:p>36829</text:p>
          </table:table-cell>
          <table:table-cell table:number-columns-repeated="16290"/>
        </table:table-row>
        <table:table-row table:style-name="ro1">
          <table:table-cell table:style-name="ce12"/>
          <table:table-cell office:value-type="string" table:style-name="ce5">
            <text:p>Gen. 44</text:p>
          </table:table-cell>
          <table:table-cell office:value-type="float" office:value="1824928" table:style-name="ce7">
            <text:p>1824928</text:p>
          </table:table-cell>
          <table:table-cell table:style-name="ce12"/>
          <table:table-cell office:value-type="string" table:style-name="ce5">
            <text:p>Gen. 44</text:p>
          </table:table-cell>
          <table:table-cell office:value-type="float" office:value="1900732" table:style-name="ce7">
            <text:p>1900732</text:p>
          </table:table-cell>
          <table:table-cell table:style-name="ce12"/>
          <table:table-cell office:value-type="string" table:style-name="ce5">
            <text:p>Gen. 44</text:p>
          </table:table-cell>
          <table:table-cell office:value-type="float" office:value="1854908" table:style-name="ce7">
            <text:p>1854908</text:p>
          </table:table-cell>
          <table:table-cell table:style-name="ce12"/>
          <table:table-cell office:value-type="string" table:style-name="ce5">
            <text:p>Gen. 44</text:p>
          </table:table-cell>
          <table:table-cell office:value-type="float" office:value="1856115" table:style-name="ce7">
            <text:p>1856115</text:p>
          </table:table-cell>
          <table:table-cell table:style-name="ce12"/>
          <table:table-cell office:value-type="string" table:style-name="ce5">
            <text:p>Gen. 44</text:p>
          </table:table-cell>
          <table:table-cell office:value-type="float" office:value="1858518" table:style-name="ce7">
            <text:p>1858518</text:p>
          </table:table-cell>
          <table:table-cell table:style-name="ce12"/>
          <table:table-cell office:value-type="string" table:style-name="ce5">
            <text:p>Gen. 44</text:p>
          </table:table-cell>
          <table:table-cell office:value-type="float" office:value="1840570" table:style-name="ce7">
            <text:p>1840570</text:p>
          </table:table-cell>
          <table:table-cell table:style-name="ce12"/>
          <table:table-cell office:value-type="string" table:style-name="ce5">
            <text:p>Gen. 44</text:p>
          </table:table-cell>
          <table:table-cell office:value-type="float" office:value="1803718" table:style-name="ce7">
            <text:p>1803718</text:p>
          </table:table-cell>
          <table:table-cell table:style-name="ce12"/>
          <table:table-cell office:value-type="string" table:style-name="ce5">
            <text:p>Gen. 44</text:p>
          </table:table-cell>
          <table:table-cell office:value-type="float" office:value="1816220" table:style-name="ce7">
            <text:p>1816220</text:p>
          </table:table-cell>
          <table:table-cell table:style-name="ce12"/>
          <table:table-cell office:value-type="string" table:style-name="ce5">
            <text:p>Gen. 44</text:p>
          </table:table-cell>
          <table:table-cell office:value-type="float" office:value="1843870" table:style-name="ce7">
            <text:p>1843870</text:p>
          </table:table-cell>
          <table:table-cell table:style-name="ce12"/>
          <table:table-cell office:value-type="string" table:style-name="ce5">
            <text:p>Gen. 44</text:p>
          </table:table-cell>
          <table:table-cell office:value-type="float" office:value="1850648" table:style-name="ce7">
            <text:p>1850648</text:p>
          </table:table-cell>
          <table:table-cell table:style-name="ce12"/>
          <table:table-cell office:value-type="string" table:style-name="ce5">
            <text:p>Gen. 44</text:p>
          </table:table-cell>
          <table:table-cell office:value-type="float" office:value="1861312" table:style-name="ce7">
            <text:p>1861312</text:p>
          </table:table-cell>
          <table:table-cell table:style-name="ce12"/>
          <table:table-cell office:value-type="string" table:style-name="ce5">
            <text:p>Gen. 44</text:p>
          </table:table-cell>
          <table:table-cell office:value-type="float" office:value="1830638" table:style-name="ce7">
            <text:p>1830638</text:p>
          </table:table-cell>
          <table:table-cell table:style-name="ce12"/>
          <table:table-cell office:value-type="string" table:style-name="ce5">
            <text:p>Gen. 44</text:p>
          </table:table-cell>
          <table:table-cell office:value-type="float" office:value="1908036" table:style-name="ce7">
            <text:p>1908036</text:p>
          </table:table-cell>
          <table:table-cell table:style-name="ce12"/>
          <table:table-cell office:value-type="string" table:style-name="ce5">
            <text:p>Gen. 44</text:p>
          </table:table-cell>
          <table:table-cell office:value-type="float" office:value="1860814" table:style-name="ce7">
            <text:p>1860814</text:p>
          </table:table-cell>
          <table:table-cell table:style-name="ce12"/>
          <table:table-cell office:value-type="string" table:style-name="ce5">
            <text:p>Gen. 44</text:p>
          </table:table-cell>
          <table:table-cell office:value-type="float" office:value="1835872" table:style-name="ce7">
            <text:p>1835872</text:p>
          </table:table-cell>
          <table:table-cell table:style-name="ce12"/>
          <table:table-cell office:value-type="string" table:style-name="ce5">
            <text:p>Gen. 44</text:p>
          </table:table-cell>
          <table:table-cell office:value-type="float" office:value="1841558" table:style-name="ce7">
            <text:p>1841558</text:p>
          </table:table-cell>
          <table:table-cell table:style-name="ce12"/>
          <table:table-cell office:value-type="string" table:style-name="ce5">
            <text:p>Gen. 44</text:p>
          </table:table-cell>
          <table:table-cell office:value-type="float" office:value="1869080" table:style-name="ce7">
            <text:p>1869080</text:p>
          </table:table-cell>
          <table:table-cell table:style-name="ce12"/>
          <table:table-cell office:value-type="string" table:style-name="ce5">
            <text:p>Gen. 44</text:p>
          </table:table-cell>
          <table:table-cell office:value-type="float" office:value="1802982" table:style-name="ce7">
            <text:p>1802982</text:p>
          </table:table-cell>
          <table:table-cell table:style-name="ce12"/>
          <table:table-cell office:value-type="string" table:style-name="ce5">
            <text:p>Gen. 44</text:p>
          </table:table-cell>
          <table:table-cell office:value-type="float" office:value="1829090" table:style-name="ce7">
            <text:p>1829090</text:p>
          </table:table-cell>
          <table:table-cell table:style-name="ce12"/>
          <table:table-cell office:value-type="string" table:style-name="ce5">
            <text:p>Gen. 44</text:p>
          </table:table-cell>
          <table:table-cell office:value-type="float" office:value="1863273" table:style-name="ce7">
            <text:p>1863273</text:p>
          </table:table-cell>
          <table:table-cell table:style-name="ce12"/>
          <table:table-cell office:value-type="string" table:style-name="ce5">
            <text:p>Gen. 44</text:p>
          </table:table-cell>
          <table:table-cell office:value-type="float" office:value="1908680" table:style-name="ce7">
            <text:p>1908680</text:p>
          </table:table-cell>
          <table:table-cell table:style-name="ce12"/>
          <table:table-cell office:value-type="string" table:style-name="ce5">
            <text:p>Gen. 44</text:p>
          </table:table-cell>
          <table:table-cell office:value-type="float" office:value="1825006" table:style-name="ce7">
            <text:p>1825006</text:p>
          </table:table-cell>
          <table:table-cell table:style-name="ce12"/>
          <table:table-cell office:value-type="string" table:style-name="ce5">
            <text:p>Gen. 44</text:p>
          </table:table-cell>
          <table:table-cell office:value-type="float" office:value="1845302" table:style-name="ce7">
            <text:p>1845302</text:p>
          </table:table-cell>
          <table:table-cell table:style-name="ce12"/>
          <table:table-cell office:value-type="string" table:style-name="ce5">
            <text:p>Gen. 44</text:p>
          </table:table-cell>
          <table:table-cell office:value-type="float" office:value="1790121" table:style-name="ce7">
            <text:p>1790121</text:p>
          </table:table-cell>
          <table:table-cell table:style-name="ce12"/>
          <table:table-cell office:value-type="string" table:style-name="ce5">
            <text:p>Gen. 44</text:p>
          </table:table-cell>
          <table:table-cell office:value-type="float" office:value="1858400" table:style-name="ce7">
            <text:p>1858400</text:p>
          </table:table-cell>
          <table:table-cell table:style-name="ce12"/>
          <table:table-cell office:value-type="string" table:style-name="ce5">
            <text:p>Gen. 44</text:p>
          </table:table-cell>
          <table:table-cell office:value-type="float" office:value="1780302" table:style-name="ce7">
            <text:p>1780302</text:p>
          </table:table-cell>
          <table:table-cell table:style-name="ce12"/>
          <table:table-cell office:value-type="string" table:style-name="ce5">
            <text:p>Gen. 44</text:p>
          </table:table-cell>
          <table:table-cell office:value-type="float" office:value="1940548" table:style-name="ce7">
            <text:p>1940548</text:p>
          </table:table-cell>
          <table:table-cell table:style-name="ce12"/>
          <table:table-cell office:value-type="string" table:style-name="ce5">
            <text:p>Gen. 44</text:p>
          </table:table-cell>
          <table:table-cell office:value-type="float" office:value="1904538" table:style-name="ce7">
            <text:p>1904538</text:p>
          </table:table-cell>
          <table:table-cell table:style-name="ce12"/>
          <table:table-cell office:value-type="string" table:style-name="ce5">
            <text:p>Gen. 44</text:p>
          </table:table-cell>
          <table:table-cell office:value-type="float" office:value="1814456" table:style-name="ce7">
            <text:p>1814456</text:p>
          </table:table-cell>
          <table:table-cell table:style-name="ce12"/>
          <table:table-cell office:value-type="string" table:style-name="ce5">
            <text:p>Gen. 44</text:p>
          </table:table-cell>
          <table:table-cell office:value-type="float" office:value="1839729" table:style-name="ce7">
            <text:p>1839729</text:p>
          </table:table-cell>
          <table:table-cell table:style-name="ce12"/>
          <table:table-cell office:value-type="string" table:style-name="ce14">
            <text:p>Gen. 44</text:p>
          </table:table-cell>
          <table:table-cell office:value-type="float" office:value="1848665.4666666666" table:formula="of:=AVERAGE([.$CL47];[.$CI47];[.$CF47];[.$CC47];[.$BZ47];[.$BW47];[.$BT47];[.$BQ47];[.$BN47];[.$BK47];[.$BH47];[.$BE47];[.$BB47];[.$AY47];[.$AV47];[.$AS47];[.$AP47];[.$AM47];[.$AJ47];[.$AG47];[.$AD47];[.$AA47];[.$X47];[.$U47];[.$R47];[.$O47];[.$L47];[.$I47];[.$F47];[.$C47])" table:style-name="ce17">
            <text:p>1848665</text:p>
          </table:table-cell>
          <table:table-cell office:value-type="float" office:value="36806.175111337456" table:formula="of:=STDEV([.$CL47];[.$CI47];[.$CF47];[.$CC47];[.$BZ47];[.$BW47];[.$BT47];[.$BQ47];[.$BN47];[.$BK47];[.$BH47];[.$BE47];[.$BB47];[.$AY47];[.$AV47];[.$AS47];[.$AP47];[.$AM47];[.$AJ47];[.$AG47];[.$AD47];[.$AA47];[.$X47];[.$U47];[.$R47];[.$O47];[.$L47];[.$I47];[.$F47];[.$C47])" table:style-name="ce17">
            <text:p>36806</text:p>
          </table:table-cell>
          <table:table-cell table:number-columns-repeated="16290"/>
        </table:table-row>
        <table:table-row table:style-name="ro1">
          <table:table-cell table:style-name="ce12"/>
          <table:table-cell office:value-type="string" table:style-name="ce5">
            <text:p>Gen. 45</text:p>
          </table:table-cell>
          <table:table-cell office:value-type="float" office:value="1819904" table:style-name="ce7">
            <text:p>1819904</text:p>
          </table:table-cell>
          <table:table-cell table:style-name="ce12"/>
          <table:table-cell office:value-type="string" table:style-name="ce5">
            <text:p>Gen. 45</text:p>
          </table:table-cell>
          <table:table-cell office:value-type="float" office:value="1899712" table:style-name="ce7">
            <text:p>1899712</text:p>
          </table:table-cell>
          <table:table-cell table:style-name="ce12"/>
          <table:table-cell office:value-type="string" table:style-name="ce5">
            <text:p>Gen. 45</text:p>
          </table:table-cell>
          <table:table-cell office:value-type="float" office:value="1851758" table:style-name="ce7">
            <text:p>1851758</text:p>
          </table:table-cell>
          <table:table-cell table:style-name="ce12"/>
          <table:table-cell office:value-type="string" table:style-name="ce5">
            <text:p>Gen. 45</text:p>
          </table:table-cell>
          <table:table-cell office:value-type="float" office:value="1855383" table:style-name="ce7">
            <text:p>1855383</text:p>
          </table:table-cell>
          <table:table-cell table:style-name="ce12"/>
          <table:table-cell office:value-type="string" table:style-name="ce5">
            <text:p>Gen. 45</text:p>
          </table:table-cell>
          <table:table-cell office:value-type="float" office:value="1858518" table:style-name="ce7">
            <text:p>1858518</text:p>
          </table:table-cell>
          <table:table-cell table:style-name="ce12"/>
          <table:table-cell office:value-type="string" table:style-name="ce5">
            <text:p>Gen. 45</text:p>
          </table:table-cell>
          <table:table-cell office:value-type="float" office:value="1837916" table:style-name="ce7">
            <text:p>1837916</text:p>
          </table:table-cell>
          <table:table-cell table:style-name="ce12"/>
          <table:table-cell office:value-type="string" table:style-name="ce5">
            <text:p>Gen. 45</text:p>
          </table:table-cell>
          <table:table-cell office:value-type="float" office:value="1800848" table:style-name="ce7">
            <text:p>1800848</text:p>
          </table:table-cell>
          <table:table-cell table:style-name="ce12"/>
          <table:table-cell office:value-type="string" table:style-name="ce5">
            <text:p>Gen. 45</text:p>
          </table:table-cell>
          <table:table-cell office:value-type="float" office:value="1815104" table:style-name="ce7">
            <text:p>1815104</text:p>
          </table:table-cell>
          <table:table-cell table:style-name="ce12"/>
          <table:table-cell office:value-type="string" table:style-name="ce5">
            <text:p>Gen. 45</text:p>
          </table:table-cell>
          <table:table-cell office:value-type="float" office:value="1841750" table:style-name="ce7">
            <text:p>1841750</text:p>
          </table:table-cell>
          <table:table-cell table:style-name="ce12"/>
          <table:table-cell office:value-type="string" table:style-name="ce5">
            <text:p>Gen. 45</text:p>
          </table:table-cell>
          <table:table-cell office:value-type="float" office:value="1845430" table:style-name="ce7">
            <text:p>1845430</text:p>
          </table:table-cell>
          <table:table-cell table:style-name="ce12"/>
          <table:table-cell office:value-type="string" table:style-name="ce5">
            <text:p>Gen. 45</text:p>
          </table:table-cell>
          <table:table-cell office:value-type="float" office:value="1858552" table:style-name="ce7">
            <text:p>1858552</text:p>
          </table:table-cell>
          <table:table-cell table:style-name="ce12"/>
          <table:table-cell office:value-type="string" table:style-name="ce5">
            <text:p>Gen. 45</text:p>
          </table:table-cell>
          <table:table-cell office:value-type="float" office:value="1829900" table:style-name="ce7">
            <text:p>1829900</text:p>
          </table:table-cell>
          <table:table-cell table:style-name="ce12"/>
          <table:table-cell office:value-type="string" table:style-name="ce5">
            <text:p>Gen. 45</text:p>
          </table:table-cell>
          <table:table-cell office:value-type="float" office:value="1906250" table:style-name="ce7">
            <text:p>1906250</text:p>
          </table:table-cell>
          <table:table-cell table:style-name="ce12"/>
          <table:table-cell office:value-type="string" table:style-name="ce5">
            <text:p>Gen. 45</text:p>
          </table:table-cell>
          <table:table-cell office:value-type="float" office:value="1856140" table:style-name="ce7">
            <text:p>1856140</text:p>
          </table:table-cell>
          <table:table-cell table:style-name="ce12"/>
          <table:table-cell office:value-type="string" table:style-name="ce5">
            <text:p>Gen. 45</text:p>
          </table:table-cell>
          <table:table-cell office:value-type="float" office:value="1833074" table:style-name="ce7">
            <text:p>1833074</text:p>
          </table:table-cell>
          <table:table-cell table:style-name="ce12"/>
          <table:table-cell office:value-type="string" table:style-name="ce5">
            <text:p>Gen. 45</text:p>
          </table:table-cell>
          <table:table-cell office:value-type="float" office:value="1838638" table:style-name="ce7">
            <text:p>1838638</text:p>
          </table:table-cell>
          <table:table-cell table:style-name="ce12"/>
          <table:table-cell office:value-type="string" table:style-name="ce5">
            <text:p>Gen. 45</text:p>
          </table:table-cell>
          <table:table-cell office:value-type="float" office:value="1866550" table:style-name="ce7">
            <text:p>1866550</text:p>
          </table:table-cell>
          <table:table-cell table:style-name="ce12"/>
          <table:table-cell office:value-type="string" table:style-name="ce5">
            <text:p>Gen. 45</text:p>
          </table:table-cell>
          <table:table-cell office:value-type="float" office:value="1800962" table:style-name="ce7">
            <text:p>1800962</text:p>
          </table:table-cell>
          <table:table-cell table:style-name="ce12"/>
          <table:table-cell office:value-type="string" table:style-name="ce5">
            <text:p>Gen. 45</text:p>
          </table:table-cell>
          <table:table-cell office:value-type="float" office:value="1826370" table:style-name="ce7">
            <text:p>1826370</text:p>
          </table:table-cell>
          <table:table-cell table:style-name="ce12"/>
          <table:table-cell office:value-type="string" table:style-name="ce5">
            <text:p>Gen. 45</text:p>
          </table:table-cell>
          <table:table-cell office:value-type="float" office:value="1862513" table:style-name="ce7">
            <text:p>1862513</text:p>
          </table:table-cell>
          <table:table-cell table:style-name="ce12"/>
          <table:table-cell office:value-type="string" table:style-name="ce5">
            <text:p>Gen. 45</text:p>
          </table:table-cell>
          <table:table-cell office:value-type="float" office:value="1906186" table:style-name="ce7">
            <text:p>1906186</text:p>
          </table:table-cell>
          <table:table-cell table:style-name="ce12"/>
          <table:table-cell office:value-type="string" table:style-name="ce5">
            <text:p>Gen. 45</text:p>
          </table:table-cell>
          <table:table-cell office:value-type="float" office:value="1822374" table:style-name="ce7">
            <text:p>1822374</text:p>
          </table:table-cell>
          <table:table-cell table:style-name="ce12"/>
          <table:table-cell office:value-type="string" table:style-name="ce5">
            <text:p>Gen. 45</text:p>
          </table:table-cell>
          <table:table-cell office:value-type="float" office:value="1844758" table:style-name="ce7">
            <text:p>1844758</text:p>
          </table:table-cell>
          <table:table-cell table:style-name="ce12"/>
          <table:table-cell office:value-type="string" table:style-name="ce5">
            <text:p>Gen. 45</text:p>
          </table:table-cell>
          <table:table-cell office:value-type="float" office:value="1788597" table:style-name="ce7">
            <text:p>1788597</text:p>
          </table:table-cell>
          <table:table-cell table:style-name="ce12"/>
          <table:table-cell office:value-type="string" table:style-name="ce5">
            <text:p>Gen. 45</text:p>
          </table:table-cell>
          <table:table-cell office:value-type="float" office:value="1858034" table:style-name="ce7">
            <text:p>1858034</text:p>
          </table:table-cell>
          <table:table-cell table:style-name="ce12"/>
          <table:table-cell office:value-type="string" table:style-name="ce5">
            <text:p>Gen. 45</text:p>
          </table:table-cell>
          <table:table-cell office:value-type="float" office:value="1775802" table:style-name="ce7">
            <text:p>1775802</text:p>
          </table:table-cell>
          <table:table-cell table:style-name="ce12"/>
          <table:table-cell office:value-type="string" table:style-name="ce5">
            <text:p>Gen. 45</text:p>
          </table:table-cell>
          <table:table-cell office:value-type="float" office:value="1936428" table:style-name="ce7">
            <text:p>1936428</text:p>
          </table:table-cell>
          <table:table-cell table:style-name="ce12"/>
          <table:table-cell office:value-type="string" table:style-name="ce5">
            <text:p>Gen. 45</text:p>
          </table:table-cell>
          <table:table-cell office:value-type="float" office:value="1902458" table:style-name="ce7">
            <text:p>1902458</text:p>
          </table:table-cell>
          <table:table-cell table:style-name="ce12"/>
          <table:table-cell office:value-type="string" table:style-name="ce5">
            <text:p>Gen. 45</text:p>
          </table:table-cell>
          <table:table-cell office:value-type="float" office:value="1814456" table:style-name="ce7">
            <text:p>1814456</text:p>
          </table:table-cell>
          <table:table-cell table:style-name="ce12"/>
          <table:table-cell office:value-type="string" table:style-name="ce5">
            <text:p>Gen. 45</text:p>
          </table:table-cell>
          <table:table-cell office:value-type="float" office:value="1838899" table:style-name="ce7">
            <text:p>1838899</text:p>
          </table:table-cell>
          <table:table-cell table:style-name="ce12"/>
          <table:table-cell office:value-type="string" table:style-name="ce14">
            <text:p>Gen. 45</text:p>
          </table:table-cell>
          <table:table-cell office:value-type="float" office:value="1846442.1333333333" table:formula="of:=AVERAGE([.$CL48];[.$CI48];[.$CF48];[.$CC48];[.$BZ48];[.$BW48];[.$BT48];[.$BQ48];[.$BN48];[.$BK48];[.$BH48];[.$BE48];[.$BB48];[.$AY48];[.$AV48];[.$AS48];[.$AP48];[.$AM48];[.$AJ48];[.$AG48];[.$AD48];[.$AA48];[.$X48];[.$U48];[.$R48];[.$O48];[.$L48];[.$I48];[.$F48];[.$C48])" table:style-name="ce17">
            <text:p>1846442</text:p>
          </table:table-cell>
          <table:table-cell office:value-type="float" office:value="36838.240945810772" table:formula="of:=STDEV([.$CL48];[.$CI48];[.$CF48];[.$CC48];[.$BZ48];[.$BW48];[.$BT48];[.$BQ48];[.$BN48];[.$BK48];[.$BH48];[.$BE48];[.$BB48];[.$AY48];[.$AV48];[.$AS48];[.$AP48];[.$AM48];[.$AJ48];[.$AG48];[.$AD48];[.$AA48];[.$X48];[.$U48];[.$R48];[.$O48];[.$L48];[.$I48];[.$F48];[.$C48])" table:style-name="ce17">
            <text:p>36838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Gen. 46</text:p>
          </table:table-cell>
          <table:table-cell office:value-type="float" office:value="1819904" table:style-name="ce7">
            <text:p>1819904</text:p>
          </table:table-cell>
          <table:table-cell table:style-name="ce12"/>
          <table:table-cell office:value-type="string" table:style-name="ce5">
            <text:p>Gen. 46</text:p>
          </table:table-cell>
          <table:table-cell office:value-type="float" office:value="1896108" table:style-name="ce7">
            <text:p>1896108</text:p>
          </table:table-cell>
          <table:table-cell table:style-name="ce12"/>
          <table:table-cell office:value-type="string" table:style-name="ce5">
            <text:p>Gen. 46</text:p>
          </table:table-cell>
          <table:table-cell office:value-type="float" office:value="1851198" table:style-name="ce7">
            <text:p>1851198</text:p>
          </table:table-cell>
          <table:table-cell table:style-name="ce12"/>
          <table:table-cell office:value-type="string" table:style-name="ce5">
            <text:p>Gen. 46</text:p>
          </table:table-cell>
          <table:table-cell office:value-type="float" office:value="1853091" table:style-name="ce7">
            <text:p>1853091</text:p>
          </table:table-cell>
          <table:table-cell table:style-name="ce12"/>
          <table:table-cell office:value-type="string" table:style-name="ce5">
            <text:p>Gen. 46</text:p>
          </table:table-cell>
          <table:table-cell office:value-type="float" office:value="1854678" table:style-name="ce7">
            <text:p>1854678</text:p>
          </table:table-cell>
          <table:table-cell table:style-name="ce12"/>
          <table:table-cell office:value-type="string" table:style-name="ce5">
            <text:p>Gen. 46</text:p>
          </table:table-cell>
          <table:table-cell office:value-type="float" office:value="1835576" table:style-name="ce7">
            <text:p>1835576</text:p>
          </table:table-cell>
          <table:table-cell table:style-name="ce12"/>
          <table:table-cell office:value-type="string" table:style-name="ce5">
            <text:p>Gen. 46</text:p>
          </table:table-cell>
          <table:table-cell office:value-type="float" office:value="1799172" table:style-name="ce7">
            <text:p>1799172</text:p>
          </table:table-cell>
          <table:table-cell table:style-name="ce12"/>
          <table:table-cell office:value-type="string" table:style-name="ce5">
            <text:p>Gen. 46</text:p>
          </table:table-cell>
          <table:table-cell office:value-type="float" office:value="1813284" table:style-name="ce7">
            <text:p>1813284</text:p>
          </table:table-cell>
          <table:table-cell table:style-name="ce12"/>
          <table:table-cell office:value-type="string" table:style-name="ce5">
            <text:p>Gen. 46</text:p>
          </table:table-cell>
          <table:table-cell office:value-type="float" office:value="1837770" table:style-name="ce7">
            <text:p>1837770</text:p>
          </table:table-cell>
          <table:table-cell table:style-name="ce12"/>
          <table:table-cell office:value-type="string" table:style-name="ce5">
            <text:p>Gen. 46</text:p>
          </table:table-cell>
          <table:table-cell office:value-type="float" office:value="1845190" table:style-name="ce7">
            <text:p>1845190</text:p>
          </table:table-cell>
          <table:table-cell table:style-name="ce12"/>
          <table:table-cell office:value-type="string" table:style-name="ce5">
            <text:p>Gen. 46</text:p>
          </table:table-cell>
          <table:table-cell office:value-type="float" office:value="1858192" table:style-name="ce7">
            <text:p>1858192</text:p>
          </table:table-cell>
          <table:table-cell table:style-name="ce12"/>
          <table:table-cell office:value-type="string" table:style-name="ce5">
            <text:p>Gen. 46</text:p>
          </table:table-cell>
          <table:table-cell office:value-type="float" office:value="1827240" table:style-name="ce7">
            <text:p>1827240</text:p>
          </table:table-cell>
          <table:table-cell table:style-name="ce12"/>
          <table:table-cell office:value-type="string" table:style-name="ce5">
            <text:p>Gen. 46</text:p>
          </table:table-cell>
          <table:table-cell office:value-type="float" office:value="1905130" table:style-name="ce7">
            <text:p>1905130</text:p>
          </table:table-cell>
          <table:table-cell table:style-name="ce12"/>
          <table:table-cell office:value-type="string" table:style-name="ce5">
            <text:p>Gen. 46</text:p>
          </table:table-cell>
          <table:table-cell office:value-type="float" office:value="1852392" table:style-name="ce7">
            <text:p>1852392</text:p>
          </table:table-cell>
          <table:table-cell table:style-name="ce12"/>
          <table:table-cell office:value-type="string" table:style-name="ce5">
            <text:p>Gen. 46</text:p>
          </table:table-cell>
          <table:table-cell office:value-type="float" office:value="1829704" table:style-name="ce7">
            <text:p>1829704</text:p>
          </table:table-cell>
          <table:table-cell table:style-name="ce12"/>
          <table:table-cell office:value-type="string" table:style-name="ce5">
            <text:p>Gen. 46</text:p>
          </table:table-cell>
          <table:table-cell office:value-type="float" office:value="1835354" table:style-name="ce7">
            <text:p>1835354</text:p>
          </table:table-cell>
          <table:table-cell table:style-name="ce12"/>
          <table:table-cell office:value-type="string" table:style-name="ce5">
            <text:p>Gen. 46</text:p>
          </table:table-cell>
          <table:table-cell office:value-type="float" office:value="1865930" table:style-name="ce7">
            <text:p>1865930</text:p>
          </table:table-cell>
          <table:table-cell table:style-name="ce12"/>
          <table:table-cell office:value-type="string" table:style-name="ce5">
            <text:p>Gen. 46</text:p>
          </table:table-cell>
          <table:table-cell office:value-type="float" office:value="1800596" table:style-name="ce7">
            <text:p>1800596</text:p>
          </table:table-cell>
          <table:table-cell table:style-name="ce12"/>
          <table:table-cell office:value-type="string" table:style-name="ce5">
            <text:p>Gen. 46</text:p>
          </table:table-cell>
          <table:table-cell office:value-type="float" office:value="1826370" table:style-name="ce7">
            <text:p>1826370</text:p>
          </table:table-cell>
          <table:table-cell table:style-name="ce12"/>
          <table:table-cell office:value-type="string" table:style-name="ce5">
            <text:p>Gen. 46</text:p>
          </table:table-cell>
          <table:table-cell office:value-type="float" office:value="1861083" table:style-name="ce7">
            <text:p>1861083</text:p>
          </table:table-cell>
          <table:table-cell table:style-name="ce12"/>
          <table:table-cell office:value-type="string" table:style-name="ce5">
            <text:p>Gen. 46</text:p>
          </table:table-cell>
          <table:table-cell office:value-type="float" office:value="1902530" table:style-name="ce7">
            <text:p>1902530</text:p>
          </table:table-cell>
          <table:table-cell table:style-name="ce12"/>
          <table:table-cell office:value-type="string" table:style-name="ce5">
            <text:p>Gen. 46</text:p>
          </table:table-cell>
          <table:table-cell office:value-type="float" office:value="1817486" table:style-name="ce7">
            <text:p>1817486</text:p>
          </table:table-cell>
          <table:table-cell table:style-name="ce12"/>
          <table:table-cell office:value-type="string" table:style-name="ce5">
            <text:p>Gen. 46</text:p>
          </table:table-cell>
          <table:table-cell office:value-type="float" office:value="1839190" table:style-name="ce7">
            <text:p>1839190</text:p>
          </table:table-cell>
          <table:table-cell table:style-name="ce12"/>
          <table:table-cell office:value-type="string" table:style-name="ce5">
            <text:p>Gen. 46</text:p>
          </table:table-cell>
          <table:table-cell office:value-type="float" office:value="1788535" table:style-name="ce7">
            <text:p>1788535</text:p>
          </table:table-cell>
          <table:table-cell table:style-name="ce12"/>
          <table:table-cell office:value-type="string" table:style-name="ce5">
            <text:p>Gen. 46</text:p>
          </table:table-cell>
          <table:table-cell office:value-type="float" office:value="1854614" table:style-name="ce7">
            <text:p>1854614</text:p>
          </table:table-cell>
          <table:table-cell table:style-name="ce12"/>
          <table:table-cell office:value-type="string" table:style-name="ce5">
            <text:p>Gen. 46</text:p>
          </table:table-cell>
          <table:table-cell office:value-type="float" office:value="1772362" table:style-name="ce7">
            <text:p>1772362</text:p>
          </table:table-cell>
          <table:table-cell table:style-name="ce12"/>
          <table:table-cell office:value-type="string" table:style-name="ce5">
            <text:p>Gen. 46</text:p>
          </table:table-cell>
          <table:table-cell office:value-type="float" office:value="1932064" table:style-name="ce7">
            <text:p>1932064</text:p>
          </table:table-cell>
          <table:table-cell table:style-name="ce12"/>
          <table:table-cell office:value-type="string" table:style-name="ce5">
            <text:p>Gen. 46</text:p>
          </table:table-cell>
          <table:table-cell office:value-type="float" office:value="1900434" table:style-name="ce7">
            <text:p>1900434</text:p>
          </table:table-cell>
          <table:table-cell table:style-name="ce12"/>
          <table:table-cell office:value-type="string" table:style-name="ce5">
            <text:p>Gen. 46</text:p>
          </table:table-cell>
          <table:table-cell office:value-type="float" office:value="1811646" table:style-name="ce7">
            <text:p>1811646</text:p>
          </table:table-cell>
          <table:table-cell table:style-name="ce12"/>
          <table:table-cell office:value-type="string" table:style-name="ce5">
            <text:p>Gen. 46</text:p>
          </table:table-cell>
          <table:table-cell office:value-type="float" office:value="1835011" table:style-name="ce7">
            <text:p>1835011</text:p>
          </table:table-cell>
          <table:table-cell table:style-name="ce12"/>
          <table:table-cell office:value-type="string" table:style-name="ce14">
            <text:p>Gen. 46</text:p>
          </table:table-cell>
          <table:table-cell office:value-type="float" office:value="1844061.1333333333" table:formula="of:=AVERAGE([.$CL49];[.$CI49];[.$CF49];[.$CC49];[.$BZ49];[.$BW49];[.$BT49];[.$BQ49];[.$BN49];[.$BK49];[.$BH49];[.$BE49];[.$BB49];[.$AY49];[.$AV49];[.$AS49];[.$AP49];[.$AM49];[.$AJ49];[.$AG49];[.$AD49];[.$AA49];[.$X49];[.$U49];[.$R49];[.$O49];[.$L49];[.$I49];[.$F49];[.$C49])" table:style-name="ce17">
            <text:p>1844061</text:p>
          </table:table-cell>
          <table:table-cell office:value-type="float" office:value="36523.598493948077" table:formula="of:=STDEV([.$CL49];[.$CI49];[.$CF49];[.$CC49];[.$BZ49];[.$BW49];[.$BT49];[.$BQ49];[.$BN49];[.$BK49];[.$BH49];[.$BE49];[.$BB49];[.$AY49];[.$AV49];[.$AS49];[.$AP49];[.$AM49];[.$AJ49];[.$AG49];[.$AD49];[.$AA49];[.$X49];[.$U49];[.$R49];[.$O49];[.$L49];[.$I49];[.$F49];[.$C49])" table:style-name="ce17">
            <text:p>36524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Gen. 47</text:p>
          </table:table-cell>
          <table:table-cell office:value-type="float" office:value="1818812" table:style-name="ce7">
            <text:p>1818812</text:p>
          </table:table-cell>
          <table:table-cell table:style-name="ce12"/>
          <table:table-cell office:value-type="string" table:style-name="ce5">
            <text:p>Gen. 47</text:p>
          </table:table-cell>
          <table:table-cell office:value-type="float" office:value="1895578" table:style-name="ce7">
            <text:p>1895578</text:p>
          </table:table-cell>
          <table:table-cell table:style-name="ce12"/>
          <table:table-cell office:value-type="string" table:style-name="ce5">
            <text:p>Gen. 47</text:p>
          </table:table-cell>
          <table:table-cell office:value-type="float" office:value="1848018" table:style-name="ce7">
            <text:p>1848018</text:p>
          </table:table-cell>
          <table:table-cell table:style-name="ce12"/>
          <table:table-cell office:value-type="string" table:style-name="ce5">
            <text:p>Gen. 47</text:p>
          </table:table-cell>
          <table:table-cell office:value-type="float" office:value="1850953" table:style-name="ce7">
            <text:p>1850953</text:p>
          </table:table-cell>
          <table:table-cell table:style-name="ce12"/>
          <table:table-cell office:value-type="string" table:style-name="ce5">
            <text:p>Gen. 47</text:p>
          </table:table-cell>
          <table:table-cell office:value-type="float" office:value="1853348" table:style-name="ce7">
            <text:p>1853348</text:p>
          </table:table-cell>
          <table:table-cell table:style-name="ce12"/>
          <table:table-cell office:value-type="string" table:style-name="ce5">
            <text:p>Gen. 47</text:p>
          </table:table-cell>
          <table:table-cell office:value-type="float" office:value="1835576" table:style-name="ce7">
            <text:p>1835576</text:p>
          </table:table-cell>
          <table:table-cell table:style-name="ce12"/>
          <table:table-cell office:value-type="string" table:style-name="ce5">
            <text:p>Gen. 47</text:p>
          </table:table-cell>
          <table:table-cell office:value-type="float" office:value="1796428" table:style-name="ce7">
            <text:p>1796428</text:p>
          </table:table-cell>
          <table:table-cell table:style-name="ce12"/>
          <table:table-cell office:value-type="string" table:style-name="ce5">
            <text:p>Gen. 47</text:p>
          </table:table-cell>
          <table:table-cell office:value-type="float" office:value="1808764" table:style-name="ce7">
            <text:p>1808764</text:p>
          </table:table-cell>
          <table:table-cell table:style-name="ce12"/>
          <table:table-cell office:value-type="string" table:style-name="ce5">
            <text:p>Gen. 47</text:p>
          </table:table-cell>
          <table:table-cell office:value-type="float" office:value="1836654" table:style-name="ce7">
            <text:p>1836654</text:p>
          </table:table-cell>
          <table:table-cell table:style-name="ce12"/>
          <table:table-cell office:value-type="string" table:style-name="ce5">
            <text:p>Gen. 47</text:p>
          </table:table-cell>
          <table:table-cell office:value-type="float" office:value="1842620" table:style-name="ce7">
            <text:p>1842620</text:p>
          </table:table-cell>
          <table:table-cell table:style-name="ce12"/>
          <table:table-cell office:value-type="string" table:style-name="ce5">
            <text:p>Gen. 47</text:p>
          </table:table-cell>
          <table:table-cell office:value-type="float" office:value="1854812" table:style-name="ce7">
            <text:p>1854812</text:p>
          </table:table-cell>
          <table:table-cell table:style-name="ce12"/>
          <table:table-cell office:value-type="string" table:style-name="ce5">
            <text:p>Gen. 47</text:p>
          </table:table-cell>
          <table:table-cell office:value-type="float" office:value="1822428" table:style-name="ce7">
            <text:p>1822428</text:p>
          </table:table-cell>
          <table:table-cell table:style-name="ce12"/>
          <table:table-cell office:value-type="string" table:style-name="ce5">
            <text:p>Gen. 47</text:p>
          </table:table-cell>
          <table:table-cell office:value-type="float" office:value="1902870" table:style-name="ce7">
            <text:p>1902870</text:p>
          </table:table-cell>
          <table:table-cell table:style-name="ce12"/>
          <table:table-cell office:value-type="string" table:style-name="ce5">
            <text:p>Gen. 47</text:p>
          </table:table-cell>
          <table:table-cell office:value-type="float" office:value="1850866" table:style-name="ce7">
            <text:p>1850866</text:p>
          </table:table-cell>
          <table:table-cell table:style-name="ce12"/>
          <table:table-cell office:value-type="string" table:style-name="ce5">
            <text:p>Gen. 47</text:p>
          </table:table-cell>
          <table:table-cell office:value-type="float" office:value="1829704" table:style-name="ce7">
            <text:p>1829704</text:p>
          </table:table-cell>
          <table:table-cell table:style-name="ce12"/>
          <table:table-cell office:value-type="string" table:style-name="ce5">
            <text:p>Gen. 47</text:p>
          </table:table-cell>
          <table:table-cell office:value-type="float" office:value="1834036" table:style-name="ce7">
            <text:p>1834036</text:p>
          </table:table-cell>
          <table:table-cell table:style-name="ce12"/>
          <table:table-cell office:value-type="string" table:style-name="ce5">
            <text:p>Gen. 47</text:p>
          </table:table-cell>
          <table:table-cell office:value-type="float" office:value="1863296" table:style-name="ce7">
            <text:p>1863296</text:p>
          </table:table-cell>
          <table:table-cell table:style-name="ce12"/>
          <table:table-cell office:value-type="string" table:style-name="ce5">
            <text:p>Gen. 47</text:p>
          </table:table-cell>
          <table:table-cell office:value-type="float" office:value="1798138" table:style-name="ce7">
            <text:p>1798138</text:p>
          </table:table-cell>
          <table:table-cell table:style-name="ce12"/>
          <table:table-cell office:value-type="string" table:style-name="ce5">
            <text:p>Gen. 47</text:p>
          </table:table-cell>
          <table:table-cell office:value-type="float" office:value="1824160" table:style-name="ce7">
            <text:p>1824160</text:p>
          </table:table-cell>
          <table:table-cell table:style-name="ce12"/>
          <table:table-cell office:value-type="string" table:style-name="ce5">
            <text:p>Gen. 47</text:p>
          </table:table-cell>
          <table:table-cell office:value-type="float" office:value="1857483" table:style-name="ce7">
            <text:p>1857483</text:p>
          </table:table-cell>
          <table:table-cell table:style-name="ce12"/>
          <table:table-cell office:value-type="string" table:style-name="ce5">
            <text:p>Gen. 47</text:p>
          </table:table-cell>
          <table:table-cell office:value-type="float" office:value="1897410" table:style-name="ce7">
            <text:p>1897410</text:p>
          </table:table-cell>
          <table:table-cell table:style-name="ce12"/>
          <table:table-cell office:value-type="string" table:style-name="ce5">
            <text:p>Gen. 47</text:p>
          </table:table-cell>
          <table:table-cell office:value-type="float" office:value="1817246" table:style-name="ce7">
            <text:p>1817246</text:p>
          </table:table-cell>
          <table:table-cell table:style-name="ce12"/>
          <table:table-cell office:value-type="string" table:style-name="ce5">
            <text:p>Gen. 47</text:p>
          </table:table-cell>
          <table:table-cell office:value-type="float" office:value="1838710" table:style-name="ce7">
            <text:p>1838710</text:p>
          </table:table-cell>
          <table:table-cell table:style-name="ce12"/>
          <table:table-cell office:value-type="string" table:style-name="ce5">
            <text:p>Gen. 47</text:p>
          </table:table-cell>
          <table:table-cell office:value-type="float" office:value="1787011" table:style-name="ce7">
            <text:p>1787011</text:p>
          </table:table-cell>
          <table:table-cell table:style-name="ce12"/>
          <table:table-cell office:value-type="string" table:style-name="ce5">
            <text:p>Gen. 47</text:p>
          </table:table-cell>
          <table:table-cell office:value-type="float" office:value="1853234" table:style-name="ce7">
            <text:p>1853234</text:p>
          </table:table-cell>
          <table:table-cell table:style-name="ce12"/>
          <table:table-cell office:value-type="string" table:style-name="ce5">
            <text:p>Gen. 47</text:p>
          </table:table-cell>
          <table:table-cell office:value-type="float" office:value="1772362" table:style-name="ce7">
            <text:p>1772362</text:p>
          </table:table-cell>
          <table:table-cell table:style-name="ce12"/>
          <table:table-cell office:value-type="string" table:style-name="ce5">
            <text:p>Gen. 47</text:p>
          </table:table-cell>
          <table:table-cell office:value-type="float" office:value="1931664" table:style-name="ce7">
            <text:p>1931664</text:p>
          </table:table-cell>
          <table:table-cell table:style-name="ce12"/>
          <table:table-cell office:value-type="string" table:style-name="ce5">
            <text:p>Gen. 47</text:p>
          </table:table-cell>
          <table:table-cell office:value-type="float" office:value="1898834" table:style-name="ce7">
            <text:p>1898834</text:p>
          </table:table-cell>
          <table:table-cell table:style-name="ce12"/>
          <table:table-cell office:value-type="string" table:style-name="ce5">
            <text:p>Gen. 47</text:p>
          </table:table-cell>
          <table:table-cell office:value-type="float" office:value="1809466" table:style-name="ce7">
            <text:p>1809466</text:p>
          </table:table-cell>
          <table:table-cell table:style-name="ce12"/>
          <table:table-cell office:value-type="string" table:style-name="ce5">
            <text:p>Gen. 47</text:p>
          </table:table-cell>
          <table:table-cell office:value-type="float" office:value="1835011" table:style-name="ce7">
            <text:p>1835011</text:p>
          </table:table-cell>
          <table:table-cell table:style-name="ce12"/>
          <table:table-cell office:value-type="string" table:style-name="ce14">
            <text:p>Gen. 47</text:p>
          </table:table-cell>
          <table:table-cell office:value-type="float" office:value="1842183.0666666667" table:formula="of:=AVERAGE([.$CL50];[.$CI50];[.$CF50];[.$CC50];[.$BZ50];[.$BW50];[.$BT50];[.$BQ50];[.$BN50];[.$BK50];[.$BH50];[.$BE50];[.$BB50];[.$AY50];[.$AV50];[.$AS50];[.$AP50];[.$AM50];[.$AJ50];[.$AG50];[.$AD50];[.$AA50];[.$X50];[.$U50];[.$R50];[.$O50];[.$L50];[.$I50];[.$F50];[.$C50])" table:style-name="ce17">
            <text:p>1842183</text:p>
          </table:table-cell>
          <table:table-cell office:value-type="float" office:value="36414.952710280348" table:formula="of:=STDEV([.$CL50];[.$CI50];[.$CF50];[.$CC50];[.$BZ50];[.$BW50];[.$BT50];[.$BQ50];[.$BN50];[.$BK50];[.$BH50];[.$BE50];[.$BB50];[.$AY50];[.$AV50];[.$AS50];[.$AP50];[.$AM50];[.$AJ50];[.$AG50];[.$AD50];[.$AA50];[.$X50];[.$U50];[.$R50];[.$O50];[.$L50];[.$I50];[.$F50];[.$C50])" table:style-name="ce17">
            <text:p>36415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Gen. 48</text:p>
          </table:table-cell>
          <table:table-cell office:value-type="float" office:value="1816564" table:style-name="ce7">
            <text:p>1816564</text:p>
          </table:table-cell>
          <table:table-cell table:style-name="ce12"/>
          <table:table-cell office:value-type="string" table:style-name="ce5">
            <text:p>Gen. 48</text:p>
          </table:table-cell>
          <table:table-cell office:value-type="float" office:value="1892968" table:style-name="ce7">
            <text:p>1892968</text:p>
          </table:table-cell>
          <table:table-cell table:style-name="ce12"/>
          <table:table-cell office:value-type="string" table:style-name="ce5">
            <text:p>Gen. 48</text:p>
          </table:table-cell>
          <table:table-cell office:value-type="float" office:value="1845832" table:style-name="ce7">
            <text:p>1845832</text:p>
          </table:table-cell>
          <table:table-cell table:style-name="ce12"/>
          <table:table-cell office:value-type="string" table:style-name="ce5">
            <text:p>Gen. 48</text:p>
          </table:table-cell>
          <table:table-cell office:value-type="float" office:value="1848291" table:style-name="ce7">
            <text:p>1848291</text:p>
          </table:table-cell>
          <table:table-cell table:style-name="ce12"/>
          <table:table-cell office:value-type="string" table:style-name="ce5">
            <text:p>Gen. 48</text:p>
          </table:table-cell>
          <table:table-cell office:value-type="float" office:value="1852622" table:style-name="ce7">
            <text:p>1852622</text:p>
          </table:table-cell>
          <table:table-cell table:style-name="ce12"/>
          <table:table-cell office:value-type="string" table:style-name="ce5">
            <text:p>Gen. 48</text:p>
          </table:table-cell>
          <table:table-cell office:value-type="float" office:value="1832950" table:style-name="ce7">
            <text:p>1832950</text:p>
          </table:table-cell>
          <table:table-cell table:style-name="ce12"/>
          <table:table-cell office:value-type="string" table:style-name="ce5">
            <text:p>Gen. 48</text:p>
          </table:table-cell>
          <table:table-cell office:value-type="float" office:value="1793038" table:style-name="ce7">
            <text:p>1793038</text:p>
          </table:table-cell>
          <table:table-cell table:style-name="ce12"/>
          <table:table-cell office:value-type="string" table:style-name="ce5">
            <text:p>Gen. 48</text:p>
          </table:table-cell>
          <table:table-cell office:value-type="float" office:value="1807422" table:style-name="ce7">
            <text:p>1807422</text:p>
          </table:table-cell>
          <table:table-cell table:style-name="ce12"/>
          <table:table-cell office:value-type="string" table:style-name="ce5">
            <text:p>Gen. 48</text:p>
          </table:table-cell>
          <table:table-cell office:value-type="float" office:value="1834974" table:style-name="ce7">
            <text:p>1834974</text:p>
          </table:table-cell>
          <table:table-cell table:style-name="ce12"/>
          <table:table-cell office:value-type="string" table:style-name="ce5">
            <text:p>Gen. 48</text:p>
          </table:table-cell>
          <table:table-cell office:value-type="float" office:value="1840360" table:style-name="ce7">
            <text:p>1840360</text:p>
          </table:table-cell>
          <table:table-cell table:style-name="ce12"/>
          <table:table-cell office:value-type="string" table:style-name="ce5">
            <text:p>Gen. 48</text:p>
          </table:table-cell>
          <table:table-cell office:value-type="float" office:value="1853572" table:style-name="ce7">
            <text:p>1853572</text:p>
          </table:table-cell>
          <table:table-cell table:style-name="ce12"/>
          <table:table-cell office:value-type="string" table:style-name="ce5">
            <text:p>Gen. 48</text:p>
          </table:table-cell>
          <table:table-cell office:value-type="float" office:value="1820922" table:style-name="ce7">
            <text:p>1820922</text:p>
          </table:table-cell>
          <table:table-cell table:style-name="ce12"/>
          <table:table-cell office:value-type="string" table:style-name="ce5">
            <text:p>Gen. 48</text:p>
          </table:table-cell>
          <table:table-cell office:value-type="float" office:value="1899264" table:style-name="ce7">
            <text:p>1899264</text:p>
          </table:table-cell>
          <table:table-cell table:style-name="ce12"/>
          <table:table-cell office:value-type="string" table:style-name="ce5">
            <text:p>Gen. 48</text:p>
          </table:table-cell>
          <table:table-cell office:value-type="float" office:value="1846406" table:style-name="ce7">
            <text:p>1846406</text:p>
          </table:table-cell>
          <table:table-cell table:style-name="ce12"/>
          <table:table-cell office:value-type="string" table:style-name="ce5">
            <text:p>Gen. 48</text:p>
          </table:table-cell>
          <table:table-cell office:value-type="float" office:value="1826824" table:style-name="ce7">
            <text:p>1826824</text:p>
          </table:table-cell>
          <table:table-cell table:style-name="ce12"/>
          <table:table-cell office:value-type="string" table:style-name="ce5">
            <text:p>Gen. 48</text:p>
          </table:table-cell>
          <table:table-cell office:value-type="float" office:value="1831612" table:style-name="ce7">
            <text:p>1831612</text:p>
          </table:table-cell>
          <table:table-cell table:style-name="ce12"/>
          <table:table-cell office:value-type="string" table:style-name="ce5">
            <text:p>Gen. 48</text:p>
          </table:table-cell>
          <table:table-cell office:value-type="float" office:value="1861750" table:style-name="ce7">
            <text:p>1861750</text:p>
          </table:table-cell>
          <table:table-cell table:style-name="ce12"/>
          <table:table-cell office:value-type="string" table:style-name="ce5">
            <text:p>Gen. 48</text:p>
          </table:table-cell>
          <table:table-cell office:value-type="float" office:value="1795938" table:style-name="ce7">
            <text:p>1795938</text:p>
          </table:table-cell>
          <table:table-cell table:style-name="ce12"/>
          <table:table-cell office:value-type="string" table:style-name="ce5">
            <text:p>Gen. 48</text:p>
          </table:table-cell>
          <table:table-cell office:value-type="float" office:value="1821780" table:style-name="ce7">
            <text:p>1821780</text:p>
          </table:table-cell>
          <table:table-cell table:style-name="ce12"/>
          <table:table-cell office:value-type="string" table:style-name="ce5">
            <text:p>Gen. 48</text:p>
          </table:table-cell>
          <table:table-cell office:value-type="float" office:value="1857483" table:style-name="ce7">
            <text:p>1857483</text:p>
          </table:table-cell>
          <table:table-cell table:style-name="ce12"/>
          <table:table-cell office:value-type="string" table:style-name="ce5">
            <text:p>Gen. 48</text:p>
          </table:table-cell>
          <table:table-cell office:value-type="float" office:value="1897130" table:style-name="ce7">
            <text:p>1897130</text:p>
          </table:table-cell>
          <table:table-cell table:style-name="ce12"/>
          <table:table-cell office:value-type="string" table:style-name="ce5">
            <text:p>Gen. 48</text:p>
          </table:table-cell>
          <table:table-cell office:value-type="float" office:value="1814040" table:style-name="ce7">
            <text:p>1814040</text:p>
          </table:table-cell>
          <table:table-cell table:style-name="ce12"/>
          <table:table-cell office:value-type="string" table:style-name="ce5">
            <text:p>Gen. 48</text:p>
          </table:table-cell>
          <table:table-cell office:value-type="float" office:value="1837150" table:style-name="ce7">
            <text:p>1837150</text:p>
          </table:table-cell>
          <table:table-cell table:style-name="ce12"/>
          <table:table-cell office:value-type="string" table:style-name="ce5">
            <text:p>Gen. 48</text:p>
          </table:table-cell>
          <table:table-cell office:value-type="float" office:value="1785475" table:style-name="ce7">
            <text:p>1785475</text:p>
          </table:table-cell>
          <table:table-cell table:style-name="ce12"/>
          <table:table-cell office:value-type="string" table:style-name="ce5">
            <text:p>Gen. 48</text:p>
          </table:table-cell>
          <table:table-cell office:value-type="float" office:value="1849894" table:style-name="ce7">
            <text:p>1849894</text:p>
          </table:table-cell>
          <table:table-cell table:style-name="ce12"/>
          <table:table-cell office:value-type="string" table:style-name="ce5">
            <text:p>Gen. 48</text:p>
          </table:table-cell>
          <table:table-cell office:value-type="float" office:value="1771672" table:style-name="ce7">
            <text:p>1771672</text:p>
          </table:table-cell>
          <table:table-cell table:style-name="ce12"/>
          <table:table-cell office:value-type="string" table:style-name="ce5">
            <text:p>Gen. 48</text:p>
          </table:table-cell>
          <table:table-cell office:value-type="float" office:value="1930324" table:style-name="ce7">
            <text:p>1930324</text:p>
          </table:table-cell>
          <table:table-cell table:style-name="ce12"/>
          <table:table-cell office:value-type="string" table:style-name="ce5">
            <text:p>Gen. 48</text:p>
          </table:table-cell>
          <table:table-cell office:value-type="float" office:value="1897154" table:style-name="ce7">
            <text:p>1897154</text:p>
          </table:table-cell>
          <table:table-cell table:style-name="ce12"/>
          <table:table-cell office:value-type="string" table:style-name="ce5">
            <text:p>Gen. 48</text:p>
          </table:table-cell>
          <table:table-cell office:value-type="float" office:value="1807116" table:style-name="ce7">
            <text:p>1807116</text:p>
          </table:table-cell>
          <table:table-cell table:style-name="ce12"/>
          <table:table-cell office:value-type="string" table:style-name="ce5">
            <text:p>Gen. 48</text:p>
          </table:table-cell>
          <table:table-cell office:value-type="float" office:value="1831641" table:style-name="ce7">
            <text:p>1831641</text:p>
          </table:table-cell>
          <table:table-cell table:style-name="ce12"/>
          <table:table-cell office:value-type="string" table:style-name="ce14">
            <text:p>Gen. 48</text:p>
          </table:table-cell>
          <table:table-cell office:value-type="float" office:value="1840072.2666666666" table:formula="of:=AVERAGE([.$CL51];[.$CI51];[.$CF51];[.$CC51];[.$BZ51];[.$BW51];[.$BT51];[.$BQ51];[.$BN51];[.$BK51];[.$BH51];[.$BE51];[.$BB51];[.$AY51];[.$AV51];[.$AS51];[.$AP51];[.$AM51];[.$AJ51];[.$AG51];[.$AD51];[.$AA51];[.$X51];[.$U51];[.$R51];[.$O51];[.$L51];[.$I51];[.$F51];[.$C51])" table:style-name="ce17">
            <text:p>1840072</text:p>
          </table:table-cell>
          <table:table-cell office:value-type="float" office:value="36491.781014107939" table:formula="of:=STDEV([.$CL51];[.$CI51];[.$CF51];[.$CC51];[.$BZ51];[.$BW51];[.$BT51];[.$BQ51];[.$BN51];[.$BK51];[.$BH51];[.$BE51];[.$BB51];[.$AY51];[.$AV51];[.$AS51];[.$AP51];[.$AM51];[.$AJ51];[.$AG51];[.$AD51];[.$AA51];[.$X51];[.$U51];[.$R51];[.$O51];[.$L51];[.$I51];[.$F51];[.$C51])" table:style-name="ce17">
            <text:p>36492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Gen. 49</text:p>
          </table:table-cell>
          <table:table-cell office:value-type="float" office:value="1813182" table:style-name="ce7">
            <text:p>1813182</text:p>
          </table:table-cell>
          <table:table-cell table:style-name="ce12"/>
          <table:table-cell office:value-type="string" table:style-name="ce5">
            <text:p>Gen. 49</text:p>
          </table:table-cell>
          <table:table-cell office:value-type="float" office:value="1892486" table:style-name="ce7">
            <text:p>1892486</text:p>
          </table:table-cell>
          <table:table-cell table:style-name="ce12"/>
          <table:table-cell office:value-type="string" table:style-name="ce5">
            <text:p>Gen. 49</text:p>
          </table:table-cell>
          <table:table-cell office:value-type="float" office:value="1843376" table:style-name="ce7">
            <text:p>1843376</text:p>
          </table:table-cell>
          <table:table-cell table:style-name="ce12"/>
          <table:table-cell office:value-type="string" table:style-name="ce5">
            <text:p>Gen. 49</text:p>
          </table:table-cell>
          <table:table-cell office:value-type="float" office:value="1846641" table:style-name="ce7">
            <text:p>1846641</text:p>
          </table:table-cell>
          <table:table-cell table:style-name="ce12"/>
          <table:table-cell office:value-type="string" table:style-name="ce5">
            <text:p>Gen. 49</text:p>
          </table:table-cell>
          <table:table-cell office:value-type="float" office:value="1849882" table:style-name="ce7">
            <text:p>1849882</text:p>
          </table:table-cell>
          <table:table-cell table:style-name="ce12"/>
          <table:table-cell office:value-type="string" table:style-name="ce5">
            <text:p>Gen. 49</text:p>
          </table:table-cell>
          <table:table-cell office:value-type="float" office:value="1832070" table:style-name="ce7">
            <text:p>1832070</text:p>
          </table:table-cell>
          <table:table-cell table:style-name="ce12"/>
          <table:table-cell office:value-type="string" table:style-name="ce5">
            <text:p>Gen. 49</text:p>
          </table:table-cell>
          <table:table-cell office:value-type="float" office:value="1790398" table:style-name="ce7">
            <text:p>1790398</text:p>
          </table:table-cell>
          <table:table-cell table:style-name="ce12"/>
          <table:table-cell office:value-type="string" table:style-name="ce5">
            <text:p>Gen. 49</text:p>
          </table:table-cell>
          <table:table-cell office:value-type="float" office:value="1804284" table:style-name="ce7">
            <text:p>1804284</text:p>
          </table:table-cell>
          <table:table-cell table:style-name="ce12"/>
          <table:table-cell office:value-type="string" table:style-name="ce5">
            <text:p>Gen. 49</text:p>
          </table:table-cell>
          <table:table-cell office:value-type="float" office:value="1834094" table:style-name="ce7">
            <text:p>1834094</text:p>
          </table:table-cell>
          <table:table-cell table:style-name="ce12"/>
          <table:table-cell office:value-type="string" table:style-name="ce5">
            <text:p>Gen. 49</text:p>
          </table:table-cell>
          <table:table-cell office:value-type="float" office:value="1839660" table:style-name="ce7">
            <text:p>1839660</text:p>
          </table:table-cell>
          <table:table-cell table:style-name="ce12"/>
          <table:table-cell office:value-type="string" table:style-name="ce5">
            <text:p>Gen. 49</text:p>
          </table:table-cell>
          <table:table-cell office:value-type="float" office:value="1852552" table:style-name="ce7">
            <text:p>1852552</text:p>
          </table:table-cell>
          <table:table-cell table:style-name="ce12"/>
          <table:table-cell office:value-type="string" table:style-name="ce5">
            <text:p>Gen. 49</text:p>
          </table:table-cell>
          <table:table-cell office:value-type="float" office:value="1820658" table:style-name="ce7">
            <text:p>1820658</text:p>
          </table:table-cell>
          <table:table-cell table:style-name="ce12"/>
          <table:table-cell office:value-type="string" table:style-name="ce5">
            <text:p>Gen. 49</text:p>
          </table:table-cell>
          <table:table-cell office:value-type="float" office:value="1897824" table:style-name="ce7">
            <text:p>1897824</text:p>
          </table:table-cell>
          <table:table-cell table:style-name="ce12"/>
          <table:table-cell office:value-type="string" table:style-name="ce5">
            <text:p>Gen. 49</text:p>
          </table:table-cell>
          <table:table-cell office:value-type="float" office:value="1844082" table:style-name="ce7">
            <text:p>1844082</text:p>
          </table:table-cell>
          <table:table-cell table:style-name="ce12"/>
          <table:table-cell office:value-type="string" table:style-name="ce5">
            <text:p>Gen. 49</text:p>
          </table:table-cell>
          <table:table-cell office:value-type="float" office:value="1825962" table:style-name="ce7">
            <text:p>1825962</text:p>
          </table:table-cell>
          <table:table-cell table:style-name="ce12"/>
          <table:table-cell office:value-type="string" table:style-name="ce5">
            <text:p>Gen. 49</text:p>
          </table:table-cell>
          <table:table-cell office:value-type="float" office:value="1831612" table:style-name="ce7">
            <text:p>1831612</text:p>
          </table:table-cell>
          <table:table-cell table:style-name="ce12"/>
          <table:table-cell office:value-type="string" table:style-name="ce5">
            <text:p>Gen. 49</text:p>
          </table:table-cell>
          <table:table-cell office:value-type="float" office:value="1861160" table:style-name="ce7">
            <text:p>1861160</text:p>
          </table:table-cell>
          <table:table-cell table:style-name="ce12"/>
          <table:table-cell office:value-type="string" table:style-name="ce5">
            <text:p>Gen. 49</text:p>
          </table:table-cell>
          <table:table-cell office:value-type="float" office:value="1794418" table:style-name="ce7">
            <text:p>1794418</text:p>
          </table:table-cell>
          <table:table-cell table:style-name="ce12"/>
          <table:table-cell office:value-type="string" table:style-name="ce5">
            <text:p>Gen. 49</text:p>
          </table:table-cell>
          <table:table-cell office:value-type="float" office:value="1821780" table:style-name="ce7">
            <text:p>1821780</text:p>
          </table:table-cell>
          <table:table-cell table:style-name="ce12"/>
          <table:table-cell office:value-type="string" table:style-name="ce5">
            <text:p>Gen. 49</text:p>
          </table:table-cell>
          <table:table-cell office:value-type="float" office:value="1855043" table:style-name="ce7">
            <text:p>1855043</text:p>
          </table:table-cell>
          <table:table-cell table:style-name="ce12"/>
          <table:table-cell office:value-type="string" table:style-name="ce5">
            <text:p>Gen. 49</text:p>
          </table:table-cell>
          <table:table-cell office:value-type="float" office:value="1893546" table:style-name="ce7">
            <text:p>1893546</text:p>
          </table:table-cell>
          <table:table-cell table:style-name="ce12"/>
          <table:table-cell office:value-type="string" table:style-name="ce5">
            <text:p>Gen. 49</text:p>
          </table:table-cell>
          <table:table-cell office:value-type="float" office:value="1808100" table:style-name="ce7">
            <text:p>1808100</text:p>
          </table:table-cell>
          <table:table-cell table:style-name="ce12"/>
          <table:table-cell office:value-type="string" table:style-name="ce5">
            <text:p>Gen. 49</text:p>
          </table:table-cell>
          <table:table-cell office:value-type="float" office:value="1837150" table:style-name="ce7">
            <text:p>1837150</text:p>
          </table:table-cell>
          <table:table-cell table:style-name="ce12"/>
          <table:table-cell office:value-type="string" table:style-name="ce5">
            <text:p>Gen. 49</text:p>
          </table:table-cell>
          <table:table-cell office:value-type="float" office:value="1785267" table:style-name="ce7">
            <text:p>1785267</text:p>
          </table:table-cell>
          <table:table-cell table:style-name="ce12"/>
          <table:table-cell office:value-type="string" table:style-name="ce5">
            <text:p>Gen. 49</text:p>
          </table:table-cell>
          <table:table-cell office:value-type="float" office:value="1848636" table:style-name="ce7">
            <text:p>1848636</text:p>
          </table:table-cell>
          <table:table-cell table:style-name="ce12"/>
          <table:table-cell office:value-type="string" table:style-name="ce5">
            <text:p>Gen. 49</text:p>
          </table:table-cell>
          <table:table-cell office:value-type="float" office:value="1768262" table:style-name="ce7">
            <text:p>1768262</text:p>
          </table:table-cell>
          <table:table-cell table:style-name="ce12"/>
          <table:table-cell office:value-type="string" table:style-name="ce5">
            <text:p>Gen. 49</text:p>
          </table:table-cell>
          <table:table-cell office:value-type="float" office:value="1928640" table:style-name="ce7">
            <text:p>1928640</text:p>
          </table:table-cell>
          <table:table-cell table:style-name="ce12"/>
          <table:table-cell office:value-type="string" table:style-name="ce5">
            <text:p>Gen. 49</text:p>
          </table:table-cell>
          <table:table-cell office:value-type="float" office:value="1893354" table:style-name="ce7">
            <text:p>1893354</text:p>
          </table:table-cell>
          <table:table-cell table:style-name="ce12"/>
          <table:table-cell office:value-type="string" table:style-name="ce5">
            <text:p>Gen. 49</text:p>
          </table:table-cell>
          <table:table-cell office:value-type="float" office:value="1806966" table:style-name="ce7">
            <text:p>1806966</text:p>
          </table:table-cell>
          <table:table-cell table:style-name="ce12"/>
          <table:table-cell office:value-type="string" table:style-name="ce5">
            <text:p>Gen. 49</text:p>
          </table:table-cell>
          <table:table-cell office:value-type="float" office:value="1831641" table:style-name="ce7">
            <text:p>1831641</text:p>
          </table:table-cell>
          <table:table-cell table:style-name="ce12"/>
          <table:table-cell office:value-type="string" table:style-name="ce14">
            <text:p>Gen. 49</text:p>
          </table:table-cell>
          <table:table-cell office:value-type="float" office:value="1838424.2" table:formula="of:=AVERAGE([.$CL52];[.$CI52];[.$CF52];[.$CC52];[.$BZ52];[.$BW52];[.$BT52];[.$BQ52];[.$BN52];[.$BK52];[.$BH52];[.$BE52];[.$BB52];[.$AY52];[.$AV52];[.$AS52];[.$AP52];[.$AM52];[.$AJ52];[.$AG52];[.$AD52];[.$AA52];[.$X52];[.$U52];[.$R52];[.$O52];[.$L52];[.$I52];[.$F52];[.$C52])" table:style-name="ce17">
            <text:p>1838424</text:p>
          </table:table-cell>
          <table:table-cell office:value-type="float" office:value="36485.21450878046" table:formula="of:=STDEV([.$CL52];[.$CI52];[.$CF52];[.$CC52];[.$BZ52];[.$BW52];[.$BT52];[.$BQ52];[.$BN52];[.$BK52];[.$BH52];[.$BE52];[.$BB52];[.$AY52];[.$AV52];[.$AS52];[.$AP52];[.$AM52];[.$AJ52];[.$AG52];[.$AD52];[.$AA52];[.$X52];[.$U52];[.$R52];[.$O52];[.$L52];[.$I52];[.$F52];[.$C52])" table:style-name="ce17">
            <text:p>36485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Gen. 50</text:p>
          </table:table-cell>
          <table:table-cell office:value-type="float" office:value="1810050" table:style-name="ce7">
            <text:p>1810050</text:p>
          </table:table-cell>
          <table:table-cell table:style-name="ce12"/>
          <table:table-cell office:value-type="string" table:style-name="ce5">
            <text:p>Gen. 50</text:p>
          </table:table-cell>
          <table:table-cell office:value-type="float" office:value="1887852" table:style-name="ce7">
            <text:p>1887852</text:p>
          </table:table-cell>
          <table:table-cell table:style-name="ce12"/>
          <table:table-cell office:value-type="string" table:style-name="ce5">
            <text:p>Gen. 50</text:p>
          </table:table-cell>
          <table:table-cell office:value-type="float" office:value="1837748" table:style-name="ce7">
            <text:p>1837748</text:p>
          </table:table-cell>
          <table:table-cell table:style-name="ce12"/>
          <table:table-cell office:value-type="string" table:style-name="ce5">
            <text:p>Gen. 50</text:p>
          </table:table-cell>
          <table:table-cell office:value-type="float" office:value="1843837" table:style-name="ce7">
            <text:p>1843837</text:p>
          </table:table-cell>
          <table:table-cell table:style-name="ce12"/>
          <table:table-cell office:value-type="string" table:style-name="ce5">
            <text:p>Gen. 50</text:p>
          </table:table-cell>
          <table:table-cell office:value-type="float" office:value="1849350" table:style-name="ce7">
            <text:p>1849350</text:p>
          </table:table-cell>
          <table:table-cell table:style-name="ce12"/>
          <table:table-cell office:value-type="string" table:style-name="ce5">
            <text:p>Gen. 50</text:p>
          </table:table-cell>
          <table:table-cell office:value-type="float" office:value="1831490" table:style-name="ce7">
            <text:p>1831490</text:p>
          </table:table-cell>
          <table:table-cell table:style-name="ce12"/>
          <table:table-cell office:value-type="string" table:style-name="ce5">
            <text:p>Gen. 50</text:p>
          </table:table-cell>
          <table:table-cell office:value-type="float" office:value="1789028" table:style-name="ce7">
            <text:p>1789028</text:p>
          </table:table-cell>
          <table:table-cell table:style-name="ce12"/>
          <table:table-cell office:value-type="string" table:style-name="ce5">
            <text:p>Gen. 50</text:p>
          </table:table-cell>
          <table:table-cell office:value-type="float" office:value="1802104" table:style-name="ce7">
            <text:p>1802104</text:p>
          </table:table-cell>
          <table:table-cell table:style-name="ce12"/>
          <table:table-cell office:value-type="string" table:style-name="ce5">
            <text:p>Gen. 50</text:p>
          </table:table-cell>
          <table:table-cell office:value-type="float" office:value="1831784" table:style-name="ce7">
            <text:p>1831784</text:p>
          </table:table-cell>
          <table:table-cell table:style-name="ce12"/>
          <table:table-cell office:value-type="string" table:style-name="ce5">
            <text:p>Gen. 50</text:p>
          </table:table-cell>
          <table:table-cell office:value-type="float" office:value="1836600" table:style-name="ce7">
            <text:p>1836600</text:p>
          </table:table-cell>
          <table:table-cell table:style-name="ce12"/>
          <table:table-cell office:value-type="string" table:style-name="ce5">
            <text:p>Gen. 50</text:p>
          </table:table-cell>
          <table:table-cell office:value-type="float" office:value="1850672" table:style-name="ce7">
            <text:p>1850672</text:p>
          </table:table-cell>
          <table:table-cell table:style-name="ce12"/>
          <table:table-cell office:value-type="string" table:style-name="ce5">
            <text:p>Gen. 50</text:p>
          </table:table-cell>
          <table:table-cell office:value-type="float" office:value="1819152" table:style-name="ce7">
            <text:p>1819152</text:p>
          </table:table-cell>
          <table:table-cell table:style-name="ce12"/>
          <table:table-cell office:value-type="string" table:style-name="ce5">
            <text:p>Gen. 50</text:p>
          </table:table-cell>
          <table:table-cell office:value-type="float" office:value="1894160" table:style-name="ce7">
            <text:p>1894160</text:p>
          </table:table-cell>
          <table:table-cell table:style-name="ce12"/>
          <table:table-cell office:value-type="string" table:style-name="ce5">
            <text:p>Gen. 50</text:p>
          </table:table-cell>
          <table:table-cell office:value-type="float" office:value="1841936" table:style-name="ce7">
            <text:p>1841936</text:p>
          </table:table-cell>
          <table:table-cell table:style-name="ce12"/>
          <table:table-cell office:value-type="string" table:style-name="ce5">
            <text:p>Gen. 50</text:p>
          </table:table-cell>
          <table:table-cell office:value-type="float" office:value="1824074" table:style-name="ce7">
            <text:p>1824074</text:p>
          </table:table-cell>
          <table:table-cell table:style-name="ce12"/>
          <table:table-cell office:value-type="string" table:style-name="ce5">
            <text:p>Gen. 50</text:p>
          </table:table-cell>
          <table:table-cell office:value-type="float" office:value="1829828" table:style-name="ce7">
            <text:p>1829828</text:p>
          </table:table-cell>
          <table:table-cell table:style-name="ce12"/>
          <table:table-cell office:value-type="string" table:style-name="ce5">
            <text:p>Gen. 50</text:p>
          </table:table-cell>
          <table:table-cell office:value-type="float" office:value="1858620" table:style-name="ce7">
            <text:p>1858620</text:p>
          </table:table-cell>
          <table:table-cell table:style-name="ce12"/>
          <table:table-cell office:value-type="string" table:style-name="ce5">
            <text:p>Gen. 50</text:p>
          </table:table-cell>
          <table:table-cell office:value-type="float" office:value="1794418" table:style-name="ce7">
            <text:p>1794418</text:p>
          </table:table-cell>
          <table:table-cell table:style-name="ce12"/>
          <table:table-cell office:value-type="string" table:style-name="ce5">
            <text:p>Gen. 50</text:p>
          </table:table-cell>
          <table:table-cell office:value-type="float" office:value="1820370" table:style-name="ce7">
            <text:p>1820370</text:p>
          </table:table-cell>
          <table:table-cell table:style-name="ce12"/>
          <table:table-cell office:value-type="string" table:style-name="ce5">
            <text:p>Gen. 50</text:p>
          </table:table-cell>
          <table:table-cell office:value-type="float" office:value="1854683" table:style-name="ce7">
            <text:p>1854683</text:p>
          </table:table-cell>
          <table:table-cell table:style-name="ce12"/>
          <table:table-cell office:value-type="string" table:style-name="ce5">
            <text:p>Gen. 50</text:p>
          </table:table-cell>
          <table:table-cell office:value-type="float" office:value="1893186" table:style-name="ce7">
            <text:p>1893186</text:p>
          </table:table-cell>
          <table:table-cell table:style-name="ce12"/>
          <table:table-cell office:value-type="string" table:style-name="ce5">
            <text:p>Gen. 50</text:p>
          </table:table-cell>
          <table:table-cell office:value-type="float" office:value="1808100" table:style-name="ce7">
            <text:p>1808100</text:p>
          </table:table-cell>
          <table:table-cell table:style-name="ce12"/>
          <table:table-cell office:value-type="string" table:style-name="ce5">
            <text:p>Gen. 50</text:p>
          </table:table-cell>
          <table:table-cell office:value-type="float" office:value="1835200" table:style-name="ce7">
            <text:p>1835200</text:p>
          </table:table-cell>
          <table:table-cell table:style-name="ce12"/>
          <table:table-cell office:value-type="string" table:style-name="ce5">
            <text:p>Gen. 50</text:p>
          </table:table-cell>
          <table:table-cell office:value-type="float" office:value="1784595" table:style-name="ce7">
            <text:p>1784595</text:p>
          </table:table-cell>
          <table:table-cell table:style-name="ce12"/>
          <table:table-cell office:value-type="string" table:style-name="ce5">
            <text:p>Gen. 50</text:p>
          </table:table-cell>
          <table:table-cell office:value-type="float" office:value="1845686" table:style-name="ce7">
            <text:p>1845686</text:p>
          </table:table-cell>
          <table:table-cell table:style-name="ce12"/>
          <table:table-cell office:value-type="string" table:style-name="ce5">
            <text:p>Gen. 50</text:p>
          </table:table-cell>
          <table:table-cell office:value-type="float" office:value="1767842" table:style-name="ce7">
            <text:p>1767842</text:p>
          </table:table-cell>
          <table:table-cell table:style-name="ce12"/>
          <table:table-cell office:value-type="string" table:style-name="ce5">
            <text:p>Gen. 50</text:p>
          </table:table-cell>
          <table:table-cell office:value-type="float" office:value="1926144" table:style-name="ce7">
            <text:p>1926144</text:p>
          </table:table-cell>
          <table:table-cell table:style-name="ce12"/>
          <table:table-cell office:value-type="string" table:style-name="ce5">
            <text:p>Gen. 50</text:p>
          </table:table-cell>
          <table:table-cell office:value-type="float" office:value="1893354" table:style-name="ce7">
            <text:p>1893354</text:p>
          </table:table-cell>
          <table:table-cell table:style-name="ce12"/>
          <table:table-cell office:value-type="string" table:style-name="ce5">
            <text:p>Gen. 50</text:p>
          </table:table-cell>
          <table:table-cell office:value-type="float" office:value="1801976" table:style-name="ce7">
            <text:p>1801976</text:p>
          </table:table-cell>
          <table:table-cell table:style-name="ce12"/>
          <table:table-cell office:value-type="string" table:style-name="ce5">
            <text:p>Gen. 50</text:p>
          </table:table-cell>
          <table:table-cell office:value-type="float" office:value="1828411" table:style-name="ce7">
            <text:p>1828411</text:p>
          </table:table-cell>
          <table:table-cell table:style-name="ce12"/>
          <table:table-cell office:value-type="string" table:style-name="ce14">
            <text:p>Gen. 50</text:p>
          </table:table-cell>
          <table:table-cell office:value-type="float" office:value="1836408.3333333333" table:formula="of:=AVERAGE([.$CL53];[.$CI53];[.$CF53];[.$CC53];[.$BZ53];[.$BW53];[.$BT53];[.$BQ53];[.$BN53];[.$BK53];[.$BH53];[.$BE53];[.$BB53];[.$AY53];[.$AV53];[.$AS53];[.$AP53];[.$AM53];[.$AJ53];[.$AG53];[.$AD53];[.$AA53];[.$X53];[.$U53];[.$R53];[.$O53];[.$L53];[.$I53];[.$F53];[.$C53])" table:style-name="ce17">
            <text:p>1836408</text:p>
          </table:table-cell>
          <table:table-cell office:value-type="float" office:value="36192.301018151717" table:formula="of:=STDEV([.$CL53];[.$CI53];[.$CF53];[.$CC53];[.$BZ53];[.$BW53];[.$BT53];[.$BQ53];[.$BN53];[.$BK53];[.$BH53];[.$BE53];[.$BB53];[.$AY53];[.$AV53];[.$AS53];[.$AP53];[.$AM53];[.$AJ53];[.$AG53];[.$AD53];[.$AA53];[.$X53];[.$U53];[.$R53];[.$O53];[.$L53];[.$I53];[.$F53];[.$C53])" table:style-name="ce17">
            <text:p>36192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Gen. 51</text:p>
          </table:table-cell>
          <table:table-cell office:value-type="float" office:value="1809252" table:style-name="ce7">
            <text:p>1809252</text:p>
          </table:table-cell>
          <table:table-cell table:style-name="ce12"/>
          <table:table-cell office:value-type="string" table:style-name="ce5">
            <text:p>Gen. 51</text:p>
          </table:table-cell>
          <table:table-cell office:value-type="float" office:value="1885400" table:style-name="ce7">
            <text:p>1885400</text:p>
          </table:table-cell>
          <table:table-cell table:style-name="ce12"/>
          <table:table-cell office:value-type="string" table:style-name="ce5">
            <text:p>Gen. 51</text:p>
          </table:table-cell>
          <table:table-cell office:value-type="float" office:value="1837748" table:style-name="ce7">
            <text:p>1837748</text:p>
          </table:table-cell>
          <table:table-cell table:style-name="ce12"/>
          <table:table-cell office:value-type="string" table:style-name="ce5">
            <text:p>Gen. 51</text:p>
          </table:table-cell>
          <table:table-cell office:value-type="float" office:value="1841221" table:style-name="ce7">
            <text:p>1841221</text:p>
          </table:table-cell>
          <table:table-cell table:style-name="ce12"/>
          <table:table-cell office:value-type="string" table:style-name="ce5">
            <text:p>Gen. 51</text:p>
          </table:table-cell>
          <table:table-cell office:value-type="float" office:value="1847948" table:style-name="ce7">
            <text:p>1847948</text:p>
          </table:table-cell>
          <table:table-cell table:style-name="ce12"/>
          <table:table-cell office:value-type="string" table:style-name="ce5">
            <text:p>Gen. 51</text:p>
          </table:table-cell>
          <table:table-cell office:value-type="float" office:value="1830430" table:style-name="ce7">
            <text:p>1830430</text:p>
          </table:table-cell>
          <table:table-cell table:style-name="ce12"/>
          <table:table-cell office:value-type="string" table:style-name="ce5">
            <text:p>Gen. 51</text:p>
          </table:table-cell>
          <table:table-cell office:value-type="float" office:value="1788878" table:style-name="ce7">
            <text:p>1788878</text:p>
          </table:table-cell>
          <table:table-cell table:style-name="ce12"/>
          <table:table-cell office:value-type="string" table:style-name="ce5">
            <text:p>Gen. 51</text:p>
          </table:table-cell>
          <table:table-cell office:value-type="float" office:value="1798534" table:style-name="ce7">
            <text:p>1798534</text:p>
          </table:table-cell>
          <table:table-cell table:style-name="ce12"/>
          <table:table-cell office:value-type="string" table:style-name="ce5">
            <text:p>Gen. 51</text:p>
          </table:table-cell>
          <table:table-cell office:value-type="float" office:value="1831784" table:style-name="ce7">
            <text:p>1831784</text:p>
          </table:table-cell>
          <table:table-cell table:style-name="ce12"/>
          <table:table-cell office:value-type="string" table:style-name="ce5">
            <text:p>Gen. 51</text:p>
          </table:table-cell>
          <table:table-cell office:value-type="float" office:value="1835430" table:style-name="ce7">
            <text:p>1835430</text:p>
          </table:table-cell>
          <table:table-cell table:style-name="ce12"/>
          <table:table-cell office:value-type="string" table:style-name="ce5">
            <text:p>Gen. 51</text:p>
          </table:table-cell>
          <table:table-cell office:value-type="float" office:value="1849492" table:style-name="ce7">
            <text:p>1849492</text:p>
          </table:table-cell>
          <table:table-cell table:style-name="ce12"/>
          <table:table-cell office:value-type="string" table:style-name="ce5">
            <text:p>Gen. 51</text:p>
          </table:table-cell>
          <table:table-cell office:value-type="float" office:value="1819152" table:style-name="ce7">
            <text:p>1819152</text:p>
          </table:table-cell>
          <table:table-cell table:style-name="ce12"/>
          <table:table-cell office:value-type="string" table:style-name="ce5">
            <text:p>Gen. 51</text:p>
          </table:table-cell>
          <table:table-cell office:value-type="float" office:value="1894160" table:style-name="ce7">
            <text:p>1894160</text:p>
          </table:table-cell>
          <table:table-cell table:style-name="ce12"/>
          <table:table-cell office:value-type="string" table:style-name="ce5">
            <text:p>Gen. 51</text:p>
          </table:table-cell>
          <table:table-cell office:value-type="float" office:value="1836846" table:style-name="ce7">
            <text:p>1836846</text:p>
          </table:table-cell>
          <table:table-cell table:style-name="ce12"/>
          <table:table-cell office:value-type="string" table:style-name="ce5">
            <text:p>Gen. 51</text:p>
          </table:table-cell>
          <table:table-cell office:value-type="float" office:value="1822094" table:style-name="ce7">
            <text:p>1822094</text:p>
          </table:table-cell>
          <table:table-cell table:style-name="ce12"/>
          <table:table-cell office:value-type="string" table:style-name="ce5">
            <text:p>Gen. 51</text:p>
          </table:table-cell>
          <table:table-cell office:value-type="float" office:value="1828086" table:style-name="ce7">
            <text:p>1828086</text:p>
          </table:table-cell>
          <table:table-cell table:style-name="ce12"/>
          <table:table-cell office:value-type="string" table:style-name="ce5">
            <text:p>Gen. 51</text:p>
          </table:table-cell>
          <table:table-cell office:value-type="float" office:value="1858114" table:style-name="ce7">
            <text:p>1858114</text:p>
          </table:table-cell>
          <table:table-cell table:style-name="ce12"/>
          <table:table-cell office:value-type="string" table:style-name="ce5">
            <text:p>Gen. 51</text:p>
          </table:table-cell>
          <table:table-cell office:value-type="float" office:value="1792858" table:style-name="ce7">
            <text:p>1792858</text:p>
          </table:table-cell>
          <table:table-cell table:style-name="ce12"/>
          <table:table-cell office:value-type="string" table:style-name="ce5">
            <text:p>Gen. 51</text:p>
          </table:table-cell>
          <table:table-cell office:value-type="float" office:value="1817740" table:style-name="ce7">
            <text:p>1817740</text:p>
          </table:table-cell>
          <table:table-cell table:style-name="ce12"/>
          <table:table-cell office:value-type="string" table:style-name="ce5">
            <text:p>Gen. 51</text:p>
          </table:table-cell>
          <table:table-cell office:value-type="float" office:value="1854363" table:style-name="ce7">
            <text:p>1854363</text:p>
          </table:table-cell>
          <table:table-cell table:style-name="ce12"/>
          <table:table-cell office:value-type="string" table:style-name="ce5">
            <text:p>Gen. 51</text:p>
          </table:table-cell>
          <table:table-cell office:value-type="float" office:value="1888648" table:style-name="ce7">
            <text:p>1888648</text:p>
          </table:table-cell>
          <table:table-cell table:style-name="ce12"/>
          <table:table-cell office:value-type="string" table:style-name="ce5">
            <text:p>Gen. 51</text:p>
          </table:table-cell>
          <table:table-cell office:value-type="float" office:value="1806220" table:style-name="ce7">
            <text:p>1806220</text:p>
          </table:table-cell>
          <table:table-cell table:style-name="ce12"/>
          <table:table-cell office:value-type="string" table:style-name="ce5">
            <text:p>Gen. 51</text:p>
          </table:table-cell>
          <table:table-cell office:value-type="float" office:value="1834690" table:style-name="ce7">
            <text:p>1834690</text:p>
          </table:table-cell>
          <table:table-cell table:style-name="ce12"/>
          <table:table-cell office:value-type="string" table:style-name="ce5">
            <text:p>Gen. 51</text:p>
          </table:table-cell>
          <table:table-cell office:value-type="float" office:value="1783711" table:style-name="ce7">
            <text:p>1783711</text:p>
          </table:table-cell>
          <table:table-cell table:style-name="ce12"/>
          <table:table-cell office:value-type="string" table:style-name="ce5">
            <text:p>Gen. 51</text:p>
          </table:table-cell>
          <table:table-cell office:value-type="float" office:value="1845686" table:style-name="ce7">
            <text:p>1845686</text:p>
          </table:table-cell>
          <table:table-cell table:style-name="ce12"/>
          <table:table-cell office:value-type="string" table:style-name="ce5">
            <text:p>Gen. 51</text:p>
          </table:table-cell>
          <table:table-cell office:value-type="float" office:value="1766282" table:style-name="ce7">
            <text:p>1766282</text:p>
          </table:table-cell>
          <table:table-cell table:style-name="ce12"/>
          <table:table-cell office:value-type="string" table:style-name="ce5">
            <text:p>Gen. 51</text:p>
          </table:table-cell>
          <table:table-cell office:value-type="float" office:value="1924466" table:style-name="ce7">
            <text:p>1924466</text:p>
          </table:table-cell>
          <table:table-cell table:style-name="ce12"/>
          <table:table-cell office:value-type="string" table:style-name="ce5">
            <text:p>Gen. 51</text:p>
          </table:table-cell>
          <table:table-cell office:value-type="float" office:value="1889384" table:style-name="ce7">
            <text:p>1889384</text:p>
          </table:table-cell>
          <table:table-cell table:style-name="ce12"/>
          <table:table-cell office:value-type="string" table:style-name="ce5">
            <text:p>Gen. 51</text:p>
          </table:table-cell>
          <table:table-cell office:value-type="float" office:value="1801556" table:style-name="ce7">
            <text:p>1801556</text:p>
          </table:table-cell>
          <table:table-cell table:style-name="ce12"/>
          <table:table-cell office:value-type="string" table:style-name="ce5">
            <text:p>Gen. 51</text:p>
          </table:table-cell>
          <table:table-cell office:value-type="float" office:value="1826881" table:style-name="ce7">
            <text:p>1826881</text:p>
          </table:table-cell>
          <table:table-cell table:style-name="ce12"/>
          <table:table-cell office:value-type="string" table:style-name="ce14">
            <text:p>Gen. 51</text:p>
          </table:table-cell>
          <table:table-cell office:value-type="float" office:value="1834901.8" table:formula="of:=AVERAGE([.$CL54];[.$CI54];[.$CF54];[.$CC54];[.$BZ54];[.$BW54];[.$BT54];[.$BQ54];[.$BN54];[.$BK54];[.$BH54];[.$BE54];[.$BB54];[.$AY54];[.$AV54];[.$AS54];[.$AP54];[.$AM54];[.$AJ54];[.$AG54];[.$AD54];[.$AA54];[.$X54];[.$U54];[.$R54];[.$O54];[.$L54];[.$I54];[.$F54];[.$C54])" table:style-name="ce17">
            <text:p>1834902</text:p>
          </table:table-cell>
          <table:table-cell office:value-type="float" office:value="35905.365534492434" table:formula="of:=STDEV([.$CL54];[.$CI54];[.$CF54];[.$CC54];[.$BZ54];[.$BW54];[.$BT54];[.$BQ54];[.$BN54];[.$BK54];[.$BH54];[.$BE54];[.$BB54];[.$AY54];[.$AV54];[.$AS54];[.$AP54];[.$AM54];[.$AJ54];[.$AG54];[.$AD54];[.$AA54];[.$X54];[.$U54];[.$R54];[.$O54];[.$L54];[.$I54];[.$F54];[.$C54])" table:style-name="ce17">
            <text:p>35905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Gen. 52</text:p>
          </table:table-cell>
          <table:table-cell office:value-type="float" office:value="1806050" table:style-name="ce7">
            <text:p>1806050</text:p>
          </table:table-cell>
          <table:table-cell table:style-name="ce12"/>
          <table:table-cell office:value-type="string" table:style-name="ce5">
            <text:p>Gen. 52</text:p>
          </table:table-cell>
          <table:table-cell office:value-type="float" office:value="1884334" table:style-name="ce7">
            <text:p>1884334</text:p>
          </table:table-cell>
          <table:table-cell table:style-name="ce12"/>
          <table:table-cell office:value-type="string" table:style-name="ce5">
            <text:p>Gen. 52</text:p>
          </table:table-cell>
          <table:table-cell office:value-type="float" office:value="1833510" table:style-name="ce7">
            <text:p>1833510</text:p>
          </table:table-cell>
          <table:table-cell table:style-name="ce12"/>
          <table:table-cell office:value-type="string" table:style-name="ce5">
            <text:p>Gen. 52</text:p>
          </table:table-cell>
          <table:table-cell office:value-type="float" office:value="1841221" table:style-name="ce7">
            <text:p>1841221</text:p>
          </table:table-cell>
          <table:table-cell table:style-name="ce12"/>
          <table:table-cell office:value-type="string" table:style-name="ce5">
            <text:p>Gen. 52</text:p>
          </table:table-cell>
          <table:table-cell office:value-type="float" office:value="1845160" table:style-name="ce7">
            <text:p>1845160</text:p>
          </table:table-cell>
          <table:table-cell table:style-name="ce12"/>
          <table:table-cell office:value-type="string" table:style-name="ce5">
            <text:p>Gen. 52</text:p>
          </table:table-cell>
          <table:table-cell office:value-type="float" office:value="1828674" table:style-name="ce7">
            <text:p>1828674</text:p>
          </table:table-cell>
          <table:table-cell table:style-name="ce12"/>
          <table:table-cell office:value-type="string" table:style-name="ce5">
            <text:p>Gen. 52</text:p>
          </table:table-cell>
          <table:table-cell office:value-type="float" office:value="1786878" table:style-name="ce7">
            <text:p>1786878</text:p>
          </table:table-cell>
          <table:table-cell table:style-name="ce12"/>
          <table:table-cell office:value-type="string" table:style-name="ce5">
            <text:p>Gen. 52</text:p>
          </table:table-cell>
          <table:table-cell office:value-type="float" office:value="1798374" table:style-name="ce7">
            <text:p>1798374</text:p>
          </table:table-cell>
          <table:table-cell table:style-name="ce12"/>
          <table:table-cell office:value-type="string" table:style-name="ce5">
            <text:p>Gen. 52</text:p>
          </table:table-cell>
          <table:table-cell office:value-type="float" office:value="1828270" table:style-name="ce7">
            <text:p>1828270</text:p>
          </table:table-cell>
          <table:table-cell table:style-name="ce12"/>
          <table:table-cell office:value-type="string" table:style-name="ce5">
            <text:p>Gen. 52</text:p>
          </table:table-cell>
          <table:table-cell office:value-type="float" office:value="1833720" table:style-name="ce7">
            <text:p>1833720</text:p>
          </table:table-cell>
          <table:table-cell table:style-name="ce12"/>
          <table:table-cell office:value-type="string" table:style-name="ce5">
            <text:p>Gen. 52</text:p>
          </table:table-cell>
          <table:table-cell office:value-type="float" office:value="1846512" table:style-name="ce7">
            <text:p>1846512</text:p>
          </table:table-cell>
          <table:table-cell table:style-name="ce12"/>
          <table:table-cell office:value-type="string" table:style-name="ce5">
            <text:p>Gen. 52</text:p>
          </table:table-cell>
          <table:table-cell office:value-type="float" office:value="1817112" table:style-name="ce7">
            <text:p>1817112</text:p>
          </table:table-cell>
          <table:table-cell table:style-name="ce12"/>
          <table:table-cell office:value-type="string" table:style-name="ce5">
            <text:p>Gen. 52</text:p>
          </table:table-cell>
          <table:table-cell office:value-type="float" office:value="1891060" table:style-name="ce7">
            <text:p>1891060</text:p>
          </table:table-cell>
          <table:table-cell table:style-name="ce12"/>
          <table:table-cell office:value-type="string" table:style-name="ce5">
            <text:p>Gen. 52</text:p>
          </table:table-cell>
          <table:table-cell office:value-type="float" office:value="1833406" table:style-name="ce7">
            <text:p>1833406</text:p>
          </table:table-cell>
          <table:table-cell table:style-name="ce12"/>
          <table:table-cell office:value-type="string" table:style-name="ce5">
            <text:p>Gen. 52</text:p>
          </table:table-cell>
          <table:table-cell office:value-type="float" office:value="1821214" table:style-name="ce7">
            <text:p>1821214</text:p>
          </table:table-cell>
          <table:table-cell table:style-name="ce12"/>
          <table:table-cell office:value-type="string" table:style-name="ce5">
            <text:p>Gen. 52</text:p>
          </table:table-cell>
          <table:table-cell office:value-type="float" office:value="1827080" table:style-name="ce7">
            <text:p>1827080</text:p>
          </table:table-cell>
          <table:table-cell table:style-name="ce12"/>
          <table:table-cell office:value-type="string" table:style-name="ce5">
            <text:p>Gen. 52</text:p>
          </table:table-cell>
          <table:table-cell office:value-type="float" office:value="1854660" table:style-name="ce7">
            <text:p>1854660</text:p>
          </table:table-cell>
          <table:table-cell table:style-name="ce12"/>
          <table:table-cell office:value-type="string" table:style-name="ce5">
            <text:p>Gen. 52</text:p>
          </table:table-cell>
          <table:table-cell office:value-type="float" office:value="1790538" table:style-name="ce7">
            <text:p>1790538</text:p>
          </table:table-cell>
          <table:table-cell table:style-name="ce12"/>
          <table:table-cell office:value-type="string" table:style-name="ce5">
            <text:p>Gen. 52</text:p>
          </table:table-cell>
          <table:table-cell office:value-type="float" office:value="1815572" table:style-name="ce7">
            <text:p>1815572</text:p>
          </table:table-cell>
          <table:table-cell table:style-name="ce12"/>
          <table:table-cell office:value-type="string" table:style-name="ce5">
            <text:p>Gen. 52</text:p>
          </table:table-cell>
          <table:table-cell office:value-type="float" office:value="1854003" table:style-name="ce7">
            <text:p>1854003</text:p>
          </table:table-cell>
          <table:table-cell table:style-name="ce12"/>
          <table:table-cell office:value-type="string" table:style-name="ce5">
            <text:p>Gen. 52</text:p>
          </table:table-cell>
          <table:table-cell office:value-type="float" office:value="1888648" table:style-name="ce7">
            <text:p>1888648</text:p>
          </table:table-cell>
          <table:table-cell table:style-name="ce12"/>
          <table:table-cell office:value-type="string" table:style-name="ce5">
            <text:p>Gen. 52</text:p>
          </table:table-cell>
          <table:table-cell office:value-type="float" office:value="1802380" table:style-name="ce7">
            <text:p>1802380</text:p>
          </table:table-cell>
          <table:table-cell table:style-name="ce12"/>
          <table:table-cell office:value-type="string" table:style-name="ce5">
            <text:p>Gen. 52</text:p>
          </table:table-cell>
          <table:table-cell office:value-type="float" office:value="1833590" table:style-name="ce7">
            <text:p>1833590</text:p>
          </table:table-cell>
          <table:table-cell table:style-name="ce12"/>
          <table:table-cell office:value-type="string" table:style-name="ce5">
            <text:p>Gen. 52</text:p>
          </table:table-cell>
          <table:table-cell office:value-type="float" office:value="1778915" table:style-name="ce7">
            <text:p>1778915</text:p>
          </table:table-cell>
          <table:table-cell table:style-name="ce12"/>
          <table:table-cell office:value-type="string" table:style-name="ce5">
            <text:p>Gen. 52</text:p>
          </table:table-cell>
          <table:table-cell office:value-type="float" office:value="1843046" table:style-name="ce7">
            <text:p>1843046</text:p>
          </table:table-cell>
          <table:table-cell table:style-name="ce12"/>
          <table:table-cell office:value-type="string" table:style-name="ce5">
            <text:p>Gen. 52</text:p>
          </table:table-cell>
          <table:table-cell office:value-type="float" office:value="1760002" table:style-name="ce7">
            <text:p>1760002</text:p>
          </table:table-cell>
          <table:table-cell table:style-name="ce12"/>
          <table:table-cell office:value-type="string" table:style-name="ce5">
            <text:p>Gen. 52</text:p>
          </table:table-cell>
          <table:table-cell office:value-type="float" office:value="1922630" table:style-name="ce7">
            <text:p>1922630</text:p>
          </table:table-cell>
          <table:table-cell table:style-name="ce12"/>
          <table:table-cell office:value-type="string" table:style-name="ce5">
            <text:p>Gen. 52</text:p>
          </table:table-cell>
          <table:table-cell office:value-type="float" office:value="1889384" table:style-name="ce7">
            <text:p>1889384</text:p>
          </table:table-cell>
          <table:table-cell table:style-name="ce12"/>
          <table:table-cell office:value-type="string" table:style-name="ce5">
            <text:p>Gen. 52</text:p>
          </table:table-cell>
          <table:table-cell office:value-type="float" office:value="1798436" table:style-name="ce7">
            <text:p>1798436</text:p>
          </table:table-cell>
          <table:table-cell table:style-name="ce12"/>
          <table:table-cell office:value-type="string" table:style-name="ce5">
            <text:p>Gen. 52</text:p>
          </table:table-cell>
          <table:table-cell office:value-type="float" office:value="1824521" table:style-name="ce7">
            <text:p>1824521</text:p>
          </table:table-cell>
          <table:table-cell table:style-name="ce12"/>
          <table:table-cell office:value-type="string" table:style-name="ce14">
            <text:p>Gen. 52</text:p>
          </table:table-cell>
          <table:table-cell office:value-type="float" office:value="1832630" table:formula="of:=AVERAGE([.$CL55];[.$CI55];[.$CF55];[.$CC55];[.$BZ55];[.$BW55];[.$BT55];[.$BQ55];[.$BN55];[.$BK55];[.$BH55];[.$BE55];[.$BB55];[.$AY55];[.$AV55];[.$AS55];[.$AP55];[.$AM55];[.$AJ55];[.$AG55];[.$AD55];[.$AA55];[.$X55];[.$U55];[.$R55];[.$O55];[.$L55];[.$I55];[.$F55];[.$C55])" table:style-name="ce17">
            <text:p>1832630</text:p>
          </table:table-cell>
          <table:table-cell office:value-type="float" office:value="36580.907556472303" table:formula="of:=STDEV([.$CL55];[.$CI55];[.$CF55];[.$CC55];[.$BZ55];[.$BW55];[.$BT55];[.$BQ55];[.$BN55];[.$BK55];[.$BH55];[.$BE55];[.$BB55];[.$AY55];[.$AV55];[.$AS55];[.$AP55];[.$AM55];[.$AJ55];[.$AG55];[.$AD55];[.$AA55];[.$X55];[.$U55];[.$R55];[.$O55];[.$L55];[.$I55];[.$F55];[.$C55])" table:style-name="ce17">
            <text:p>36581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Gen. 53</text:p>
          </table:table-cell>
          <table:table-cell office:value-type="float" office:value="1804034" table:style-name="ce7">
            <text:p>1804034</text:p>
          </table:table-cell>
          <table:table-cell table:style-name="ce12"/>
          <table:table-cell office:value-type="string" table:style-name="ce5">
            <text:p>Gen. 53</text:p>
          </table:table-cell>
          <table:table-cell office:value-type="float" office:value="1883456" table:style-name="ce7">
            <text:p>1883456</text:p>
          </table:table-cell>
          <table:table-cell table:style-name="ce12"/>
          <table:table-cell office:value-type="string" table:style-name="ce5">
            <text:p>Gen. 53</text:p>
          </table:table-cell>
          <table:table-cell office:value-type="float" office:value="1831418" table:style-name="ce7">
            <text:p>1831418</text:p>
          </table:table-cell>
          <table:table-cell table:style-name="ce12"/>
          <table:table-cell office:value-type="string" table:style-name="ce5">
            <text:p>Gen. 53</text:p>
          </table:table-cell>
          <table:table-cell office:value-type="float" office:value="1837697" table:style-name="ce7">
            <text:p>1837697</text:p>
          </table:table-cell>
          <table:table-cell table:style-name="ce12"/>
          <table:table-cell office:value-type="string" table:style-name="ce5">
            <text:p>Gen. 53</text:p>
          </table:table-cell>
          <table:table-cell office:value-type="float" office:value="1841334" table:style-name="ce7">
            <text:p>1841334</text:p>
          </table:table-cell>
          <table:table-cell table:style-name="ce12"/>
          <table:table-cell office:value-type="string" table:style-name="ce5">
            <text:p>Gen. 53</text:p>
          </table:table-cell>
          <table:table-cell office:value-type="float" office:value="1827656" table:style-name="ce7">
            <text:p>1827656</text:p>
          </table:table-cell>
          <table:table-cell table:style-name="ce12"/>
          <table:table-cell office:value-type="string" table:style-name="ce5">
            <text:p>Gen. 53</text:p>
          </table:table-cell>
          <table:table-cell office:value-type="float" office:value="1785758" table:style-name="ce7">
            <text:p>1785758</text:p>
          </table:table-cell>
          <table:table-cell table:style-name="ce12"/>
          <table:table-cell office:value-type="string" table:style-name="ce5">
            <text:p>Gen. 53</text:p>
          </table:table-cell>
          <table:table-cell office:value-type="float" office:value="1795774" table:style-name="ce7">
            <text:p>1795774</text:p>
          </table:table-cell>
          <table:table-cell table:style-name="ce12"/>
          <table:table-cell office:value-type="string" table:style-name="ce5">
            <text:p>Gen. 53</text:p>
          </table:table-cell>
          <table:table-cell office:value-type="float" office:value="1828270" table:style-name="ce7">
            <text:p>1828270</text:p>
          </table:table-cell>
          <table:table-cell table:style-name="ce12"/>
          <table:table-cell office:value-type="string" table:style-name="ce5">
            <text:p>Gen. 53</text:p>
          </table:table-cell>
          <table:table-cell office:value-type="float" office:value="1833230" table:style-name="ce7">
            <text:p>1833230</text:p>
          </table:table-cell>
          <table:table-cell table:style-name="ce12"/>
          <table:table-cell office:value-type="string" table:style-name="ce5">
            <text:p>Gen. 53</text:p>
          </table:table-cell>
          <table:table-cell office:value-type="float" office:value="1846292" table:style-name="ce7">
            <text:p>1846292</text:p>
          </table:table-cell>
          <table:table-cell table:style-name="ce12"/>
          <table:table-cell office:value-type="string" table:style-name="ce5">
            <text:p>Gen. 53</text:p>
          </table:table-cell>
          <table:table-cell office:value-type="float" office:value="1816612" table:style-name="ce7">
            <text:p>1816612</text:p>
          </table:table-cell>
          <table:table-cell table:style-name="ce12"/>
          <table:table-cell office:value-type="string" table:style-name="ce5">
            <text:p>Gen. 53</text:p>
          </table:table-cell>
          <table:table-cell office:value-type="float" office:value="1890360" table:style-name="ce7">
            <text:p>1890360</text:p>
          </table:table-cell>
          <table:table-cell table:style-name="ce12"/>
          <table:table-cell office:value-type="string" table:style-name="ce5">
            <text:p>Gen. 53</text:p>
          </table:table-cell>
          <table:table-cell office:value-type="float" office:value="1832926" table:style-name="ce7">
            <text:p>1832926</text:p>
          </table:table-cell>
          <table:table-cell table:style-name="ce12"/>
          <table:table-cell office:value-type="string" table:style-name="ce5">
            <text:p>Gen. 53</text:p>
          </table:table-cell>
          <table:table-cell office:value-type="float" office:value="1819972" table:style-name="ce7">
            <text:p>1819972</text:p>
          </table:table-cell>
          <table:table-cell table:style-name="ce12"/>
          <table:table-cell office:value-type="string" table:style-name="ce5">
            <text:p>Gen. 53</text:p>
          </table:table-cell>
          <table:table-cell office:value-type="float" office:value="1826146" table:style-name="ce7">
            <text:p>1826146</text:p>
          </table:table-cell>
          <table:table-cell table:style-name="ce12"/>
          <table:table-cell office:value-type="string" table:style-name="ce5">
            <text:p>Gen. 53</text:p>
          </table:table-cell>
          <table:table-cell office:value-type="float" office:value="1852370" table:style-name="ce7">
            <text:p>1852370</text:p>
          </table:table-cell>
          <table:table-cell table:style-name="ce12"/>
          <table:table-cell office:value-type="string" table:style-name="ce5">
            <text:p>Gen. 53</text:p>
          </table:table-cell>
          <table:table-cell office:value-type="float" office:value="1787088" table:style-name="ce7">
            <text:p>1787088</text:p>
          </table:table-cell>
          <table:table-cell table:style-name="ce12"/>
          <table:table-cell office:value-type="string" table:style-name="ce5">
            <text:p>Gen. 53</text:p>
          </table:table-cell>
          <table:table-cell office:value-type="float" office:value="1811520" table:style-name="ce7">
            <text:p>1811520</text:p>
          </table:table-cell>
          <table:table-cell table:style-name="ce12"/>
          <table:table-cell office:value-type="string" table:style-name="ce5">
            <text:p>Gen. 53</text:p>
          </table:table-cell>
          <table:table-cell office:value-type="float" office:value="1852403" table:style-name="ce7">
            <text:p>1852403</text:p>
          </table:table-cell>
          <table:table-cell table:style-name="ce12"/>
          <table:table-cell office:value-type="string" table:style-name="ce5">
            <text:p>Gen. 53</text:p>
          </table:table-cell>
          <table:table-cell office:value-type="float" office:value="1886098" table:style-name="ce7">
            <text:p>1886098</text:p>
          </table:table-cell>
          <table:table-cell table:style-name="ce12"/>
          <table:table-cell office:value-type="string" table:style-name="ce5">
            <text:p>Gen. 53</text:p>
          </table:table-cell>
          <table:table-cell office:value-type="float" office:value="1800500" table:style-name="ce7">
            <text:p>1800500</text:p>
          </table:table-cell>
          <table:table-cell table:style-name="ce12"/>
          <table:table-cell office:value-type="string" table:style-name="ce5">
            <text:p>Gen. 53</text:p>
          </table:table-cell>
          <table:table-cell office:value-type="float" office:value="1831150" table:style-name="ce7">
            <text:p>1831150</text:p>
          </table:table-cell>
          <table:table-cell table:style-name="ce12"/>
          <table:table-cell office:value-type="string" table:style-name="ce5">
            <text:p>Gen. 53</text:p>
          </table:table-cell>
          <table:table-cell office:value-type="float" office:value="1778915" table:style-name="ce7">
            <text:p>1778915</text:p>
          </table:table-cell>
          <table:table-cell table:style-name="ce12"/>
          <table:table-cell office:value-type="string" table:style-name="ce5">
            <text:p>Gen. 53</text:p>
          </table:table-cell>
          <table:table-cell office:value-type="float" office:value="1842360" table:style-name="ce7">
            <text:p>1842360</text:p>
          </table:table-cell>
          <table:table-cell table:style-name="ce12"/>
          <table:table-cell office:value-type="string" table:style-name="ce5">
            <text:p>Gen. 53</text:p>
          </table:table-cell>
          <table:table-cell office:value-type="float" office:value="1758022" table:style-name="ce7">
            <text:p>1758022</text:p>
          </table:table-cell>
          <table:table-cell table:style-name="ce12"/>
          <table:table-cell office:value-type="string" table:style-name="ce5">
            <text:p>Gen. 53</text:p>
          </table:table-cell>
          <table:table-cell office:value-type="float" office:value="1919130" table:style-name="ce7">
            <text:p>1919130</text:p>
          </table:table-cell>
          <table:table-cell table:style-name="ce12"/>
          <table:table-cell office:value-type="string" table:style-name="ce5">
            <text:p>Gen. 53</text:p>
          </table:table-cell>
          <table:table-cell office:value-type="float" office:value="1887444" table:style-name="ce7">
            <text:p>1887444</text:p>
          </table:table-cell>
          <table:table-cell table:style-name="ce12"/>
          <table:table-cell office:value-type="string" table:style-name="ce5">
            <text:p>Gen. 53</text:p>
          </table:table-cell>
          <table:table-cell office:value-type="float" office:value="1798156" table:style-name="ce7">
            <text:p>1798156</text:p>
          </table:table-cell>
          <table:table-cell table:style-name="ce12"/>
          <table:table-cell office:value-type="string" table:style-name="ce5">
            <text:p>Gen. 53</text:p>
          </table:table-cell>
          <table:table-cell office:value-type="float" office:value="1821991" table:style-name="ce7">
            <text:p>1821991</text:p>
          </table:table-cell>
          <table:table-cell table:style-name="ce12"/>
          <table:table-cell office:value-type="string" table:style-name="ce14">
            <text:p>Gen. 53</text:p>
          </table:table-cell>
          <table:table-cell office:value-type="float" office:value="1830936.0666666667" table:formula="of:=AVERAGE([.$CL56];[.$CI56];[.$CF56];[.$CC56];[.$BZ56];[.$BW56];[.$BT56];[.$BQ56];[.$BN56];[.$BK56];[.$BH56];[.$BE56];[.$BB56];[.$AY56];[.$AV56];[.$AS56];[.$AP56];[.$AM56];[.$AJ56];[.$AG56];[.$AD56];[.$AA56];[.$X56];[.$U56];[.$R56];[.$O56];[.$L56];[.$I56];[.$F56];[.$C56])" table:style-name="ce17">
            <text:p>1830936</text:p>
          </table:table-cell>
          <table:table-cell office:value-type="float" office:value="36447.470294822298" table:formula="of:=STDEV([.$CL56];[.$CI56];[.$CF56];[.$CC56];[.$BZ56];[.$BW56];[.$BT56];[.$BQ56];[.$BN56];[.$BK56];[.$BH56];[.$BE56];[.$BB56];[.$AY56];[.$AV56];[.$AS56];[.$AP56];[.$AM56];[.$AJ56];[.$AG56];[.$AD56];[.$AA56];[.$X56];[.$U56];[.$R56];[.$O56];[.$L56];[.$I56];[.$F56];[.$C56])" table:style-name="ce17">
            <text:p>36447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Gen. 54</text:p>
          </table:table-cell>
          <table:table-cell office:value-type="float" office:value="1802280" table:style-name="ce7">
            <text:p>1802280</text:p>
          </table:table-cell>
          <table:table-cell table:style-name="ce12"/>
          <table:table-cell office:value-type="string" table:style-name="ce5">
            <text:p>Gen. 54</text:p>
          </table:table-cell>
          <table:table-cell office:value-type="float" office:value="1878544" table:style-name="ce7">
            <text:p>1878544</text:p>
          </table:table-cell>
          <table:table-cell table:style-name="ce12"/>
          <table:table-cell office:value-type="string" table:style-name="ce5">
            <text:p>Gen. 54</text:p>
          </table:table-cell>
          <table:table-cell office:value-type="float" office:value="1828462" table:style-name="ce7">
            <text:p>1828462</text:p>
          </table:table-cell>
          <table:table-cell table:style-name="ce12"/>
          <table:table-cell office:value-type="string" table:style-name="ce5">
            <text:p>Gen. 54</text:p>
          </table:table-cell>
          <table:table-cell office:value-type="float" office:value="1836471" table:style-name="ce7">
            <text:p>1836471</text:p>
          </table:table-cell>
          <table:table-cell table:style-name="ce12"/>
          <table:table-cell office:value-type="string" table:style-name="ce5">
            <text:p>Gen. 54</text:p>
          </table:table-cell>
          <table:table-cell office:value-type="float" office:value="1841334" table:style-name="ce7">
            <text:p>1841334</text:p>
          </table:table-cell>
          <table:table-cell table:style-name="ce12"/>
          <table:table-cell office:value-type="string" table:style-name="ce5">
            <text:p>Gen. 54</text:p>
          </table:table-cell>
          <table:table-cell office:value-type="float" office:value="1825890" table:style-name="ce7">
            <text:p>1825890</text:p>
          </table:table-cell>
          <table:table-cell table:style-name="ce12"/>
          <table:table-cell office:value-type="string" table:style-name="ce5">
            <text:p>Gen. 54</text:p>
          </table:table-cell>
          <table:table-cell office:value-type="float" office:value="1785508" table:style-name="ce7">
            <text:p>1785508</text:p>
          </table:table-cell>
          <table:table-cell table:style-name="ce12"/>
          <table:table-cell office:value-type="string" table:style-name="ce5">
            <text:p>Gen. 54</text:p>
          </table:table-cell>
          <table:table-cell office:value-type="float" office:value="1792904" table:style-name="ce7">
            <text:p>1792904</text:p>
          </table:table-cell>
          <table:table-cell table:style-name="ce12"/>
          <table:table-cell office:value-type="string" table:style-name="ce5">
            <text:p>Gen. 54</text:p>
          </table:table-cell>
          <table:table-cell office:value-type="float" office:value="1827190" table:style-name="ce7">
            <text:p>1827190</text:p>
          </table:table-cell>
          <table:table-cell table:style-name="ce12"/>
          <table:table-cell office:value-type="string" table:style-name="ce5">
            <text:p>Gen. 54</text:p>
          </table:table-cell>
          <table:table-cell office:value-type="float" office:value="1830520" table:style-name="ce7">
            <text:p>1830520</text:p>
          </table:table-cell>
          <table:table-cell table:style-name="ce12"/>
          <table:table-cell office:value-type="string" table:style-name="ce5">
            <text:p>Gen. 54</text:p>
          </table:table-cell>
          <table:table-cell office:value-type="float" office:value="1843832" table:style-name="ce7">
            <text:p>1843832</text:p>
          </table:table-cell>
          <table:table-cell table:style-name="ce12"/>
          <table:table-cell office:value-type="string" table:style-name="ce5">
            <text:p>Gen. 54</text:p>
          </table:table-cell>
          <table:table-cell office:value-type="float" office:value="1816182" table:style-name="ce7">
            <text:p>1816182</text:p>
          </table:table-cell>
          <table:table-cell table:style-name="ce12"/>
          <table:table-cell office:value-type="string" table:style-name="ce5">
            <text:p>Gen. 54</text:p>
          </table:table-cell>
          <table:table-cell office:value-type="float" office:value="1888822" table:style-name="ce7">
            <text:p>1888822</text:p>
          </table:table-cell>
          <table:table-cell table:style-name="ce12"/>
          <table:table-cell office:value-type="string" table:style-name="ce5">
            <text:p>Gen. 54</text:p>
          </table:table-cell>
          <table:table-cell office:value-type="float" office:value="1831186" table:style-name="ce7">
            <text:p>1831186</text:p>
          </table:table-cell>
          <table:table-cell table:style-name="ce12"/>
          <table:table-cell office:value-type="string" table:style-name="ce5">
            <text:p>Gen. 54</text:p>
          </table:table-cell>
          <table:table-cell office:value-type="float" office:value="1817560" table:style-name="ce7">
            <text:p>1817560</text:p>
          </table:table-cell>
          <table:table-cell table:style-name="ce12"/>
          <table:table-cell office:value-type="string" table:style-name="ce5">
            <text:p>Gen. 54</text:p>
          </table:table-cell>
          <table:table-cell office:value-type="float" office:value="1825074" table:style-name="ce7">
            <text:p>1825074</text:p>
          </table:table-cell>
          <table:table-cell table:style-name="ce12"/>
          <table:table-cell office:value-type="string" table:style-name="ce5">
            <text:p>Gen. 54</text:p>
          </table:table-cell>
          <table:table-cell office:value-type="float" office:value="1849810" table:style-name="ce7">
            <text:p>1849810</text:p>
          </table:table-cell>
          <table:table-cell table:style-name="ce12"/>
          <table:table-cell office:value-type="string" table:style-name="ce5">
            <text:p>Gen. 54</text:p>
          </table:table-cell>
          <table:table-cell office:value-type="float" office:value="1783648" table:style-name="ce7">
            <text:p>1783648</text:p>
          </table:table-cell>
          <table:table-cell table:style-name="ce12"/>
          <table:table-cell office:value-type="string" table:style-name="ce5">
            <text:p>Gen. 54</text:p>
          </table:table-cell>
          <table:table-cell office:value-type="float" office:value="1810742" table:style-name="ce7">
            <text:p>1810742</text:p>
          </table:table-cell>
          <table:table-cell table:style-name="ce12"/>
          <table:table-cell office:value-type="string" table:style-name="ce5">
            <text:p>Gen. 54</text:p>
          </table:table-cell>
          <table:table-cell office:value-type="float" office:value="1851243" table:style-name="ce7">
            <text:p>1851243</text:p>
          </table:table-cell>
          <table:table-cell table:style-name="ce12"/>
          <table:table-cell office:value-type="string" table:style-name="ce5">
            <text:p>Gen. 54</text:p>
          </table:table-cell>
          <table:table-cell office:value-type="float" office:value="1886098" table:style-name="ce7">
            <text:p>1886098</text:p>
          </table:table-cell>
          <table:table-cell table:style-name="ce12"/>
          <table:table-cell office:value-type="string" table:style-name="ce5">
            <text:p>Gen. 54</text:p>
          </table:table-cell>
          <table:table-cell office:value-type="float" office:value="1800500" table:style-name="ce7">
            <text:p>1800500</text:p>
          </table:table-cell>
          <table:table-cell table:style-name="ce12"/>
          <table:table-cell office:value-type="string" table:style-name="ce5">
            <text:p>Gen. 54</text:p>
          </table:table-cell>
          <table:table-cell office:value-type="float" office:value="1829836" table:style-name="ce7">
            <text:p>1829836</text:p>
          </table:table-cell>
          <table:table-cell table:style-name="ce12"/>
          <table:table-cell office:value-type="string" table:style-name="ce5">
            <text:p>Gen. 54</text:p>
          </table:table-cell>
          <table:table-cell office:value-type="float" office:value="1777277" table:style-name="ce7">
            <text:p>1777277</text:p>
          </table:table-cell>
          <table:table-cell table:style-name="ce12"/>
          <table:table-cell office:value-type="string" table:style-name="ce5">
            <text:p>Gen. 54</text:p>
          </table:table-cell>
          <table:table-cell office:value-type="float" office:value="1839942" table:style-name="ce7">
            <text:p>1839942</text:p>
          </table:table-cell>
          <table:table-cell table:style-name="ce12"/>
          <table:table-cell office:value-type="string" table:style-name="ce5">
            <text:p>Gen. 54</text:p>
          </table:table-cell>
          <table:table-cell office:value-type="float" office:value="1757962" table:style-name="ce7">
            <text:p>1757962</text:p>
          </table:table-cell>
          <table:table-cell table:style-name="ce12"/>
          <table:table-cell office:value-type="string" table:style-name="ce5">
            <text:p>Gen. 54</text:p>
          </table:table-cell>
          <table:table-cell office:value-type="float" office:value="1918070" table:style-name="ce7">
            <text:p>1918070</text:p>
          </table:table-cell>
          <table:table-cell table:style-name="ce12"/>
          <table:table-cell office:value-type="string" table:style-name="ce5">
            <text:p>Gen. 54</text:p>
          </table:table-cell>
          <table:table-cell office:value-type="float" office:value="1882224" table:style-name="ce7">
            <text:p>1882224</text:p>
          </table:table-cell>
          <table:table-cell table:style-name="ce12"/>
          <table:table-cell office:value-type="string" table:style-name="ce5">
            <text:p>Gen. 54</text:p>
          </table:table-cell>
          <table:table-cell office:value-type="float" office:value="1796096" table:style-name="ce7">
            <text:p>1796096</text:p>
          </table:table-cell>
          <table:table-cell table:style-name="ce12"/>
          <table:table-cell office:value-type="string" table:style-name="ce5">
            <text:p>Gen. 54</text:p>
          </table:table-cell>
          <table:table-cell office:value-type="float" office:value="1821087" table:style-name="ce7">
            <text:p>1821087</text:p>
          </table:table-cell>
          <table:table-cell table:style-name="ce12"/>
          <table:table-cell office:value-type="string" table:style-name="ce14">
            <text:p>Gen. 54</text:p>
          </table:table-cell>
          <table:table-cell office:value-type="float" office:value="1829209.8" table:formula="of:=AVERAGE([.$CL57];[.$CI57];[.$CF57];[.$CC57];[.$BZ57];[.$BW57];[.$BT57];[.$BQ57];[.$BN57];[.$BK57];[.$BH57];[.$BE57];[.$BB57];[.$AY57];[.$AV57];[.$AS57];[.$AP57];[.$AM57];[.$AJ57];[.$AG57];[.$AD57];[.$AA57];[.$X57];[.$U57];[.$R57];[.$O57];[.$L57];[.$I57];[.$F57];[.$C57])" table:style-name="ce17">
            <text:p>1829210</text:p>
          </table:table-cell>
          <table:table-cell office:value-type="float" office:value="36123.961287918501" table:formula="of:=STDEV([.$CL57];[.$CI57];[.$CF57];[.$CC57];[.$BZ57];[.$BW57];[.$BT57];[.$BQ57];[.$BN57];[.$BK57];[.$BH57];[.$BE57];[.$BB57];[.$AY57];[.$AV57];[.$AS57];[.$AP57];[.$AM57];[.$AJ57];[.$AG57];[.$AD57];[.$AA57];[.$X57];[.$U57];[.$R57];[.$O57];[.$L57];[.$I57];[.$F57];[.$C57])" table:style-name="ce17">
            <text:p>36124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Gen. 55</text:p>
          </table:table-cell>
          <table:table-cell office:value-type="float" office:value="1801554" table:style-name="ce7">
            <text:p>1801554</text:p>
          </table:table-cell>
          <table:table-cell table:style-name="ce12"/>
          <table:table-cell office:value-type="string" table:style-name="ce5">
            <text:p>Gen. 55</text:p>
          </table:table-cell>
          <table:table-cell office:value-type="float" office:value="1877016" table:style-name="ce7">
            <text:p>1877016</text:p>
          </table:table-cell>
          <table:table-cell table:style-name="ce12"/>
          <table:table-cell office:value-type="string" table:style-name="ce5">
            <text:p>Gen. 55</text:p>
          </table:table-cell>
          <table:table-cell office:value-type="float" office:value="1825568" table:style-name="ce7">
            <text:p>1825568</text:p>
          </table:table-cell>
          <table:table-cell table:style-name="ce12"/>
          <table:table-cell office:value-type="string" table:style-name="ce5">
            <text:p>Gen. 55</text:p>
          </table:table-cell>
          <table:table-cell office:value-type="float" office:value="1835641" table:style-name="ce7">
            <text:p>1835641</text:p>
          </table:table-cell>
          <table:table-cell table:style-name="ce12"/>
          <table:table-cell office:value-type="string" table:style-name="ce5">
            <text:p>Gen. 55</text:p>
          </table:table-cell>
          <table:table-cell office:value-type="float" office:value="1839910" table:style-name="ce7">
            <text:p>1839910</text:p>
          </table:table-cell>
          <table:table-cell table:style-name="ce12"/>
          <table:table-cell office:value-type="string" table:style-name="ce5">
            <text:p>Gen. 55</text:p>
          </table:table-cell>
          <table:table-cell office:value-type="float" office:value="1823762" table:style-name="ce7">
            <text:p>1823762</text:p>
          </table:table-cell>
          <table:table-cell table:style-name="ce12"/>
          <table:table-cell office:value-type="string" table:style-name="ce5">
            <text:p>Gen. 55</text:p>
          </table:table-cell>
          <table:table-cell office:value-type="float" office:value="1782318" table:style-name="ce7">
            <text:p>1782318</text:p>
          </table:table-cell>
          <table:table-cell table:style-name="ce12"/>
          <table:table-cell office:value-type="string" table:style-name="ce5">
            <text:p>Gen. 55</text:p>
          </table:table-cell>
          <table:table-cell office:value-type="float" office:value="1791942" table:style-name="ce7">
            <text:p>1791942</text:p>
          </table:table-cell>
          <table:table-cell table:style-name="ce12"/>
          <table:table-cell office:value-type="string" table:style-name="ce5">
            <text:p>Gen. 55</text:p>
          </table:table-cell>
          <table:table-cell office:value-type="float" office:value="1825934" table:style-name="ce7">
            <text:p>1825934</text:p>
          </table:table-cell>
          <table:table-cell table:style-name="ce12"/>
          <table:table-cell office:value-type="string" table:style-name="ce5">
            <text:p>Gen. 55</text:p>
          </table:table-cell>
          <table:table-cell office:value-type="float" office:value="1827620" table:style-name="ce7">
            <text:p>1827620</text:p>
          </table:table-cell>
          <table:table-cell table:style-name="ce12"/>
          <table:table-cell office:value-type="string" table:style-name="ce5">
            <text:p>Gen. 55</text:p>
          </table:table-cell>
          <table:table-cell office:value-type="float" office:value="1843832" table:style-name="ce7">
            <text:p>1843832</text:p>
          </table:table-cell>
          <table:table-cell table:style-name="ce12"/>
          <table:table-cell office:value-type="string" table:style-name="ce5">
            <text:p>Gen. 55</text:p>
          </table:table-cell>
          <table:table-cell office:value-type="float" office:value="1814128" table:style-name="ce7">
            <text:p>1814128</text:p>
          </table:table-cell>
          <table:table-cell table:style-name="ce12"/>
          <table:table-cell office:value-type="string" table:style-name="ce5">
            <text:p>Gen. 55</text:p>
          </table:table-cell>
          <table:table-cell office:value-type="float" office:value="1886962" table:style-name="ce7">
            <text:p>1886962</text:p>
          </table:table-cell>
          <table:table-cell table:style-name="ce12"/>
          <table:table-cell office:value-type="string" table:style-name="ce5">
            <text:p>Gen. 55</text:p>
          </table:table-cell>
          <table:table-cell office:value-type="float" office:value="1827546" table:style-name="ce7">
            <text:p>1827546</text:p>
          </table:table-cell>
          <table:table-cell table:style-name="ce12"/>
          <table:table-cell office:value-type="string" table:style-name="ce5">
            <text:p>Gen. 55</text:p>
          </table:table-cell>
          <table:table-cell office:value-type="float" office:value="1817340" table:style-name="ce7">
            <text:p>1817340</text:p>
          </table:table-cell>
          <table:table-cell table:style-name="ce12"/>
          <table:table-cell office:value-type="string" table:style-name="ce5">
            <text:p>Gen. 55</text:p>
          </table:table-cell>
          <table:table-cell office:value-type="float" office:value="1822816" table:style-name="ce7">
            <text:p>1822816</text:p>
          </table:table-cell>
          <table:table-cell table:style-name="ce12"/>
          <table:table-cell office:value-type="string" table:style-name="ce5">
            <text:p>Gen. 55</text:p>
          </table:table-cell>
          <table:table-cell office:value-type="float" office:value="1848090" table:style-name="ce7">
            <text:p>1848090</text:p>
          </table:table-cell>
          <table:table-cell table:style-name="ce12"/>
          <table:table-cell office:value-type="string" table:style-name="ce5">
            <text:p>Gen. 55</text:p>
          </table:table-cell>
          <table:table-cell office:value-type="float" office:value="1783648" table:style-name="ce7">
            <text:p>1783648</text:p>
          </table:table-cell>
          <table:table-cell table:style-name="ce12"/>
          <table:table-cell office:value-type="string" table:style-name="ce5">
            <text:p>Gen. 55</text:p>
          </table:table-cell>
          <table:table-cell office:value-type="float" office:value="1807660" table:style-name="ce7">
            <text:p>1807660</text:p>
          </table:table-cell>
          <table:table-cell table:style-name="ce12"/>
          <table:table-cell office:value-type="string" table:style-name="ce5">
            <text:p>Gen. 55</text:p>
          </table:table-cell>
          <table:table-cell office:value-type="float" office:value="1850883" table:style-name="ce7">
            <text:p>1850883</text:p>
          </table:table-cell>
          <table:table-cell table:style-name="ce12"/>
          <table:table-cell office:value-type="string" table:style-name="ce5">
            <text:p>Gen. 55</text:p>
          </table:table-cell>
          <table:table-cell office:value-type="float" office:value="1883606" table:style-name="ce7">
            <text:p>1883606</text:p>
          </table:table-cell>
          <table:table-cell table:style-name="ce12"/>
          <table:table-cell office:value-type="string" table:style-name="ce5">
            <text:p>Gen. 55</text:p>
          </table:table-cell>
          <table:table-cell office:value-type="float" office:value="1795950" table:style-name="ce7">
            <text:p>1795950</text:p>
          </table:table-cell>
          <table:table-cell table:style-name="ce12"/>
          <table:table-cell office:value-type="string" table:style-name="ce5">
            <text:p>Gen. 55</text:p>
          </table:table-cell>
          <table:table-cell office:value-type="float" office:value="1827314" table:style-name="ce7">
            <text:p>1827314</text:p>
          </table:table-cell>
          <table:table-cell table:style-name="ce12"/>
          <table:table-cell office:value-type="string" table:style-name="ce5">
            <text:p>Gen. 55</text:p>
          </table:table-cell>
          <table:table-cell office:value-type="float" office:value="1776625" table:style-name="ce7">
            <text:p>1776625</text:p>
          </table:table-cell>
          <table:table-cell table:style-name="ce12"/>
          <table:table-cell office:value-type="string" table:style-name="ce5">
            <text:p>Gen. 55</text:p>
          </table:table-cell>
          <table:table-cell office:value-type="float" office:value="1838400" table:style-name="ce7">
            <text:p>1838400</text:p>
          </table:table-cell>
          <table:table-cell table:style-name="ce12"/>
          <table:table-cell office:value-type="string" table:style-name="ce5">
            <text:p>Gen. 55</text:p>
          </table:table-cell>
          <table:table-cell office:value-type="float" office:value="1754022" table:style-name="ce7">
            <text:p>1754022</text:p>
          </table:table-cell>
          <table:table-cell table:style-name="ce12"/>
          <table:table-cell office:value-type="string" table:style-name="ce5">
            <text:p>Gen. 55</text:p>
          </table:table-cell>
          <table:table-cell office:value-type="float" office:value="1915406" table:style-name="ce7">
            <text:p>1915406</text:p>
          </table:table-cell>
          <table:table-cell table:style-name="ce12"/>
          <table:table-cell office:value-type="string" table:style-name="ce5">
            <text:p>Gen. 55</text:p>
          </table:table-cell>
          <table:table-cell office:value-type="float" office:value="1882224" table:style-name="ce7">
            <text:p>1882224</text:p>
          </table:table-cell>
          <table:table-cell table:style-name="ce12"/>
          <table:table-cell office:value-type="string" table:style-name="ce5">
            <text:p>Gen. 55</text:p>
          </table:table-cell>
          <table:table-cell office:value-type="float" office:value="1795836" table:style-name="ce7">
            <text:p>1795836</text:p>
          </table:table-cell>
          <table:table-cell table:style-name="ce12"/>
          <table:table-cell office:value-type="string" table:style-name="ce5">
            <text:p>Gen. 55</text:p>
          </table:table-cell>
          <table:table-cell office:value-type="float" office:value="1820111" table:style-name="ce7">
            <text:p>1820111</text:p>
          </table:table-cell>
          <table:table-cell table:style-name="ce12"/>
          <table:table-cell office:value-type="string" table:style-name="ce14">
            <text:p>Gen. 55</text:p>
          </table:table-cell>
          <table:table-cell office:value-type="float" office:value="1827455.4666666666" table:formula="of:=AVERAGE([.$CL58];[.$CI58];[.$CF58];[.$CC58];[.$BZ58];[.$BW58];[.$BT58];[.$BQ58];[.$BN58];[.$BK58];[.$BH58];[.$BE58];[.$BB58];[.$AY58];[.$AV58];[.$AS58];[.$AP58];[.$AM58];[.$AJ58];[.$AG58];[.$AD58];[.$AA58];[.$X58];[.$U58];[.$R58];[.$O58];[.$L58];[.$I58];[.$F58];[.$C58])" table:style-name="ce17">
            <text:p>1827455</text:p>
          </table:table-cell>
          <table:table-cell office:value-type="float" office:value="36243.328877457439" table:formula="of:=STDEV([.$CL58];[.$CI58];[.$CF58];[.$CC58];[.$BZ58];[.$BW58];[.$BT58];[.$BQ58];[.$BN58];[.$BK58];[.$BH58];[.$BE58];[.$BB58];[.$AY58];[.$AV58];[.$AS58];[.$AP58];[.$AM58];[.$AJ58];[.$AG58];[.$AD58];[.$AA58];[.$X58];[.$U58];[.$R58];[.$O58];[.$L58];[.$I58];[.$F58];[.$C58])" table:style-name="ce17">
            <text:p>36243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Gen. 56</text:p>
          </table:table-cell>
          <table:table-cell office:value-type="float" office:value="1796320" table:style-name="ce7">
            <text:p>1796320</text:p>
          </table:table-cell>
          <table:table-cell table:style-name="ce12"/>
          <table:table-cell office:value-type="string" table:style-name="ce5">
            <text:p>Gen. 56</text:p>
          </table:table-cell>
          <table:table-cell office:value-type="float" office:value="1875848" table:style-name="ce7">
            <text:p>1875848</text:p>
          </table:table-cell>
          <table:table-cell table:style-name="ce12"/>
          <table:table-cell office:value-type="string" table:style-name="ce5">
            <text:p>Gen. 56</text:p>
          </table:table-cell>
          <table:table-cell office:value-type="float" office:value="1825146" table:style-name="ce7">
            <text:p>1825146</text:p>
          </table:table-cell>
          <table:table-cell table:style-name="ce12"/>
          <table:table-cell office:value-type="string" table:style-name="ce5">
            <text:p>Gen. 56</text:p>
          </table:table-cell>
          <table:table-cell office:value-type="float" office:value="1833967" table:style-name="ce7">
            <text:p>1833967</text:p>
          </table:table-cell>
          <table:table-cell table:style-name="ce12"/>
          <table:table-cell office:value-type="string" table:style-name="ce5">
            <text:p>Gen. 56</text:p>
          </table:table-cell>
          <table:table-cell office:value-type="float" office:value="1839910" table:style-name="ce7">
            <text:p>1839910</text:p>
          </table:table-cell>
          <table:table-cell table:style-name="ce12"/>
          <table:table-cell office:value-type="string" table:style-name="ce5">
            <text:p>Gen. 56</text:p>
          </table:table-cell>
          <table:table-cell office:value-type="float" office:value="1822950" table:style-name="ce7">
            <text:p>1822950</text:p>
          </table:table-cell>
          <table:table-cell table:style-name="ce12"/>
          <table:table-cell office:value-type="string" table:style-name="ce5">
            <text:p>Gen. 56</text:p>
          </table:table-cell>
          <table:table-cell office:value-type="float" office:value="1781398" table:style-name="ce7">
            <text:p>1781398</text:p>
          </table:table-cell>
          <table:table-cell table:style-name="ce12"/>
          <table:table-cell office:value-type="string" table:style-name="ce5">
            <text:p>Gen. 56</text:p>
          </table:table-cell>
          <table:table-cell office:value-type="float" office:value="1790144" table:style-name="ce7">
            <text:p>1790144</text:p>
          </table:table-cell>
          <table:table-cell table:style-name="ce12"/>
          <table:table-cell office:value-type="string" table:style-name="ce5">
            <text:p>Gen. 56</text:p>
          </table:table-cell>
          <table:table-cell office:value-type="float" office:value="1825022" table:style-name="ce7">
            <text:p>1825022</text:p>
          </table:table-cell>
          <table:table-cell table:style-name="ce12"/>
          <table:table-cell office:value-type="string" table:style-name="ce5">
            <text:p>Gen. 56</text:p>
          </table:table-cell>
          <table:table-cell office:value-type="float" office:value="1826950" table:style-name="ce7">
            <text:p>1826950</text:p>
          </table:table-cell>
          <table:table-cell table:style-name="ce12"/>
          <table:table-cell office:value-type="string" table:style-name="ce5">
            <text:p>Gen. 56</text:p>
          </table:table-cell>
          <table:table-cell office:value-type="float" office:value="1842932" table:style-name="ce7">
            <text:p>1842932</text:p>
          </table:table-cell>
          <table:table-cell table:style-name="ce12"/>
          <table:table-cell office:value-type="string" table:style-name="ce5">
            <text:p>Gen. 56</text:p>
          </table:table-cell>
          <table:table-cell office:value-type="float" office:value="1812968" table:style-name="ce7">
            <text:p>1812968</text:p>
          </table:table-cell>
          <table:table-cell table:style-name="ce12"/>
          <table:table-cell office:value-type="string" table:style-name="ce5">
            <text:p>Gen. 56</text:p>
          </table:table-cell>
          <table:table-cell office:value-type="float" office:value="1884100" table:style-name="ce7">
            <text:p>1884100</text:p>
          </table:table-cell>
          <table:table-cell table:style-name="ce12"/>
          <table:table-cell office:value-type="string" table:style-name="ce5">
            <text:p>Gen. 56</text:p>
          </table:table-cell>
          <table:table-cell office:value-type="float" office:value="1827546" table:style-name="ce7">
            <text:p>1827546</text:p>
          </table:table-cell>
          <table:table-cell table:style-name="ce12"/>
          <table:table-cell office:value-type="string" table:style-name="ce5">
            <text:p>Gen. 56</text:p>
          </table:table-cell>
          <table:table-cell office:value-type="float" office:value="1814774" table:style-name="ce7">
            <text:p>1814774</text:p>
          </table:table-cell>
          <table:table-cell table:style-name="ce12"/>
          <table:table-cell office:value-type="string" table:style-name="ce5">
            <text:p>Gen. 56</text:p>
          </table:table-cell>
          <table:table-cell office:value-type="float" office:value="1820372" table:style-name="ce7">
            <text:p>1820372</text:p>
          </table:table-cell>
          <table:table-cell table:style-name="ce12"/>
          <table:table-cell office:value-type="string" table:style-name="ce5">
            <text:p>Gen. 56</text:p>
          </table:table-cell>
          <table:table-cell office:value-type="float" office:value="1848090" table:style-name="ce7">
            <text:p>1848090</text:p>
          </table:table-cell>
          <table:table-cell table:style-name="ce12"/>
          <table:table-cell office:value-type="string" table:style-name="ce5">
            <text:p>Gen. 56</text:p>
          </table:table-cell>
          <table:table-cell office:value-type="float" office:value="1782142" table:style-name="ce7">
            <text:p>1782142</text:p>
          </table:table-cell>
          <table:table-cell table:style-name="ce12"/>
          <table:table-cell office:value-type="string" table:style-name="ce5">
            <text:p>Gen. 56</text:p>
          </table:table-cell>
          <table:table-cell office:value-type="float" office:value="1806972" table:style-name="ce7">
            <text:p>1806972</text:p>
          </table:table-cell>
          <table:table-cell table:style-name="ce12"/>
          <table:table-cell office:value-type="string" table:style-name="ce5">
            <text:p>Gen. 56</text:p>
          </table:table-cell>
          <table:table-cell office:value-type="float" office:value="1848833" table:style-name="ce7">
            <text:p>1848833</text:p>
          </table:table-cell>
          <table:table-cell table:style-name="ce12"/>
          <table:table-cell office:value-type="string" table:style-name="ce5">
            <text:p>Gen. 56</text:p>
          </table:table-cell>
          <table:table-cell office:value-type="float" office:value="1883118" table:style-name="ce7">
            <text:p>1883118</text:p>
          </table:table-cell>
          <table:table-cell table:style-name="ce12"/>
          <table:table-cell office:value-type="string" table:style-name="ce5">
            <text:p>Gen. 56</text:p>
          </table:table-cell>
          <table:table-cell office:value-type="float" office:value="1795950" table:style-name="ce7">
            <text:p>1795950</text:p>
          </table:table-cell>
          <table:table-cell table:style-name="ce12"/>
          <table:table-cell office:value-type="string" table:style-name="ce5">
            <text:p>Gen. 56</text:p>
          </table:table-cell>
          <table:table-cell office:value-type="float" office:value="1823888" table:style-name="ce7">
            <text:p>1823888</text:p>
          </table:table-cell>
          <table:table-cell table:style-name="ce12"/>
          <table:table-cell office:value-type="string" table:style-name="ce5">
            <text:p>Gen. 56</text:p>
          </table:table-cell>
          <table:table-cell office:value-type="float" office:value="1775645" table:style-name="ce7">
            <text:p>1775645</text:p>
          </table:table-cell>
          <table:table-cell table:style-name="ce12"/>
          <table:table-cell office:value-type="string" table:style-name="ce5">
            <text:p>Gen. 56</text:p>
          </table:table-cell>
          <table:table-cell office:value-type="float" office:value="1836396" table:style-name="ce7">
            <text:p>1836396</text:p>
          </table:table-cell>
          <table:table-cell table:style-name="ce12"/>
          <table:table-cell office:value-type="string" table:style-name="ce5">
            <text:p>Gen. 56</text:p>
          </table:table-cell>
          <table:table-cell office:value-type="float" office:value="1751662" table:style-name="ce7">
            <text:p>1751662</text:p>
          </table:table-cell>
          <table:table-cell table:style-name="ce12"/>
          <table:table-cell office:value-type="string" table:style-name="ce5">
            <text:p>Gen. 56</text:p>
          </table:table-cell>
          <table:table-cell office:value-type="float" office:value="1913846" table:style-name="ce7">
            <text:p>1913846</text:p>
          </table:table-cell>
          <table:table-cell table:style-name="ce12"/>
          <table:table-cell office:value-type="string" table:style-name="ce5">
            <text:p>Gen. 56</text:p>
          </table:table-cell>
          <table:table-cell office:value-type="float" office:value="1877704" table:style-name="ce7">
            <text:p>1877704</text:p>
          </table:table-cell>
          <table:table-cell table:style-name="ce12"/>
          <table:table-cell office:value-type="string" table:style-name="ce5">
            <text:p>Gen. 56</text:p>
          </table:table-cell>
          <table:table-cell office:value-type="float" office:value="1790736" table:style-name="ce7">
            <text:p>1790736</text:p>
          </table:table-cell>
          <table:table-cell table:style-name="ce12"/>
          <table:table-cell office:value-type="string" table:style-name="ce5">
            <text:p>Gen. 56</text:p>
          </table:table-cell>
          <table:table-cell office:value-type="float" office:value="1818217" table:style-name="ce7">
            <text:p>1818217</text:p>
          </table:table-cell>
          <table:table-cell table:style-name="ce12"/>
          <table:table-cell office:value-type="string" table:style-name="ce14">
            <text:p>Gen. 56</text:p>
          </table:table-cell>
          <table:table-cell office:value-type="float" office:value="1825784.8666666667" table:formula="of:=AVERAGE([.$CL59];[.$CI59];[.$CF59];[.$CC59];[.$BZ59];[.$BW59];[.$BT59];[.$BQ59];[.$BN59];[.$BK59];[.$BH59];[.$BE59];[.$BB59];[.$AY59];[.$AV59];[.$AS59];[.$AP59];[.$AM59];[.$AJ59];[.$AG59];[.$AD59];[.$AA59];[.$X59];[.$U59];[.$R59];[.$O59];[.$L59];[.$I59];[.$F59];[.$C59])" table:style-name="ce17">
            <text:p>1825785</text:p>
          </table:table-cell>
          <table:table-cell office:value-type="float" office:value="36307.795540573541" table:formula="of:=STDEV([.$CL59];[.$CI59];[.$CF59];[.$CC59];[.$BZ59];[.$BW59];[.$BT59];[.$BQ59];[.$BN59];[.$BK59];[.$BH59];[.$BE59];[.$BB59];[.$AY59];[.$AV59];[.$AS59];[.$AP59];[.$AM59];[.$AJ59];[.$AG59];[.$AD59];[.$AA59];[.$X59];[.$U59];[.$R59];[.$O59];[.$L59];[.$I59];[.$F59];[.$C59])" table:style-name="ce17">
            <text:p>36308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Gen. 57</text:p>
          </table:table-cell>
          <table:table-cell office:value-type="float" office:value="1796320" table:style-name="ce7">
            <text:p>1796320</text:p>
          </table:table-cell>
          <table:table-cell table:style-name="ce12"/>
          <table:table-cell office:value-type="string" table:style-name="ce5">
            <text:p>Gen. 57</text:p>
          </table:table-cell>
          <table:table-cell office:value-type="float" office:value="1873596" table:style-name="ce7">
            <text:p>1873596</text:p>
          </table:table-cell>
          <table:table-cell table:style-name="ce12"/>
          <table:table-cell office:value-type="string" table:style-name="ce5">
            <text:p>Gen. 57</text:p>
          </table:table-cell>
          <table:table-cell office:value-type="float" office:value="1824638" table:style-name="ce7">
            <text:p>1824638</text:p>
          </table:table-cell>
          <table:table-cell table:style-name="ce12"/>
          <table:table-cell office:value-type="string" table:style-name="ce5">
            <text:p>Gen. 57</text:p>
          </table:table-cell>
          <table:table-cell office:value-type="float" office:value="1832851" table:style-name="ce7">
            <text:p>1832851</text:p>
          </table:table-cell>
          <table:table-cell table:style-name="ce12"/>
          <table:table-cell office:value-type="string" table:style-name="ce5">
            <text:p>Gen. 57</text:p>
          </table:table-cell>
          <table:table-cell office:value-type="float" office:value="1837210" table:style-name="ce7">
            <text:p>1837210</text:p>
          </table:table-cell>
          <table:table-cell table:style-name="ce12"/>
          <table:table-cell office:value-type="string" table:style-name="ce5">
            <text:p>Gen. 57</text:p>
          </table:table-cell>
          <table:table-cell office:value-type="float" office:value="1819736" table:style-name="ce7">
            <text:p>1819736</text:p>
          </table:table-cell>
          <table:table-cell table:style-name="ce12"/>
          <table:table-cell office:value-type="string" table:style-name="ce5">
            <text:p>Gen. 57</text:p>
          </table:table-cell>
          <table:table-cell office:value-type="float" office:value="1779798" table:style-name="ce7">
            <text:p>1779798</text:p>
          </table:table-cell>
          <table:table-cell table:style-name="ce12"/>
          <table:table-cell office:value-type="string" table:style-name="ce5">
            <text:p>Gen. 57</text:p>
          </table:table-cell>
          <table:table-cell office:value-type="float" office:value="1785824" table:style-name="ce7">
            <text:p>1785824</text:p>
          </table:table-cell>
          <table:table-cell table:style-name="ce12"/>
          <table:table-cell office:value-type="string" table:style-name="ce5">
            <text:p>Gen. 57</text:p>
          </table:table-cell>
          <table:table-cell office:value-type="float" office:value="1821892" table:style-name="ce7">
            <text:p>1821892</text:p>
          </table:table-cell>
          <table:table-cell table:style-name="ce12"/>
          <table:table-cell office:value-type="string" table:style-name="ce5">
            <text:p>Gen. 57</text:p>
          </table:table-cell>
          <table:table-cell office:value-type="float" office:value="1820830" table:style-name="ce7">
            <text:p>1820830</text:p>
          </table:table-cell>
          <table:table-cell table:style-name="ce12"/>
          <table:table-cell office:value-type="string" table:style-name="ce5">
            <text:p>Gen. 57</text:p>
          </table:table-cell>
          <table:table-cell office:value-type="float" office:value="1841488" table:style-name="ce7">
            <text:p>1841488</text:p>
          </table:table-cell>
          <table:table-cell table:style-name="ce12"/>
          <table:table-cell office:value-type="string" table:style-name="ce5">
            <text:p>Gen. 57</text:p>
          </table:table-cell>
          <table:table-cell office:value-type="float" office:value="1809108" table:style-name="ce7">
            <text:p>1809108</text:p>
          </table:table-cell>
          <table:table-cell table:style-name="ce12"/>
          <table:table-cell office:value-type="string" table:style-name="ce5">
            <text:p>Gen. 57</text:p>
          </table:table-cell>
          <table:table-cell office:value-type="float" office:value="1882958" table:style-name="ce7">
            <text:p>1882958</text:p>
          </table:table-cell>
          <table:table-cell table:style-name="ce12"/>
          <table:table-cell office:value-type="string" table:style-name="ce5">
            <text:p>Gen. 57</text:p>
          </table:table-cell>
          <table:table-cell office:value-type="float" office:value="1824426" table:style-name="ce7">
            <text:p>1824426</text:p>
          </table:table-cell>
          <table:table-cell table:style-name="ce12"/>
          <table:table-cell office:value-type="string" table:style-name="ce5">
            <text:p>Gen. 57</text:p>
          </table:table-cell>
          <table:table-cell office:value-type="float" office:value="1811880" table:style-name="ce7">
            <text:p>1811880</text:p>
          </table:table-cell>
          <table:table-cell table:style-name="ce12"/>
          <table:table-cell office:value-type="string" table:style-name="ce5">
            <text:p>Gen. 57</text:p>
          </table:table-cell>
          <table:table-cell office:value-type="float" office:value="1820372" table:style-name="ce7">
            <text:p>1820372</text:p>
          </table:table-cell>
          <table:table-cell table:style-name="ce12"/>
          <table:table-cell office:value-type="string" table:style-name="ce5">
            <text:p>Gen. 57</text:p>
          </table:table-cell>
          <table:table-cell office:value-type="float" office:value="1845590" table:style-name="ce7">
            <text:p>1845590</text:p>
          </table:table-cell>
          <table:table-cell table:style-name="ce12"/>
          <table:table-cell office:value-type="string" table:style-name="ce5">
            <text:p>Gen. 57</text:p>
          </table:table-cell>
          <table:table-cell office:value-type="float" office:value="1781088" table:style-name="ce7">
            <text:p>1781088</text:p>
          </table:table-cell>
          <table:table-cell table:style-name="ce12"/>
          <table:table-cell office:value-type="string" table:style-name="ce5">
            <text:p>Gen. 57</text:p>
          </table:table-cell>
          <table:table-cell office:value-type="float" office:value="1805930" table:style-name="ce7">
            <text:p>1805930</text:p>
          </table:table-cell>
          <table:table-cell table:style-name="ce12"/>
          <table:table-cell office:value-type="string" table:style-name="ce5">
            <text:p>Gen. 57</text:p>
          </table:table-cell>
          <table:table-cell office:value-type="float" office:value="1846663" table:style-name="ce7">
            <text:p>1846663</text:p>
          </table:table-cell>
          <table:table-cell table:style-name="ce12"/>
          <table:table-cell office:value-type="string" table:style-name="ce5">
            <text:p>Gen. 57</text:p>
          </table:table-cell>
          <table:table-cell office:value-type="float" office:value="1881464" table:style-name="ce7">
            <text:p>1881464</text:p>
          </table:table-cell>
          <table:table-cell table:style-name="ce12"/>
          <table:table-cell office:value-type="string" table:style-name="ce5">
            <text:p>Gen. 57</text:p>
          </table:table-cell>
          <table:table-cell office:value-type="float" office:value="1794710" table:style-name="ce7">
            <text:p>1794710</text:p>
          </table:table-cell>
          <table:table-cell table:style-name="ce12"/>
          <table:table-cell office:value-type="string" table:style-name="ce5">
            <text:p>Gen. 57</text:p>
          </table:table-cell>
          <table:table-cell office:value-type="float" office:value="1823888" table:style-name="ce7">
            <text:p>1823888</text:p>
          </table:table-cell>
          <table:table-cell table:style-name="ce12"/>
          <table:table-cell office:value-type="string" table:style-name="ce5">
            <text:p>Gen. 57</text:p>
          </table:table-cell>
          <table:table-cell office:value-type="float" office:value="1772839" table:style-name="ce7">
            <text:p>1772839</text:p>
          </table:table-cell>
          <table:table-cell table:style-name="ce12"/>
          <table:table-cell office:value-type="string" table:style-name="ce5">
            <text:p>Gen. 57</text:p>
          </table:table-cell>
          <table:table-cell office:value-type="float" office:value="1835676" table:style-name="ce7">
            <text:p>1835676</text:p>
          </table:table-cell>
          <table:table-cell table:style-name="ce12"/>
          <table:table-cell office:value-type="string" table:style-name="ce5">
            <text:p>Gen. 57</text:p>
          </table:table-cell>
          <table:table-cell office:value-type="float" office:value="1749542" table:style-name="ce7">
            <text:p>1749542</text:p>
          </table:table-cell>
          <table:table-cell table:style-name="ce12"/>
          <table:table-cell office:value-type="string" table:style-name="ce5">
            <text:p>Gen. 57</text:p>
          </table:table-cell>
          <table:table-cell office:value-type="float" office:value="1911502" table:style-name="ce7">
            <text:p>1911502</text:p>
          </table:table-cell>
          <table:table-cell table:style-name="ce12"/>
          <table:table-cell office:value-type="string" table:style-name="ce5">
            <text:p>Gen. 57</text:p>
          </table:table-cell>
          <table:table-cell office:value-type="float" office:value="1877704" table:style-name="ce7">
            <text:p>1877704</text:p>
          </table:table-cell>
          <table:table-cell table:style-name="ce12"/>
          <table:table-cell office:value-type="string" table:style-name="ce5">
            <text:p>Gen. 57</text:p>
          </table:table-cell>
          <table:table-cell office:value-type="float" office:value="1787746" table:style-name="ce7">
            <text:p>1787746</text:p>
          </table:table-cell>
          <table:table-cell table:style-name="ce12"/>
          <table:table-cell office:value-type="string" table:style-name="ce5">
            <text:p>Gen. 57</text:p>
          </table:table-cell>
          <table:table-cell office:value-type="float" office:value="1814569" table:style-name="ce7">
            <text:p>1814569</text:p>
          </table:table-cell>
          <table:table-cell table:style-name="ce12"/>
          <table:table-cell office:value-type="string" table:style-name="ce14">
            <text:p>Gen. 57</text:p>
          </table:table-cell>
          <table:table-cell office:value-type="float" office:value="1823727.9333333333" table:formula="of:=AVERAGE([.$CL60];[.$CI60];[.$CF60];[.$CC60];[.$BZ60];[.$BW60];[.$BT60];[.$BQ60];[.$BN60];[.$BK60];[.$BH60];[.$BE60];[.$BB60];[.$AY60];[.$AV60];[.$AS60];[.$AP60];[.$AM60];[.$AJ60];[.$AG60];[.$AD60];[.$AA60];[.$X60];[.$U60];[.$R60];[.$O60];[.$L60];[.$I60];[.$F60];[.$C60])" table:style-name="ce17">
            <text:p>1823728</text:p>
          </table:table-cell>
          <table:table-cell office:value-type="float" office:value="36499.541346134218" table:formula="of:=STDEV([.$CL60];[.$CI60];[.$CF60];[.$CC60];[.$BZ60];[.$BW60];[.$BT60];[.$BQ60];[.$BN60];[.$BK60];[.$BH60];[.$BE60];[.$BB60];[.$AY60];[.$AV60];[.$AS60];[.$AP60];[.$AM60];[.$AJ60];[.$AG60];[.$AD60];[.$AA60];[.$X60];[.$U60];[.$R60];[.$O60];[.$L60];[.$I60];[.$F60];[.$C60])" table:style-name="ce17">
            <text:p>36500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Gen. 58</text:p>
          </table:table-cell>
          <table:table-cell office:value-type="float" office:value="1794694" table:style-name="ce7">
            <text:p>1794694</text:p>
          </table:table-cell>
          <table:table-cell table:style-name="ce12"/>
          <table:table-cell office:value-type="string" table:style-name="ce5">
            <text:p>Gen. 58</text:p>
          </table:table-cell>
          <table:table-cell office:value-type="float" office:value="1871876" table:style-name="ce7">
            <text:p>1871876</text:p>
          </table:table-cell>
          <table:table-cell table:style-name="ce12"/>
          <table:table-cell office:value-type="string" table:style-name="ce5">
            <text:p>Gen. 58</text:p>
          </table:table-cell>
          <table:table-cell office:value-type="float" office:value="1821114" table:style-name="ce7">
            <text:p>1821114</text:p>
          </table:table-cell>
          <table:table-cell table:style-name="ce12"/>
          <table:table-cell office:value-type="string" table:style-name="ce5">
            <text:p>Gen. 58</text:p>
          </table:table-cell>
          <table:table-cell office:value-type="float" office:value="1832227" table:style-name="ce7">
            <text:p>1832227</text:p>
          </table:table-cell>
          <table:table-cell table:style-name="ce12"/>
          <table:table-cell office:value-type="string" table:style-name="ce5">
            <text:p>Gen. 58</text:p>
          </table:table-cell>
          <table:table-cell office:value-type="float" office:value="1836034" table:style-name="ce7">
            <text:p>1836034</text:p>
          </table:table-cell>
          <table:table-cell table:style-name="ce12"/>
          <table:table-cell office:value-type="string" table:style-name="ce5">
            <text:p>Gen. 58</text:p>
          </table:table-cell>
          <table:table-cell office:value-type="float" office:value="1817506" table:style-name="ce7">
            <text:p>1817506</text:p>
          </table:table-cell>
          <table:table-cell table:style-name="ce12"/>
          <table:table-cell office:value-type="string" table:style-name="ce5">
            <text:p>Gen. 58</text:p>
          </table:table-cell>
          <table:table-cell office:value-type="float" office:value="1778658" table:style-name="ce7">
            <text:p>1778658</text:p>
          </table:table-cell>
          <table:table-cell table:style-name="ce12"/>
          <table:table-cell office:value-type="string" table:style-name="ce5">
            <text:p>Gen. 58</text:p>
          </table:table-cell>
          <table:table-cell office:value-type="float" office:value="1784460" table:style-name="ce7">
            <text:p>1784460</text:p>
          </table:table-cell>
          <table:table-cell table:style-name="ce12"/>
          <table:table-cell office:value-type="string" table:style-name="ce5">
            <text:p>Gen. 58</text:p>
          </table:table-cell>
          <table:table-cell office:value-type="float" office:value="1820552" table:style-name="ce7">
            <text:p>1820552</text:p>
          </table:table-cell>
          <table:table-cell table:style-name="ce12"/>
          <table:table-cell office:value-type="string" table:style-name="ce5">
            <text:p>Gen. 58</text:p>
          </table:table-cell>
          <table:table-cell office:value-type="float" office:value="1820830" table:style-name="ce7">
            <text:p>1820830</text:p>
          </table:table-cell>
          <table:table-cell table:style-name="ce12"/>
          <table:table-cell office:value-type="string" table:style-name="ce5">
            <text:p>Gen. 58</text:p>
          </table:table-cell>
          <table:table-cell office:value-type="float" office:value="1840588" table:style-name="ce7">
            <text:p>1840588</text:p>
          </table:table-cell>
          <table:table-cell table:style-name="ce12"/>
          <table:table-cell office:value-type="string" table:style-name="ce5">
            <text:p>Gen. 58</text:p>
          </table:table-cell>
          <table:table-cell office:value-type="float" office:value="1808048" table:style-name="ce7">
            <text:p>1808048</text:p>
          </table:table-cell>
          <table:table-cell table:style-name="ce12"/>
          <table:table-cell office:value-type="string" table:style-name="ce5">
            <text:p>Gen. 58</text:p>
          </table:table-cell>
          <table:table-cell office:value-type="float" office:value="1879300" table:style-name="ce7">
            <text:p>1879300</text:p>
          </table:table-cell>
          <table:table-cell table:style-name="ce12"/>
          <table:table-cell office:value-type="string" table:style-name="ce5">
            <text:p>Gen. 58</text:p>
          </table:table-cell>
          <table:table-cell office:value-type="float" office:value="1824126" table:style-name="ce7">
            <text:p>1824126</text:p>
          </table:table-cell>
          <table:table-cell table:style-name="ce12"/>
          <table:table-cell office:value-type="string" table:style-name="ce5">
            <text:p>Gen. 58</text:p>
          </table:table-cell>
          <table:table-cell office:value-type="float" office:value="1811880" table:style-name="ce7">
            <text:p>1811880</text:p>
          </table:table-cell>
          <table:table-cell table:style-name="ce12"/>
          <table:table-cell office:value-type="string" table:style-name="ce5">
            <text:p>Gen. 58</text:p>
          </table:table-cell>
          <table:table-cell office:value-type="float" office:value="1816486" table:style-name="ce7">
            <text:p>1816486</text:p>
          </table:table-cell>
          <table:table-cell table:style-name="ce12"/>
          <table:table-cell office:value-type="string" table:style-name="ce5">
            <text:p>Gen. 58</text:p>
          </table:table-cell>
          <table:table-cell office:value-type="float" office:value="1844990" table:style-name="ce7">
            <text:p>1844990</text:p>
          </table:table-cell>
          <table:table-cell table:style-name="ce12"/>
          <table:table-cell office:value-type="string" table:style-name="ce5">
            <text:p>Gen. 58</text:p>
          </table:table-cell>
          <table:table-cell office:value-type="float" office:value="1779324" table:style-name="ce7">
            <text:p>1779324</text:p>
          </table:table-cell>
          <table:table-cell table:style-name="ce12"/>
          <table:table-cell office:value-type="string" table:style-name="ce5">
            <text:p>Gen. 58</text:p>
          </table:table-cell>
          <table:table-cell office:value-type="float" office:value="1801492" table:style-name="ce7">
            <text:p>1801492</text:p>
          </table:table-cell>
          <table:table-cell table:style-name="ce12"/>
          <table:table-cell office:value-type="string" table:style-name="ce5">
            <text:p>Gen. 58</text:p>
          </table:table-cell>
          <table:table-cell office:value-type="float" office:value="1846583" table:style-name="ce7">
            <text:p>1846583</text:p>
          </table:table-cell>
          <table:table-cell table:style-name="ce12"/>
          <table:table-cell office:value-type="string" table:style-name="ce5">
            <text:p>Gen. 58</text:p>
          </table:table-cell>
          <table:table-cell office:value-type="float" office:value="1878658" table:style-name="ce7">
            <text:p>1878658</text:p>
          </table:table-cell>
          <table:table-cell table:style-name="ce12"/>
          <table:table-cell office:value-type="string" table:style-name="ce5">
            <text:p>Gen. 58</text:p>
          </table:table-cell>
          <table:table-cell office:value-type="float" office:value="1793740" table:style-name="ce7">
            <text:p>1793740</text:p>
          </table:table-cell>
          <table:table-cell table:style-name="ce12"/>
          <table:table-cell office:value-type="string" table:style-name="ce5">
            <text:p>Gen. 58</text:p>
          </table:table-cell>
          <table:table-cell office:value-type="float" office:value="1820934" table:style-name="ce7">
            <text:p>1820934</text:p>
          </table:table-cell>
          <table:table-cell table:style-name="ce12"/>
          <table:table-cell office:value-type="string" table:style-name="ce5">
            <text:p>Gen. 58</text:p>
          </table:table-cell>
          <table:table-cell office:value-type="float" office:value="1770911" table:style-name="ce7">
            <text:p>1770911</text:p>
          </table:table-cell>
          <table:table-cell table:style-name="ce12"/>
          <table:table-cell office:value-type="string" table:style-name="ce5">
            <text:p>Gen. 58</text:p>
          </table:table-cell>
          <table:table-cell office:value-type="float" office:value="1833756" table:style-name="ce7">
            <text:p>1833756</text:p>
          </table:table-cell>
          <table:table-cell table:style-name="ce12"/>
          <table:table-cell office:value-type="string" table:style-name="ce5">
            <text:p>Gen. 58</text:p>
          </table:table-cell>
          <table:table-cell office:value-type="float" office:value="1749542" table:style-name="ce7">
            <text:p>1749542</text:p>
          </table:table-cell>
          <table:table-cell table:style-name="ce12"/>
          <table:table-cell office:value-type="string" table:style-name="ce5">
            <text:p>Gen. 58</text:p>
          </table:table-cell>
          <table:table-cell office:value-type="float" office:value="1909922" table:style-name="ce7">
            <text:p>1909922</text:p>
          </table:table-cell>
          <table:table-cell table:style-name="ce12"/>
          <table:table-cell office:value-type="string" table:style-name="ce5">
            <text:p>Gen. 58</text:p>
          </table:table-cell>
          <table:table-cell office:value-type="float" office:value="1876254" table:style-name="ce7">
            <text:p>1876254</text:p>
          </table:table-cell>
          <table:table-cell table:style-name="ce12"/>
          <table:table-cell office:value-type="string" table:style-name="ce5">
            <text:p>Gen. 58</text:p>
          </table:table-cell>
          <table:table-cell office:value-type="float" office:value="1787470" table:style-name="ce7">
            <text:p>1787470</text:p>
          </table:table-cell>
          <table:table-cell table:style-name="ce12"/>
          <table:table-cell office:value-type="string" table:style-name="ce5">
            <text:p>Gen. 58</text:p>
          </table:table-cell>
          <table:table-cell office:value-type="float" office:value="1812649" table:style-name="ce7">
            <text:p>1812649</text:p>
          </table:table-cell>
          <table:table-cell table:style-name="ce12"/>
          <table:table-cell office:value-type="string" table:style-name="ce14">
            <text:p>Gen. 58</text:p>
          </table:table-cell>
          <table:table-cell office:value-type="float" office:value="1822153.4666666666" table:formula="of:=AVERAGE([.$CL61];[.$CI61];[.$CF61];[.$CC61];[.$BZ61];[.$BW61];[.$BT61];[.$BQ61];[.$BN61];[.$BK61];[.$BH61];[.$BE61];[.$BB61];[.$AY61];[.$AV61];[.$AS61];[.$AP61];[.$AM61];[.$AJ61];[.$AG61];[.$AD61];[.$AA61];[.$X61];[.$U61];[.$R61];[.$O61];[.$L61];[.$I61];[.$F61];[.$C61])" table:style-name="ce17">
            <text:p>1822153</text:p>
          </table:table-cell>
          <table:table-cell office:value-type="float" office:value="36267.047229409647" table:formula="of:=STDEV([.$CL61];[.$CI61];[.$CF61];[.$CC61];[.$BZ61];[.$BW61];[.$BT61];[.$BQ61];[.$BN61];[.$BK61];[.$BH61];[.$BE61];[.$BB61];[.$AY61];[.$AV61];[.$AS61];[.$AP61];[.$AM61];[.$AJ61];[.$AG61];[.$AD61];[.$AA61];[.$X61];[.$U61];[.$R61];[.$O61];[.$L61];[.$I61];[.$F61];[.$C61])" table:style-name="ce17">
            <text:p>36267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Gen. 59</text:p>
          </table:table-cell>
          <table:table-cell office:value-type="float" office:value="1791310" table:style-name="ce7">
            <text:p>1791310</text:p>
          </table:table-cell>
          <table:table-cell table:style-name="ce12"/>
          <table:table-cell office:value-type="string" table:style-name="ce5">
            <text:p>Gen. 59</text:p>
          </table:table-cell>
          <table:table-cell office:value-type="float" office:value="1868904" table:style-name="ce7">
            <text:p>1868904</text:p>
          </table:table-cell>
          <table:table-cell table:style-name="ce12"/>
          <table:table-cell office:value-type="string" table:style-name="ce5">
            <text:p>Gen. 59</text:p>
          </table:table-cell>
          <table:table-cell office:value-type="float" office:value="1820680" table:style-name="ce7">
            <text:p>1820680</text:p>
          </table:table-cell>
          <table:table-cell table:style-name="ce12"/>
          <table:table-cell office:value-type="string" table:style-name="ce5">
            <text:p>Gen. 59</text:p>
          </table:table-cell>
          <table:table-cell office:value-type="float" office:value="1831131" table:style-name="ce7">
            <text:p>1831131</text:p>
          </table:table-cell>
          <table:table-cell table:style-name="ce12"/>
          <table:table-cell office:value-type="string" table:style-name="ce5">
            <text:p>Gen. 59</text:p>
          </table:table-cell>
          <table:table-cell office:value-type="float" office:value="1834598" table:style-name="ce7">
            <text:p>1834598</text:p>
          </table:table-cell>
          <table:table-cell table:style-name="ce12"/>
          <table:table-cell office:value-type="string" table:style-name="ce5">
            <text:p>Gen. 59</text:p>
          </table:table-cell>
          <table:table-cell office:value-type="float" office:value="1811056" table:style-name="ce7">
            <text:p>1811056</text:p>
          </table:table-cell>
          <table:table-cell table:style-name="ce12"/>
          <table:table-cell office:value-type="string" table:style-name="ce5">
            <text:p>Gen. 59</text:p>
          </table:table-cell>
          <table:table-cell office:value-type="float" office:value="1776958" table:style-name="ce7">
            <text:p>1776958</text:p>
          </table:table-cell>
          <table:table-cell table:style-name="ce12"/>
          <table:table-cell office:value-type="string" table:style-name="ce5">
            <text:p>Gen. 59</text:p>
          </table:table-cell>
          <table:table-cell office:value-type="float" office:value="1783934" table:style-name="ce7">
            <text:p>1783934</text:p>
          </table:table-cell>
          <table:table-cell table:style-name="ce12"/>
          <table:table-cell office:value-type="string" table:style-name="ce5">
            <text:p>Gen. 59</text:p>
          </table:table-cell>
          <table:table-cell office:value-type="float" office:value="1819270" table:style-name="ce7">
            <text:p>1819270</text:p>
          </table:table-cell>
          <table:table-cell table:style-name="ce12"/>
          <table:table-cell office:value-type="string" table:style-name="ce5">
            <text:p>Gen. 59</text:p>
          </table:table-cell>
          <table:table-cell office:value-type="float" office:value="1818490" table:style-name="ce7">
            <text:p>1818490</text:p>
          </table:table-cell>
          <table:table-cell table:style-name="ce12"/>
          <table:table-cell office:value-type="string" table:style-name="ce5">
            <text:p>Gen. 59</text:p>
          </table:table-cell>
          <table:table-cell office:value-type="float" office:value="1836890" table:style-name="ce7">
            <text:p>1836890</text:p>
          </table:table-cell>
          <table:table-cell table:style-name="ce12"/>
          <table:table-cell office:value-type="string" table:style-name="ce5">
            <text:p>Gen. 59</text:p>
          </table:table-cell>
          <table:table-cell office:value-type="float" office:value="1806728" table:style-name="ce7">
            <text:p>1806728</text:p>
          </table:table-cell>
          <table:table-cell table:style-name="ce12"/>
          <table:table-cell office:value-type="string" table:style-name="ce5">
            <text:p>Gen. 59</text:p>
          </table:table-cell>
          <table:table-cell office:value-type="float" office:value="1879038" table:style-name="ce7">
            <text:p>1879038</text:p>
          </table:table-cell>
          <table:table-cell table:style-name="ce12"/>
          <table:table-cell office:value-type="string" table:style-name="ce5">
            <text:p>Gen. 59</text:p>
          </table:table-cell>
          <table:table-cell office:value-type="float" office:value="1821926" table:style-name="ce7">
            <text:p>1821926</text:p>
          </table:table-cell>
          <table:table-cell table:style-name="ce12"/>
          <table:table-cell office:value-type="string" table:style-name="ce5">
            <text:p>Gen. 59</text:p>
          </table:table-cell>
          <table:table-cell office:value-type="float" office:value="1805910" table:style-name="ce7">
            <text:p>1805910</text:p>
          </table:table-cell>
          <table:table-cell table:style-name="ce12"/>
          <table:table-cell office:value-type="string" table:style-name="ce5">
            <text:p>Gen. 59</text:p>
          </table:table-cell>
          <table:table-cell office:value-type="float" office:value="1816246" table:style-name="ce7">
            <text:p>1816246</text:p>
          </table:table-cell>
          <table:table-cell table:style-name="ce12"/>
          <table:table-cell office:value-type="string" table:style-name="ce5">
            <text:p>Gen. 59</text:p>
          </table:table-cell>
          <table:table-cell office:value-type="float" office:value="1843670" table:style-name="ce7">
            <text:p>1843670</text:p>
          </table:table-cell>
          <table:table-cell table:style-name="ce12"/>
          <table:table-cell office:value-type="string" table:style-name="ce5">
            <text:p>Gen. 59</text:p>
          </table:table-cell>
          <table:table-cell office:value-type="float" office:value="1776262" table:style-name="ce7">
            <text:p>1776262</text:p>
          </table:table-cell>
          <table:table-cell table:style-name="ce12"/>
          <table:table-cell office:value-type="string" table:style-name="ce5">
            <text:p>Gen. 59</text:p>
          </table:table-cell>
          <table:table-cell office:value-type="float" office:value="1800778" table:style-name="ce7">
            <text:p>1800778</text:p>
          </table:table-cell>
          <table:table-cell table:style-name="ce12"/>
          <table:table-cell office:value-type="string" table:style-name="ce5">
            <text:p>Gen. 59</text:p>
          </table:table-cell>
          <table:table-cell office:value-type="float" office:value="1844649" table:style-name="ce7">
            <text:p>1844649</text:p>
          </table:table-cell>
          <table:table-cell table:style-name="ce12"/>
          <table:table-cell office:value-type="string" table:style-name="ce5">
            <text:p>Gen. 59</text:p>
          </table:table-cell>
          <table:table-cell office:value-type="float" office:value="1878380" table:style-name="ce7">
            <text:p>1878380</text:p>
          </table:table-cell>
          <table:table-cell table:style-name="ce12"/>
          <table:table-cell office:value-type="string" table:style-name="ce5">
            <text:p>Gen. 59</text:p>
          </table:table-cell>
          <table:table-cell office:value-type="float" office:value="1790442" table:style-name="ce7">
            <text:p>1790442</text:p>
          </table:table-cell>
          <table:table-cell table:style-name="ce12"/>
          <table:table-cell office:value-type="string" table:style-name="ce5">
            <text:p>Gen. 59</text:p>
          </table:table-cell>
          <table:table-cell office:value-type="float" office:value="1820934" table:style-name="ce7">
            <text:p>1820934</text:p>
          </table:table-cell>
          <table:table-cell table:style-name="ce12"/>
          <table:table-cell office:value-type="string" table:style-name="ce5">
            <text:p>Gen. 59</text:p>
          </table:table-cell>
          <table:table-cell office:value-type="float" office:value="1770799" table:style-name="ce7">
            <text:p>1770799</text:p>
          </table:table-cell>
          <table:table-cell table:style-name="ce12"/>
          <table:table-cell office:value-type="string" table:style-name="ce5">
            <text:p>Gen. 59</text:p>
          </table:table-cell>
          <table:table-cell office:value-type="float" office:value="1832496" table:style-name="ce7">
            <text:p>1832496</text:p>
          </table:table-cell>
          <table:table-cell table:style-name="ce12"/>
          <table:table-cell office:value-type="string" table:style-name="ce5">
            <text:p>Gen. 59</text:p>
          </table:table-cell>
          <table:table-cell office:value-type="float" office:value="1747822" table:style-name="ce7">
            <text:p>1747822</text:p>
          </table:table-cell>
          <table:table-cell table:style-name="ce12"/>
          <table:table-cell office:value-type="string" table:style-name="ce5">
            <text:p>Gen. 59</text:p>
          </table:table-cell>
          <table:table-cell office:value-type="float" office:value="1906572" table:style-name="ce7">
            <text:p>1906572</text:p>
          </table:table-cell>
          <table:table-cell table:style-name="ce12"/>
          <table:table-cell office:value-type="string" table:style-name="ce5">
            <text:p>Gen. 59</text:p>
          </table:table-cell>
          <table:table-cell office:value-type="float" office:value="1874794" table:style-name="ce7">
            <text:p>1874794</text:p>
          </table:table-cell>
          <table:table-cell table:style-name="ce12"/>
          <table:table-cell office:value-type="string" table:style-name="ce5">
            <text:p>Gen. 59</text:p>
          </table:table-cell>
          <table:table-cell office:value-type="float" office:value="1781942" table:style-name="ce7">
            <text:p>1781942</text:p>
          </table:table-cell>
          <table:table-cell table:style-name="ce12"/>
          <table:table-cell office:value-type="string" table:style-name="ce5">
            <text:p>Gen. 59</text:p>
          </table:table-cell>
          <table:table-cell office:value-type="float" office:value="1810757" table:style-name="ce7">
            <text:p>1810757</text:p>
          </table:table-cell>
          <table:table-cell table:style-name="ce12"/>
          <table:table-cell office:value-type="string" table:style-name="ce14">
            <text:p>Gen. 59</text:p>
          </table:table-cell>
          <table:table-cell office:value-type="float" office:value="1820112.2" table:formula="of:=AVERAGE([.$CL62];[.$CI62];[.$CF62];[.$CC62];[.$BZ62];[.$BW62];[.$BT62];[.$BQ62];[.$BN62];[.$BK62];[.$BH62];[.$BE62];[.$BB62];[.$AY62];[.$AV62];[.$AS62];[.$AP62];[.$AM62];[.$AJ62];[.$AG62];[.$AD62];[.$AA62];[.$X62];[.$U62];[.$R62];[.$O62];[.$L62];[.$I62];[.$F62];[.$C62])" table:style-name="ce17">
            <text:p>1820112</text:p>
          </table:table-cell>
          <table:table-cell office:value-type="float" office:value="36436.916186746654" table:formula="of:=STDEV([.$CL62];[.$CI62];[.$CF62];[.$CC62];[.$BZ62];[.$BW62];[.$BT62];[.$BQ62];[.$BN62];[.$BK62];[.$BH62];[.$BE62];[.$BB62];[.$AY62];[.$AV62];[.$AS62];[.$AP62];[.$AM62];[.$AJ62];[.$AG62];[.$AD62];[.$AA62];[.$X62];[.$U62];[.$R62];[.$O62];[.$L62];[.$I62];[.$F62];[.$C62])" table:style-name="ce17">
            <text:p>36437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Gen. 60</text:p>
          </table:table-cell>
          <table:table-cell office:value-type="float" office:value="1791310" table:style-name="ce7">
            <text:p>1791310</text:p>
          </table:table-cell>
          <table:table-cell table:style-name="ce12"/>
          <table:table-cell office:value-type="string" table:style-name="ce5">
            <text:p>Gen. 60</text:p>
          </table:table-cell>
          <table:table-cell office:value-type="float" office:value="1868032" table:style-name="ce7">
            <text:p>1868032</text:p>
          </table:table-cell>
          <table:table-cell table:style-name="ce12"/>
          <table:table-cell office:value-type="string" table:style-name="ce5">
            <text:p>Gen. 60</text:p>
          </table:table-cell>
          <table:table-cell office:value-type="float" office:value="1814588" table:style-name="ce7">
            <text:p>1814588</text:p>
          </table:table-cell>
          <table:table-cell table:style-name="ce12"/>
          <table:table-cell office:value-type="string" table:style-name="ce5">
            <text:p>Gen. 60</text:p>
          </table:table-cell>
          <table:table-cell office:value-type="float" office:value="1829817" table:style-name="ce7">
            <text:p>1829817</text:p>
          </table:table-cell>
          <table:table-cell table:style-name="ce12"/>
          <table:table-cell office:value-type="string" table:style-name="ce5">
            <text:p>Gen. 60</text:p>
          </table:table-cell>
          <table:table-cell office:value-type="float" office:value="1831314" table:style-name="ce7">
            <text:p>1831314</text:p>
          </table:table-cell>
          <table:table-cell table:style-name="ce12"/>
          <table:table-cell office:value-type="string" table:style-name="ce5">
            <text:p>Gen. 60</text:p>
          </table:table-cell>
          <table:table-cell office:value-type="float" office:value="1811056" table:style-name="ce7">
            <text:p>1811056</text:p>
          </table:table-cell>
          <table:table-cell table:style-name="ce12"/>
          <table:table-cell office:value-type="string" table:style-name="ce5">
            <text:p>Gen. 60</text:p>
          </table:table-cell>
          <table:table-cell office:value-type="float" office:value="1776758" table:style-name="ce7">
            <text:p>1776758</text:p>
          </table:table-cell>
          <table:table-cell table:style-name="ce12"/>
          <table:table-cell office:value-type="string" table:style-name="ce5">
            <text:p>Gen. 60</text:p>
          </table:table-cell>
          <table:table-cell office:value-type="float" office:value="1782318" table:style-name="ce7">
            <text:p>1782318</text:p>
          </table:table-cell>
          <table:table-cell table:style-name="ce12"/>
          <table:table-cell office:value-type="string" table:style-name="ce5">
            <text:p>Gen. 60</text:p>
          </table:table-cell>
          <table:table-cell office:value-type="float" office:value="1818710" table:style-name="ce7">
            <text:p>1818710</text:p>
          </table:table-cell>
          <table:table-cell table:style-name="ce12"/>
          <table:table-cell office:value-type="string" table:style-name="ce5">
            <text:p>Gen. 60</text:p>
          </table:table-cell>
          <table:table-cell office:value-type="float" office:value="1818340" table:style-name="ce7">
            <text:p>1818340</text:p>
          </table:table-cell>
          <table:table-cell table:style-name="ce12"/>
          <table:table-cell office:value-type="string" table:style-name="ce5">
            <text:p>Gen. 60</text:p>
          </table:table-cell>
          <table:table-cell office:value-type="float" office:value="1836288" table:style-name="ce7">
            <text:p>1836288</text:p>
          </table:table-cell>
          <table:table-cell table:style-name="ce12"/>
          <table:table-cell office:value-type="string" table:style-name="ce5">
            <text:p>Gen. 60</text:p>
          </table:table-cell>
          <table:table-cell office:value-type="float" office:value="1803788" table:style-name="ce7">
            <text:p>1803788</text:p>
          </table:table-cell>
          <table:table-cell table:style-name="ce12"/>
          <table:table-cell office:value-type="string" table:style-name="ce5">
            <text:p>Gen. 60</text:p>
          </table:table-cell>
          <table:table-cell office:value-type="float" office:value="1876696" table:style-name="ce7">
            <text:p>1876696</text:p>
          </table:table-cell>
          <table:table-cell table:style-name="ce12"/>
          <table:table-cell office:value-type="string" table:style-name="ce5">
            <text:p>Gen. 60</text:p>
          </table:table-cell>
          <table:table-cell office:value-type="float" office:value="1818246" table:style-name="ce7">
            <text:p>1818246</text:p>
          </table:table-cell>
          <table:table-cell table:style-name="ce12"/>
          <table:table-cell office:value-type="string" table:style-name="ce5">
            <text:p>Gen. 60</text:p>
          </table:table-cell>
          <table:table-cell office:value-type="float" office:value="1805910" table:style-name="ce7">
            <text:p>1805910</text:p>
          </table:table-cell>
          <table:table-cell table:style-name="ce12"/>
          <table:table-cell office:value-type="string" table:style-name="ce5">
            <text:p>Gen. 60</text:p>
          </table:table-cell>
          <table:table-cell office:value-type="float" office:value="1811454" table:style-name="ce7">
            <text:p>1811454</text:p>
          </table:table-cell>
          <table:table-cell table:style-name="ce12"/>
          <table:table-cell office:value-type="string" table:style-name="ce5">
            <text:p>Gen. 60</text:p>
          </table:table-cell>
          <table:table-cell office:value-type="float" office:value="1841570" table:style-name="ce7">
            <text:p>1841570</text:p>
          </table:table-cell>
          <table:table-cell table:style-name="ce12"/>
          <table:table-cell office:value-type="string" table:style-name="ce5">
            <text:p>Gen. 60</text:p>
          </table:table-cell>
          <table:table-cell office:value-type="float" office:value="1773504" table:style-name="ce7">
            <text:p>1773504</text:p>
          </table:table-cell>
          <table:table-cell table:style-name="ce12"/>
          <table:table-cell office:value-type="string" table:style-name="ce5">
            <text:p>Gen. 60</text:p>
          </table:table-cell>
          <table:table-cell office:value-type="float" office:value="1799512" table:style-name="ce7">
            <text:p>1799512</text:p>
          </table:table-cell>
          <table:table-cell table:style-name="ce12"/>
          <table:table-cell office:value-type="string" table:style-name="ce5">
            <text:p>Gen. 60</text:p>
          </table:table-cell>
          <table:table-cell office:value-type="float" office:value="1841189" table:style-name="ce7">
            <text:p>1841189</text:p>
          </table:table-cell>
          <table:table-cell table:style-name="ce12"/>
          <table:table-cell office:value-type="string" table:style-name="ce5">
            <text:p>Gen. 60</text:p>
          </table:table-cell>
          <table:table-cell office:value-type="float" office:value="1872460" table:style-name="ce7">
            <text:p>1872460</text:p>
          </table:table-cell>
          <table:table-cell table:style-name="ce12"/>
          <table:table-cell office:value-type="string" table:style-name="ce5">
            <text:p>Gen. 60</text:p>
          </table:table-cell>
          <table:table-cell office:value-type="float" office:value="1790442" table:style-name="ce7">
            <text:p>1790442</text:p>
          </table:table-cell>
          <table:table-cell table:style-name="ce12"/>
          <table:table-cell office:value-type="string" table:style-name="ce5">
            <text:p>Gen. 60</text:p>
          </table:table-cell>
          <table:table-cell office:value-type="float" office:value="1817272" table:style-name="ce7">
            <text:p>1817272</text:p>
          </table:table-cell>
          <table:table-cell table:style-name="ce12"/>
          <table:table-cell office:value-type="string" table:style-name="ce5">
            <text:p>Gen. 60</text:p>
          </table:table-cell>
          <table:table-cell office:value-type="float" office:value="1768129" table:style-name="ce7">
            <text:p>1768129</text:p>
          </table:table-cell>
          <table:table-cell table:style-name="ce12"/>
          <table:table-cell office:value-type="string" table:style-name="ce5">
            <text:p>Gen. 60</text:p>
          </table:table-cell>
          <table:table-cell office:value-type="float" office:value="1831996" table:style-name="ce7">
            <text:p>1831996</text:p>
          </table:table-cell>
          <table:table-cell table:style-name="ce12"/>
          <table:table-cell office:value-type="string" table:style-name="ce5">
            <text:p>Gen. 60</text:p>
          </table:table-cell>
          <table:table-cell office:value-type="float" office:value="1747822" table:style-name="ce7">
            <text:p>1747822</text:p>
          </table:table-cell>
          <table:table-cell table:style-name="ce12"/>
          <table:table-cell office:value-type="string" table:style-name="ce5">
            <text:p>Gen. 60</text:p>
          </table:table-cell>
          <table:table-cell office:value-type="float" office:value="1905722" table:style-name="ce7">
            <text:p>1905722</text:p>
          </table:table-cell>
          <table:table-cell table:style-name="ce12"/>
          <table:table-cell office:value-type="string" table:style-name="ce5">
            <text:p>Gen. 60</text:p>
          </table:table-cell>
          <table:table-cell office:value-type="float" office:value="1872094" table:style-name="ce7">
            <text:p>1872094</text:p>
          </table:table-cell>
          <table:table-cell table:style-name="ce12"/>
          <table:table-cell office:value-type="string" table:style-name="ce5">
            <text:p>Gen. 60</text:p>
          </table:table-cell>
          <table:table-cell office:value-type="float" office:value="1779120" table:style-name="ce7">
            <text:p>1779120</text:p>
          </table:table-cell>
          <table:table-cell table:style-name="ce12"/>
          <table:table-cell office:value-type="string" table:style-name="ce5">
            <text:p>Gen. 60</text:p>
          </table:table-cell>
          <table:table-cell office:value-type="float" office:value="1808861" table:style-name="ce7">
            <text:p>1808861</text:p>
          </table:table-cell>
          <table:table-cell table:style-name="ce12"/>
          <table:table-cell office:value-type="string" table:style-name="ce14">
            <text:p>Gen. 60</text:p>
          </table:table-cell>
          <table:table-cell office:value-type="float" office:value="1818143.9333333333" table:formula="of:=AVERAGE([.$CL63];[.$CI63];[.$CF63];[.$CC63];[.$BZ63];[.$BW63];[.$BT63];[.$BQ63];[.$BN63];[.$BK63];[.$BH63];[.$BE63];[.$BB63];[.$AY63];[.$AV63];[.$AS63];[.$AP63];[.$AM63];[.$AJ63];[.$AG63];[.$AD63];[.$AA63];[.$X63];[.$U63];[.$R63];[.$O63];[.$L63];[.$I63];[.$F63];[.$C63])" table:style-name="ce17">
            <text:p>1818144</text:p>
          </table:table-cell>
          <table:table-cell office:value-type="float" office:value="36056.679958789529" table:formula="of:=STDEV([.$CL63];[.$CI63];[.$CF63];[.$CC63];[.$BZ63];[.$BW63];[.$BT63];[.$BQ63];[.$BN63];[.$BK63];[.$BH63];[.$BE63];[.$BB63];[.$AY63];[.$AV63];[.$AS63];[.$AP63];[.$AM63];[.$AJ63];[.$AG63];[.$AD63];[.$AA63];[.$X63];[.$U63];[.$R63];[.$O63];[.$L63];[.$I63];[.$F63];[.$C63])" table:style-name="ce17">
            <text:p>36057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Gen. 61</text:p>
          </table:table-cell>
          <table:table-cell office:value-type="float" office:value="1789166" table:style-name="ce7">
            <text:p>1789166</text:p>
          </table:table-cell>
          <table:table-cell table:style-name="ce12"/>
          <table:table-cell office:value-type="string" table:style-name="ce5">
            <text:p>Gen. 61</text:p>
          </table:table-cell>
          <table:table-cell office:value-type="float" office:value="1863726" table:style-name="ce7">
            <text:p>1863726</text:p>
          </table:table-cell>
          <table:table-cell table:style-name="ce12"/>
          <table:table-cell office:value-type="string" table:style-name="ce5">
            <text:p>Gen. 61</text:p>
          </table:table-cell>
          <table:table-cell office:value-type="float" office:value="1813314" table:style-name="ce7">
            <text:p>1813314</text:p>
          </table:table-cell>
          <table:table-cell table:style-name="ce12"/>
          <table:table-cell office:value-type="string" table:style-name="ce5">
            <text:p>Gen. 61</text:p>
          </table:table-cell>
          <table:table-cell office:value-type="float" office:value="1826623" table:style-name="ce7">
            <text:p>1826623</text:p>
          </table:table-cell>
          <table:table-cell table:style-name="ce12"/>
          <table:table-cell office:value-type="string" table:style-name="ce5">
            <text:p>Gen. 61</text:p>
          </table:table-cell>
          <table:table-cell office:value-type="float" office:value="1831152" table:style-name="ce7">
            <text:p>1831152</text:p>
          </table:table-cell>
          <table:table-cell table:style-name="ce12"/>
          <table:table-cell office:value-type="string" table:style-name="ce5">
            <text:p>Gen. 61</text:p>
          </table:table-cell>
          <table:table-cell office:value-type="float" office:value="1808616" table:style-name="ce7">
            <text:p>1808616</text:p>
          </table:table-cell>
          <table:table-cell table:style-name="ce12"/>
          <table:table-cell office:value-type="string" table:style-name="ce5">
            <text:p>Gen. 61</text:p>
          </table:table-cell>
          <table:table-cell office:value-type="float" office:value="1771998" table:style-name="ce7">
            <text:p>1771998</text:p>
          </table:table-cell>
          <table:table-cell table:style-name="ce12"/>
          <table:table-cell office:value-type="string" table:style-name="ce5">
            <text:p>Gen. 61</text:p>
          </table:table-cell>
          <table:table-cell office:value-type="float" office:value="1779016" table:style-name="ce7">
            <text:p>1779016</text:p>
          </table:table-cell>
          <table:table-cell table:style-name="ce12"/>
          <table:table-cell office:value-type="string" table:style-name="ce5">
            <text:p>Gen. 61</text:p>
          </table:table-cell>
          <table:table-cell office:value-type="float" office:value="1815938" table:style-name="ce7">
            <text:p>1815938</text:p>
          </table:table-cell>
          <table:table-cell table:style-name="ce12"/>
          <table:table-cell office:value-type="string" table:style-name="ce5">
            <text:p>Gen. 61</text:p>
          </table:table-cell>
          <table:table-cell office:value-type="float" office:value="1816630" table:style-name="ce7">
            <text:p>1816630</text:p>
          </table:table-cell>
          <table:table-cell table:style-name="ce12"/>
          <table:table-cell office:value-type="string" table:style-name="ce5">
            <text:p>Gen. 61</text:p>
          </table:table-cell>
          <table:table-cell office:value-type="float" office:value="1833134" table:style-name="ce7">
            <text:p>1833134</text:p>
          </table:table-cell>
          <table:table-cell table:style-name="ce12"/>
          <table:table-cell office:value-type="string" table:style-name="ce5">
            <text:p>Gen. 61</text:p>
          </table:table-cell>
          <table:table-cell office:value-type="float" office:value="1799616" table:style-name="ce7">
            <text:p>1799616</text:p>
          </table:table-cell>
          <table:table-cell table:style-name="ce12"/>
          <table:table-cell office:value-type="string" table:style-name="ce5">
            <text:p>Gen. 61</text:p>
          </table:table-cell>
          <table:table-cell office:value-type="float" office:value="1874328" table:style-name="ce7">
            <text:p>1874328</text:p>
          </table:table-cell>
          <table:table-cell table:style-name="ce12"/>
          <table:table-cell office:value-type="string" table:style-name="ce5">
            <text:p>Gen. 61</text:p>
          </table:table-cell>
          <table:table-cell office:value-type="float" office:value="1815066" table:style-name="ce7">
            <text:p>1815066</text:p>
          </table:table-cell>
          <table:table-cell table:style-name="ce12"/>
          <table:table-cell office:value-type="string" table:style-name="ce5">
            <text:p>Gen. 61</text:p>
          </table:table-cell>
          <table:table-cell office:value-type="float" office:value="1804104" table:style-name="ce7">
            <text:p>1804104</text:p>
          </table:table-cell>
          <table:table-cell table:style-name="ce12"/>
          <table:table-cell office:value-type="string" table:style-name="ce5">
            <text:p>Gen. 61</text:p>
          </table:table-cell>
          <table:table-cell office:value-type="float" office:value="1810334" table:style-name="ce7">
            <text:p>1810334</text:p>
          </table:table-cell>
          <table:table-cell table:style-name="ce12"/>
          <table:table-cell office:value-type="string" table:style-name="ce5">
            <text:p>Gen. 61</text:p>
          </table:table-cell>
          <table:table-cell office:value-type="float" office:value="1839470" table:style-name="ce7">
            <text:p>1839470</text:p>
          </table:table-cell>
          <table:table-cell table:style-name="ce12"/>
          <table:table-cell office:value-type="string" table:style-name="ce5">
            <text:p>Gen. 61</text:p>
          </table:table-cell>
          <table:table-cell office:value-type="float" office:value="1772524" table:style-name="ce7">
            <text:p>1772524</text:p>
          </table:table-cell>
          <table:table-cell table:style-name="ce12"/>
          <table:table-cell office:value-type="string" table:style-name="ce5">
            <text:p>Gen. 61</text:p>
          </table:table-cell>
          <table:table-cell office:value-type="float" office:value="1796796" table:style-name="ce7">
            <text:p>1796796</text:p>
          </table:table-cell>
          <table:table-cell table:style-name="ce12"/>
          <table:table-cell office:value-type="string" table:style-name="ce5">
            <text:p>Gen. 61</text:p>
          </table:table-cell>
          <table:table-cell office:value-type="float" office:value="1840829" table:style-name="ce7">
            <text:p>1840829</text:p>
          </table:table-cell>
          <table:table-cell table:style-name="ce12"/>
          <table:table-cell office:value-type="string" table:style-name="ce5">
            <text:p>Gen. 61</text:p>
          </table:table-cell>
          <table:table-cell office:value-type="float" office:value="1872460" table:style-name="ce7">
            <text:p>1872460</text:p>
          </table:table-cell>
          <table:table-cell table:style-name="ce12"/>
          <table:table-cell office:value-type="string" table:style-name="ce5">
            <text:p>Gen. 61</text:p>
          </table:table-cell>
          <table:table-cell office:value-type="float" office:value="1787598" table:style-name="ce7">
            <text:p>1787598</text:p>
          </table:table-cell>
          <table:table-cell table:style-name="ce12"/>
          <table:table-cell office:value-type="string" table:style-name="ce5">
            <text:p>Gen. 61</text:p>
          </table:table-cell>
          <table:table-cell office:value-type="float" office:value="1814892" table:style-name="ce7">
            <text:p>1814892</text:p>
          </table:table-cell>
          <table:table-cell table:style-name="ce12"/>
          <table:table-cell office:value-type="string" table:style-name="ce5">
            <text:p>Gen. 61</text:p>
          </table:table-cell>
          <table:table-cell office:value-type="float" office:value="1766559" table:style-name="ce7">
            <text:p>1766559</text:p>
          </table:table-cell>
          <table:table-cell table:style-name="ce12"/>
          <table:table-cell office:value-type="string" table:style-name="ce5">
            <text:p>Gen. 61</text:p>
          </table:table-cell>
          <table:table-cell office:value-type="float" office:value="1829656" table:style-name="ce7">
            <text:p>1829656</text:p>
          </table:table-cell>
          <table:table-cell table:style-name="ce12"/>
          <table:table-cell office:value-type="string" table:style-name="ce5">
            <text:p>Gen. 61</text:p>
          </table:table-cell>
          <table:table-cell office:value-type="float" office:value="1745912" table:style-name="ce7">
            <text:p>1745912</text:p>
          </table:table-cell>
          <table:table-cell table:style-name="ce12"/>
          <table:table-cell office:value-type="string" table:style-name="ce5">
            <text:p>Gen. 61</text:p>
          </table:table-cell>
          <table:table-cell office:value-type="float" office:value="1903862" table:style-name="ce7">
            <text:p>1903862</text:p>
          </table:table-cell>
          <table:table-cell table:style-name="ce12"/>
          <table:table-cell office:value-type="string" table:style-name="ce5">
            <text:p>Gen. 61</text:p>
          </table:table-cell>
          <table:table-cell office:value-type="float" office:value="1870674" table:style-name="ce7">
            <text:p>1870674</text:p>
          </table:table-cell>
          <table:table-cell table:style-name="ce12"/>
          <table:table-cell office:value-type="string" table:style-name="ce5">
            <text:p>Gen. 61</text:p>
          </table:table-cell>
          <table:table-cell office:value-type="float" office:value="1775306" table:style-name="ce7">
            <text:p>1775306</text:p>
          </table:table-cell>
          <table:table-cell table:style-name="ce12"/>
          <table:table-cell office:value-type="string" table:style-name="ce5">
            <text:p>Gen. 61</text:p>
          </table:table-cell>
          <table:table-cell office:value-type="float" office:value="1806347" table:style-name="ce7">
            <text:p>1806347</text:p>
          </table:table-cell>
          <table:table-cell table:style-name="ce12"/>
          <table:table-cell office:value-type="string" table:style-name="ce14">
            <text:p>Gen. 61</text:p>
          </table:table-cell>
          <table:table-cell office:value-type="float" office:value="1815854.8666666667" table:formula="of:=AVERAGE([.$CL64];[.$CI64];[.$CF64];[.$CC64];[.$BZ64];[.$BW64];[.$BT64];[.$BQ64];[.$BN64];[.$BK64];[.$BH64];[.$BE64];[.$BB64];[.$AY64];[.$AV64];[.$AS64];[.$AP64];[.$AM64];[.$AJ64];[.$AG64];[.$AD64];[.$AA64];[.$X64];[.$U64];[.$R64];[.$O64];[.$L64];[.$I64];[.$F64];[.$C64])" table:style-name="ce17">
            <text:p>1815855</text:p>
          </table:table-cell>
          <table:table-cell office:value-type="float" office:value="36325.974302365132" table:formula="of:=STDEV([.$CL64];[.$CI64];[.$CF64];[.$CC64];[.$BZ64];[.$BW64];[.$BT64];[.$BQ64];[.$BN64];[.$BK64];[.$BH64];[.$BE64];[.$BB64];[.$AY64];[.$AV64];[.$AS64];[.$AP64];[.$AM64];[.$AJ64];[.$AG64];[.$AD64];[.$AA64];[.$X64];[.$U64];[.$R64];[.$O64];[.$L64];[.$I64];[.$F64];[.$C64])" table:style-name="ce17">
            <text:p>36326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Gen. 62</text:p>
          </table:table-cell>
          <table:table-cell office:value-type="float" office:value="1787780" table:style-name="ce7">
            <text:p>1787780</text:p>
          </table:table-cell>
          <table:table-cell table:style-name="ce12"/>
          <table:table-cell office:value-type="string" table:style-name="ce5">
            <text:p>Gen. 62</text:p>
          </table:table-cell>
          <table:table-cell office:value-type="float" office:value="1860666" table:style-name="ce7">
            <text:p>1860666</text:p>
          </table:table-cell>
          <table:table-cell table:style-name="ce12"/>
          <table:table-cell office:value-type="string" table:style-name="ce5">
            <text:p>Gen. 62</text:p>
          </table:table-cell>
          <table:table-cell office:value-type="float" office:value="1811550" table:style-name="ce7">
            <text:p>1811550</text:p>
          </table:table-cell>
          <table:table-cell table:style-name="ce12"/>
          <table:table-cell office:value-type="string" table:style-name="ce5">
            <text:p>Gen. 62</text:p>
          </table:table-cell>
          <table:table-cell office:value-type="float" office:value="1826623" table:style-name="ce7">
            <text:p>1826623</text:p>
          </table:table-cell>
          <table:table-cell table:style-name="ce12"/>
          <table:table-cell office:value-type="string" table:style-name="ce5">
            <text:p>Gen. 62</text:p>
          </table:table-cell>
          <table:table-cell office:value-type="float" office:value="1826472" table:style-name="ce7">
            <text:p>1826472</text:p>
          </table:table-cell>
          <table:table-cell table:style-name="ce12"/>
          <table:table-cell office:value-type="string" table:style-name="ce5">
            <text:p>Gen. 62</text:p>
          </table:table-cell>
          <table:table-cell office:value-type="float" office:value="1807006" table:style-name="ce7">
            <text:p>1807006</text:p>
          </table:table-cell>
          <table:table-cell table:style-name="ce12"/>
          <table:table-cell office:value-type="string" table:style-name="ce5">
            <text:p>Gen. 62</text:p>
          </table:table-cell>
          <table:table-cell office:value-type="float" office:value="1771998" table:style-name="ce7">
            <text:p>1771998</text:p>
          </table:table-cell>
          <table:table-cell table:style-name="ce12"/>
          <table:table-cell office:value-type="string" table:style-name="ce5">
            <text:p>Gen. 62</text:p>
          </table:table-cell>
          <table:table-cell office:value-type="float" office:value="1778480" table:style-name="ce7">
            <text:p>1778480</text:p>
          </table:table-cell>
          <table:table-cell table:style-name="ce12"/>
          <table:table-cell office:value-type="string" table:style-name="ce5">
            <text:p>Gen. 62</text:p>
          </table:table-cell>
          <table:table-cell office:value-type="float" office:value="1815938" table:style-name="ce7">
            <text:p>1815938</text:p>
          </table:table-cell>
          <table:table-cell table:style-name="ce12"/>
          <table:table-cell office:value-type="string" table:style-name="ce5">
            <text:p>Gen. 62</text:p>
          </table:table-cell>
          <table:table-cell office:value-type="float" office:value="1814312" table:style-name="ce7">
            <text:p>1814312</text:p>
          </table:table-cell>
          <table:table-cell table:style-name="ce12"/>
          <table:table-cell office:value-type="string" table:style-name="ce5">
            <text:p>Gen. 62</text:p>
          </table:table-cell>
          <table:table-cell office:value-type="float" office:value="1832546" table:style-name="ce7">
            <text:p>1832546</text:p>
          </table:table-cell>
          <table:table-cell table:style-name="ce12"/>
          <table:table-cell office:value-type="string" table:style-name="ce5">
            <text:p>Gen. 62</text:p>
          </table:table-cell>
          <table:table-cell office:value-type="float" office:value="1799616" table:style-name="ce7">
            <text:p>1799616</text:p>
          </table:table-cell>
          <table:table-cell table:style-name="ce12"/>
          <table:table-cell office:value-type="string" table:style-name="ce5">
            <text:p>Gen. 62</text:p>
          </table:table-cell>
          <table:table-cell office:value-type="float" office:value="1872816" table:style-name="ce7">
            <text:p>1872816</text:p>
          </table:table-cell>
          <table:table-cell table:style-name="ce12"/>
          <table:table-cell office:value-type="string" table:style-name="ce5">
            <text:p>Gen. 62</text:p>
          </table:table-cell>
          <table:table-cell office:value-type="float" office:value="1815066" table:style-name="ce7">
            <text:p>1815066</text:p>
          </table:table-cell>
          <table:table-cell table:style-name="ce12"/>
          <table:table-cell office:value-type="string" table:style-name="ce5">
            <text:p>Gen. 62</text:p>
          </table:table-cell>
          <table:table-cell office:value-type="float" office:value="1802838" table:style-name="ce7">
            <text:p>1802838</text:p>
          </table:table-cell>
          <table:table-cell table:style-name="ce12"/>
          <table:table-cell office:value-type="string" table:style-name="ce5">
            <text:p>Gen. 62</text:p>
          </table:table-cell>
          <table:table-cell office:value-type="float" office:value="1809158" table:style-name="ce7">
            <text:p>1809158</text:p>
          </table:table-cell>
          <table:table-cell table:style-name="ce12"/>
          <table:table-cell office:value-type="string" table:style-name="ce5">
            <text:p>Gen. 62</text:p>
          </table:table-cell>
          <table:table-cell office:value-type="float" office:value="1834990" table:style-name="ce7">
            <text:p>1834990</text:p>
          </table:table-cell>
          <table:table-cell table:style-name="ce12"/>
          <table:table-cell office:value-type="string" table:style-name="ce5">
            <text:p>Gen. 62</text:p>
          </table:table-cell>
          <table:table-cell office:value-type="float" office:value="1771222" table:style-name="ce7">
            <text:p>1771222</text:p>
          </table:table-cell>
          <table:table-cell table:style-name="ce12"/>
          <table:table-cell office:value-type="string" table:style-name="ce5">
            <text:p>Gen. 62</text:p>
          </table:table-cell>
          <table:table-cell office:value-type="float" office:value="1795180" table:style-name="ce7">
            <text:p>1795180</text:p>
          </table:table-cell>
          <table:table-cell table:style-name="ce12"/>
          <table:table-cell office:value-type="string" table:style-name="ce5">
            <text:p>Gen. 62</text:p>
          </table:table-cell>
          <table:table-cell office:value-type="float" office:value="1836649" table:style-name="ce7">
            <text:p>1836649</text:p>
          </table:table-cell>
          <table:table-cell table:style-name="ce12"/>
          <table:table-cell office:value-type="string" table:style-name="ce5">
            <text:p>Gen. 62</text:p>
          </table:table-cell>
          <table:table-cell office:value-type="float" office:value="1869480" table:style-name="ce7">
            <text:p>1869480</text:p>
          </table:table-cell>
          <table:table-cell table:style-name="ce12"/>
          <table:table-cell office:value-type="string" table:style-name="ce5">
            <text:p>Gen. 62</text:p>
          </table:table-cell>
          <table:table-cell office:value-type="float" office:value="1785782" table:style-name="ce7">
            <text:p>1785782</text:p>
          </table:table-cell>
          <table:table-cell table:style-name="ce12"/>
          <table:table-cell office:value-type="string" table:style-name="ce5">
            <text:p>Gen. 62</text:p>
          </table:table-cell>
          <table:table-cell office:value-type="float" office:value="1813312" table:style-name="ce7">
            <text:p>1813312</text:p>
          </table:table-cell>
          <table:table-cell table:style-name="ce12"/>
          <table:table-cell office:value-type="string" table:style-name="ce5">
            <text:p>Gen. 62</text:p>
          </table:table-cell>
          <table:table-cell office:value-type="float" office:value="1764323" table:style-name="ce7">
            <text:p>1764323</text:p>
          </table:table-cell>
          <table:table-cell table:style-name="ce12"/>
          <table:table-cell office:value-type="string" table:style-name="ce5">
            <text:p>Gen. 62</text:p>
          </table:table-cell>
          <table:table-cell office:value-type="float" office:value="1823136" table:style-name="ce7">
            <text:p>1823136</text:p>
          </table:table-cell>
          <table:table-cell table:style-name="ce12"/>
          <table:table-cell office:value-type="string" table:style-name="ce5">
            <text:p>Gen. 62</text:p>
          </table:table-cell>
          <table:table-cell office:value-type="float" office:value="1744472" table:style-name="ce7">
            <text:p>1744472</text:p>
          </table:table-cell>
          <table:table-cell table:style-name="ce12"/>
          <table:table-cell office:value-type="string" table:style-name="ce5">
            <text:p>Gen. 62</text:p>
          </table:table-cell>
          <table:table-cell office:value-type="float" office:value="1901288" table:style-name="ce7">
            <text:p>1901288</text:p>
          </table:table-cell>
          <table:table-cell table:style-name="ce12"/>
          <table:table-cell office:value-type="string" table:style-name="ce5">
            <text:p>Gen. 62</text:p>
          </table:table-cell>
          <table:table-cell office:value-type="float" office:value="1868474" table:style-name="ce7">
            <text:p>1868474</text:p>
          </table:table-cell>
          <table:table-cell table:style-name="ce12"/>
          <table:table-cell office:value-type="string" table:style-name="ce5">
            <text:p>Gen. 62</text:p>
          </table:table-cell>
          <table:table-cell office:value-type="float" office:value="1773316" table:style-name="ce7">
            <text:p>1773316</text:p>
          </table:table-cell>
          <table:table-cell table:style-name="ce12"/>
          <table:table-cell office:value-type="string" table:style-name="ce5">
            <text:p>Gen. 62</text:p>
          </table:table-cell>
          <table:table-cell office:value-type="float" office:value="1802719" table:style-name="ce7">
            <text:p>1802719</text:p>
          </table:table-cell>
          <table:table-cell table:style-name="ce12"/>
          <table:table-cell office:value-type="string" table:style-name="ce14">
            <text:p>Gen. 62</text:p>
          </table:table-cell>
          <table:table-cell office:value-type="float" office:value="1813906.9333333333" table:formula="of:=AVERAGE([.$CL65];[.$CI65];[.$CF65];[.$CC65];[.$BZ65];[.$BW65];[.$BT65];[.$BQ65];[.$BN65];[.$BK65];[.$BH65];[.$BE65];[.$BB65];[.$AY65];[.$AV65];[.$AS65];[.$AP65];[.$AM65];[.$AJ65];[.$AG65];[.$AD65];[.$AA65];[.$X65];[.$U65];[.$R65];[.$O65];[.$L65];[.$I65];[.$F65];[.$C65])" table:style-name="ce17">
            <text:p>1813907</text:p>
          </table:table-cell>
          <table:table-cell office:value-type="float" office:value="35811.15817531557" table:formula="of:=STDEV([.$CL65];[.$CI65];[.$CF65];[.$CC65];[.$BZ65];[.$BW65];[.$BT65];[.$BQ65];[.$BN65];[.$BK65];[.$BH65];[.$BE65];[.$BB65];[.$AY65];[.$AV65];[.$AS65];[.$AP65];[.$AM65];[.$AJ65];[.$AG65];[.$AD65];[.$AA65];[.$X65];[.$U65];[.$R65];[.$O65];[.$L65];[.$I65];[.$F65];[.$C65])" table:style-name="ce17">
            <text:p>35811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Gen. 63</text:p>
          </table:table-cell>
          <table:table-cell office:value-type="float" office:value="1785366" table:style-name="ce7">
            <text:p>1785366</text:p>
          </table:table-cell>
          <table:table-cell table:style-name="ce12"/>
          <table:table-cell office:value-type="string" table:style-name="ce5">
            <text:p>Gen. 63</text:p>
          </table:table-cell>
          <table:table-cell office:value-type="float" office:value="1860666" table:style-name="ce7">
            <text:p>1860666</text:p>
          </table:table-cell>
          <table:table-cell table:style-name="ce12"/>
          <table:table-cell office:value-type="string" table:style-name="ce5">
            <text:p>Gen. 63</text:p>
          </table:table-cell>
          <table:table-cell office:value-type="float" office:value="1810256" table:style-name="ce7">
            <text:p>1810256</text:p>
          </table:table-cell>
          <table:table-cell table:style-name="ce12"/>
          <table:table-cell office:value-type="string" table:style-name="ce5">
            <text:p>Gen. 63</text:p>
          </table:table-cell>
          <table:table-cell office:value-type="float" office:value="1822303" table:style-name="ce7">
            <text:p>1822303</text:p>
          </table:table-cell>
          <table:table-cell table:style-name="ce12"/>
          <table:table-cell office:value-type="string" table:style-name="ce5">
            <text:p>Gen. 63</text:p>
          </table:table-cell>
          <table:table-cell office:value-type="float" office:value="1826472" table:style-name="ce7">
            <text:p>1826472</text:p>
          </table:table-cell>
          <table:table-cell table:style-name="ce12"/>
          <table:table-cell office:value-type="string" table:style-name="ce5">
            <text:p>Gen. 63</text:p>
          </table:table-cell>
          <table:table-cell office:value-type="float" office:value="1805016" table:style-name="ce7">
            <text:p>1805016</text:p>
          </table:table-cell>
          <table:table-cell table:style-name="ce12"/>
          <table:table-cell office:value-type="string" table:style-name="ce5">
            <text:p>Gen. 63</text:p>
          </table:table-cell>
          <table:table-cell office:value-type="float" office:value="1770768" table:style-name="ce7">
            <text:p>1770768</text:p>
          </table:table-cell>
          <table:table-cell table:style-name="ce12"/>
          <table:table-cell office:value-type="string" table:style-name="ce5">
            <text:p>Gen. 63</text:p>
          </table:table-cell>
          <table:table-cell office:value-type="float" office:value="1773304" table:style-name="ce7">
            <text:p>1773304</text:p>
          </table:table-cell>
          <table:table-cell table:style-name="ce12"/>
          <table:table-cell office:value-type="string" table:style-name="ce5">
            <text:p>Gen. 63</text:p>
          </table:table-cell>
          <table:table-cell office:value-type="float" office:value="1813618" table:style-name="ce7">
            <text:p>1813618</text:p>
          </table:table-cell>
          <table:table-cell table:style-name="ce12"/>
          <table:table-cell office:value-type="string" table:style-name="ce5">
            <text:p>Gen. 63</text:p>
          </table:table-cell>
          <table:table-cell office:value-type="float" office:value="1813994" table:style-name="ce7">
            <text:p>1813994</text:p>
          </table:table-cell>
          <table:table-cell table:style-name="ce12"/>
          <table:table-cell office:value-type="string" table:style-name="ce5">
            <text:p>Gen. 63</text:p>
          </table:table-cell>
          <table:table-cell office:value-type="float" office:value="1828572" table:style-name="ce7">
            <text:p>1828572</text:p>
          </table:table-cell>
          <table:table-cell table:style-name="ce12"/>
          <table:table-cell office:value-type="string" table:style-name="ce5">
            <text:p>Gen. 63</text:p>
          </table:table-cell>
          <table:table-cell office:value-type="float" office:value="1795618" table:style-name="ce7">
            <text:p>1795618</text:p>
          </table:table-cell>
          <table:table-cell table:style-name="ce12"/>
          <table:table-cell office:value-type="string" table:style-name="ce5">
            <text:p>Gen. 63</text:p>
          </table:table-cell>
          <table:table-cell office:value-type="float" office:value="1870928" table:style-name="ce7">
            <text:p>1870928</text:p>
          </table:table-cell>
          <table:table-cell table:style-name="ce12"/>
          <table:table-cell office:value-type="string" table:style-name="ce5">
            <text:p>Gen. 63</text:p>
          </table:table-cell>
          <table:table-cell office:value-type="float" office:value="1813386" table:style-name="ce7">
            <text:p>1813386</text:p>
          </table:table-cell>
          <table:table-cell table:style-name="ce12"/>
          <table:table-cell office:value-type="string" table:style-name="ce5">
            <text:p>Gen. 63</text:p>
          </table:table-cell>
          <table:table-cell office:value-type="float" office:value="1800022" table:style-name="ce7">
            <text:p>1800022</text:p>
          </table:table-cell>
          <table:table-cell table:style-name="ce12"/>
          <table:table-cell office:value-type="string" table:style-name="ce5">
            <text:p>Gen. 63</text:p>
          </table:table-cell>
          <table:table-cell office:value-type="float" office:value="1805584" table:style-name="ce7">
            <text:p>1805584</text:p>
          </table:table-cell>
          <table:table-cell table:style-name="ce12"/>
          <table:table-cell office:value-type="string" table:style-name="ce5">
            <text:p>Gen. 63</text:p>
          </table:table-cell>
          <table:table-cell office:value-type="float" office:value="1834990" table:style-name="ce7">
            <text:p>1834990</text:p>
          </table:table-cell>
          <table:table-cell table:style-name="ce12"/>
          <table:table-cell office:value-type="string" table:style-name="ce5">
            <text:p>Gen. 63</text:p>
          </table:table-cell>
          <table:table-cell office:value-type="float" office:value="1769920" table:style-name="ce7">
            <text:p>1769920</text:p>
          </table:table-cell>
          <table:table-cell table:style-name="ce12"/>
          <table:table-cell office:value-type="string" table:style-name="ce5">
            <text:p>Gen. 63</text:p>
          </table:table-cell>
          <table:table-cell office:value-type="float" office:value="1795180" table:style-name="ce7">
            <text:p>1795180</text:p>
          </table:table-cell>
          <table:table-cell table:style-name="ce12"/>
          <table:table-cell office:value-type="string" table:style-name="ce5">
            <text:p>Gen. 63</text:p>
          </table:table-cell>
          <table:table-cell office:value-type="float" office:value="1834849" table:style-name="ce7">
            <text:p>1834849</text:p>
          </table:table-cell>
          <table:table-cell table:style-name="ce12"/>
          <table:table-cell office:value-type="string" table:style-name="ce5">
            <text:p>Gen. 63</text:p>
          </table:table-cell>
          <table:table-cell office:value-type="float" office:value="1868128" table:style-name="ce7">
            <text:p>1868128</text:p>
          </table:table-cell>
          <table:table-cell table:style-name="ce12"/>
          <table:table-cell office:value-type="string" table:style-name="ce5">
            <text:p>Gen. 63</text:p>
          </table:table-cell>
          <table:table-cell office:value-type="float" office:value="1783788" table:style-name="ce7">
            <text:p>1783788</text:p>
          </table:table-cell>
          <table:table-cell table:style-name="ce12"/>
          <table:table-cell office:value-type="string" table:style-name="ce5">
            <text:p>Gen. 63</text:p>
          </table:table-cell>
          <table:table-cell office:value-type="float" office:value="1809598" table:style-name="ce7">
            <text:p>1809598</text:p>
          </table:table-cell>
          <table:table-cell table:style-name="ce12"/>
          <table:table-cell office:value-type="string" table:style-name="ce5">
            <text:p>Gen. 63</text:p>
          </table:table-cell>
          <table:table-cell office:value-type="float" office:value="1763359" table:style-name="ce7">
            <text:p>1763359</text:p>
          </table:table-cell>
          <table:table-cell table:style-name="ce12"/>
          <table:table-cell office:value-type="string" table:style-name="ce5">
            <text:p>Gen. 63</text:p>
          </table:table-cell>
          <table:table-cell office:value-type="float" office:value="1823136" table:style-name="ce7">
            <text:p>1823136</text:p>
          </table:table-cell>
          <table:table-cell table:style-name="ce12"/>
          <table:table-cell office:value-type="string" table:style-name="ce5">
            <text:p>Gen. 63</text:p>
          </table:table-cell>
          <table:table-cell office:value-type="float" office:value="1742752" table:style-name="ce7">
            <text:p>1742752</text:p>
          </table:table-cell>
          <table:table-cell table:style-name="ce12"/>
          <table:table-cell office:value-type="string" table:style-name="ce5">
            <text:p>Gen. 63</text:p>
          </table:table-cell>
          <table:table-cell office:value-type="float" office:value="1899962" table:style-name="ce7">
            <text:p>1899962</text:p>
          </table:table-cell>
          <table:table-cell table:style-name="ce12"/>
          <table:table-cell office:value-type="string" table:style-name="ce5">
            <text:p>Gen. 63</text:p>
          </table:table-cell>
          <table:table-cell office:value-type="float" office:value="1866114" table:style-name="ce7">
            <text:p>1866114</text:p>
          </table:table-cell>
          <table:table-cell table:style-name="ce12"/>
          <table:table-cell office:value-type="string" table:style-name="ce5">
            <text:p>Gen. 63</text:p>
          </table:table-cell>
          <table:table-cell office:value-type="float" office:value="1773316" table:style-name="ce7">
            <text:p>1773316</text:p>
          </table:table-cell>
          <table:table-cell table:style-name="ce12"/>
          <table:table-cell office:value-type="string" table:style-name="ce5">
            <text:p>Gen. 63</text:p>
          </table:table-cell>
          <table:table-cell office:value-type="float" office:value="1799599" table:style-name="ce7">
            <text:p>1799599</text:p>
          </table:table-cell>
          <table:table-cell table:style-name="ce12"/>
          <table:table-cell office:value-type="string" table:style-name="ce14">
            <text:p>Gen. 63</text:p>
          </table:table-cell>
          <table:table-cell office:value-type="float" office:value="1812018.8" table:formula="of:=AVERAGE([.$CL66];[.$CI66];[.$CF66];[.$CC66];[.$BZ66];[.$BW66];[.$BT66];[.$BQ66];[.$BN66];[.$BK66];[.$BH66];[.$BE66];[.$BB66];[.$AY66];[.$AV66];[.$AS66];[.$AP66];[.$AM66];[.$AJ66];[.$AG66];[.$AD66];[.$AA66];[.$X66];[.$U66];[.$R66];[.$O66];[.$L66];[.$I66];[.$F66];[.$C66])" table:style-name="ce17">
            <text:p>1812019</text:p>
          </table:table-cell>
          <table:table-cell office:value-type="float" office:value="35963.909559254083" table:formula="of:=STDEV([.$CL66];[.$CI66];[.$CF66];[.$CC66];[.$BZ66];[.$BW66];[.$BT66];[.$BQ66];[.$BN66];[.$BK66];[.$BH66];[.$BE66];[.$BB66];[.$AY66];[.$AV66];[.$AS66];[.$AP66];[.$AM66];[.$AJ66];[.$AG66];[.$AD66];[.$AA66];[.$X66];[.$U66];[.$R66];[.$O66];[.$L66];[.$I66];[.$F66];[.$C66])" table:style-name="ce17">
            <text:p>35964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Gen. 64</text:p>
          </table:table-cell>
          <table:table-cell office:value-type="float" office:value="1784900" table:style-name="ce7">
            <text:p>1784900</text:p>
          </table:table-cell>
          <table:table-cell table:style-name="ce12"/>
          <table:table-cell office:value-type="string" table:style-name="ce5">
            <text:p>Gen. 64</text:p>
          </table:table-cell>
          <table:table-cell office:value-type="float" office:value="1855906" table:style-name="ce7">
            <text:p>1855906</text:p>
          </table:table-cell>
          <table:table-cell table:style-name="ce12"/>
          <table:table-cell office:value-type="string" table:style-name="ce5">
            <text:p>Gen. 64</text:p>
          </table:table-cell>
          <table:table-cell office:value-type="float" office:value="1807166" table:style-name="ce7">
            <text:p>1807166</text:p>
          </table:table-cell>
          <table:table-cell table:style-name="ce12"/>
          <table:table-cell office:value-type="string" table:style-name="ce5">
            <text:p>Gen. 64</text:p>
          </table:table-cell>
          <table:table-cell office:value-type="float" office:value="1822041" table:style-name="ce7">
            <text:p>1822041</text:p>
          </table:table-cell>
          <table:table-cell table:style-name="ce12"/>
          <table:table-cell office:value-type="string" table:style-name="ce5">
            <text:p>Gen. 64</text:p>
          </table:table-cell>
          <table:table-cell office:value-type="float" office:value="1824492" table:style-name="ce7">
            <text:p>1824492</text:p>
          </table:table-cell>
          <table:table-cell table:style-name="ce12"/>
          <table:table-cell office:value-type="string" table:style-name="ce5">
            <text:p>Gen. 64</text:p>
          </table:table-cell>
          <table:table-cell office:value-type="float" office:value="1802650" table:style-name="ce7">
            <text:p>1802650</text:p>
          </table:table-cell>
          <table:table-cell table:style-name="ce12"/>
          <table:table-cell office:value-type="string" table:style-name="ce5">
            <text:p>Gen. 64</text:p>
          </table:table-cell>
          <table:table-cell office:value-type="float" office:value="1769898" table:style-name="ce7">
            <text:p>1769898</text:p>
          </table:table-cell>
          <table:table-cell table:style-name="ce12"/>
          <table:table-cell office:value-type="string" table:style-name="ce5">
            <text:p>Gen. 64</text:p>
          </table:table-cell>
          <table:table-cell office:value-type="float" office:value="1772154" table:style-name="ce7">
            <text:p>1772154</text:p>
          </table:table-cell>
          <table:table-cell table:style-name="ce12"/>
          <table:table-cell office:value-type="string" table:style-name="ce5">
            <text:p>Gen. 64</text:p>
          </table:table-cell>
          <table:table-cell office:value-type="float" office:value="1811516" table:style-name="ce7">
            <text:p>1811516</text:p>
          </table:table-cell>
          <table:table-cell table:style-name="ce12"/>
          <table:table-cell office:value-type="string" table:style-name="ce5">
            <text:p>Gen. 64</text:p>
          </table:table-cell>
          <table:table-cell office:value-type="float" office:value="1811496" table:style-name="ce7">
            <text:p>1811496</text:p>
          </table:table-cell>
          <table:table-cell table:style-name="ce12"/>
          <table:table-cell office:value-type="string" table:style-name="ce5">
            <text:p>Gen. 64</text:p>
          </table:table-cell>
          <table:table-cell office:value-type="float" office:value="1826546" table:style-name="ce7">
            <text:p>1826546</text:p>
          </table:table-cell>
          <table:table-cell table:style-name="ce12"/>
          <table:table-cell office:value-type="string" table:style-name="ce5">
            <text:p>Gen. 64</text:p>
          </table:table-cell>
          <table:table-cell office:value-type="float" office:value="1793308" table:style-name="ce7">
            <text:p>1793308</text:p>
          </table:table-cell>
          <table:table-cell table:style-name="ce12"/>
          <table:table-cell office:value-type="string" table:style-name="ce5">
            <text:p>Gen. 64</text:p>
          </table:table-cell>
          <table:table-cell office:value-type="float" office:value="1869566" table:style-name="ce7">
            <text:p>1869566</text:p>
          </table:table-cell>
          <table:table-cell table:style-name="ce12"/>
          <table:table-cell office:value-type="string" table:style-name="ce5">
            <text:p>Gen. 64</text:p>
          </table:table-cell>
          <table:table-cell office:value-type="float" office:value="1812266" table:style-name="ce7">
            <text:p>1812266</text:p>
          </table:table-cell>
          <table:table-cell table:style-name="ce12"/>
          <table:table-cell office:value-type="string" table:style-name="ce5">
            <text:p>Gen. 64</text:p>
          </table:table-cell>
          <table:table-cell office:value-type="float" office:value="1799008" table:style-name="ce7">
            <text:p>1799008</text:p>
          </table:table-cell>
          <table:table-cell table:style-name="ce12"/>
          <table:table-cell office:value-type="string" table:style-name="ce5">
            <text:p>Gen. 64</text:p>
          </table:table-cell>
          <table:table-cell office:value-type="float" office:value="1805350" table:style-name="ce7">
            <text:p>1805350</text:p>
          </table:table-cell>
          <table:table-cell table:style-name="ce12"/>
          <table:table-cell office:value-type="string" table:style-name="ce5">
            <text:p>Gen. 64</text:p>
          </table:table-cell>
          <table:table-cell office:value-type="float" office:value="1832052" table:style-name="ce7">
            <text:p>1832052</text:p>
          </table:table-cell>
          <table:table-cell table:style-name="ce12"/>
          <table:table-cell office:value-type="string" table:style-name="ce5">
            <text:p>Gen. 64</text:p>
          </table:table-cell>
          <table:table-cell office:value-type="float" office:value="1768782" table:style-name="ce7">
            <text:p>1768782</text:p>
          </table:table-cell>
          <table:table-cell table:style-name="ce12"/>
          <table:table-cell office:value-type="string" table:style-name="ce5">
            <text:p>Gen. 64</text:p>
          </table:table-cell>
          <table:table-cell office:value-type="float" office:value="1791384" table:style-name="ce7">
            <text:p>1791384</text:p>
          </table:table-cell>
          <table:table-cell table:style-name="ce12"/>
          <table:table-cell office:value-type="string" table:style-name="ce5">
            <text:p>Gen. 64</text:p>
          </table:table-cell>
          <table:table-cell office:value-type="float" office:value="1830175" table:style-name="ce7">
            <text:p>1830175</text:p>
          </table:table-cell>
          <table:table-cell table:style-name="ce12"/>
          <table:table-cell office:value-type="string" table:style-name="ce5">
            <text:p>Gen. 64</text:p>
          </table:table-cell>
          <table:table-cell office:value-type="float" office:value="1864920" table:style-name="ce7">
            <text:p>1864920</text:p>
          </table:table-cell>
          <table:table-cell table:style-name="ce12"/>
          <table:table-cell office:value-type="string" table:style-name="ce5">
            <text:p>Gen. 64</text:p>
          </table:table-cell>
          <table:table-cell office:value-type="float" office:value="1782052" table:style-name="ce7">
            <text:p>1782052</text:p>
          </table:table-cell>
          <table:table-cell table:style-name="ce12"/>
          <table:table-cell office:value-type="string" table:style-name="ce5">
            <text:p>Gen. 64</text:p>
          </table:table-cell>
          <table:table-cell office:value-type="float" office:value="1808858" table:style-name="ce7">
            <text:p>1808858</text:p>
          </table:table-cell>
          <table:table-cell table:style-name="ce12"/>
          <table:table-cell office:value-type="string" table:style-name="ce5">
            <text:p>Gen. 64</text:p>
          </table:table-cell>
          <table:table-cell office:value-type="float" office:value="1763359" table:style-name="ce7">
            <text:p>1763359</text:p>
          </table:table-cell>
          <table:table-cell table:style-name="ce12"/>
          <table:table-cell office:value-type="string" table:style-name="ce5">
            <text:p>Gen. 64</text:p>
          </table:table-cell>
          <table:table-cell office:value-type="float" office:value="1822456" table:style-name="ce7">
            <text:p>1822456</text:p>
          </table:table-cell>
          <table:table-cell table:style-name="ce12"/>
          <table:table-cell office:value-type="string" table:style-name="ce5">
            <text:p>Gen. 64</text:p>
          </table:table-cell>
          <table:table-cell office:value-type="float" office:value="1741318" table:style-name="ce7">
            <text:p>1741318</text:p>
          </table:table-cell>
          <table:table-cell table:style-name="ce12"/>
          <table:table-cell office:value-type="string" table:style-name="ce5">
            <text:p>Gen. 64</text:p>
          </table:table-cell>
          <table:table-cell office:value-type="float" office:value="1898688" table:style-name="ce7">
            <text:p>1898688</text:p>
          </table:table-cell>
          <table:table-cell table:style-name="ce12"/>
          <table:table-cell office:value-type="string" table:style-name="ce5">
            <text:p>Gen. 64</text:p>
          </table:table-cell>
          <table:table-cell office:value-type="float" office:value="1863374" table:style-name="ce7">
            <text:p>1863374</text:p>
          </table:table-cell>
          <table:table-cell table:style-name="ce12"/>
          <table:table-cell office:value-type="string" table:style-name="ce5">
            <text:p>Gen. 64</text:p>
          </table:table-cell>
          <table:table-cell office:value-type="float" office:value="1771596" table:style-name="ce7">
            <text:p>1771596</text:p>
          </table:table-cell>
          <table:table-cell table:style-name="ce12"/>
          <table:table-cell office:value-type="string" table:style-name="ce5">
            <text:p>Gen. 64</text:p>
          </table:table-cell>
          <table:table-cell office:value-type="float" office:value="1799335" table:style-name="ce7">
            <text:p>1799335</text:p>
          </table:table-cell>
          <table:table-cell table:style-name="ce12"/>
          <table:table-cell office:value-type="string" table:style-name="ce14">
            <text:p>Gen. 64</text:p>
          </table:table-cell>
          <table:table-cell office:value-type="float" office:value="1810220.4" table:formula="of:=AVERAGE([.$CL67];[.$CI67];[.$CF67];[.$CC67];[.$BZ67];[.$BW67];[.$BT67];[.$BQ67];[.$BN67];[.$BK67];[.$BH67];[.$BE67];[.$BB67];[.$AY67];[.$AV67];[.$AS67];[.$AP67];[.$AM67];[.$AJ67];[.$AG67];[.$AD67];[.$AA67];[.$X67];[.$U67];[.$R67];[.$O67];[.$L67];[.$I67];[.$F67];[.$C67])" table:style-name="ce17">
            <text:p>1810220</text:p>
          </table:table-cell>
          <table:table-cell office:value-type="float" office:value="35493.655858185564" table:formula="of:=STDEV([.$CL67];[.$CI67];[.$CF67];[.$CC67];[.$BZ67];[.$BW67];[.$BT67];[.$BQ67];[.$BN67];[.$BK67];[.$BH67];[.$BE67];[.$BB67];[.$AY67];[.$AV67];[.$AS67];[.$AP67];[.$AM67];[.$AJ67];[.$AG67];[.$AD67];[.$AA67];[.$X67];[.$U67];[.$R67];[.$O67];[.$L67];[.$I67];[.$F67];[.$C67])" table:style-name="ce17">
            <text:p>35494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Gen. 65</text:p>
          </table:table-cell>
          <table:table-cell office:value-type="float" office:value="1781766" table:style-name="ce7">
            <text:p>1781766</text:p>
          </table:table-cell>
          <table:table-cell table:style-name="ce12"/>
          <table:table-cell office:value-type="string" table:style-name="ce5">
            <text:p>Gen. 65</text:p>
          </table:table-cell>
          <table:table-cell office:value-type="float" office:value="1855906" table:style-name="ce7">
            <text:p>1855906</text:p>
          </table:table-cell>
          <table:table-cell table:style-name="ce12"/>
          <table:table-cell office:value-type="string" table:style-name="ce5">
            <text:p>Gen. 65</text:p>
          </table:table-cell>
          <table:table-cell office:value-type="float" office:value="1807166" table:style-name="ce7">
            <text:p>1807166</text:p>
          </table:table-cell>
          <table:table-cell table:style-name="ce12"/>
          <table:table-cell office:value-type="string" table:style-name="ce5">
            <text:p>Gen. 65</text:p>
          </table:table-cell>
          <table:table-cell office:value-type="float" office:value="1816663" table:style-name="ce7">
            <text:p>1816663</text:p>
          </table:table-cell>
          <table:table-cell table:style-name="ce12"/>
          <table:table-cell office:value-type="string" table:style-name="ce5">
            <text:p>Gen. 65</text:p>
          </table:table-cell>
          <table:table-cell office:value-type="float" office:value="1823046" table:style-name="ce7">
            <text:p>1823046</text:p>
          </table:table-cell>
          <table:table-cell table:style-name="ce12"/>
          <table:table-cell office:value-type="string" table:style-name="ce5">
            <text:p>Gen. 65</text:p>
          </table:table-cell>
          <table:table-cell office:value-type="float" office:value="1801680" table:style-name="ce7">
            <text:p>1801680</text:p>
          </table:table-cell>
          <table:table-cell table:style-name="ce12"/>
          <table:table-cell office:value-type="string" table:style-name="ce5">
            <text:p>Gen. 65</text:p>
          </table:table-cell>
          <table:table-cell office:value-type="float" office:value="1768958" table:style-name="ce7">
            <text:p>1768958</text:p>
          </table:table-cell>
          <table:table-cell table:style-name="ce12"/>
          <table:table-cell office:value-type="string" table:style-name="ce5">
            <text:p>Gen. 65</text:p>
          </table:table-cell>
          <table:table-cell office:value-type="float" office:value="1769174" table:style-name="ce7">
            <text:p>1769174</text:p>
          </table:table-cell>
          <table:table-cell table:style-name="ce12"/>
          <table:table-cell office:value-type="string" table:style-name="ce5">
            <text:p>Gen. 65</text:p>
          </table:table-cell>
          <table:table-cell office:value-type="float" office:value="1810276" table:style-name="ce7">
            <text:p>1810276</text:p>
          </table:table-cell>
          <table:table-cell table:style-name="ce12"/>
          <table:table-cell office:value-type="string" table:style-name="ce5">
            <text:p>Gen. 65</text:p>
          </table:table-cell>
          <table:table-cell office:value-type="float" office:value="1811056" table:style-name="ce7">
            <text:p>1811056</text:p>
          </table:table-cell>
          <table:table-cell table:style-name="ce12"/>
          <table:table-cell office:value-type="string" table:style-name="ce5">
            <text:p>Gen. 65</text:p>
          </table:table-cell>
          <table:table-cell office:value-type="float" office:value="1826532" table:style-name="ce7">
            <text:p>1826532</text:p>
          </table:table-cell>
          <table:table-cell table:style-name="ce12"/>
          <table:table-cell office:value-type="string" table:style-name="ce5">
            <text:p>Gen. 65</text:p>
          </table:table-cell>
          <table:table-cell office:value-type="float" office:value="1792346" table:style-name="ce7">
            <text:p>1792346</text:p>
          </table:table-cell>
          <table:table-cell table:style-name="ce12"/>
          <table:table-cell office:value-type="string" table:style-name="ce5">
            <text:p>Gen. 65</text:p>
          </table:table-cell>
          <table:table-cell office:value-type="float" office:value="1867516" table:style-name="ce7">
            <text:p>1867516</text:p>
          </table:table-cell>
          <table:table-cell table:style-name="ce12"/>
          <table:table-cell office:value-type="string" table:style-name="ce5">
            <text:p>Gen. 65</text:p>
          </table:table-cell>
          <table:table-cell office:value-type="float" office:value="1812266" table:style-name="ce7">
            <text:p>1812266</text:p>
          </table:table-cell>
          <table:table-cell table:style-name="ce12"/>
          <table:table-cell office:value-type="string" table:style-name="ce5">
            <text:p>Gen. 65</text:p>
          </table:table-cell>
          <table:table-cell office:value-type="float" office:value="1797882" table:style-name="ce7">
            <text:p>1797882</text:p>
          </table:table-cell>
          <table:table-cell table:style-name="ce12"/>
          <table:table-cell office:value-type="string" table:style-name="ce5">
            <text:p>Gen. 65</text:p>
          </table:table-cell>
          <table:table-cell office:value-type="float" office:value="1803778" table:style-name="ce7">
            <text:p>1803778</text:p>
          </table:table-cell>
          <table:table-cell table:style-name="ce12"/>
          <table:table-cell office:value-type="string" table:style-name="ce5">
            <text:p>Gen. 65</text:p>
          </table:table-cell>
          <table:table-cell office:value-type="float" office:value="1832052" table:style-name="ce7">
            <text:p>1832052</text:p>
          </table:table-cell>
          <table:table-cell table:style-name="ce12"/>
          <table:table-cell office:value-type="string" table:style-name="ce5">
            <text:p>Gen. 65</text:p>
          </table:table-cell>
          <table:table-cell office:value-type="float" office:value="1766420" table:style-name="ce7">
            <text:p>1766420</text:p>
          </table:table-cell>
          <table:table-cell table:style-name="ce12"/>
          <table:table-cell office:value-type="string" table:style-name="ce5">
            <text:p>Gen. 65</text:p>
          </table:table-cell>
          <table:table-cell office:value-type="float" office:value="1789762" table:style-name="ce7">
            <text:p>1789762</text:p>
          </table:table-cell>
          <table:table-cell table:style-name="ce12"/>
          <table:table-cell office:value-type="string" table:style-name="ce5">
            <text:p>Gen. 65</text:p>
          </table:table-cell>
          <table:table-cell office:value-type="float" office:value="1830175" table:style-name="ce7">
            <text:p>1830175</text:p>
          </table:table-cell>
          <table:table-cell table:style-name="ce12"/>
          <table:table-cell office:value-type="string" table:style-name="ce5">
            <text:p>Gen. 65</text:p>
          </table:table-cell>
          <table:table-cell office:value-type="float" office:value="1862680" table:style-name="ce7">
            <text:p>1862680</text:p>
          </table:table-cell>
          <table:table-cell table:style-name="ce12"/>
          <table:table-cell office:value-type="string" table:style-name="ce5">
            <text:p>Gen. 65</text:p>
          </table:table-cell>
          <table:table-cell office:value-type="float" office:value="1780112" table:style-name="ce7">
            <text:p>1780112</text:p>
          </table:table-cell>
          <table:table-cell table:style-name="ce12"/>
          <table:table-cell office:value-type="string" table:style-name="ce5">
            <text:p>Gen. 65</text:p>
          </table:table-cell>
          <table:table-cell office:value-type="float" office:value="1806018" table:style-name="ce7">
            <text:p>1806018</text:p>
          </table:table-cell>
          <table:table-cell table:style-name="ce12"/>
          <table:table-cell office:value-type="string" table:style-name="ce5">
            <text:p>Gen. 65</text:p>
          </table:table-cell>
          <table:table-cell office:value-type="float" office:value="1760123" table:style-name="ce7">
            <text:p>1760123</text:p>
          </table:table-cell>
          <table:table-cell table:style-name="ce12"/>
          <table:table-cell office:value-type="string" table:style-name="ce5">
            <text:p>Gen. 65</text:p>
          </table:table-cell>
          <table:table-cell office:value-type="float" office:value="1820526" table:style-name="ce7">
            <text:p>1820526</text:p>
          </table:table-cell>
          <table:table-cell table:style-name="ce12"/>
          <table:table-cell office:value-type="string" table:style-name="ce5">
            <text:p>Gen. 65</text:p>
          </table:table-cell>
          <table:table-cell office:value-type="float" office:value="1740272" table:style-name="ce7">
            <text:p>1740272</text:p>
          </table:table-cell>
          <table:table-cell table:style-name="ce12"/>
          <table:table-cell office:value-type="string" table:style-name="ce5">
            <text:p>Gen. 65</text:p>
          </table:table-cell>
          <table:table-cell office:value-type="float" office:value="1897762" table:style-name="ce7">
            <text:p>1897762</text:p>
          </table:table-cell>
          <table:table-cell table:style-name="ce12"/>
          <table:table-cell office:value-type="string" table:style-name="ce5">
            <text:p>Gen. 65</text:p>
          </table:table-cell>
          <table:table-cell office:value-type="float" office:value="1861514" table:style-name="ce7">
            <text:p>1861514</text:p>
          </table:table-cell>
          <table:table-cell table:style-name="ce12"/>
          <table:table-cell office:value-type="string" table:style-name="ce5">
            <text:p>Gen. 65</text:p>
          </table:table-cell>
          <table:table-cell office:value-type="float" office:value="1770016" table:style-name="ce7">
            <text:p>1770016</text:p>
          </table:table-cell>
          <table:table-cell table:style-name="ce12"/>
          <table:table-cell office:value-type="string" table:style-name="ce5">
            <text:p>Gen. 65</text:p>
          </table:table-cell>
          <table:table-cell office:value-type="float" office:value="1796463" table:style-name="ce7">
            <text:p>1796463</text:p>
          </table:table-cell>
          <table:table-cell table:style-name="ce12"/>
          <table:table-cell office:value-type="string" table:style-name="ce14">
            <text:p>Gen. 65</text:p>
          </table:table-cell>
          <table:table-cell office:value-type="float" office:value="1808663.5333333334" table:formula="of:=AVERAGE([.$CL68];[.$CI68];[.$CF68];[.$CC68];[.$BZ68];[.$BW68];[.$BT68];[.$BQ68];[.$BN68];[.$BK68];[.$BH68];[.$BE68];[.$BB68];[.$AY68];[.$AV68];[.$AS68];[.$AP68];[.$AM68];[.$AJ68];[.$AG68];[.$AD68];[.$AA68];[.$X68];[.$U68];[.$R68];[.$O68];[.$L68];[.$I68];[.$F68];[.$C68])" table:style-name="ce17">
            <text:p>1808664</text:p>
          </table:table-cell>
          <table:table-cell office:value-type="float" office:value="35749.955459565535" table:formula="of:=STDEV([.$CL68];[.$CI68];[.$CF68];[.$CC68];[.$BZ68];[.$BW68];[.$BT68];[.$BQ68];[.$BN68];[.$BK68];[.$BH68];[.$BE68];[.$BB68];[.$AY68];[.$AV68];[.$AS68];[.$AP68];[.$AM68];[.$AJ68];[.$AG68];[.$AD68];[.$AA68];[.$X68];[.$U68];[.$R68];[.$O68];[.$L68];[.$I68];[.$F68];[.$C68])" table:style-name="ce17">
            <text:p>35750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Gen. 66</text:p>
          </table:table-cell>
          <table:table-cell office:value-type="float" office:value="1781750" table:style-name="ce7">
            <text:p>1781750</text:p>
          </table:table-cell>
          <table:table-cell table:style-name="ce12"/>
          <table:table-cell office:value-type="string" table:style-name="ce5">
            <text:p>Gen. 66</text:p>
          </table:table-cell>
          <table:table-cell office:value-type="float" office:value="1853386" table:style-name="ce7">
            <text:p>1853386</text:p>
          </table:table-cell>
          <table:table-cell table:style-name="ce12"/>
          <table:table-cell office:value-type="string" table:style-name="ce5">
            <text:p>Gen. 66</text:p>
          </table:table-cell>
          <table:table-cell office:value-type="float" office:value="1804974" table:style-name="ce7">
            <text:p>1804974</text:p>
          </table:table-cell>
          <table:table-cell table:style-name="ce12"/>
          <table:table-cell office:value-type="string" table:style-name="ce5">
            <text:p>Gen. 66</text:p>
          </table:table-cell>
          <table:table-cell office:value-type="float" office:value="1814529" table:style-name="ce7">
            <text:p>1814529</text:p>
          </table:table-cell>
          <table:table-cell table:style-name="ce12"/>
          <table:table-cell office:value-type="string" table:style-name="ce5">
            <text:p>Gen. 66</text:p>
          </table:table-cell>
          <table:table-cell office:value-type="float" office:value="1821562" table:style-name="ce7">
            <text:p>1821562</text:p>
          </table:table-cell>
          <table:table-cell table:style-name="ce12"/>
          <table:table-cell office:value-type="string" table:style-name="ce5">
            <text:p>Gen. 66</text:p>
          </table:table-cell>
          <table:table-cell office:value-type="float" office:value="1800180" table:style-name="ce7">
            <text:p>1800180</text:p>
          </table:table-cell>
          <table:table-cell table:style-name="ce12"/>
          <table:table-cell office:value-type="string" table:style-name="ce5">
            <text:p>Gen. 66</text:p>
          </table:table-cell>
          <table:table-cell office:value-type="float" office:value="1765588" table:style-name="ce7">
            <text:p>1765588</text:p>
          </table:table-cell>
          <table:table-cell table:style-name="ce12"/>
          <table:table-cell office:value-type="string" table:style-name="ce5">
            <text:p>Gen. 66</text:p>
          </table:table-cell>
          <table:table-cell office:value-type="float" office:value="1765678" table:style-name="ce7">
            <text:p>1765678</text:p>
          </table:table-cell>
          <table:table-cell table:style-name="ce12"/>
          <table:table-cell office:value-type="string" table:style-name="ce5">
            <text:p>Gen. 66</text:p>
          </table:table-cell>
          <table:table-cell office:value-type="float" office:value="1808264" table:style-name="ce7">
            <text:p>1808264</text:p>
          </table:table-cell>
          <table:table-cell table:style-name="ce12"/>
          <table:table-cell office:value-type="string" table:style-name="ce5">
            <text:p>Gen. 66</text:p>
          </table:table-cell>
          <table:table-cell office:value-type="float" office:value="1806052" table:style-name="ce7">
            <text:p>1806052</text:p>
          </table:table-cell>
          <table:table-cell table:style-name="ce12"/>
          <table:table-cell office:value-type="string" table:style-name="ce5">
            <text:p>Gen. 66</text:p>
          </table:table-cell>
          <table:table-cell office:value-type="float" office:value="1824506" table:style-name="ce7">
            <text:p>1824506</text:p>
          </table:table-cell>
          <table:table-cell table:style-name="ce12"/>
          <table:table-cell office:value-type="string" table:style-name="ce5">
            <text:p>Gen. 66</text:p>
          </table:table-cell>
          <table:table-cell office:value-type="float" office:value="1789588" table:style-name="ce7">
            <text:p>1789588</text:p>
          </table:table-cell>
          <table:table-cell table:style-name="ce12"/>
          <table:table-cell office:value-type="string" table:style-name="ce5">
            <text:p>Gen. 66</text:p>
          </table:table-cell>
          <table:table-cell office:value-type="float" office:value="1865488" table:style-name="ce7">
            <text:p>1865488</text:p>
          </table:table-cell>
          <table:table-cell table:style-name="ce12"/>
          <table:table-cell office:value-type="string" table:style-name="ce5">
            <text:p>Gen. 66</text:p>
          </table:table-cell>
          <table:table-cell office:value-type="float" office:value="1810046" table:style-name="ce7">
            <text:p>1810046</text:p>
          </table:table-cell>
          <table:table-cell table:style-name="ce12"/>
          <table:table-cell office:value-type="string" table:style-name="ce5">
            <text:p>Gen. 66</text:p>
          </table:table-cell>
          <table:table-cell office:value-type="float" office:value="1797688" table:style-name="ce7">
            <text:p>1797688</text:p>
          </table:table-cell>
          <table:table-cell table:style-name="ce12"/>
          <table:table-cell office:value-type="string" table:style-name="ce5">
            <text:p>Gen. 66</text:p>
          </table:table-cell>
          <table:table-cell office:value-type="float" office:value="1802224" table:style-name="ce7">
            <text:p>1802224</text:p>
          </table:table-cell>
          <table:table-cell table:style-name="ce12"/>
          <table:table-cell office:value-type="string" table:style-name="ce5">
            <text:p>Gen. 66</text:p>
          </table:table-cell>
          <table:table-cell office:value-type="float" office:value="1830792" table:style-name="ce7">
            <text:p>1830792</text:p>
          </table:table-cell>
          <table:table-cell table:style-name="ce12"/>
          <table:table-cell office:value-type="string" table:style-name="ce5">
            <text:p>Gen. 66</text:p>
          </table:table-cell>
          <table:table-cell office:value-type="float" office:value="1765634" table:style-name="ce7">
            <text:p>1765634</text:p>
          </table:table-cell>
          <table:table-cell table:style-name="ce12"/>
          <table:table-cell office:value-type="string" table:style-name="ce5">
            <text:p>Gen. 66</text:p>
          </table:table-cell>
          <table:table-cell office:value-type="float" office:value="1788446" table:style-name="ce7">
            <text:p>1788446</text:p>
          </table:table-cell>
          <table:table-cell table:style-name="ce12"/>
          <table:table-cell office:value-type="string" table:style-name="ce5">
            <text:p>Gen. 66</text:p>
          </table:table-cell>
          <table:table-cell office:value-type="float" office:value="1827795" table:style-name="ce7">
            <text:p>1827795</text:p>
          </table:table-cell>
          <table:table-cell table:style-name="ce12"/>
          <table:table-cell office:value-type="string" table:style-name="ce5">
            <text:p>Gen. 66</text:p>
          </table:table-cell>
          <table:table-cell office:value-type="float" office:value="1862680" table:style-name="ce7">
            <text:p>1862680</text:p>
          </table:table-cell>
          <table:table-cell table:style-name="ce12"/>
          <table:table-cell office:value-type="string" table:style-name="ce5">
            <text:p>Gen. 66</text:p>
          </table:table-cell>
          <table:table-cell office:value-type="float" office:value="1780112" table:style-name="ce7">
            <text:p>1780112</text:p>
          </table:table-cell>
          <table:table-cell table:style-name="ce12"/>
          <table:table-cell office:value-type="string" table:style-name="ce5">
            <text:p>Gen. 66</text:p>
          </table:table-cell>
          <table:table-cell office:value-type="float" office:value="1804578" table:style-name="ce7">
            <text:p>1804578</text:p>
          </table:table-cell>
          <table:table-cell table:style-name="ce12"/>
          <table:table-cell office:value-type="string" table:style-name="ce5">
            <text:p>Gen. 66</text:p>
          </table:table-cell>
          <table:table-cell office:value-type="float" office:value="1758917" table:style-name="ce7">
            <text:p>1758917</text:p>
          </table:table-cell>
          <table:table-cell table:style-name="ce12"/>
          <table:table-cell office:value-type="string" table:style-name="ce5">
            <text:p>Gen. 66</text:p>
          </table:table-cell>
          <table:table-cell office:value-type="float" office:value="1819116" table:style-name="ce7">
            <text:p>1819116</text:p>
          </table:table-cell>
          <table:table-cell table:style-name="ce12"/>
          <table:table-cell office:value-type="string" table:style-name="ce5">
            <text:p>Gen. 66</text:p>
          </table:table-cell>
          <table:table-cell office:value-type="float" office:value="1738158" table:style-name="ce7">
            <text:p>1738158</text:p>
          </table:table-cell>
          <table:table-cell table:style-name="ce12"/>
          <table:table-cell office:value-type="string" table:style-name="ce5">
            <text:p>Gen. 66</text:p>
          </table:table-cell>
          <table:table-cell office:value-type="float" office:value="1894908" table:style-name="ce7">
            <text:p>1894908</text:p>
          </table:table-cell>
          <table:table-cell table:style-name="ce12"/>
          <table:table-cell office:value-type="string" table:style-name="ce5">
            <text:p>Gen. 66</text:p>
          </table:table-cell>
          <table:table-cell office:value-type="float" office:value="1858794" table:style-name="ce7">
            <text:p>1858794</text:p>
          </table:table-cell>
          <table:table-cell table:style-name="ce12"/>
          <table:table-cell office:value-type="string" table:style-name="ce5">
            <text:p>Gen. 66</text:p>
          </table:table-cell>
          <table:table-cell office:value-type="float" office:value="1769438" table:style-name="ce7">
            <text:p>1769438</text:p>
          </table:table-cell>
          <table:table-cell table:style-name="ce12"/>
          <table:table-cell office:value-type="string" table:style-name="ce5">
            <text:p>Gen. 66</text:p>
          </table:table-cell>
          <table:table-cell office:value-type="float" office:value="1791903" table:style-name="ce7">
            <text:p>1791903</text:p>
          </table:table-cell>
          <table:table-cell table:style-name="ce12"/>
          <table:table-cell office:value-type="string" table:style-name="ce14">
            <text:p>Gen. 66</text:p>
          </table:table-cell>
          <table:table-cell office:value-type="float" office:value="1806759.1333333333" table:formula="of:=AVERAGE([.$CL69];[.$CI69];[.$CF69];[.$CC69];[.$BZ69];[.$BW69];[.$BT69];[.$BQ69];[.$BN69];[.$BK69];[.$BH69];[.$BE69];[.$BB69];[.$AY69];[.$AV69];[.$AS69];[.$AP69];[.$AM69];[.$AJ69];[.$AG69];[.$AD69];[.$AA69];[.$X69];[.$U69];[.$R69];[.$O69];[.$L69];[.$I69];[.$F69];[.$C69])" table:style-name="ce17">
            <text:p>1806759</text:p>
          </table:table-cell>
          <table:table-cell office:value-type="float" office:value="35628.01773956242" table:formula="of:=STDEV([.$CL69];[.$CI69];[.$CF69];[.$CC69];[.$BZ69];[.$BW69];[.$BT69];[.$BQ69];[.$BN69];[.$BK69];[.$BH69];[.$BE69];[.$BB69];[.$AY69];[.$AV69];[.$AS69];[.$AP69];[.$AM69];[.$AJ69];[.$AG69];[.$AD69];[.$AA69];[.$X69];[.$U69];[.$R69];[.$O69];[.$L69];[.$I69];[.$F69];[.$C69])" table:style-name="ce17">
            <text:p>35628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Gen. 67</text:p>
          </table:table-cell>
          <table:table-cell office:value-type="float" office:value="1777390" table:style-name="ce7">
            <text:p>1777390</text:p>
          </table:table-cell>
          <table:table-cell table:style-name="ce12"/>
          <table:table-cell office:value-type="string" table:style-name="ce5">
            <text:p>Gen. 67</text:p>
          </table:table-cell>
          <table:table-cell office:value-type="float" office:value="1852886" table:style-name="ce7">
            <text:p>1852886</text:p>
          </table:table-cell>
          <table:table-cell table:style-name="ce12"/>
          <table:table-cell office:value-type="string" table:style-name="ce5">
            <text:p>Gen. 67</text:p>
          </table:table-cell>
          <table:table-cell office:value-type="float" office:value="1803154" table:style-name="ce7">
            <text:p>1803154</text:p>
          </table:table-cell>
          <table:table-cell table:style-name="ce12"/>
          <table:table-cell office:value-type="string" table:style-name="ce5">
            <text:p>Gen. 67</text:p>
          </table:table-cell>
          <table:table-cell office:value-type="float" office:value="1813239" table:style-name="ce7">
            <text:p>1813239</text:p>
          </table:table-cell>
          <table:table-cell table:style-name="ce12"/>
          <table:table-cell office:value-type="string" table:style-name="ce5">
            <text:p>Gen. 67</text:p>
          </table:table-cell>
          <table:table-cell office:value-type="float" office:value="1821460" table:style-name="ce7">
            <text:p>1821460</text:p>
          </table:table-cell>
          <table:table-cell table:style-name="ce12"/>
          <table:table-cell office:value-type="string" table:style-name="ce5">
            <text:p>Gen. 67</text:p>
          </table:table-cell>
          <table:table-cell office:value-type="float" office:value="1800180" table:style-name="ce7">
            <text:p>1800180</text:p>
          </table:table-cell>
          <table:table-cell table:style-name="ce12"/>
          <table:table-cell office:value-type="string" table:style-name="ce5">
            <text:p>Gen. 67</text:p>
          </table:table-cell>
          <table:table-cell office:value-type="float" office:value="1763498" table:style-name="ce7">
            <text:p>1763498</text:p>
          </table:table-cell>
          <table:table-cell table:style-name="ce12"/>
          <table:table-cell office:value-type="string" table:style-name="ce5">
            <text:p>Gen. 67</text:p>
          </table:table-cell>
          <table:table-cell office:value-type="float" office:value="1765178" table:style-name="ce7">
            <text:p>1765178</text:p>
          </table:table-cell>
          <table:table-cell table:style-name="ce12"/>
          <table:table-cell office:value-type="string" table:style-name="ce5">
            <text:p>Gen. 67</text:p>
          </table:table-cell>
          <table:table-cell office:value-type="float" office:value="1807184" table:style-name="ce7">
            <text:p>1807184</text:p>
          </table:table-cell>
          <table:table-cell table:style-name="ce12"/>
          <table:table-cell office:value-type="string" table:style-name="ce5">
            <text:p>Gen. 67</text:p>
          </table:table-cell>
          <table:table-cell office:value-type="float" office:value="1801832" table:style-name="ce7">
            <text:p>1801832</text:p>
          </table:table-cell>
          <table:table-cell table:style-name="ce12"/>
          <table:table-cell office:value-type="string" table:style-name="ce5">
            <text:p>Gen. 67</text:p>
          </table:table-cell>
          <table:table-cell office:value-type="float" office:value="1824306" table:style-name="ce7">
            <text:p>1824306</text:p>
          </table:table-cell>
          <table:table-cell table:style-name="ce12"/>
          <table:table-cell office:value-type="string" table:style-name="ce5">
            <text:p>Gen. 67</text:p>
          </table:table-cell>
          <table:table-cell office:value-type="float" office:value="1788168" table:style-name="ce7">
            <text:p>1788168</text:p>
          </table:table-cell>
          <table:table-cell table:style-name="ce12"/>
          <table:table-cell office:value-type="string" table:style-name="ce5">
            <text:p>Gen. 67</text:p>
          </table:table-cell>
          <table:table-cell office:value-type="float" office:value="1864228" table:style-name="ce7">
            <text:p>1864228</text:p>
          </table:table-cell>
          <table:table-cell table:style-name="ce12"/>
          <table:table-cell office:value-type="string" table:style-name="ce5">
            <text:p>Gen. 67</text:p>
          </table:table-cell>
          <table:table-cell office:value-type="float" office:value="1808186" table:style-name="ce7">
            <text:p>1808186</text:p>
          </table:table-cell>
          <table:table-cell table:style-name="ce12"/>
          <table:table-cell office:value-type="string" table:style-name="ce5">
            <text:p>Gen. 67</text:p>
          </table:table-cell>
          <table:table-cell office:value-type="float" office:value="1795848" table:style-name="ce7">
            <text:p>1795848</text:p>
          </table:table-cell>
          <table:table-cell table:style-name="ce12"/>
          <table:table-cell office:value-type="string" table:style-name="ce5">
            <text:p>Gen. 67</text:p>
          </table:table-cell>
          <table:table-cell office:value-type="float" office:value="1799014" table:style-name="ce7">
            <text:p>1799014</text:p>
          </table:table-cell>
          <table:table-cell table:style-name="ce12"/>
          <table:table-cell office:value-type="string" table:style-name="ce5">
            <text:p>Gen. 67</text:p>
          </table:table-cell>
          <table:table-cell office:value-type="float" office:value="1826678" table:style-name="ce7">
            <text:p>1826678</text:p>
          </table:table-cell>
          <table:table-cell table:style-name="ce12"/>
          <table:table-cell office:value-type="string" table:style-name="ce5">
            <text:p>Gen. 67</text:p>
          </table:table-cell>
          <table:table-cell office:value-type="float" office:value="1762704" table:style-name="ce7">
            <text:p>1762704</text:p>
          </table:table-cell>
          <table:table-cell table:style-name="ce12"/>
          <table:table-cell office:value-type="string" table:style-name="ce5">
            <text:p>Gen. 67</text:p>
          </table:table-cell>
          <table:table-cell office:value-type="float" office:value="1786702" table:style-name="ce7">
            <text:p>1786702</text:p>
          </table:table-cell>
          <table:table-cell table:style-name="ce12"/>
          <table:table-cell office:value-type="string" table:style-name="ce5">
            <text:p>Gen. 67</text:p>
          </table:table-cell>
          <table:table-cell office:value-type="float" office:value="1827795" table:style-name="ce7">
            <text:p>1827795</text:p>
          </table:table-cell>
          <table:table-cell table:style-name="ce12"/>
          <table:table-cell office:value-type="string" table:style-name="ce5">
            <text:p>Gen. 67</text:p>
          </table:table-cell>
          <table:table-cell office:value-type="float" office:value="1859000" table:style-name="ce7">
            <text:p>1859000</text:p>
          </table:table-cell>
          <table:table-cell table:style-name="ce12"/>
          <table:table-cell office:value-type="string" table:style-name="ce5">
            <text:p>Gen. 67</text:p>
          </table:table-cell>
          <table:table-cell office:value-type="float" office:value="1774984" table:style-name="ce7">
            <text:p>1774984</text:p>
          </table:table-cell>
          <table:table-cell table:style-name="ce12"/>
          <table:table-cell office:value-type="string" table:style-name="ce5">
            <text:p>Gen. 67</text:p>
          </table:table-cell>
          <table:table-cell office:value-type="float" office:value="1804538" table:style-name="ce7">
            <text:p>1804538</text:p>
          </table:table-cell>
          <table:table-cell table:style-name="ce12"/>
          <table:table-cell office:value-type="string" table:style-name="ce5">
            <text:p>Gen. 67</text:p>
          </table:table-cell>
          <table:table-cell office:value-type="float" office:value="1755229" table:style-name="ce7">
            <text:p>1755229</text:p>
          </table:table-cell>
          <table:table-cell table:style-name="ce12"/>
          <table:table-cell office:value-type="string" table:style-name="ce5">
            <text:p>Gen. 67</text:p>
          </table:table-cell>
          <table:table-cell office:value-type="float" office:value="1817476" table:style-name="ce7">
            <text:p>1817476</text:p>
          </table:table-cell>
          <table:table-cell table:style-name="ce12"/>
          <table:table-cell office:value-type="string" table:style-name="ce5">
            <text:p>Gen. 67</text:p>
          </table:table-cell>
          <table:table-cell office:value-type="float" office:value="1736558" table:style-name="ce7">
            <text:p>1736558</text:p>
          </table:table-cell>
          <table:table-cell table:style-name="ce12"/>
          <table:table-cell office:value-type="string" table:style-name="ce5">
            <text:p>Gen. 67</text:p>
          </table:table-cell>
          <table:table-cell office:value-type="float" office:value="1892822" table:style-name="ce7">
            <text:p>1892822</text:p>
          </table:table-cell>
          <table:table-cell table:style-name="ce12"/>
          <table:table-cell office:value-type="string" table:style-name="ce5">
            <text:p>Gen. 67</text:p>
          </table:table-cell>
          <table:table-cell office:value-type="float" office:value="1858590" table:style-name="ce7">
            <text:p>1858590</text:p>
          </table:table-cell>
          <table:table-cell table:style-name="ce12"/>
          <table:table-cell office:value-type="string" table:style-name="ce5">
            <text:p>Gen. 67</text:p>
          </table:table-cell>
          <table:table-cell office:value-type="float" office:value="1767516" table:style-name="ce7">
            <text:p>1767516</text:p>
          </table:table-cell>
          <table:table-cell table:style-name="ce12"/>
          <table:table-cell office:value-type="string" table:style-name="ce5">
            <text:p>Gen. 67</text:p>
          </table:table-cell>
          <table:table-cell office:value-type="float" office:value="1791903" table:style-name="ce7">
            <text:p>1791903</text:p>
          </table:table-cell>
          <table:table-cell table:style-name="ce12"/>
          <table:table-cell office:value-type="string" table:style-name="ce14">
            <text:p>Gen. 67</text:p>
          </table:table-cell>
          <table:table-cell office:value-type="float" office:value="1804941.5333333334" table:formula="of:=AVERAGE([.$CL70];[.$CI70];[.$CF70];[.$CC70];[.$BZ70];[.$BW70];[.$BT70];[.$BQ70];[.$BN70];[.$BK70];[.$BH70];[.$BE70];[.$BB70];[.$AY70];[.$AV70];[.$AS70];[.$AP70];[.$AM70];[.$AJ70];[.$AG70];[.$AD70];[.$AA70];[.$X70];[.$U70];[.$R70];[.$O70];[.$L70];[.$I70];[.$F70];[.$C70])" table:style-name="ce17">
            <text:p>1804942</text:p>
          </table:table-cell>
          <table:table-cell office:value-type="float" office:value="35933.969400529095" table:formula="of:=STDEV([.$CL70];[.$CI70];[.$CF70];[.$CC70];[.$BZ70];[.$BW70];[.$BT70];[.$BQ70];[.$BN70];[.$BK70];[.$BH70];[.$BE70];[.$BB70];[.$AY70];[.$AV70];[.$AS70];[.$AP70];[.$AM70];[.$AJ70];[.$AG70];[.$AD70];[.$AA70];[.$X70];[.$U70];[.$R70];[.$O70];[.$L70];[.$I70];[.$F70];[.$C70])" table:style-name="ce17">
            <text:p>35934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Gen. 68</text:p>
          </table:table-cell>
          <table:table-cell office:value-type="float" office:value="1772900" table:style-name="ce7">
            <text:p>1772900</text:p>
          </table:table-cell>
          <table:table-cell table:style-name="ce12"/>
          <table:table-cell office:value-type="string" table:style-name="ce5">
            <text:p>Gen. 68</text:p>
          </table:table-cell>
          <table:table-cell office:value-type="float" office:value="1849906" table:style-name="ce7">
            <text:p>1849906</text:p>
          </table:table-cell>
          <table:table-cell table:style-name="ce12"/>
          <table:table-cell office:value-type="string" table:style-name="ce5">
            <text:p>Gen. 68</text:p>
          </table:table-cell>
          <table:table-cell office:value-type="float" office:value="1800124" table:style-name="ce7">
            <text:p>1800124</text:p>
          </table:table-cell>
          <table:table-cell table:style-name="ce12"/>
          <table:table-cell office:value-type="string" table:style-name="ce5">
            <text:p>Gen. 68</text:p>
          </table:table-cell>
          <table:table-cell office:value-type="float" office:value="1812371" table:style-name="ce7">
            <text:p>1812371</text:p>
          </table:table-cell>
          <table:table-cell table:style-name="ce12"/>
          <table:table-cell office:value-type="string" table:style-name="ce5">
            <text:p>Gen. 68</text:p>
          </table:table-cell>
          <table:table-cell office:value-type="float" office:value="1818706" table:style-name="ce7">
            <text:p>1818706</text:p>
          </table:table-cell>
          <table:table-cell table:style-name="ce12"/>
          <table:table-cell office:value-type="string" table:style-name="ce5">
            <text:p>Gen. 68</text:p>
          </table:table-cell>
          <table:table-cell office:value-type="float" office:value="1795536" table:style-name="ce7">
            <text:p>1795536</text:p>
          </table:table-cell>
          <table:table-cell table:style-name="ce12"/>
          <table:table-cell office:value-type="string" table:style-name="ce5">
            <text:p>Gen. 68</text:p>
          </table:table-cell>
          <table:table-cell office:value-type="float" office:value="1761988" table:style-name="ce7">
            <text:p>1761988</text:p>
          </table:table-cell>
          <table:table-cell table:style-name="ce12"/>
          <table:table-cell office:value-type="string" table:style-name="ce5">
            <text:p>Gen. 68</text:p>
          </table:table-cell>
          <table:table-cell office:value-type="float" office:value="1764678" table:style-name="ce7">
            <text:p>1764678</text:p>
          </table:table-cell>
          <table:table-cell table:style-name="ce12"/>
          <table:table-cell office:value-type="string" table:style-name="ce5">
            <text:p>Gen. 68</text:p>
          </table:table-cell>
          <table:table-cell office:value-type="float" office:value="1804522" table:style-name="ce7">
            <text:p>1804522</text:p>
          </table:table-cell>
          <table:table-cell table:style-name="ce12"/>
          <table:table-cell office:value-type="string" table:style-name="ce5">
            <text:p>Gen. 68</text:p>
          </table:table-cell>
          <table:table-cell office:value-type="float" office:value="1801832" table:style-name="ce7">
            <text:p>1801832</text:p>
          </table:table-cell>
          <table:table-cell table:style-name="ce12"/>
          <table:table-cell office:value-type="string" table:style-name="ce5">
            <text:p>Gen. 68</text:p>
          </table:table-cell>
          <table:table-cell office:value-type="float" office:value="1821266" table:style-name="ce7">
            <text:p>1821266</text:p>
          </table:table-cell>
          <table:table-cell table:style-name="ce12"/>
          <table:table-cell office:value-type="string" table:style-name="ce5">
            <text:p>Gen. 68</text:p>
          </table:table-cell>
          <table:table-cell office:value-type="float" office:value="1783836" table:style-name="ce7">
            <text:p>1783836</text:p>
          </table:table-cell>
          <table:table-cell table:style-name="ce12"/>
          <table:table-cell office:value-type="string" table:style-name="ce5">
            <text:p>Gen. 68</text:p>
          </table:table-cell>
          <table:table-cell office:value-type="float" office:value="1860648" table:style-name="ce7">
            <text:p>1860648</text:p>
          </table:table-cell>
          <table:table-cell table:style-name="ce12"/>
          <table:table-cell office:value-type="string" table:style-name="ce5">
            <text:p>Gen. 68</text:p>
          </table:table-cell>
          <table:table-cell office:value-type="float" office:value="1806232" table:style-name="ce7">
            <text:p>1806232</text:p>
          </table:table-cell>
          <table:table-cell table:style-name="ce12"/>
          <table:table-cell office:value-type="string" table:style-name="ce5">
            <text:p>Gen. 68</text:p>
          </table:table-cell>
          <table:table-cell office:value-type="float" office:value="1795088" table:style-name="ce7">
            <text:p>1795088</text:p>
          </table:table-cell>
          <table:table-cell table:style-name="ce12"/>
          <table:table-cell office:value-type="string" table:style-name="ce5">
            <text:p>Gen. 68</text:p>
          </table:table-cell>
          <table:table-cell office:value-type="float" office:value="1796704" table:style-name="ce7">
            <text:p>1796704</text:p>
          </table:table-cell>
          <table:table-cell table:style-name="ce12"/>
          <table:table-cell office:value-type="string" table:style-name="ce5">
            <text:p>Gen. 68</text:p>
          </table:table-cell>
          <table:table-cell office:value-type="float" office:value="1826318" table:style-name="ce7">
            <text:p>1826318</text:p>
          </table:table-cell>
          <table:table-cell table:style-name="ce12"/>
          <table:table-cell office:value-type="string" table:style-name="ce5">
            <text:p>Gen. 68</text:p>
          </table:table-cell>
          <table:table-cell office:value-type="float" office:value="1761738" table:style-name="ce7">
            <text:p>1761738</text:p>
          </table:table-cell>
          <table:table-cell table:style-name="ce12"/>
          <table:table-cell office:value-type="string" table:style-name="ce5">
            <text:p>Gen. 68</text:p>
          </table:table-cell>
          <table:table-cell office:value-type="float" office:value="1786206" table:style-name="ce7">
            <text:p>1786206</text:p>
          </table:table-cell>
          <table:table-cell table:style-name="ce12"/>
          <table:table-cell office:value-type="string" table:style-name="ce5">
            <text:p>Gen. 68</text:p>
          </table:table-cell>
          <table:table-cell office:value-type="float" office:value="1823669" table:style-name="ce7">
            <text:p>1823669</text:p>
          </table:table-cell>
          <table:table-cell table:style-name="ce12"/>
          <table:table-cell office:value-type="string" table:style-name="ce5">
            <text:p>Gen. 68</text:p>
          </table:table-cell>
          <table:table-cell office:value-type="float" office:value="1857960" table:style-name="ce7">
            <text:p>1857960</text:p>
          </table:table-cell>
          <table:table-cell table:style-name="ce12"/>
          <table:table-cell office:value-type="string" table:style-name="ce5">
            <text:p>Gen. 68</text:p>
          </table:table-cell>
          <table:table-cell office:value-type="float" office:value="1774984" table:style-name="ce7">
            <text:p>1774984</text:p>
          </table:table-cell>
          <table:table-cell table:style-name="ce12"/>
          <table:table-cell office:value-type="string" table:style-name="ce5">
            <text:p>Gen. 68</text:p>
          </table:table-cell>
          <table:table-cell office:value-type="float" office:value="1802018" table:style-name="ce7">
            <text:p>1802018</text:p>
          </table:table-cell>
          <table:table-cell table:style-name="ce12"/>
          <table:table-cell office:value-type="string" table:style-name="ce5">
            <text:p>Gen. 68</text:p>
          </table:table-cell>
          <table:table-cell office:value-type="float" office:value="1751113" table:style-name="ce7">
            <text:p>1751113</text:p>
          </table:table-cell>
          <table:table-cell table:style-name="ce12"/>
          <table:table-cell office:value-type="string" table:style-name="ce5">
            <text:p>Gen. 68</text:p>
          </table:table-cell>
          <table:table-cell office:value-type="float" office:value="1814852" table:style-name="ce7">
            <text:p>1814852</text:p>
          </table:table-cell>
          <table:table-cell table:style-name="ce12"/>
          <table:table-cell office:value-type="string" table:style-name="ce5">
            <text:p>Gen. 68</text:p>
          </table:table-cell>
          <table:table-cell office:value-type="float" office:value="1730862" table:style-name="ce7">
            <text:p>1730862</text:p>
          </table:table-cell>
          <table:table-cell table:style-name="ce12"/>
          <table:table-cell office:value-type="string" table:style-name="ce5">
            <text:p>Gen. 68</text:p>
          </table:table-cell>
          <table:table-cell office:value-type="float" office:value="1891790" table:style-name="ce7">
            <text:p>1891790</text:p>
          </table:table-cell>
          <table:table-cell table:style-name="ce12"/>
          <table:table-cell office:value-type="string" table:style-name="ce5">
            <text:p>Gen. 68</text:p>
          </table:table-cell>
          <table:table-cell office:value-type="float" office:value="1855874" table:style-name="ce7">
            <text:p>1855874</text:p>
          </table:table-cell>
          <table:table-cell table:style-name="ce12"/>
          <table:table-cell office:value-type="string" table:style-name="ce5">
            <text:p>Gen. 68</text:p>
          </table:table-cell>
          <table:table-cell office:value-type="float" office:value="1765838" table:style-name="ce7">
            <text:p>1765838</text:p>
          </table:table-cell>
          <table:table-cell table:style-name="ce12"/>
          <table:table-cell office:value-type="string" table:style-name="ce5">
            <text:p>Gen. 68</text:p>
          </table:table-cell>
          <table:table-cell office:value-type="float" office:value="1790399" table:style-name="ce7">
            <text:p>1790399</text:p>
          </table:table-cell>
          <table:table-cell table:style-name="ce12"/>
          <table:table-cell office:value-type="string" table:style-name="ce14">
            <text:p>Gen. 68</text:p>
          </table:table-cell>
          <table:table-cell office:value-type="float" office:value="1802665.2666666666" table:formula="of:=AVERAGE([.$CL71];[.$CI71];[.$CF71];[.$CC71];[.$BZ71];[.$BW71];[.$BT71];[.$BQ71];[.$BN71];[.$BK71];[.$BH71];[.$BE71];[.$BB71];[.$AY71];[.$AV71];[.$AS71];[.$AP71];[.$AM71];[.$AJ71];[.$AG71];[.$AD71];[.$AA71];[.$X71];[.$U71];[.$R71];[.$O71];[.$L71];[.$I71];[.$F71];[.$C71])" table:style-name="ce17">
            <text:p>1802665</text:p>
          </table:table-cell>
          <table:table-cell office:value-type="float" office:value="36108.150074304634" table:formula="of:=STDEV([.$CL71];[.$CI71];[.$CF71];[.$CC71];[.$BZ71];[.$BW71];[.$BT71];[.$BQ71];[.$BN71];[.$BK71];[.$BH71];[.$BE71];[.$BB71];[.$AY71];[.$AV71];[.$AS71];[.$AP71];[.$AM71];[.$AJ71];[.$AG71];[.$AD71];[.$AA71];[.$X71];[.$U71];[.$R71];[.$O71];[.$L71];[.$I71];[.$F71];[.$C71])" table:style-name="ce17">
            <text:p>36108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Gen. 69</text:p>
          </table:table-cell>
          <table:table-cell office:value-type="float" office:value="1771570" table:style-name="ce7">
            <text:p>1771570</text:p>
          </table:table-cell>
          <table:table-cell table:style-name="ce12"/>
          <table:table-cell office:value-type="string" table:style-name="ce5">
            <text:p>Gen. 69</text:p>
          </table:table-cell>
          <table:table-cell office:value-type="float" office:value="1848622" table:style-name="ce7">
            <text:p>1848622</text:p>
          </table:table-cell>
          <table:table-cell table:style-name="ce12"/>
          <table:table-cell office:value-type="string" table:style-name="ce5">
            <text:p>Gen. 69</text:p>
          </table:table-cell>
          <table:table-cell office:value-type="float" office:value="1798542" table:style-name="ce7">
            <text:p>1798542</text:p>
          </table:table-cell>
          <table:table-cell table:style-name="ce12"/>
          <table:table-cell office:value-type="string" table:style-name="ce5">
            <text:p>Gen. 69</text:p>
          </table:table-cell>
          <table:table-cell office:value-type="float" office:value="1809919" table:style-name="ce7">
            <text:p>1809919</text:p>
          </table:table-cell>
          <table:table-cell table:style-name="ce12"/>
          <table:table-cell office:value-type="string" table:style-name="ce5">
            <text:p>Gen. 69</text:p>
          </table:table-cell>
          <table:table-cell office:value-type="float" office:value="1816806" table:style-name="ce7">
            <text:p>1816806</text:p>
          </table:table-cell>
          <table:table-cell table:style-name="ce12"/>
          <table:table-cell office:value-type="string" table:style-name="ce5">
            <text:p>Gen. 69</text:p>
          </table:table-cell>
          <table:table-cell office:value-type="float" office:value="1793120" table:style-name="ce7">
            <text:p>1793120</text:p>
          </table:table-cell>
          <table:table-cell table:style-name="ce12"/>
          <table:table-cell office:value-type="string" table:style-name="ce5">
            <text:p>Gen. 69</text:p>
          </table:table-cell>
          <table:table-cell office:value-type="float" office:value="1759798" table:style-name="ce7">
            <text:p>1759798</text:p>
          </table:table-cell>
          <table:table-cell table:style-name="ce12"/>
          <table:table-cell office:value-type="string" table:style-name="ce5">
            <text:p>Gen. 69</text:p>
          </table:table-cell>
          <table:table-cell office:value-type="float" office:value="1764038" table:style-name="ce7">
            <text:p>1764038</text:p>
          </table:table-cell>
          <table:table-cell table:style-name="ce12"/>
          <table:table-cell office:value-type="string" table:style-name="ce5">
            <text:p>Gen. 69</text:p>
          </table:table-cell>
          <table:table-cell office:value-type="float" office:value="1804464" table:style-name="ce7">
            <text:p>1804464</text:p>
          </table:table-cell>
          <table:table-cell table:style-name="ce12"/>
          <table:table-cell office:value-type="string" table:style-name="ce5">
            <text:p>Gen. 69</text:p>
          </table:table-cell>
          <table:table-cell office:value-type="float" office:value="1798072" table:style-name="ce7">
            <text:p>1798072</text:p>
          </table:table-cell>
          <table:table-cell table:style-name="ce12"/>
          <table:table-cell office:value-type="string" table:style-name="ce5">
            <text:p>Gen. 69</text:p>
          </table:table-cell>
          <table:table-cell office:value-type="float" office:value="1820402" table:style-name="ce7">
            <text:p>1820402</text:p>
          </table:table-cell>
          <table:table-cell table:style-name="ce12"/>
          <table:table-cell office:value-type="string" table:style-name="ce5">
            <text:p>Gen. 69</text:p>
          </table:table-cell>
          <table:table-cell office:value-type="float" office:value="1782708" table:style-name="ce7">
            <text:p>1782708</text:p>
          </table:table-cell>
          <table:table-cell table:style-name="ce12"/>
          <table:table-cell office:value-type="string" table:style-name="ce5">
            <text:p>Gen. 69</text:p>
          </table:table-cell>
          <table:table-cell office:value-type="float" office:value="1858488" table:style-name="ce7">
            <text:p>1858488</text:p>
          </table:table-cell>
          <table:table-cell table:style-name="ce12"/>
          <table:table-cell office:value-type="string" table:style-name="ce5">
            <text:p>Gen. 69</text:p>
          </table:table-cell>
          <table:table-cell office:value-type="float" office:value="1806232" table:style-name="ce7">
            <text:p>1806232</text:p>
          </table:table-cell>
          <table:table-cell table:style-name="ce12"/>
          <table:table-cell office:value-type="string" table:style-name="ce5">
            <text:p>Gen. 69</text:p>
          </table:table-cell>
          <table:table-cell office:value-type="float" office:value="1792708" table:style-name="ce7">
            <text:p>1792708</text:p>
          </table:table-cell>
          <table:table-cell table:style-name="ce12"/>
          <table:table-cell office:value-type="string" table:style-name="ce5">
            <text:p>Gen. 69</text:p>
          </table:table-cell>
          <table:table-cell office:value-type="float" office:value="1790994" table:style-name="ce7">
            <text:p>1790994</text:p>
          </table:table-cell>
          <table:table-cell table:style-name="ce12"/>
          <table:table-cell office:value-type="string" table:style-name="ce5">
            <text:p>Gen. 69</text:p>
          </table:table-cell>
          <table:table-cell office:value-type="float" office:value="1823718" table:style-name="ce7">
            <text:p>1823718</text:p>
          </table:table-cell>
          <table:table-cell table:style-name="ce12"/>
          <table:table-cell office:value-type="string" table:style-name="ce5">
            <text:p>Gen. 69</text:p>
          </table:table-cell>
          <table:table-cell office:value-type="float" office:value="1759534" table:style-name="ce7">
            <text:p>1759534</text:p>
          </table:table-cell>
          <table:table-cell table:style-name="ce12"/>
          <table:table-cell office:value-type="string" table:style-name="ce5">
            <text:p>Gen. 69</text:p>
          </table:table-cell>
          <table:table-cell office:value-type="float" office:value="1783922" table:style-name="ce7">
            <text:p>1783922</text:p>
          </table:table-cell>
          <table:table-cell table:style-name="ce12"/>
          <table:table-cell office:value-type="string" table:style-name="ce5">
            <text:p>Gen. 69</text:p>
          </table:table-cell>
          <table:table-cell office:value-type="float" office:value="1823105" table:style-name="ce7">
            <text:p>1823105</text:p>
          </table:table-cell>
          <table:table-cell table:style-name="ce12"/>
          <table:table-cell office:value-type="string" table:style-name="ce5">
            <text:p>Gen. 69</text:p>
          </table:table-cell>
          <table:table-cell office:value-type="float" office:value="1856800" table:style-name="ce7">
            <text:p>1856800</text:p>
          </table:table-cell>
          <table:table-cell table:style-name="ce12"/>
          <table:table-cell office:value-type="string" table:style-name="ce5">
            <text:p>Gen. 69</text:p>
          </table:table-cell>
          <table:table-cell office:value-type="float" office:value="1772804" table:style-name="ce7">
            <text:p>1772804</text:p>
          </table:table-cell>
          <table:table-cell table:style-name="ce12"/>
          <table:table-cell office:value-type="string" table:style-name="ce5">
            <text:p>Gen. 69</text:p>
          </table:table-cell>
          <table:table-cell office:value-type="float" office:value="1802018" table:style-name="ce7">
            <text:p>1802018</text:p>
          </table:table-cell>
          <table:table-cell table:style-name="ce12"/>
          <table:table-cell office:value-type="string" table:style-name="ce5">
            <text:p>Gen. 69</text:p>
          </table:table-cell>
          <table:table-cell office:value-type="float" office:value="1750333" table:style-name="ce7">
            <text:p>1750333</text:p>
          </table:table-cell>
          <table:table-cell table:style-name="ce12"/>
          <table:table-cell office:value-type="string" table:style-name="ce5">
            <text:p>Gen. 69</text:p>
          </table:table-cell>
          <table:table-cell office:value-type="float" office:value="1813480" table:style-name="ce7">
            <text:p>1813480</text:p>
          </table:table-cell>
          <table:table-cell table:style-name="ce12"/>
          <table:table-cell office:value-type="string" table:style-name="ce5">
            <text:p>Gen. 69</text:p>
          </table:table-cell>
          <table:table-cell office:value-type="float" office:value="1730862" table:style-name="ce7">
            <text:p>1730862</text:p>
          </table:table-cell>
          <table:table-cell table:style-name="ce12"/>
          <table:table-cell office:value-type="string" table:style-name="ce5">
            <text:p>Gen. 69</text:p>
          </table:table-cell>
          <table:table-cell office:value-type="float" office:value="1891382" table:style-name="ce7">
            <text:p>1891382</text:p>
          </table:table-cell>
          <table:table-cell table:style-name="ce12"/>
          <table:table-cell office:value-type="string" table:style-name="ce5">
            <text:p>Gen. 69</text:p>
          </table:table-cell>
          <table:table-cell office:value-type="float" office:value="1853690" table:style-name="ce7">
            <text:p>1853690</text:p>
          </table:table-cell>
          <table:table-cell table:style-name="ce12"/>
          <table:table-cell office:value-type="string" table:style-name="ce5">
            <text:p>Gen. 69</text:p>
          </table:table-cell>
          <table:table-cell office:value-type="float" office:value="1763656" table:style-name="ce7">
            <text:p>1763656</text:p>
          </table:table-cell>
          <table:table-cell table:style-name="ce12"/>
          <table:table-cell office:value-type="string" table:style-name="ce5">
            <text:p>Gen. 69</text:p>
          </table:table-cell>
          <table:table-cell office:value-type="float" office:value="1789123" table:style-name="ce7">
            <text:p>1789123</text:p>
          </table:table-cell>
          <table:table-cell table:style-name="ce12"/>
          <table:table-cell office:value-type="string" table:style-name="ce14">
            <text:p>Gen. 69</text:p>
          </table:table-cell>
          <table:table-cell office:value-type="float" office:value="1801030.3333333333" table:formula="of:=AVERAGE([.$CL72];[.$CI72];[.$CF72];[.$CC72];[.$BZ72];[.$BW72];[.$BT72];[.$BQ72];[.$BN72];[.$BK72];[.$BH72];[.$BE72];[.$BB72];[.$AY72];[.$AV72];[.$AS72];[.$AP72];[.$AM72];[.$AJ72];[.$AG72];[.$AD72];[.$AA72];[.$X72];[.$U72];[.$R72];[.$O72];[.$L72];[.$I72];[.$F72];[.$C72])" table:style-name="ce17">
            <text:p>1801030</text:p>
          </table:table-cell>
          <table:table-cell office:value-type="float" office:value="36139.824130188012" table:formula="of:=STDEV([.$CL72];[.$CI72];[.$CF72];[.$CC72];[.$BZ72];[.$BW72];[.$BT72];[.$BQ72];[.$BN72];[.$BK72];[.$BH72];[.$BE72];[.$BB72];[.$AY72];[.$AV72];[.$AS72];[.$AP72];[.$AM72];[.$AJ72];[.$AG72];[.$AD72];[.$AA72];[.$X72];[.$U72];[.$R72];[.$O72];[.$L72];[.$I72];[.$F72];[.$C72])" table:style-name="ce17">
            <text:p>36140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Gen. 70</text:p>
          </table:table-cell>
          <table:table-cell office:value-type="float" office:value="1771570" table:style-name="ce7">
            <text:p>1771570</text:p>
          </table:table-cell>
          <table:table-cell table:style-name="ce12"/>
          <table:table-cell office:value-type="string" table:style-name="ce5">
            <text:p>Gen. 70</text:p>
          </table:table-cell>
          <table:table-cell office:value-type="float" office:value="1847082" table:style-name="ce7">
            <text:p>1847082</text:p>
          </table:table-cell>
          <table:table-cell table:style-name="ce12"/>
          <table:table-cell office:value-type="string" table:style-name="ce5">
            <text:p>Gen. 70</text:p>
          </table:table-cell>
          <table:table-cell office:value-type="float" office:value="1795594" table:style-name="ce7">
            <text:p>1795594</text:p>
          </table:table-cell>
          <table:table-cell table:style-name="ce12"/>
          <table:table-cell office:value-type="string" table:style-name="ce5">
            <text:p>Gen. 70</text:p>
          </table:table-cell>
          <table:table-cell office:value-type="float" office:value="1809871" table:style-name="ce7">
            <text:p>1809871</text:p>
          </table:table-cell>
          <table:table-cell table:style-name="ce12"/>
          <table:table-cell office:value-type="string" table:style-name="ce5">
            <text:p>Gen. 70</text:p>
          </table:table-cell>
          <table:table-cell office:value-type="float" office:value="1812282" table:style-name="ce7">
            <text:p>1812282</text:p>
          </table:table-cell>
          <table:table-cell table:style-name="ce12"/>
          <table:table-cell office:value-type="string" table:style-name="ce5">
            <text:p>Gen. 70</text:p>
          </table:table-cell>
          <table:table-cell office:value-type="float" office:value="1792760" table:style-name="ce7">
            <text:p>1792760</text:p>
          </table:table-cell>
          <table:table-cell table:style-name="ce12"/>
          <table:table-cell office:value-type="string" table:style-name="ce5">
            <text:p>Gen. 70</text:p>
          </table:table-cell>
          <table:table-cell office:value-type="float" office:value="1758838" table:style-name="ce7">
            <text:p>1758838</text:p>
          </table:table-cell>
          <table:table-cell table:style-name="ce12"/>
          <table:table-cell office:value-type="string" table:style-name="ce5">
            <text:p>Gen. 70</text:p>
          </table:table-cell>
          <table:table-cell office:value-type="float" office:value="1763338" table:style-name="ce7">
            <text:p>1763338</text:p>
          </table:table-cell>
          <table:table-cell table:style-name="ce12"/>
          <table:table-cell office:value-type="string" table:style-name="ce5">
            <text:p>Gen. 70</text:p>
          </table:table-cell>
          <table:table-cell office:value-type="float" office:value="1802484" table:style-name="ce7">
            <text:p>1802484</text:p>
          </table:table-cell>
          <table:table-cell table:style-name="ce12"/>
          <table:table-cell office:value-type="string" table:style-name="ce5">
            <text:p>Gen. 70</text:p>
          </table:table-cell>
          <table:table-cell office:value-type="float" office:value="1796642" table:style-name="ce7">
            <text:p>1796642</text:p>
          </table:table-cell>
          <table:table-cell table:style-name="ce12"/>
          <table:table-cell office:value-type="string" table:style-name="ce5">
            <text:p>Gen. 70</text:p>
          </table:table-cell>
          <table:table-cell office:value-type="float" office:value="1817286" table:style-name="ce7">
            <text:p>1817286</text:p>
          </table:table-cell>
          <table:table-cell table:style-name="ce12"/>
          <table:table-cell office:value-type="string" table:style-name="ce5">
            <text:p>Gen. 70</text:p>
          </table:table-cell>
          <table:table-cell office:value-type="float" office:value="1781656" table:style-name="ce7">
            <text:p>1781656</text:p>
          </table:table-cell>
          <table:table-cell table:style-name="ce12"/>
          <table:table-cell office:value-type="string" table:style-name="ce5">
            <text:p>Gen. 70</text:p>
          </table:table-cell>
          <table:table-cell office:value-type="float" office:value="1858488" table:style-name="ce7">
            <text:p>1858488</text:p>
          </table:table-cell>
          <table:table-cell table:style-name="ce12"/>
          <table:table-cell office:value-type="string" table:style-name="ce5">
            <text:p>Gen. 70</text:p>
          </table:table-cell>
          <table:table-cell office:value-type="float" office:value="1801872" table:style-name="ce7">
            <text:p>1801872</text:p>
          </table:table-cell>
          <table:table-cell table:style-name="ce12"/>
          <table:table-cell office:value-type="string" table:style-name="ce5">
            <text:p>Gen. 70</text:p>
          </table:table-cell>
          <table:table-cell office:value-type="float" office:value="1792708" table:style-name="ce7">
            <text:p>1792708</text:p>
          </table:table-cell>
          <table:table-cell table:style-name="ce12"/>
          <table:table-cell office:value-type="string" table:style-name="ce5">
            <text:p>Gen. 70</text:p>
          </table:table-cell>
          <table:table-cell office:value-type="float" office:value="1790994" table:style-name="ce7">
            <text:p>1790994</text:p>
          </table:table-cell>
          <table:table-cell table:style-name="ce12"/>
          <table:table-cell office:value-type="string" table:style-name="ce5">
            <text:p>Gen. 70</text:p>
          </table:table-cell>
          <table:table-cell office:value-type="float" office:value="1823358" table:style-name="ce7">
            <text:p>1823358</text:p>
          </table:table-cell>
          <table:table-cell table:style-name="ce12"/>
          <table:table-cell office:value-type="string" table:style-name="ce5">
            <text:p>Gen. 70</text:p>
          </table:table-cell>
          <table:table-cell office:value-type="float" office:value="1757554" table:style-name="ce7">
            <text:p>1757554</text:p>
          </table:table-cell>
          <table:table-cell table:style-name="ce12"/>
          <table:table-cell office:value-type="string" table:style-name="ce5">
            <text:p>Gen. 70</text:p>
          </table:table-cell>
          <table:table-cell office:value-type="float" office:value="1779896" table:style-name="ce7">
            <text:p>1779896</text:p>
          </table:table-cell>
          <table:table-cell table:style-name="ce12"/>
          <table:table-cell office:value-type="string" table:style-name="ce5">
            <text:p>Gen. 70</text:p>
          </table:table-cell>
          <table:table-cell office:value-type="float" office:value="1818899" table:style-name="ce7">
            <text:p>1818899</text:p>
          </table:table-cell>
          <table:table-cell table:style-name="ce12"/>
          <table:table-cell office:value-type="string" table:style-name="ce5">
            <text:p>Gen. 70</text:p>
          </table:table-cell>
          <table:table-cell office:value-type="float" office:value="1854880" table:style-name="ce7">
            <text:p>1854880</text:p>
          </table:table-cell>
          <table:table-cell table:style-name="ce12"/>
          <table:table-cell office:value-type="string" table:style-name="ce5">
            <text:p>Gen. 70</text:p>
          </table:table-cell>
          <table:table-cell office:value-type="float" office:value="1771824" table:style-name="ce7">
            <text:p>1771824</text:p>
          </table:table-cell>
          <table:table-cell table:style-name="ce12"/>
          <table:table-cell office:value-type="string" table:style-name="ce5">
            <text:p>Gen. 70</text:p>
          </table:table-cell>
          <table:table-cell office:value-type="float" office:value="1801558" table:style-name="ce7">
            <text:p>1801558</text:p>
          </table:table-cell>
          <table:table-cell table:style-name="ce12"/>
          <table:table-cell office:value-type="string" table:style-name="ce5">
            <text:p>Gen. 70</text:p>
          </table:table-cell>
          <table:table-cell office:value-type="float" office:value="1748753" table:style-name="ce7">
            <text:p>1748753</text:p>
          </table:table-cell>
          <table:table-cell table:style-name="ce12"/>
          <table:table-cell office:value-type="string" table:style-name="ce5">
            <text:p>Gen. 70</text:p>
          </table:table-cell>
          <table:table-cell office:value-type="float" office:value="1807902" table:style-name="ce7">
            <text:p>1807902</text:p>
          </table:table-cell>
          <table:table-cell table:style-name="ce12"/>
          <table:table-cell office:value-type="string" table:style-name="ce5">
            <text:p>Gen. 70</text:p>
          </table:table-cell>
          <table:table-cell office:value-type="float" office:value="1730862" table:style-name="ce7">
            <text:p>1730862</text:p>
          </table:table-cell>
          <table:table-cell table:style-name="ce12"/>
          <table:table-cell office:value-type="string" table:style-name="ce5">
            <text:p>Gen. 70</text:p>
          </table:table-cell>
          <table:table-cell office:value-type="float" office:value="1886448" table:style-name="ce7">
            <text:p>1886448</text:p>
          </table:table-cell>
          <table:table-cell table:style-name="ce12"/>
          <table:table-cell office:value-type="string" table:style-name="ce5">
            <text:p>Gen. 70</text:p>
          </table:table-cell>
          <table:table-cell office:value-type="float" office:value="1851750" table:style-name="ce7">
            <text:p>1851750</text:p>
          </table:table-cell>
          <table:table-cell table:style-name="ce12"/>
          <table:table-cell office:value-type="string" table:style-name="ce5">
            <text:p>Gen. 70</text:p>
          </table:table-cell>
          <table:table-cell office:value-type="float" office:value="1761598" table:style-name="ce7">
            <text:p>1761598</text:p>
          </table:table-cell>
          <table:table-cell table:style-name="ce12"/>
          <table:table-cell office:value-type="string" table:style-name="ce5">
            <text:p>Gen. 70</text:p>
          </table:table-cell>
          <table:table-cell office:value-type="float" office:value="1788213" table:style-name="ce7">
            <text:p>1788213</text:p>
          </table:table-cell>
          <table:table-cell table:style-name="ce12"/>
          <table:table-cell office:value-type="string" table:style-name="ce14">
            <text:p>Gen. 70</text:p>
          </table:table-cell>
          <table:table-cell office:value-type="float" office:value="1799232" table:formula="of:=AVERAGE([.$CL73];[.$CI73];[.$CF73];[.$CC73];[.$BZ73];[.$BW73];[.$BT73];[.$BQ73];[.$BN73];[.$BK73];[.$BH73];[.$BE73];[.$BB73];[.$AY73];[.$AV73];[.$AS73];[.$AP73];[.$AM73];[.$AJ73];[.$AG73];[.$AD73];[.$AA73];[.$X73];[.$U73];[.$R73];[.$O73];[.$L73];[.$I73];[.$F73];[.$C73])" table:style-name="ce17">
            <text:p>1799232</text:p>
          </table:table-cell>
          <table:table-cell office:value-type="float" office:value="35587.509937985364" table:formula="of:=STDEV([.$CL73];[.$CI73];[.$CF73];[.$CC73];[.$BZ73];[.$BW73];[.$BT73];[.$BQ73];[.$BN73];[.$BK73];[.$BH73];[.$BE73];[.$BB73];[.$AY73];[.$AV73];[.$AS73];[.$AP73];[.$AM73];[.$AJ73];[.$AG73];[.$AD73];[.$AA73];[.$X73];[.$U73];[.$R73];[.$O73];[.$L73];[.$I73];[.$F73];[.$C73])" table:style-name="ce17">
            <text:p>35588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Gen. 71</text:p>
          </table:table-cell>
          <table:table-cell office:value-type="float" office:value="1769520" table:style-name="ce7">
            <text:p>1769520</text:p>
          </table:table-cell>
          <table:table-cell table:style-name="ce12"/>
          <table:table-cell office:value-type="string" table:style-name="ce5">
            <text:p>Gen. 71</text:p>
          </table:table-cell>
          <table:table-cell office:value-type="float" office:value="1845142" table:style-name="ce7">
            <text:p>1845142</text:p>
          </table:table-cell>
          <table:table-cell table:style-name="ce12"/>
          <table:table-cell office:value-type="string" table:style-name="ce5">
            <text:p>Gen. 71</text:p>
          </table:table-cell>
          <table:table-cell office:value-type="float" office:value="1794962" table:style-name="ce7">
            <text:p>1794962</text:p>
          </table:table-cell>
          <table:table-cell table:style-name="ce12"/>
          <table:table-cell office:value-type="string" table:style-name="ce5">
            <text:p>Gen. 71</text:p>
          </table:table-cell>
          <table:table-cell office:value-type="float" office:value="1807773" table:style-name="ce7">
            <text:p>1807773</text:p>
          </table:table-cell>
          <table:table-cell table:style-name="ce12"/>
          <table:table-cell office:value-type="string" table:style-name="ce5">
            <text:p>Gen. 71</text:p>
          </table:table-cell>
          <table:table-cell office:value-type="float" office:value="1812282" table:style-name="ce7">
            <text:p>1812282</text:p>
          </table:table-cell>
          <table:table-cell table:style-name="ce12"/>
          <table:table-cell office:value-type="string" table:style-name="ce5">
            <text:p>Gen. 71</text:p>
          </table:table-cell>
          <table:table-cell office:value-type="float" office:value="1788340" table:style-name="ce7">
            <text:p>1788340</text:p>
          </table:table-cell>
          <table:table-cell table:style-name="ce12"/>
          <table:table-cell office:value-type="string" table:style-name="ce5">
            <text:p>Gen. 71</text:p>
          </table:table-cell>
          <table:table-cell office:value-type="float" office:value="1756934" table:style-name="ce7">
            <text:p>1756934</text:p>
          </table:table-cell>
          <table:table-cell table:style-name="ce12"/>
          <table:table-cell office:value-type="string" table:style-name="ce5">
            <text:p>Gen. 71</text:p>
          </table:table-cell>
          <table:table-cell office:value-type="float" office:value="1761718" table:style-name="ce7">
            <text:p>1761718</text:p>
          </table:table-cell>
          <table:table-cell table:style-name="ce12"/>
          <table:table-cell office:value-type="string" table:style-name="ce5">
            <text:p>Gen. 71</text:p>
          </table:table-cell>
          <table:table-cell office:value-type="float" office:value="1801042" table:style-name="ce7">
            <text:p>1801042</text:p>
          </table:table-cell>
          <table:table-cell table:style-name="ce12"/>
          <table:table-cell office:value-type="string" table:style-name="ce5">
            <text:p>Gen. 71</text:p>
          </table:table-cell>
          <table:table-cell office:value-type="float" office:value="1793842" table:style-name="ce7">
            <text:p>1793842</text:p>
          </table:table-cell>
          <table:table-cell table:style-name="ce12"/>
          <table:table-cell office:value-type="string" table:style-name="ce5">
            <text:p>Gen. 71</text:p>
          </table:table-cell>
          <table:table-cell office:value-type="float" office:value="1816348" table:style-name="ce7">
            <text:p>1816348</text:p>
          </table:table-cell>
          <table:table-cell table:style-name="ce12"/>
          <table:table-cell office:value-type="string" table:style-name="ce5">
            <text:p>Gen. 71</text:p>
          </table:table-cell>
          <table:table-cell office:value-type="float" office:value="1781036" table:style-name="ce7">
            <text:p>1781036</text:p>
          </table:table-cell>
          <table:table-cell table:style-name="ce12"/>
          <table:table-cell office:value-type="string" table:style-name="ce5">
            <text:p>Gen. 71</text:p>
          </table:table-cell>
          <table:table-cell office:value-type="float" office:value="1856492" table:style-name="ce7">
            <text:p>1856492</text:p>
          </table:table-cell>
          <table:table-cell table:style-name="ce12"/>
          <table:table-cell office:value-type="string" table:style-name="ce5">
            <text:p>Gen. 71</text:p>
          </table:table-cell>
          <table:table-cell office:value-type="float" office:value="1800342" table:style-name="ce7">
            <text:p>1800342</text:p>
          </table:table-cell>
          <table:table-cell table:style-name="ce12"/>
          <table:table-cell office:value-type="string" table:style-name="ce5">
            <text:p>Gen. 71</text:p>
          </table:table-cell>
          <table:table-cell office:value-type="float" office:value="1791228" table:style-name="ce7">
            <text:p>1791228</text:p>
          </table:table-cell>
          <table:table-cell table:style-name="ce12"/>
          <table:table-cell office:value-type="string" table:style-name="ce5">
            <text:p>Gen. 71</text:p>
          </table:table-cell>
          <table:table-cell office:value-type="float" office:value="1787154" table:style-name="ce7">
            <text:p>1787154</text:p>
          </table:table-cell>
          <table:table-cell table:style-name="ce12"/>
          <table:table-cell office:value-type="string" table:style-name="ce5">
            <text:p>Gen. 71</text:p>
          </table:table-cell>
          <table:table-cell office:value-type="float" office:value="1821978" table:style-name="ce7">
            <text:p>1821978</text:p>
          </table:table-cell>
          <table:table-cell table:style-name="ce12"/>
          <table:table-cell office:value-type="string" table:style-name="ce5">
            <text:p>Gen. 71</text:p>
          </table:table-cell>
          <table:table-cell office:value-type="float" office:value="1755044" table:style-name="ce7">
            <text:p>1755044</text:p>
          </table:table-cell>
          <table:table-cell table:style-name="ce12"/>
          <table:table-cell office:value-type="string" table:style-name="ce5">
            <text:p>Gen. 71</text:p>
          </table:table-cell>
          <table:table-cell office:value-type="float" office:value="1777482" table:style-name="ce7">
            <text:p>1777482</text:p>
          </table:table-cell>
          <table:table-cell table:style-name="ce12"/>
          <table:table-cell office:value-type="string" table:style-name="ce5">
            <text:p>Gen. 71</text:p>
          </table:table-cell>
          <table:table-cell office:value-type="float" office:value="1818175" table:style-name="ce7">
            <text:p>1818175</text:p>
          </table:table-cell>
          <table:table-cell table:style-name="ce12"/>
          <table:table-cell office:value-type="string" table:style-name="ce5">
            <text:p>Gen. 71</text:p>
          </table:table-cell>
          <table:table-cell office:value-type="float" office:value="1853400" table:style-name="ce7">
            <text:p>1853400</text:p>
          </table:table-cell>
          <table:table-cell table:style-name="ce12"/>
          <table:table-cell office:value-type="string" table:style-name="ce5">
            <text:p>Gen. 71</text:p>
          </table:table-cell>
          <table:table-cell office:value-type="float" office:value="1770684" table:style-name="ce7">
            <text:p>1770684</text:p>
          </table:table-cell>
          <table:table-cell table:style-name="ce12"/>
          <table:table-cell office:value-type="string" table:style-name="ce5">
            <text:p>Gen. 71</text:p>
          </table:table-cell>
          <table:table-cell office:value-type="float" office:value="1800338" table:style-name="ce7">
            <text:p>1800338</text:p>
          </table:table-cell>
          <table:table-cell table:style-name="ce12"/>
          <table:table-cell office:value-type="string" table:style-name="ce5">
            <text:p>Gen. 71</text:p>
          </table:table-cell>
          <table:table-cell office:value-type="float" office:value="1747233" table:style-name="ce7">
            <text:p>1747233</text:p>
          </table:table-cell>
          <table:table-cell table:style-name="ce12"/>
          <table:table-cell office:value-type="string" table:style-name="ce5">
            <text:p>Gen. 71</text:p>
          </table:table-cell>
          <table:table-cell office:value-type="float" office:value="1807902" table:style-name="ce7">
            <text:p>1807902</text:p>
          </table:table-cell>
          <table:table-cell table:style-name="ce12"/>
          <table:table-cell office:value-type="string" table:style-name="ce5">
            <text:p>Gen. 71</text:p>
          </table:table-cell>
          <table:table-cell office:value-type="float" office:value="1727562" table:style-name="ce7">
            <text:p>1727562</text:p>
          </table:table-cell>
          <table:table-cell table:style-name="ce12"/>
          <table:table-cell office:value-type="string" table:style-name="ce5">
            <text:p>Gen. 71</text:p>
          </table:table-cell>
          <table:table-cell office:value-type="float" office:value="1885410" table:style-name="ce7">
            <text:p>1885410</text:p>
          </table:table-cell>
          <table:table-cell table:style-name="ce12"/>
          <table:table-cell office:value-type="string" table:style-name="ce5">
            <text:p>Gen. 71</text:p>
          </table:table-cell>
          <table:table-cell office:value-type="float" office:value="1851750" table:style-name="ce7">
            <text:p>1851750</text:p>
          </table:table-cell>
          <table:table-cell table:style-name="ce12"/>
          <table:table-cell office:value-type="string" table:style-name="ce5">
            <text:p>Gen. 71</text:p>
          </table:table-cell>
          <table:table-cell office:value-type="float" office:value="1761278" table:style-name="ce7">
            <text:p>1761278</text:p>
          </table:table-cell>
          <table:table-cell table:style-name="ce12"/>
          <table:table-cell office:value-type="string" table:style-name="ce5">
            <text:p>Gen. 71</text:p>
          </table:table-cell>
          <table:table-cell office:value-type="float" office:value="1787723" table:style-name="ce7">
            <text:p>1787723</text:p>
          </table:table-cell>
          <table:table-cell table:style-name="ce12"/>
          <table:table-cell office:value-type="string" table:style-name="ce14">
            <text:p>Gen. 71</text:p>
          </table:table-cell>
          <table:table-cell office:value-type="float" office:value="1797670.4666666666" table:formula="of:=AVERAGE([.$CL74];[.$CI74];[.$CF74];[.$CC74];[.$BZ74];[.$BW74];[.$BT74];[.$BQ74];[.$BN74];[.$BK74];[.$BH74];[.$BE74];[.$BB74];[.$AY74];[.$AV74];[.$AS74];[.$AP74];[.$AM74];[.$AJ74];[.$AG74];[.$AD74];[.$AA74];[.$X74];[.$U74];[.$R74];[.$O74];[.$L74];[.$I74];[.$F74];[.$C74])" table:style-name="ce17">
            <text:p>1797670</text:p>
          </table:table-cell>
          <table:table-cell office:value-type="float" office:value="35895.360592290679" table:formula="of:=STDEV([.$CL74];[.$CI74];[.$CF74];[.$CC74];[.$BZ74];[.$BW74];[.$BT74];[.$BQ74];[.$BN74];[.$BK74];[.$BH74];[.$BE74];[.$BB74];[.$AY74];[.$AV74];[.$AS74];[.$AP74];[.$AM74];[.$AJ74];[.$AG74];[.$AD74];[.$AA74];[.$X74];[.$U74];[.$R74];[.$O74];[.$L74];[.$I74];[.$F74];[.$C74])" table:style-name="ce17">
            <text:p>35895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Gen. 72</text:p>
          </table:table-cell>
          <table:table-cell office:value-type="float" office:value="1766880" table:style-name="ce7">
            <text:p>1766880</text:p>
          </table:table-cell>
          <table:table-cell table:style-name="ce12"/>
          <table:table-cell office:value-type="string" table:style-name="ce5">
            <text:p>Gen. 72</text:p>
          </table:table-cell>
          <table:table-cell office:value-type="float" office:value="1842702" table:style-name="ce7">
            <text:p>1842702</text:p>
          </table:table-cell>
          <table:table-cell table:style-name="ce12"/>
          <table:table-cell office:value-type="string" table:style-name="ce5">
            <text:p>Gen. 72</text:p>
          </table:table-cell>
          <table:table-cell office:value-type="float" office:value="1793948" table:style-name="ce7">
            <text:p>1793948</text:p>
          </table:table-cell>
          <table:table-cell table:style-name="ce12"/>
          <table:table-cell office:value-type="string" table:style-name="ce5">
            <text:p>Gen. 72</text:p>
          </table:table-cell>
          <table:table-cell office:value-type="float" office:value="1806091" table:style-name="ce7">
            <text:p>1806091</text:p>
          </table:table-cell>
          <table:table-cell table:style-name="ce12"/>
          <table:table-cell office:value-type="string" table:style-name="ce5">
            <text:p>Gen. 72</text:p>
          </table:table-cell>
          <table:table-cell office:value-type="float" office:value="1808264" table:style-name="ce7">
            <text:p>1808264</text:p>
          </table:table-cell>
          <table:table-cell table:style-name="ce12"/>
          <table:table-cell office:value-type="string" table:style-name="ce5">
            <text:p>Gen. 72</text:p>
          </table:table-cell>
          <table:table-cell office:value-type="float" office:value="1787780" table:style-name="ce7">
            <text:p>1787780</text:p>
          </table:table-cell>
          <table:table-cell table:style-name="ce12"/>
          <table:table-cell office:value-type="string" table:style-name="ce5">
            <text:p>Gen. 72</text:p>
          </table:table-cell>
          <table:table-cell office:value-type="float" office:value="1754844" table:style-name="ce7">
            <text:p>1754844</text:p>
          </table:table-cell>
          <table:table-cell table:style-name="ce12"/>
          <table:table-cell office:value-type="string" table:style-name="ce5">
            <text:p>Gen. 72</text:p>
          </table:table-cell>
          <table:table-cell office:value-type="float" office:value="1761058" table:style-name="ce7">
            <text:p>1761058</text:p>
          </table:table-cell>
          <table:table-cell table:style-name="ce12"/>
          <table:table-cell office:value-type="string" table:style-name="ce5">
            <text:p>Gen. 72</text:p>
          </table:table-cell>
          <table:table-cell office:value-type="float" office:value="1800302" table:style-name="ce7">
            <text:p>1800302</text:p>
          </table:table-cell>
          <table:table-cell table:style-name="ce12"/>
          <table:table-cell office:value-type="string" table:style-name="ce5">
            <text:p>Gen. 72</text:p>
          </table:table-cell>
          <table:table-cell office:value-type="float" office:value="1791236" table:style-name="ce7">
            <text:p>1791236</text:p>
          </table:table-cell>
          <table:table-cell table:style-name="ce12"/>
          <table:table-cell office:value-type="string" table:style-name="ce5">
            <text:p>Gen. 72</text:p>
          </table:table-cell>
          <table:table-cell office:value-type="float" office:value="1813716" table:style-name="ce7">
            <text:p>1813716</text:p>
          </table:table-cell>
          <table:table-cell table:style-name="ce12"/>
          <table:table-cell office:value-type="string" table:style-name="ce5">
            <text:p>Gen. 72</text:p>
          </table:table-cell>
          <table:table-cell office:value-type="float" office:value="1779456" table:style-name="ce7">
            <text:p>1779456</text:p>
          </table:table-cell>
          <table:table-cell table:style-name="ce12"/>
          <table:table-cell office:value-type="string" table:style-name="ce5">
            <text:p>Gen. 72</text:p>
          </table:table-cell>
          <table:table-cell office:value-type="float" office:value="1854712" table:style-name="ce7">
            <text:p>1854712</text:p>
          </table:table-cell>
          <table:table-cell table:style-name="ce12"/>
          <table:table-cell office:value-type="string" table:style-name="ce5">
            <text:p>Gen. 72</text:p>
          </table:table-cell>
          <table:table-cell office:value-type="float" office:value="1797848" table:style-name="ce7">
            <text:p>1797848</text:p>
          </table:table-cell>
          <table:table-cell table:style-name="ce12"/>
          <table:table-cell office:value-type="string" table:style-name="ce5">
            <text:p>Gen. 72</text:p>
          </table:table-cell>
          <table:table-cell office:value-type="float" office:value="1790560" table:style-name="ce7">
            <text:p>1790560</text:p>
          </table:table-cell>
          <table:table-cell table:style-name="ce12"/>
          <table:table-cell office:value-type="string" table:style-name="ce5">
            <text:p>Gen. 72</text:p>
          </table:table-cell>
          <table:table-cell office:value-type="float" office:value="1786854" table:style-name="ce7">
            <text:p>1786854</text:p>
          </table:table-cell>
          <table:table-cell table:style-name="ce12"/>
          <table:table-cell office:value-type="string" table:style-name="ce5">
            <text:p>Gen. 72</text:p>
          </table:table-cell>
          <table:table-cell office:value-type="float" office:value="1821048" table:style-name="ce7">
            <text:p>1821048</text:p>
          </table:table-cell>
          <table:table-cell table:style-name="ce12"/>
          <table:table-cell office:value-type="string" table:style-name="ce5">
            <text:p>Gen. 72</text:p>
          </table:table-cell>
          <table:table-cell office:value-type="float" office:value="1754882" table:style-name="ce7">
            <text:p>1754882</text:p>
          </table:table-cell>
          <table:table-cell table:style-name="ce12"/>
          <table:table-cell office:value-type="string" table:style-name="ce5">
            <text:p>Gen. 72</text:p>
          </table:table-cell>
          <table:table-cell office:value-type="float" office:value="1777312" table:style-name="ce7">
            <text:p>1777312</text:p>
          </table:table-cell>
          <table:table-cell table:style-name="ce12"/>
          <table:table-cell office:value-type="string" table:style-name="ce5">
            <text:p>Gen. 72</text:p>
          </table:table-cell>
          <table:table-cell office:value-type="float" office:value="1815535" table:style-name="ce7">
            <text:p>1815535</text:p>
          </table:table-cell>
          <table:table-cell table:style-name="ce12"/>
          <table:table-cell office:value-type="string" table:style-name="ce5">
            <text:p>Gen. 72</text:p>
          </table:table-cell>
          <table:table-cell office:value-type="float" office:value="1851336" table:style-name="ce7">
            <text:p>1851336</text:p>
          </table:table-cell>
          <table:table-cell table:style-name="ce12"/>
          <table:table-cell office:value-type="string" table:style-name="ce5">
            <text:p>Gen. 72</text:p>
          </table:table-cell>
          <table:table-cell office:value-type="float" office:value="1768600" table:style-name="ce7">
            <text:p>1768600</text:p>
          </table:table-cell>
          <table:table-cell table:style-name="ce12"/>
          <table:table-cell office:value-type="string" table:style-name="ce5">
            <text:p>Gen. 72</text:p>
          </table:table-cell>
          <table:table-cell office:value-type="float" office:value="1798778" table:style-name="ce7">
            <text:p>1798778</text:p>
          </table:table-cell>
          <table:table-cell table:style-name="ce12"/>
          <table:table-cell office:value-type="string" table:style-name="ce5">
            <text:p>Gen. 72</text:p>
          </table:table-cell>
          <table:table-cell office:value-type="float" office:value="1746893" table:style-name="ce7">
            <text:p>1746893</text:p>
          </table:table-cell>
          <table:table-cell table:style-name="ce12"/>
          <table:table-cell office:value-type="string" table:style-name="ce5">
            <text:p>Gen. 72</text:p>
          </table:table-cell>
          <table:table-cell office:value-type="float" office:value="1805442" table:style-name="ce7">
            <text:p>1805442</text:p>
          </table:table-cell>
          <table:table-cell table:style-name="ce12"/>
          <table:table-cell office:value-type="string" table:style-name="ce5">
            <text:p>Gen. 72</text:p>
          </table:table-cell>
          <table:table-cell office:value-type="float" office:value="1726622" table:style-name="ce7">
            <text:p>1726622</text:p>
          </table:table-cell>
          <table:table-cell table:style-name="ce12"/>
          <table:table-cell office:value-type="string" table:style-name="ce5">
            <text:p>Gen. 72</text:p>
          </table:table-cell>
          <table:table-cell office:value-type="float" office:value="1881470" table:style-name="ce7">
            <text:p>1881470</text:p>
          </table:table-cell>
          <table:table-cell table:style-name="ce12"/>
          <table:table-cell office:value-type="string" table:style-name="ce5">
            <text:p>Gen. 72</text:p>
          </table:table-cell>
          <table:table-cell office:value-type="float" office:value="1848530" table:style-name="ce7">
            <text:p>1848530</text:p>
          </table:table-cell>
          <table:table-cell table:style-name="ce12"/>
          <table:table-cell office:value-type="string" table:style-name="ce5">
            <text:p>Gen. 72</text:p>
          </table:table-cell>
          <table:table-cell office:value-type="float" office:value="1760604" table:style-name="ce7">
            <text:p>1760604</text:p>
          </table:table-cell>
          <table:table-cell table:style-name="ce12"/>
          <table:table-cell office:value-type="string" table:style-name="ce5">
            <text:p>Gen. 72</text:p>
          </table:table-cell>
          <table:table-cell office:value-type="float" office:value="1786359" table:style-name="ce7">
            <text:p>1786359</text:p>
          </table:table-cell>
          <table:table-cell table:style-name="ce12"/>
          <table:table-cell office:value-type="string" table:style-name="ce14">
            <text:p>Gen. 72</text:p>
          </table:table-cell>
          <table:table-cell office:value-type="float" office:value="1795988.7333333334" table:formula="of:=AVERAGE([.$CL75];[.$CI75];[.$CF75];[.$CC75];[.$BZ75];[.$BW75];[.$BT75];[.$BQ75];[.$BN75];[.$BK75];[.$BH75];[.$BE75];[.$BB75];[.$AY75];[.$AV75];[.$AS75];[.$AP75];[.$AM75];[.$AJ75];[.$AG75];[.$AD75];[.$AA75];[.$X75];[.$U75];[.$R75];[.$O75];[.$L75];[.$I75];[.$F75];[.$C75])" table:style-name="ce17">
            <text:p>1795989</text:p>
          </table:table-cell>
          <table:table-cell office:value-type="float" office:value="35259.698496504017" table:formula="of:=STDEV([.$CL75];[.$CI75];[.$CF75];[.$CC75];[.$BZ75];[.$BW75];[.$BT75];[.$BQ75];[.$BN75];[.$BK75];[.$BH75];[.$BE75];[.$BB75];[.$AY75];[.$AV75];[.$AS75];[.$AP75];[.$AM75];[.$AJ75];[.$AG75];[.$AD75];[.$AA75];[.$X75];[.$U75];[.$R75];[.$O75];[.$L75];[.$I75];[.$F75];[.$C75])" table:style-name="ce17">
            <text:p>35260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Gen. 73</text:p>
          </table:table-cell>
          <table:table-cell office:value-type="float" office:value="1766880" table:style-name="ce7">
            <text:p>1766880</text:p>
          </table:table-cell>
          <table:table-cell table:style-name="ce12"/>
          <table:table-cell office:value-type="string" table:style-name="ce5">
            <text:p>Gen. 73</text:p>
          </table:table-cell>
          <table:table-cell office:value-type="float" office:value="1842402" table:style-name="ce7">
            <text:p>1842402</text:p>
          </table:table-cell>
          <table:table-cell table:style-name="ce12"/>
          <table:table-cell office:value-type="string" table:style-name="ce5">
            <text:p>Gen. 73</text:p>
          </table:table-cell>
          <table:table-cell office:value-type="float" office:value="1790552" table:style-name="ce7">
            <text:p>1790552</text:p>
          </table:table-cell>
          <table:table-cell table:style-name="ce12"/>
          <table:table-cell office:value-type="string" table:style-name="ce5">
            <text:p>Gen. 73</text:p>
          </table:table-cell>
          <table:table-cell office:value-type="float" office:value="1805909" table:style-name="ce7">
            <text:p>1805909</text:p>
          </table:table-cell>
          <table:table-cell table:style-name="ce12"/>
          <table:table-cell office:value-type="string" table:style-name="ce5">
            <text:p>Gen. 73</text:p>
          </table:table-cell>
          <table:table-cell office:value-type="float" office:value="1804464" table:style-name="ce7">
            <text:p>1804464</text:p>
          </table:table-cell>
          <table:table-cell table:style-name="ce12"/>
          <table:table-cell office:value-type="string" table:style-name="ce5">
            <text:p>Gen. 73</text:p>
          </table:table-cell>
          <table:table-cell office:value-type="float" office:value="1784692" table:style-name="ce7">
            <text:p>1784692</text:p>
          </table:table-cell>
          <table:table-cell table:style-name="ce12"/>
          <table:table-cell office:value-type="string" table:style-name="ce5">
            <text:p>Gen. 73</text:p>
          </table:table-cell>
          <table:table-cell office:value-type="float" office:value="1754586" table:style-name="ce7">
            <text:p>1754586</text:p>
          </table:table-cell>
          <table:table-cell table:style-name="ce12"/>
          <table:table-cell office:value-type="string" table:style-name="ce5">
            <text:p>Gen. 73</text:p>
          </table:table-cell>
          <table:table-cell office:value-type="float" office:value="1760298" table:style-name="ce7">
            <text:p>1760298</text:p>
          </table:table-cell>
          <table:table-cell table:style-name="ce12"/>
          <table:table-cell office:value-type="string" table:style-name="ce5">
            <text:p>Gen. 73</text:p>
          </table:table-cell>
          <table:table-cell office:value-type="float" office:value="1799264" table:style-name="ce7">
            <text:p>1799264</text:p>
          </table:table-cell>
          <table:table-cell table:style-name="ce12"/>
          <table:table-cell office:value-type="string" table:style-name="ce5">
            <text:p>Gen. 73</text:p>
          </table:table-cell>
          <table:table-cell office:value-type="float" office:value="1791236" table:style-name="ce7">
            <text:p>1791236</text:p>
          </table:table-cell>
          <table:table-cell table:style-name="ce12"/>
          <table:table-cell office:value-type="string" table:style-name="ce5">
            <text:p>Gen. 73</text:p>
          </table:table-cell>
          <table:table-cell office:value-type="float" office:value="1813716" table:style-name="ce7">
            <text:p>1813716</text:p>
          </table:table-cell>
          <table:table-cell table:style-name="ce12"/>
          <table:table-cell office:value-type="string" table:style-name="ce5">
            <text:p>Gen. 73</text:p>
          </table:table-cell>
          <table:table-cell office:value-type="float" office:value="1774826" table:style-name="ce7">
            <text:p>1774826</text:p>
          </table:table-cell>
          <table:table-cell table:style-name="ce12"/>
          <table:table-cell office:value-type="string" table:style-name="ce5">
            <text:p>Gen. 73</text:p>
          </table:table-cell>
          <table:table-cell office:value-type="float" office:value="1852952" table:style-name="ce7">
            <text:p>1852952</text:p>
          </table:table-cell>
          <table:table-cell table:style-name="ce12"/>
          <table:table-cell office:value-type="string" table:style-name="ce5">
            <text:p>Gen. 73</text:p>
          </table:table-cell>
          <table:table-cell office:value-type="float" office:value="1796632" table:style-name="ce7">
            <text:p>1796632</text:p>
          </table:table-cell>
          <table:table-cell table:style-name="ce12"/>
          <table:table-cell office:value-type="string" table:style-name="ce5">
            <text:p>Gen. 73</text:p>
          </table:table-cell>
          <table:table-cell office:value-type="float" office:value="1788728" table:style-name="ce7">
            <text:p>1788728</text:p>
          </table:table-cell>
          <table:table-cell table:style-name="ce12"/>
          <table:table-cell office:value-type="string" table:style-name="ce5">
            <text:p>Gen. 73</text:p>
          </table:table-cell>
          <table:table-cell office:value-type="float" office:value="1784854" table:style-name="ce7">
            <text:p>1784854</text:p>
          </table:table-cell>
          <table:table-cell table:style-name="ce12"/>
          <table:table-cell office:value-type="string" table:style-name="ce5">
            <text:p>Gen. 73</text:p>
          </table:table-cell>
          <table:table-cell office:value-type="float" office:value="1820034" table:style-name="ce7">
            <text:p>1820034</text:p>
          </table:table-cell>
          <table:table-cell table:style-name="ce12"/>
          <table:table-cell office:value-type="string" table:style-name="ce5">
            <text:p>Gen. 73</text:p>
          </table:table-cell>
          <table:table-cell office:value-type="float" office:value="1752560" table:style-name="ce7">
            <text:p>1752560</text:p>
          </table:table-cell>
          <table:table-cell table:style-name="ce12"/>
          <table:table-cell office:value-type="string" table:style-name="ce5">
            <text:p>Gen. 73</text:p>
          </table:table-cell>
          <table:table-cell office:value-type="float" office:value="1774742" table:style-name="ce7">
            <text:p>1774742</text:p>
          </table:table-cell>
          <table:table-cell table:style-name="ce12"/>
          <table:table-cell office:value-type="string" table:style-name="ce5">
            <text:p>Gen. 73</text:p>
          </table:table-cell>
          <table:table-cell office:value-type="float" office:value="1813475" table:style-name="ce7">
            <text:p>1813475</text:p>
          </table:table-cell>
          <table:table-cell table:style-name="ce12"/>
          <table:table-cell office:value-type="string" table:style-name="ce5">
            <text:p>Gen. 73</text:p>
          </table:table-cell>
          <table:table-cell office:value-type="float" office:value="1850000" table:style-name="ce7">
            <text:p>1850000</text:p>
          </table:table-cell>
          <table:table-cell table:style-name="ce12"/>
          <table:table-cell office:value-type="string" table:style-name="ce5">
            <text:p>Gen. 73</text:p>
          </table:table-cell>
          <table:table-cell office:value-type="float" office:value="1767070" table:style-name="ce7">
            <text:p>1767070</text:p>
          </table:table-cell>
          <table:table-cell table:style-name="ce12"/>
          <table:table-cell office:value-type="string" table:style-name="ce5">
            <text:p>Gen. 73</text:p>
          </table:table-cell>
          <table:table-cell office:value-type="float" office:value="1796018" table:style-name="ce7">
            <text:p>1796018</text:p>
          </table:table-cell>
          <table:table-cell table:style-name="ce12"/>
          <table:table-cell office:value-type="string" table:style-name="ce5">
            <text:p>Gen. 73</text:p>
          </table:table-cell>
          <table:table-cell office:value-type="float" office:value="1744453" table:style-name="ce7">
            <text:p>1744453</text:p>
          </table:table-cell>
          <table:table-cell table:style-name="ce12"/>
          <table:table-cell office:value-type="string" table:style-name="ce5">
            <text:p>Gen. 73</text:p>
          </table:table-cell>
          <table:table-cell office:value-type="float" office:value="1804062" table:style-name="ce7">
            <text:p>1804062</text:p>
          </table:table-cell>
          <table:table-cell table:style-name="ce12"/>
          <table:table-cell office:value-type="string" table:style-name="ce5">
            <text:p>Gen. 73</text:p>
          </table:table-cell>
          <table:table-cell office:value-type="float" office:value="1724942" table:style-name="ce7">
            <text:p>1724942</text:p>
          </table:table-cell>
          <table:table-cell table:style-name="ce12"/>
          <table:table-cell office:value-type="string" table:style-name="ce5">
            <text:p>Gen. 73</text:p>
          </table:table-cell>
          <table:table-cell office:value-type="float" office:value="1877904" table:style-name="ce7">
            <text:p>1877904</text:p>
          </table:table-cell>
          <table:table-cell table:style-name="ce12"/>
          <table:table-cell office:value-type="string" table:style-name="ce5">
            <text:p>Gen. 73</text:p>
          </table:table-cell>
          <table:table-cell office:value-type="float" office:value="1847030" table:style-name="ce7">
            <text:p>1847030</text:p>
          </table:table-cell>
          <table:table-cell table:style-name="ce12"/>
          <table:table-cell office:value-type="string" table:style-name="ce5">
            <text:p>Gen. 73</text:p>
          </table:table-cell>
          <table:table-cell office:value-type="float" office:value="1756738" table:style-name="ce7">
            <text:p>1756738</text:p>
          </table:table-cell>
          <table:table-cell table:style-name="ce12"/>
          <table:table-cell office:value-type="string" table:style-name="ce5">
            <text:p>Gen. 73</text:p>
          </table:table-cell>
          <table:table-cell office:value-type="float" office:value="1783873" table:style-name="ce7">
            <text:p>1783873</text:p>
          </table:table-cell>
          <table:table-cell table:style-name="ce12"/>
          <table:table-cell office:value-type="string" table:style-name="ce14">
            <text:p>Gen. 73</text:p>
          </table:table-cell>
          <table:table-cell office:value-type="float" office:value="1794163.0666666667" table:formula="of:=AVERAGE([.$CL76];[.$CI76];[.$CF76];[.$CC76];[.$BZ76];[.$BW76];[.$BT76];[.$BQ76];[.$BN76];[.$BK76];[.$BH76];[.$BE76];[.$BB76];[.$AY76];[.$AV76];[.$AS76];[.$AP76];[.$AM76];[.$AJ76];[.$AG76];[.$AD76];[.$AA76];[.$X76];[.$U76];[.$R76];[.$O76];[.$L76];[.$I76];[.$F76];[.$C76])" table:style-name="ce17">
            <text:p>1794163</text:p>
          </table:table-cell>
          <table:table-cell office:value-type="float" office:value="35321.540001313188" table:formula="of:=STDEV([.$CL76];[.$CI76];[.$CF76];[.$CC76];[.$BZ76];[.$BW76];[.$BT76];[.$BQ76];[.$BN76];[.$BK76];[.$BH76];[.$BE76];[.$BB76];[.$AY76];[.$AV76];[.$AS76];[.$AP76];[.$AM76];[.$AJ76];[.$AG76];[.$AD76];[.$AA76];[.$X76];[.$U76];[.$R76];[.$O76];[.$L76];[.$I76];[.$F76];[.$C76])" table:style-name="ce17">
            <text:p>35322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Gen. 74</text:p>
          </table:table-cell>
          <table:table-cell office:value-type="float" office:value="1765090" table:style-name="ce7">
            <text:p>1765090</text:p>
          </table:table-cell>
          <table:table-cell table:style-name="ce12"/>
          <table:table-cell office:value-type="string" table:style-name="ce5">
            <text:p>Gen. 74</text:p>
          </table:table-cell>
          <table:table-cell office:value-type="float" office:value="1839412" table:style-name="ce7">
            <text:p>1839412</text:p>
          </table:table-cell>
          <table:table-cell table:style-name="ce12"/>
          <table:table-cell office:value-type="string" table:style-name="ce5">
            <text:p>Gen. 74</text:p>
          </table:table-cell>
          <table:table-cell office:value-type="float" office:value="1790552" table:style-name="ce7">
            <text:p>1790552</text:p>
          </table:table-cell>
          <table:table-cell table:style-name="ce12"/>
          <table:table-cell office:value-type="string" table:style-name="ce5">
            <text:p>Gen. 74</text:p>
          </table:table-cell>
          <table:table-cell office:value-type="float" office:value="1803645" table:style-name="ce7">
            <text:p>1803645</text:p>
          </table:table-cell>
          <table:table-cell table:style-name="ce12"/>
          <table:table-cell office:value-type="string" table:style-name="ce5">
            <text:p>Gen. 74</text:p>
          </table:table-cell>
          <table:table-cell office:value-type="float" office:value="1799648" table:style-name="ce7">
            <text:p>1799648</text:p>
          </table:table-cell>
          <table:table-cell table:style-name="ce12"/>
          <table:table-cell office:value-type="string" table:style-name="ce5">
            <text:p>Gen. 74</text:p>
          </table:table-cell>
          <table:table-cell office:value-type="float" office:value="1783770" table:style-name="ce7">
            <text:p>1783770</text:p>
          </table:table-cell>
          <table:table-cell table:style-name="ce12"/>
          <table:table-cell office:value-type="string" table:style-name="ce5">
            <text:p>Gen. 74</text:p>
          </table:table-cell>
          <table:table-cell office:value-type="float" office:value="1749314" table:style-name="ce7">
            <text:p>1749314</text:p>
          </table:table-cell>
          <table:table-cell table:style-name="ce12"/>
          <table:table-cell office:value-type="string" table:style-name="ce5">
            <text:p>Gen. 74</text:p>
          </table:table-cell>
          <table:table-cell office:value-type="float" office:value="1756218" table:style-name="ce7">
            <text:p>1756218</text:p>
          </table:table-cell>
          <table:table-cell table:style-name="ce12"/>
          <table:table-cell office:value-type="string" table:style-name="ce5">
            <text:p>Gen. 74</text:p>
          </table:table-cell>
          <table:table-cell office:value-type="float" office:value="1797262" table:style-name="ce7">
            <text:p>1797262</text:p>
          </table:table-cell>
          <table:table-cell table:style-name="ce12"/>
          <table:table-cell office:value-type="string" table:style-name="ce5">
            <text:p>Gen. 74</text:p>
          </table:table-cell>
          <table:table-cell office:value-type="float" office:value="1789606" table:style-name="ce7">
            <text:p>1789606</text:p>
          </table:table-cell>
          <table:table-cell table:style-name="ce12"/>
          <table:table-cell office:value-type="string" table:style-name="ce5">
            <text:p>Gen. 74</text:p>
          </table:table-cell>
          <table:table-cell office:value-type="float" office:value="1811888" table:style-name="ce7">
            <text:p>1811888</text:p>
          </table:table-cell>
          <table:table-cell table:style-name="ce12"/>
          <table:table-cell office:value-type="string" table:style-name="ce5">
            <text:p>Gen. 74</text:p>
          </table:table-cell>
          <table:table-cell office:value-type="float" office:value="1773146" table:style-name="ce7">
            <text:p>1773146</text:p>
          </table:table-cell>
          <table:table-cell table:style-name="ce12"/>
          <table:table-cell office:value-type="string" table:style-name="ce5">
            <text:p>Gen. 74</text:p>
          </table:table-cell>
          <table:table-cell office:value-type="float" office:value="1852230" table:style-name="ce7">
            <text:p>1852230</text:p>
          </table:table-cell>
          <table:table-cell table:style-name="ce12"/>
          <table:table-cell office:value-type="string" table:style-name="ce5">
            <text:p>Gen. 74</text:p>
          </table:table-cell>
          <table:table-cell office:value-type="float" office:value="1794788" table:style-name="ce7">
            <text:p>1794788</text:p>
          </table:table-cell>
          <table:table-cell table:style-name="ce12"/>
          <table:table-cell office:value-type="string" table:style-name="ce5">
            <text:p>Gen. 74</text:p>
          </table:table-cell>
          <table:table-cell office:value-type="float" office:value="1787808" table:style-name="ce7">
            <text:p>1787808</text:p>
          </table:table-cell>
          <table:table-cell table:style-name="ce12"/>
          <table:table-cell office:value-type="string" table:style-name="ce5">
            <text:p>Gen. 74</text:p>
          </table:table-cell>
          <table:table-cell office:value-type="float" office:value="1784214" table:style-name="ce7">
            <text:p>1784214</text:p>
          </table:table-cell>
          <table:table-cell table:style-name="ce12"/>
          <table:table-cell office:value-type="string" table:style-name="ce5">
            <text:p>Gen. 74</text:p>
          </table:table-cell>
          <table:table-cell office:value-type="float" office:value="1817704" table:style-name="ce7">
            <text:p>1817704</text:p>
          </table:table-cell>
          <table:table-cell table:style-name="ce12"/>
          <table:table-cell office:value-type="string" table:style-name="ce5">
            <text:p>Gen. 74</text:p>
          </table:table-cell>
          <table:table-cell office:value-type="float" office:value="1751812" table:style-name="ce7">
            <text:p>1751812</text:p>
          </table:table-cell>
          <table:table-cell table:style-name="ce12"/>
          <table:table-cell office:value-type="string" table:style-name="ce5">
            <text:p>Gen. 74</text:p>
          </table:table-cell>
          <table:table-cell office:value-type="float" office:value="1769742" table:style-name="ce7">
            <text:p>1769742</text:p>
          </table:table-cell>
          <table:table-cell table:style-name="ce12"/>
          <table:table-cell office:value-type="string" table:style-name="ce5">
            <text:p>Gen. 74</text:p>
          </table:table-cell>
          <table:table-cell office:value-type="float" office:value="1813155" table:style-name="ce7">
            <text:p>1813155</text:p>
          </table:table-cell>
          <table:table-cell table:style-name="ce12"/>
          <table:table-cell office:value-type="string" table:style-name="ce5">
            <text:p>Gen. 74</text:p>
          </table:table-cell>
          <table:table-cell office:value-type="float" office:value="1846976" table:style-name="ce7">
            <text:p>1846976</text:p>
          </table:table-cell>
          <table:table-cell table:style-name="ce12"/>
          <table:table-cell office:value-type="string" table:style-name="ce5">
            <text:p>Gen. 74</text:p>
          </table:table-cell>
          <table:table-cell office:value-type="float" office:value="1765344" table:style-name="ce7">
            <text:p>1765344</text:p>
          </table:table-cell>
          <table:table-cell table:style-name="ce12"/>
          <table:table-cell office:value-type="string" table:style-name="ce5">
            <text:p>Gen. 74</text:p>
          </table:table-cell>
          <table:table-cell office:value-type="float" office:value="1795754" table:style-name="ce7">
            <text:p>1795754</text:p>
          </table:table-cell>
          <table:table-cell table:style-name="ce12"/>
          <table:table-cell office:value-type="string" table:style-name="ce5">
            <text:p>Gen. 74</text:p>
          </table:table-cell>
          <table:table-cell office:value-type="float" office:value="1742493" table:style-name="ce7">
            <text:p>1742493</text:p>
          </table:table-cell>
          <table:table-cell table:style-name="ce12"/>
          <table:table-cell office:value-type="string" table:style-name="ce5">
            <text:p>Gen. 74</text:p>
          </table:table-cell>
          <table:table-cell office:value-type="float" office:value="1803622" table:style-name="ce7">
            <text:p>1803622</text:p>
          </table:table-cell>
          <table:table-cell table:style-name="ce12"/>
          <table:table-cell office:value-type="string" table:style-name="ce5">
            <text:p>Gen. 74</text:p>
          </table:table-cell>
          <table:table-cell office:value-type="float" office:value="1724942" table:style-name="ce7">
            <text:p>1724942</text:p>
          </table:table-cell>
          <table:table-cell table:style-name="ce12"/>
          <table:table-cell office:value-type="string" table:style-name="ce5">
            <text:p>Gen. 74</text:p>
          </table:table-cell>
          <table:table-cell office:value-type="float" office:value="1877904" table:style-name="ce7">
            <text:p>1877904</text:p>
          </table:table-cell>
          <table:table-cell table:style-name="ce12"/>
          <table:table-cell office:value-type="string" table:style-name="ce5">
            <text:p>Gen. 74</text:p>
          </table:table-cell>
          <table:table-cell office:value-type="float" office:value="1844490" table:style-name="ce7">
            <text:p>1844490</text:p>
          </table:table-cell>
          <table:table-cell table:style-name="ce12"/>
          <table:table-cell office:value-type="string" table:style-name="ce5">
            <text:p>Gen. 74</text:p>
          </table:table-cell>
          <table:table-cell office:value-type="float" office:value="1756738" table:style-name="ce7">
            <text:p>1756738</text:p>
          </table:table-cell>
          <table:table-cell table:style-name="ce12"/>
          <table:table-cell office:value-type="string" table:style-name="ce5">
            <text:p>Gen. 74</text:p>
          </table:table-cell>
          <table:table-cell office:value-type="float" office:value="1782043" table:style-name="ce7">
            <text:p>1782043</text:p>
          </table:table-cell>
          <table:table-cell table:style-name="ce12"/>
          <table:table-cell office:value-type="string" table:style-name="ce14">
            <text:p>Gen. 74</text:p>
          </table:table-cell>
          <table:table-cell office:value-type="float" office:value="1792377" table:formula="of:=AVERAGE([.$CL77];[.$CI77];[.$CF77];[.$CC77];[.$BZ77];[.$BW77];[.$BT77];[.$BQ77];[.$BN77];[.$BK77];[.$BH77];[.$BE77];[.$BB77];[.$AY77];[.$AV77];[.$AS77];[.$AP77];[.$AM77];[.$AJ77];[.$AG77];[.$AD77];[.$AA77];[.$X77];[.$U77];[.$R77];[.$O77];[.$L77];[.$I77];[.$F77];[.$C77])" table:style-name="ce17">
            <text:p>1792377</text:p>
          </table:table-cell>
          <table:table-cell office:value-type="float" office:value="35407.946679650398" table:formula="of:=STDEV([.$CL77];[.$CI77];[.$CF77];[.$CC77];[.$BZ77];[.$BW77];[.$BT77];[.$BQ77];[.$BN77];[.$BK77];[.$BH77];[.$BE77];[.$BB77];[.$AY77];[.$AV77];[.$AS77];[.$AP77];[.$AM77];[.$AJ77];[.$AG77];[.$AD77];[.$AA77];[.$X77];[.$U77];[.$R77];[.$O77];[.$L77];[.$I77];[.$F77];[.$C77])" table:style-name="ce17">
            <text:p>35408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Gen. 75</text:p>
          </table:table-cell>
          <table:table-cell office:value-type="float" office:value="1765090" table:style-name="ce7">
            <text:p>1765090</text:p>
          </table:table-cell>
          <table:table-cell table:style-name="ce12"/>
          <table:table-cell office:value-type="string" table:style-name="ce5">
            <text:p>Gen. 75</text:p>
          </table:table-cell>
          <table:table-cell office:value-type="float" office:value="1837592" table:style-name="ce7">
            <text:p>1837592</text:p>
          </table:table-cell>
          <table:table-cell table:style-name="ce12"/>
          <table:table-cell office:value-type="string" table:style-name="ce5">
            <text:p>Gen. 75</text:p>
          </table:table-cell>
          <table:table-cell office:value-type="float" office:value="1788822" table:style-name="ce7">
            <text:p>1788822</text:p>
          </table:table-cell>
          <table:table-cell table:style-name="ce12"/>
          <table:table-cell office:value-type="string" table:style-name="ce5">
            <text:p>Gen. 75</text:p>
          </table:table-cell>
          <table:table-cell office:value-type="float" office:value="1799263" table:style-name="ce7">
            <text:p>1799263</text:p>
          </table:table-cell>
          <table:table-cell table:style-name="ce12"/>
          <table:table-cell office:value-type="string" table:style-name="ce5">
            <text:p>Gen. 75</text:p>
          </table:table-cell>
          <table:table-cell office:value-type="float" office:value="1799648" table:style-name="ce7">
            <text:p>1799648</text:p>
          </table:table-cell>
          <table:table-cell table:style-name="ce12"/>
          <table:table-cell office:value-type="string" table:style-name="ce5">
            <text:p>Gen. 75</text:p>
          </table:table-cell>
          <table:table-cell office:value-type="float" office:value="1783188" table:style-name="ce7">
            <text:p>1783188</text:p>
          </table:table-cell>
          <table:table-cell table:style-name="ce12"/>
          <table:table-cell office:value-type="string" table:style-name="ce5">
            <text:p>Gen. 75</text:p>
          </table:table-cell>
          <table:table-cell office:value-type="float" office:value="1747742" table:style-name="ce7">
            <text:p>1747742</text:p>
          </table:table-cell>
          <table:table-cell table:style-name="ce12"/>
          <table:table-cell office:value-type="string" table:style-name="ce5">
            <text:p>Gen. 75</text:p>
          </table:table-cell>
          <table:table-cell office:value-type="float" office:value="1755836" table:style-name="ce7">
            <text:p>1755836</text:p>
          </table:table-cell>
          <table:table-cell table:style-name="ce12"/>
          <table:table-cell office:value-type="string" table:style-name="ce5">
            <text:p>Gen. 75</text:p>
          </table:table-cell>
          <table:table-cell office:value-type="float" office:value="1796882" table:style-name="ce7">
            <text:p>1796882</text:p>
          </table:table-cell>
          <table:table-cell table:style-name="ce12"/>
          <table:table-cell office:value-type="string" table:style-name="ce5">
            <text:p>Gen. 75</text:p>
          </table:table-cell>
          <table:table-cell office:value-type="float" office:value="1789492" table:style-name="ce7">
            <text:p>1789492</text:p>
          </table:table-cell>
          <table:table-cell table:style-name="ce12"/>
          <table:table-cell office:value-type="string" table:style-name="ce5">
            <text:p>Gen. 75</text:p>
          </table:table-cell>
          <table:table-cell office:value-type="float" office:value="1811156" table:style-name="ce7">
            <text:p>1811156</text:p>
          </table:table-cell>
          <table:table-cell table:style-name="ce12"/>
          <table:table-cell office:value-type="string" table:style-name="ce5">
            <text:p>Gen. 75</text:p>
          </table:table-cell>
          <table:table-cell office:value-type="float" office:value="1768838" table:style-name="ce7">
            <text:p>1768838</text:p>
          </table:table-cell>
          <table:table-cell table:style-name="ce12"/>
          <table:table-cell office:value-type="string" table:style-name="ce5">
            <text:p>Gen. 75</text:p>
          </table:table-cell>
          <table:table-cell office:value-type="float" office:value="1849992" table:style-name="ce7">
            <text:p>1849992</text:p>
          </table:table-cell>
          <table:table-cell table:style-name="ce12"/>
          <table:table-cell office:value-type="string" table:style-name="ce5">
            <text:p>Gen. 75</text:p>
          </table:table-cell>
          <table:table-cell office:value-type="float" office:value="1793548" table:style-name="ce7">
            <text:p>1793548</text:p>
          </table:table-cell>
          <table:table-cell table:style-name="ce12"/>
          <table:table-cell office:value-type="string" table:style-name="ce5">
            <text:p>Gen. 75</text:p>
          </table:table-cell>
          <table:table-cell office:value-type="float" office:value="1787188" table:style-name="ce7">
            <text:p>1787188</text:p>
          </table:table-cell>
          <table:table-cell table:style-name="ce12"/>
          <table:table-cell office:value-type="string" table:style-name="ce5">
            <text:p>Gen. 75</text:p>
          </table:table-cell>
          <table:table-cell office:value-type="float" office:value="1783184" table:style-name="ce7">
            <text:p>1783184</text:p>
          </table:table-cell>
          <table:table-cell table:style-name="ce12"/>
          <table:table-cell office:value-type="string" table:style-name="ce5">
            <text:p>Gen. 75</text:p>
          </table:table-cell>
          <table:table-cell office:value-type="float" office:value="1814372" table:style-name="ce7">
            <text:p>1814372</text:p>
          </table:table-cell>
          <table:table-cell table:style-name="ce12"/>
          <table:table-cell office:value-type="string" table:style-name="ce5">
            <text:p>Gen. 75</text:p>
          </table:table-cell>
          <table:table-cell office:value-type="float" office:value="1748122" table:style-name="ce7">
            <text:p>1748122</text:p>
          </table:table-cell>
          <table:table-cell table:style-name="ce12"/>
          <table:table-cell office:value-type="string" table:style-name="ce5">
            <text:p>Gen. 75</text:p>
          </table:table-cell>
          <table:table-cell office:value-type="float" office:value="1769742" table:style-name="ce7">
            <text:p>1769742</text:p>
          </table:table-cell>
          <table:table-cell table:style-name="ce12"/>
          <table:table-cell office:value-type="string" table:style-name="ce5">
            <text:p>Gen. 75</text:p>
          </table:table-cell>
          <table:table-cell office:value-type="float" office:value="1810253" table:style-name="ce7">
            <text:p>1810253</text:p>
          </table:table-cell>
          <table:table-cell table:style-name="ce12"/>
          <table:table-cell office:value-type="string" table:style-name="ce5">
            <text:p>Gen. 75</text:p>
          </table:table-cell>
          <table:table-cell office:value-type="float" office:value="1845916" table:style-name="ce7">
            <text:p>1845916</text:p>
          </table:table-cell>
          <table:table-cell table:style-name="ce12"/>
          <table:table-cell office:value-type="string" table:style-name="ce5">
            <text:p>Gen. 75</text:p>
          </table:table-cell>
          <table:table-cell office:value-type="float" office:value="1762706" table:style-name="ce7">
            <text:p>1762706</text:p>
          </table:table-cell>
          <table:table-cell table:style-name="ce12"/>
          <table:table-cell office:value-type="string" table:style-name="ce5">
            <text:p>Gen. 75</text:p>
          </table:table-cell>
          <table:table-cell office:value-type="float" office:value="1792514" table:style-name="ce7">
            <text:p>1792514</text:p>
          </table:table-cell>
          <table:table-cell table:style-name="ce12"/>
          <table:table-cell office:value-type="string" table:style-name="ce5">
            <text:p>Gen. 75</text:p>
          </table:table-cell>
          <table:table-cell office:value-type="float" office:value="1740333" table:style-name="ce7">
            <text:p>1740333</text:p>
          </table:table-cell>
          <table:table-cell table:style-name="ce12"/>
          <table:table-cell office:value-type="string" table:style-name="ce5">
            <text:p>Gen. 75</text:p>
          </table:table-cell>
          <table:table-cell office:value-type="float" office:value="1802482" table:style-name="ce7">
            <text:p>1802482</text:p>
          </table:table-cell>
          <table:table-cell table:style-name="ce12"/>
          <table:table-cell office:value-type="string" table:style-name="ce5">
            <text:p>Gen. 75</text:p>
          </table:table-cell>
          <table:table-cell office:value-type="float" office:value="1722922" table:style-name="ce7">
            <text:p>1722922</text:p>
          </table:table-cell>
          <table:table-cell table:style-name="ce12"/>
          <table:table-cell office:value-type="string" table:style-name="ce5">
            <text:p>Gen. 75</text:p>
          </table:table-cell>
          <table:table-cell office:value-type="float" office:value="1875684" table:style-name="ce7">
            <text:p>1875684</text:p>
          </table:table-cell>
          <table:table-cell table:style-name="ce12"/>
          <table:table-cell office:value-type="string" table:style-name="ce5">
            <text:p>Gen. 75</text:p>
          </table:table-cell>
          <table:table-cell office:value-type="float" office:value="1844490" table:style-name="ce7">
            <text:p>1844490</text:p>
          </table:table-cell>
          <table:table-cell table:style-name="ce12"/>
          <table:table-cell office:value-type="string" table:style-name="ce5">
            <text:p>Gen. 75</text:p>
          </table:table-cell>
          <table:table-cell office:value-type="float" office:value="1754782" table:style-name="ce7">
            <text:p>1754782</text:p>
          </table:table-cell>
          <table:table-cell table:style-name="ce12"/>
          <table:table-cell office:value-type="string" table:style-name="ce5">
            <text:p>Gen. 75</text:p>
          </table:table-cell>
          <table:table-cell office:value-type="float" office:value="1777393" table:style-name="ce7">
            <text:p>1777393</text:p>
          </table:table-cell>
          <table:table-cell table:style-name="ce12"/>
          <table:table-cell office:value-type="string" table:style-name="ce14">
            <text:p>Gen. 75</text:p>
          </table:table-cell>
          <table:table-cell office:value-type="float" office:value="1790639.0666666667" table:formula="of:=AVERAGE([.$CL78];[.$CI78];[.$CF78];[.$CC78];[.$BZ78];[.$BW78];[.$BT78];[.$BQ78];[.$BN78];[.$BK78];[.$BH78];[.$BE78];[.$BB78];[.$AY78];[.$AV78];[.$AS78];[.$AP78];[.$AM78];[.$AJ78];[.$AG78];[.$AD78];[.$AA78];[.$X78];[.$U78];[.$R78];[.$O78];[.$L78];[.$I78];[.$F78];[.$C78])" table:style-name="ce17">
            <text:p>1790639</text:p>
          </table:table-cell>
          <table:table-cell office:value-type="float" office:value="35496.626760506595" table:formula="of:=STDEV([.$CL78];[.$CI78];[.$CF78];[.$CC78];[.$BZ78];[.$BW78];[.$BT78];[.$BQ78];[.$BN78];[.$BK78];[.$BH78];[.$BE78];[.$BB78];[.$AY78];[.$AV78];[.$AS78];[.$AP78];[.$AM78];[.$AJ78];[.$AG78];[.$AD78];[.$AA78];[.$X78];[.$U78];[.$R78];[.$O78];[.$L78];[.$I78];[.$F78];[.$C78])" table:style-name="ce17">
            <text:p>35497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Gen. 76</text:p>
          </table:table-cell>
          <table:table-cell office:value-type="float" office:value="1763670" table:style-name="ce7">
            <text:p>1763670</text:p>
          </table:table-cell>
          <table:table-cell table:style-name="ce12"/>
          <table:table-cell office:value-type="string" table:style-name="ce5">
            <text:p>Gen. 76</text:p>
          </table:table-cell>
          <table:table-cell office:value-type="float" office:value="1834832" table:style-name="ce7">
            <text:p>1834832</text:p>
          </table:table-cell>
          <table:table-cell table:style-name="ce12"/>
          <table:table-cell office:value-type="string" table:style-name="ce5">
            <text:p>Gen. 76</text:p>
          </table:table-cell>
          <table:table-cell office:value-type="float" office:value="1788712" table:style-name="ce7">
            <text:p>1788712</text:p>
          </table:table-cell>
          <table:table-cell table:style-name="ce12"/>
          <table:table-cell office:value-type="string" table:style-name="ce5">
            <text:p>Gen. 76</text:p>
          </table:table-cell>
          <table:table-cell office:value-type="float" office:value="1799263" table:style-name="ce7">
            <text:p>1799263</text:p>
          </table:table-cell>
          <table:table-cell table:style-name="ce12"/>
          <table:table-cell office:value-type="string" table:style-name="ce5">
            <text:p>Gen. 76</text:p>
          </table:table-cell>
          <table:table-cell office:value-type="float" office:value="1797418" table:style-name="ce7">
            <text:p>1797418</text:p>
          </table:table-cell>
          <table:table-cell table:style-name="ce12"/>
          <table:table-cell office:value-type="string" table:style-name="ce5">
            <text:p>Gen. 76</text:p>
          </table:table-cell>
          <table:table-cell office:value-type="float" office:value="1781110" table:style-name="ce7">
            <text:p>1781110</text:p>
          </table:table-cell>
          <table:table-cell table:style-name="ce12"/>
          <table:table-cell office:value-type="string" table:style-name="ce5">
            <text:p>Gen. 76</text:p>
          </table:table-cell>
          <table:table-cell office:value-type="float" office:value="1745152" table:style-name="ce7">
            <text:p>1745152</text:p>
          </table:table-cell>
          <table:table-cell table:style-name="ce12"/>
          <table:table-cell office:value-type="string" table:style-name="ce5">
            <text:p>Gen. 76</text:p>
          </table:table-cell>
          <table:table-cell office:value-type="float" office:value="1754358" table:style-name="ce7">
            <text:p>1754358</text:p>
          </table:table-cell>
          <table:table-cell table:style-name="ce12"/>
          <table:table-cell office:value-type="string" table:style-name="ce5">
            <text:p>Gen. 76</text:p>
          </table:table-cell>
          <table:table-cell office:value-type="float" office:value="1795820" table:style-name="ce7">
            <text:p>1795820</text:p>
          </table:table-cell>
          <table:table-cell table:style-name="ce12"/>
          <table:table-cell office:value-type="string" table:style-name="ce5">
            <text:p>Gen. 76</text:p>
          </table:table-cell>
          <table:table-cell office:value-type="float" office:value="1789146" table:style-name="ce7">
            <text:p>1789146</text:p>
          </table:table-cell>
          <table:table-cell table:style-name="ce12"/>
          <table:table-cell office:value-type="string" table:style-name="ce5">
            <text:p>Gen. 76</text:p>
          </table:table-cell>
          <table:table-cell office:value-type="float" office:value="1808978" table:style-name="ce7">
            <text:p>1808978</text:p>
          </table:table-cell>
          <table:table-cell table:style-name="ce12"/>
          <table:table-cell office:value-type="string" table:style-name="ce5">
            <text:p>Gen. 76</text:p>
          </table:table-cell>
          <table:table-cell office:value-type="float" office:value="1768838" table:style-name="ce7">
            <text:p>1768838</text:p>
          </table:table-cell>
          <table:table-cell table:style-name="ce12"/>
          <table:table-cell office:value-type="string" table:style-name="ce5">
            <text:p>Gen. 76</text:p>
          </table:table-cell>
          <table:table-cell office:value-type="float" office:value="1848240" table:style-name="ce7">
            <text:p>1848240</text:p>
          </table:table-cell>
          <table:table-cell table:style-name="ce12"/>
          <table:table-cell office:value-type="string" table:style-name="ce5">
            <text:p>Gen. 76</text:p>
          </table:table-cell>
          <table:table-cell office:value-type="float" office:value="1792268" table:style-name="ce7">
            <text:p>1792268</text:p>
          </table:table-cell>
          <table:table-cell table:style-name="ce12"/>
          <table:table-cell office:value-type="string" table:style-name="ce5">
            <text:p>Gen. 76</text:p>
          </table:table-cell>
          <table:table-cell office:value-type="float" office:value="1785438" table:style-name="ce7">
            <text:p>1785438</text:p>
          </table:table-cell>
          <table:table-cell table:style-name="ce12"/>
          <table:table-cell office:value-type="string" table:style-name="ce5">
            <text:p>Gen. 76</text:p>
          </table:table-cell>
          <table:table-cell office:value-type="float" office:value="1778934" table:style-name="ce7">
            <text:p>1778934</text:p>
          </table:table-cell>
          <table:table-cell table:style-name="ce12"/>
          <table:table-cell office:value-type="string" table:style-name="ce5">
            <text:p>Gen. 76</text:p>
          </table:table-cell>
          <table:table-cell office:value-type="float" office:value="1810048" table:style-name="ce7">
            <text:p>1810048</text:p>
          </table:table-cell>
          <table:table-cell table:style-name="ce12"/>
          <table:table-cell office:value-type="string" table:style-name="ce5">
            <text:p>Gen. 76</text:p>
          </table:table-cell>
          <table:table-cell office:value-type="float" office:value="1747458" table:style-name="ce7">
            <text:p>1747458</text:p>
          </table:table-cell>
          <table:table-cell table:style-name="ce12"/>
          <table:table-cell office:value-type="string" table:style-name="ce5">
            <text:p>Gen. 76</text:p>
          </table:table-cell>
          <table:table-cell office:value-type="float" office:value="1769242" table:style-name="ce7">
            <text:p>1769242</text:p>
          </table:table-cell>
          <table:table-cell table:style-name="ce12"/>
          <table:table-cell office:value-type="string" table:style-name="ce5">
            <text:p>Gen. 76</text:p>
          </table:table-cell>
          <table:table-cell office:value-type="float" office:value="1808975" table:style-name="ce7">
            <text:p>1808975</text:p>
          </table:table-cell>
          <table:table-cell table:style-name="ce12"/>
          <table:table-cell office:value-type="string" table:style-name="ce5">
            <text:p>Gen. 76</text:p>
          </table:table-cell>
          <table:table-cell office:value-type="float" office:value="1845076" table:style-name="ce7">
            <text:p>1845076</text:p>
          </table:table-cell>
          <table:table-cell table:style-name="ce12"/>
          <table:table-cell office:value-type="string" table:style-name="ce5">
            <text:p>Gen. 76</text:p>
          </table:table-cell>
          <table:table-cell office:value-type="float" office:value="1758592" table:style-name="ce7">
            <text:p>1758592</text:p>
          </table:table-cell>
          <table:table-cell table:style-name="ce12"/>
          <table:table-cell office:value-type="string" table:style-name="ce5">
            <text:p>Gen. 76</text:p>
          </table:table-cell>
          <table:table-cell office:value-type="float" office:value="1789634" table:style-name="ce7">
            <text:p>1789634</text:p>
          </table:table-cell>
          <table:table-cell table:style-name="ce12"/>
          <table:table-cell office:value-type="string" table:style-name="ce5">
            <text:p>Gen. 76</text:p>
          </table:table-cell>
          <table:table-cell office:value-type="float" office:value="1739189" table:style-name="ce7">
            <text:p>1739189</text:p>
          </table:table-cell>
          <table:table-cell table:style-name="ce12"/>
          <table:table-cell office:value-type="string" table:style-name="ce5">
            <text:p>Gen. 76</text:p>
          </table:table-cell>
          <table:table-cell office:value-type="float" office:value="1800022" table:style-name="ce7">
            <text:p>1800022</text:p>
          </table:table-cell>
          <table:table-cell table:style-name="ce12"/>
          <table:table-cell office:value-type="string" table:style-name="ce5">
            <text:p>Gen. 76</text:p>
          </table:table-cell>
          <table:table-cell office:value-type="float" office:value="1721382" table:style-name="ce7">
            <text:p>1721382</text:p>
          </table:table-cell>
          <table:table-cell table:style-name="ce12"/>
          <table:table-cell office:value-type="string" table:style-name="ce5">
            <text:p>Gen. 76</text:p>
          </table:table-cell>
          <table:table-cell office:value-type="float" office:value="1874264" table:style-name="ce7">
            <text:p>1874264</text:p>
          </table:table-cell>
          <table:table-cell table:style-name="ce12"/>
          <table:table-cell office:value-type="string" table:style-name="ce5">
            <text:p>Gen. 76</text:p>
          </table:table-cell>
          <table:table-cell office:value-type="float" office:value="1843850" table:style-name="ce7">
            <text:p>1843850</text:p>
          </table:table-cell>
          <table:table-cell table:style-name="ce12"/>
          <table:table-cell office:value-type="string" table:style-name="ce5">
            <text:p>Gen. 76</text:p>
          </table:table-cell>
          <table:table-cell office:value-type="float" office:value="1754708" table:style-name="ce7">
            <text:p>1754708</text:p>
          </table:table-cell>
          <table:table-cell table:style-name="ce12"/>
          <table:table-cell office:value-type="string" table:style-name="ce5">
            <text:p>Gen. 76</text:p>
          </table:table-cell>
          <table:table-cell office:value-type="float" office:value="1775109" table:style-name="ce7">
            <text:p>1775109</text:p>
          </table:table-cell>
          <table:table-cell table:style-name="ce12"/>
          <table:table-cell office:value-type="string" table:style-name="ce14">
            <text:p>Gen. 76</text:p>
          </table:table-cell>
          <table:table-cell office:value-type="float" office:value="1788990.8666666667" table:formula="of:=AVERAGE([.$CL79];[.$CI79];[.$CF79];[.$CC79];[.$BZ79];[.$BW79];[.$BT79];[.$BQ79];[.$BN79];[.$BK79];[.$BH79];[.$BE79];[.$BB79];[.$AY79];[.$AV79];[.$AS79];[.$AP79];[.$AM79];[.$AJ79];[.$AG79];[.$AD79];[.$AA79];[.$X79];[.$U79];[.$R79];[.$O79];[.$L79];[.$I79];[.$F79];[.$C79])" table:style-name="ce17">
            <text:p>1788991</text:p>
          </table:table-cell>
          <table:table-cell office:value-type="float" office:value="35447.649509871771" table:formula="of:=STDEV([.$CL79];[.$CI79];[.$CF79];[.$CC79];[.$BZ79];[.$BW79];[.$BT79];[.$BQ79];[.$BN79];[.$BK79];[.$BH79];[.$BE79];[.$BB79];[.$AY79];[.$AV79];[.$AS79];[.$AP79];[.$AM79];[.$AJ79];[.$AG79];[.$AD79];[.$AA79];[.$X79];[.$U79];[.$R79];[.$O79];[.$L79];[.$I79];[.$F79];[.$C79])" table:style-name="ce17">
            <text:p>35448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Gen. 77</text:p>
          </table:table-cell>
          <table:table-cell office:value-type="float" office:value="1762670" table:style-name="ce7">
            <text:p>1762670</text:p>
          </table:table-cell>
          <table:table-cell table:style-name="ce12"/>
          <table:table-cell office:value-type="string" table:style-name="ce5">
            <text:p>Gen. 77</text:p>
          </table:table-cell>
          <table:table-cell office:value-type="float" office:value="1834822" table:style-name="ce7">
            <text:p>1834822</text:p>
          </table:table-cell>
          <table:table-cell table:style-name="ce12"/>
          <table:table-cell office:value-type="string" table:style-name="ce5">
            <text:p>Gen. 77</text:p>
          </table:table-cell>
          <table:table-cell office:value-type="float" office:value="1785852" table:style-name="ce7">
            <text:p>1785852</text:p>
          </table:table-cell>
          <table:table-cell table:style-name="ce12"/>
          <table:table-cell office:value-type="string" table:style-name="ce5">
            <text:p>Gen. 77</text:p>
          </table:table-cell>
          <table:table-cell office:value-type="float" office:value="1796103" table:style-name="ce7">
            <text:p>1796103</text:p>
          </table:table-cell>
          <table:table-cell table:style-name="ce12"/>
          <table:table-cell office:value-type="string" table:style-name="ce5">
            <text:p>Gen. 77</text:p>
          </table:table-cell>
          <table:table-cell office:value-type="float" office:value="1794936" table:style-name="ce7">
            <text:p>1794936</text:p>
          </table:table-cell>
          <table:table-cell table:style-name="ce12"/>
          <table:table-cell office:value-type="string" table:style-name="ce5">
            <text:p>Gen. 77</text:p>
          </table:table-cell>
          <table:table-cell office:value-type="float" office:value="1781110" table:style-name="ce7">
            <text:p>1781110</text:p>
          </table:table-cell>
          <table:table-cell table:style-name="ce12"/>
          <table:table-cell office:value-type="string" table:style-name="ce5">
            <text:p>Gen. 77</text:p>
          </table:table-cell>
          <table:table-cell office:value-type="float" office:value="1744016" table:style-name="ce7">
            <text:p>1744016</text:p>
          </table:table-cell>
          <table:table-cell table:style-name="ce12"/>
          <table:table-cell office:value-type="string" table:style-name="ce5">
            <text:p>Gen. 77</text:p>
          </table:table-cell>
          <table:table-cell office:value-type="float" office:value="1752938" table:style-name="ce7">
            <text:p>1752938</text:p>
          </table:table-cell>
          <table:table-cell table:style-name="ce12"/>
          <table:table-cell office:value-type="string" table:style-name="ce5">
            <text:p>Gen. 77</text:p>
          </table:table-cell>
          <table:table-cell office:value-type="float" office:value="1794662" table:style-name="ce7">
            <text:p>1794662</text:p>
          </table:table-cell>
          <table:table-cell table:style-name="ce12"/>
          <table:table-cell office:value-type="string" table:style-name="ce5">
            <text:p>Gen. 77</text:p>
          </table:table-cell>
          <table:table-cell office:value-type="float" office:value="1785486" table:style-name="ce7">
            <text:p>1785486</text:p>
          </table:table-cell>
          <table:table-cell table:style-name="ce12"/>
          <table:table-cell office:value-type="string" table:style-name="ce5">
            <text:p>Gen. 77</text:p>
          </table:table-cell>
          <table:table-cell office:value-type="float" office:value="1807356" table:style-name="ce7">
            <text:p>1807356</text:p>
          </table:table-cell>
          <table:table-cell table:style-name="ce12"/>
          <table:table-cell office:value-type="string" table:style-name="ce5">
            <text:p>Gen. 77</text:p>
          </table:table-cell>
          <table:table-cell office:value-type="float" office:value="1765218" table:style-name="ce7">
            <text:p>1765218</text:p>
          </table:table-cell>
          <table:table-cell table:style-name="ce12"/>
          <table:table-cell office:value-type="string" table:style-name="ce5">
            <text:p>Gen. 77</text:p>
          </table:table-cell>
          <table:table-cell office:value-type="float" office:value="1845532" table:style-name="ce7">
            <text:p>1845532</text:p>
          </table:table-cell>
          <table:table-cell table:style-name="ce12"/>
          <table:table-cell office:value-type="string" table:style-name="ce5">
            <text:p>Gen. 77</text:p>
          </table:table-cell>
          <table:table-cell office:value-type="float" office:value="1789890" table:style-name="ce7">
            <text:p>1789890</text:p>
          </table:table-cell>
          <table:table-cell table:style-name="ce12"/>
          <table:table-cell office:value-type="string" table:style-name="ce5">
            <text:p>Gen. 77</text:p>
          </table:table-cell>
          <table:table-cell office:value-type="float" office:value="1783568" table:style-name="ce7">
            <text:p>1783568</text:p>
          </table:table-cell>
          <table:table-cell table:style-name="ce12"/>
          <table:table-cell office:value-type="string" table:style-name="ce5">
            <text:p>Gen. 77</text:p>
          </table:table-cell>
          <table:table-cell office:value-type="float" office:value="1778934" table:style-name="ce7">
            <text:p>1778934</text:p>
          </table:table-cell>
          <table:table-cell table:style-name="ce12"/>
          <table:table-cell office:value-type="string" table:style-name="ce5">
            <text:p>Gen. 77</text:p>
          </table:table-cell>
          <table:table-cell office:value-type="float" office:value="1808908" table:style-name="ce7">
            <text:p>1808908</text:p>
          </table:table-cell>
          <table:table-cell table:style-name="ce12"/>
          <table:table-cell office:value-type="string" table:style-name="ce5">
            <text:p>Gen. 77</text:p>
          </table:table-cell>
          <table:table-cell office:value-type="float" office:value="1747458" table:style-name="ce7">
            <text:p>1747458</text:p>
          </table:table-cell>
          <table:table-cell table:style-name="ce12"/>
          <table:table-cell office:value-type="string" table:style-name="ce5">
            <text:p>Gen. 77</text:p>
          </table:table-cell>
          <table:table-cell office:value-type="float" office:value="1765458" table:style-name="ce7">
            <text:p>1765458</text:p>
          </table:table-cell>
          <table:table-cell table:style-name="ce12"/>
          <table:table-cell office:value-type="string" table:style-name="ce5">
            <text:p>Gen. 77</text:p>
          </table:table-cell>
          <table:table-cell office:value-type="float" office:value="1804665" table:style-name="ce7">
            <text:p>1804665</text:p>
          </table:table-cell>
          <table:table-cell table:style-name="ce12"/>
          <table:table-cell office:value-type="string" table:style-name="ce5">
            <text:p>Gen. 77</text:p>
          </table:table-cell>
          <table:table-cell office:value-type="float" office:value="1843596" table:style-name="ce7">
            <text:p>1843596</text:p>
          </table:table-cell>
          <table:table-cell table:style-name="ce12"/>
          <table:table-cell office:value-type="string" table:style-name="ce5">
            <text:p>Gen. 77</text:p>
          </table:table-cell>
          <table:table-cell office:value-type="float" office:value="1757286" table:style-name="ce7">
            <text:p>1757286</text:p>
          </table:table-cell>
          <table:table-cell table:style-name="ce12"/>
          <table:table-cell office:value-type="string" table:style-name="ce5">
            <text:p>Gen. 77</text:p>
          </table:table-cell>
          <table:table-cell office:value-type="float" office:value="1789158" table:style-name="ce7">
            <text:p>1789158</text:p>
          </table:table-cell>
          <table:table-cell table:style-name="ce12"/>
          <table:table-cell office:value-type="string" table:style-name="ce5">
            <text:p>Gen. 77</text:p>
          </table:table-cell>
          <table:table-cell office:value-type="float" office:value="1737733" table:style-name="ce7">
            <text:p>1737733</text:p>
          </table:table-cell>
          <table:table-cell table:style-name="ce12"/>
          <table:table-cell office:value-type="string" table:style-name="ce5">
            <text:p>Gen. 77</text:p>
          </table:table-cell>
          <table:table-cell office:value-type="float" office:value="1798902" table:style-name="ce7">
            <text:p>1798902</text:p>
          </table:table-cell>
          <table:table-cell table:style-name="ce12"/>
          <table:table-cell office:value-type="string" table:style-name="ce5">
            <text:p>Gen. 77</text:p>
          </table:table-cell>
          <table:table-cell office:value-type="float" office:value="1721302" table:style-name="ce7">
            <text:p>1721302</text:p>
          </table:table-cell>
          <table:table-cell table:style-name="ce12"/>
          <table:table-cell office:value-type="string" table:style-name="ce5">
            <text:p>Gen. 77</text:p>
          </table:table-cell>
          <table:table-cell office:value-type="float" office:value="1872424" table:style-name="ce7">
            <text:p>1872424</text:p>
          </table:table-cell>
          <table:table-cell table:style-name="ce12"/>
          <table:table-cell office:value-type="string" table:style-name="ce5">
            <text:p>Gen. 77</text:p>
          </table:table-cell>
          <table:table-cell office:value-type="float" office:value="1842546" table:style-name="ce7">
            <text:p>1842546</text:p>
          </table:table-cell>
          <table:table-cell table:style-name="ce12"/>
          <table:table-cell office:value-type="string" table:style-name="ce5">
            <text:p>Gen. 77</text:p>
          </table:table-cell>
          <table:table-cell office:value-type="float" office:value="1753258" table:style-name="ce7">
            <text:p>1753258</text:p>
          </table:table-cell>
          <table:table-cell table:style-name="ce12"/>
          <table:table-cell office:value-type="string" table:style-name="ce5">
            <text:p>Gen. 77</text:p>
          </table:table-cell>
          <table:table-cell office:value-type="float" office:value="1773829" table:style-name="ce7">
            <text:p>1773829</text:p>
          </table:table-cell>
          <table:table-cell table:style-name="ce12"/>
          <table:table-cell office:value-type="string" table:style-name="ce14">
            <text:p>Gen. 77</text:p>
          </table:table-cell>
          <table:table-cell office:value-type="float" office:value="1787320.5333333334" table:formula="of:=AVERAGE([.$CL80];[.$CI80];[.$CF80];[.$CC80];[.$BZ80];[.$BW80];[.$BT80];[.$BQ80];[.$BN80];[.$BK80];[.$BH80];[.$BE80];[.$BB80];[.$AY80];[.$AV80];[.$AS80];[.$AP80];[.$AM80];[.$AJ80];[.$AG80];[.$AD80];[.$AA80];[.$X80];[.$U80];[.$R80];[.$O80];[.$L80];[.$I80];[.$F80];[.$C80])" table:style-name="ce17">
            <text:p>1787321</text:p>
          </table:table-cell>
          <table:table-cell office:value-type="float" office:value="35241.325631387241" table:formula="of:=STDEV([.$CL80];[.$CI80];[.$CF80];[.$CC80];[.$BZ80];[.$BW80];[.$BT80];[.$BQ80];[.$BN80];[.$BK80];[.$BH80];[.$BE80];[.$BB80];[.$AY80];[.$AV80];[.$AS80];[.$AP80];[.$AM80];[.$AJ80];[.$AG80];[.$AD80];[.$AA80];[.$X80];[.$U80];[.$R80];[.$O80];[.$L80];[.$I80];[.$F80];[.$C80])" table:style-name="ce17">
            <text:p>35241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Gen. 78</text:p>
          </table:table-cell>
          <table:table-cell office:value-type="float" office:value="1762010" table:style-name="ce7">
            <text:p>1762010</text:p>
          </table:table-cell>
          <table:table-cell table:style-name="ce12"/>
          <table:table-cell office:value-type="string" table:style-name="ce5">
            <text:p>Gen. 78</text:p>
          </table:table-cell>
          <table:table-cell office:value-type="float" office:value="1833006" table:style-name="ce7">
            <text:p>1833006</text:p>
          </table:table-cell>
          <table:table-cell table:style-name="ce12"/>
          <table:table-cell office:value-type="string" table:style-name="ce5">
            <text:p>Gen. 78</text:p>
          </table:table-cell>
          <table:table-cell office:value-type="float" office:value="1785852" table:style-name="ce7">
            <text:p>1785852</text:p>
          </table:table-cell>
          <table:table-cell table:style-name="ce12"/>
          <table:table-cell office:value-type="string" table:style-name="ce5">
            <text:p>Gen. 78</text:p>
          </table:table-cell>
          <table:table-cell office:value-type="float" office:value="1795563" table:style-name="ce7">
            <text:p>1795563</text:p>
          </table:table-cell>
          <table:table-cell table:style-name="ce12"/>
          <table:table-cell office:value-type="string" table:style-name="ce5">
            <text:p>Gen. 78</text:p>
          </table:table-cell>
          <table:table-cell office:value-type="float" office:value="1794378" table:style-name="ce7">
            <text:p>1794378</text:p>
          </table:table-cell>
          <table:table-cell table:style-name="ce12"/>
          <table:table-cell office:value-type="string" table:style-name="ce5">
            <text:p>Gen. 78</text:p>
          </table:table-cell>
          <table:table-cell office:value-type="float" office:value="1778910" table:style-name="ce7">
            <text:p>1778910</text:p>
          </table:table-cell>
          <table:table-cell table:style-name="ce12"/>
          <table:table-cell office:value-type="string" table:style-name="ce5">
            <text:p>Gen. 78</text:p>
          </table:table-cell>
          <table:table-cell office:value-type="float" office:value="1743366" table:style-name="ce7">
            <text:p>1743366</text:p>
          </table:table-cell>
          <table:table-cell table:style-name="ce12"/>
          <table:table-cell office:value-type="string" table:style-name="ce5">
            <text:p>Gen. 78</text:p>
          </table:table-cell>
          <table:table-cell office:value-type="float" office:value="1752918" table:style-name="ce7">
            <text:p>1752918</text:p>
          </table:table-cell>
          <table:table-cell table:style-name="ce12"/>
          <table:table-cell office:value-type="string" table:style-name="ce5">
            <text:p>Gen. 78</text:p>
          </table:table-cell>
          <table:table-cell office:value-type="float" office:value="1793446" table:style-name="ce7">
            <text:p>1793446</text:p>
          </table:table-cell>
          <table:table-cell table:style-name="ce12"/>
          <table:table-cell office:value-type="string" table:style-name="ce5">
            <text:p>Gen. 78</text:p>
          </table:table-cell>
          <table:table-cell office:value-type="float" office:value="1784626" table:style-name="ce7">
            <text:p>1784626</text:p>
          </table:table-cell>
          <table:table-cell table:style-name="ce12"/>
          <table:table-cell office:value-type="string" table:style-name="ce5">
            <text:p>Gen. 78</text:p>
          </table:table-cell>
          <table:table-cell office:value-type="float" office:value="1805618" table:style-name="ce7">
            <text:p>1805618</text:p>
          </table:table-cell>
          <table:table-cell table:style-name="ce12"/>
          <table:table-cell office:value-type="string" table:style-name="ce5">
            <text:p>Gen. 78</text:p>
          </table:table-cell>
          <table:table-cell office:value-type="float" office:value="1765218" table:style-name="ce7">
            <text:p>1765218</text:p>
          </table:table-cell>
          <table:table-cell table:style-name="ce12"/>
          <table:table-cell office:value-type="string" table:style-name="ce5">
            <text:p>Gen. 78</text:p>
          </table:table-cell>
          <table:table-cell office:value-type="float" office:value="1841920" table:style-name="ce7">
            <text:p>1841920</text:p>
          </table:table-cell>
          <table:table-cell table:style-name="ce12"/>
          <table:table-cell office:value-type="string" table:style-name="ce5">
            <text:p>Gen. 78</text:p>
          </table:table-cell>
          <table:table-cell office:value-type="float" office:value="1786558" table:style-name="ce7">
            <text:p>1786558</text:p>
          </table:table-cell>
          <table:table-cell table:style-name="ce12"/>
          <table:table-cell office:value-type="string" table:style-name="ce5">
            <text:p>Gen. 78</text:p>
          </table:table-cell>
          <table:table-cell office:value-type="float" office:value="1781478" table:style-name="ce7">
            <text:p>1781478</text:p>
          </table:table-cell>
          <table:table-cell table:style-name="ce12"/>
          <table:table-cell office:value-type="string" table:style-name="ce5">
            <text:p>Gen. 78</text:p>
          </table:table-cell>
          <table:table-cell office:value-type="float" office:value="1777134" table:style-name="ce7">
            <text:p>1777134</text:p>
          </table:table-cell>
          <table:table-cell table:style-name="ce12"/>
          <table:table-cell office:value-type="string" table:style-name="ce5">
            <text:p>Gen. 78</text:p>
          </table:table-cell>
          <table:table-cell office:value-type="float" office:value="1806054" table:style-name="ce7">
            <text:p>1806054</text:p>
          </table:table-cell>
          <table:table-cell table:style-name="ce12"/>
          <table:table-cell office:value-type="string" table:style-name="ce5">
            <text:p>Gen. 78</text:p>
          </table:table-cell>
          <table:table-cell office:value-type="float" office:value="1745422" table:style-name="ce7">
            <text:p>1745422</text:p>
          </table:table-cell>
          <table:table-cell table:style-name="ce12"/>
          <table:table-cell office:value-type="string" table:style-name="ce5">
            <text:p>Gen. 78</text:p>
          </table:table-cell>
          <table:table-cell office:value-type="float" office:value="1765458" table:style-name="ce7">
            <text:p>1765458</text:p>
          </table:table-cell>
          <table:table-cell table:style-name="ce12"/>
          <table:table-cell office:value-type="string" table:style-name="ce5">
            <text:p>Gen. 78</text:p>
          </table:table-cell>
          <table:table-cell office:value-type="float" office:value="1803905" table:style-name="ce7">
            <text:p>1803905</text:p>
          </table:table-cell>
          <table:table-cell table:style-name="ce12"/>
          <table:table-cell office:value-type="string" table:style-name="ce5">
            <text:p>Gen. 78</text:p>
          </table:table-cell>
          <table:table-cell office:value-type="float" office:value="1843596" table:style-name="ce7">
            <text:p>1843596</text:p>
          </table:table-cell>
          <table:table-cell table:style-name="ce12"/>
          <table:table-cell office:value-type="string" table:style-name="ce5">
            <text:p>Gen. 78</text:p>
          </table:table-cell>
          <table:table-cell office:value-type="float" office:value="1754930" table:style-name="ce7">
            <text:p>1754930</text:p>
          </table:table-cell>
          <table:table-cell table:style-name="ce12"/>
          <table:table-cell office:value-type="string" table:style-name="ce5">
            <text:p>Gen. 78</text:p>
          </table:table-cell>
          <table:table-cell office:value-type="float" office:value="1787076" table:style-name="ce7">
            <text:p>1787076</text:p>
          </table:table-cell>
          <table:table-cell table:style-name="ce12"/>
          <table:table-cell office:value-type="string" table:style-name="ce5">
            <text:p>Gen. 78</text:p>
          </table:table-cell>
          <table:table-cell office:value-type="float" office:value="1734749" table:style-name="ce7">
            <text:p>1734749</text:p>
          </table:table-cell>
          <table:table-cell table:style-name="ce12"/>
          <table:table-cell office:value-type="string" table:style-name="ce5">
            <text:p>Gen. 78</text:p>
          </table:table-cell>
          <table:table-cell office:value-type="float" office:value="1797266" table:style-name="ce7">
            <text:p>1797266</text:p>
          </table:table-cell>
          <table:table-cell table:style-name="ce12"/>
          <table:table-cell office:value-type="string" table:style-name="ce5">
            <text:p>Gen. 78</text:p>
          </table:table-cell>
          <table:table-cell office:value-type="float" office:value="1719362" table:style-name="ce7">
            <text:p>1719362</text:p>
          </table:table-cell>
          <table:table-cell table:style-name="ce12"/>
          <table:table-cell office:value-type="string" table:style-name="ce5">
            <text:p>Gen. 78</text:p>
          </table:table-cell>
          <table:table-cell office:value-type="float" office:value="1870764" table:style-name="ce7">
            <text:p>1870764</text:p>
          </table:table-cell>
          <table:table-cell table:style-name="ce12"/>
          <table:table-cell office:value-type="string" table:style-name="ce5">
            <text:p>Gen. 78</text:p>
          </table:table-cell>
          <table:table-cell office:value-type="float" office:value="1842546" table:style-name="ce7">
            <text:p>1842546</text:p>
          </table:table-cell>
          <table:table-cell table:style-name="ce12"/>
          <table:table-cell office:value-type="string" table:style-name="ce5">
            <text:p>Gen. 78</text:p>
          </table:table-cell>
          <table:table-cell office:value-type="float" office:value="1752558" table:style-name="ce7">
            <text:p>1752558</text:p>
          </table:table-cell>
          <table:table-cell table:style-name="ce12"/>
          <table:table-cell office:value-type="string" table:style-name="ce5">
            <text:p>Gen. 78</text:p>
          </table:table-cell>
          <table:table-cell office:value-type="float" office:value="1770749" table:style-name="ce7">
            <text:p>1770749</text:p>
          </table:table-cell>
          <table:table-cell table:style-name="ce12"/>
          <table:table-cell office:value-type="string" table:style-name="ce14">
            <text:p>Gen. 78</text:p>
          </table:table-cell>
          <table:table-cell office:value-type="float" office:value="1785881.2" table:formula="of:=AVERAGE([.$CL81];[.$CI81];[.$CF81];[.$CC81];[.$BZ81];[.$BW81];[.$BT81];[.$BQ81];[.$BN81];[.$BK81];[.$BH81];[.$BE81];[.$BB81];[.$AY81];[.$AV81];[.$AS81];[.$AP81];[.$AM81];[.$AJ81];[.$AG81];[.$AD81];[.$AA81];[.$X81];[.$U81];[.$R81];[.$O81];[.$L81];[.$I81];[.$F81];[.$C81])" table:style-name="ce17">
            <text:p>1785881</text:p>
          </table:table-cell>
          <table:table-cell office:value-type="float" office:value="35239.000911901087" table:formula="of:=STDEV([.$CL81];[.$CI81];[.$CF81];[.$CC81];[.$BZ81];[.$BW81];[.$BT81];[.$BQ81];[.$BN81];[.$BK81];[.$BH81];[.$BE81];[.$BB81];[.$AY81];[.$AV81];[.$AS81];[.$AP81];[.$AM81];[.$AJ81];[.$AG81];[.$AD81];[.$AA81];[.$X81];[.$U81];[.$R81];[.$O81];[.$L81];[.$I81];[.$F81];[.$C81])" table:style-name="ce17">
            <text:p>35239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Gen. 79</text:p>
          </table:table-cell>
          <table:table-cell office:value-type="float" office:value="1758570" table:style-name="ce7">
            <text:p>1758570</text:p>
          </table:table-cell>
          <table:table-cell table:style-name="ce12"/>
          <table:table-cell office:value-type="string" table:style-name="ce5">
            <text:p>Gen. 79</text:p>
          </table:table-cell>
          <table:table-cell office:value-type="float" office:value="1831872" table:style-name="ce7">
            <text:p>1831872</text:p>
          </table:table-cell>
          <table:table-cell table:style-name="ce12"/>
          <table:table-cell office:value-type="string" table:style-name="ce5">
            <text:p>Gen. 79</text:p>
          </table:table-cell>
          <table:table-cell office:value-type="float" office:value="1784212" table:style-name="ce7">
            <text:p>1784212</text:p>
          </table:table-cell>
          <table:table-cell table:style-name="ce12"/>
          <table:table-cell office:value-type="string" table:style-name="ce5">
            <text:p>Gen. 79</text:p>
          </table:table-cell>
          <table:table-cell office:value-type="float" office:value="1791973" table:style-name="ce7">
            <text:p>1791973</text:p>
          </table:table-cell>
          <table:table-cell table:style-name="ce12"/>
          <table:table-cell office:value-type="string" table:style-name="ce5">
            <text:p>Gen. 79</text:p>
          </table:table-cell>
          <table:table-cell office:value-type="float" office:value="1790856" table:style-name="ce7">
            <text:p>1790856</text:p>
          </table:table-cell>
          <table:table-cell table:style-name="ce12"/>
          <table:table-cell office:value-type="string" table:style-name="ce5">
            <text:p>Gen. 79</text:p>
          </table:table-cell>
          <table:table-cell office:value-type="float" office:value="1778780" table:style-name="ce7">
            <text:p>1778780</text:p>
          </table:table-cell>
          <table:table-cell table:style-name="ce12"/>
          <table:table-cell office:value-type="string" table:style-name="ce5">
            <text:p>Gen. 79</text:p>
          </table:table-cell>
          <table:table-cell office:value-type="float" office:value="1741704" table:style-name="ce7">
            <text:p>1741704</text:p>
          </table:table-cell>
          <table:table-cell table:style-name="ce12"/>
          <table:table-cell office:value-type="string" table:style-name="ce5">
            <text:p>Gen. 79</text:p>
          </table:table-cell>
          <table:table-cell office:value-type="float" office:value="1751298" table:style-name="ce7">
            <text:p>1751298</text:p>
          </table:table-cell>
          <table:table-cell table:style-name="ce12"/>
          <table:table-cell office:value-type="string" table:style-name="ce5">
            <text:p>Gen. 79</text:p>
          </table:table-cell>
          <table:table-cell office:value-type="float" office:value="1789198" table:style-name="ce7">
            <text:p>1789198</text:p>
          </table:table-cell>
          <table:table-cell table:style-name="ce12"/>
          <table:table-cell office:value-type="string" table:style-name="ce5">
            <text:p>Gen. 79</text:p>
          </table:table-cell>
          <table:table-cell office:value-type="float" office:value="1783856" table:style-name="ce7">
            <text:p>1783856</text:p>
          </table:table-cell>
          <table:table-cell table:style-name="ce12"/>
          <table:table-cell office:value-type="string" table:style-name="ce5">
            <text:p>Gen. 79</text:p>
          </table:table-cell>
          <table:table-cell office:value-type="float" office:value="1804198" table:style-name="ce7">
            <text:p>1804198</text:p>
          </table:table-cell>
          <table:table-cell table:style-name="ce12"/>
          <table:table-cell office:value-type="string" table:style-name="ce5">
            <text:p>Gen. 79</text:p>
          </table:table-cell>
          <table:table-cell office:value-type="float" office:value="1765178" table:style-name="ce7">
            <text:p>1765178</text:p>
          </table:table-cell>
          <table:table-cell table:style-name="ce12"/>
          <table:table-cell office:value-type="string" table:style-name="ce5">
            <text:p>Gen. 79</text:p>
          </table:table-cell>
          <table:table-cell office:value-type="float" office:value="1840802" table:style-name="ce7">
            <text:p>1840802</text:p>
          </table:table-cell>
          <table:table-cell table:style-name="ce12"/>
          <table:table-cell office:value-type="string" table:style-name="ce5">
            <text:p>Gen. 79</text:p>
          </table:table-cell>
          <table:table-cell office:value-type="float" office:value="1784260" table:style-name="ce7">
            <text:p>1784260</text:p>
          </table:table-cell>
          <table:table-cell table:style-name="ce12"/>
          <table:table-cell office:value-type="string" table:style-name="ce5">
            <text:p>Gen. 79</text:p>
          </table:table-cell>
          <table:table-cell office:value-type="float" office:value="1778178" table:style-name="ce7">
            <text:p>1778178</text:p>
          </table:table-cell>
          <table:table-cell table:style-name="ce12"/>
          <table:table-cell office:value-type="string" table:style-name="ce5">
            <text:p>Gen. 79</text:p>
          </table:table-cell>
          <table:table-cell office:value-type="float" office:value="1774290" table:style-name="ce7">
            <text:p>1774290</text:p>
          </table:table-cell>
          <table:table-cell table:style-name="ce12"/>
          <table:table-cell office:value-type="string" table:style-name="ce5">
            <text:p>Gen. 79</text:p>
          </table:table-cell>
          <table:table-cell office:value-type="float" office:value="1805838" table:style-name="ce7">
            <text:p>1805838</text:p>
          </table:table-cell>
          <table:table-cell table:style-name="ce12"/>
          <table:table-cell office:value-type="string" table:style-name="ce5">
            <text:p>Gen. 79</text:p>
          </table:table-cell>
          <table:table-cell office:value-type="float" office:value="1745038" table:style-name="ce7">
            <text:p>1745038</text:p>
          </table:table-cell>
          <table:table-cell table:style-name="ce12"/>
          <table:table-cell office:value-type="string" table:style-name="ce5">
            <text:p>Gen. 79</text:p>
          </table:table-cell>
          <table:table-cell office:value-type="float" office:value="1761908" table:style-name="ce7">
            <text:p>1761908</text:p>
          </table:table-cell>
          <table:table-cell table:style-name="ce12"/>
          <table:table-cell office:value-type="string" table:style-name="ce5">
            <text:p>Gen. 79</text:p>
          </table:table-cell>
          <table:table-cell office:value-type="float" office:value="1802225" table:style-name="ce7">
            <text:p>1802225</text:p>
          </table:table-cell>
          <table:table-cell table:style-name="ce12"/>
          <table:table-cell office:value-type="string" table:style-name="ce5">
            <text:p>Gen. 79</text:p>
          </table:table-cell>
          <table:table-cell office:value-type="float" office:value="1841596" table:style-name="ce7">
            <text:p>1841596</text:p>
          </table:table-cell>
          <table:table-cell table:style-name="ce12"/>
          <table:table-cell office:value-type="string" table:style-name="ce5">
            <text:p>Gen. 79</text:p>
          </table:table-cell>
          <table:table-cell office:value-type="float" office:value="1753642" table:style-name="ce7">
            <text:p>1753642</text:p>
          </table:table-cell>
          <table:table-cell table:style-name="ce12"/>
          <table:table-cell office:value-type="string" table:style-name="ce5">
            <text:p>Gen. 79</text:p>
          </table:table-cell>
          <table:table-cell office:value-type="float" office:value="1781244" table:style-name="ce7">
            <text:p>1781244</text:p>
          </table:table-cell>
          <table:table-cell table:style-name="ce12"/>
          <table:table-cell office:value-type="string" table:style-name="ce5">
            <text:p>Gen. 79</text:p>
          </table:table-cell>
          <table:table-cell office:value-type="float" office:value="1734253" table:style-name="ce7">
            <text:p>1734253</text:p>
          </table:table-cell>
          <table:table-cell table:style-name="ce12"/>
          <table:table-cell office:value-type="string" table:style-name="ce5">
            <text:p>Gen. 79</text:p>
          </table:table-cell>
          <table:table-cell office:value-type="float" office:value="1796374" table:style-name="ce7">
            <text:p>1796374</text:p>
          </table:table-cell>
          <table:table-cell table:style-name="ce12"/>
          <table:table-cell office:value-type="string" table:style-name="ce5">
            <text:p>Gen. 79</text:p>
          </table:table-cell>
          <table:table-cell office:value-type="float" office:value="1719362" table:style-name="ce7">
            <text:p>1719362</text:p>
          </table:table-cell>
          <table:table-cell table:style-name="ce12"/>
          <table:table-cell office:value-type="string" table:style-name="ce5">
            <text:p>Gen. 79</text:p>
          </table:table-cell>
          <table:table-cell office:value-type="float" office:value="1868036" table:style-name="ce7">
            <text:p>1868036</text:p>
          </table:table-cell>
          <table:table-cell table:style-name="ce12"/>
          <table:table-cell office:value-type="string" table:style-name="ce5">
            <text:p>Gen. 79</text:p>
          </table:table-cell>
          <table:table-cell office:value-type="float" office:value="1838950" table:style-name="ce7">
            <text:p>1838950</text:p>
          </table:table-cell>
          <table:table-cell table:style-name="ce12"/>
          <table:table-cell office:value-type="string" table:style-name="ce5">
            <text:p>Gen. 79</text:p>
          </table:table-cell>
          <table:table-cell office:value-type="float" office:value="1749418" table:style-name="ce7">
            <text:p>1749418</text:p>
          </table:table-cell>
          <table:table-cell table:style-name="ce12"/>
          <table:table-cell office:value-type="string" table:style-name="ce5">
            <text:p>Gen. 79</text:p>
          </table:table-cell>
          <table:table-cell office:value-type="float" office:value="1770749" table:style-name="ce7">
            <text:p>1770749</text:p>
          </table:table-cell>
          <table:table-cell table:style-name="ce12"/>
          <table:table-cell office:value-type="string" table:style-name="ce14">
            <text:p>Gen. 79</text:p>
          </table:table-cell>
          <table:table-cell office:value-type="float" office:value="1783928.6" table:formula="of:=AVERAGE([.$CL82];[.$CI82];[.$CF82];[.$CC82];[.$BZ82];[.$BW82];[.$BT82];[.$BQ82];[.$BN82];[.$BK82];[.$BH82];[.$BE82];[.$BB82];[.$AY82];[.$AV82];[.$AS82];[.$AP82];[.$AM82];[.$AJ82];[.$AG82];[.$AD82];[.$AA82];[.$X82];[.$U82];[.$R82];[.$O82];[.$L82];[.$I82];[.$F82];[.$C82])" table:style-name="ce17">
            <text:p>1783929</text:p>
          </table:table-cell>
          <table:table-cell office:value-type="float" office:value="34937.941599553247" table:formula="of:=STDEV([.$CL82];[.$CI82];[.$CF82];[.$CC82];[.$BZ82];[.$BW82];[.$BT82];[.$BQ82];[.$BN82];[.$BK82];[.$BH82];[.$BE82];[.$BB82];[.$AY82];[.$AV82];[.$AS82];[.$AP82];[.$AM82];[.$AJ82];[.$AG82];[.$AD82];[.$AA82];[.$X82];[.$U82];[.$R82];[.$O82];[.$L82];[.$I82];[.$F82];[.$C82])" table:style-name="ce17">
            <text:p>34938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Gen. 80</text:p>
          </table:table-cell>
          <table:table-cell office:value-type="float" office:value="1757980" table:style-name="ce7">
            <text:p>1757980</text:p>
          </table:table-cell>
          <table:table-cell table:style-name="ce12"/>
          <table:table-cell office:value-type="string" table:style-name="ce5">
            <text:p>Gen. 80</text:p>
          </table:table-cell>
          <table:table-cell office:value-type="float" office:value="1830236" table:style-name="ce7">
            <text:p>1830236</text:p>
          </table:table-cell>
          <table:table-cell table:style-name="ce12"/>
          <table:table-cell office:value-type="string" table:style-name="ce5">
            <text:p>Gen. 80</text:p>
          </table:table-cell>
          <table:table-cell office:value-type="float" office:value="1783202" table:style-name="ce7">
            <text:p>1783202</text:p>
          </table:table-cell>
          <table:table-cell table:style-name="ce12"/>
          <table:table-cell office:value-type="string" table:style-name="ce5">
            <text:p>Gen. 80</text:p>
          </table:table-cell>
          <table:table-cell office:value-type="float" office:value="1790493" table:style-name="ce7">
            <text:p>1790493</text:p>
          </table:table-cell>
          <table:table-cell table:style-name="ce12"/>
          <table:table-cell office:value-type="string" table:style-name="ce5">
            <text:p>Gen. 80</text:p>
          </table:table-cell>
          <table:table-cell office:value-type="float" office:value="1786514" table:style-name="ce7">
            <text:p>1786514</text:p>
          </table:table-cell>
          <table:table-cell table:style-name="ce12"/>
          <table:table-cell office:value-type="string" table:style-name="ce5">
            <text:p>Gen. 80</text:p>
          </table:table-cell>
          <table:table-cell office:value-type="float" office:value="1777652" table:style-name="ce7">
            <text:p>1777652</text:p>
          </table:table-cell>
          <table:table-cell table:style-name="ce12"/>
          <table:table-cell office:value-type="string" table:style-name="ce5">
            <text:p>Gen. 80</text:p>
          </table:table-cell>
          <table:table-cell office:value-type="float" office:value="1741544" table:style-name="ce7">
            <text:p>1741544</text:p>
          </table:table-cell>
          <table:table-cell table:style-name="ce12"/>
          <table:table-cell office:value-type="string" table:style-name="ce5">
            <text:p>Gen. 80</text:p>
          </table:table-cell>
          <table:table-cell office:value-type="float" office:value="1747798" table:style-name="ce7">
            <text:p>1747798</text:p>
          </table:table-cell>
          <table:table-cell table:style-name="ce12"/>
          <table:table-cell office:value-type="string" table:style-name="ce5">
            <text:p>Gen. 80</text:p>
          </table:table-cell>
          <table:table-cell office:value-type="float" office:value="1789198" table:style-name="ce7">
            <text:p>1789198</text:p>
          </table:table-cell>
          <table:table-cell table:style-name="ce12"/>
          <table:table-cell office:value-type="string" table:style-name="ce5">
            <text:p>Gen. 80</text:p>
          </table:table-cell>
          <table:table-cell office:value-type="float" office:value="1782356" table:style-name="ce7">
            <text:p>1782356</text:p>
          </table:table-cell>
          <table:table-cell table:style-name="ce12"/>
          <table:table-cell office:value-type="string" table:style-name="ce5">
            <text:p>Gen. 80</text:p>
          </table:table-cell>
          <table:table-cell office:value-type="float" office:value="1802038" table:style-name="ce7">
            <text:p>1802038</text:p>
          </table:table-cell>
          <table:table-cell table:style-name="ce12"/>
          <table:table-cell office:value-type="string" table:style-name="ce5">
            <text:p>Gen. 80</text:p>
          </table:table-cell>
          <table:table-cell office:value-type="float" office:value="1763258" table:style-name="ce7">
            <text:p>1763258</text:p>
          </table:table-cell>
          <table:table-cell table:style-name="ce12"/>
          <table:table-cell office:value-type="string" table:style-name="ce5">
            <text:p>Gen. 80</text:p>
          </table:table-cell>
          <table:table-cell office:value-type="float" office:value="1835842" table:style-name="ce7">
            <text:p>1835842</text:p>
          </table:table-cell>
          <table:table-cell table:style-name="ce12"/>
          <table:table-cell office:value-type="string" table:style-name="ce5">
            <text:p>Gen. 80</text:p>
          </table:table-cell>
          <table:table-cell office:value-type="float" office:value="1784260" table:style-name="ce7">
            <text:p>1784260</text:p>
          </table:table-cell>
          <table:table-cell table:style-name="ce12"/>
          <table:table-cell office:value-type="string" table:style-name="ce5">
            <text:p>Gen. 80</text:p>
          </table:table-cell>
          <table:table-cell office:value-type="float" office:value="1776348" table:style-name="ce7">
            <text:p>1776348</text:p>
          </table:table-cell>
          <table:table-cell table:style-name="ce12"/>
          <table:table-cell office:value-type="string" table:style-name="ce5">
            <text:p>Gen. 80</text:p>
          </table:table-cell>
          <table:table-cell office:value-type="float" office:value="1774290" table:style-name="ce7">
            <text:p>1774290</text:p>
          </table:table-cell>
          <table:table-cell table:style-name="ce12"/>
          <table:table-cell office:value-type="string" table:style-name="ce5">
            <text:p>Gen. 80</text:p>
          </table:table-cell>
          <table:table-cell office:value-type="float" office:value="1803614" table:style-name="ce7">
            <text:p>1803614</text:p>
          </table:table-cell>
          <table:table-cell table:style-name="ce12"/>
          <table:table-cell office:value-type="string" table:style-name="ce5">
            <text:p>Gen. 80</text:p>
          </table:table-cell>
          <table:table-cell office:value-type="float" office:value="1743288" table:style-name="ce7">
            <text:p>1743288</text:p>
          </table:table-cell>
          <table:table-cell table:style-name="ce12"/>
          <table:table-cell office:value-type="string" table:style-name="ce5">
            <text:p>Gen. 80</text:p>
          </table:table-cell>
          <table:table-cell office:value-type="float" office:value="1761548" table:style-name="ce7">
            <text:p>1761548</text:p>
          </table:table-cell>
          <table:table-cell table:style-name="ce12"/>
          <table:table-cell office:value-type="string" table:style-name="ce5">
            <text:p>Gen. 80</text:p>
          </table:table-cell>
          <table:table-cell office:value-type="float" office:value="1798957" table:style-name="ce7">
            <text:p>1798957</text:p>
          </table:table-cell>
          <table:table-cell table:style-name="ce12"/>
          <table:table-cell office:value-type="string" table:style-name="ce5">
            <text:p>Gen. 80</text:p>
          </table:table-cell>
          <table:table-cell office:value-type="float" office:value="1839494" table:style-name="ce7">
            <text:p>1839494</text:p>
          </table:table-cell>
          <table:table-cell table:style-name="ce12"/>
          <table:table-cell office:value-type="string" table:style-name="ce5">
            <text:p>Gen. 80</text:p>
          </table:table-cell>
          <table:table-cell office:value-type="float" office:value="1751880" table:style-name="ce7">
            <text:p>1751880</text:p>
          </table:table-cell>
          <table:table-cell table:style-name="ce12"/>
          <table:table-cell office:value-type="string" table:style-name="ce5">
            <text:p>Gen. 80</text:p>
          </table:table-cell>
          <table:table-cell office:value-type="float" office:value="1779784" table:style-name="ce7">
            <text:p>1779784</text:p>
          </table:table-cell>
          <table:table-cell table:style-name="ce12"/>
          <table:table-cell office:value-type="string" table:style-name="ce5">
            <text:p>Gen. 80</text:p>
          </table:table-cell>
          <table:table-cell office:value-type="float" office:value="1732109" table:style-name="ce7">
            <text:p>1732109</text:p>
          </table:table-cell>
          <table:table-cell table:style-name="ce12"/>
          <table:table-cell office:value-type="string" table:style-name="ce5">
            <text:p>Gen. 80</text:p>
          </table:table-cell>
          <table:table-cell office:value-type="float" office:value="1793846" table:style-name="ce7">
            <text:p>1793846</text:p>
          </table:table-cell>
          <table:table-cell table:style-name="ce12"/>
          <table:table-cell office:value-type="string" table:style-name="ce5">
            <text:p>Gen. 80</text:p>
          </table:table-cell>
          <table:table-cell office:value-type="float" office:value="1716032" table:style-name="ce7">
            <text:p>1716032</text:p>
          </table:table-cell>
          <table:table-cell table:style-name="ce12"/>
          <table:table-cell office:value-type="string" table:style-name="ce5">
            <text:p>Gen. 80</text:p>
          </table:table-cell>
          <table:table-cell office:value-type="float" office:value="1867524" table:style-name="ce7">
            <text:p>1867524</text:p>
          </table:table-cell>
          <table:table-cell table:style-name="ce12"/>
          <table:table-cell office:value-type="string" table:style-name="ce5">
            <text:p>Gen. 80</text:p>
          </table:table-cell>
          <table:table-cell office:value-type="float" office:value="1838950" table:style-name="ce7">
            <text:p>1838950</text:p>
          </table:table-cell>
          <table:table-cell table:style-name="ce12"/>
          <table:table-cell office:value-type="string" table:style-name="ce5">
            <text:p>Gen. 80</text:p>
          </table:table-cell>
          <table:table-cell office:value-type="float" office:value="1747528" table:style-name="ce7">
            <text:p>1747528</text:p>
          </table:table-cell>
          <table:table-cell table:style-name="ce12"/>
          <table:table-cell office:value-type="string" table:style-name="ce5">
            <text:p>Gen. 80</text:p>
          </table:table-cell>
          <table:table-cell office:value-type="float" office:value="1767497" table:style-name="ce7">
            <text:p>1767497</text:p>
          </table:table-cell>
          <table:table-cell table:style-name="ce12"/>
          <table:table-cell office:value-type="string" table:style-name="ce14">
            <text:p>Gen. 80</text:p>
          </table:table-cell>
          <table:table-cell office:value-type="float" office:value="1782168.6666666667" table:formula="of:=AVERAGE([.$CL83];[.$CI83];[.$CF83];[.$CC83];[.$BZ83];[.$BW83];[.$BT83];[.$BQ83];[.$BN83];[.$BK83];[.$BH83];[.$BE83];[.$BB83];[.$AY83];[.$AV83];[.$AS83];[.$AP83];[.$AM83];[.$AJ83];[.$AG83];[.$AD83];[.$AA83];[.$X83];[.$U83];[.$R83];[.$O83];[.$L83];[.$I83];[.$F83];[.$C83])" table:style-name="ce17">
            <text:p>1782169</text:p>
          </table:table-cell>
          <table:table-cell office:value-type="float" office:value="34962.612014129816" table:formula="of:=STDEV([.$CL83];[.$CI83];[.$CF83];[.$CC83];[.$BZ83];[.$BW83];[.$BT83];[.$BQ83];[.$BN83];[.$BK83];[.$BH83];[.$BE83];[.$BB83];[.$AY83];[.$AV83];[.$AS83];[.$AP83];[.$AM83];[.$AJ83];[.$AG83];[.$AD83];[.$AA83];[.$X83];[.$U83];[.$R83];[.$O83];[.$L83];[.$I83];[.$F83];[.$C83])" table:style-name="ce17">
            <text:p>34963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Gen. 81</text:p>
          </table:table-cell>
          <table:table-cell office:value-type="float" office:value="1756570" table:style-name="ce7">
            <text:p>1756570</text:p>
          </table:table-cell>
          <table:table-cell table:style-name="ce12"/>
          <table:table-cell office:value-type="string" table:style-name="ce5">
            <text:p>Gen. 81</text:p>
          </table:table-cell>
          <table:table-cell office:value-type="float" office:value="1827206" table:style-name="ce7">
            <text:p>1827206</text:p>
          </table:table-cell>
          <table:table-cell table:style-name="ce12"/>
          <table:table-cell office:value-type="string" table:style-name="ce5">
            <text:p>Gen. 81</text:p>
          </table:table-cell>
          <table:table-cell office:value-type="float" office:value="1781052" table:style-name="ce7">
            <text:p>1781052</text:p>
          </table:table-cell>
          <table:table-cell table:style-name="ce12"/>
          <table:table-cell office:value-type="string" table:style-name="ce5">
            <text:p>Gen. 81</text:p>
          </table:table-cell>
          <table:table-cell office:value-type="float" office:value="1788733" table:style-name="ce7">
            <text:p>1788733</text:p>
          </table:table-cell>
          <table:table-cell table:style-name="ce12"/>
          <table:table-cell office:value-type="string" table:style-name="ce5">
            <text:p>Gen. 81</text:p>
          </table:table-cell>
          <table:table-cell office:value-type="float" office:value="1786514" table:style-name="ce7">
            <text:p>1786514</text:p>
          </table:table-cell>
          <table:table-cell table:style-name="ce12"/>
          <table:table-cell office:value-type="string" table:style-name="ce5">
            <text:p>Gen. 81</text:p>
          </table:table-cell>
          <table:table-cell office:value-type="float" office:value="1775190" table:style-name="ce7">
            <text:p>1775190</text:p>
          </table:table-cell>
          <table:table-cell table:style-name="ce12"/>
          <table:table-cell office:value-type="string" table:style-name="ce5">
            <text:p>Gen. 81</text:p>
          </table:table-cell>
          <table:table-cell office:value-type="float" office:value="1739214" table:style-name="ce7">
            <text:p>1739214</text:p>
          </table:table-cell>
          <table:table-cell table:style-name="ce12"/>
          <table:table-cell office:value-type="string" table:style-name="ce5">
            <text:p>Gen. 81</text:p>
          </table:table-cell>
          <table:table-cell office:value-type="float" office:value="1747798" table:style-name="ce7">
            <text:p>1747798</text:p>
          </table:table-cell>
          <table:table-cell table:style-name="ce12"/>
          <table:table-cell office:value-type="string" table:style-name="ce5">
            <text:p>Gen. 81</text:p>
          </table:table-cell>
          <table:table-cell office:value-type="float" office:value="1787382" table:style-name="ce7">
            <text:p>1787382</text:p>
          </table:table-cell>
          <table:table-cell table:style-name="ce12"/>
          <table:table-cell office:value-type="string" table:style-name="ce5">
            <text:p>Gen. 81</text:p>
          </table:table-cell>
          <table:table-cell office:value-type="float" office:value="1780386" table:style-name="ce7">
            <text:p>1780386</text:p>
          </table:table-cell>
          <table:table-cell table:style-name="ce12"/>
          <table:table-cell office:value-type="string" table:style-name="ce5">
            <text:p>Gen. 81</text:p>
          </table:table-cell>
          <table:table-cell office:value-type="float" office:value="1798652" table:style-name="ce7">
            <text:p>1798652</text:p>
          </table:table-cell>
          <table:table-cell table:style-name="ce12"/>
          <table:table-cell office:value-type="string" table:style-name="ce5">
            <text:p>Gen. 81</text:p>
          </table:table-cell>
          <table:table-cell office:value-type="float" office:value="1761204" table:style-name="ce7">
            <text:p>1761204</text:p>
          </table:table-cell>
          <table:table-cell table:style-name="ce12"/>
          <table:table-cell office:value-type="string" table:style-name="ce5">
            <text:p>Gen. 81</text:p>
          </table:table-cell>
          <table:table-cell office:value-type="float" office:value="1832700" table:style-name="ce7">
            <text:p>1832700</text:p>
          </table:table-cell>
          <table:table-cell table:style-name="ce12"/>
          <table:table-cell office:value-type="string" table:style-name="ce5">
            <text:p>Gen. 81</text:p>
          </table:table-cell>
          <table:table-cell office:value-type="float" office:value="1780336" table:style-name="ce7">
            <text:p>1780336</text:p>
          </table:table-cell>
          <table:table-cell table:style-name="ce12"/>
          <table:table-cell office:value-type="string" table:style-name="ce5">
            <text:p>Gen. 81</text:p>
          </table:table-cell>
          <table:table-cell office:value-type="float" office:value="1776348" table:style-name="ce7">
            <text:p>1776348</text:p>
          </table:table-cell>
          <table:table-cell table:style-name="ce12"/>
          <table:table-cell office:value-type="string" table:style-name="ce5">
            <text:p>Gen. 81</text:p>
          </table:table-cell>
          <table:table-cell office:value-type="float" office:value="1770530" table:style-name="ce7">
            <text:p>1770530</text:p>
          </table:table-cell>
          <table:table-cell table:style-name="ce12"/>
          <table:table-cell office:value-type="string" table:style-name="ce5">
            <text:p>Gen. 81</text:p>
          </table:table-cell>
          <table:table-cell office:value-type="float" office:value="1803614" table:style-name="ce7">
            <text:p>1803614</text:p>
          </table:table-cell>
          <table:table-cell table:style-name="ce12"/>
          <table:table-cell office:value-type="string" table:style-name="ce5">
            <text:p>Gen. 81</text:p>
          </table:table-cell>
          <table:table-cell office:value-type="float" office:value="1742188" table:style-name="ce7">
            <text:p>1742188</text:p>
          </table:table-cell>
          <table:table-cell table:style-name="ce12"/>
          <table:table-cell office:value-type="string" table:style-name="ce5">
            <text:p>Gen. 81</text:p>
          </table:table-cell>
          <table:table-cell office:value-type="float" office:value="1760528" table:style-name="ce7">
            <text:p>1760528</text:p>
          </table:table-cell>
          <table:table-cell table:style-name="ce12"/>
          <table:table-cell office:value-type="string" table:style-name="ce5">
            <text:p>Gen. 81</text:p>
          </table:table-cell>
          <table:table-cell office:value-type="float" office:value="1798363" table:style-name="ce7">
            <text:p>1798363</text:p>
          </table:table-cell>
          <table:table-cell table:style-name="ce12"/>
          <table:table-cell office:value-type="string" table:style-name="ce5">
            <text:p>Gen. 81</text:p>
          </table:table-cell>
          <table:table-cell office:value-type="float" office:value="1837912" table:style-name="ce7">
            <text:p>1837912</text:p>
          </table:table-cell>
          <table:table-cell table:style-name="ce12"/>
          <table:table-cell office:value-type="string" table:style-name="ce5">
            <text:p>Gen. 81</text:p>
          </table:table-cell>
          <table:table-cell office:value-type="float" office:value="1749178" table:style-name="ce7">
            <text:p>1749178</text:p>
          </table:table-cell>
          <table:table-cell table:style-name="ce12"/>
          <table:table-cell office:value-type="string" table:style-name="ce5">
            <text:p>Gen. 81</text:p>
          </table:table-cell>
          <table:table-cell office:value-type="float" office:value="1778764" table:style-name="ce7">
            <text:p>1778764</text:p>
          </table:table-cell>
          <table:table-cell table:style-name="ce12"/>
          <table:table-cell office:value-type="string" table:style-name="ce5">
            <text:p>Gen. 81</text:p>
          </table:table-cell>
          <table:table-cell office:value-type="float" office:value="1729689" table:style-name="ce7">
            <text:p>1729689</text:p>
          </table:table-cell>
          <table:table-cell table:style-name="ce12"/>
          <table:table-cell office:value-type="string" table:style-name="ce5">
            <text:p>Gen. 81</text:p>
          </table:table-cell>
          <table:table-cell office:value-type="float" office:value="1791250" table:style-name="ce7">
            <text:p>1791250</text:p>
          </table:table-cell>
          <table:table-cell table:style-name="ce12"/>
          <table:table-cell office:value-type="string" table:style-name="ce5">
            <text:p>Gen. 81</text:p>
          </table:table-cell>
          <table:table-cell office:value-type="float" office:value="1715882" table:style-name="ce7">
            <text:p>1715882</text:p>
          </table:table-cell>
          <table:table-cell table:style-name="ce12"/>
          <table:table-cell office:value-type="string" table:style-name="ce5">
            <text:p>Gen. 81</text:p>
          </table:table-cell>
          <table:table-cell office:value-type="float" office:value="1866016" table:style-name="ce7">
            <text:p>1866016</text:p>
          </table:table-cell>
          <table:table-cell table:style-name="ce12"/>
          <table:table-cell office:value-type="string" table:style-name="ce5">
            <text:p>Gen. 81</text:p>
          </table:table-cell>
          <table:table-cell office:value-type="float" office:value="1836190" table:style-name="ce7">
            <text:p>1836190</text:p>
          </table:table-cell>
          <table:table-cell table:style-name="ce12"/>
          <table:table-cell office:value-type="string" table:style-name="ce5">
            <text:p>Gen. 81</text:p>
          </table:table-cell>
          <table:table-cell office:value-type="float" office:value="1747138" table:style-name="ce7">
            <text:p>1747138</text:p>
          </table:table-cell>
          <table:table-cell table:style-name="ce12"/>
          <table:table-cell office:value-type="string" table:style-name="ce5">
            <text:p>Gen. 81</text:p>
          </table:table-cell>
          <table:table-cell office:value-type="float" office:value="1765657" table:style-name="ce7">
            <text:p>1765657</text:p>
          </table:table-cell>
          <table:table-cell table:style-name="ce12"/>
          <table:table-cell office:value-type="string" table:style-name="ce14">
            <text:p>Gen. 81</text:p>
          </table:table-cell>
          <table:table-cell office:value-type="float" office:value="1780406.1333333333" table:formula="of:=AVERAGE([.$CL84];[.$CI84];[.$CF84];[.$CC84];[.$BZ84];[.$BW84];[.$BT84];[.$BQ84];[.$BN84];[.$BK84];[.$BH84];[.$BE84];[.$BB84];[.$AY84];[.$AV84];[.$AS84];[.$AP84];[.$AM84];[.$AJ84];[.$AG84];[.$AD84];[.$AA84];[.$X84];[.$U84];[.$R84];[.$O84];[.$L84];[.$I84];[.$F84];[.$C84])" table:style-name="ce17">
            <text:p>1780406</text:p>
          </table:table-cell>
          <table:table-cell office:value-type="float" office:value="34676.688307587981" table:formula="of:=STDEV([.$CL84];[.$CI84];[.$CF84];[.$CC84];[.$BZ84];[.$BW84];[.$BT84];[.$BQ84];[.$BN84];[.$BK84];[.$BH84];[.$BE84];[.$BB84];[.$AY84];[.$AV84];[.$AS84];[.$AP84];[.$AM84];[.$AJ84];[.$AG84];[.$AD84];[.$AA84];[.$X84];[.$U84];[.$R84];[.$O84];[.$L84];[.$I84];[.$F84];[.$C84])" table:style-name="ce17">
            <text:p>34677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Gen. 82</text:p>
          </table:table-cell>
          <table:table-cell office:value-type="float" office:value="1754080" table:style-name="ce7">
            <text:p>1754080</text:p>
          </table:table-cell>
          <table:table-cell table:style-name="ce12"/>
          <table:table-cell office:value-type="string" table:style-name="ce5">
            <text:p>Gen. 82</text:p>
          </table:table-cell>
          <table:table-cell office:value-type="float" office:value="1826692" table:style-name="ce7">
            <text:p>1826692</text:p>
          </table:table-cell>
          <table:table-cell table:style-name="ce12"/>
          <table:table-cell office:value-type="string" table:style-name="ce5">
            <text:p>Gen. 82</text:p>
          </table:table-cell>
          <table:table-cell office:value-type="float" office:value="1779734" table:style-name="ce7">
            <text:p>1779734</text:p>
          </table:table-cell>
          <table:table-cell table:style-name="ce12"/>
          <table:table-cell office:value-type="string" table:style-name="ce5">
            <text:p>Gen. 82</text:p>
          </table:table-cell>
          <table:table-cell office:value-type="float" office:value="1787873" table:style-name="ce7">
            <text:p>1787873</text:p>
          </table:table-cell>
          <table:table-cell table:style-name="ce12"/>
          <table:table-cell office:value-type="string" table:style-name="ce5">
            <text:p>Gen. 82</text:p>
          </table:table-cell>
          <table:table-cell office:value-type="float" office:value="1783894" table:style-name="ce7">
            <text:p>1783894</text:p>
          </table:table-cell>
          <table:table-cell table:style-name="ce12"/>
          <table:table-cell office:value-type="string" table:style-name="ce5">
            <text:p>Gen. 82</text:p>
          </table:table-cell>
          <table:table-cell office:value-type="float" office:value="1775190" table:style-name="ce7">
            <text:p>1775190</text:p>
          </table:table-cell>
          <table:table-cell table:style-name="ce12"/>
          <table:table-cell office:value-type="string" table:style-name="ce5">
            <text:p>Gen. 82</text:p>
          </table:table-cell>
          <table:table-cell office:value-type="float" office:value="1737294" table:style-name="ce7">
            <text:p>1737294</text:p>
          </table:table-cell>
          <table:table-cell table:style-name="ce12"/>
          <table:table-cell office:value-type="string" table:style-name="ce5">
            <text:p>Gen. 82</text:p>
          </table:table-cell>
          <table:table-cell office:value-type="float" office:value="1746398" table:style-name="ce7">
            <text:p>1746398</text:p>
          </table:table-cell>
          <table:table-cell table:style-name="ce12"/>
          <table:table-cell office:value-type="string" table:style-name="ce5">
            <text:p>Gen. 82</text:p>
          </table:table-cell>
          <table:table-cell office:value-type="float" office:value="1785504" table:style-name="ce7">
            <text:p>1785504</text:p>
          </table:table-cell>
          <table:table-cell table:style-name="ce12"/>
          <table:table-cell office:value-type="string" table:style-name="ce5">
            <text:p>Gen. 82</text:p>
          </table:table-cell>
          <table:table-cell office:value-type="float" office:value="1778496" table:style-name="ce7">
            <text:p>1778496</text:p>
          </table:table-cell>
          <table:table-cell table:style-name="ce12"/>
          <table:table-cell office:value-type="string" table:style-name="ce5">
            <text:p>Gen. 82</text:p>
          </table:table-cell>
          <table:table-cell office:value-type="float" office:value="1796012" table:style-name="ce7">
            <text:p>1796012</text:p>
          </table:table-cell>
          <table:table-cell table:style-name="ce12"/>
          <table:table-cell office:value-type="string" table:style-name="ce5">
            <text:p>Gen. 82</text:p>
          </table:table-cell>
          <table:table-cell office:value-type="float" office:value="1759938" table:style-name="ce7">
            <text:p>1759938</text:p>
          </table:table-cell>
          <table:table-cell table:style-name="ce12"/>
          <table:table-cell office:value-type="string" table:style-name="ce5">
            <text:p>Gen. 82</text:p>
          </table:table-cell>
          <table:table-cell office:value-type="float" office:value="1832590" table:style-name="ce7">
            <text:p>1832590</text:p>
          </table:table-cell>
          <table:table-cell table:style-name="ce12"/>
          <table:table-cell office:value-type="string" table:style-name="ce5">
            <text:p>Gen. 82</text:p>
          </table:table-cell>
          <table:table-cell office:value-type="float" office:value="1780336" table:style-name="ce7">
            <text:p>1780336</text:p>
          </table:table-cell>
          <table:table-cell table:style-name="ce12"/>
          <table:table-cell office:value-type="string" table:style-name="ce5">
            <text:p>Gen. 82</text:p>
          </table:table-cell>
          <table:table-cell office:value-type="float" office:value="1772758" table:style-name="ce7">
            <text:p>1772758</text:p>
          </table:table-cell>
          <table:table-cell table:style-name="ce12"/>
          <table:table-cell office:value-type="string" table:style-name="ce5">
            <text:p>Gen. 82</text:p>
          </table:table-cell>
          <table:table-cell office:value-type="float" office:value="1769630" table:style-name="ce7">
            <text:p>1769630</text:p>
          </table:table-cell>
          <table:table-cell table:style-name="ce12"/>
          <table:table-cell office:value-type="string" table:style-name="ce5">
            <text:p>Gen. 82</text:p>
          </table:table-cell>
          <table:table-cell office:value-type="float" office:value="1800544" table:style-name="ce7">
            <text:p>1800544</text:p>
          </table:table-cell>
          <table:table-cell table:style-name="ce12"/>
          <table:table-cell office:value-type="string" table:style-name="ce5">
            <text:p>Gen. 82</text:p>
          </table:table-cell>
          <table:table-cell office:value-type="float" office:value="1740744" table:style-name="ce7">
            <text:p>1740744</text:p>
          </table:table-cell>
          <table:table-cell table:style-name="ce12"/>
          <table:table-cell office:value-type="string" table:style-name="ce5">
            <text:p>Gen. 82</text:p>
          </table:table-cell>
          <table:table-cell office:value-type="float" office:value="1758508" table:style-name="ce7">
            <text:p>1758508</text:p>
          </table:table-cell>
          <table:table-cell table:style-name="ce12"/>
          <table:table-cell office:value-type="string" table:style-name="ce5">
            <text:p>Gen. 82</text:p>
          </table:table-cell>
          <table:table-cell office:value-type="float" office:value="1797217" table:style-name="ce7">
            <text:p>1797217</text:p>
          </table:table-cell>
          <table:table-cell table:style-name="ce12"/>
          <table:table-cell office:value-type="string" table:style-name="ce5">
            <text:p>Gen. 82</text:p>
          </table:table-cell>
          <table:table-cell office:value-type="float" office:value="1835950" table:style-name="ce7">
            <text:p>1835950</text:p>
          </table:table-cell>
          <table:table-cell table:style-name="ce12"/>
          <table:table-cell office:value-type="string" table:style-name="ce5">
            <text:p>Gen. 82</text:p>
          </table:table-cell>
          <table:table-cell office:value-type="float" office:value="1742812" table:style-name="ce7">
            <text:p>1742812</text:p>
          </table:table-cell>
          <table:table-cell table:style-name="ce12"/>
          <table:table-cell office:value-type="string" table:style-name="ce5">
            <text:p>Gen. 82</text:p>
          </table:table-cell>
          <table:table-cell office:value-type="float" office:value="1775304" table:style-name="ce7">
            <text:p>1775304</text:p>
          </table:table-cell>
          <table:table-cell table:style-name="ce12"/>
          <table:table-cell office:value-type="string" table:style-name="ce5">
            <text:p>Gen. 82</text:p>
          </table:table-cell>
          <table:table-cell office:value-type="float" office:value="1729389" table:style-name="ce7">
            <text:p>1729389</text:p>
          </table:table-cell>
          <table:table-cell table:style-name="ce12"/>
          <table:table-cell office:value-type="string" table:style-name="ce5">
            <text:p>Gen. 82</text:p>
          </table:table-cell>
          <table:table-cell office:value-type="float" office:value="1784152" table:style-name="ce7">
            <text:p>1784152</text:p>
          </table:table-cell>
          <table:table-cell table:style-name="ce12"/>
          <table:table-cell office:value-type="string" table:style-name="ce5">
            <text:p>Gen. 82</text:p>
          </table:table-cell>
          <table:table-cell office:value-type="float" office:value="1713228" table:style-name="ce7">
            <text:p>1713228</text:p>
          </table:table-cell>
          <table:table-cell table:style-name="ce12"/>
          <table:table-cell office:value-type="string" table:style-name="ce5">
            <text:p>Gen. 82</text:p>
          </table:table-cell>
          <table:table-cell office:value-type="float" office:value="1864164" table:style-name="ce7">
            <text:p>1864164</text:p>
          </table:table-cell>
          <table:table-cell table:style-name="ce12"/>
          <table:table-cell office:value-type="string" table:style-name="ce5">
            <text:p>Gen. 82</text:p>
          </table:table-cell>
          <table:table-cell office:value-type="float" office:value="1835870" table:style-name="ce7">
            <text:p>1835870</text:p>
          </table:table-cell>
          <table:table-cell table:style-name="ce12"/>
          <table:table-cell office:value-type="string" table:style-name="ce5">
            <text:p>Gen. 82</text:p>
          </table:table-cell>
          <table:table-cell office:value-type="float" office:value="1745348" table:style-name="ce7">
            <text:p>1745348</text:p>
          </table:table-cell>
          <table:table-cell table:style-name="ce12"/>
          <table:table-cell office:value-type="string" table:style-name="ce5">
            <text:p>Gen. 82</text:p>
          </table:table-cell>
          <table:table-cell office:value-type="float" office:value="1761897" table:style-name="ce7">
            <text:p>1761897</text:p>
          </table:table-cell>
          <table:table-cell table:style-name="ce12"/>
          <table:table-cell office:value-type="string" table:style-name="ce14">
            <text:p>Gen. 82</text:p>
          </table:table-cell>
          <table:table-cell office:value-type="float" office:value="1778384.8666666667" table:formula="of:=AVERAGE([.$CL85];[.$CI85];[.$CF85];[.$CC85];[.$BZ85];[.$BW85];[.$BT85];[.$BQ85];[.$BN85];[.$BK85];[.$BH85];[.$BE85];[.$BB85];[.$AY85];[.$AV85];[.$AS85];[.$AP85];[.$AM85];[.$AJ85];[.$AG85];[.$AD85];[.$AA85];[.$X85];[.$U85];[.$R85];[.$O85];[.$L85];[.$I85];[.$F85];[.$C85])" table:style-name="ce17">
            <text:p>1778385</text:p>
          </table:table-cell>
          <table:table-cell office:value-type="float" office:value="34973.763534608515" table:formula="of:=STDEV([.$CL85];[.$CI85];[.$CF85];[.$CC85];[.$BZ85];[.$BW85];[.$BT85];[.$BQ85];[.$BN85];[.$BK85];[.$BH85];[.$BE85];[.$BB85];[.$AY85];[.$AV85];[.$AS85];[.$AP85];[.$AM85];[.$AJ85];[.$AG85];[.$AD85];[.$AA85];[.$X85];[.$U85];[.$R85];[.$O85];[.$L85];[.$I85];[.$F85];[.$C85])" table:style-name="ce17">
            <text:p>34974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Gen. 83</text:p>
          </table:table-cell>
          <table:table-cell office:value-type="float" office:value="1754080" table:style-name="ce7">
            <text:p>1754080</text:p>
          </table:table-cell>
          <table:table-cell table:style-name="ce12"/>
          <table:table-cell office:value-type="string" table:style-name="ce5">
            <text:p>Gen. 83</text:p>
          </table:table-cell>
          <table:table-cell office:value-type="float" office:value="1823866" table:style-name="ce7">
            <text:p>1823866</text:p>
          </table:table-cell>
          <table:table-cell table:style-name="ce12"/>
          <table:table-cell office:value-type="string" table:style-name="ce5">
            <text:p>Gen. 83</text:p>
          </table:table-cell>
          <table:table-cell office:value-type="float" office:value="1776652" table:style-name="ce7">
            <text:p>1776652</text:p>
          </table:table-cell>
          <table:table-cell table:style-name="ce12"/>
          <table:table-cell office:value-type="string" table:style-name="ce5">
            <text:p>Gen. 83</text:p>
          </table:table-cell>
          <table:table-cell office:value-type="float" office:value="1785633" table:style-name="ce7">
            <text:p>1785633</text:p>
          </table:table-cell>
          <table:table-cell table:style-name="ce12"/>
          <table:table-cell office:value-type="string" table:style-name="ce5">
            <text:p>Gen. 83</text:p>
          </table:table-cell>
          <table:table-cell office:value-type="float" office:value="1783894" table:style-name="ce7">
            <text:p>1783894</text:p>
          </table:table-cell>
          <table:table-cell table:style-name="ce12"/>
          <table:table-cell office:value-type="string" table:style-name="ce5">
            <text:p>Gen. 83</text:p>
          </table:table-cell>
          <table:table-cell office:value-type="float" office:value="1773610" table:style-name="ce7">
            <text:p>1773610</text:p>
          </table:table-cell>
          <table:table-cell table:style-name="ce12"/>
          <table:table-cell office:value-type="string" table:style-name="ce5">
            <text:p>Gen. 83</text:p>
          </table:table-cell>
          <table:table-cell office:value-type="float" office:value="1737294" table:style-name="ce7">
            <text:p>1737294</text:p>
          </table:table-cell>
          <table:table-cell table:style-name="ce12"/>
          <table:table-cell office:value-type="string" table:style-name="ce5">
            <text:p>Gen. 83</text:p>
          </table:table-cell>
          <table:table-cell office:value-type="float" office:value="1745816" table:style-name="ce7">
            <text:p>1745816</text:p>
          </table:table-cell>
          <table:table-cell table:style-name="ce12"/>
          <table:table-cell office:value-type="string" table:style-name="ce5">
            <text:p>Gen. 83</text:p>
          </table:table-cell>
          <table:table-cell office:value-type="float" office:value="1783688" table:style-name="ce7">
            <text:p>1783688</text:p>
          </table:table-cell>
          <table:table-cell table:style-name="ce12"/>
          <table:table-cell office:value-type="string" table:style-name="ce5">
            <text:p>Gen. 83</text:p>
          </table:table-cell>
          <table:table-cell office:value-type="float" office:value="1777446" table:style-name="ce7">
            <text:p>1777446</text:p>
          </table:table-cell>
          <table:table-cell table:style-name="ce12"/>
          <table:table-cell office:value-type="string" table:style-name="ce5">
            <text:p>Gen. 83</text:p>
          </table:table-cell>
          <table:table-cell office:value-type="float" office:value="1795712" table:style-name="ce7">
            <text:p>1795712</text:p>
          </table:table-cell>
          <table:table-cell table:style-name="ce12"/>
          <table:table-cell office:value-type="string" table:style-name="ce5">
            <text:p>Gen. 83</text:p>
          </table:table-cell>
          <table:table-cell office:value-type="float" office:value="1757274" table:style-name="ce7">
            <text:p>1757274</text:p>
          </table:table-cell>
          <table:table-cell table:style-name="ce12"/>
          <table:table-cell office:value-type="string" table:style-name="ce5">
            <text:p>Gen. 83</text:p>
          </table:table-cell>
          <table:table-cell office:value-type="float" office:value="1830780" table:style-name="ce7">
            <text:p>1830780</text:p>
          </table:table-cell>
          <table:table-cell table:style-name="ce12"/>
          <table:table-cell office:value-type="string" table:style-name="ce5">
            <text:p>Gen. 83</text:p>
          </table:table-cell>
          <table:table-cell office:value-type="float" office:value="1779076" table:style-name="ce7">
            <text:p>1779076</text:p>
          </table:table-cell>
          <table:table-cell table:style-name="ce12"/>
          <table:table-cell office:value-type="string" table:style-name="ce5">
            <text:p>Gen. 83</text:p>
          </table:table-cell>
          <table:table-cell office:value-type="float" office:value="1772758" table:style-name="ce7">
            <text:p>1772758</text:p>
          </table:table-cell>
          <table:table-cell table:style-name="ce12"/>
          <table:table-cell office:value-type="string" table:style-name="ce5">
            <text:p>Gen. 83</text:p>
          </table:table-cell>
          <table:table-cell office:value-type="float" office:value="1764790" table:style-name="ce7">
            <text:p>1764790</text:p>
          </table:table-cell>
          <table:table-cell table:style-name="ce12"/>
          <table:table-cell office:value-type="string" table:style-name="ce5">
            <text:p>Gen. 83</text:p>
          </table:table-cell>
          <table:table-cell office:value-type="float" office:value="1800544" table:style-name="ce7">
            <text:p>1800544</text:p>
          </table:table-cell>
          <table:table-cell table:style-name="ce12"/>
          <table:table-cell office:value-type="string" table:style-name="ce5">
            <text:p>Gen. 83</text:p>
          </table:table-cell>
          <table:table-cell office:value-type="float" office:value="1740424" table:style-name="ce7">
            <text:p>1740424</text:p>
          </table:table-cell>
          <table:table-cell table:style-name="ce12"/>
          <table:table-cell office:value-type="string" table:style-name="ce5">
            <text:p>Gen. 83</text:p>
          </table:table-cell>
          <table:table-cell office:value-type="float" office:value="1756928" table:style-name="ce7">
            <text:p>1756928</text:p>
          </table:table-cell>
          <table:table-cell table:style-name="ce12"/>
          <table:table-cell office:value-type="string" table:style-name="ce5">
            <text:p>Gen. 83</text:p>
          </table:table-cell>
          <table:table-cell office:value-type="float" office:value="1794795" table:style-name="ce7">
            <text:p>1794795</text:p>
          </table:table-cell>
          <table:table-cell table:style-name="ce12"/>
          <table:table-cell office:value-type="string" table:style-name="ce5">
            <text:p>Gen. 83</text:p>
          </table:table-cell>
          <table:table-cell office:value-type="float" office:value="1835950" table:style-name="ce7">
            <text:p>1835950</text:p>
          </table:table-cell>
          <table:table-cell table:style-name="ce12"/>
          <table:table-cell office:value-type="string" table:style-name="ce5">
            <text:p>Gen. 83</text:p>
          </table:table-cell>
          <table:table-cell office:value-type="float" office:value="1742812" table:style-name="ce7">
            <text:p>1742812</text:p>
          </table:table-cell>
          <table:table-cell table:style-name="ce12"/>
          <table:table-cell office:value-type="string" table:style-name="ce5">
            <text:p>Gen. 83</text:p>
          </table:table-cell>
          <table:table-cell office:value-type="float" office:value="1775304" table:style-name="ce7">
            <text:p>1775304</text:p>
          </table:table-cell>
          <table:table-cell table:style-name="ce12"/>
          <table:table-cell office:value-type="string" table:style-name="ce5">
            <text:p>Gen. 83</text:p>
          </table:table-cell>
          <table:table-cell office:value-type="float" office:value="1722781" table:style-name="ce7">
            <text:p>1722781</text:p>
          </table:table-cell>
          <table:table-cell table:style-name="ce12"/>
          <table:table-cell office:value-type="string" table:style-name="ce5">
            <text:p>Gen. 83</text:p>
          </table:table-cell>
          <table:table-cell office:value-type="float" office:value="1784152" table:style-name="ce7">
            <text:p>1784152</text:p>
          </table:table-cell>
          <table:table-cell table:style-name="ce12"/>
          <table:table-cell office:value-type="string" table:style-name="ce5">
            <text:p>Gen. 83</text:p>
          </table:table-cell>
          <table:table-cell office:value-type="float" office:value="1710612" table:style-name="ce7">
            <text:p>1710612</text:p>
          </table:table-cell>
          <table:table-cell table:style-name="ce12"/>
          <table:table-cell office:value-type="string" table:style-name="ce5">
            <text:p>Gen. 83</text:p>
          </table:table-cell>
          <table:table-cell office:value-type="float" office:value="1860096" table:style-name="ce7">
            <text:p>1860096</text:p>
          </table:table-cell>
          <table:table-cell table:style-name="ce12"/>
          <table:table-cell office:value-type="string" table:style-name="ce5">
            <text:p>Gen. 83</text:p>
          </table:table-cell>
          <table:table-cell office:value-type="float" office:value="1834614" table:style-name="ce7">
            <text:p>1834614</text:p>
          </table:table-cell>
          <table:table-cell table:style-name="ce12"/>
          <table:table-cell office:value-type="string" table:style-name="ce5">
            <text:p>Gen. 83</text:p>
          </table:table-cell>
          <table:table-cell office:value-type="float" office:value="1744628" table:style-name="ce7">
            <text:p>1744628</text:p>
          </table:table-cell>
          <table:table-cell table:style-name="ce12"/>
          <table:table-cell office:value-type="string" table:style-name="ce5">
            <text:p>Gen. 83</text:p>
          </table:table-cell>
          <table:table-cell office:value-type="float" office:value="1761897" table:style-name="ce7">
            <text:p>1761897</text:p>
          </table:table-cell>
          <table:table-cell table:style-name="ce12"/>
          <table:table-cell office:value-type="string" table:style-name="ce14">
            <text:p>Gen. 83</text:p>
          </table:table-cell>
          <table:table-cell office:value-type="float" office:value="1776930.2" table:formula="of:=AVERAGE([.$CL86];[.$CI86];[.$CF86];[.$CC86];[.$BZ86];[.$BW86];[.$BT86];[.$BQ86];[.$BN86];[.$BK86];[.$BH86];[.$BE86];[.$BB86];[.$AY86];[.$AV86];[.$AS86];[.$AP86];[.$AM86];[.$AJ86];[.$AG86];[.$AD86];[.$AA86];[.$X86];[.$U86];[.$R86];[.$O86];[.$L86];[.$I86];[.$F86];[.$C86])" table:style-name="ce17">
            <text:p>1776930</text:p>
          </table:table-cell>
          <table:table-cell office:value-type="float" office:value="34942.904529019019" table:formula="of:=STDEV([.$CL86];[.$CI86];[.$CF86];[.$CC86];[.$BZ86];[.$BW86];[.$BT86];[.$BQ86];[.$BN86];[.$BK86];[.$BH86];[.$BE86];[.$BB86];[.$AY86];[.$AV86];[.$AS86];[.$AP86];[.$AM86];[.$AJ86];[.$AG86];[.$AD86];[.$AA86];[.$X86];[.$U86];[.$R86];[.$O86];[.$L86];[.$I86];[.$F86];[.$C86])" table:style-name="ce17">
            <text:p>34943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Gen. 84</text:p>
          </table:table-cell>
          <table:table-cell office:value-type="float" office:value="1749900" table:style-name="ce7">
            <text:p>1749900</text:p>
          </table:table-cell>
          <table:table-cell table:style-name="ce12"/>
          <table:table-cell office:value-type="string" table:style-name="ce5">
            <text:p>Gen. 84</text:p>
          </table:table-cell>
          <table:table-cell office:value-type="float" office:value="1822026" table:style-name="ce7">
            <text:p>1822026</text:p>
          </table:table-cell>
          <table:table-cell table:style-name="ce12"/>
          <table:table-cell office:value-type="string" table:style-name="ce5">
            <text:p>Gen. 84</text:p>
          </table:table-cell>
          <table:table-cell office:value-type="float" office:value="1774742" table:style-name="ce7">
            <text:p>1774742</text:p>
          </table:table-cell>
          <table:table-cell table:style-name="ce12"/>
          <table:table-cell office:value-type="string" table:style-name="ce5">
            <text:p>Gen. 84</text:p>
          </table:table-cell>
          <table:table-cell office:value-type="float" office:value="1784533" table:style-name="ce7">
            <text:p>1784533</text:p>
          </table:table-cell>
          <table:table-cell table:style-name="ce12"/>
          <table:table-cell office:value-type="string" table:style-name="ce5">
            <text:p>Gen. 84</text:p>
          </table:table-cell>
          <table:table-cell office:value-type="float" office:value="1780064" table:style-name="ce7">
            <text:p>1780064</text:p>
          </table:table-cell>
          <table:table-cell table:style-name="ce12"/>
          <table:table-cell office:value-type="string" table:style-name="ce5">
            <text:p>Gen. 84</text:p>
          </table:table-cell>
          <table:table-cell office:value-type="float" office:value="1771666" table:style-name="ce7">
            <text:p>1771666</text:p>
          </table:table-cell>
          <table:table-cell table:style-name="ce12"/>
          <table:table-cell office:value-type="string" table:style-name="ce5">
            <text:p>Gen. 84</text:p>
          </table:table-cell>
          <table:table-cell office:value-type="float" office:value="1735600" table:style-name="ce7">
            <text:p>1735600</text:p>
          </table:table-cell>
          <table:table-cell table:style-name="ce12"/>
          <table:table-cell office:value-type="string" table:style-name="ce5">
            <text:p>Gen. 84</text:p>
          </table:table-cell>
          <table:table-cell office:value-type="float" office:value="1745554" table:style-name="ce7">
            <text:p>1745554</text:p>
          </table:table-cell>
          <table:table-cell table:style-name="ce12"/>
          <table:table-cell office:value-type="string" table:style-name="ce5">
            <text:p>Gen. 84</text:p>
          </table:table-cell>
          <table:table-cell office:value-type="float" office:value="1780048" table:style-name="ce7">
            <text:p>1780048</text:p>
          </table:table-cell>
          <table:table-cell table:style-name="ce12"/>
          <table:table-cell office:value-type="string" table:style-name="ce5">
            <text:p>Gen. 84</text:p>
          </table:table-cell>
          <table:table-cell office:value-type="float" office:value="1774696" table:style-name="ce7">
            <text:p>1774696</text:p>
          </table:table-cell>
          <table:table-cell table:style-name="ce12"/>
          <table:table-cell office:value-type="string" table:style-name="ce5">
            <text:p>Gen. 84</text:p>
          </table:table-cell>
          <table:table-cell office:value-type="float" office:value="1794192" table:style-name="ce7">
            <text:p>1794192</text:p>
          </table:table-cell>
          <table:table-cell table:style-name="ce12"/>
          <table:table-cell office:value-type="string" table:style-name="ce5">
            <text:p>Gen. 84</text:p>
          </table:table-cell>
          <table:table-cell office:value-type="float" office:value="1756274" table:style-name="ce7">
            <text:p>1756274</text:p>
          </table:table-cell>
          <table:table-cell table:style-name="ce12"/>
          <table:table-cell office:value-type="string" table:style-name="ce5">
            <text:p>Gen. 84</text:p>
          </table:table-cell>
          <table:table-cell office:value-type="float" office:value="1828200" table:style-name="ce7">
            <text:p>1828200</text:p>
          </table:table-cell>
          <table:table-cell table:style-name="ce12"/>
          <table:table-cell office:value-type="string" table:style-name="ce5">
            <text:p>Gen. 84</text:p>
          </table:table-cell>
          <table:table-cell office:value-type="float" office:value="1776396" table:style-name="ce7">
            <text:p>1776396</text:p>
          </table:table-cell>
          <table:table-cell table:style-name="ce12"/>
          <table:table-cell office:value-type="string" table:style-name="ce5">
            <text:p>Gen. 84</text:p>
          </table:table-cell>
          <table:table-cell office:value-type="float" office:value="1769118" table:style-name="ce7">
            <text:p>1769118</text:p>
          </table:table-cell>
          <table:table-cell table:style-name="ce12"/>
          <table:table-cell office:value-type="string" table:style-name="ce5">
            <text:p>Gen. 84</text:p>
          </table:table-cell>
          <table:table-cell office:value-type="float" office:value="1764790" table:style-name="ce7">
            <text:p>1764790</text:p>
          </table:table-cell>
          <table:table-cell table:style-name="ce12"/>
          <table:table-cell office:value-type="string" table:style-name="ce5">
            <text:p>Gen. 84</text:p>
          </table:table-cell>
          <table:table-cell office:value-type="float" office:value="1798024" table:style-name="ce7">
            <text:p>1798024</text:p>
          </table:table-cell>
          <table:table-cell table:style-name="ce12"/>
          <table:table-cell office:value-type="string" table:style-name="ce5">
            <text:p>Gen. 84</text:p>
          </table:table-cell>
          <table:table-cell office:value-type="float" office:value="1738138" table:style-name="ce7">
            <text:p>1738138</text:p>
          </table:table-cell>
          <table:table-cell table:style-name="ce12"/>
          <table:table-cell office:value-type="string" table:style-name="ce5">
            <text:p>Gen. 84</text:p>
          </table:table-cell>
          <table:table-cell office:value-type="float" office:value="1753630" table:style-name="ce7">
            <text:p>1753630</text:p>
          </table:table-cell>
          <table:table-cell table:style-name="ce12"/>
          <table:table-cell office:value-type="string" table:style-name="ce5">
            <text:p>Gen. 84</text:p>
          </table:table-cell>
          <table:table-cell office:value-type="float" office:value="1792617" table:style-name="ce7">
            <text:p>1792617</text:p>
          </table:table-cell>
          <table:table-cell table:style-name="ce12"/>
          <table:table-cell office:value-type="string" table:style-name="ce5">
            <text:p>Gen. 84</text:p>
          </table:table-cell>
          <table:table-cell office:value-type="float" office:value="1834390" table:style-name="ce7">
            <text:p>1834390</text:p>
          </table:table-cell>
          <table:table-cell table:style-name="ce12"/>
          <table:table-cell office:value-type="string" table:style-name="ce5">
            <text:p>Gen. 84</text:p>
          </table:table-cell>
          <table:table-cell office:value-type="float" office:value="1739440" table:style-name="ce7">
            <text:p>1739440</text:p>
          </table:table-cell>
          <table:table-cell table:style-name="ce12"/>
          <table:table-cell office:value-type="string" table:style-name="ce5">
            <text:p>Gen. 84</text:p>
          </table:table-cell>
          <table:table-cell office:value-type="float" office:value="1771504" table:style-name="ce7">
            <text:p>1771504</text:p>
          </table:table-cell>
          <table:table-cell table:style-name="ce12"/>
          <table:table-cell office:value-type="string" table:style-name="ce5">
            <text:p>Gen. 84</text:p>
          </table:table-cell>
          <table:table-cell office:value-type="float" office:value="1722681" table:style-name="ce7">
            <text:p>1722681</text:p>
          </table:table-cell>
          <table:table-cell table:style-name="ce12"/>
          <table:table-cell office:value-type="string" table:style-name="ce5">
            <text:p>Gen. 84</text:p>
          </table:table-cell>
          <table:table-cell office:value-type="float" office:value="1781592" table:style-name="ce7">
            <text:p>1781592</text:p>
          </table:table-cell>
          <table:table-cell table:style-name="ce12"/>
          <table:table-cell office:value-type="string" table:style-name="ce5">
            <text:p>Gen. 84</text:p>
          </table:table-cell>
          <table:table-cell office:value-type="float" office:value="1707548" table:style-name="ce7">
            <text:p>1707548</text:p>
          </table:table-cell>
          <table:table-cell table:style-name="ce12"/>
          <table:table-cell office:value-type="string" table:style-name="ce5">
            <text:p>Gen. 84</text:p>
          </table:table-cell>
          <table:table-cell office:value-type="float" office:value="1857012" table:style-name="ce7">
            <text:p>1857012</text:p>
          </table:table-cell>
          <table:table-cell table:style-name="ce12"/>
          <table:table-cell office:value-type="string" table:style-name="ce5">
            <text:p>Gen. 84</text:p>
          </table:table-cell>
          <table:table-cell office:value-type="float" office:value="1829940" table:style-name="ce7">
            <text:p>1829940</text:p>
          </table:table-cell>
          <table:table-cell table:style-name="ce12"/>
          <table:table-cell office:value-type="string" table:style-name="ce5">
            <text:p>Gen. 84</text:p>
          </table:table-cell>
          <table:table-cell office:value-type="float" office:value="1742548" table:style-name="ce7">
            <text:p>1742548</text:p>
          </table:table-cell>
          <table:table-cell table:style-name="ce12"/>
          <table:table-cell office:value-type="string" table:style-name="ce5">
            <text:p>Gen. 84</text:p>
          </table:table-cell>
          <table:table-cell office:value-type="float" office:value="1760277" table:style-name="ce7">
            <text:p>1760277</text:p>
          </table:table-cell>
          <table:table-cell table:style-name="ce12"/>
          <table:table-cell office:value-type="string" table:style-name="ce14">
            <text:p>Gen. 84</text:p>
          </table:table-cell>
          <table:table-cell office:value-type="float" office:value="1774571.3333333333" table:formula="of:=AVERAGE([.$CL87];[.$CI87];[.$CF87];[.$CC87];[.$BZ87];[.$BW87];[.$BT87];[.$BQ87];[.$BN87];[.$BK87];[.$BH87];[.$BE87];[.$BB87];[.$AY87];[.$AV87];[.$AS87];[.$AP87];[.$AM87];[.$AJ87];[.$AG87];[.$AD87];[.$AA87];[.$X87];[.$U87];[.$R87];[.$O87];[.$L87];[.$I87];[.$F87];[.$C87])" table:style-name="ce17">
            <text:p>1774571</text:p>
          </table:table-cell>
          <table:table-cell office:value-type="float" office:value="34692.394562868489" table:formula="of:=STDEV([.$CL87];[.$CI87];[.$CF87];[.$CC87];[.$BZ87];[.$BW87];[.$BT87];[.$BQ87];[.$BN87];[.$BK87];[.$BH87];[.$BE87];[.$BB87];[.$AY87];[.$AV87];[.$AS87];[.$AP87];[.$AM87];[.$AJ87];[.$AG87];[.$AD87];[.$AA87];[.$X87];[.$U87];[.$R87];[.$O87];[.$L87];[.$I87];[.$F87];[.$C87])" table:style-name="ce17">
            <text:p>34692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Gen. 85</text:p>
          </table:table-cell>
          <table:table-cell office:value-type="float" office:value="1749020" table:style-name="ce7">
            <text:p>1749020</text:p>
          </table:table-cell>
          <table:table-cell table:style-name="ce12"/>
          <table:table-cell office:value-type="string" table:style-name="ce5">
            <text:p>Gen. 85</text:p>
          </table:table-cell>
          <table:table-cell office:value-type="float" office:value="1818326" table:style-name="ce7">
            <text:p>1818326</text:p>
          </table:table-cell>
          <table:table-cell table:style-name="ce12"/>
          <table:table-cell office:value-type="string" table:style-name="ce5">
            <text:p>Gen. 85</text:p>
          </table:table-cell>
          <table:table-cell office:value-type="float" office:value="1774674" table:style-name="ce7">
            <text:p>1774674</text:p>
          </table:table-cell>
          <table:table-cell table:style-name="ce12"/>
          <table:table-cell office:value-type="string" table:style-name="ce5">
            <text:p>Gen. 85</text:p>
          </table:table-cell>
          <table:table-cell office:value-type="float" office:value="1784213" table:style-name="ce7">
            <text:p>1784213</text:p>
          </table:table-cell>
          <table:table-cell table:style-name="ce12"/>
          <table:table-cell office:value-type="string" table:style-name="ce5">
            <text:p>Gen. 85</text:p>
          </table:table-cell>
          <table:table-cell office:value-type="float" office:value="1780064" table:style-name="ce7">
            <text:p>1780064</text:p>
          </table:table-cell>
          <table:table-cell table:style-name="ce12"/>
          <table:table-cell office:value-type="string" table:style-name="ce5">
            <text:p>Gen. 85</text:p>
          </table:table-cell>
          <table:table-cell office:value-type="float" office:value="1769886" table:style-name="ce7">
            <text:p>1769886</text:p>
          </table:table-cell>
          <table:table-cell table:style-name="ce12"/>
          <table:table-cell office:value-type="string" table:style-name="ce5">
            <text:p>Gen. 85</text:p>
          </table:table-cell>
          <table:table-cell office:value-type="float" office:value="1733134" table:style-name="ce7">
            <text:p>1733134</text:p>
          </table:table-cell>
          <table:table-cell table:style-name="ce12"/>
          <table:table-cell office:value-type="string" table:style-name="ce5">
            <text:p>Gen. 85</text:p>
          </table:table-cell>
          <table:table-cell office:value-type="float" office:value="1739356" table:style-name="ce7">
            <text:p>1739356</text:p>
          </table:table-cell>
          <table:table-cell table:style-name="ce12"/>
          <table:table-cell office:value-type="string" table:style-name="ce5">
            <text:p>Gen. 85</text:p>
          </table:table-cell>
          <table:table-cell office:value-type="float" office:value="1779218" table:style-name="ce7">
            <text:p>1779218</text:p>
          </table:table-cell>
          <table:table-cell table:style-name="ce12"/>
          <table:table-cell office:value-type="string" table:style-name="ce5">
            <text:p>Gen. 85</text:p>
          </table:table-cell>
          <table:table-cell office:value-type="float" office:value="1773846" table:style-name="ce7">
            <text:p>1773846</text:p>
          </table:table-cell>
          <table:table-cell table:style-name="ce12"/>
          <table:table-cell office:value-type="string" table:style-name="ce5">
            <text:p>Gen. 85</text:p>
          </table:table-cell>
          <table:table-cell office:value-type="float" office:value="1793612" table:style-name="ce7">
            <text:p>1793612</text:p>
          </table:table-cell>
          <table:table-cell table:style-name="ce12"/>
          <table:table-cell office:value-type="string" table:style-name="ce5">
            <text:p>Gen. 85</text:p>
          </table:table-cell>
          <table:table-cell office:value-type="float" office:value="1754734" table:style-name="ce7">
            <text:p>1754734</text:p>
          </table:table-cell>
          <table:table-cell table:style-name="ce12"/>
          <table:table-cell office:value-type="string" table:style-name="ce5">
            <text:p>Gen. 85</text:p>
          </table:table-cell>
          <table:table-cell office:value-type="float" office:value="1825688" table:style-name="ce7">
            <text:p>1825688</text:p>
          </table:table-cell>
          <table:table-cell table:style-name="ce12"/>
          <table:table-cell office:value-type="string" table:style-name="ce5">
            <text:p>Gen. 85</text:p>
          </table:table-cell>
          <table:table-cell office:value-type="float" office:value="1769336" table:style-name="ce7">
            <text:p>1769336</text:p>
          </table:table-cell>
          <table:table-cell table:style-name="ce12"/>
          <table:table-cell office:value-type="string" table:style-name="ce5">
            <text:p>Gen. 85</text:p>
          </table:table-cell>
          <table:table-cell office:value-type="float" office:value="1768758" table:style-name="ce7">
            <text:p>1768758</text:p>
          </table:table-cell>
          <table:table-cell table:style-name="ce12"/>
          <table:table-cell office:value-type="string" table:style-name="ce5">
            <text:p>Gen. 85</text:p>
          </table:table-cell>
          <table:table-cell office:value-type="float" office:value="1762850" table:style-name="ce7">
            <text:p>1762850</text:p>
          </table:table-cell>
          <table:table-cell table:style-name="ce12"/>
          <table:table-cell office:value-type="string" table:style-name="ce5">
            <text:p>Gen. 85</text:p>
          </table:table-cell>
          <table:table-cell office:value-type="float" office:value="1797144" table:style-name="ce7">
            <text:p>1797144</text:p>
          </table:table-cell>
          <table:table-cell table:style-name="ce12"/>
          <table:table-cell office:value-type="string" table:style-name="ce5">
            <text:p>Gen. 85</text:p>
          </table:table-cell>
          <table:table-cell office:value-type="float" office:value="1738138" table:style-name="ce7">
            <text:p>1738138</text:p>
          </table:table-cell>
          <table:table-cell table:style-name="ce12"/>
          <table:table-cell office:value-type="string" table:style-name="ce5">
            <text:p>Gen. 85</text:p>
          </table:table-cell>
          <table:table-cell office:value-type="float" office:value="1753188" table:style-name="ce7">
            <text:p>1753188</text:p>
          </table:table-cell>
          <table:table-cell table:style-name="ce12"/>
          <table:table-cell office:value-type="string" table:style-name="ce5">
            <text:p>Gen. 85</text:p>
          </table:table-cell>
          <table:table-cell office:value-type="float" office:value="1791597" table:style-name="ce7">
            <text:p>1791597</text:p>
          </table:table-cell>
          <table:table-cell table:style-name="ce12"/>
          <table:table-cell office:value-type="string" table:style-name="ce5">
            <text:p>Gen. 85</text:p>
          </table:table-cell>
          <table:table-cell office:value-type="float" office:value="1832708" table:style-name="ce7">
            <text:p>1832708</text:p>
          </table:table-cell>
          <table:table-cell table:style-name="ce12"/>
          <table:table-cell office:value-type="string" table:style-name="ce5">
            <text:p>Gen. 85</text:p>
          </table:table-cell>
          <table:table-cell office:value-type="float" office:value="1737760" table:style-name="ce7">
            <text:p>1737760</text:p>
          </table:table-cell>
          <table:table-cell table:style-name="ce12"/>
          <table:table-cell office:value-type="string" table:style-name="ce5">
            <text:p>Gen. 85</text:p>
          </table:table-cell>
          <table:table-cell office:value-type="float" office:value="1769864" table:style-name="ce7">
            <text:p>1769864</text:p>
          </table:table-cell>
          <table:table-cell table:style-name="ce12"/>
          <table:table-cell office:value-type="string" table:style-name="ce5">
            <text:p>Gen. 85</text:p>
          </table:table-cell>
          <table:table-cell office:value-type="float" office:value="1719931" table:style-name="ce7">
            <text:p>1719931</text:p>
          </table:table-cell>
          <table:table-cell table:style-name="ce12"/>
          <table:table-cell office:value-type="string" table:style-name="ce5">
            <text:p>Gen. 85</text:p>
          </table:table-cell>
          <table:table-cell office:value-type="float" office:value="1778932" table:style-name="ce7">
            <text:p>1778932</text:p>
          </table:table-cell>
          <table:table-cell table:style-name="ce12"/>
          <table:table-cell office:value-type="string" table:style-name="ce5">
            <text:p>Gen. 85</text:p>
          </table:table-cell>
          <table:table-cell office:value-type="float" office:value="1706148" table:style-name="ce7">
            <text:p>1706148</text:p>
          </table:table-cell>
          <table:table-cell table:style-name="ce12"/>
          <table:table-cell office:value-type="string" table:style-name="ce5">
            <text:p>Gen. 85</text:p>
          </table:table-cell>
          <table:table-cell office:value-type="float" office:value="1857012" table:style-name="ce7">
            <text:p>1857012</text:p>
          </table:table-cell>
          <table:table-cell table:style-name="ce12"/>
          <table:table-cell office:value-type="string" table:style-name="ce5">
            <text:p>Gen. 85</text:p>
          </table:table-cell>
          <table:table-cell office:value-type="float" office:value="1829940" table:style-name="ce7">
            <text:p>1829940</text:p>
          </table:table-cell>
          <table:table-cell table:style-name="ce12"/>
          <table:table-cell office:value-type="string" table:style-name="ce5">
            <text:p>Gen. 85</text:p>
          </table:table-cell>
          <table:table-cell office:value-type="float" office:value="1741002" table:style-name="ce7">
            <text:p>1741002</text:p>
          </table:table-cell>
          <table:table-cell table:style-name="ce12"/>
          <table:table-cell office:value-type="string" table:style-name="ce5">
            <text:p>Gen. 85</text:p>
          </table:table-cell>
          <table:table-cell office:value-type="float" office:value="1758169" table:style-name="ce7">
            <text:p>1758169</text:p>
          </table:table-cell>
          <table:table-cell table:style-name="ce12"/>
          <table:table-cell office:value-type="string" table:style-name="ce14">
            <text:p>Gen. 85</text:p>
          </table:table-cell>
          <table:table-cell office:value-type="float" office:value="1772941.6" table:formula="of:=AVERAGE([.$CL88];[.$CI88];[.$CF88];[.$CC88];[.$BZ88];[.$BW88];[.$BT88];[.$BQ88];[.$BN88];[.$BK88];[.$BH88];[.$BE88];[.$BB88];[.$AY88];[.$AV88];[.$AS88];[.$AP88];[.$AM88];[.$AJ88];[.$AG88];[.$AD88];[.$AA88];[.$X88];[.$U88];[.$R88];[.$O88];[.$L88];[.$I88];[.$F88];[.$C88])" table:style-name="ce17">
            <text:p>1772942</text:p>
          </table:table-cell>
          <table:table-cell office:value-type="float" office:value="34970.519664820335" table:formula="of:=STDEV([.$CL88];[.$CI88];[.$CF88];[.$CC88];[.$BZ88];[.$BW88];[.$BT88];[.$BQ88];[.$BN88];[.$BK88];[.$BH88];[.$BE88];[.$BB88];[.$AY88];[.$AV88];[.$AS88];[.$AP88];[.$AM88];[.$AJ88];[.$AG88];[.$AD88];[.$AA88];[.$X88];[.$U88];[.$R88];[.$O88];[.$L88];[.$I88];[.$F88];[.$C88])" table:style-name="ce17">
            <text:p>34971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Gen. 86</text:p>
          </table:table-cell>
          <table:table-cell office:value-type="float" office:value="1745436" table:style-name="ce7">
            <text:p>1745436</text:p>
          </table:table-cell>
          <table:table-cell table:style-name="ce12"/>
          <table:table-cell office:value-type="string" table:style-name="ce5">
            <text:p>Gen. 86</text:p>
          </table:table-cell>
          <table:table-cell office:value-type="float" office:value="1818326" table:style-name="ce7">
            <text:p>1818326</text:p>
          </table:table-cell>
          <table:table-cell table:style-name="ce12"/>
          <table:table-cell office:value-type="string" table:style-name="ce5">
            <text:p>Gen. 86</text:p>
          </table:table-cell>
          <table:table-cell office:value-type="float" office:value="1771152" table:style-name="ce7">
            <text:p>1771152</text:p>
          </table:table-cell>
          <table:table-cell table:style-name="ce12"/>
          <table:table-cell office:value-type="string" table:style-name="ce5">
            <text:p>Gen. 86</text:p>
          </table:table-cell>
          <table:table-cell office:value-type="float" office:value="1781017" table:style-name="ce7">
            <text:p>1781017</text:p>
          </table:table-cell>
          <table:table-cell table:style-name="ce12"/>
          <table:table-cell office:value-type="string" table:style-name="ce5">
            <text:p>Gen. 86</text:p>
          </table:table-cell>
          <table:table-cell office:value-type="float" office:value="1779484" table:style-name="ce7">
            <text:p>1779484</text:p>
          </table:table-cell>
          <table:table-cell table:style-name="ce12"/>
          <table:table-cell office:value-type="string" table:style-name="ce5">
            <text:p>Gen. 86</text:p>
          </table:table-cell>
          <table:table-cell office:value-type="float" office:value="1767466" table:style-name="ce7">
            <text:p>1767466</text:p>
          </table:table-cell>
          <table:table-cell table:style-name="ce12"/>
          <table:table-cell office:value-type="string" table:style-name="ce5">
            <text:p>Gen. 86</text:p>
          </table:table-cell>
          <table:table-cell office:value-type="float" office:value="1732420" table:style-name="ce7">
            <text:p>1732420</text:p>
          </table:table-cell>
          <table:table-cell table:style-name="ce12"/>
          <table:table-cell office:value-type="string" table:style-name="ce5">
            <text:p>Gen. 86</text:p>
          </table:table-cell>
          <table:table-cell office:value-type="float" office:value="1739356" table:style-name="ce7">
            <text:p>1739356</text:p>
          </table:table-cell>
          <table:table-cell table:style-name="ce12"/>
          <table:table-cell office:value-type="string" table:style-name="ce5">
            <text:p>Gen. 86</text:p>
          </table:table-cell>
          <table:table-cell office:value-type="float" office:value="1777908" table:style-name="ce7">
            <text:p>1777908</text:p>
          </table:table-cell>
          <table:table-cell table:style-name="ce12"/>
          <table:table-cell office:value-type="string" table:style-name="ce5">
            <text:p>Gen. 86</text:p>
          </table:table-cell>
          <table:table-cell office:value-type="float" office:value="1771756" table:style-name="ce7">
            <text:p>1771756</text:p>
          </table:table-cell>
          <table:table-cell table:style-name="ce12"/>
          <table:table-cell office:value-type="string" table:style-name="ce5">
            <text:p>Gen. 86</text:p>
          </table:table-cell>
          <table:table-cell office:value-type="float" office:value="1793072" table:style-name="ce7">
            <text:p>1793072</text:p>
          </table:table-cell>
          <table:table-cell table:style-name="ce12"/>
          <table:table-cell office:value-type="string" table:style-name="ce5">
            <text:p>Gen. 86</text:p>
          </table:table-cell>
          <table:table-cell office:value-type="float" office:value="1753010" table:style-name="ce7">
            <text:p>1753010</text:p>
          </table:table-cell>
          <table:table-cell table:style-name="ce12"/>
          <table:table-cell office:value-type="string" table:style-name="ce5">
            <text:p>Gen. 86</text:p>
          </table:table-cell>
          <table:table-cell office:value-type="float" office:value="1825158" table:style-name="ce7">
            <text:p>1825158</text:p>
          </table:table-cell>
          <table:table-cell table:style-name="ce12"/>
          <table:table-cell office:value-type="string" table:style-name="ce5">
            <text:p>Gen. 86</text:p>
          </table:table-cell>
          <table:table-cell office:value-type="float" office:value="1769336" table:style-name="ce7">
            <text:p>1769336</text:p>
          </table:table-cell>
          <table:table-cell table:style-name="ce12"/>
          <table:table-cell office:value-type="string" table:style-name="ce5">
            <text:p>Gen. 86</text:p>
          </table:table-cell>
          <table:table-cell office:value-type="float" office:value="1766038" table:style-name="ce7">
            <text:p>1766038</text:p>
          </table:table-cell>
          <table:table-cell table:style-name="ce12"/>
          <table:table-cell office:value-type="string" table:style-name="ce5">
            <text:p>Gen. 86</text:p>
          </table:table-cell>
          <table:table-cell office:value-type="float" office:value="1761990" table:style-name="ce7">
            <text:p>1761990</text:p>
          </table:table-cell>
          <table:table-cell table:style-name="ce12"/>
          <table:table-cell office:value-type="string" table:style-name="ce5">
            <text:p>Gen. 86</text:p>
          </table:table-cell>
          <table:table-cell office:value-type="float" office:value="1795204" table:style-name="ce7">
            <text:p>1795204</text:p>
          </table:table-cell>
          <table:table-cell table:style-name="ce12"/>
          <table:table-cell office:value-type="string" table:style-name="ce5">
            <text:p>Gen. 86</text:p>
          </table:table-cell>
          <table:table-cell office:value-type="float" office:value="1734942" table:style-name="ce7">
            <text:p>1734942</text:p>
          </table:table-cell>
          <table:table-cell table:style-name="ce12"/>
          <table:table-cell office:value-type="string" table:style-name="ce5">
            <text:p>Gen. 86</text:p>
          </table:table-cell>
          <table:table-cell office:value-type="float" office:value="1749084" table:style-name="ce7">
            <text:p>1749084</text:p>
          </table:table-cell>
          <table:table-cell table:style-name="ce12"/>
          <table:table-cell office:value-type="string" table:style-name="ce5">
            <text:p>Gen. 86</text:p>
          </table:table-cell>
          <table:table-cell office:value-type="float" office:value="1791517" table:style-name="ce7">
            <text:p>1791517</text:p>
          </table:table-cell>
          <table:table-cell table:style-name="ce12"/>
          <table:table-cell office:value-type="string" table:style-name="ce5">
            <text:p>Gen. 86</text:p>
          </table:table-cell>
          <table:table-cell office:value-type="float" office:value="1830868" table:style-name="ce7">
            <text:p>1830868</text:p>
          </table:table-cell>
          <table:table-cell table:style-name="ce12"/>
          <table:table-cell office:value-type="string" table:style-name="ce5">
            <text:p>Gen. 86</text:p>
          </table:table-cell>
          <table:table-cell office:value-type="float" office:value="1737530" table:style-name="ce7">
            <text:p>1737530</text:p>
          </table:table-cell>
          <table:table-cell table:style-name="ce12"/>
          <table:table-cell office:value-type="string" table:style-name="ce5">
            <text:p>Gen. 86</text:p>
          </table:table-cell>
          <table:table-cell office:value-type="float" office:value="1769724" table:style-name="ce7">
            <text:p>1769724</text:p>
          </table:table-cell>
          <table:table-cell table:style-name="ce12"/>
          <table:table-cell office:value-type="string" table:style-name="ce5">
            <text:p>Gen. 86</text:p>
          </table:table-cell>
          <table:table-cell office:value-type="float" office:value="1719641" table:style-name="ce7">
            <text:p>1719641</text:p>
          </table:table-cell>
          <table:table-cell table:style-name="ce12"/>
          <table:table-cell office:value-type="string" table:style-name="ce5">
            <text:p>Gen. 86</text:p>
          </table:table-cell>
          <table:table-cell office:value-type="float" office:value="1777628" table:style-name="ce7">
            <text:p>1777628</text:p>
          </table:table-cell>
          <table:table-cell table:style-name="ce12"/>
          <table:table-cell office:value-type="string" table:style-name="ce5">
            <text:p>Gen. 86</text:p>
          </table:table-cell>
          <table:table-cell office:value-type="float" office:value="1704872" table:style-name="ce7">
            <text:p>1704872</text:p>
          </table:table-cell>
          <table:table-cell table:style-name="ce12"/>
          <table:table-cell office:value-type="string" table:style-name="ce5">
            <text:p>Gen. 86</text:p>
          </table:table-cell>
          <table:table-cell office:value-type="float" office:value="1855884" table:style-name="ce7">
            <text:p>1855884</text:p>
          </table:table-cell>
          <table:table-cell table:style-name="ce12"/>
          <table:table-cell office:value-type="string" table:style-name="ce5">
            <text:p>Gen. 86</text:p>
          </table:table-cell>
          <table:table-cell office:value-type="float" office:value="1827000" table:style-name="ce7">
            <text:p>1827000</text:p>
          </table:table-cell>
          <table:table-cell table:style-name="ce12"/>
          <table:table-cell office:value-type="string" table:style-name="ce5">
            <text:p>Gen. 86</text:p>
          </table:table-cell>
          <table:table-cell office:value-type="float" office:value="1738708" table:style-name="ce7">
            <text:p>1738708</text:p>
          </table:table-cell>
          <table:table-cell table:style-name="ce12"/>
          <table:table-cell office:value-type="string" table:style-name="ce5">
            <text:p>Gen. 86</text:p>
          </table:table-cell>
          <table:table-cell office:value-type="float" office:value="1756193" table:style-name="ce7">
            <text:p>1756193</text:p>
          </table:table-cell>
          <table:table-cell table:style-name="ce12"/>
          <table:table-cell office:value-type="string" table:style-name="ce14">
            <text:p>Gen. 86</text:p>
          </table:table-cell>
          <table:table-cell office:value-type="float" office:value="1771390.6666666667" table:formula="of:=AVERAGE([.$CL89];[.$CI89];[.$CF89];[.$CC89];[.$BZ89];[.$BW89];[.$BT89];[.$BQ89];[.$BN89];[.$BK89];[.$BH89];[.$BE89];[.$BB89];[.$AY89];[.$AV89];[.$AS89];[.$AP89];[.$AM89];[.$AJ89];[.$AG89];[.$AD89];[.$AA89];[.$X89];[.$U89];[.$R89];[.$O89];[.$L89];[.$I89];[.$F89];[.$C89])" table:style-name="ce17">
            <text:p>1771391</text:p>
          </table:table-cell>
          <table:table-cell office:value-type="float" office:value="35044.437716284949" table:formula="of:=STDEV([.$CL89];[.$CI89];[.$CF89];[.$CC89];[.$BZ89];[.$BW89];[.$BT89];[.$BQ89];[.$BN89];[.$BK89];[.$BH89];[.$BE89];[.$BB89];[.$AY89];[.$AV89];[.$AS89];[.$AP89];[.$AM89];[.$AJ89];[.$AG89];[.$AD89];[.$AA89];[.$X89];[.$U89];[.$R89];[.$O89];[.$L89];[.$I89];[.$F89];[.$C89])" table:style-name="ce17">
            <text:p>35044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Gen. 87</text:p>
          </table:table-cell>
          <table:table-cell office:value-type="float" office:value="1744778" table:style-name="ce7">
            <text:p>1744778</text:p>
          </table:table-cell>
          <table:table-cell table:style-name="ce12"/>
          <table:table-cell office:value-type="string" table:style-name="ce5">
            <text:p>Gen. 87</text:p>
          </table:table-cell>
          <table:table-cell office:value-type="float" office:value="1814916" table:style-name="ce7">
            <text:p>1814916</text:p>
          </table:table-cell>
          <table:table-cell table:style-name="ce12"/>
          <table:table-cell office:value-type="string" table:style-name="ce5">
            <text:p>Gen. 87</text:p>
          </table:table-cell>
          <table:table-cell office:value-type="float" office:value="1770562" table:style-name="ce7">
            <text:p>1770562</text:p>
          </table:table-cell>
          <table:table-cell table:style-name="ce12"/>
          <table:table-cell office:value-type="string" table:style-name="ce5">
            <text:p>Gen. 87</text:p>
          </table:table-cell>
          <table:table-cell office:value-type="float" office:value="1779477" table:style-name="ce7">
            <text:p>1779477</text:p>
          </table:table-cell>
          <table:table-cell table:style-name="ce12"/>
          <table:table-cell office:value-type="string" table:style-name="ce5">
            <text:p>Gen. 87</text:p>
          </table:table-cell>
          <table:table-cell office:value-type="float" office:value="1776984" table:style-name="ce7">
            <text:p>1776984</text:p>
          </table:table-cell>
          <table:table-cell table:style-name="ce12"/>
          <table:table-cell office:value-type="string" table:style-name="ce5">
            <text:p>Gen. 87</text:p>
          </table:table-cell>
          <table:table-cell office:value-type="float" office:value="1766166" table:style-name="ce7">
            <text:p>1766166</text:p>
          </table:table-cell>
          <table:table-cell table:style-name="ce12"/>
          <table:table-cell office:value-type="string" table:style-name="ce5">
            <text:p>Gen. 87</text:p>
          </table:table-cell>
          <table:table-cell office:value-type="float" office:value="1731080" table:style-name="ce7">
            <text:p>1731080</text:p>
          </table:table-cell>
          <table:table-cell table:style-name="ce12"/>
          <table:table-cell office:value-type="string" table:style-name="ce5">
            <text:p>Gen. 87</text:p>
          </table:table-cell>
          <table:table-cell office:value-type="float" office:value="1737996" table:style-name="ce7">
            <text:p>1737996</text:p>
          </table:table-cell>
          <table:table-cell table:style-name="ce12"/>
          <table:table-cell office:value-type="string" table:style-name="ce5">
            <text:p>Gen. 87</text:p>
          </table:table-cell>
          <table:table-cell office:value-type="float" office:value="1774658" table:style-name="ce7">
            <text:p>1774658</text:p>
          </table:table-cell>
          <table:table-cell table:style-name="ce12"/>
          <table:table-cell office:value-type="string" table:style-name="ce5">
            <text:p>Gen. 87</text:p>
          </table:table-cell>
          <table:table-cell office:value-type="float" office:value="1769686" table:style-name="ce7">
            <text:p>1769686</text:p>
          </table:table-cell>
          <table:table-cell table:style-name="ce12"/>
          <table:table-cell office:value-type="string" table:style-name="ce5">
            <text:p>Gen. 87</text:p>
          </table:table-cell>
          <table:table-cell office:value-type="float" office:value="1791692" table:style-name="ce7">
            <text:p>1791692</text:p>
          </table:table-cell>
          <table:table-cell table:style-name="ce12"/>
          <table:table-cell office:value-type="string" table:style-name="ce5">
            <text:p>Gen. 87</text:p>
          </table:table-cell>
          <table:table-cell office:value-type="float" office:value="1751154" table:style-name="ce7">
            <text:p>1751154</text:p>
          </table:table-cell>
          <table:table-cell table:style-name="ce12"/>
          <table:table-cell office:value-type="string" table:style-name="ce5">
            <text:p>Gen. 87</text:p>
          </table:table-cell>
          <table:table-cell office:value-type="float" office:value="1820738" table:style-name="ce7">
            <text:p>1820738</text:p>
          </table:table-cell>
          <table:table-cell table:style-name="ce12"/>
          <table:table-cell office:value-type="string" table:style-name="ce5">
            <text:p>Gen. 87</text:p>
          </table:table-cell>
          <table:table-cell office:value-type="float" office:value="1767436" table:style-name="ce7">
            <text:p>1767436</text:p>
          </table:table-cell>
          <table:table-cell table:style-name="ce12"/>
          <table:table-cell office:value-type="string" table:style-name="ce5">
            <text:p>Gen. 87</text:p>
          </table:table-cell>
          <table:table-cell office:value-type="float" office:value="1766038" table:style-name="ce7">
            <text:p>1766038</text:p>
          </table:table-cell>
          <table:table-cell table:style-name="ce12"/>
          <table:table-cell office:value-type="string" table:style-name="ce5">
            <text:p>Gen. 87</text:p>
          </table:table-cell>
          <table:table-cell office:value-type="float" office:value="1758690" table:style-name="ce7">
            <text:p>1758690</text:p>
          </table:table-cell>
          <table:table-cell table:style-name="ce12"/>
          <table:table-cell office:value-type="string" table:style-name="ce5">
            <text:p>Gen. 87</text:p>
          </table:table-cell>
          <table:table-cell office:value-type="float" office:value="1792544" table:style-name="ce7">
            <text:p>1792544</text:p>
          </table:table-cell>
          <table:table-cell table:style-name="ce12"/>
          <table:table-cell office:value-type="string" table:style-name="ce5">
            <text:p>Gen. 87</text:p>
          </table:table-cell>
          <table:table-cell office:value-type="float" office:value="1734942" table:style-name="ce7">
            <text:p>1734942</text:p>
          </table:table-cell>
          <table:table-cell table:style-name="ce12"/>
          <table:table-cell office:value-type="string" table:style-name="ce5">
            <text:p>Gen. 87</text:p>
          </table:table-cell>
          <table:table-cell office:value-type="float" office:value="1748484" table:style-name="ce7">
            <text:p>1748484</text:p>
          </table:table-cell>
          <table:table-cell table:style-name="ce12"/>
          <table:table-cell office:value-type="string" table:style-name="ce5">
            <text:p>Gen. 87</text:p>
          </table:table-cell>
          <table:table-cell office:value-type="float" office:value="1789715" table:style-name="ce7">
            <text:p>1789715</text:p>
          </table:table-cell>
          <table:table-cell table:style-name="ce12"/>
          <table:table-cell office:value-type="string" table:style-name="ce5">
            <text:p>Gen. 87</text:p>
          </table:table-cell>
          <table:table-cell office:value-type="float" office:value="1829986" table:style-name="ce7">
            <text:p>1829986</text:p>
          </table:table-cell>
          <table:table-cell table:style-name="ce12"/>
          <table:table-cell office:value-type="string" table:style-name="ce5">
            <text:p>Gen. 87</text:p>
          </table:table-cell>
          <table:table-cell office:value-type="float" office:value="1735798" table:style-name="ce7">
            <text:p>1735798</text:p>
          </table:table-cell>
          <table:table-cell table:style-name="ce12"/>
          <table:table-cell office:value-type="string" table:style-name="ce5">
            <text:p>Gen. 87</text:p>
          </table:table-cell>
          <table:table-cell office:value-type="float" office:value="1766624" table:style-name="ce7">
            <text:p>1766624</text:p>
          </table:table-cell>
          <table:table-cell table:style-name="ce12"/>
          <table:table-cell office:value-type="string" table:style-name="ce5">
            <text:p>Gen. 87</text:p>
          </table:table-cell>
          <table:table-cell office:value-type="float" office:value="1715811" table:style-name="ce7">
            <text:p>1715811</text:p>
          </table:table-cell>
          <table:table-cell table:style-name="ce12"/>
          <table:table-cell office:value-type="string" table:style-name="ce5">
            <text:p>Gen. 87</text:p>
          </table:table-cell>
          <table:table-cell office:value-type="float" office:value="1776412" table:style-name="ce7">
            <text:p>1776412</text:p>
          </table:table-cell>
          <table:table-cell table:style-name="ce12"/>
          <table:table-cell office:value-type="string" table:style-name="ce5">
            <text:p>Gen. 87</text:p>
          </table:table-cell>
          <table:table-cell office:value-type="float" office:value="1704872" table:style-name="ce7">
            <text:p>1704872</text:p>
          </table:table-cell>
          <table:table-cell table:style-name="ce12"/>
          <table:table-cell office:value-type="string" table:style-name="ce5">
            <text:p>Gen. 87</text:p>
          </table:table-cell>
          <table:table-cell office:value-type="float" office:value="1853134" table:style-name="ce7">
            <text:p>1853134</text:p>
          </table:table-cell>
          <table:table-cell table:style-name="ce12"/>
          <table:table-cell office:value-type="string" table:style-name="ce5">
            <text:p>Gen. 87</text:p>
          </table:table-cell>
          <table:table-cell office:value-type="float" office:value="1826106" table:style-name="ce7">
            <text:p>1826106</text:p>
          </table:table-cell>
          <table:table-cell table:style-name="ce12"/>
          <table:table-cell office:value-type="string" table:style-name="ce5">
            <text:p>Gen. 87</text:p>
          </table:table-cell>
          <table:table-cell office:value-type="float" office:value="1738470" table:style-name="ce7">
            <text:p>1738470</text:p>
          </table:table-cell>
          <table:table-cell table:style-name="ce12"/>
          <table:table-cell office:value-type="string" table:style-name="ce5">
            <text:p>Gen. 87</text:p>
          </table:table-cell>
          <table:table-cell office:value-type="float" office:value="1755337" table:style-name="ce7">
            <text:p>1755337</text:p>
          </table:table-cell>
          <table:table-cell table:style-name="ce12"/>
          <table:table-cell office:value-type="string" table:style-name="ce14">
            <text:p>Gen. 87</text:p>
          </table:table-cell>
          <table:table-cell office:value-type="float" office:value="1769676.2" table:formula="of:=AVERAGE([.$CL90];[.$CI90];[.$CF90];[.$CC90];[.$BZ90];[.$BW90];[.$BT90];[.$BQ90];[.$BN90];[.$BK90];[.$BH90];[.$BE90];[.$BB90];[.$AY90];[.$AV90];[.$AS90];[.$AP90];[.$AM90];[.$AJ90];[.$AG90];[.$AD90];[.$AA90];[.$X90];[.$U90];[.$R90];[.$O90];[.$L90];[.$I90];[.$F90];[.$C90])" table:style-name="ce17">
            <text:p>1769676</text:p>
          </table:table-cell>
          <table:table-cell office:value-type="float" office:value="34626.598127590514" table:formula="of:=STDEV([.$CL90];[.$CI90];[.$CF90];[.$CC90];[.$BZ90];[.$BW90];[.$BT90];[.$BQ90];[.$BN90];[.$BK90];[.$BH90];[.$BE90];[.$BB90];[.$AY90];[.$AV90];[.$AS90];[.$AP90];[.$AM90];[.$AJ90];[.$AG90];[.$AD90];[.$AA90];[.$X90];[.$U90];[.$R90];[.$O90];[.$L90];[.$I90];[.$F90];[.$C90])" table:style-name="ce17">
            <text:p>34627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Gen. 88</text:p>
          </table:table-cell>
          <table:table-cell office:value-type="float" office:value="1742236" table:style-name="ce7">
            <text:p>1742236</text:p>
          </table:table-cell>
          <table:table-cell table:style-name="ce12"/>
          <table:table-cell office:value-type="string" table:style-name="ce5">
            <text:p>Gen. 88</text:p>
          </table:table-cell>
          <table:table-cell office:value-type="float" office:value="1814006" table:style-name="ce7">
            <text:p>1814006</text:p>
          </table:table-cell>
          <table:table-cell table:style-name="ce12"/>
          <table:table-cell office:value-type="string" table:style-name="ce5">
            <text:p>Gen. 88</text:p>
          </table:table-cell>
          <table:table-cell office:value-type="float" office:value="1769738" table:style-name="ce7">
            <text:p>1769738</text:p>
          </table:table-cell>
          <table:table-cell table:style-name="ce12"/>
          <table:table-cell office:value-type="string" table:style-name="ce5">
            <text:p>Gen. 88</text:p>
          </table:table-cell>
          <table:table-cell office:value-type="float" office:value="1777957" table:style-name="ce7">
            <text:p>1777957</text:p>
          </table:table-cell>
          <table:table-cell table:style-name="ce12"/>
          <table:table-cell office:value-type="string" table:style-name="ce5">
            <text:p>Gen. 88</text:p>
          </table:table-cell>
          <table:table-cell office:value-type="float" office:value="1775224" table:style-name="ce7">
            <text:p>1775224</text:p>
          </table:table-cell>
          <table:table-cell table:style-name="ce12"/>
          <table:table-cell office:value-type="string" table:style-name="ce5">
            <text:p>Gen. 88</text:p>
          </table:table-cell>
          <table:table-cell office:value-type="float" office:value="1766166" table:style-name="ce7">
            <text:p>1766166</text:p>
          </table:table-cell>
          <table:table-cell table:style-name="ce12"/>
          <table:table-cell office:value-type="string" table:style-name="ce5">
            <text:p>Gen. 88</text:p>
          </table:table-cell>
          <table:table-cell office:value-type="float" office:value="1727340" table:style-name="ce7">
            <text:p>1727340</text:p>
          </table:table-cell>
          <table:table-cell table:style-name="ce12"/>
          <table:table-cell office:value-type="string" table:style-name="ce5">
            <text:p>Gen. 88</text:p>
          </table:table-cell>
          <table:table-cell office:value-type="float" office:value="1737086" table:style-name="ce7">
            <text:p>1737086</text:p>
          </table:table-cell>
          <table:table-cell table:style-name="ce12"/>
          <table:table-cell office:value-type="string" table:style-name="ce5">
            <text:p>Gen. 88</text:p>
          </table:table-cell>
          <table:table-cell office:value-type="float" office:value="1772822" table:style-name="ce7">
            <text:p>1772822</text:p>
          </table:table-cell>
          <table:table-cell table:style-name="ce12"/>
          <table:table-cell office:value-type="string" table:style-name="ce5">
            <text:p>Gen. 88</text:p>
          </table:table-cell>
          <table:table-cell office:value-type="float" office:value="1769686" table:style-name="ce7">
            <text:p>1769686</text:p>
          </table:table-cell>
          <table:table-cell table:style-name="ce12"/>
          <table:table-cell office:value-type="string" table:style-name="ce5">
            <text:p>Gen. 88</text:p>
          </table:table-cell>
          <table:table-cell office:value-type="float" office:value="1790332" table:style-name="ce7">
            <text:p>1790332</text:p>
          </table:table-cell>
          <table:table-cell table:style-name="ce12"/>
          <table:table-cell office:value-type="string" table:style-name="ce5">
            <text:p>Gen. 88</text:p>
          </table:table-cell>
          <table:table-cell office:value-type="float" office:value="1748310" table:style-name="ce7">
            <text:p>1748310</text:p>
          </table:table-cell>
          <table:table-cell table:style-name="ce12"/>
          <table:table-cell office:value-type="string" table:style-name="ce5">
            <text:p>Gen. 88</text:p>
          </table:table-cell>
          <table:table-cell office:value-type="float" office:value="1820068" table:style-name="ce7">
            <text:p>1820068</text:p>
          </table:table-cell>
          <table:table-cell table:style-name="ce12"/>
          <table:table-cell office:value-type="string" table:style-name="ce5">
            <text:p>Gen. 88</text:p>
          </table:table-cell>
          <table:table-cell office:value-type="float" office:value="1764736" table:style-name="ce7">
            <text:p>1764736</text:p>
          </table:table-cell>
          <table:table-cell table:style-name="ce12"/>
          <table:table-cell office:value-type="string" table:style-name="ce5">
            <text:p>Gen. 88</text:p>
          </table:table-cell>
          <table:table-cell office:value-type="float" office:value="1765698" table:style-name="ce7">
            <text:p>1765698</text:p>
          </table:table-cell>
          <table:table-cell table:style-name="ce12"/>
          <table:table-cell office:value-type="string" table:style-name="ce5">
            <text:p>Gen. 88</text:p>
          </table:table-cell>
          <table:table-cell office:value-type="float" office:value="1758050" table:style-name="ce7">
            <text:p>1758050</text:p>
          </table:table-cell>
          <table:table-cell table:style-name="ce12"/>
          <table:table-cell office:value-type="string" table:style-name="ce5">
            <text:p>Gen. 88</text:p>
          </table:table-cell>
          <table:table-cell office:value-type="float" office:value="1792104" table:style-name="ce7">
            <text:p>1792104</text:p>
          </table:table-cell>
          <table:table-cell table:style-name="ce12"/>
          <table:table-cell office:value-type="string" table:style-name="ce5">
            <text:p>Gen. 88</text:p>
          </table:table-cell>
          <table:table-cell office:value-type="float" office:value="1732076" table:style-name="ce7">
            <text:p>1732076</text:p>
          </table:table-cell>
          <table:table-cell table:style-name="ce12"/>
          <table:table-cell office:value-type="string" table:style-name="ce5">
            <text:p>Gen. 88</text:p>
          </table:table-cell>
          <table:table-cell office:value-type="float" office:value="1744246" table:style-name="ce7">
            <text:p>1744246</text:p>
          </table:table-cell>
          <table:table-cell table:style-name="ce12"/>
          <table:table-cell office:value-type="string" table:style-name="ce5">
            <text:p>Gen. 88</text:p>
          </table:table-cell>
          <table:table-cell office:value-type="float" office:value="1788357" table:style-name="ce7">
            <text:p>1788357</text:p>
          </table:table-cell>
          <table:table-cell table:style-name="ce12"/>
          <table:table-cell office:value-type="string" table:style-name="ce5">
            <text:p>Gen. 88</text:p>
          </table:table-cell>
          <table:table-cell office:value-type="float" office:value="1825486" table:style-name="ce7">
            <text:p>1825486</text:p>
          </table:table-cell>
          <table:table-cell table:style-name="ce12"/>
          <table:table-cell office:value-type="string" table:style-name="ce5">
            <text:p>Gen. 88</text:p>
          </table:table-cell>
          <table:table-cell office:value-type="float" office:value="1735798" table:style-name="ce7">
            <text:p>1735798</text:p>
          </table:table-cell>
          <table:table-cell table:style-name="ce12"/>
          <table:table-cell office:value-type="string" table:style-name="ce5">
            <text:p>Gen. 88</text:p>
          </table:table-cell>
          <table:table-cell office:value-type="float" office:value="1766498" table:style-name="ce7">
            <text:p>1766498</text:p>
          </table:table-cell>
          <table:table-cell table:style-name="ce12"/>
          <table:table-cell office:value-type="string" table:style-name="ce5">
            <text:p>Gen. 88</text:p>
          </table:table-cell>
          <table:table-cell office:value-type="float" office:value="1715811" table:style-name="ce7">
            <text:p>1715811</text:p>
          </table:table-cell>
          <table:table-cell table:style-name="ce12"/>
          <table:table-cell office:value-type="string" table:style-name="ce5">
            <text:p>Gen. 88</text:p>
          </table:table-cell>
          <table:table-cell office:value-type="float" office:value="1775392" table:style-name="ce7">
            <text:p>1775392</text:p>
          </table:table-cell>
          <table:table-cell table:style-name="ce12"/>
          <table:table-cell office:value-type="string" table:style-name="ce5">
            <text:p>Gen. 88</text:p>
          </table:table-cell>
          <table:table-cell office:value-type="float" office:value="1701408" table:style-name="ce7">
            <text:p>1701408</text:p>
          </table:table-cell>
          <table:table-cell table:style-name="ce12"/>
          <table:table-cell office:value-type="string" table:style-name="ce5">
            <text:p>Gen. 88</text:p>
          </table:table-cell>
          <table:table-cell office:value-type="float" office:value="1851184" table:style-name="ce7">
            <text:p>1851184</text:p>
          </table:table-cell>
          <table:table-cell table:style-name="ce12"/>
          <table:table-cell office:value-type="string" table:style-name="ce5">
            <text:p>Gen. 88</text:p>
          </table:table-cell>
          <table:table-cell office:value-type="float" office:value="1822160" table:style-name="ce7">
            <text:p>1822160</text:p>
          </table:table-cell>
          <table:table-cell table:style-name="ce12"/>
          <table:table-cell office:value-type="string" table:style-name="ce5">
            <text:p>Gen. 88</text:p>
          </table:table-cell>
          <table:table-cell office:value-type="float" office:value="1737328" table:style-name="ce7">
            <text:p>1737328</text:p>
          </table:table-cell>
          <table:table-cell table:style-name="ce12"/>
          <table:table-cell office:value-type="string" table:style-name="ce5">
            <text:p>Gen. 88</text:p>
          </table:table-cell>
          <table:table-cell office:value-type="float" office:value="1751993" table:style-name="ce7">
            <text:p>1751993</text:p>
          </table:table-cell>
          <table:table-cell table:style-name="ce12"/>
          <table:table-cell office:value-type="string" table:style-name="ce14">
            <text:p>Gen. 88</text:p>
          </table:table-cell>
          <table:table-cell office:value-type="float" office:value="1767976.5333333334" table:formula="of:=AVERAGE([.$CL91];[.$CI91];[.$CF91];[.$CC91];[.$BZ91];[.$BW91];[.$BT91];[.$BQ91];[.$BN91];[.$BK91];[.$BH91];[.$BE91];[.$BB91];[.$AY91];[.$AV91];[.$AS91];[.$AP91];[.$AM91];[.$AJ91];[.$AG91];[.$AD91];[.$AA91];[.$X91];[.$U91];[.$R91];[.$O91];[.$L91];[.$I91];[.$F91];[.$C91])" table:style-name="ce17">
            <text:p>1767977</text:p>
          </table:table-cell>
          <table:table-cell office:value-type="float" office:value="34612.261909103363" table:formula="of:=STDEV([.$CL91];[.$CI91];[.$CF91];[.$CC91];[.$BZ91];[.$BW91];[.$BT91];[.$BQ91];[.$BN91];[.$BK91];[.$BH91];[.$BE91];[.$BB91];[.$AY91];[.$AV91];[.$AS91];[.$AP91];[.$AM91];[.$AJ91];[.$AG91];[.$AD91];[.$AA91];[.$X91];[.$U91];[.$R91];[.$O91];[.$L91];[.$I91];[.$F91];[.$C91])" table:style-name="ce17">
            <text:p>34612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Gen. 89</text:p>
          </table:table-cell>
          <table:table-cell office:value-type="float" office:value="1740456" table:style-name="ce7">
            <text:p>1740456</text:p>
          </table:table-cell>
          <table:table-cell table:style-name="ce12"/>
          <table:table-cell office:value-type="string" table:style-name="ce5">
            <text:p>Gen. 89</text:p>
          </table:table-cell>
          <table:table-cell office:value-type="float" office:value="1812016" table:style-name="ce7">
            <text:p>1812016</text:p>
          </table:table-cell>
          <table:table-cell table:style-name="ce12"/>
          <table:table-cell office:value-type="string" table:style-name="ce5">
            <text:p>Gen. 89</text:p>
          </table:table-cell>
          <table:table-cell office:value-type="float" office:value="1766174" table:style-name="ce7">
            <text:p>1766174</text:p>
          </table:table-cell>
          <table:table-cell table:style-name="ce12"/>
          <table:table-cell office:value-type="string" table:style-name="ce5">
            <text:p>Gen. 89</text:p>
          </table:table-cell>
          <table:table-cell office:value-type="float" office:value="1776571" table:style-name="ce7">
            <text:p>1776571</text:p>
          </table:table-cell>
          <table:table-cell table:style-name="ce12"/>
          <table:table-cell office:value-type="string" table:style-name="ce5">
            <text:p>Gen. 89</text:p>
          </table:table-cell>
          <table:table-cell office:value-type="float" office:value="1769974" table:style-name="ce7">
            <text:p>1769974</text:p>
          </table:table-cell>
          <table:table-cell table:style-name="ce12"/>
          <table:table-cell office:value-type="string" table:style-name="ce5">
            <text:p>Gen. 89</text:p>
          </table:table-cell>
          <table:table-cell office:value-type="float" office:value="1765186" table:style-name="ce7">
            <text:p>1765186</text:p>
          </table:table-cell>
          <table:table-cell table:style-name="ce12"/>
          <table:table-cell office:value-type="string" table:style-name="ce5">
            <text:p>Gen. 89</text:p>
          </table:table-cell>
          <table:table-cell office:value-type="float" office:value="1727340" table:style-name="ce7">
            <text:p>1727340</text:p>
          </table:table-cell>
          <table:table-cell table:style-name="ce12"/>
          <table:table-cell office:value-type="string" table:style-name="ce5">
            <text:p>Gen. 89</text:p>
          </table:table-cell>
          <table:table-cell office:value-type="float" office:value="1735136" table:style-name="ce7">
            <text:p>1735136</text:p>
          </table:table-cell>
          <table:table-cell table:style-name="ce12"/>
          <table:table-cell office:value-type="string" table:style-name="ce5">
            <text:p>Gen. 89</text:p>
          </table:table-cell>
          <table:table-cell office:value-type="float" office:value="1772222" table:style-name="ce7">
            <text:p>1772222</text:p>
          </table:table-cell>
          <table:table-cell table:style-name="ce12"/>
          <table:table-cell office:value-type="string" table:style-name="ce5">
            <text:p>Gen. 89</text:p>
          </table:table-cell>
          <table:table-cell office:value-type="float" office:value="1767456" table:style-name="ce7">
            <text:p>1767456</text:p>
          </table:table-cell>
          <table:table-cell table:style-name="ce12"/>
          <table:table-cell office:value-type="string" table:style-name="ce5">
            <text:p>Gen. 89</text:p>
          </table:table-cell>
          <table:table-cell office:value-type="float" office:value="1789544" table:style-name="ce7">
            <text:p>1789544</text:p>
          </table:table-cell>
          <table:table-cell table:style-name="ce12"/>
          <table:table-cell office:value-type="string" table:style-name="ce5">
            <text:p>Gen. 89</text:p>
          </table:table-cell>
          <table:table-cell office:value-type="float" office:value="1745510" table:style-name="ce7">
            <text:p>1745510</text:p>
          </table:table-cell>
          <table:table-cell table:style-name="ce12"/>
          <table:table-cell office:value-type="string" table:style-name="ce5">
            <text:p>Gen. 89</text:p>
          </table:table-cell>
          <table:table-cell office:value-type="float" office:value="1819818" table:style-name="ce7">
            <text:p>1819818</text:p>
          </table:table-cell>
          <table:table-cell table:style-name="ce12"/>
          <table:table-cell office:value-type="string" table:style-name="ce5">
            <text:p>Gen. 89</text:p>
          </table:table-cell>
          <table:table-cell office:value-type="float" office:value="1764736" table:style-name="ce7">
            <text:p>1764736</text:p>
          </table:table-cell>
          <table:table-cell table:style-name="ce12"/>
          <table:table-cell office:value-type="string" table:style-name="ce5">
            <text:p>Gen. 89</text:p>
          </table:table-cell>
          <table:table-cell office:value-type="float" office:value="1763846" table:style-name="ce7">
            <text:p>1763846</text:p>
          </table:table-cell>
          <table:table-cell table:style-name="ce12"/>
          <table:table-cell office:value-type="string" table:style-name="ce5">
            <text:p>Gen. 89</text:p>
          </table:table-cell>
          <table:table-cell office:value-type="float" office:value="1756084" table:style-name="ce7">
            <text:p>1756084</text:p>
          </table:table-cell>
          <table:table-cell table:style-name="ce12"/>
          <table:table-cell office:value-type="string" table:style-name="ce5">
            <text:p>Gen. 89</text:p>
          </table:table-cell>
          <table:table-cell office:value-type="float" office:value="1790564" table:style-name="ce7">
            <text:p>1790564</text:p>
          </table:table-cell>
          <table:table-cell table:style-name="ce12"/>
          <table:table-cell office:value-type="string" table:style-name="ce5">
            <text:p>Gen. 89</text:p>
          </table:table-cell>
          <table:table-cell office:value-type="float" office:value="1731602" table:style-name="ce7">
            <text:p>1731602</text:p>
          </table:table-cell>
          <table:table-cell table:style-name="ce12"/>
          <table:table-cell office:value-type="string" table:style-name="ce5">
            <text:p>Gen. 89</text:p>
          </table:table-cell>
          <table:table-cell office:value-type="float" office:value="1743004" table:style-name="ce7">
            <text:p>1743004</text:p>
          </table:table-cell>
          <table:table-cell table:style-name="ce12"/>
          <table:table-cell office:value-type="string" table:style-name="ce5">
            <text:p>Gen. 89</text:p>
          </table:table-cell>
          <table:table-cell office:value-type="float" office:value="1786575" table:style-name="ce7">
            <text:p>1786575</text:p>
          </table:table-cell>
          <table:table-cell table:style-name="ce12"/>
          <table:table-cell office:value-type="string" table:style-name="ce5">
            <text:p>Gen. 89</text:p>
          </table:table-cell>
          <table:table-cell office:value-type="float" office:value="1825486" table:style-name="ce7">
            <text:p>1825486</text:p>
          </table:table-cell>
          <table:table-cell table:style-name="ce12"/>
          <table:table-cell office:value-type="string" table:style-name="ce5">
            <text:p>Gen. 89</text:p>
          </table:table-cell>
          <table:table-cell office:value-type="float" office:value="1733140" table:style-name="ce7">
            <text:p>1733140</text:p>
          </table:table-cell>
          <table:table-cell table:style-name="ce12"/>
          <table:table-cell office:value-type="string" table:style-name="ce5">
            <text:p>Gen. 89</text:p>
          </table:table-cell>
          <table:table-cell office:value-type="float" office:value="1764744" table:style-name="ce7">
            <text:p>1764744</text:p>
          </table:table-cell>
          <table:table-cell table:style-name="ce12"/>
          <table:table-cell office:value-type="string" table:style-name="ce5">
            <text:p>Gen. 89</text:p>
          </table:table-cell>
          <table:table-cell office:value-type="float" office:value="1712311" table:style-name="ce7">
            <text:p>1712311</text:p>
          </table:table-cell>
          <table:table-cell table:style-name="ce12"/>
          <table:table-cell office:value-type="string" table:style-name="ce5">
            <text:p>Gen. 89</text:p>
          </table:table-cell>
          <table:table-cell office:value-type="float" office:value="1774012" table:style-name="ce7">
            <text:p>1774012</text:p>
          </table:table-cell>
          <table:table-cell table:style-name="ce12"/>
          <table:table-cell office:value-type="string" table:style-name="ce5">
            <text:p>Gen. 89</text:p>
          </table:table-cell>
          <table:table-cell office:value-type="float" office:value="1697588" table:style-name="ce7">
            <text:p>1697588</text:p>
          </table:table-cell>
          <table:table-cell table:style-name="ce12"/>
          <table:table-cell office:value-type="string" table:style-name="ce5">
            <text:p>Gen. 89</text:p>
          </table:table-cell>
          <table:table-cell office:value-type="float" office:value="1844964" table:style-name="ce7">
            <text:p>1844964</text:p>
          </table:table-cell>
          <table:table-cell table:style-name="ce12"/>
          <table:table-cell office:value-type="string" table:style-name="ce5">
            <text:p>Gen. 89</text:p>
          </table:table-cell>
          <table:table-cell office:value-type="float" office:value="1821960" table:style-name="ce7">
            <text:p>1821960</text:p>
          </table:table-cell>
          <table:table-cell table:style-name="ce12"/>
          <table:table-cell office:value-type="string" table:style-name="ce5">
            <text:p>Gen. 89</text:p>
          </table:table-cell>
          <table:table-cell office:value-type="float" office:value="1736888" table:style-name="ce7">
            <text:p>1736888</text:p>
          </table:table-cell>
          <table:table-cell table:style-name="ce12"/>
          <table:table-cell office:value-type="string" table:style-name="ce5">
            <text:p>Gen. 89</text:p>
          </table:table-cell>
          <table:table-cell office:value-type="float" office:value="1751993" table:style-name="ce7">
            <text:p>1751993</text:p>
          </table:table-cell>
          <table:table-cell table:style-name="ce12"/>
          <table:table-cell office:value-type="string" table:style-name="ce14">
            <text:p>Gen. 89</text:p>
          </table:table-cell>
          <table:table-cell office:value-type="float" office:value="1766230" table:formula="of:=AVERAGE([.$CL92];[.$CI92];[.$CF92];[.$CC92];[.$BZ92];[.$BW92];[.$BT92];[.$BQ92];[.$BN92];[.$BK92];[.$BH92];[.$BE92];[.$BB92];[.$AY92];[.$AV92];[.$AS92];[.$AP92];[.$AM92];[.$AJ92];[.$AG92];[.$AD92];[.$AA92];[.$X92];[.$U92];[.$R92];[.$O92];[.$L92];[.$I92];[.$F92];[.$C92])" table:style-name="ce17">
            <text:p>1766230</text:p>
          </table:table-cell>
          <table:table-cell office:value-type="float" office:value="34619.046131204756" table:formula="of:=STDEV([.$CL92];[.$CI92];[.$CF92];[.$CC92];[.$BZ92];[.$BW92];[.$BT92];[.$BQ92];[.$BN92];[.$BK92];[.$BH92];[.$BE92];[.$BB92];[.$AY92];[.$AV92];[.$AS92];[.$AP92];[.$AM92];[.$AJ92];[.$AG92];[.$AD92];[.$AA92];[.$X92];[.$U92];[.$R92];[.$O92];[.$L92];[.$I92];[.$F92];[.$C92])" table:style-name="ce17">
            <text:p>34619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Gen. 90</text:p>
          </table:table-cell>
          <table:table-cell office:value-type="float" office:value="1739476" table:style-name="ce7">
            <text:p>1739476</text:p>
          </table:table-cell>
          <table:table-cell table:style-name="ce12"/>
          <table:table-cell office:value-type="string" table:style-name="ce5">
            <text:p>Gen. 90</text:p>
          </table:table-cell>
          <table:table-cell office:value-type="float" office:value="1808456" table:style-name="ce7">
            <text:p>1808456</text:p>
          </table:table-cell>
          <table:table-cell table:style-name="ce12"/>
          <table:table-cell office:value-type="string" table:style-name="ce5">
            <text:p>Gen. 90</text:p>
          </table:table-cell>
          <table:table-cell office:value-type="float" office:value="1764894" table:style-name="ce7">
            <text:p>1764894</text:p>
          </table:table-cell>
          <table:table-cell table:style-name="ce12"/>
          <table:table-cell office:value-type="string" table:style-name="ce5">
            <text:p>Gen. 90</text:p>
          </table:table-cell>
          <table:table-cell office:value-type="float" office:value="1776077" table:style-name="ce7">
            <text:p>1776077</text:p>
          </table:table-cell>
          <table:table-cell table:style-name="ce12"/>
          <table:table-cell office:value-type="string" table:style-name="ce5">
            <text:p>Gen. 90</text:p>
          </table:table-cell>
          <table:table-cell office:value-type="float" office:value="1769024" table:style-name="ce7">
            <text:p>1769024</text:p>
          </table:table-cell>
          <table:table-cell table:style-name="ce12"/>
          <table:table-cell office:value-type="string" table:style-name="ce5">
            <text:p>Gen. 90</text:p>
          </table:table-cell>
          <table:table-cell office:value-type="float" office:value="1762006" table:style-name="ce7">
            <text:p>1762006</text:p>
          </table:table-cell>
          <table:table-cell table:style-name="ce12"/>
          <table:table-cell office:value-type="string" table:style-name="ce5">
            <text:p>Gen. 90</text:p>
          </table:table-cell>
          <table:table-cell office:value-type="float" office:value="1726498" table:style-name="ce7">
            <text:p>1726498</text:p>
          </table:table-cell>
          <table:table-cell table:style-name="ce12"/>
          <table:table-cell office:value-type="string" table:style-name="ce5">
            <text:p>Gen. 90</text:p>
          </table:table-cell>
          <table:table-cell office:value-type="float" office:value="1732556" table:style-name="ce7">
            <text:p>1732556</text:p>
          </table:table-cell>
          <table:table-cell table:style-name="ce12"/>
          <table:table-cell office:value-type="string" table:style-name="ce5">
            <text:p>Gen. 90</text:p>
          </table:table-cell>
          <table:table-cell office:value-type="float" office:value="1769558" table:style-name="ce7">
            <text:p>1769558</text:p>
          </table:table-cell>
          <table:table-cell table:style-name="ce12"/>
          <table:table-cell office:value-type="string" table:style-name="ce5">
            <text:p>Gen. 90</text:p>
          </table:table-cell>
          <table:table-cell office:value-type="float" office:value="1766706" table:style-name="ce7">
            <text:p>1766706</text:p>
          </table:table-cell>
          <table:table-cell table:style-name="ce12"/>
          <table:table-cell office:value-type="string" table:style-name="ce5">
            <text:p>Gen. 90</text:p>
          </table:table-cell>
          <table:table-cell office:value-type="float" office:value="1786832" table:style-name="ce7">
            <text:p>1786832</text:p>
          </table:table-cell>
          <table:table-cell table:style-name="ce12"/>
          <table:table-cell office:value-type="string" table:style-name="ce5">
            <text:p>Gen. 90</text:p>
          </table:table-cell>
          <table:table-cell office:value-type="float" office:value="1744670" table:style-name="ce7">
            <text:p>1744670</text:p>
          </table:table-cell>
          <table:table-cell table:style-name="ce12"/>
          <table:table-cell office:value-type="string" table:style-name="ce5">
            <text:p>Gen. 90</text:p>
          </table:table-cell>
          <table:table-cell office:value-type="float" office:value="1817388" table:style-name="ce7">
            <text:p>1817388</text:p>
          </table:table-cell>
          <table:table-cell table:style-name="ce12"/>
          <table:table-cell office:value-type="string" table:style-name="ce5">
            <text:p>Gen. 90</text:p>
          </table:table-cell>
          <table:table-cell office:value-type="float" office:value="1762336" table:style-name="ce7">
            <text:p>1762336</text:p>
          </table:table-cell>
          <table:table-cell table:style-name="ce12"/>
          <table:table-cell office:value-type="string" table:style-name="ce5">
            <text:p>Gen. 90</text:p>
          </table:table-cell>
          <table:table-cell office:value-type="float" office:value="1763506" table:style-name="ce7">
            <text:p>1763506</text:p>
          </table:table-cell>
          <table:table-cell table:style-name="ce12"/>
          <table:table-cell office:value-type="string" table:style-name="ce5">
            <text:p>Gen. 90</text:p>
          </table:table-cell>
          <table:table-cell office:value-type="float" office:value="1753284" table:style-name="ce7">
            <text:p>1753284</text:p>
          </table:table-cell>
          <table:table-cell table:style-name="ce12"/>
          <table:table-cell office:value-type="string" table:style-name="ce5">
            <text:p>Gen. 90</text:p>
          </table:table-cell>
          <table:table-cell office:value-type="float" office:value="1788884" table:style-name="ce7">
            <text:p>1788884</text:p>
          </table:table-cell>
          <table:table-cell table:style-name="ce12"/>
          <table:table-cell office:value-type="string" table:style-name="ce5">
            <text:p>Gen. 90</text:p>
          </table:table-cell>
          <table:table-cell office:value-type="float" office:value="1728732" table:style-name="ce7">
            <text:p>1728732</text:p>
          </table:table-cell>
          <table:table-cell table:style-name="ce12"/>
          <table:table-cell office:value-type="string" table:style-name="ce5">
            <text:p>Gen. 90</text:p>
          </table:table-cell>
          <table:table-cell office:value-type="float" office:value="1741406" table:style-name="ce7">
            <text:p>1741406</text:p>
          </table:table-cell>
          <table:table-cell table:style-name="ce12"/>
          <table:table-cell office:value-type="string" table:style-name="ce5">
            <text:p>Gen. 90</text:p>
          </table:table-cell>
          <table:table-cell office:value-type="float" office:value="1785077" table:style-name="ce7">
            <text:p>1785077</text:p>
          </table:table-cell>
          <table:table-cell table:style-name="ce12"/>
          <table:table-cell office:value-type="string" table:style-name="ce5">
            <text:p>Gen. 90</text:p>
          </table:table-cell>
          <table:table-cell office:value-type="float" office:value="1823136" table:style-name="ce7">
            <text:p>1823136</text:p>
          </table:table-cell>
          <table:table-cell table:style-name="ce12"/>
          <table:table-cell office:value-type="string" table:style-name="ce5">
            <text:p>Gen. 90</text:p>
          </table:table-cell>
          <table:table-cell office:value-type="float" office:value="1732000" table:style-name="ce7">
            <text:p>1732000</text:p>
          </table:table-cell>
          <table:table-cell table:style-name="ce12"/>
          <table:table-cell office:value-type="string" table:style-name="ce5">
            <text:p>Gen. 90</text:p>
          </table:table-cell>
          <table:table-cell office:value-type="float" office:value="1760664" table:style-name="ce7">
            <text:p>1760664</text:p>
          </table:table-cell>
          <table:table-cell table:style-name="ce12"/>
          <table:table-cell office:value-type="string" table:style-name="ce5">
            <text:p>Gen. 90</text:p>
          </table:table-cell>
          <table:table-cell office:value-type="float" office:value="1712311" table:style-name="ce7">
            <text:p>1712311</text:p>
          </table:table-cell>
          <table:table-cell table:style-name="ce12"/>
          <table:table-cell office:value-type="string" table:style-name="ce5">
            <text:p>Gen. 90</text:p>
          </table:table-cell>
          <table:table-cell office:value-type="float" office:value="1773732" table:style-name="ce7">
            <text:p>1773732</text:p>
          </table:table-cell>
          <table:table-cell table:style-name="ce12"/>
          <table:table-cell office:value-type="string" table:style-name="ce5">
            <text:p>Gen. 90</text:p>
          </table:table-cell>
          <table:table-cell office:value-type="float" office:value="1697588" table:style-name="ce7">
            <text:p>1697588</text:p>
          </table:table-cell>
          <table:table-cell table:style-name="ce12"/>
          <table:table-cell office:value-type="string" table:style-name="ce5">
            <text:p>Gen. 90</text:p>
          </table:table-cell>
          <table:table-cell office:value-type="float" office:value="1844964" table:style-name="ce7">
            <text:p>1844964</text:p>
          </table:table-cell>
          <table:table-cell table:style-name="ce12"/>
          <table:table-cell office:value-type="string" table:style-name="ce5">
            <text:p>Gen. 90</text:p>
          </table:table-cell>
          <table:table-cell office:value-type="float" office:value="1819540" table:style-name="ce7">
            <text:p>1819540</text:p>
          </table:table-cell>
          <table:table-cell table:style-name="ce12"/>
          <table:table-cell office:value-type="string" table:style-name="ce5">
            <text:p>Gen. 90</text:p>
          </table:table-cell>
          <table:table-cell office:value-type="float" office:value="1735908" table:style-name="ce7">
            <text:p>1735908</text:p>
          </table:table-cell>
          <table:table-cell table:style-name="ce12"/>
          <table:table-cell office:value-type="string" table:style-name="ce5">
            <text:p>Gen. 90</text:p>
          </table:table-cell>
          <table:table-cell office:value-type="float" office:value="1748283" table:style-name="ce7">
            <text:p>1748283</text:p>
          </table:table-cell>
          <table:table-cell table:style-name="ce12"/>
          <table:table-cell office:value-type="string" table:style-name="ce14">
            <text:p>Gen. 90</text:p>
          </table:table-cell>
          <table:table-cell office:value-type="float" office:value="1764516.4" table:formula="of:=AVERAGE([.$CL93];[.$CI93];[.$CF93];[.$CC93];[.$BZ93];[.$BW93];[.$BT93];[.$BQ93];[.$BN93];[.$BK93];[.$BH93];[.$BE93];[.$BB93];[.$AY93];[.$AV93];[.$AS93];[.$AP93];[.$AM93];[.$AJ93];[.$AG93];[.$AD93];[.$AA93];[.$X93];[.$U93];[.$R93];[.$O93];[.$L93];[.$I93];[.$F93];[.$C93])" table:style-name="ce17">
            <text:p>1764516</text:p>
          </table:table-cell>
          <table:table-cell office:value-type="float" office:value="34363.712612640353" table:formula="of:=STDEV([.$CL93];[.$CI93];[.$CF93];[.$CC93];[.$BZ93];[.$BW93];[.$BT93];[.$BQ93];[.$BN93];[.$BK93];[.$BH93];[.$BE93];[.$BB93];[.$AY93];[.$AV93];[.$AS93];[.$AP93];[.$AM93];[.$AJ93];[.$AG93];[.$AD93];[.$AA93];[.$X93];[.$U93];[.$R93];[.$O93];[.$L93];[.$I93];[.$F93];[.$C93])" table:style-name="ce17">
            <text:p>34364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Gen. 91</text:p>
          </table:table-cell>
          <table:table-cell office:value-type="float" office:value="1738186" table:style-name="ce7">
            <text:p>1738186</text:p>
          </table:table-cell>
          <table:table-cell table:style-name="ce12"/>
          <table:table-cell office:value-type="string" table:style-name="ce5">
            <text:p>Gen. 91</text:p>
          </table:table-cell>
          <table:table-cell office:value-type="float" office:value="1805016" table:style-name="ce7">
            <text:p>1805016</text:p>
          </table:table-cell>
          <table:table-cell table:style-name="ce12"/>
          <table:table-cell office:value-type="string" table:style-name="ce5">
            <text:p>Gen. 91</text:p>
          </table:table-cell>
          <table:table-cell office:value-type="float" office:value="1762004" table:style-name="ce7">
            <text:p>1762004</text:p>
          </table:table-cell>
          <table:table-cell table:style-name="ce12"/>
          <table:table-cell office:value-type="string" table:style-name="ce5">
            <text:p>Gen. 91</text:p>
          </table:table-cell>
          <table:table-cell office:value-type="float" office:value="1773277" table:style-name="ce7">
            <text:p>1773277</text:p>
          </table:table-cell>
          <table:table-cell table:style-name="ce12"/>
          <table:table-cell office:value-type="string" table:style-name="ce5">
            <text:p>Gen. 91</text:p>
          </table:table-cell>
          <table:table-cell office:value-type="float" office:value="1767536" table:style-name="ce7">
            <text:p>1767536</text:p>
          </table:table-cell>
          <table:table-cell table:style-name="ce12"/>
          <table:table-cell office:value-type="string" table:style-name="ce5">
            <text:p>Gen. 91</text:p>
          </table:table-cell>
          <table:table-cell office:value-type="float" office:value="1761186" table:style-name="ce7">
            <text:p>1761186</text:p>
          </table:table-cell>
          <table:table-cell table:style-name="ce12"/>
          <table:table-cell office:value-type="string" table:style-name="ce5">
            <text:p>Gen. 91</text:p>
          </table:table-cell>
          <table:table-cell office:value-type="float" office:value="1724888" table:style-name="ce7">
            <text:p>1724888</text:p>
          </table:table-cell>
          <table:table-cell table:style-name="ce12"/>
          <table:table-cell office:value-type="string" table:style-name="ce5">
            <text:p>Gen. 91</text:p>
          </table:table-cell>
          <table:table-cell office:value-type="float" office:value="1732556" table:style-name="ce7">
            <text:p>1732556</text:p>
          </table:table-cell>
          <table:table-cell table:style-name="ce12"/>
          <table:table-cell office:value-type="string" table:style-name="ce5">
            <text:p>Gen. 91</text:p>
          </table:table-cell>
          <table:table-cell office:value-type="float" office:value="1767962" table:style-name="ce7">
            <text:p>1767962</text:p>
          </table:table-cell>
          <table:table-cell table:style-name="ce12"/>
          <table:table-cell office:value-type="string" table:style-name="ce5">
            <text:p>Gen. 91</text:p>
          </table:table-cell>
          <table:table-cell office:value-type="float" office:value="1764946" table:style-name="ce7">
            <text:p>1764946</text:p>
          </table:table-cell>
          <table:table-cell table:style-name="ce12"/>
          <table:table-cell office:value-type="string" table:style-name="ce5">
            <text:p>Gen. 91</text:p>
          </table:table-cell>
          <table:table-cell office:value-type="float" office:value="1786832" table:style-name="ce7">
            <text:p>1786832</text:p>
          </table:table-cell>
          <table:table-cell table:style-name="ce12"/>
          <table:table-cell office:value-type="string" table:style-name="ce5">
            <text:p>Gen. 91</text:p>
          </table:table-cell>
          <table:table-cell office:value-type="float" office:value="1741710" table:style-name="ce7">
            <text:p>1741710</text:p>
          </table:table-cell>
          <table:table-cell table:style-name="ce12"/>
          <table:table-cell office:value-type="string" table:style-name="ce5">
            <text:p>Gen. 91</text:p>
          </table:table-cell>
          <table:table-cell office:value-type="float" office:value="1815648" table:style-name="ce7">
            <text:p>1815648</text:p>
          </table:table-cell>
          <table:table-cell table:style-name="ce12"/>
          <table:table-cell office:value-type="string" table:style-name="ce5">
            <text:p>Gen. 91</text:p>
          </table:table-cell>
          <table:table-cell office:value-type="float" office:value="1762066" table:style-name="ce7">
            <text:p>1762066</text:p>
          </table:table-cell>
          <table:table-cell table:style-name="ce12"/>
          <table:table-cell office:value-type="string" table:style-name="ce5">
            <text:p>Gen. 91</text:p>
          </table:table-cell>
          <table:table-cell office:value-type="float" office:value="1763506" table:style-name="ce7">
            <text:p>1763506</text:p>
          </table:table-cell>
          <table:table-cell table:style-name="ce12"/>
          <table:table-cell office:value-type="string" table:style-name="ce5">
            <text:p>Gen. 91</text:p>
          </table:table-cell>
          <table:table-cell office:value-type="float" office:value="1751344" table:style-name="ce7">
            <text:p>1751344</text:p>
          </table:table-cell>
          <table:table-cell table:style-name="ce12"/>
          <table:table-cell office:value-type="string" table:style-name="ce5">
            <text:p>Gen. 91</text:p>
          </table:table-cell>
          <table:table-cell office:value-type="float" office:value="1786604" table:style-name="ce7">
            <text:p>1786604</text:p>
          </table:table-cell>
          <table:table-cell table:style-name="ce12"/>
          <table:table-cell office:value-type="string" table:style-name="ce5">
            <text:p>Gen. 91</text:p>
          </table:table-cell>
          <table:table-cell office:value-type="float" office:value="1728732" table:style-name="ce7">
            <text:p>1728732</text:p>
          </table:table-cell>
          <table:table-cell table:style-name="ce12"/>
          <table:table-cell office:value-type="string" table:style-name="ce5">
            <text:p>Gen. 91</text:p>
          </table:table-cell>
          <table:table-cell office:value-type="float" office:value="1736246" table:style-name="ce7">
            <text:p>1736246</text:p>
          </table:table-cell>
          <table:table-cell table:style-name="ce12"/>
          <table:table-cell office:value-type="string" table:style-name="ce5">
            <text:p>Gen. 91</text:p>
          </table:table-cell>
          <table:table-cell office:value-type="float" office:value="1784937" table:style-name="ce7">
            <text:p>1784937</text:p>
          </table:table-cell>
          <table:table-cell table:style-name="ce12"/>
          <table:table-cell office:value-type="string" table:style-name="ce5">
            <text:p>Gen. 91</text:p>
          </table:table-cell>
          <table:table-cell office:value-type="float" office:value="1821412" table:style-name="ce7">
            <text:p>1821412</text:p>
          </table:table-cell>
          <table:table-cell table:style-name="ce12"/>
          <table:table-cell office:value-type="string" table:style-name="ce5">
            <text:p>Gen. 91</text:p>
          </table:table-cell>
          <table:table-cell office:value-type="float" office:value="1730698" table:style-name="ce7">
            <text:p>1730698</text:p>
          </table:table-cell>
          <table:table-cell table:style-name="ce12"/>
          <table:table-cell office:value-type="string" table:style-name="ce5">
            <text:p>Gen. 91</text:p>
          </table:table-cell>
          <table:table-cell office:value-type="float" office:value="1759024" table:style-name="ce7">
            <text:p>1759024</text:p>
          </table:table-cell>
          <table:table-cell table:style-name="ce12"/>
          <table:table-cell office:value-type="string" table:style-name="ce5">
            <text:p>Gen. 91</text:p>
          </table:table-cell>
          <table:table-cell office:value-type="float" office:value="1710791" table:style-name="ce7">
            <text:p>1710791</text:p>
          </table:table-cell>
          <table:table-cell table:style-name="ce12"/>
          <table:table-cell office:value-type="string" table:style-name="ce5">
            <text:p>Gen. 91</text:p>
          </table:table-cell>
          <table:table-cell office:value-type="float" office:value="1770152" table:style-name="ce7">
            <text:p>1770152</text:p>
          </table:table-cell>
          <table:table-cell table:style-name="ce12"/>
          <table:table-cell office:value-type="string" table:style-name="ce5">
            <text:p>Gen. 91</text:p>
          </table:table-cell>
          <table:table-cell office:value-type="float" office:value="1695108" table:style-name="ce7">
            <text:p>1695108</text:p>
          </table:table-cell>
          <table:table-cell table:style-name="ce12"/>
          <table:table-cell office:value-type="string" table:style-name="ce5">
            <text:p>Gen. 91</text:p>
          </table:table-cell>
          <table:table-cell office:value-type="float" office:value="1844650" table:style-name="ce7">
            <text:p>1844650</text:p>
          </table:table-cell>
          <table:table-cell table:style-name="ce12"/>
          <table:table-cell office:value-type="string" table:style-name="ce5">
            <text:p>Gen. 91</text:p>
          </table:table-cell>
          <table:table-cell office:value-type="float" office:value="1818008" table:style-name="ce7">
            <text:p>1818008</text:p>
          </table:table-cell>
          <table:table-cell table:style-name="ce12"/>
          <table:table-cell office:value-type="string" table:style-name="ce5">
            <text:p>Gen. 91</text:p>
          </table:table-cell>
          <table:table-cell office:value-type="float" office:value="1733700" table:style-name="ce7">
            <text:p>1733700</text:p>
          </table:table-cell>
          <table:table-cell table:style-name="ce12"/>
          <table:table-cell office:value-type="string" table:style-name="ce5">
            <text:p>Gen. 91</text:p>
          </table:table-cell>
          <table:table-cell office:value-type="float" office:value="1746753" table:style-name="ce7">
            <text:p>1746753</text:p>
          </table:table-cell>
          <table:table-cell table:style-name="ce12"/>
          <table:table-cell office:value-type="string" table:style-name="ce14">
            <text:p>Gen. 91</text:p>
          </table:table-cell>
          <table:table-cell office:value-type="float" office:value="1762849.2666666666" table:formula="of:=AVERAGE([.$CL94];[.$CI94];[.$CF94];[.$CC94];[.$BZ94];[.$BW94];[.$BT94];[.$BQ94];[.$BN94];[.$BK94];[.$BH94];[.$BE94];[.$BB94];[.$AY94];[.$AV94];[.$AS94];[.$AP94];[.$AM94];[.$AJ94];[.$AG94];[.$AD94];[.$AA94];[.$X94];[.$U94];[.$R94];[.$O94];[.$L94];[.$I94];[.$F94];[.$C94])" table:style-name="ce17">
            <text:p>1762849</text:p>
          </table:table-cell>
          <table:table-cell office:value-type="float" office:value="34466.189099317104" table:formula="of:=STDEV([.$CL94];[.$CI94];[.$CF94];[.$CC94];[.$BZ94];[.$BW94];[.$BT94];[.$BQ94];[.$BN94];[.$BK94];[.$BH94];[.$BE94];[.$BB94];[.$AY94];[.$AV94];[.$AS94];[.$AP94];[.$AM94];[.$AJ94];[.$AG94];[.$AD94];[.$AA94];[.$X94];[.$U94];[.$R94];[.$O94];[.$L94];[.$I94];[.$F94];[.$C94])" table:style-name="ce17">
            <text:p>34466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Gen. 92</text:p>
          </table:table-cell>
          <table:table-cell office:value-type="float" office:value="1736452" table:style-name="ce7">
            <text:p>1736452</text:p>
          </table:table-cell>
          <table:table-cell table:style-name="ce12"/>
          <table:table-cell office:value-type="string" table:style-name="ce5">
            <text:p>Gen. 92</text:p>
          </table:table-cell>
          <table:table-cell office:value-type="float" office:value="1805016" table:style-name="ce7">
            <text:p>1805016</text:p>
          </table:table-cell>
          <table:table-cell table:style-name="ce12"/>
          <table:table-cell office:value-type="string" table:style-name="ce5">
            <text:p>Gen. 92</text:p>
          </table:table-cell>
          <table:table-cell office:value-type="float" office:value="1761492" table:style-name="ce7">
            <text:p>1761492</text:p>
          </table:table-cell>
          <table:table-cell table:style-name="ce12"/>
          <table:table-cell office:value-type="string" table:style-name="ce5">
            <text:p>Gen. 92</text:p>
          </table:table-cell>
          <table:table-cell office:value-type="float" office:value="1773277" table:style-name="ce7">
            <text:p>1773277</text:p>
          </table:table-cell>
          <table:table-cell table:style-name="ce12"/>
          <table:table-cell office:value-type="string" table:style-name="ce5">
            <text:p>Gen. 92</text:p>
          </table:table-cell>
          <table:table-cell office:value-type="float" office:value="1766470" table:style-name="ce7">
            <text:p>1766470</text:p>
          </table:table-cell>
          <table:table-cell table:style-name="ce12"/>
          <table:table-cell office:value-type="string" table:style-name="ce5">
            <text:p>Gen. 92</text:p>
          </table:table-cell>
          <table:table-cell office:value-type="float" office:value="1759726" table:style-name="ce7">
            <text:p>1759726</text:p>
          </table:table-cell>
          <table:table-cell table:style-name="ce12"/>
          <table:table-cell office:value-type="string" table:style-name="ce5">
            <text:p>Gen. 92</text:p>
          </table:table-cell>
          <table:table-cell office:value-type="float" office:value="1724818" table:style-name="ce7">
            <text:p>1724818</text:p>
          </table:table-cell>
          <table:table-cell table:style-name="ce12"/>
          <table:table-cell office:value-type="string" table:style-name="ce5">
            <text:p>Gen. 92</text:p>
          </table:table-cell>
          <table:table-cell office:value-type="float" office:value="1729476" table:style-name="ce7">
            <text:p>1729476</text:p>
          </table:table-cell>
          <table:table-cell table:style-name="ce12"/>
          <table:table-cell office:value-type="string" table:style-name="ce5">
            <text:p>Gen. 92</text:p>
          </table:table-cell>
          <table:table-cell office:value-type="float" office:value="1767802" table:style-name="ce7">
            <text:p>1767802</text:p>
          </table:table-cell>
          <table:table-cell table:style-name="ce12"/>
          <table:table-cell office:value-type="string" table:style-name="ce5">
            <text:p>Gen. 92</text:p>
          </table:table-cell>
          <table:table-cell office:value-type="float" office:value="1760066" table:style-name="ce7">
            <text:p>1760066</text:p>
          </table:table-cell>
          <table:table-cell table:style-name="ce12"/>
          <table:table-cell office:value-type="string" table:style-name="ce5">
            <text:p>Gen. 92</text:p>
          </table:table-cell>
          <table:table-cell office:value-type="float" office:value="1785112" table:style-name="ce7">
            <text:p>1785112</text:p>
          </table:table-cell>
          <table:table-cell table:style-name="ce12"/>
          <table:table-cell office:value-type="string" table:style-name="ce5">
            <text:p>Gen. 92</text:p>
          </table:table-cell>
          <table:table-cell office:value-type="float" office:value="1741710" table:style-name="ce7">
            <text:p>1741710</text:p>
          </table:table-cell>
          <table:table-cell table:style-name="ce12"/>
          <table:table-cell office:value-type="string" table:style-name="ce5">
            <text:p>Gen. 92</text:p>
          </table:table-cell>
          <table:table-cell office:value-type="float" office:value="1813258" table:style-name="ce7">
            <text:p>1813258</text:p>
          </table:table-cell>
          <table:table-cell table:style-name="ce12"/>
          <table:table-cell office:value-type="string" table:style-name="ce5">
            <text:p>Gen. 92</text:p>
          </table:table-cell>
          <table:table-cell office:value-type="float" office:value="1762016" table:style-name="ce7">
            <text:p>1762016</text:p>
          </table:table-cell>
          <table:table-cell table:style-name="ce12"/>
          <table:table-cell office:value-type="string" table:style-name="ce5">
            <text:p>Gen. 92</text:p>
          </table:table-cell>
          <table:table-cell office:value-type="float" office:value="1761766" table:style-name="ce7">
            <text:p>1761766</text:p>
          </table:table-cell>
          <table:table-cell table:style-name="ce12"/>
          <table:table-cell office:value-type="string" table:style-name="ce5">
            <text:p>Gen. 92</text:p>
          </table:table-cell>
          <table:table-cell office:value-type="float" office:value="1750696" table:style-name="ce7">
            <text:p>1750696</text:p>
          </table:table-cell>
          <table:table-cell table:style-name="ce12"/>
          <table:table-cell office:value-type="string" table:style-name="ce5">
            <text:p>Gen. 92</text:p>
          </table:table-cell>
          <table:table-cell office:value-type="float" office:value="1786604" table:style-name="ce7">
            <text:p>1786604</text:p>
          </table:table-cell>
          <table:table-cell table:style-name="ce12"/>
          <table:table-cell office:value-type="string" table:style-name="ce5">
            <text:p>Gen. 92</text:p>
          </table:table-cell>
          <table:table-cell office:value-type="float" office:value="1726712" table:style-name="ce7">
            <text:p>1726712</text:p>
          </table:table-cell>
          <table:table-cell table:style-name="ce12"/>
          <table:table-cell office:value-type="string" table:style-name="ce5">
            <text:p>Gen. 92</text:p>
          </table:table-cell>
          <table:table-cell office:value-type="float" office:value="1735366" table:style-name="ce7">
            <text:p>1735366</text:p>
          </table:table-cell>
          <table:table-cell table:style-name="ce12"/>
          <table:table-cell office:value-type="string" table:style-name="ce5">
            <text:p>Gen. 92</text:p>
          </table:table-cell>
          <table:table-cell office:value-type="float" office:value="1783237" table:style-name="ce7">
            <text:p>1783237</text:p>
          </table:table-cell>
          <table:table-cell table:style-name="ce12"/>
          <table:table-cell office:value-type="string" table:style-name="ce5">
            <text:p>Gen. 92</text:p>
          </table:table-cell>
          <table:table-cell office:value-type="float" office:value="1820336" table:style-name="ce7">
            <text:p>1820336</text:p>
          </table:table-cell>
          <table:table-cell table:style-name="ce12"/>
          <table:table-cell office:value-type="string" table:style-name="ce5">
            <text:p>Gen. 92</text:p>
          </table:table-cell>
          <table:table-cell office:value-type="float" office:value="1728310" table:style-name="ce7">
            <text:p>1728310</text:p>
          </table:table-cell>
          <table:table-cell table:style-name="ce12"/>
          <table:table-cell office:value-type="string" table:style-name="ce5">
            <text:p>Gen. 92</text:p>
          </table:table-cell>
          <table:table-cell office:value-type="float" office:value="1758266" table:style-name="ce7">
            <text:p>1758266</text:p>
          </table:table-cell>
          <table:table-cell table:style-name="ce12"/>
          <table:table-cell office:value-type="string" table:style-name="ce5">
            <text:p>Gen. 92</text:p>
          </table:table-cell>
          <table:table-cell office:value-type="float" office:value="1709571" table:style-name="ce7">
            <text:p>1709571</text:p>
          </table:table-cell>
          <table:table-cell table:style-name="ce12"/>
          <table:table-cell office:value-type="string" table:style-name="ce5">
            <text:p>Gen. 92</text:p>
          </table:table-cell>
          <table:table-cell office:value-type="float" office:value="1767006" table:style-name="ce7">
            <text:p>1767006</text:p>
          </table:table-cell>
          <table:table-cell table:style-name="ce12"/>
          <table:table-cell office:value-type="string" table:style-name="ce5">
            <text:p>Gen. 92</text:p>
          </table:table-cell>
          <table:table-cell office:value-type="float" office:value="1692562" table:style-name="ce7">
            <text:p>1692562</text:p>
          </table:table-cell>
          <table:table-cell table:style-name="ce12"/>
          <table:table-cell office:value-type="string" table:style-name="ce5">
            <text:p>Gen. 92</text:p>
          </table:table-cell>
          <table:table-cell office:value-type="float" office:value="1841030" table:style-name="ce7">
            <text:p>1841030</text:p>
          </table:table-cell>
          <table:table-cell table:style-name="ce12"/>
          <table:table-cell office:value-type="string" table:style-name="ce5">
            <text:p>Gen. 92</text:p>
          </table:table-cell>
          <table:table-cell office:value-type="float" office:value="1816028" table:style-name="ce7">
            <text:p>1816028</text:p>
          </table:table-cell>
          <table:table-cell table:style-name="ce12"/>
          <table:table-cell office:value-type="string" table:style-name="ce5">
            <text:p>Gen. 92</text:p>
          </table:table-cell>
          <table:table-cell office:value-type="float" office:value="1733608" table:style-name="ce7">
            <text:p>1733608</text:p>
          </table:table-cell>
          <table:table-cell table:style-name="ce12"/>
          <table:table-cell office:value-type="string" table:style-name="ce5">
            <text:p>Gen. 92</text:p>
          </table:table-cell>
          <table:table-cell office:value-type="float" office:value="1746143" table:style-name="ce7">
            <text:p>1746143</text:p>
          </table:table-cell>
          <table:table-cell table:style-name="ce12"/>
          <table:table-cell office:value-type="string" table:style-name="ce14">
            <text:p>Gen. 92</text:p>
          </table:table-cell>
          <table:table-cell office:value-type="float" office:value="1761464.4" table:formula="of:=AVERAGE([.$CL95];[.$CI95];[.$CF95];[.$CC95];[.$BZ95];[.$BW95];[.$BT95];[.$BQ95];[.$BN95];[.$BK95];[.$BH95];[.$BE95];[.$BB95];[.$AY95];[.$AV95];[.$AS95];[.$AP95];[.$AM95];[.$AJ95];[.$AG95];[.$AD95];[.$AA95];[.$X95];[.$U95];[.$R95];[.$O95];[.$L95];[.$I95];[.$F95];[.$C95])" table:style-name="ce17">
            <text:p>1761464</text:p>
          </table:table-cell>
          <table:table-cell office:value-type="float" office:value="34344.438168004177" table:formula="of:=STDEV([.$CL95];[.$CI95];[.$CF95];[.$CC95];[.$BZ95];[.$BW95];[.$BT95];[.$BQ95];[.$BN95];[.$BK95];[.$BH95];[.$BE95];[.$BB95];[.$AY95];[.$AV95];[.$AS95];[.$AP95];[.$AM95];[.$AJ95];[.$AG95];[.$AD95];[.$AA95];[.$X95];[.$U95];[.$R95];[.$O95];[.$L95];[.$I95];[.$F95];[.$C95])" table:style-name="ce17">
            <text:p>34344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Gen. 93</text:p>
          </table:table-cell>
          <table:table-cell office:value-type="float" office:value="1733452" table:style-name="ce7">
            <text:p>1733452</text:p>
          </table:table-cell>
          <table:table-cell table:style-name="ce12"/>
          <table:table-cell office:value-type="string" table:style-name="ce5">
            <text:p>Gen. 93</text:p>
          </table:table-cell>
          <table:table-cell office:value-type="float" office:value="1800686" table:style-name="ce7">
            <text:p>1800686</text:p>
          </table:table-cell>
          <table:table-cell table:style-name="ce12"/>
          <table:table-cell office:value-type="string" table:style-name="ce5">
            <text:p>Gen. 93</text:p>
          </table:table-cell>
          <table:table-cell office:value-type="float" office:value="1759020" table:style-name="ce7">
            <text:p>1759020</text:p>
          </table:table-cell>
          <table:table-cell table:style-name="ce12"/>
          <table:table-cell office:value-type="string" table:style-name="ce5">
            <text:p>Gen. 93</text:p>
          </table:table-cell>
          <table:table-cell office:value-type="float" office:value="1771351" table:style-name="ce7">
            <text:p>1771351</text:p>
          </table:table-cell>
          <table:table-cell table:style-name="ce12"/>
          <table:table-cell office:value-type="string" table:style-name="ce5">
            <text:p>Gen. 93</text:p>
          </table:table-cell>
          <table:table-cell office:value-type="float" office:value="1764406" table:style-name="ce7">
            <text:p>1764406</text:p>
          </table:table-cell>
          <table:table-cell table:style-name="ce12"/>
          <table:table-cell office:value-type="string" table:style-name="ce5">
            <text:p>Gen. 93</text:p>
          </table:table-cell>
          <table:table-cell office:value-type="float" office:value="1758886" table:style-name="ce7">
            <text:p>1758886</text:p>
          </table:table-cell>
          <table:table-cell table:style-name="ce12"/>
          <table:table-cell office:value-type="string" table:style-name="ce5">
            <text:p>Gen. 93</text:p>
          </table:table-cell>
          <table:table-cell office:value-type="float" office:value="1722494" table:style-name="ce7">
            <text:p>1722494</text:p>
          </table:table-cell>
          <table:table-cell table:style-name="ce12"/>
          <table:table-cell office:value-type="string" table:style-name="ce5">
            <text:p>Gen. 93</text:p>
          </table:table-cell>
          <table:table-cell office:value-type="float" office:value="1726336" table:style-name="ce7">
            <text:p>1726336</text:p>
          </table:table-cell>
          <table:table-cell table:style-name="ce12"/>
          <table:table-cell office:value-type="string" table:style-name="ce5">
            <text:p>Gen. 93</text:p>
          </table:table-cell>
          <table:table-cell office:value-type="float" office:value="1765282" table:style-name="ce7">
            <text:p>1765282</text:p>
          </table:table-cell>
          <table:table-cell table:style-name="ce12"/>
          <table:table-cell office:value-type="string" table:style-name="ce5">
            <text:p>Gen. 93</text:p>
          </table:table-cell>
          <table:table-cell office:value-type="float" office:value="1760066" table:style-name="ce7">
            <text:p>1760066</text:p>
          </table:table-cell>
          <table:table-cell table:style-name="ce12"/>
          <table:table-cell office:value-type="string" table:style-name="ce5">
            <text:p>Gen. 93</text:p>
          </table:table-cell>
          <table:table-cell office:value-type="float" office:value="1782372" table:style-name="ce7">
            <text:p>1782372</text:p>
          </table:table-cell>
          <table:table-cell table:style-name="ce12"/>
          <table:table-cell office:value-type="string" table:style-name="ce5">
            <text:p>Gen. 93</text:p>
          </table:table-cell>
          <table:table-cell office:value-type="float" office:value="1738978" table:style-name="ce7">
            <text:p>1738978</text:p>
          </table:table-cell>
          <table:table-cell table:style-name="ce12"/>
          <table:table-cell office:value-type="string" table:style-name="ce5">
            <text:p>Gen. 93</text:p>
          </table:table-cell>
          <table:table-cell office:value-type="float" office:value="1811848" table:style-name="ce7">
            <text:p>1811848</text:p>
          </table:table-cell>
          <table:table-cell table:style-name="ce12"/>
          <table:table-cell office:value-type="string" table:style-name="ce5">
            <text:p>Gen. 93</text:p>
          </table:table-cell>
          <table:table-cell office:value-type="float" office:value="1760542" table:style-name="ce7">
            <text:p>1760542</text:p>
          </table:table-cell>
          <table:table-cell table:style-name="ce12"/>
          <table:table-cell office:value-type="string" table:style-name="ce5">
            <text:p>Gen. 93</text:p>
          </table:table-cell>
          <table:table-cell office:value-type="float" office:value="1760786" table:style-name="ce7">
            <text:p>1760786</text:p>
          </table:table-cell>
          <table:table-cell table:style-name="ce12"/>
          <table:table-cell office:value-type="string" table:style-name="ce5">
            <text:p>Gen. 93</text:p>
          </table:table-cell>
          <table:table-cell office:value-type="float" office:value="1749344" table:style-name="ce7">
            <text:p>1749344</text:p>
          </table:table-cell>
          <table:table-cell table:style-name="ce12"/>
          <table:table-cell office:value-type="string" table:style-name="ce5">
            <text:p>Gen. 93</text:p>
          </table:table-cell>
          <table:table-cell office:value-type="float" office:value="1785284" table:style-name="ce7">
            <text:p>1785284</text:p>
          </table:table-cell>
          <table:table-cell table:style-name="ce12"/>
          <table:table-cell office:value-type="string" table:style-name="ce5">
            <text:p>Gen. 93</text:p>
          </table:table-cell>
          <table:table-cell office:value-type="float" office:value="1726222" table:style-name="ce7">
            <text:p>1726222</text:p>
          </table:table-cell>
          <table:table-cell table:style-name="ce12"/>
          <table:table-cell office:value-type="string" table:style-name="ce5">
            <text:p>Gen. 93</text:p>
          </table:table-cell>
          <table:table-cell office:value-type="float" office:value="1734596" table:style-name="ce7">
            <text:p>1734596</text:p>
          </table:table-cell>
          <table:table-cell table:style-name="ce12"/>
          <table:table-cell office:value-type="string" table:style-name="ce5">
            <text:p>Gen. 93</text:p>
          </table:table-cell>
          <table:table-cell office:value-type="float" office:value="1783197" table:style-name="ce7">
            <text:p>1783197</text:p>
          </table:table-cell>
          <table:table-cell table:style-name="ce12"/>
          <table:table-cell office:value-type="string" table:style-name="ce5">
            <text:p>Gen. 93</text:p>
          </table:table-cell>
          <table:table-cell office:value-type="float" office:value="1819276" table:style-name="ce7">
            <text:p>1819276</text:p>
          </table:table-cell>
          <table:table-cell table:style-name="ce12"/>
          <table:table-cell office:value-type="string" table:style-name="ce5">
            <text:p>Gen. 93</text:p>
          </table:table-cell>
          <table:table-cell office:value-type="float" office:value="1727460" table:style-name="ce7">
            <text:p>1727460</text:p>
          </table:table-cell>
          <table:table-cell table:style-name="ce12"/>
          <table:table-cell office:value-type="string" table:style-name="ce5">
            <text:p>Gen. 93</text:p>
          </table:table-cell>
          <table:table-cell office:value-type="float" office:value="1755730" table:style-name="ce7">
            <text:p>1755730</text:p>
          </table:table-cell>
          <table:table-cell table:style-name="ce12"/>
          <table:table-cell office:value-type="string" table:style-name="ce5">
            <text:p>Gen. 93</text:p>
          </table:table-cell>
          <table:table-cell office:value-type="float" office:value="1708671" table:style-name="ce7">
            <text:p>1708671</text:p>
          </table:table-cell>
          <table:table-cell table:style-name="ce12"/>
          <table:table-cell office:value-type="string" table:style-name="ce5">
            <text:p>Gen. 93</text:p>
          </table:table-cell>
          <table:table-cell office:value-type="float" office:value="1767006" table:style-name="ce7">
            <text:p>1767006</text:p>
          </table:table-cell>
          <table:table-cell table:style-name="ce12"/>
          <table:table-cell office:value-type="string" table:style-name="ce5">
            <text:p>Gen. 93</text:p>
          </table:table-cell>
          <table:table-cell office:value-type="float" office:value="1692562" table:style-name="ce7">
            <text:p>1692562</text:p>
          </table:table-cell>
          <table:table-cell table:style-name="ce12"/>
          <table:table-cell office:value-type="string" table:style-name="ce5">
            <text:p>Gen. 93</text:p>
          </table:table-cell>
          <table:table-cell office:value-type="float" office:value="1840444" table:style-name="ce7">
            <text:p>1840444</text:p>
          </table:table-cell>
          <table:table-cell table:style-name="ce12"/>
          <table:table-cell office:value-type="string" table:style-name="ce5">
            <text:p>Gen. 93</text:p>
          </table:table-cell>
          <table:table-cell office:value-type="float" office:value="1813868" table:style-name="ce7">
            <text:p>1813868</text:p>
          </table:table-cell>
          <table:table-cell table:style-name="ce12"/>
          <table:table-cell office:value-type="string" table:style-name="ce5">
            <text:p>Gen. 93</text:p>
          </table:table-cell>
          <table:table-cell office:value-type="float" office:value="1731660" table:style-name="ce7">
            <text:p>1731660</text:p>
          </table:table-cell>
          <table:table-cell table:style-name="ce12"/>
          <table:table-cell office:value-type="string" table:style-name="ce5">
            <text:p>Gen. 93</text:p>
          </table:table-cell>
          <table:table-cell office:value-type="float" office:value="1743863" table:style-name="ce7">
            <text:p>1743863</text:p>
          </table:table-cell>
          <table:table-cell table:style-name="ce12"/>
          <table:table-cell office:value-type="string" table:style-name="ce14">
            <text:p>Gen. 93</text:p>
          </table:table-cell>
          <table:table-cell office:value-type="float" office:value="1759856.2666666666" table:formula="of:=AVERAGE([.$CL96];[.$CI96];[.$CF96];[.$CC96];[.$BZ96];[.$BW96];[.$BT96];[.$BQ96];[.$BN96];[.$BK96];[.$BH96];[.$BE96];[.$BB96];[.$AY96];[.$AV96];[.$AS96];[.$AP96];[.$AM96];[.$AJ96];[.$AG96];[.$AD96];[.$AA96];[.$X96];[.$U96];[.$R96];[.$O96];[.$L96];[.$I96];[.$F96];[.$C96])" table:style-name="ce17">
            <text:p>1759856</text:p>
          </table:table-cell>
          <table:table-cell office:value-type="float" office:value="34263.472520569427" table:formula="of:=STDEV([.$CL96];[.$CI96];[.$CF96];[.$CC96];[.$BZ96];[.$BW96];[.$BT96];[.$BQ96];[.$BN96];[.$BK96];[.$BH96];[.$BE96];[.$BB96];[.$AY96];[.$AV96];[.$AS96];[.$AP96];[.$AM96];[.$AJ96];[.$AG96];[.$AD96];[.$AA96];[.$X96];[.$U96];[.$R96];[.$O96];[.$L96];[.$I96];[.$F96];[.$C96])" table:style-name="ce17">
            <text:p>34263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Gen. 94</text:p>
          </table:table-cell>
          <table:table-cell office:value-type="float" office:value="1731062" table:style-name="ce7">
            <text:p>1731062</text:p>
          </table:table-cell>
          <table:table-cell table:style-name="ce12"/>
          <table:table-cell office:value-type="string" table:style-name="ce5">
            <text:p>Gen. 94</text:p>
          </table:table-cell>
          <table:table-cell office:value-type="float" office:value="1799856" table:style-name="ce7">
            <text:p>1799856</text:p>
          </table:table-cell>
          <table:table-cell table:style-name="ce12"/>
          <table:table-cell office:value-type="string" table:style-name="ce5">
            <text:p>Gen. 94</text:p>
          </table:table-cell>
          <table:table-cell office:value-type="float" office:value="1759020" table:style-name="ce7">
            <text:p>1759020</text:p>
          </table:table-cell>
          <table:table-cell table:style-name="ce12"/>
          <table:table-cell office:value-type="string" table:style-name="ce5">
            <text:p>Gen. 94</text:p>
          </table:table-cell>
          <table:table-cell office:value-type="float" office:value="1771351" table:style-name="ce7">
            <text:p>1771351</text:p>
          </table:table-cell>
          <table:table-cell table:style-name="ce12"/>
          <table:table-cell office:value-type="string" table:style-name="ce5">
            <text:p>Gen. 94</text:p>
          </table:table-cell>
          <table:table-cell office:value-type="float" office:value="1760236" table:style-name="ce7">
            <text:p>1760236</text:p>
          </table:table-cell>
          <table:table-cell table:style-name="ce12"/>
          <table:table-cell office:value-type="string" table:style-name="ce5">
            <text:p>Gen. 94</text:p>
          </table:table-cell>
          <table:table-cell office:value-type="float" office:value="1757156" table:style-name="ce7">
            <text:p>1757156</text:p>
          </table:table-cell>
          <table:table-cell table:style-name="ce12"/>
          <table:table-cell office:value-type="string" table:style-name="ce5">
            <text:p>Gen. 94</text:p>
          </table:table-cell>
          <table:table-cell office:value-type="float" office:value="1721418" table:style-name="ce7">
            <text:p>1721418</text:p>
          </table:table-cell>
          <table:table-cell table:style-name="ce12"/>
          <table:table-cell office:value-type="string" table:style-name="ce5">
            <text:p>Gen. 94</text:p>
          </table:table-cell>
          <table:table-cell office:value-type="float" office:value="1726336" table:style-name="ce7">
            <text:p>1726336</text:p>
          </table:table-cell>
          <table:table-cell table:style-name="ce12"/>
          <table:table-cell office:value-type="string" table:style-name="ce5">
            <text:p>Gen. 94</text:p>
          </table:table-cell>
          <table:table-cell office:value-type="float" office:value="1765142" table:style-name="ce7">
            <text:p>1765142</text:p>
          </table:table-cell>
          <table:table-cell table:style-name="ce12"/>
          <table:table-cell office:value-type="string" table:style-name="ce5">
            <text:p>Gen. 94</text:p>
          </table:table-cell>
          <table:table-cell office:value-type="float" office:value="1757632" table:style-name="ce7">
            <text:p>1757632</text:p>
          </table:table-cell>
          <table:table-cell table:style-name="ce12"/>
          <table:table-cell office:value-type="string" table:style-name="ce5">
            <text:p>Gen. 94</text:p>
          </table:table-cell>
          <table:table-cell office:value-type="float" office:value="1777942" table:style-name="ce7">
            <text:p>1777942</text:p>
          </table:table-cell>
          <table:table-cell table:style-name="ce12"/>
          <table:table-cell office:value-type="string" table:style-name="ce5">
            <text:p>Gen. 94</text:p>
          </table:table-cell>
          <table:table-cell office:value-type="float" office:value="1737310" table:style-name="ce7">
            <text:p>1737310</text:p>
          </table:table-cell>
          <table:table-cell table:style-name="ce12"/>
          <table:table-cell office:value-type="string" table:style-name="ce5">
            <text:p>Gen. 94</text:p>
          </table:table-cell>
          <table:table-cell office:value-type="float" office:value="1808868" table:style-name="ce7">
            <text:p>1808868</text:p>
          </table:table-cell>
          <table:table-cell table:style-name="ce12"/>
          <table:table-cell office:value-type="string" table:style-name="ce5">
            <text:p>Gen. 94</text:p>
          </table:table-cell>
          <table:table-cell office:value-type="float" office:value="1758486" table:style-name="ce7">
            <text:p>1758486</text:p>
          </table:table-cell>
          <table:table-cell table:style-name="ce12"/>
          <table:table-cell office:value-type="string" table:style-name="ce5">
            <text:p>Gen. 94</text:p>
          </table:table-cell>
          <table:table-cell office:value-type="float" office:value="1759046" table:style-name="ce7">
            <text:p>1759046</text:p>
          </table:table-cell>
          <table:table-cell table:style-name="ce12"/>
          <table:table-cell office:value-type="string" table:style-name="ce5">
            <text:p>Gen. 94</text:p>
          </table:table-cell>
          <table:table-cell office:value-type="float" office:value="1746744" table:style-name="ce7">
            <text:p>1746744</text:p>
          </table:table-cell>
          <table:table-cell table:style-name="ce12"/>
          <table:table-cell office:value-type="string" table:style-name="ce5">
            <text:p>Gen. 94</text:p>
          </table:table-cell>
          <table:table-cell office:value-type="float" office:value="1785284" table:style-name="ce7">
            <text:p>1785284</text:p>
          </table:table-cell>
          <table:table-cell table:style-name="ce12"/>
          <table:table-cell office:value-type="string" table:style-name="ce5">
            <text:p>Gen. 94</text:p>
          </table:table-cell>
          <table:table-cell office:value-type="float" office:value="1724382" table:style-name="ce7">
            <text:p>1724382</text:p>
          </table:table-cell>
          <table:table-cell table:style-name="ce12"/>
          <table:table-cell office:value-type="string" table:style-name="ce5">
            <text:p>Gen. 94</text:p>
          </table:table-cell>
          <table:table-cell office:value-type="float" office:value="1733286" table:style-name="ce7">
            <text:p>1733286</text:p>
          </table:table-cell>
          <table:table-cell table:style-name="ce12"/>
          <table:table-cell office:value-type="string" table:style-name="ce5">
            <text:p>Gen. 94</text:p>
          </table:table-cell>
          <table:table-cell office:value-type="float" office:value="1779593" table:style-name="ce7">
            <text:p>1779593</text:p>
          </table:table-cell>
          <table:table-cell table:style-name="ce12"/>
          <table:table-cell office:value-type="string" table:style-name="ce5">
            <text:p>Gen. 94</text:p>
          </table:table-cell>
          <table:table-cell office:value-type="float" office:value="1816436" table:style-name="ce7">
            <text:p>1816436</text:p>
          </table:table-cell>
          <table:table-cell table:style-name="ce12"/>
          <table:table-cell office:value-type="string" table:style-name="ce5">
            <text:p>Gen. 94</text:p>
          </table:table-cell>
          <table:table-cell office:value-type="float" office:value="1725768" table:style-name="ce7">
            <text:p>1725768</text:p>
          </table:table-cell>
          <table:table-cell table:style-name="ce12"/>
          <table:table-cell office:value-type="string" table:style-name="ce5">
            <text:p>Gen. 94</text:p>
          </table:table-cell>
          <table:table-cell office:value-type="float" office:value="1754380" table:style-name="ce7">
            <text:p>1754380</text:p>
          </table:table-cell>
          <table:table-cell table:style-name="ce12"/>
          <table:table-cell office:value-type="string" table:style-name="ce5">
            <text:p>Gen. 94</text:p>
          </table:table-cell>
          <table:table-cell office:value-type="float" office:value="1706531" table:style-name="ce7">
            <text:p>1706531</text:p>
          </table:table-cell>
          <table:table-cell table:style-name="ce12"/>
          <table:table-cell office:value-type="string" table:style-name="ce5">
            <text:p>Gen. 94</text:p>
          </table:table-cell>
          <table:table-cell office:value-type="float" office:value="1764766" table:style-name="ce7">
            <text:p>1764766</text:p>
          </table:table-cell>
          <table:table-cell table:style-name="ce12"/>
          <table:table-cell office:value-type="string" table:style-name="ce5">
            <text:p>Gen. 94</text:p>
          </table:table-cell>
          <table:table-cell office:value-type="float" office:value="1690082" table:style-name="ce7">
            <text:p>1690082</text:p>
          </table:table-cell>
          <table:table-cell table:style-name="ce12"/>
          <table:table-cell office:value-type="string" table:style-name="ce5">
            <text:p>Gen. 94</text:p>
          </table:table-cell>
          <table:table-cell office:value-type="float" office:value="1837330" table:style-name="ce7">
            <text:p>1837330</text:p>
          </table:table-cell>
          <table:table-cell table:style-name="ce12"/>
          <table:table-cell office:value-type="string" table:style-name="ce5">
            <text:p>Gen. 94</text:p>
          </table:table-cell>
          <table:table-cell office:value-type="float" office:value="1813508" table:style-name="ce7">
            <text:p>1813508</text:p>
          </table:table-cell>
          <table:table-cell table:style-name="ce12"/>
          <table:table-cell office:value-type="string" table:style-name="ce5">
            <text:p>Gen. 94</text:p>
          </table:table-cell>
          <table:table-cell office:value-type="float" office:value="1729400" table:style-name="ce7">
            <text:p>1729400</text:p>
          </table:table-cell>
          <table:table-cell table:style-name="ce12"/>
          <table:table-cell office:value-type="string" table:style-name="ce5">
            <text:p>Gen. 94</text:p>
          </table:table-cell>
          <table:table-cell office:value-type="float" office:value="1743453" table:style-name="ce7">
            <text:p>1743453</text:p>
          </table:table-cell>
          <table:table-cell table:style-name="ce12"/>
          <table:table-cell office:value-type="string" table:style-name="ce14">
            <text:p>Gen. 94</text:p>
          </table:table-cell>
          <table:table-cell office:value-type="float" office:value="1758060.1333333333" table:formula="of:=AVERAGE([.$CL97];[.$CI97];[.$CF97];[.$CC97];[.$BZ97];[.$BW97];[.$BT97];[.$BQ97];[.$BN97];[.$BK97];[.$BH97];[.$BE97];[.$BB97];[.$AY97];[.$AV97];[.$AS97];[.$AP97];[.$AM97];[.$AJ97];[.$AG97];[.$AD97];[.$AA97];[.$X97];[.$U97];[.$R97];[.$O97];[.$L97];[.$I97];[.$F97];[.$C97])" table:style-name="ce17">
            <text:p>1758060</text:p>
          </table:table-cell>
          <table:table-cell office:value-type="float" office:value="34102.210281015141" table:formula="of:=STDEV([.$CL97];[.$CI97];[.$CF97];[.$CC97];[.$BZ97];[.$BW97];[.$BT97];[.$BQ97];[.$BN97];[.$BK97];[.$BH97];[.$BE97];[.$BB97];[.$AY97];[.$AV97];[.$AS97];[.$AP97];[.$AM97];[.$AJ97];[.$AG97];[.$AD97];[.$AA97];[.$X97];[.$U97];[.$R97];[.$O97];[.$L97];[.$I97];[.$F97];[.$C97])" table:style-name="ce17">
            <text:p>34102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Gen. 95</text:p>
          </table:table-cell>
          <table:table-cell office:value-type="float" office:value="1730082" table:style-name="ce7">
            <text:p>1730082</text:p>
          </table:table-cell>
          <table:table-cell table:style-name="ce12"/>
          <table:table-cell office:value-type="string" table:style-name="ce5">
            <text:p>Gen. 95</text:p>
          </table:table-cell>
          <table:table-cell office:value-type="float" office:value="1798396" table:style-name="ce7">
            <text:p>1798396</text:p>
          </table:table-cell>
          <table:table-cell table:style-name="ce12"/>
          <table:table-cell office:value-type="string" table:style-name="ce5">
            <text:p>Gen. 95</text:p>
          </table:table-cell>
          <table:table-cell office:value-type="float" office:value="1756530" table:style-name="ce7">
            <text:p>1756530</text:p>
          </table:table-cell>
          <table:table-cell table:style-name="ce12"/>
          <table:table-cell office:value-type="string" table:style-name="ce5">
            <text:p>Gen. 95</text:p>
          </table:table-cell>
          <table:table-cell office:value-type="float" office:value="1768969" table:style-name="ce7">
            <text:p>1768969</text:p>
          </table:table-cell>
          <table:table-cell table:style-name="ce12"/>
          <table:table-cell office:value-type="string" table:style-name="ce5">
            <text:p>Gen. 95</text:p>
          </table:table-cell>
          <table:table-cell office:value-type="float" office:value="1759276" table:style-name="ce7">
            <text:p>1759276</text:p>
          </table:table-cell>
          <table:table-cell table:style-name="ce12"/>
          <table:table-cell office:value-type="string" table:style-name="ce5">
            <text:p>Gen. 95</text:p>
          </table:table-cell>
          <table:table-cell office:value-type="float" office:value="1756376" table:style-name="ce7">
            <text:p>1756376</text:p>
          </table:table-cell>
          <table:table-cell table:style-name="ce12"/>
          <table:table-cell office:value-type="string" table:style-name="ce5">
            <text:p>Gen. 95</text:p>
          </table:table-cell>
          <table:table-cell office:value-type="float" office:value="1719746" table:style-name="ce7">
            <text:p>1719746</text:p>
          </table:table-cell>
          <table:table-cell table:style-name="ce12"/>
          <table:table-cell office:value-type="string" table:style-name="ce5">
            <text:p>Gen. 95</text:p>
          </table:table-cell>
          <table:table-cell office:value-type="float" office:value="1722916" table:style-name="ce7">
            <text:p>1722916</text:p>
          </table:table-cell>
          <table:table-cell table:style-name="ce12"/>
          <table:table-cell office:value-type="string" table:style-name="ce5">
            <text:p>Gen. 95</text:p>
          </table:table-cell>
          <table:table-cell office:value-type="float" office:value="1763642" table:style-name="ce7">
            <text:p>1763642</text:p>
          </table:table-cell>
          <table:table-cell table:style-name="ce12"/>
          <table:table-cell office:value-type="string" table:style-name="ce5">
            <text:p>Gen. 95</text:p>
          </table:table-cell>
          <table:table-cell office:value-type="float" office:value="1755892" table:style-name="ce7">
            <text:p>1755892</text:p>
          </table:table-cell>
          <table:table-cell table:style-name="ce12"/>
          <table:table-cell office:value-type="string" table:style-name="ce5">
            <text:p>Gen. 95</text:p>
          </table:table-cell>
          <table:table-cell office:value-type="float" office:value="1777942" table:style-name="ce7">
            <text:p>1777942</text:p>
          </table:table-cell>
          <table:table-cell table:style-name="ce12"/>
          <table:table-cell office:value-type="string" table:style-name="ce5">
            <text:p>Gen. 95</text:p>
          </table:table-cell>
          <table:table-cell office:value-type="float" office:value="1734430" table:style-name="ce7">
            <text:p>1734430</text:p>
          </table:table-cell>
          <table:table-cell table:style-name="ce12"/>
          <table:table-cell office:value-type="string" table:style-name="ce5">
            <text:p>Gen. 95</text:p>
          </table:table-cell>
          <table:table-cell office:value-type="float" office:value="1808738" table:style-name="ce7">
            <text:p>1808738</text:p>
          </table:table-cell>
          <table:table-cell table:style-name="ce12"/>
          <table:table-cell office:value-type="string" table:style-name="ce5">
            <text:p>Gen. 95</text:p>
          </table:table-cell>
          <table:table-cell office:value-type="float" office:value="1756568" table:style-name="ce7">
            <text:p>1756568</text:p>
          </table:table-cell>
          <table:table-cell table:style-name="ce12"/>
          <table:table-cell office:value-type="string" table:style-name="ce5">
            <text:p>Gen. 95</text:p>
          </table:table-cell>
          <table:table-cell office:value-type="float" office:value="1758036" table:style-name="ce7">
            <text:p>1758036</text:p>
          </table:table-cell>
          <table:table-cell table:style-name="ce12"/>
          <table:table-cell office:value-type="string" table:style-name="ce5">
            <text:p>Gen. 95</text:p>
          </table:table-cell>
          <table:table-cell office:value-type="float" office:value="1744744" table:style-name="ce7">
            <text:p>1744744</text:p>
          </table:table-cell>
          <table:table-cell table:style-name="ce12"/>
          <table:table-cell office:value-type="string" table:style-name="ce5">
            <text:p>Gen. 95</text:p>
          </table:table-cell>
          <table:table-cell office:value-type="float" office:value="1780608" table:style-name="ce7">
            <text:p>1780608</text:p>
          </table:table-cell>
          <table:table-cell table:style-name="ce12"/>
          <table:table-cell office:value-type="string" table:style-name="ce5">
            <text:p>Gen. 95</text:p>
          </table:table-cell>
          <table:table-cell office:value-type="float" office:value="1722852" table:style-name="ce7">
            <text:p>1722852</text:p>
          </table:table-cell>
          <table:table-cell table:style-name="ce12"/>
          <table:table-cell office:value-type="string" table:style-name="ce5">
            <text:p>Gen. 95</text:p>
          </table:table-cell>
          <table:table-cell office:value-type="float" office:value="1733286" table:style-name="ce7">
            <text:p>1733286</text:p>
          </table:table-cell>
          <table:table-cell table:style-name="ce12"/>
          <table:table-cell office:value-type="string" table:style-name="ce5">
            <text:p>Gen. 95</text:p>
          </table:table-cell>
          <table:table-cell office:value-type="float" office:value="1775153" table:style-name="ce7">
            <text:p>1775153</text:p>
          </table:table-cell>
          <table:table-cell table:style-name="ce12"/>
          <table:table-cell office:value-type="string" table:style-name="ce5">
            <text:p>Gen. 95</text:p>
          </table:table-cell>
          <table:table-cell office:value-type="float" office:value="1814382" table:style-name="ce7">
            <text:p>1814382</text:p>
          </table:table-cell>
          <table:table-cell table:style-name="ce12"/>
          <table:table-cell office:value-type="string" table:style-name="ce5">
            <text:p>Gen. 95</text:p>
          </table:table-cell>
          <table:table-cell office:value-type="float" office:value="1724748" table:style-name="ce7">
            <text:p>1724748</text:p>
          </table:table-cell>
          <table:table-cell table:style-name="ce12"/>
          <table:table-cell office:value-type="string" table:style-name="ce5">
            <text:p>Gen. 95</text:p>
          </table:table-cell>
          <table:table-cell office:value-type="float" office:value="1751800" table:style-name="ce7">
            <text:p>1751800</text:p>
          </table:table-cell>
          <table:table-cell table:style-name="ce12"/>
          <table:table-cell office:value-type="string" table:style-name="ce5">
            <text:p>Gen. 95</text:p>
          </table:table-cell>
          <table:table-cell office:value-type="float" office:value="1704931" table:style-name="ce7">
            <text:p>1704931</text:p>
          </table:table-cell>
          <table:table-cell table:style-name="ce12"/>
          <table:table-cell office:value-type="string" table:style-name="ce5">
            <text:p>Gen. 95</text:p>
          </table:table-cell>
          <table:table-cell office:value-type="float" office:value="1763672" table:style-name="ce7">
            <text:p>1763672</text:p>
          </table:table-cell>
          <table:table-cell table:style-name="ce12"/>
          <table:table-cell office:value-type="string" table:style-name="ce5">
            <text:p>Gen. 95</text:p>
          </table:table-cell>
          <table:table-cell office:value-type="float" office:value="1690082" table:style-name="ce7">
            <text:p>1690082</text:p>
          </table:table-cell>
          <table:table-cell table:style-name="ce12"/>
          <table:table-cell office:value-type="string" table:style-name="ce5">
            <text:p>Gen. 95</text:p>
          </table:table-cell>
          <table:table-cell office:value-type="float" office:value="1835936" table:style-name="ce7">
            <text:p>1835936</text:p>
          </table:table-cell>
          <table:table-cell table:style-name="ce12"/>
          <table:table-cell office:value-type="string" table:style-name="ce5">
            <text:p>Gen. 95</text:p>
          </table:table-cell>
          <table:table-cell office:value-type="float" office:value="1812508" table:style-name="ce7">
            <text:p>1812508</text:p>
          </table:table-cell>
          <table:table-cell table:style-name="ce12"/>
          <table:table-cell office:value-type="string" table:style-name="ce5">
            <text:p>Gen. 95</text:p>
          </table:table-cell>
          <table:table-cell office:value-type="float" office:value="1729098" table:style-name="ce7">
            <text:p>1729098</text:p>
          </table:table-cell>
          <table:table-cell table:style-name="ce12"/>
          <table:table-cell office:value-type="string" table:style-name="ce5">
            <text:p>Gen. 95</text:p>
          </table:table-cell>
          <table:table-cell office:value-type="float" office:value="1740603" table:style-name="ce7">
            <text:p>1740603</text:p>
          </table:table-cell>
          <table:table-cell table:style-name="ce12"/>
          <table:table-cell office:value-type="string" table:style-name="ce14">
            <text:p>Gen. 95</text:p>
          </table:table-cell>
          <table:table-cell office:value-type="float" office:value="1756398.0666666667" table:formula="of:=AVERAGE([.$CL98];[.$CI98];[.$CF98];[.$CC98];[.$BZ98];[.$BW98];[.$BT98];[.$BQ98];[.$BN98];[.$BK98];[.$BH98];[.$BE98];[.$BB98];[.$AY98];[.$AV98];[.$AS98];[.$AP98];[.$AM98];[.$AJ98];[.$AG98];[.$AD98];[.$AA98];[.$X98];[.$U98];[.$R98];[.$O98];[.$L98];[.$I98];[.$F98];[.$C98])" table:style-name="ce17">
            <text:p>1756398</text:p>
          </table:table-cell>
          <table:table-cell office:value-type="float" office:value="33995.909311657437" table:formula="of:=STDEV([.$CL98];[.$CI98];[.$CF98];[.$CC98];[.$BZ98];[.$BW98];[.$BT98];[.$BQ98];[.$BN98];[.$BK98];[.$BH98];[.$BE98];[.$BB98];[.$AY98];[.$AV98];[.$AS98];[.$AP98];[.$AM98];[.$AJ98];[.$AG98];[.$AD98];[.$AA98];[.$X98];[.$U98];[.$R98];[.$O98];[.$L98];[.$I98];[.$F98];[.$C98])" table:style-name="ce17">
            <text:p>33996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Gen. 96</text:p>
          </table:table-cell>
          <table:table-cell office:value-type="float" office:value="1728962" table:style-name="ce7">
            <text:p>1728962</text:p>
          </table:table-cell>
          <table:table-cell table:style-name="ce12"/>
          <table:table-cell office:value-type="string" table:style-name="ce5">
            <text:p>Gen. 96</text:p>
          </table:table-cell>
          <table:table-cell office:value-type="float" office:value="1796916" table:style-name="ce7">
            <text:p>1796916</text:p>
          </table:table-cell>
          <table:table-cell table:style-name="ce12"/>
          <table:table-cell office:value-type="string" table:style-name="ce5">
            <text:p>Gen. 96</text:p>
          </table:table-cell>
          <table:table-cell office:value-type="float" office:value="1756170" table:style-name="ce7">
            <text:p>1756170</text:p>
          </table:table-cell>
          <table:table-cell table:style-name="ce12"/>
          <table:table-cell office:value-type="string" table:style-name="ce5">
            <text:p>Gen. 96</text:p>
          </table:table-cell>
          <table:table-cell office:value-type="float" office:value="1768969" table:style-name="ce7">
            <text:p>1768969</text:p>
          </table:table-cell>
          <table:table-cell table:style-name="ce12"/>
          <table:table-cell office:value-type="string" table:style-name="ce5">
            <text:p>Gen. 96</text:p>
          </table:table-cell>
          <table:table-cell office:value-type="float" office:value="1755956" table:style-name="ce7">
            <text:p>1755956</text:p>
          </table:table-cell>
          <table:table-cell table:style-name="ce12"/>
          <table:table-cell office:value-type="string" table:style-name="ce5">
            <text:p>Gen. 96</text:p>
          </table:table-cell>
          <table:table-cell office:value-type="float" office:value="1754060" table:style-name="ce7">
            <text:p>1754060</text:p>
          </table:table-cell>
          <table:table-cell table:style-name="ce12"/>
          <table:table-cell office:value-type="string" table:style-name="ce5">
            <text:p>Gen. 96</text:p>
          </table:table-cell>
          <table:table-cell office:value-type="float" office:value="1718436" table:style-name="ce7">
            <text:p>1718436</text:p>
          </table:table-cell>
          <table:table-cell table:style-name="ce12"/>
          <table:table-cell office:value-type="string" table:style-name="ce5">
            <text:p>Gen. 96</text:p>
          </table:table-cell>
          <table:table-cell office:value-type="float" office:value="1722596" table:style-name="ce7">
            <text:p>1722596</text:p>
          </table:table-cell>
          <table:table-cell table:style-name="ce12"/>
          <table:table-cell office:value-type="string" table:style-name="ce5">
            <text:p>Gen. 96</text:p>
          </table:table-cell>
          <table:table-cell office:value-type="float" office:value="1758752" table:style-name="ce7">
            <text:p>1758752</text:p>
          </table:table-cell>
          <table:table-cell table:style-name="ce12"/>
          <table:table-cell office:value-type="string" table:style-name="ce5">
            <text:p>Gen. 96</text:p>
          </table:table-cell>
          <table:table-cell office:value-type="float" office:value="1755892" table:style-name="ce7">
            <text:p>1755892</text:p>
          </table:table-cell>
          <table:table-cell table:style-name="ce12"/>
          <table:table-cell office:value-type="string" table:style-name="ce5">
            <text:p>Gen. 96</text:p>
          </table:table-cell>
          <table:table-cell office:value-type="float" office:value="1775632" table:style-name="ce7">
            <text:p>1775632</text:p>
          </table:table-cell>
          <table:table-cell table:style-name="ce12"/>
          <table:table-cell office:value-type="string" table:style-name="ce5">
            <text:p>Gen. 96</text:p>
          </table:table-cell>
          <table:table-cell office:value-type="float" office:value="1734198" table:style-name="ce7">
            <text:p>1734198</text:p>
          </table:table-cell>
          <table:table-cell table:style-name="ce12"/>
          <table:table-cell office:value-type="string" table:style-name="ce5">
            <text:p>Gen. 96</text:p>
          </table:table-cell>
          <table:table-cell office:value-type="float" office:value="1806408" table:style-name="ce7">
            <text:p>1806408</text:p>
          </table:table-cell>
          <table:table-cell table:style-name="ce12"/>
          <table:table-cell office:value-type="string" table:style-name="ce5">
            <text:p>Gen. 96</text:p>
          </table:table-cell>
          <table:table-cell office:value-type="float" office:value="1756316" table:style-name="ce7">
            <text:p>1756316</text:p>
          </table:table-cell>
          <table:table-cell table:style-name="ce12"/>
          <table:table-cell office:value-type="string" table:style-name="ce5">
            <text:p>Gen. 96</text:p>
          </table:table-cell>
          <table:table-cell office:value-type="float" office:value="1756346" table:style-name="ce7">
            <text:p>1756346</text:p>
          </table:table-cell>
          <table:table-cell table:style-name="ce12"/>
          <table:table-cell office:value-type="string" table:style-name="ce5">
            <text:p>Gen. 96</text:p>
          </table:table-cell>
          <table:table-cell office:value-type="float" office:value="1744624" table:style-name="ce7">
            <text:p>1744624</text:p>
          </table:table-cell>
          <table:table-cell table:style-name="ce12"/>
          <table:table-cell office:value-type="string" table:style-name="ce5">
            <text:p>Gen. 96</text:p>
          </table:table-cell>
          <table:table-cell office:value-type="float" office:value="1780248" table:style-name="ce7">
            <text:p>1780248</text:p>
          </table:table-cell>
          <table:table-cell table:style-name="ce12"/>
          <table:table-cell office:value-type="string" table:style-name="ce5">
            <text:p>Gen. 96</text:p>
          </table:table-cell>
          <table:table-cell office:value-type="float" office:value="1721022" table:style-name="ce7">
            <text:p>1721022</text:p>
          </table:table-cell>
          <table:table-cell table:style-name="ce12"/>
          <table:table-cell office:value-type="string" table:style-name="ce5">
            <text:p>Gen. 96</text:p>
          </table:table-cell>
          <table:table-cell office:value-type="float" office:value="1730006" table:style-name="ce7">
            <text:p>1730006</text:p>
          </table:table-cell>
          <table:table-cell table:style-name="ce12"/>
          <table:table-cell office:value-type="string" table:style-name="ce5">
            <text:p>Gen. 96</text:p>
          </table:table-cell>
          <table:table-cell office:value-type="float" office:value="1775153" table:style-name="ce7">
            <text:p>1775153</text:p>
          </table:table-cell>
          <table:table-cell table:style-name="ce12"/>
          <table:table-cell office:value-type="string" table:style-name="ce5">
            <text:p>Gen. 96</text:p>
          </table:table-cell>
          <table:table-cell office:value-type="float" office:value="1812220" table:style-name="ce7">
            <text:p>1812220</text:p>
          </table:table-cell>
          <table:table-cell table:style-name="ce12"/>
          <table:table-cell office:value-type="string" table:style-name="ce5">
            <text:p>Gen. 96</text:p>
          </table:table-cell>
          <table:table-cell office:value-type="float" office:value="1724090" table:style-name="ce7">
            <text:p>1724090</text:p>
          </table:table-cell>
          <table:table-cell table:style-name="ce12"/>
          <table:table-cell office:value-type="string" table:style-name="ce5">
            <text:p>Gen. 96</text:p>
          </table:table-cell>
          <table:table-cell office:value-type="float" office:value="1751800" table:style-name="ce7">
            <text:p>1751800</text:p>
          </table:table-cell>
          <table:table-cell table:style-name="ce12"/>
          <table:table-cell office:value-type="string" table:style-name="ce5">
            <text:p>Gen. 96</text:p>
          </table:table-cell>
          <table:table-cell office:value-type="float" office:value="1704171" table:style-name="ce7">
            <text:p>1704171</text:p>
          </table:table-cell>
          <table:table-cell table:style-name="ce12"/>
          <table:table-cell office:value-type="string" table:style-name="ce5">
            <text:p>Gen. 96</text:p>
          </table:table-cell>
          <table:table-cell office:value-type="float" office:value="1762252" table:style-name="ce7">
            <text:p>1762252</text:p>
          </table:table-cell>
          <table:table-cell table:style-name="ce12"/>
          <table:table-cell office:value-type="string" table:style-name="ce5">
            <text:p>Gen. 96</text:p>
          </table:table-cell>
          <table:table-cell office:value-type="float" office:value="1687322" table:style-name="ce7">
            <text:p>1687322</text:p>
          </table:table-cell>
          <table:table-cell table:style-name="ce12"/>
          <table:table-cell office:value-type="string" table:style-name="ce5">
            <text:p>Gen. 96</text:p>
          </table:table-cell>
          <table:table-cell office:value-type="float" office:value="1831616" table:style-name="ce7">
            <text:p>1831616</text:p>
          </table:table-cell>
          <table:table-cell table:style-name="ce12"/>
          <table:table-cell office:value-type="string" table:style-name="ce5">
            <text:p>Gen. 96</text:p>
          </table:table-cell>
          <table:table-cell office:value-type="float" office:value="1811388" table:style-name="ce7">
            <text:p>1811388</text:p>
          </table:table-cell>
          <table:table-cell table:style-name="ce12"/>
          <table:table-cell office:value-type="string" table:style-name="ce5">
            <text:p>Gen. 96</text:p>
          </table:table-cell>
          <table:table-cell office:value-type="float" office:value="1726990" table:style-name="ce7">
            <text:p>1726990</text:p>
          </table:table-cell>
          <table:table-cell table:style-name="ce12"/>
          <table:table-cell office:value-type="string" table:style-name="ce5">
            <text:p>Gen. 96</text:p>
          </table:table-cell>
          <table:table-cell office:value-type="float" office:value="1737663" table:style-name="ce7">
            <text:p>1737663</text:p>
          </table:table-cell>
          <table:table-cell table:style-name="ce12"/>
          <table:table-cell office:value-type="string" table:style-name="ce14">
            <text:p>Gen. 96</text:p>
          </table:table-cell>
          <table:table-cell office:value-type="float" office:value="1754872.4666666666" table:formula="of:=AVERAGE([.$CL99];[.$CI99];[.$CF99];[.$CC99];[.$BZ99];[.$BW99];[.$BT99];[.$BQ99];[.$BN99];[.$BK99];[.$BH99];[.$BE99];[.$BB99];[.$AY99];[.$AV99];[.$AS99];[.$AP99];[.$AM99];[.$AJ99];[.$AG99];[.$AD99];[.$AA99];[.$X99];[.$U99];[.$R99];[.$O99];[.$L99];[.$I99];[.$F99];[.$C99])" table:style-name="ce17">
            <text:p>1754872</text:p>
          </table:table-cell>
          <table:table-cell office:value-type="float" office:value="33764.291740538996" table:formula="of:=STDEV([.$CL99];[.$CI99];[.$CF99];[.$CC99];[.$BZ99];[.$BW99];[.$BT99];[.$BQ99];[.$BN99];[.$BK99];[.$BH99];[.$BE99];[.$BB99];[.$AY99];[.$AV99];[.$AS99];[.$AP99];[.$AM99];[.$AJ99];[.$AG99];[.$AD99];[.$AA99];[.$X99];[.$U99];[.$R99];[.$O99];[.$L99];[.$I99];[.$F99];[.$C99])" table:style-name="ce17">
            <text:p>33764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Gen. 97</text:p>
          </table:table-cell>
          <table:table-cell office:value-type="float" office:value="1728962" table:style-name="ce7">
            <text:p>1728962</text:p>
          </table:table-cell>
          <table:table-cell table:style-name="ce12"/>
          <table:table-cell office:value-type="string" table:style-name="ce5">
            <text:p>Gen. 97</text:p>
          </table:table-cell>
          <table:table-cell office:value-type="float" office:value="1795846" table:style-name="ce7">
            <text:p>1795846</text:p>
          </table:table-cell>
          <table:table-cell table:style-name="ce12"/>
          <table:table-cell office:value-type="string" table:style-name="ce5">
            <text:p>Gen. 97</text:p>
          </table:table-cell>
          <table:table-cell office:value-type="float" office:value="1751214" table:style-name="ce7">
            <text:p>1751214</text:p>
          </table:table-cell>
          <table:table-cell table:style-name="ce12"/>
          <table:table-cell office:value-type="string" table:style-name="ce5">
            <text:p>Gen. 97</text:p>
          </table:table-cell>
          <table:table-cell office:value-type="float" office:value="1765783" table:style-name="ce7">
            <text:p>1765783</text:p>
          </table:table-cell>
          <table:table-cell table:style-name="ce12"/>
          <table:table-cell office:value-type="string" table:style-name="ce5">
            <text:p>Gen. 97</text:p>
          </table:table-cell>
          <table:table-cell office:value-type="float" office:value="1754176" table:style-name="ce7">
            <text:p>1754176</text:p>
          </table:table-cell>
          <table:table-cell table:style-name="ce12"/>
          <table:table-cell office:value-type="string" table:style-name="ce5">
            <text:p>Gen. 97</text:p>
          </table:table-cell>
          <table:table-cell office:value-type="float" office:value="1753960" table:style-name="ce7">
            <text:p>1753960</text:p>
          </table:table-cell>
          <table:table-cell table:style-name="ce12"/>
          <table:table-cell office:value-type="string" table:style-name="ce5">
            <text:p>Gen. 97</text:p>
          </table:table-cell>
          <table:table-cell office:value-type="float" office:value="1718284" table:style-name="ce7">
            <text:p>1718284</text:p>
          </table:table-cell>
          <table:table-cell table:style-name="ce12"/>
          <table:table-cell office:value-type="string" table:style-name="ce5">
            <text:p>Gen. 97</text:p>
          </table:table-cell>
          <table:table-cell office:value-type="float" office:value="1722076" table:style-name="ce7">
            <text:p>1722076</text:p>
          </table:table-cell>
          <table:table-cell table:style-name="ce12"/>
          <table:table-cell office:value-type="string" table:style-name="ce5">
            <text:p>Gen. 97</text:p>
          </table:table-cell>
          <table:table-cell office:value-type="float" office:value="1758752" table:style-name="ce7">
            <text:p>1758752</text:p>
          </table:table-cell>
          <table:table-cell table:style-name="ce12"/>
          <table:table-cell office:value-type="string" table:style-name="ce5">
            <text:p>Gen. 97</text:p>
          </table:table-cell>
          <table:table-cell office:value-type="float" office:value="1755432" table:style-name="ce7">
            <text:p>1755432</text:p>
          </table:table-cell>
          <table:table-cell table:style-name="ce12"/>
          <table:table-cell office:value-type="string" table:style-name="ce5">
            <text:p>Gen. 97</text:p>
          </table:table-cell>
          <table:table-cell office:value-type="float" office:value="1775632" table:style-name="ce7">
            <text:p>1775632</text:p>
          </table:table-cell>
          <table:table-cell table:style-name="ce12"/>
          <table:table-cell office:value-type="string" table:style-name="ce5">
            <text:p>Gen. 97</text:p>
          </table:table-cell>
          <table:table-cell office:value-type="float" office:value="1732140" table:style-name="ce7">
            <text:p>1732140</text:p>
          </table:table-cell>
          <table:table-cell table:style-name="ce12"/>
          <table:table-cell office:value-type="string" table:style-name="ce5">
            <text:p>Gen. 97</text:p>
          </table:table-cell>
          <table:table-cell office:value-type="float" office:value="1805832" table:style-name="ce7">
            <text:p>1805832</text:p>
          </table:table-cell>
          <table:table-cell table:style-name="ce12"/>
          <table:table-cell office:value-type="string" table:style-name="ce5">
            <text:p>Gen. 97</text:p>
          </table:table-cell>
          <table:table-cell office:value-type="float" office:value="1753844" table:style-name="ce7">
            <text:p>1753844</text:p>
          </table:table-cell>
          <table:table-cell table:style-name="ce12"/>
          <table:table-cell office:value-type="string" table:style-name="ce5">
            <text:p>Gen. 97</text:p>
          </table:table-cell>
          <table:table-cell office:value-type="float" office:value="1756196" table:style-name="ce7">
            <text:p>1756196</text:p>
          </table:table-cell>
          <table:table-cell table:style-name="ce12"/>
          <table:table-cell office:value-type="string" table:style-name="ce5">
            <text:p>Gen. 97</text:p>
          </table:table-cell>
          <table:table-cell office:value-type="float" office:value="1740876" table:style-name="ce7">
            <text:p>1740876</text:p>
          </table:table-cell>
          <table:table-cell table:style-name="ce12"/>
          <table:table-cell office:value-type="string" table:style-name="ce5">
            <text:p>Gen. 97</text:p>
          </table:table-cell>
          <table:table-cell office:value-type="float" office:value="1780248" table:style-name="ce7">
            <text:p>1780248</text:p>
          </table:table-cell>
          <table:table-cell table:style-name="ce12"/>
          <table:table-cell office:value-type="string" table:style-name="ce5">
            <text:p>Gen. 97</text:p>
          </table:table-cell>
          <table:table-cell office:value-type="float" office:value="1719762" table:style-name="ce7">
            <text:p>1719762</text:p>
          </table:table-cell>
          <table:table-cell table:style-name="ce12"/>
          <table:table-cell office:value-type="string" table:style-name="ce5">
            <text:p>Gen. 97</text:p>
          </table:table-cell>
          <table:table-cell office:value-type="float" office:value="1728646" table:style-name="ce7">
            <text:p>1728646</text:p>
          </table:table-cell>
          <table:table-cell table:style-name="ce12"/>
          <table:table-cell office:value-type="string" table:style-name="ce5">
            <text:p>Gen. 97</text:p>
          </table:table-cell>
          <table:table-cell office:value-type="float" office:value="1772049" table:style-name="ce7">
            <text:p>1772049</text:p>
          </table:table-cell>
          <table:table-cell table:style-name="ce12"/>
          <table:table-cell office:value-type="string" table:style-name="ce5">
            <text:p>Gen. 97</text:p>
          </table:table-cell>
          <table:table-cell office:value-type="float" office:value="1810858" table:style-name="ce7">
            <text:p>1810858</text:p>
          </table:table-cell>
          <table:table-cell table:style-name="ce12"/>
          <table:table-cell office:value-type="string" table:style-name="ce5">
            <text:p>Gen. 97</text:p>
          </table:table-cell>
          <table:table-cell office:value-type="float" office:value="1721968" table:style-name="ce7">
            <text:p>1721968</text:p>
          </table:table-cell>
          <table:table-cell table:style-name="ce12"/>
          <table:table-cell office:value-type="string" table:style-name="ce5">
            <text:p>Gen. 97</text:p>
          </table:table-cell>
          <table:table-cell office:value-type="float" office:value="1750318" table:style-name="ce7">
            <text:p>1750318</text:p>
          </table:table-cell>
          <table:table-cell table:style-name="ce12"/>
          <table:table-cell office:value-type="string" table:style-name="ce5">
            <text:p>Gen. 97</text:p>
          </table:table-cell>
          <table:table-cell office:value-type="float" office:value="1700567" table:style-name="ce7">
            <text:p>1700567</text:p>
          </table:table-cell>
          <table:table-cell table:style-name="ce12"/>
          <table:table-cell office:value-type="string" table:style-name="ce5">
            <text:p>Gen. 97</text:p>
          </table:table-cell>
          <table:table-cell office:value-type="float" office:value="1760032" table:style-name="ce7">
            <text:p>1760032</text:p>
          </table:table-cell>
          <table:table-cell table:style-name="ce12"/>
          <table:table-cell office:value-type="string" table:style-name="ce5">
            <text:p>Gen. 97</text:p>
          </table:table-cell>
          <table:table-cell office:value-type="float" office:value="1686758" table:style-name="ce7">
            <text:p>1686758</text:p>
          </table:table-cell>
          <table:table-cell table:style-name="ce12"/>
          <table:table-cell office:value-type="string" table:style-name="ce5">
            <text:p>Gen. 97</text:p>
          </table:table-cell>
          <table:table-cell office:value-type="float" office:value="1830910" table:style-name="ce7">
            <text:p>1830910</text:p>
          </table:table-cell>
          <table:table-cell table:style-name="ce12"/>
          <table:table-cell office:value-type="string" table:style-name="ce5">
            <text:p>Gen. 97</text:p>
          </table:table-cell>
          <table:table-cell office:value-type="float" office:value="1810268" table:style-name="ce7">
            <text:p>1810268</text:p>
          </table:table-cell>
          <table:table-cell table:style-name="ce12"/>
          <table:table-cell office:value-type="string" table:style-name="ce5">
            <text:p>Gen. 97</text:p>
          </table:table-cell>
          <table:table-cell office:value-type="float" office:value="1726420" table:style-name="ce7">
            <text:p>1726420</text:p>
          </table:table-cell>
          <table:table-cell table:style-name="ce12"/>
          <table:table-cell office:value-type="string" table:style-name="ce5">
            <text:p>Gen. 97</text:p>
          </table:table-cell>
          <table:table-cell office:value-type="float" office:value="1734973" table:style-name="ce7">
            <text:p>1734973</text:p>
          </table:table-cell>
          <table:table-cell table:style-name="ce12"/>
          <table:table-cell office:value-type="string" table:style-name="ce14">
            <text:p>Gen. 97</text:p>
          </table:table-cell>
          <table:table-cell office:value-type="float" office:value="1753426.0666666667" table:formula="of:=AVERAGE([.$CL100];[.$CI100];[.$CF100];[.$CC100];[.$BZ100];[.$BW100];[.$BT100];[.$BQ100];[.$BN100];[.$BK100];[.$BH100];[.$BE100];[.$BB100];[.$AY100];[.$AV100];[.$AS100];[.$AP100];[.$AM100];[.$AJ100];[.$AG100];[.$AD100];[.$AA100];[.$X100];[.$U100];[.$R100];[.$O100];[.$L100];[.$I100];[.$F100];[.$C100])" table:style-name="ce17">
            <text:p>1753426</text:p>
          </table:table-cell>
          <table:table-cell office:value-type="float" office:value="33918.104655827658" table:formula="of:=STDEV([.$CL100];[.$CI100];[.$CF100];[.$CC100];[.$BZ100];[.$BW100];[.$BT100];[.$BQ100];[.$BN100];[.$BK100];[.$BH100];[.$BE100];[.$BB100];[.$AY100];[.$AV100];[.$AS100];[.$AP100];[.$AM100];[.$AJ100];[.$AG100];[.$AD100];[.$AA100];[.$X100];[.$U100];[.$R100];[.$O100];[.$L100];[.$I100];[.$F100];[.$C100])" table:style-name="ce17">
            <text:p>33918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Gen. 98</text:p>
          </table:table-cell>
          <table:table-cell office:value-type="float" office:value="1725772" table:style-name="ce7">
            <text:p>1725772</text:p>
          </table:table-cell>
          <table:table-cell table:style-name="ce12"/>
          <table:table-cell office:value-type="string" table:style-name="ce5">
            <text:p>Gen. 98</text:p>
          </table:table-cell>
          <table:table-cell office:value-type="float" office:value="1792836" table:style-name="ce7">
            <text:p>1792836</text:p>
          </table:table-cell>
          <table:table-cell table:style-name="ce12"/>
          <table:table-cell office:value-type="string" table:style-name="ce5">
            <text:p>Gen. 98</text:p>
          </table:table-cell>
          <table:table-cell office:value-type="float" office:value="1748836" table:style-name="ce7">
            <text:p>1748836</text:p>
          </table:table-cell>
          <table:table-cell table:style-name="ce12"/>
          <table:table-cell office:value-type="string" table:style-name="ce5">
            <text:p>Gen. 98</text:p>
          </table:table-cell>
          <table:table-cell office:value-type="float" office:value="1765783" table:style-name="ce7">
            <text:p>1765783</text:p>
          </table:table-cell>
          <table:table-cell table:style-name="ce12"/>
          <table:table-cell office:value-type="string" table:style-name="ce5">
            <text:p>Gen. 98</text:p>
          </table:table-cell>
          <table:table-cell office:value-type="float" office:value="1753366" table:style-name="ce7">
            <text:p>1753366</text:p>
          </table:table-cell>
          <table:table-cell table:style-name="ce12"/>
          <table:table-cell office:value-type="string" table:style-name="ce5">
            <text:p>Gen. 98</text:p>
          </table:table-cell>
          <table:table-cell office:value-type="float" office:value="1750700" table:style-name="ce7">
            <text:p>1750700</text:p>
          </table:table-cell>
          <table:table-cell table:style-name="ce12"/>
          <table:table-cell office:value-type="string" table:style-name="ce5">
            <text:p>Gen. 98</text:p>
          </table:table-cell>
          <table:table-cell office:value-type="float" office:value="1716622" table:style-name="ce7">
            <text:p>1716622</text:p>
          </table:table-cell>
          <table:table-cell table:style-name="ce12"/>
          <table:table-cell office:value-type="string" table:style-name="ce5">
            <text:p>Gen. 98</text:p>
          </table:table-cell>
          <table:table-cell office:value-type="float" office:value="1720796" table:style-name="ce7">
            <text:p>1720796</text:p>
          </table:table-cell>
          <table:table-cell table:style-name="ce12"/>
          <table:table-cell office:value-type="string" table:style-name="ce5">
            <text:p>Gen. 98</text:p>
          </table:table-cell>
          <table:table-cell office:value-type="float" office:value="1757072" table:style-name="ce7">
            <text:p>1757072</text:p>
          </table:table-cell>
          <table:table-cell table:style-name="ce12"/>
          <table:table-cell office:value-type="string" table:style-name="ce5">
            <text:p>Gen. 98</text:p>
          </table:table-cell>
          <table:table-cell office:value-type="float" office:value="1752032" table:style-name="ce7">
            <text:p>1752032</text:p>
          </table:table-cell>
          <table:table-cell table:style-name="ce12"/>
          <table:table-cell office:value-type="string" table:style-name="ce5">
            <text:p>Gen. 98</text:p>
          </table:table-cell>
          <table:table-cell office:value-type="float" office:value="1773682" table:style-name="ce7">
            <text:p>1773682</text:p>
          </table:table-cell>
          <table:table-cell table:style-name="ce12"/>
          <table:table-cell office:value-type="string" table:style-name="ce5">
            <text:p>Gen. 98</text:p>
          </table:table-cell>
          <table:table-cell office:value-type="float" office:value="1730170" table:style-name="ce7">
            <text:p>1730170</text:p>
          </table:table-cell>
          <table:table-cell table:style-name="ce12"/>
          <table:table-cell office:value-type="string" table:style-name="ce5">
            <text:p>Gen. 98</text:p>
          </table:table-cell>
          <table:table-cell office:value-type="float" office:value="1804878" table:style-name="ce7">
            <text:p>1804878</text:p>
          </table:table-cell>
          <table:table-cell table:style-name="ce12"/>
          <table:table-cell office:value-type="string" table:style-name="ce5">
            <text:p>Gen. 98</text:p>
          </table:table-cell>
          <table:table-cell office:value-type="float" office:value="1752084" table:style-name="ce7">
            <text:p>1752084</text:p>
          </table:table-cell>
          <table:table-cell table:style-name="ce12"/>
          <table:table-cell office:value-type="string" table:style-name="ce5">
            <text:p>Gen. 98</text:p>
          </table:table-cell>
          <table:table-cell office:value-type="float" office:value="1753936" table:style-name="ce7">
            <text:p>1753936</text:p>
          </table:table-cell>
          <table:table-cell table:style-name="ce12"/>
          <table:table-cell office:value-type="string" table:style-name="ce5">
            <text:p>Gen. 98</text:p>
          </table:table-cell>
          <table:table-cell office:value-type="float" office:value="1737566" table:style-name="ce7">
            <text:p>1737566</text:p>
          </table:table-cell>
          <table:table-cell table:style-name="ce12"/>
          <table:table-cell office:value-type="string" table:style-name="ce5">
            <text:p>Gen. 98</text:p>
          </table:table-cell>
          <table:table-cell office:value-type="float" office:value="1777448" table:style-name="ce7">
            <text:p>1777448</text:p>
          </table:table-cell>
          <table:table-cell table:style-name="ce12"/>
          <table:table-cell office:value-type="string" table:style-name="ce5">
            <text:p>Gen. 98</text:p>
          </table:table-cell>
          <table:table-cell office:value-type="float" office:value="1717302" table:style-name="ce7">
            <text:p>1717302</text:p>
          </table:table-cell>
          <table:table-cell table:style-name="ce12"/>
          <table:table-cell office:value-type="string" table:style-name="ce5">
            <text:p>Gen. 98</text:p>
          </table:table-cell>
          <table:table-cell office:value-type="float" office:value="1726586" table:style-name="ce7">
            <text:p>1726586</text:p>
          </table:table-cell>
          <table:table-cell table:style-name="ce12"/>
          <table:table-cell office:value-type="string" table:style-name="ce5">
            <text:p>Gen. 98</text:p>
          </table:table-cell>
          <table:table-cell office:value-type="float" office:value="1770429" table:style-name="ce7">
            <text:p>1770429</text:p>
          </table:table-cell>
          <table:table-cell table:style-name="ce12"/>
          <table:table-cell office:value-type="string" table:style-name="ce5">
            <text:p>Gen. 98</text:p>
          </table:table-cell>
          <table:table-cell office:value-type="float" office:value="1810282" table:style-name="ce7">
            <text:p>1810282</text:p>
          </table:table-cell>
          <table:table-cell table:style-name="ce12"/>
          <table:table-cell office:value-type="string" table:style-name="ce5">
            <text:p>Gen. 98</text:p>
          </table:table-cell>
          <table:table-cell office:value-type="float" office:value="1721830" table:style-name="ce7">
            <text:p>1721830</text:p>
          </table:table-cell>
          <table:table-cell table:style-name="ce12"/>
          <table:table-cell office:value-type="string" table:style-name="ce5">
            <text:p>Gen. 98</text:p>
          </table:table-cell>
          <table:table-cell office:value-type="float" office:value="1746650" table:style-name="ce7">
            <text:p>1746650</text:p>
          </table:table-cell>
          <table:table-cell table:style-name="ce12"/>
          <table:table-cell office:value-type="string" table:style-name="ce5">
            <text:p>Gen. 98</text:p>
          </table:table-cell>
          <table:table-cell office:value-type="float" office:value="1700567" table:style-name="ce7">
            <text:p>1700567</text:p>
          </table:table-cell>
          <table:table-cell table:style-name="ce12"/>
          <table:table-cell office:value-type="string" table:style-name="ce5">
            <text:p>Gen. 98</text:p>
          </table:table-cell>
          <table:table-cell office:value-type="float" office:value="1757856" table:style-name="ce7">
            <text:p>1757856</text:p>
          </table:table-cell>
          <table:table-cell table:style-name="ce12"/>
          <table:table-cell office:value-type="string" table:style-name="ce5">
            <text:p>Gen. 98</text:p>
          </table:table-cell>
          <table:table-cell office:value-type="float" office:value="1686102" table:style-name="ce7">
            <text:p>1686102</text:p>
          </table:table-cell>
          <table:table-cell table:style-name="ce12"/>
          <table:table-cell office:value-type="string" table:style-name="ce5">
            <text:p>Gen. 98</text:p>
          </table:table-cell>
          <table:table-cell office:value-type="float" office:value="1830910" table:style-name="ce7">
            <text:p>1830910</text:p>
          </table:table-cell>
          <table:table-cell table:style-name="ce12"/>
          <table:table-cell office:value-type="string" table:style-name="ce5">
            <text:p>Gen. 98</text:p>
          </table:table-cell>
          <table:table-cell office:value-type="float" office:value="1807948" table:style-name="ce7">
            <text:p>1807948</text:p>
          </table:table-cell>
          <table:table-cell table:style-name="ce12"/>
          <table:table-cell office:value-type="string" table:style-name="ce5">
            <text:p>Gen. 98</text:p>
          </table:table-cell>
          <table:table-cell office:value-type="float" office:value="1722330" table:style-name="ce7">
            <text:p>1722330</text:p>
          </table:table-cell>
          <table:table-cell table:style-name="ce12"/>
          <table:table-cell office:value-type="string" table:style-name="ce5">
            <text:p>Gen. 98</text:p>
          </table:table-cell>
          <table:table-cell office:value-type="float" office:value="1734377" table:style-name="ce7">
            <text:p>1734377</text:p>
          </table:table-cell>
          <table:table-cell table:style-name="ce12"/>
          <table:table-cell office:value-type="string" table:style-name="ce14">
            <text:p>Gen. 98</text:p>
          </table:table-cell>
          <table:table-cell office:value-type="float" office:value="1751558.2666666666" table:formula="of:=AVERAGE([.$CL101];[.$CI101];[.$CF101];[.$CC101];[.$BZ101];[.$BW101];[.$BT101];[.$BQ101];[.$BN101];[.$BK101];[.$BH101];[.$BE101];[.$BB101];[.$AY101];[.$AV101];[.$AS101];[.$AP101];[.$AM101];[.$AJ101];[.$AG101];[.$AD101];[.$AA101];[.$X101];[.$U101];[.$R101];[.$O101];[.$L101];[.$I101];[.$F101];[.$C101])" table:style-name="ce17">
            <text:p>1751558</text:p>
          </table:table-cell>
          <table:table-cell office:value-type="float" office:value="33988.719642859731" table:formula="of:=STDEV([.$CL101];[.$CI101];[.$CF101];[.$CC101];[.$BZ101];[.$BW101];[.$BT101];[.$BQ101];[.$BN101];[.$BK101];[.$BH101];[.$BE101];[.$BB101];[.$AY101];[.$AV101];[.$AS101];[.$AP101];[.$AM101];[.$AJ101];[.$AG101];[.$AD101];[.$AA101];[.$X101];[.$U101];[.$R101];[.$O101];[.$L101];[.$I101];[.$F101];[.$C101])" table:style-name="ce17">
            <text:p>33989</text:p>
          </table:table-cell>
          <table:table-cell table:number-columns-repeated="16290"/>
        </table:table-row>
        <table:table-row table:style-name="ro1">
          <table:table-cell/>
          <table:table-cell office:value-type="string" table:style-name="ce5">
            <text:p>Gen. 99</text:p>
          </table:table-cell>
          <table:table-cell office:value-type="float" office:value="1725402" table:style-name="ce7">
            <text:p>1725402</text:p>
          </table:table-cell>
          <table:table-cell table:style-name="ce12"/>
          <table:table-cell office:value-type="string" table:style-name="ce5">
            <text:p>Gen. 99</text:p>
          </table:table-cell>
          <table:table-cell office:value-type="float" office:value="1791466" table:style-name="ce7">
            <text:p>1791466</text:p>
          </table:table-cell>
          <table:table-cell table:style-name="ce12"/>
          <table:table-cell office:value-type="string" table:style-name="ce5">
            <text:p>Gen. 99</text:p>
          </table:table-cell>
          <table:table-cell office:value-type="float" office:value="1747496" table:style-name="ce7">
            <text:p>1747496</text:p>
          </table:table-cell>
          <table:table-cell table:style-name="ce12"/>
          <table:table-cell office:value-type="string" table:style-name="ce5">
            <text:p>Gen. 99</text:p>
          </table:table-cell>
          <table:table-cell office:value-type="float" office:value="1765139" table:style-name="ce7">
            <text:p>1765139</text:p>
          </table:table-cell>
          <table:table-cell table:style-name="ce12"/>
          <table:table-cell office:value-type="string" table:style-name="ce5">
            <text:p>Gen. 99</text:p>
          </table:table-cell>
          <table:table-cell office:value-type="float" office:value="1752126" table:style-name="ce7">
            <text:p>1752126</text:p>
          </table:table-cell>
          <table:table-cell table:style-name="ce12"/>
          <table:table-cell office:value-type="string" table:style-name="ce5">
            <text:p>Gen. 99</text:p>
          </table:table-cell>
          <table:table-cell office:value-type="float" office:value="1750700" table:style-name="ce7">
            <text:p>1750700</text:p>
          </table:table-cell>
          <table:table-cell table:style-name="ce12"/>
          <table:table-cell office:value-type="string" table:style-name="ce5">
            <text:p>Gen. 99</text:p>
          </table:table-cell>
          <table:table-cell office:value-type="float" office:value="1715472" table:style-name="ce7">
            <text:p>1715472</text:p>
          </table:table-cell>
          <table:table-cell table:style-name="ce12"/>
          <table:table-cell office:value-type="string" table:style-name="ce5">
            <text:p>Gen. 99</text:p>
          </table:table-cell>
          <table:table-cell office:value-type="float" office:value="1720796" table:style-name="ce7">
            <text:p>1720796</text:p>
          </table:table-cell>
          <table:table-cell table:style-name="ce12"/>
          <table:table-cell office:value-type="string" table:style-name="ce5">
            <text:p>Gen. 99</text:p>
          </table:table-cell>
          <table:table-cell office:value-type="float" office:value="1755622" table:style-name="ce7">
            <text:p>1755622</text:p>
          </table:table-cell>
          <table:table-cell table:style-name="ce12"/>
          <table:table-cell office:value-type="string" table:style-name="ce5">
            <text:p>Gen. 99</text:p>
          </table:table-cell>
          <table:table-cell office:value-type="float" office:value="1750532" table:style-name="ce7">
            <text:p>1750532</text:p>
          </table:table-cell>
          <table:table-cell table:style-name="ce12"/>
          <table:table-cell office:value-type="string" table:style-name="ce5">
            <text:p>Gen. 99</text:p>
          </table:table-cell>
          <table:table-cell office:value-type="float" office:value="1772272" table:style-name="ce7">
            <text:p>1772272</text:p>
          </table:table-cell>
          <table:table-cell table:style-name="ce12"/>
          <table:table-cell office:value-type="string" table:style-name="ce5">
            <text:p>Gen. 99</text:p>
          </table:table-cell>
          <table:table-cell office:value-type="float" office:value="1727706" table:style-name="ce7">
            <text:p>1727706</text:p>
          </table:table-cell>
          <table:table-cell table:style-name="ce12"/>
          <table:table-cell office:value-type="string" table:style-name="ce5">
            <text:p>Gen. 99</text:p>
          </table:table-cell>
          <table:table-cell office:value-type="float" office:value="1802282" table:style-name="ce7">
            <text:p>1802282</text:p>
          </table:table-cell>
          <table:table-cell table:style-name="ce12"/>
          <table:table-cell office:value-type="string" table:style-name="ce5">
            <text:p>Gen. 99</text:p>
          </table:table-cell>
          <table:table-cell office:value-type="float" office:value="1751788" table:style-name="ce7">
            <text:p>1751788</text:p>
          </table:table-cell>
          <table:table-cell table:style-name="ce12"/>
          <table:table-cell office:value-type="string" table:style-name="ce5">
            <text:p>Gen. 99</text:p>
          </table:table-cell>
          <table:table-cell office:value-type="float" office:value="1752810" table:style-name="ce7">
            <text:p>1752810</text:p>
          </table:table-cell>
          <table:table-cell table:style-name="ce12"/>
          <table:table-cell office:value-type="string" table:style-name="ce5">
            <text:p>Gen. 99</text:p>
          </table:table-cell>
          <table:table-cell office:value-type="float" office:value="1736006" table:style-name="ce7">
            <text:p>1736006</text:p>
          </table:table-cell>
          <table:table-cell table:style-name="ce12"/>
          <table:table-cell office:value-type="string" table:style-name="ce5">
            <text:p>Gen. 99</text:p>
          </table:table-cell>
          <table:table-cell office:value-type="float" office:value="1774508" table:style-name="ce7">
            <text:p>1774508</text:p>
          </table:table-cell>
          <table:table-cell table:style-name="ce12"/>
          <table:table-cell office:value-type="string" table:style-name="ce5">
            <text:p>Gen. 99</text:p>
          </table:table-cell>
          <table:table-cell office:value-type="float" office:value="1716082" table:style-name="ce7">
            <text:p>1716082</text:p>
          </table:table-cell>
          <table:table-cell table:style-name="ce12"/>
          <table:table-cell office:value-type="string" table:style-name="ce5">
            <text:p>Gen. 99</text:p>
          </table:table-cell>
          <table:table-cell office:value-type="float" office:value="1726586" table:style-name="ce7">
            <text:p>1726586</text:p>
          </table:table-cell>
          <table:table-cell table:style-name="ce12"/>
          <table:table-cell office:value-type="string" table:style-name="ce5">
            <text:p>Gen. 99</text:p>
          </table:table-cell>
          <table:table-cell office:value-type="float" office:value="1770363" table:style-name="ce7">
            <text:p>1770363</text:p>
          </table:table-cell>
          <table:table-cell table:style-name="ce12"/>
          <table:table-cell office:value-type="string" table:style-name="ce5">
            <text:p>Gen. 99</text:p>
          </table:table-cell>
          <table:table-cell office:value-type="float" office:value="1808320" table:style-name="ce7">
            <text:p>1808320</text:p>
          </table:table-cell>
          <table:table-cell table:style-name="ce12"/>
          <table:table-cell office:value-type="string" table:style-name="ce5">
            <text:p>Gen. 99</text:p>
          </table:table-cell>
          <table:table-cell office:value-type="float" office:value="1720588" table:style-name="ce7">
            <text:p>1720588</text:p>
          </table:table-cell>
          <table:table-cell table:style-name="ce12"/>
          <table:table-cell office:value-type="string" table:style-name="ce5">
            <text:p>Gen. 99</text:p>
          </table:table-cell>
          <table:table-cell office:value-type="float" office:value="1744550" table:style-name="ce7">
            <text:p>1744550</text:p>
          </table:table-cell>
          <table:table-cell table:style-name="ce12"/>
          <table:table-cell office:value-type="string" table:style-name="ce5">
            <text:p>Gen. 99</text:p>
          </table:table-cell>
          <table:table-cell office:value-type="float" office:value="1698651" table:style-name="ce7">
            <text:p>1698651</text:p>
          </table:table-cell>
          <table:table-cell table:style-name="ce12"/>
          <table:table-cell office:value-type="string" table:style-name="ce5">
            <text:p>Gen. 99</text:p>
          </table:table-cell>
          <table:table-cell office:value-type="float" office:value="1755566" table:style-name="ce7">
            <text:p>1755566</text:p>
          </table:table-cell>
          <table:table-cell table:style-name="ce12"/>
          <table:table-cell office:value-type="string" table:style-name="ce5">
            <text:p>Gen. 99</text:p>
          </table:table-cell>
          <table:table-cell office:value-type="float" office:value="1683578" table:style-name="ce7">
            <text:p>1683578</text:p>
          </table:table-cell>
          <table:table-cell table:style-name="ce12"/>
          <table:table-cell office:value-type="string" table:style-name="ce5">
            <text:p>Gen. 99</text:p>
          </table:table-cell>
          <table:table-cell office:value-type="float" office:value="1826390" table:style-name="ce7">
            <text:p>1826390</text:p>
          </table:table-cell>
          <table:table-cell table:style-name="ce12"/>
          <table:table-cell office:value-type="string" table:style-name="ce5">
            <text:p>Gen. 99</text:p>
          </table:table-cell>
          <table:table-cell office:value-type="float" office:value="1806888" table:style-name="ce7">
            <text:p>1806888</text:p>
          </table:table-cell>
          <table:table-cell table:style-name="ce12"/>
          <table:table-cell office:value-type="string" table:style-name="ce5">
            <text:p>Gen. 99</text:p>
          </table:table-cell>
          <table:table-cell office:value-type="float" office:value="1720844" table:style-name="ce7">
            <text:p>1720844</text:p>
          </table:table-cell>
          <table:table-cell table:style-name="ce12"/>
          <table:table-cell office:value-type="string" table:style-name="ce5">
            <text:p>Gen. 99</text:p>
          </table:table-cell>
          <table:table-cell office:value-type="float" office:value="1733913" table:style-name="ce7">
            <text:p>1733913</text:p>
          </table:table-cell>
          <table:table-cell table:style-name="ce12"/>
          <table:table-cell office:value-type="string" table:style-name="ce14">
            <text:p>Gen. 99</text:p>
          </table:table-cell>
          <table:table-cell office:value-type="float" office:value="1750148.0666666667" table:formula="of:=AVERAGE([.$CL102];[.$CI102];[.$CF102];[.$CC102];[.$BZ102];[.$BW102];[.$BT102];[.$BQ102];[.$BN102];[.$BK102];[.$BH102];[.$BE102];[.$BB102];[.$AY102];[.$AV102];[.$AS102];[.$AP102];[.$AM102];[.$AJ102];[.$AG102];[.$AD102];[.$AA102];[.$X102];[.$U102];[.$R102];[.$O102];[.$L102];[.$I102];[.$F102];[.$C102])" table:style-name="ce17">
            <text:p>1750148</text:p>
          </table:table-cell>
          <table:table-cell office:value-type="float" office:value="33653.763933503098" table:formula="of:=STDEV([.$CL102];[.$CI102];[.$CF102];[.$CC102];[.$BZ102];[.$BW102];[.$BT102];[.$BQ102];[.$BN102];[.$BK102];[.$BH102];[.$BE102];[.$BB102];[.$AY102];[.$AV102];[.$AS102];[.$AP102];[.$AM102];[.$AJ102];[.$AG102];[.$AD102];[.$AA102];[.$X102];[.$U102];[.$R102];[.$O102];[.$L102];[.$I102];[.$F102];[.$C102])" table:style-name="ce17">
            <text:p>33654</text:p>
          </table:table-cell>
          <table:table-cell table:number-columns-repeated="16290"/>
        </table:table-row>
        <table:table-row table:number-rows-repeated="10484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128</meta:generator>
    <meta:initial-creator>Ricardo Sousa</meta:initial-creator>
    <dc:creator>Ricardo Sousa</dc:creator>
    <meta:creation-date>2022-05-23T12:48:41Z</meta:creation-date>
    <dc:date>2022-05-28T17:49:51Z</dc:date>
  </office:meta>
</office:document-meta>
</file>